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page-number="0"/>
    </style:style>
    <style:style style:name="P2" style:parent-style-name="Sinespaciado" style:family="paragraph">
      <style:paragraph-properties fo:text-align="center" fo:margin-top="0.0833in"/>
    </style:style>
    <style:style style:name="T3" style:parent-style-name="Fuentedepárrafopredeter." style:family="text">
      <style:text-properties fo:color="#FFFFFF"/>
    </style:style>
    <style:style style:name="P4" style:parent-style-name="Sinespaciado" style:family="paragraph">
      <style:paragraph-properties fo:text-align="center" fo:margin-top="0.0833in"/>
    </style:style>
    <style:style style:name="T5" style:parent-style-name="Fuentedepárrafopredeter." style:family="text">
      <style:text-properties fo:text-transform="uppercase" fo:color="#FFFFFF"/>
    </style:style>
    <style:style style:name="T6" style:parent-style-name="Fuentedepárrafopredeter." style:family="text">
      <style:text-properties fo:color="#FFFFFF"/>
    </style:style>
    <style:style style:name="T7" style:parent-style-name="Fuentedepárrafopredeter." style:family="text">
      <style:text-properties fo:color="#FFFFFF"/>
    </style:style>
    <style:style style:name="P8" style:parent-style-name="Sinespaciado" style:family="paragraph">
      <style:paragraph-properties fo:text-align="center"/>
    </style:style>
    <style:style style:name="T9" style:parent-style-name="Fuentedepárrafopredeter." style:family="text">
      <style:text-properties style:font-name="Aptos Display" style:font-name-asian="Times New Roman" style:font-name-complex="Times New Roman" fo:text-transform="uppercase" fo:color="#156082" fo:font-size="36pt" style:font-size-asian="36pt" style:font-size-complex="36pt"/>
    </style:style>
    <style:style style:name="P10" style:parent-style-name="Normal" style:family="paragraph">
      <style:paragraph-properties fo:break-before="page"/>
    </style:style>
    <style:style style:name="P11" style:parent-style-name="Normal" style:family="paragraph">
      <style:text-properties style:font-name="Arial" style:font-name-asian="Times New Roman" style:font-name-complex="Arial" fo:font-weight="bold" style:font-weight-asian="bold" style:font-weight-complex="bold" fo:color="#000000" fo:letter-spacing="-0.0027in" style:letter-kerning="true" fo:font-size="24pt" style:font-size-asian="24pt" style:font-size-complex="24pt" style:language-asian="es" style:country-asian="ES"/>
    </style:style>
    <style:style style:name="P12" style:parent-style-name="Normal" style:family="paragraph">
      <style:text-properties style:font-name="Arial" style:font-name-asian="Times New Roman" style:font-name-complex="Arial" fo:font-weight="bold" style:font-weight-asian="bold" style:font-weight-complex="bold" fo:color="#000000" fo:letter-spacing="-0.0027in" style:letter-kerning="true" fo:font-size="24pt" style:font-size-asian="24pt" style:font-size-complex="24pt" style:language-asian="es" style:country-asian="ES"/>
    </style:style>
    <style:style style:name="P13" style:parent-style-name="TDC1" style:family="paragraph">
      <style:paragraph-properties>
        <style:tab-stops>
          <style:tab-stop style:type="right" style:leader-style="dotted" style:leader-text="." style:position="5.8986in"/>
        </style:tab-stops>
      </style:paragraph-properties>
    </style:style>
    <style:style style:name="T14" style:parent-style-name="Hipervínculo" style:family="text">
      <style:text-properties style:font-name="Arial" style:font-name-asian="Times New Roman" style:font-name-complex="Arial" fo:font-weight="bold" style:font-weight-asian="bold" style:font-weight-complex="bold" fo:letter-spacing="-0.0027in" style:letter-kerning="true" style:language-asian="es" style:country-asian="ES"/>
    </style:style>
    <style:style style:name="P15" style:parent-style-name="TDC2" style:family="paragraph">
      <style:paragraph-properties>
        <style:tab-stops>
          <style:tab-stop style:type="right" style:leader-style="dotted" style:leader-text="." style:position="5.7458in"/>
        </style:tab-stops>
      </style:paragraph-properties>
    </style:style>
    <style:style style:name="T16" style:parent-style-name="Hipervínculo" style:family="text">
      <style:text-properties style:font-name="Arial" style:font-name-asian="Times New Roman" style:font-name-complex="Arial" fo:font-weight="bold" style:font-weight-asian="bold" style:font-weight-complex="bold" fo:letter-spacing="-0.0027in" style:letter-kerning="false" style:language-asian="es" style:country-asian="ES"/>
    </style:style>
    <style:style style:name="P17" style:parent-style-name="TDC2" style:family="paragraph">
      <style:paragraph-properties>
        <style:tab-stops>
          <style:tab-stop style:type="right" style:leader-style="dotted" style:leader-text="." style:position="5.7458in"/>
        </style:tab-stops>
      </style:paragraph-properties>
    </style:style>
    <style:style style:name="T18" style:parent-style-name="Hipervínculo" style:family="text">
      <style:text-properties style:font-name="Arial" style:font-name-asian="Times New Roman" style:font-name-complex="Arial" fo:font-weight="bold" style:font-weight-asian="bold" style:font-weight-complex="bold" fo:letter-spacing="-0.0027in" style:letter-kerning="false" style:language-asian="es" style:country-asian="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T20" style:parent-style-name="Hipervínculo" style:family="text">
      <style:text-properties style:font-name="Arial" style:font-name-complex="Arial" fo:letter-spacing="-0.0027in"/>
    </style:style>
    <style:style style:name="P21" style:parent-style-name="TDC2" style:family="paragraph">
      <style:paragraph-properties>
        <style:tab-stops>
          <style:tab-stop style:type="right" style:leader-style="dotted" style:leader-text="." style:position="5.7458in"/>
        </style:tab-stops>
      </style:paragraph-properties>
    </style:style>
    <style:style style:name="T22" style:parent-style-name="Hipervínculo" style:family="text">
      <style:text-properties style:font-name="Arial" style:font-name-complex="Arial" fo:letter-spacing="-0.0027in"/>
    </style:style>
    <style:style style:name="P23" style:parent-style-name="TDC2" style:family="paragraph">
      <style:paragraph-properties>
        <style:tab-stops>
          <style:tab-stop style:type="right" style:leader-style="dotted" style:leader-text="." style:position="5.7458in"/>
        </style:tab-stops>
      </style:paragraph-properties>
    </style:style>
    <style:style style:name="T24" style:parent-style-name="Hipervínculo" style:family="text">
      <style:text-properties style:font-name="Arial" style:font-name-complex="Arial" fo:letter-spacing="-0.0027in"/>
    </style:style>
    <style:style style:name="P25" style:parent-style-name="TDC2" style:family="paragraph">
      <style:paragraph-properties>
        <style:tab-stops>
          <style:tab-stop style:type="right" style:leader-style="dotted" style:leader-text="." style:position="5.7458in"/>
        </style:tab-stops>
      </style:paragraph-properties>
    </style:style>
    <style:style style:name="T26" style:parent-style-name="Hipervínculo" style:family="text">
      <style:text-properties style:font-name="Arial" style:font-name-complex="Arial" fo:letter-spacing="-0.0027in"/>
    </style:style>
    <style:style style:name="P27" style:parent-style-name="TDC2" style:family="paragraph">
      <style:paragraph-properties>
        <style:tab-stops>
          <style:tab-stop style:type="right" style:leader-style="dotted" style:leader-text="." style:position="5.7458in"/>
        </style:tab-stops>
      </style:paragraph-properties>
    </style:style>
    <style:style style:name="T28" style:parent-style-name="Hipervínculo" style:family="text">
      <style:text-properties style:font-name="Arial" style:font-name-complex="Arial" fo:letter-spacing="-0.0027in"/>
    </style:style>
    <style:style style:name="P29" style:parent-style-name="TDC3" style:family="paragraph">
      <style:paragraph-properties>
        <style:tab-stops>
          <style:tab-stop style:type="right" style:leader-style="dotted" style:leader-text="." style:position="5.593in"/>
        </style:tab-stops>
      </style:paragraph-properties>
    </style:style>
    <style:style style:name="T30" style:parent-style-name="Hipervínculo" style:family="text">
      <style:text-properties style:font-name="Arial" style:font-name-complex="Arial" fo:letter-spacing="-0.0027in"/>
    </style:style>
    <style:style style:name="P31" style:parent-style-name="TDC3" style:family="paragraph">
      <style:paragraph-properties>
        <style:tab-stops>
          <style:tab-stop style:type="right" style:leader-style="dotted" style:leader-text="." style:position="5.593in"/>
        </style:tab-stops>
      </style:paragraph-properties>
    </style:style>
    <style:style style:name="T32" style:parent-style-name="Hipervínculo" style:family="text">
      <style:text-properties style:font-name="Arial" style:font-name-complex="Arial" fo:letter-spacing="-0.0027in"/>
    </style:style>
    <style:style style:name="P33" style:parent-style-name="TDC3" style:family="paragraph">
      <style:paragraph-properties>
        <style:tab-stops>
          <style:tab-stop style:type="right" style:leader-style="dotted" style:leader-text="." style:position="5.593in"/>
        </style:tab-stops>
      </style:paragraph-properties>
    </style:style>
    <style:style style:name="T34" style:parent-style-name="Hipervínculo" style:family="text">
      <style:text-properties style:font-name="Arial" style:font-name-complex="Arial" fo:letter-spacing="-0.0027in"/>
    </style:style>
    <style:style style:name="P35" style:parent-style-name="TDC2" style:family="paragraph">
      <style:paragraph-properties>
        <style:tab-stops>
          <style:tab-stop style:type="right" style:leader-style="dotted" style:leader-text="." style:position="5.7458in"/>
        </style:tab-stops>
      </style:paragraph-properties>
    </style:style>
    <style:style style:name="T36" style:parent-style-name="Hipervínculo" style:family="text">
      <style:text-properties style:font-name="Arial" style:font-name-complex="Arial" fo:letter-spacing="-0.0027in"/>
    </style:style>
    <style:style style:name="P37" style:parent-style-name="TDC2" style:family="paragraph">
      <style:paragraph-properties>
        <style:tab-stops>
          <style:tab-stop style:type="right" style:leader-style="dotted" style:leader-text="." style:position="5.7458in"/>
        </style:tab-stops>
      </style:paragraph-properties>
    </style:style>
    <style:style style:name="T38" style:parent-style-name="Hipervínculo" style:family="text">
      <style:text-properties style:font-name="Arial" style:font-name-complex="Arial" fo:letter-spacing="-0.0027in"/>
    </style:style>
    <style:style style:name="P39" style:parent-style-name="TDC3" style:family="paragraph">
      <style:paragraph-properties>
        <style:tab-stops>
          <style:tab-stop style:type="right" style:leader-style="dotted" style:leader-text="." style:position="5.593in"/>
        </style:tab-stops>
      </style:paragraph-properties>
    </style:style>
    <style:style style:name="T40" style:parent-style-name="Hipervínculo" style:family="text">
      <style:text-properties style:font-name="Arial" style:font-name-complex="Arial" fo:letter-spacing="-0.0027in"/>
    </style:style>
    <style:style style:name="P41" style:parent-style-name="TDC3" style:family="paragraph">
      <style:paragraph-properties>
        <style:tab-stops>
          <style:tab-stop style:type="right" style:leader-style="dotted" style:leader-text="." style:position="5.593in"/>
        </style:tab-stops>
      </style:paragraph-properties>
    </style:style>
    <style:style style:name="T42" style:parent-style-name="Hipervínculo" style:family="text">
      <style:text-properties style:font-name="Arial" style:font-name-complex="Arial" fo:letter-spacing="-0.0027in"/>
    </style:style>
    <style:style style:name="P43" style:parent-style-name="TDC3" style:family="paragraph">
      <style:paragraph-properties>
        <style:tab-stops>
          <style:tab-stop style:type="right" style:leader-style="dotted" style:leader-text="." style:position="5.593in"/>
        </style:tab-stops>
      </style:paragraph-properties>
    </style:style>
    <style:style style:name="T44" style:parent-style-name="Hipervínculo" style:family="text">
      <style:text-properties style:font-name="Arial" style:font-name-complex="Arial" fo:letter-spacing="-0.0027in"/>
    </style:style>
    <style:style style:name="P45" style:parent-style-name="TDC3" style:family="paragraph">
      <style:paragraph-properties>
        <style:tab-stops>
          <style:tab-stop style:type="right" style:leader-style="dotted" style:leader-text="." style:position="5.593in"/>
        </style:tab-stops>
      </style:paragraph-properties>
    </style:style>
    <style:style style:name="T46" style:parent-style-name="Hipervínculo" style:family="text">
      <style:text-properties style:font-name="Arial" style:font-name-complex="Arial" fo:letter-spacing="-0.0027in"/>
    </style:style>
    <style:style style:name="P47" style:parent-style-name="TDC2" style:family="paragraph">
      <style:paragraph-properties>
        <style:tab-stops>
          <style:tab-stop style:type="right" style:leader-style="dotted" style:leader-text="." style:position="5.7458in"/>
        </style:tab-stops>
      </style:paragraph-properties>
    </style:style>
    <style:style style:name="T48" style:parent-style-name="Hipervínculo" style:family="text">
      <style:text-properties style:font-name="Arial" style:font-name-complex="Arial" fo:letter-spacing="-0.0027in"/>
    </style:style>
    <style:style style:name="P49" style:parent-style-name="TDC3" style:family="paragraph">
      <style:paragraph-properties>
        <style:tab-stops>
          <style:tab-stop style:type="right" style:leader-style="dotted" style:leader-text="." style:position="5.593in"/>
        </style:tab-stops>
      </style:paragraph-properties>
    </style:style>
    <style:style style:name="T50" style:parent-style-name="Hipervínculo" style:family="text">
      <style:text-properties style:font-name="Arial" style:font-name-complex="Arial" fo:letter-spacing="-0.0027in"/>
    </style:style>
    <style:style style:name="P51" style:parent-style-name="TDC1" style:family="paragraph">
      <style:paragraph-properties>
        <style:tab-stops>
          <style:tab-stop style:type="right" style:leader-style="dotted" style:leader-text="." style:position="5.8986in"/>
        </style:tab-stops>
      </style:paragraph-properties>
    </style:style>
    <style:style style:name="T52" style:parent-style-name="Hipervínculo" style:family="text">
      <style:text-properties style:font-name="Arial" style:font-name-complex="Arial" fo:letter-spacing="-0.0027in"/>
    </style:style>
    <style:style style:name="P53" style:parent-style-name="TDC1" style:family="paragraph">
      <style:paragraph-properties>
        <style:tab-stops>
          <style:tab-stop style:type="right" style:leader-style="dotted" style:leader-text="." style:position="5.8986in"/>
        </style:tab-stops>
      </style:paragraph-properties>
    </style:style>
    <style:style style:name="T54" style:parent-style-name="Hipervínculo" style:family="text">
      <style:text-properties style:font-name="Arial" style:font-name-complex="Arial" fo:letter-spacing="-0.0027in"/>
    </style:style>
    <style:style style:name="P55" style:parent-style-name="TDC2" style:family="paragraph">
      <style:paragraph-properties>
        <style:tab-stops>
          <style:tab-stop style:type="right" style:leader-style="dotted" style:leader-text="." style:position="5.7458in"/>
        </style:tab-stops>
      </style:paragraph-properties>
    </style:style>
    <style:style style:name="T56" style:parent-style-name="Hipervínculo" style:family="text">
      <style:text-properties style:font-name="Arial" style:font-name-complex="Arial" fo:letter-spacing="-0.0027in"/>
    </style:style>
    <style:style style:name="P57" style:parent-style-name="TDC2" style:family="paragraph">
      <style:paragraph-properties>
        <style:tab-stops>
          <style:tab-stop style:type="right" style:leader-style="dotted" style:leader-text="." style:position="5.7458in"/>
        </style:tab-stops>
      </style:paragraph-properties>
    </style:style>
    <style:style style:name="T58" style:parent-style-name="Hipervínculo" style:family="text">
      <style:text-properties style:font-name="Arial" style:font-name-complex="Arial" fo:letter-spacing="-0.0027in"/>
    </style:style>
    <style:style style:name="P59" style:parent-style-name="TDC3" style:family="paragraph">
      <style:paragraph-properties>
        <style:tab-stops>
          <style:tab-stop style:type="right" style:leader-style="dotted" style:leader-text="." style:position="5.593in"/>
        </style:tab-stops>
      </style:paragraph-properties>
    </style:style>
    <style:style style:name="T60" style:parent-style-name="Hipervínculo" style:family="text">
      <style:text-properties style:font-name="Arial" style:font-name-complex="Arial" fo:letter-spacing="-0.0027in" fo:language="en" fo:country="US"/>
    </style:style>
    <style:style style:name="P61" style:parent-style-name="TDC2" style:family="paragraph">
      <style:paragraph-properties>
        <style:tab-stops>
          <style:tab-stop style:type="right" style:leader-style="dotted" style:leader-text="." style:position="5.7458in"/>
        </style:tab-stops>
      </style:paragraph-properties>
    </style:style>
    <style:style style:name="T62" style:parent-style-name="Hipervínculo" style:family="text">
      <style:text-properties style:font-name="Arial" style:font-name-complex="Arial" fo:letter-spacing="-0.0027in"/>
    </style:style>
    <style:style style:name="P63" style:parent-style-name="TDC3" style:family="paragraph">
      <style:paragraph-properties>
        <style:tab-stops>
          <style:tab-stop style:type="right" style:leader-style="dotted" style:leader-text="." style:position="5.593in"/>
        </style:tab-stops>
      </style:paragraph-properties>
    </style:style>
    <style:style style:name="T64" style:parent-style-name="Hipervínculo" style:family="text">
      <style:text-properties style:font-name="Arial" style:font-name-complex="Arial" fo:letter-spacing="-0.0027in"/>
    </style:style>
    <style:style style:name="P65" style:parent-style-name="TDC2" style:family="paragraph">
      <style:paragraph-properties>
        <style:tab-stops>
          <style:tab-stop style:type="right" style:leader-style="dotted" style:leader-text="." style:position="5.7458in"/>
        </style:tab-stops>
      </style:paragraph-properties>
    </style:style>
    <style:style style:name="T66" style:parent-style-name="Hipervínculo" style:family="text">
      <style:text-properties style:font-name="Arial" style:font-name-complex="Arial" fo:letter-spacing="-0.0027in"/>
    </style:style>
    <style:style style:name="P67" style:parent-style-name="TDC1" style:family="paragraph">
      <style:paragraph-properties>
        <style:tab-stops>
          <style:tab-stop style:type="right" style:leader-style="dotted" style:leader-text="." style:position="5.8986in"/>
        </style:tab-stops>
      </style:paragraph-properties>
    </style:style>
    <style:style style:name="T68" style:parent-style-name="Hipervínculo" style:family="text">
      <style:text-properties style:font-name="Arial" style:font-name-complex="Arial" fo:letter-spacing="-0.0027in"/>
    </style:style>
    <style:style style:name="P69" style:parent-style-name="TDC2" style:family="paragraph">
      <style:paragraph-properties>
        <style:tab-stops>
          <style:tab-stop style:type="right" style:leader-style="dotted" style:leader-text="." style:position="5.7458in"/>
        </style:tab-stops>
      </style:paragraph-properties>
    </style:style>
    <style:style style:name="T70" style:parent-style-name="Hipervínculo" style:family="text">
      <style:text-properties style:font-name="Arial" style:font-name-complex="Arial" fo:letter-spacing="-0.0027in"/>
    </style:style>
    <style:style style:name="P71" style:parent-style-name="TDC2" style:family="paragraph">
      <style:paragraph-properties>
        <style:tab-stops>
          <style:tab-stop style:type="right" style:leader-style="dotted" style:leader-text="." style:position="5.7458in"/>
        </style:tab-stops>
      </style:paragraph-properties>
    </style:style>
    <style:style style:name="T72" style:parent-style-name="Hipervínculo" style:family="text">
      <style:text-properties style:font-name="Arial" style:font-name-complex="Arial" fo:letter-spacing="-0.0027in"/>
    </style:style>
    <style:style style:name="P73" style:parent-style-name="TDC2" style:family="paragraph">
      <style:paragraph-properties>
        <style:tab-stops>
          <style:tab-stop style:type="right" style:leader-style="dotted" style:leader-text="." style:position="5.7458in"/>
        </style:tab-stops>
      </style:paragraph-properties>
    </style:style>
    <style:style style:name="T74" style:parent-style-name="Hipervínculo" style:family="text">
      <style:text-properties style:font-name="Arial" style:font-name-complex="Arial" fo:letter-spacing="-0.0027in"/>
    </style:style>
    <style:style style:name="P75" style:parent-style-name="TDC2" style:family="paragraph">
      <style:paragraph-properties>
        <style:tab-stops>
          <style:tab-stop style:type="right" style:leader-style="dotted" style:leader-text="." style:position="5.7458in"/>
        </style:tab-stops>
      </style:paragraph-properties>
    </style:style>
    <style:style style:name="T76" style:parent-style-name="Hipervínculo" style:family="text">
      <style:text-properties style:font-name="Arial" style:font-name-complex="Arial" fo:letter-spacing="-0.0027in"/>
    </style:style>
    <style:style style:name="P77" style:parent-style-name="TDC1" style:family="paragraph">
      <style:paragraph-properties>
        <style:tab-stops>
          <style:tab-stop style:type="right" style:leader-style="dotted" style:leader-text="." style:position="5.8986in"/>
        </style:tab-stops>
      </style:paragraph-properties>
    </style:style>
    <style:style style:name="T78" style:parent-style-name="Hipervínculo" style:family="text">
      <style:text-properties style:font-name="Arial" style:font-name-complex="Arial" fo:letter-spacing="-0.0027in"/>
    </style:style>
    <style:style style:name="P79" style:parent-style-name="TDC2" style:family="paragraph">
      <style:paragraph-properties>
        <style:tab-stops>
          <style:tab-stop style:type="right" style:leader-style="dotted" style:leader-text="." style:position="5.7458in"/>
        </style:tab-stops>
      </style:paragraph-properties>
    </style:style>
    <style:style style:name="T80" style:parent-style-name="Hipervínculo" style:family="text">
      <style:text-properties style:font-name="Arial" style:font-name-complex="Arial" fo:letter-spacing="-0.0027in"/>
    </style:style>
    <style:style style:name="P81" style:parent-style-name="TDC2" style:family="paragraph">
      <style:paragraph-properties>
        <style:tab-stops>
          <style:tab-stop style:type="right" style:leader-style="dotted" style:leader-text="." style:position="5.7458in"/>
        </style:tab-stops>
      </style:paragraph-properties>
    </style:style>
    <style:style style:name="T82" style:parent-style-name="Hipervínculo" style:family="text">
      <style:text-properties style:font-name="Arial" style:font-name-complex="Arial" fo:letter-spacing="-0.0027in"/>
    </style:style>
    <style:style style:name="P83" style:parent-style-name="TDC2" style:family="paragraph">
      <style:paragraph-properties>
        <style:tab-stops>
          <style:tab-stop style:type="right" style:leader-style="dotted" style:leader-text="." style:position="5.7458in"/>
        </style:tab-stops>
      </style:paragraph-properties>
    </style:style>
    <style:style style:name="T84" style:parent-style-name="Hipervínculo" style:family="text">
      <style:text-properties style:font-name="Arial" style:font-name-complex="Arial" fo:letter-spacing="-0.0027in"/>
    </style:style>
    <style:style style:name="P85" style:parent-style-name="TDC2" style:family="paragraph">
      <style:paragraph-properties>
        <style:tab-stops>
          <style:tab-stop style:type="right" style:leader-style="dotted" style:leader-text="." style:position="5.7458in"/>
        </style:tab-stops>
      </style:paragraph-properties>
    </style:style>
    <style:style style:name="T86" style:parent-style-name="Hipervínculo" style:family="text">
      <style:text-properties style:font-name="Arial" style:font-name-complex="Arial" fo:letter-spacing="-0.0027in"/>
    </style:style>
    <style:style style:name="P87" style:parent-style-name="TDC1" style:family="paragraph">
      <style:paragraph-properties>
        <style:tab-stops>
          <style:tab-stop style:type="right" style:leader-style="dotted" style:leader-text="." style:position="5.8986in"/>
        </style:tab-stops>
      </style:paragraph-properties>
    </style:style>
    <style:style style:name="T88" style:parent-style-name="Hipervínculo" style:family="text">
      <style:text-properties style:font-name="Arial" style:font-name-complex="Arial" fo:letter-spacing="-0.0027in"/>
    </style:style>
    <style:style style:name="P89" style:parent-style-name="TDC2" style:family="paragraph">
      <style:paragraph-properties>
        <style:tab-stops>
          <style:tab-stop style:type="right" style:leader-style="dotted" style:leader-text="." style:position="5.7458in"/>
        </style:tab-stops>
      </style:paragraph-properties>
    </style:style>
    <style:style style:name="T90" style:parent-style-name="Hipervínculo" style:family="text">
      <style:text-properties style:font-name="Arial" style:font-name-complex="Arial" fo:letter-spacing="-0.0027in"/>
    </style:style>
    <style:style style:name="P91" style:parent-style-name="TDC2" style:family="paragraph">
      <style:paragraph-properties>
        <style:tab-stops>
          <style:tab-stop style:type="right" style:leader-style="dotted" style:leader-text="." style:position="5.7458in"/>
        </style:tab-stops>
      </style:paragraph-properties>
    </style:style>
    <style:style style:name="T92" style:parent-style-name="Hipervínculo" style:family="text">
      <style:text-properties style:font-name="Arial" style:font-name-complex="Arial" fo:letter-spacing="-0.0027in"/>
    </style:style>
    <style:style style:name="P93" style:parent-style-name="TDC3" style:family="paragraph">
      <style:paragraph-properties>
        <style:tab-stops>
          <style:tab-stop style:type="right" style:leader-style="dotted" style:leader-text="." style:position="5.593in"/>
        </style:tab-stops>
      </style:paragraph-properties>
    </style:style>
    <style:style style:name="T94" style:parent-style-name="Hipervínculo" style:family="text">
      <style:text-properties style:font-name="Arial" style:font-name-complex="Arial" fo:letter-spacing="-0.0027in"/>
    </style:style>
    <style:style style:name="P95" style:parent-style-name="TDC2" style:family="paragraph">
      <style:paragraph-properties>
        <style:tab-stops>
          <style:tab-stop style:type="right" style:leader-style="dotted" style:leader-text="." style:position="5.7458in"/>
        </style:tab-stops>
      </style:paragraph-properties>
    </style:style>
    <style:style style:name="T96" style:parent-style-name="Hipervínculo" style:family="text">
      <style:text-properties style:font-name="Arial" style:font-name-complex="Arial" fo:letter-spacing="-0.0027in"/>
    </style:style>
    <style:style style:name="P97" style:parent-style-name="TDC2" style:family="paragraph">
      <style:paragraph-properties>
        <style:tab-stops>
          <style:tab-stop style:type="right" style:leader-style="dotted" style:leader-text="." style:position="5.7458in"/>
        </style:tab-stops>
      </style:paragraph-properties>
    </style:style>
    <style:style style:name="T98" style:parent-style-name="Hipervínculo" style:family="text">
      <style:text-properties style:font-name="Arial" style:font-name-complex="Arial" fo:letter-spacing="-0.0027in"/>
    </style:style>
    <style:style style:name="P99" style:parent-style-name="TDC2" style:family="paragraph">
      <style:paragraph-properties>
        <style:tab-stops>
          <style:tab-stop style:type="right" style:leader-style="dotted" style:leader-text="." style:position="5.7458in"/>
        </style:tab-stops>
      </style:paragraph-properties>
    </style:style>
    <style:style style:name="T100" style:parent-style-name="Hipervínculo" style:family="text">
      <style:text-properties style:font-name="Arial" style:font-name-complex="Arial" fo:letter-spacing="-0.0027in"/>
    </style:style>
    <style:style style:name="P101" style:parent-style-name="TDC2" style:family="paragraph">
      <style:paragraph-properties>
        <style:tab-stops>
          <style:tab-stop style:type="right" style:leader-style="dotted" style:leader-text="." style:position="5.7458in"/>
        </style:tab-stops>
      </style:paragraph-properties>
    </style:style>
    <style:style style:name="T102" style:parent-style-name="Hipervínculo" style:family="text">
      <style:text-properties style:font-name="Arial" style:font-name-complex="Arial" fo:letter-spacing="-0.0027in"/>
    </style:style>
    <style:style style:name="P103" style:parent-style-name="TDC2" style:family="paragraph">
      <style:paragraph-properties>
        <style:tab-stops>
          <style:tab-stop style:type="right" style:leader-style="dotted" style:leader-text="." style:position="5.7458in"/>
        </style:tab-stops>
      </style:paragraph-properties>
    </style:style>
    <style:style style:name="T104" style:parent-style-name="Hipervínculo" style:family="text">
      <style:text-properties style:font-name="Arial" style:font-name-complex="Arial" fo:letter-spacing="-0.0027in"/>
    </style:style>
    <style:style style:name="P105" style:parent-style-name="TDC1" style:family="paragraph">
      <style:paragraph-properties>
        <style:tab-stops>
          <style:tab-stop style:type="right" style:leader-style="dotted" style:leader-text="." style:position="5.8986in"/>
        </style:tab-stops>
      </style:paragraph-properties>
    </style:style>
    <style:style style:name="T106" style:parent-style-name="Hipervínculo" style:family="text">
      <style:text-properties style:font-name="Arial" style:font-name-complex="Arial" fo:letter-spacing="-0.0027in"/>
    </style:style>
    <style:style style:name="P107" style:parent-style-name="TDC2" style:family="paragraph">
      <style:paragraph-properties>
        <style:tab-stops>
          <style:tab-stop style:type="right" style:leader-style="dotted" style:leader-text="." style:position="5.7458in"/>
        </style:tab-stops>
      </style:paragraph-properties>
    </style:style>
    <style:style style:name="T108" style:parent-style-name="Hipervínculo" style:family="text">
      <style:text-properties style:font-name="Arial" style:font-name-complex="Arial" fo:letter-spacing="-0.0027in"/>
    </style:style>
    <style:style style:name="P109" style:parent-style-name="TDC2" style:family="paragraph">
      <style:paragraph-properties>
        <style:tab-stops>
          <style:tab-stop style:type="right" style:leader-style="dotted" style:leader-text="." style:position="5.7458in"/>
        </style:tab-stops>
      </style:paragraph-properties>
    </style:style>
    <style:style style:name="T110" style:parent-style-name="Hipervínculo" style:family="text">
      <style:text-properties style:font-name="Arial" style:font-name-complex="Arial" fo:letter-spacing="-0.0027in"/>
    </style:style>
    <style:style style:name="P111" style:parent-style-name="TDC2" style:family="paragraph">
      <style:paragraph-properties>
        <style:tab-stops>
          <style:tab-stop style:type="right" style:leader-style="dotted" style:leader-text="." style:position="5.7458in"/>
        </style:tab-stops>
      </style:paragraph-properties>
    </style:style>
    <style:style style:name="T112" style:parent-style-name="Hipervínculo" style:family="text">
      <style:text-properties style:font-name="Arial" style:font-name-complex="Arial" fo:letter-spacing="-0.0027in"/>
    </style:style>
    <style:style style:name="P113" style:parent-style-name="TDC3" style:family="paragraph">
      <style:paragraph-properties>
        <style:tab-stops>
          <style:tab-stop style:type="right" style:leader-style="dotted" style:leader-text="." style:position="5.593in"/>
        </style:tab-stops>
      </style:paragraph-properties>
    </style:style>
    <style:style style:name="T114" style:parent-style-name="Hipervínculo" style:family="text">
      <style:text-properties style:font-name="Arial" style:font-name-complex="Arial" fo:letter-spacing="-0.0027in"/>
    </style:style>
    <style:style style:name="P115" style:parent-style-name="TDC3" style:family="paragraph">
      <style:paragraph-properties>
        <style:tab-stops>
          <style:tab-stop style:type="right" style:leader-style="dotted" style:leader-text="." style:position="5.593in"/>
        </style:tab-stops>
      </style:paragraph-properties>
    </style:style>
    <style:style style:name="T116" style:parent-style-name="Hipervínculo" style:family="text">
      <style:text-properties style:font-name="Arial" style:font-name-complex="Arial" fo:letter-spacing="-0.0027in" fo:language="en" fo:country="US"/>
    </style:style>
    <style:style style:name="P117" style:parent-style-name="TDC3" style:family="paragraph">
      <style:paragraph-properties>
        <style:tab-stops>
          <style:tab-stop style:type="right" style:leader-style="dotted" style:leader-text="." style:position="5.593in"/>
        </style:tab-stops>
      </style:paragraph-properties>
    </style:style>
    <style:style style:name="T118" style:parent-style-name="Hipervínculo" style:family="text">
      <style:text-properties style:font-name="Arial" style:font-name-complex="Arial" fo:letter-spacing="-0.0027in"/>
    </style:style>
    <style:style style:name="P119" style:parent-style-name="TDC3" style:family="paragraph">
      <style:paragraph-properties>
        <style:tab-stops>
          <style:tab-stop style:type="right" style:leader-style="dotted" style:leader-text="." style:position="5.593in"/>
        </style:tab-stops>
      </style:paragraph-properties>
    </style:style>
    <style:style style:name="T120" style:parent-style-name="Hipervínculo" style:family="text">
      <style:text-properties style:font-name="Arial" style:font-name-complex="Arial" fo:letter-spacing="-0.0027in"/>
    </style:style>
    <style:style style:name="P121" style:parent-style-name="TDC1" style:family="paragraph">
      <style:paragraph-properties>
        <style:tab-stops>
          <style:tab-stop style:type="right" style:leader-style="dotted" style:leader-text="." style:position="5.8986in"/>
        </style:tab-stops>
      </style:paragraph-properties>
    </style:style>
    <style:style style:name="T122" style:parent-style-name="Hipervínculo" style:family="text">
      <style:text-properties style:font-name="Arial" style:font-name-complex="Arial" fo:letter-spacing="-0.0027in"/>
    </style:style>
    <style:style style:name="P123" style:parent-style-name="TDC2" style:family="paragraph">
      <style:paragraph-properties>
        <style:tab-stops>
          <style:tab-stop style:type="right" style:leader-style="dotted" style:leader-text="." style:position="5.7458in"/>
        </style:tab-stops>
      </style:paragraph-properties>
    </style:style>
    <style:style style:name="T124" style:parent-style-name="Hipervínculo" style:family="text">
      <style:text-properties style:font-name="Arial" style:font-name-complex="Arial" fo:letter-spacing="-0.0027in"/>
    </style:style>
    <style:style style:name="P125" style:parent-style-name="TDC2" style:family="paragraph">
      <style:paragraph-properties>
        <style:tab-stops>
          <style:tab-stop style:type="right" style:leader-style="dotted" style:leader-text="." style:position="5.7458in"/>
        </style:tab-stops>
      </style:paragraph-properties>
    </style:style>
    <style:style style:name="T126" style:parent-style-name="Hipervínculo" style:family="text">
      <style:text-properties style:font-name="Arial" style:font-name-complex="Arial" fo:letter-spacing="-0.0027in"/>
    </style:style>
    <style:style style:name="P127" style:parent-style-name="TDC2" style:family="paragraph">
      <style:paragraph-properties>
        <style:tab-stops>
          <style:tab-stop style:type="right" style:leader-style="dotted" style:leader-text="." style:position="5.7458in"/>
        </style:tab-stops>
      </style:paragraph-properties>
    </style:style>
    <style:style style:name="T128" style:parent-style-name="Hipervínculo" style:family="text">
      <style:text-properties style:font-name="Arial" style:font-name-complex="Arial" fo:letter-spacing="-0.0027in"/>
    </style:style>
    <style:style style:name="P129" style:parent-style-name="TDC2" style:family="paragraph">
      <style:paragraph-properties>
        <style:tab-stops>
          <style:tab-stop style:type="right" style:leader-style="dotted" style:leader-text="." style:position="5.7458in"/>
        </style:tab-stops>
      </style:paragraph-properties>
    </style:style>
    <style:style style:name="T130" style:parent-style-name="Hipervínculo" style:family="text">
      <style:text-properties style:font-name="Arial" style:font-name-complex="Arial" fo:letter-spacing="-0.0027in"/>
    </style:style>
    <style:style style:name="P131" style:parent-style-name="TDC2" style:family="paragraph">
      <style:paragraph-properties>
        <style:tab-stops>
          <style:tab-stop style:type="right" style:leader-style="dotted" style:leader-text="." style:position="5.7458in"/>
        </style:tab-stops>
      </style:paragraph-properties>
    </style:style>
    <style:style style:name="T132" style:parent-style-name="Hipervínculo" style:family="text">
      <style:text-properties style:font-name="Arial" style:font-name-complex="Arial" fo:letter-spacing="-0.0027in"/>
    </style:style>
    <style:style style:name="P133" style:parent-style-name="TDC1" style:family="paragraph">
      <style:paragraph-properties>
        <style:tab-stops>
          <style:tab-stop style:type="right" style:leader-style="dotted" style:leader-text="." style:position="5.8986in"/>
        </style:tab-stops>
      </style:paragraph-properties>
    </style:style>
    <style:style style:name="T134" style:parent-style-name="Hipervínculo" style:family="text">
      <style:text-properties style:font-name="Arial" style:font-name-complex="Arial" fo:letter-spacing="-0.0027in"/>
    </style:style>
    <style:style style:name="P135" style:parent-style-name="TDC2" style:family="paragraph">
      <style:paragraph-properties>
        <style:tab-stops>
          <style:tab-stop style:type="right" style:leader-style="dotted" style:leader-text="." style:position="5.7458in"/>
        </style:tab-stops>
      </style:paragraph-properties>
    </style:style>
    <style:style style:name="T136" style:parent-style-name="Hipervínculo" style:family="text">
      <style:text-properties style:font-name="Arial" style:font-name-complex="Arial" fo:letter-spacing="-0.0027in"/>
    </style:style>
    <style:style style:name="P137" style:parent-style-name="TDC2" style:family="paragraph">
      <style:paragraph-properties>
        <style:tab-stops>
          <style:tab-stop style:type="right" style:leader-style="dotted" style:leader-text="." style:position="5.7458in"/>
        </style:tab-stops>
      </style:paragraph-properties>
    </style:style>
    <style:style style:name="T138" style:parent-style-name="Hipervínculo" style:family="text">
      <style:text-properties style:font-name="Arial" style:font-name-complex="Arial" fo:letter-spacing="-0.0027in"/>
    </style:style>
    <style:style style:name="P139" style:parent-style-name="TDC2" style:family="paragraph">
      <style:paragraph-properties>
        <style:tab-stops>
          <style:tab-stop style:type="right" style:leader-style="dotted" style:leader-text="." style:position="5.7458in"/>
        </style:tab-stops>
      </style:paragraph-properties>
    </style:style>
    <style:style style:name="T140" style:parent-style-name="Hipervínculo" style:family="text">
      <style:text-properties style:font-name="Arial" style:font-name-complex="Arial" fo:letter-spacing="-0.0027in"/>
    </style:style>
    <style:style style:name="P141" style:parent-style-name="TDC2" style:family="paragraph">
      <style:paragraph-properties>
        <style:tab-stops>
          <style:tab-stop style:type="right" style:leader-style="dotted" style:leader-text="." style:position="5.7458in"/>
        </style:tab-stops>
      </style:paragraph-properties>
    </style:style>
    <style:style style:name="T142" style:parent-style-name="Hipervínculo" style:family="text">
      <style:text-properties style:font-name="Arial" style:font-name-complex="Arial" fo:letter-spacing="-0.0027in"/>
    </style:style>
    <style:style style:name="P143" style:parent-style-name="TDC3" style:family="paragraph">
      <style:paragraph-properties>
        <style:tab-stops>
          <style:tab-stop style:type="right" style:leader-style="dotted" style:leader-text="." style:position="5.593in"/>
        </style:tab-stops>
      </style:paragraph-properties>
    </style:style>
    <style:style style:name="T144" style:parent-style-name="Hipervínculo" style:family="text">
      <style:text-properties style:font-name="Arial" style:font-name-complex="Arial" fo:letter-spacing="-0.0027in"/>
    </style:style>
    <style:style style:name="P145" style:parent-style-name="TDC3" style:family="paragraph">
      <style:paragraph-properties>
        <style:tab-stops>
          <style:tab-stop style:type="right" style:leader-style="dotted" style:leader-text="." style:position="5.593in"/>
        </style:tab-stops>
      </style:paragraph-properties>
    </style:style>
    <style:style style:name="T146" style:parent-style-name="Hipervínculo" style:family="text">
      <style:text-properties style:font-name="Arial" style:font-name-complex="Arial" fo:letter-spacing="-0.0027in"/>
    </style:style>
    <style:style style:name="P147" style:parent-style-name="TDC3" style:family="paragraph">
      <style:paragraph-properties>
        <style:tab-stops>
          <style:tab-stop style:type="right" style:leader-style="dotted" style:leader-text="." style:position="5.593in"/>
        </style:tab-stops>
      </style:paragraph-properties>
    </style:style>
    <style:style style:name="T148" style:parent-style-name="Hipervínculo" style:family="text">
      <style:text-properties style:font-name="Arial" style:font-name-complex="Arial" fo:letter-spacing="-0.0027in"/>
    </style:style>
    <style:style style:name="P149" style:parent-style-name="TDC2" style:family="paragraph">
      <style:paragraph-properties>
        <style:tab-stops>
          <style:tab-stop style:type="right" style:leader-style="dotted" style:leader-text="." style:position="5.7458in"/>
        </style:tab-stops>
      </style:paragraph-properties>
    </style:style>
    <style:style style:name="T150" style:parent-style-name="Hipervínculo" style:family="text">
      <style:text-properties style:font-name="Arial" style:font-name-complex="Arial" fo:letter-spacing="-0.0027in"/>
    </style:style>
    <style:style style:name="P151" style:parent-style-name="TDC3" style:family="paragraph">
      <style:paragraph-properties>
        <style:tab-stops>
          <style:tab-stop style:type="right" style:leader-style="dotted" style:leader-text="." style:position="5.593in"/>
        </style:tab-stops>
      </style:paragraph-properties>
    </style:style>
    <style:style style:name="T152" style:parent-style-name="Hipervínculo" style:family="text">
      <style:text-properties style:font-name="Arial" style:font-name-complex="Arial" fo:letter-spacing="-0.0027in"/>
    </style:style>
    <style:style style:name="P153" style:parent-style-name="TDC3" style:family="paragraph">
      <style:paragraph-properties>
        <style:tab-stops>
          <style:tab-stop style:type="right" style:leader-style="dotted" style:leader-text="." style:position="5.593in"/>
        </style:tab-stops>
      </style:paragraph-properties>
    </style:style>
    <style:style style:name="T154" style:parent-style-name="Hipervínculo" style:family="text">
      <style:text-properties style:font-name="Arial" style:font-name-complex="Arial" fo:letter-spacing="-0.0027in"/>
    </style:style>
    <style:style style:name="P155" style:parent-style-name="TDC3" style:family="paragraph">
      <style:paragraph-properties>
        <style:tab-stops>
          <style:tab-stop style:type="right" style:leader-style="dotted" style:leader-text="." style:position="5.593in"/>
        </style:tab-stops>
      </style:paragraph-properties>
    </style:style>
    <style:style style:name="T156" style:parent-style-name="Hipervínculo" style:family="text">
      <style:text-properties style:font-name="Arial" style:font-name-complex="Arial" fo:letter-spacing="-0.0027in"/>
    </style:style>
    <style:style style:name="P157" style:parent-style-name="TDC3" style:family="paragraph">
      <style:paragraph-properties>
        <style:tab-stops>
          <style:tab-stop style:type="right" style:leader-style="dotted" style:leader-text="." style:position="5.593in"/>
        </style:tab-stops>
      </style:paragraph-properties>
    </style:style>
    <style:style style:name="T158" style:parent-style-name="Hipervínculo" style:family="text">
      <style:text-properties style:font-name="Arial" style:font-name-complex="Arial" fo:letter-spacing="-0.0027in"/>
    </style:style>
    <style:style style:name="P159" style:parent-style-name="TDC2" style:family="paragraph">
      <style:paragraph-properties>
        <style:tab-stops>
          <style:tab-stop style:type="right" style:leader-style="dotted" style:leader-text="." style:position="5.7458in"/>
        </style:tab-stops>
      </style:paragraph-properties>
    </style:style>
    <style:style style:name="T160" style:parent-style-name="Hipervínculo" style:family="text">
      <style:text-properties style:font-name="Arial" style:font-name-complex="Arial" fo:letter-spacing="-0.0027in"/>
    </style:style>
    <style:style style:name="P161" style:parent-style-name="TDC2" style:family="paragraph">
      <style:paragraph-properties>
        <style:tab-stops>
          <style:tab-stop style:type="right" style:leader-style="dotted" style:leader-text="." style:position="5.7458in"/>
        </style:tab-stops>
      </style:paragraph-properties>
    </style:style>
    <style:style style:name="T162" style:parent-style-name="Hipervínculo" style:family="text">
      <style:text-properties style:font-name="Arial" style:font-name-complex="Arial" fo:letter-spacing="-0.0027in"/>
    </style:style>
    <style:style style:name="P163" style:parent-style-name="TDC3" style:family="paragraph">
      <style:paragraph-properties>
        <style:tab-stops>
          <style:tab-stop style:type="right" style:leader-style="dotted" style:leader-text="." style:position="5.593in"/>
        </style:tab-stops>
      </style:paragraph-properties>
    </style:style>
    <style:style style:name="T164" style:parent-style-name="Hipervínculo" style:family="text">
      <style:text-properties style:font-name="Arial" style:font-name-complex="Arial" fo:letter-spacing="-0.0027in"/>
    </style:style>
    <style:style style:name="P165" style:parent-style-name="TDC3" style:family="paragraph">
      <style:paragraph-properties>
        <style:tab-stops>
          <style:tab-stop style:type="right" style:leader-style="dotted" style:leader-text="." style:position="5.593in"/>
        </style:tab-stops>
      </style:paragraph-properties>
    </style:style>
    <style:style style:name="T166" style:parent-style-name="Hipervínculo" style:family="text">
      <style:text-properties style:font-name="Arial" style:font-name-complex="Arial" fo:letter-spacing="-0.0027in"/>
    </style:style>
    <style:style style:name="P167" style:parent-style-name="TDC3" style:family="paragraph">
      <style:paragraph-properties>
        <style:tab-stops>
          <style:tab-stop style:type="right" style:leader-style="dotted" style:leader-text="." style:position="5.593in"/>
        </style:tab-stops>
      </style:paragraph-properties>
    </style:style>
    <style:style style:name="T168" style:parent-style-name="Hipervínculo" style:family="text">
      <style:text-properties style:font-name="Arial" style:font-name-complex="Arial" fo:letter-spacing="-0.0027in"/>
    </style:style>
    <style:style style:name="P169" style:parent-style-name="TDC2" style:family="paragraph">
      <style:paragraph-properties>
        <style:tab-stops>
          <style:tab-stop style:type="right" style:leader-style="dotted" style:leader-text="." style:position="5.7458in"/>
        </style:tab-stops>
      </style:paragraph-properties>
    </style:style>
    <style:style style:name="T170" style:parent-style-name="Hipervínculo" style:family="text">
      <style:text-properties style:font-name="Arial" style:font-name-complex="Arial" fo:letter-spacing="-0.0027in"/>
    </style:style>
    <style:style style:name="P171" style:parent-style-name="TDC3" style:family="paragraph">
      <style:paragraph-properties>
        <style:tab-stops>
          <style:tab-stop style:type="right" style:leader-style="dotted" style:leader-text="." style:position="5.593in"/>
        </style:tab-stops>
      </style:paragraph-properties>
    </style:style>
    <style:style style:name="T172" style:parent-style-name="Hipervínculo" style:family="text">
      <style:text-properties style:font-name="Arial" style:font-name-complex="Arial" fo:letter-spacing="-0.0027in"/>
    </style:style>
    <style:style style:name="P173" style:parent-style-name="TDC3" style:family="paragraph">
      <style:paragraph-properties>
        <style:tab-stops>
          <style:tab-stop style:type="right" style:leader-style="dotted" style:leader-text="." style:position="5.593in"/>
        </style:tab-stops>
      </style:paragraph-properties>
    </style:style>
    <style:style style:name="T174" style:parent-style-name="Hipervínculo" style:family="text">
      <style:text-properties style:font-name="Arial" style:font-name-complex="Arial" fo:letter-spacing="-0.0027in"/>
    </style:style>
    <style:style style:name="P175" style:parent-style-name="TDC1" style:family="paragraph">
      <style:paragraph-properties>
        <style:tab-stops>
          <style:tab-stop style:type="right" style:leader-style="dotted" style:leader-text="." style:position="5.8986in"/>
        </style:tab-stops>
      </style:paragraph-properties>
    </style:style>
    <style:style style:name="T176" style:parent-style-name="Hipervínculo" style:family="text">
      <style:text-properties style:font-name="Arial" style:font-name-complex="Arial" fo:letter-spacing="-0.0027in"/>
    </style:style>
    <style:style style:name="P177" style:parent-style-name="TDC2" style:family="paragraph">
      <style:paragraph-properties>
        <style:tab-stops>
          <style:tab-stop style:type="right" style:leader-style="dotted" style:leader-text="." style:position="5.7458in"/>
        </style:tab-stops>
      </style:paragraph-properties>
    </style:style>
    <style:style style:name="T178" style:parent-style-name="Hipervínculo" style:family="text">
      <style:text-properties style:font-name="Arial" style:font-name-complex="Arial" fo:letter-spacing="-0.0027in"/>
    </style:style>
    <style:style style:name="P179" style:parent-style-name="TDC2" style:family="paragraph">
      <style:paragraph-properties>
        <style:tab-stops>
          <style:tab-stop style:type="right" style:leader-style="dotted" style:leader-text="." style:position="5.7458in"/>
        </style:tab-stops>
      </style:paragraph-properties>
    </style:style>
    <style:style style:name="T180" style:parent-style-name="Hipervínculo" style:family="text">
      <style:text-properties style:font-name="Arial" style:font-name-complex="Arial" fo:letter-spacing="-0.0027in"/>
    </style:style>
    <style:style style:name="P181" style:parent-style-name="TDC3" style:family="paragraph">
      <style:paragraph-properties>
        <style:tab-stops>
          <style:tab-stop style:type="right" style:leader-style="dotted" style:leader-text="." style:position="5.593in"/>
        </style:tab-stops>
      </style:paragraph-properties>
    </style:style>
    <style:style style:name="T182" style:parent-style-name="Hipervínculo" style:family="text">
      <style:text-properties style:font-name="Arial" style:font-name-complex="Arial" fo:letter-spacing="-0.0027in" fo:language="en" fo:country="US"/>
    </style:style>
    <style:style style:name="P183" style:parent-style-name="TDC3" style:family="paragraph">
      <style:paragraph-properties>
        <style:tab-stops>
          <style:tab-stop style:type="right" style:leader-style="dotted" style:leader-text="." style:position="5.593in"/>
        </style:tab-stops>
      </style:paragraph-properties>
    </style:style>
    <style:style style:name="T184" style:parent-style-name="Hipervínculo" style:family="text">
      <style:text-properties style:font-name="Arial" style:font-name-complex="Arial" fo:letter-spacing="-0.0027in" fo:language="en" fo:country="US"/>
    </style:style>
    <style:style style:name="P185" style:parent-style-name="TDC3" style:family="paragraph">
      <style:paragraph-properties>
        <style:tab-stops>
          <style:tab-stop style:type="right" style:leader-style="dotted" style:leader-text="." style:position="5.593in"/>
        </style:tab-stops>
      </style:paragraph-properties>
    </style:style>
    <style:style style:name="T186" style:parent-style-name="Hipervínculo" style:family="text">
      <style:text-properties style:font-name="Arial" style:font-name-complex="Arial" fo:letter-spacing="-0.0027in"/>
    </style:style>
    <style:style style:name="P187" style:parent-style-name="TDC3" style:family="paragraph">
      <style:paragraph-properties>
        <style:tab-stops>
          <style:tab-stop style:type="right" style:leader-style="dotted" style:leader-text="." style:position="5.593in"/>
        </style:tab-stops>
      </style:paragraph-properties>
    </style:style>
    <style:style style:name="T188" style:parent-style-name="Hipervínculo" style:family="text">
      <style:text-properties style:font-name="Arial" style:font-name-complex="Arial" fo:letter-spacing="-0.0027in"/>
    </style:style>
    <style:style style:name="P189" style:parent-style-name="TDC2" style:family="paragraph">
      <style:paragraph-properties>
        <style:tab-stops>
          <style:tab-stop style:type="right" style:leader-style="dotted" style:leader-text="." style:position="5.7458in"/>
        </style:tab-stops>
      </style:paragraph-properties>
    </style:style>
    <style:style style:name="T190" style:parent-style-name="Hipervínculo" style:family="text">
      <style:text-properties style:font-name="Arial" style:font-name-complex="Arial" fo:letter-spacing="-0.0027in"/>
    </style:style>
    <style:style style:name="P191" style:parent-style-name="TDC3" style:family="paragraph">
      <style:paragraph-properties>
        <style:tab-stops>
          <style:tab-stop style:type="right" style:leader-style="dotted" style:leader-text="." style:position="5.593in"/>
        </style:tab-stops>
      </style:paragraph-properties>
    </style:style>
    <style:style style:name="T192" style:parent-style-name="Hipervínculo" style:family="text">
      <style:text-properties style:font-name="Arial" style:font-name-complex="Arial" fo:letter-spacing="-0.0027in"/>
    </style:style>
    <style:style style:name="P193" style:parent-style-name="TDC3" style:family="paragraph">
      <style:paragraph-properties>
        <style:tab-stops>
          <style:tab-stop style:type="right" style:leader-style="dotted" style:leader-text="." style:position="5.593in"/>
        </style:tab-stops>
      </style:paragraph-properties>
    </style:style>
    <style:style style:name="T194" style:parent-style-name="Hipervínculo" style:family="text">
      <style:text-properties style:font-name="Arial" style:font-name-complex="Arial" fo:letter-spacing="-0.0027in"/>
    </style:style>
    <style:style style:name="P195" style:parent-style-name="TDC2" style:family="paragraph">
      <style:paragraph-properties>
        <style:tab-stops>
          <style:tab-stop style:type="right" style:leader-style="dotted" style:leader-text="." style:position="5.7458in"/>
        </style:tab-stops>
      </style:paragraph-properties>
    </style:style>
    <style:style style:name="T196" style:parent-style-name="Hipervínculo" style:family="text">
      <style:text-properties style:font-name="Arial" style:font-name-complex="Arial" fo:letter-spacing="-0.0027in"/>
    </style:style>
    <style:style style:name="P197" style:parent-style-name="TDC1" style:family="paragraph">
      <style:paragraph-properties>
        <style:tab-stops>
          <style:tab-stop style:type="right" style:leader-style="dotted" style:leader-text="." style:position="5.8986in"/>
        </style:tab-stops>
      </style:paragraph-properties>
    </style:style>
    <style:style style:name="T198" style:parent-style-name="Hipervínculo" style:family="text">
      <style:text-properties style:font-name="Arial" style:font-name-complex="Arial" fo:letter-spacing="-0.0027in"/>
    </style:style>
    <style:style style:name="P199" style:parent-style-name="TDC2" style:family="paragraph">
      <style:paragraph-properties>
        <style:tab-stops>
          <style:tab-stop style:type="right" style:leader-style="dotted" style:leader-text="." style:position="5.7458in"/>
        </style:tab-stops>
      </style:paragraph-properties>
    </style:style>
    <style:style style:name="T200" style:parent-style-name="Hipervínculo" style:family="text">
      <style:text-properties style:font-name="Arial" style:font-name-complex="Arial" fo:letter-spacing="-0.0027in"/>
    </style:style>
    <style:style style:name="P201" style:parent-style-name="TDC2" style:family="paragraph">
      <style:paragraph-properties>
        <style:tab-stops>
          <style:tab-stop style:type="right" style:leader-style="dotted" style:leader-text="." style:position="5.7458in"/>
        </style:tab-stops>
      </style:paragraph-properties>
    </style:style>
    <style:style style:name="T202" style:parent-style-name="Hipervínculo" style:family="text">
      <style:text-properties style:font-name="Arial" style:font-name-complex="Arial" fo:letter-spacing="-0.0027in"/>
    </style:style>
    <style:style style:name="P203" style:parent-style-name="TDC2" style:family="paragraph">
      <style:paragraph-properties>
        <style:tab-stops>
          <style:tab-stop style:type="right" style:leader-style="dotted" style:leader-text="." style:position="5.7458in"/>
        </style:tab-stops>
      </style:paragraph-properties>
    </style:style>
    <style:style style:name="T204" style:parent-style-name="Hipervínculo" style:family="text">
      <style:text-properties style:font-name="Arial" style:font-name-complex="Arial" fo:letter-spacing="-0.0027in"/>
    </style:style>
    <style:style style:name="P205" style:parent-style-name="TDC2" style:family="paragraph">
      <style:paragraph-properties>
        <style:tab-stops>
          <style:tab-stop style:type="right" style:leader-style="dotted" style:leader-text="." style:position="5.7458in"/>
        </style:tab-stops>
      </style:paragraph-properties>
    </style:style>
    <style:style style:name="T206" style:parent-style-name="Hipervínculo" style:family="text">
      <style:text-properties style:font-name="Arial" style:font-name-complex="Arial" fo:letter-spacing="-0.0027in"/>
    </style:style>
    <style:style style:name="P207" style:parent-style-name="TDC2" style:family="paragraph">
      <style:paragraph-properties>
        <style:tab-stops>
          <style:tab-stop style:type="right" style:leader-style="dotted" style:leader-text="." style:position="5.7458in"/>
        </style:tab-stops>
      </style:paragraph-properties>
    </style:style>
    <style:style style:name="T208" style:parent-style-name="Hipervínculo" style:family="text">
      <style:text-properties style:font-name="Arial" style:font-name-complex="Arial" fo:letter-spacing="-0.0027in"/>
    </style:style>
    <style:style style:name="P209" style:parent-style-name="TDC2" style:family="paragraph">
      <style:paragraph-properties>
        <style:tab-stops>
          <style:tab-stop style:type="right" style:leader-style="dotted" style:leader-text="." style:position="5.7458in"/>
        </style:tab-stops>
      </style:paragraph-properties>
    </style:style>
    <style:style style:name="T210" style:parent-style-name="Hipervínculo" style:family="text">
      <style:text-properties style:font-name="Arial" style:font-name-complex="Arial" fo:letter-spacing="-0.0027in"/>
    </style:style>
    <style:style style:name="P211" style:parent-style-name="TDC2" style:family="paragraph">
      <style:paragraph-properties>
        <style:tab-stops>
          <style:tab-stop style:type="right" style:leader-style="dotted" style:leader-text="." style:position="5.7458in"/>
        </style:tab-stops>
      </style:paragraph-properties>
    </style:style>
    <style:style style:name="T212" style:parent-style-name="Hipervínculo" style:family="text">
      <style:text-properties style:font-name="Arial" style:font-name-complex="Arial" fo:letter-spacing="-0.0027in"/>
    </style:style>
    <style:style style:name="P213" style:parent-style-name="TDC1" style:family="paragraph">
      <style:paragraph-properties>
        <style:tab-stops>
          <style:tab-stop style:type="right" style:leader-style="dotted" style:leader-text="." style:position="5.8986in"/>
        </style:tab-stops>
      </style:paragraph-properties>
    </style:style>
    <style:style style:name="T214" style:parent-style-name="Hipervínculo" style:family="text">
      <style:text-properties style:font-name="Arial" style:font-name-complex="Arial" fo:letter-spacing="-0.0027in"/>
    </style:style>
    <style:style style:name="P215" style:parent-style-name="TDC2" style:family="paragraph">
      <style:paragraph-properties>
        <style:tab-stops>
          <style:tab-stop style:type="right" style:leader-style="dotted" style:leader-text="." style:position="5.7458in"/>
        </style:tab-stops>
      </style:paragraph-properties>
    </style:style>
    <style:style style:name="T216" style:parent-style-name="Hipervínculo" style:family="text">
      <style:text-properties style:font-name="Arial" style:font-name-complex="Arial" fo:letter-spacing="-0.0027in"/>
    </style:style>
    <style:style style:name="T217" style:parent-style-name="Hipervínculo" style:family="text">
      <style:text-properties style:font-name="Consolas" style:font-name-complex="Courier New" fo:letter-spacing="-0.0027in"/>
    </style:style>
    <style:style style:name="P218" style:parent-style-name="TDC2" style:family="paragraph">
      <style:paragraph-properties>
        <style:tab-stops>
          <style:tab-stop style:type="right" style:leader-style="dotted" style:leader-text="." style:position="5.7458in"/>
        </style:tab-stops>
      </style:paragraph-properties>
    </style:style>
    <style:style style:name="T219" style:parent-style-name="Hipervínculo" style:family="text">
      <style:text-properties style:font-name="Arial" style:font-name-complex="Arial" fo:letter-spacing="-0.0027in"/>
    </style:style>
    <style:style style:name="P220" style:parent-style-name="TDC2" style:family="paragraph">
      <style:paragraph-properties>
        <style:tab-stops>
          <style:tab-stop style:type="right" style:leader-style="dotted" style:leader-text="." style:position="5.7458in"/>
        </style:tab-stops>
      </style:paragraph-properties>
    </style:style>
    <style:style style:name="T221" style:parent-style-name="Hipervínculo" style:family="text">
      <style:text-properties style:font-name="Arial" style:font-name-complex="Arial" fo:letter-spacing="-0.0027in"/>
    </style:style>
    <style:style style:name="P222" style:parent-style-name="TDC2" style:family="paragraph">
      <style:paragraph-properties>
        <style:tab-stops>
          <style:tab-stop style:type="right" style:leader-style="dotted" style:leader-text="." style:position="5.7458in"/>
        </style:tab-stops>
      </style:paragraph-properties>
    </style:style>
    <style:style style:name="T223" style:parent-style-name="Hipervínculo" style:family="text">
      <style:text-properties style:font-name="Arial" style:font-name-complex="Arial" fo:letter-spacing="-0.0027in"/>
    </style:style>
    <style:style style:name="T224" style:parent-style-name="Hipervínculo" style:family="text">
      <style:text-properties style:font-name="Consolas" style:font-name-complex="Courier New" fo:letter-spacing="-0.0027in"/>
    </style:style>
    <style:style style:name="P225" style:parent-style-name="TDC1" style:family="paragraph">
      <style:paragraph-properties>
        <style:tab-stops>
          <style:tab-stop style:type="right" style:leader-style="dotted" style:leader-text="." style:position="5.8986in"/>
        </style:tab-stops>
      </style:paragraph-properties>
    </style:style>
    <style:style style:name="T226" style:parent-style-name="Hipervínculo" style:family="text">
      <style:text-properties style:font-name="Arial" style:font-name-complex="Arial" fo:letter-spacing="-0.0027in"/>
    </style:style>
    <style:style style:name="P227" style:parent-style-name="TDC1" style:family="paragraph">
      <style:paragraph-properties>
        <style:tab-stops>
          <style:tab-stop style:type="right" style:leader-style="dotted" style:leader-text="." style:position="5.8986in"/>
        </style:tab-stops>
      </style:paragraph-properties>
    </style:style>
    <style:style style:name="T228" style:parent-style-name="Hipervínculo" style:family="text">
      <style:text-properties style:font-name="Arial" style:font-name-complex="Arial" fo:letter-spacing="-0.0027in"/>
    </style:style>
    <style:style style:name="P229" style:parent-style-name="TDC2" style:family="paragraph">
      <style:paragraph-properties>
        <style:tab-stops>
          <style:tab-stop style:type="right" style:leader-style="dotted" style:leader-text="." style:position="5.7458in"/>
        </style:tab-stops>
      </style:paragraph-properties>
    </style:style>
    <style:style style:name="T230" style:parent-style-name="Hipervínculo" style:family="text">
      <style:text-properties style:font-name="Arial" style:font-name-complex="Arial" fo:letter-spacing="-0.0027in"/>
    </style:style>
    <style:style style:name="P231" style:parent-style-name="TDC2" style:family="paragraph">
      <style:paragraph-properties>
        <style:tab-stops>
          <style:tab-stop style:type="right" style:leader-style="dotted" style:leader-text="." style:position="5.7458in"/>
        </style:tab-stops>
      </style:paragraph-properties>
    </style:style>
    <style:style style:name="T232" style:parent-style-name="Hipervínculo" style:family="text">
      <style:text-properties style:font-name="Arial" style:font-name-complex="Arial" fo:letter-spacing="-0.0027in"/>
    </style:style>
    <style:style style:name="P233" style:parent-style-name="TDC2" style:family="paragraph">
      <style:paragraph-properties>
        <style:tab-stops>
          <style:tab-stop style:type="right" style:leader-style="dotted" style:leader-text="." style:position="5.7458in"/>
        </style:tab-stops>
      </style:paragraph-properties>
    </style:style>
    <style:style style:name="T234" style:parent-style-name="Hipervínculo" style:family="text">
      <style:text-properties style:font-name="Arial" style:font-name-complex="Arial" fo:letter-spacing="-0.0027in"/>
    </style:style>
    <style:style style:name="P235" style:parent-style-name="TDC3" style:family="paragraph">
      <style:paragraph-properties>
        <style:tab-stops>
          <style:tab-stop style:type="right" style:leader-style="dotted" style:leader-text="." style:position="5.593in"/>
        </style:tab-stops>
      </style:paragraph-properties>
    </style:style>
    <style:style style:name="T236" style:parent-style-name="Hipervínculo" style:family="text">
      <style:text-properties style:font-name="Arial" style:font-name-complex="Arial" fo:letter-spacing="-0.0027in"/>
    </style:style>
    <style:style style:name="P237" style:parent-style-name="TDC3" style:family="paragraph">
      <style:paragraph-properties>
        <style:tab-stops>
          <style:tab-stop style:type="right" style:leader-style="dotted" style:leader-text="." style:position="5.593in"/>
        </style:tab-stops>
      </style:paragraph-properties>
    </style:style>
    <style:style style:name="T238" style:parent-style-name="Hipervínculo" style:family="text">
      <style:text-properties style:font-name="Arial" style:font-name-complex="Arial" fo:letter-spacing="-0.0027in"/>
    </style:style>
    <style:style style:name="P239" style:parent-style-name="TDC2" style:family="paragraph">
      <style:paragraph-properties>
        <style:tab-stops>
          <style:tab-stop style:type="right" style:leader-style="dotted" style:leader-text="." style:position="5.7458in"/>
        </style:tab-stops>
      </style:paragraph-properties>
    </style:style>
    <style:style style:name="T240" style:parent-style-name="Hipervínculo" style:family="text">
      <style:text-properties style:font-name="Arial" style:font-name-complex="Arial" fo:letter-spacing="-0.0027in"/>
    </style:style>
    <style:style style:name="P241" style:parent-style-name="TDC2" style:family="paragraph">
      <style:paragraph-properties>
        <style:tab-stops>
          <style:tab-stop style:type="right" style:leader-style="dotted" style:leader-text="." style:position="5.7458in"/>
        </style:tab-stops>
      </style:paragraph-properties>
    </style:style>
    <style:style style:name="T242" style:parent-style-name="Hipervínculo" style:family="text">
      <style:text-properties style:font-name="Arial" style:font-name-complex="Arial" fo:letter-spacing="-0.0027in"/>
    </style:style>
    <style:style style:name="P243" style:parent-style-name="TDC2" style:family="paragraph">
      <style:paragraph-properties>
        <style:tab-stops>
          <style:tab-stop style:type="right" style:leader-style="dotted" style:leader-text="." style:position="5.7458in"/>
        </style:tab-stops>
      </style:paragraph-properties>
    </style:style>
    <style:style style:name="T244" style:parent-style-name="Hipervínculo" style:family="text">
      <style:text-properties style:font-name="Arial" style:font-name-complex="Arial" fo:letter-spacing="-0.0027in"/>
    </style:style>
    <style:style style:name="P245" style:parent-style-name="TDC2" style:family="paragraph">
      <style:paragraph-properties>
        <style:tab-stops>
          <style:tab-stop style:type="right" style:leader-style="dotted" style:leader-text="." style:position="5.7458in"/>
        </style:tab-stops>
      </style:paragraph-properties>
    </style:style>
    <style:style style:name="T246" style:parent-style-name="Hipervínculo" style:family="text">
      <style:text-properties style:font-name="Arial" style:font-name-complex="Arial" fo:letter-spacing="-0.0027in"/>
    </style:style>
    <style:style style:name="P247" style:parent-style-name="TDC2" style:family="paragraph">
      <style:paragraph-properties>
        <style:tab-stops>
          <style:tab-stop style:type="right" style:leader-style="dotted" style:leader-text="." style:position="5.7458in"/>
        </style:tab-stops>
      </style:paragraph-properties>
    </style:style>
    <style:style style:name="T248" style:parent-style-name="Hipervínculo" style:family="text">
      <style:text-properties style:font-name="Arial" style:font-name-complex="Arial" fo:letter-spacing="-0.0027in"/>
    </style:style>
    <style:style style:name="P249" style:parent-style-name="TDC3" style:family="paragraph">
      <style:paragraph-properties>
        <style:tab-stops>
          <style:tab-stop style:type="right" style:leader-style="dotted" style:leader-text="." style:position="5.593in"/>
        </style:tab-stops>
      </style:paragraph-properties>
    </style:style>
    <style:style style:name="T250" style:parent-style-name="Hipervínculo" style:family="text">
      <style:text-properties style:font-name="Arial" style:font-name-complex="Arial" fo:letter-spacing="-0.0027in"/>
    </style:style>
    <style:style style:name="P251" style:parent-style-name="TDC3" style:family="paragraph">
      <style:paragraph-properties>
        <style:tab-stops>
          <style:tab-stop style:type="right" style:leader-style="dotted" style:leader-text="." style:position="5.593in"/>
        </style:tab-stops>
      </style:paragraph-properties>
    </style:style>
    <style:style style:name="T252" style:parent-style-name="Hipervínculo" style:family="text">
      <style:text-properties style:font-name="Arial" style:font-name-complex="Arial" fo:letter-spacing="-0.0027in"/>
    </style:style>
    <style:style style:name="P253" style:parent-style-name="TDC3" style:family="paragraph">
      <style:paragraph-properties>
        <style:tab-stops>
          <style:tab-stop style:type="right" style:leader-style="dotted" style:leader-text="." style:position="5.593in"/>
        </style:tab-stops>
      </style:paragraph-properties>
    </style:style>
    <style:style style:name="T254" style:parent-style-name="Hipervínculo" style:family="text">
      <style:text-properties style:font-name="Arial" style:font-name-complex="Arial" fo:letter-spacing="-0.0027in"/>
    </style:style>
    <style:style style:name="P255" style:parent-style-name="TDC2" style:family="paragraph">
      <style:paragraph-properties>
        <style:tab-stops>
          <style:tab-stop style:type="right" style:leader-style="dotted" style:leader-text="." style:position="5.7458in"/>
        </style:tab-stops>
      </style:paragraph-properties>
    </style:style>
    <style:style style:name="T256" style:parent-style-name="Hipervínculo" style:family="text">
      <style:text-properties style:font-name="Arial" style:font-name-complex="Arial" fo:letter-spacing="-0.0027in"/>
    </style:style>
    <style:style style:name="P257" style:parent-style-name="Normal" style:family="paragraph">
      <style:text-properties style:font-name="Arial" style:font-name-asian="Times New Roman" style:font-name-complex="Arial" fo:font-weight="bold" style:font-weight-asian="bold" style:font-weight-complex="bold" fo:color="#000000" fo:letter-spacing="-0.0027in" style:letter-kerning="true" fo:font-size="24pt" style:font-size-asian="24pt" style:font-size-complex="24pt" style:language-asian="es" style:country-asian="ES"/>
    </style:style>
    <style:style style:name="P258" style:parent-style-name="Normal" style:family="paragraph">
      <style:paragraph-properties fo:border="0.0034in solid #E5E7EB" fo:padding="0in" style:shadow="none" fo:margin-top="0.0694in" fo:margin-bottom="0.0694in" fo:line-height="100%" fo:background-color="#FFFFFF"/>
      <style:text-properties style:font-name="Arial" style:font-name-asian="Times New Roman" style:font-name-complex="Arial" fo:font-weight="bold" style:font-weight-asian="bold" style:font-weight-complex="bold" fo:color="#000000" fo:letter-spacing="-0.0027in" style:letter-kerning="true" fo:font-size="24pt" style:font-size-asian="24pt" style:font-size-complex="24pt" style:language-asian="es" style:country-asian="ES"/>
    </style:style>
    <style:style style:name="P259" style:parent-style-name="Normal" style:family="paragraph">
      <style:paragraph-properties fo:border="0.0034in solid #E5E7EB" fo:padding="0in" style:shadow="none" fo:margin-top="0.0694in" fo:margin-bottom="0.0694in" fo:line-height="100%" fo:background-color="#FFFFFF"/>
      <style:text-properties style:font-name="Arial" style:font-name-asian="Times New Roman" style:font-name-complex="Arial" fo:color="#000000" style:letter-kerning="false" fo:font-size="12pt" style:font-size-asian="12pt" style:font-size-complex="12pt" style:language-asian="es" style:country-asian="ES"/>
    </style:style>
    <style:style style:name="P260" style:parent-style-name="Normal" style:family="paragraph">
      <style:paragraph-properties fo:border="0.0034in solid #E5E7EB" fo:padding="0in" style:shadow="none" fo:margin-top="0.0694in" fo:margin-bottom="0.0694in" fo:line-height="100%" fo:background-color="#FFFFFF"/>
    </style:style>
    <style:style style:name="T26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62"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63" style:parent-style-name="Normal" style:family="paragraph">
      <style:paragraph-properties fo:border="0.0034in solid #E5E7EB" fo:padding="0in" style:shadow="none" fo:margin-top="0.0694in" fo:margin-bottom="0.0694in" fo:line-height="100%" fo:background-color="#FFFFFF"/>
    </style:style>
    <style:style style:name="T26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65"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66" style:parent-style-name="Normal" style:family="paragraph">
      <style:paragraph-properties fo:border="0.0034in solid #E5E7EB" fo:padding="0in" style:shadow="none" fo:margin-top="0.0694in" fo:margin-bottom="0.0694in" fo:line-height="100%" fo:background-color="#FFFFFF"/>
    </style:style>
    <style:style style:name="T26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68"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69" style:parent-style-name="Normal" style:family="paragraph">
      <style:paragraph-properties fo:border="0.0034in solid #E5E7EB" fo:padding="0in" style:shadow="none" fo:margin-top="0.0694in" fo:margin-bottom="0.0694in" fo:line-height="100%" fo:background-color="#FFFFFF"/>
    </style:style>
    <style:style style:name="T27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71"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72" style:parent-style-name="Normal" style:family="paragraph">
      <style:paragraph-properties fo:border="0.0034in solid #E5E7EB" fo:padding="0in" style:shadow="none" fo:margin-top="0.0694in" fo:margin-bottom="0.0694in" fo:line-height="100%" fo:background-color="#FFFFFF"/>
    </style:style>
    <style:style style:name="T27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74"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75" style:parent-style-name="Normal" style:family="paragraph">
      <style:paragraph-properties fo:border="0.0034in solid #E5E7EB" fo:padding="0in" style:shadow="none" fo:margin-top="0.0694in" fo:margin-bottom="0.0694in" fo:line-height="100%" fo:background-color="#FFFFFF"/>
    </style:style>
    <style:style style:name="T27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277"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78" style:parent-style-name="Normal" style:family="paragraph">
      <style:paragraph-properties fo:border-top="0.0034in solid #000000" fo:border-left="0.0034in solid #000000" fo:border-bottom="0.0104in solid #000000" fo:border-right="0.0034in solid #000000" fo:padding="0in" style:shadow="none" fo:margin-top="0.0694in" fo:margin-bottom="0.0694in" fo:line-height="100%" fo:background-color="#FFFFFF"/>
      <style:text-properties style:font-name="Arial" style:font-name-asian="Times New Roman" style:font-name-complex="Arial" fo:font-weight="bold" style:font-weight-asian="bold" style:font-weight-complex="bold" fo:color="#000000" fo:letter-spacing="-0.0027in" style:letter-kerning="false" fo:font-size="18pt" style:font-size-asian="18pt" style:font-size-complex="18pt" style:language-asian="es" style:country-asian="ES"/>
    </style:style>
    <style:style style:name="P279" style:parent-style-name="Normal" style:family="paragraph">
      <style:paragraph-properties fo:border="0.0034in solid #E5E7EB" fo:padding="0in" style:shadow="none" fo:margin-top="0.0694in" fo:margin-bottom="0.0694in" fo:line-height="100%" fo:background-color="#FFFFFF"/>
      <style:text-properties style:font-name="Arial" style:font-name-asian="Times New Roman" style:font-name-complex="Arial" fo:color="#000000" style:letter-kerning="false" fo:font-size="12pt" style:font-size-asian="12pt" style:font-size-complex="12pt" style:language-asian="es" style:country-asian="ES"/>
    </style:style>
    <style:style style:name="P280" style:parent-style-name="Normal" style:family="paragraph">
      <style:paragraph-properties fo:border="0.0034in solid #E5E7EB" fo:padding="0in" style:shadow="none" fo:margin-top="0.0694in" fo:margin-bottom="0.0694in" fo:line-height="100%" fo:background-color="#FFFFFF"/>
      <style:text-properties style:font-name="Arial" style:font-name-asian="Times New Roman" style:font-name-complex="Arial" fo:color="#000000" style:letter-kerning="false" fo:font-size="12pt" style:font-size-asian="12pt" style:font-size-complex="12pt" style:language-asian="es" style:country-asian="ES"/>
    </style:style>
    <style:style style:name="P281" style:parent-style-name="Normal" style:family="paragraph">
      <style:paragraph-properties fo:border="0.0034in solid #E5E7EB" fo:padding="0in" style:shadow="none" fo:margin-top="0.0694in" fo:margin-bottom="0.0694in" fo:line-height="100%" fo:background-color="#FFFFFF"/>
    </style:style>
    <style:style style:name="T282"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283"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284"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85" style:parent-style-name="Normal" style:family="paragraph">
      <style:paragraph-properties fo:border="0.0034in solid #E5E7EB" fo:padding="0in" style:shadow="none" fo:margin-top="0.0694in" fo:margin-bottom="0.0694in" fo:line-height="100%" fo:background-color="#FFFFFF"/>
    </style:style>
    <style:style style:name="T286"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287"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288"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89" style:parent-style-name="Normal" style:family="paragraph">
      <style:paragraph-properties fo:border="0.0034in solid #E5E7EB" fo:padding="0in" style:shadow="none" fo:margin-top="0.0694in" fo:margin-bottom="0.0694in" fo:line-height="100%" fo:background-color="#FFFFFF"/>
    </style:style>
    <style:style style:name="T290"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291"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292"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93" style:parent-style-name="Normal" style:family="paragraph">
      <style:paragraph-properties fo:border="0.0034in solid #E5E7EB" fo:padding="0in" style:shadow="none" fo:margin-top="0.0694in" fo:margin-bottom="0.0694in" fo:line-height="100%" fo:background-color="#FFFFFF"/>
    </style:style>
    <style:style style:name="T294"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295"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296"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297" style:parent-style-name="Normal" style:family="paragraph">
      <style:paragraph-properties fo:border="0.0034in solid #E5E7EB" fo:padding="0in" style:shadow="none" fo:margin-top="0.0694in" fo:margin-bottom="0.0694in" fo:line-height="100%" fo:background-color="#FFFFFF"/>
      <style:text-properties style:font-name="Arial" style:font-name-asian="Times New Roman" style:font-name-complex="Arial" fo:color="#000000" style:letter-kerning="false" fo:font-size="12pt" style:font-size-asian="12pt" style:font-size-complex="12pt" style:language-asian="es" style:country-asian="ES"/>
    </style:style>
    <style:style style:name="P298" style:parent-style-name="Normal" style:family="paragraph">
      <style:paragraph-properties fo:border-top="0.0034in solid #000000" fo:border-left="0.0034in solid #000000" fo:border-bottom="0.0104in solid #000000" fo:border-right="0.0034in solid #000000" fo:padding="0in" style:shadow="none" fo:margin-top="0.0694in" fo:margin-bottom="0.0694in" fo:line-height="100%" fo:background-color="#FFFFFF"/>
      <style:text-properties style:font-name="Arial" style:font-name-asian="Times New Roman" style:font-name-complex="Arial" fo:font-weight="bold" style:font-weight-asian="bold" style:font-weight-complex="bold" fo:color="#000000" fo:letter-spacing="-0.0027in" style:letter-kerning="false" fo:font-size="18pt" style:font-size-asian="18pt" style:font-size-complex="18pt" style:language-asian="es" style:country-asian="ES"/>
    </style:style>
    <style:style style:name="P299" style:parent-style-name="Normal" style:family="paragraph">
      <style:paragraph-properties fo:border="0.0034in solid #E5E7EB" fo:padding="0in" style:shadow="none" fo:margin-top="0.0694in" fo:margin-bottom="0.0694in" fo:line-height="100%" fo:background-color="#FFFFFF"/>
    </style:style>
    <style:style style:name="T300"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30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es" style:country-asian="ES"/>
    </style:style>
    <style:style style:name="T302"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303" style:parent-style-name="Fuentedepárrafopredeter." style:family="text">
      <style:text-properties style:font-name="Consolas" style:font-name-asian="Times New Roman" style:font-name-complex="Courier New" fo:color="#000000" style:letter-kerning="false" style:language-asian="es" style:country-asian="ES"/>
    </style:style>
    <style:style style:name="T304"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305" style:parent-style-name="Normal" style:family="paragraph">
      <style:paragraph-properties fo:border="0.0034in solid #E5E7EB" fo:padding="0in" style:shadow="none" fo:margin-top="0.0694in" fo:margin-bottom="0.0694in" fo:line-height="100%" fo:background-color="#FFFFFF"/>
    </style:style>
    <style:style style:name="T306"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07" style:parent-style-name="Normal" style:family="paragraph">
      <style:paragraph-properties fo:border="0.0034in solid #E5E7EB" fo:padding="0in" style:shadow="none" fo:margin-top="0.0694in" fo:margin-bottom="0.0694in" fo:line-height="100%" fo:background-color="#FFFFFF"/>
    </style:style>
    <style:style style:name="T308"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309"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310" style:parent-style-name="Normal" style:family="paragraph">
      <style:paragraph-properties fo:border="0.0034in solid #E5E7EB" fo:padding="0in" style:shadow="none" fo:margin-top="0.0694in" fo:margin-bottom="0.0694in" fo:line-height="100%" fo:background-color="#FFFFFF"/>
    </style:style>
    <style:style style:name="T311"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12" style:parent-style-name="Normal" style:family="paragraph">
      <style:paragraph-properties fo:border="0.0034in solid #E5E7EB" fo:padding="0in" style:shadow="none" fo:margin-top="0.0694in" fo:margin-bottom="0.0694in" fo:line-height="100%" fo:background-color="#FFFFFF"/>
    </style:style>
    <style:style style:name="T313"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14" style:parent-style-name="Normal" style:family="paragraph">
      <style:paragraph-properties fo:border="0.0034in solid #E5E7EB" fo:padding="0in" style:shadow="none" fo:margin-top="0.0694in" fo:margin-bottom="0.0694in" fo:line-height="100%" fo:background-color="#FFFFFF"/>
    </style:style>
    <style:style style:name="T315"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16" style:parent-style-name="Normal" style:family="paragraph">
      <style:paragraph-properties fo:border="0.0034in solid #E5E7EB" fo:padding="0in" style:shadow="none" fo:margin-top="0.0694in" fo:margin-bottom="0.0694in" fo:line-height="100%" fo:background-color="#FFFFFF"/>
    </style:style>
    <style:style style:name="T317"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18" style:parent-style-name="Normal" style:family="paragraph">
      <style:paragraph-properties fo:border="0.0034in solid #E5E7EB" fo:padding="0in" style:shadow="none" fo:margin-top="0.0694in" fo:margin-bottom="0.0694in" fo:line-height="100%" fo:background-color="#FFFFFF"/>
    </style:style>
    <style:style style:name="T319"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20" style:parent-style-name="Normal" style:family="paragraph">
      <style:paragraph-properties fo:border="0.0034in solid #E5E7EB" fo:padding="0in" style:shadow="none" fo:margin-top="0.0694in" fo:margin-bottom="0.0694in" fo:line-height="100%" fo:background-color="#FFFFFF"/>
    </style:style>
    <style:style style:name="T321"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P322" style:parent-style-name="Normal" style:family="paragraph">
      <style:paragraph-properties fo:border="0.0034in solid #E5E7EB" fo:padding="0in" style:shadow="none" fo:margin-top="0.0694in" fo:margin-bottom="0.0694in" fo:line-height="100%" fo:background-color="#FFFFFF"/>
    </style:style>
    <style:style style:name="T323"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324" style:parent-style-name="Fuentedepárrafopredeter." style:family="text">
      <style:text-properties style:font-name="Arial" style:font-name-asian="Times New Roman" style:font-name-complex="Arial" fo:color="#0000FF" style:letter-kerning="false" fo:font-size="12pt" style:font-size-asian="12pt" style:font-size-complex="12pt" style:text-underline-type="single" style:text-underline-style="solid" style:text-underline-width="auto" style:text-underline-mode="continuous" style:language-asian="es" style:country-asian="ES"/>
    </style:style>
    <style:style style:name="T325"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T326" style:parent-style-name="Fuentedepárrafopredeter." style:family="text">
      <style:text-properties style:font-name="Arial" style:font-name-asian="Times New Roman" style:font-name-complex="Arial" fo:color="#000000" style:letter-kerning="false" fo:font-size="12pt" style:font-size-asian="12pt" style:font-size-complex="12pt" style:language-asian="es" style:country-asian="ES"/>
    </style:style>
    <style:style style:name="P327"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328" style:parent-style-name="NormalWeb" style:family="paragraph">
      <style:paragraph-properties fo:border="0.0034in solid #E5E7EB" fo:padding="0in" style:shadow="none" fo:background-color="#FFFFFF"/>
      <style:text-properties style:font-name="Arial" style:font-name-complex="Arial" fo:color="#000000"/>
    </style:style>
    <style:style style:name="P329" style:parent-style-name="NormalWeb" style:family="paragraph">
      <style:paragraph-properties fo:border="0.0034in solid #E5E7EB" fo:padding="0in" style:shadow="none" fo:background-color="#FFFFFF"/>
      <style:text-properties style:font-name="Arial" style:font-name-complex="Arial" fo:color="#000000"/>
    </style:style>
    <style:style style:name="P330"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31" style:parent-style-name="NormalWeb" style:family="paragraph">
      <style:paragraph-properties fo:border="0.0034in solid #E5E7EB" fo:padding="0in" style:shadow="none" fo:background-color="#FFFFFF"/>
      <style:text-properties style:font-name="Arial" style:font-name-complex="Arial" fo:color="#000000"/>
    </style:style>
    <style:style style:name="P332" style:parent-style-name="HTMLconformatoprevio" style:family="paragraph">
      <style:paragraph-properties fo:border="0.0034in solid #E5E7EB" fo:padding="0in" style:shadow="none" fo:background-color="#FFFFFF"/>
    </style:style>
    <style:style style:name="T333" style:parent-style-name="cl" style:family="text">
      <style:text-properties style:font-name="Consolas" fo:color="#000000" fo:language="en" fo:country="US"/>
    </style:style>
    <style:style style:name="P334" style:parent-style-name="HTMLconformatoprevio" style:family="paragraph">
      <style:paragraph-properties fo:border="0.0034in solid #E5E7EB" fo:padding="0in" style:shadow="none" fo:background-color="#FFFFFF"/>
    </style:style>
    <style:style style:name="T335" style:parent-style-name="cl" style:family="text">
      <style:text-properties style:font-name="Consolas" fo:color="#000000" fo:language="en" fo:country="US"/>
    </style:style>
    <style:style style:name="P336" style:parent-style-name="HTMLconformatoprevio" style:family="paragraph">
      <style:paragraph-properties fo:border="0.0034in solid #E5E7EB" fo:padding="0in" style:shadow="none" fo:background-color="#FFFFFF"/>
    </style:style>
    <style:style style:name="T337" style:parent-style-name="cl" style:family="text">
      <style:text-properties style:font-name="Consolas" fo:color="#000000" fo:language="en" fo:country="US"/>
    </style:style>
    <style:style style:name="P338" style:parent-style-name="HTMLconformatoprevio" style:family="paragraph">
      <style:paragraph-properties fo:border="0.0034in solid #E5E7EB" fo:padding="0in" style:shadow="none" fo:background-color="#FFFFFF"/>
    </style:style>
    <style:style style:name="T339" style:parent-style-name="cl" style:family="text">
      <style:text-properties style:font-name="Consolas" fo:color="#000000" fo:language="en" fo:country="US"/>
    </style:style>
    <style:style style:name="P340" style:parent-style-name="HTMLconformatoprevio" style:family="paragraph">
      <style:paragraph-properties fo:border="0.0034in solid #E5E7EB" fo:padding="0in" style:shadow="none" fo:background-color="#FFFFFF"/>
    </style:style>
    <style:style style:name="T341" style:parent-style-name="cl" style:family="text">
      <style:text-properties style:font-name="Consolas" fo:color="#000000" fo:language="en" fo:country="US"/>
    </style:style>
    <style:style style:name="T342" style:parent-style-name="cl" style:family="text">
      <style:text-properties style:font-name="Consolas" fo:color="#000000"/>
    </style:style>
    <style:style style:name="P343" style:parent-style-name="HTMLconformatoprevio" style:family="paragraph">
      <style:paragraph-properties fo:border="0.0034in solid #E5E7EB" fo:padding="0in" style:shadow="none" fo:background-color="#FFFFFF"/>
    </style:style>
    <style:style style:name="T344" style:parent-style-name="cl" style:family="text">
      <style:text-properties style:font-name="Consolas" fo:color="#000000"/>
    </style:style>
    <style:style style:name="P345" style:parent-style-name="HTMLconformatoprevio" style:family="paragraph">
      <style:paragraph-properties fo:border="0.0034in solid #E5E7EB" fo:padding="0in" style:shadow="none" fo:background-color="#FFFFFF"/>
    </style:style>
    <style:style style:name="T346" style:parent-style-name="cl" style:family="text">
      <style:text-properties style:font-name="Consolas" fo:color="#000000"/>
    </style:style>
    <style:style style:name="P347" style:parent-style-name="NormalWeb" style:family="paragraph">
      <style:paragraph-properties fo:border="0.0034in solid #E5E7EB" fo:padding="0in" style:shadow="none" fo:background-color="#FFFFFF"/>
      <style:text-properties style:font-name="Arial" style:font-name-complex="Arial" fo:color="#000000"/>
    </style:style>
    <style:style style:name="P348" style:parent-style-name="HTMLconformatoprevio" style:family="paragraph">
      <style:paragraph-properties fo:border="0.0034in solid #E5E7EB" fo:padding="0in" style:shadow="none" fo:background-color="#FFFFFF"/>
    </style:style>
    <style:style style:name="T349" style:parent-style-name="cl" style:family="text">
      <style:text-properties style:font-name="Consolas" fo:color="#000000" fo:language="en" fo:country="US"/>
    </style:style>
    <style:style style:name="P350" style:parent-style-name="HTMLconformatoprevio" style:family="paragraph">
      <style:paragraph-properties fo:border="0.0034in solid #E5E7EB" fo:padding="0in" style:shadow="none" fo:background-color="#FFFFFF"/>
    </style:style>
    <style:style style:name="T351" style:parent-style-name="cl" style:family="text">
      <style:text-properties style:font-name="Consolas" fo:color="#000000" fo:language="en" fo:country="US"/>
    </style:style>
    <style:style style:name="P352" style:parent-style-name="HTMLconformatoprevio" style:family="paragraph">
      <style:paragraph-properties fo:border="0.0034in solid #E5E7EB" fo:padding="0in" style:shadow="none" fo:background-color="#FFFFFF"/>
    </style:style>
    <style:style style:name="T353" style:parent-style-name="cl" style:family="text">
      <style:text-properties style:font-name="Consolas" fo:color="#000000" fo:language="en" fo:country="US"/>
    </style:style>
    <style:style style:name="P354" style:parent-style-name="HTMLconformatoprevio" style:family="paragraph">
      <style:paragraph-properties fo:border="0.0034in solid #E5E7EB" fo:padding="0in" style:shadow="none" fo:background-color="#FFFFFF"/>
    </style:style>
    <style:style style:name="T355" style:parent-style-name="cl" style:family="text">
      <style:text-properties style:font-name="Consolas" fo:color="#000000" fo:language="en" fo:country="US"/>
    </style:style>
    <style:style style:name="P356" style:parent-style-name="HTMLconformatoprevio" style:family="paragraph">
      <style:paragraph-properties fo:border="0.0034in solid #E5E7EB" fo:padding="0in" style:shadow="none" fo:background-color="#FFFFFF"/>
    </style:style>
    <style:style style:name="T357" style:parent-style-name="cl" style:family="text">
      <style:text-properties style:font-name="Consolas" fo:color="#000000" fo:language="en" fo:country="US"/>
    </style:style>
    <style:style style:name="T358" style:parent-style-name="cl" style:family="text">
      <style:text-properties style:font-name="Consolas" fo:color="#000000"/>
    </style:style>
    <style:style style:name="P359" style:parent-style-name="HTMLconformatoprevio" style:family="paragraph">
      <style:paragraph-properties fo:border="0.0034in solid #E5E7EB" fo:padding="0in" style:shadow="none" fo:background-color="#FFFFFF"/>
    </style:style>
    <style:style style:name="T360" style:parent-style-name="cl" style:family="text">
      <style:text-properties style:font-name="Consolas" fo:color="#000000"/>
    </style:style>
    <style:style style:name="P36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62" style:parent-style-name="NormalWeb" style:family="paragraph">
      <style:paragraph-properties fo:border="0.0034in solid #E5E7EB" fo:padding="0in" style:shadow="none" fo:background-color="#FFFFFF"/>
    </style:style>
    <style:style style:name="T363" style:parent-style-name="Fuentedepárrafopredeter." style:family="text">
      <style:text-properties style:font-name="Arial" style:font-name-complex="Arial" fo:color="#000000"/>
    </style:style>
    <style:style style:name="T364" style:parent-style-name="CódigoHTML" style:family="text">
      <style:text-properties style:font-name="Consolas" fo:color="#000000" fo:font-size="11pt" style:font-size-asian="11pt" style:font-size-complex="11pt"/>
    </style:style>
    <style:style style:name="T365" style:parent-style-name="Fuentedepárrafopredeter." style:family="text">
      <style:text-properties style:font-name="Arial" style:font-name-complex="Arial" fo:color="#000000"/>
    </style:style>
    <style:style style:name="P366" style:parent-style-name="HTMLconformatoprevio" style:family="paragraph">
      <style:paragraph-properties fo:border="0.0034in solid #E5E7EB" fo:padding="0in" style:shadow="none" fo:background-color="#FFFFFF"/>
    </style:style>
    <style:style style:name="T367" style:parent-style-name="c1" style:family="text">
      <style:text-properties style:font-name="Consolas" fo:font-style="italic" style:font-style-asian="italic" style:font-style-complex="italic" fo:color="#999988"/>
    </style:style>
    <style:style style:name="P368" style:parent-style-name="HTMLconformatoprevio" style:family="paragraph">
      <style:paragraph-properties fo:border="0.0034in solid #E5E7EB" fo:padding="0in" style:shadow="none" fo:background-color="#FFFFFF"/>
    </style:style>
    <style:style style:name="T369" style:parent-style-name="c1" style:family="text">
      <style:text-properties style:font-name="Consolas" fo:font-style="italic" style:font-style-asian="italic" style:font-style-complex="italic" fo:color="#999988"/>
    </style:style>
    <style:style style:name="P370" style:parent-style-name="HTMLconformatoprevio" style:family="paragraph">
      <style:paragraph-properties fo:border="0.0034in solid #E5E7EB" fo:padding="0in" style:shadow="none" fo:background-color="#FFFFFF"/>
    </style:style>
    <style:style style:name="P371" style:parent-style-name="HTMLconformatoprevio" style:family="paragraph">
      <style:paragraph-properties fo:border="0.0034in solid #E5E7EB" fo:padding="0in" style:shadow="none" fo:background-color="#FFFFFF"/>
    </style:style>
    <style:style style:name="T372" style:parent-style-name="c1" style:family="text">
      <style:text-properties style:font-name="Consolas" fo:font-style="italic" style:font-style-asian="italic" style:font-style-complex="italic" fo:color="#999988"/>
    </style:style>
    <style:style style:name="P373" style:parent-style-name="HTMLconformatoprevio" style:family="paragraph">
      <style:paragraph-properties fo:border="0.0034in solid #E5E7EB" fo:padding="0in" style:shadow="none" fo:background-color="#FFFFFF"/>
    </style:style>
    <style:style style:name="P374" style:parent-style-name="HTMLconformatoprevio" style:family="paragraph">
      <style:paragraph-properties fo:border="0.0034in solid #E5E7EB" fo:padding="0in" style:shadow="none" fo:background-color="#FFFFFF"/>
    </style:style>
    <style:style style:name="T375" style:parent-style-name="k" style:family="text">
      <style:text-properties style:font-name="Consolas" fo:font-weight="bold" style:font-weight-asian="bold" style:font-weight-complex="bold" fo:color="#000000" fo:language="en" fo:country="US"/>
    </style:style>
    <style:style style:name="T376" style:parent-style-name="cl" style:family="text">
      <style:text-properties style:font-name="Consolas" fo:color="#000000" fo:language="en" fo:country="US"/>
    </style:style>
    <style:style style:name="T377" style:parent-style-name="s2" style:family="text">
      <style:text-properties style:font-name="Consolas" fo:color="#DD1144" fo:language="en" fo:country="US"/>
    </style:style>
    <style:style style:name="T378" style:parent-style-name="p" style:family="text">
      <style:text-properties style:font-name="Consolas" fo:color="#000000" fo:language="en" fo:country="US"/>
    </style:style>
    <style:style style:name="P379" style:parent-style-name="HTMLconformatoprevio" style:family="paragraph">
      <style:paragraph-properties fo:border="0.0034in solid #E5E7EB" fo:padding="0in" style:shadow="none" fo:background-color="#FFFFFF"/>
    </style:style>
    <style:style style:name="P380" style:parent-style-name="HTMLconformatoprevio" style:family="paragraph">
      <style:paragraph-properties fo:border="0.0034in solid #E5E7EB" fo:padding="0in" style:shadow="none" fo:background-color="#FFFFFF"/>
    </style:style>
    <style:style style:name="T381" style:parent-style-name="o" style:family="text">
      <style:text-properties style:font-name="Consolas" fo:font-weight="bold" style:font-weight-asian="bold" style:font-weight-complex="bold" fo:color="#000000"/>
    </style:style>
    <style:style style:name="T382" style:parent-style-name="cl" style:family="text">
      <style:text-properties style:font-name="Consolas" fo:color="#000000"/>
    </style:style>
    <style:style style:name="T383" style:parent-style-name="nt" style:family="text">
      <style:text-properties style:font-name="Consolas" fo:color="#000080"/>
    </style:style>
    <style:style style:name="T384" style:parent-style-name="cl" style:family="text">
      <style:text-properties style:font-name="Consolas" fo:color="#000000"/>
    </style:style>
    <style:style style:name="T385" style:parent-style-name="nt" style:family="text">
      <style:text-properties style:font-name="Consolas" fo:color="#000080"/>
    </style:style>
    <style:style style:name="T386" style:parent-style-name="cl" style:family="text">
      <style:text-properties style:font-name="Consolas" fo:color="#000000"/>
    </style:style>
    <style:style style:name="T387" style:parent-style-name="nt" style:family="text">
      <style:text-properties style:font-name="Consolas" fo:color="#000080"/>
    </style:style>
    <style:style style:name="T388" style:parent-style-name="cl" style:family="text">
      <style:text-properties style:font-name="Consolas" fo:color="#000000"/>
    </style:style>
    <style:style style:name="T389" style:parent-style-name="nt" style:family="text">
      <style:text-properties style:font-name="Consolas" fo:color="#000080"/>
    </style:style>
    <style:style style:name="T390" style:parent-style-name="cl" style:family="text">
      <style:text-properties style:font-name="Consolas" fo:color="#000000"/>
    </style:style>
    <style:style style:name="T391" style:parent-style-name="nt" style:family="text">
      <style:text-properties style:font-name="Consolas" fo:color="#000080"/>
    </style:style>
    <style:style style:name="T392" style:parent-style-name="cl" style:family="text">
      <style:text-properties style:font-name="Consolas" fo:color="#000000"/>
    </style:style>
    <style:style style:name="T393" style:parent-style-name="nt" style:family="text">
      <style:text-properties style:font-name="Consolas" fo:color="#000080"/>
    </style:style>
    <style:style style:name="P394" style:parent-style-name="HTMLconformatoprevio" style:family="paragraph">
      <style:paragraph-properties fo:border="0.0034in solid #E5E7EB" fo:padding="0in" style:shadow="none" fo:background-color="#FFFFFF"/>
    </style:style>
    <style:style style:name="T395" style:parent-style-name="c1" style:family="text">
      <style:text-properties style:font-name="Consolas" fo:font-style="italic" style:font-style-asian="italic" style:font-style-complex="italic" fo:color="#999988"/>
    </style:style>
    <style:style style:name="P396" style:parent-style-name="HTMLconformatoprevio" style:family="paragraph">
      <style:paragraph-properties fo:border="0.0034in solid #E5E7EB" fo:padding="0in" style:shadow="none" fo:background-color="#FFFFFF"/>
    </style:style>
    <style:style style:name="T397" style:parent-style-name="c1" style:family="text">
      <style:text-properties style:font-name="Consolas" fo:font-style="italic" style:font-style-asian="italic" style:font-style-complex="italic" fo:color="#999988"/>
    </style:style>
    <style:style style:name="P398" style:parent-style-name="HTMLconformatoprevio" style:family="paragraph">
      <style:paragraph-properties fo:border="0.0034in solid #E5E7EB" fo:padding="0in" style:shadow="none" fo:background-color="#FFFFFF"/>
    </style:style>
    <style:style style:name="P399" style:parent-style-name="HTMLconformatoprevio" style:family="paragraph">
      <style:paragraph-properties fo:border="0.0034in solid #E5E7EB" fo:padding="0in" style:shadow="none" fo:background-color="#FFFFFF"/>
    </style:style>
    <style:style style:name="T400" style:parent-style-name="c1" style:family="text">
      <style:text-properties style:font-name="Consolas" fo:font-style="italic" style:font-style-asian="italic" style:font-style-complex="italic" fo:color="#999988"/>
    </style:style>
    <style:style style:name="P401" style:parent-style-name="HTMLconformatoprevio" style:family="paragraph">
      <style:paragraph-properties fo:border="0.0034in solid #E5E7EB" fo:padding="0in" style:shadow="none" fo:background-color="#FFFFFF"/>
    </style:style>
    <style:style style:name="T402" style:parent-style-name="k" style:family="text">
      <style:text-properties style:font-name="Consolas" fo:font-weight="bold" style:font-weight-asian="bold" style:font-weight-complex="bold" fo:color="#000000" fo:language="en" fo:country="US"/>
    </style:style>
    <style:style style:name="T403" style:parent-style-name="cl" style:family="text">
      <style:text-properties style:font-name="Consolas" fo:color="#000000" fo:language="en" fo:country="US"/>
    </style:style>
    <style:style style:name="T404" style:parent-style-name="s2" style:family="text">
      <style:text-properties style:font-name="Consolas" fo:color="#DD1144" fo:language="en" fo:country="US"/>
    </style:style>
    <style:style style:name="T405" style:parent-style-name="p" style:family="text">
      <style:text-properties style:font-name="Consolas" fo:color="#000000" fo:language="en" fo:country="US"/>
    </style:style>
    <style:style style:name="P406" style:parent-style-name="HTMLconformatoprevio" style:family="paragraph">
      <style:paragraph-properties fo:border="0.0034in solid #E5E7EB" fo:padding="0in" style:shadow="none" fo:background-color="#FFFFFF"/>
    </style:style>
    <style:style style:name="P407" style:parent-style-name="HTMLconformatoprevio" style:family="paragraph">
      <style:paragraph-properties fo:border="0.0034in solid #E5E7EB" fo:padding="0in" style:shadow="none" fo:background-color="#FFFFFF"/>
    </style:style>
    <style:style style:name="T408" style:parent-style-name="c1" style:family="text">
      <style:text-properties style:font-name="Consolas" fo:font-style="italic" style:font-style-asian="italic" style:font-style-complex="italic" fo:color="#999988"/>
    </style:style>
    <style:style style:name="P409" style:parent-style-name="HTMLconformatoprevio" style:family="paragraph">
      <style:paragraph-properties fo:border="0.0034in solid #E5E7EB" fo:padding="0in" style:shadow="none" fo:background-color="#FFFFFF"/>
    </style:style>
    <style:style style:name="P410" style:parent-style-name="HTMLconformatoprevio" style:family="paragraph">
      <style:paragraph-properties fo:border="0.0034in solid #E5E7EB" fo:padding="0in" style:shadow="none" fo:background-color="#FFFFFF"/>
    </style:style>
    <style:style style:name="T411" style:parent-style-name="c1" style:family="text">
      <style:text-properties style:font-name="Consolas" fo:font-style="italic" style:font-style-asian="italic" style:font-style-complex="italic" fo:color="#999988"/>
    </style:style>
    <style:style style:name="P412" style:parent-style-name="HTMLconformatoprevio" style:family="paragraph">
      <style:paragraph-properties fo:border="0.0034in solid #E5E7EB" fo:padding="0in" style:shadow="none" fo:background-color="#FFFFFF"/>
    </style:style>
    <style:style style:name="T413" style:parent-style-name="k" style:family="text">
      <style:text-properties style:font-name="Consolas" fo:font-weight="bold" style:font-weight-asian="bold" style:font-weight-complex="bold" fo:color="#000000" fo:language="en" fo:country="US"/>
    </style:style>
    <style:style style:name="T414" style:parent-style-name="cl" style:family="text">
      <style:text-properties style:font-name="Consolas" fo:color="#000000" fo:language="en" fo:country="US"/>
    </style:style>
    <style:style style:name="T415" style:parent-style-name="s2" style:family="text">
      <style:text-properties style:font-name="Consolas" fo:color="#DD1144" fo:language="en" fo:country="US"/>
    </style:style>
    <style:style style:name="T416" style:parent-style-name="p" style:family="text">
      <style:text-properties style:font-name="Consolas" fo:color="#000000" fo:language="en" fo:country="US"/>
    </style:style>
    <style:style style:name="P417" style:parent-style-name="HTMLconformatoprevio" style:family="paragraph">
      <style:paragraph-properties fo:border="0.0034in solid #E5E7EB" fo:padding="0in" style:shadow="none" fo:background-color="#FFFFFF"/>
    </style:style>
    <style:style style:name="P418" style:parent-style-name="HTMLconformatoprevio" style:family="paragraph">
      <style:paragraph-properties fo:border="0.0034in solid #E5E7EB" fo:padding="0in" style:shadow="none" fo:background-color="#FFFFFF"/>
    </style:style>
    <style:style style:name="T419" style:parent-style-name="c1" style:family="text">
      <style:text-properties style:font-name="Consolas" fo:font-style="italic" style:font-style-asian="italic" style:font-style-complex="italic" fo:color="#999988"/>
    </style:style>
    <style:style style:name="P420" style:parent-style-name="HTMLconformatoprevio" style:family="paragraph">
      <style:paragraph-properties fo:border="0.0034in solid #E5E7EB" fo:padding="0in" style:shadow="none" fo:background-color="#FFFFFF"/>
    </style:style>
    <style:style style:name="P421" style:parent-style-name="HTMLconformatoprevio" style:family="paragraph">
      <style:paragraph-properties fo:border="0.0034in solid #E5E7EB" fo:padding="0in" style:shadow="none" fo:background-color="#FFFFFF"/>
    </style:style>
    <style:style style:name="T422" style:parent-style-name="c1" style:family="text">
      <style:text-properties style:font-name="Consolas" fo:font-style="italic" style:font-style-asian="italic" style:font-style-complex="italic" fo:color="#999988"/>
    </style:style>
    <style:style style:name="P423" style:parent-style-name="HTMLconformatoprevio" style:family="paragraph">
      <style:paragraph-properties fo:border="0.0034in solid #E5E7EB" fo:padding="0in" style:shadow="none" fo:background-color="#FFFFFF"/>
    </style:style>
    <style:style style:name="T424" style:parent-style-name="k" style:family="text">
      <style:text-properties style:font-name="Consolas" fo:font-weight="bold" style:font-weight-asian="bold" style:font-weight-complex="bold" fo:color="#000000" fo:language="en" fo:country="US"/>
    </style:style>
    <style:style style:name="T425" style:parent-style-name="cl" style:family="text">
      <style:text-properties style:font-name="Consolas" fo:color="#000000" fo:language="en" fo:country="US"/>
    </style:style>
    <style:style style:name="T426" style:parent-style-name="s2" style:family="text">
      <style:text-properties style:font-name="Consolas" fo:color="#DD1144" fo:language="en" fo:country="US"/>
    </style:style>
    <style:style style:name="T427" style:parent-style-name="p" style:family="text">
      <style:text-properties style:font-name="Consolas" fo:color="#000000" fo:language="en" fo:country="US"/>
    </style:style>
    <style:style style:name="P428" style:parent-style-name="HTMLconformatoprevio" style:family="paragraph">
      <style:paragraph-properties fo:border="0.0034in solid #E5E7EB" fo:padding="0in" style:shadow="none" fo:background-color="#FFFFFF"/>
    </style:style>
    <style:style style:name="T429" style:parent-style-name="k" style:family="text">
      <style:text-properties style:font-name="Consolas" fo:font-weight="bold" style:font-weight-asian="bold" style:font-weight-complex="bold" fo:color="#000000" fo:language="en" fo:country="US"/>
    </style:style>
    <style:style style:name="T430" style:parent-style-name="cl" style:family="text">
      <style:text-properties style:font-name="Consolas" fo:color="#000000" fo:language="en" fo:country="US"/>
    </style:style>
    <style:style style:name="T431" style:parent-style-name="s2" style:family="text">
      <style:text-properties style:font-name="Consolas" fo:color="#DD1144" fo:language="en" fo:country="US"/>
    </style:style>
    <style:style style:name="T432" style:parent-style-name="p" style:family="text">
      <style:text-properties style:font-name="Consolas" fo:color="#000000" fo:language="en" fo:country="US"/>
    </style:style>
    <style:style style:name="P433" style:parent-style-name="HTMLconformatoprevio" style:family="paragraph">
      <style:paragraph-properties fo:border="0.0034in solid #E5E7EB" fo:padding="0in" style:shadow="none" fo:background-color="#FFFFFF"/>
    </style:style>
    <style:style style:name="T434" style:parent-style-name="k" style:family="text">
      <style:text-properties style:font-name="Consolas" fo:font-weight="bold" style:font-weight-asian="bold" style:font-weight-complex="bold" fo:color="#000000" fo:language="en" fo:country="US"/>
    </style:style>
    <style:style style:name="T435" style:parent-style-name="cl" style:family="text">
      <style:text-properties style:font-name="Consolas" fo:color="#000000" fo:language="en" fo:country="US"/>
    </style:style>
    <style:style style:name="T436" style:parent-style-name="s2" style:family="text">
      <style:text-properties style:font-name="Consolas" fo:color="#DD1144" fo:language="en" fo:country="US"/>
    </style:style>
    <style:style style:name="T437" style:parent-style-name="p" style:family="text">
      <style:text-properties style:font-name="Consolas" fo:color="#000000" fo:language="en" fo:country="US"/>
    </style:style>
    <style:style style:name="P438" style:parent-style-name="HTMLconformatoprevio" style:family="paragraph">
      <style:paragraph-properties fo:border="0.0034in solid #E5E7EB" fo:padding="0in" style:shadow="none" fo:background-color="#FFFFFF"/>
    </style:style>
    <style:style style:name="P439" style:parent-style-name="HTMLconformatoprevio" style:family="paragraph">
      <style:paragraph-properties fo:border="0.0034in solid #E5E7EB" fo:padding="0in" style:shadow="none" fo:background-color="#FFFFFF"/>
    </style:style>
    <style:style style:name="T440" style:parent-style-name="c1" style:family="text">
      <style:text-properties style:font-name="Consolas" fo:font-style="italic" style:font-style-asian="italic" style:font-style-complex="italic" fo:color="#999988"/>
    </style:style>
    <style:style style:name="P441" style:parent-style-name="HTMLconformatoprevio" style:family="paragraph">
      <style:paragraph-properties fo:border="0.0034in solid #E5E7EB" fo:padding="0in" style:shadow="none" fo:background-color="#FFFFFF"/>
    </style:style>
    <style:style style:name="T442" style:parent-style-name="k" style:family="text">
      <style:text-properties style:font-name="Consolas" fo:font-weight="bold" style:font-weight-asian="bold" style:font-weight-complex="bold" fo:color="#000000" fo:language="en" fo:country="US"/>
    </style:style>
    <style:style style:name="T443" style:parent-style-name="cl" style:family="text">
      <style:text-properties style:font-name="Consolas" fo:color="#000000" fo:language="en" fo:country="US"/>
    </style:style>
    <style:style style:name="T444" style:parent-style-name="s2" style:family="text">
      <style:text-properties style:font-name="Consolas" fo:color="#DD1144" fo:language="en" fo:country="US"/>
    </style:style>
    <style:style style:name="T445" style:parent-style-name="p" style:family="text">
      <style:text-properties style:font-name="Consolas" fo:color="#000000" fo:language="en" fo:country="US"/>
    </style:style>
    <style:style style:name="P446" style:parent-style-name="HTMLconformatoprevio" style:family="paragraph">
      <style:paragraph-properties fo:border="0.0034in solid #E5E7EB" fo:padding="0in" style:shadow="none" fo:background-color="#FFFFFF"/>
    </style:style>
    <style:style style:name="T447" style:parent-style-name="k" style:family="text">
      <style:text-properties style:font-name="Consolas" fo:font-weight="bold" style:font-weight-asian="bold" style:font-weight-complex="bold" fo:color="#000000" fo:language="en" fo:country="US"/>
    </style:style>
    <style:style style:name="T448" style:parent-style-name="cl" style:family="text">
      <style:text-properties style:font-name="Consolas" fo:color="#000000" fo:language="en" fo:country="US"/>
    </style:style>
    <style:style style:name="T449" style:parent-style-name="s2" style:family="text">
      <style:text-properties style:font-name="Consolas" fo:color="#DD1144" fo:language="en" fo:country="US"/>
    </style:style>
    <style:style style:name="T450" style:parent-style-name="p" style:family="text">
      <style:text-properties style:font-name="Consolas" fo:color="#000000" fo:language="en" fo:country="US"/>
    </style:style>
    <style:style style:name="P451" style:parent-style-name="HTMLconformatoprevio" style:family="paragraph">
      <style:paragraph-properties fo:border="0.0034in solid #E5E7EB" fo:padding="0in" style:shadow="none" fo:background-color="#FFFFFF"/>
    </style:style>
    <style:style style:name="T452" style:parent-style-name="k" style:family="text">
      <style:text-properties style:font-name="Consolas" fo:font-weight="bold" style:font-weight-asian="bold" style:font-weight-complex="bold" fo:color="#000000" fo:language="en" fo:country="US"/>
    </style:style>
    <style:style style:name="T453" style:parent-style-name="cl" style:family="text">
      <style:text-properties style:font-name="Consolas" fo:color="#000000" fo:language="en" fo:country="US"/>
    </style:style>
    <style:style style:name="T454" style:parent-style-name="s2" style:family="text">
      <style:text-properties style:font-name="Consolas" fo:color="#DD1144" fo:language="en" fo:country="US"/>
    </style:style>
    <style:style style:name="T455" style:parent-style-name="p" style:family="text">
      <style:text-properties style:font-name="Consolas" fo:color="#000000" fo:language="en" fo:country="US"/>
    </style:style>
    <style:style style:name="P456" style:parent-style-name="HTMLconformatoprevio" style:family="paragraph">
      <style:paragraph-properties fo:border="0.0034in solid #E5E7EB" fo:padding="0in" style:shadow="none" fo:background-color="#FFFFFF"/>
    </style:style>
    <style:style style:name="T457" style:parent-style-name="k" style:family="text">
      <style:text-properties style:font-name="Consolas" fo:font-weight="bold" style:font-weight-asian="bold" style:font-weight-complex="bold" fo:color="#000000" fo:language="en" fo:country="US"/>
    </style:style>
    <style:style style:name="T458" style:parent-style-name="cl" style:family="text">
      <style:text-properties style:font-name="Consolas" fo:color="#000000" fo:language="en" fo:country="US"/>
    </style:style>
    <style:style style:name="T459" style:parent-style-name="s2" style:family="text">
      <style:text-properties style:font-name="Consolas" fo:color="#DD1144" fo:language="en" fo:country="US"/>
    </style:style>
    <style:style style:name="T460" style:parent-style-name="p" style:family="text">
      <style:text-properties style:font-name="Consolas" fo:color="#000000" fo:language="en" fo:country="US"/>
    </style:style>
    <style:style style:name="P461" style:parent-style-name="HTMLconformatoprevio" style:family="paragraph">
      <style:paragraph-properties fo:border="0.0034in solid #E5E7EB" fo:padding="0in" style:shadow="none" fo:background-color="#FFFFFF"/>
    </style:style>
    <style:style style:name="T462" style:parent-style-name="k" style:family="text">
      <style:text-properties style:font-name="Consolas" fo:font-weight="bold" style:font-weight-asian="bold" style:font-weight-complex="bold" fo:color="#000000" fo:language="en" fo:country="US"/>
    </style:style>
    <style:style style:name="T463" style:parent-style-name="cl" style:family="text">
      <style:text-properties style:font-name="Consolas" fo:color="#000000" fo:language="en" fo:country="US"/>
    </style:style>
    <style:style style:name="T464" style:parent-style-name="s2" style:family="text">
      <style:text-properties style:font-name="Consolas" fo:color="#DD1144" fo:language="en" fo:country="US"/>
    </style:style>
    <style:style style:name="T465" style:parent-style-name="p" style:family="text">
      <style:text-properties style:font-name="Consolas" fo:color="#000000" fo:language="en" fo:country="US"/>
    </style:style>
    <style:style style:name="P466" style:parent-style-name="HTMLconformatoprevio" style:family="paragraph">
      <style:paragraph-properties fo:border="0.0034in solid #E5E7EB" fo:padding="0in" style:shadow="none" fo:background-color="#FFFFFF"/>
    </style:style>
    <style:style style:name="T467" style:parent-style-name="k" style:family="text">
      <style:text-properties style:font-name="Consolas" fo:font-weight="bold" style:font-weight-asian="bold" style:font-weight-complex="bold" fo:color="#000000" fo:language="en" fo:country="US"/>
    </style:style>
    <style:style style:name="T468" style:parent-style-name="cl" style:family="text">
      <style:text-properties style:font-name="Consolas" fo:color="#000000" fo:language="en" fo:country="US"/>
    </style:style>
    <style:style style:name="T469" style:parent-style-name="s2" style:family="text">
      <style:text-properties style:font-name="Consolas" fo:color="#DD1144" fo:language="en" fo:country="US"/>
    </style:style>
    <style:style style:name="T470" style:parent-style-name="p" style:family="text">
      <style:text-properties style:font-name="Consolas" fo:color="#000000" fo:language="en" fo:country="US"/>
    </style:style>
    <style:style style:name="P471" style:parent-style-name="HTMLconformatoprevio" style:family="paragraph">
      <style:paragraph-properties fo:border="0.0034in solid #E5E7EB" fo:padding="0in" style:shadow="none" fo:background-color="#FFFFFF"/>
    </style:style>
    <style:style style:name="T472" style:parent-style-name="k" style:family="text">
      <style:text-properties style:font-name="Consolas" fo:font-weight="bold" style:font-weight-asian="bold" style:font-weight-complex="bold" fo:color="#000000" fo:language="en" fo:country="US"/>
    </style:style>
    <style:style style:name="T473" style:parent-style-name="cl" style:family="text">
      <style:text-properties style:font-name="Consolas" fo:color="#000000" fo:language="en" fo:country="US"/>
    </style:style>
    <style:style style:name="T474" style:parent-style-name="s2" style:family="text">
      <style:text-properties style:font-name="Consolas" fo:color="#DD1144" fo:language="en" fo:country="US"/>
    </style:style>
    <style:style style:name="T475" style:parent-style-name="p" style:family="text">
      <style:text-properties style:font-name="Consolas" fo:color="#000000" fo:language="en" fo:country="US"/>
    </style:style>
    <style:style style:name="P476" style:parent-style-name="HTMLconformatoprevio" style:family="paragraph">
      <style:paragraph-properties fo:border="0.0034in solid #E5E7EB" fo:padding="0in" style:shadow="none" fo:background-color="#FFFFFF"/>
    </style:style>
    <style:style style:name="P477" style:parent-style-name="HTMLconformatoprevio" style:family="paragraph">
      <style:paragraph-properties fo:border="0.0034in solid #E5E7EB" fo:padding="0in" style:shadow="none" fo:background-color="#FFFFFF"/>
    </style:style>
    <style:style style:name="T478" style:parent-style-name="c1" style:family="text">
      <style:text-properties style:font-name="Consolas" fo:font-style="italic" style:font-style-asian="italic" style:font-style-complex="italic" fo:color="#999988"/>
    </style:style>
    <style:style style:name="P479" style:parent-style-name="HTMLconformatoprevio" style:family="paragraph">
      <style:paragraph-properties fo:border="0.0034in solid #E5E7EB" fo:padding="0in" style:shadow="none" fo:background-color="#FFFFFF"/>
    </style:style>
    <style:style style:name="T480" style:parent-style-name="k" style:family="text">
      <style:text-properties style:font-name="Consolas" fo:font-weight="bold" style:font-weight-asian="bold" style:font-weight-complex="bold" fo:color="#000000" fo:language="en" fo:country="US"/>
    </style:style>
    <style:style style:name="T481" style:parent-style-name="cl" style:family="text">
      <style:text-properties style:font-name="Consolas" fo:color="#000000" fo:language="en" fo:country="US"/>
    </style:style>
    <style:style style:name="T482" style:parent-style-name="s2" style:family="text">
      <style:text-properties style:font-name="Consolas" fo:color="#DD1144" fo:language="en" fo:country="US"/>
    </style:style>
    <style:style style:name="T483" style:parent-style-name="p" style:family="text">
      <style:text-properties style:font-name="Consolas" fo:color="#000000" fo:language="en" fo:country="US"/>
    </style:style>
    <style:style style:name="P484" style:parent-style-name="HTMLconformatoprevio" style:family="paragraph">
      <style:paragraph-properties fo:border="0.0034in solid #E5E7EB" fo:padding="0in" style:shadow="none" fo:background-color="#FFFFFF"/>
    </style:style>
    <style:style style:name="P485" style:parent-style-name="HTMLconformatoprevio" style:family="paragraph">
      <style:paragraph-properties fo:border="0.0034in solid #E5E7EB" fo:padding="0in" style:shadow="none" fo:background-color="#FFFFFF"/>
    </style:style>
    <style:style style:name="T486" style:parent-style-name="o" style:family="text">
      <style:text-properties style:font-name="Consolas" fo:font-weight="bold" style:font-weight-asian="bold" style:font-weight-complex="bold" fo:color="#000000"/>
    </style:style>
    <style:style style:name="T487" style:parent-style-name="cl" style:family="text">
      <style:text-properties style:font-name="Consolas" fo:color="#000000"/>
    </style:style>
    <style:style style:name="T488" style:parent-style-name="nt" style:family="text">
      <style:text-properties style:font-name="Consolas" fo:color="#000080"/>
    </style:style>
    <style:style style:name="T489" style:parent-style-name="nc" style:family="text">
      <style:text-properties style:font-name="Consolas" fo:font-weight="bold" style:font-weight-asian="bold" style:font-weight-complex="bold" fo:color="#445588"/>
    </style:style>
    <style:style style:name="T490" style:parent-style-name="cl" style:family="text">
      <style:text-properties style:font-name="Consolas" fo:color="#000000"/>
    </style:style>
    <style:style style:name="T491" style:parent-style-name="nt" style:family="text">
      <style:text-properties style:font-name="Consolas" fo:color="#000080"/>
    </style:style>
    <style:style style:name="T492" style:parent-style-name="cl" style:family="text">
      <style:text-properties style:font-name="Consolas" fo:color="#000000"/>
    </style:style>
    <style:style style:name="T493" style:parent-style-name="nt" style:family="text">
      <style:text-properties style:font-name="Consolas" fo:color="#000080"/>
    </style:style>
    <style:style style:name="T494" style:parent-style-name="cl" style:family="text">
      <style:text-properties style:font-name="Consolas" fo:color="#000000"/>
    </style:style>
    <style:style style:name="T495" style:parent-style-name="nt" style:family="text">
      <style:text-properties style:font-name="Consolas" fo:color="#000080"/>
    </style:style>
    <style:style style:name="T496" style:parent-style-name="cl" style:family="text">
      <style:text-properties style:font-name="Consolas" fo:color="#000000"/>
    </style:style>
    <style:style style:name="T497" style:parent-style-name="nt" style:family="text">
      <style:text-properties style:font-name="Consolas" fo:color="#000080"/>
    </style:style>
    <style:style style:name="T498" style:parent-style-name="cl" style:family="text">
      <style:text-properties style:font-name="Consolas" fo:color="#000000"/>
    </style:style>
    <style:style style:name="T499" style:parent-style-name="nt" style:family="text">
      <style:text-properties style:font-name="Consolas" fo:color="#000080"/>
    </style:style>
    <style:style style:name="P500" style:parent-style-name="NormalWeb" style:family="paragraph">
      <style:paragraph-properties fo:border="0.0034in solid #E5E7EB" fo:padding="0in" style:shadow="none" fo:background-color="#FFFFFF"/>
    </style:style>
    <style:style style:name="T501" style:parent-style-name="Fuentedepárrafopredeter." style:family="text">
      <style:text-properties style:font-name="Arial" style:font-name-complex="Arial" fo:color="#000000"/>
    </style:style>
    <style:style style:name="T502" style:parent-style-name="CódigoHTML" style:family="text">
      <style:text-properties style:font-name="Consolas" fo:color="#000000" fo:font-size="11pt" style:font-size-asian="11pt" style:font-size-complex="11pt"/>
    </style:style>
    <style:style style:name="T503" style:parent-style-name="Fuentedepárrafopredeter." style:family="text">
      <style:text-properties style:font-name="Arial" style:font-name-complex="Arial" fo:color="#000000"/>
    </style:style>
    <style:style style:name="T504" style:parent-style-name="CódigoHTML" style:family="text">
      <style:text-properties style:font-name="Consolas" fo:color="#000000" fo:font-size="11pt" style:font-size-asian="11pt" style:font-size-complex="11pt"/>
    </style:style>
    <style:style style:name="T505" style:parent-style-name="Fuentedepárrafopredeter." style:family="text">
      <style:text-properties style:font-name="Arial" style:font-name-complex="Arial" fo:color="#000000"/>
    </style:style>
    <style:style style:name="T506" style:parent-style-name="CódigoHTML" style:family="text">
      <style:text-properties style:font-name="Consolas" fo:color="#000000" fo:font-size="11pt" style:font-size-asian="11pt" style:font-size-complex="11pt"/>
    </style:style>
    <style:style style:name="T507" style:parent-style-name="Fuentedepárrafopredeter." style:family="text">
      <style:text-properties style:font-name="Arial" style:font-name-complex="Arial" fo:color="#000000"/>
    </style:style>
    <style:style style:name="P50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509" style:parent-style-name="Normal" style:family="paragraph">
      <style:paragraph-properties fo:border="0.0034in solid #E5E7EB" fo:padding="0in" style:shadow="none" fo:margin-top="0.0694in" fo:margin-bottom="0.0694in" fo:background-color="#FFFFFF"/>
    </style:style>
    <style:style style:name="T510" style:parent-style-name="Fuentedepárrafopredeter." style:family="text">
      <style:text-properties style:font-name="Arial" style:font-name-complex="Arial" fo:color="#000000"/>
    </style:style>
    <style:style style:name="T511" style:parent-style-name="CódigoHTML" style:family="text">
      <style:text-properties style:font-name="Consolas" style:font-name-asian="Aptos" fo:color="#000000"/>
    </style:style>
    <style:style style:name="T512" style:parent-style-name="Fuentedepárrafopredeter." style:family="text">
      <style:text-properties style:font-name="Arial" style:font-name-complex="Arial" fo:color="#000000"/>
    </style:style>
    <style:style style:name="T513" style:parent-style-name="CódigoHTML" style:family="text">
      <style:text-properties style:font-name="Consolas" style:font-name-asian="Aptos" fo:color="#000000"/>
    </style:style>
    <style:style style:name="T514" style:parent-style-name="Fuentedepárrafopredeter." style:family="text">
      <style:text-properties style:font-name="Arial" style:font-name-complex="Arial" fo:color="#000000"/>
    </style:style>
    <style:style style:name="P515" style:parent-style-name="Normal" style:family="paragraph">
      <style:paragraph-properties fo:text-align="center" fo:margin-bottom="0in" fo:background-color="#FFFFFF"/>
    </style:style>
    <style:style style:name="T516" style:parent-style-name="Fuentedepárrafopredeter." style:family="text">
      <style:text-properties style:font-name="Arial" style:font-name-complex="Arial" fo:color="#FFFFFF" fo:font-size="9pt" style:font-size-asian="9pt" style:font-size-complex="9pt" fo:background-color="#FFFFFF"/>
    </style:style>
    <style:style style:name="P517" style:parent-style-name="NormalWeb" style:family="paragraph">
      <style:paragraph-properties fo:border="0.0034in solid #E5E7EB" fo:padding="0in" style:shadow="none" fo:background-color="#FFFFFF"/>
    </style:style>
    <style:style style:name="T518" style:parent-style-name="Fuentedepárrafopredeter." style:family="text">
      <style:text-properties style:font-name="Arial" style:font-name-complex="Arial" fo:color="#000000"/>
    </style:style>
    <style:style style:name="T519" style:parent-style-name="CódigoHTML" style:family="text">
      <style:text-properties style:font-name="Consolas" fo:color="#000000" fo:font-size="11pt" style:font-size-asian="11pt" style:font-size-complex="11pt"/>
    </style:style>
    <style:style style:name="T520" style:parent-style-name="Fuentedepárrafopredeter." style:family="text">
      <style:text-properties style:font-name="Arial" style:font-name-complex="Arial" fo:color="#000000"/>
    </style:style>
    <style:style style:name="T521" style:parent-style-name="CódigoHTML" style:family="text">
      <style:text-properties style:font-name="Consolas" fo:color="#000000" fo:font-size="11pt" style:font-size-asian="11pt" style:font-size-complex="11pt"/>
    </style:style>
    <style:style style:name="T522" style:parent-style-name="Fuentedepárrafopredeter." style:family="text">
      <style:text-properties style:font-name="Arial" style:font-name-complex="Arial" fo:color="#000000"/>
    </style:style>
    <style:style style:name="P523" style:parent-style-name="NormalWeb" style:family="paragraph">
      <style:paragraph-properties fo:border="0.0034in solid #E5E7EB" fo:padding="0in" style:shadow="none" fo:background-color="#FFFFFF"/>
      <style:text-properties style:font-name="Arial" style:font-name-complex="Arial" fo:color="#000000"/>
    </style:style>
    <style:style style:name="P524" style:parent-style-name="NormalWeb" style:family="paragraph">
      <style:paragraph-properties fo:border="0.0034in solid #E5E7EB" fo:padding="0in" style:shadow="none" fo:background-color="#FFFFFF"/>
    </style:style>
    <style:style style:name="T525" style:parent-style-name="Fuentedepárrafopredeter." style:family="text">
      <style:text-properties style:font-name="Arial" style:font-name-complex="Arial" fo:color="#000000"/>
    </style:style>
    <style:style style:name="T526" style:parent-style-name="CódigoHTML" style:family="text">
      <style:text-properties style:font-name="Consolas" fo:color="#000000" fo:font-size="11pt" style:font-size-asian="11pt" style:font-size-complex="11pt"/>
    </style:style>
    <style:style style:name="T527" style:parent-style-name="Fuentedepárrafopredeter." style:family="text">
      <style:text-properties style:font-name="Arial" style:font-name-complex="Arial" fo:color="#000000"/>
    </style:style>
    <style:style style:name="T528" style:parent-style-name="CódigoHTML" style:family="text">
      <style:text-properties style:font-name="Consolas" fo:color="#000000" fo:font-size="11pt" style:font-size-asian="11pt" style:font-size-complex="11pt"/>
    </style:style>
    <style:style style:name="T529" style:parent-style-name="Fuentedepárrafopredeter." style:family="text">
      <style:text-properties style:font-name="Arial" style:font-name-complex="Arial" fo:color="#000000"/>
    </style:style>
    <style:style style:name="T530" style:parent-style-name="CódigoHTML" style:family="text">
      <style:text-properties style:font-name="Consolas" fo:color="#000000" fo:font-size="11pt" style:font-size-asian="11pt" style:font-size-complex="11pt"/>
    </style:style>
    <style:style style:name="T531" style:parent-style-name="Fuentedepárrafopredeter." style:family="text">
      <style:text-properties style:font-name="Arial" style:font-name-complex="Arial" fo:color="#000000"/>
    </style:style>
    <style:style style:name="P532" style:parent-style-name="HTMLconformatoprevio" style:family="paragraph">
      <style:paragraph-properties fo:border="0.0034in solid #E5E7EB" fo:padding="0in" style:shadow="none" fo:background-color="#FFFFFF"/>
    </style:style>
    <style:style style:name="T533" style:parent-style-name="c1" style:family="text">
      <style:text-properties style:font-name="Consolas" fo:font-style="italic" style:font-style-asian="italic" style:font-style-complex="italic" fo:color="#999988" fo:language="en" fo:country="US"/>
    </style:style>
    <style:style style:name="P534" style:parent-style-name="HTMLconformatoprevio" style:family="paragraph">
      <style:paragraph-properties fo:border="0.0034in solid #E5E7EB" fo:padding="0in" style:shadow="none" fo:background-color="#FFFFFF"/>
    </style:style>
    <style:style style:name="T535" style:parent-style-name="k" style:family="text">
      <style:text-properties style:font-name="Consolas" fo:font-weight="bold" style:font-weight-asian="bold" style:font-weight-complex="bold" fo:color="#000000" fo:language="en" fo:country="US"/>
    </style:style>
    <style:style style:name="T536" style:parent-style-name="cl" style:family="text">
      <style:text-properties style:font-name="Consolas" fo:color="#000000" fo:language="en" fo:country="US"/>
    </style:style>
    <style:style style:name="T537" style:parent-style-name="s2" style:family="text">
      <style:text-properties style:font-name="Consolas" fo:color="#DD1144" fo:language="en" fo:country="US"/>
    </style:style>
    <style:style style:name="T538" style:parent-style-name="p" style:family="text">
      <style:text-properties style:font-name="Consolas" fo:color="#000000" fo:language="en" fo:country="US"/>
    </style:style>
    <style:style style:name="P539" style:parent-style-name="HTMLconformatoprevio" style:family="paragraph">
      <style:paragraph-properties fo:border="0.0034in solid #E5E7EB" fo:padding="0in" style:shadow="none" fo:background-color="#FFFFFF"/>
    </style:style>
    <style:style style:name="P540" style:parent-style-name="HTMLconformatoprevio" style:family="paragraph">
      <style:paragraph-properties fo:border="0.0034in solid #E5E7EB" fo:padding="0in" style:shadow="none" fo:background-color="#FFFFFF"/>
    </style:style>
    <style:style style:name="T541" style:parent-style-name="c1" style:family="text">
      <style:text-properties style:font-name="Consolas" fo:font-style="italic" style:font-style-asian="italic" style:font-style-complex="italic" fo:color="#999988"/>
    </style:style>
    <style:style style:name="P542" style:parent-style-name="HTMLconformatoprevio" style:family="paragraph">
      <style:paragraph-properties fo:border="0.0034in solid #E5E7EB" fo:padding="0in" style:shadow="none" fo:background-color="#FFFFFF"/>
    </style:style>
    <style:style style:name="T543" style:parent-style-name="nv" style:family="text">
      <style:text-properties style:font-name="Consolas" fo:color="#008080" fo:language="en" fo:country="US"/>
    </style:style>
    <style:style style:name="T544" style:parent-style-name="o" style:family="text">
      <style:text-properties style:font-name="Consolas" fo:font-weight="bold" style:font-weight-asian="bold" style:font-weight-complex="bold" fo:color="#000000" fo:language="en" fo:country="US"/>
    </style:style>
    <style:style style:name="T545" style:parent-style-name="cl" style:family="text">
      <style:text-properties style:font-name="Consolas" fo:color="#000000" fo:language="en" fo:country="US"/>
    </style:style>
    <style:style style:name="T546" style:parent-style-name="mh" style:family="text">
      <style:text-properties style:font-name="Consolas" fo:color="#009999" fo:language="en" fo:country="US"/>
    </style:style>
    <style:style style:name="T547" style:parent-style-name="p" style:family="text">
      <style:text-properties style:font-name="Consolas" fo:color="#000000" fo:language="en" fo:country="US"/>
    </style:style>
    <style:style style:name="P548" style:parent-style-name="HTMLconformatoprevio" style:family="paragraph">
      <style:paragraph-properties fo:border="0.0034in solid #E5E7EB" fo:padding="0in" style:shadow="none" fo:background-color="#FFFFFF"/>
    </style:style>
    <style:style style:name="T549" style:parent-style-name="nv" style:family="text">
      <style:text-properties style:font-name="Consolas" fo:color="#008080" fo:language="en" fo:country="US"/>
    </style:style>
    <style:style style:name="T550" style:parent-style-name="o" style:family="text">
      <style:text-properties style:font-name="Consolas" fo:font-weight="bold" style:font-weight-asian="bold" style:font-weight-complex="bold" fo:color="#000000" fo:language="en" fo:country="US"/>
    </style:style>
    <style:style style:name="T551" style:parent-style-name="cl" style:family="text">
      <style:text-properties style:font-name="Consolas" fo:color="#000000" fo:language="en" fo:country="US"/>
    </style:style>
    <style:style style:name="T552" style:parent-style-name="mh" style:family="text">
      <style:text-properties style:font-name="Consolas" fo:color="#009999" fo:language="en" fo:country="US"/>
    </style:style>
    <style:style style:name="T553" style:parent-style-name="p" style:family="text">
      <style:text-properties style:font-name="Consolas" fo:color="#000000" fo:language="en" fo:country="US"/>
    </style:style>
    <style:style style:name="P554" style:parent-style-name="HTMLconformatoprevio" style:family="paragraph">
      <style:paragraph-properties fo:border="0.0034in solid #E5E7EB" fo:padding="0in" style:shadow="none" fo:background-color="#FFFFFF"/>
    </style:style>
    <style:style style:name="P555" style:parent-style-name="HTMLconformatoprevio" style:family="paragraph">
      <style:paragraph-properties fo:border="0.0034in solid #E5E7EB" fo:padding="0in" style:shadow="none" fo:background-color="#FFFFFF"/>
    </style:style>
    <style:style style:name="T556" style:parent-style-name="c1" style:family="text">
      <style:text-properties style:font-name="Consolas" fo:font-style="italic" style:font-style-asian="italic" style:font-style-complex="italic" fo:color="#999988" fo:language="en" fo:country="US"/>
    </style:style>
    <style:style style:name="P557" style:parent-style-name="HTMLconformatoprevio" style:family="paragraph">
      <style:paragraph-properties fo:border="0.0034in solid #E5E7EB" fo:padding="0in" style:shadow="none" fo:background-color="#FFFFFF"/>
    </style:style>
    <style:style style:name="T558" style:parent-style-name="k" style:family="text">
      <style:text-properties style:font-name="Consolas" fo:font-weight="bold" style:font-weight-asian="bold" style:font-weight-complex="bold" fo:color="#000000" fo:language="en" fo:country="US"/>
    </style:style>
    <style:style style:name="T559" style:parent-style-name="cl" style:family="text">
      <style:text-properties style:font-name="Consolas" fo:color="#000000" fo:language="en" fo:country="US"/>
    </style:style>
    <style:style style:name="T560" style:parent-style-name="s2" style:family="text">
      <style:text-properties style:font-name="Consolas" fo:color="#DD1144" fo:language="en" fo:country="US"/>
    </style:style>
    <style:style style:name="T561" style:parent-style-name="p" style:family="text">
      <style:text-properties style:font-name="Consolas" fo:color="#000000" fo:language="en" fo:country="US"/>
    </style:style>
    <style:style style:name="P562" style:parent-style-name="HTMLconformatoprevio" style:family="paragraph">
      <style:paragraph-properties fo:border="0.0034in solid #E5E7EB" fo:padding="0in" style:shadow="none" fo:background-color="#FFFFFF"/>
    </style:style>
    <style:style style:name="T563" style:parent-style-name="k" style:family="text">
      <style:text-properties style:font-name="Consolas" fo:font-weight="bold" style:font-weight-asian="bold" style:font-weight-complex="bold" fo:color="#000000" fo:language="en" fo:country="US"/>
    </style:style>
    <style:style style:name="T564" style:parent-style-name="cl" style:family="text">
      <style:text-properties style:font-name="Consolas" fo:color="#000000" fo:language="en" fo:country="US"/>
    </style:style>
    <style:style style:name="T565" style:parent-style-name="s2" style:family="text">
      <style:text-properties style:font-name="Consolas" fo:color="#DD1144" fo:language="en" fo:country="US"/>
    </style:style>
    <style:style style:name="T566" style:parent-style-name="p" style:family="text">
      <style:text-properties style:font-name="Consolas" fo:color="#000000" fo:language="en" fo:country="US"/>
    </style:style>
    <style:style style:name="P567" style:parent-style-name="HTMLconformatoprevio" style:family="paragraph">
      <style:paragraph-properties fo:border="0.0034in solid #E5E7EB" fo:padding="0in" style:shadow="none" fo:background-color="#FFFFFF"/>
    </style:style>
    <style:style style:name="T568" style:parent-style-name="k" style:family="text">
      <style:text-properties style:font-name="Consolas" fo:font-weight="bold" style:font-weight-asian="bold" style:font-weight-complex="bold" fo:color="#000000" fo:language="en" fo:country="US"/>
    </style:style>
    <style:style style:name="T569" style:parent-style-name="cl" style:family="text">
      <style:text-properties style:font-name="Consolas" fo:color="#000000" fo:language="en" fo:country="US"/>
    </style:style>
    <style:style style:name="T570" style:parent-style-name="s2" style:family="text">
      <style:text-properties style:font-name="Consolas" fo:color="#DD1144" fo:language="en" fo:country="US"/>
    </style:style>
    <style:style style:name="T571" style:parent-style-name="p" style:family="text">
      <style:text-properties style:font-name="Consolas" fo:color="#000000" fo:language="en" fo:country="US"/>
    </style:style>
    <style:style style:name="P572" style:parent-style-name="HTMLconformatoprevio" style:family="paragraph">
      <style:paragraph-properties fo:border="0.0034in solid #E5E7EB" fo:padding="0in" style:shadow="none" fo:background-color="#FFFFFF"/>
    </style:style>
    <style:style style:name="T573" style:parent-style-name="k" style:family="text">
      <style:text-properties style:font-name="Consolas" fo:font-weight="bold" style:font-weight-asian="bold" style:font-weight-complex="bold" fo:color="#000000" fo:language="en" fo:country="US"/>
    </style:style>
    <style:style style:name="T574" style:parent-style-name="cl" style:family="text">
      <style:text-properties style:font-name="Consolas" fo:color="#000000" fo:language="en" fo:country="US"/>
    </style:style>
    <style:style style:name="T575" style:parent-style-name="s2" style:family="text">
      <style:text-properties style:font-name="Consolas" fo:color="#DD1144" fo:language="en" fo:country="US"/>
    </style:style>
    <style:style style:name="T576" style:parent-style-name="p" style:family="text">
      <style:text-properties style:font-name="Consolas" fo:color="#000000" fo:language="en" fo:country="US"/>
    </style:style>
    <style:style style:name="P577" style:parent-style-name="HTMLconformatoprevio" style:family="paragraph">
      <style:paragraph-properties fo:border="0.0034in solid #E5E7EB" fo:padding="0in" style:shadow="none" fo:background-color="#FFFFFF"/>
    </style:style>
    <style:style style:name="P578" style:parent-style-name="HTMLconformatoprevio" style:family="paragraph">
      <style:paragraph-properties fo:border="0.0034in solid #E5E7EB" fo:padding="0in" style:shadow="none" fo:background-color="#FFFFFF"/>
    </style:style>
    <style:style style:name="T579" style:parent-style-name="c1" style:family="text">
      <style:text-properties style:font-name="Consolas" fo:font-style="italic" style:font-style-asian="italic" style:font-style-complex="italic" fo:color="#999988"/>
    </style:style>
    <style:style style:name="P580" style:parent-style-name="HTMLconformatoprevio" style:family="paragraph">
      <style:paragraph-properties fo:border="0.0034in solid #E5E7EB" fo:padding="0in" style:shadow="none" fo:background-color="#FFFFFF"/>
    </style:style>
    <style:style style:name="T581" style:parent-style-name="k" style:family="text">
      <style:text-properties style:font-name="Consolas" fo:font-weight="bold" style:font-weight-asian="bold" style:font-weight-complex="bold" fo:color="#000000"/>
    </style:style>
    <style:style style:name="T582" style:parent-style-name="cl" style:family="text">
      <style:text-properties style:font-name="Consolas" fo:color="#000000"/>
    </style:style>
    <style:style style:name="T583" style:parent-style-name="s2" style:family="text">
      <style:text-properties style:font-name="Consolas" fo:color="#DD1144"/>
    </style:style>
    <style:style style:name="T584" style:parent-style-name="p" style:family="text">
      <style:text-properties style:font-name="Consolas" fo:color="#000000"/>
    </style:style>
    <style:style style:name="P585" style:parent-style-name="HTMLconformatoprevio" style:family="paragraph">
      <style:paragraph-properties fo:border="0.0034in solid #E5E7EB" fo:padding="0in" style:shadow="none" fo:background-color="#FFFFFF"/>
    </style:style>
    <style:style style:name="T586" style:parent-style-name="k" style:family="text">
      <style:text-properties style:font-name="Consolas" fo:font-weight="bold" style:font-weight-asian="bold" style:font-weight-complex="bold" fo:color="#000000"/>
    </style:style>
    <style:style style:name="T587" style:parent-style-name="cl" style:family="text">
      <style:text-properties style:font-name="Consolas" fo:color="#000000"/>
    </style:style>
    <style:style style:name="T588" style:parent-style-name="s2" style:family="text">
      <style:text-properties style:font-name="Consolas" fo:color="#DD1144"/>
    </style:style>
    <style:style style:name="T589" style:parent-style-name="p" style:family="text">
      <style:text-properties style:font-name="Consolas" fo:color="#000000"/>
    </style:style>
    <style:style style:name="P590" style:parent-style-name="HTMLconformatoprevio" style:family="paragraph">
      <style:paragraph-properties fo:border="0.0034in solid #E5E7EB" fo:padding="0in" style:shadow="none" fo:background-color="#FFFFFF"/>
    </style:style>
    <style:style style:name="T591" style:parent-style-name="o" style:family="text">
      <style:text-properties style:font-name="Consolas" fo:font-weight="bold" style:font-weight-asian="bold" style:font-weight-complex="bold" fo:color="#000000"/>
    </style:style>
    <style:style style:name="T592" style:parent-style-name="cl" style:family="text">
      <style:text-properties style:font-name="Consolas" fo:color="#000000"/>
    </style:style>
    <style:style style:name="T593" style:parent-style-name="nt" style:family="text">
      <style:text-properties style:font-name="Consolas" fo:color="#000080"/>
    </style:style>
    <style:style style:name="P594" style:parent-style-name="NormalWeb" style:family="paragraph">
      <style:paragraph-properties fo:border="0.0034in solid #E5E7EB" fo:padding="0in" style:shadow="none" fo:background-color="#FFFFFF"/>
      <style:text-properties style:font-name="Arial" style:font-name-complex="Arial" fo:color="#000000"/>
    </style:style>
    <style:style style:name="P595" style:parent-style-name="Normal" style:family="paragraph">
      <style:paragraph-properties fo:background-color="#FFFFFF"/>
    </style:style>
    <style:style style:name="T596" style:parent-style-name="Textoennegrita" style:family="text">
      <style:text-properties style:font-name="Arial" style:font-name-complex="Arial" fo:color="#000000"/>
    </style:style>
    <style:style style:name="T597" style:parent-style-name="Fuentedepárrafopredeter." style:family="text">
      <style:text-properties style:font-name="Arial" style:font-name-complex="Arial" fo:color="#000000"/>
    </style:style>
    <style:style style:name="T598" style:parent-style-name="Hipervínculo" style:family="text">
      <style:text-properties style:font-name="Arial" style:font-name-complex="Arial"/>
    </style:style>
    <style:style style:name="T599" style:parent-style-name="Fuentedepárrafopredeter." style:family="text">
      <style:text-properties style:font-name="Arial" style:font-name-complex="Arial" fo:color="#000000"/>
    </style:style>
    <style:style style:name="P600"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01" style:parent-style-name="NormalWeb" style:family="paragraph">
      <style:paragraph-properties fo:border="0.0034in solid #E5E7EB" fo:padding="0in" style:shadow="none" fo:background-color="#FFFFFF"/>
    </style:style>
    <style:style style:name="T602" style:parent-style-name="Fuentedepárrafopredeter." style:family="text">
      <style:text-properties style:font-name="Arial" style:font-name-complex="Arial" fo:color="#000000"/>
    </style:style>
    <style:style style:name="T603" style:parent-style-name="CódigoHTML" style:family="text">
      <style:text-properties style:font-name="Consolas" fo:color="#000000" fo:font-size="11pt" style:font-size-asian="11pt" style:font-size-complex="11pt"/>
    </style:style>
    <style:style style:name="T604" style:parent-style-name="Fuentedepárrafopredeter." style:family="text">
      <style:text-properties style:font-name="Arial" style:font-name-complex="Arial" fo:color="#000000"/>
    </style:style>
    <style:style style:name="P605" style:parent-style-name="NormalWeb" style:family="paragraph">
      <style:paragraph-properties fo:border="0.0034in solid #E5E7EB" fo:padding="0in" style:shadow="none" fo:background-color="#FFFFFF"/>
    </style:style>
    <style:style style:name="T606" style:parent-style-name="Fuentedepárrafopredeter." style:family="text">
      <style:text-properties style:font-name="Arial" style:font-name-complex="Arial" fo:color="#000000"/>
    </style:style>
    <style:style style:name="T607" style:parent-style-name="Énfasis" style:family="text">
      <style:text-properties style:font-name="Arial" style:font-name-complex="Arial" fo:color="#000000"/>
    </style:style>
    <style:style style:name="T608" style:parent-style-name="Fuentedepárrafopredeter." style:family="text">
      <style:text-properties style:font-name="Arial" style:font-name-complex="Arial" fo:color="#000000"/>
    </style:style>
    <style:style style:name="P609"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10" style:parent-style-name="NormalWeb" style:family="paragraph">
      <style:paragraph-properties fo:border="0.0034in solid #E5E7EB" fo:padding="0in" style:shadow="none" fo:background-color="#FFFFFF"/>
    </style:style>
    <style:style style:name="T611" style:parent-style-name="Fuentedepárrafopredeter." style:family="text">
      <style:text-properties style:font-name="Arial" style:font-name-complex="Arial" fo:color="#000000"/>
    </style:style>
    <style:style style:name="T612" style:parent-style-name="CódigoHTML" style:family="text">
      <style:text-properties style:font-name="Consolas" fo:color="#000000" fo:font-size="11pt" style:font-size-asian="11pt" style:font-size-complex="11pt"/>
    </style:style>
    <style:style style:name="T613" style:parent-style-name="Fuentedepárrafopredeter." style:family="text">
      <style:text-properties style:font-name="Arial" style:font-name-complex="Arial" fo:color="#000000"/>
    </style:style>
    <style:style style:name="T614" style:parent-style-name="CódigoHTML" style:family="text">
      <style:text-properties style:font-name="Consolas" fo:color="#000000" fo:font-size="11pt" style:font-size-asian="11pt" style:font-size-complex="11pt"/>
    </style:style>
    <style:style style:name="T615" style:parent-style-name="Fuentedepárrafopredeter." style:family="text">
      <style:text-properties style:font-name="Arial" style:font-name-complex="Arial" fo:color="#000000"/>
    </style:style>
    <style:style style:name="P616" style:parent-style-name="HTMLconformatoprevio" style:family="paragraph">
      <style:paragraph-properties fo:border="0.0034in solid #E5E7EB" fo:padding="0in" style:shadow="none" fo:background-color="#FFFFFF"/>
    </style:style>
    <style:style style:name="T617" style:parent-style-name="nv" style:family="text">
      <style:text-properties style:font-name="Consolas" fo:color="#008080"/>
    </style:style>
    <style:style style:name="T618" style:parent-style-name="o" style:family="text">
      <style:text-properties style:font-name="Consolas" fo:font-weight="bold" style:font-weight-asian="bold" style:font-weight-complex="bold" fo:color="#000000"/>
    </style:style>
    <style:style style:name="T619" style:parent-style-name="cl" style:family="text">
      <style:text-properties style:font-name="Consolas" fo:color="#000000"/>
    </style:style>
    <style:style style:name="T620" style:parent-style-name="mh" style:family="text">
      <style:text-properties style:font-name="Consolas" fo:color="#009999"/>
    </style:style>
    <style:style style:name="T621" style:parent-style-name="p" style:family="text">
      <style:text-properties style:font-name="Consolas" fo:color="#000000"/>
    </style:style>
    <style:style style:name="P622" style:parent-style-name="HTMLconformatoprevio" style:family="paragraph">
      <style:paragraph-properties fo:border="0.0034in solid #E5E7EB" fo:padding="0in" style:shadow="none" fo:background-color="#FFFFFF"/>
    </style:style>
    <style:style style:name="T623" style:parent-style-name="nv" style:family="text">
      <style:text-properties style:font-name="Consolas" fo:color="#008080"/>
    </style:style>
    <style:style style:name="T624" style:parent-style-name="o" style:family="text">
      <style:text-properties style:font-name="Consolas" fo:font-weight="bold" style:font-weight-asian="bold" style:font-weight-complex="bold" fo:color="#000000"/>
    </style:style>
    <style:style style:name="T625" style:parent-style-name="cl" style:family="text">
      <style:text-properties style:font-name="Consolas" fo:color="#000000"/>
    </style:style>
    <style:style style:name="T626" style:parent-style-name="mh" style:family="text">
      <style:text-properties style:font-name="Consolas" fo:color="#009999"/>
    </style:style>
    <style:style style:name="T627" style:parent-style-name="p" style:family="text">
      <style:text-properties style:font-name="Consolas" fo:color="#000000"/>
    </style:style>
    <style:style style:name="P628" style:parent-style-name="NormalWeb" style:family="paragraph">
      <style:paragraph-properties fo:border="0.0034in solid #E5E7EB" fo:padding="0in" style:shadow="none" fo:background-color="#FFFFFF"/>
    </style:style>
    <style:style style:name="T629" style:parent-style-name="Fuentedepárrafopredeter." style:family="text">
      <style:text-properties style:font-name="Arial" style:font-name-complex="Arial" fo:color="#000000"/>
    </style:style>
    <style:style style:name="T630" style:parent-style-name="CódigoHTML" style:family="text">
      <style:text-properties style:font-name="Consolas" fo:color="#000000" fo:font-size="11pt" style:font-size-asian="11pt" style:font-size-complex="11pt"/>
    </style:style>
    <style:style style:name="T631" style:parent-style-name="Fuentedepárrafopredeter." style:family="text">
      <style:text-properties style:font-name="Arial" style:font-name-complex="Arial" fo:color="#000000"/>
    </style:style>
    <style:style style:name="P632" style:parent-style-name="HTMLconformatoprevio" style:family="paragraph">
      <style:paragraph-properties fo:border="0.0034in solid #E5E7EB" fo:padding="0in" style:shadow="none" fo:background-color="#FFFFFF"/>
    </style:style>
    <style:style style:name="T633" style:parent-style-name="nv" style:family="text">
      <style:text-properties style:font-name="Consolas" fo:color="#008080" fo:language="en" fo:country="US"/>
    </style:style>
    <style:style style:name="T634" style:parent-style-name="o" style:family="text">
      <style:text-properties style:font-name="Consolas" fo:font-weight="bold" style:font-weight-asian="bold" style:font-weight-complex="bold" fo:color="#000000" fo:language="en" fo:country="US"/>
    </style:style>
    <style:style style:name="T635" style:parent-style-name="cl" style:family="text">
      <style:text-properties style:font-name="Consolas" fo:color="#000000" fo:language="en" fo:country="US"/>
    </style:style>
    <style:style style:name="T636" style:parent-style-name="p" style:family="text">
      <style:text-properties style:font-name="Consolas" fo:color="#000000" fo:language="en" fo:country="US"/>
    </style:style>
    <style:style style:name="P637" style:parent-style-name="HTMLconformatoprevio" style:family="paragraph">
      <style:paragraph-properties fo:border="0.0034in solid #E5E7EB" fo:padding="0in" style:shadow="none" fo:background-color="#FFFFFF"/>
    </style:style>
    <style:style style:name="T638" style:parent-style-name="cl" style:family="text">
      <style:text-properties style:font-name="Consolas" fo:color="#000000" fo:language="en" fo:country="US"/>
    </style:style>
    <style:style style:name="T639" style:parent-style-name="s2" style:family="text">
      <style:text-properties style:font-name="Consolas" fo:color="#DD1144" fo:language="en" fo:country="US"/>
    </style:style>
    <style:style style:name="T640" style:parent-style-name="o" style:family="text">
      <style:text-properties style:font-name="Consolas" fo:font-weight="bold" style:font-weight-asian="bold" style:font-weight-complex="bold" fo:color="#000000" fo:language="en" fo:country="US"/>
    </style:style>
    <style:style style:name="T641" style:parent-style-name="cl" style:family="text">
      <style:text-properties style:font-name="Consolas" fo:color="#000000" fo:language="en" fo:country="US"/>
    </style:style>
    <style:style style:name="T642" style:parent-style-name="nv" style:family="text">
      <style:text-properties style:font-name="Consolas" fo:color="#008080" fo:language="en" fo:country="US"/>
    </style:style>
    <style:style style:name="T643" style:parent-style-name="o" style:family="text">
      <style:text-properties style:font-name="Consolas" fo:font-weight="bold" style:font-weight-asian="bold" style:font-weight-complex="bold" fo:color="#000000" fo:language="en" fo:country="US"/>
    </style:style>
    <style:style style:name="P644" style:parent-style-name="HTMLconformatoprevio" style:family="paragraph">
      <style:paragraph-properties fo:border="0.0034in solid #E5E7EB" fo:padding="0in" style:shadow="none" fo:background-color="#FFFFFF"/>
    </style:style>
    <style:style style:name="T645" style:parent-style-name="cl" style:family="text">
      <style:text-properties style:font-name="Consolas" fo:color="#000000" fo:language="en" fo:country="US"/>
    </style:style>
    <style:style style:name="T646" style:parent-style-name="s2" style:family="text">
      <style:text-properties style:font-name="Consolas" fo:color="#DD1144" fo:language="en" fo:country="US"/>
    </style:style>
    <style:style style:name="T647" style:parent-style-name="o" style:family="text">
      <style:text-properties style:font-name="Consolas" fo:font-weight="bold" style:font-weight-asian="bold" style:font-weight-complex="bold" fo:color="#000000" fo:language="en" fo:country="US"/>
    </style:style>
    <style:style style:name="T648" style:parent-style-name="cl" style:family="text">
      <style:text-properties style:font-name="Consolas" fo:color="#000000" fo:language="en" fo:country="US"/>
    </style:style>
    <style:style style:name="T649" style:parent-style-name="nv" style:family="text">
      <style:text-properties style:font-name="Consolas" fo:color="#008080" fo:language="en" fo:country="US"/>
    </style:style>
    <style:style style:name="P650" style:parent-style-name="HTMLconformatoprevio" style:family="paragraph">
      <style:paragraph-properties fo:border="0.0034in solid #E5E7EB" fo:padding="0in" style:shadow="none" fo:background-color="#FFFFFF"/>
    </style:style>
    <style:style style:name="T651" style:parent-style-name="p" style:family="text">
      <style:text-properties style:font-name="Consolas" fo:color="#000000"/>
    </style:style>
    <style:style style:name="P65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53" style:parent-style-name="NormalWeb" style:family="paragraph">
      <style:paragraph-properties fo:border="0.0034in solid #E5E7EB" fo:padding="0in" style:shadow="none" fo:background-color="#FFFFFF"/>
    </style:style>
    <style:style style:name="T654" style:parent-style-name="Fuentedepárrafopredeter." style:family="text">
      <style:text-properties style:font-name="Arial" style:font-name-complex="Arial" fo:color="#000000"/>
    </style:style>
    <style:style style:name="T655" style:parent-style-name="CódigoHTML" style:family="text">
      <style:text-properties style:font-name="Consolas" fo:color="#000000" fo:font-size="11pt" style:font-size-asian="11pt" style:font-size-complex="11pt"/>
    </style:style>
    <style:style style:name="T656" style:parent-style-name="Fuentedepárrafopredeter." style:family="text">
      <style:text-properties style:font-name="Arial" style:font-name-complex="Arial" fo:color="#000000"/>
    </style:style>
    <style:style style:name="T657" style:parent-style-name="CódigoHTML" style:family="text">
      <style:text-properties style:font-name="Consolas" fo:color="#000000" fo:font-size="11pt" style:font-size-asian="11pt" style:font-size-complex="11pt"/>
    </style:style>
    <style:style style:name="T658" style:parent-style-name="Fuentedepárrafopredeter." style:family="text">
      <style:text-properties style:font-name="Arial" style:font-name-complex="Arial" fo:color="#000000"/>
    </style:style>
    <style:style style:name="T659" style:parent-style-name="CódigoHTML" style:family="text">
      <style:text-properties style:font-name="Consolas" fo:color="#000000" fo:font-size="11pt" style:font-size-asian="11pt" style:font-size-complex="11pt"/>
    </style:style>
    <style:style style:name="T660" style:parent-style-name="Fuentedepárrafopredeter." style:family="text">
      <style:text-properties style:font-name="Arial" style:font-name-complex="Arial" fo:color="#000000"/>
    </style:style>
    <style:style style:name="P661" style:parent-style-name="HTMLconformatoprevio" style:family="paragraph">
      <style:paragraph-properties fo:border="0.0034in solid #E5E7EB" fo:padding="0in" style:shadow="none" fo:background-color="#FFFFFF"/>
    </style:style>
    <style:style style:name="T662" style:parent-style-name="c1" style:family="text">
      <style:text-properties style:font-name="Consolas" fo:font-style="italic" style:font-style-asian="italic" style:font-style-complex="italic" fo:color="#999988"/>
    </style:style>
    <style:style style:name="P663" style:parent-style-name="HTMLconformatoprevio" style:family="paragraph">
      <style:paragraph-properties fo:border="0.0034in solid #E5E7EB" fo:padding="0in" style:shadow="none" fo:background-color="#FFFFFF"/>
    </style:style>
    <style:style style:name="T664" style:parent-style-name="nv" style:family="text">
      <style:text-properties style:font-name="Consolas" fo:color="#008080"/>
    </style:style>
    <style:style style:name="T665" style:parent-style-name="o" style:family="text">
      <style:text-properties style:font-name="Consolas" fo:font-weight="bold" style:font-weight-asian="bold" style:font-weight-complex="bold" fo:color="#000000"/>
    </style:style>
    <style:style style:name="T666" style:parent-style-name="cl" style:family="text">
      <style:text-properties style:font-name="Consolas" fo:color="#000000"/>
    </style:style>
    <style:style style:name="T667" style:parent-style-name="p" style:family="text">
      <style:text-properties style:font-name="Consolas" fo:color="#000000"/>
    </style:style>
    <style:style style:name="P668" style:parent-style-name="HTMLconformatoprevio" style:family="paragraph">
      <style:paragraph-properties fo:border="0.0034in solid #E5E7EB" fo:padding="0in" style:shadow="none" fo:background-color="#FFFFFF"/>
    </style:style>
    <style:style style:name="T669" style:parent-style-name="cl" style:family="text">
      <style:text-properties style:font-name="Consolas" fo:color="#000000"/>
    </style:style>
    <style:style style:name="T670" style:parent-style-name="s2" style:family="text">
      <style:text-properties style:font-name="Consolas" fo:color="#DD1144" fo:language="en" fo:country="US"/>
    </style:style>
    <style:style style:name="T671" style:parent-style-name="o" style:family="text">
      <style:text-properties style:font-name="Consolas" fo:font-weight="bold" style:font-weight-asian="bold" style:font-weight-complex="bold" fo:color="#000000" fo:language="en" fo:country="US"/>
    </style:style>
    <style:style style:name="T672" style:parent-style-name="cl" style:family="text">
      <style:text-properties style:font-name="Consolas" fo:color="#000000" fo:language="en" fo:country="US"/>
    </style:style>
    <style:style style:name="T673" style:parent-style-name="mh" style:family="text">
      <style:text-properties style:font-name="Consolas" fo:color="#009999" fo:language="en" fo:country="US"/>
    </style:style>
    <style:style style:name="P674" style:parent-style-name="HTMLconformatoprevio" style:family="paragraph">
      <style:paragraph-properties fo:border="0.0034in solid #E5E7EB" fo:padding="0in" style:shadow="none" fo:background-color="#FFFFFF"/>
    </style:style>
    <style:style style:name="T675" style:parent-style-name="p" style:family="text">
      <style:text-properties style:font-name="Consolas" fo:color="#000000" fo:language="en" fo:country="US"/>
    </style:style>
    <style:style style:name="P676" style:parent-style-name="HTMLconformatoprevio" style:family="paragraph">
      <style:paragraph-properties fo:border="0.0034in solid #E5E7EB" fo:padding="0in" style:shadow="none" fo:background-color="#FFFFFF"/>
    </style:style>
    <style:style style:name="P677" style:parent-style-name="HTMLconformatoprevio" style:family="paragraph">
      <style:paragraph-properties fo:border="0.0034in solid #E5E7EB" fo:padding="0in" style:shadow="none" fo:background-color="#FFFFFF"/>
    </style:style>
    <style:style style:name="T678" style:parent-style-name="c1" style:family="text">
      <style:text-properties style:font-name="Consolas" fo:font-style="italic" style:font-style-asian="italic" style:font-style-complex="italic" fo:color="#999988" fo:language="en" fo:country="US"/>
    </style:style>
    <style:style style:name="P679" style:parent-style-name="HTMLconformatoprevio" style:family="paragraph">
      <style:paragraph-properties fo:border="0.0034in solid #E5E7EB" fo:padding="0in" style:shadow="none" fo:background-color="#FFFFFF"/>
    </style:style>
    <style:style style:name="T680" style:parent-style-name="nv" style:family="text">
      <style:text-properties style:font-name="Consolas" fo:color="#008080" fo:language="en" fo:country="US"/>
    </style:style>
    <style:style style:name="T681" style:parent-style-name="o" style:family="text">
      <style:text-properties style:font-name="Consolas" fo:font-weight="bold" style:font-weight-asian="bold" style:font-weight-complex="bold" fo:color="#000000" fo:language="en" fo:country="US"/>
    </style:style>
    <style:style style:name="T682" style:parent-style-name="cl" style:family="text">
      <style:text-properties style:font-name="Consolas" fo:color="#000000" fo:language="en" fo:country="US"/>
    </style:style>
    <style:style style:name="T683" style:parent-style-name="nf" style:family="text">
      <style:text-properties style:font-name="Consolas" fo:font-weight="bold" style:font-weight-asian="bold" style:font-weight-complex="bold" fo:color="#990000" fo:language="en" fo:country="US"/>
    </style:style>
    <style:style style:name="T684" style:parent-style-name="p" style:family="text">
      <style:text-properties style:font-name="Consolas" fo:color="#000000" fo:language="en" fo:country="US"/>
    </style:style>
    <style:style style:name="T685" style:parent-style-name="nv" style:family="text">
      <style:text-properties style:font-name="Consolas" fo:color="#008080" fo:language="en" fo:country="US"/>
    </style:style>
    <style:style style:name="T686" style:parent-style-name="o" style:family="text">
      <style:text-properties style:font-name="Consolas" fo:font-weight="bold" style:font-weight-asian="bold" style:font-weight-complex="bold" fo:color="#000000" fo:language="en" fo:country="US"/>
    </style:style>
    <style:style style:name="T687" style:parent-style-name="cl" style:family="text">
      <style:text-properties style:font-name="Consolas" fo:color="#000000" fo:language="en" fo:country="US"/>
    </style:style>
    <style:style style:name="T688" style:parent-style-name="nv" style:family="text">
      <style:text-properties style:font-name="Consolas" fo:color="#008080" fo:language="en" fo:country="US"/>
    </style:style>
    <style:style style:name="T689" style:parent-style-name="p" style:family="text">
      <style:text-properties style:font-name="Consolas" fo:color="#000000" fo:language="en" fo:country="US"/>
    </style:style>
    <style:style style:name="P69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91" style:parent-style-name="NormalWeb" style:family="paragraph">
      <style:paragraph-properties fo:border="0.0034in solid #E5E7EB" fo:padding="0in" style:shadow="none" fo:background-color="#FFFFFF"/>
    </style:style>
    <style:style style:name="T692" style:parent-style-name="Fuentedepárrafopredeter." style:family="text">
      <style:text-properties style:font-name="Arial" style:font-name-complex="Arial" fo:color="#000000"/>
    </style:style>
    <style:style style:name="T693" style:parent-style-name="CódigoHTML" style:family="text">
      <style:text-properties style:font-name="Consolas" fo:color="#000000" fo:font-size="11pt" style:font-size-asian="11pt" style:font-size-complex="11pt"/>
    </style:style>
    <style:style style:name="T694" style:parent-style-name="Fuentedepárrafopredeter." style:family="text">
      <style:text-properties style:font-name="Arial" style:font-name-complex="Arial" fo:color="#000000"/>
    </style:style>
    <style:style style:name="T695" style:parent-style-name="CódigoHTML" style:family="text">
      <style:text-properties style:font-name="Consolas" fo:color="#000000" fo:font-size="11pt" style:font-size-asian="11pt" style:font-size-complex="11pt"/>
    </style:style>
    <style:style style:name="T696" style:parent-style-name="Fuentedepárrafopredeter." style:family="text">
      <style:text-properties style:font-name="Arial" style:font-name-complex="Arial" fo:color="#000000"/>
    </style:style>
    <style:style style:name="P697" style:parent-style-name="HTMLconformatoprevio" style:family="paragraph">
      <style:paragraph-properties fo:border="0.0034in solid #E5E7EB" fo:padding="0in" style:shadow="none" fo:background-color="#FFFFFF"/>
    </style:style>
    <style:style style:name="T698" style:parent-style-name="c1" style:family="text">
      <style:text-properties style:font-name="Consolas" fo:font-style="italic" style:font-style-asian="italic" style:font-style-complex="italic" fo:color="#999988" fo:language="en" fo:country="US"/>
    </style:style>
    <style:style style:name="P699" style:parent-style-name="HTMLconformatoprevio" style:family="paragraph">
      <style:paragraph-properties fo:border="0.0034in solid #E5E7EB" fo:padding="0in" style:shadow="none" fo:background-color="#FFFFFF"/>
    </style:style>
    <style:style style:name="T700" style:parent-style-name="k" style:family="text">
      <style:text-properties style:font-name="Consolas" fo:font-weight="bold" style:font-weight-asian="bold" style:font-weight-complex="bold" fo:color="#000000" fo:language="en" fo:country="US"/>
    </style:style>
    <style:style style:name="T701" style:parent-style-name="cl" style:family="text">
      <style:text-properties style:font-name="Consolas" fo:color="#000000" fo:language="en" fo:country="US"/>
    </style:style>
    <style:style style:name="T702" style:parent-style-name="s2" style:family="text">
      <style:text-properties style:font-name="Consolas" fo:color="#DD1144" fo:language="en" fo:country="US"/>
    </style:style>
    <style:style style:name="T703" style:parent-style-name="p" style:family="text">
      <style:text-properties style:font-name="Consolas" fo:color="#000000" fo:language="en" fo:country="US"/>
    </style:style>
    <style:style style:name="P704" style:parent-style-name="HTMLconformatoprevio" style:family="paragraph">
      <style:paragraph-properties fo:border="0.0034in solid #E5E7EB" fo:padding="0in" style:shadow="none" fo:background-color="#FFFFFF"/>
    </style:style>
    <style:style style:name="T705" style:parent-style-name="k" style:family="text">
      <style:text-properties style:font-name="Consolas" fo:font-weight="bold" style:font-weight-asian="bold" style:font-weight-complex="bold" fo:color="#000000" fo:language="en" fo:country="US"/>
    </style:style>
    <style:style style:name="T706" style:parent-style-name="cl" style:family="text">
      <style:text-properties style:font-name="Consolas" fo:color="#000000" fo:language="en" fo:country="US"/>
    </style:style>
    <style:style style:name="T707" style:parent-style-name="s2" style:family="text">
      <style:text-properties style:font-name="Consolas" fo:color="#DD1144" fo:language="en" fo:country="US"/>
    </style:style>
    <style:style style:name="T708" style:parent-style-name="p" style:family="text">
      <style:text-properties style:font-name="Consolas" fo:color="#000000" fo:language="en" fo:country="US"/>
    </style:style>
    <style:style style:name="P709" style:parent-style-name="HTMLconformatoprevio" style:family="paragraph">
      <style:paragraph-properties fo:border="0.0034in solid #E5E7EB" fo:padding="0in" style:shadow="none" fo:background-color="#FFFFFF"/>
    </style:style>
    <style:style style:name="T710" style:parent-style-name="k" style:family="text">
      <style:text-properties style:font-name="Consolas" fo:font-weight="bold" style:font-weight-asian="bold" style:font-weight-complex="bold" fo:color="#000000" fo:language="en" fo:country="US"/>
    </style:style>
    <style:style style:name="T711" style:parent-style-name="cl" style:family="text">
      <style:text-properties style:font-name="Consolas" fo:color="#000000" fo:language="en" fo:country="US"/>
    </style:style>
    <style:style style:name="T712" style:parent-style-name="s2" style:family="text">
      <style:text-properties style:font-name="Consolas" fo:color="#DD1144" fo:language="en" fo:country="US"/>
    </style:style>
    <style:style style:name="T713" style:parent-style-name="p" style:family="text">
      <style:text-properties style:font-name="Consolas" fo:color="#000000" fo:language="en" fo:country="US"/>
    </style:style>
    <style:style style:name="P714" style:parent-style-name="HTMLconformatoprevio" style:family="paragraph">
      <style:paragraph-properties fo:border="0.0034in solid #E5E7EB" fo:padding="0in" style:shadow="none" fo:background-color="#FFFFFF"/>
    </style:style>
    <style:style style:name="T715" style:parent-style-name="k" style:family="text">
      <style:text-properties style:font-name="Consolas" fo:font-weight="bold" style:font-weight-asian="bold" style:font-weight-complex="bold" fo:color="#000000" fo:language="en" fo:country="US"/>
    </style:style>
    <style:style style:name="T716" style:parent-style-name="cl" style:family="text">
      <style:text-properties style:font-name="Consolas" fo:color="#000000" fo:language="en" fo:country="US"/>
    </style:style>
    <style:style style:name="T717" style:parent-style-name="s2" style:family="text">
      <style:text-properties style:font-name="Consolas" fo:color="#DD1144" fo:language="en" fo:country="US"/>
    </style:style>
    <style:style style:name="T718" style:parent-style-name="p" style:family="text">
      <style:text-properties style:font-name="Consolas" fo:color="#000000" fo:language="en" fo:country="US"/>
    </style:style>
    <style:style style:name="P719" style:parent-style-name="HTMLconformatoprevio" style:family="paragraph">
      <style:paragraph-properties fo:border="0.0034in solid #E5E7EB" fo:padding="0in" style:shadow="none" fo:background-color="#FFFFFF"/>
    </style:style>
    <style:style style:name="T720" style:parent-style-name="k" style:family="text">
      <style:text-properties style:font-name="Consolas" fo:font-weight="bold" style:font-weight-asian="bold" style:font-weight-complex="bold" fo:color="#000000" fo:language="en" fo:country="US"/>
    </style:style>
    <style:style style:name="T721" style:parent-style-name="cl" style:family="text">
      <style:text-properties style:font-name="Consolas" fo:color="#000000" fo:language="en" fo:country="US"/>
    </style:style>
    <style:style style:name="T722" style:parent-style-name="s2" style:family="text">
      <style:text-properties style:font-name="Consolas" fo:color="#DD1144" fo:language="en" fo:country="US"/>
    </style:style>
    <style:style style:name="T723" style:parent-style-name="p" style:family="text">
      <style:text-properties style:font-name="Consolas" fo:color="#000000" fo:language="en" fo:country="US"/>
    </style:style>
    <style:style style:name="P724" style:parent-style-name="HTMLconformatoprevio" style:family="paragraph">
      <style:paragraph-properties fo:border="0.0034in solid #E5E7EB" fo:padding="0in" style:shadow="none" fo:background-color="#FFFFFF"/>
    </style:style>
    <style:style style:name="P725" style:parent-style-name="HTMLconformatoprevio" style:family="paragraph">
      <style:paragraph-properties fo:border="0.0034in solid #E5E7EB" fo:padding="0in" style:shadow="none" fo:background-color="#FFFFFF"/>
    </style:style>
    <style:style style:name="T726" style:parent-style-name="nv" style:family="text">
      <style:text-properties style:font-name="Consolas" fo:color="#008080" fo:language="en" fo:country="US"/>
    </style:style>
    <style:style style:name="T727" style:parent-style-name="o" style:family="text">
      <style:text-properties style:font-name="Consolas" fo:font-weight="bold" style:font-weight-asian="bold" style:font-weight-complex="bold" fo:color="#000000" fo:language="en" fo:country="US"/>
    </style:style>
    <style:style style:name="T728" style:parent-style-name="cl" style:family="text">
      <style:text-properties style:font-name="Consolas" fo:color="#000000" fo:language="en" fo:country="US"/>
    </style:style>
    <style:style style:name="T729" style:parent-style-name="nf" style:family="text">
      <style:text-properties style:font-name="Consolas" fo:font-weight="bold" style:font-weight-asian="bold" style:font-weight-complex="bold" fo:color="#990000" fo:language="en" fo:country="US"/>
    </style:style>
    <style:style style:name="T730" style:parent-style-name="p" style:family="text">
      <style:text-properties style:font-name="Consolas" fo:color="#000000" fo:language="en" fo:country="US"/>
    </style:style>
    <style:style style:name="T731" style:parent-style-name="nv" style:family="text">
      <style:text-properties style:font-name="Consolas" fo:color="#008080" fo:language="en" fo:country="US"/>
    </style:style>
    <style:style style:name="T732" style:parent-style-name="o" style:family="text">
      <style:text-properties style:font-name="Consolas" fo:font-weight="bold" style:font-weight-asian="bold" style:font-weight-complex="bold" fo:color="#000000" fo:language="en" fo:country="US"/>
    </style:style>
    <style:style style:name="T733" style:parent-style-name="cl" style:family="text">
      <style:text-properties style:font-name="Consolas" fo:color="#000000" fo:language="en" fo:country="US"/>
    </style:style>
    <style:style style:name="T734" style:parent-style-name="s2" style:family="text">
      <style:text-properties style:font-name="Consolas" fo:color="#DD1144" fo:language="en" fo:country="US"/>
    </style:style>
    <style:style style:name="T735" style:parent-style-name="o" style:family="text">
      <style:text-properties style:font-name="Consolas" fo:font-weight="bold" style:font-weight-asian="bold" style:font-weight-complex="bold" fo:color="#000000" fo:language="en" fo:country="US"/>
    </style:style>
    <style:style style:name="T736" style:parent-style-name="cl" style:family="text">
      <style:text-properties style:font-name="Consolas" fo:color="#000000" fo:language="en" fo:country="US"/>
    </style:style>
    <style:style style:name="T737" style:parent-style-name="s2" style:family="text">
      <style:text-properties style:font-name="Consolas" fo:color="#DD1144" fo:language="en" fo:country="US"/>
    </style:style>
    <style:style style:name="T738" style:parent-style-name="o" style:family="text">
      <style:text-properties style:font-name="Consolas" fo:font-weight="bold" style:font-weight-asian="bold" style:font-weight-complex="bold" fo:color="#000000" fo:language="en" fo:country="US"/>
    </style:style>
    <style:style style:name="T739" style:parent-style-name="cl" style:family="text">
      <style:text-properties style:font-name="Consolas" fo:color="#000000" fo:language="en" fo:country="US"/>
    </style:style>
    <style:style style:name="T740" style:parent-style-name="s2" style:family="text">
      <style:text-properties style:font-name="Consolas" fo:color="#DD1144" fo:language="en" fo:country="US"/>
    </style:style>
    <style:style style:name="T741" style:parent-style-name="p" style:family="text">
      <style:text-properties style:font-name="Consolas" fo:color="#000000" fo:language="en" fo:country="US"/>
    </style:style>
    <style:style style:name="P742" style:parent-style-name="HTMLconformatoprevio" style:family="paragraph">
      <style:paragraph-properties fo:border="0.0034in solid #E5E7EB" fo:padding="0in" style:shadow="none" fo:background-color="#FFFFFF"/>
    </style:style>
    <style:style style:name="P743" style:parent-style-name="HTMLconformatoprevio" style:family="paragraph">
      <style:paragraph-properties fo:border="0.0034in solid #E5E7EB" fo:padding="0in" style:shadow="none" fo:background-color="#FFFFFF"/>
    </style:style>
    <style:style style:name="T744" style:parent-style-name="c1" style:family="text">
      <style:text-properties style:font-name="Consolas" fo:font-style="italic" style:font-style-asian="italic" style:font-style-complex="italic" fo:color="#999988" fo:language="en" fo:country="US"/>
    </style:style>
    <style:style style:name="P745" style:parent-style-name="HTMLconformatoprevio" style:family="paragraph">
      <style:paragraph-properties fo:border="0.0034in solid #E5E7EB" fo:padding="0in" style:shadow="none" fo:background-color="#FFFFFF"/>
    </style:style>
    <style:style style:name="T746" style:parent-style-name="k" style:family="text">
      <style:text-properties style:font-name="Consolas" fo:font-weight="bold" style:font-weight-asian="bold" style:font-weight-complex="bold" fo:color="#000000" fo:language="en" fo:country="US"/>
    </style:style>
    <style:style style:name="T747" style:parent-style-name="cl" style:family="text">
      <style:text-properties style:font-name="Consolas" fo:color="#000000" fo:language="en" fo:country="US"/>
    </style:style>
    <style:style style:name="T748" style:parent-style-name="s2" style:family="text">
      <style:text-properties style:font-name="Consolas" fo:color="#DD1144" fo:language="en" fo:country="US"/>
    </style:style>
    <style:style style:name="T749" style:parent-style-name="p" style:family="text">
      <style:text-properties style:font-name="Consolas" fo:color="#000000" fo:language="en" fo:country="US"/>
    </style:style>
    <style:style style:name="P750" style:parent-style-name="HTMLconformatoprevio" style:family="paragraph">
      <style:paragraph-properties fo:border="0.0034in solid #E5E7EB" fo:padding="0in" style:shadow="none" fo:background-color="#FFFFFF"/>
    </style:style>
    <style:style style:name="T751" style:parent-style-name="k" style:family="text">
      <style:text-properties style:font-name="Consolas" fo:font-weight="bold" style:font-weight-asian="bold" style:font-weight-complex="bold" fo:color="#000000" fo:language="en" fo:country="US"/>
    </style:style>
    <style:style style:name="T752" style:parent-style-name="cl" style:family="text">
      <style:text-properties style:font-name="Consolas" fo:color="#000000" fo:language="en" fo:country="US"/>
    </style:style>
    <style:style style:name="T753" style:parent-style-name="s2" style:family="text">
      <style:text-properties style:font-name="Consolas" fo:color="#DD1144" fo:language="en" fo:country="US"/>
    </style:style>
    <style:style style:name="T754" style:parent-style-name="p" style:family="text">
      <style:text-properties style:font-name="Consolas" fo:color="#000000" fo:language="en" fo:country="US"/>
    </style:style>
    <style:style style:name="P755" style:parent-style-name="HTMLconformatoprevio" style:family="paragraph">
      <style:paragraph-properties fo:border="0.0034in solid #E5E7EB" fo:padding="0in" style:shadow="none" fo:background-color="#FFFFFF"/>
    </style:style>
    <style:style style:name="T756" style:parent-style-name="o" style:family="text">
      <style:text-properties style:font-name="Consolas" fo:font-weight="bold" style:font-weight-asian="bold" style:font-weight-complex="bold" fo:color="#000000"/>
    </style:style>
    <style:style style:name="T757" style:parent-style-name="cl" style:family="text">
      <style:text-properties style:font-name="Consolas" fo:color="#000000"/>
    </style:style>
    <style:style style:name="T758" style:parent-style-name="nt" style:family="text">
      <style:text-properties style:font-name="Consolas" fo:color="#000080"/>
    </style:style>
    <style:style style:name="P75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760" style:parent-style-name="NormalWeb" style:family="paragraph">
      <style:paragraph-properties fo:border="0.0034in solid #E5E7EB" fo:padding="0in" style:shadow="none" fo:background-color="#FFFFFF"/>
      <style:text-properties style:font-name="Arial" style:font-name-complex="Arial" fo:color="#000000"/>
    </style:style>
    <style:style style:name="P761" style:parent-style-name="NormalWeb" style:family="paragraph">
      <style:paragraph-properties fo:border="0.0034in solid #E5E7EB" fo:padding="0in" style:shadow="none" fo:background-color="#FFFFFF"/>
    </style:style>
    <style:style style:name="T762" style:parent-style-name="Fuentedepárrafopredeter." style:family="text">
      <style:text-properties style:font-name="Arial" style:font-name-complex="Arial" fo:color="#000000"/>
    </style:style>
    <style:style style:name="T763" style:parent-style-name="CódigoHTML" style:family="text">
      <style:text-properties style:font-name="Consolas" fo:color="#000000" fo:font-size="11pt" style:font-size-asian="11pt" style:font-size-complex="11pt"/>
    </style:style>
    <style:style style:name="T764" style:parent-style-name="Fuentedepárrafopredeter." style:family="text">
      <style:text-properties style:font-name="Arial" style:font-name-complex="Arial" fo:color="#000000"/>
    </style:style>
    <style:style style:name="T765" style:parent-style-name="CódigoHTML" style:family="text">
      <style:text-properties style:font-name="Consolas" fo:color="#000000" fo:font-size="11pt" style:font-size-asian="11pt" style:font-size-complex="11pt"/>
    </style:style>
    <style:style style:name="T766" style:parent-style-name="Fuentedepárrafopredeter." style:family="text">
      <style:text-properties style:font-name="Arial" style:font-name-complex="Arial" fo:color="#000000"/>
    </style:style>
    <style:style style:name="T767" style:parent-style-name="CódigoHTML" style:family="text">
      <style:text-properties style:font-name="Consolas" fo:color="#000000" fo:font-size="11pt" style:font-size-asian="11pt" style:font-size-complex="11pt"/>
    </style:style>
    <style:style style:name="T768" style:parent-style-name="Fuentedepárrafopredeter." style:family="text">
      <style:text-properties style:font-name="Arial" style:font-name-complex="Arial" fo:color="#000000"/>
    </style:style>
    <style:style style:name="T769" style:parent-style-name="CódigoHTML" style:family="text">
      <style:text-properties style:font-name="Consolas" fo:color="#000000" fo:font-size="11pt" style:font-size-asian="11pt" style:font-size-complex="11pt"/>
    </style:style>
    <style:style style:name="T770" style:parent-style-name="Fuentedepárrafopredeter." style:family="text">
      <style:text-properties style:font-name="Arial" style:font-name-complex="Arial" fo:color="#000000"/>
    </style:style>
    <style:style style:name="P77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77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773" style:parent-style-name="NormalWeb" style:family="paragraph">
      <style:paragraph-properties fo:border="0.0034in solid #E5E7EB" fo:padding="0in" style:shadow="none" fo:background-color="#FFFFFF"/>
    </style:style>
    <style:style style:name="T774" style:parent-style-name="Fuentedepárrafopredeter." style:family="text">
      <style:text-properties style:font-name="Arial" style:font-name-complex="Arial" fo:color="#000000"/>
    </style:style>
    <style:style style:name="T775" style:parent-style-name="Hipervínculo" style:family="text">
      <style:text-properties style:font-name="Arial" style:font-name-complex="Arial"/>
    </style:style>
    <style:style style:name="T776" style:parent-style-name="Fuentedepárrafopredeter." style:family="text">
      <style:text-properties style:font-name="Arial" style:font-name-complex="Arial" fo:color="#000000"/>
    </style:style>
    <style:style style:name="T777" style:parent-style-name="CódigoHTML" style:family="text">
      <style:text-properties style:font-name="Consolas" fo:color="#000000" fo:font-size="11pt" style:font-size-asian="11pt" style:font-size-complex="11pt"/>
    </style:style>
    <style:style style:name="T778" style:parent-style-name="Fuentedepárrafopredeter." style:family="text">
      <style:text-properties style:font-name="Arial" style:font-name-complex="Arial" fo:color="#000000"/>
    </style:style>
    <style:style style:name="P779" style:parent-style-name="HTMLconformatoprevio" style:family="paragraph">
      <style:paragraph-properties fo:border="0.0034in solid #E5E7EB" fo:padding="0in" style:shadow="none" fo:background-color="#FFFFFF"/>
    </style:style>
    <style:style style:name="T780" style:parent-style-name="nc" style:family="text">
      <style:text-properties style:font-name="Consolas" fo:font-weight="bold" style:font-weight-asian="bold" style:font-weight-complex="bold" fo:color="#445588" fo:language="en" fo:country="US"/>
    </style:style>
    <style:style style:name="T781" style:parent-style-name="cl" style:family="text">
      <style:text-properties style:font-name="Consolas" fo:color="#000000" fo:language="en" fo:country="US"/>
    </style:style>
    <style:style style:name="T782" style:parent-style-name="p" style:family="text">
      <style:text-properties style:font-name="Consolas" fo:color="#000000" fo:language="en" fo:country="US"/>
    </style:style>
    <style:style style:name="P783" style:parent-style-name="HTMLconformatoprevio" style:family="paragraph">
      <style:paragraph-properties fo:border="0.0034in solid #E5E7EB" fo:padding="0in" style:shadow="none" fo:background-color="#FFFFFF"/>
    </style:style>
    <style:style style:name="T784" style:parent-style-name="cl" style:family="text">
      <style:text-properties style:font-name="Consolas" fo:color="#000000" fo:language="en" fo:country="US"/>
    </style:style>
    <style:style style:name="T785" style:parent-style-name="na" style:family="text">
      <style:text-properties style:font-name="Consolas" fo:color="#008080" fo:language="en" fo:country="US"/>
    </style:style>
    <style:style style:name="T786" style:parent-style-name="o" style:family="text">
      <style:text-properties style:font-name="Consolas" fo:font-weight="bold" style:font-weight-asian="bold" style:font-weight-complex="bold" fo:color="#000000" fo:language="en" fo:country="US"/>
    </style:style>
    <style:style style:name="T787" style:parent-style-name="cl" style:family="text">
      <style:text-properties style:font-name="Consolas" fo:color="#000000" fo:language="en" fo:country="US"/>
    </style:style>
    <style:style style:name="T788" style:parent-style-name="nv" style:family="text">
      <style:text-properties style:font-name="Consolas" fo:color="#008080" fo:language="en" fo:country="US"/>
    </style:style>
    <style:style style:name="T789" style:parent-style-name="p" style:family="text">
      <style:text-properties style:font-name="Consolas" fo:color="#000000" fo:language="en" fo:country="US"/>
    </style:style>
    <style:style style:name="P790" style:parent-style-name="HTMLconformatoprevio" style:family="paragraph">
      <style:paragraph-properties fo:border="0.0034in solid #E5E7EB" fo:padding="0in" style:shadow="none" fo:background-color="#FFFFFF"/>
    </style:style>
    <style:style style:name="T791" style:parent-style-name="cl" style:family="text">
      <style:text-properties style:font-name="Consolas" fo:color="#000000" fo:language="en" fo:country="US"/>
    </style:style>
    <style:style style:name="T792" style:parent-style-name="na" style:family="text">
      <style:text-properties style:font-name="Consolas" fo:color="#008080" fo:language="en" fo:country="US"/>
    </style:style>
    <style:style style:name="T793" style:parent-style-name="o" style:family="text">
      <style:text-properties style:font-name="Consolas" fo:font-weight="bold" style:font-weight-asian="bold" style:font-weight-complex="bold" fo:color="#000000" fo:language="en" fo:country="US"/>
    </style:style>
    <style:style style:name="T794" style:parent-style-name="cl" style:family="text">
      <style:text-properties style:font-name="Consolas" fo:color="#000000" fo:language="en" fo:country="US"/>
    </style:style>
    <style:style style:name="T795" style:parent-style-name="nv" style:family="text">
      <style:text-properties style:font-name="Consolas" fo:color="#008080" fo:language="en" fo:country="US"/>
    </style:style>
    <style:style style:name="T796" style:parent-style-name="p" style:family="text">
      <style:text-properties style:font-name="Consolas" fo:color="#000000" fo:language="en" fo:country="US"/>
    </style:style>
    <style:style style:name="P797" style:parent-style-name="HTMLconformatoprevio" style:family="paragraph">
      <style:paragraph-properties fo:border="0.0034in solid #E5E7EB" fo:padding="0in" style:shadow="none" fo:background-color="#FFFFFF"/>
    </style:style>
    <style:style style:name="T798" style:parent-style-name="p" style:family="text">
      <style:text-properties style:font-name="Consolas" fo:color="#000000"/>
    </style:style>
    <style:style style:name="P799" style:parent-style-name="NormalWeb" style:family="paragraph">
      <style:paragraph-properties fo:border="0.0034in solid #E5E7EB" fo:padding="0in" style:shadow="none" fo:background-color="#FFFFFF"/>
    </style:style>
    <style:style style:name="T800" style:parent-style-name="Fuentedepárrafopredeter." style:family="text">
      <style:text-properties style:font-name="Arial" style:font-name-complex="Arial" fo:color="#000000"/>
    </style:style>
    <style:style style:name="T801" style:parent-style-name="CódigoHTML" style:family="text">
      <style:text-properties style:font-name="Consolas" fo:color="#000000" fo:font-size="11pt" style:font-size-asian="11pt" style:font-size-complex="11pt"/>
    </style:style>
    <style:style style:name="T802" style:parent-style-name="Fuentedepárrafopredeter." style:family="text">
      <style:text-properties style:font-name="Arial" style:font-name-complex="Arial" fo:color="#000000"/>
    </style:style>
    <style:style style:name="T803" style:parent-style-name="CódigoHTML" style:family="text">
      <style:text-properties style:font-name="Consolas" fo:color="#000000" fo:font-size="11pt" style:font-size-asian="11pt" style:font-size-complex="11pt"/>
    </style:style>
    <style:style style:name="T804" style:parent-style-name="Fuentedepárrafopredeter." style:family="text">
      <style:text-properties style:font-name="Arial" style:font-name-complex="Arial" fo:color="#000000"/>
    </style:style>
    <style:style style:name="T805" style:parent-style-name="CódigoHTML" style:family="text">
      <style:text-properties style:font-name="Consolas" fo:color="#000000" fo:font-size="11pt" style:font-size-asian="11pt" style:font-size-complex="11pt"/>
    </style:style>
    <style:style style:name="T806" style:parent-style-name="Fuentedepárrafopredeter." style:family="text">
      <style:text-properties style:font-name="Arial" style:font-name-complex="Arial" fo:color="#000000"/>
    </style:style>
    <style:style style:name="T807" style:parent-style-name="CódigoHTML" style:family="text">
      <style:text-properties style:font-name="Consolas" fo:color="#000000" fo:font-size="11pt" style:font-size-asian="11pt" style:font-size-complex="11pt"/>
    </style:style>
    <style:style style:name="T808" style:parent-style-name="Fuentedepárrafopredeter." style:family="text">
      <style:text-properties style:font-name="Arial" style:font-name-complex="Arial" fo:color="#000000"/>
    </style:style>
    <style:style style:name="P809" style:parent-style-name="HTMLconformatoprevio" style:family="paragraph">
      <style:paragraph-properties fo:border="0.0034in solid #E5E7EB" fo:padding="0in" style:shadow="none" fo:background-color="#FFFFFF"/>
    </style:style>
    <style:style style:name="T810" style:parent-style-name="c1" style:family="text">
      <style:text-properties style:font-name="Consolas" fo:font-style="italic" style:font-style-asian="italic" style:font-style-complex="italic" fo:color="#999988" fo:language="en" fo:country="US"/>
    </style:style>
    <style:style style:name="P811" style:parent-style-name="HTMLconformatoprevio" style:family="paragraph">
      <style:paragraph-properties fo:border="0.0034in solid #E5E7EB" fo:padding="0in" style:shadow="none" fo:background-color="#FFFFFF"/>
    </style:style>
    <style:style style:name="T812" style:parent-style-name="k" style:family="text">
      <style:text-properties style:font-name="Consolas" fo:font-weight="bold" style:font-weight-asian="bold" style:font-weight-complex="bold" fo:color="#000000" fo:language="en" fo:country="US"/>
    </style:style>
    <style:style style:name="T813" style:parent-style-name="nf" style:family="text">
      <style:text-properties style:font-name="Consolas" fo:font-weight="bold" style:font-weight-asian="bold" style:font-weight-complex="bold" fo:color="#990000" fo:language="en" fo:country="US"/>
    </style:style>
    <style:style style:name="T814" style:parent-style-name="p" style:family="text">
      <style:text-properties style:font-name="Consolas" fo:color="#000000" fo:language="en" fo:country="US"/>
    </style:style>
    <style:style style:name="T815" style:parent-style-name="nv" style:family="text">
      <style:text-properties style:font-name="Consolas" fo:color="#008080" fo:language="en" fo:country="US"/>
    </style:style>
    <style:style style:name="T816" style:parent-style-name="o" style:family="text">
      <style:text-properties style:font-name="Consolas" fo:font-weight="bold" style:font-weight-asian="bold" style:font-weight-complex="bold" fo:color="#000000" fo:language="en" fo:country="US"/>
    </style:style>
    <style:style style:name="T817" style:parent-style-name="cl" style:family="text">
      <style:text-properties style:font-name="Consolas" fo:color="#000000" fo:language="en" fo:country="US"/>
    </style:style>
    <style:style style:name="T818" style:parent-style-name="nv" style:family="text">
      <style:text-properties style:font-name="Consolas" fo:color="#008080" fo:language="en" fo:country="US"/>
    </style:style>
    <style:style style:name="T819" style:parent-style-name="p" style:family="text">
      <style:text-properties style:font-name="Consolas" fo:color="#000000" fo:language="en" fo:country="US"/>
    </style:style>
    <style:style style:name="T820" style:parent-style-name="cl" style:family="text">
      <style:text-properties style:font-name="Consolas" fo:color="#000000" fo:language="en" fo:country="US"/>
    </style:style>
    <style:style style:name="T821" style:parent-style-name="p" style:family="text">
      <style:text-properties style:font-name="Consolas" fo:color="#000000" fo:language="en" fo:country="US"/>
    </style:style>
    <style:style style:name="P822" style:parent-style-name="HTMLconformatoprevio" style:family="paragraph">
      <style:paragraph-properties fo:border="0.0034in solid #E5E7EB" fo:padding="0in" style:shadow="none" fo:background-color="#FFFFFF"/>
    </style:style>
    <style:style style:name="T823" style:parent-style-name="cl" style:family="text">
      <style:text-properties style:font-name="Consolas" fo:color="#000000" fo:language="en" fo:country="US"/>
    </style:style>
    <style:style style:name="T824" style:parent-style-name="k" style:family="text">
      <style:text-properties style:font-name="Consolas" fo:font-weight="bold" style:font-weight-asian="bold" style:font-weight-complex="bold" fo:color="#000000" fo:language="en" fo:country="US"/>
    </style:style>
    <style:style style:name="T825" style:parent-style-name="cl" style:family="text">
      <style:text-properties style:font-name="Consolas" fo:color="#000000" fo:language="en" fo:country="US"/>
    </style:style>
    <style:style style:name="T826" style:parent-style-name="nf" style:family="text">
      <style:text-properties style:font-name="Consolas" fo:font-weight="bold" style:font-weight-asian="bold" style:font-weight-complex="bold" fo:color="#990000" fo:language="en" fo:country="US"/>
    </style:style>
    <style:style style:name="T827" style:parent-style-name="p" style:family="text">
      <style:text-properties style:font-name="Consolas" fo:color="#000000" fo:language="en" fo:country="US"/>
    </style:style>
    <style:style style:name="T828" style:parent-style-name="ni" style:family="text">
      <style:text-properties style:font-name="Consolas" fo:color="#800080" fo:language="en" fo:country="US"/>
    </style:style>
    <style:style style:name="T829" style:parent-style-name="o" style:family="text">
      <style:text-properties style:font-name="Consolas" fo:font-weight="bold" style:font-weight-asian="bold" style:font-weight-complex="bold" fo:color="#000000" fo:language="en" fo:country="US"/>
    </style:style>
    <style:style style:name="T830" style:parent-style-name="cl" style:family="text">
      <style:text-properties style:font-name="Consolas" fo:color="#000000" fo:language="en" fo:country="US"/>
    </style:style>
    <style:style style:name="T831" style:parent-style-name="nv" style:family="text">
      <style:text-properties style:font-name="Consolas" fo:color="#008080" fo:language="en" fo:country="US"/>
    </style:style>
    <style:style style:name="T832" style:parent-style-name="o" style:family="text">
      <style:text-properties style:font-name="Consolas" fo:font-weight="bold" style:font-weight-asian="bold" style:font-weight-complex="bold" fo:color="#000000" fo:language="en" fo:country="US"/>
    </style:style>
    <style:style style:name="T833" style:parent-style-name="cl" style:family="text">
      <style:text-properties style:font-name="Consolas" fo:color="#000000" fo:language="en" fo:country="US"/>
    </style:style>
    <style:style style:name="T834" style:parent-style-name="nv" style:family="text">
      <style:text-properties style:font-name="Consolas" fo:color="#008080" fo:language="en" fo:country="US"/>
    </style:style>
    <style:style style:name="T835" style:parent-style-name="p" style:family="text">
      <style:text-properties style:font-name="Consolas" fo:color="#000000" fo:language="en" fo:country="US"/>
    </style:style>
    <style:style style:name="P836" style:parent-style-name="HTMLconformatoprevio" style:family="paragraph">
      <style:paragraph-properties fo:border="0.0034in solid #E5E7EB" fo:padding="0in" style:shadow="none" fo:background-color="#FFFFFF"/>
    </style:style>
    <style:style style:name="T837" style:parent-style-name="p" style:family="text">
      <style:text-properties style:font-name="Consolas" fo:color="#000000" fo:language="en" fo:country="US"/>
    </style:style>
    <style:style style:name="P838" style:parent-style-name="HTMLconformatoprevio" style:family="paragraph">
      <style:paragraph-properties fo:border="0.0034in solid #E5E7EB" fo:padding="0in" style:shadow="none" fo:background-color="#FFFFFF"/>
    </style:style>
    <style:style style:name="P839" style:parent-style-name="HTMLconformatoprevio" style:family="paragraph">
      <style:paragraph-properties fo:border="0.0034in solid #E5E7EB" fo:padding="0in" style:shadow="none" fo:background-color="#FFFFFF"/>
    </style:style>
    <style:style style:name="T840" style:parent-style-name="c1" style:family="text">
      <style:text-properties style:font-name="Consolas" fo:font-style="italic" style:font-style-asian="italic" style:font-style-complex="italic" fo:color="#999988" fo:language="en" fo:country="US"/>
    </style:style>
    <style:style style:name="P841" style:parent-style-name="HTMLconformatoprevio" style:family="paragraph">
      <style:paragraph-properties fo:border="0.0034in solid #E5E7EB" fo:padding="0in" style:shadow="none" fo:background-color="#FFFFFF"/>
    </style:style>
    <style:style style:name="T842" style:parent-style-name="k" style:family="text">
      <style:text-properties style:font-name="Consolas" fo:font-weight="bold" style:font-weight-asian="bold" style:font-weight-complex="bold" fo:color="#000000" fo:language="en" fo:country="US"/>
    </style:style>
    <style:style style:name="T843" style:parent-style-name="nf" style:family="text">
      <style:text-properties style:font-name="Consolas" fo:font-weight="bold" style:font-weight-asian="bold" style:font-weight-complex="bold" fo:color="#990000" fo:language="en" fo:country="US"/>
    </style:style>
    <style:style style:name="T844" style:parent-style-name="p" style:family="text">
      <style:text-properties style:font-name="Consolas" fo:color="#000000" fo:language="en" fo:country="US"/>
    </style:style>
    <style:style style:name="T845" style:parent-style-name="nv" style:family="text">
      <style:text-properties style:font-name="Consolas" fo:color="#008080" fo:language="en" fo:country="US"/>
    </style:style>
    <style:style style:name="T846" style:parent-style-name="o" style:family="text">
      <style:text-properties style:font-name="Consolas" fo:font-weight="bold" style:font-weight-asian="bold" style:font-weight-complex="bold" fo:color="#000000" fo:language="en" fo:country="US"/>
    </style:style>
    <style:style style:name="T847" style:parent-style-name="cl" style:family="text">
      <style:text-properties style:font-name="Consolas" fo:color="#000000" fo:language="en" fo:country="US"/>
    </style:style>
    <style:style style:name="T848" style:parent-style-name="nv" style:family="text">
      <style:text-properties style:font-name="Consolas" fo:color="#008080" fo:language="en" fo:country="US"/>
    </style:style>
    <style:style style:name="T849" style:parent-style-name="p" style:family="text">
      <style:text-properties style:font-name="Consolas" fo:color="#000000" fo:language="en" fo:country="US"/>
    </style:style>
    <style:style style:name="T850" style:parent-style-name="cl" style:family="text">
      <style:text-properties style:font-name="Consolas" fo:color="#000000" fo:language="en" fo:country="US"/>
    </style:style>
    <style:style style:name="T851" style:parent-style-name="p" style:family="text">
      <style:text-properties style:font-name="Consolas" fo:color="#000000" fo:language="en" fo:country="US"/>
    </style:style>
    <style:style style:name="P852" style:parent-style-name="HTMLconformatoprevio" style:family="paragraph">
      <style:paragraph-properties fo:border="0.0034in solid #E5E7EB" fo:padding="0in" style:shadow="none" fo:background-color="#FFFFFF"/>
    </style:style>
    <style:style style:name="T853" style:parent-style-name="cl" style:family="text">
      <style:text-properties style:font-name="Consolas" fo:color="#000000" fo:language="en" fo:country="US"/>
    </style:style>
    <style:style style:name="T854" style:parent-style-name="k" style:family="text">
      <style:text-properties style:font-name="Consolas" fo:font-weight="bold" style:font-weight-asian="bold" style:font-weight-complex="bold" fo:color="#000000" fo:language="en" fo:country="US"/>
    </style:style>
    <style:style style:name="T855" style:parent-style-name="cl" style:family="text">
      <style:text-properties style:font-name="Consolas" fo:color="#000000" fo:language="en" fo:country="US"/>
    </style:style>
    <style:style style:name="T856" style:parent-style-name="nf" style:family="text">
      <style:text-properties style:font-name="Consolas" fo:font-weight="bold" style:font-weight-asian="bold" style:font-weight-complex="bold" fo:color="#990000" fo:language="en" fo:country="US"/>
    </style:style>
    <style:style style:name="T857" style:parent-style-name="p" style:family="text">
      <style:text-properties style:font-name="Consolas" fo:color="#000000" fo:language="en" fo:country="US"/>
    </style:style>
    <style:style style:name="T858" style:parent-style-name="no" style:family="text">
      <style:text-properties style:font-name="Consolas" fo:color="#008080" fo:language="en" fo:country="US"/>
    </style:style>
    <style:style style:name="T859" style:parent-style-name="o" style:family="text">
      <style:text-properties style:font-name="Consolas" fo:font-weight="bold" style:font-weight-asian="bold" style:font-weight-complex="bold" fo:color="#000000" fo:language="en" fo:country="US"/>
    </style:style>
    <style:style style:name="T860" style:parent-style-name="cl" style:family="text">
      <style:text-properties style:font-name="Consolas" fo:color="#000000" fo:language="en" fo:country="US"/>
    </style:style>
    <style:style style:name="T861" style:parent-style-name="nv" style:family="text">
      <style:text-properties style:font-name="Consolas" fo:color="#008080" fo:language="en" fo:country="US"/>
    </style:style>
    <style:style style:name="T862" style:parent-style-name="o" style:family="text">
      <style:text-properties style:font-name="Consolas" fo:font-weight="bold" style:font-weight-asian="bold" style:font-weight-complex="bold" fo:color="#000000" fo:language="en" fo:country="US"/>
    </style:style>
    <style:style style:name="T863" style:parent-style-name="cl" style:family="text">
      <style:text-properties style:font-name="Consolas" fo:color="#000000" fo:language="en" fo:country="US"/>
    </style:style>
    <style:style style:name="T864" style:parent-style-name="nv" style:family="text">
      <style:text-properties style:font-name="Consolas" fo:color="#008080" fo:language="en" fo:country="US"/>
    </style:style>
    <style:style style:name="T865" style:parent-style-name="p" style:family="text">
      <style:text-properties style:font-name="Consolas" fo:color="#000000" fo:language="en" fo:country="US"/>
    </style:style>
    <style:style style:name="P866" style:parent-style-name="HTMLconformatoprevio" style:family="paragraph">
      <style:paragraph-properties fo:border="0.0034in solid #E5E7EB" fo:padding="0in" style:shadow="none" fo:background-color="#FFFFFF"/>
    </style:style>
    <style:style style:name="T867" style:parent-style-name="p" style:family="text">
      <style:text-properties style:font-name="Consolas" fo:color="#000000" fo:language="en" fo:country="US"/>
    </style:style>
    <style:style style:name="P868" style:parent-style-name="HTMLconformatoprevio" style:family="paragraph">
      <style:paragraph-properties fo:border="0.0034in solid #E5E7EB" fo:padding="0in" style:shadow="none" fo:background-color="#FFFFFF"/>
    </style:style>
    <style:style style:name="P869" style:parent-style-name="HTMLconformatoprevio" style:family="paragraph">
      <style:paragraph-properties fo:border="0.0034in solid #E5E7EB" fo:padding="0in" style:shadow="none" fo:background-color="#FFFFFF"/>
    </style:style>
    <style:style style:name="T870" style:parent-style-name="c1" style:family="text">
      <style:text-properties style:font-name="Consolas" fo:font-style="italic" style:font-style-asian="italic" style:font-style-complex="italic" fo:color="#999988" fo:language="en" fo:country="US"/>
    </style:style>
    <style:style style:name="P871" style:parent-style-name="HTMLconformatoprevio" style:family="paragraph">
      <style:paragraph-properties fo:border="0.0034in solid #E5E7EB" fo:padding="0in" style:shadow="none" fo:background-color="#FFFFFF"/>
    </style:style>
    <style:style style:name="T872" style:parent-style-name="k" style:family="text">
      <style:text-properties style:font-name="Consolas" fo:font-weight="bold" style:font-weight-asian="bold" style:font-weight-complex="bold" fo:color="#000000" fo:language="en" fo:country="US"/>
    </style:style>
    <style:style style:name="T873" style:parent-style-name="nf" style:family="text">
      <style:text-properties style:font-name="Consolas" fo:font-weight="bold" style:font-weight-asian="bold" style:font-weight-complex="bold" fo:color="#990000" fo:language="en" fo:country="US"/>
    </style:style>
    <style:style style:name="T874" style:parent-style-name="p" style:family="text">
      <style:text-properties style:font-name="Consolas" fo:color="#000000" fo:language="en" fo:country="US"/>
    </style:style>
    <style:style style:name="T875" style:parent-style-name="nv" style:family="text">
      <style:text-properties style:font-name="Consolas" fo:color="#008080" fo:language="en" fo:country="US"/>
    </style:style>
    <style:style style:name="T876" style:parent-style-name="o" style:family="text">
      <style:text-properties style:font-name="Consolas" fo:font-weight="bold" style:font-weight-asian="bold" style:font-weight-complex="bold" fo:color="#000000" fo:language="en" fo:country="US"/>
    </style:style>
    <style:style style:name="T877" style:parent-style-name="cl" style:family="text">
      <style:text-properties style:font-name="Consolas" fo:color="#000000" fo:language="en" fo:country="US"/>
    </style:style>
    <style:style style:name="T878" style:parent-style-name="nv" style:family="text">
      <style:text-properties style:font-name="Consolas" fo:color="#008080" fo:language="en" fo:country="US"/>
    </style:style>
    <style:style style:name="T879" style:parent-style-name="p" style:family="text">
      <style:text-properties style:font-name="Consolas" fo:color="#000000" fo:language="en" fo:country="US"/>
    </style:style>
    <style:style style:name="T880" style:parent-style-name="cl" style:family="text">
      <style:text-properties style:font-name="Consolas" fo:color="#000000" fo:language="en" fo:country="US"/>
    </style:style>
    <style:style style:name="T881" style:parent-style-name="p" style:family="text">
      <style:text-properties style:font-name="Consolas" fo:color="#000000" fo:language="en" fo:country="US"/>
    </style:style>
    <style:style style:name="P882" style:parent-style-name="HTMLconformatoprevio" style:family="paragraph">
      <style:paragraph-properties fo:border="0.0034in solid #E5E7EB" fo:padding="0in" style:shadow="none" fo:background-color="#FFFFFF"/>
    </style:style>
    <style:style style:name="T883" style:parent-style-name="cl" style:family="text">
      <style:text-properties style:font-name="Consolas" fo:color="#000000" fo:language="en" fo:country="US"/>
    </style:style>
    <style:style style:name="T884" style:parent-style-name="k" style:family="text">
      <style:text-properties style:font-name="Consolas" fo:font-weight="bold" style:font-weight-asian="bold" style:font-weight-complex="bold" fo:color="#000000" fo:language="en" fo:country="US"/>
    </style:style>
    <style:style style:name="T885" style:parent-style-name="cl" style:family="text">
      <style:text-properties style:font-name="Consolas" fo:color="#000000" fo:language="en" fo:country="US"/>
    </style:style>
    <style:style style:name="T886" style:parent-style-name="nf" style:family="text">
      <style:text-properties style:font-name="Consolas" fo:font-weight="bold" style:font-weight-asian="bold" style:font-weight-complex="bold" fo:color="#990000" fo:language="en" fo:country="US"/>
    </style:style>
    <style:style style:name="T887" style:parent-style-name="p" style:family="text">
      <style:text-properties style:font-name="Consolas" fo:color="#000000" fo:language="en" fo:country="US"/>
    </style:style>
    <style:style style:name="T888" style:parent-style-name="nv" style:family="text">
      <style:text-properties style:font-name="Consolas" fo:color="#008080" fo:language="en" fo:country="US"/>
    </style:style>
    <style:style style:name="T889" style:parent-style-name="cl" style:family="text">
      <style:text-properties style:font-name="Consolas" fo:color="#000000" fo:language="en" fo:country="US"/>
    </style:style>
    <style:style style:name="T890" style:parent-style-name="o" style:family="text">
      <style:text-properties style:font-name="Consolas" fo:font-weight="bold" style:font-weight-asian="bold" style:font-weight-complex="bold" fo:color="#000000" fo:language="en" fo:country="US"/>
    </style:style>
    <style:style style:name="T891" style:parent-style-name="cl" style:family="text">
      <style:text-properties style:font-name="Consolas" fo:color="#000000" fo:language="en" fo:country="US"/>
    </style:style>
    <style:style style:name="T892" style:parent-style-name="mi" style:family="text">
      <style:text-properties style:font-name="Consolas" fo:color="#009999" fo:language="en" fo:country="US"/>
    </style:style>
    <style:style style:name="T893" style:parent-style-name="o" style:family="text">
      <style:text-properties style:font-name="Consolas" fo:font-weight="bold" style:font-weight-asian="bold" style:font-weight-complex="bold" fo:color="#000000" fo:language="en" fo:country="US"/>
    </style:style>
    <style:style style:name="T894" style:parent-style-name="cl" style:family="text">
      <style:text-properties style:font-name="Consolas" fo:color="#000000" fo:language="en" fo:country="US"/>
    </style:style>
    <style:style style:name="T895" style:parent-style-name="nf" style:family="text">
      <style:text-properties style:font-name="Consolas" fo:font-weight="bold" style:font-weight-asian="bold" style:font-weight-complex="bold" fo:color="#990000" fo:language="en" fo:country="US"/>
    </style:style>
    <style:style style:name="T896" style:parent-style-name="p" style:family="text">
      <style:text-properties style:font-name="Consolas" fo:color="#000000" fo:language="en" fo:country="US"/>
    </style:style>
    <style:style style:name="T897" style:parent-style-name="nv" style:family="text">
      <style:text-properties style:font-name="Consolas" fo:color="#008080" fo:language="en" fo:country="US"/>
    </style:style>
    <style:style style:name="T898" style:parent-style-name="o" style:family="text">
      <style:text-properties style:font-name="Consolas" fo:font-weight="bold" style:font-weight-asian="bold" style:font-weight-complex="bold" fo:color="#000000" fo:language="en" fo:country="US"/>
    </style:style>
    <style:style style:name="T899" style:parent-style-name="cl" style:family="text">
      <style:text-properties style:font-name="Consolas" fo:color="#000000" fo:language="en" fo:country="US"/>
    </style:style>
    <style:style style:name="T900" style:parent-style-name="nv" style:family="text">
      <style:text-properties style:font-name="Consolas" fo:color="#008080" fo:language="en" fo:country="US"/>
    </style:style>
    <style:style style:name="T901" style:parent-style-name="p" style:family="text">
      <style:text-properties style:font-name="Consolas" fo:color="#000000" fo:language="en" fo:country="US"/>
    </style:style>
    <style:style style:name="T902" style:parent-style-name="o" style:family="text">
      <style:text-properties style:font-name="Consolas" fo:font-weight="bold" style:font-weight-asian="bold" style:font-weight-complex="bold" fo:color="#000000" fo:language="en" fo:country="US"/>
    </style:style>
    <style:style style:name="T903" style:parent-style-name="cl" style:family="text">
      <style:text-properties style:font-name="Consolas" fo:color="#000000" fo:language="en" fo:country="US"/>
    </style:style>
    <style:style style:name="T904" style:parent-style-name="nf" style:family="text">
      <style:text-properties style:font-name="Consolas" fo:font-weight="bold" style:font-weight-asian="bold" style:font-weight-complex="bold" fo:color="#990000" fo:language="en" fo:country="US"/>
    </style:style>
    <style:style style:name="T905" style:parent-style-name="p" style:family="text">
      <style:text-properties style:font-name="Consolas" fo:color="#000000" fo:language="en" fo:country="US"/>
    </style:style>
    <style:style style:name="T906" style:parent-style-name="nv" style:family="text">
      <style:text-properties style:font-name="Consolas" fo:color="#008080" fo:language="en" fo:country="US"/>
    </style:style>
    <style:style style:name="T907" style:parent-style-name="o" style:family="text">
      <style:text-properties style:font-name="Consolas" fo:font-weight="bold" style:font-weight-asian="bold" style:font-weight-complex="bold" fo:color="#000000" fo:language="en" fo:country="US"/>
    </style:style>
    <style:style style:name="T908" style:parent-style-name="cl" style:family="text">
      <style:text-properties style:font-name="Consolas" fo:color="#000000" fo:language="en" fo:country="US"/>
    </style:style>
    <style:style style:name="T909" style:parent-style-name="o" style:family="text">
      <style:text-properties style:font-name="Consolas" fo:font-weight="bold" style:font-weight-asian="bold" style:font-weight-complex="bold" fo:color="#000000" fo:language="en" fo:country="US"/>
    </style:style>
    <style:style style:name="T910" style:parent-style-name="nv" style:family="text">
      <style:text-properties style:font-name="Consolas" fo:color="#008080" fo:language="en" fo:country="US"/>
    </style:style>
    <style:style style:name="T911" style:parent-style-name="p" style:family="text">
      <style:text-properties style:font-name="Consolas" fo:color="#000000" fo:language="en" fo:country="US"/>
    </style:style>
    <style:style style:name="P912" style:parent-style-name="HTMLconformatoprevio" style:family="paragraph">
      <style:paragraph-properties fo:border="0.0034in solid #E5E7EB" fo:padding="0in" style:shadow="none" fo:background-color="#FFFFFF"/>
    </style:style>
    <style:style style:name="T913" style:parent-style-name="p" style:family="text">
      <style:text-properties style:font-name="Consolas" fo:color="#000000"/>
    </style:style>
    <style:style style:name="P914" style:parent-style-name="NormalWeb" style:family="paragraph">
      <style:paragraph-properties fo:border="0.0034in solid #E5E7EB" fo:padding="0in" style:shadow="none" fo:background-color="#FFFFFF"/>
      <style:text-properties style:font-name="Arial" style:font-name-complex="Arial" fo:color="#000000"/>
    </style:style>
    <style:style style:name="P915" style:parent-style-name="HTMLconformatoprevio" style:family="paragraph">
      <style:paragraph-properties fo:border="0.0034in solid #E5E7EB" fo:padding="0in" style:shadow="none" fo:background-color="#FFFFFF"/>
    </style:style>
    <style:style style:name="T916" style:parent-style-name="nc" style:family="text">
      <style:text-properties style:font-name="Consolas" fo:font-weight="bold" style:font-weight-asian="bold" style:font-weight-complex="bold" fo:color="#445588" fo:language="en" fo:country="US"/>
    </style:style>
    <style:style style:name="T917" style:parent-style-name="cl" style:family="text">
      <style:text-properties style:font-name="Consolas" fo:color="#000000" fo:language="en" fo:country="US"/>
    </style:style>
    <style:style style:name="T918" style:parent-style-name="p" style:family="text">
      <style:text-properties style:font-name="Consolas" fo:color="#000000" fo:language="en" fo:country="US"/>
    </style:style>
    <style:style style:name="P919" style:parent-style-name="HTMLconformatoprevio" style:family="paragraph">
      <style:paragraph-properties fo:border="0.0034in solid #E5E7EB" fo:padding="0in" style:shadow="none" fo:background-color="#FFFFFF"/>
    </style:style>
    <style:style style:name="T920" style:parent-style-name="cl" style:family="text">
      <style:text-properties style:font-name="Consolas" fo:color="#000000" fo:language="en" fo:country="US"/>
    </style:style>
    <style:style style:name="T921" style:parent-style-name="na" style:family="text">
      <style:text-properties style:font-name="Consolas" fo:color="#008080" fo:language="en" fo:country="US"/>
    </style:style>
    <style:style style:name="T922" style:parent-style-name="o" style:family="text">
      <style:text-properties style:font-name="Consolas" fo:font-weight="bold" style:font-weight-asian="bold" style:font-weight-complex="bold" fo:color="#000000" fo:language="en" fo:country="US"/>
    </style:style>
    <style:style style:name="T923" style:parent-style-name="cl" style:family="text">
      <style:text-properties style:font-name="Consolas" fo:color="#000000" fo:language="en" fo:country="US"/>
    </style:style>
    <style:style style:name="T924" style:parent-style-name="nf" style:family="text">
      <style:text-properties style:font-name="Consolas" fo:font-weight="bold" style:font-weight-asian="bold" style:font-weight-complex="bold" fo:color="#990000" fo:language="en" fo:country="US"/>
    </style:style>
    <style:style style:name="T925" style:parent-style-name="p" style:family="text">
      <style:text-properties style:font-name="Consolas" fo:color="#000000" fo:language="en" fo:country="US"/>
    </style:style>
    <style:style style:name="T926" style:parent-style-name="nv" style:family="text">
      <style:text-properties style:font-name="Consolas" fo:color="#008080" fo:language="en" fo:country="US"/>
    </style:style>
    <style:style style:name="T927" style:parent-style-name="o" style:family="text">
      <style:text-properties style:font-name="Consolas" fo:font-weight="bold" style:font-weight-asian="bold" style:font-weight-complex="bold" fo:color="#000000" fo:language="en" fo:country="US"/>
    </style:style>
    <style:style style:name="T928" style:parent-style-name="cl" style:family="text">
      <style:text-properties style:font-name="Consolas" fo:color="#000000" fo:language="en" fo:country="US"/>
    </style:style>
    <style:style style:name="T929" style:parent-style-name="mi" style:family="text">
      <style:text-properties style:font-name="Consolas" fo:color="#009999" fo:language="en" fo:country="US"/>
    </style:style>
    <style:style style:name="T930" style:parent-style-name="kt" style:family="text">
      <style:text-properties style:font-name="Consolas" fo:font-weight="bold" style:font-weight-asian="bold" style:font-weight-complex="bold" fo:color="#445588" fo:language="en" fo:country="US"/>
    </style:style>
    <style:style style:name="T931" style:parent-style-name="p" style:family="text">
      <style:text-properties style:font-name="Consolas" fo:color="#000000" fo:language="en" fo:country="US"/>
    </style:style>
    <style:style style:name="P932" style:parent-style-name="HTMLconformatoprevio" style:family="paragraph">
      <style:paragraph-properties fo:border="0.0034in solid #E5E7EB" fo:padding="0in" style:shadow="none" fo:background-color="#FFFFFF"/>
    </style:style>
    <style:style style:name="T933" style:parent-style-name="p" style:family="text">
      <style:text-properties style:font-name="Consolas" fo:color="#000000" fo:language="en" fo:country="US"/>
    </style:style>
    <style:style style:name="P934" style:parent-style-name="HTMLconformatoprevio" style:family="paragraph">
      <style:paragraph-properties fo:border="0.0034in solid #E5E7EB" fo:padding="0in" style:shadow="none" fo:background-color="#FFFFFF"/>
    </style:style>
    <style:style style:name="P935" style:parent-style-name="HTMLconformatoprevio" style:family="paragraph">
      <style:paragraph-properties fo:border="0.0034in solid #E5E7EB" fo:padding="0in" style:shadow="none" fo:background-color="#FFFFFF"/>
    </style:style>
    <style:style style:name="T936" style:parent-style-name="nc" style:family="text">
      <style:text-properties style:font-name="Consolas" fo:font-weight="bold" style:font-weight-asian="bold" style:font-weight-complex="bold" fo:color="#445588" fo:language="en" fo:country="US"/>
    </style:style>
    <style:style style:name="T937" style:parent-style-name="cl" style:family="text">
      <style:text-properties style:font-name="Consolas" fo:color="#000000" fo:language="en" fo:country="US"/>
    </style:style>
    <style:style style:name="T938" style:parent-style-name="p" style:family="text">
      <style:text-properties style:font-name="Consolas" fo:color="#000000" fo:language="en" fo:country="US"/>
    </style:style>
    <style:style style:name="P939" style:parent-style-name="HTMLconformatoprevio" style:family="paragraph">
      <style:paragraph-properties fo:border="0.0034in solid #E5E7EB" fo:padding="0in" style:shadow="none" fo:background-color="#FFFFFF"/>
    </style:style>
    <style:style style:name="T940" style:parent-style-name="cl" style:family="text">
      <style:text-properties style:font-name="Consolas" fo:color="#000000" fo:language="en" fo:country="US"/>
    </style:style>
    <style:style style:name="T941" style:parent-style-name="na" style:family="text">
      <style:text-properties style:font-name="Consolas" fo:color="#008080" fo:language="en" fo:country="US"/>
    </style:style>
    <style:style style:name="T942" style:parent-style-name="o" style:family="text">
      <style:text-properties style:font-name="Consolas" fo:font-weight="bold" style:font-weight-asian="bold" style:font-weight-complex="bold" fo:color="#000000" fo:language="en" fo:country="US"/>
    </style:style>
    <style:style style:name="T943" style:parent-style-name="cl" style:family="text">
      <style:text-properties style:font-name="Consolas" fo:color="#000000" fo:language="en" fo:country="US"/>
    </style:style>
    <style:style style:name="T944" style:parent-style-name="nf" style:family="text">
      <style:text-properties style:font-name="Consolas" fo:font-weight="bold" style:font-weight-asian="bold" style:font-weight-complex="bold" fo:color="#990000" fo:language="en" fo:country="US"/>
    </style:style>
    <style:style style:name="T945" style:parent-style-name="p" style:family="text">
      <style:text-properties style:font-name="Consolas" fo:color="#000000" fo:language="en" fo:country="US"/>
    </style:style>
    <style:style style:name="T946" style:parent-style-name="nv" style:family="text">
      <style:text-properties style:font-name="Consolas" fo:color="#008080" fo:language="en" fo:country="US"/>
    </style:style>
    <style:style style:name="T947" style:parent-style-name="o" style:family="text">
      <style:text-properties style:font-name="Consolas" fo:font-weight="bold" style:font-weight-asian="bold" style:font-weight-complex="bold" fo:color="#000000" fo:language="en" fo:country="US"/>
    </style:style>
    <style:style style:name="T948" style:parent-style-name="cl" style:family="text">
      <style:text-properties style:font-name="Consolas" fo:color="#000000" fo:language="en" fo:country="US"/>
    </style:style>
    <style:style style:name="T949" style:parent-style-name="mi" style:family="text">
      <style:text-properties style:font-name="Consolas" fo:color="#009999" fo:language="en" fo:country="US"/>
    </style:style>
    <style:style style:name="T950" style:parent-style-name="kt" style:family="text">
      <style:text-properties style:font-name="Consolas" fo:font-weight="bold" style:font-weight-asian="bold" style:font-weight-complex="bold" fo:color="#445588" fo:language="en" fo:country="US"/>
    </style:style>
    <style:style style:name="T951" style:parent-style-name="p" style:family="text">
      <style:text-properties style:font-name="Consolas" fo:color="#000000" fo:language="en" fo:country="US"/>
    </style:style>
    <style:style style:name="P952" style:parent-style-name="HTMLconformatoprevio" style:family="paragraph">
      <style:paragraph-properties fo:border="0.0034in solid #E5E7EB" fo:padding="0in" style:shadow="none" fo:background-color="#FFFFFF"/>
    </style:style>
    <style:style style:name="T953" style:parent-style-name="p" style:family="text">
      <style:text-properties style:font-name="Consolas" fo:color="#000000"/>
    </style:style>
    <style:style style:name="P954"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955" style:parent-style-name="NormalWeb" style:family="paragraph">
      <style:paragraph-properties fo:border="0.0034in solid #E5E7EB" fo:padding="0in" style:shadow="none" fo:background-color="#FFFFFF"/>
    </style:style>
    <style:style style:name="T956" style:parent-style-name="Fuentedepárrafopredeter." style:family="text">
      <style:text-properties style:font-name="Arial" style:font-name-complex="Arial" fo:color="#000000"/>
    </style:style>
    <style:style style:name="T957" style:parent-style-name="Hipervínculo" style:family="text">
      <style:text-properties style:font-name="Arial" style:font-name-complex="Arial"/>
    </style:style>
    <style:style style:name="T958" style:parent-style-name="Fuentedepárrafopredeter." style:family="text">
      <style:text-properties style:font-name="Arial" style:font-name-complex="Arial" fo:color="#000000"/>
    </style:style>
    <style:style style:name="T959" style:parent-style-name="Textoennegrita" style:family="text">
      <style:text-properties style:font-name="Arial" style:font-name-complex="Arial" fo:color="#000000"/>
    </style:style>
    <style:style style:name="T960" style:parent-style-name="Fuentedepárrafopredeter." style:family="text">
      <style:text-properties style:font-name="Arial" style:font-name-complex="Arial" fo:color="#000000"/>
    </style:style>
    <style:style style:name="T961" style:parent-style-name="Hipervínculo" style:family="text">
      <style:text-properties style:font-name="Arial" style:font-name-complex="Arial"/>
    </style:style>
    <style:style style:name="T962" style:parent-style-name="Fuentedepárrafopredeter." style:family="text">
      <style:text-properties style:font-name="Arial" style:font-name-complex="Arial" fo:color="#000000"/>
    </style:style>
    <style:style style:name="P963" style:parent-style-name="NormalWeb" style:family="paragraph">
      <style:paragraph-properties fo:border="0.0034in solid #E5E7EB" fo:padding="0in" style:shadow="none" fo:background-color="#FFFFFF"/>
    </style:style>
    <style:style style:name="T964" style:parent-style-name="Fuentedepárrafopredeter." style:family="text">
      <style:text-properties style:font-name="Arial" style:font-name-complex="Arial" fo:color="#000000"/>
    </style:style>
    <style:style style:name="T965" style:parent-style-name="CódigoHTML" style:family="text">
      <style:text-properties style:font-name="Consolas" fo:color="#000000" fo:font-size="11pt" style:font-size-asian="11pt" style:font-size-complex="11pt"/>
    </style:style>
    <style:style style:name="T966" style:parent-style-name="Fuentedepárrafopredeter." style:family="text">
      <style:text-properties style:font-name="Arial" style:font-name-complex="Arial" fo:color="#000000"/>
    </style:style>
    <style:style style:name="T967" style:parent-style-name="Hipervínculo" style:family="text">
      <style:text-properties style:font-name="Arial" style:font-name-complex="Arial"/>
    </style:style>
    <style:style style:name="T968" style:parent-style-name="Fuentedepárrafopredeter." style:family="text">
      <style:text-properties style:font-name="Arial" style:font-name-complex="Arial" fo:color="#000000"/>
    </style:style>
    <style:style style:name="T969" style:parent-style-name="Hipervínculo" style:family="text">
      <style:text-properties style:font-name="Arial" style:font-name-complex="Arial"/>
    </style:style>
    <style:style style:name="T970" style:parent-style-name="Fuentedepárrafopredeter." style:family="text">
      <style:text-properties style:font-name="Arial" style:font-name-complex="Arial" fo:color="#000000"/>
    </style:style>
    <style:style style:name="T971" style:parent-style-name="CódigoHTML" style:family="text">
      <style:text-properties style:font-name="Consolas" fo:color="#000000" fo:font-size="11pt" style:font-size-asian="11pt" style:font-size-complex="11pt"/>
    </style:style>
    <style:style style:name="T972" style:parent-style-name="Fuentedepárrafopredeter." style:family="text">
      <style:text-properties style:font-name="Arial" style:font-name-complex="Arial" fo:color="#000000"/>
    </style:style>
    <style:style style:name="T973" style:parent-style-name="CódigoHTML" style:family="text">
      <style:text-properties style:font-name="Consolas" fo:color="#000000" fo:font-size="11pt" style:font-size-asian="11pt" style:font-size-complex="11pt"/>
    </style:style>
    <style:style style:name="T974" style:parent-style-name="Fuentedepárrafopredeter." style:family="text">
      <style:text-properties style:font-name="Arial" style:font-name-complex="Arial" fo:color="#000000"/>
    </style:style>
    <style:style style:name="T975" style:parent-style-name="CódigoHTML" style:family="text">
      <style:text-properties style:font-name="Consolas" fo:color="#000000" fo:font-size="11pt" style:font-size-asian="11pt" style:font-size-complex="11pt"/>
    </style:style>
    <style:style style:name="T976" style:parent-style-name="Fuentedepárrafopredeter." style:family="text">
      <style:text-properties style:font-name="Arial" style:font-name-complex="Arial" fo:color="#000000"/>
    </style:style>
    <style:style style:name="T977" style:parent-style-name="CódigoHTML" style:family="text">
      <style:text-properties style:font-name="Consolas" fo:color="#000000" fo:font-size="11pt" style:font-size-asian="11pt" style:font-size-complex="11pt"/>
    </style:style>
    <style:style style:name="T978" style:parent-style-name="Fuentedepárrafopredeter." style:family="text">
      <style:text-properties style:font-name="Arial" style:font-name-complex="Arial" fo:color="#000000"/>
    </style:style>
    <style:style style:name="P979" style:parent-style-name="NormalWeb" style:family="paragraph">
      <style:paragraph-properties fo:border="0.0034in solid #E5E7EB" fo:padding="0in" style:shadow="none" fo:background-color="#FFFFFF"/>
    </style:style>
    <style:style style:name="T980" style:parent-style-name="Fuentedepárrafopredeter." style:family="text">
      <style:text-properties style:font-name="Arial" style:font-name-complex="Arial" fo:color="#000000"/>
    </style:style>
    <style:style style:name="T981" style:parent-style-name="CódigoHTML" style:family="text">
      <style:text-properties style:font-name="Consolas" fo:color="#000000" fo:font-size="11pt" style:font-size-asian="11pt" style:font-size-complex="11pt"/>
    </style:style>
    <style:style style:name="T982" style:parent-style-name="Fuentedepárrafopredeter." style:family="text">
      <style:text-properties style:font-name="Arial" style:font-name-complex="Arial" fo:color="#000000"/>
    </style:style>
    <style:style style:name="P983" style:parent-style-name="HTMLconformatoprevio" style:family="paragraph">
      <style:paragraph-properties fo:border="0.0034in solid #E5E7EB" fo:padding="0in" style:shadow="none" fo:background-color="#FFFFFF"/>
    </style:style>
    <style:style style:name="T984" style:parent-style-name="k" style:family="text">
      <style:text-properties style:font-name="Consolas" fo:font-weight="bold" style:font-weight-asian="bold" style:font-weight-complex="bold" fo:color="#000000" fo:language="en" fo:country="US"/>
    </style:style>
    <style:style style:name="T985" style:parent-style-name="cl" style:family="text">
      <style:text-properties style:font-name="Consolas" fo:color="#000000" fo:language="en" fo:country="US"/>
    </style:style>
    <style:style style:name="T986" style:parent-style-name="nv" style:family="text">
      <style:text-properties style:font-name="Consolas" fo:color="#008080" fo:language="en" fo:country="US"/>
    </style:style>
    <style:style style:name="T987" style:parent-style-name="o" style:family="text">
      <style:text-properties style:font-name="Consolas" fo:font-weight="bold" style:font-weight-asian="bold" style:font-weight-complex="bold" fo:color="#000000" fo:language="en" fo:country="US"/>
    </style:style>
    <style:style style:name="T988" style:parent-style-name="cl" style:family="text">
      <style:text-properties style:font-name="Consolas" fo:color="#000000" fo:language="en" fo:country="US"/>
    </style:style>
    <style:style style:name="T989" style:parent-style-name="nv" style:family="text">
      <style:text-properties style:font-name="Consolas" fo:color="#008080" fo:language="en" fo:country="US"/>
    </style:style>
    <style:style style:name="T990" style:parent-style-name="cl" style:family="text">
      <style:text-properties style:font-name="Consolas" fo:color="#000000" fo:language="en" fo:country="US"/>
    </style:style>
    <style:style style:name="T991" style:parent-style-name="ow" style:family="text">
      <style:text-properties style:font-name="Consolas" fo:font-weight="bold" style:font-weight-asian="bold" style:font-weight-complex="bold" fo:color="#000000" fo:language="en" fo:country="US"/>
    </style:style>
    <style:style style:name="T992" style:parent-style-name="cl" style:family="text">
      <style:text-properties style:font-name="Consolas" fo:color="#000000" fo:language="en" fo:country="US"/>
    </style:style>
    <style:style style:name="T993" style:parent-style-name="nv" style:family="text">
      <style:text-properties style:font-name="Consolas" fo:color="#008080" fo:language="en" fo:country="US"/>
    </style:style>
    <style:style style:name="T994" style:parent-style-name="cl" style:family="text">
      <style:text-properties style:font-name="Consolas" fo:color="#000000" fo:language="en" fo:country="US"/>
    </style:style>
    <style:style style:name="T995" style:parent-style-name="p" style:family="text">
      <style:text-properties style:font-name="Consolas" fo:color="#000000" fo:language="en" fo:country="US"/>
    </style:style>
    <style:style style:name="P996" style:parent-style-name="HTMLconformatoprevio" style:family="paragraph">
      <style:paragraph-properties fo:border="0.0034in solid #E5E7EB" fo:padding="0in" style:shadow="none" fo:background-color="#FFFFFF"/>
    </style:style>
    <style:style style:name="T997" style:parent-style-name="cl" style:family="text">
      <style:text-properties style:font-name="Consolas" fo:color="#000000" fo:language="en" fo:country="US"/>
    </style:style>
    <style:style style:name="T998" style:parent-style-name="nc" style:family="text">
      <style:text-properties style:font-name="Consolas" fo:font-weight="bold" style:font-weight-asian="bold" style:font-weight-complex="bold" fo:color="#445588" fo:language="en" fo:country="US"/>
    </style:style>
    <style:style style:name="T999" style:parent-style-name="si" style:family="text">
      <style:text-properties style:font-name="Consolas" fo:color="#DD1144" fo:language="en" fo:country="US"/>
    </style:style>
    <style:style style:name="T1000" style:parent-style-name="nv" style:family="text">
      <style:text-properties style:font-name="Consolas" fo:color="#008080" fo:language="en" fo:country="US"/>
    </style:style>
    <style:style style:name="T1001" style:parent-style-name="si" style:family="text">
      <style:text-properties style:font-name="Consolas" fo:color="#DD1144" fo:language="en" fo:country="US"/>
    </style:style>
    <style:style style:name="T1002" style:parent-style-name="cl" style:family="text">
      <style:text-properties style:font-name="Consolas" fo:color="#000000" fo:language="en" fo:country="US"/>
    </style:style>
    <style:style style:name="T1003" style:parent-style-name="p" style:family="text">
      <style:text-properties style:font-name="Consolas" fo:color="#000000" fo:language="en" fo:country="US"/>
    </style:style>
    <style:style style:name="P1004" style:parent-style-name="HTMLconformatoprevio" style:family="paragraph">
      <style:paragraph-properties fo:border="0.0034in solid #E5E7EB" fo:padding="0in" style:shadow="none" fo:background-color="#FFFFFF"/>
    </style:style>
    <style:style style:name="T1005" style:parent-style-name="cl" style:family="text">
      <style:text-properties style:font-name="Consolas" fo:color="#000000" fo:language="en" fo:country="US"/>
    </style:style>
    <style:style style:name="T1006" style:parent-style-name="na" style:family="text">
      <style:text-properties style:font-name="Consolas" fo:color="#008080" fo:language="en" fo:country="US"/>
    </style:style>
    <style:style style:name="T1007" style:parent-style-name="o" style:family="text">
      <style:text-properties style:font-name="Consolas" fo:font-weight="bold" style:font-weight-asian="bold" style:font-weight-complex="bold" fo:color="#000000" fo:language="en" fo:country="US"/>
    </style:style>
    <style:style style:name="T1008" style:parent-style-name="cl" style:family="text">
      <style:text-properties style:font-name="Consolas" fo:color="#000000" fo:language="en" fo:country="US"/>
    </style:style>
    <style:style style:name="T1009" style:parent-style-name="nf" style:family="text">
      <style:text-properties style:font-name="Consolas" fo:font-weight="bold" style:font-weight-asian="bold" style:font-weight-complex="bold" fo:color="#990000" fo:language="en" fo:country="US"/>
    </style:style>
    <style:style style:name="T1010" style:parent-style-name="p" style:family="text">
      <style:text-properties style:font-name="Consolas" fo:color="#000000" fo:language="en" fo:country="US"/>
    </style:style>
    <style:style style:name="T1011" style:parent-style-name="nv" style:family="text">
      <style:text-properties style:font-name="Consolas" fo:color="#008080" fo:language="en" fo:country="US"/>
    </style:style>
    <style:style style:name="T1012" style:parent-style-name="p" style:family="text">
      <style:text-properties style:font-name="Consolas" fo:color="#000000" fo:language="en" fo:country="US"/>
    </style:style>
    <style:style style:name="P1013" style:parent-style-name="HTMLconformatoprevio" style:family="paragraph">
      <style:paragraph-properties fo:border="0.0034in solid #E5E7EB" fo:padding="0in" style:shadow="none" fo:background-color="#FFFFFF"/>
    </style:style>
    <style:style style:name="T1014" style:parent-style-name="cl" style:family="text">
      <style:text-properties style:font-name="Consolas" fo:color="#000000" fo:language="en" fo:country="US"/>
    </style:style>
    <style:style style:name="T1015" style:parent-style-name="p" style:family="text">
      <style:text-properties style:font-name="Consolas" fo:color="#000000"/>
    </style:style>
    <style:style style:name="P1016" style:parent-style-name="HTMLconformatoprevio" style:family="paragraph">
      <style:paragraph-properties fo:border="0.0034in solid #E5E7EB" fo:padding="0in" style:shadow="none" fo:background-color="#FFFFFF"/>
    </style:style>
    <style:style style:name="T1017" style:parent-style-name="p" style:family="text">
      <style:text-properties style:font-name="Consolas" fo:color="#000000"/>
    </style:style>
    <style:style style:name="P1018" style:parent-style-name="NormalWeb" style:family="paragraph">
      <style:paragraph-properties fo:border="0.0034in solid #E5E7EB" fo:padding="0in" style:shadow="none" fo:background-color="#FFFFFF"/>
      <style:text-properties style:font-name="Arial" style:font-name-complex="Arial" fo:color="#000000"/>
    </style:style>
    <style:style style:name="P1019" style:parent-style-name="HTMLconformatoprevio" style:family="paragraph">
      <style:paragraph-properties fo:border="0.0034in solid #E5E7EB" fo:padding="0in" style:shadow="none" fo:background-color="#FFFFFF"/>
    </style:style>
    <style:style style:name="T1020" style:parent-style-name="nc" style:family="text">
      <style:text-properties style:font-name="Consolas" fo:font-weight="bold" style:font-weight-asian="bold" style:font-weight-complex="bold" fo:color="#445588" fo:language="en" fo:country="US"/>
    </style:style>
    <style:style style:name="T1021" style:parent-style-name="cl" style:family="text">
      <style:text-properties style:font-name="Consolas" fo:color="#000000" fo:language="en" fo:country="US"/>
    </style:style>
    <style:style style:name="T1022" style:parent-style-name="p" style:family="text">
      <style:text-properties style:font-name="Consolas" fo:color="#000000" fo:language="en" fo:country="US"/>
    </style:style>
    <style:style style:name="P1023" style:parent-style-name="HTMLconformatoprevio" style:family="paragraph">
      <style:paragraph-properties fo:border="0.0034in solid #E5E7EB" fo:padding="0in" style:shadow="none" fo:background-color="#FFFFFF"/>
    </style:style>
    <style:style style:name="T1024" style:parent-style-name="cl" style:family="text">
      <style:text-properties style:font-name="Consolas" fo:color="#000000" fo:language="en" fo:country="US"/>
    </style:style>
    <style:style style:name="T1025" style:parent-style-name="na" style:family="text">
      <style:text-properties style:font-name="Consolas" fo:color="#008080" fo:language="en" fo:country="US"/>
    </style:style>
    <style:style style:name="T1026" style:parent-style-name="o" style:family="text">
      <style:text-properties style:font-name="Consolas" fo:font-weight="bold" style:font-weight-asian="bold" style:font-weight-complex="bold" fo:color="#000000" fo:language="en" fo:country="US"/>
    </style:style>
    <style:style style:name="T1027" style:parent-style-name="cl" style:family="text">
      <style:text-properties style:font-name="Consolas" fo:color="#000000" fo:language="en" fo:country="US"/>
    </style:style>
    <style:style style:name="T1028" style:parent-style-name="nf" style:family="text">
      <style:text-properties style:font-name="Consolas" fo:font-weight="bold" style:font-weight-asian="bold" style:font-weight-complex="bold" fo:color="#990000" fo:language="en" fo:country="US"/>
    </style:style>
    <style:style style:name="T1029" style:parent-style-name="p" style:family="text">
      <style:text-properties style:font-name="Consolas" fo:color="#000000" fo:language="en" fo:country="US"/>
    </style:style>
    <style:style style:name="T1030" style:parent-style-name="mh" style:family="text">
      <style:text-properties style:font-name="Consolas" fo:color="#009999" fo:language="en" fo:country="US"/>
    </style:style>
    <style:style style:name="T1031" style:parent-style-name="p" style:family="text">
      <style:text-properties style:font-name="Consolas" fo:color="#000000" fo:language="en" fo:country="US"/>
    </style:style>
    <style:style style:name="T1032" style:parent-style-name="cl" style:family="text">
      <style:text-properties style:font-name="Consolas" fo:color="#000000" fo:language="en" fo:country="US"/>
    </style:style>
    <style:style style:name="T1033" style:parent-style-name="c1" style:family="text">
      <style:text-properties style:font-name="Consolas" fo:font-style="italic" style:font-style-asian="italic" style:font-style-complex="italic" fo:color="#999988" fo:language="en" fo:country="US"/>
    </style:style>
    <style:style style:name="P1034" style:parent-style-name="HTMLconformatoprevio" style:family="paragraph">
      <style:paragraph-properties fo:border="0.0034in solid #E5E7EB" fo:padding="0in" style:shadow="none" fo:background-color="#FFFFFF"/>
    </style:style>
    <style:style style:name="T1035" style:parent-style-name="p" style:family="text">
      <style:text-properties style:font-name="Consolas" fo:color="#000000"/>
    </style:style>
    <style:style style:name="P1036" style:parent-style-name="NormalWeb" style:family="paragraph">
      <style:paragraph-properties fo:border="0.0034in solid #E5E7EB" fo:padding="0in" style:shadow="none" fo:background-color="#FFFFFF"/>
      <style:text-properties style:font-name="Arial" style:font-name-complex="Arial" fo:color="#000000"/>
    </style:style>
    <style:style style:name="P1037" style:parent-style-name="HTMLconformatoprevio" style:family="paragraph">
      <style:paragraph-properties fo:border="0.0034in solid #E5E7EB" fo:padding="0in" style:shadow="none" fo:background-color="#FFFFFF"/>
    </style:style>
    <style:style style:name="T1038" style:parent-style-name="nc" style:family="text">
      <style:text-properties style:font-name="Consolas" fo:font-weight="bold" style:font-weight-asian="bold" style:font-weight-complex="bold" fo:color="#445588" fo:language="en" fo:country="US"/>
    </style:style>
    <style:style style:name="T1039" style:parent-style-name="cl" style:family="text">
      <style:text-properties style:font-name="Consolas" fo:color="#000000" fo:language="en" fo:country="US"/>
    </style:style>
    <style:style style:name="T1040" style:parent-style-name="p" style:family="text">
      <style:text-properties style:font-name="Consolas" fo:color="#000000" fo:language="en" fo:country="US"/>
    </style:style>
    <style:style style:name="P1041" style:parent-style-name="HTMLconformatoprevio" style:family="paragraph">
      <style:paragraph-properties fo:border="0.0034in solid #E5E7EB" fo:padding="0in" style:shadow="none" fo:background-color="#FFFFFF"/>
    </style:style>
    <style:style style:name="T1042" style:parent-style-name="cl" style:family="text">
      <style:text-properties style:font-name="Consolas" fo:color="#000000" fo:language="en" fo:country="US"/>
    </style:style>
    <style:style style:name="T1043" style:parent-style-name="na" style:family="text">
      <style:text-properties style:font-name="Consolas" fo:color="#008080" fo:language="en" fo:country="US"/>
    </style:style>
    <style:style style:name="T1044" style:parent-style-name="o" style:family="text">
      <style:text-properties style:font-name="Consolas" fo:font-weight="bold" style:font-weight-asian="bold" style:font-weight-complex="bold" fo:color="#000000" fo:language="en" fo:country="US"/>
    </style:style>
    <style:style style:name="T1045" style:parent-style-name="cl" style:family="text">
      <style:text-properties style:font-name="Consolas" fo:color="#000000" fo:language="en" fo:country="US"/>
    </style:style>
    <style:style style:name="T1046" style:parent-style-name="nf" style:family="text">
      <style:text-properties style:font-name="Consolas" fo:font-weight="bold" style:font-weight-asian="bold" style:font-weight-complex="bold" fo:color="#990000" fo:language="en" fo:country="US"/>
    </style:style>
    <style:style style:name="T1047" style:parent-style-name="p" style:family="text">
      <style:text-properties style:font-name="Consolas" fo:color="#000000" fo:language="en" fo:country="US"/>
    </style:style>
    <style:style style:name="T1048" style:parent-style-name="nv" style:family="text">
      <style:text-properties style:font-name="Consolas" fo:color="#008080" fo:language="en" fo:country="US"/>
    </style:style>
    <style:style style:name="T1049" style:parent-style-name="p" style:family="text">
      <style:text-properties style:font-name="Consolas" fo:color="#000000" fo:language="en" fo:country="US"/>
    </style:style>
    <style:style style:name="T1050" style:parent-style-name="cl" style:family="text">
      <style:text-properties style:font-name="Consolas" fo:color="#000000" fo:language="en" fo:country="US"/>
    </style:style>
    <style:style style:name="T1051" style:parent-style-name="c1" style:family="text">
      <style:text-properties style:font-name="Consolas" fo:font-style="italic" style:font-style-asian="italic" style:font-style-complex="italic" fo:color="#999988" fo:language="en" fo:country="US"/>
    </style:style>
    <style:style style:name="P1052" style:parent-style-name="HTMLconformatoprevio" style:family="paragraph">
      <style:paragraph-properties fo:border="0.0034in solid #E5E7EB" fo:padding="0in" style:shadow="none" fo:background-color="#FFFFFF"/>
    </style:style>
    <style:style style:name="T1053" style:parent-style-name="p" style:family="text">
      <style:text-properties style:font-name="Consolas" fo:color="#000000"/>
    </style:style>
    <style:style style:name="P1054"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055" style:parent-style-name="NormalWeb" style:family="paragraph">
      <style:paragraph-properties fo:border="0.0034in solid #E5E7EB" fo:padding="0in" style:shadow="none" fo:background-color="#FFFFFF"/>
    </style:style>
    <style:style style:name="T1056" style:parent-style-name="Fuentedepárrafopredeter." style:family="text">
      <style:text-properties style:font-name="Arial" style:font-name-complex="Arial" fo:color="#000000"/>
    </style:style>
    <style:style style:name="T1057" style:parent-style-name="CódigoHTML" style:family="text">
      <style:text-properties style:font-name="Consolas" fo:color="#000000" fo:font-size="11pt" style:font-size-asian="11pt" style:font-size-complex="11pt"/>
    </style:style>
    <style:style style:name="T1058" style:parent-style-name="Fuentedepárrafopredeter." style:family="text">
      <style:text-properties style:font-name="Arial" style:font-name-complex="Arial" fo:color="#000000"/>
    </style:style>
    <style:style style:name="T1059" style:parent-style-name="CódigoHTML" style:family="text">
      <style:text-properties style:font-name="Consolas" fo:color="#000000" fo:font-size="11pt" style:font-size-asian="11pt" style:font-size-complex="11pt"/>
    </style:style>
    <style:style style:name="T1060" style:parent-style-name="Fuentedepárrafopredeter." style:family="text">
      <style:text-properties style:font-name="Arial" style:font-name-complex="Arial" fo:color="#000000"/>
    </style:style>
    <style:style style:name="T1061" style:parent-style-name="CódigoHTML" style:family="text">
      <style:text-properties style:font-name="Consolas" fo:color="#000000" fo:font-size="11pt" style:font-size-asian="11pt" style:font-size-complex="11pt"/>
    </style:style>
    <style:style style:name="T1062" style:parent-style-name="Fuentedepárrafopredeter." style:family="text">
      <style:text-properties style:font-name="Arial" style:font-name-complex="Arial" fo:color="#000000"/>
    </style:style>
    <style:style style:name="T1063" style:parent-style-name="CódigoHTML" style:family="text">
      <style:text-properties style:font-name="Consolas" fo:color="#000000" fo:font-size="11pt" style:font-size-asian="11pt" style:font-size-complex="11pt"/>
    </style:style>
    <style:style style:name="T1064" style:parent-style-name="Fuentedepárrafopredeter." style:family="text">
      <style:text-properties style:font-name="Arial" style:font-name-complex="Arial" fo:color="#000000"/>
    </style:style>
    <style:style style:name="T1065" style:parent-style-name="CódigoHTML" style:family="text">
      <style:text-properties style:font-name="Consolas" fo:color="#000000" fo:font-size="11pt" style:font-size-asian="11pt" style:font-size-complex="11pt"/>
    </style:style>
    <style:style style:name="T1066" style:parent-style-name="Fuentedepárrafopredeter." style:family="text">
      <style:text-properties style:font-name="Arial" style:font-name-complex="Arial" fo:color="#000000"/>
    </style:style>
    <style:style style:name="P1067"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068" style:parent-style-name="NormalWeb" style:family="paragraph">
      <style:paragraph-properties fo:border="0.0034in solid #E5E7EB" fo:padding="0in" style:shadow="none" fo:background-color="#FFFFFF"/>
    </style:style>
    <style:style style:name="T1069" style:parent-style-name="Fuentedepárrafopredeter." style:family="text">
      <style:text-properties style:font-name="Arial" style:font-name-complex="Arial" fo:color="#000000"/>
    </style:style>
    <style:style style:name="T1070" style:parent-style-name="CódigoHTML" style:family="text">
      <style:text-properties style:font-name="Consolas" fo:color="#000000" fo:font-size="11pt" style:font-size-asian="11pt" style:font-size-complex="11pt"/>
    </style:style>
    <style:style style:name="T1071" style:parent-style-name="Fuentedepárrafopredeter." style:family="text">
      <style:text-properties style:font-name="Arial" style:font-name-complex="Arial" fo:color="#000000"/>
    </style:style>
    <style:style style:name="T1072" style:parent-style-name="CódigoHTML" style:family="text">
      <style:text-properties style:font-name="Consolas" fo:color="#000000" fo:font-size="11pt" style:font-size-asian="11pt" style:font-size-complex="11pt"/>
    </style:style>
    <style:style style:name="T1073" style:parent-style-name="Fuentedepárrafopredeter." style:family="text">
      <style:text-properties style:font-name="Arial" style:font-name-complex="Arial" fo:color="#000000"/>
    </style:style>
    <style:style style:name="T1074" style:parent-style-name="CódigoHTML" style:family="text">
      <style:text-properties style:font-name="Consolas" fo:color="#000000" fo:font-size="11pt" style:font-size-asian="11pt" style:font-size-complex="11pt"/>
    </style:style>
    <style:style style:name="T1075" style:parent-style-name="Fuentedepárrafopredeter." style:family="text">
      <style:text-properties style:font-name="Arial" style:font-name-complex="Arial" fo:color="#000000"/>
    </style:style>
    <style:style style:name="T1076" style:parent-style-name="CódigoHTML" style:family="text">
      <style:text-properties style:font-name="Consolas" fo:color="#000000" fo:font-size="11pt" style:font-size-asian="11pt" style:font-size-complex="11pt"/>
    </style:style>
    <style:style style:name="T1077" style:parent-style-name="Fuentedepárrafopredeter." style:family="text">
      <style:text-properties style:font-name="Arial" style:font-name-complex="Arial" fo:color="#000000"/>
    </style:style>
    <style:style style:name="T1078" style:parent-style-name="CódigoHTML" style:family="text">
      <style:text-properties style:font-name="Consolas" fo:color="#000000" fo:font-size="11pt" style:font-size-asian="11pt" style:font-size-complex="11pt"/>
    </style:style>
    <style:style style:name="T1079" style:parent-style-name="Fuentedepárrafopredeter." style:family="text">
      <style:text-properties style:font-name="Arial" style:font-name-complex="Arial" fo:color="#000000"/>
    </style:style>
    <style:style style:name="T1080" style:parent-style-name="CódigoHTML" style:family="text">
      <style:text-properties style:font-name="Consolas" fo:color="#000000" fo:font-size="11pt" style:font-size-asian="11pt" style:font-size-complex="11pt"/>
    </style:style>
    <style:style style:name="T1081" style:parent-style-name="Fuentedepárrafopredeter." style:family="text">
      <style:text-properties style:font-name="Arial" style:font-name-complex="Arial" fo:color="#000000"/>
    </style:style>
    <style:style style:name="P1082" style:parent-style-name="NormalWeb" style:family="paragraph">
      <style:paragraph-properties fo:border="0.0034in solid #E5E7EB" fo:padding="0in" style:shadow="none" fo:background-color="#FFFFFF"/>
      <style:text-properties style:font-name="Arial" style:font-name-complex="Arial" fo:color="#000000"/>
    </style:style>
    <style:style style:name="P1083" style:parent-style-name="HTMLconformatoprevio" style:family="paragraph">
      <style:paragraph-properties fo:border="0.0034in solid #E5E7EB" fo:padding="0in" style:shadow="none" fo:background-color="#FFFFFF"/>
    </style:style>
    <style:style style:name="T1084" style:parent-style-name="nv" style:family="text">
      <style:text-properties style:font-name="Consolas" fo:color="#008080" fo:language="en" fo:country="US"/>
    </style:style>
    <style:style style:name="T1085" style:parent-style-name="o" style:family="text">
      <style:text-properties style:font-name="Consolas" fo:font-weight="bold" style:font-weight-asian="bold" style:font-weight-complex="bold" fo:color="#000000" fo:language="en" fo:country="US"/>
    </style:style>
    <style:style style:name="T1086" style:parent-style-name="cl" style:family="text">
      <style:text-properties style:font-name="Consolas" fo:color="#000000" fo:language="en" fo:country="US"/>
    </style:style>
    <style:style style:name="T1087" style:parent-style-name="mf" style:family="text">
      <style:text-properties style:font-name="Consolas" fo:color="#009999" fo:language="en" fo:country="US"/>
    </style:style>
    <style:style style:name="T1088" style:parent-style-name="kt" style:family="text">
      <style:text-properties style:font-name="Consolas" fo:font-weight="bold" style:font-weight-asian="bold" style:font-weight-complex="bold" fo:color="#445588" fo:language="en" fo:country="US"/>
    </style:style>
    <style:style style:name="T1089" style:parent-style-name="p" style:family="text">
      <style:text-properties style:font-name="Consolas" fo:color="#000000" fo:language="en" fo:country="US"/>
    </style:style>
    <style:style style:name="P1090" style:parent-style-name="HTMLconformatoprevio" style:family="paragraph">
      <style:paragraph-properties fo:border="0.0034in solid #E5E7EB" fo:padding="0in" style:shadow="none" fo:background-color="#FFFFFF"/>
    </style:style>
    <style:style style:name="T1091" style:parent-style-name="nv" style:family="text">
      <style:text-properties style:font-name="Consolas" fo:color="#008080" fo:language="en" fo:country="US"/>
    </style:style>
    <style:style style:name="T1092" style:parent-style-name="o" style:family="text">
      <style:text-properties style:font-name="Consolas" fo:font-weight="bold" style:font-weight-asian="bold" style:font-weight-complex="bold" fo:color="#000000" fo:language="en" fo:country="US"/>
    </style:style>
    <style:style style:name="T1093" style:parent-style-name="cl" style:family="text">
      <style:text-properties style:font-name="Consolas" fo:color="#000000" fo:language="en" fo:country="US"/>
    </style:style>
    <style:style style:name="T1094" style:parent-style-name="mi" style:family="text">
      <style:text-properties style:font-name="Consolas" fo:color="#009999" fo:language="en" fo:country="US"/>
    </style:style>
    <style:style style:name="T1095" style:parent-style-name="kt" style:family="text">
      <style:text-properties style:font-name="Consolas" fo:font-weight="bold" style:font-weight-asian="bold" style:font-weight-complex="bold" fo:color="#445588" fo:language="en" fo:country="US"/>
    </style:style>
    <style:style style:name="T1096" style:parent-style-name="p" style:family="text">
      <style:text-properties style:font-name="Consolas" fo:color="#000000" fo:language="en" fo:country="US"/>
    </style:style>
    <style:style style:name="P1097" style:parent-style-name="HTMLconformatoprevio" style:family="paragraph">
      <style:paragraph-properties fo:border="0.0034in solid #E5E7EB" fo:padding="0in" style:shadow="none" fo:background-color="#FFFFFF"/>
    </style:style>
    <style:style style:name="P1098" style:parent-style-name="HTMLconformatoprevio" style:family="paragraph">
      <style:paragraph-properties fo:border="0.0034in solid #E5E7EB" fo:padding="0in" style:shadow="none" fo:background-color="#FFFFFF"/>
    </style:style>
    <style:style style:name="T1099" style:parent-style-name="nc" style:family="text">
      <style:text-properties style:font-name="Consolas" fo:font-weight="bold" style:font-weight-asian="bold" style:font-weight-complex="bold" fo:color="#445588"/>
    </style:style>
    <style:style style:name="T1100" style:parent-style-name="cl" style:family="text">
      <style:text-properties style:font-name="Consolas" fo:color="#000000"/>
    </style:style>
    <style:style style:name="T1101" style:parent-style-name="p" style:family="text">
      <style:text-properties style:font-name="Consolas" fo:color="#000000"/>
    </style:style>
    <style:style style:name="P1102" style:parent-style-name="HTMLconformatoprevio" style:family="paragraph">
      <style:paragraph-properties fo:border="0.0034in solid #E5E7EB" fo:padding="0in" style:shadow="none" fo:background-color="#FFFFFF"/>
    </style:style>
    <style:style style:name="T1103" style:parent-style-name="cl" style:family="text">
      <style:text-properties style:font-name="Consolas" fo:color="#000000"/>
    </style:style>
    <style:style style:name="T1104" style:parent-style-name="c1" style:family="text">
      <style:text-properties style:font-name="Consolas" fo:font-style="italic" style:font-style-asian="italic" style:font-style-complex="italic" fo:color="#999988"/>
    </style:style>
    <style:style style:name="P1105" style:parent-style-name="HTMLconformatoprevio" style:family="paragraph">
      <style:paragraph-properties fo:border="0.0034in solid #E5E7EB" fo:padding="0in" style:shadow="none" fo:background-color="#FFFFFF"/>
    </style:style>
    <style:style style:name="T1106" style:parent-style-name="cl" style:family="text">
      <style:text-properties style:font-name="Consolas" fo:color="#000000"/>
    </style:style>
    <style:style style:name="T1107" style:parent-style-name="na" style:family="text">
      <style:text-properties style:font-name="Consolas" fo:color="#008080" fo:language="en" fo:country="US"/>
    </style:style>
    <style:style style:name="T1108" style:parent-style-name="o" style:family="text">
      <style:text-properties style:font-name="Consolas" fo:font-weight="bold" style:font-weight-asian="bold" style:font-weight-complex="bold" fo:color="#000000" fo:language="en" fo:country="US"/>
    </style:style>
    <style:style style:name="T1109" style:parent-style-name="cl" style:family="text">
      <style:text-properties style:font-name="Consolas" fo:color="#000000" fo:language="en" fo:country="US"/>
    </style:style>
    <style:style style:name="T1110" style:parent-style-name="nf" style:family="text">
      <style:text-properties style:font-name="Consolas" fo:font-weight="bold" style:font-weight-asian="bold" style:font-weight-complex="bold" fo:color="#990000" fo:language="en" fo:country="US"/>
    </style:style>
    <style:style style:name="T1111" style:parent-style-name="p" style:family="text">
      <style:text-properties style:font-name="Consolas" fo:color="#000000" fo:language="en" fo:country="US"/>
    </style:style>
    <style:style style:name="T1112" style:parent-style-name="nv" style:family="text">
      <style:text-properties style:font-name="Consolas" fo:color="#008080" fo:language="en" fo:country="US"/>
    </style:style>
    <style:style style:name="T1113" style:parent-style-name="cl" style:family="text">
      <style:text-properties style:font-name="Consolas" fo:color="#000000" fo:language="en" fo:country="US"/>
    </style:style>
    <style:style style:name="T1114" style:parent-style-name="o" style:family="text">
      <style:text-properties style:font-name="Consolas" fo:font-weight="bold" style:font-weight-asian="bold" style:font-weight-complex="bold" fo:color="#000000" fo:language="en" fo:country="US"/>
    </style:style>
    <style:style style:name="T1115" style:parent-style-name="cl" style:family="text">
      <style:text-properties style:font-name="Consolas" fo:color="#000000" fo:language="en" fo:country="US"/>
    </style:style>
    <style:style style:name="T1116" style:parent-style-name="nv" style:family="text">
      <style:text-properties style:font-name="Consolas" fo:color="#008080" fo:language="en" fo:country="US"/>
    </style:style>
    <style:style style:name="T1117" style:parent-style-name="p" style:family="text">
      <style:text-properties style:font-name="Consolas" fo:color="#000000" fo:language="en" fo:country="US"/>
    </style:style>
    <style:style style:name="P1118" style:parent-style-name="HTMLconformatoprevio" style:family="paragraph">
      <style:paragraph-properties fo:border="0.0034in solid #E5E7EB" fo:padding="0in" style:shadow="none" fo:background-color="#FFFFFF"/>
    </style:style>
    <style:style style:name="T1119" style:parent-style-name="p" style:family="text">
      <style:text-properties style:font-name="Consolas" fo:color="#000000"/>
    </style:style>
    <style:style style:name="P1120" style:parent-style-name="HTMLconformatoprevio" style:family="paragraph">
      <style:paragraph-properties fo:border="0.0034in solid #E5E7EB" fo:padding="0in" style:shadow="none" fo:background-color="#FFFFFF"/>
    </style:style>
    <style:style style:name="P1121" style:parent-style-name="HTMLconformatoprevio" style:family="paragraph">
      <style:paragraph-properties fo:border="0.0034in solid #E5E7EB" fo:padding="0in" style:shadow="none" fo:background-color="#FFFFFF"/>
    </style:style>
    <style:style style:name="T1122" style:parent-style-name="nc" style:family="text">
      <style:text-properties style:font-name="Consolas" fo:font-weight="bold" style:font-weight-asian="bold" style:font-weight-complex="bold" fo:color="#445588"/>
    </style:style>
    <style:style style:name="T1123" style:parent-style-name="cl" style:family="text">
      <style:text-properties style:font-name="Consolas" fo:color="#000000"/>
    </style:style>
    <style:style style:name="T1124" style:parent-style-name="p" style:family="text">
      <style:text-properties style:font-name="Consolas" fo:color="#000000"/>
    </style:style>
    <style:style style:name="P1125" style:parent-style-name="HTMLconformatoprevio" style:family="paragraph">
      <style:paragraph-properties fo:border="0.0034in solid #E5E7EB" fo:padding="0in" style:shadow="none" fo:background-color="#FFFFFF"/>
    </style:style>
    <style:style style:name="T1126" style:parent-style-name="cl" style:family="text">
      <style:text-properties style:font-name="Consolas" fo:color="#000000"/>
    </style:style>
    <style:style style:name="T1127" style:parent-style-name="c1" style:family="text">
      <style:text-properties style:font-name="Consolas" fo:font-style="italic" style:font-style-asian="italic" style:font-style-complex="italic" fo:color="#999988"/>
    </style:style>
    <style:style style:name="P1128" style:parent-style-name="HTMLconformatoprevio" style:family="paragraph">
      <style:paragraph-properties fo:border="0.0034in solid #E5E7EB" fo:padding="0in" style:shadow="none" fo:background-color="#FFFFFF"/>
    </style:style>
    <style:style style:name="T1129" style:parent-style-name="cl" style:family="text">
      <style:text-properties style:font-name="Consolas" fo:color="#000000"/>
    </style:style>
    <style:style style:name="T1130" style:parent-style-name="na" style:family="text">
      <style:text-properties style:font-name="Consolas" fo:color="#008080" fo:language="en" fo:country="US"/>
    </style:style>
    <style:style style:name="T1131" style:parent-style-name="o" style:family="text">
      <style:text-properties style:font-name="Consolas" fo:font-weight="bold" style:font-weight-asian="bold" style:font-weight-complex="bold" fo:color="#000000" fo:language="en" fo:country="US"/>
    </style:style>
    <style:style style:name="T1132" style:parent-style-name="cl" style:family="text">
      <style:text-properties style:font-name="Consolas" fo:color="#000000" fo:language="en" fo:country="US"/>
    </style:style>
    <style:style style:name="T1133" style:parent-style-name="nf" style:family="text">
      <style:text-properties style:font-name="Consolas" fo:font-weight="bold" style:font-weight-asian="bold" style:font-weight-complex="bold" fo:color="#990000" fo:language="en" fo:country="US"/>
    </style:style>
    <style:style style:name="T1134" style:parent-style-name="p" style:family="text">
      <style:text-properties style:font-name="Consolas" fo:color="#000000" fo:language="en" fo:country="US"/>
    </style:style>
    <style:style style:name="T1135" style:parent-style-name="nv" style:family="text">
      <style:text-properties style:font-name="Consolas" fo:color="#008080" fo:language="en" fo:country="US"/>
    </style:style>
    <style:style style:name="T1136" style:parent-style-name="o" style:family="text">
      <style:text-properties style:font-name="Consolas" fo:font-weight="bold" style:font-weight-asian="bold" style:font-weight-complex="bold" fo:color="#000000" fo:language="en" fo:country="US"/>
    </style:style>
    <style:style style:name="T1137" style:parent-style-name="cl" style:family="text">
      <style:text-properties style:font-name="Consolas" fo:color="#000000" fo:language="en" fo:country="US"/>
    </style:style>
    <style:style style:name="T1138" style:parent-style-name="nv" style:family="text">
      <style:text-properties style:font-name="Consolas" fo:color="#008080" fo:language="en" fo:country="US"/>
    </style:style>
    <style:style style:name="T1139" style:parent-style-name="p" style:family="text">
      <style:text-properties style:font-name="Consolas" fo:color="#000000" fo:language="en" fo:country="US"/>
    </style:style>
    <style:style style:name="P1140" style:parent-style-name="HTMLconformatoprevio" style:family="paragraph">
      <style:paragraph-properties fo:border="0.0034in solid #E5E7EB" fo:padding="0in" style:shadow="none" fo:background-color="#FFFFFF"/>
    </style:style>
    <style:style style:name="T1141" style:parent-style-name="p" style:family="text">
      <style:text-properties style:font-name="Consolas" fo:color="#000000"/>
    </style:style>
    <style:style style:name="P1142" style:parent-style-name="NormalWeb" style:family="paragraph">
      <style:paragraph-properties fo:border="0.0034in solid #E5E7EB" fo:padding="0in" style:shadow="none" fo:background-color="#FFFFFF"/>
      <style:text-properties style:font-name="Arial" style:font-name-complex="Arial" fo:color="#000000"/>
    </style:style>
    <style:style style:name="P1143" style:parent-style-name="HTMLconformatoprevio" style:family="paragraph">
      <style:paragraph-properties fo:border="0.0034in solid #E5E7EB" fo:padding="0in" style:shadow="none" fo:background-color="#FFFFFF"/>
    </style:style>
    <style:style style:name="T1144" style:parent-style-name="nv" style:family="text">
      <style:text-properties style:font-name="Consolas" fo:color="#008080" fo:language="en" fo:country="US"/>
    </style:style>
    <style:style style:name="T1145" style:parent-style-name="o" style:family="text">
      <style:text-properties style:font-name="Consolas" fo:font-weight="bold" style:font-weight-asian="bold" style:font-weight-complex="bold" fo:color="#000000" fo:language="en" fo:country="US"/>
    </style:style>
    <style:style style:name="T1146" style:parent-style-name="cl" style:family="text">
      <style:text-properties style:font-name="Consolas" fo:color="#000000" fo:language="en" fo:country="US"/>
    </style:style>
    <style:style style:name="T1147" style:parent-style-name="mf" style:family="text">
      <style:text-properties style:font-name="Consolas" fo:color="#009999" fo:language="en" fo:country="US"/>
    </style:style>
    <style:style style:name="T1148" style:parent-style-name="kt" style:family="text">
      <style:text-properties style:font-name="Consolas" fo:font-weight="bold" style:font-weight-asian="bold" style:font-weight-complex="bold" fo:color="#445588" fo:language="en" fo:country="US"/>
    </style:style>
    <style:style style:name="T1149" style:parent-style-name="p" style:family="text">
      <style:text-properties style:font-name="Consolas" fo:color="#000000" fo:language="en" fo:country="US"/>
    </style:style>
    <style:style style:name="P1150" style:parent-style-name="HTMLconformatoprevio" style:family="paragraph">
      <style:paragraph-properties fo:border="0.0034in solid #E5E7EB" fo:padding="0in" style:shadow="none" fo:background-color="#FFFFFF"/>
    </style:style>
    <style:style style:name="T1151" style:parent-style-name="nv" style:family="text">
      <style:text-properties style:font-name="Consolas" fo:color="#008080" fo:language="en" fo:country="US"/>
    </style:style>
    <style:style style:name="T1152" style:parent-style-name="o" style:family="text">
      <style:text-properties style:font-name="Consolas" fo:font-weight="bold" style:font-weight-asian="bold" style:font-weight-complex="bold" fo:color="#000000" fo:language="en" fo:country="US"/>
    </style:style>
    <style:style style:name="T1153" style:parent-style-name="cl" style:family="text">
      <style:text-properties style:font-name="Consolas" fo:color="#000000" fo:language="en" fo:country="US"/>
    </style:style>
    <style:style style:name="T1154" style:parent-style-name="mi" style:family="text">
      <style:text-properties style:font-name="Consolas" fo:color="#009999" fo:language="en" fo:country="US"/>
    </style:style>
    <style:style style:name="T1155" style:parent-style-name="p" style:family="text">
      <style:text-properties style:font-name="Consolas" fo:color="#000000" fo:language="en" fo:country="US"/>
    </style:style>
    <style:style style:name="P1156" style:parent-style-name="HTMLconformatoprevio" style:family="paragraph">
      <style:paragraph-properties fo:border="0.0034in solid #E5E7EB" fo:padding="0in" style:shadow="none" fo:background-color="#FFFFFF"/>
    </style:style>
    <style:style style:name="P1157" style:parent-style-name="HTMLconformatoprevio" style:family="paragraph">
      <style:paragraph-properties fo:border="0.0034in solid #E5E7EB" fo:padding="0in" style:shadow="none" fo:background-color="#FFFFFF"/>
    </style:style>
    <style:style style:name="T1158" style:parent-style-name="nc" style:family="text">
      <style:text-properties style:font-name="Consolas" fo:font-weight="bold" style:font-weight-asian="bold" style:font-weight-complex="bold" fo:color="#445588"/>
    </style:style>
    <style:style style:name="T1159" style:parent-style-name="cl" style:family="text">
      <style:text-properties style:font-name="Consolas" fo:color="#000000"/>
    </style:style>
    <style:style style:name="T1160" style:parent-style-name="p" style:family="text">
      <style:text-properties style:font-name="Consolas" fo:color="#000000"/>
    </style:style>
    <style:style style:name="P1161" style:parent-style-name="HTMLconformatoprevio" style:family="paragraph">
      <style:paragraph-properties fo:border="0.0034in solid #E5E7EB" fo:padding="0in" style:shadow="none" fo:background-color="#FFFFFF"/>
    </style:style>
    <style:style style:name="T1162" style:parent-style-name="cl" style:family="text">
      <style:text-properties style:font-name="Consolas" fo:color="#000000"/>
    </style:style>
    <style:style style:name="T1163" style:parent-style-name="c1" style:family="text">
      <style:text-properties style:font-name="Consolas" fo:font-style="italic" style:font-style-asian="italic" style:font-style-complex="italic" fo:color="#999988"/>
    </style:style>
    <style:style style:name="P1164" style:parent-style-name="HTMLconformatoprevio" style:family="paragraph">
      <style:paragraph-properties fo:border="0.0034in solid #E5E7EB" fo:padding="0in" style:shadow="none" fo:background-color="#FFFFFF"/>
    </style:style>
    <style:style style:name="T1165" style:parent-style-name="cl" style:family="text">
      <style:text-properties style:font-name="Consolas" fo:color="#000000"/>
    </style:style>
    <style:style style:name="T1166" style:parent-style-name="na" style:family="text">
      <style:text-properties style:font-name="Consolas" fo:color="#008080" fo:language="en" fo:country="US"/>
    </style:style>
    <style:style style:name="T1167" style:parent-style-name="o" style:family="text">
      <style:text-properties style:font-name="Consolas" fo:font-weight="bold" style:font-weight-asian="bold" style:font-weight-complex="bold" fo:color="#000000" fo:language="en" fo:country="US"/>
    </style:style>
    <style:style style:name="T1168" style:parent-style-name="cl" style:family="text">
      <style:text-properties style:font-name="Consolas" fo:color="#000000" fo:language="en" fo:country="US"/>
    </style:style>
    <style:style style:name="T1169" style:parent-style-name="nf" style:family="text">
      <style:text-properties style:font-name="Consolas" fo:font-weight="bold" style:font-weight-asian="bold" style:font-weight-complex="bold" fo:color="#990000" fo:language="en" fo:country="US"/>
    </style:style>
    <style:style style:name="T1170" style:parent-style-name="p" style:family="text">
      <style:text-properties style:font-name="Consolas" fo:color="#000000" fo:language="en" fo:country="US"/>
    </style:style>
    <style:style style:name="T1171" style:parent-style-name="nv" style:family="text">
      <style:text-properties style:font-name="Consolas" fo:color="#008080" fo:language="en" fo:country="US"/>
    </style:style>
    <style:style style:name="T1172" style:parent-style-name="cl" style:family="text">
      <style:text-properties style:font-name="Consolas" fo:color="#000000" fo:language="en" fo:country="US"/>
    </style:style>
    <style:style style:name="T1173" style:parent-style-name="o" style:family="text">
      <style:text-properties style:font-name="Consolas" fo:font-weight="bold" style:font-weight-asian="bold" style:font-weight-complex="bold" fo:color="#000000" fo:language="en" fo:country="US"/>
    </style:style>
    <style:style style:name="T1174" style:parent-style-name="cl" style:family="text">
      <style:text-properties style:font-name="Consolas" fo:color="#000000" fo:language="en" fo:country="US"/>
    </style:style>
    <style:style style:name="T1175" style:parent-style-name="nv" style:family="text">
      <style:text-properties style:font-name="Consolas" fo:color="#008080" fo:language="en" fo:country="US"/>
    </style:style>
    <style:style style:name="T1176" style:parent-style-name="p" style:family="text">
      <style:text-properties style:font-name="Consolas" fo:color="#000000" fo:language="en" fo:country="US"/>
    </style:style>
    <style:style style:name="P1177" style:parent-style-name="HTMLconformatoprevio" style:family="paragraph">
      <style:paragraph-properties fo:border="0.0034in solid #E5E7EB" fo:padding="0in" style:shadow="none" fo:background-color="#FFFFFF"/>
    </style:style>
    <style:style style:name="T1178" style:parent-style-name="p" style:family="text">
      <style:text-properties style:font-name="Consolas" fo:color="#000000" fo:language="en" fo:country="US"/>
    </style:style>
    <style:style style:name="P1179" style:parent-style-name="HTMLconformatoprevio" style:family="paragraph">
      <style:paragraph-properties fo:border="0.0034in solid #E5E7EB" fo:padding="0in" style:shadow="none" fo:background-color="#FFFFFF"/>
    </style:style>
    <style:style style:name="P1180" style:parent-style-name="HTMLconformatoprevio" style:family="paragraph">
      <style:paragraph-properties fo:border="0.0034in solid #E5E7EB" fo:padding="0in" style:shadow="none" fo:background-color="#FFFFFF"/>
    </style:style>
    <style:style style:name="T1181" style:parent-style-name="nc" style:family="text">
      <style:text-properties style:font-name="Consolas" fo:font-weight="bold" style:font-weight-asian="bold" style:font-weight-complex="bold" fo:color="#445588" fo:language="en" fo:country="US"/>
    </style:style>
    <style:style style:name="T1182" style:parent-style-name="cl" style:family="text">
      <style:text-properties style:font-name="Consolas" fo:color="#000000" fo:language="en" fo:country="US"/>
    </style:style>
    <style:style style:name="T1183" style:parent-style-name="p" style:family="text">
      <style:text-properties style:font-name="Consolas" fo:color="#000000" fo:language="en" fo:country="US"/>
    </style:style>
    <style:style style:name="P1184" style:parent-style-name="HTMLconformatoprevio" style:family="paragraph">
      <style:paragraph-properties fo:border="0.0034in solid #E5E7EB" fo:padding="0in" style:shadow="none" fo:background-color="#FFFFFF"/>
    </style:style>
    <style:style style:name="T1185" style:parent-style-name="cl" style:family="text">
      <style:text-properties style:font-name="Consolas" fo:color="#000000" fo:language="en" fo:country="US"/>
    </style:style>
    <style:style style:name="T1186" style:parent-style-name="c1" style:family="text">
      <style:text-properties style:font-name="Consolas" fo:font-style="italic" style:font-style-asian="italic" style:font-style-complex="italic" fo:color="#999988" fo:language="en" fo:country="US"/>
    </style:style>
    <style:style style:name="P1187" style:parent-style-name="HTMLconformatoprevio" style:family="paragraph">
      <style:paragraph-properties fo:border="0.0034in solid #E5E7EB" fo:padding="0in" style:shadow="none" fo:background-color="#FFFFFF"/>
    </style:style>
    <style:style style:name="T1188" style:parent-style-name="cl" style:family="text">
      <style:text-properties style:font-name="Consolas" fo:color="#000000" fo:language="en" fo:country="US"/>
    </style:style>
    <style:style style:name="T1189" style:parent-style-name="na" style:family="text">
      <style:text-properties style:font-name="Consolas" fo:color="#008080" fo:language="en" fo:country="US"/>
    </style:style>
    <style:style style:name="T1190" style:parent-style-name="o" style:family="text">
      <style:text-properties style:font-name="Consolas" fo:font-weight="bold" style:font-weight-asian="bold" style:font-weight-complex="bold" fo:color="#000000" fo:language="en" fo:country="US"/>
    </style:style>
    <style:style style:name="T1191" style:parent-style-name="cl" style:family="text">
      <style:text-properties style:font-name="Consolas" fo:color="#000000" fo:language="en" fo:country="US"/>
    </style:style>
    <style:style style:name="T1192" style:parent-style-name="nf" style:family="text">
      <style:text-properties style:font-name="Consolas" fo:font-weight="bold" style:font-weight-asian="bold" style:font-weight-complex="bold" fo:color="#990000" fo:language="en" fo:country="US"/>
    </style:style>
    <style:style style:name="T1193" style:parent-style-name="p" style:family="text">
      <style:text-properties style:font-name="Consolas" fo:color="#000000" fo:language="en" fo:country="US"/>
    </style:style>
    <style:style style:name="T1194" style:parent-style-name="nv" style:family="text">
      <style:text-properties style:font-name="Consolas" fo:color="#008080" fo:language="en" fo:country="US"/>
    </style:style>
    <style:style style:name="T1195" style:parent-style-name="o" style:family="text">
      <style:text-properties style:font-name="Consolas" fo:font-weight="bold" style:font-weight-asian="bold" style:font-weight-complex="bold" fo:color="#000000" fo:language="en" fo:country="US"/>
    </style:style>
    <style:style style:name="T1196" style:parent-style-name="cl" style:family="text">
      <style:text-properties style:font-name="Consolas" fo:color="#000000" fo:language="en" fo:country="US"/>
    </style:style>
    <style:style style:name="T1197" style:parent-style-name="nv" style:family="text">
      <style:text-properties style:font-name="Consolas" fo:color="#008080" fo:language="en" fo:country="US"/>
    </style:style>
    <style:style style:name="T1198" style:parent-style-name="p" style:family="text">
      <style:text-properties style:font-name="Consolas" fo:color="#000000" fo:language="en" fo:country="US"/>
    </style:style>
    <style:style style:name="P1199" style:parent-style-name="HTMLconformatoprevio" style:family="paragraph">
      <style:paragraph-properties fo:border="0.0034in solid #E5E7EB" fo:padding="0in" style:shadow="none" fo:background-color="#FFFFFF"/>
    </style:style>
    <style:style style:name="T1200" style:parent-style-name="p" style:family="text">
      <style:text-properties style:font-name="Consolas" fo:color="#000000"/>
    </style:style>
    <style:style style:name="P120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202" style:parent-style-name="NormalWeb" style:family="paragraph">
      <style:paragraph-properties fo:border="0.0034in solid #E5E7EB" fo:padding="0in" style:shadow="none" fo:background-color="#FFFFFF"/>
    </style:style>
    <style:style style:name="T1203" style:parent-style-name="Fuentedepárrafopredeter." style:family="text">
      <style:text-properties style:font-name="Arial" style:font-name-complex="Arial" fo:color="#000000"/>
    </style:style>
    <style:style style:name="T1204" style:parent-style-name="CódigoHTML" style:family="text">
      <style:text-properties style:font-name="Consolas" fo:color="#000000" fo:font-size="11pt" style:font-size-asian="11pt" style:font-size-complex="11pt"/>
    </style:style>
    <style:style style:name="T1205" style:parent-style-name="Fuentedepárrafopredeter." style:family="text">
      <style:text-properties style:font-name="Arial" style:font-name-complex="Arial" fo:color="#000000"/>
    </style:style>
    <style:style style:name="P1206"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207" style:parent-style-name="NormalWeb" style:family="paragraph">
      <style:paragraph-properties fo:border="0.0034in solid #E5E7EB" fo:padding="0in" style:shadow="none" fo:background-color="#FFFFFF"/>
    </style:style>
    <style:style style:name="T1208" style:parent-style-name="Fuentedepárrafopredeter." style:family="text">
      <style:text-properties style:font-name="Arial" style:font-name-complex="Arial" fo:color="#000000"/>
    </style:style>
    <style:style style:name="T1209" style:parent-style-name="CódigoHTML" style:family="text">
      <style:text-properties style:font-name="Consolas" fo:color="#000000" fo:font-size="11pt" style:font-size-asian="11pt" style:font-size-complex="11pt"/>
    </style:style>
    <style:style style:name="T1210" style:parent-style-name="Fuentedepárrafopredeter." style:family="text">
      <style:text-properties style:font-name="Arial" style:font-name-complex="Arial" fo:color="#000000"/>
    </style:style>
    <style:style style:name="T1211" style:parent-style-name="CódigoHTML" style:family="text">
      <style:text-properties style:font-name="Consolas" fo:color="#000000" fo:font-size="11pt" style:font-size-asian="11pt" style:font-size-complex="11pt"/>
    </style:style>
    <style:style style:name="T1212" style:parent-style-name="Fuentedepárrafopredeter." style:family="text">
      <style:text-properties style:font-name="Arial" style:font-name-complex="Arial" fo:color="#000000"/>
    </style:style>
    <style:style style:name="T1213" style:parent-style-name="CódigoHTML" style:family="text">
      <style:text-properties style:font-name="Consolas" fo:color="#000000" fo:font-size="11pt" style:font-size-asian="11pt" style:font-size-complex="11pt"/>
    </style:style>
    <style:style style:name="T1214" style:parent-style-name="Fuentedepárrafopredeter." style:family="text">
      <style:text-properties style:font-name="Arial" style:font-name-complex="Arial" fo:color="#000000"/>
    </style:style>
    <style:style style:name="P1215" style:parent-style-name="HTMLconformatoprevio" style:family="paragraph">
      <style:paragraph-properties fo:border="0.0034in solid #E5E7EB" fo:padding="0in" style:shadow="none" fo:background-color="#FFFFFF"/>
    </style:style>
    <style:style style:name="T1216" style:parent-style-name="k" style:family="text">
      <style:text-properties style:font-name="Consolas" fo:font-weight="bold" style:font-weight-asian="bold" style:font-weight-complex="bold" fo:color="#000000" fo:language="en" fo:country="US"/>
    </style:style>
    <style:style style:name="T1217" style:parent-style-name="nf" style:family="text">
      <style:text-properties style:font-name="Consolas" fo:font-weight="bold" style:font-weight-asian="bold" style:font-weight-complex="bold" fo:color="#990000" fo:language="en" fo:country="US"/>
    </style:style>
    <style:style style:name="T1218" style:parent-style-name="p" style:family="text">
      <style:text-properties style:font-name="Consolas" fo:color="#000000" fo:language="en" fo:country="US"/>
    </style:style>
    <style:style style:name="T1219" style:parent-style-name="nv" style:family="text">
      <style:text-properties style:font-name="Consolas" fo:color="#008080" fo:language="en" fo:country="US"/>
    </style:style>
    <style:style style:name="T1220" style:parent-style-name="p" style:family="text">
      <style:text-properties style:font-name="Consolas" fo:color="#000000" fo:language="en" fo:country="US"/>
    </style:style>
    <style:style style:name="T1221" style:parent-style-name="cl" style:family="text">
      <style:text-properties style:font-name="Consolas" fo:color="#000000" fo:language="en" fo:country="US"/>
    </style:style>
    <style:style style:name="T1222" style:parent-style-name="p" style:family="text">
      <style:text-properties style:font-name="Consolas" fo:color="#000000" fo:language="en" fo:country="US"/>
    </style:style>
    <style:style style:name="P1223" style:parent-style-name="HTMLconformatoprevio" style:family="paragraph">
      <style:paragraph-properties fo:border="0.0034in solid #E5E7EB" fo:padding="0in" style:shadow="none" fo:background-color="#FFFFFF"/>
    </style:style>
    <style:style style:name="T1224" style:parent-style-name="cl" style:family="text">
      <style:text-properties style:font-name="Consolas" fo:color="#000000" fo:language="en" fo:country="US"/>
    </style:style>
    <style:style style:name="T1225" style:parent-style-name="k" style:family="text">
      <style:text-properties style:font-name="Consolas" fo:font-weight="bold" style:font-weight-asian="bold" style:font-weight-complex="bold" fo:color="#000000" fo:language="en" fo:country="US"/>
    </style:style>
    <style:style style:name="T1226" style:parent-style-name="cl" style:family="text">
      <style:text-properties style:font-name="Consolas" fo:color="#000000" fo:language="en" fo:country="US"/>
    </style:style>
    <style:style style:name="T1227" style:parent-style-name="p" style:family="text">
      <style:text-properties style:font-name="Consolas" fo:color="#000000" fo:language="en" fo:country="US"/>
    </style:style>
    <style:style style:name="T1228" style:parent-style-name="n" style:family="text">
      <style:text-properties style:font-name="Consolas" fo:color="#000000" fo:language="en" fo:country="US"/>
    </style:style>
    <style:style style:name="T1229" style:parent-style-name="o" style:family="text">
      <style:text-properties style:font-name="Consolas" fo:font-weight="bold" style:font-weight-asian="bold" style:font-weight-complex="bold" fo:color="#000000" fo:language="en" fo:country="US"/>
    </style:style>
    <style:style style:name="T1230" style:parent-style-name="cl" style:family="text">
      <style:text-properties style:font-name="Consolas" fo:color="#000000" fo:language="en" fo:country="US"/>
    </style:style>
    <style:style style:name="T1231" style:parent-style-name="si" style:family="text">
      <style:text-properties style:font-name="Consolas" fo:color="#DD1144" fo:language="en" fo:country="US"/>
    </style:style>
    <style:style style:name="T1232" style:parent-style-name="nv" style:family="text">
      <style:text-properties style:font-name="Consolas" fo:color="#008080" fo:language="en" fo:country="US"/>
    </style:style>
    <style:style style:name="T1233" style:parent-style-name="si" style:family="text">
      <style:text-properties style:font-name="Consolas" fo:color="#DD1144" fo:language="en" fo:country="US"/>
    </style:style>
    <style:style style:name="T1234" style:parent-style-name="p" style:family="text">
      <style:text-properties style:font-name="Consolas" fo:color="#000000" fo:language="en" fo:country="US"/>
    </style:style>
    <style:style style:name="T1235" style:parent-style-name="cl" style:family="text">
      <style:text-properties style:font-name="Consolas" fo:color="#000000" fo:language="en" fo:country="US"/>
    </style:style>
    <style:style style:name="T1236" style:parent-style-name="p" style:family="text">
      <style:text-properties style:font-name="Consolas" fo:color="#000000" fo:language="en" fo:country="US"/>
    </style:style>
    <style:style style:name="P1237" style:parent-style-name="HTMLconformatoprevio" style:family="paragraph">
      <style:paragraph-properties fo:border="0.0034in solid #E5E7EB" fo:padding="0in" style:shadow="none" fo:background-color="#FFFFFF"/>
    </style:style>
    <style:style style:name="T1238" style:parent-style-name="cl" style:family="text">
      <style:text-properties style:font-name="Consolas" fo:color="#000000" fo:language="en" fo:country="US"/>
    </style:style>
    <style:style style:name="T1239" style:parent-style-name="k" style:family="text">
      <style:text-properties style:font-name="Consolas" fo:font-weight="bold" style:font-weight-asian="bold" style:font-weight-complex="bold" fo:color="#000000" fo:language="en" fo:country="US"/>
    </style:style>
    <style:style style:name="T1240" style:parent-style-name="p" style:family="text">
      <style:text-properties style:font-name="Consolas" fo:color="#000000" fo:language="en" fo:country="US"/>
    </style:style>
    <style:style style:name="P1241" style:parent-style-name="HTMLconformatoprevio" style:family="paragraph">
      <style:paragraph-properties fo:border="0.0034in solid #E5E7EB" fo:padding="0in" style:shadow="none" fo:background-color="#FFFFFF"/>
    </style:style>
    <style:style style:name="T1242" style:parent-style-name="cl" style:family="text">
      <style:text-properties style:font-name="Consolas" fo:color="#000000" fo:language="en" fo:country="US"/>
    </style:style>
    <style:style style:name="T1243" style:parent-style-name="p" style:family="text">
      <style:text-properties style:font-name="Consolas" fo:color="#000000" fo:language="en" fo:country="US"/>
    </style:style>
    <style:style style:name="P1244" style:parent-style-name="HTMLconformatoprevio" style:family="paragraph">
      <style:paragraph-properties fo:border="0.0034in solid #E5E7EB" fo:padding="0in" style:shadow="none" fo:background-color="#FFFFFF"/>
    </style:style>
    <style:style style:name="T1245" style:parent-style-name="p" style:family="text">
      <style:text-properties style:font-name="Consolas" fo:color="#000000" fo:language="en" fo:country="US"/>
    </style:style>
    <style:style style:name="P1246" style:parent-style-name="HTMLconformatoprevio" style:family="paragraph">
      <style:paragraph-properties fo:border="0.0034in solid #E5E7EB" fo:padding="0in" style:shadow="none" fo:background-color="#FFFFFF"/>
    </style:style>
    <style:style style:name="T1247" style:parent-style-name="nc" style:family="text">
      <style:text-properties style:font-name="Consolas" fo:font-weight="bold" style:font-weight-asian="bold" style:font-weight-complex="bold" fo:color="#445588" fo:language="en" fo:country="US"/>
    </style:style>
    <style:style style:name="T1248" style:parent-style-name="cl" style:family="text">
      <style:text-properties style:font-name="Consolas" fo:color="#000000" fo:language="en" fo:country="US"/>
    </style:style>
    <style:style style:name="T1249" style:parent-style-name="p" style:family="text">
      <style:text-properties style:font-name="Consolas" fo:color="#000000" fo:language="en" fo:country="US"/>
    </style:style>
    <style:style style:name="P1250" style:parent-style-name="HTMLconformatoprevio" style:family="paragraph">
      <style:paragraph-properties fo:border="0.0034in solid #E5E7EB" fo:padding="0in" style:shadow="none" fo:background-color="#FFFFFF"/>
    </style:style>
    <style:style style:name="T1251" style:parent-style-name="cl" style:family="text">
      <style:text-properties style:font-name="Consolas" fo:color="#000000" fo:language="en" fo:country="US"/>
    </style:style>
    <style:style style:name="T1252" style:parent-style-name="k" style:family="text">
      <style:text-properties style:font-name="Consolas" fo:font-weight="bold" style:font-weight-asian="bold" style:font-weight-complex="bold" fo:color="#000000" fo:language="en" fo:country="US"/>
    </style:style>
    <style:style style:name="T1253" style:parent-style-name="nd" style:family="text">
      <style:text-properties style:font-name="Consolas" fo:font-weight="bold" style:font-weight-asian="bold" style:font-weight-complex="bold" fo:color="#3C5D5D" fo:language="en" fo:country="US"/>
    </style:style>
    <style:style style:name="T1254" style:parent-style-name="p" style:family="text">
      <style:text-properties style:font-name="Consolas" fo:color="#000000" fo:language="en" fo:country="US"/>
    </style:style>
    <style:style style:name="T1255" style:parent-style-name="ni" style:family="text">
      <style:text-properties style:font-name="Consolas" fo:color="#800080" fo:language="en" fo:country="US"/>
    </style:style>
    <style:style style:name="T1256" style:parent-style-name="p" style:family="text">
      <style:text-properties style:font-name="Consolas" fo:color="#000000" fo:language="en" fo:country="US"/>
    </style:style>
    <style:style style:name="T1257" style:parent-style-name="cl" style:family="text">
      <style:text-properties style:font-name="Consolas" fo:color="#000000" fo:language="en" fo:country="US"/>
    </style:style>
    <style:style style:name="T1258" style:parent-style-name="p" style:family="text">
      <style:text-properties style:font-name="Consolas" fo:color="#000000" fo:language="en" fo:country="US"/>
    </style:style>
    <style:style style:name="P1259" style:parent-style-name="HTMLconformatoprevio" style:family="paragraph">
      <style:paragraph-properties fo:border="0.0034in solid #E5E7EB" fo:padding="0in" style:shadow="none" fo:background-color="#FFFFFF"/>
    </style:style>
    <style:style style:name="T1260" style:parent-style-name="cl" style:family="text">
      <style:text-properties style:font-name="Consolas" fo:color="#000000" fo:language="en" fo:country="US"/>
    </style:style>
    <style:style style:name="T1261" style:parent-style-name="c1" style:family="text">
      <style:text-properties style:font-name="Consolas" fo:font-style="italic" style:font-style-asian="italic" style:font-style-complex="italic" fo:color="#999988"/>
    </style:style>
    <style:style style:name="P1262" style:parent-style-name="HTMLconformatoprevio" style:family="paragraph">
      <style:paragraph-properties fo:border="0.0034in solid #E5E7EB" fo:padding="0in" style:shadow="none" fo:background-color="#FFFFFF"/>
    </style:style>
    <style:style style:name="T1263" style:parent-style-name="cl" style:family="text">
      <style:text-properties style:font-name="Consolas" fo:color="#000000"/>
    </style:style>
    <style:style style:name="T1264" style:parent-style-name="p" style:family="text">
      <style:text-properties style:font-name="Consolas" fo:color="#000000" fo:language="en" fo:country="US"/>
    </style:style>
    <style:style style:name="P1265" style:parent-style-name="HTMLconformatoprevio" style:family="paragraph">
      <style:paragraph-properties fo:border="0.0034in solid #E5E7EB" fo:padding="0in" style:shadow="none" fo:background-color="#FFFFFF"/>
    </style:style>
    <style:style style:name="P1266" style:parent-style-name="HTMLconformatoprevio" style:family="paragraph">
      <style:paragraph-properties fo:border="0.0034in solid #E5E7EB" fo:padding="0in" style:shadow="none" fo:background-color="#FFFFFF"/>
    </style:style>
    <style:style style:name="T1267" style:parent-style-name="cl" style:family="text">
      <style:text-properties style:font-name="Consolas" fo:color="#000000" fo:language="en" fo:country="US"/>
    </style:style>
    <style:style style:name="T1268" style:parent-style-name="k" style:family="text">
      <style:text-properties style:font-name="Consolas" fo:font-weight="bold" style:font-weight-asian="bold" style:font-weight-complex="bold" fo:color="#000000" fo:language="en" fo:country="US"/>
    </style:style>
    <style:style style:name="T1269" style:parent-style-name="nd" style:family="text">
      <style:text-properties style:font-name="Consolas" fo:font-weight="bold" style:font-weight-asian="bold" style:font-weight-complex="bold" fo:color="#3C5D5D" fo:language="en" fo:country="US"/>
    </style:style>
    <style:style style:name="T1270" style:parent-style-name="p" style:family="text">
      <style:text-properties style:font-name="Consolas" fo:color="#000000" fo:language="en" fo:country="US"/>
    </style:style>
    <style:style style:name="T1271" style:parent-style-name="n" style:family="text">
      <style:text-properties style:font-name="Consolas" fo:color="#000000" fo:language="en" fo:country="US"/>
    </style:style>
    <style:style style:name="T1272" style:parent-style-name="p" style:family="text">
      <style:text-properties style:font-name="Consolas" fo:color="#000000" fo:language="en" fo:country="US"/>
    </style:style>
    <style:style style:name="T1273" style:parent-style-name="cl" style:family="text">
      <style:text-properties style:font-name="Consolas" fo:color="#000000" fo:language="en" fo:country="US"/>
    </style:style>
    <style:style style:name="T1274" style:parent-style-name="p" style:family="text">
      <style:text-properties style:font-name="Consolas" fo:color="#000000" fo:language="en" fo:country="US"/>
    </style:style>
    <style:style style:name="P1275" style:parent-style-name="HTMLconformatoprevio" style:family="paragraph">
      <style:paragraph-properties fo:border="0.0034in solid #E5E7EB" fo:padding="0in" style:shadow="none" fo:background-color="#FFFFFF"/>
    </style:style>
    <style:style style:name="T1276" style:parent-style-name="cl" style:family="text">
      <style:text-properties style:font-name="Consolas" fo:color="#000000" fo:language="en" fo:country="US"/>
    </style:style>
    <style:style style:name="T1277" style:parent-style-name="c1" style:family="text">
      <style:text-properties style:font-name="Consolas" fo:font-style="italic" style:font-style-asian="italic" style:font-style-complex="italic" fo:color="#999988"/>
    </style:style>
    <style:style style:name="P1278" style:parent-style-name="HTMLconformatoprevio" style:family="paragraph">
      <style:paragraph-properties fo:border="0.0034in solid #E5E7EB" fo:padding="0in" style:shadow="none" fo:background-color="#FFFFFF"/>
    </style:style>
    <style:style style:name="T1279" style:parent-style-name="cl" style:family="text">
      <style:text-properties style:font-name="Consolas" fo:color="#000000"/>
    </style:style>
    <style:style style:name="T1280" style:parent-style-name="p" style:family="text">
      <style:text-properties style:font-name="Consolas" fo:color="#000000"/>
    </style:style>
    <style:style style:name="P1281"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1282" style:parent-style-name="NormalWeb" style:family="paragraph">
      <style:paragraph-properties fo:border="0.0034in solid #E5E7EB" fo:padding="0in" style:shadow="none" fo:background-color="#FFFFFF"/>
      <style:text-properties style:font-name="Arial" style:font-name-complex="Arial" fo:color="#000000"/>
    </style:style>
    <style:style style:name="P1283" style:parent-style-name="Normal" style:family="paragraph">
      <style:paragraph-properties fo:border="0.0034in solid #E5E7EB" fo:padding="0in" style:shadow="none" fo:margin-top="0.0694in" fo:margin-bottom="0.0694in" fo:background-color="#FFFFFF"/>
    </style:style>
    <style:style style:name="T1284" style:parent-style-name="Fuentedepárrafopredeter." style:family="text">
      <style:text-properties style:font-name="Arial" style:font-name-complex="Arial" fo:color="#000000"/>
    </style:style>
    <style:style style:name="T1285" style:parent-style-name="CódigoHTML" style:family="text">
      <style:text-properties style:font-name="Consolas" style:font-name-asian="Aptos" fo:color="#000000"/>
    </style:style>
    <style:style style:name="T1286" style:parent-style-name="Fuentedepárrafopredeter." style:family="text">
      <style:text-properties style:font-name="Arial" style:font-name-complex="Arial" fo:color="#000000"/>
    </style:style>
    <style:style style:name="T1287" style:parent-style-name="CódigoHTML" style:family="text">
      <style:text-properties style:font-name="Consolas" style:font-name-asian="Aptos" fo:color="#000000"/>
    </style:style>
    <style:style style:name="T1288" style:parent-style-name="Fuentedepárrafopredeter." style:family="text">
      <style:text-properties style:font-name="Arial" style:font-name-complex="Arial" fo:color="#000000"/>
    </style:style>
    <style:style style:name="P1289" style:parent-style-name="Normal" style:family="paragraph">
      <style:paragraph-properties fo:text-align="center" fo:margin-bottom="0in" fo:background-color="#FFFFFF"/>
    </style:style>
    <style:style style:name="P1290" style:parent-style-name="Normal" style:family="paragraph">
      <style:paragraph-properties fo:text-align="center" fo:background-color="#FFFFFF"/>
    </style:style>
    <style:style style:name="P1291" style:parent-style-name="Normal" style:family="paragraph">
      <style:paragraph-properties fo:text-align="center" fo:background-color="#FFFFFF"/>
      <style:text-properties style:font-name="Arial" style:font-name-complex="Arial" fo:color="#000000" fo:font-size="12pt" style:font-size-asian="12pt" style:font-size-complex="12pt"/>
    </style:style>
    <style:style style:name="P1292" style:parent-style-name="NormalWeb" style:family="paragraph">
      <style:paragraph-properties fo:border="0.0034in solid #E5E7EB" fo:padding="0in" style:shadow="none" fo:background-color="#FFFFFF"/>
    </style:style>
    <style:style style:name="T1293" style:parent-style-name="Fuentedepárrafopredeter." style:family="text">
      <style:text-properties style:font-name="Arial" style:font-name-complex="Arial" fo:color="#000000"/>
    </style:style>
    <style:style style:name="T1294" style:parent-style-name="CódigoHTML" style:family="text">
      <style:text-properties style:font-name="Consolas" fo:color="#000000" fo:font-size="11pt" style:font-size-asian="11pt" style:font-size-complex="11pt"/>
    </style:style>
    <style:style style:name="T1295" style:parent-style-name="Fuentedepárrafopredeter." style:family="text">
      <style:text-properties style:font-name="Arial" style:font-name-complex="Arial" fo:color="#000000"/>
    </style:style>
    <style:style style:name="TableColumn1297" style:family="table-column">
      <style:table-column-properties style:column-width="1.1298in"/>
    </style:style>
    <style:style style:name="TableColumn1298" style:family="table-column">
      <style:table-column-properties style:column-width="1.5972in"/>
    </style:style>
    <style:style style:name="TableColumn1299" style:family="table-column">
      <style:table-column-properties style:column-width="3.1673in"/>
    </style:style>
    <style:style style:name="Table1296" style:family="table">
      <style:table-properties style:width="5.8944in" fo:margin-left="0in" table:align="left"/>
    </style:style>
    <style:style style:name="TableRow1300" style:family="table-row">
      <style:table-row-properties/>
    </style:style>
    <style:style style:name="TableCell1301" style:family="table-cell">
      <style:table-cell-properties fo:border="0.0104in solid #000000" style:writing-mode="lr-tb" style:vertical-align="middle" fo:padding-top="0in" fo:padding-left="0in" fo:padding-bottom="0in" fo:padding-right="0in"/>
    </style:style>
    <style:style style:name="P1302" style:parent-style-name="Normal" style:family="paragraph">
      <style:paragraph-properties fo:text-align="center"/>
    </style:style>
    <style:style style:name="T1303" style:parent-style-name="Fuentedepárrafopredeter." style:family="text">
      <style:text-properties fo:font-weight="bold" style:font-weight-asian="bold" style:font-weight-complex="bold"/>
    </style:style>
    <style:style style:name="TableCell1304" style:family="table-cell">
      <style:table-cell-properties fo:border="0.0104in solid #000000" style:writing-mode="lr-tb" style:vertical-align="middle" fo:padding-top="0in" fo:padding-left="0in" fo:padding-bottom="0in" fo:padding-right="0in"/>
    </style:style>
    <style:style style:name="P1305" style:parent-style-name="Normal" style:family="paragraph">
      <style:paragraph-properties fo:text-align="center"/>
      <style:text-properties fo:font-weight="bold" style:font-weight-asian="bold" style:font-weight-complex="bold"/>
    </style:style>
    <style:style style:name="TableCell1306" style:family="table-cell">
      <style:table-cell-properties fo:border="0.0104in solid #000000" style:writing-mode="lr-tb" style:vertical-align="middle" fo:padding-top="0in" fo:padding-left="0in" fo:padding-bottom="0in" fo:padding-right="0in"/>
    </style:style>
    <style:style style:name="P1307" style:parent-style-name="Normal" style:family="paragraph">
      <style:paragraph-properties fo:text-align="center"/>
      <style:text-properties fo:font-weight="bold" style:font-weight-asian="bold" style:font-weight-complex="bold"/>
    </style:style>
    <style:style style:name="TableRow1308" style:family="table-row">
      <style:table-row-properties/>
    </style:style>
    <style:style style:name="TableCell1309" style:family="table-cell">
      <style:table-cell-properties fo:border="0.0104in solid #000000" style:writing-mode="lr-tb" style:vertical-align="middle" fo:padding-top="0in" fo:padding-left="0in" fo:padding-bottom="0in" fo:padding-right="0in"/>
    </style:style>
    <style:style style:name="T1310" style:parent-style-name="CódigoHTML" style:family="text">
      <style:text-properties style:font-name="Consolas" style:font-name-asian="Aptos"/>
    </style:style>
    <style:style style:name="TableCell1311" style:family="table-cell">
      <style:table-cell-properties fo:border="0.0104in solid #000000" style:writing-mode="lr-tb" style:vertical-align="middle" fo:padding-top="0in" fo:padding-left="0in" fo:padding-bottom="0in" fo:padding-right="0in"/>
    </style:style>
    <style:style style:name="T1312" style:parent-style-name="CódigoHTML" style:family="text">
      <style:text-properties style:font-name="Consolas" style:font-name-asian="Aptos"/>
    </style:style>
    <style:style style:name="TableCell1313" style:family="table-cell">
      <style:table-cell-properties fo:border="0.0104in solid #000000" style:writing-mode="lr-tb" style:vertical-align="middle" fo:padding-top="0in" fo:padding-left="0in" fo:padding-bottom="0in" fo:padding-right="0in"/>
    </style:style>
    <style:style style:name="TableRow1314" style:family="table-row">
      <style:table-row-properties/>
    </style:style>
    <style:style style:name="TableCell1315" style:family="table-cell">
      <style:table-cell-properties fo:border="0.0104in solid #000000" style:writing-mode="lr-tb" style:vertical-align="middle" fo:padding-top="0in" fo:padding-left="0in" fo:padding-bottom="0in" fo:padding-right="0in"/>
    </style:style>
    <style:style style:name="T1316" style:parent-style-name="CódigoHTML" style:family="text">
      <style:text-properties style:font-name="Consolas" style:font-name-asian="Aptos"/>
    </style:style>
    <style:style style:name="TableCell1317" style:family="table-cell">
      <style:table-cell-properties fo:border="0.0104in solid #000000" style:writing-mode="lr-tb" style:vertical-align="middle" fo:padding-top="0in" fo:padding-left="0in" fo:padding-bottom="0in" fo:padding-right="0in"/>
    </style:style>
    <style:style style:name="T1318" style:parent-style-name="CódigoHTML" style:family="text">
      <style:text-properties style:font-name="Consolas" style:font-name-asian="Aptos"/>
    </style:style>
    <style:style style:name="T1319" style:parent-style-name="CódigoHTML" style:family="text">
      <style:text-properties style:font-name="Consolas" style:font-name-asian="Aptos"/>
    </style:style>
    <style:style style:name="TableCell1320" style:family="table-cell">
      <style:table-cell-properties fo:border="0.0104in solid #000000" style:writing-mode="lr-tb" style:vertical-align="middle" fo:padding-top="0in" fo:padding-left="0in" fo:padding-bottom="0in" fo:padding-right="0in"/>
    </style:style>
    <style:style style:name="T1321" style:parent-style-name="CódigoHTML" style:family="text">
      <style:text-properties style:font-name="Consolas" style:font-name-asian="Aptos"/>
    </style:style>
    <style:style style:name="TableRow1322" style:family="table-row">
      <style:table-row-properties/>
    </style:style>
    <style:style style:name="TableCell1323" style:family="table-cell">
      <style:table-cell-properties fo:border="0.0104in solid #000000" style:writing-mode="lr-tb" style:vertical-align="middle" fo:padding-top="0in" fo:padding-left="0in" fo:padding-bottom="0in" fo:padding-right="0in"/>
    </style:style>
    <style:style style:name="T1324" style:parent-style-name="CódigoHTML" style:family="text">
      <style:text-properties style:font-name="Consolas" style:font-name-asian="Aptos"/>
    </style:style>
    <style:style style:name="TableCell1325" style:family="table-cell">
      <style:table-cell-properties fo:border="0.0104in solid #000000" style:writing-mode="lr-tb" style:vertical-align="middle" fo:padding-top="0in" fo:padding-left="0in" fo:padding-bottom="0in" fo:padding-right="0in"/>
    </style:style>
    <style:style style:name="T1326" style:parent-style-name="CódigoHTML" style:family="text">
      <style:text-properties style:font-name="Consolas" style:font-name-asian="Aptos"/>
    </style:style>
    <style:style style:name="T1327" style:parent-style-name="CódigoHTML" style:family="text">
      <style:text-properties style:font-name="Consolas" style:font-name-asian="Aptos"/>
    </style:style>
    <style:style style:name="TableCell1328" style:family="table-cell">
      <style:table-cell-properties fo:border="0.0104in solid #000000" style:writing-mode="lr-tb" style:vertical-align="middle" fo:padding-top="0in" fo:padding-left="0in" fo:padding-bottom="0in" fo:padding-right="0in"/>
    </style:style>
    <style:style style:name="T1329" style:parent-style-name="CódigoHTML" style:family="text">
      <style:text-properties style:font-name="Consolas" style:font-name-asian="Aptos"/>
    </style:style>
    <style:style style:name="T1330" style:parent-style-name="CódigoHTML" style:family="text">
      <style:text-properties style:font-name="Consolas" style:font-name-asian="Aptos"/>
    </style:style>
    <style:style style:name="TableRow1331" style:family="table-row">
      <style:table-row-properties/>
    </style:style>
    <style:style style:name="TableCell1332" style:family="table-cell">
      <style:table-cell-properties fo:border="0.0104in solid #000000" style:writing-mode="lr-tb" style:vertical-align="middle" fo:padding-top="0in" fo:padding-left="0in" fo:padding-bottom="0in" fo:padding-right="0in"/>
    </style:style>
    <style:style style:name="T1333" style:parent-style-name="CódigoHTML" style:family="text">
      <style:text-properties style:font-name="Consolas" style:font-name-asian="Aptos"/>
    </style:style>
    <style:style style:name="TableCell1334" style:family="table-cell">
      <style:table-cell-properties fo:border="0.0104in solid #000000" style:writing-mode="lr-tb" style:vertical-align="middle" fo:padding-top="0in" fo:padding-left="0in" fo:padding-bottom="0in" fo:padding-right="0in"/>
    </style:style>
    <style:style style:name="T1335" style:parent-style-name="CódigoHTML" style:family="text">
      <style:text-properties style:font-name="Consolas" style:font-name-asian="Aptos"/>
    </style:style>
    <style:style style:name="T1336" style:parent-style-name="CódigoHTML" style:family="text">
      <style:text-properties style:font-name="Consolas" style:font-name-asian="Aptos"/>
    </style:style>
    <style:style style:name="TableCell1337" style:family="table-cell">
      <style:table-cell-properties fo:border="0.0104in solid #000000" style:writing-mode="lr-tb" style:vertical-align="middle" fo:padding-top="0in" fo:padding-left="0in" fo:padding-bottom="0in" fo:padding-right="0in"/>
    </style:style>
    <style:style style:name="T1338" style:parent-style-name="CódigoHTML" style:family="text">
      <style:text-properties style:font-name="Consolas" style:font-name-asian="Aptos"/>
    </style:style>
    <style:style style:name="TableRow1339" style:family="table-row">
      <style:table-row-properties/>
    </style:style>
    <style:style style:name="TableCell1340" style:family="table-cell">
      <style:table-cell-properties fo:border="0.0104in solid #000000" style:writing-mode="lr-tb" style:vertical-align="middle" fo:padding-top="0in" fo:padding-left="0in" fo:padding-bottom="0in" fo:padding-right="0in"/>
    </style:style>
    <style:style style:name="T1341" style:parent-style-name="CódigoHTML" style:family="text">
      <style:text-properties style:font-name="Consolas" style:font-name-asian="Aptos"/>
    </style:style>
    <style:style style:name="TableCell1342" style:family="table-cell">
      <style:table-cell-properties fo:border="0.0104in solid #000000" style:writing-mode="lr-tb" style:vertical-align="middle" fo:padding-top="0in" fo:padding-left="0in" fo:padding-bottom="0in" fo:padding-right="0in"/>
    </style:style>
    <style:style style:name="T1343" style:parent-style-name="CódigoHTML" style:family="text">
      <style:text-properties style:font-name="Consolas" style:font-name-asian="Aptos"/>
    </style:style>
    <style:style style:name="T1344" style:parent-style-name="CódigoHTML" style:family="text">
      <style:text-properties style:font-name="Consolas" style:font-name-asian="Aptos"/>
    </style:style>
    <style:style style:name="TableCell1345" style:family="table-cell">
      <style:table-cell-properties fo:border="0.0104in solid #000000" style:writing-mode="lr-tb" style:vertical-align="middle" fo:padding-top="0in" fo:padding-left="0in" fo:padding-bottom="0in" fo:padding-right="0in"/>
    </style:style>
    <style:style style:name="T1346" style:parent-style-name="CódigoHTML" style:family="text">
      <style:text-properties style:font-name="Consolas" style:font-name-asian="Aptos"/>
    </style:style>
    <style:style style:name="TableRow1347" style:family="table-row">
      <style:table-row-properties/>
    </style:style>
    <style:style style:name="TableCell1348" style:family="table-cell">
      <style:table-cell-properties fo:border="0.0104in solid #000000" style:writing-mode="lr-tb" style:vertical-align="middle" fo:padding-top="0in" fo:padding-left="0in" fo:padding-bottom="0in" fo:padding-right="0in"/>
    </style:style>
    <style:style style:name="T1349" style:parent-style-name="CódigoHTML" style:family="text">
      <style:text-properties style:font-name="Consolas" style:font-name-asian="Aptos"/>
    </style:style>
    <style:style style:name="TableCell1350" style:family="table-cell">
      <style:table-cell-properties fo:border="0.0104in solid #000000" style:writing-mode="lr-tb" style:vertical-align="middle" fo:padding-top="0in" fo:padding-left="0in" fo:padding-bottom="0in" fo:padding-right="0in"/>
    </style:style>
    <style:style style:name="T1351" style:parent-style-name="CódigoHTML" style:family="text">
      <style:text-properties style:font-name="Consolas" style:font-name-asian="Aptos"/>
    </style:style>
    <style:style style:name="T1352" style:parent-style-name="CódigoHTML" style:family="text">
      <style:text-properties style:font-name="Consolas" style:font-name-asian="Aptos"/>
    </style:style>
    <style:style style:name="TableCell1353" style:family="table-cell">
      <style:table-cell-properties fo:border="0.0104in solid #000000" style:writing-mode="lr-tb" style:vertical-align="middle" fo:padding-top="0in" fo:padding-left="0in" fo:padding-bottom="0in" fo:padding-right="0in"/>
    </style:style>
    <style:style style:name="T1354" style:parent-style-name="CódigoHTML" style:family="text">
      <style:text-properties style:font-name="Consolas" style:font-name-asian="Aptos" fo:color="#0000FF" style:text-underline-type="single" style:text-underline-style="solid" style:text-underline-width="auto" style:text-underline-mode="continuous"/>
    </style:style>
    <style:style style:name="TableRow1355" style:family="table-row">
      <style:table-row-properties/>
    </style:style>
    <style:style style:name="TableCell1356" style:family="table-cell">
      <style:table-cell-properties fo:border="0.0104in solid #000000" style:writing-mode="lr-tb" style:vertical-align="middle" fo:padding-top="0in" fo:padding-left="0in" fo:padding-bottom="0in" fo:padding-right="0in"/>
    </style:style>
    <style:style style:name="T1357" style:parent-style-name="CódigoHTML" style:family="text">
      <style:text-properties style:font-name="Consolas" style:font-name-asian="Aptos"/>
    </style:style>
    <style:style style:name="TableCell1358" style:family="table-cell">
      <style:table-cell-properties fo:border="0.0104in solid #000000" style:writing-mode="lr-tb" style:vertical-align="middle" fo:padding-top="0in" fo:padding-left="0in" fo:padding-bottom="0in" fo:padding-right="0in"/>
    </style:style>
    <style:style style:name="T1359" style:parent-style-name="CódigoHTML" style:family="text">
      <style:text-properties style:font-name="Consolas" style:font-name-asian="Aptos"/>
    </style:style>
    <style:style style:name="T1360" style:parent-style-name="CódigoHTML" style:family="text">
      <style:text-properties style:font-name="Consolas" style:font-name-asian="Aptos"/>
    </style:style>
    <style:style style:name="TableCell1361" style:family="table-cell">
      <style:table-cell-properties fo:border="0.0104in solid #000000" style:writing-mode="lr-tb" style:vertical-align="middle" fo:padding-top="0in" fo:padding-left="0in" fo:padding-bottom="0in" fo:padding-right="0in"/>
    </style:style>
    <style:style style:name="T1362" style:parent-style-name="CódigoHTML" style:family="text">
      <style:text-properties style:font-name="Consolas" style:font-name-asian="Aptos"/>
    </style:style>
    <style:style style:name="T1363" style:parent-style-name="CódigoHTML" style:family="text">
      <style:text-properties style:font-name="Consolas" style:font-name-asian="Aptos"/>
    </style:style>
    <style:style style:name="TableRow1364" style:family="table-row">
      <style:table-row-properties/>
    </style:style>
    <style:style style:name="TableCell1365" style:family="table-cell">
      <style:table-cell-properties fo:border="0.0104in solid #000000" style:writing-mode="lr-tb" style:vertical-align="middle" fo:padding-top="0in" fo:padding-left="0in" fo:padding-bottom="0in" fo:padding-right="0in"/>
    </style:style>
    <style:style style:name="T1366" style:parent-style-name="CódigoHTML" style:family="text">
      <style:text-properties style:font-name="Consolas" style:font-name-asian="Aptos"/>
    </style:style>
    <style:style style:name="TableCell1367" style:family="table-cell">
      <style:table-cell-properties fo:border="0.0104in solid #000000" style:writing-mode="lr-tb" style:vertical-align="middle" fo:padding-top="0in" fo:padding-left="0in" fo:padding-bottom="0in" fo:padding-right="0in"/>
    </style:style>
    <style:style style:name="T1368" style:parent-style-name="CódigoHTML" style:family="text">
      <style:text-properties style:font-name="Consolas" style:font-name-asian="Aptos"/>
    </style:style>
    <style:style style:name="T1369" style:parent-style-name="CódigoHTML" style:family="text">
      <style:text-properties style:font-name="Consolas" style:font-name-asian="Aptos"/>
    </style:style>
    <style:style style:name="TableCell1370" style:family="table-cell">
      <style:table-cell-properties fo:border="0.0104in solid #000000" style:writing-mode="lr-tb" style:vertical-align="middle" fo:padding-top="0in" fo:padding-left="0in" fo:padding-bottom="0in" fo:padding-right="0in"/>
    </style:style>
    <style:style style:name="TableRow1371" style:family="table-row">
      <style:table-row-properties/>
    </style:style>
    <style:style style:name="TableCell1372" style:family="table-cell">
      <style:table-cell-properties fo:border="0.0104in solid #000000" style:writing-mode="lr-tb" style:vertical-align="middle" fo:padding-top="0in" fo:padding-left="0in" fo:padding-bottom="0in" fo:padding-right="0in"/>
    </style:style>
    <style:style style:name="T1373" style:parent-style-name="CódigoHTML" style:family="text">
      <style:text-properties style:font-name="Consolas" style:font-name-asian="Aptos"/>
    </style:style>
    <style:style style:name="TableCell1374" style:family="table-cell">
      <style:table-cell-properties fo:border="0.0104in solid #000000" style:writing-mode="lr-tb" style:vertical-align="middle" fo:padding-top="0in" fo:padding-left="0in" fo:padding-bottom="0in" fo:padding-right="0in"/>
    </style:style>
    <style:style style:name="T1375" style:parent-style-name="CódigoHTML" style:family="text">
      <style:text-properties style:font-name="Consolas" style:font-name-asian="Aptos"/>
    </style:style>
    <style:style style:name="T1376" style:parent-style-name="CódigoHTML" style:family="text">
      <style:text-properties style:font-name="Consolas" style:font-name-asian="Aptos"/>
    </style:style>
    <style:style style:name="TableCell1377" style:family="table-cell">
      <style:table-cell-properties fo:border="0.0104in solid #000000" style:writing-mode="lr-tb" style:vertical-align="middle" fo:padding-top="0in" fo:padding-left="0in" fo:padding-bottom="0in" fo:padding-right="0in"/>
    </style:style>
    <style:style style:name="T1378" style:parent-style-name="CódigoHTML" style:family="text">
      <style:text-properties style:font-name="Consolas" style:font-name-asian="Aptos"/>
    </style:style>
    <style:style style:name="TableRow1379" style:family="table-row">
      <style:table-row-properties/>
    </style:style>
    <style:style style:name="TableCell1380" style:family="table-cell">
      <style:table-cell-properties fo:border="0.0104in solid #000000" style:writing-mode="lr-tb" style:vertical-align="middle" fo:padding-top="0in" fo:padding-left="0in" fo:padding-bottom="0in" fo:padding-right="0in"/>
    </style:style>
    <style:style style:name="T1381" style:parent-style-name="CódigoHTML" style:family="text">
      <style:text-properties style:font-name="Consolas" style:font-name-asian="Aptos"/>
    </style:style>
    <style:style style:name="TableCell1382" style:family="table-cell">
      <style:table-cell-properties fo:border="0.0104in solid #000000" style:writing-mode="lr-tb" style:vertical-align="middle" fo:padding-top="0in" fo:padding-left="0in" fo:padding-bottom="0in" fo:padding-right="0in"/>
    </style:style>
    <style:style style:name="T1383" style:parent-style-name="CódigoHTML" style:family="text">
      <style:text-properties style:font-name="Consolas" style:font-name-asian="Aptos"/>
    </style:style>
    <style:style style:name="T1384" style:parent-style-name="CódigoHTML" style:family="text">
      <style:text-properties style:font-name="Consolas" style:font-name-asian="Aptos"/>
    </style:style>
    <style:style style:name="TableCell1385" style:family="table-cell">
      <style:table-cell-properties fo:border="0.0104in solid #000000" style:writing-mode="lr-tb" style:vertical-align="middle" fo:padding-top="0in" fo:padding-left="0in" fo:padding-bottom="0in" fo:padding-right="0in"/>
    </style:style>
    <style:style style:name="TableRow1386" style:family="table-row">
      <style:table-row-properties/>
    </style:style>
    <style:style style:name="TableCell1387" style:family="table-cell">
      <style:table-cell-properties fo:border="0.0104in solid #000000" style:writing-mode="lr-tb" style:vertical-align="middle" fo:padding-top="0in" fo:padding-left="0in" fo:padding-bottom="0in" fo:padding-right="0in"/>
    </style:style>
    <style:style style:name="T1388" style:parent-style-name="CódigoHTML" style:family="text">
      <style:text-properties style:font-name="Consolas" style:font-name-asian="Aptos"/>
    </style:style>
    <style:style style:name="TableCell1389" style:family="table-cell">
      <style:table-cell-properties fo:border="0.0104in solid #000000" style:writing-mode="lr-tb" style:vertical-align="middle" fo:padding-top="0in" fo:padding-left="0in" fo:padding-bottom="0in" fo:padding-right="0in"/>
    </style:style>
    <style:style style:name="T1390" style:parent-style-name="CódigoHTML" style:family="text">
      <style:text-properties style:font-name="Consolas" style:font-name-asian="Aptos"/>
    </style:style>
    <style:style style:name="T1391" style:parent-style-name="CódigoHTML" style:family="text">
      <style:text-properties style:font-name="Consolas" style:font-name-asian="Aptos"/>
    </style:style>
    <style:style style:name="TableCell1392" style:family="table-cell">
      <style:table-cell-properties fo:border="0.0104in solid #000000" style:writing-mode="lr-tb" style:vertical-align="middle" fo:padding-top="0in" fo:padding-left="0in" fo:padding-bottom="0in" fo:padding-right="0in"/>
    </style:style>
    <style:style style:name="TableRow1393" style:family="table-row">
      <style:table-row-properties/>
    </style:style>
    <style:style style:name="TableCell1394" style:family="table-cell">
      <style:table-cell-properties fo:border="0.0104in solid #000000" style:writing-mode="lr-tb" style:vertical-align="middle" fo:padding-top="0in" fo:padding-left="0in" fo:padding-bottom="0in" fo:padding-right="0in"/>
    </style:style>
    <style:style style:name="T1395" style:parent-style-name="CódigoHTML" style:family="text">
      <style:text-properties style:font-name="Consolas" style:font-name-asian="Aptos"/>
    </style:style>
    <style:style style:name="TableCell1396" style:family="table-cell">
      <style:table-cell-properties fo:border="0.0104in solid #000000" style:writing-mode="lr-tb" style:vertical-align="middle" fo:padding-top="0in" fo:padding-left="0in" fo:padding-bottom="0in" fo:padding-right="0in"/>
    </style:style>
    <style:style style:name="T1397" style:parent-style-name="CódigoHTML" style:family="text">
      <style:text-properties style:font-name="Consolas" style:font-name-asian="Aptos"/>
    </style:style>
    <style:style style:name="T1398" style:parent-style-name="CódigoHTML" style:family="text">
      <style:text-properties style:font-name="Consolas" style:font-name-asian="Aptos"/>
    </style:style>
    <style:style style:name="TableCell1399" style:family="table-cell">
      <style:table-cell-properties fo:border="0.0104in solid #000000" style:writing-mode="lr-tb" style:vertical-align="middle" fo:padding-top="0in" fo:padding-left="0in" fo:padding-bottom="0in" fo:padding-right="0in"/>
    </style:style>
    <style:style style:name="T1400" style:parent-style-name="CódigoHTML" style:family="text">
      <style:text-properties style:font-name="Consolas" style:font-name-asian="Aptos"/>
    </style:style>
    <style:style style:name="TableRow1401" style:family="table-row">
      <style:table-row-properties/>
    </style:style>
    <style:style style:name="TableCell1402" style:family="table-cell">
      <style:table-cell-properties fo:border="0.0104in solid #000000" style:writing-mode="lr-tb" style:vertical-align="middle" fo:padding-top="0in" fo:padding-left="0in" fo:padding-bottom="0in" fo:padding-right="0in"/>
    </style:style>
    <style:style style:name="T1403" style:parent-style-name="CódigoHTML" style:family="text">
      <style:text-properties style:font-name="Consolas" style:font-name-asian="Aptos"/>
    </style:style>
    <style:style style:name="TableCell1404" style:family="table-cell">
      <style:table-cell-properties fo:border="0.0104in solid #000000" style:writing-mode="lr-tb" style:vertical-align="middle" fo:padding-top="0in" fo:padding-left="0in" fo:padding-bottom="0in" fo:padding-right="0in"/>
    </style:style>
    <style:style style:name="T1405" style:parent-style-name="CódigoHTML" style:family="text">
      <style:text-properties style:font-name="Consolas" style:font-name-asian="Aptos"/>
    </style:style>
    <style:style style:name="T1406" style:parent-style-name="CódigoHTML" style:family="text">
      <style:text-properties style:font-name="Consolas" style:font-name-asian="Aptos"/>
    </style:style>
    <style:style style:name="TableCell1407" style:family="table-cell">
      <style:table-cell-properties fo:border="0.0104in solid #000000" style:writing-mode="lr-tb" style:vertical-align="middle" fo:padding-top="0in" fo:padding-left="0in" fo:padding-bottom="0in" fo:padding-right="0in"/>
    </style:style>
    <style:style style:name="TableRow1408" style:family="table-row">
      <style:table-row-properties/>
    </style:style>
    <style:style style:name="TableCell1409" style:family="table-cell">
      <style:table-cell-properties fo:border="0.0104in solid #000000" style:writing-mode="lr-tb" style:vertical-align="middle" fo:padding-top="0in" fo:padding-left="0in" fo:padding-bottom="0in" fo:padding-right="0in"/>
    </style:style>
    <style:style style:name="T1410" style:parent-style-name="CódigoHTML" style:family="text">
      <style:text-properties style:font-name="Consolas" style:font-name-asian="Aptos"/>
    </style:style>
    <style:style style:name="TableCell1411" style:family="table-cell">
      <style:table-cell-properties fo:border="0.0104in solid #000000" style:writing-mode="lr-tb" style:vertical-align="middle" fo:padding-top="0in" fo:padding-left="0in" fo:padding-bottom="0in" fo:padding-right="0in"/>
    </style:style>
    <style:style style:name="T1412" style:parent-style-name="CódigoHTML" style:family="text">
      <style:text-properties style:font-name="Consolas" style:font-name-asian="Aptos"/>
    </style:style>
    <style:style style:name="T1413" style:parent-style-name="CódigoHTML" style:family="text">
      <style:text-properties style:font-name="Consolas" style:font-name-asian="Aptos"/>
    </style:style>
    <style:style style:name="TableCell1414" style:family="table-cell">
      <style:table-cell-properties fo:border="0.0104in solid #000000" style:writing-mode="lr-tb" style:vertical-align="middle" fo:padding-top="0in" fo:padding-left="0in" fo:padding-bottom="0in" fo:padding-right="0in"/>
    </style:style>
    <style:style style:name="T1415" style:parent-style-name="CódigoHTML" style:family="text">
      <style:text-properties style:font-name="Consolas" style:font-name-asian="Aptos"/>
    </style:style>
    <style:style style:name="T1416" style:parent-style-name="CódigoHTML" style:family="text">
      <style:text-properties style:font-name="Consolas" style:font-name-asian="Aptos"/>
    </style:style>
    <style:style style:name="TableRow1417" style:family="table-row">
      <style:table-row-properties/>
    </style:style>
    <style:style style:name="TableCell1418" style:family="table-cell">
      <style:table-cell-properties fo:border="0.0104in solid #000000" style:writing-mode="lr-tb" style:vertical-align="middle" fo:padding-top="0in" fo:padding-left="0in" fo:padding-bottom="0in" fo:padding-right="0in"/>
    </style:style>
    <style:style style:name="T1419" style:parent-style-name="CódigoHTML" style:family="text">
      <style:text-properties style:font-name="Consolas" style:font-name-asian="Aptos"/>
    </style:style>
    <style:style style:name="TableCell1420" style:family="table-cell">
      <style:table-cell-properties fo:border="0.0104in solid #000000" style:writing-mode="lr-tb" style:vertical-align="middle" fo:padding-top="0in" fo:padding-left="0in" fo:padding-bottom="0in" fo:padding-right="0in"/>
    </style:style>
    <style:style style:name="T1421" style:parent-style-name="CódigoHTML" style:family="text">
      <style:text-properties style:font-name="Consolas" style:font-name-asian="Aptos"/>
    </style:style>
    <style:style style:name="T1422" style:parent-style-name="CódigoHTML" style:family="text">
      <style:text-properties style:font-name="Consolas" style:font-name-asian="Aptos"/>
    </style:style>
    <style:style style:name="TableCell1423" style:family="table-cell">
      <style:table-cell-properties fo:border="0.0104in solid #000000" style:writing-mode="lr-tb" style:vertical-align="middle" fo:padding-top="0in" fo:padding-left="0in" fo:padding-bottom="0in" fo:padding-right="0in"/>
    </style:style>
    <style:style style:name="T1424" style:parent-style-name="CódigoHTML" style:family="text">
      <style:text-properties style:font-name="Consolas" style:font-name-asian="Aptos"/>
    </style:style>
    <style:style style:name="TableRow1425" style:family="table-row">
      <style:table-row-properties/>
    </style:style>
    <style:style style:name="TableCell1426" style:family="table-cell">
      <style:table-cell-properties fo:border="0.0104in solid #000000" style:writing-mode="lr-tb" style:vertical-align="middle" fo:padding-top="0in" fo:padding-left="0in" fo:padding-bottom="0in" fo:padding-right="0in"/>
    </style:style>
    <style:style style:name="T1427" style:parent-style-name="CódigoHTML" style:family="text">
      <style:text-properties style:font-name="Consolas" style:font-name-asian="Aptos"/>
    </style:style>
    <style:style style:name="TableCell1428" style:family="table-cell">
      <style:table-cell-properties fo:border="0.0104in solid #000000" style:writing-mode="lr-tb" style:vertical-align="middle" fo:padding-top="0in" fo:padding-left="0in" fo:padding-bottom="0in" fo:padding-right="0in"/>
    </style:style>
    <style:style style:name="T1429" style:parent-style-name="CódigoHTML" style:family="text">
      <style:text-properties style:font-name="Consolas" style:font-name-asian="Aptos"/>
    </style:style>
    <style:style style:name="T1430" style:parent-style-name="CódigoHTML" style:family="text">
      <style:text-properties style:font-name="Consolas" style:font-name-asian="Aptos"/>
    </style:style>
    <style:style style:name="TableCell1431" style:family="table-cell">
      <style:table-cell-properties fo:border="0.0104in solid #000000" style:writing-mode="lr-tb" style:vertical-align="middle" fo:padding-top="0in" fo:padding-left="0in" fo:padding-bottom="0in" fo:padding-right="0in"/>
    </style:style>
    <style:style style:name="T1432" style:parent-style-name="CódigoHTML" style:family="text">
      <style:text-properties style:font-name="Consolas" style:font-name-asian="Aptos"/>
    </style:style>
    <style:style style:name="T1433" style:parent-style-name="CódigoHTML" style:family="text">
      <style:text-properties style:font-name="Consolas" style:font-name-asian="Aptos" fo:color="#0000FF" style:text-underline-type="single" style:text-underline-style="solid" style:text-underline-width="auto" style:text-underline-mode="continuous"/>
    </style:style>
    <style:style style:name="P1434" style:parent-style-name="HTMLconformatoprevio" style:family="paragraph">
      <style:paragraph-properties fo:border="0.0034in solid #E5E7EB" fo:padding="0in" style:shadow="none" fo:background-color="#FFFFFF"/>
    </style:style>
    <style:style style:name="P1435"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1436" style:parent-style-name="NormalWeb" style:family="paragraph">
      <style:paragraph-properties fo:border="0.0034in solid #E5E7EB" fo:padding="0in" style:shadow="none" fo:background-color="#FFFFFF"/>
      <style:text-properties style:font-name="Arial" style:font-name-complex="Arial" fo:color="#000000"/>
    </style:style>
    <style:style style:name="P143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438" style:parent-style-name="NormalWeb" style:family="paragraph">
      <style:paragraph-properties fo:border="0.0034in solid #E5E7EB" fo:padding="0in" style:shadow="none" fo:background-color="#FFFFFF"/>
    </style:style>
    <style:style style:name="T1439" style:parent-style-name="Fuentedepárrafopredeter." style:family="text">
      <style:text-properties style:font-name="Arial" style:font-name-complex="Arial" fo:color="#000000"/>
    </style:style>
    <style:style style:name="T1440" style:parent-style-name="CódigoHTML" style:family="text">
      <style:text-properties style:font-name="Consolas" fo:color="#000000" fo:font-size="11pt" style:font-size-asian="11pt" style:font-size-complex="11pt"/>
    </style:style>
    <style:style style:name="T1441" style:parent-style-name="Fuentedepárrafopredeter." style:family="text">
      <style:text-properties style:font-name="Arial" style:font-name-complex="Arial" fo:color="#000000"/>
    </style:style>
    <style:style style:name="P1442" style:parent-style-name="HTMLconformatoprevio" style:family="paragraph">
      <style:paragraph-properties fo:border="0.0034in solid #E5E7EB" fo:padding="0in" style:shadow="none" fo:background-color="#FFFFFF"/>
    </style:style>
    <style:style style:name="T1443" style:parent-style-name="p" style:family="text">
      <style:text-properties style:font-name="Consolas" fo:color="#000000" fo:language="en" fo:country="US"/>
    </style:style>
    <style:style style:name="T1444" style:parent-style-name="nt" style:family="text">
      <style:text-properties style:font-name="Consolas" fo:color="#000080" fo:language="en" fo:country="US"/>
    </style:style>
    <style:style style:name="T1445" style:parent-style-name="cl" style:family="text">
      <style:text-properties style:font-name="Consolas" fo:color="#000000" fo:language="en" fo:country="US"/>
    </style:style>
    <style:style style:name="T1446" style:parent-style-name="na" style:family="text">
      <style:text-properties style:font-name="Consolas" fo:color="#008080" fo:language="en" fo:country="US"/>
    </style:style>
    <style:style style:name="T1447" style:parent-style-name="o" style:family="text">
      <style:text-properties style:font-name="Consolas" fo:font-weight="bold" style:font-weight-asian="bold" style:font-weight-complex="bold" fo:color="#000000" fo:language="en" fo:country="US"/>
    </style:style>
    <style:style style:name="T1448" style:parent-style-name="s" style:family="text">
      <style:text-properties style:font-name="Consolas" fo:color="#DD1144" fo:language="en" fo:country="US"/>
    </style:style>
    <style:style style:name="T1449" style:parent-style-name="p" style:family="text">
      <style:text-properties style:font-name="Consolas" fo:color="#000000" fo:language="en" fo:country="US"/>
    </style:style>
    <style:style style:name="P1450" style:parent-style-name="HTMLconformatoprevio" style:family="paragraph">
      <style:paragraph-properties fo:border="0.0034in solid #E5E7EB" fo:padding="0in" style:shadow="none" fo:background-color="#FFFFFF"/>
    </style:style>
    <style:style style:name="T1451" style:parent-style-name="cl" style:family="text">
      <style:text-properties style:font-name="Consolas" fo:color="#000000" fo:language="en" fo:country="US"/>
    </style:style>
    <style:style style:name="T1452" style:parent-style-name="p" style:family="text">
      <style:text-properties style:font-name="Consolas" fo:color="#000000" fo:language="en" fo:country="US"/>
    </style:style>
    <style:style style:name="T1453" style:parent-style-name="nt" style:family="text">
      <style:text-properties style:font-name="Consolas" fo:color="#000080" fo:language="en" fo:country="US"/>
    </style:style>
    <style:style style:name="T1454" style:parent-style-name="cl" style:family="text">
      <style:text-properties style:font-name="Consolas" fo:color="#000000" fo:language="en" fo:country="US"/>
    </style:style>
    <style:style style:name="T1455" style:parent-style-name="na" style:family="text">
      <style:text-properties style:font-name="Consolas" fo:color="#008080" fo:language="en" fo:country="US"/>
    </style:style>
    <style:style style:name="T1456" style:parent-style-name="o" style:family="text">
      <style:text-properties style:font-name="Consolas" fo:font-weight="bold" style:font-weight-asian="bold" style:font-weight-complex="bold" fo:color="#000000" fo:language="en" fo:country="US"/>
    </style:style>
    <style:style style:name="T1457" style:parent-style-name="s" style:family="text">
      <style:text-properties style:font-name="Consolas" fo:color="#DD1144" fo:language="en" fo:country="US"/>
    </style:style>
    <style:style style:name="T1458" style:parent-style-name="p" style:family="text">
      <style:text-properties style:font-name="Consolas" fo:color="#000000" fo:language="en" fo:country="US"/>
    </style:style>
    <style:style style:name="P1459" style:parent-style-name="HTMLconformatoprevio" style:family="paragraph">
      <style:paragraph-properties fo:border="0.0034in solid #E5E7EB" fo:padding="0in" style:shadow="none" fo:background-color="#FFFFFF"/>
    </style:style>
    <style:style style:name="T1460" style:parent-style-name="cl" style:family="text">
      <style:text-properties style:font-name="Consolas" fo:color="#000000" fo:language="en" fo:country="US"/>
    </style:style>
    <style:style style:name="T1461" style:parent-style-name="p" style:family="text">
      <style:text-properties style:font-name="Consolas" fo:color="#000000" fo:language="en" fo:country="US"/>
    </style:style>
    <style:style style:name="T1462" style:parent-style-name="nt" style:family="text">
      <style:text-properties style:font-name="Consolas" fo:color="#000080" fo:language="en" fo:country="US"/>
    </style:style>
    <style:style style:name="T1463" style:parent-style-name="cl" style:family="text">
      <style:text-properties style:font-name="Consolas" fo:color="#000000" fo:language="en" fo:country="US"/>
    </style:style>
    <style:style style:name="T1464" style:parent-style-name="na" style:family="text">
      <style:text-properties style:font-name="Consolas" fo:color="#008080" fo:language="en" fo:country="US"/>
    </style:style>
    <style:style style:name="T1465" style:parent-style-name="o" style:family="text">
      <style:text-properties style:font-name="Consolas" fo:font-weight="bold" style:font-weight-asian="bold" style:font-weight-complex="bold" fo:color="#000000" fo:language="en" fo:country="US"/>
    </style:style>
    <style:style style:name="T1466" style:parent-style-name="s" style:family="text">
      <style:text-properties style:font-name="Consolas" fo:color="#DD1144" fo:language="en" fo:country="US"/>
    </style:style>
    <style:style style:name="T1467" style:parent-style-name="p" style:family="text">
      <style:text-properties style:font-name="Consolas" fo:color="#000000" fo:language="en" fo:country="US"/>
    </style:style>
    <style:style style:name="T1468" style:parent-style-name="cl" style:family="text">
      <style:text-properties style:font-name="Consolas" fo:color="#000000" fo:language="en" fo:country="US"/>
    </style:style>
    <style:style style:name="T1469" style:parent-style-name="p" style:family="text">
      <style:text-properties style:font-name="Consolas" fo:color="#000000" fo:language="en" fo:country="US"/>
    </style:style>
    <style:style style:name="T1470" style:parent-style-name="nt" style:family="text">
      <style:text-properties style:font-name="Consolas" fo:color="#000080" fo:language="en" fo:country="US"/>
    </style:style>
    <style:style style:name="T1471" style:parent-style-name="p" style:family="text">
      <style:text-properties style:font-name="Consolas" fo:color="#000000" fo:language="en" fo:country="US"/>
    </style:style>
    <style:style style:name="P1472" style:parent-style-name="HTMLconformatoprevio" style:family="paragraph">
      <style:paragraph-properties fo:border="0.0034in solid #E5E7EB" fo:padding="0in" style:shadow="none" fo:background-color="#FFFFFF"/>
    </style:style>
    <style:style style:name="T1473" style:parent-style-name="cl" style:family="text">
      <style:text-properties style:font-name="Consolas" fo:color="#000000" fo:language="en" fo:country="US"/>
    </style:style>
    <style:style style:name="T1474" style:parent-style-name="p" style:family="text">
      <style:text-properties style:font-name="Consolas" fo:color="#000000" fo:language="en" fo:country="US"/>
    </style:style>
    <style:style style:name="T1475" style:parent-style-name="nt" style:family="text">
      <style:text-properties style:font-name="Consolas" fo:color="#000080" fo:language="en" fo:country="US"/>
    </style:style>
    <style:style style:name="T1476" style:parent-style-name="p" style:family="text">
      <style:text-properties style:font-name="Consolas" fo:color="#000000" fo:language="en" fo:country="US"/>
    </style:style>
    <style:style style:name="P1477" style:parent-style-name="HTMLconformatoprevio" style:family="paragraph">
      <style:paragraph-properties fo:border="0.0034in solid #E5E7EB" fo:padding="0in" style:shadow="none" fo:background-color="#FFFFFF"/>
    </style:style>
    <style:style style:name="T1478" style:parent-style-name="cl" style:family="text">
      <style:text-properties style:font-name="Consolas" fo:color="#000000" fo:language="en" fo:country="US"/>
    </style:style>
    <style:style style:name="T1479" style:parent-style-name="p" style:family="text">
      <style:text-properties style:font-name="Consolas" fo:color="#000000" fo:language="en" fo:country="US"/>
    </style:style>
    <style:style style:name="T1480" style:parent-style-name="nt" style:family="text">
      <style:text-properties style:font-name="Consolas" fo:color="#000080" fo:language="en" fo:country="US"/>
    </style:style>
    <style:style style:name="T1481" style:parent-style-name="cl" style:family="text">
      <style:text-properties style:font-name="Consolas" fo:color="#000000" fo:language="en" fo:country="US"/>
    </style:style>
    <style:style style:name="T1482" style:parent-style-name="na" style:family="text">
      <style:text-properties style:font-name="Consolas" fo:color="#008080" fo:language="en" fo:country="US"/>
    </style:style>
    <style:style style:name="T1483" style:parent-style-name="o" style:family="text">
      <style:text-properties style:font-name="Consolas" fo:font-weight="bold" style:font-weight-asian="bold" style:font-weight-complex="bold" fo:color="#000000" fo:language="en" fo:country="US"/>
    </style:style>
    <style:style style:name="T1484" style:parent-style-name="s" style:family="text">
      <style:text-properties style:font-name="Consolas" fo:color="#DD1144" fo:language="en" fo:country="US"/>
    </style:style>
    <style:style style:name="T1485" style:parent-style-name="p" style:family="text">
      <style:text-properties style:font-name="Consolas" fo:color="#000000" fo:language="en" fo:country="US"/>
    </style:style>
    <style:style style:name="P1486" style:parent-style-name="HTMLconformatoprevio" style:family="paragraph">
      <style:paragraph-properties fo:border="0.0034in solid #E5E7EB" fo:padding="0in" style:shadow="none" fo:background-color="#FFFFFF"/>
    </style:style>
    <style:style style:name="T1487" style:parent-style-name="cl" style:family="text">
      <style:text-properties style:font-name="Consolas" fo:color="#000000" fo:language="en" fo:country="US"/>
    </style:style>
    <style:style style:name="T1488" style:parent-style-name="p" style:family="text">
      <style:text-properties style:font-name="Consolas" fo:color="#000000" fo:language="en" fo:country="US"/>
    </style:style>
    <style:style style:name="T1489" style:parent-style-name="nt" style:family="text">
      <style:text-properties style:font-name="Consolas" fo:color="#000080" fo:language="en" fo:country="US"/>
    </style:style>
    <style:style style:name="T1490" style:parent-style-name="cl" style:family="text">
      <style:text-properties style:font-name="Consolas" fo:color="#000000" fo:language="en" fo:country="US"/>
    </style:style>
    <style:style style:name="T1491" style:parent-style-name="na" style:family="text">
      <style:text-properties style:font-name="Consolas" fo:color="#008080" fo:language="en" fo:country="US"/>
    </style:style>
    <style:style style:name="T1492" style:parent-style-name="o" style:family="text">
      <style:text-properties style:font-name="Consolas" fo:font-weight="bold" style:font-weight-asian="bold" style:font-weight-complex="bold" fo:color="#000000" fo:language="en" fo:country="US"/>
    </style:style>
    <style:style style:name="T1493" style:parent-style-name="s" style:family="text">
      <style:text-properties style:font-name="Consolas" fo:color="#DD1144" fo:language="en" fo:country="US"/>
    </style:style>
    <style:style style:name="T1494" style:parent-style-name="p" style:family="text">
      <style:text-properties style:font-name="Consolas" fo:color="#000000" fo:language="en" fo:country="US"/>
    </style:style>
    <style:style style:name="T1495" style:parent-style-name="cl" style:family="text">
      <style:text-properties style:font-name="Consolas" fo:color="#000000" fo:language="en" fo:country="US"/>
    </style:style>
    <style:style style:name="T1496" style:parent-style-name="p" style:family="text">
      <style:text-properties style:font-name="Consolas" fo:color="#000000" fo:language="en" fo:country="US"/>
    </style:style>
    <style:style style:name="T1497" style:parent-style-name="nt" style:family="text">
      <style:text-properties style:font-name="Consolas" fo:color="#000080" fo:language="en" fo:country="US"/>
    </style:style>
    <style:style style:name="T1498" style:parent-style-name="p" style:family="text">
      <style:text-properties style:font-name="Consolas" fo:color="#000000" fo:language="en" fo:country="US"/>
    </style:style>
    <style:style style:name="P1499" style:parent-style-name="HTMLconformatoprevio" style:family="paragraph">
      <style:paragraph-properties fo:border="0.0034in solid #E5E7EB" fo:padding="0in" style:shadow="none" fo:background-color="#FFFFFF"/>
    </style:style>
    <style:style style:name="T1500" style:parent-style-name="cl" style:family="text">
      <style:text-properties style:font-name="Consolas" fo:color="#000000" fo:language="en" fo:country="US"/>
    </style:style>
    <style:style style:name="T1501" style:parent-style-name="p" style:family="text">
      <style:text-properties style:font-name="Consolas" fo:color="#000000" fo:language="en" fo:country="US"/>
    </style:style>
    <style:style style:name="T1502" style:parent-style-name="nt" style:family="text">
      <style:text-properties style:font-name="Consolas" fo:color="#000080" fo:language="en" fo:country="US"/>
    </style:style>
    <style:style style:name="T1503" style:parent-style-name="p" style:family="text">
      <style:text-properties style:font-name="Consolas" fo:color="#000000" fo:language="en" fo:country="US"/>
    </style:style>
    <style:style style:name="P1504" style:parent-style-name="HTMLconformatoprevio" style:family="paragraph">
      <style:paragraph-properties fo:border="0.0034in solid #E5E7EB" fo:padding="0in" style:shadow="none" fo:background-color="#FFFFFF"/>
    </style:style>
    <style:style style:name="T1505" style:parent-style-name="cl" style:family="text">
      <style:text-properties style:font-name="Consolas" fo:color="#000000" fo:language="en" fo:country="US"/>
    </style:style>
    <style:style style:name="T1506" style:parent-style-name="p" style:family="text">
      <style:text-properties style:font-name="Consolas" fo:color="#000000" fo:language="en" fo:country="US"/>
    </style:style>
    <style:style style:name="T1507" style:parent-style-name="nt" style:family="text">
      <style:text-properties style:font-name="Consolas" fo:color="#000080" fo:language="en" fo:country="US"/>
    </style:style>
    <style:style style:name="T1508" style:parent-style-name="cl" style:family="text">
      <style:text-properties style:font-name="Consolas" fo:color="#000000" fo:language="en" fo:country="US"/>
    </style:style>
    <style:style style:name="T1509" style:parent-style-name="na" style:family="text">
      <style:text-properties style:font-name="Consolas" fo:color="#008080" fo:language="en" fo:country="US"/>
    </style:style>
    <style:style style:name="T1510" style:parent-style-name="o" style:family="text">
      <style:text-properties style:font-name="Consolas" fo:font-weight="bold" style:font-weight-asian="bold" style:font-weight-complex="bold" fo:color="#000000" fo:language="en" fo:country="US"/>
    </style:style>
    <style:style style:name="T1511" style:parent-style-name="s" style:family="text">
      <style:text-properties style:font-name="Consolas" fo:color="#DD1144" fo:language="en" fo:country="US"/>
    </style:style>
    <style:style style:name="T1512" style:parent-style-name="p" style:family="text">
      <style:text-properties style:font-name="Consolas" fo:color="#000000" fo:language="en" fo:country="US"/>
    </style:style>
    <style:style style:name="P1513" style:parent-style-name="HTMLconformatoprevio" style:family="paragraph">
      <style:paragraph-properties fo:border="0.0034in solid #E5E7EB" fo:padding="0in" style:shadow="none" fo:background-color="#FFFFFF"/>
    </style:style>
    <style:style style:name="T1514" style:parent-style-name="cl" style:family="text">
      <style:text-properties style:font-name="Consolas" fo:color="#000000" fo:language="en" fo:country="US"/>
    </style:style>
    <style:style style:name="T1515" style:parent-style-name="p" style:family="text">
      <style:text-properties style:font-name="Consolas" fo:color="#000000" fo:language="en" fo:country="US"/>
    </style:style>
    <style:style style:name="T1516" style:parent-style-name="nt" style:family="text">
      <style:text-properties style:font-name="Consolas" fo:color="#000080" fo:language="en" fo:country="US"/>
    </style:style>
    <style:style style:name="T1517" style:parent-style-name="cl" style:family="text">
      <style:text-properties style:font-name="Consolas" fo:color="#000000" fo:language="en" fo:country="US"/>
    </style:style>
    <style:style style:name="T1518" style:parent-style-name="na" style:family="text">
      <style:text-properties style:font-name="Consolas" fo:color="#008080" fo:language="en" fo:country="US"/>
    </style:style>
    <style:style style:name="T1519" style:parent-style-name="o" style:family="text">
      <style:text-properties style:font-name="Consolas" fo:font-weight="bold" style:font-weight-asian="bold" style:font-weight-complex="bold" fo:color="#000000" fo:language="en" fo:country="US"/>
    </style:style>
    <style:style style:name="T1520" style:parent-style-name="s" style:family="text">
      <style:text-properties style:font-name="Consolas" fo:color="#DD1144" fo:language="en" fo:country="US"/>
    </style:style>
    <style:style style:name="T1521" style:parent-style-name="p" style:family="text">
      <style:text-properties style:font-name="Consolas" fo:color="#000000" fo:language="en" fo:country="US"/>
    </style:style>
    <style:style style:name="T1522" style:parent-style-name="cl" style:family="text">
      <style:text-properties style:font-name="Consolas" fo:color="#000000" fo:language="en" fo:country="US"/>
    </style:style>
    <style:style style:name="T1523" style:parent-style-name="p" style:family="text">
      <style:text-properties style:font-name="Consolas" fo:color="#000000" fo:language="en" fo:country="US"/>
    </style:style>
    <style:style style:name="T1524" style:parent-style-name="nt" style:family="text">
      <style:text-properties style:font-name="Consolas" fo:color="#000080" fo:language="en" fo:country="US"/>
    </style:style>
    <style:style style:name="T1525" style:parent-style-name="p" style:family="text">
      <style:text-properties style:font-name="Consolas" fo:color="#000000" fo:language="en" fo:country="US"/>
    </style:style>
    <style:style style:name="P1526" style:parent-style-name="HTMLconformatoprevio" style:family="paragraph">
      <style:paragraph-properties fo:border="0.0034in solid #E5E7EB" fo:padding="0in" style:shadow="none" fo:background-color="#FFFFFF"/>
    </style:style>
    <style:style style:name="T1527" style:parent-style-name="cl" style:family="text">
      <style:text-properties style:font-name="Consolas" fo:color="#000000" fo:language="en" fo:country="US"/>
    </style:style>
    <style:style style:name="T1528" style:parent-style-name="p" style:family="text">
      <style:text-properties style:font-name="Consolas" fo:color="#000000" fo:language="en" fo:country="US"/>
    </style:style>
    <style:style style:name="T1529" style:parent-style-name="nt" style:family="text">
      <style:text-properties style:font-name="Consolas" fo:color="#000080" fo:language="en" fo:country="US"/>
    </style:style>
    <style:style style:name="T1530" style:parent-style-name="p" style:family="text">
      <style:text-properties style:font-name="Consolas" fo:color="#000000" fo:language="en" fo:country="US"/>
    </style:style>
    <style:style style:name="P1531" style:parent-style-name="HTMLconformatoprevio" style:family="paragraph">
      <style:paragraph-properties fo:border="0.0034in solid #E5E7EB" fo:padding="0in" style:shadow="none" fo:background-color="#FFFFFF"/>
    </style:style>
    <style:style style:name="T1532" style:parent-style-name="cl" style:family="text">
      <style:text-properties style:font-name="Consolas" fo:color="#000000" fo:language="en" fo:country="US"/>
    </style:style>
    <style:style style:name="T1533" style:parent-style-name="p" style:family="text">
      <style:text-properties style:font-name="Consolas" fo:color="#000000" fo:language="en" fo:country="US"/>
    </style:style>
    <style:style style:name="T1534" style:parent-style-name="nt" style:family="text">
      <style:text-properties style:font-name="Consolas" fo:color="#000080" fo:language="en" fo:country="US"/>
    </style:style>
    <style:style style:name="T1535" style:parent-style-name="cl" style:family="text">
      <style:text-properties style:font-name="Consolas" fo:color="#000000" fo:language="en" fo:country="US"/>
    </style:style>
    <style:style style:name="T1536" style:parent-style-name="na" style:family="text">
      <style:text-properties style:font-name="Consolas" fo:color="#008080" fo:language="en" fo:country="US"/>
    </style:style>
    <style:style style:name="T1537" style:parent-style-name="o" style:family="text">
      <style:text-properties style:font-name="Consolas" fo:font-weight="bold" style:font-weight-asian="bold" style:font-weight-complex="bold" fo:color="#000000" fo:language="en" fo:country="US"/>
    </style:style>
    <style:style style:name="T1538" style:parent-style-name="s" style:family="text">
      <style:text-properties style:font-name="Consolas" fo:color="#DD1144" fo:language="en" fo:country="US"/>
    </style:style>
    <style:style style:name="T1539" style:parent-style-name="p" style:family="text">
      <style:text-properties style:font-name="Consolas" fo:color="#000000" fo:language="en" fo:country="US"/>
    </style:style>
    <style:style style:name="P1540" style:parent-style-name="HTMLconformatoprevio" style:family="paragraph">
      <style:paragraph-properties fo:border="0.0034in solid #E5E7EB" fo:padding="0in" style:shadow="none" fo:background-color="#FFFFFF"/>
    </style:style>
    <style:style style:name="T1541" style:parent-style-name="cl" style:family="text">
      <style:text-properties style:font-name="Consolas" fo:color="#000000" fo:language="en" fo:country="US"/>
    </style:style>
    <style:style style:name="T1542" style:parent-style-name="p" style:family="text">
      <style:text-properties style:font-name="Consolas" fo:color="#000000" fo:language="en" fo:country="US"/>
    </style:style>
    <style:style style:name="T1543" style:parent-style-name="nt" style:family="text">
      <style:text-properties style:font-name="Consolas" fo:color="#000080" fo:language="en" fo:country="US"/>
    </style:style>
    <style:style style:name="T1544" style:parent-style-name="cl" style:family="text">
      <style:text-properties style:font-name="Consolas" fo:color="#000000" fo:language="en" fo:country="US"/>
    </style:style>
    <style:style style:name="T1545" style:parent-style-name="na" style:family="text">
      <style:text-properties style:font-name="Consolas" fo:color="#008080" fo:language="en" fo:country="US"/>
    </style:style>
    <style:style style:name="T1546" style:parent-style-name="o" style:family="text">
      <style:text-properties style:font-name="Consolas" fo:font-weight="bold" style:font-weight-asian="bold" style:font-weight-complex="bold" fo:color="#000000" fo:language="en" fo:country="US"/>
    </style:style>
    <style:style style:name="T1547" style:parent-style-name="s" style:family="text">
      <style:text-properties style:font-name="Consolas" fo:color="#DD1144" fo:language="en" fo:country="US"/>
    </style:style>
    <style:style style:name="T1548" style:parent-style-name="p" style:family="text">
      <style:text-properties style:font-name="Consolas" fo:color="#000000" fo:language="en" fo:country="US"/>
    </style:style>
    <style:style style:name="T1549" style:parent-style-name="cl" style:family="text">
      <style:text-properties style:font-name="Consolas" fo:color="#000000" fo:language="en" fo:country="US"/>
    </style:style>
    <style:style style:name="T1550" style:parent-style-name="p" style:family="text">
      <style:text-properties style:font-name="Consolas" fo:color="#000000" fo:language="en" fo:country="US"/>
    </style:style>
    <style:style style:name="T1551" style:parent-style-name="nt" style:family="text">
      <style:text-properties style:font-name="Consolas" fo:color="#000080" fo:language="en" fo:country="US"/>
    </style:style>
    <style:style style:name="T1552" style:parent-style-name="p" style:family="text">
      <style:text-properties style:font-name="Consolas" fo:color="#000000" fo:language="en" fo:country="US"/>
    </style:style>
    <style:style style:name="P1553" style:parent-style-name="HTMLconformatoprevio" style:family="paragraph">
      <style:paragraph-properties fo:border="0.0034in solid #E5E7EB" fo:padding="0in" style:shadow="none" fo:background-color="#FFFFFF"/>
    </style:style>
    <style:style style:name="T1554" style:parent-style-name="cl" style:family="text">
      <style:text-properties style:font-name="Consolas" fo:color="#000000" fo:language="en" fo:country="US"/>
    </style:style>
    <style:style style:name="T1555" style:parent-style-name="p" style:family="text">
      <style:text-properties style:font-name="Consolas" fo:color="#000000" fo:language="en" fo:country="US"/>
    </style:style>
    <style:style style:name="T1556" style:parent-style-name="nt" style:family="text">
      <style:text-properties style:font-name="Consolas" fo:color="#000080" fo:language="en" fo:country="US"/>
    </style:style>
    <style:style style:name="T1557" style:parent-style-name="p" style:family="text">
      <style:text-properties style:font-name="Consolas" fo:color="#000000" fo:language="en" fo:country="US"/>
    </style:style>
    <style:style style:name="P1558" style:parent-style-name="HTMLconformatoprevio" style:family="paragraph">
      <style:paragraph-properties fo:border="0.0034in solid #E5E7EB" fo:padding="0in" style:shadow="none" fo:background-color="#FFFFFF"/>
    </style:style>
    <style:style style:name="T1559" style:parent-style-name="cl" style:family="text">
      <style:text-properties style:font-name="Consolas" fo:color="#000000" fo:language="en" fo:country="US"/>
    </style:style>
    <style:style style:name="T1560" style:parent-style-name="p" style:family="text">
      <style:text-properties style:font-name="Consolas" fo:color="#000000" fo:language="en" fo:country="US"/>
    </style:style>
    <style:style style:name="T1561" style:parent-style-name="nt" style:family="text">
      <style:text-properties style:font-name="Consolas" fo:color="#000080" fo:language="en" fo:country="US"/>
    </style:style>
    <style:style style:name="T1562" style:parent-style-name="cl" style:family="text">
      <style:text-properties style:font-name="Consolas" fo:color="#000000" fo:language="en" fo:country="US"/>
    </style:style>
    <style:style style:name="T1563" style:parent-style-name="na" style:family="text">
      <style:text-properties style:font-name="Consolas" fo:color="#008080" fo:language="en" fo:country="US"/>
    </style:style>
    <style:style style:name="T1564" style:parent-style-name="o" style:family="text">
      <style:text-properties style:font-name="Consolas" fo:font-weight="bold" style:font-weight-asian="bold" style:font-weight-complex="bold" fo:color="#000000" fo:language="en" fo:country="US"/>
    </style:style>
    <style:style style:name="T1565" style:parent-style-name="s" style:family="text">
      <style:text-properties style:font-name="Consolas" fo:color="#DD1144" fo:language="en" fo:country="US"/>
    </style:style>
    <style:style style:name="T1566" style:parent-style-name="p" style:family="text">
      <style:text-properties style:font-name="Consolas" fo:color="#000000" fo:language="en" fo:country="US"/>
    </style:style>
    <style:style style:name="P1567" style:parent-style-name="HTMLconformatoprevio" style:family="paragraph">
      <style:paragraph-properties fo:border="0.0034in solid #E5E7EB" fo:padding="0in" style:shadow="none" fo:background-color="#FFFFFF"/>
    </style:style>
    <style:style style:name="T1568" style:parent-style-name="cl" style:family="text">
      <style:text-properties style:font-name="Consolas" fo:color="#000000" fo:language="en" fo:country="US"/>
    </style:style>
    <style:style style:name="T1569" style:parent-style-name="p" style:family="text">
      <style:text-properties style:font-name="Consolas" fo:color="#000000" fo:language="en" fo:country="US"/>
    </style:style>
    <style:style style:name="T1570" style:parent-style-name="nt" style:family="text">
      <style:text-properties style:font-name="Consolas" fo:color="#000080" fo:language="en" fo:country="US"/>
    </style:style>
    <style:style style:name="T1571" style:parent-style-name="cl" style:family="text">
      <style:text-properties style:font-name="Consolas" fo:color="#000000" fo:language="en" fo:country="US"/>
    </style:style>
    <style:style style:name="T1572" style:parent-style-name="na" style:family="text">
      <style:text-properties style:font-name="Consolas" fo:color="#008080" fo:language="en" fo:country="US"/>
    </style:style>
    <style:style style:name="T1573" style:parent-style-name="o" style:family="text">
      <style:text-properties style:font-name="Consolas" fo:font-weight="bold" style:font-weight-asian="bold" style:font-weight-complex="bold" fo:color="#000000" fo:language="en" fo:country="US"/>
    </style:style>
    <style:style style:name="T1574" style:parent-style-name="s" style:family="text">
      <style:text-properties style:font-name="Consolas" fo:color="#DD1144" fo:language="en" fo:country="US"/>
    </style:style>
    <style:style style:name="T1575" style:parent-style-name="p" style:family="text">
      <style:text-properties style:font-name="Consolas" fo:color="#000000" fo:language="en" fo:country="US"/>
    </style:style>
    <style:style style:name="T1576" style:parent-style-name="cl" style:family="text">
      <style:text-properties style:font-name="Consolas" fo:color="#000000" fo:language="en" fo:country="US"/>
    </style:style>
    <style:style style:name="T1577" style:parent-style-name="p" style:family="text">
      <style:text-properties style:font-name="Consolas" fo:color="#000000" fo:language="en" fo:country="US"/>
    </style:style>
    <style:style style:name="T1578" style:parent-style-name="nt" style:family="text">
      <style:text-properties style:font-name="Consolas" fo:color="#000080" fo:language="en" fo:country="US"/>
    </style:style>
    <style:style style:name="T1579" style:parent-style-name="p" style:family="text">
      <style:text-properties style:font-name="Consolas" fo:color="#000000" fo:language="en" fo:country="US"/>
    </style:style>
    <style:style style:name="P1580" style:parent-style-name="HTMLconformatoprevio" style:family="paragraph">
      <style:paragraph-properties fo:border="0.0034in solid #E5E7EB" fo:padding="0in" style:shadow="none" fo:background-color="#FFFFFF"/>
    </style:style>
    <style:style style:name="T1581" style:parent-style-name="cl" style:family="text">
      <style:text-properties style:font-name="Consolas" fo:color="#000000" fo:language="en" fo:country="US"/>
    </style:style>
    <style:style style:name="T1582" style:parent-style-name="p" style:family="text">
      <style:text-properties style:font-name="Consolas" fo:color="#000000" fo:language="en" fo:country="US"/>
    </style:style>
    <style:style style:name="T1583" style:parent-style-name="nt" style:family="text">
      <style:text-properties style:font-name="Consolas" fo:color="#000080" fo:language="en" fo:country="US"/>
    </style:style>
    <style:style style:name="T1584" style:parent-style-name="p" style:family="text">
      <style:text-properties style:font-name="Consolas" fo:color="#000000" fo:language="en" fo:country="US"/>
    </style:style>
    <style:style style:name="P1585" style:parent-style-name="HTMLconformatoprevio" style:family="paragraph">
      <style:paragraph-properties fo:border="0.0034in solid #E5E7EB" fo:padding="0in" style:shadow="none" fo:background-color="#FFFFFF"/>
    </style:style>
    <style:style style:name="T1586" style:parent-style-name="cl" style:family="text">
      <style:text-properties style:font-name="Consolas" fo:color="#000000" fo:language="en" fo:country="US"/>
    </style:style>
    <style:style style:name="T1587" style:parent-style-name="p" style:family="text">
      <style:text-properties style:font-name="Consolas" fo:color="#000000" fo:language="en" fo:country="US"/>
    </style:style>
    <style:style style:name="T1588" style:parent-style-name="nt" style:family="text">
      <style:text-properties style:font-name="Consolas" fo:color="#000080" fo:language="en" fo:country="US"/>
    </style:style>
    <style:style style:name="T1589" style:parent-style-name="cl" style:family="text">
      <style:text-properties style:font-name="Consolas" fo:color="#000000" fo:language="en" fo:country="US"/>
    </style:style>
    <style:style style:name="T1590" style:parent-style-name="na" style:family="text">
      <style:text-properties style:font-name="Consolas" fo:color="#008080" fo:language="en" fo:country="US"/>
    </style:style>
    <style:style style:name="T1591" style:parent-style-name="o" style:family="text">
      <style:text-properties style:font-name="Consolas" fo:font-weight="bold" style:font-weight-asian="bold" style:font-weight-complex="bold" fo:color="#000000" fo:language="en" fo:country="US"/>
    </style:style>
    <style:style style:name="T1592" style:parent-style-name="s" style:family="text">
      <style:text-properties style:font-name="Consolas" fo:color="#DD1144" fo:language="en" fo:country="US"/>
    </style:style>
    <style:style style:name="T1593" style:parent-style-name="p" style:family="text">
      <style:text-properties style:font-name="Consolas" fo:color="#000000" fo:language="en" fo:country="US"/>
    </style:style>
    <style:style style:name="P1594" style:parent-style-name="HTMLconformatoprevio" style:family="paragraph">
      <style:paragraph-properties fo:border="0.0034in solid #E5E7EB" fo:padding="0in" style:shadow="none" fo:background-color="#FFFFFF"/>
    </style:style>
    <style:style style:name="T1595" style:parent-style-name="cl" style:family="text">
      <style:text-properties style:font-name="Consolas" fo:color="#000000" fo:language="en" fo:country="US"/>
    </style:style>
    <style:style style:name="T1596" style:parent-style-name="p" style:family="text">
      <style:text-properties style:font-name="Consolas" fo:color="#000000" fo:language="en" fo:country="US"/>
    </style:style>
    <style:style style:name="T1597" style:parent-style-name="nt" style:family="text">
      <style:text-properties style:font-name="Consolas" fo:color="#000080" fo:language="en" fo:country="US"/>
    </style:style>
    <style:style style:name="T1598" style:parent-style-name="cl" style:family="text">
      <style:text-properties style:font-name="Consolas" fo:color="#000000" fo:language="en" fo:country="US"/>
    </style:style>
    <style:style style:name="T1599" style:parent-style-name="na" style:family="text">
      <style:text-properties style:font-name="Consolas" fo:color="#008080" fo:language="en" fo:country="US"/>
    </style:style>
    <style:style style:name="T1600" style:parent-style-name="o" style:family="text">
      <style:text-properties style:font-name="Consolas" fo:font-weight="bold" style:font-weight-asian="bold" style:font-weight-complex="bold" fo:color="#000000" fo:language="en" fo:country="US"/>
    </style:style>
    <style:style style:name="T1601" style:parent-style-name="s" style:family="text">
      <style:text-properties style:font-name="Consolas" fo:color="#DD1144" fo:language="en" fo:country="US"/>
    </style:style>
    <style:style style:name="T1602" style:parent-style-name="p" style:family="text">
      <style:text-properties style:font-name="Consolas" fo:color="#000000" fo:language="en" fo:country="US"/>
    </style:style>
    <style:style style:name="T1603" style:parent-style-name="cl" style:family="text">
      <style:text-properties style:font-name="Consolas" fo:color="#000000" fo:language="en" fo:country="US"/>
    </style:style>
    <style:style style:name="T1604" style:parent-style-name="p" style:family="text">
      <style:text-properties style:font-name="Consolas" fo:color="#000000" fo:language="en" fo:country="US"/>
    </style:style>
    <style:style style:name="T1605" style:parent-style-name="nt" style:family="text">
      <style:text-properties style:font-name="Consolas" fo:color="#000080" fo:language="en" fo:country="US"/>
    </style:style>
    <style:style style:name="T1606" style:parent-style-name="p" style:family="text">
      <style:text-properties style:font-name="Consolas" fo:color="#000000" fo:language="en" fo:country="US"/>
    </style:style>
    <style:style style:name="P1607" style:parent-style-name="HTMLconformatoprevio" style:family="paragraph">
      <style:paragraph-properties fo:border="0.0034in solid #E5E7EB" fo:padding="0in" style:shadow="none" fo:background-color="#FFFFFF"/>
    </style:style>
    <style:style style:name="T1608" style:parent-style-name="cl" style:family="text">
      <style:text-properties style:font-name="Consolas" fo:color="#000000" fo:language="en" fo:country="US"/>
    </style:style>
    <style:style style:name="T1609" style:parent-style-name="p" style:family="text">
      <style:text-properties style:font-name="Consolas" fo:color="#000000" fo:language="en" fo:country="US"/>
    </style:style>
    <style:style style:name="T1610" style:parent-style-name="nt" style:family="text">
      <style:text-properties style:font-name="Consolas" fo:color="#000080" fo:language="en" fo:country="US"/>
    </style:style>
    <style:style style:name="T1611" style:parent-style-name="p" style:family="text">
      <style:text-properties style:font-name="Consolas" fo:color="#000000" fo:language="en" fo:country="US"/>
    </style:style>
    <style:style style:name="P1612" style:parent-style-name="HTMLconformatoprevio" style:family="paragraph">
      <style:paragraph-properties fo:border="0.0034in solid #E5E7EB" fo:padding="0in" style:shadow="none" fo:background-color="#FFFFFF"/>
    </style:style>
    <style:style style:name="T1613" style:parent-style-name="cl" style:family="text">
      <style:text-properties style:font-name="Consolas" fo:color="#000000" fo:language="en" fo:country="US"/>
    </style:style>
    <style:style style:name="T1614" style:parent-style-name="p" style:family="text">
      <style:text-properties style:font-name="Consolas" fo:color="#000000" fo:language="en" fo:country="US"/>
    </style:style>
    <style:style style:name="T1615" style:parent-style-name="nt" style:family="text">
      <style:text-properties style:font-name="Consolas" fo:color="#000080" fo:language="en" fo:country="US"/>
    </style:style>
    <style:style style:name="T1616" style:parent-style-name="cl" style:family="text">
      <style:text-properties style:font-name="Consolas" fo:color="#000000" fo:language="en" fo:country="US"/>
    </style:style>
    <style:style style:name="T1617" style:parent-style-name="na" style:family="text">
      <style:text-properties style:font-name="Consolas" fo:color="#008080" fo:language="en" fo:country="US"/>
    </style:style>
    <style:style style:name="T1618" style:parent-style-name="o" style:family="text">
      <style:text-properties style:font-name="Consolas" fo:font-weight="bold" style:font-weight-asian="bold" style:font-weight-complex="bold" fo:color="#000000" fo:language="en" fo:country="US"/>
    </style:style>
    <style:style style:name="T1619" style:parent-style-name="s" style:family="text">
      <style:text-properties style:font-name="Consolas" fo:color="#DD1144" fo:language="en" fo:country="US"/>
    </style:style>
    <style:style style:name="T1620" style:parent-style-name="p" style:family="text">
      <style:text-properties style:font-name="Consolas" fo:color="#000000" fo:language="en" fo:country="US"/>
    </style:style>
    <style:style style:name="P1621" style:parent-style-name="HTMLconformatoprevio" style:family="paragraph">
      <style:paragraph-properties fo:border="0.0034in solid #E5E7EB" fo:padding="0in" style:shadow="none" fo:background-color="#FFFFFF"/>
    </style:style>
    <style:style style:name="T1622" style:parent-style-name="cl" style:family="text">
      <style:text-properties style:font-name="Consolas" fo:color="#000000" fo:language="en" fo:country="US"/>
    </style:style>
    <style:style style:name="T1623" style:parent-style-name="p" style:family="text">
      <style:text-properties style:font-name="Consolas" fo:color="#000000" fo:language="en" fo:country="US"/>
    </style:style>
    <style:style style:name="T1624" style:parent-style-name="nt" style:family="text">
      <style:text-properties style:font-name="Consolas" fo:color="#000080" fo:language="en" fo:country="US"/>
    </style:style>
    <style:style style:name="T1625" style:parent-style-name="cl" style:family="text">
      <style:text-properties style:font-name="Consolas" fo:color="#000000" fo:language="en" fo:country="US"/>
    </style:style>
    <style:style style:name="T1626" style:parent-style-name="na" style:family="text">
      <style:text-properties style:font-name="Consolas" fo:color="#008080" fo:language="en" fo:country="US"/>
    </style:style>
    <style:style style:name="T1627" style:parent-style-name="o" style:family="text">
      <style:text-properties style:font-name="Consolas" fo:font-weight="bold" style:font-weight-asian="bold" style:font-weight-complex="bold" fo:color="#000000" fo:language="en" fo:country="US"/>
    </style:style>
    <style:style style:name="T1628" style:parent-style-name="s" style:family="text">
      <style:text-properties style:font-name="Consolas" fo:color="#DD1144" fo:language="en" fo:country="US"/>
    </style:style>
    <style:style style:name="T1629" style:parent-style-name="p" style:family="text">
      <style:text-properties style:font-name="Consolas" fo:color="#000000" fo:language="en" fo:country="US"/>
    </style:style>
    <style:style style:name="T1630" style:parent-style-name="cl" style:family="text">
      <style:text-properties style:font-name="Consolas" fo:color="#000000" fo:language="en" fo:country="US"/>
    </style:style>
    <style:style style:name="T1631" style:parent-style-name="p" style:family="text">
      <style:text-properties style:font-name="Consolas" fo:color="#000000" fo:language="en" fo:country="US"/>
    </style:style>
    <style:style style:name="T1632" style:parent-style-name="nt" style:family="text">
      <style:text-properties style:font-name="Consolas" fo:color="#000080" fo:language="en" fo:country="US"/>
    </style:style>
    <style:style style:name="T1633" style:parent-style-name="p" style:family="text">
      <style:text-properties style:font-name="Consolas" fo:color="#000000" fo:language="en" fo:country="US"/>
    </style:style>
    <style:style style:name="P1634" style:parent-style-name="HTMLconformatoprevio" style:family="paragraph">
      <style:paragraph-properties fo:border="0.0034in solid #E5E7EB" fo:padding="0in" style:shadow="none" fo:background-color="#FFFFFF"/>
    </style:style>
    <style:style style:name="T1635" style:parent-style-name="cl" style:family="text">
      <style:text-properties style:font-name="Consolas" fo:color="#000000" fo:language="en" fo:country="US"/>
    </style:style>
    <style:style style:name="T1636" style:parent-style-name="p" style:family="text">
      <style:text-properties style:font-name="Consolas" fo:color="#000000" fo:language="en" fo:country="US"/>
    </style:style>
    <style:style style:name="T1637" style:parent-style-name="nt" style:family="text">
      <style:text-properties style:font-name="Consolas" fo:color="#000080" fo:language="en" fo:country="US"/>
    </style:style>
    <style:style style:name="T1638" style:parent-style-name="p" style:family="text">
      <style:text-properties style:font-name="Consolas" fo:color="#000000" fo:language="en" fo:country="US"/>
    </style:style>
    <style:style style:name="P1639" style:parent-style-name="HTMLconformatoprevio" style:family="paragraph">
      <style:paragraph-properties fo:border="0.0034in solid #E5E7EB" fo:padding="0in" style:shadow="none" fo:background-color="#FFFFFF"/>
    </style:style>
    <style:style style:name="T1640" style:parent-style-name="cl" style:family="text">
      <style:text-properties style:font-name="Consolas" fo:color="#000000" fo:language="en" fo:country="US"/>
    </style:style>
    <style:style style:name="T1641" style:parent-style-name="p" style:family="text">
      <style:text-properties style:font-name="Consolas" fo:color="#000000" fo:language="en" fo:country="US"/>
    </style:style>
    <style:style style:name="T1642" style:parent-style-name="nt" style:family="text">
      <style:text-properties style:font-name="Consolas" fo:color="#000080" fo:language="en" fo:country="US"/>
    </style:style>
    <style:style style:name="T1643" style:parent-style-name="cl" style:family="text">
      <style:text-properties style:font-name="Consolas" fo:color="#000000" fo:language="en" fo:country="US"/>
    </style:style>
    <style:style style:name="T1644" style:parent-style-name="na" style:family="text">
      <style:text-properties style:font-name="Consolas" fo:color="#008080" fo:language="en" fo:country="US"/>
    </style:style>
    <style:style style:name="T1645" style:parent-style-name="o" style:family="text">
      <style:text-properties style:font-name="Consolas" fo:font-weight="bold" style:font-weight-asian="bold" style:font-weight-complex="bold" fo:color="#000000" fo:language="en" fo:country="US"/>
    </style:style>
    <style:style style:name="T1646" style:parent-style-name="s" style:family="text">
      <style:text-properties style:font-name="Consolas" fo:color="#DD1144" fo:language="en" fo:country="US"/>
    </style:style>
    <style:style style:name="T1647" style:parent-style-name="p" style:family="text">
      <style:text-properties style:font-name="Consolas" fo:color="#000000" fo:language="en" fo:country="US"/>
    </style:style>
    <style:style style:name="P1648" style:parent-style-name="HTMLconformatoprevio" style:family="paragraph">
      <style:paragraph-properties fo:border="0.0034in solid #E5E7EB" fo:padding="0in" style:shadow="none" fo:background-color="#FFFFFF"/>
    </style:style>
    <style:style style:name="T1649" style:parent-style-name="cl" style:family="text">
      <style:text-properties style:font-name="Consolas" fo:color="#000000" fo:language="en" fo:country="US"/>
    </style:style>
    <style:style style:name="T1650" style:parent-style-name="p" style:family="text">
      <style:text-properties style:font-name="Consolas" fo:color="#000000" fo:language="en" fo:country="US"/>
    </style:style>
    <style:style style:name="T1651" style:parent-style-name="nt" style:family="text">
      <style:text-properties style:font-name="Consolas" fo:color="#000080" fo:language="en" fo:country="US"/>
    </style:style>
    <style:style style:name="T1652" style:parent-style-name="cl" style:family="text">
      <style:text-properties style:font-name="Consolas" fo:color="#000000" fo:language="en" fo:country="US"/>
    </style:style>
    <style:style style:name="T1653" style:parent-style-name="na" style:family="text">
      <style:text-properties style:font-name="Consolas" fo:color="#008080" fo:language="en" fo:country="US"/>
    </style:style>
    <style:style style:name="T1654" style:parent-style-name="o" style:family="text">
      <style:text-properties style:font-name="Consolas" fo:font-weight="bold" style:font-weight-asian="bold" style:font-weight-complex="bold" fo:color="#000000" fo:language="en" fo:country="US"/>
    </style:style>
    <style:style style:name="T1655" style:parent-style-name="s" style:family="text">
      <style:text-properties style:font-name="Consolas" fo:color="#DD1144" fo:language="en" fo:country="US"/>
    </style:style>
    <style:style style:name="T1656" style:parent-style-name="p" style:family="text">
      <style:text-properties style:font-name="Consolas" fo:color="#000000" fo:language="en" fo:country="US"/>
    </style:style>
    <style:style style:name="T1657" style:parent-style-name="cl" style:family="text">
      <style:text-properties style:font-name="Consolas" fo:color="#000000" fo:language="en" fo:country="US"/>
    </style:style>
    <style:style style:name="T1658" style:parent-style-name="p" style:family="text">
      <style:text-properties style:font-name="Consolas" fo:color="#000000" fo:language="en" fo:country="US"/>
    </style:style>
    <style:style style:name="T1659" style:parent-style-name="nt" style:family="text">
      <style:text-properties style:font-name="Consolas" fo:color="#000080" fo:language="en" fo:country="US"/>
    </style:style>
    <style:style style:name="T1660" style:parent-style-name="p" style:family="text">
      <style:text-properties style:font-name="Consolas" fo:color="#000000" fo:language="en" fo:country="US"/>
    </style:style>
    <style:style style:name="P1661" style:parent-style-name="HTMLconformatoprevio" style:family="paragraph">
      <style:paragraph-properties fo:border="0.0034in solid #E5E7EB" fo:padding="0in" style:shadow="none" fo:background-color="#FFFFFF"/>
    </style:style>
    <style:style style:name="T1662" style:parent-style-name="cl" style:family="text">
      <style:text-properties style:font-name="Consolas" fo:color="#000000" fo:language="en" fo:country="US"/>
    </style:style>
    <style:style style:name="T1663" style:parent-style-name="p" style:family="text">
      <style:text-properties style:font-name="Consolas" fo:color="#000000"/>
    </style:style>
    <style:style style:name="T1664" style:parent-style-name="nt" style:family="text">
      <style:text-properties style:font-name="Consolas" fo:color="#000080"/>
    </style:style>
    <style:style style:name="T1665" style:parent-style-name="p" style:family="text">
      <style:text-properties style:font-name="Consolas" fo:color="#000000"/>
    </style:style>
    <style:style style:name="P1666" style:parent-style-name="HTMLconformatoprevio" style:family="paragraph">
      <style:paragraph-properties fo:border="0.0034in solid #E5E7EB" fo:padding="0in" style:shadow="none" fo:background-color="#FFFFFF"/>
    </style:style>
    <style:style style:name="T1667" style:parent-style-name="p" style:family="text">
      <style:text-properties style:font-name="Consolas" fo:color="#000000"/>
    </style:style>
    <style:style style:name="T1668" style:parent-style-name="nt" style:family="text">
      <style:text-properties style:font-name="Consolas" fo:color="#000080"/>
    </style:style>
    <style:style style:name="T1669" style:parent-style-name="p" style:family="text">
      <style:text-properties style:font-name="Consolas" fo:color="#000000"/>
    </style:style>
    <style:style style:name="P1670" style:parent-style-name="NormalWeb" style:family="paragraph">
      <style:paragraph-properties fo:border="0.0034in solid #E5E7EB" fo:padding="0in" style:shadow="none" fo:background-color="#FFFFFF"/>
    </style:style>
    <style:style style:name="T1671" style:parent-style-name="Fuentedepárrafopredeter." style:family="text">
      <style:text-properties style:font-name="Arial" style:font-name-complex="Arial" fo:color="#000000"/>
    </style:style>
    <style:style style:name="T1672" style:parent-style-name="CódigoHTML" style:family="text">
      <style:text-properties style:font-name="Consolas" fo:color="#000000" fo:font-size="11pt" style:font-size-asian="11pt" style:font-size-complex="11pt"/>
    </style:style>
    <style:style style:name="T1673" style:parent-style-name="Fuentedepárrafopredeter." style:family="text">
      <style:text-properties style:font-name="Arial" style:font-name-complex="Arial" fo:color="#000000"/>
    </style:style>
    <style:style style:name="P1674" style:parent-style-name="HTMLconformatoprevio" style:family="paragraph">
      <style:paragraph-properties fo:border="0.0034in solid #E5E7EB" fo:padding="0in" style:shadow="none" fo:background-color="#FFFFFF"/>
    </style:style>
    <style:style style:name="T1675" style:parent-style-name="nv" style:family="text">
      <style:text-properties style:font-name="Consolas" fo:color="#008080" fo:language="en" fo:country="US"/>
    </style:style>
    <style:style style:name="T1676" style:parent-style-name="o" style:family="text">
      <style:text-properties style:font-name="Consolas" fo:font-weight="bold" style:font-weight-asian="bold" style:font-weight-complex="bold" fo:color="#000000" fo:language="en" fo:country="US"/>
    </style:style>
    <style:style style:name="T1677" style:parent-style-name="cl" style:family="text">
      <style:text-properties style:font-name="Consolas" fo:color="#000000" fo:language="en" fo:country="US"/>
    </style:style>
    <style:style style:name="T1678" style:parent-style-name="p" style:family="text">
      <style:text-properties style:font-name="Consolas" fo:color="#000000" fo:language="en" fo:country="US"/>
    </style:style>
    <style:style style:name="P1679" style:parent-style-name="HTMLconformatoprevio" style:family="paragraph">
      <style:paragraph-properties fo:border="0.0034in solid #E5E7EB" fo:padding="0in" style:shadow="none" fo:background-color="#FFFFFF"/>
    </style:style>
    <style:style style:name="T1680" style:parent-style-name="cl" style:family="text">
      <style:text-properties style:font-name="Consolas" fo:color="#000000" fo:language="en" fo:country="US"/>
    </style:style>
    <style:style style:name="T1681" style:parent-style-name="s2" style:family="text">
      <style:text-properties style:font-name="Consolas" fo:color="#DD1144" fo:language="en" fo:country="US"/>
    </style:style>
    <style:style style:name="T1682" style:parent-style-name="o" style:family="text">
      <style:text-properties style:font-name="Consolas" fo:font-weight="bold" style:font-weight-asian="bold" style:font-weight-complex="bold" fo:color="#000000" fo:language="en" fo:country="US"/>
    </style:style>
    <style:style style:name="T1683" style:parent-style-name="cl" style:family="text">
      <style:text-properties style:font-name="Consolas" fo:color="#000000" fo:language="en" fo:country="US"/>
    </style:style>
    <style:style style:name="T1684" style:parent-style-name="nv" style:family="text">
      <style:text-properties style:font-name="Consolas" fo:color="#008080" fo:language="en" fo:country="US"/>
    </style:style>
    <style:style style:name="T1685" style:parent-style-name="o" style:family="text">
      <style:text-properties style:font-name="Consolas" fo:font-weight="bold" style:font-weight-asian="bold" style:font-weight-complex="bold" fo:color="#000000" fo:language="en" fo:country="US"/>
    </style:style>
    <style:style style:name="P1686" style:parent-style-name="HTMLconformatoprevio" style:family="paragraph">
      <style:paragraph-properties fo:border="0.0034in solid #E5E7EB" fo:padding="0in" style:shadow="none" fo:background-color="#FFFFFF"/>
    </style:style>
    <style:style style:name="T1687" style:parent-style-name="cl" style:family="text">
      <style:text-properties style:font-name="Consolas" fo:color="#000000" fo:language="en" fo:country="US"/>
    </style:style>
    <style:style style:name="T1688" style:parent-style-name="s2" style:family="text">
      <style:text-properties style:font-name="Consolas" fo:color="#DD1144" fo:language="en" fo:country="US"/>
    </style:style>
    <style:style style:name="T1689" style:parent-style-name="o" style:family="text">
      <style:text-properties style:font-name="Consolas" fo:font-weight="bold" style:font-weight-asian="bold" style:font-weight-complex="bold" fo:color="#000000" fo:language="en" fo:country="US"/>
    </style:style>
    <style:style style:name="T1690" style:parent-style-name="cl" style:family="text">
      <style:text-properties style:font-name="Consolas" fo:color="#000000" fo:language="en" fo:country="US"/>
    </style:style>
    <style:style style:name="T1691" style:parent-style-name="nv" style:family="text">
      <style:text-properties style:font-name="Consolas" fo:color="#008080" fo:language="en" fo:country="US"/>
    </style:style>
    <style:style style:name="T1692" style:parent-style-name="o" style:family="text">
      <style:text-properties style:font-name="Consolas" fo:font-weight="bold" style:font-weight-asian="bold" style:font-weight-complex="bold" fo:color="#000000" fo:language="en" fo:country="US"/>
    </style:style>
    <style:style style:name="P1693" style:parent-style-name="HTMLconformatoprevio" style:family="paragraph">
      <style:paragraph-properties fo:border="0.0034in solid #E5E7EB" fo:padding="0in" style:shadow="none" fo:background-color="#FFFFFF"/>
    </style:style>
    <style:style style:name="T1694" style:parent-style-name="cl" style:family="text">
      <style:text-properties style:font-name="Consolas" fo:color="#000000" fo:language="en" fo:country="US"/>
    </style:style>
    <style:style style:name="T1695" style:parent-style-name="s2" style:family="text">
      <style:text-properties style:font-name="Consolas" fo:color="#DD1144" fo:language="en" fo:country="US"/>
    </style:style>
    <style:style style:name="T1696" style:parent-style-name="o" style:family="text">
      <style:text-properties style:font-name="Consolas" fo:font-weight="bold" style:font-weight-asian="bold" style:font-weight-complex="bold" fo:color="#000000" fo:language="en" fo:country="US"/>
    </style:style>
    <style:style style:name="T1697" style:parent-style-name="cl" style:family="text">
      <style:text-properties style:font-name="Consolas" fo:color="#000000" fo:language="en" fo:country="US"/>
    </style:style>
    <style:style style:name="T1698" style:parent-style-name="nv" style:family="text">
      <style:text-properties style:font-name="Consolas" fo:color="#008080" fo:language="en" fo:country="US"/>
    </style:style>
    <style:style style:name="T1699" style:parent-style-name="o" style:family="text">
      <style:text-properties style:font-name="Consolas" fo:font-weight="bold" style:font-weight-asian="bold" style:font-weight-complex="bold" fo:color="#000000" fo:language="en" fo:country="US"/>
    </style:style>
    <style:style style:name="P1700" style:parent-style-name="HTMLconformatoprevio" style:family="paragraph">
      <style:paragraph-properties fo:border="0.0034in solid #E5E7EB" fo:padding="0in" style:shadow="none" fo:background-color="#FFFFFF"/>
    </style:style>
    <style:style style:name="T1701" style:parent-style-name="cl" style:family="text">
      <style:text-properties style:font-name="Consolas" fo:color="#000000" fo:language="en" fo:country="US"/>
    </style:style>
    <style:style style:name="T1702" style:parent-style-name="s2" style:family="text">
      <style:text-properties style:font-name="Consolas" fo:color="#DD1144" fo:language="en" fo:country="US"/>
    </style:style>
    <style:style style:name="T1703" style:parent-style-name="o" style:family="text">
      <style:text-properties style:font-name="Consolas" fo:font-weight="bold" style:font-weight-asian="bold" style:font-weight-complex="bold" fo:color="#000000" fo:language="en" fo:country="US"/>
    </style:style>
    <style:style style:name="T1704" style:parent-style-name="cl" style:family="text">
      <style:text-properties style:font-name="Consolas" fo:color="#000000" fo:language="en" fo:country="US"/>
    </style:style>
    <style:style style:name="T1705" style:parent-style-name="nv" style:family="text">
      <style:text-properties style:font-name="Consolas" fo:color="#008080" fo:language="en" fo:country="US"/>
    </style:style>
    <style:style style:name="T1706" style:parent-style-name="o" style:family="text">
      <style:text-properties style:font-name="Consolas" fo:font-weight="bold" style:font-weight-asian="bold" style:font-weight-complex="bold" fo:color="#000000" fo:language="en" fo:country="US"/>
    </style:style>
    <style:style style:name="P1707" style:parent-style-name="HTMLconformatoprevio" style:family="paragraph">
      <style:paragraph-properties fo:border="0.0034in solid #E5E7EB" fo:padding="0in" style:shadow="none" fo:background-color="#FFFFFF"/>
    </style:style>
    <style:style style:name="T1708" style:parent-style-name="cl" style:family="text">
      <style:text-properties style:font-name="Consolas" fo:color="#000000" fo:language="en" fo:country="US"/>
    </style:style>
    <style:style style:name="T1709" style:parent-style-name="s2" style:family="text">
      <style:text-properties style:font-name="Consolas" fo:color="#DD1144" fo:language="en" fo:country="US"/>
    </style:style>
    <style:style style:name="T1710" style:parent-style-name="o" style:family="text">
      <style:text-properties style:font-name="Consolas" fo:font-weight="bold" style:font-weight-asian="bold" style:font-weight-complex="bold" fo:color="#000000" fo:language="en" fo:country="US"/>
    </style:style>
    <style:style style:name="T1711" style:parent-style-name="cl" style:family="text">
      <style:text-properties style:font-name="Consolas" fo:color="#000000" fo:language="en" fo:country="US"/>
    </style:style>
    <style:style style:name="T1712" style:parent-style-name="nv" style:family="text">
      <style:text-properties style:font-name="Consolas" fo:color="#008080" fo:language="en" fo:country="US"/>
    </style:style>
    <style:style style:name="T1713" style:parent-style-name="o" style:family="text">
      <style:text-properties style:font-name="Consolas" fo:font-weight="bold" style:font-weight-asian="bold" style:font-weight-complex="bold" fo:color="#000000" fo:language="en" fo:country="US"/>
    </style:style>
    <style:style style:name="P1714" style:parent-style-name="HTMLconformatoprevio" style:family="paragraph">
      <style:paragraph-properties fo:border="0.0034in solid #E5E7EB" fo:padding="0in" style:shadow="none" fo:background-color="#FFFFFF"/>
    </style:style>
    <style:style style:name="T1715" style:parent-style-name="cl" style:family="text">
      <style:text-properties style:font-name="Consolas" fo:color="#000000" fo:language="en" fo:country="US"/>
    </style:style>
    <style:style style:name="T1716" style:parent-style-name="s2" style:family="text">
      <style:text-properties style:font-name="Consolas" fo:color="#DD1144" fo:language="en" fo:country="US"/>
    </style:style>
    <style:style style:name="T1717" style:parent-style-name="o" style:family="text">
      <style:text-properties style:font-name="Consolas" fo:font-weight="bold" style:font-weight-asian="bold" style:font-weight-complex="bold" fo:color="#000000" fo:language="en" fo:country="US"/>
    </style:style>
    <style:style style:name="T1718" style:parent-style-name="cl" style:family="text">
      <style:text-properties style:font-name="Consolas" fo:color="#000000" fo:language="en" fo:country="US"/>
    </style:style>
    <style:style style:name="T1719" style:parent-style-name="nv" style:family="text">
      <style:text-properties style:font-name="Consolas" fo:color="#008080" fo:language="en" fo:country="US"/>
    </style:style>
    <style:style style:name="T1720" style:parent-style-name="o" style:family="text">
      <style:text-properties style:font-name="Consolas" fo:font-weight="bold" style:font-weight-asian="bold" style:font-weight-complex="bold" fo:color="#000000" fo:language="en" fo:country="US"/>
    </style:style>
    <style:style style:name="P1721" style:parent-style-name="HTMLconformatoprevio" style:family="paragraph">
      <style:paragraph-properties fo:border="0.0034in solid #E5E7EB" fo:padding="0in" style:shadow="none" fo:background-color="#FFFFFF"/>
    </style:style>
    <style:style style:name="T1722" style:parent-style-name="cl" style:family="text">
      <style:text-properties style:font-name="Consolas" fo:color="#000000" fo:language="en" fo:country="US"/>
    </style:style>
    <style:style style:name="T1723" style:parent-style-name="s2" style:family="text">
      <style:text-properties style:font-name="Consolas" fo:color="#DD1144" fo:language="en" fo:country="US"/>
    </style:style>
    <style:style style:name="T1724" style:parent-style-name="o" style:family="text">
      <style:text-properties style:font-name="Consolas" fo:font-weight="bold" style:font-weight-asian="bold" style:font-weight-complex="bold" fo:color="#000000" fo:language="en" fo:country="US"/>
    </style:style>
    <style:style style:name="T1725" style:parent-style-name="cl" style:family="text">
      <style:text-properties style:font-name="Consolas" fo:color="#000000" fo:language="en" fo:country="US"/>
    </style:style>
    <style:style style:name="T1726" style:parent-style-name="nv" style:family="text">
      <style:text-properties style:font-name="Consolas" fo:color="#008080" fo:language="en" fo:country="US"/>
    </style:style>
    <style:style style:name="T1727" style:parent-style-name="o" style:family="text">
      <style:text-properties style:font-name="Consolas" fo:font-weight="bold" style:font-weight-asian="bold" style:font-weight-complex="bold" fo:color="#000000" fo:language="en" fo:country="US"/>
    </style:style>
    <style:style style:name="P1728" style:parent-style-name="HTMLconformatoprevio" style:family="paragraph">
      <style:paragraph-properties fo:border="0.0034in solid #E5E7EB" fo:padding="0in" style:shadow="none" fo:background-color="#FFFFFF"/>
    </style:style>
    <style:style style:name="T1729" style:parent-style-name="cl" style:family="text">
      <style:text-properties style:font-name="Consolas" fo:color="#000000" fo:language="en" fo:country="US"/>
    </style:style>
    <style:style style:name="T1730" style:parent-style-name="s2" style:family="text">
      <style:text-properties style:font-name="Consolas" fo:color="#DD1144" fo:language="en" fo:country="US"/>
    </style:style>
    <style:style style:name="T1731" style:parent-style-name="o" style:family="text">
      <style:text-properties style:font-name="Consolas" fo:font-weight="bold" style:font-weight-asian="bold" style:font-weight-complex="bold" fo:color="#000000" fo:language="en" fo:country="US"/>
    </style:style>
    <style:style style:name="T1732" style:parent-style-name="cl" style:family="text">
      <style:text-properties style:font-name="Consolas" fo:color="#000000" fo:language="en" fo:country="US"/>
    </style:style>
    <style:style style:name="T1733" style:parent-style-name="nv" style:family="text">
      <style:text-properties style:font-name="Consolas" fo:color="#008080" fo:language="en" fo:country="US"/>
    </style:style>
    <style:style style:name="P1734" style:parent-style-name="HTMLconformatoprevio" style:family="paragraph">
      <style:paragraph-properties fo:border="0.0034in solid #E5E7EB" fo:padding="0in" style:shadow="none" fo:background-color="#FFFFFF"/>
    </style:style>
    <style:style style:name="T1735" style:parent-style-name="p" style:family="text">
      <style:text-properties style:font-name="Consolas" fo:color="#000000"/>
    </style:style>
    <style:style style:name="P1736" style:parent-style-name="NormalWeb" style:family="paragraph">
      <style:paragraph-properties fo:border="0.0034in solid #E5E7EB" fo:padding="0in" style:shadow="none" fo:background-color="#FFFFFF"/>
    </style:style>
    <style:style style:name="T1737" style:parent-style-name="Fuentedepárrafopredeter." style:family="text">
      <style:text-properties style:font-name="Arial" style:font-name-complex="Arial" fo:color="#000000"/>
    </style:style>
    <style:style style:name="T1738" style:parent-style-name="Hipervínculo" style:family="text">
      <style:text-properties style:font-name="Arial" style:font-name-complex="Arial"/>
    </style:style>
    <style:style style:name="T1739" style:parent-style-name="Fuentedepárrafopredeter." style:family="text">
      <style:text-properties style:font-name="Arial" style:font-name-complex="Arial" fo:color="#000000"/>
    </style:style>
    <style:style style:name="P1740"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741" style:parent-style-name="Normal" style:family="paragraph">
      <style:paragraph-properties fo:border="0.0034in solid #E5E7EB" fo:padding="0in" style:shadow="none" fo:margin-top="0.0694in" fo:margin-bottom="0.0694in" fo:background-color="#FFFFFF"/>
    </style:style>
    <style:style style:name="T1742" style:parent-style-name="Fuentedepárrafopredeter." style:family="text">
      <style:text-properties style:font-name="Arial" style:font-name-complex="Arial" fo:color="#000000"/>
    </style:style>
    <style:style style:name="T1743" style:parent-style-name="CódigoHTML" style:family="text">
      <style:text-properties style:font-name="Consolas" style:font-name-asian="Aptos" fo:color="#000000"/>
    </style:style>
    <style:style style:name="T1744" style:parent-style-name="Fuentedepárrafopredeter." style:family="text">
      <style:text-properties style:font-name="Arial" style:font-name-complex="Arial" fo:color="#000000"/>
    </style:style>
    <style:style style:name="T1745" style:parent-style-name="Hipervínculo" style:family="text">
      <style:text-properties style:font-name="Arial" style:font-name-complex="Arial"/>
    </style:style>
    <style:style style:name="T1746" style:parent-style-name="Fuentedepárrafopredeter." style:family="text">
      <style:text-properties style:font-name="Arial" style:font-name-complex="Arial" fo:color="#000000"/>
    </style:style>
    <style:style style:name="P1747" style:parent-style-name="NormalWeb" style:family="paragraph">
      <style:paragraph-properties fo:border="0.0034in solid #E5E7EB" fo:padding="0in" style:shadow="none" fo:background-color="#FFFFFF"/>
      <style:text-properties style:font-name="Arial" style:font-name-complex="Arial" fo:color="#000000"/>
    </style:style>
    <style:style style:name="P1748" style:parent-style-name="Normal" style:family="paragraph">
      <style:paragraph-properties fo:background-color="#FFFFFF"/>
    </style:style>
    <style:style style:name="T1749" style:parent-style-name="Textoennegrita" style:family="text">
      <style:text-properties style:font-name="Arial" style:font-name-complex="Arial" fo:color="#000000" fo:language="en" fo:country="US"/>
    </style:style>
    <style:style style:name="T1750" style:parent-style-name="Fuentedepárrafopredeter." style:family="text">
      <style:text-properties style:font-name="Arial" style:font-name-complex="Arial" fo:font-weight="bold" style:font-weight-asian="bold" style:font-weight-complex="bold" fo:color="#000000" fo:language="en" fo:country="US"/>
    </style:style>
    <style:style style:name="P175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4"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5"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59"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0" style:parent-style-name="Normal" style:family="paragraph">
      <style:paragraph-properties fo:background-color="#FFFFFF"/>
    </style:style>
    <style:style style:name="T1761" style:parent-style-name="Textoennegrita" style:family="text">
      <style:text-properties style:font-name="Arial" style:font-name-complex="Arial" fo:color="#000000"/>
    </style:style>
    <style:style style:name="T1762" style:parent-style-name="Fuentedepárrafopredeter." style:family="text">
      <style:text-properties style:font-name="Arial" style:font-name-complex="Arial" fo:font-weight="bold" style:font-weight-asian="bold" style:font-weight-complex="bold" fo:color="#000000"/>
    </style:style>
    <style:style style:name="P1763"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4"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6"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7"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8"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69"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70"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71"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72" style:parent-style-name="Normal" style:family="paragraph">
      <style:paragraph-properties fo:background-color="#FFFFFF"/>
    </style:style>
    <style:style style:name="T1773" style:parent-style-name="Textoennegrita" style:family="text">
      <style:text-properties style:font-name="Arial" style:font-name-complex="Arial" fo:color="#000000"/>
    </style:style>
    <style:style style:name="T1774" style:parent-style-name="Fuentedepárrafopredeter." style:family="text">
      <style:text-properties style:font-name="Arial" style:font-name-complex="Arial" fo:font-weight="bold" style:font-weight-asian="bold" style:font-weight-complex="bold" fo:color="#000000"/>
    </style:style>
    <style:style style:name="P177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7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7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7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7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0"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4" style:parent-style-name="Normal" style:family="paragraph">
      <style:paragraph-properties fo:background-color="#FFFFFF"/>
    </style:style>
    <style:style style:name="T1785" style:parent-style-name="Textoennegrita" style:family="text">
      <style:text-properties style:font-name="Arial" style:font-name-complex="Arial" fo:color="#000000" fo:language="en" fo:country="US"/>
    </style:style>
    <style:style style:name="T1786" style:parent-style-name="Fuentedepárrafopredeter." style:family="text">
      <style:text-properties style:font-name="Arial" style:font-name-complex="Arial" fo:font-weight="bold" style:font-weight-asian="bold" style:font-weight-complex="bold" fo:color="#000000" fo:language="en" fo:country="US"/>
    </style:style>
    <style:style style:name="P178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8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90"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9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9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793"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94"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9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796" style:parent-style-name="Normal" style:family="paragraph">
      <style:paragraph-properties fo:background-color="#FFFFFF"/>
    </style:style>
    <style:style style:name="T1797" style:parent-style-name="Textoennegrita" style:family="text">
      <style:text-properties style:font-name="Arial" style:font-name-complex="Arial" fo:color="#000000"/>
    </style:style>
    <style:style style:name="T1798" style:parent-style-name="Fuentedepárrafopredeter." style:family="text">
      <style:text-properties style:font-name="Arial" style:font-name-complex="Arial" fo:font-weight="bold" style:font-weight-asian="bold" style:font-weight-complex="bold" fo:color="#000000"/>
    </style:style>
    <style:style style:name="P1799"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0"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1"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2"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3"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4"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0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0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08" style:parent-style-name="Normal" style:family="paragraph">
      <style:paragraph-properties fo:background-color="#FFFFFF"/>
    </style:style>
    <style:style style:name="T1809" style:parent-style-name="Textoennegrita" style:family="text">
      <style:text-properties style:font-name="Arial" style:font-name-complex="Arial" fo:color="#000000" fo:language="en" fo:country="US"/>
    </style:style>
    <style:style style:name="T1810" style:parent-style-name="Fuentedepárrafopredeter." style:family="text">
      <style:text-properties style:font-name="Arial" style:font-name-complex="Arial" fo:font-weight="bold" style:font-weight-asian="bold" style:font-weight-complex="bold" fo:color="#000000" fo:language="en" fo:country="US"/>
    </style:style>
    <style:style style:name="P181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4"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5"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1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0" style:parent-style-name="Normal" style:family="paragraph">
      <style:paragraph-properties fo:background-color="#FFFFFF"/>
    </style:style>
    <style:style style:name="T1821" style:parent-style-name="Textoennegrita" style:family="text">
      <style:text-properties style:font-name="Arial" style:font-name-complex="Arial" fo:color="#000000" fo:language="en" fo:country="US"/>
    </style:style>
    <style:style style:name="T1822" style:parent-style-name="Fuentedepárrafopredeter." style:family="text">
      <style:text-properties style:font-name="Arial" style:font-name-complex="Arial" fo:font-weight="bold" style:font-weight-asian="bold" style:font-weight-complex="bold" fo:color="#000000" fo:language="en" fo:country="US"/>
    </style:style>
    <style:style style:name="P182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4"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5"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2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0"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2" style:parent-style-name="Normal" style:family="paragraph">
      <style:paragraph-properties fo:background-color="#FFFFFF"/>
    </style:style>
    <style:style style:name="T1833" style:parent-style-name="Textoennegrita" style:family="text">
      <style:text-properties style:font-name="Arial" style:font-name-complex="Arial" fo:color="#000000" fo:language="en" fo:country="US"/>
    </style:style>
    <style:style style:name="T1834" style:parent-style-name="Fuentedepárrafopredeter." style:family="text">
      <style:text-properties style:font-name="Arial" style:font-name-complex="Arial" fo:font-weight="bold" style:font-weight-asian="bold" style:font-weight-complex="bold" fo:color="#000000" fo:language="en" fo:country="US"/>
    </style:style>
    <style:style style:name="P1835"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3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0"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4" style:parent-style-name="Normal" style:family="paragraph">
      <style:paragraph-properties fo:background-color="#FFFFFF"/>
    </style:style>
    <style:style style:name="T1845" style:parent-style-name="Textoennegrita" style:family="text">
      <style:text-properties style:font-name="Arial" style:font-name-complex="Arial" fo:color="#000000" fo:language="en" fo:country="US"/>
    </style:style>
    <style:style style:name="T1846" style:parent-style-name="Fuentedepárrafopredeter." style:family="text">
      <style:text-properties style:font-name="Arial" style:font-name-complex="Arial" fo:font-weight="bold" style:font-weight-asian="bold" style:font-weight-complex="bold" fo:color="#000000" fo:language="en" fo:country="US"/>
    </style:style>
    <style:style style:name="P184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48"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49"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0"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1"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2"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3"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4"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56" style:parent-style-name="Normal" style:family="paragraph">
      <style:paragraph-properties fo:background-color="#FFFFFF"/>
    </style:style>
    <style:style style:name="T1857" style:parent-style-name="Textoennegrita" style:family="text">
      <style:text-properties style:font-name="Arial" style:font-name-complex="Arial" fo:color="#000000"/>
    </style:style>
    <style:style style:name="T1858" style:parent-style-name="Fuentedepárrafopredeter." style:family="text">
      <style:text-properties style:font-name="Arial" style:font-name-complex="Arial" fo:font-weight="bold" style:font-weight-asian="bold" style:font-weight-complex="bold" fo:color="#000000"/>
    </style:style>
    <style:style style:name="P1859"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0"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1"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2"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3"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4"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5"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6"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7" style:parent-style-name="Normal" style:family="paragraph">
      <style:paragraph-properties fo:background-color="#FFFFFF"/>
      <style:text-properties style:font-name="Arial" style:font-name-complex="Arial" fo:font-weight="bold" style:font-weight-asian="bold" style:font-weight-complex="bold" fo:color="#000000"/>
    </style:style>
    <style:style style:name="P1868" style:parent-style-name="Normal" style:family="paragraph">
      <style:paragraph-properties fo:background-color="#FFFFFF"/>
    </style:style>
    <style:style style:name="T1869" style:parent-style-name="Textoennegrita" style:family="text">
      <style:text-properties style:font-name="Arial" style:font-name-complex="Arial" fo:color="#000000" fo:language="en" fo:country="US"/>
    </style:style>
    <style:style style:name="T1870" style:parent-style-name="Fuentedepárrafopredeter." style:family="text">
      <style:text-properties style:font-name="Arial" style:font-name-complex="Arial" fo:font-weight="bold" style:font-weight-asian="bold" style:font-weight-complex="bold" fo:color="#000000" fo:language="en" fo:country="US"/>
    </style:style>
    <style:style style:name="P1871"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2"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3"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4"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5"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6"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7"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8"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79" style:parent-style-name="Normal" style:family="paragraph">
      <style:paragraph-properties fo:background-color="#FFFFFF"/>
      <style:text-properties style:font-name="Arial" style:font-name-complex="Arial" fo:font-weight="bold" style:font-weight-asian="bold" style:font-weight-complex="bold" fo:color="#000000" fo:language="en" fo:country="US"/>
    </style:style>
    <style:style style:name="P1880" style:parent-style-name="Normal" style:family="paragraph">
      <style:paragraph-properties fo:background-color="#FFFFFF"/>
    </style:style>
    <style:style style:name="T1881" style:parent-style-name="Textoennegrita" style:family="text">
      <style:text-properties style:font-name="Arial" style:font-name-complex="Arial" fo:color="#000000" fo:language="en" fo:country="US"/>
    </style:style>
    <style:style style:name="T1882" style:parent-style-name="Fuentedepárrafopredeter." style:family="text">
      <style:text-properties style:font-name="Arial" style:font-name-complex="Arial" fo:font-weight="bold" style:font-weight-asian="bold" style:font-weight-complex="bold" fo:color="#000000" fo:language="en" fo:country="US"/>
    </style:style>
    <style:style style:name="P1883" style:parent-style-name="Normal" style:family="paragraph">
      <style:paragraph-properties fo:background-color="#FFFFFF"/>
    </style:style>
    <style:style style:name="T1884" style:parent-style-name="Textoennegrita" style:family="text">
      <style:text-properties style:font-name="Arial" style:font-name-complex="Arial" fo:color="#000000" fo:language="en" fo:country="US"/>
    </style:style>
    <style:style style:name="T1885" style:parent-style-name="Fuentedepárrafopredeter." style:family="text">
      <style:text-properties style:font-name="Arial" style:font-name-complex="Arial" fo:font-weight="bold" style:font-weight-asian="bold" style:font-weight-complex="bold" fo:color="#000000" fo:language="en" fo:country="US"/>
    </style:style>
    <style:style style:name="P1886" style:parent-style-name="Título3" style:family="paragraph">
      <style:paragraph-properties fo:border="0.0034in solid #E5E7EB" fo:padding="0in" style:shadow="none" fo:background-color="#FFFFFF"/>
    </style:style>
    <style:style style:name="T1887" style:parent-style-name="Fuentedepárrafopredeter." style:family="text">
      <style:text-properties style:font-name="Arial" style:font-name-complex="Arial" fo:color="#000000" fo:letter-spacing="-0.0027in" fo:language="en" fo:country="US"/>
    </style:style>
    <style:style style:name="T1888" style:parent-style-name="Fuentedepárrafopredeter." style:family="text">
      <style:text-properties style:font-name="Arial" style:font-name-complex="Arial" fo:color="#000000" fo:letter-spacing="-0.0027in" fo:language="en" fo:country="US"/>
    </style:style>
    <style:style style:name="P1889" style:parent-style-name="NormalWeb" style:family="paragraph">
      <style:paragraph-properties fo:border="0.0034in solid #E5E7EB" fo:padding="0in" style:shadow="none" fo:background-color="#FFFFFF"/>
    </style:style>
    <style:style style:name="T1890" style:parent-style-name="Fuentedepárrafopredeter." style:family="text">
      <style:text-properties style:font-name="Arial" style:font-name-complex="Arial" fo:color="#000000"/>
    </style:style>
    <style:style style:name="T1891" style:parent-style-name="CódigoHTML" style:family="text">
      <style:text-properties style:font-name="Consolas" fo:color="#000000" fo:font-size="11pt" style:font-size-asian="11pt" style:font-size-complex="11pt"/>
    </style:style>
    <style:style style:name="T1892" style:parent-style-name="Fuentedepárrafopredeter." style:family="text">
      <style:text-properties style:font-name="Arial" style:font-name-complex="Arial" fo:color="#000000"/>
    </style:style>
    <style:style style:name="T1893" style:parent-style-name="CódigoHTML" style:family="text">
      <style:text-properties style:font-name="Consolas" fo:color="#000000" fo:font-size="11pt" style:font-size-asian="11pt" style:font-size-complex="11pt"/>
    </style:style>
    <style:style style:name="T1894" style:parent-style-name="Fuentedepárrafopredeter." style:family="text">
      <style:text-properties style:font-name="Arial" style:font-name-complex="Arial" fo:color="#000000"/>
    </style:style>
    <style:style style:name="P1895" style:parent-style-name="NormalWeb" style:family="paragraph">
      <style:paragraph-properties fo:border="0.0034in solid #E5E7EB" fo:padding="0in" style:shadow="none" fo:background-color="#FFFFFF"/>
    </style:style>
    <style:style style:name="T1896" style:parent-style-name="Fuentedepárrafopredeter." style:family="text">
      <style:text-properties style:font-name="Arial" style:font-name-complex="Arial" fo:color="#000000"/>
    </style:style>
    <style:style style:name="T1897" style:parent-style-name="CódigoHTML" style:family="text">
      <style:text-properties style:font-name="Consolas" fo:color="#000000" fo:font-size="11pt" style:font-size-asian="11pt" style:font-size-complex="11pt"/>
    </style:style>
    <style:style style:name="T1898" style:parent-style-name="Fuentedepárrafopredeter." style:family="text">
      <style:text-properties style:font-name="Arial" style:font-name-complex="Arial" fo:color="#000000"/>
    </style:style>
    <style:style style:name="T1899" style:parent-style-name="CódigoHTML" style:family="text">
      <style:text-properties style:font-name="Consolas" fo:color="#000000" fo:font-size="11pt" style:font-size-asian="11pt" style:font-size-complex="11pt"/>
    </style:style>
    <style:style style:name="T1900" style:parent-style-name="Fuentedepárrafopredeter." style:family="text">
      <style:text-properties style:font-name="Arial" style:font-name-complex="Arial" fo:color="#000000"/>
    </style:style>
    <style:style style:name="T1901" style:parent-style-name="CódigoHTML" style:family="text">
      <style:text-properties style:font-name="Consolas" fo:color="#000000" fo:font-size="11pt" style:font-size-asian="11pt" style:font-size-complex="11pt"/>
    </style:style>
    <style:style style:name="T1902" style:parent-style-name="Fuentedepárrafopredeter." style:family="text">
      <style:text-properties style:font-name="Arial" style:font-name-complex="Arial" fo:color="#000000"/>
    </style:style>
    <style:style style:name="T1903" style:parent-style-name="Hipervínculo" style:family="text">
      <style:text-properties style:font-name="Arial" style:font-name-complex="Arial"/>
    </style:style>
    <style:style style:name="T1904" style:parent-style-name="Fuentedepárrafopredeter." style:family="text">
      <style:text-properties style:font-name="Arial" style:font-name-complex="Arial" fo:color="#000000"/>
    </style:style>
    <style:style style:name="P1905" style:parent-style-name="NormalWeb" style:family="paragraph">
      <style:paragraph-properties fo:border="0.0034in solid #E5E7EB" fo:padding="0in" style:shadow="none" fo:background-color="#FFFFFF"/>
    </style:style>
    <style:style style:name="T1906" style:parent-style-name="Fuentedepárrafopredeter." style:family="text">
      <style:text-properties style:font-name="Arial" style:font-name-complex="Arial" fo:color="#000000"/>
    </style:style>
    <style:style style:name="T1907" style:parent-style-name="CódigoHTML" style:family="text">
      <style:text-properties style:font-name="Consolas" fo:color="#000000" fo:font-size="11pt" style:font-size-asian="11pt" style:font-size-complex="11pt"/>
    </style:style>
    <style:style style:name="T1908" style:parent-style-name="Fuentedepárrafopredeter." style:family="text">
      <style:text-properties style:font-name="Arial" style:font-name-complex="Arial" fo:color="#000000"/>
    </style:style>
    <style:style style:name="T1909" style:parent-style-name="CódigoHTML" style:family="text">
      <style:text-properties style:font-name="Consolas" fo:color="#000000" fo:font-size="11pt" style:font-size-asian="11pt" style:font-size-complex="11pt"/>
    </style:style>
    <style:style style:name="T1910" style:parent-style-name="Fuentedepárrafopredeter." style:family="text">
      <style:text-properties style:font-name="Arial" style:font-name-complex="Arial" fo:color="#000000"/>
    </style:style>
    <style:style style:name="T1911" style:parent-style-name="CódigoHTML" style:family="text">
      <style:text-properties style:font-name="Consolas" fo:color="#000000" fo:font-size="11pt" style:font-size-asian="11pt" style:font-size-complex="11pt"/>
    </style:style>
    <style:style style:name="T1912" style:parent-style-name="Fuentedepárrafopredeter." style:family="text">
      <style:text-properties style:font-name="Arial" style:font-name-complex="Arial" fo:color="#000000"/>
    </style:style>
    <style:style style:name="T1913" style:parent-style-name="CódigoHTML" style:family="text">
      <style:text-properties style:font-name="Consolas" fo:color="#000000" fo:font-size="11pt" style:font-size-asian="11pt" style:font-size-complex="11pt"/>
    </style:style>
    <style:style style:name="T1914" style:parent-style-name="Fuentedepárrafopredeter." style:family="text">
      <style:text-properties style:font-name="Arial" style:font-name-complex="Arial" fo:color="#000000"/>
    </style:style>
    <style:style style:name="T1915" style:parent-style-name="CódigoHTML" style:family="text">
      <style:text-properties style:font-name="Consolas" fo:color="#000000" fo:font-size="11pt" style:font-size-asian="11pt" style:font-size-complex="11pt"/>
    </style:style>
    <style:style style:name="T1916" style:parent-style-name="Fuentedepárrafopredeter." style:family="text">
      <style:text-properties style:font-name="Arial" style:font-name-complex="Arial" fo:color="#000000"/>
    </style:style>
    <style:style style:name="T1917" style:parent-style-name="CódigoHTML" style:family="text">
      <style:text-properties style:font-name="Consolas" fo:color="#000000" fo:font-size="11pt" style:font-size-asian="11pt" style:font-size-complex="11pt"/>
    </style:style>
    <style:style style:name="T1918" style:parent-style-name="Fuentedepárrafopredeter." style:family="text">
      <style:text-properties style:font-name="Arial" style:font-name-complex="Arial" fo:color="#000000"/>
    </style:style>
    <style:style style:name="P191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920" style:parent-style-name="NormalWeb" style:family="paragraph">
      <style:paragraph-properties fo:border="0.0034in solid #E5E7EB" fo:padding="0in" style:shadow="none" fo:background-color="#FFFFFF"/>
      <style:text-properties style:font-name="Arial" style:font-name-complex="Arial" fo:color="#000000"/>
    </style:style>
    <style:style style:name="P1921" style:parent-style-name="Normal" style:family="paragraph">
      <style:paragraph-properties fo:border="0.0034in solid #E5E7EB" fo:padding="0in" style:shadow="none" fo:margin-top="0.0694in" fo:margin-bottom="0.0694in" fo:line-height="100%" fo:background-color="#FFFFFF"/>
    </style:style>
    <style:style style:name="T1922" style:parent-style-name="CódigoHTML" style:family="text">
      <style:text-properties style:font-name="Consolas" style:font-name-asian="Aptos" fo:color="#000000"/>
    </style:style>
    <style:style style:name="T1923" style:parent-style-name="Fuentedepárrafopredeter." style:family="text">
      <style:text-properties style:font-name="Arial" style:font-name-complex="Arial" fo:color="#000000"/>
    </style:style>
    <style:style style:name="T1924" style:parent-style-name="CódigoHTML" style:family="text">
      <style:text-properties style:font-name="Consolas" style:font-name-asian="Aptos" fo:color="#000000"/>
    </style:style>
    <style:style style:name="T1925" style:parent-style-name="Fuentedepárrafopredeter." style:family="text">
      <style:text-properties style:font-name="Arial" style:font-name-complex="Arial" fo:color="#000000"/>
    </style:style>
    <style:style style:name="P1926" style:parent-style-name="Normal" style:family="paragraph">
      <style:paragraph-properties fo:border="0.0034in solid #E5E7EB" fo:padding="0in" style:shadow="none" fo:margin-top="0.0694in" fo:margin-bottom="0.0694in" fo:line-height="100%" fo:background-color="#FFFFFF"/>
    </style:style>
    <style:style style:name="T1927" style:parent-style-name="CódigoHTML" style:family="text">
      <style:text-properties style:font-name="Consolas" style:font-name-asian="Aptos" fo:color="#000000"/>
    </style:style>
    <style:style style:name="T1928" style:parent-style-name="Fuentedepárrafopredeter." style:family="text">
      <style:text-properties style:font-name="Arial" style:font-name-complex="Arial" fo:color="#000000"/>
    </style:style>
    <style:style style:name="P1929" style:parent-style-name="Normal" style:family="paragraph">
      <style:paragraph-properties fo:border="0.0034in solid #E5E7EB" fo:padding="0in" style:shadow="none" fo:margin-top="0.0694in" fo:margin-bottom="0.0694in" fo:line-height="100%" fo:background-color="#FFFFFF"/>
    </style:style>
    <style:style style:name="T1930" style:parent-style-name="CódigoHTML" style:family="text">
      <style:text-properties style:font-name="Consolas" style:font-name-asian="Aptos" fo:color="#000000"/>
    </style:style>
    <style:style style:name="T1931" style:parent-style-name="Fuentedepárrafopredeter." style:family="text">
      <style:text-properties style:font-name="Arial" style:font-name-complex="Arial" fo:color="#000000"/>
    </style:style>
    <style:style style:name="P1932" style:parent-style-name="NormalWeb" style:family="paragraph">
      <style:paragraph-properties fo:border="0.0034in solid #E5E7EB" fo:padding="0in" style:shadow="none" fo:background-color="#FFFFFF"/>
    </style:style>
    <style:style style:name="T1933" style:parent-style-name="Fuentedepárrafopredeter." style:family="text">
      <style:text-properties style:font-name="Arial" style:font-name-complex="Arial" fo:color="#000000"/>
    </style:style>
    <style:style style:name="T1934" style:parent-style-name="CódigoHTML" style:family="text">
      <style:text-properties style:font-name="Consolas" fo:color="#000000" fo:font-size="11pt" style:font-size-asian="11pt" style:font-size-complex="11pt"/>
    </style:style>
    <style:style style:name="T1935" style:parent-style-name="Fuentedepárrafopredeter." style:family="text">
      <style:text-properties style:font-name="Arial" style:font-name-complex="Arial" fo:color="#000000"/>
    </style:style>
    <style:style style:name="T1936" style:parent-style-name="CódigoHTML" style:family="text">
      <style:text-properties style:font-name="Consolas" fo:color="#000000" fo:font-size="11pt" style:font-size-asian="11pt" style:font-size-complex="11pt"/>
    </style:style>
    <style:style style:name="T1937" style:parent-style-name="Fuentedepárrafopredeter." style:family="text">
      <style:text-properties style:font-name="Arial" style:font-name-complex="Arial" fo:color="#000000"/>
    </style:style>
    <style:style style:name="P1938" style:parent-style-name="HTMLconformatoprevio" style:family="paragraph">
      <style:paragraph-properties fo:border="0.0034in solid #E5E7EB" fo:padding="0in" style:shadow="none" fo:background-color="#FFFFFF"/>
    </style:style>
    <style:style style:name="T1939" style:parent-style-name="nv" style:family="text">
      <style:text-properties style:font-name="Consolas" fo:color="#008080"/>
    </style:style>
    <style:style style:name="T1940" style:parent-style-name="o" style:family="text">
      <style:text-properties style:font-name="Consolas" fo:font-weight="bold" style:font-weight-asian="bold" style:font-weight-complex="bold" fo:color="#000000"/>
    </style:style>
    <style:style style:name="T1941" style:parent-style-name="cl" style:family="text">
      <style:text-properties style:font-name="Consolas" fo:color="#000000"/>
    </style:style>
    <style:style style:name="T1942" style:parent-style-name="p" style:family="text">
      <style:text-properties style:font-name="Consolas" fo:color="#000000"/>
    </style:style>
    <style:style style:name="P1943" style:parent-style-name="HTMLconformatoprevio" style:family="paragraph">
      <style:paragraph-properties fo:border="0.0034in solid #E5E7EB" fo:padding="0in" style:shadow="none" fo:background-color="#FFFFFF"/>
    </style:style>
    <style:style style:name="T1944" style:parent-style-name="cl" style:family="text">
      <style:text-properties style:font-name="Consolas" fo:color="#000000"/>
    </style:style>
    <style:style style:name="T1945" style:parent-style-name="s2" style:family="text">
      <style:text-properties style:font-name="Consolas" fo:color="#DD1144"/>
    </style:style>
    <style:style style:name="T1946" style:parent-style-name="o" style:family="text">
      <style:text-properties style:font-name="Consolas" fo:font-weight="bold" style:font-weight-asian="bold" style:font-weight-complex="bold" fo:color="#000000"/>
    </style:style>
    <style:style style:name="T1947" style:parent-style-name="cl" style:family="text">
      <style:text-properties style:font-name="Consolas" fo:color="#000000"/>
    </style:style>
    <style:style style:name="T1948" style:parent-style-name="nv" style:family="text">
      <style:text-properties style:font-name="Consolas" fo:color="#008080"/>
    </style:style>
    <style:style style:name="T1949" style:parent-style-name="o" style:family="text">
      <style:text-properties style:font-name="Consolas" fo:font-weight="bold" style:font-weight-asian="bold" style:font-weight-complex="bold" fo:color="#000000"/>
    </style:style>
    <style:style style:name="P1950" style:parent-style-name="HTMLconformatoprevio" style:family="paragraph">
      <style:paragraph-properties fo:border="0.0034in solid #E5E7EB" fo:padding="0in" style:shadow="none" fo:background-color="#FFFFFF"/>
    </style:style>
    <style:style style:name="T1951" style:parent-style-name="cl" style:family="text">
      <style:text-properties style:font-name="Consolas" fo:color="#000000"/>
    </style:style>
    <style:style style:name="T1952" style:parent-style-name="s2" style:family="text">
      <style:text-properties style:font-name="Consolas" fo:color="#DD1144"/>
    </style:style>
    <style:style style:name="T1953" style:parent-style-name="o" style:family="text">
      <style:text-properties style:font-name="Consolas" fo:font-weight="bold" style:font-weight-asian="bold" style:font-weight-complex="bold" fo:color="#000000"/>
    </style:style>
    <style:style style:name="T1954" style:parent-style-name="cl" style:family="text">
      <style:text-properties style:font-name="Consolas" fo:color="#000000"/>
    </style:style>
    <style:style style:name="T1955" style:parent-style-name="nv" style:family="text">
      <style:text-properties style:font-name="Consolas" fo:color="#008080"/>
    </style:style>
    <style:style style:name="T1956" style:parent-style-name="o" style:family="text">
      <style:text-properties style:font-name="Consolas" fo:font-weight="bold" style:font-weight-asian="bold" style:font-weight-complex="bold" fo:color="#000000"/>
    </style:style>
    <style:style style:name="P1957" style:parent-style-name="HTMLconformatoprevio" style:family="paragraph">
      <style:paragraph-properties fo:border="0.0034in solid #E5E7EB" fo:padding="0in" style:shadow="none" fo:background-color="#FFFFFF"/>
    </style:style>
    <style:style style:name="T1958" style:parent-style-name="cl" style:family="text">
      <style:text-properties style:font-name="Consolas" fo:color="#000000"/>
    </style:style>
    <style:style style:name="T1959" style:parent-style-name="s2" style:family="text">
      <style:text-properties style:font-name="Consolas" fo:color="#DD1144"/>
    </style:style>
    <style:style style:name="T1960" style:parent-style-name="o" style:family="text">
      <style:text-properties style:font-name="Consolas" fo:font-weight="bold" style:font-weight-asian="bold" style:font-weight-complex="bold" fo:color="#000000"/>
    </style:style>
    <style:style style:name="T1961" style:parent-style-name="cl" style:family="text">
      <style:text-properties style:font-name="Consolas" fo:color="#000000"/>
    </style:style>
    <style:style style:name="T1962" style:parent-style-name="nv" style:family="text">
      <style:text-properties style:font-name="Consolas" fo:color="#008080"/>
    </style:style>
    <style:style style:name="T1963" style:parent-style-name="o" style:family="text">
      <style:text-properties style:font-name="Consolas" fo:font-weight="bold" style:font-weight-asian="bold" style:font-weight-complex="bold" fo:color="#000000"/>
    </style:style>
    <style:style style:name="P1964" style:parent-style-name="HTMLconformatoprevio" style:family="paragraph">
      <style:paragraph-properties fo:border="0.0034in solid #E5E7EB" fo:padding="0in" style:shadow="none" fo:background-color="#FFFFFF"/>
    </style:style>
    <style:style style:name="T1965" style:parent-style-name="cl" style:family="text">
      <style:text-properties style:font-name="Consolas" fo:color="#000000"/>
    </style:style>
    <style:style style:name="T1966" style:parent-style-name="s2" style:family="text">
      <style:text-properties style:font-name="Consolas" fo:color="#DD1144"/>
    </style:style>
    <style:style style:name="T1967" style:parent-style-name="o" style:family="text">
      <style:text-properties style:font-name="Consolas" fo:font-weight="bold" style:font-weight-asian="bold" style:font-weight-complex="bold" fo:color="#000000"/>
    </style:style>
    <style:style style:name="T1968" style:parent-style-name="cl" style:family="text">
      <style:text-properties style:font-name="Consolas" fo:color="#000000"/>
    </style:style>
    <style:style style:name="T1969" style:parent-style-name="nv" style:family="text">
      <style:text-properties style:font-name="Consolas" fo:color="#008080"/>
    </style:style>
    <style:style style:name="T1970" style:parent-style-name="o" style:family="text">
      <style:text-properties style:font-name="Consolas" fo:font-weight="bold" style:font-weight-asian="bold" style:font-weight-complex="bold" fo:color="#000000"/>
    </style:style>
    <style:style style:name="P1971" style:parent-style-name="HTMLconformatoprevio" style:family="paragraph">
      <style:paragraph-properties fo:border="0.0034in solid #E5E7EB" fo:padding="0in" style:shadow="none" fo:background-color="#FFFFFF"/>
    </style:style>
    <style:style style:name="T1972" style:parent-style-name="cl" style:family="text">
      <style:text-properties style:font-name="Consolas" fo:color="#000000"/>
    </style:style>
    <style:style style:name="T1973" style:parent-style-name="s2" style:family="text">
      <style:text-properties style:font-name="Consolas" fo:color="#DD1144"/>
    </style:style>
    <style:style style:name="T1974" style:parent-style-name="o" style:family="text">
      <style:text-properties style:font-name="Consolas" fo:font-weight="bold" style:font-weight-asian="bold" style:font-weight-complex="bold" fo:color="#000000"/>
    </style:style>
    <style:style style:name="T1975" style:parent-style-name="cl" style:family="text">
      <style:text-properties style:font-name="Consolas" fo:color="#000000"/>
    </style:style>
    <style:style style:name="T1976" style:parent-style-name="nv" style:family="text">
      <style:text-properties style:font-name="Consolas" fo:color="#008080"/>
    </style:style>
    <style:style style:name="T1977" style:parent-style-name="o" style:family="text">
      <style:text-properties style:font-name="Consolas" fo:font-weight="bold" style:font-weight-asian="bold" style:font-weight-complex="bold" fo:color="#000000"/>
    </style:style>
    <style:style style:name="P1978" style:parent-style-name="HTMLconformatoprevio" style:family="paragraph">
      <style:paragraph-properties fo:border="0.0034in solid #E5E7EB" fo:padding="0in" style:shadow="none" fo:background-color="#FFFFFF"/>
    </style:style>
    <style:style style:name="T1979" style:parent-style-name="cl" style:family="text">
      <style:text-properties style:font-name="Consolas" fo:color="#000000"/>
    </style:style>
    <style:style style:name="T1980" style:parent-style-name="s2" style:family="text">
      <style:text-properties style:font-name="Consolas" fo:color="#DD1144" fo:language="en" fo:country="US"/>
    </style:style>
    <style:style style:name="T1981" style:parent-style-name="o" style:family="text">
      <style:text-properties style:font-name="Consolas" fo:font-weight="bold" style:font-weight-asian="bold" style:font-weight-complex="bold" fo:color="#000000" fo:language="en" fo:country="US"/>
    </style:style>
    <style:style style:name="T1982" style:parent-style-name="cl" style:family="text">
      <style:text-properties style:font-name="Consolas" fo:color="#000000" fo:language="en" fo:country="US"/>
    </style:style>
    <style:style style:name="T1983" style:parent-style-name="nv" style:family="text">
      <style:text-properties style:font-name="Consolas" fo:color="#008080" fo:language="en" fo:country="US"/>
    </style:style>
    <style:style style:name="T1984" style:parent-style-name="o" style:family="text">
      <style:text-properties style:font-name="Consolas" fo:font-weight="bold" style:font-weight-asian="bold" style:font-weight-complex="bold" fo:color="#000000" fo:language="en" fo:country="US"/>
    </style:style>
    <style:style style:name="P1985" style:parent-style-name="HTMLconformatoprevio" style:family="paragraph">
      <style:paragraph-properties fo:border="0.0034in solid #E5E7EB" fo:padding="0in" style:shadow="none" fo:background-color="#FFFFFF"/>
    </style:style>
    <style:style style:name="T1986" style:parent-style-name="cl" style:family="text">
      <style:text-properties style:font-name="Consolas" fo:color="#000000" fo:language="en" fo:country="US"/>
    </style:style>
    <style:style style:name="T1987" style:parent-style-name="s2" style:family="text">
      <style:text-properties style:font-name="Consolas" fo:color="#DD1144" fo:language="en" fo:country="US"/>
    </style:style>
    <style:style style:name="T1988" style:parent-style-name="o" style:family="text">
      <style:text-properties style:font-name="Consolas" fo:font-weight="bold" style:font-weight-asian="bold" style:font-weight-complex="bold" fo:color="#000000" fo:language="en" fo:country="US"/>
    </style:style>
    <style:style style:name="T1989" style:parent-style-name="cl" style:family="text">
      <style:text-properties style:font-name="Consolas" fo:color="#000000" fo:language="en" fo:country="US"/>
    </style:style>
    <style:style style:name="T1990" style:parent-style-name="nv" style:family="text">
      <style:text-properties style:font-name="Consolas" fo:color="#008080" fo:language="en" fo:country="US"/>
    </style:style>
    <style:style style:name="T1991" style:parent-style-name="o" style:family="text">
      <style:text-properties style:font-name="Consolas" fo:font-weight="bold" style:font-weight-asian="bold" style:font-weight-complex="bold" fo:color="#000000" fo:language="en" fo:country="US"/>
    </style:style>
    <style:style style:name="P1992" style:parent-style-name="HTMLconformatoprevio" style:family="paragraph">
      <style:paragraph-properties fo:border="0.0034in solid #E5E7EB" fo:padding="0in" style:shadow="none" fo:background-color="#FFFFFF"/>
    </style:style>
    <style:style style:name="T1993" style:parent-style-name="cl" style:family="text">
      <style:text-properties style:font-name="Consolas" fo:color="#000000" fo:language="en" fo:country="US"/>
    </style:style>
    <style:style style:name="T1994" style:parent-style-name="s2" style:family="text">
      <style:text-properties style:font-name="Consolas" fo:color="#DD1144" fo:language="en" fo:country="US"/>
    </style:style>
    <style:style style:name="T1995" style:parent-style-name="o" style:family="text">
      <style:text-properties style:font-name="Consolas" fo:font-weight="bold" style:font-weight-asian="bold" style:font-weight-complex="bold" fo:color="#000000" fo:language="en" fo:country="US"/>
    </style:style>
    <style:style style:name="T1996" style:parent-style-name="cl" style:family="text">
      <style:text-properties style:font-name="Consolas" fo:color="#000000" fo:language="en" fo:country="US"/>
    </style:style>
    <style:style style:name="T1997" style:parent-style-name="nv" style:family="text">
      <style:text-properties style:font-name="Consolas" fo:color="#008080" fo:language="en" fo:country="US"/>
    </style:style>
    <style:style style:name="T1998" style:parent-style-name="o" style:family="text">
      <style:text-properties style:font-name="Consolas" fo:font-weight="bold" style:font-weight-asian="bold" style:font-weight-complex="bold" fo:color="#000000" fo:language="en" fo:country="US"/>
    </style:style>
    <style:style style:name="P1999" style:parent-style-name="HTMLconformatoprevio" style:family="paragraph">
      <style:paragraph-properties fo:border="0.0034in solid #E5E7EB" fo:padding="0in" style:shadow="none" fo:background-color="#FFFFFF"/>
    </style:style>
    <style:style style:name="T2000" style:parent-style-name="cl" style:family="text">
      <style:text-properties style:font-name="Consolas" fo:color="#000000" fo:language="en" fo:country="US"/>
    </style:style>
    <style:style style:name="T2001" style:parent-style-name="s2" style:family="text">
      <style:text-properties style:font-name="Consolas" fo:color="#DD1144" fo:language="en" fo:country="US"/>
    </style:style>
    <style:style style:name="T2002" style:parent-style-name="o" style:family="text">
      <style:text-properties style:font-name="Consolas" fo:font-weight="bold" style:font-weight-asian="bold" style:font-weight-complex="bold" fo:color="#000000" fo:language="en" fo:country="US"/>
    </style:style>
    <style:style style:name="T2003" style:parent-style-name="cl" style:family="text">
      <style:text-properties style:font-name="Consolas" fo:color="#000000" fo:language="en" fo:country="US"/>
    </style:style>
    <style:style style:name="T2004" style:parent-style-name="nv" style:family="text">
      <style:text-properties style:font-name="Consolas" fo:color="#008080" fo:language="en" fo:country="US"/>
    </style:style>
    <style:style style:name="T2005" style:parent-style-name="o" style:family="text">
      <style:text-properties style:font-name="Consolas" fo:font-weight="bold" style:font-weight-asian="bold" style:font-weight-complex="bold" fo:color="#000000" fo:language="en" fo:country="US"/>
    </style:style>
    <style:style style:name="P2006" style:parent-style-name="HTMLconformatoprevio" style:family="paragraph">
      <style:paragraph-properties fo:border="0.0034in solid #E5E7EB" fo:padding="0in" style:shadow="none" fo:background-color="#FFFFFF"/>
    </style:style>
    <style:style style:name="T2007" style:parent-style-name="cl" style:family="text">
      <style:text-properties style:font-name="Consolas" fo:color="#000000" fo:language="en" fo:country="US"/>
    </style:style>
    <style:style style:name="T2008" style:parent-style-name="s2" style:family="text">
      <style:text-properties style:font-name="Consolas" fo:color="#DD1144" fo:language="en" fo:country="US"/>
    </style:style>
    <style:style style:name="T2009" style:parent-style-name="o" style:family="text">
      <style:text-properties style:font-name="Consolas" fo:font-weight="bold" style:font-weight-asian="bold" style:font-weight-complex="bold" fo:color="#000000" fo:language="en" fo:country="US"/>
    </style:style>
    <style:style style:name="T2010" style:parent-style-name="cl" style:family="text">
      <style:text-properties style:font-name="Consolas" fo:color="#000000" fo:language="en" fo:country="US"/>
    </style:style>
    <style:style style:name="T2011" style:parent-style-name="nv" style:family="text">
      <style:text-properties style:font-name="Consolas" fo:color="#008080" fo:language="en" fo:country="US"/>
    </style:style>
    <style:style style:name="T2012" style:parent-style-name="o" style:family="text">
      <style:text-properties style:font-name="Consolas" fo:font-weight="bold" style:font-weight-asian="bold" style:font-weight-complex="bold" fo:color="#000000" fo:language="en" fo:country="US"/>
    </style:style>
    <style:style style:name="P2013" style:parent-style-name="HTMLconformatoprevio" style:family="paragraph">
      <style:paragraph-properties fo:border="0.0034in solid #E5E7EB" fo:padding="0in" style:shadow="none" fo:background-color="#FFFFFF"/>
    </style:style>
    <style:style style:name="T2014" style:parent-style-name="cl" style:family="text">
      <style:text-properties style:font-name="Consolas" fo:color="#000000" fo:language="en" fo:country="US"/>
    </style:style>
    <style:style style:name="T2015" style:parent-style-name="s2" style:family="text">
      <style:text-properties style:font-name="Consolas" fo:color="#DD1144" fo:language="en" fo:country="US"/>
    </style:style>
    <style:style style:name="T2016" style:parent-style-name="o" style:family="text">
      <style:text-properties style:font-name="Consolas" fo:font-weight="bold" style:font-weight-asian="bold" style:font-weight-complex="bold" fo:color="#000000" fo:language="en" fo:country="US"/>
    </style:style>
    <style:style style:name="T2017" style:parent-style-name="cl" style:family="text">
      <style:text-properties style:font-name="Consolas" fo:color="#000000" fo:language="en" fo:country="US"/>
    </style:style>
    <style:style style:name="T2018" style:parent-style-name="nv" style:family="text">
      <style:text-properties style:font-name="Consolas" fo:color="#008080" fo:language="en" fo:country="US"/>
    </style:style>
    <style:style style:name="T2019" style:parent-style-name="o" style:family="text">
      <style:text-properties style:font-name="Consolas" fo:font-weight="bold" style:font-weight-asian="bold" style:font-weight-complex="bold" fo:color="#000000" fo:language="en" fo:country="US"/>
    </style:style>
    <style:style style:name="P2020" style:parent-style-name="HTMLconformatoprevio" style:family="paragraph">
      <style:paragraph-properties fo:border="0.0034in solid #E5E7EB" fo:padding="0in" style:shadow="none" fo:background-color="#FFFFFF"/>
    </style:style>
    <style:style style:name="T2021" style:parent-style-name="cl" style:family="text">
      <style:text-properties style:font-name="Consolas" fo:color="#000000" fo:language="en" fo:country="US"/>
    </style:style>
    <style:style style:name="T2022" style:parent-style-name="s2" style:family="text">
      <style:text-properties style:font-name="Consolas" fo:color="#DD1144" fo:language="en" fo:country="US"/>
    </style:style>
    <style:style style:name="T2023" style:parent-style-name="o" style:family="text">
      <style:text-properties style:font-name="Consolas" fo:font-weight="bold" style:font-weight-asian="bold" style:font-weight-complex="bold" fo:color="#000000" fo:language="en" fo:country="US"/>
    </style:style>
    <style:style style:name="T2024" style:parent-style-name="cl" style:family="text">
      <style:text-properties style:font-name="Consolas" fo:color="#000000" fo:language="en" fo:country="US"/>
    </style:style>
    <style:style style:name="T2025" style:parent-style-name="nv" style:family="text">
      <style:text-properties style:font-name="Consolas" fo:color="#008080" fo:language="en" fo:country="US"/>
    </style:style>
    <style:style style:name="T2026" style:parent-style-name="o" style:family="text">
      <style:text-properties style:font-name="Consolas" fo:font-weight="bold" style:font-weight-asian="bold" style:font-weight-complex="bold" fo:color="#000000" fo:language="en" fo:country="US"/>
    </style:style>
    <style:style style:name="P2027" style:parent-style-name="HTMLconformatoprevio" style:family="paragraph">
      <style:paragraph-properties fo:border="0.0034in solid #E5E7EB" fo:padding="0in" style:shadow="none" fo:background-color="#FFFFFF"/>
    </style:style>
    <style:style style:name="T2028" style:parent-style-name="cl" style:family="text">
      <style:text-properties style:font-name="Consolas" fo:color="#000000" fo:language="en" fo:country="US"/>
    </style:style>
    <style:style style:name="T2029" style:parent-style-name="s2" style:family="text">
      <style:text-properties style:font-name="Consolas" fo:color="#DD1144" fo:language="en" fo:country="US"/>
    </style:style>
    <style:style style:name="T2030" style:parent-style-name="o" style:family="text">
      <style:text-properties style:font-name="Consolas" fo:font-weight="bold" style:font-weight-asian="bold" style:font-weight-complex="bold" fo:color="#000000" fo:language="en" fo:country="US"/>
    </style:style>
    <style:style style:name="T2031" style:parent-style-name="cl" style:family="text">
      <style:text-properties style:font-name="Consolas" fo:color="#000000" fo:language="en" fo:country="US"/>
    </style:style>
    <style:style style:name="T2032" style:parent-style-name="nv" style:family="text">
      <style:text-properties style:font-name="Consolas" fo:color="#008080" fo:language="en" fo:country="US"/>
    </style:style>
    <style:style style:name="P2033" style:parent-style-name="HTMLconformatoprevio" style:family="paragraph">
      <style:paragraph-properties fo:border="0.0034in solid #E5E7EB" fo:padding="0in" style:shadow="none" fo:background-color="#FFFFFF"/>
    </style:style>
    <style:style style:name="T2034" style:parent-style-name="p" style:family="text">
      <style:text-properties style:font-name="Consolas" fo:color="#000000"/>
    </style:style>
    <style:style style:name="P2035" style:parent-style-name="NormalWeb" style:family="paragraph">
      <style:paragraph-properties fo:border="0.0034in solid #E5E7EB" fo:padding="0in" style:shadow="none" fo:background-color="#FFFFFF"/>
    </style:style>
    <style:style style:name="T2036" style:parent-style-name="Fuentedepárrafopredeter." style:family="text">
      <style:text-properties style:font-name="Arial" style:font-name-complex="Arial" fo:color="#000000"/>
    </style:style>
    <style:style style:name="T2037" style:parent-style-name="CódigoHTML" style:family="text">
      <style:text-properties style:font-name="Consolas" fo:color="#000000" fo:font-size="11pt" style:font-size-asian="11pt" style:font-size-complex="11pt"/>
    </style:style>
    <style:style style:name="T2038" style:parent-style-name="Fuentedepárrafopredeter." style:family="text">
      <style:text-properties style:font-name="Arial" style:font-name-complex="Arial" fo:color="#000000"/>
    </style:style>
    <style:style style:name="P2039" style:parent-style-name="Normal" style:family="paragraph">
      <style:paragraph-properties fo:background-color="#FFFFFF"/>
      <style:text-properties fo:color="#000000"/>
    </style:style>
    <style:style style:name="P2040" style:parent-style-name="Normal" style:family="paragraph">
      <style:paragraph-properties fo:background-color="#FFFFFF"/>
      <style:text-properties fo:color="#000000"/>
    </style:style>
    <style:style style:name="P2041"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2042" style:parent-style-name="NormalWeb" style:family="paragraph">
      <style:paragraph-properties fo:border="0.0034in solid #E5E7EB" fo:padding="0in" style:shadow="none" fo:background-color="#FFFFFF"/>
      <style:text-properties style:font-name="Arial" style:font-name-complex="Arial" fo:color="#000000"/>
    </style:style>
    <style:style style:name="P2043" style:parent-style-name="HTMLconformatoprevio" style:family="paragraph">
      <style:paragraph-properties fo:border="0.0034in solid #E5E7EB" fo:padding="0in" style:shadow="none" fo:background-color="#FFFFFF"/>
    </style:style>
    <style:style style:name="T2044" style:parent-style-name="nc" style:family="text">
      <style:text-properties style:font-name="Consolas" fo:font-weight="bold" style:font-weight-asian="bold" style:font-weight-complex="bold" fo:color="#445588" fo:language="en" fo:country="US"/>
    </style:style>
    <style:style style:name="T2045" style:parent-style-name="cl" style:family="text">
      <style:text-properties style:font-name="Consolas" fo:color="#000000" fo:language="en" fo:country="US"/>
    </style:style>
    <style:style style:name="T2046" style:parent-style-name="p" style:family="text">
      <style:text-properties style:font-name="Consolas" fo:color="#000000" fo:language="en" fo:country="US"/>
    </style:style>
    <style:style style:name="T2047" style:parent-style-name="cl" style:family="text">
      <style:text-properties style:font-name="Consolas" fo:color="#000000" fo:language="en" fo:country="US"/>
    </style:style>
    <style:style style:name="T2048" style:parent-style-name="na" style:family="text">
      <style:text-properties style:font-name="Consolas" fo:color="#008080" fo:language="en" fo:country="US"/>
    </style:style>
    <style:style style:name="T2049" style:parent-style-name="o" style:family="text">
      <style:text-properties style:font-name="Consolas" fo:font-weight="bold" style:font-weight-asian="bold" style:font-weight-complex="bold" fo:color="#000000" fo:language="en" fo:country="US"/>
    </style:style>
    <style:style style:name="T2050" style:parent-style-name="cl" style:family="text">
      <style:text-properties style:font-name="Consolas" fo:color="#000000" fo:language="en" fo:country="US"/>
    </style:style>
    <style:style style:name="T2051" style:parent-style-name="nv" style:family="text">
      <style:text-properties style:font-name="Consolas" fo:color="#008080" fo:language="en" fo:country="US"/>
    </style:style>
    <style:style style:name="T2052" style:parent-style-name="p" style:family="text">
      <style:text-properties style:font-name="Consolas" fo:color="#000000" fo:language="en" fo:country="US"/>
    </style:style>
    <style:style style:name="T2053" style:parent-style-name="cl" style:family="text">
      <style:text-properties style:font-name="Consolas" fo:color="#000000" fo:language="en" fo:country="US"/>
    </style:style>
    <style:style style:name="T2054" style:parent-style-name="p" style:family="text">
      <style:text-properties style:font-name="Consolas" fo:color="#000000" fo:language="en" fo:country="US"/>
    </style:style>
    <style:style style:name="P2055" style:parent-style-name="HTMLconformatoprevio" style:family="paragraph">
      <style:paragraph-properties fo:border="0.0034in solid #E5E7EB" fo:padding="0in" style:shadow="none" fo:background-color="#FFFFFF"/>
    </style:style>
    <style:style style:name="T2056" style:parent-style-name="nc" style:family="text">
      <style:text-properties style:font-name="Consolas" fo:font-weight="bold" style:font-weight-asian="bold" style:font-weight-complex="bold" fo:color="#445588" fo:language="en" fo:country="US"/>
    </style:style>
    <style:style style:name="T2057" style:parent-style-name="cl" style:family="text">
      <style:text-properties style:font-name="Consolas" fo:color="#000000" fo:language="en" fo:country="US"/>
    </style:style>
    <style:style style:name="T2058" style:parent-style-name="p" style:family="text">
      <style:text-properties style:font-name="Consolas" fo:color="#000000" fo:language="en" fo:country="US"/>
    </style:style>
    <style:style style:name="P2059" style:parent-style-name="HTMLconformatoprevio" style:family="paragraph">
      <style:paragraph-properties fo:border="0.0034in solid #E5E7EB" fo:padding="0in" style:shadow="none" fo:background-color="#FFFFFF"/>
    </style:style>
    <style:style style:name="T2060" style:parent-style-name="cl" style:family="text">
      <style:text-properties style:font-name="Consolas" fo:color="#000000" fo:language="en" fo:country="US"/>
    </style:style>
    <style:style style:name="T2061" style:parent-style-name="na" style:family="text">
      <style:text-properties style:font-name="Consolas" fo:color="#008080" fo:language="en" fo:country="US"/>
    </style:style>
    <style:style style:name="T2062" style:parent-style-name="o" style:family="text">
      <style:text-properties style:font-name="Consolas" fo:font-weight="bold" style:font-weight-asian="bold" style:font-weight-complex="bold" fo:color="#000000" fo:language="en" fo:country="US"/>
    </style:style>
    <style:style style:name="T2063" style:parent-style-name="cl" style:family="text">
      <style:text-properties style:font-name="Consolas" fo:color="#000000" fo:language="en" fo:country="US"/>
    </style:style>
    <style:style style:name="T2064" style:parent-style-name="nv" style:family="text">
      <style:text-properties style:font-name="Consolas" fo:color="#008080" fo:language="en" fo:country="US"/>
    </style:style>
    <style:style style:name="T2065" style:parent-style-name="p" style:family="text">
      <style:text-properties style:font-name="Consolas" fo:color="#000000" fo:language="en" fo:country="US"/>
    </style:style>
    <style:style style:name="P2066" style:parent-style-name="HTMLconformatoprevio" style:family="paragraph">
      <style:paragraph-properties fo:border="0.0034in solid #E5E7EB" fo:padding="0in" style:shadow="none" fo:background-color="#FFFFFF"/>
    </style:style>
    <style:style style:name="T2067" style:parent-style-name="cl" style:family="text">
      <style:text-properties style:font-name="Consolas" fo:color="#000000" fo:language="en" fo:country="US"/>
    </style:style>
    <style:style style:name="T2068" style:parent-style-name="na" style:family="text">
      <style:text-properties style:font-name="Consolas" fo:color="#008080"/>
    </style:style>
    <style:style style:name="T2069" style:parent-style-name="o" style:family="text">
      <style:text-properties style:font-name="Consolas" fo:font-weight="bold" style:font-weight-asian="bold" style:font-weight-complex="bold" fo:color="#000000"/>
    </style:style>
    <style:style style:name="T2070" style:parent-style-name="cl" style:family="text">
      <style:text-properties style:font-name="Consolas" fo:color="#000000"/>
    </style:style>
    <style:style style:name="T2071" style:parent-style-name="nv" style:family="text">
      <style:text-properties style:font-name="Consolas" fo:color="#008080"/>
    </style:style>
    <style:style style:name="T2072" style:parent-style-name="p" style:family="text">
      <style:text-properties style:font-name="Consolas" fo:color="#000000"/>
    </style:style>
    <style:style style:name="P2073" style:parent-style-name="HTMLconformatoprevio" style:family="paragraph">
      <style:paragraph-properties fo:border="0.0034in solid #E5E7EB" fo:padding="0in" style:shadow="none" fo:background-color="#FFFFFF"/>
    </style:style>
    <style:style style:name="T2074" style:parent-style-name="p" style:family="text">
      <style:text-properties style:font-name="Consolas" fo:color="#000000"/>
    </style:style>
    <style:style style:name="P2075" style:parent-style-name="NormalWeb" style:family="paragraph">
      <style:paragraph-properties fo:border="0.0034in solid #E5E7EB" fo:padding="0in" style:shadow="none" fo:background-color="#FFFFFF"/>
    </style:style>
    <style:style style:name="T2076" style:parent-style-name="Fuentedepárrafopredeter." style:family="text">
      <style:text-properties style:font-name="Arial" style:font-name-complex="Arial" fo:color="#000000"/>
    </style:style>
    <style:style style:name="T2077" style:parent-style-name="Hipervínculo" style:family="text">
      <style:text-properties style:font-name="Arial" style:font-name-complex="Arial"/>
    </style:style>
    <style:style style:name="T2078" style:parent-style-name="Fuentedepárrafopredeter." style:family="text">
      <style:text-properties style:font-name="Arial" style:font-name-complex="Arial" fo:color="#000000"/>
    </style:style>
    <style:style style:name="T2079" style:parent-style-name="Hipervínculo" style:family="text">
      <style:text-properties style:font-name="Arial" style:font-name-complex="Arial"/>
    </style:style>
    <style:style style:name="T2080" style:parent-style-name="Fuentedepárrafopredeter." style:family="text">
      <style:text-properties style:font-name="Arial" style:font-name-complex="Arial" fo:color="#000000"/>
    </style:style>
    <style:style style:name="T2081" style:parent-style-name="CódigoHTML" style:family="text">
      <style:text-properties style:font-name="Consolas" fo:color="#000000" fo:font-size="11pt" style:font-size-asian="11pt" style:font-size-complex="11pt"/>
    </style:style>
    <style:style style:name="T2082" style:parent-style-name="Fuentedepárrafopredeter." style:family="text">
      <style:text-properties style:font-name="Arial" style:font-name-complex="Arial" fo:color="#000000"/>
    </style:style>
    <style:style style:name="T2083" style:parent-style-name="CódigoHTML" style:family="text">
      <style:text-properties style:font-name="Consolas" fo:color="#000000" fo:font-size="11pt" style:font-size-asian="11pt" style:font-size-complex="11pt"/>
    </style:style>
    <style:style style:name="T2084" style:parent-style-name="Fuentedepárrafopredeter." style:family="text">
      <style:text-properties style:font-name="Arial" style:font-name-complex="Arial" fo:color="#000000"/>
    </style:style>
    <style:style style:name="T2085" style:parent-style-name="CódigoHTML" style:family="text">
      <style:text-properties style:font-name="Consolas" fo:color="#000000" fo:font-size="11pt" style:font-size-asian="11pt" style:font-size-complex="11pt"/>
    </style:style>
    <style:style style:name="T2086" style:parent-style-name="Fuentedepárrafopredeter." style:family="text">
      <style:text-properties style:font-name="Arial" style:font-name-complex="Arial" fo:color="#000000"/>
    </style:style>
    <style:style style:name="P208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088" style:parent-style-name="NormalWeb" style:family="paragraph">
      <style:paragraph-properties fo:border="0.0034in solid #E5E7EB" fo:padding="0in" style:shadow="none" fo:background-color="#FFFFFF"/>
    </style:style>
    <style:style style:name="T2089" style:parent-style-name="Fuentedepárrafopredeter." style:family="text">
      <style:text-properties style:font-name="Arial" style:font-name-complex="Arial" fo:color="#000000" fo:font-size="9.5pt" style:font-size-asian="9.5pt" style:font-size-complex="9.5pt"/>
    </style:style>
    <style:style style:name="P2090" style:parent-style-name="NormalWeb" style:family="paragraph">
      <style:paragraph-properties fo:border="0.0034in solid #E5E7EB" fo:padding="0in" style:shadow="none" fo:background-color="#FFFFFF"/>
    </style:style>
    <style:style style:name="T2091" style:parent-style-name="Fuentedepárrafopredeter." style:family="text">
      <style:text-properties style:font-name="Arial" style:font-name-complex="Arial" fo:color="#000000"/>
    </style:style>
    <style:style style:name="T2092" style:parent-style-name="CódigoHTML" style:family="text">
      <style:text-properties style:font-name="Consolas" fo:color="#000000" fo:font-size="11pt" style:font-size-asian="11pt" style:font-size-complex="11pt"/>
    </style:style>
    <style:style style:name="T2093" style:parent-style-name="Fuentedepárrafopredeter." style:family="text">
      <style:text-properties style:font-name="Arial" style:font-name-complex="Arial" fo:color="#000000"/>
    </style:style>
    <style:style style:name="T2094" style:parent-style-name="CódigoHTML" style:family="text">
      <style:text-properties style:font-name="Consolas" fo:color="#000000" fo:font-size="11pt" style:font-size-asian="11pt" style:font-size-complex="11pt"/>
    </style:style>
    <style:style style:name="T2095" style:parent-style-name="Fuentedepárrafopredeter." style:family="text">
      <style:text-properties style:font-name="Arial" style:font-name-complex="Arial" fo:color="#000000"/>
    </style:style>
    <style:style style:name="T2096" style:parent-style-name="Hipervínculo" style:family="text">
      <style:text-properties style:font-name="Arial" style:font-name-complex="Arial"/>
    </style:style>
    <style:style style:name="T2097" style:parent-style-name="Fuentedepárrafopredeter." style:family="text">
      <style:text-properties style:font-name="Arial" style:font-name-complex="Arial" fo:color="#000000"/>
    </style:style>
    <style:style style:name="P2098"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2099" style:parent-style-name="Normal" style:family="paragraph">
      <style:paragraph-properties fo:border="0.0034in solid #E5E7EB" fo:padding="0in" style:shadow="none" fo:margin-top="0.0694in" fo:margin-bottom="0.0694in" fo:line-height="100%" fo:background-color="#FFFFFF"/>
    </style:style>
    <style:style style:name="T2100" style:parent-style-name="Fuentedepárrafopredeter." style:family="text">
      <style:text-properties style:font-name="Arial" style:font-name-complex="Arial" fo:color="#000000"/>
    </style:style>
    <style:style style:name="T2101" style:parent-style-name="CódigoHTML" style:family="text">
      <style:text-properties style:font-name="Consolas" style:font-name-asian="Aptos" fo:color="#000000"/>
    </style:style>
    <style:style style:name="T2102" style:parent-style-name="Fuentedepárrafopredeter." style:family="text">
      <style:text-properties style:font-name="Arial" style:font-name-complex="Arial" fo:color="#000000"/>
    </style:style>
    <style:style style:name="P2103" style:parent-style-name="Normal" style:family="paragraph">
      <style:paragraph-properties fo:border="0.0034in solid #E5E7EB" fo:padding="0in" style:shadow="none" fo:margin-top="0.0694in" fo:margin-bottom="0.0694in" fo:line-height="100%" fo:background-color="#FFFFFF"/>
    </style:style>
    <style:style style:name="T2104" style:parent-style-name="Fuentedepárrafopredeter." style:family="text">
      <style:text-properties style:font-name="Arial" style:font-name-complex="Arial" fo:color="#000000"/>
    </style:style>
    <style:style style:name="T2105" style:parent-style-name="CódigoHTML" style:family="text">
      <style:text-properties style:font-name="Consolas" style:font-name-asian="Aptos" fo:color="#000000"/>
    </style:style>
    <style:style style:name="T2106" style:parent-style-name="Fuentedepárrafopredeter." style:family="text">
      <style:text-properties style:font-name="Arial" style:font-name-complex="Arial" fo:color="#000000"/>
    </style:style>
    <style:style style:name="P2107" style:parent-style-name="NormalWeb" style:family="paragraph">
      <style:paragraph-properties fo:border="0.0034in solid #E5E7EB" fo:padding="0in" style:shadow="none" fo:background-color="#FFFFFF"/>
    </style:style>
    <style:style style:name="T2108" style:parent-style-name="Fuentedepárrafopredeter." style:family="text">
      <style:text-properties style:font-name="Arial" style:font-name-complex="Arial" fo:color="#000000"/>
    </style:style>
    <style:style style:name="T2109" style:parent-style-name="CódigoHTML" style:family="text">
      <style:text-properties style:font-name="Consolas" fo:color="#000000" fo:font-size="11pt" style:font-size-asian="11pt" style:font-size-complex="11pt"/>
    </style:style>
    <style:style style:name="T2110" style:parent-style-name="Fuentedepárrafopredeter." style:family="text">
      <style:text-properties style:font-name="Arial" style:font-name-complex="Arial" fo:color="#000000"/>
    </style:style>
    <style:style style:name="P2111" style:parent-style-name="HTMLconformatoprevio" style:family="paragraph">
      <style:paragraph-properties fo:border="0.0034in solid #E5E7EB" fo:padding="0in" style:shadow="none" fo:background-color="#FFFFFF"/>
    </style:style>
    <style:style style:name="T2112" style:parent-style-name="k" style:family="text">
      <style:text-properties style:font-name="Consolas" fo:font-weight="bold" style:font-weight-asian="bold" style:font-weight-complex="bold" fo:color="#000000" fo:language="en" fo:country="US"/>
    </style:style>
    <style:style style:name="T2113" style:parent-style-name="cl" style:family="text">
      <style:text-properties style:font-name="Consolas" fo:color="#000000" fo:language="en" fo:country="US"/>
    </style:style>
    <style:style style:name="T2114" style:parent-style-name="s2" style:family="text">
      <style:text-properties style:font-name="Consolas" fo:color="#DD1144" fo:language="en" fo:country="US"/>
    </style:style>
    <style:style style:name="T2115" style:parent-style-name="p" style:family="text">
      <style:text-properties style:font-name="Consolas" fo:color="#000000" fo:language="en" fo:country="US"/>
    </style:style>
    <style:style style:name="P2116" style:parent-style-name="HTMLconformatoprevio" style:family="paragraph">
      <style:paragraph-properties fo:border="0.0034in solid #E5E7EB" fo:padding="0in" style:shadow="none" fo:background-color="#FFFFFF"/>
    </style:style>
    <style:style style:name="T2117" style:parent-style-name="k" style:family="text">
      <style:text-properties style:font-name="Consolas" fo:font-weight="bold" style:font-weight-asian="bold" style:font-weight-complex="bold" fo:color="#000000" fo:language="en" fo:country="US"/>
    </style:style>
    <style:style style:name="T2118" style:parent-style-name="cl" style:family="text">
      <style:text-properties style:font-name="Consolas" fo:color="#000000" fo:language="en" fo:country="US"/>
    </style:style>
    <style:style style:name="T2119" style:parent-style-name="s2" style:family="text">
      <style:text-properties style:font-name="Consolas" fo:color="#DD1144" fo:language="en" fo:country="US"/>
    </style:style>
    <style:style style:name="T2120" style:parent-style-name="p" style:family="text">
      <style:text-properties style:font-name="Consolas" fo:color="#000000" fo:language="en" fo:country="US"/>
    </style:style>
    <style:style style:name="P2121" style:parent-style-name="HTMLconformatoprevio" style:family="paragraph">
      <style:paragraph-properties fo:border="0.0034in solid #E5E7EB" fo:padding="0in" style:shadow="none" fo:background-color="#FFFFFF"/>
    </style:style>
    <style:style style:name="T2122" style:parent-style-name="k" style:family="text">
      <style:text-properties style:font-name="Consolas" fo:font-weight="bold" style:font-weight-asian="bold" style:font-weight-complex="bold" fo:color="#000000" fo:language="en" fo:country="US"/>
    </style:style>
    <style:style style:name="T2123" style:parent-style-name="cl" style:family="text">
      <style:text-properties style:font-name="Consolas" fo:color="#000000" fo:language="en" fo:country="US"/>
    </style:style>
    <style:style style:name="T2124" style:parent-style-name="s2" style:family="text">
      <style:text-properties style:font-name="Consolas" fo:color="#DD1144" fo:language="en" fo:country="US"/>
    </style:style>
    <style:style style:name="T2125" style:parent-style-name="p" style:family="text">
      <style:text-properties style:font-name="Consolas" fo:color="#000000" fo:language="en" fo:country="US"/>
    </style:style>
    <style:style style:name="P2126" style:parent-style-name="HTMLconformatoprevio" style:family="paragraph">
      <style:paragraph-properties fo:border="0.0034in solid #E5E7EB" fo:padding="0in" style:shadow="none" fo:background-color="#FFFFFF"/>
    </style:style>
    <style:style style:name="T2127" style:parent-style-name="k" style:family="text">
      <style:text-properties style:font-name="Consolas" fo:font-weight="bold" style:font-weight-asian="bold" style:font-weight-complex="bold" fo:color="#000000" fo:language="en" fo:country="US"/>
    </style:style>
    <style:style style:name="T2128" style:parent-style-name="cl" style:family="text">
      <style:text-properties style:font-name="Consolas" fo:color="#000000" fo:language="en" fo:country="US"/>
    </style:style>
    <style:style style:name="T2129" style:parent-style-name="s2" style:family="text">
      <style:text-properties style:font-name="Consolas" fo:color="#DD1144" fo:language="en" fo:country="US"/>
    </style:style>
    <style:style style:name="T2130" style:parent-style-name="p" style:family="text">
      <style:text-properties style:font-name="Consolas" fo:color="#000000" fo:language="en" fo:country="US"/>
    </style:style>
    <style:style style:name="P2131" style:parent-style-name="HTMLconformatoprevio" style:family="paragraph">
      <style:paragraph-properties fo:border="0.0034in solid #E5E7EB" fo:padding="0in" style:shadow="none" fo:background-color="#FFFFFF"/>
    </style:style>
    <style:style style:name="T2132" style:parent-style-name="k" style:family="text">
      <style:text-properties style:font-name="Consolas" fo:font-weight="bold" style:font-weight-asian="bold" style:font-weight-complex="bold" fo:color="#000000" fo:language="en" fo:country="US"/>
    </style:style>
    <style:style style:name="T2133" style:parent-style-name="cl" style:family="text">
      <style:text-properties style:font-name="Consolas" fo:color="#000000" fo:language="en" fo:country="US"/>
    </style:style>
    <style:style style:name="T2134" style:parent-style-name="s2" style:family="text">
      <style:text-properties style:font-name="Consolas" fo:color="#DD1144" fo:language="en" fo:country="US"/>
    </style:style>
    <style:style style:name="T2135" style:parent-style-name="p" style:family="text">
      <style:text-properties style:font-name="Consolas" fo:color="#000000" fo:language="en" fo:country="US"/>
    </style:style>
    <style:style style:name="P2136" style:parent-style-name="HTMLconformatoprevio" style:family="paragraph">
      <style:paragraph-properties fo:border="0.0034in solid #E5E7EB" fo:padding="0in" style:shadow="none" fo:background-color="#FFFFFF"/>
    </style:style>
    <style:style style:name="P2137" style:parent-style-name="HTMLconformatoprevio" style:family="paragraph">
      <style:paragraph-properties fo:border="0.0034in solid #E5E7EB" fo:padding="0in" style:shadow="none" fo:background-color="#FFFFFF"/>
    </style:style>
    <style:style style:name="T2138" style:parent-style-name="nv" style:family="text">
      <style:text-properties style:font-name="Consolas" fo:color="#008080" fo:language="en" fo:country="US"/>
    </style:style>
    <style:style style:name="T2139" style:parent-style-name="o" style:family="text">
      <style:text-properties style:font-name="Consolas" fo:font-weight="bold" style:font-weight-asian="bold" style:font-weight-complex="bold" fo:color="#000000" fo:language="en" fo:country="US"/>
    </style:style>
    <style:style style:name="T2140" style:parent-style-name="cl" style:family="text">
      <style:text-properties style:font-name="Consolas" fo:color="#000000" fo:language="en" fo:country="US"/>
    </style:style>
    <style:style style:name="T2141" style:parent-style-name="nf" style:family="text">
      <style:text-properties style:font-name="Consolas" fo:font-weight="bold" style:font-weight-asian="bold" style:font-weight-complex="bold" fo:color="#990000" fo:language="en" fo:country="US"/>
    </style:style>
    <style:style style:name="T2142" style:parent-style-name="p" style:family="text">
      <style:text-properties style:font-name="Consolas" fo:color="#000000" fo:language="en" fo:country="US"/>
    </style:style>
    <style:style style:name="T2143" style:parent-style-name="nv" style:family="text">
      <style:text-properties style:font-name="Consolas" fo:color="#008080" fo:language="en" fo:country="US"/>
    </style:style>
    <style:style style:name="T2144" style:parent-style-name="o" style:family="text">
      <style:text-properties style:font-name="Consolas" fo:font-weight="bold" style:font-weight-asian="bold" style:font-weight-complex="bold" fo:color="#000000" fo:language="en" fo:country="US"/>
    </style:style>
    <style:style style:name="T2145" style:parent-style-name="cl" style:family="text">
      <style:text-properties style:font-name="Consolas" fo:color="#000000" fo:language="en" fo:country="US"/>
    </style:style>
    <style:style style:name="T2146" style:parent-style-name="nv" style:family="text">
      <style:text-properties style:font-name="Consolas" fo:color="#008080" fo:language="en" fo:country="US"/>
    </style:style>
    <style:style style:name="T2147" style:parent-style-name="o" style:family="text">
      <style:text-properties style:font-name="Consolas" fo:font-weight="bold" style:font-weight-asian="bold" style:font-weight-complex="bold" fo:color="#000000" fo:language="en" fo:country="US"/>
    </style:style>
    <style:style style:name="T2148" style:parent-style-name="cl" style:family="text">
      <style:text-properties style:font-name="Consolas" fo:color="#000000" fo:language="en" fo:country="US"/>
    </style:style>
    <style:style style:name="T2149" style:parent-style-name="nv" style:family="text">
      <style:text-properties style:font-name="Consolas" fo:color="#008080" fo:language="en" fo:country="US"/>
    </style:style>
    <style:style style:name="T2150" style:parent-style-name="o" style:family="text">
      <style:text-properties style:font-name="Consolas" fo:font-weight="bold" style:font-weight-asian="bold" style:font-weight-complex="bold" fo:color="#000000" fo:language="en" fo:country="US"/>
    </style:style>
    <style:style style:name="T2151" style:parent-style-name="cl" style:family="text">
      <style:text-properties style:font-name="Consolas" fo:color="#000000" fo:language="en" fo:country="US"/>
    </style:style>
    <style:style style:name="T2152" style:parent-style-name="nv" style:family="text">
      <style:text-properties style:font-name="Consolas" fo:color="#008080" fo:language="en" fo:country="US"/>
    </style:style>
    <style:style style:name="T2153" style:parent-style-name="o" style:family="text">
      <style:text-properties style:font-name="Consolas" fo:font-weight="bold" style:font-weight-asian="bold" style:font-weight-complex="bold" fo:color="#000000" fo:language="en" fo:country="US"/>
    </style:style>
    <style:style style:name="T2154" style:parent-style-name="cl" style:family="text">
      <style:text-properties style:font-name="Consolas" fo:color="#000000" fo:language="en" fo:country="US"/>
    </style:style>
    <style:style style:name="T2155" style:parent-style-name="nv" style:family="text">
      <style:text-properties style:font-name="Consolas" fo:color="#008080" fo:language="en" fo:country="US"/>
    </style:style>
    <style:style style:name="T2156" style:parent-style-name="o" style:family="text">
      <style:text-properties style:font-name="Consolas" fo:font-weight="bold" style:font-weight-asian="bold" style:font-weight-complex="bold" fo:color="#000000" fo:language="en" fo:country="US"/>
    </style:style>
    <style:style style:name="T2157" style:parent-style-name="cl" style:family="text">
      <style:text-properties style:font-name="Consolas" fo:color="#000000" fo:language="en" fo:country="US"/>
    </style:style>
    <style:style style:name="T2158" style:parent-style-name="nv" style:family="text">
      <style:text-properties style:font-name="Consolas" fo:color="#008080" fo:language="en" fo:country="US"/>
    </style:style>
    <style:style style:name="T2159" style:parent-style-name="o" style:family="text">
      <style:text-properties style:font-name="Consolas" fo:font-weight="bold" style:font-weight-asian="bold" style:font-weight-complex="bold" fo:color="#000000" fo:language="en" fo:country="US"/>
    </style:style>
    <style:style style:name="T2160" style:parent-style-name="cl" style:family="text">
      <style:text-properties style:font-name="Consolas" fo:color="#000000" fo:language="en" fo:country="US"/>
    </style:style>
    <style:style style:name="T2161" style:parent-style-name="nv" style:family="text">
      <style:text-properties style:font-name="Consolas" fo:color="#008080" fo:language="en" fo:country="US"/>
    </style:style>
    <style:style style:name="T2162" style:parent-style-name="o" style:family="text">
      <style:text-properties style:font-name="Consolas" fo:font-weight="bold" style:font-weight-asian="bold" style:font-weight-complex="bold" fo:color="#000000" fo:language="en" fo:country="US"/>
    </style:style>
    <style:style style:name="T2163" style:parent-style-name="cl" style:family="text">
      <style:text-properties style:font-name="Consolas" fo:color="#000000" fo:language="en" fo:country="US"/>
    </style:style>
    <style:style style:name="T2164" style:parent-style-name="nv" style:family="text">
      <style:text-properties style:font-name="Consolas" fo:color="#008080" fo:language="en" fo:country="US"/>
    </style:style>
    <style:style style:name="T2165" style:parent-style-name="o" style:family="text">
      <style:text-properties style:font-name="Consolas" fo:font-weight="bold" style:font-weight-asian="bold" style:font-weight-complex="bold" fo:color="#000000" fo:language="en" fo:country="US"/>
    </style:style>
    <style:style style:name="T2166" style:parent-style-name="cl" style:family="text">
      <style:text-properties style:font-name="Consolas" fo:color="#000000" fo:language="en" fo:country="US"/>
    </style:style>
    <style:style style:name="T2167" style:parent-style-name="nv" style:family="text">
      <style:text-properties style:font-name="Consolas" fo:color="#008080" fo:language="en" fo:country="US"/>
    </style:style>
    <style:style style:name="T2168" style:parent-style-name="o" style:family="text">
      <style:text-properties style:font-name="Consolas" fo:font-weight="bold" style:font-weight-asian="bold" style:font-weight-complex="bold" fo:color="#000000" fo:language="en" fo:country="US"/>
    </style:style>
    <style:style style:name="T2169" style:parent-style-name="cl" style:family="text">
      <style:text-properties style:font-name="Consolas" fo:color="#000000" fo:language="en" fo:country="US"/>
    </style:style>
    <style:style style:name="T2170" style:parent-style-name="nv" style:family="text">
      <style:text-properties style:font-name="Consolas" fo:color="#008080" fo:language="en" fo:country="US"/>
    </style:style>
    <style:style style:name="T2171" style:parent-style-name="p" style:family="text">
      <style:text-properties style:font-name="Consolas" fo:color="#000000" fo:language="en" fo:country="US"/>
    </style:style>
    <style:style style:name="P2172" style:parent-style-name="HTMLconformatoprevio" style:family="paragraph">
      <style:paragraph-properties fo:border="0.0034in solid #E5E7EB" fo:padding="0in" style:shadow="none" fo:background-color="#FFFFFF"/>
    </style:style>
    <style:style style:name="P2173" style:parent-style-name="HTMLconformatoprevio" style:family="paragraph">
      <style:paragraph-properties fo:border="0.0034in solid #E5E7EB" fo:padding="0in" style:shadow="none" fo:background-color="#FFFFFF"/>
    </style:style>
    <style:style style:name="T2174" style:parent-style-name="nv" style:family="text">
      <style:text-properties style:font-name="Consolas" fo:color="#008080" fo:language="en" fo:country="US"/>
    </style:style>
    <style:style style:name="T2175" style:parent-style-name="o" style:family="text">
      <style:text-properties style:font-name="Consolas" fo:font-weight="bold" style:font-weight-asian="bold" style:font-weight-complex="bold" fo:color="#000000" fo:language="en" fo:country="US"/>
    </style:style>
    <style:style style:name="T2176" style:parent-style-name="cl" style:family="text">
      <style:text-properties style:font-name="Consolas" fo:color="#000000" fo:language="en" fo:country="US"/>
    </style:style>
    <style:style style:name="T2177" style:parent-style-name="nf" style:family="text">
      <style:text-properties style:font-name="Consolas" fo:font-weight="bold" style:font-weight-asian="bold" style:font-weight-complex="bold" fo:color="#990000" fo:language="en" fo:country="US"/>
    </style:style>
    <style:style style:name="T2178" style:parent-style-name="p" style:family="text">
      <style:text-properties style:font-name="Consolas" fo:color="#000000" fo:language="en" fo:country="US"/>
    </style:style>
    <style:style style:name="P2179" style:parent-style-name="HTMLconformatoprevio" style:family="paragraph">
      <style:paragraph-properties fo:border="0.0034in solid #E5E7EB" fo:padding="0in" style:shadow="none" fo:background-color="#FFFFFF"/>
    </style:style>
    <style:style style:name="T2180" style:parent-style-name="cl" style:family="text">
      <style:text-properties style:font-name="Consolas" fo:color="#000000" fo:language="en" fo:country="US"/>
    </style:style>
    <style:style style:name="T2181" style:parent-style-name="nv" style:family="text">
      <style:text-properties style:font-name="Consolas" fo:color="#008080" fo:language="en" fo:country="US"/>
    </style:style>
    <style:style style:name="T2182" style:parent-style-name="o" style:family="text">
      <style:text-properties style:font-name="Consolas" fo:font-weight="bold" style:font-weight-asian="bold" style:font-weight-complex="bold" fo:color="#000000" fo:language="en" fo:country="US"/>
    </style:style>
    <style:style style:name="P2183" style:parent-style-name="HTMLconformatoprevio" style:family="paragraph">
      <style:paragraph-properties fo:border="0.0034in solid #E5E7EB" fo:padding="0in" style:shadow="none" fo:background-color="#FFFFFF"/>
    </style:style>
    <style:style style:name="T2184" style:parent-style-name="cl" style:family="text">
      <style:text-properties style:font-name="Consolas" fo:color="#000000" fo:language="en" fo:country="US"/>
    </style:style>
    <style:style style:name="T2185" style:parent-style-name="p" style:family="text">
      <style:text-properties style:font-name="Consolas" fo:color="#000000" fo:language="en" fo:country="US"/>
    </style:style>
    <style:style style:name="P2186" style:parent-style-name="HTMLconformatoprevio" style:family="paragraph">
      <style:paragraph-properties fo:border="0.0034in solid #E5E7EB" fo:padding="0in" style:shadow="none" fo:background-color="#FFFFFF"/>
    </style:style>
    <style:style style:name="T2187" style:parent-style-name="cl" style:family="text">
      <style:text-properties style:font-name="Consolas" fo:color="#000000" fo:language="en" fo:country="US"/>
    </style:style>
    <style:style style:name="T2188" style:parent-style-name="s2" style:family="text">
      <style:text-properties style:font-name="Consolas" fo:color="#DD1144" fo:language="en" fo:country="US"/>
    </style:style>
    <style:style style:name="T2189" style:parent-style-name="o" style:family="text">
      <style:text-properties style:font-name="Consolas" fo:font-weight="bold" style:font-weight-asian="bold" style:font-weight-complex="bold" fo:color="#000000" fo:language="en" fo:country="US"/>
    </style:style>
    <style:style style:name="T2190" style:parent-style-name="cl" style:family="text">
      <style:text-properties style:font-name="Consolas" fo:color="#000000" fo:language="en" fo:country="US"/>
    </style:style>
    <style:style style:name="T2191" style:parent-style-name="nf" style:family="text">
      <style:text-properties style:font-name="Consolas" fo:font-weight="bold" style:font-weight-asian="bold" style:font-weight-complex="bold" fo:color="#990000" fo:language="en" fo:country="US"/>
    </style:style>
    <style:style style:name="T2192" style:parent-style-name="p" style:family="text">
      <style:text-properties style:font-name="Consolas" fo:color="#000000" fo:language="en" fo:country="US"/>
    </style:style>
    <style:style style:name="P2193" style:parent-style-name="HTMLconformatoprevio" style:family="paragraph">
      <style:paragraph-properties fo:border="0.0034in solid #E5E7EB" fo:padding="0in" style:shadow="none" fo:background-color="#FFFFFF"/>
    </style:style>
    <style:style style:name="T2194" style:parent-style-name="cl" style:family="text">
      <style:text-properties style:font-name="Consolas" fo:color="#000000" fo:language="en" fo:country="US"/>
    </style:style>
    <style:style style:name="T2195" style:parent-style-name="nf" style:family="text">
      <style:text-properties style:font-name="Consolas" fo:font-weight="bold" style:font-weight-asian="bold" style:font-weight-complex="bold" fo:color="#990000" fo:language="en" fo:country="US"/>
    </style:style>
    <style:style style:name="T2196" style:parent-style-name="p" style:family="text">
      <style:text-properties style:font-name="Consolas" fo:color="#000000" fo:language="en" fo:country="US"/>
    </style:style>
    <style:style style:name="T2197" style:parent-style-name="nv" style:family="text">
      <style:text-properties style:font-name="Consolas" fo:color="#008080" fo:language="en" fo:country="US"/>
    </style:style>
    <style:style style:name="T2198" style:parent-style-name="o" style:family="text">
      <style:text-properties style:font-name="Consolas" fo:font-weight="bold" style:font-weight-asian="bold" style:font-weight-complex="bold" fo:color="#000000" fo:language="en" fo:country="US"/>
    </style:style>
    <style:style style:name="T2199" style:parent-style-name="cl" style:family="text">
      <style:text-properties style:font-name="Consolas" fo:color="#000000" fo:language="en" fo:country="US"/>
    </style:style>
    <style:style style:name="T2200" style:parent-style-name="s2" style:family="text">
      <style:text-properties style:font-name="Consolas" fo:color="#DD1144" fo:language="en" fo:country="US"/>
    </style:style>
    <style:style style:name="T2201" style:parent-style-name="p" style:family="text">
      <style:text-properties style:font-name="Consolas" fo:color="#000000" fo:language="en" fo:country="US"/>
    </style:style>
    <style:style style:name="T2202" style:parent-style-name="o" style:family="text">
      <style:text-properties style:font-name="Consolas" fo:font-weight="bold" style:font-weight-asian="bold" style:font-weight-complex="bold" fo:color="#000000" fo:language="en" fo:country="US"/>
    </style:style>
    <style:style style:name="P2203" style:parent-style-name="HTMLconformatoprevio" style:family="paragraph">
      <style:paragraph-properties fo:border="0.0034in solid #E5E7EB" fo:padding="0in" style:shadow="none" fo:background-color="#FFFFFF"/>
    </style:style>
    <style:style style:name="T2204" style:parent-style-name="cl" style:family="text">
      <style:text-properties style:font-name="Consolas" fo:color="#000000" fo:language="en" fo:country="US"/>
    </style:style>
    <style:style style:name="T2205" style:parent-style-name="p" style:family="text">
      <style:text-properties style:font-name="Consolas" fo:color="#000000" fo:language="en" fo:country="US"/>
    </style:style>
    <style:style style:name="P2206" style:parent-style-name="HTMLconformatoprevio" style:family="paragraph">
      <style:paragraph-properties fo:border="0.0034in solid #E5E7EB" fo:padding="0in" style:shadow="none" fo:background-color="#FFFFFF"/>
    </style:style>
    <style:style style:name="T2207" style:parent-style-name="cl" style:family="text">
      <style:text-properties style:font-name="Consolas" fo:color="#000000" fo:language="en" fo:country="US"/>
    </style:style>
    <style:style style:name="T2208" style:parent-style-name="na" style:family="text">
      <style:text-properties style:font-name="Consolas" fo:color="#008080" fo:language="en" fo:country="US"/>
    </style:style>
    <style:style style:name="T2209" style:parent-style-name="o" style:family="text">
      <style:text-properties style:font-name="Consolas" fo:font-weight="bold" style:font-weight-asian="bold" style:font-weight-complex="bold" fo:color="#000000" fo:language="en" fo:country="US"/>
    </style:style>
    <style:style style:name="T2210" style:parent-style-name="cl" style:family="text">
      <style:text-properties style:font-name="Consolas" fo:color="#000000" fo:language="en" fo:country="US"/>
    </style:style>
    <style:style style:name="T2211" style:parent-style-name="nf" style:family="text">
      <style:text-properties style:font-name="Consolas" fo:font-weight="bold" style:font-weight-asian="bold" style:font-weight-complex="bold" fo:color="#990000" fo:language="en" fo:country="US"/>
    </style:style>
    <style:style style:name="T2212" style:parent-style-name="p" style:family="text">
      <style:text-properties style:font-name="Consolas" fo:color="#000000" fo:language="en" fo:country="US"/>
    </style:style>
    <style:style style:name="P2213" style:parent-style-name="HTMLconformatoprevio" style:family="paragraph">
      <style:paragraph-properties fo:border="0.0034in solid #E5E7EB" fo:padding="0in" style:shadow="none" fo:background-color="#FFFFFF"/>
    </style:style>
    <style:style style:name="T2214" style:parent-style-name="cl" style:family="text">
      <style:text-properties style:font-name="Consolas" fo:color="#000000" fo:language="en" fo:country="US"/>
    </style:style>
    <style:style style:name="T2215" style:parent-style-name="nf" style:family="text">
      <style:text-properties style:font-name="Consolas" fo:font-weight="bold" style:font-weight-asian="bold" style:font-weight-complex="bold" fo:color="#990000" fo:language="en" fo:country="US"/>
    </style:style>
    <style:style style:name="T2216" style:parent-style-name="p" style:family="text">
      <style:text-properties style:font-name="Consolas" fo:color="#000000" fo:language="en" fo:country="US"/>
    </style:style>
    <style:style style:name="T2217" style:parent-style-name="nf" style:family="text">
      <style:text-properties style:font-name="Consolas" fo:font-weight="bold" style:font-weight-asian="bold" style:font-weight-complex="bold" fo:color="#990000" fo:language="en" fo:country="US"/>
    </style:style>
    <style:style style:name="T2218" style:parent-style-name="p" style:family="text">
      <style:text-properties style:font-name="Consolas" fo:color="#000000" fo:language="en" fo:country="US"/>
    </style:style>
    <style:style style:name="T2219" style:parent-style-name="nv" style:family="text">
      <style:text-properties style:font-name="Consolas" fo:color="#008080" fo:language="en" fo:country="US"/>
    </style:style>
    <style:style style:name="T2220" style:parent-style-name="o" style:family="text">
      <style:text-properties style:font-name="Consolas" fo:font-weight="bold" style:font-weight-asian="bold" style:font-weight-complex="bold" fo:color="#000000" fo:language="en" fo:country="US"/>
    </style:style>
    <style:style style:name="T2221" style:parent-style-name="cl" style:family="text">
      <style:text-properties style:font-name="Consolas" fo:color="#000000" fo:language="en" fo:country="US"/>
    </style:style>
    <style:style style:name="T2222" style:parent-style-name="s2" style:family="text">
      <style:text-properties style:font-name="Consolas" fo:color="#DD1144" fo:language="en" fo:country="US"/>
    </style:style>
    <style:style style:name="T2223" style:parent-style-name="p" style:family="text">
      <style:text-properties style:font-name="Consolas" fo:color="#000000" fo:language="en" fo:country="US"/>
    </style:style>
    <style:style style:name="T2224" style:parent-style-name="o" style:family="text">
      <style:text-properties style:font-name="Consolas" fo:font-weight="bold" style:font-weight-asian="bold" style:font-weight-complex="bold" fo:color="#000000" fo:language="en" fo:country="US"/>
    </style:style>
    <style:style style:name="T2225" style:parent-style-name="cl" style:family="text">
      <style:text-properties style:font-name="Consolas" fo:color="#000000" fo:language="en" fo:country="US"/>
    </style:style>
    <style:style style:name="T2226" style:parent-style-name="s2" style:family="text">
      <style:text-properties style:font-name="Consolas" fo:color="#DD1144" fo:language="en" fo:country="US"/>
    </style:style>
    <style:style style:name="T2227" style:parent-style-name="p" style:family="text">
      <style:text-properties style:font-name="Consolas" fo:color="#000000" fo:language="en" fo:country="US"/>
    </style:style>
    <style:style style:name="T2228" style:parent-style-name="o" style:family="text">
      <style:text-properties style:font-name="Consolas" fo:font-weight="bold" style:font-weight-asian="bold" style:font-weight-complex="bold" fo:color="#000000" fo:language="en" fo:country="US"/>
    </style:style>
    <style:style style:name="P2229" style:parent-style-name="HTMLconformatoprevio" style:family="paragraph">
      <style:paragraph-properties fo:border="0.0034in solid #E5E7EB" fo:padding="0in" style:shadow="none" fo:background-color="#FFFFFF"/>
    </style:style>
    <style:style style:name="T2230" style:parent-style-name="cl" style:family="text">
      <style:text-properties style:font-name="Consolas" fo:color="#000000" fo:language="en" fo:country="US"/>
    </style:style>
    <style:style style:name="T2231" style:parent-style-name="p" style:family="text">
      <style:text-properties style:font-name="Consolas" fo:color="#000000" fo:language="en" fo:country="US"/>
    </style:style>
    <style:style style:name="P2232" style:parent-style-name="HTMLconformatoprevio" style:family="paragraph">
      <style:paragraph-properties fo:border="0.0034in solid #E5E7EB" fo:padding="0in" style:shadow="none" fo:background-color="#FFFFFF"/>
    </style:style>
    <style:style style:name="T2233" style:parent-style-name="cl" style:family="text">
      <style:text-properties style:font-name="Consolas" fo:color="#000000" fo:language="en" fo:country="US"/>
    </style:style>
    <style:style style:name="T2234" style:parent-style-name="nv" style:family="text">
      <style:text-properties style:font-name="Consolas" fo:color="#008080" fo:language="en" fo:country="US"/>
    </style:style>
    <style:style style:name="P2235" style:parent-style-name="HTMLconformatoprevio" style:family="paragraph">
      <style:paragraph-properties fo:border="0.0034in solid #E5E7EB" fo:padding="0in" style:shadow="none" fo:background-color="#FFFFFF"/>
    </style:style>
    <style:style style:name="T2236" style:parent-style-name="cl" style:family="text">
      <style:text-properties style:font-name="Consolas" fo:color="#000000" fo:language="en" fo:country="US"/>
    </style:style>
    <style:style style:name="T2237" style:parent-style-name="p" style:family="text">
      <style:text-properties style:font-name="Consolas" fo:color="#000000" fo:language="en" fo:country="US"/>
    </style:style>
    <style:style style:name="T2238" style:parent-style-name="o" style:family="text">
      <style:text-properties style:font-name="Consolas" fo:font-weight="bold" style:font-weight-asian="bold" style:font-weight-complex="bold" fo:color="#000000" fo:language="en" fo:country="US"/>
    </style:style>
    <style:style style:name="P2239" style:parent-style-name="HTMLconformatoprevio" style:family="paragraph">
      <style:paragraph-properties fo:border="0.0034in solid #E5E7EB" fo:padding="0in" style:shadow="none" fo:background-color="#FFFFFF"/>
    </style:style>
    <style:style style:name="T2240" style:parent-style-name="cl" style:family="text">
      <style:text-properties style:font-name="Consolas" fo:color="#000000" fo:language="en" fo:country="US"/>
    </style:style>
    <style:style style:name="T2241" style:parent-style-name="p" style:family="text">
      <style:text-properties style:font-name="Consolas" fo:color="#000000" fo:language="en" fo:country="US"/>
    </style:style>
    <style:style style:name="T2242" style:parent-style-name="o" style:family="text">
      <style:text-properties style:font-name="Consolas" fo:font-weight="bold" style:font-weight-asian="bold" style:font-weight-complex="bold" fo:color="#000000" fo:language="en" fo:country="US"/>
    </style:style>
    <style:style style:name="P2243" style:parent-style-name="HTMLconformatoprevio" style:family="paragraph">
      <style:paragraph-properties fo:border="0.0034in solid #E5E7EB" fo:padding="0in" style:shadow="none" fo:background-color="#FFFFFF"/>
    </style:style>
    <style:style style:name="T2244" style:parent-style-name="cl" style:family="text">
      <style:text-properties style:font-name="Consolas" fo:color="#000000" fo:language="en" fo:country="US"/>
    </style:style>
    <style:style style:name="T2245" style:parent-style-name="p" style:family="text">
      <style:text-properties style:font-name="Consolas" fo:color="#000000" fo:language="en" fo:country="US"/>
    </style:style>
    <style:style style:name="T2246" style:parent-style-name="o" style:family="text">
      <style:text-properties style:font-name="Consolas" fo:font-weight="bold" style:font-weight-asian="bold" style:font-weight-complex="bold" fo:color="#000000" fo:language="en" fo:country="US"/>
    </style:style>
    <style:style style:name="P2247" style:parent-style-name="HTMLconformatoprevio" style:family="paragraph">
      <style:paragraph-properties fo:border="0.0034in solid #E5E7EB" fo:padding="0in" style:shadow="none" fo:background-color="#FFFFFF"/>
    </style:style>
    <style:style style:name="T2248" style:parent-style-name="cl" style:family="text">
      <style:text-properties style:font-name="Consolas" fo:color="#000000" fo:language="en" fo:country="US"/>
    </style:style>
    <style:style style:name="T2249" style:parent-style-name="p" style:family="text">
      <style:text-properties style:font-name="Consolas" fo:color="#000000" fo:language="en" fo:country="US"/>
    </style:style>
    <style:style style:name="T2250" style:parent-style-name="o" style:family="text">
      <style:text-properties style:font-name="Consolas" fo:font-weight="bold" style:font-weight-asian="bold" style:font-weight-complex="bold" fo:color="#000000" fo:language="en" fo:country="US"/>
    </style:style>
    <style:style style:name="P2251" style:parent-style-name="HTMLconformatoprevio" style:family="paragraph">
      <style:paragraph-properties fo:border="0.0034in solid #E5E7EB" fo:padding="0in" style:shadow="none" fo:background-color="#FFFFFF"/>
    </style:style>
    <style:style style:name="T2252" style:parent-style-name="cl" style:family="text">
      <style:text-properties style:font-name="Consolas" fo:color="#000000" fo:language="en" fo:country="US"/>
    </style:style>
    <style:style style:name="T2253" style:parent-style-name="p" style:family="text">
      <style:text-properties style:font-name="Consolas" fo:color="#000000" fo:language="en" fo:country="US"/>
    </style:style>
    <style:style style:name="P2254" style:parent-style-name="HTMLconformatoprevio" style:family="paragraph">
      <style:paragraph-properties fo:border="0.0034in solid #E5E7EB" fo:padding="0in" style:shadow="none" fo:background-color="#FFFFFF"/>
    </style:style>
    <style:style style:name="T2255" style:parent-style-name="p" style:family="text">
      <style:text-properties style:font-name="Consolas" fo:color="#000000" fo:language="en" fo:country="US"/>
    </style:style>
    <style:style style:name="P2256" style:parent-style-name="HTMLconformatoprevio" style:family="paragraph">
      <style:paragraph-properties fo:border="0.0034in solid #E5E7EB" fo:padding="0in" style:shadow="none" fo:background-color="#FFFFFF"/>
    </style:style>
    <style:style style:name="P2257" style:parent-style-name="HTMLconformatoprevio" style:family="paragraph">
      <style:paragraph-properties fo:border="0.0034in solid #E5E7EB" fo:padding="0in" style:shadow="none" fo:background-color="#FFFFFF"/>
    </style:style>
    <style:style style:name="T2258" style:parent-style-name="k" style:family="text">
      <style:text-properties style:font-name="Consolas" fo:font-weight="bold" style:font-weight-asian="bold" style:font-weight-complex="bold" fo:color="#000000" fo:language="en" fo:country="US"/>
    </style:style>
    <style:style style:name="T2259" style:parent-style-name="cl" style:family="text">
      <style:text-properties style:font-name="Consolas" fo:color="#000000" fo:language="en" fo:country="US"/>
    </style:style>
    <style:style style:name="T2260" style:parent-style-name="s2" style:family="text">
      <style:text-properties style:font-name="Consolas" fo:color="#DD1144" fo:language="en" fo:country="US"/>
    </style:style>
    <style:style style:name="T2261" style:parent-style-name="p" style:family="text">
      <style:text-properties style:font-name="Consolas" fo:color="#000000" fo:language="en" fo:country="US"/>
    </style:style>
    <style:style style:name="P2262" style:parent-style-name="NormalWeb" style:family="paragraph">
      <style:paragraph-properties fo:border="0.0034in solid #E5E7EB" fo:padding="0in" style:shadow="none" fo:background-color="#FFFFFF"/>
    </style:style>
    <style:style style:name="T2263" style:parent-style-name="Fuentedepárrafopredeter." style:family="text">
      <style:text-properties style:font-name="Arial" style:font-name-complex="Arial" fo:color="#000000"/>
    </style:style>
    <style:style style:name="T2264" style:parent-style-name="CódigoHTML" style:family="text">
      <style:text-properties style:font-name="Consolas" fo:color="#000000" fo:font-size="11pt" style:font-size-asian="11pt" style:font-size-complex="11pt"/>
    </style:style>
    <style:style style:name="T2265" style:parent-style-name="Fuentedepárrafopredeter." style:family="text">
      <style:text-properties style:font-name="Arial" style:font-name-complex="Arial" fo:color="#000000"/>
    </style:style>
    <style:style style:name="P2266"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2267" style:parent-style-name="NormalWeb" style:family="paragraph">
      <style:paragraph-properties fo:border="0.0034in solid #E5E7EB" fo:padding="0in" style:shadow="none" fo:background-color="#FFFFFF"/>
      <style:text-properties style:font-name="Arial" style:font-name-complex="Arial" fo:color="#000000"/>
    </style:style>
    <style:style style:name="P226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269" style:parent-style-name="NormalWeb" style:family="paragraph">
      <style:paragraph-properties fo:border="0.0034in solid #E5E7EB" fo:padding="0in" style:shadow="none" fo:background-color="#FFFFFF"/>
    </style:style>
    <style:style style:name="T2270" style:parent-style-name="Fuentedepárrafopredeter." style:family="text">
      <style:text-properties style:font-name="Arial" style:font-name-complex="Arial" fo:color="#000000"/>
    </style:style>
    <style:style style:name="T2271" style:parent-style-name="CódigoHTML" style:family="text">
      <style:text-properties style:font-name="Consolas" fo:color="#000000" fo:font-size="11pt" style:font-size-asian="11pt" style:font-size-complex="11pt"/>
    </style:style>
    <style:style style:name="T2272" style:parent-style-name="Fuentedepárrafopredeter." style:family="text">
      <style:text-properties style:font-name="Arial" style:font-name-complex="Arial" fo:color="#000000"/>
    </style:style>
    <style:style style:name="T2273" style:parent-style-name="CódigoHTML" style:family="text">
      <style:text-properties style:font-name="Consolas" fo:color="#000000" fo:font-size="11pt" style:font-size-asian="11pt" style:font-size-complex="11pt"/>
    </style:style>
    <style:style style:name="T2274" style:parent-style-name="Fuentedepárrafopredeter." style:family="text">
      <style:text-properties style:font-name="Arial" style:font-name-complex="Arial" fo:color="#000000"/>
    </style:style>
    <style:style style:name="T2275" style:parent-style-name="CódigoHTML" style:family="text">
      <style:text-properties style:font-name="Consolas" fo:color="#000000" fo:font-size="11pt" style:font-size-asian="11pt" style:font-size-complex="11pt"/>
    </style:style>
    <style:style style:name="T2276" style:parent-style-name="Fuentedepárrafopredeter." style:family="text">
      <style:text-properties style:font-name="Arial" style:font-name-complex="Arial" fo:color="#000000"/>
    </style:style>
    <style:style style:name="P2277" style:parent-style-name="NormalWeb" style:family="paragraph">
      <style:paragraph-properties fo:border="0.0034in solid #E5E7EB" fo:padding="0in" style:shadow="none" fo:background-color="#FFFFFF"/>
    </style:style>
    <style:style style:name="T2278" style:parent-style-name="Fuentedepárrafopredeter." style:family="text">
      <style:text-properties style:font-name="Arial" style:font-name-complex="Arial" fo:color="#000000"/>
    </style:style>
    <style:style style:name="T2279" style:parent-style-name="CódigoHTML" style:family="text">
      <style:text-properties style:font-name="Consolas" fo:color="#000000" fo:font-size="11pt" style:font-size-asian="11pt" style:font-size-complex="11pt"/>
    </style:style>
    <style:style style:name="T2280" style:parent-style-name="Fuentedepárrafopredeter." style:family="text">
      <style:text-properties style:font-name="Arial" style:font-name-complex="Arial" fo:color="#000000"/>
    </style:style>
    <style:style style:name="T2281" style:parent-style-name="CódigoHTML" style:family="text">
      <style:text-properties style:font-name="Consolas" fo:color="#000000" fo:font-size="11pt" style:font-size-asian="11pt" style:font-size-complex="11pt"/>
    </style:style>
    <style:style style:name="T2282" style:parent-style-name="Fuentedepárrafopredeter." style:family="text">
      <style:text-properties style:font-name="Arial" style:font-name-complex="Arial" fo:color="#000000"/>
    </style:style>
    <style:style style:name="P2283" style:parent-style-name="NormalWeb" style:family="paragraph">
      <style:paragraph-properties fo:border="0.0034in solid #E5E7EB" fo:padding="0in" style:shadow="none" fo:background-color="#FFFFFF"/>
    </style:style>
    <style:style style:name="T2284" style:parent-style-name="Fuentedepárrafopredeter." style:family="text">
      <style:text-properties style:font-name="Arial" style:font-name-complex="Arial" fo:color="#000000"/>
    </style:style>
    <style:style style:name="T2285" style:parent-style-name="Hipervínculo" style:family="text">
      <style:text-properties style:font-name="Arial" style:font-name-complex="Arial"/>
    </style:style>
    <style:style style:name="T2286" style:parent-style-name="Fuentedepárrafopredeter." style:family="text">
      <style:text-properties style:font-name="Arial" style:font-name-complex="Arial" fo:color="#000000"/>
    </style:style>
    <style:style style:name="P228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288" style:parent-style-name="Normal" style:family="paragraph">
      <style:paragraph-properties fo:border="0.0034in solid #E5E7EB" fo:padding="0in" style:shadow="none" fo:margin-top="0.0694in" fo:margin-bottom="0.0694in" fo:background-color="#FFFFFF"/>
    </style:style>
    <style:style style:name="T2289" style:parent-style-name="Fuentedepárrafopredeter." style:family="text">
      <style:text-properties style:font-name="Arial" style:font-name-complex="Arial" fo:color="#000000"/>
    </style:style>
    <style:style style:name="T2290" style:parent-style-name="CódigoHTML" style:family="text">
      <style:text-properties style:font-name="Consolas" style:font-name-asian="Aptos" fo:color="#000000"/>
    </style:style>
    <style:style style:name="T2291" style:parent-style-name="Fuentedepárrafopredeter." style:family="text">
      <style:text-properties style:font-name="Arial" style:font-name-complex="Arial" fo:color="#000000"/>
    </style:style>
    <style:style style:name="T2292" style:parent-style-name="CódigoHTML" style:family="text">
      <style:text-properties style:font-name="Consolas" style:font-name-asian="Aptos" fo:color="#000000"/>
    </style:style>
    <style:style style:name="T2293" style:parent-style-name="Fuentedepárrafopredeter." style:family="text">
      <style:text-properties style:font-name="Arial" style:font-name-complex="Arial" fo:color="#000000"/>
    </style:style>
    <style:style style:name="T2294" style:parent-style-name="CódigoHTML" style:family="text">
      <style:text-properties style:font-name="Consolas" style:font-name-asian="Aptos" fo:color="#000000"/>
    </style:style>
    <style:style style:name="T2295" style:parent-style-name="Fuentedepárrafopredeter." style:family="text">
      <style:text-properties style:font-name="Arial" style:font-name-complex="Arial" fo:color="#000000"/>
    </style:style>
    <style:style style:name="P2296" style:parent-style-name="NormalWeb" style:family="paragraph">
      <style:paragraph-properties fo:border="0.0034in solid #E5E7EB" fo:padding="0in" style:shadow="none" fo:background-color="#FFFFFF"/>
    </style:style>
    <style:style style:name="T2297" style:parent-style-name="Fuentedepárrafopredeter." style:family="text">
      <style:text-properties style:font-name="Arial" style:font-name-complex="Arial" fo:color="#000000"/>
    </style:style>
    <style:style style:name="T2298" style:parent-style-name="CódigoHTML" style:family="text">
      <style:text-properties style:font-name="Consolas" fo:color="#000000" fo:font-size="11pt" style:font-size-asian="11pt" style:font-size-complex="11pt"/>
    </style:style>
    <style:style style:name="T2299" style:parent-style-name="Fuentedepárrafopredeter." style:family="text">
      <style:text-properties style:font-name="Arial" style:font-name-complex="Arial" fo:color="#000000"/>
    </style:style>
    <style:style style:name="T2300" style:parent-style-name="CódigoHTML" style:family="text">
      <style:text-properties style:font-name="Consolas" fo:color="#000000" fo:font-size="11pt" style:font-size-asian="11pt" style:font-size-complex="11pt"/>
    </style:style>
    <style:style style:name="T2301" style:parent-style-name="Fuentedepárrafopredeter." style:family="text">
      <style:text-properties style:font-name="Arial" style:font-name-complex="Arial" fo:color="#000000"/>
    </style:style>
    <style:style style:name="T2302" style:parent-style-name="CódigoHTML" style:family="text">
      <style:text-properties style:font-name="Consolas" fo:color="#000000" fo:font-size="11pt" style:font-size-asian="11pt" style:font-size-complex="11pt"/>
    </style:style>
    <style:style style:name="T2303" style:parent-style-name="Fuentedepárrafopredeter." style:family="text">
      <style:text-properties style:font-name="Arial" style:font-name-complex="Arial" fo:color="#000000"/>
    </style:style>
    <style:style style:name="P2304" style:parent-style-name="HTMLconformatoprevio" style:family="paragraph">
      <style:paragraph-properties fo:border="0.0034in solid #E5E7EB" fo:padding="0in" style:shadow="none" fo:background-color="#FFFFFF"/>
    </style:style>
    <style:style style:name="T2305" style:parent-style-name="c1" style:family="text">
      <style:text-properties style:font-name="Consolas" fo:font-style="italic" style:font-style-asian="italic" style:font-style-complex="italic" fo:color="#999988" fo:language="en" fo:country="US"/>
    </style:style>
    <style:style style:name="P2306" style:parent-style-name="HTMLconformatoprevio" style:family="paragraph">
      <style:paragraph-properties fo:border="0.0034in solid #E5E7EB" fo:padding="0in" style:shadow="none" fo:background-color="#FFFFFF"/>
    </style:style>
    <style:style style:name="P2307" style:parent-style-name="HTMLconformatoprevio" style:family="paragraph">
      <style:paragraph-properties fo:border="0.0034in solid #E5E7EB" fo:padding="0in" style:shadow="none" fo:background-color="#FFFFFF"/>
    </style:style>
    <style:style style:name="T2308" style:parent-style-name="k" style:family="text">
      <style:text-properties style:font-name="Consolas" fo:font-weight="bold" style:font-weight-asian="bold" style:font-weight-complex="bold" fo:color="#000000" fo:language="en" fo:country="US"/>
    </style:style>
    <style:style style:name="T2309" style:parent-style-name="cl" style:family="text">
      <style:text-properties style:font-name="Consolas" fo:color="#000000" fo:language="en" fo:country="US"/>
    </style:style>
    <style:style style:name="T2310" style:parent-style-name="nv" style:family="text">
      <style:text-properties style:font-name="Consolas" fo:color="#008080" fo:language="en" fo:country="US"/>
    </style:style>
    <style:style style:name="T2311" style:parent-style-name="o" style:family="text">
      <style:text-properties style:font-name="Consolas" fo:font-weight="bold" style:font-weight-asian="bold" style:font-weight-complex="bold" fo:color="#000000" fo:language="en" fo:country="US"/>
    </style:style>
    <style:style style:name="T2312" style:parent-style-name="cl" style:family="text">
      <style:text-properties style:font-name="Consolas" fo:color="#000000" fo:language="en" fo:country="US"/>
    </style:style>
    <style:style style:name="T2313" style:parent-style-name="nv" style:family="text">
      <style:text-properties style:font-name="Consolas" fo:color="#008080" fo:language="en" fo:country="US"/>
    </style:style>
    <style:style style:name="T2314" style:parent-style-name="cl" style:family="text">
      <style:text-properties style:font-name="Consolas" fo:color="#000000" fo:language="en" fo:country="US"/>
    </style:style>
    <style:style style:name="T2315" style:parent-style-name="ow" style:family="text">
      <style:text-properties style:font-name="Consolas" fo:font-weight="bold" style:font-weight-asian="bold" style:font-weight-complex="bold" fo:color="#000000" fo:language="en" fo:country="US"/>
    </style:style>
    <style:style style:name="T2316" style:parent-style-name="cl" style:family="text">
      <style:text-properties style:font-name="Consolas" fo:color="#000000" fo:language="en" fo:country="US"/>
    </style:style>
    <style:style style:name="T2317" style:parent-style-name="nv" style:family="text">
      <style:text-properties style:font-name="Consolas" fo:color="#008080" fo:language="en" fo:country="US"/>
    </style:style>
    <style:style style:name="T2318" style:parent-style-name="cl" style:family="text">
      <style:text-properties style:font-name="Consolas" fo:color="#000000" fo:language="en" fo:country="US"/>
    </style:style>
    <style:style style:name="T2319" style:parent-style-name="p" style:family="text">
      <style:text-properties style:font-name="Consolas" fo:color="#000000" fo:language="en" fo:country="US"/>
    </style:style>
    <style:style style:name="P2320" style:parent-style-name="HTMLconformatoprevio" style:family="paragraph">
      <style:paragraph-properties fo:border="0.0034in solid #E5E7EB" fo:padding="0in" style:shadow="none" fo:background-color="#FFFFFF"/>
    </style:style>
    <style:style style:name="T2321" style:parent-style-name="cl" style:family="text">
      <style:text-properties style:font-name="Consolas" fo:color="#000000" fo:language="en" fo:country="US"/>
    </style:style>
    <style:style style:name="T2322" style:parent-style-name="nv" style:family="text">
      <style:text-properties style:font-name="Consolas" fo:color="#008080" fo:language="en" fo:country="US"/>
    </style:style>
    <style:style style:name="T2323" style:parent-style-name="o" style:family="text">
      <style:text-properties style:font-name="Consolas" fo:font-weight="bold" style:font-weight-asian="bold" style:font-weight-complex="bold" fo:color="#000000" fo:language="en" fo:country="US"/>
    </style:style>
    <style:style style:name="T2324" style:parent-style-name="cl" style:family="text">
      <style:text-properties style:font-name="Consolas" fo:color="#000000" fo:language="en" fo:country="US"/>
    </style:style>
    <style:style style:name="T2325" style:parent-style-name="nf" style:family="text">
      <style:text-properties style:font-name="Consolas" fo:font-weight="bold" style:font-weight-asian="bold" style:font-weight-complex="bold" fo:color="#990000" fo:language="en" fo:country="US"/>
    </style:style>
    <style:style style:name="T2326" style:parent-style-name="p" style:family="text">
      <style:text-properties style:font-name="Consolas" fo:color="#000000" fo:language="en" fo:country="US"/>
    </style:style>
    <style:style style:name="T2327" style:parent-style-name="nv" style:family="text">
      <style:text-properties style:font-name="Consolas" fo:color="#008080" fo:language="en" fo:country="US"/>
    </style:style>
    <style:style style:name="T2328" style:parent-style-name="o" style:family="text">
      <style:text-properties style:font-name="Consolas" fo:font-weight="bold" style:font-weight-asian="bold" style:font-weight-complex="bold" fo:color="#000000" fo:language="en" fo:country="US"/>
    </style:style>
    <style:style style:name="T2329" style:parent-style-name="cl" style:family="text">
      <style:text-properties style:font-name="Consolas" fo:color="#000000" fo:language="en" fo:country="US"/>
    </style:style>
    <style:style style:name="T2330" style:parent-style-name="nv" style:family="text">
      <style:text-properties style:font-name="Consolas" fo:color="#008080" fo:language="en" fo:country="US"/>
    </style:style>
    <style:style style:name="T2331" style:parent-style-name="p" style:family="text">
      <style:text-properties style:font-name="Consolas" fo:color="#000000" fo:language="en" fo:country="US"/>
    </style:style>
    <style:style style:name="P2332" style:parent-style-name="HTMLconformatoprevio" style:family="paragraph">
      <style:paragraph-properties fo:border="0.0034in solid #E5E7EB" fo:padding="0in" style:shadow="none" fo:background-color="#FFFFFF"/>
    </style:style>
    <style:style style:name="T2333" style:parent-style-name="cl" style:family="text">
      <style:text-properties style:font-name="Consolas" fo:color="#000000" fo:language="en" fo:country="US"/>
    </style:style>
    <style:style style:name="T2334" style:parent-style-name="nv" style:family="text">
      <style:text-properties style:font-name="Consolas" fo:color="#008080" fo:language="en" fo:country="US"/>
    </style:style>
    <style:style style:name="T2335" style:parent-style-name="o" style:family="text">
      <style:text-properties style:font-name="Consolas" fo:font-weight="bold" style:font-weight-asian="bold" style:font-weight-complex="bold" fo:color="#000000" fo:language="en" fo:country="US"/>
    </style:style>
    <style:style style:name="T2336" style:parent-style-name="cl" style:family="text">
      <style:text-properties style:font-name="Consolas" fo:color="#000000" fo:language="en" fo:country="US"/>
    </style:style>
    <style:style style:name="T2337" style:parent-style-name="nf" style:family="text">
      <style:text-properties style:font-name="Consolas" fo:font-weight="bold" style:font-weight-asian="bold" style:font-weight-complex="bold" fo:color="#990000" fo:language="en" fo:country="US"/>
    </style:style>
    <style:style style:name="T2338" style:parent-style-name="p" style:family="text">
      <style:text-properties style:font-name="Consolas" fo:color="#000000" fo:language="en" fo:country="US"/>
    </style:style>
    <style:style style:name="T2339" style:parent-style-name="nv" style:family="text">
      <style:text-properties style:font-name="Consolas" fo:color="#008080" fo:language="en" fo:country="US"/>
    </style:style>
    <style:style style:name="T2340" style:parent-style-name="o" style:family="text">
      <style:text-properties style:font-name="Consolas" fo:font-weight="bold" style:font-weight-asian="bold" style:font-weight-complex="bold" fo:color="#000000" fo:language="en" fo:country="US"/>
    </style:style>
    <style:style style:name="T2341" style:parent-style-name="cl" style:family="text">
      <style:text-properties style:font-name="Consolas" fo:color="#000000" fo:language="en" fo:country="US"/>
    </style:style>
    <style:style style:name="T2342" style:parent-style-name="nv" style:family="text">
      <style:text-properties style:font-name="Consolas" fo:color="#008080" fo:language="en" fo:country="US"/>
    </style:style>
    <style:style style:name="T2343" style:parent-style-name="p" style:family="text">
      <style:text-properties style:font-name="Consolas" fo:color="#000000" fo:language="en" fo:country="US"/>
    </style:style>
    <style:style style:name="P2344" style:parent-style-name="HTMLconformatoprevio" style:family="paragraph">
      <style:paragraph-properties fo:border="0.0034in solid #E5E7EB" fo:padding="0in" style:shadow="none" fo:background-color="#FFFFFF"/>
    </style:style>
    <style:style style:name="T2345" style:parent-style-name="cl" style:family="text">
      <style:text-properties style:font-name="Consolas" fo:color="#000000" fo:language="en" fo:country="US"/>
    </style:style>
    <style:style style:name="T2346" style:parent-style-name="nv" style:family="text">
      <style:text-properties style:font-name="Consolas" fo:color="#008080" fo:language="en" fo:country="US"/>
    </style:style>
    <style:style style:name="T2347" style:parent-style-name="o" style:family="text">
      <style:text-properties style:font-name="Consolas" fo:font-weight="bold" style:font-weight-asian="bold" style:font-weight-complex="bold" fo:color="#000000" fo:language="en" fo:country="US"/>
    </style:style>
    <style:style style:name="T2348" style:parent-style-name="cl" style:family="text">
      <style:text-properties style:font-name="Consolas" fo:color="#000000" fo:language="en" fo:country="US"/>
    </style:style>
    <style:style style:name="T2349" style:parent-style-name="nf" style:family="text">
      <style:text-properties style:font-name="Consolas" fo:font-weight="bold" style:font-weight-asian="bold" style:font-weight-complex="bold" fo:color="#990000" fo:language="en" fo:country="US"/>
    </style:style>
    <style:style style:name="T2350" style:parent-style-name="p" style:family="text">
      <style:text-properties style:font-name="Consolas" fo:color="#000000" fo:language="en" fo:country="US"/>
    </style:style>
    <style:style style:name="T2351" style:parent-style-name="nv" style:family="text">
      <style:text-properties style:font-name="Consolas" fo:color="#008080" fo:language="en" fo:country="US"/>
    </style:style>
    <style:style style:name="T2352" style:parent-style-name="o" style:family="text">
      <style:text-properties style:font-name="Consolas" fo:font-weight="bold" style:font-weight-asian="bold" style:font-weight-complex="bold" fo:color="#000000" fo:language="en" fo:country="US"/>
    </style:style>
    <style:style style:name="T2353" style:parent-style-name="cl" style:family="text">
      <style:text-properties style:font-name="Consolas" fo:color="#000000" fo:language="en" fo:country="US"/>
    </style:style>
    <style:style style:name="T2354" style:parent-style-name="nv" style:family="text">
      <style:text-properties style:font-name="Consolas" fo:color="#008080" fo:language="en" fo:country="US"/>
    </style:style>
    <style:style style:name="T2355" style:parent-style-name="p" style:family="text">
      <style:text-properties style:font-name="Consolas" fo:color="#000000" fo:language="en" fo:country="US"/>
    </style:style>
    <style:style style:name="P2356" style:parent-style-name="HTMLconformatoprevio" style:family="paragraph">
      <style:paragraph-properties fo:border="0.0034in solid #E5E7EB" fo:padding="0in" style:shadow="none" fo:background-color="#FFFFFF"/>
    </style:style>
    <style:style style:name="P2357" style:parent-style-name="HTMLconformatoprevio" style:family="paragraph">
      <style:paragraph-properties fo:border="0.0034in solid #E5E7EB" fo:padding="0in" style:shadow="none" fo:background-color="#FFFFFF"/>
    </style:style>
    <style:style style:name="T2358" style:parent-style-name="cl" style:family="text">
      <style:text-properties style:font-name="Consolas" fo:color="#000000" fo:language="en" fo:country="US"/>
    </style:style>
    <style:style style:name="T2359" style:parent-style-name="k" style:family="text">
      <style:text-properties style:font-name="Consolas" fo:font-weight="bold" style:font-weight-asian="bold" style:font-weight-complex="bold" fo:color="#000000" fo:language="en" fo:country="US"/>
    </style:style>
    <style:style style:name="T2360" style:parent-style-name="cl" style:family="text">
      <style:text-properties style:font-name="Consolas" fo:color="#000000" fo:language="en" fo:country="US"/>
    </style:style>
    <style:style style:name="T2361" style:parent-style-name="p" style:family="text">
      <style:text-properties style:font-name="Consolas" fo:color="#000000" fo:language="en" fo:country="US"/>
    </style:style>
    <style:style style:name="T2362" style:parent-style-name="nf" style:family="text">
      <style:text-properties style:font-name="Consolas" fo:font-weight="bold" style:font-weight-asian="bold" style:font-weight-complex="bold" fo:color="#990000" fo:language="en" fo:country="US"/>
    </style:style>
    <style:style style:name="T2363" style:parent-style-name="p" style:family="text">
      <style:text-properties style:font-name="Consolas" fo:color="#000000" fo:language="en" fo:country="US"/>
    </style:style>
    <style:style style:name="T2364" style:parent-style-name="nv" style:family="text">
      <style:text-properties style:font-name="Consolas" fo:color="#008080" fo:language="en" fo:country="US"/>
    </style:style>
    <style:style style:name="T2365" style:parent-style-name="o" style:family="text">
      <style:text-properties style:font-name="Consolas" fo:font-weight="bold" style:font-weight-asian="bold" style:font-weight-complex="bold" fo:color="#000000" fo:language="en" fo:country="US"/>
    </style:style>
    <style:style style:name="T2366" style:parent-style-name="cl" style:family="text">
      <style:text-properties style:font-name="Consolas" fo:color="#000000" fo:language="en" fo:country="US"/>
    </style:style>
    <style:style style:name="T2367" style:parent-style-name="nv" style:family="text">
      <style:text-properties style:font-name="Consolas" fo:color="#008080" fo:language="en" fo:country="US"/>
    </style:style>
    <style:style style:name="T2368" style:parent-style-name="p" style:family="text">
      <style:text-properties style:font-name="Consolas" fo:color="#000000" fo:language="en" fo:country="US"/>
    </style:style>
    <style:style style:name="T2369" style:parent-style-name="cl" style:family="text">
      <style:text-properties style:font-name="Consolas" fo:color="#000000" fo:language="en" fo:country="US"/>
    </style:style>
    <style:style style:name="T2370" style:parent-style-name="o" style:family="text">
      <style:text-properties style:font-name="Consolas" fo:font-weight="bold" style:font-weight-asian="bold" style:font-weight-complex="bold" fo:color="#000000" fo:language="en" fo:country="US"/>
    </style:style>
    <style:style style:name="T2371" style:parent-style-name="cl" style:family="text">
      <style:text-properties style:font-name="Consolas" fo:color="#000000" fo:language="en" fo:country="US"/>
    </style:style>
    <style:style style:name="T2372" style:parent-style-name="nv" style:family="text">
      <style:text-properties style:font-name="Consolas" fo:color="#008080" fo:language="en" fo:country="US"/>
    </style:style>
    <style:style style:name="T2373" style:parent-style-name="p" style:family="text">
      <style:text-properties style:font-name="Consolas" fo:color="#000000" fo:language="en" fo:country="US"/>
    </style:style>
    <style:style style:name="T2374" style:parent-style-name="cl" style:family="text">
      <style:text-properties style:font-name="Consolas" fo:color="#000000" fo:language="en" fo:country="US"/>
    </style:style>
    <style:style style:name="T2375" style:parent-style-name="p" style:family="text">
      <style:text-properties style:font-name="Consolas" fo:color="#000000" fo:language="en" fo:country="US"/>
    </style:style>
    <style:style style:name="P2376" style:parent-style-name="HTMLconformatoprevio" style:family="paragraph">
      <style:paragraph-properties fo:border="0.0034in solid #E5E7EB" fo:padding="0in" style:shadow="none" fo:background-color="#FFFFFF"/>
    </style:style>
    <style:style style:name="T2377" style:parent-style-name="cl" style:family="text">
      <style:text-properties style:font-name="Consolas" fo:color="#000000" fo:language="en" fo:country="US"/>
    </style:style>
    <style:style style:name="T2378" style:parent-style-name="nv" style:family="text">
      <style:text-properties style:font-name="Consolas" fo:color="#008080" fo:language="en" fo:country="US"/>
    </style:style>
    <style:style style:name="T2379" style:parent-style-name="o" style:family="text">
      <style:text-properties style:font-name="Consolas" fo:font-weight="bold" style:font-weight-asian="bold" style:font-weight-complex="bold" fo:color="#000000" fo:language="en" fo:country="US"/>
    </style:style>
    <style:style style:name="T2380" style:parent-style-name="cl" style:family="text">
      <style:text-properties style:font-name="Consolas" fo:color="#000000" fo:language="en" fo:country="US"/>
    </style:style>
    <style:style style:name="T2381" style:parent-style-name="nf" style:family="text">
      <style:text-properties style:font-name="Consolas" fo:font-weight="bold" style:font-weight-asian="bold" style:font-weight-complex="bold" fo:color="#990000" fo:language="en" fo:country="US"/>
    </style:style>
    <style:style style:name="T2382" style:parent-style-name="p" style:family="text">
      <style:text-properties style:font-name="Consolas" fo:color="#000000" fo:language="en" fo:country="US"/>
    </style:style>
    <style:style style:name="T2383" style:parent-style-name="nv" style:family="text">
      <style:text-properties style:font-name="Consolas" fo:color="#008080" fo:language="en" fo:country="US"/>
    </style:style>
    <style:style style:name="T2384" style:parent-style-name="o" style:family="text">
      <style:text-properties style:font-name="Consolas" fo:font-weight="bold" style:font-weight-asian="bold" style:font-weight-complex="bold" fo:color="#000000" fo:language="en" fo:country="US"/>
    </style:style>
    <style:style style:name="T2385" style:parent-style-name="cl" style:family="text">
      <style:text-properties style:font-name="Consolas" fo:color="#000000" fo:language="en" fo:country="US"/>
    </style:style>
    <style:style style:name="T2386" style:parent-style-name="nf" style:family="text">
      <style:text-properties style:font-name="Consolas" fo:font-weight="bold" style:font-weight-asian="bold" style:font-weight-complex="bold" fo:color="#990000" fo:language="en" fo:country="US"/>
    </style:style>
    <style:style style:name="T2387" style:parent-style-name="p" style:family="text">
      <style:text-properties style:font-name="Consolas" fo:color="#000000" fo:language="en" fo:country="US"/>
    </style:style>
    <style:style style:name="T2388" style:parent-style-name="nv" style:family="text">
      <style:text-properties style:font-name="Consolas" fo:color="#008080" fo:language="en" fo:country="US"/>
    </style:style>
    <style:style style:name="T2389" style:parent-style-name="p" style:family="text">
      <style:text-properties style:font-name="Consolas" fo:color="#000000" fo:language="en" fo:country="US"/>
    </style:style>
    <style:style style:name="T2390" style:parent-style-name="o" style:family="text">
      <style:text-properties style:font-name="Consolas" fo:font-weight="bold" style:font-weight-asian="bold" style:font-weight-complex="bold" fo:color="#000000" fo:language="en" fo:country="US"/>
    </style:style>
    <style:style style:name="T2391" style:parent-style-name="cl" style:family="text">
      <style:text-properties style:font-name="Consolas" fo:color="#000000" fo:language="en" fo:country="US"/>
    </style:style>
    <style:style style:name="T2392" style:parent-style-name="nf" style:family="text">
      <style:text-properties style:font-name="Consolas" fo:font-weight="bold" style:font-weight-asian="bold" style:font-weight-complex="bold" fo:color="#990000" fo:language="en" fo:country="US"/>
    </style:style>
    <style:style style:name="T2393" style:parent-style-name="p" style:family="text">
      <style:text-properties style:font-name="Consolas" fo:color="#000000" fo:language="en" fo:country="US"/>
    </style:style>
    <style:style style:name="T2394" style:parent-style-name="nv" style:family="text">
      <style:text-properties style:font-name="Consolas" fo:color="#008080" fo:language="en" fo:country="US"/>
    </style:style>
    <style:style style:name="T2395" style:parent-style-name="p" style:family="text">
      <style:text-properties style:font-name="Consolas" fo:color="#000000" fo:language="en" fo:country="US"/>
    </style:style>
    <style:style style:name="P2396" style:parent-style-name="HTMLconformatoprevio" style:family="paragraph">
      <style:paragraph-properties fo:border="0.0034in solid #E5E7EB" fo:padding="0in" style:shadow="none" fo:background-color="#FFFFFF"/>
    </style:style>
    <style:style style:name="T2397" style:parent-style-name="cl" style:family="text">
      <style:text-properties style:font-name="Consolas" fo:color="#000000" fo:language="en" fo:country="US"/>
    </style:style>
    <style:style style:name="T2398" style:parent-style-name="p" style:family="text">
      <style:text-properties style:font-name="Consolas" fo:color="#000000" fo:language="en" fo:country="US"/>
    </style:style>
    <style:style style:name="P2399" style:parent-style-name="HTMLconformatoprevio" style:family="paragraph">
      <style:paragraph-properties fo:border="0.0034in solid #E5E7EB" fo:padding="0in" style:shadow="none" fo:background-color="#FFFFFF"/>
    </style:style>
    <style:style style:name="T2400" style:parent-style-name="cl" style:family="text">
      <style:text-properties style:font-name="Consolas" fo:color="#000000" fo:language="en" fo:country="US"/>
    </style:style>
    <style:style style:name="T2401" style:parent-style-name="nc" style:family="text">
      <style:text-properties style:font-name="Consolas" fo:font-weight="bold" style:font-weight-asian="bold" style:font-weight-complex="bold" fo:color="#445588" fo:language="en" fo:country="US"/>
    </style:style>
    <style:style style:name="T2402" style:parent-style-name="si" style:family="text">
      <style:text-properties style:font-name="Consolas" fo:color="#DD1144" fo:language="en" fo:country="US"/>
    </style:style>
    <style:style style:name="T2403" style:parent-style-name="nv" style:family="text">
      <style:text-properties style:font-name="Consolas" fo:color="#008080" fo:language="en" fo:country="US"/>
    </style:style>
    <style:style style:name="T2404" style:parent-style-name="si" style:family="text">
      <style:text-properties style:font-name="Consolas" fo:color="#DD1144" fo:language="en" fo:country="US"/>
    </style:style>
    <style:style style:name="T2405" style:parent-style-name="cl" style:family="text">
      <style:text-properties style:font-name="Consolas" fo:color="#000000" fo:language="en" fo:country="US"/>
    </style:style>
    <style:style style:name="T2406" style:parent-style-name="p" style:family="text">
      <style:text-properties style:font-name="Consolas" fo:color="#000000" fo:language="en" fo:country="US"/>
    </style:style>
    <style:style style:name="P2407" style:parent-style-name="HTMLconformatoprevio" style:family="paragraph">
      <style:paragraph-properties fo:border="0.0034in solid #E5E7EB" fo:padding="0in" style:shadow="none" fo:background-color="#FFFFFF"/>
    </style:style>
    <style:style style:name="T2408" style:parent-style-name="cl" style:family="text">
      <style:text-properties style:font-name="Consolas" fo:color="#000000" fo:language="en" fo:country="US"/>
    </style:style>
    <style:style style:name="T2409" style:parent-style-name="k" style:family="text">
      <style:text-properties style:font-name="Consolas" fo:font-weight="bold" style:font-weight-asian="bold" style:font-weight-complex="bold" fo:color="#000000" fo:language="en" fo:country="US"/>
    </style:style>
    <style:style style:name="T2410" style:parent-style-name="nd" style:family="text">
      <style:text-properties style:font-name="Consolas" fo:font-weight="bold" style:font-weight-asian="bold" style:font-weight-complex="bold" fo:color="#3C5D5D" fo:language="en" fo:country="US"/>
    </style:style>
    <style:style style:name="T2411" style:parent-style-name="p" style:family="text">
      <style:text-properties style:font-name="Consolas" fo:color="#000000" fo:language="en" fo:country="US"/>
    </style:style>
    <style:style style:name="T2412" style:parent-style-name="nv" style:family="text">
      <style:text-properties style:font-name="Consolas" fo:color="#008080" fo:language="en" fo:country="US"/>
    </style:style>
    <style:style style:name="T2413" style:parent-style-name="o" style:family="text">
      <style:text-properties style:font-name="Consolas" fo:font-weight="bold" style:font-weight-asian="bold" style:font-weight-complex="bold" fo:color="#000000" fo:language="en" fo:country="US"/>
    </style:style>
    <style:style style:name="T2414" style:parent-style-name="cl" style:family="text">
      <style:text-properties style:font-name="Consolas" fo:color="#000000" fo:language="en" fo:country="US"/>
    </style:style>
    <style:style style:name="T2415" style:parent-style-name="nv" style:family="text">
      <style:text-properties style:font-name="Consolas" fo:color="#008080" fo:language="en" fo:country="US"/>
    </style:style>
    <style:style style:name="T2416" style:parent-style-name="o" style:family="text">
      <style:text-properties style:font-name="Consolas" fo:font-weight="bold" style:font-weight-asian="bold" style:font-weight-complex="bold" fo:color="#000000" fo:language="en" fo:country="US"/>
    </style:style>
    <style:style style:name="T2417" style:parent-style-name="cl" style:family="text">
      <style:text-properties style:font-name="Consolas" fo:color="#000000" fo:language="en" fo:country="US"/>
    </style:style>
    <style:style style:name="T2418" style:parent-style-name="nv" style:family="text">
      <style:text-properties style:font-name="Consolas" fo:color="#008080" fo:language="en" fo:country="US"/>
    </style:style>
    <style:style style:name="T2419" style:parent-style-name="p" style:family="text">
      <style:text-properties style:font-name="Consolas" fo:color="#000000" fo:language="en" fo:country="US"/>
    </style:style>
    <style:style style:name="P2420" style:parent-style-name="HTMLconformatoprevio" style:family="paragraph">
      <style:paragraph-properties fo:border="0.0034in solid #E5E7EB" fo:padding="0in" style:shadow="none" fo:background-color="#FFFFFF"/>
    </style:style>
    <style:style style:name="T2421" style:parent-style-name="cl" style:family="text">
      <style:text-properties style:font-name="Consolas" fo:color="#000000" fo:language="en" fo:country="US"/>
    </style:style>
    <style:style style:name="T2422" style:parent-style-name="p" style:family="text">
      <style:text-properties style:font-name="Consolas" fo:color="#000000" fo:language="en" fo:country="US"/>
    </style:style>
    <style:style style:name="P2423" style:parent-style-name="HTMLconformatoprevio" style:family="paragraph">
      <style:paragraph-properties fo:border="0.0034in solid #E5E7EB" fo:padding="0in" style:shadow="none" fo:background-color="#FFFFFF"/>
    </style:style>
    <style:style style:name="T2424" style:parent-style-name="p" style:family="text">
      <style:text-properties style:font-name="Consolas" fo:color="#000000" fo:language="en" fo:country="US"/>
    </style:style>
    <style:style style:name="P2425" style:parent-style-name="HTMLconformatoprevio" style:family="paragraph">
      <style:paragraph-properties fo:border="0.0034in solid #E5E7EB" fo:padding="0in" style:shadow="none" fo:background-color="#FFFFFF"/>
    </style:style>
    <style:style style:name="T2426" style:parent-style-name="c1" style:family="text">
      <style:text-properties style:font-name="Consolas" fo:font-style="italic" style:font-style-asian="italic" style:font-style-complex="italic" fo:color="#999988" fo:language="en" fo:country="US"/>
    </style:style>
    <style:style style:name="P2427" style:parent-style-name="HTMLconformatoprevio" style:family="paragraph">
      <style:paragraph-properties fo:border="0.0034in solid #E5E7EB" fo:padding="0in" style:shadow="none" fo:background-color="#FFFFFF"/>
    </style:style>
    <style:style style:name="T2428" style:parent-style-name="c1" style:family="text">
      <style:text-properties style:font-name="Consolas" fo:font-style="italic" style:font-style-asian="italic" style:font-style-complex="italic" fo:color="#999988" fo:language="en" fo:country="US"/>
    </style:style>
    <style:style style:name="P2429" style:parent-style-name="HTMLconformatoprevio" style:family="paragraph">
      <style:paragraph-properties fo:border="0.0034in solid #E5E7EB" fo:padding="0in" style:shadow="none" fo:background-color="#FFFFFF"/>
    </style:style>
    <style:style style:name="T2430" style:parent-style-name="c1" style:family="text">
      <style:text-properties style:font-name="Consolas" fo:font-style="italic" style:font-style-asian="italic" style:font-style-complex="italic" fo:color="#999988" fo:language="en" fo:country="US"/>
    </style:style>
    <style:style style:name="P2431" style:parent-style-name="HTMLconformatoprevio" style:family="paragraph">
      <style:paragraph-properties fo:border="0.0034in solid #E5E7EB" fo:padding="0in" style:shadow="none" fo:background-color="#FFFFFF"/>
    </style:style>
    <style:style style:name="T2432" style:parent-style-name="c1" style:family="text">
      <style:text-properties style:font-name="Consolas" fo:font-style="italic" style:font-style-asian="italic" style:font-style-complex="italic" fo:color="#999988" fo:language="en" fo:country="US"/>
    </style:style>
    <style:style style:name="P2433" style:parent-style-name="HTMLconformatoprevio" style:family="paragraph">
      <style:paragraph-properties fo:border="0.0034in solid #E5E7EB" fo:padding="0in" style:shadow="none" fo:background-color="#FFFFFF"/>
    </style:style>
    <style:style style:name="P2434" style:parent-style-name="HTMLconformatoprevio" style:family="paragraph">
      <style:paragraph-properties fo:border="0.0034in solid #E5E7EB" fo:padding="0in" style:shadow="none" fo:background-color="#FFFFFF"/>
    </style:style>
    <style:style style:name="T2435" style:parent-style-name="k" style:family="text">
      <style:text-properties style:font-name="Consolas" fo:font-weight="bold" style:font-weight-asian="bold" style:font-weight-complex="bold" fo:color="#000000" fo:language="en" fo:country="US"/>
    </style:style>
    <style:style style:name="T2436" style:parent-style-name="cl" style:family="text">
      <style:text-properties style:font-name="Consolas" fo:color="#000000" fo:language="en" fo:country="US"/>
    </style:style>
    <style:style style:name="T2437" style:parent-style-name="nv" style:family="text">
      <style:text-properties style:font-name="Consolas" fo:color="#008080" fo:language="en" fo:country="US"/>
    </style:style>
    <style:style style:name="T2438" style:parent-style-name="o" style:family="text">
      <style:text-properties style:font-name="Consolas" fo:font-weight="bold" style:font-weight-asian="bold" style:font-weight-complex="bold" fo:color="#000000" fo:language="en" fo:country="US"/>
    </style:style>
    <style:style style:name="T2439" style:parent-style-name="cl" style:family="text">
      <style:text-properties style:font-name="Consolas" fo:color="#000000" fo:language="en" fo:country="US"/>
    </style:style>
    <style:style style:name="T2440" style:parent-style-name="nv" style:family="text">
      <style:text-properties style:font-name="Consolas" fo:color="#008080" fo:language="en" fo:country="US"/>
    </style:style>
    <style:style style:name="T2441" style:parent-style-name="cl" style:family="text">
      <style:text-properties style:font-name="Consolas" fo:color="#000000" fo:language="en" fo:country="US"/>
    </style:style>
    <style:style style:name="T2442" style:parent-style-name="ow" style:family="text">
      <style:text-properties style:font-name="Consolas" fo:font-weight="bold" style:font-weight-asian="bold" style:font-weight-complex="bold" fo:color="#000000" fo:language="en" fo:country="US"/>
    </style:style>
    <style:style style:name="T2443" style:parent-style-name="cl" style:family="text">
      <style:text-properties style:font-name="Consolas" fo:color="#000000" fo:language="en" fo:country="US"/>
    </style:style>
    <style:style style:name="T2444" style:parent-style-name="nv" style:family="text">
      <style:text-properties style:font-name="Consolas" fo:color="#008080" fo:language="en" fo:country="US"/>
    </style:style>
    <style:style style:name="T2445" style:parent-style-name="cl" style:family="text">
      <style:text-properties style:font-name="Consolas" fo:color="#000000" fo:language="en" fo:country="US"/>
    </style:style>
    <style:style style:name="T2446" style:parent-style-name="p" style:family="text">
      <style:text-properties style:font-name="Consolas" fo:color="#000000" fo:language="en" fo:country="US"/>
    </style:style>
    <style:style style:name="P2447" style:parent-style-name="HTMLconformatoprevio" style:family="paragraph">
      <style:paragraph-properties fo:border="0.0034in solid #E5E7EB" fo:padding="0in" style:shadow="none" fo:background-color="#FFFFFF"/>
    </style:style>
    <style:style style:name="T2448" style:parent-style-name="cl" style:family="text">
      <style:text-properties style:font-name="Consolas" fo:color="#000000" fo:language="en" fo:country="US"/>
    </style:style>
    <style:style style:name="T2449" style:parent-style-name="nv" style:family="text">
      <style:text-properties style:font-name="Consolas" fo:color="#008080" fo:language="en" fo:country="US"/>
    </style:style>
    <style:style style:name="T2450" style:parent-style-name="o" style:family="text">
      <style:text-properties style:font-name="Consolas" fo:font-weight="bold" style:font-weight-asian="bold" style:font-weight-complex="bold" fo:color="#000000" fo:language="en" fo:country="US"/>
    </style:style>
    <style:style style:name="T2451" style:parent-style-name="cl" style:family="text">
      <style:text-properties style:font-name="Consolas" fo:color="#000000" fo:language="en" fo:country="US"/>
    </style:style>
    <style:style style:name="T2452" style:parent-style-name="nf" style:family="text">
      <style:text-properties style:font-name="Consolas" fo:font-weight="bold" style:font-weight-asian="bold" style:font-weight-complex="bold" fo:color="#990000" fo:language="en" fo:country="US"/>
    </style:style>
    <style:style style:name="T2453" style:parent-style-name="p" style:family="text">
      <style:text-properties style:font-name="Consolas" fo:color="#000000" fo:language="en" fo:country="US"/>
    </style:style>
    <style:style style:name="T2454" style:parent-style-name="nv" style:family="text">
      <style:text-properties style:font-name="Consolas" fo:color="#008080" fo:language="en" fo:country="US"/>
    </style:style>
    <style:style style:name="T2455" style:parent-style-name="o" style:family="text">
      <style:text-properties style:font-name="Consolas" fo:font-weight="bold" style:font-weight-asian="bold" style:font-weight-complex="bold" fo:color="#000000" fo:language="en" fo:country="US"/>
    </style:style>
    <style:style style:name="T2456" style:parent-style-name="cl" style:family="text">
      <style:text-properties style:font-name="Consolas" fo:color="#000000" fo:language="en" fo:country="US"/>
    </style:style>
    <style:style style:name="T2457" style:parent-style-name="nv" style:family="text">
      <style:text-properties style:font-name="Consolas" fo:color="#008080" fo:language="en" fo:country="US"/>
    </style:style>
    <style:style style:name="T2458" style:parent-style-name="p" style:family="text">
      <style:text-properties style:font-name="Consolas" fo:color="#000000" fo:language="en" fo:country="US"/>
    </style:style>
    <style:style style:name="P2459" style:parent-style-name="HTMLconformatoprevio" style:family="paragraph">
      <style:paragraph-properties fo:border="0.0034in solid #E5E7EB" fo:padding="0in" style:shadow="none" fo:background-color="#FFFFFF"/>
    </style:style>
    <style:style style:name="T2460" style:parent-style-name="cl" style:family="text">
      <style:text-properties style:font-name="Consolas" fo:color="#000000" fo:language="en" fo:country="US"/>
    </style:style>
    <style:style style:name="T2461" style:parent-style-name="nv" style:family="text">
      <style:text-properties style:font-name="Consolas" fo:color="#008080" fo:language="en" fo:country="US"/>
    </style:style>
    <style:style style:name="T2462" style:parent-style-name="o" style:family="text">
      <style:text-properties style:font-name="Consolas" fo:font-weight="bold" style:font-weight-asian="bold" style:font-weight-complex="bold" fo:color="#000000" fo:language="en" fo:country="US"/>
    </style:style>
    <style:style style:name="T2463" style:parent-style-name="cl" style:family="text">
      <style:text-properties style:font-name="Consolas" fo:color="#000000" fo:language="en" fo:country="US"/>
    </style:style>
    <style:style style:name="T2464" style:parent-style-name="nf" style:family="text">
      <style:text-properties style:font-name="Consolas" fo:font-weight="bold" style:font-weight-asian="bold" style:font-weight-complex="bold" fo:color="#990000" fo:language="en" fo:country="US"/>
    </style:style>
    <style:style style:name="T2465" style:parent-style-name="p" style:family="text">
      <style:text-properties style:font-name="Consolas" fo:color="#000000" fo:language="en" fo:country="US"/>
    </style:style>
    <style:style style:name="T2466" style:parent-style-name="nv" style:family="text">
      <style:text-properties style:font-name="Consolas" fo:color="#008080" fo:language="en" fo:country="US"/>
    </style:style>
    <style:style style:name="T2467" style:parent-style-name="o" style:family="text">
      <style:text-properties style:font-name="Consolas" fo:font-weight="bold" style:font-weight-asian="bold" style:font-weight-complex="bold" fo:color="#000000" fo:language="en" fo:country="US"/>
    </style:style>
    <style:style style:name="T2468" style:parent-style-name="cl" style:family="text">
      <style:text-properties style:font-name="Consolas" fo:color="#000000" fo:language="en" fo:country="US"/>
    </style:style>
    <style:style style:name="T2469" style:parent-style-name="nv" style:family="text">
      <style:text-properties style:font-name="Consolas" fo:color="#008080" fo:language="en" fo:country="US"/>
    </style:style>
    <style:style style:name="T2470" style:parent-style-name="p" style:family="text">
      <style:text-properties style:font-name="Consolas" fo:color="#000000" fo:language="en" fo:country="US"/>
    </style:style>
    <style:style style:name="P2471" style:parent-style-name="HTMLconformatoprevio" style:family="paragraph">
      <style:paragraph-properties fo:border="0.0034in solid #E5E7EB" fo:padding="0in" style:shadow="none" fo:background-color="#FFFFFF"/>
    </style:style>
    <style:style style:name="T2472" style:parent-style-name="cl" style:family="text">
      <style:text-properties style:font-name="Consolas" fo:color="#000000" fo:language="en" fo:country="US"/>
    </style:style>
    <style:style style:name="T2473" style:parent-style-name="k" style:family="text">
      <style:text-properties style:font-name="Consolas" fo:font-weight="bold" style:font-weight-asian="bold" style:font-weight-complex="bold" fo:color="#000000" fo:language="en" fo:country="US"/>
    </style:style>
    <style:style style:name="T2474" style:parent-style-name="cl" style:family="text">
      <style:text-properties style:font-name="Consolas" fo:color="#000000" fo:language="en" fo:country="US"/>
    </style:style>
    <style:style style:name="T2475" style:parent-style-name="p" style:family="text">
      <style:text-properties style:font-name="Consolas" fo:color="#000000" fo:language="en" fo:country="US"/>
    </style:style>
    <style:style style:name="T2476" style:parent-style-name="nf" style:family="text">
      <style:text-properties style:font-name="Consolas" fo:font-weight="bold" style:font-weight-asian="bold" style:font-weight-complex="bold" fo:color="#990000" fo:language="en" fo:country="US"/>
    </style:style>
    <style:style style:name="T2477" style:parent-style-name="p" style:family="text">
      <style:text-properties style:font-name="Consolas" fo:color="#000000" fo:language="en" fo:country="US"/>
    </style:style>
    <style:style style:name="T2478" style:parent-style-name="nv" style:family="text">
      <style:text-properties style:font-name="Consolas" fo:color="#008080" fo:language="en" fo:country="US"/>
    </style:style>
    <style:style style:name="T2479" style:parent-style-name="o" style:family="text">
      <style:text-properties style:font-name="Consolas" fo:font-weight="bold" style:font-weight-asian="bold" style:font-weight-complex="bold" fo:color="#000000" fo:language="en" fo:country="US"/>
    </style:style>
    <style:style style:name="T2480" style:parent-style-name="cl" style:family="text">
      <style:text-properties style:font-name="Consolas" fo:color="#000000" fo:language="en" fo:country="US"/>
    </style:style>
    <style:style style:name="T2481" style:parent-style-name="nv" style:family="text">
      <style:text-properties style:font-name="Consolas" fo:color="#008080" fo:language="en" fo:country="US"/>
    </style:style>
    <style:style style:name="T2482" style:parent-style-name="p" style:family="text">
      <style:text-properties style:font-name="Consolas" fo:color="#000000" fo:language="en" fo:country="US"/>
    </style:style>
    <style:style style:name="T2483" style:parent-style-name="cl" style:family="text">
      <style:text-properties style:font-name="Consolas" fo:color="#000000" fo:language="en" fo:country="US"/>
    </style:style>
    <style:style style:name="T2484" style:parent-style-name="o" style:family="text">
      <style:text-properties style:font-name="Consolas" fo:font-weight="bold" style:font-weight-asian="bold" style:font-weight-complex="bold" fo:color="#000000" fo:language="en" fo:country="US"/>
    </style:style>
    <style:style style:name="T2485" style:parent-style-name="cl" style:family="text">
      <style:text-properties style:font-name="Consolas" fo:color="#000000" fo:language="en" fo:country="US"/>
    </style:style>
    <style:style style:name="T2486" style:parent-style-name="nv" style:family="text">
      <style:text-properties style:font-name="Consolas" fo:color="#008080" fo:language="en" fo:country="US"/>
    </style:style>
    <style:style style:name="T2487" style:parent-style-name="p" style:family="text">
      <style:text-properties style:font-name="Consolas" fo:color="#000000" fo:language="en" fo:country="US"/>
    </style:style>
    <style:style style:name="T2488" style:parent-style-name="cl" style:family="text">
      <style:text-properties style:font-name="Consolas" fo:color="#000000" fo:language="en" fo:country="US"/>
    </style:style>
    <style:style style:name="T2489" style:parent-style-name="p" style:family="text">
      <style:text-properties style:font-name="Consolas" fo:color="#000000" fo:language="en" fo:country="US"/>
    </style:style>
    <style:style style:name="P2490" style:parent-style-name="HTMLconformatoprevio" style:family="paragraph">
      <style:paragraph-properties fo:border="0.0034in solid #E5E7EB" fo:padding="0in" style:shadow="none" fo:background-color="#FFFFFF"/>
    </style:style>
    <style:style style:name="T2491" style:parent-style-name="cl" style:family="text">
      <style:text-properties style:font-name="Consolas" fo:color="#000000" fo:language="en" fo:country="US"/>
    </style:style>
    <style:style style:name="T2492" style:parent-style-name="nv" style:family="text">
      <style:text-properties style:font-name="Consolas" fo:color="#008080" fo:language="en" fo:country="US"/>
    </style:style>
    <style:style style:name="T2493" style:parent-style-name="o" style:family="text">
      <style:text-properties style:font-name="Consolas" fo:font-weight="bold" style:font-weight-asian="bold" style:font-weight-complex="bold" fo:color="#000000" fo:language="en" fo:country="US"/>
    </style:style>
    <style:style style:name="T2494" style:parent-style-name="cl" style:family="text">
      <style:text-properties style:font-name="Consolas" fo:color="#000000" fo:language="en" fo:country="US"/>
    </style:style>
    <style:style style:name="T2495" style:parent-style-name="nf" style:family="text">
      <style:text-properties style:font-name="Consolas" fo:font-weight="bold" style:font-weight-asian="bold" style:font-weight-complex="bold" fo:color="#990000" fo:language="en" fo:country="US"/>
    </style:style>
    <style:style style:name="T2496" style:parent-style-name="p" style:family="text">
      <style:text-properties style:font-name="Consolas" fo:color="#000000" fo:language="en" fo:country="US"/>
    </style:style>
    <style:style style:name="T2497" style:parent-style-name="nv" style:family="text">
      <style:text-properties style:font-name="Consolas" fo:color="#008080" fo:language="en" fo:country="US"/>
    </style:style>
    <style:style style:name="T2498" style:parent-style-name="o" style:family="text">
      <style:text-properties style:font-name="Consolas" fo:font-weight="bold" style:font-weight-asian="bold" style:font-weight-complex="bold" fo:color="#000000" fo:language="en" fo:country="US"/>
    </style:style>
    <style:style style:name="T2499" style:parent-style-name="cl" style:family="text">
      <style:text-properties style:font-name="Consolas" fo:color="#000000" fo:language="en" fo:country="US"/>
    </style:style>
    <style:style style:name="T2500" style:parent-style-name="nf" style:family="text">
      <style:text-properties style:font-name="Consolas" fo:font-weight="bold" style:font-weight-asian="bold" style:font-weight-complex="bold" fo:color="#990000" fo:language="en" fo:country="US"/>
    </style:style>
    <style:style style:name="T2501" style:parent-style-name="p" style:family="text">
      <style:text-properties style:font-name="Consolas" fo:color="#000000" fo:language="en" fo:country="US"/>
    </style:style>
    <style:style style:name="T2502" style:parent-style-name="nv" style:family="text">
      <style:text-properties style:font-name="Consolas" fo:color="#008080" fo:language="en" fo:country="US"/>
    </style:style>
    <style:style style:name="T2503" style:parent-style-name="p" style:family="text">
      <style:text-properties style:font-name="Consolas" fo:color="#000000" fo:language="en" fo:country="US"/>
    </style:style>
    <style:style style:name="T2504" style:parent-style-name="o" style:family="text">
      <style:text-properties style:font-name="Consolas" fo:font-weight="bold" style:font-weight-asian="bold" style:font-weight-complex="bold" fo:color="#000000" fo:language="en" fo:country="US"/>
    </style:style>
    <style:style style:name="T2505" style:parent-style-name="cl" style:family="text">
      <style:text-properties style:font-name="Consolas" fo:color="#000000" fo:language="en" fo:country="US"/>
    </style:style>
    <style:style style:name="T2506" style:parent-style-name="nf" style:family="text">
      <style:text-properties style:font-name="Consolas" fo:font-weight="bold" style:font-weight-asian="bold" style:font-weight-complex="bold" fo:color="#990000" fo:language="en" fo:country="US"/>
    </style:style>
    <style:style style:name="T2507" style:parent-style-name="p" style:family="text">
      <style:text-properties style:font-name="Consolas" fo:color="#000000" fo:language="en" fo:country="US"/>
    </style:style>
    <style:style style:name="T2508" style:parent-style-name="nv" style:family="text">
      <style:text-properties style:font-name="Consolas" fo:color="#008080" fo:language="en" fo:country="US"/>
    </style:style>
    <style:style style:name="T2509" style:parent-style-name="p" style:family="text">
      <style:text-properties style:font-name="Consolas" fo:color="#000000" fo:language="en" fo:country="US"/>
    </style:style>
    <style:style style:name="P2510" style:parent-style-name="HTMLconformatoprevio" style:family="paragraph">
      <style:paragraph-properties fo:border="0.0034in solid #E5E7EB" fo:padding="0in" style:shadow="none" fo:background-color="#FFFFFF"/>
    </style:style>
    <style:style style:name="T2511" style:parent-style-name="cl" style:family="text">
      <style:text-properties style:font-name="Consolas" fo:color="#000000" fo:language="en" fo:country="US"/>
    </style:style>
    <style:style style:name="T2512" style:parent-style-name="p" style:family="text">
      <style:text-properties style:font-name="Consolas" fo:color="#000000" fo:language="en" fo:country="US"/>
    </style:style>
    <style:style style:name="P2513" style:parent-style-name="HTMLconformatoprevio" style:family="paragraph">
      <style:paragraph-properties fo:border="0.0034in solid #E5E7EB" fo:padding="0in" style:shadow="none" fo:background-color="#FFFFFF"/>
    </style:style>
    <style:style style:name="P2514" style:parent-style-name="HTMLconformatoprevio" style:family="paragraph">
      <style:paragraph-properties fo:border="0.0034in solid #E5E7EB" fo:padding="0in" style:shadow="none" fo:background-color="#FFFFFF"/>
    </style:style>
    <style:style style:name="T2515" style:parent-style-name="cl" style:family="text">
      <style:text-properties style:font-name="Consolas" fo:color="#000000" fo:language="en" fo:country="US"/>
    </style:style>
    <style:style style:name="T2516" style:parent-style-name="k" style:family="text">
      <style:text-properties style:font-name="Consolas" fo:font-weight="bold" style:font-weight-asian="bold" style:font-weight-complex="bold" fo:color="#000000" fo:language="en" fo:country="US"/>
    </style:style>
    <style:style style:name="T2517" style:parent-style-name="nd" style:family="text">
      <style:text-properties style:font-name="Consolas" fo:font-weight="bold" style:font-weight-asian="bold" style:font-weight-complex="bold" fo:color="#3C5D5D" fo:language="en" fo:country="US"/>
    </style:style>
    <style:style style:name="T2518" style:parent-style-name="p" style:family="text">
      <style:text-properties style:font-name="Consolas" fo:color="#000000" fo:language="en" fo:country="US"/>
    </style:style>
    <style:style style:name="T2519" style:parent-style-name="nv" style:family="text">
      <style:text-properties style:font-name="Consolas" fo:color="#008080" fo:language="en" fo:country="US"/>
    </style:style>
    <style:style style:name="T2520" style:parent-style-name="o" style:family="text">
      <style:text-properties style:font-name="Consolas" fo:font-weight="bold" style:font-weight-asian="bold" style:font-weight-complex="bold" fo:color="#000000" fo:language="en" fo:country="US"/>
    </style:style>
    <style:style style:name="T2521" style:parent-style-name="cl" style:family="text">
      <style:text-properties style:font-name="Consolas" fo:color="#000000" fo:language="en" fo:country="US"/>
    </style:style>
    <style:style style:name="T2522" style:parent-style-name="nv" style:family="text">
      <style:text-properties style:font-name="Consolas" fo:color="#008080" fo:language="en" fo:country="US"/>
    </style:style>
    <style:style style:name="T2523" style:parent-style-name="o" style:family="text">
      <style:text-properties style:font-name="Consolas" fo:font-weight="bold" style:font-weight-asian="bold" style:font-weight-complex="bold" fo:color="#000000" fo:language="en" fo:country="US"/>
    </style:style>
    <style:style style:name="T2524" style:parent-style-name="cl" style:family="text">
      <style:text-properties style:font-name="Consolas" fo:color="#000000" fo:language="en" fo:country="US"/>
    </style:style>
    <style:style style:name="T2525" style:parent-style-name="nv" style:family="text">
      <style:text-properties style:font-name="Consolas" fo:color="#008080" fo:language="en" fo:country="US"/>
    </style:style>
    <style:style style:name="T2526" style:parent-style-name="p" style:family="text">
      <style:text-properties style:font-name="Consolas" fo:color="#000000" fo:language="en" fo:country="US"/>
    </style:style>
    <style:style style:name="P2527" style:parent-style-name="HTMLconformatoprevio" style:family="paragraph">
      <style:paragraph-properties fo:border="0.0034in solid #E5E7EB" fo:padding="0in" style:shadow="none" fo:background-color="#FFFFFF"/>
    </style:style>
    <style:style style:name="T2528" style:parent-style-name="p" style:family="text">
      <style:text-properties style:font-name="Consolas" fo:color="#000000"/>
    </style:style>
    <style:style style:name="P252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530" style:parent-style-name="NormalWeb" style:family="paragraph">
      <style:paragraph-properties fo:border="0.0034in solid #E5E7EB" fo:padding="0in" style:shadow="none" fo:background-color="#FFFFFF"/>
    </style:style>
    <style:style style:name="T2531" style:parent-style-name="Fuentedepárrafopredeter." style:family="text">
      <style:text-properties style:font-name="Arial" style:font-name-complex="Arial" fo:color="#000000"/>
    </style:style>
    <style:style style:name="T2532" style:parent-style-name="CódigoHTML" style:family="text">
      <style:text-properties style:font-name="Consolas" fo:color="#000000" fo:font-size="11pt" style:font-size-asian="11pt" style:font-size-complex="11pt"/>
    </style:style>
    <style:style style:name="T2533" style:parent-style-name="Fuentedepárrafopredeter." style:family="text">
      <style:text-properties style:font-name="Arial" style:font-name-complex="Arial" fo:color="#000000"/>
    </style:style>
    <style:style style:name="T2534" style:parent-style-name="CódigoHTML" style:family="text">
      <style:text-properties style:font-name="Consolas" fo:color="#000000" fo:font-size="11pt" style:font-size-asian="11pt" style:font-size-complex="11pt"/>
    </style:style>
    <style:style style:name="T2535" style:parent-style-name="Fuentedepárrafopredeter." style:family="text">
      <style:text-properties style:font-name="Arial" style:font-name-complex="Arial" fo:color="#000000"/>
    </style:style>
    <style:style style:name="P2536" style:parent-style-name="HTMLconformatoprevio" style:family="paragraph">
      <style:paragraph-properties fo:border="0.0034in solid #E5E7EB" fo:padding="0in" style:shadow="none" fo:background-color="#FFFFFF"/>
    </style:style>
    <style:style style:name="T2537" style:parent-style-name="c1" style:family="text">
      <style:text-properties style:font-name="Consolas" fo:font-style="italic" style:font-style-asian="italic" style:font-style-complex="italic" fo:color="#999988" fo:language="en" fo:country="US"/>
    </style:style>
    <style:style style:name="P2538" style:parent-style-name="HTMLconformatoprevio" style:family="paragraph">
      <style:paragraph-properties fo:border="0.0034in solid #E5E7EB" fo:padding="0in" style:shadow="none" fo:background-color="#FFFFFF"/>
    </style:style>
    <style:style style:name="T2539" style:parent-style-name="c1" style:family="text">
      <style:text-properties style:font-name="Consolas" fo:font-style="italic" style:font-style-asian="italic" style:font-style-complex="italic" fo:color="#999988" fo:language="en" fo:country="US"/>
    </style:style>
    <style:style style:name="P2540" style:parent-style-name="HTMLconformatoprevio" style:family="paragraph">
      <style:paragraph-properties fo:border="0.0034in solid #E5E7EB" fo:padding="0in" style:shadow="none" fo:background-color="#FFFFFF"/>
    </style:style>
    <style:style style:name="P2541" style:parent-style-name="HTMLconformatoprevio" style:family="paragraph">
      <style:paragraph-properties fo:border="0.0034in solid #E5E7EB" fo:padding="0in" style:shadow="none" fo:background-color="#FFFFFF"/>
    </style:style>
    <style:style style:name="T2542" style:parent-style-name="k" style:family="text">
      <style:text-properties style:font-name="Consolas" fo:font-weight="bold" style:font-weight-asian="bold" style:font-weight-complex="bold" fo:color="#000000" fo:language="en" fo:country="US"/>
    </style:style>
    <style:style style:name="T2543" style:parent-style-name="cl" style:family="text">
      <style:text-properties style:font-name="Consolas" fo:color="#000000" fo:language="en" fo:country="US"/>
    </style:style>
    <style:style style:name="T2544" style:parent-style-name="nv" style:family="text">
      <style:text-properties style:font-name="Consolas" fo:color="#008080" fo:language="en" fo:country="US"/>
    </style:style>
    <style:style style:name="T2545" style:parent-style-name="cl" style:family="text">
      <style:text-properties style:font-name="Consolas" fo:color="#000000" fo:language="en" fo:country="US"/>
    </style:style>
    <style:style style:name="T2546" style:parent-style-name="ow" style:family="text">
      <style:text-properties style:font-name="Consolas" fo:font-weight="bold" style:font-weight-asian="bold" style:font-weight-complex="bold" fo:color="#000000" fo:language="en" fo:country="US"/>
    </style:style>
    <style:style style:name="T2547" style:parent-style-name="cl" style:family="text">
      <style:text-properties style:font-name="Consolas" fo:color="#000000" fo:language="en" fo:country="US"/>
    </style:style>
    <style:style style:name="T2548" style:parent-style-name="nf" style:family="text">
      <style:text-properties style:font-name="Consolas" fo:font-weight="bold" style:font-weight-asian="bold" style:font-weight-complex="bold" fo:color="#990000" fo:language="en" fo:country="US"/>
    </style:style>
    <style:style style:name="T2549" style:parent-style-name="p" style:family="text">
      <style:text-properties style:font-name="Consolas" fo:color="#000000" fo:language="en" fo:country="US"/>
    </style:style>
    <style:style style:name="T2550" style:parent-style-name="nv" style:family="text">
      <style:text-properties style:font-name="Consolas" fo:color="#008080" fo:language="en" fo:country="US"/>
    </style:style>
    <style:style style:name="T2551" style:parent-style-name="p" style:family="text">
      <style:text-properties style:font-name="Consolas" fo:color="#000000" fo:language="en" fo:country="US"/>
    </style:style>
    <style:style style:name="T2552" style:parent-style-name="cl" style:family="text">
      <style:text-properties style:font-name="Consolas" fo:color="#000000" fo:language="en" fo:country="US"/>
    </style:style>
    <style:style style:name="T2553" style:parent-style-name="p" style:family="text">
      <style:text-properties style:font-name="Consolas" fo:color="#000000" fo:language="en" fo:country="US"/>
    </style:style>
    <style:style style:name="P2554" style:parent-style-name="HTMLconformatoprevio" style:family="paragraph">
      <style:paragraph-properties fo:border="0.0034in solid #E5E7EB" fo:padding="0in" style:shadow="none" fo:background-color="#FFFFFF"/>
    </style:style>
    <style:style style:name="T2555" style:parent-style-name="cl" style:family="text">
      <style:text-properties style:font-name="Consolas" fo:color="#000000" fo:language="en" fo:country="US"/>
    </style:style>
    <style:style style:name="T2556" style:parent-style-name="k" style:family="text">
      <style:text-properties style:font-name="Consolas" fo:font-weight="bold" style:font-weight-asian="bold" style:font-weight-complex="bold" fo:color="#000000" fo:language="en" fo:country="US"/>
    </style:style>
    <style:style style:name="T2557" style:parent-style-name="nd" style:family="text">
      <style:text-properties style:font-name="Consolas" fo:font-weight="bold" style:font-weight-asian="bold" style:font-weight-complex="bold" fo:color="#3C5D5D" fo:language="en" fo:country="US"/>
    </style:style>
    <style:style style:name="T2558" style:parent-style-name="p" style:family="text">
      <style:text-properties style:font-name="Consolas" fo:color="#000000" fo:language="en" fo:country="US"/>
    </style:style>
    <style:style style:name="T2559" style:parent-style-name="nv" style:family="text">
      <style:text-properties style:font-name="Consolas" fo:color="#008080" fo:language="en" fo:country="US"/>
    </style:style>
    <style:style style:name="T2560" style:parent-style-name="p" style:family="text">
      <style:text-properties style:font-name="Consolas" fo:color="#000000" fo:language="en" fo:country="US"/>
    </style:style>
    <style:style style:name="T2561" style:parent-style-name="cl" style:family="text">
      <style:text-properties style:font-name="Consolas" fo:color="#000000" fo:language="en" fo:country="US"/>
    </style:style>
    <style:style style:name="T2562" style:parent-style-name="p" style:family="text">
      <style:text-properties style:font-name="Consolas" fo:color="#000000" fo:language="en" fo:country="US"/>
    </style:style>
    <style:style style:name="P2563" style:parent-style-name="HTMLconformatoprevio" style:family="paragraph">
      <style:paragraph-properties fo:border="0.0034in solid #E5E7EB" fo:padding="0in" style:shadow="none" fo:background-color="#FFFFFF"/>
    </style:style>
    <style:style style:name="T2564" style:parent-style-name="cl" style:family="text">
      <style:text-properties style:font-name="Consolas" fo:color="#000000" fo:language="en" fo:country="US"/>
    </style:style>
    <style:style style:name="T2565" style:parent-style-name="nv" style:family="text">
      <style:text-properties style:font-name="Consolas" fo:color="#008080" fo:language="en" fo:country="US"/>
    </style:style>
    <style:style style:name="T2566" style:parent-style-name="o" style:family="text">
      <style:text-properties style:font-name="Consolas" fo:font-weight="bold" style:font-weight-asian="bold" style:font-weight-complex="bold" fo:color="#000000" fo:language="en" fo:country="US"/>
    </style:style>
    <style:style style:name="T2567" style:parent-style-name="cl" style:family="text">
      <style:text-properties style:font-name="Consolas" fo:color="#000000" fo:language="en" fo:country="US"/>
    </style:style>
    <style:style style:name="T2568" style:parent-style-name="nf" style:family="text">
      <style:text-properties style:font-name="Consolas" fo:font-weight="bold" style:font-weight-asian="bold" style:font-weight-complex="bold" fo:color="#990000" fo:language="en" fo:country="US"/>
    </style:style>
    <style:style style:name="T2569" style:parent-style-name="p" style:family="text">
      <style:text-properties style:font-name="Consolas" fo:color="#000000" fo:language="en" fo:country="US"/>
    </style:style>
    <style:style style:name="T2570" style:parent-style-name="nv" style:family="text">
      <style:text-properties style:font-name="Consolas" fo:color="#008080" fo:language="en" fo:country="US"/>
    </style:style>
    <style:style style:name="T2571" style:parent-style-name="o" style:family="text">
      <style:text-properties style:font-name="Consolas" fo:font-weight="bold" style:font-weight-asian="bold" style:font-weight-complex="bold" fo:color="#000000" fo:language="en" fo:country="US"/>
    </style:style>
    <style:style style:name="T2572" style:parent-style-name="cl" style:family="text">
      <style:text-properties style:font-name="Consolas" fo:color="#000000" fo:language="en" fo:country="US"/>
    </style:style>
    <style:style style:name="T2573" style:parent-style-name="nv" style:family="text">
      <style:text-properties style:font-name="Consolas" fo:color="#008080" fo:language="en" fo:country="US"/>
    </style:style>
    <style:style style:name="T2574" style:parent-style-name="p" style:family="text">
      <style:text-properties style:font-name="Consolas" fo:color="#000000" fo:language="en" fo:country="US"/>
    </style:style>
    <style:style style:name="P2575" style:parent-style-name="HTMLconformatoprevio" style:family="paragraph">
      <style:paragraph-properties fo:border="0.0034in solid #E5E7EB" fo:padding="0in" style:shadow="none" fo:background-color="#FFFFFF"/>
    </style:style>
    <style:style style:name="P2576" style:parent-style-name="HTMLconformatoprevio" style:family="paragraph">
      <style:paragraph-properties fo:border="0.0034in solid #E5E7EB" fo:padding="0in" style:shadow="none" fo:background-color="#FFFFFF"/>
    </style:style>
    <style:style style:name="T2577" style:parent-style-name="cl" style:family="text">
      <style:text-properties style:font-name="Consolas" fo:color="#000000" fo:language="en" fo:country="US"/>
    </style:style>
    <style:style style:name="T2578" style:parent-style-name="nc" style:family="text">
      <style:text-properties style:font-name="Consolas" fo:font-weight="bold" style:font-weight-asian="bold" style:font-weight-complex="bold" fo:color="#445588" fo:language="en" fo:country="US"/>
    </style:style>
    <style:style style:name="T2579" style:parent-style-name="si" style:family="text">
      <style:text-properties style:font-name="Consolas" fo:color="#DD1144" fo:language="en" fo:country="US"/>
    </style:style>
    <style:style style:name="T2580" style:parent-style-name="nv" style:family="text">
      <style:text-properties style:font-name="Consolas" fo:color="#008080" fo:language="en" fo:country="US"/>
    </style:style>
    <style:style style:name="T2581" style:parent-style-name="si" style:family="text">
      <style:text-properties style:font-name="Consolas" fo:color="#DD1144" fo:language="en" fo:country="US"/>
    </style:style>
    <style:style style:name="T2582" style:parent-style-name="nc" style:family="text">
      <style:text-properties style:font-name="Consolas" fo:font-weight="bold" style:font-weight-asian="bold" style:font-weight-complex="bold" fo:color="#445588" fo:language="en" fo:country="US"/>
    </style:style>
    <style:style style:name="T2583" style:parent-style-name="cl" style:family="text">
      <style:text-properties style:font-name="Consolas" fo:color="#000000" fo:language="en" fo:country="US"/>
    </style:style>
    <style:style style:name="T2584" style:parent-style-name="p" style:family="text">
      <style:text-properties style:font-name="Consolas" fo:color="#000000" fo:language="en" fo:country="US"/>
    </style:style>
    <style:style style:name="P2585" style:parent-style-name="HTMLconformatoprevio" style:family="paragraph">
      <style:paragraph-properties fo:border="0.0034in solid #E5E7EB" fo:padding="0in" style:shadow="none" fo:background-color="#FFFFFF"/>
    </style:style>
    <style:style style:name="T2586" style:parent-style-name="cl" style:family="text">
      <style:text-properties style:font-name="Consolas" fo:color="#000000" fo:language="en" fo:country="US"/>
    </style:style>
    <style:style style:name="T2587" style:parent-style-name="na" style:family="text">
      <style:text-properties style:font-name="Consolas" fo:color="#008080" fo:language="en" fo:country="US"/>
    </style:style>
    <style:style style:name="T2588" style:parent-style-name="o" style:family="text">
      <style:text-properties style:font-name="Consolas" fo:font-weight="bold" style:font-weight-asian="bold" style:font-weight-complex="bold" fo:color="#000000" fo:language="en" fo:country="US"/>
    </style:style>
    <style:style style:name="T2589" style:parent-style-name="cl" style:family="text">
      <style:text-properties style:font-name="Consolas" fo:color="#000000" fo:language="en" fo:country="US"/>
    </style:style>
    <style:style style:name="T2590" style:parent-style-name="ni" style:family="text">
      <style:text-properties style:font-name="Consolas" fo:color="#800080" fo:language="en" fo:country="US"/>
    </style:style>
    <style:style style:name="T2591" style:parent-style-name="p" style:family="text">
      <style:text-properties style:font-name="Consolas" fo:color="#000000" fo:language="en" fo:country="US"/>
    </style:style>
    <style:style style:name="P2592" style:parent-style-name="HTMLconformatoprevio" style:family="paragraph">
      <style:paragraph-properties fo:border="0.0034in solid #E5E7EB" fo:padding="0in" style:shadow="none" fo:background-color="#FFFFFF"/>
    </style:style>
    <style:style style:name="P2593" style:parent-style-name="HTMLconformatoprevio" style:family="paragraph">
      <style:paragraph-properties fo:border="0.0034in solid #E5E7EB" fo:padding="0in" style:shadow="none" fo:background-color="#FFFFFF"/>
    </style:style>
    <style:style style:name="T2594" style:parent-style-name="cl" style:family="text">
      <style:text-properties style:font-name="Consolas" fo:color="#000000" fo:language="en" fo:country="US"/>
    </style:style>
    <style:style style:name="T2595" style:parent-style-name="k" style:family="text">
      <style:text-properties style:font-name="Consolas" fo:font-weight="bold" style:font-weight-asian="bold" style:font-weight-complex="bold" fo:color="#000000" fo:language="en" fo:country="US"/>
    </style:style>
    <style:style style:name="T2596" style:parent-style-name="o" style:family="text">
      <style:text-properties style:font-name="Consolas" fo:font-weight="bold" style:font-weight-asian="bold" style:font-weight-complex="bold" fo:color="#000000" fo:language="en" fo:country="US"/>
    </style:style>
    <style:style style:name="T2597" style:parent-style-name="nt" style:family="text">
      <style:text-properties style:font-name="Consolas" fo:color="#000080" fo:language="en" fo:country="US"/>
    </style:style>
    <style:style style:name="T2598" style:parent-style-name="o" style:family="text">
      <style:text-properties style:font-name="Consolas" fo:font-weight="bold" style:font-weight-asian="bold" style:font-weight-complex="bold" fo:color="#000000" fo:language="en" fo:country="US"/>
    </style:style>
    <style:style style:name="T2599" style:parent-style-name="cl" style:family="text">
      <style:text-properties style:font-name="Consolas" fo:color="#000000" fo:language="en" fo:country="US"/>
    </style:style>
    <style:style style:name="T2600" style:parent-style-name="p" style:family="text">
      <style:text-properties style:font-name="Consolas" fo:color="#000000" fo:language="en" fo:country="US"/>
    </style:style>
    <style:style style:name="P2601" style:parent-style-name="HTMLconformatoprevio" style:family="paragraph">
      <style:paragraph-properties fo:border="0.0034in solid #E5E7EB" fo:padding="0in" style:shadow="none" fo:background-color="#FFFFFF"/>
    </style:style>
    <style:style style:name="T2602" style:parent-style-name="cl" style:family="text">
      <style:text-properties style:font-name="Consolas" fo:color="#000000" fo:language="en" fo:country="US"/>
    </style:style>
    <style:style style:name="T2603" style:parent-style-name="na" style:family="text">
      <style:text-properties style:font-name="Consolas" fo:color="#008080" fo:language="en" fo:country="US"/>
    </style:style>
    <style:style style:name="T2604" style:parent-style-name="o" style:family="text">
      <style:text-properties style:font-name="Consolas" fo:font-weight="bold" style:font-weight-asian="bold" style:font-weight-complex="bold" fo:color="#000000" fo:language="en" fo:country="US"/>
    </style:style>
    <style:style style:name="T2605" style:parent-style-name="cl" style:family="text">
      <style:text-properties style:font-name="Consolas" fo:color="#000000" fo:language="en" fo:country="US"/>
    </style:style>
    <style:style style:name="T2606" style:parent-style-name="ni" style:family="text">
      <style:text-properties style:font-name="Consolas" fo:color="#800080" fo:language="en" fo:country="US"/>
    </style:style>
    <style:style style:name="T2607" style:parent-style-name="p" style:family="text">
      <style:text-properties style:font-name="Consolas" fo:color="#000000" fo:language="en" fo:country="US"/>
    </style:style>
    <style:style style:name="P2608" style:parent-style-name="HTMLconformatoprevio" style:family="paragraph">
      <style:paragraph-properties fo:border="0.0034in solid #E5E7EB" fo:padding="0in" style:shadow="none" fo:background-color="#FFFFFF"/>
    </style:style>
    <style:style style:name="T2609" style:parent-style-name="cl" style:family="text">
      <style:text-properties style:font-name="Consolas" fo:color="#000000" fo:language="en" fo:country="US"/>
    </style:style>
    <style:style style:name="T2610" style:parent-style-name="na" style:family="text">
      <style:text-properties style:font-name="Consolas" fo:color="#008080" fo:language="en" fo:country="US"/>
    </style:style>
    <style:style style:name="T2611" style:parent-style-name="o" style:family="text">
      <style:text-properties style:font-name="Consolas" fo:font-weight="bold" style:font-weight-asian="bold" style:font-weight-complex="bold" fo:color="#000000" fo:language="en" fo:country="US"/>
    </style:style>
    <style:style style:name="T2612" style:parent-style-name="cl" style:family="text">
      <style:text-properties style:font-name="Consolas" fo:color="#000000" fo:language="en" fo:country="US"/>
    </style:style>
    <style:style style:name="T2613" style:parent-style-name="mi" style:family="text">
      <style:text-properties style:font-name="Consolas" fo:color="#009999" fo:language="en" fo:country="US"/>
    </style:style>
    <style:style style:name="T2614" style:parent-style-name="p" style:family="text">
      <style:text-properties style:font-name="Consolas" fo:color="#000000" fo:language="en" fo:country="US"/>
    </style:style>
    <style:style style:name="P2615" style:parent-style-name="HTMLconformatoprevio" style:family="paragraph">
      <style:paragraph-properties fo:border="0.0034in solid #E5E7EB" fo:padding="0in" style:shadow="none" fo:background-color="#FFFFFF"/>
    </style:style>
    <style:style style:name="T2616" style:parent-style-name="cl" style:family="text">
      <style:text-properties style:font-name="Consolas" fo:color="#000000" fo:language="en" fo:country="US"/>
    </style:style>
    <style:style style:name="T2617" style:parent-style-name="p" style:family="text">
      <style:text-properties style:font-name="Consolas" fo:color="#000000" fo:language="en" fo:country="US"/>
    </style:style>
    <style:style style:name="P2618" style:parent-style-name="HTMLconformatoprevio" style:family="paragraph">
      <style:paragraph-properties fo:border="0.0034in solid #E5E7EB" fo:padding="0in" style:shadow="none" fo:background-color="#FFFFFF"/>
    </style:style>
    <style:style style:name="T2619" style:parent-style-name="cl" style:family="text">
      <style:text-properties style:font-name="Consolas" fo:color="#000000" fo:language="en" fo:country="US"/>
    </style:style>
    <style:style style:name="T2620" style:parent-style-name="p" style:family="text">
      <style:text-properties style:font-name="Consolas" fo:color="#000000" fo:language="en" fo:country="US"/>
    </style:style>
    <style:style style:name="P2621" style:parent-style-name="HTMLconformatoprevio" style:family="paragraph">
      <style:paragraph-properties fo:border="0.0034in solid #E5E7EB" fo:padding="0in" style:shadow="none" fo:background-color="#FFFFFF"/>
    </style:style>
    <style:style style:name="P2622" style:parent-style-name="HTMLconformatoprevio" style:family="paragraph">
      <style:paragraph-properties fo:border="0.0034in solid #E5E7EB" fo:padding="0in" style:shadow="none" fo:background-color="#FFFFFF"/>
    </style:style>
    <style:style style:name="T2623" style:parent-style-name="cl" style:family="text">
      <style:text-properties style:font-name="Consolas" fo:color="#000000" fo:language="en" fo:country="US"/>
    </style:style>
    <style:style style:name="T2624" style:parent-style-name="nc" style:family="text">
      <style:text-properties style:font-name="Consolas" fo:font-weight="bold" style:font-weight-asian="bold" style:font-weight-complex="bold" fo:color="#445588" fo:language="en" fo:country="US"/>
    </style:style>
    <style:style style:name="T2625" style:parent-style-name="si" style:family="text">
      <style:text-properties style:font-name="Consolas" fo:color="#DD1144" fo:language="en" fo:country="US"/>
    </style:style>
    <style:style style:name="T2626" style:parent-style-name="nv" style:family="text">
      <style:text-properties style:font-name="Consolas" fo:color="#008080" fo:language="en" fo:country="US"/>
    </style:style>
    <style:style style:name="T2627" style:parent-style-name="si" style:family="text">
      <style:text-properties style:font-name="Consolas" fo:color="#DD1144" fo:language="en" fo:country="US"/>
    </style:style>
    <style:style style:name="T2628" style:parent-style-name="nc" style:family="text">
      <style:text-properties style:font-name="Consolas" fo:font-weight="bold" style:font-weight-asian="bold" style:font-weight-complex="bold" fo:color="#445588" fo:language="en" fo:country="US"/>
    </style:style>
    <style:style style:name="T2629" style:parent-style-name="cl" style:family="text">
      <style:text-properties style:font-name="Consolas" fo:color="#000000" fo:language="en" fo:country="US"/>
    </style:style>
    <style:style style:name="T2630" style:parent-style-name="p" style:family="text">
      <style:text-properties style:font-name="Consolas" fo:color="#000000" fo:language="en" fo:country="US"/>
    </style:style>
    <style:style style:name="P2631" style:parent-style-name="HTMLconformatoprevio" style:family="paragraph">
      <style:paragraph-properties fo:border="0.0034in solid #E5E7EB" fo:padding="0in" style:shadow="none" fo:background-color="#FFFFFF"/>
    </style:style>
    <style:style style:name="T2632" style:parent-style-name="cl" style:family="text">
      <style:text-properties style:font-name="Consolas" fo:color="#000000" fo:language="en" fo:country="US"/>
    </style:style>
    <style:style style:name="T2633" style:parent-style-name="na" style:family="text">
      <style:text-properties style:font-name="Consolas" fo:color="#008080" fo:language="en" fo:country="US"/>
    </style:style>
    <style:style style:name="T2634" style:parent-style-name="o" style:family="text">
      <style:text-properties style:font-name="Consolas" fo:font-weight="bold" style:font-weight-asian="bold" style:font-weight-complex="bold" fo:color="#000000" fo:language="en" fo:country="US"/>
    </style:style>
    <style:style style:name="T2635" style:parent-style-name="cl" style:family="text">
      <style:text-properties style:font-name="Consolas" fo:color="#000000" fo:language="en" fo:country="US"/>
    </style:style>
    <style:style style:name="T2636" style:parent-style-name="ni" style:family="text">
      <style:text-properties style:font-name="Consolas" fo:color="#800080" fo:language="en" fo:country="US"/>
    </style:style>
    <style:style style:name="T2637" style:parent-style-name="p" style:family="text">
      <style:text-properties style:font-name="Consolas" fo:color="#000000" fo:language="en" fo:country="US"/>
    </style:style>
    <style:style style:name="P2638" style:parent-style-name="HTMLconformatoprevio" style:family="paragraph">
      <style:paragraph-properties fo:border="0.0034in solid #E5E7EB" fo:padding="0in" style:shadow="none" fo:background-color="#FFFFFF"/>
    </style:style>
    <style:style style:name="P2639" style:parent-style-name="HTMLconformatoprevio" style:family="paragraph">
      <style:paragraph-properties fo:border="0.0034in solid #E5E7EB" fo:padding="0in" style:shadow="none" fo:background-color="#FFFFFF"/>
    </style:style>
    <style:style style:name="T2640" style:parent-style-name="cl" style:family="text">
      <style:text-properties style:font-name="Consolas" fo:color="#000000" fo:language="en" fo:country="US"/>
    </style:style>
    <style:style style:name="T2641" style:parent-style-name="k" style:family="text">
      <style:text-properties style:font-name="Consolas" fo:font-weight="bold" style:font-weight-asian="bold" style:font-weight-complex="bold" fo:color="#000000" fo:language="en" fo:country="US"/>
    </style:style>
    <style:style style:name="T2642" style:parent-style-name="o" style:family="text">
      <style:text-properties style:font-name="Consolas" fo:font-weight="bold" style:font-weight-asian="bold" style:font-weight-complex="bold" fo:color="#000000" fo:language="en" fo:country="US"/>
    </style:style>
    <style:style style:name="T2643" style:parent-style-name="nt" style:family="text">
      <style:text-properties style:font-name="Consolas" fo:color="#000080" fo:language="en" fo:country="US"/>
    </style:style>
    <style:style style:name="T2644" style:parent-style-name="o" style:family="text">
      <style:text-properties style:font-name="Consolas" fo:font-weight="bold" style:font-weight-asian="bold" style:font-weight-complex="bold" fo:color="#000000" fo:language="en" fo:country="US"/>
    </style:style>
    <style:style style:name="T2645" style:parent-style-name="cl" style:family="text">
      <style:text-properties style:font-name="Consolas" fo:color="#000000" fo:language="en" fo:country="US"/>
    </style:style>
    <style:style style:name="T2646" style:parent-style-name="p" style:family="text">
      <style:text-properties style:font-name="Consolas" fo:color="#000000" fo:language="en" fo:country="US"/>
    </style:style>
    <style:style style:name="P2647" style:parent-style-name="HTMLconformatoprevio" style:family="paragraph">
      <style:paragraph-properties fo:border="0.0034in solid #E5E7EB" fo:padding="0in" style:shadow="none" fo:background-color="#FFFFFF"/>
    </style:style>
    <style:style style:name="T2648" style:parent-style-name="cl" style:family="text">
      <style:text-properties style:font-name="Consolas" fo:color="#000000" fo:language="en" fo:country="US"/>
    </style:style>
    <style:style style:name="T2649" style:parent-style-name="na" style:family="text">
      <style:text-properties style:font-name="Consolas" fo:color="#008080"/>
    </style:style>
    <style:style style:name="T2650" style:parent-style-name="o" style:family="text">
      <style:text-properties style:font-name="Consolas" fo:font-weight="bold" style:font-weight-asian="bold" style:font-weight-complex="bold" fo:color="#000000"/>
    </style:style>
    <style:style style:name="T2651" style:parent-style-name="cl" style:family="text">
      <style:text-properties style:font-name="Consolas" fo:color="#000000"/>
    </style:style>
    <style:style style:name="T2652" style:parent-style-name="mi" style:family="text">
      <style:text-properties style:font-name="Consolas" fo:color="#009999"/>
    </style:style>
    <style:style style:name="T2653" style:parent-style-name="p" style:family="text">
      <style:text-properties style:font-name="Consolas" fo:color="#000000"/>
    </style:style>
    <style:style style:name="P2654" style:parent-style-name="HTMLconformatoprevio" style:family="paragraph">
      <style:paragraph-properties fo:border="0.0034in solid #E5E7EB" fo:padding="0in" style:shadow="none" fo:background-color="#FFFFFF"/>
    </style:style>
    <style:style style:name="T2655" style:parent-style-name="cl" style:family="text">
      <style:text-properties style:font-name="Consolas" fo:color="#000000"/>
    </style:style>
    <style:style style:name="T2656" style:parent-style-name="na" style:family="text">
      <style:text-properties style:font-name="Consolas" fo:color="#008080"/>
    </style:style>
    <style:style style:name="T2657" style:parent-style-name="o" style:family="text">
      <style:text-properties style:font-name="Consolas" fo:font-weight="bold" style:font-weight-asian="bold" style:font-weight-complex="bold" fo:color="#000000"/>
    </style:style>
    <style:style style:name="T2658" style:parent-style-name="cl" style:family="text">
      <style:text-properties style:font-name="Consolas" fo:color="#000000"/>
    </style:style>
    <style:style style:name="T2659" style:parent-style-name="ni" style:family="text">
      <style:text-properties style:font-name="Consolas" fo:color="#800080"/>
    </style:style>
    <style:style style:name="T2660" style:parent-style-name="p" style:family="text">
      <style:text-properties style:font-name="Consolas" fo:color="#000000"/>
    </style:style>
    <style:style style:name="P2661" style:parent-style-name="HTMLconformatoprevio" style:family="paragraph">
      <style:paragraph-properties fo:border="0.0034in solid #E5E7EB" fo:padding="0in" style:shadow="none" fo:background-color="#FFFFFF"/>
    </style:style>
    <style:style style:name="T2662" style:parent-style-name="cl" style:family="text">
      <style:text-properties style:font-name="Consolas" fo:color="#000000"/>
    </style:style>
    <style:style style:name="T2663" style:parent-style-name="p" style:family="text">
      <style:text-properties style:font-name="Consolas" fo:color="#000000"/>
    </style:style>
    <style:style style:name="P2664" style:parent-style-name="HTMLconformatoprevio" style:family="paragraph">
      <style:paragraph-properties fo:border="0.0034in solid #E5E7EB" fo:padding="0in" style:shadow="none" fo:background-color="#FFFFFF"/>
    </style:style>
    <style:style style:name="T2665" style:parent-style-name="cl" style:family="text">
      <style:text-properties style:font-name="Consolas" fo:color="#000000"/>
    </style:style>
    <style:style style:name="T2666" style:parent-style-name="p" style:family="text">
      <style:text-properties style:font-name="Consolas" fo:color="#000000"/>
    </style:style>
    <style:style style:name="P2667" style:parent-style-name="HTMLconformatoprevio" style:family="paragraph">
      <style:paragraph-properties fo:border="0.0034in solid #E5E7EB" fo:padding="0in" style:shadow="none" fo:background-color="#FFFFFF"/>
    </style:style>
    <style:style style:name="T2668" style:parent-style-name="cl" style:family="text">
      <style:text-properties style:font-name="Consolas" fo:color="#000000"/>
    </style:style>
    <style:style style:name="T2669" style:parent-style-name="p" style:family="text">
      <style:text-properties style:font-name="Consolas" fo:color="#000000"/>
    </style:style>
    <style:style style:name="P2670" style:parent-style-name="HTMLconformatoprevio" style:family="paragraph">
      <style:paragraph-properties fo:border="0.0034in solid #E5E7EB" fo:padding="0in" style:shadow="none" fo:background-color="#FFFFFF"/>
    </style:style>
    <style:style style:name="T2671" style:parent-style-name="p" style:family="text">
      <style:text-properties style:font-name="Consolas" fo:color="#000000"/>
    </style:style>
    <style:style style:name="P2672" style:parent-style-name="NormalWeb" style:family="paragraph">
      <style:paragraph-properties fo:border="0.0034in solid #E5E7EB" fo:padding="0in" style:shadow="none" fo:background-color="#FFFFFF"/>
    </style:style>
    <style:style style:name="T2673" style:parent-style-name="Fuentedepárrafopredeter." style:family="text">
      <style:text-properties style:font-name="Arial" style:font-name-complex="Arial" fo:color="#000000"/>
    </style:style>
    <style:style style:name="T2674" style:parent-style-name="CódigoHTML" style:family="text">
      <style:text-properties style:font-name="Consolas" fo:color="#000000" fo:font-size="11pt" style:font-size-asian="11pt" style:font-size-complex="11pt"/>
    </style:style>
    <style:style style:name="T2675" style:parent-style-name="Fuentedepárrafopredeter." style:family="text">
      <style:text-properties style:font-name="Arial" style:font-name-complex="Arial" fo:color="#000000"/>
    </style:style>
    <style:style style:name="P2676" style:parent-style-name="HTMLconformatoprevio" style:family="paragraph">
      <style:paragraph-properties fo:border="0.0034in solid #E5E7EB" fo:padding="0in" style:shadow="none" fo:background-color="#FFFFFF"/>
    </style:style>
    <style:style style:name="T2677" style:parent-style-name="nv" style:family="text">
      <style:text-properties style:font-name="Consolas" fo:color="#008080" fo:language="en" fo:country="US"/>
    </style:style>
    <style:style style:name="T2678" style:parent-style-name="o" style:family="text">
      <style:text-properties style:font-name="Consolas" fo:font-weight="bold" style:font-weight-asian="bold" style:font-weight-complex="bold" fo:color="#000000" fo:language="en" fo:country="US"/>
    </style:style>
    <style:style style:name="T2679" style:parent-style-name="cl" style:family="text">
      <style:text-properties style:font-name="Consolas" fo:color="#000000" fo:language="en" fo:country="US"/>
    </style:style>
    <style:style style:name="T2680" style:parent-style-name="p" style:family="text">
      <style:text-properties style:font-name="Consolas" fo:color="#000000" fo:language="en" fo:country="US"/>
    </style:style>
    <style:style style:name="P2681" style:parent-style-name="HTMLconformatoprevio" style:family="paragraph">
      <style:paragraph-properties fo:border="0.0034in solid #E5E7EB" fo:padding="0in" style:shadow="none" fo:background-color="#FFFFFF"/>
    </style:style>
    <style:style style:name="T2682" style:parent-style-name="cl" style:family="text">
      <style:text-properties style:font-name="Consolas" fo:color="#000000" fo:language="en" fo:country="US"/>
    </style:style>
    <style:style style:name="T2683" style:parent-style-name="na" style:family="text">
      <style:text-properties style:font-name="Consolas" fo:color="#008080" fo:language="en" fo:country="US"/>
    </style:style>
    <style:style style:name="T2684" style:parent-style-name="o" style:family="text">
      <style:text-properties style:font-name="Consolas" fo:font-weight="bold" style:font-weight-asian="bold" style:font-weight-complex="bold" fo:color="#000000" fo:language="en" fo:country="US"/>
    </style:style>
    <style:style style:name="T2685" style:parent-style-name="cl" style:family="text">
      <style:text-properties style:font-name="Consolas" fo:color="#000000" fo:language="en" fo:country="US"/>
    </style:style>
    <style:style style:name="T2686" style:parent-style-name="mi" style:family="text">
      <style:text-properties style:font-name="Consolas" fo:color="#009999" fo:language="en" fo:country="US"/>
    </style:style>
    <style:style style:name="T2687" style:parent-style-name="o" style:family="text">
      <style:text-properties style:font-name="Consolas" fo:font-weight="bold" style:font-weight-asian="bold" style:font-weight-complex="bold" fo:color="#000000" fo:language="en" fo:country="US"/>
    </style:style>
    <style:style style:name="P2688" style:parent-style-name="HTMLconformatoprevio" style:family="paragraph">
      <style:paragraph-properties fo:border="0.0034in solid #E5E7EB" fo:padding="0in" style:shadow="none" fo:background-color="#FFFFFF"/>
    </style:style>
    <style:style style:name="T2689" style:parent-style-name="cl" style:family="text">
      <style:text-properties style:font-name="Consolas" fo:color="#000000" fo:language="en" fo:country="US"/>
    </style:style>
    <style:style style:name="T2690" style:parent-style-name="na" style:family="text">
      <style:text-properties style:font-name="Consolas" fo:color="#008080" fo:language="en" fo:country="US"/>
    </style:style>
    <style:style style:name="T2691" style:parent-style-name="o" style:family="text">
      <style:text-properties style:font-name="Consolas" fo:font-weight="bold" style:font-weight-asian="bold" style:font-weight-complex="bold" fo:color="#000000" fo:language="en" fo:country="US"/>
    </style:style>
    <style:style style:name="T2692" style:parent-style-name="cl" style:family="text">
      <style:text-properties style:font-name="Consolas" fo:color="#000000" fo:language="en" fo:country="US"/>
    </style:style>
    <style:style style:name="T2693" style:parent-style-name="mi" style:family="text">
      <style:text-properties style:font-name="Consolas" fo:color="#009999" fo:language="en" fo:country="US"/>
    </style:style>
    <style:style style:name="T2694" style:parent-style-name="kt" style:family="text">
      <style:text-properties style:font-name="Consolas" fo:font-weight="bold" style:font-weight-asian="bold" style:font-weight-complex="bold" fo:color="#445588" fo:language="en" fo:country="US"/>
    </style:style>
    <style:style style:name="T2695" style:parent-style-name="o" style:family="text">
      <style:text-properties style:font-name="Consolas" fo:font-weight="bold" style:font-weight-asian="bold" style:font-weight-complex="bold" fo:color="#000000" fo:language="en" fo:country="US"/>
    </style:style>
    <style:style style:name="P2696" style:parent-style-name="HTMLconformatoprevio" style:family="paragraph">
      <style:paragraph-properties fo:border="0.0034in solid #E5E7EB" fo:padding="0in" style:shadow="none" fo:background-color="#FFFFFF"/>
    </style:style>
    <style:style style:name="T2697" style:parent-style-name="cl" style:family="text">
      <style:text-properties style:font-name="Consolas" fo:color="#000000" fo:language="en" fo:country="US"/>
    </style:style>
    <style:style style:name="T2698" style:parent-style-name="na" style:family="text">
      <style:text-properties style:font-name="Consolas" fo:color="#008080" fo:language="en" fo:country="US"/>
    </style:style>
    <style:style style:name="T2699" style:parent-style-name="o" style:family="text">
      <style:text-properties style:font-name="Consolas" fo:font-weight="bold" style:font-weight-asian="bold" style:font-weight-complex="bold" fo:color="#000000" fo:language="en" fo:country="US"/>
    </style:style>
    <style:style style:name="T2700" style:parent-style-name="cl" style:family="text">
      <style:text-properties style:font-name="Consolas" fo:color="#000000" fo:language="en" fo:country="US"/>
    </style:style>
    <style:style style:name="T2701" style:parent-style-name="mi" style:family="text">
      <style:text-properties style:font-name="Consolas" fo:color="#009999" fo:language="en" fo:country="US"/>
    </style:style>
    <style:style style:name="T2702" style:parent-style-name="kt" style:family="text">
      <style:text-properties style:font-name="Consolas" fo:font-weight="bold" style:font-weight-asian="bold" style:font-weight-complex="bold" fo:color="#445588" fo:language="en" fo:country="US"/>
    </style:style>
    <style:style style:name="T2703" style:parent-style-name="o" style:family="text">
      <style:text-properties style:font-name="Consolas" fo:font-weight="bold" style:font-weight-asian="bold" style:font-weight-complex="bold" fo:color="#000000" fo:language="en" fo:country="US"/>
    </style:style>
    <style:style style:name="P2704" style:parent-style-name="HTMLconformatoprevio" style:family="paragraph">
      <style:paragraph-properties fo:border="0.0034in solid #E5E7EB" fo:padding="0in" style:shadow="none" fo:background-color="#FFFFFF"/>
    </style:style>
    <style:style style:name="T2705" style:parent-style-name="cl" style:family="text">
      <style:text-properties style:font-name="Consolas" fo:color="#000000" fo:language="en" fo:country="US"/>
    </style:style>
    <style:style style:name="T2706" style:parent-style-name="na" style:family="text">
      <style:text-properties style:font-name="Consolas" fo:color="#008080" fo:language="en" fo:country="US"/>
    </style:style>
    <style:style style:name="T2707" style:parent-style-name="o" style:family="text">
      <style:text-properties style:font-name="Consolas" fo:font-weight="bold" style:font-weight-asian="bold" style:font-weight-complex="bold" fo:color="#000000" fo:language="en" fo:country="US"/>
    </style:style>
    <style:style style:name="T2708" style:parent-style-name="cl" style:family="text">
      <style:text-properties style:font-name="Consolas" fo:color="#000000" fo:language="en" fo:country="US"/>
    </style:style>
    <style:style style:name="T2709" style:parent-style-name="mi" style:family="text">
      <style:text-properties style:font-name="Consolas" fo:color="#009999" fo:language="en" fo:country="US"/>
    </style:style>
    <style:style style:name="T2710" style:parent-style-name="kt" style:family="text">
      <style:text-properties style:font-name="Consolas" fo:font-weight="bold" style:font-weight-asian="bold" style:font-weight-complex="bold" fo:color="#445588" fo:language="en" fo:country="US"/>
    </style:style>
    <style:style style:name="T2711" style:parent-style-name="o" style:family="text">
      <style:text-properties style:font-name="Consolas" fo:font-weight="bold" style:font-weight-asian="bold" style:font-weight-complex="bold" fo:color="#000000" fo:language="en" fo:country="US"/>
    </style:style>
    <style:style style:name="P2712" style:parent-style-name="HTMLconformatoprevio" style:family="paragraph">
      <style:paragraph-properties fo:border="0.0034in solid #E5E7EB" fo:padding="0in" style:shadow="none" fo:background-color="#FFFFFF"/>
    </style:style>
    <style:style style:name="T2713" style:parent-style-name="cl" style:family="text">
      <style:text-properties style:font-name="Consolas" fo:color="#000000" fo:language="en" fo:country="US"/>
    </style:style>
    <style:style style:name="T2714" style:parent-style-name="na" style:family="text">
      <style:text-properties style:font-name="Consolas" fo:color="#008080" fo:language="en" fo:country="US"/>
    </style:style>
    <style:style style:name="T2715" style:parent-style-name="o" style:family="text">
      <style:text-properties style:font-name="Consolas" fo:font-weight="bold" style:font-weight-asian="bold" style:font-weight-complex="bold" fo:color="#000000" fo:language="en" fo:country="US"/>
    </style:style>
    <style:style style:name="T2716" style:parent-style-name="cl" style:family="text">
      <style:text-properties style:font-name="Consolas" fo:color="#000000" fo:language="en" fo:country="US"/>
    </style:style>
    <style:style style:name="T2717" style:parent-style-name="mi" style:family="text">
      <style:text-properties style:font-name="Consolas" fo:color="#009999" fo:language="en" fo:country="US"/>
    </style:style>
    <style:style style:name="T2718" style:parent-style-name="kt" style:family="text">
      <style:text-properties style:font-name="Consolas" fo:font-weight="bold" style:font-weight-asian="bold" style:font-weight-complex="bold" fo:color="#445588" fo:language="en" fo:country="US"/>
    </style:style>
    <style:style style:name="T2719" style:parent-style-name="o" style:family="text">
      <style:text-properties style:font-name="Consolas" fo:font-weight="bold" style:font-weight-asian="bold" style:font-weight-complex="bold" fo:color="#000000" fo:language="en" fo:country="US"/>
    </style:style>
    <style:style style:name="P2720" style:parent-style-name="HTMLconformatoprevio" style:family="paragraph">
      <style:paragraph-properties fo:border="0.0034in solid #E5E7EB" fo:padding="0in" style:shadow="none" fo:background-color="#FFFFFF"/>
    </style:style>
    <style:style style:name="T2721" style:parent-style-name="cl" style:family="text">
      <style:text-properties style:font-name="Consolas" fo:color="#000000" fo:language="en" fo:country="US"/>
    </style:style>
    <style:style style:name="T2722" style:parent-style-name="na" style:family="text">
      <style:text-properties style:font-name="Consolas" fo:color="#008080"/>
    </style:style>
    <style:style style:name="T2723" style:parent-style-name="o" style:family="text">
      <style:text-properties style:font-name="Consolas" fo:font-weight="bold" style:font-weight-asian="bold" style:font-weight-complex="bold" fo:color="#000000"/>
    </style:style>
    <style:style style:name="T2724" style:parent-style-name="cl" style:family="text">
      <style:text-properties style:font-name="Consolas" fo:color="#000000"/>
    </style:style>
    <style:style style:name="T2725" style:parent-style-name="mi" style:family="text">
      <style:text-properties style:font-name="Consolas" fo:color="#009999"/>
    </style:style>
    <style:style style:name="T2726" style:parent-style-name="kt" style:family="text">
      <style:text-properties style:font-name="Consolas" fo:font-weight="bold" style:font-weight-asian="bold" style:font-weight-complex="bold" fo:color="#445588"/>
    </style:style>
    <style:style style:name="P2727" style:parent-style-name="HTMLconformatoprevio" style:family="paragraph">
      <style:paragraph-properties fo:border="0.0034in solid #E5E7EB" fo:padding="0in" style:shadow="none" fo:background-color="#FFFFFF"/>
    </style:style>
    <style:style style:name="T2728" style:parent-style-name="p" style:family="text">
      <style:text-properties style:font-name="Consolas" fo:color="#000000"/>
    </style:style>
    <style:style style:name="P2729" style:parent-style-name="NormalWeb" style:family="paragraph">
      <style:paragraph-properties fo:border="0.0034in solid #E5E7EB" fo:padding="0in" style:shadow="none" fo:background-color="#FFFFFF"/>
    </style:style>
    <style:style style:name="T2730" style:parent-style-name="Fuentedepárrafopredeter." style:family="text">
      <style:text-properties style:font-name="Arial" style:font-name-complex="Arial" fo:color="#000000"/>
    </style:style>
    <style:style style:name="T2731" style:parent-style-name="Hipervínculo" style:family="text">
      <style:text-properties style:font-name="Arial" style:font-name-complex="Arial"/>
    </style:style>
    <style:style style:name="T2732" style:parent-style-name="Fuentedepárrafopredeter." style:family="text">
      <style:text-properties style:font-name="Arial" style:font-name-complex="Arial" fo:color="#000000"/>
    </style:style>
    <style:style style:name="P273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734" style:parent-style-name="NormalWeb" style:family="paragraph">
      <style:paragraph-properties fo:border="0.0034in solid #E5E7EB" fo:padding="0in" style:shadow="none" fo:background-color="#FFFFFF"/>
    </style:style>
    <style:style style:name="T2735" style:parent-style-name="Fuentedepárrafopredeter." style:family="text">
      <style:text-properties style:font-name="Arial" style:font-name-complex="Arial" fo:color="#000000"/>
    </style:style>
    <style:style style:name="T2736" style:parent-style-name="Énfasis" style:family="text">
      <style:text-properties style:font-name="Arial" style:font-name-complex="Arial" fo:color="#000000"/>
    </style:style>
    <style:style style:name="T2737" style:parent-style-name="Fuentedepárrafopredeter." style:family="text">
      <style:text-properties style:font-name="Arial" style:font-name-complex="Arial" fo:color="#000000"/>
    </style:style>
    <style:style style:name="P2738" style:parent-style-name="HTMLconformatoprevio" style:family="paragraph">
      <style:paragraph-properties fo:border="0.0034in solid #E5E7EB" fo:padding="0in" style:shadow="none" fo:background-color="#FFFFFF"/>
    </style:style>
    <style:style style:name="T2739" style:parent-style-name="cl" style:family="text">
      <style:text-properties style:font-name="Consolas" fo:color="#000000"/>
    </style:style>
    <style:style style:name="T2740" style:parent-style-name="p" style:family="text">
      <style:text-properties style:font-name="Consolas" fo:color="#000000" fo:language="en" fo:country="US"/>
    </style:style>
    <style:style style:name="T2741" style:parent-style-name="nt" style:family="text">
      <style:text-properties style:font-name="Consolas" fo:color="#000080" fo:language="en" fo:country="US"/>
    </style:style>
    <style:style style:name="T2742" style:parent-style-name="cl" style:family="text">
      <style:text-properties style:font-name="Consolas" fo:color="#000000" fo:language="en" fo:country="US"/>
    </style:style>
    <style:style style:name="T2743" style:parent-style-name="na" style:family="text">
      <style:text-properties style:font-name="Consolas" fo:color="#008080" fo:language="en" fo:country="US"/>
    </style:style>
    <style:style style:name="T2744" style:parent-style-name="o" style:family="text">
      <style:text-properties style:font-name="Consolas" fo:font-weight="bold" style:font-weight-asian="bold" style:font-weight-complex="bold" fo:color="#000000" fo:language="en" fo:country="US"/>
    </style:style>
    <style:style style:name="T2745" style:parent-style-name="s" style:family="text">
      <style:text-properties style:font-name="Consolas" fo:color="#DD1144" fo:language="en" fo:country="US"/>
    </style:style>
    <style:style style:name="T2746" style:parent-style-name="p" style:family="text">
      <style:text-properties style:font-name="Consolas" fo:color="#000000" fo:language="en" fo:country="US"/>
    </style:style>
    <style:style style:name="P2747" style:parent-style-name="HTMLconformatoprevio" style:family="paragraph">
      <style:paragraph-properties fo:border="0.0034in solid #E5E7EB" fo:padding="0in" style:shadow="none" fo:background-color="#FFFFFF"/>
    </style:style>
    <style:style style:name="T2748" style:parent-style-name="cl" style:family="text">
      <style:text-properties style:font-name="Consolas" fo:color="#000000" fo:language="en" fo:country="US"/>
    </style:style>
    <style:style style:name="T2749" style:parent-style-name="p" style:family="text">
      <style:text-properties style:font-name="Consolas" fo:color="#000000"/>
    </style:style>
    <style:style style:name="T2750" style:parent-style-name="nt" style:family="text">
      <style:text-properties style:font-name="Consolas" fo:color="#000080"/>
    </style:style>
    <style:style style:name="T2751" style:parent-style-name="p" style:family="text">
      <style:text-properties style:font-name="Consolas" fo:color="#000000"/>
    </style:style>
    <style:style style:name="T2752" style:parent-style-name="cl" style:family="text">
      <style:text-properties style:font-name="Consolas" fo:color="#000000"/>
    </style:style>
    <style:style style:name="T2753" style:parent-style-name="p" style:family="text">
      <style:text-properties style:font-name="Consolas" fo:color="#000000"/>
    </style:style>
    <style:style style:name="T2754" style:parent-style-name="nt" style:family="text">
      <style:text-properties style:font-name="Consolas" fo:color="#000080"/>
    </style:style>
    <style:style style:name="T2755" style:parent-style-name="p" style:family="text">
      <style:text-properties style:font-name="Consolas" fo:color="#000000"/>
    </style:style>
    <style:style style:name="T2756" style:parent-style-name="cl" style:family="text">
      <style:text-properties style:font-name="Consolas" fo:color="#000000"/>
    </style:style>
    <style:style style:name="P2757" style:parent-style-name="HTMLconformatoprevio" style:family="paragraph">
      <style:paragraph-properties fo:border="0.0034in solid #E5E7EB" fo:padding="0in" style:shadow="none" fo:background-color="#FFFFFF"/>
    </style:style>
    <style:style style:name="T2758" style:parent-style-name="cl" style:family="text">
      <style:text-properties style:font-name="Consolas" fo:color="#000000"/>
    </style:style>
    <style:style style:name="T2759" style:parent-style-name="p" style:family="text">
      <style:text-properties style:font-name="Consolas" fo:color="#000000"/>
    </style:style>
    <style:style style:name="T2760" style:parent-style-name="nt" style:family="text">
      <style:text-properties style:font-name="Consolas" fo:color="#000080"/>
    </style:style>
    <style:style style:name="T2761" style:parent-style-name="p" style:family="text">
      <style:text-properties style:font-name="Consolas" fo:color="#000000"/>
    </style:style>
    <style:style style:name="P2762" style:parent-style-name="HTMLconformatoprevio" style:family="paragraph">
      <style:paragraph-properties fo:border="0.0034in solid #E5E7EB" fo:padding="0in" style:shadow="none" fo:background-color="#FFFFFF"/>
    </style:style>
    <style:style style:name="T2763" style:parent-style-name="p" style:family="text">
      <style:text-properties style:font-name="Consolas" fo:color="#000000"/>
    </style:style>
    <style:style style:name="T2764" style:parent-style-name="nt" style:family="text">
      <style:text-properties style:font-name="Consolas" fo:color="#000080"/>
    </style:style>
    <style:style style:name="T2765" style:parent-style-name="cl" style:family="text">
      <style:text-properties style:font-name="Consolas" fo:color="#000000"/>
    </style:style>
    <style:style style:name="T2766" style:parent-style-name="na" style:family="text">
      <style:text-properties style:font-name="Consolas" fo:color="#008080"/>
    </style:style>
    <style:style style:name="T2767" style:parent-style-name="o" style:family="text">
      <style:text-properties style:font-name="Consolas" fo:font-weight="bold" style:font-weight-asian="bold" style:font-weight-complex="bold" fo:color="#000000"/>
    </style:style>
    <style:style style:name="T2768" style:parent-style-name="s" style:family="text">
      <style:text-properties style:font-name="Consolas" fo:color="#DD1144"/>
    </style:style>
    <style:style style:name="T2769" style:parent-style-name="p" style:family="text">
      <style:text-properties style:font-name="Consolas" fo:color="#000000"/>
    </style:style>
    <style:style style:name="T2770" style:parent-style-name="cl" style:family="text">
      <style:text-properties style:font-name="Consolas" fo:color="#000000"/>
    </style:style>
    <style:style style:name="T2771" style:parent-style-name="p" style:family="text">
      <style:text-properties style:font-name="Consolas" fo:color="#000000"/>
    </style:style>
    <style:style style:name="T2772" style:parent-style-name="nt" style:family="text">
      <style:text-properties style:font-name="Consolas" fo:color="#000080"/>
    </style:style>
    <style:style style:name="T2773" style:parent-style-name="p" style:family="text">
      <style:text-properties style:font-name="Consolas" fo:color="#000000"/>
    </style:style>
    <style:style style:name="P2774" style:parent-style-name="NormalWeb" style:family="paragraph">
      <style:paragraph-properties fo:border="0.0034in solid #E5E7EB" fo:padding="0in" style:shadow="none" fo:background-color="#FFFFFF"/>
    </style:style>
    <style:style style:name="T2775" style:parent-style-name="Fuentedepárrafopredeter." style:family="text">
      <style:text-properties style:font-name="Arial" style:font-name-complex="Arial" fo:color="#000000"/>
    </style:style>
    <style:style style:name="T2776" style:parent-style-name="CódigoHTML" style:family="text">
      <style:text-properties style:font-name="Consolas" fo:color="#000000" fo:font-size="11pt" style:font-size-asian="11pt" style:font-size-complex="11pt"/>
    </style:style>
    <style:style style:name="T2777" style:parent-style-name="Fuentedepárrafopredeter." style:family="text">
      <style:text-properties style:font-name="Arial" style:font-name-complex="Arial" fo:color="#000000"/>
    </style:style>
    <style:style style:name="P2778" style:parent-style-name="HTMLconformatoprevio" style:family="paragraph">
      <style:paragraph-properties fo:border="0.0034in solid #E5E7EB" fo:padding="0in" style:shadow="none" fo:background-color="#FFFFFF"/>
    </style:style>
    <style:style style:name="T2779" style:parent-style-name="c1" style:family="text">
      <style:text-properties style:font-name="Consolas" fo:font-style="italic" style:font-style-asian="italic" style:font-style-complex="italic" fo:color="#999988"/>
    </style:style>
    <style:style style:name="P2780" style:parent-style-name="HTMLconformatoprevio" style:family="paragraph">
      <style:paragraph-properties fo:border="0.0034in solid #E5E7EB" fo:padding="0in" style:shadow="none" fo:background-color="#FFFFFF"/>
    </style:style>
    <style:style style:name="T2781" style:parent-style-name="nc" style:family="text">
      <style:text-properties style:font-name="Consolas" fo:font-weight="bold" style:font-weight-asian="bold" style:font-weight-complex="bold" fo:color="#445588"/>
    </style:style>
    <style:style style:name="T2782" style:parent-style-name="cl" style:family="text">
      <style:text-properties style:font-name="Consolas" fo:color="#000000"/>
    </style:style>
    <style:style style:name="T2783" style:parent-style-name="p" style:family="text">
      <style:text-properties style:font-name="Consolas" fo:color="#000000"/>
    </style:style>
    <style:style style:name="P2784" style:parent-style-name="HTMLconformatoprevio" style:family="paragraph">
      <style:paragraph-properties fo:border="0.0034in solid #E5E7EB" fo:padding="0in" style:shadow="none" fo:background-color="#FFFFFF"/>
    </style:style>
    <style:style style:name="P2785" style:parent-style-name="HTMLconformatoprevio" style:family="paragraph">
      <style:paragraph-properties fo:border="0.0034in solid #E5E7EB" fo:padding="0in" style:shadow="none" fo:background-color="#FFFFFF"/>
    </style:style>
    <style:style style:name="T2786" style:parent-style-name="c1" style:family="text">
      <style:text-properties style:font-name="Consolas" fo:font-style="italic" style:font-style-asian="italic" style:font-style-complex="italic" fo:color="#999988"/>
    </style:style>
    <style:style style:name="P2787" style:parent-style-name="HTMLconformatoprevio" style:family="paragraph">
      <style:paragraph-properties fo:border="0.0034in solid #E5E7EB" fo:padding="0in" style:shadow="none" fo:background-color="#FFFFFF"/>
    </style:style>
    <style:style style:name="T2788" style:parent-style-name="nc" style:family="text">
      <style:text-properties style:font-name="Consolas" fo:font-weight="bold" style:font-weight-asian="bold" style:font-weight-complex="bold" fo:color="#445588"/>
    </style:style>
    <style:style style:name="T2789" style:parent-style-name="cl" style:family="text">
      <style:text-properties style:font-name="Consolas" fo:color="#000000"/>
    </style:style>
    <style:style style:name="T2790" style:parent-style-name="p" style:family="text">
      <style:text-properties style:font-name="Consolas" fo:color="#000000"/>
    </style:style>
    <style:style style:name="P2791" style:parent-style-name="HTMLconformatoprevio" style:family="paragraph">
      <style:paragraph-properties fo:border="0.0034in solid #E5E7EB" fo:padding="0in" style:shadow="none" fo:background-color="#FFFFFF"/>
    </style:style>
    <style:style style:name="T2792" style:parent-style-name="nc" style:family="text">
      <style:text-properties style:font-name="Consolas" fo:font-weight="bold" style:font-weight-asian="bold" style:font-weight-complex="bold" fo:color="#445588"/>
    </style:style>
    <style:style style:name="T2793" style:parent-style-name="cl" style:family="text">
      <style:text-properties style:font-name="Consolas" fo:color="#000000"/>
    </style:style>
    <style:style style:name="T2794" style:parent-style-name="p" style:family="text">
      <style:text-properties style:font-name="Consolas" fo:color="#000000"/>
    </style:style>
    <style:style style:name="P2795" style:parent-style-name="HTMLconformatoprevio" style:family="paragraph">
      <style:paragraph-properties fo:border="0.0034in solid #E5E7EB" fo:padding="0in" style:shadow="none" fo:background-color="#FFFFFF"/>
    </style:style>
    <style:style style:name="T2796" style:parent-style-name="nc" style:family="text">
      <style:text-properties style:font-name="Consolas" fo:font-weight="bold" style:font-weight-asian="bold" style:font-weight-complex="bold" fo:color="#445588"/>
    </style:style>
    <style:style style:name="T2797" style:parent-style-name="cl" style:family="text">
      <style:text-properties style:font-name="Consolas" fo:color="#000000"/>
    </style:style>
    <style:style style:name="T2798" style:parent-style-name="p" style:family="text">
      <style:text-properties style:font-name="Consolas" fo:color="#000000"/>
    </style:style>
    <style:style style:name="P2799" style:parent-style-name="NormalWeb" style:family="paragraph">
      <style:paragraph-properties fo:border="0.0034in solid #E5E7EB" fo:padding="0in" style:shadow="none" fo:background-color="#FFFFFF"/>
    </style:style>
    <style:style style:name="T2800" style:parent-style-name="Fuentedepárrafopredeter." style:family="text">
      <style:text-properties style:font-name="Arial" style:font-name-complex="Arial" fo:color="#000000"/>
    </style:style>
    <style:style style:name="T2801" style:parent-style-name="Énfasis" style:family="text">
      <style:text-properties style:font-name="Arial" style:font-name-complex="Arial" fo:color="#000000"/>
    </style:style>
    <style:style style:name="T2802" style:parent-style-name="Fuentedepárrafopredeter." style:family="text">
      <style:text-properties style:font-name="Arial" style:font-name-complex="Arial" fo:color="#000000"/>
    </style:style>
    <style:style style:name="T2803" style:parent-style-name="CódigoHTML" style:family="text">
      <style:text-properties style:font-name="Consolas" fo:color="#000000" fo:font-size="11pt" style:font-size-asian="11pt" style:font-size-complex="11pt"/>
    </style:style>
    <style:style style:name="T2804" style:parent-style-name="Fuentedepárrafopredeter." style:family="text">
      <style:text-properties style:font-name="Arial" style:font-name-complex="Arial" fo:color="#000000"/>
    </style:style>
    <style:style style:name="P2805" style:parent-style-name="HTMLconformatoprevio" style:family="paragraph">
      <style:paragraph-properties fo:border="0.0034in solid #E5E7EB" fo:padding="0in" style:shadow="none" fo:background-color="#FFFFFF"/>
    </style:style>
    <style:style style:name="T2806" style:parent-style-name="p" style:family="text">
      <style:text-properties style:font-name="Consolas" fo:color="#000000" fo:language="en" fo:country="US"/>
    </style:style>
    <style:style style:name="T2807" style:parent-style-name="nt" style:family="text">
      <style:text-properties style:font-name="Consolas" fo:color="#000080" fo:language="en" fo:country="US"/>
    </style:style>
    <style:style style:name="T2808" style:parent-style-name="cl" style:family="text">
      <style:text-properties style:font-name="Consolas" fo:color="#000000" fo:language="en" fo:country="US"/>
    </style:style>
    <style:style style:name="T2809" style:parent-style-name="na" style:family="text">
      <style:text-properties style:font-name="Consolas" fo:color="#008080" fo:language="en" fo:country="US"/>
    </style:style>
    <style:style style:name="T2810" style:parent-style-name="o" style:family="text">
      <style:text-properties style:font-name="Consolas" fo:font-weight="bold" style:font-weight-asian="bold" style:font-weight-complex="bold" fo:color="#000000" fo:language="en" fo:country="US"/>
    </style:style>
    <style:style style:name="T2811" style:parent-style-name="s" style:family="text">
      <style:text-properties style:font-name="Consolas" fo:color="#DD1144" fo:language="en" fo:country="US"/>
    </style:style>
    <style:style style:name="T2812" style:parent-style-name="p" style:family="text">
      <style:text-properties style:font-name="Consolas" fo:color="#000000" fo:language="en" fo:country="US"/>
    </style:style>
    <style:style style:name="P2813" style:parent-style-name="HTMLconformatoprevio" style:family="paragraph">
      <style:paragraph-properties fo:border="0.0034in solid #E5E7EB" fo:padding="0in" style:shadow="none" fo:background-color="#FFFFFF"/>
    </style:style>
    <style:style style:name="T2814" style:parent-style-name="cl" style:family="text">
      <style:text-properties style:font-name="Consolas" fo:color="#000000" fo:language="en" fo:country="US"/>
    </style:style>
    <style:style style:name="T2815" style:parent-style-name="p" style:family="text">
      <style:text-properties style:font-name="Consolas" fo:color="#000000"/>
    </style:style>
    <style:style style:name="T2816" style:parent-style-name="nt" style:family="text">
      <style:text-properties style:font-name="Consolas" fo:color="#000080"/>
    </style:style>
    <style:style style:name="T2817" style:parent-style-name="p" style:family="text">
      <style:text-properties style:font-name="Consolas" fo:color="#000000"/>
    </style:style>
    <style:style style:name="T2818" style:parent-style-name="cl" style:family="text">
      <style:text-properties style:font-name="Consolas" fo:color="#000000"/>
    </style:style>
    <style:style style:name="T2819" style:parent-style-name="p" style:family="text">
      <style:text-properties style:font-name="Consolas" fo:color="#000000"/>
    </style:style>
    <style:style style:name="T2820" style:parent-style-name="nt" style:family="text">
      <style:text-properties style:font-name="Consolas" fo:color="#000080"/>
    </style:style>
    <style:style style:name="T2821" style:parent-style-name="p" style:family="text">
      <style:text-properties style:font-name="Consolas" fo:color="#000000"/>
    </style:style>
    <style:style style:name="T2822" style:parent-style-name="cl" style:family="text">
      <style:text-properties style:font-name="Consolas" fo:color="#000000"/>
    </style:style>
    <style:style style:name="P2823" style:parent-style-name="HTMLconformatoprevio" style:family="paragraph">
      <style:paragraph-properties fo:border="0.0034in solid #E5E7EB" fo:padding="0in" style:shadow="none" fo:background-color="#FFFFFF"/>
    </style:style>
    <style:style style:name="T2824" style:parent-style-name="p" style:family="text">
      <style:text-properties style:font-name="Consolas" fo:color="#000000" fo:language="en" fo:country="US"/>
    </style:style>
    <style:style style:name="T2825" style:parent-style-name="nt" style:family="text">
      <style:text-properties style:font-name="Consolas" fo:color="#000080" fo:language="en" fo:country="US"/>
    </style:style>
    <style:style style:name="T2826" style:parent-style-name="p" style:family="text">
      <style:text-properties style:font-name="Consolas" fo:color="#000000" fo:language="en" fo:country="US"/>
    </style:style>
    <style:style style:name="P2827" style:parent-style-name="HTMLconformatoprevio" style:family="paragraph">
      <style:paragraph-properties fo:border="0.0034in solid #E5E7EB" fo:padding="0in" style:shadow="none" fo:background-color="#FFFFFF"/>
    </style:style>
    <style:style style:name="T2828" style:parent-style-name="p" style:family="text">
      <style:text-properties style:font-name="Consolas" fo:color="#000000" fo:language="en" fo:country="US"/>
    </style:style>
    <style:style style:name="T2829" style:parent-style-name="nt" style:family="text">
      <style:text-properties style:font-name="Consolas" fo:color="#000080" fo:language="en" fo:country="US"/>
    </style:style>
    <style:style style:name="T2830" style:parent-style-name="cl" style:family="text">
      <style:text-properties style:font-name="Consolas" fo:color="#000000" fo:language="en" fo:country="US"/>
    </style:style>
    <style:style style:name="T2831" style:parent-style-name="na" style:family="text">
      <style:text-properties style:font-name="Consolas" fo:color="#008080" fo:language="en" fo:country="US"/>
    </style:style>
    <style:style style:name="T2832" style:parent-style-name="o" style:family="text">
      <style:text-properties style:font-name="Consolas" fo:font-weight="bold" style:font-weight-asian="bold" style:font-weight-complex="bold" fo:color="#000000" fo:language="en" fo:country="US"/>
    </style:style>
    <style:style style:name="T2833" style:parent-style-name="s" style:family="text">
      <style:text-properties style:font-name="Consolas" fo:color="#DD1144" fo:language="en" fo:country="US"/>
    </style:style>
    <style:style style:name="T2834" style:parent-style-name="p" style:family="text">
      <style:text-properties style:font-name="Consolas" fo:color="#000000" fo:language="en" fo:country="US"/>
    </style:style>
    <style:style style:name="P2835" style:parent-style-name="HTMLconformatoprevio" style:family="paragraph">
      <style:paragraph-properties fo:border="0.0034in solid #E5E7EB" fo:padding="0in" style:shadow="none" fo:background-color="#FFFFFF"/>
    </style:style>
    <style:style style:name="T2836" style:parent-style-name="cl" style:family="text">
      <style:text-properties style:font-name="Consolas" fo:color="#000000" fo:language="en" fo:country="US"/>
    </style:style>
    <style:style style:name="T2837" style:parent-style-name="p" style:family="text">
      <style:text-properties style:font-name="Consolas" fo:color="#000000"/>
    </style:style>
    <style:style style:name="T2838" style:parent-style-name="nt" style:family="text">
      <style:text-properties style:font-name="Consolas" fo:color="#000080"/>
    </style:style>
    <style:style style:name="T2839" style:parent-style-name="p" style:family="text">
      <style:text-properties style:font-name="Consolas" fo:color="#000000"/>
    </style:style>
    <style:style style:name="T2840" style:parent-style-name="cl" style:family="text">
      <style:text-properties style:font-name="Consolas" fo:color="#000000"/>
    </style:style>
    <style:style style:name="T2841" style:parent-style-name="p" style:family="text">
      <style:text-properties style:font-name="Consolas" fo:color="#000000"/>
    </style:style>
    <style:style style:name="T2842" style:parent-style-name="nt" style:family="text">
      <style:text-properties style:font-name="Consolas" fo:color="#000080"/>
    </style:style>
    <style:style style:name="T2843" style:parent-style-name="p" style:family="text">
      <style:text-properties style:font-name="Consolas" fo:color="#000000"/>
    </style:style>
    <style:style style:name="T2844" style:parent-style-name="cl" style:family="text">
      <style:text-properties style:font-name="Consolas" fo:color="#000000"/>
    </style:style>
    <style:style style:name="P2845" style:parent-style-name="HTMLconformatoprevio" style:family="paragraph">
      <style:paragraph-properties fo:border="0.0034in solid #E5E7EB" fo:padding="0in" style:shadow="none" fo:background-color="#FFFFFF"/>
    </style:style>
    <style:style style:name="T2846" style:parent-style-name="p" style:family="text">
      <style:text-properties style:font-name="Consolas" fo:color="#000000" fo:language="en" fo:country="US"/>
    </style:style>
    <style:style style:name="T2847" style:parent-style-name="nt" style:family="text">
      <style:text-properties style:font-name="Consolas" fo:color="#000080" fo:language="en" fo:country="US"/>
    </style:style>
    <style:style style:name="T2848" style:parent-style-name="p" style:family="text">
      <style:text-properties style:font-name="Consolas" fo:color="#000000" fo:language="en" fo:country="US"/>
    </style:style>
    <style:style style:name="P2849" style:parent-style-name="HTMLconformatoprevio" style:family="paragraph">
      <style:paragraph-properties fo:border="0.0034in solid #E5E7EB" fo:padding="0in" style:shadow="none" fo:background-color="#FFFFFF"/>
    </style:style>
    <style:style style:name="T2850" style:parent-style-name="p" style:family="text">
      <style:text-properties style:font-name="Consolas" fo:color="#000000" fo:language="en" fo:country="US"/>
    </style:style>
    <style:style style:name="T2851" style:parent-style-name="nt" style:family="text">
      <style:text-properties style:font-name="Consolas" fo:color="#000080" fo:language="en" fo:country="US"/>
    </style:style>
    <style:style style:name="T2852" style:parent-style-name="cl" style:family="text">
      <style:text-properties style:font-name="Consolas" fo:color="#000000" fo:language="en" fo:country="US"/>
    </style:style>
    <style:style style:name="T2853" style:parent-style-name="na" style:family="text">
      <style:text-properties style:font-name="Consolas" fo:color="#008080" fo:language="en" fo:country="US"/>
    </style:style>
    <style:style style:name="T2854" style:parent-style-name="o" style:family="text">
      <style:text-properties style:font-name="Consolas" fo:font-weight="bold" style:font-weight-asian="bold" style:font-weight-complex="bold" fo:color="#000000" fo:language="en" fo:country="US"/>
    </style:style>
    <style:style style:name="T2855" style:parent-style-name="s" style:family="text">
      <style:text-properties style:font-name="Consolas" fo:color="#DD1144" fo:language="en" fo:country="US"/>
    </style:style>
    <style:style style:name="T2856" style:parent-style-name="p" style:family="text">
      <style:text-properties style:font-name="Consolas" fo:color="#000000" fo:language="en" fo:country="US"/>
    </style:style>
    <style:style style:name="P2857" style:parent-style-name="HTMLconformatoprevio" style:family="paragraph">
      <style:paragraph-properties fo:border="0.0034in solid #E5E7EB" fo:padding="0in" style:shadow="none" fo:background-color="#FFFFFF"/>
    </style:style>
    <style:style style:name="T2858" style:parent-style-name="cl" style:family="text">
      <style:text-properties style:font-name="Consolas" fo:color="#000000" fo:language="en" fo:country="US"/>
    </style:style>
    <style:style style:name="T2859" style:parent-style-name="p" style:family="text">
      <style:text-properties style:font-name="Consolas" fo:color="#000000"/>
    </style:style>
    <style:style style:name="T2860" style:parent-style-name="nt" style:family="text">
      <style:text-properties style:font-name="Consolas" fo:color="#000080"/>
    </style:style>
    <style:style style:name="T2861" style:parent-style-name="p" style:family="text">
      <style:text-properties style:font-name="Consolas" fo:color="#000000"/>
    </style:style>
    <style:style style:name="T2862" style:parent-style-name="cl" style:family="text">
      <style:text-properties style:font-name="Consolas" fo:color="#000000"/>
    </style:style>
    <style:style style:name="T2863" style:parent-style-name="p" style:family="text">
      <style:text-properties style:font-name="Consolas" fo:color="#000000"/>
    </style:style>
    <style:style style:name="T2864" style:parent-style-name="nt" style:family="text">
      <style:text-properties style:font-name="Consolas" fo:color="#000080"/>
    </style:style>
    <style:style style:name="T2865" style:parent-style-name="p" style:family="text">
      <style:text-properties style:font-name="Consolas" fo:color="#000000"/>
    </style:style>
    <style:style style:name="T2866" style:parent-style-name="cl" style:family="text">
      <style:text-properties style:font-name="Consolas" fo:color="#000000"/>
    </style:style>
    <style:style style:name="P2867" style:parent-style-name="HTMLconformatoprevio" style:family="paragraph">
      <style:paragraph-properties fo:border="0.0034in solid #E5E7EB" fo:padding="0in" style:shadow="none" fo:background-color="#FFFFFF"/>
    </style:style>
    <style:style style:name="T2868" style:parent-style-name="p" style:family="text">
      <style:text-properties style:font-name="Consolas" fo:color="#000000"/>
    </style:style>
    <style:style style:name="T2869" style:parent-style-name="nt" style:family="text">
      <style:text-properties style:font-name="Consolas" fo:color="#000080"/>
    </style:style>
    <style:style style:name="T2870" style:parent-style-name="p" style:family="text">
      <style:text-properties style:font-name="Consolas" fo:color="#000000"/>
    </style:style>
    <style:style style:name="P2871"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2872" style:parent-style-name="NormalWeb" style:family="paragraph">
      <style:paragraph-properties fo:border="0.0034in solid #E5E7EB" fo:padding="0in" style:shadow="none" fo:background-color="#FFFFFF"/>
      <style:text-properties style:font-name="Arial" style:font-name-complex="Arial" fo:color="#000000"/>
    </style:style>
    <style:style style:name="P2873" style:parent-style-name="Normal" style:family="paragraph">
      <style:paragraph-properties fo:border="0.0034in solid #E5E7EB" fo:padding="0in" style:shadow="none" fo:margin-top="0.0694in" fo:margin-bottom="0.0694in" fo:background-color="#FFFFFF"/>
    </style:style>
    <style:style style:name="T2874" style:parent-style-name="Fuentedepárrafopredeter." style:family="text">
      <style:text-properties style:font-name="Arial" style:font-name-complex="Arial" fo:color="#000000"/>
    </style:style>
    <style:style style:name="T2875" style:parent-style-name="Hipervínculo" style:family="text">
      <style:text-properties style:font-name="Arial" style:font-name-complex="Arial"/>
    </style:style>
    <style:style style:name="T2876" style:parent-style-name="Fuentedepárrafopredeter." style:family="text">
      <style:text-properties style:font-name="Arial" style:font-name-complex="Arial" fo:color="#000000"/>
    </style:style>
    <style:style style:name="P2877" style:parent-style-name="NormalWeb" style:family="paragraph">
      <style:paragraph-properties fo:border="0.0034in solid #E5E7EB" fo:padding="0in" style:shadow="none" fo:background-color="#FFFFFF"/>
    </style:style>
    <style:style style:name="T2878" style:parent-style-name="Textoennegrita" style:family="text">
      <style:text-properties style:font-name="Arial" style:font-name-complex="Arial" fo:color="#000000"/>
    </style:style>
    <style:style style:name="T2879" style:parent-style-name="CódigoHTML" style:family="text">
      <style:text-properties style:font-name="Consolas" style:font-name-asian="Times New Roman" fo:font-weight="bold" style:font-weight-asian="bold" style:font-weight-complex="bold" fo:color="#000000" fo:font-size="11pt" style:font-size-asian="11pt" style:font-size-complex="11pt"/>
    </style:style>
    <style:style style:name="T2880" style:parent-style-name="Fuentedepárrafopredeter." style:family="text">
      <style:text-properties style:font-name="Arial" style:font-name-complex="Arial" fo:color="#000000"/>
    </style:style>
    <style:style style:name="P288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882" style:parent-style-name="NormalWeb" style:family="paragraph">
      <style:paragraph-properties fo:border="0.0034in solid #E5E7EB" fo:padding="0in" style:shadow="none" fo:background-color="#FFFFFF"/>
    </style:style>
    <style:style style:name="T2883" style:parent-style-name="Fuentedepárrafopredeter." style:family="text">
      <style:text-properties style:font-name="Arial" style:font-name-complex="Arial" fo:color="#000000"/>
    </style:style>
    <style:style style:name="T2884" style:parent-style-name="CódigoHTML" style:family="text">
      <style:text-properties style:font-name="Consolas" style:font-name-asian="Times New Roman" fo:color="#000000" fo:font-size="11pt" style:font-size-asian="11pt" style:font-size-complex="11pt"/>
    </style:style>
    <style:style style:name="T2885" style:parent-style-name="Fuentedepárrafopredeter." style:family="text">
      <style:text-properties style:font-name="Arial" style:font-name-complex="Arial" fo:color="#000000"/>
    </style:style>
    <style:style style:name="T2886" style:parent-style-name="CódigoHTML" style:family="text">
      <style:text-properties style:font-name="Consolas" style:font-name-asian="Times New Roman" fo:color="#000000" fo:font-size="11pt" style:font-size-asian="11pt" style:font-size-complex="11pt"/>
    </style:style>
    <style:style style:name="T2887" style:parent-style-name="Fuentedepárrafopredeter." style:family="text">
      <style:text-properties style:font-name="Arial" style:font-name-complex="Arial" fo:color="#000000"/>
    </style:style>
    <style:style style:name="P2888" style:parent-style-name="HTMLconformatoprevio" style:family="paragraph">
      <style:paragraph-properties fo:border="0.0034in solid #E5E7EB" fo:padding="0in" style:shadow="none" fo:background-color="#FFFFFF"/>
    </style:style>
    <style:style style:name="T2889" style:parent-style-name="nt" style:family="text">
      <style:text-properties style:font-name="Consolas" fo:color="#000080" fo:language="en" fo:country="US"/>
    </style:style>
    <style:style style:name="P2890" style:parent-style-name="HTMLconformatoprevio" style:family="paragraph">
      <style:paragraph-properties fo:border="0.0034in solid #E5E7EB" fo:padding="0in" style:shadow="none" fo:background-color="#FFFFFF"/>
    </style:style>
    <style:style style:name="T2891" style:parent-style-name="nt" style:family="text">
      <style:text-properties style:font-name="Consolas" fo:color="#000080" fo:language="en" fo:country="US"/>
    </style:style>
    <style:style style:name="P2892" style:parent-style-name="HTMLconformatoprevio" style:family="paragraph">
      <style:paragraph-properties fo:border="0.0034in solid #E5E7EB" fo:padding="0in" style:shadow="none" fo:background-color="#FFFFFF"/>
    </style:style>
    <style:style style:name="T2893" style:parent-style-name="nt" style:family="text">
      <style:text-properties style:font-name="Consolas" fo:color="#000080" fo:language="en" fo:country="US"/>
    </style:style>
    <style:style style:name="P2894" style:parent-style-name="HTMLconformatoprevio" style:family="paragraph">
      <style:paragraph-properties fo:border="0.0034in solid #E5E7EB" fo:padding="0in" style:shadow="none" fo:background-color="#FFFFFF"/>
    </style:style>
    <style:style style:name="T2895" style:parent-style-name="nt" style:family="text">
      <style:text-properties style:font-name="Consolas" fo:color="#000080" fo:language="en" fo:country="US"/>
    </style:style>
    <style:style style:name="P2896" style:parent-style-name="HTMLconformatoprevio" style:family="paragraph">
      <style:paragraph-properties fo:border="0.0034in solid #E5E7EB" fo:padding="0in" style:shadow="none" fo:background-color="#FFFFFF"/>
    </style:style>
    <style:style style:name="T2897" style:parent-style-name="nt" style:family="text">
      <style:text-properties style:font-name="Consolas" fo:color="#000080" fo:language="en" fo:country="US"/>
    </style:style>
    <style:style style:name="P2898" style:parent-style-name="HTMLconformatoprevio" style:family="paragraph">
      <style:paragraph-properties fo:border="0.0034in solid #E5E7EB" fo:padding="0in" style:shadow="none" fo:background-color="#FFFFFF"/>
    </style:style>
    <style:style style:name="T2899" style:parent-style-name="nt" style:family="text">
      <style:text-properties style:font-name="Consolas" fo:color="#000080" fo:language="en" fo:country="US"/>
    </style:style>
    <style:style style:name="P2900" style:parent-style-name="HTMLconformatoprevio" style:family="paragraph">
      <style:paragraph-properties fo:border="0.0034in solid #E5E7EB" fo:padding="0in" style:shadow="none" fo:background-color="#FFFFFF"/>
    </style:style>
    <style:style style:name="T2901" style:parent-style-name="nt" style:family="text">
      <style:text-properties style:font-name="Consolas" fo:color="#000080" fo:language="en" fo:country="US"/>
    </style:style>
    <style:style style:name="P2902" style:parent-style-name="HTMLconformatoprevio" style:family="paragraph">
      <style:paragraph-properties fo:border="0.0034in solid #E5E7EB" fo:padding="0in" style:shadow="none" fo:background-color="#FFFFFF"/>
    </style:style>
    <style:style style:name="T2903" style:parent-style-name="nt" style:family="text">
      <style:text-properties style:font-name="Consolas" fo:color="#000080" fo:language="en" fo:country="US"/>
    </style:style>
    <style:style style:name="P2904" style:parent-style-name="HTMLconformatoprevio" style:family="paragraph">
      <style:paragraph-properties fo:border="0.0034in solid #E5E7EB" fo:padding="0in" style:shadow="none" fo:background-color="#FFFFFF"/>
    </style:style>
    <style:style style:name="T2905" style:parent-style-name="nt" style:family="text">
      <style:text-properties style:font-name="Consolas" fo:color="#000080" fo:language="en" fo:country="US"/>
    </style:style>
    <style:style style:name="P2906" style:parent-style-name="HTMLconformatoprevio" style:family="paragraph">
      <style:paragraph-properties fo:border="0.0034in solid #E5E7EB" fo:padding="0in" style:shadow="none" fo:background-color="#FFFFFF"/>
    </style:style>
    <style:style style:name="T2907" style:parent-style-name="nt" style:family="text">
      <style:text-properties style:font-name="Consolas" fo:color="#000080" fo:language="en" fo:country="US"/>
    </style:style>
    <style:style style:name="P2908" style:parent-style-name="HTMLconformatoprevio" style:family="paragraph">
      <style:paragraph-properties fo:border="0.0034in solid #E5E7EB" fo:padding="0in" style:shadow="none" fo:background-color="#FFFFFF"/>
    </style:style>
    <style:style style:name="T2909" style:parent-style-name="nt" style:family="text">
      <style:text-properties style:font-name="Consolas" fo:color="#000080" fo:language="en" fo:country="US"/>
    </style:style>
    <style:style style:name="P2910" style:parent-style-name="HTMLconformatoprevio" style:family="paragraph">
      <style:paragraph-properties fo:border="0.0034in solid #E5E7EB" fo:padding="0in" style:shadow="none" fo:background-color="#FFFFFF"/>
    </style:style>
    <style:style style:name="T2911" style:parent-style-name="nt" style:family="text">
      <style:text-properties style:font-name="Consolas" fo:color="#000080" fo:language="en" fo:country="US"/>
    </style:style>
    <style:style style:name="P2912" style:parent-style-name="HTMLconformatoprevio" style:family="paragraph">
      <style:paragraph-properties fo:border="0.0034in solid #E5E7EB" fo:padding="0in" style:shadow="none" fo:background-color="#FFFFFF"/>
    </style:style>
    <style:style style:name="T2913" style:parent-style-name="nt" style:family="text">
      <style:text-properties style:font-name="Consolas" fo:color="#000080" fo:language="en" fo:country="US"/>
    </style:style>
    <style:style style:name="P2914" style:parent-style-name="HTMLconformatoprevio" style:family="paragraph">
      <style:paragraph-properties fo:border="0.0034in solid #E5E7EB" fo:padding="0in" style:shadow="none" fo:background-color="#FFFFFF"/>
    </style:style>
    <style:style style:name="T2915" style:parent-style-name="nt" style:family="text">
      <style:text-properties style:font-name="Consolas" fo:color="#000080" fo:language="en" fo:country="US"/>
    </style:style>
    <style:style style:name="P2916" style:parent-style-name="HTMLconformatoprevio" style:family="paragraph">
      <style:paragraph-properties fo:border="0.0034in solid #E5E7EB" fo:padding="0in" style:shadow="none" fo:background-color="#FFFFFF"/>
    </style:style>
    <style:style style:name="T2917" style:parent-style-name="nt" style:family="text">
      <style:text-properties style:font-name="Consolas" fo:color="#000080" fo:language="en" fo:country="US"/>
    </style:style>
    <style:style style:name="P2918" style:parent-style-name="HTMLconformatoprevio" style:family="paragraph">
      <style:paragraph-properties fo:border="0.0034in solid #E5E7EB" fo:padding="0in" style:shadow="none" fo:background-color="#FFFFFF"/>
    </style:style>
    <style:style style:name="T2919" style:parent-style-name="nt" style:family="text">
      <style:text-properties style:font-name="Consolas" fo:color="#000080" fo:language="en" fo:country="US"/>
    </style:style>
    <style:style style:name="P2920" style:parent-style-name="HTMLconformatoprevio" style:family="paragraph">
      <style:paragraph-properties fo:border="0.0034in solid #E5E7EB" fo:padding="0in" style:shadow="none" fo:background-color="#FFFFFF"/>
    </style:style>
    <style:style style:name="T2921" style:parent-style-name="nt" style:family="text">
      <style:text-properties style:font-name="Consolas" fo:color="#000080" fo:language="en" fo:country="US"/>
    </style:style>
    <style:style style:name="P2922" style:parent-style-name="HTMLconformatoprevio" style:family="paragraph">
      <style:paragraph-properties fo:border="0.0034in solid #E5E7EB" fo:padding="0in" style:shadow="none" fo:background-color="#FFFFFF"/>
    </style:style>
    <style:style style:name="T2923" style:parent-style-name="nt" style:family="text">
      <style:text-properties style:font-name="Consolas" fo:color="#000080" fo:language="en" fo:country="US"/>
    </style:style>
    <style:style style:name="P2924" style:parent-style-name="HTMLconformatoprevio" style:family="paragraph">
      <style:paragraph-properties fo:border="0.0034in solid #E5E7EB" fo:padding="0in" style:shadow="none" fo:background-color="#FFFFFF"/>
    </style:style>
    <style:style style:name="T2925" style:parent-style-name="nt" style:family="text">
      <style:text-properties style:font-name="Consolas" fo:color="#000080" fo:language="en" fo:country="US"/>
    </style:style>
    <style:style style:name="P2926" style:parent-style-name="HTMLconformatoprevio" style:family="paragraph">
      <style:paragraph-properties fo:border="0.0034in solid #E5E7EB" fo:padding="0in" style:shadow="none" fo:background-color="#FFFFFF"/>
    </style:style>
    <style:style style:name="T2927" style:parent-style-name="nt" style:family="text">
      <style:text-properties style:font-name="Consolas" fo:color="#000080" fo:language="en" fo:country="US"/>
    </style:style>
    <style:style style:name="P2928" style:parent-style-name="HTMLconformatoprevio" style:family="paragraph">
      <style:paragraph-properties fo:border="0.0034in solid #E5E7EB" fo:padding="0in" style:shadow="none" fo:background-color="#FFFFFF"/>
    </style:style>
    <style:style style:name="T2929" style:parent-style-name="nt" style:family="text">
      <style:text-properties style:font-name="Consolas" fo:color="#000080" fo:language="en" fo:country="US"/>
    </style:style>
    <style:style style:name="P2930" style:parent-style-name="HTMLconformatoprevio" style:family="paragraph">
      <style:paragraph-properties fo:border="0.0034in solid #E5E7EB" fo:padding="0in" style:shadow="none" fo:background-color="#FFFFFF"/>
    </style:style>
    <style:style style:name="T2931" style:parent-style-name="nt" style:family="text">
      <style:text-properties style:font-name="Consolas" fo:color="#000080" fo:language="en" fo:country="US"/>
    </style:style>
    <style:style style:name="P2932" style:parent-style-name="HTMLconformatoprevio" style:family="paragraph">
      <style:paragraph-properties fo:border="0.0034in solid #E5E7EB" fo:padding="0in" style:shadow="none" fo:background-color="#FFFFFF"/>
    </style:style>
    <style:style style:name="T2933" style:parent-style-name="nt" style:family="text">
      <style:text-properties style:font-name="Consolas" fo:color="#000080" fo:language="en" fo:country="US"/>
    </style:style>
    <style:style style:name="P2934" style:parent-style-name="HTMLconformatoprevio" style:family="paragraph">
      <style:paragraph-properties fo:border="0.0034in solid #E5E7EB" fo:padding="0in" style:shadow="none" fo:background-color="#FFFFFF"/>
    </style:style>
    <style:style style:name="T2935" style:parent-style-name="nt" style:family="text">
      <style:text-properties style:font-name="Consolas" fo:color="#000080" fo:language="en" fo:country="US"/>
    </style:style>
    <style:style style:name="P2936" style:parent-style-name="HTMLconformatoprevio" style:family="paragraph">
      <style:paragraph-properties fo:border="0.0034in solid #E5E7EB" fo:padding="0in" style:shadow="none" fo:background-color="#FFFFFF"/>
    </style:style>
    <style:style style:name="T2937" style:parent-style-name="nt" style:family="text">
      <style:text-properties style:font-name="Consolas" fo:color="#000080" fo:language="en" fo:country="US"/>
    </style:style>
    <style:style style:name="P2938" style:parent-style-name="HTMLconformatoprevio" style:family="paragraph">
      <style:paragraph-properties fo:border="0.0034in solid #E5E7EB" fo:padding="0in" style:shadow="none" fo:background-color="#FFFFFF"/>
    </style:style>
    <style:style style:name="T2939" style:parent-style-name="nt" style:family="text">
      <style:text-properties style:font-name="Consolas" fo:color="#000080" fo:language="en" fo:country="US"/>
    </style:style>
    <style:style style:name="P2940" style:parent-style-name="HTMLconformatoprevio" style:family="paragraph">
      <style:paragraph-properties fo:border="0.0034in solid #E5E7EB" fo:padding="0in" style:shadow="none" fo:background-color="#FFFFFF"/>
    </style:style>
    <style:style style:name="T2941" style:parent-style-name="nt" style:family="text">
      <style:text-properties style:font-name="Consolas" fo:color="#000080" fo:language="en" fo:country="US"/>
    </style:style>
    <style:style style:name="P2942" style:parent-style-name="HTMLconformatoprevio" style:family="paragraph">
      <style:paragraph-properties fo:border="0.0034in solid #E5E7EB" fo:padding="0in" style:shadow="none" fo:background-color="#FFFFFF"/>
    </style:style>
    <style:style style:name="T2943" style:parent-style-name="nt" style:family="text">
      <style:text-properties style:font-name="Consolas" fo:color="#000080" fo:language="en" fo:country="US"/>
    </style:style>
    <style:style style:name="P2944" style:parent-style-name="HTMLconformatoprevio" style:family="paragraph">
      <style:paragraph-properties fo:border="0.0034in solid #E5E7EB" fo:padding="0in" style:shadow="none" fo:background-color="#FFFFFF"/>
    </style:style>
    <style:style style:name="T2945" style:parent-style-name="nt" style:family="text">
      <style:text-properties style:font-name="Consolas" fo:color="#000080" fo:language="en" fo:country="US"/>
    </style:style>
    <style:style style:name="P2946" style:parent-style-name="HTMLconformatoprevio" style:family="paragraph">
      <style:paragraph-properties fo:border="0.0034in solid #E5E7EB" fo:padding="0in" style:shadow="none" fo:background-color="#FFFFFF"/>
    </style:style>
    <style:style style:name="T2947" style:parent-style-name="nt" style:family="text">
      <style:text-properties style:font-name="Consolas" fo:color="#000080" fo:language="en" fo:country="US"/>
    </style:style>
    <style:style style:name="P2948" style:parent-style-name="HTMLconformatoprevio" style:family="paragraph">
      <style:paragraph-properties fo:border="0.0034in solid #E5E7EB" fo:padding="0in" style:shadow="none" fo:background-color="#FFFFFF"/>
    </style:style>
    <style:style style:name="T2949" style:parent-style-name="nt" style:family="text">
      <style:text-properties style:font-name="Consolas" fo:color="#000080" fo:language="en" fo:country="US"/>
    </style:style>
    <style:style style:name="P2950" style:parent-style-name="HTMLconformatoprevio" style:family="paragraph">
      <style:paragraph-properties fo:border="0.0034in solid #E5E7EB" fo:padding="0in" style:shadow="none" fo:background-color="#FFFFFF"/>
    </style:style>
    <style:style style:name="T2951" style:parent-style-name="nt" style:family="text">
      <style:text-properties style:font-name="Consolas" fo:color="#000080" fo:language="en" fo:country="US"/>
    </style:style>
    <style:style style:name="P2952" style:parent-style-name="HTMLconformatoprevio" style:family="paragraph">
      <style:paragraph-properties fo:border="0.0034in solid #E5E7EB" fo:padding="0in" style:shadow="none" fo:background-color="#FFFFFF"/>
    </style:style>
    <style:style style:name="T2953" style:parent-style-name="nt" style:family="text">
      <style:text-properties style:font-name="Consolas" fo:color="#000080" fo:language="en" fo:country="US"/>
    </style:style>
    <style:style style:name="P2954" style:parent-style-name="HTMLconformatoprevio" style:family="paragraph">
      <style:paragraph-properties fo:border="0.0034in solid #E5E7EB" fo:padding="0in" style:shadow="none" fo:background-color="#FFFFFF"/>
    </style:style>
    <style:style style:name="T2955" style:parent-style-name="nt" style:family="text">
      <style:text-properties style:font-name="Consolas" fo:color="#000080" fo:language="en" fo:country="US"/>
    </style:style>
    <style:style style:name="P2956" style:parent-style-name="HTMLconformatoprevio" style:family="paragraph">
      <style:paragraph-properties fo:border="0.0034in solid #E5E7EB" fo:padding="0in" style:shadow="none" fo:background-color="#FFFFFF"/>
    </style:style>
    <style:style style:name="T2957" style:parent-style-name="nt" style:family="text">
      <style:text-properties style:font-name="Consolas" fo:color="#000080" fo:language="en" fo:country="US"/>
    </style:style>
    <style:style style:name="P2958" style:parent-style-name="HTMLconformatoprevio" style:family="paragraph">
      <style:paragraph-properties fo:border="0.0034in solid #E5E7EB" fo:padding="0in" style:shadow="none" fo:background-color="#FFFFFF"/>
    </style:style>
    <style:style style:name="T2959" style:parent-style-name="nt" style:family="text">
      <style:text-properties style:font-name="Consolas" fo:color="#000080" fo:language="en" fo:country="US"/>
    </style:style>
    <style:style style:name="P2960" style:parent-style-name="HTMLconformatoprevio" style:family="paragraph">
      <style:paragraph-properties fo:border="0.0034in solid #E5E7EB" fo:padding="0in" style:shadow="none" fo:background-color="#FFFFFF"/>
    </style:style>
    <style:style style:name="T2961" style:parent-style-name="nt" style:family="text">
      <style:text-properties style:font-name="Consolas" fo:color="#000080" fo:language="en" fo:country="US"/>
    </style:style>
    <style:style style:name="P2962" style:parent-style-name="HTMLconformatoprevio" style:family="paragraph">
      <style:paragraph-properties fo:border="0.0034in solid #E5E7EB" fo:padding="0in" style:shadow="none" fo:background-color="#FFFFFF"/>
    </style:style>
    <style:style style:name="T2963" style:parent-style-name="nt" style:family="text">
      <style:text-properties style:font-name="Consolas" fo:color="#000080" fo:language="en" fo:country="US"/>
    </style:style>
    <style:style style:name="P2964" style:parent-style-name="HTMLconformatoprevio" style:family="paragraph">
      <style:paragraph-properties fo:border="0.0034in solid #E5E7EB" fo:padding="0in" style:shadow="none" fo:background-color="#FFFFFF"/>
    </style:style>
    <style:style style:name="T2965" style:parent-style-name="nt" style:family="text">
      <style:text-properties style:font-name="Consolas" fo:color="#000080" fo:language="en" fo:country="US"/>
    </style:style>
    <style:style style:name="P2966" style:parent-style-name="HTMLconformatoprevio" style:family="paragraph">
      <style:paragraph-properties fo:border="0.0034in solid #E5E7EB" fo:padding="0in" style:shadow="none" fo:background-color="#FFFFFF"/>
    </style:style>
    <style:style style:name="T2967" style:parent-style-name="nt" style:family="text">
      <style:text-properties style:font-name="Consolas" fo:color="#000080" fo:language="en" fo:country="US"/>
    </style:style>
    <style:style style:name="P2968" style:parent-style-name="HTMLconformatoprevio" style:family="paragraph">
      <style:paragraph-properties fo:border="0.0034in solid #E5E7EB" fo:padding="0in" style:shadow="none" fo:background-color="#FFFFFF"/>
    </style:style>
    <style:style style:name="T2969" style:parent-style-name="nt" style:family="text">
      <style:text-properties style:font-name="Consolas" fo:color="#000080" fo:language="en" fo:country="US"/>
    </style:style>
    <style:style style:name="P2970" style:parent-style-name="HTMLconformatoprevio" style:family="paragraph">
      <style:paragraph-properties fo:border="0.0034in solid #E5E7EB" fo:padding="0in" style:shadow="none" fo:background-color="#FFFFFF"/>
    </style:style>
    <style:style style:name="T2971" style:parent-style-name="nt" style:family="text">
      <style:text-properties style:font-name="Consolas" fo:color="#000080" fo:language="en" fo:country="US"/>
    </style:style>
    <style:style style:name="P2972" style:parent-style-name="HTMLconformatoprevio" style:family="paragraph">
      <style:paragraph-properties fo:border="0.0034in solid #E5E7EB" fo:padding="0in" style:shadow="none" fo:background-color="#FFFFFF"/>
    </style:style>
    <style:style style:name="T2973" style:parent-style-name="nt" style:family="text">
      <style:text-properties style:font-name="Consolas" fo:color="#000080" fo:language="en" fo:country="US"/>
    </style:style>
    <style:style style:name="P2974" style:parent-style-name="HTMLconformatoprevio" style:family="paragraph">
      <style:paragraph-properties fo:border="0.0034in solid #E5E7EB" fo:padding="0in" style:shadow="none" fo:background-color="#FFFFFF"/>
    </style:style>
    <style:style style:name="T2975" style:parent-style-name="nt" style:family="text">
      <style:text-properties style:font-name="Consolas" fo:color="#000080" fo:language="en" fo:country="US"/>
    </style:style>
    <style:style style:name="P2976" style:parent-style-name="HTMLconformatoprevio" style:family="paragraph">
      <style:paragraph-properties fo:border="0.0034in solid #E5E7EB" fo:padding="0in" style:shadow="none" fo:background-color="#FFFFFF"/>
    </style:style>
    <style:style style:name="T2977" style:parent-style-name="nt" style:family="text">
      <style:text-properties style:font-name="Consolas" fo:color="#000080" fo:language="en" fo:country="US"/>
    </style:style>
    <style:style style:name="P2978" style:parent-style-name="HTMLconformatoprevio" style:family="paragraph">
      <style:paragraph-properties fo:border="0.0034in solid #E5E7EB" fo:padding="0in" style:shadow="none" fo:background-color="#FFFFFF"/>
    </style:style>
    <style:style style:name="T2979" style:parent-style-name="nt" style:family="text">
      <style:text-properties style:font-name="Consolas" fo:color="#000080" fo:language="en" fo:country="US"/>
    </style:style>
    <style:style style:name="P2980" style:parent-style-name="HTMLconformatoprevio" style:family="paragraph">
      <style:paragraph-properties fo:border="0.0034in solid #E5E7EB" fo:padding="0in" style:shadow="none" fo:background-color="#FFFFFF"/>
    </style:style>
    <style:style style:name="T2981" style:parent-style-name="nt" style:family="text">
      <style:text-properties style:font-name="Consolas" fo:color="#000080" fo:language="en" fo:country="US"/>
    </style:style>
    <style:style style:name="P2982" style:parent-style-name="HTMLconformatoprevio" style:family="paragraph">
      <style:paragraph-properties fo:border="0.0034in solid #E5E7EB" fo:padding="0in" style:shadow="none" fo:background-color="#FFFFFF"/>
    </style:style>
    <style:style style:name="T2983" style:parent-style-name="nt" style:family="text">
      <style:text-properties style:font-name="Consolas" fo:color="#000080" fo:language="en" fo:country="US"/>
    </style:style>
    <style:style style:name="P2984" style:parent-style-name="HTMLconformatoprevio" style:family="paragraph">
      <style:paragraph-properties fo:border="0.0034in solid #E5E7EB" fo:padding="0in" style:shadow="none" fo:background-color="#FFFFFF"/>
    </style:style>
    <style:style style:name="T2985" style:parent-style-name="nt" style:family="text">
      <style:text-properties style:font-name="Consolas" fo:color="#000080" fo:language="en" fo:country="US"/>
    </style:style>
    <style:style style:name="P2986" style:parent-style-name="HTMLconformatoprevio" style:family="paragraph">
      <style:paragraph-properties fo:border="0.0034in solid #E5E7EB" fo:padding="0in" style:shadow="none" fo:background-color="#FFFFFF"/>
    </style:style>
    <style:style style:name="T2987" style:parent-style-name="nt" style:family="text">
      <style:text-properties style:font-name="Consolas" fo:color="#000080" fo:language="en" fo:country="US"/>
    </style:style>
    <style:style style:name="P2988" style:parent-style-name="HTMLconformatoprevio" style:family="paragraph">
      <style:paragraph-properties fo:border="0.0034in solid #E5E7EB" fo:padding="0in" style:shadow="none" fo:background-color="#FFFFFF"/>
    </style:style>
    <style:style style:name="T2989" style:parent-style-name="nt" style:family="text">
      <style:text-properties style:font-name="Consolas" fo:color="#000080" fo:language="en" fo:country="US"/>
    </style:style>
    <style:style style:name="P2990" style:parent-style-name="HTMLconformatoprevio" style:family="paragraph">
      <style:paragraph-properties fo:border="0.0034in solid #E5E7EB" fo:padding="0in" style:shadow="none" fo:background-color="#FFFFFF"/>
    </style:style>
    <style:style style:name="T2991" style:parent-style-name="nt" style:family="text">
      <style:text-properties style:font-name="Consolas" fo:color="#000080" fo:language="en" fo:country="US"/>
    </style:style>
    <style:style style:name="P2992" style:parent-style-name="HTMLconformatoprevio" style:family="paragraph">
      <style:paragraph-properties fo:border="0.0034in solid #E5E7EB" fo:padding="0in" style:shadow="none" fo:background-color="#FFFFFF"/>
    </style:style>
    <style:style style:name="T2993" style:parent-style-name="nt" style:family="text">
      <style:text-properties style:font-name="Consolas" fo:color="#000080"/>
    </style:style>
    <style:style style:name="P2994"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2995" style:parent-style-name="NormalWeb" style:family="paragraph">
      <style:paragraph-properties fo:border="0.0034in solid #E5E7EB" fo:padding="0in" style:shadow="none" fo:background-color="#FFFFFF"/>
      <style:text-properties style:font-name="Arial" style:font-name-complex="Arial" fo:color="#000000"/>
    </style:style>
    <style:style style:name="P2996" style:parent-style-name="NormalWeb" style:family="paragraph">
      <style:paragraph-properties fo:border="0.0034in solid #E5E7EB" fo:padding="0in" style:shadow="none" fo:background-color="#FFFFFF"/>
    </style:style>
    <style:style style:name="T2997" style:parent-style-name="Fuentedepárrafopredeter." style:family="text">
      <style:text-properties style:font-name="Arial" style:font-name-complex="Arial" fo:color="#000000"/>
    </style:style>
    <style:style style:name="T2998" style:parent-style-name="Hipervínculo" style:family="text">
      <style:text-properties style:font-name="Arial" style:font-name-complex="Arial"/>
    </style:style>
    <style:style style:name="T2999" style:parent-style-name="Fuentedepárrafopredeter." style:family="text">
      <style:text-properties style:font-name="Arial" style:font-name-complex="Arial" fo:color="#000000"/>
    </style:style>
    <style:style style:name="P3000" style:parent-style-name="NormalWeb" style:family="paragraph">
      <style:paragraph-properties fo:border="0.0034in solid #E5E7EB" fo:padding="0in" style:shadow="none" fo:background-color="#FFFFFF"/>
      <style:text-properties style:font-name="Arial" style:font-name-complex="Arial" fo:color="#000000"/>
    </style:style>
    <style:style style:name="P300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002" style:parent-style-name="NormalWeb" style:family="paragraph">
      <style:paragraph-properties fo:border="0.0034in solid #E5E7EB" fo:padding="0in" style:shadow="none" fo:background-color="#FFFFFF"/>
      <style:text-properties style:font-name="Arial" style:font-name-complex="Arial" fo:color="#000000"/>
    </style:style>
    <style:style style:name="P3003" style:parent-style-name="HTMLconformatoprevio" style:family="paragraph">
      <style:paragraph-properties fo:border="0.0034in solid #E5E7EB" fo:padding="0in" style:shadow="none" fo:background-color="#FFFFFF"/>
    </style:style>
    <style:style style:name="T3004" style:parent-style-name="nt" style:family="text">
      <style:text-properties style:font-name="Consolas" fo:color="#000080" fo:language="en" fo:country="US"/>
    </style:style>
    <style:style style:name="T3005" style:parent-style-name="cl" style:family="text">
      <style:text-properties style:font-name="Consolas" fo:color="#000000" fo:language="en" fo:country="US"/>
    </style:style>
    <style:style style:name="T3006" style:parent-style-name="p" style:family="text">
      <style:text-properties style:font-name="Consolas" fo:color="#000000" fo:language="en" fo:country="US"/>
    </style:style>
    <style:style style:name="P3007" style:parent-style-name="HTMLconformatoprevio" style:family="paragraph">
      <style:paragraph-properties fo:border="0.0034in solid #E5E7EB" fo:padding="0in" style:shadow="none" fo:background-color="#FFFFFF"/>
    </style:style>
    <style:style style:name="T3008" style:parent-style-name="cl" style:family="text">
      <style:text-properties style:font-name="Consolas" fo:color="#000000" fo:language="en" fo:country="US"/>
    </style:style>
    <style:style style:name="T3009" style:parent-style-name="k" style:family="text">
      <style:text-properties style:font-name="Consolas" fo:font-weight="bold" style:font-weight-asian="bold" style:font-weight-complex="bold" fo:color="#000000" fo:language="en" fo:country="US"/>
    </style:style>
    <style:style style:name="T3010" style:parent-style-name="p" style:family="text">
      <style:text-properties style:font-name="Consolas" fo:color="#000000" fo:language="en" fo:country="US"/>
    </style:style>
    <style:style style:name="T3011" style:parent-style-name="cl" style:family="text">
      <style:text-properties style:font-name="Consolas" fo:color="#000000" fo:language="en" fo:country="US"/>
    </style:style>
    <style:style style:name="T3012" style:parent-style-name="mi" style:family="text">
      <style:text-properties style:font-name="Consolas" fo:color="#009999" fo:language="en" fo:country="US"/>
    </style:style>
    <style:style style:name="T3013" style:parent-style-name="kt" style:family="text">
      <style:text-properties style:font-name="Consolas" fo:font-weight="bold" style:font-weight-asian="bold" style:font-weight-complex="bold" fo:color="#445588" fo:language="en" fo:country="US"/>
    </style:style>
    <style:style style:name="T3014" style:parent-style-name="o" style:family="text">
      <style:text-properties style:font-name="Consolas" fo:font-weight="bold" style:font-weight-asian="bold" style:font-weight-complex="bold" fo:color="#000000" fo:language="en" fo:country="US"/>
    </style:style>
    <style:style style:name="T3015" style:parent-style-name="mf" style:family="text">
      <style:text-properties style:font-name="Consolas" fo:color="#009999" fo:language="en" fo:country="US"/>
    </style:style>
    <style:style style:name="T3016" style:parent-style-name="cl" style:family="text">
      <style:text-properties style:font-name="Consolas" fo:color="#000000" fo:language="en" fo:country="US"/>
    </style:style>
    <style:style style:name="T3017" style:parent-style-name="nf" style:family="text">
      <style:text-properties style:font-name="Consolas" fo:font-weight="bold" style:font-weight-asian="bold" style:font-weight-complex="bold" fo:color="#990000" fo:language="en" fo:country="US"/>
    </style:style>
    <style:style style:name="T3018" style:parent-style-name="p" style:family="text">
      <style:text-properties style:font-name="Consolas" fo:color="#000000" fo:language="en" fo:country="US"/>
    </style:style>
    <style:style style:name="T3019" style:parent-style-name="o" style:family="text">
      <style:text-properties style:font-name="Consolas" fo:font-weight="bold" style:font-weight-asian="bold" style:font-weight-complex="bold" fo:color="#000000" fo:language="en" fo:country="US"/>
    </style:style>
    <style:style style:name="T3020" style:parent-style-name="n" style:family="text">
      <style:text-properties style:font-name="Consolas" fo:color="#000000" fo:language="en" fo:country="US"/>
    </style:style>
    <style:style style:name="T3021" style:parent-style-name="o" style:family="text">
      <style:text-properties style:font-name="Consolas" fo:font-weight="bold" style:font-weight-asian="bold" style:font-weight-complex="bold" fo:color="#000000" fo:language="en" fo:country="US"/>
    </style:style>
    <style:style style:name="T3022" style:parent-style-name="n" style:family="text">
      <style:text-properties style:font-name="Consolas" fo:color="#000000" fo:language="en" fo:country="US"/>
    </style:style>
    <style:style style:name="T3023" style:parent-style-name="o" style:family="text">
      <style:text-properties style:font-name="Consolas" fo:font-weight="bold" style:font-weight-asian="bold" style:font-weight-complex="bold" fo:color="#000000" fo:language="en" fo:country="US"/>
    </style:style>
    <style:style style:name="T3024" style:parent-style-name="kc" style:family="text">
      <style:text-properties style:font-name="Consolas" fo:font-weight="bold" style:font-weight-asian="bold" style:font-weight-complex="bold" fo:color="#000000" fo:language="en" fo:country="US"/>
    </style:style>
    <style:style style:name="T3025" style:parent-style-name="p" style:family="text">
      <style:text-properties style:font-name="Consolas" fo:color="#000000" fo:language="en" fo:country="US"/>
    </style:style>
    <style:style style:name="P3026" style:parent-style-name="HTMLconformatoprevio" style:family="paragraph">
      <style:paragraph-properties fo:border="0.0034in solid #E5E7EB" fo:padding="0in" style:shadow="none" fo:background-color="#FFFFFF"/>
    </style:style>
    <style:style style:name="T3027" style:parent-style-name="p" style:family="text">
      <style:text-properties style:font-name="Consolas" fo:color="#000000" fo:language="en" fo:country="US"/>
    </style:style>
    <style:style style:name="P3028" style:parent-style-name="HTMLconformatoprevio" style:family="paragraph">
      <style:paragraph-properties fo:border="0.0034in solid #E5E7EB" fo:padding="0in" style:shadow="none" fo:background-color="#FFFFFF"/>
    </style:style>
    <style:style style:name="T3029" style:parent-style-name="nt" style:family="text">
      <style:text-properties style:font-name="Consolas" fo:color="#000080" fo:language="en" fo:country="US"/>
    </style:style>
    <style:style style:name="T3030" style:parent-style-name="cl" style:family="text">
      <style:text-properties style:font-name="Consolas" fo:color="#000000" fo:language="en" fo:country="US"/>
    </style:style>
    <style:style style:name="T3031" style:parent-style-name="p" style:family="text">
      <style:text-properties style:font-name="Consolas" fo:color="#000000" fo:language="en" fo:country="US"/>
    </style:style>
    <style:style style:name="P3032" style:parent-style-name="HTMLconformatoprevio" style:family="paragraph">
      <style:paragraph-properties fo:border="0.0034in solid #E5E7EB" fo:padding="0in" style:shadow="none" fo:background-color="#FFFFFF"/>
    </style:style>
    <style:style style:name="T3033" style:parent-style-name="cl" style:family="text">
      <style:text-properties style:font-name="Consolas" fo:color="#000000" fo:language="en" fo:country="US"/>
    </style:style>
    <style:style style:name="T3034" style:parent-style-name="k" style:family="text">
      <style:text-properties style:font-name="Consolas" fo:font-weight="bold" style:font-weight-asian="bold" style:font-weight-complex="bold" fo:color="#000000" fo:language="en" fo:country="US"/>
    </style:style>
    <style:style style:name="T3035" style:parent-style-name="p" style:family="text">
      <style:text-properties style:font-name="Consolas" fo:color="#000000" fo:language="en" fo:country="US"/>
    </style:style>
    <style:style style:name="T3036" style:parent-style-name="cl" style:family="text">
      <style:text-properties style:font-name="Consolas" fo:color="#000000" fo:language="en" fo:country="US"/>
    </style:style>
    <style:style style:name="T3037" style:parent-style-name="nf" style:family="text">
      <style:text-properties style:font-name="Consolas" fo:font-weight="bold" style:font-weight-asian="bold" style:font-weight-complex="bold" fo:color="#990000" fo:language="en" fo:country="US"/>
    </style:style>
    <style:style style:name="T3038" style:parent-style-name="p" style:family="text">
      <style:text-properties style:font-name="Consolas" fo:color="#000000" fo:language="en" fo:country="US"/>
    </style:style>
    <style:style style:name="T3039" style:parent-style-name="o" style:family="text">
      <style:text-properties style:font-name="Consolas" fo:font-weight="bold" style:font-weight-asian="bold" style:font-weight-complex="bold" fo:color="#000000" fo:language="en" fo:country="US"/>
    </style:style>
    <style:style style:name="T3040" style:parent-style-name="n" style:family="text">
      <style:text-properties style:font-name="Consolas" fo:color="#000000" fo:language="en" fo:country="US"/>
    </style:style>
    <style:style style:name="T3041" style:parent-style-name="o" style:family="text">
      <style:text-properties style:font-name="Consolas" fo:font-weight="bold" style:font-weight-asian="bold" style:font-weight-complex="bold" fo:color="#000000" fo:language="en" fo:country="US"/>
    </style:style>
    <style:style style:name="T3042" style:parent-style-name="kc" style:family="text">
      <style:text-properties style:font-name="Consolas" fo:font-weight="bold" style:font-weight-asian="bold" style:font-weight-complex="bold" fo:color="#000000" fo:language="en" fo:country="US"/>
    </style:style>
    <style:style style:name="T3043" style:parent-style-name="p" style:family="text">
      <style:text-properties style:font-name="Consolas" fo:color="#000000" fo:language="en" fo:country="US"/>
    </style:style>
    <style:style style:name="P3044" style:parent-style-name="HTMLconformatoprevio" style:family="paragraph">
      <style:paragraph-properties fo:border="0.0034in solid #E5E7EB" fo:padding="0in" style:shadow="none" fo:background-color="#FFFFFF"/>
    </style:style>
    <style:style style:name="T3045" style:parent-style-name="p" style:family="text">
      <style:text-properties style:font-name="Consolas" fo:color="#000000"/>
    </style:style>
    <style:style style:name="P304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047" style:parent-style-name="NormalWeb" style:family="paragraph">
      <style:paragraph-properties fo:border="0.0034in solid #E5E7EB" fo:padding="0in" style:shadow="none" fo:background-color="#FFFFFF"/>
    </style:style>
    <style:style style:name="T3048" style:parent-style-name="Fuentedepárrafopredeter." style:family="text">
      <style:text-properties style:font-name="Arial" style:font-name-complex="Arial" fo:color="#000000"/>
    </style:style>
    <style:style style:name="T3049" style:parent-style-name="CódigoHTML" style:family="text">
      <style:text-properties style:font-name="Consolas" style:font-name-asian="Times New Roman" fo:color="#000000" fo:font-size="11pt" style:font-size-asian="11pt" style:font-size-complex="11pt"/>
    </style:style>
    <style:style style:name="T3050" style:parent-style-name="Fuentedepárrafopredeter." style:family="text">
      <style:text-properties style:font-name="Arial" style:font-name-complex="Arial" fo:color="#000000"/>
    </style:style>
    <style:style style:name="T3051" style:parent-style-name="Textoennegrita" style:family="text">
      <style:text-properties style:font-name="Arial" style:font-name-complex="Arial" fo:color="#000000"/>
    </style:style>
    <style:style style:name="T3052" style:parent-style-name="Fuentedepárrafopredeter." style:family="text">
      <style:text-properties style:font-name="Arial" style:font-name-complex="Arial" fo:color="#000000"/>
    </style:style>
    <style:style style:name="T3053" style:parent-style-name="CódigoHTML" style:family="text">
      <style:text-properties style:font-name="Consolas" style:font-name-asian="Times New Roman" fo:color="#000000" fo:font-size="11pt" style:font-size-asian="11pt" style:font-size-complex="11pt"/>
    </style:style>
    <style:style style:name="T3054" style:parent-style-name="Fuentedepárrafopredeter." style:family="text">
      <style:text-properties style:font-name="Arial" style:font-name-complex="Arial" fo:color="#000000"/>
    </style:style>
    <style:style style:name="T3055" style:parent-style-name="Hipervínculo" style:family="text">
      <style:text-properties style:font-name="Arial" style:font-name-complex="Arial"/>
    </style:style>
    <style:style style:name="T3056" style:parent-style-name="Fuentedepárrafopredeter." style:family="text">
      <style:text-properties style:font-name="Arial" style:font-name-complex="Arial" fo:color="#000000"/>
    </style:style>
    <style:style style:name="P3057"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3058" style:parent-style-name="NormalWeb" style:family="paragraph">
      <style:paragraph-properties fo:border="0.0034in solid #E5E7EB" fo:padding="0in" style:shadow="none" fo:background-color="#FFFFFF"/>
      <style:text-properties style:font-name="Arial" style:font-name-complex="Arial" fo:color="#000000"/>
    </style:style>
    <style:style style:name="P305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060" style:parent-style-name="NormalWeb" style:family="paragraph">
      <style:paragraph-properties fo:border="0.0034in solid #E5E7EB" fo:padding="0in" style:shadow="none" fo:background-color="#FFFFFF"/>
    </style:style>
    <style:style style:name="T3061" style:parent-style-name="Fuentedepárrafopredeter." style:family="text">
      <style:text-properties style:font-name="Arial" style:font-name-complex="Arial" fo:color="#000000"/>
    </style:style>
    <style:style style:name="T3062" style:parent-style-name="CódigoHTML" style:family="text">
      <style:text-properties style:font-name="Consolas" fo:color="#000000" fo:font-size="11pt" style:font-size-asian="11pt" style:font-size-complex="11pt"/>
    </style:style>
    <style:style style:name="T3063" style:parent-style-name="Fuentedepárrafopredeter." style:family="text">
      <style:text-properties style:font-name="Arial" style:font-name-complex="Arial" fo:color="#000000"/>
    </style:style>
    <style:style style:name="T3064" style:parent-style-name="CódigoHTML" style:family="text">
      <style:text-properties style:font-name="Consolas" fo:color="#000000" fo:font-size="11pt" style:font-size-asian="11pt" style:font-size-complex="11pt"/>
    </style:style>
    <style:style style:name="T3065" style:parent-style-name="Fuentedepárrafopredeter." style:family="text">
      <style:text-properties style:font-name="Arial" style:font-name-complex="Arial" fo:color="#000000"/>
    </style:style>
    <style:style style:name="T3066" style:parent-style-name="CódigoHTML" style:family="text">
      <style:text-properties style:font-name="Consolas" fo:color="#000000" fo:font-size="11pt" style:font-size-asian="11pt" style:font-size-complex="11pt"/>
    </style:style>
    <style:style style:name="T3067" style:parent-style-name="Fuentedepárrafopredeter." style:family="text">
      <style:text-properties style:font-name="Arial" style:font-name-complex="Arial" fo:color="#000000"/>
    </style:style>
    <style:style style:name="P3068" style:parent-style-name="HTMLconformatoprevio" style:family="paragraph">
      <style:paragraph-properties fo:border="0.0034in solid #E5E7EB" fo:padding="0in" style:shadow="none" fo:background-color="#FFFFFF"/>
    </style:style>
    <style:style style:name="T3069" style:parent-style-name="c1" style:family="text">
      <style:text-properties style:font-name="Consolas" fo:font-style="italic" style:font-style-asian="italic" style:font-style-complex="italic" fo:color="#999988"/>
    </style:style>
    <style:style style:name="P3070" style:parent-style-name="HTMLconformatoprevio" style:family="paragraph">
      <style:paragraph-properties fo:border="0.0034in solid #E5E7EB" fo:padding="0in" style:shadow="none" fo:background-color="#FFFFFF"/>
    </style:style>
    <style:style style:name="T3071" style:parent-style-name="k" style:family="text">
      <style:text-properties style:font-name="Consolas" fo:font-weight="bold" style:font-weight-asian="bold" style:font-weight-complex="bold" fo:color="#000000"/>
    </style:style>
    <style:style style:name="T3072" style:parent-style-name="cl" style:family="text">
      <style:text-properties style:font-name="Consolas" fo:color="#000000"/>
    </style:style>
    <style:style style:name="T3073" style:parent-style-name="s2" style:family="text">
      <style:text-properties style:font-name="Consolas" fo:color="#DD1144"/>
    </style:style>
    <style:style style:name="T3074" style:parent-style-name="p" style:family="text">
      <style:text-properties style:font-name="Consolas" fo:color="#000000"/>
    </style:style>
    <style:style style:name="P3075" style:parent-style-name="HTMLconformatoprevio" style:family="paragraph">
      <style:paragraph-properties fo:border="0.0034in solid #E5E7EB" fo:padding="0in" style:shadow="none" fo:background-color="#FFFFFF"/>
    </style:style>
    <style:style style:name="T3076" style:parent-style-name="k" style:family="text">
      <style:text-properties style:font-name="Consolas" fo:font-weight="bold" style:font-weight-asian="bold" style:font-weight-complex="bold" fo:color="#000000"/>
    </style:style>
    <style:style style:name="T3077" style:parent-style-name="cl" style:family="text">
      <style:text-properties style:font-name="Consolas" fo:color="#000000"/>
    </style:style>
    <style:style style:name="T3078" style:parent-style-name="s2" style:family="text">
      <style:text-properties style:font-name="Consolas" fo:color="#DD1144"/>
    </style:style>
    <style:style style:name="T3079" style:parent-style-name="p" style:family="text">
      <style:text-properties style:font-name="Consolas" fo:color="#000000"/>
    </style:style>
    <style:style style:name="P3080" style:parent-style-name="HTMLconformatoprevio" style:family="paragraph">
      <style:paragraph-properties fo:border="0.0034in solid #E5E7EB" fo:padding="0in" style:shadow="none" fo:background-color="#FFFFFF"/>
    </style:style>
    <style:style style:name="T3081" style:parent-style-name="k" style:family="text">
      <style:text-properties style:font-name="Consolas" fo:font-weight="bold" style:font-weight-asian="bold" style:font-weight-complex="bold" fo:color="#000000" fo:language="en" fo:country="US"/>
    </style:style>
    <style:style style:name="T3082" style:parent-style-name="cl" style:family="text">
      <style:text-properties style:font-name="Consolas" fo:color="#000000" fo:language="en" fo:country="US"/>
    </style:style>
    <style:style style:name="T3083" style:parent-style-name="s2" style:family="text">
      <style:text-properties style:font-name="Consolas" fo:color="#DD1144" fo:language="en" fo:country="US"/>
    </style:style>
    <style:style style:name="T3084" style:parent-style-name="p" style:family="text">
      <style:text-properties style:font-name="Consolas" fo:color="#000000" fo:language="en" fo:country="US"/>
    </style:style>
    <style:style style:name="P3085" style:parent-style-name="HTMLconformatoprevio" style:family="paragraph">
      <style:paragraph-properties fo:border="0.0034in solid #E5E7EB" fo:padding="0in" style:shadow="none" fo:background-color="#FFFFFF"/>
    </style:style>
    <style:style style:name="T3086" style:parent-style-name="k" style:family="text">
      <style:text-properties style:font-name="Consolas" fo:font-weight="bold" style:font-weight-asian="bold" style:font-weight-complex="bold" fo:color="#000000" fo:language="en" fo:country="US"/>
    </style:style>
    <style:style style:name="T3087" style:parent-style-name="cl" style:family="text">
      <style:text-properties style:font-name="Consolas" fo:color="#000000" fo:language="en" fo:country="US"/>
    </style:style>
    <style:style style:name="T3088" style:parent-style-name="s2" style:family="text">
      <style:text-properties style:font-name="Consolas" fo:color="#DD1144" fo:language="en" fo:country="US"/>
    </style:style>
    <style:style style:name="T3089" style:parent-style-name="p" style:family="text">
      <style:text-properties style:font-name="Consolas" fo:color="#000000" fo:language="en" fo:country="US"/>
    </style:style>
    <style:style style:name="P3090" style:parent-style-name="HTMLconformatoprevio" style:family="paragraph">
      <style:paragraph-properties fo:border="0.0034in solid #E5E7EB" fo:padding="0in" style:shadow="none" fo:background-color="#FFFFFF"/>
    </style:style>
    <style:style style:name="T3091" style:parent-style-name="k" style:family="text">
      <style:text-properties style:font-name="Consolas" fo:font-weight="bold" style:font-weight-asian="bold" style:font-weight-complex="bold" fo:color="#000000" fo:language="en" fo:country="US"/>
    </style:style>
    <style:style style:name="T3092" style:parent-style-name="cl" style:family="text">
      <style:text-properties style:font-name="Consolas" fo:color="#000000" fo:language="en" fo:country="US"/>
    </style:style>
    <style:style style:name="T3093" style:parent-style-name="s2" style:family="text">
      <style:text-properties style:font-name="Consolas" fo:color="#DD1144" fo:language="en" fo:country="US"/>
    </style:style>
    <style:style style:name="T3094" style:parent-style-name="p" style:family="text">
      <style:text-properties style:font-name="Consolas" fo:color="#000000" fo:language="en" fo:country="US"/>
    </style:style>
    <style:style style:name="P3095" style:parent-style-name="HTMLconformatoprevio" style:family="paragraph">
      <style:paragraph-properties fo:border="0.0034in solid #E5E7EB" fo:padding="0in" style:shadow="none" fo:background-color="#FFFFFF"/>
    </style:style>
    <style:style style:name="P3096" style:parent-style-name="HTMLconformatoprevio" style:family="paragraph">
      <style:paragraph-properties fo:border="0.0034in solid #E5E7EB" fo:padding="0in" style:shadow="none" fo:background-color="#FFFFFF"/>
    </style:style>
    <style:style style:name="T3097" style:parent-style-name="c1" style:family="text">
      <style:text-properties style:font-name="Consolas" fo:font-style="italic" style:font-style-asian="italic" style:font-style-complex="italic" fo:color="#999988" fo:language="en" fo:country="US"/>
    </style:style>
    <style:style style:name="P3098" style:parent-style-name="HTMLconformatoprevio" style:family="paragraph">
      <style:paragraph-properties fo:border="0.0034in solid #E5E7EB" fo:padding="0in" style:shadow="none" fo:background-color="#FFFFFF"/>
    </style:style>
    <style:style style:name="T3099" style:parent-style-name="k" style:family="text">
      <style:text-properties style:font-name="Consolas" fo:font-weight="bold" style:font-weight-asian="bold" style:font-weight-complex="bold" fo:color="#000000" fo:language="en" fo:country="US"/>
    </style:style>
    <style:style style:name="T3100" style:parent-style-name="cl" style:family="text">
      <style:text-properties style:font-name="Consolas" fo:color="#000000" fo:language="en" fo:country="US"/>
    </style:style>
    <style:style style:name="T3101" style:parent-style-name="s2" style:family="text">
      <style:text-properties style:font-name="Consolas" fo:color="#DD1144" fo:language="en" fo:country="US"/>
    </style:style>
    <style:style style:name="T3102" style:parent-style-name="p" style:family="text">
      <style:text-properties style:font-name="Consolas" fo:color="#000000" fo:language="en" fo:country="US"/>
    </style:style>
    <style:style style:name="P3103" style:parent-style-name="HTMLconformatoprevio" style:family="paragraph">
      <style:paragraph-properties fo:border="0.0034in solid #E5E7EB" fo:padding="0in" style:shadow="none" fo:background-color="#FFFFFF"/>
    </style:style>
    <style:style style:name="T3104" style:parent-style-name="k" style:family="text">
      <style:text-properties style:font-name="Consolas" fo:font-weight="bold" style:font-weight-asian="bold" style:font-weight-complex="bold" fo:color="#000000" fo:language="en" fo:country="US"/>
    </style:style>
    <style:style style:name="T3105" style:parent-style-name="cl" style:family="text">
      <style:text-properties style:font-name="Consolas" fo:color="#000000" fo:language="en" fo:country="US"/>
    </style:style>
    <style:style style:name="T3106" style:parent-style-name="s2" style:family="text">
      <style:text-properties style:font-name="Consolas" fo:color="#DD1144" fo:language="en" fo:country="US"/>
    </style:style>
    <style:style style:name="T3107" style:parent-style-name="p" style:family="text">
      <style:text-properties style:font-name="Consolas" fo:color="#000000" fo:language="en" fo:country="US"/>
    </style:style>
    <style:style style:name="P3108" style:parent-style-name="HTMLconformatoprevio" style:family="paragraph">
      <style:paragraph-properties fo:border="0.0034in solid #E5E7EB" fo:padding="0in" style:shadow="none" fo:background-color="#FFFFFF"/>
    </style:style>
    <style:style style:name="T3109" style:parent-style-name="k" style:family="text">
      <style:text-properties style:font-name="Consolas" fo:font-weight="bold" style:font-weight-asian="bold" style:font-weight-complex="bold" fo:color="#000000" fo:language="en" fo:country="US"/>
    </style:style>
    <style:style style:name="T3110" style:parent-style-name="cl" style:family="text">
      <style:text-properties style:font-name="Consolas" fo:color="#000000" fo:language="en" fo:country="US"/>
    </style:style>
    <style:style style:name="T3111" style:parent-style-name="s2" style:family="text">
      <style:text-properties style:font-name="Consolas" fo:color="#DD1144" fo:language="en" fo:country="US"/>
    </style:style>
    <style:style style:name="T3112" style:parent-style-name="p" style:family="text">
      <style:text-properties style:font-name="Consolas" fo:color="#000000" fo:language="en" fo:country="US"/>
    </style:style>
    <style:style style:name="P3113" style:parent-style-name="HTMLconformatoprevio" style:family="paragraph">
      <style:paragraph-properties fo:border="0.0034in solid #E5E7EB" fo:padding="0in" style:shadow="none" fo:background-color="#FFFFFF"/>
    </style:style>
    <style:style style:name="T3114" style:parent-style-name="k" style:family="text">
      <style:text-properties style:font-name="Consolas" fo:font-weight="bold" style:font-weight-asian="bold" style:font-weight-complex="bold" fo:color="#000000" fo:language="en" fo:country="US"/>
    </style:style>
    <style:style style:name="T3115" style:parent-style-name="cl" style:family="text">
      <style:text-properties style:font-name="Consolas" fo:color="#000000" fo:language="en" fo:country="US"/>
    </style:style>
    <style:style style:name="T3116" style:parent-style-name="s2" style:family="text">
      <style:text-properties style:font-name="Consolas" fo:color="#DD1144" fo:language="en" fo:country="US"/>
    </style:style>
    <style:style style:name="T3117" style:parent-style-name="p" style:family="text">
      <style:text-properties style:font-name="Consolas" fo:color="#000000" fo:language="en" fo:country="US"/>
    </style:style>
    <style:style style:name="P3118" style:parent-style-name="HTMLconformatoprevio" style:family="paragraph">
      <style:paragraph-properties fo:border="0.0034in solid #E5E7EB" fo:padding="0in" style:shadow="none" fo:background-color="#FFFFFF"/>
    </style:style>
    <style:style style:name="T3119" style:parent-style-name="k" style:family="text">
      <style:text-properties style:font-name="Consolas" fo:font-weight="bold" style:font-weight-asian="bold" style:font-weight-complex="bold" fo:color="#000000" fo:language="en" fo:country="US"/>
    </style:style>
    <style:style style:name="T3120" style:parent-style-name="cl" style:family="text">
      <style:text-properties style:font-name="Consolas" fo:color="#000000" fo:language="en" fo:country="US"/>
    </style:style>
    <style:style style:name="T3121" style:parent-style-name="s2" style:family="text">
      <style:text-properties style:font-name="Consolas" fo:color="#DD1144" fo:language="en" fo:country="US"/>
    </style:style>
    <style:style style:name="T3122" style:parent-style-name="p" style:family="text">
      <style:text-properties style:font-name="Consolas" fo:color="#000000" fo:language="en" fo:country="US"/>
    </style:style>
    <style:style style:name="P3123" style:parent-style-name="HTMLconformatoprevio" style:family="paragraph">
      <style:paragraph-properties fo:border="0.0034in solid #E5E7EB" fo:padding="0in" style:shadow="none" fo:background-color="#FFFFFF"/>
    </style:style>
    <style:style style:name="T3124" style:parent-style-name="k" style:family="text">
      <style:text-properties style:font-name="Consolas" fo:font-weight="bold" style:font-weight-asian="bold" style:font-weight-complex="bold" fo:color="#000000" fo:language="en" fo:country="US"/>
    </style:style>
    <style:style style:name="T3125" style:parent-style-name="cl" style:family="text">
      <style:text-properties style:font-name="Consolas" fo:color="#000000" fo:language="en" fo:country="US"/>
    </style:style>
    <style:style style:name="T3126" style:parent-style-name="s2" style:family="text">
      <style:text-properties style:font-name="Consolas" fo:color="#DD1144" fo:language="en" fo:country="US"/>
    </style:style>
    <style:style style:name="T3127" style:parent-style-name="p" style:family="text">
      <style:text-properties style:font-name="Consolas" fo:color="#000000" fo:language="en" fo:country="US"/>
    </style:style>
    <style:style style:name="P3128" style:parent-style-name="HTMLconformatoprevio" style:family="paragraph">
      <style:paragraph-properties fo:border="0.0034in solid #E5E7EB" fo:padding="0in" style:shadow="none" fo:background-color="#FFFFFF"/>
    </style:style>
    <style:style style:name="T3129" style:parent-style-name="k" style:family="text">
      <style:text-properties style:font-name="Consolas" fo:font-weight="bold" style:font-weight-asian="bold" style:font-weight-complex="bold" fo:color="#000000" fo:language="en" fo:country="US"/>
    </style:style>
    <style:style style:name="T3130" style:parent-style-name="cl" style:family="text">
      <style:text-properties style:font-name="Consolas" fo:color="#000000" fo:language="en" fo:country="US"/>
    </style:style>
    <style:style style:name="T3131" style:parent-style-name="s2" style:family="text">
      <style:text-properties style:font-name="Consolas" fo:color="#DD1144" fo:language="en" fo:country="US"/>
    </style:style>
    <style:style style:name="T3132" style:parent-style-name="p" style:family="text">
      <style:text-properties style:font-name="Consolas" fo:color="#000000" fo:language="en" fo:country="US"/>
    </style:style>
    <style:style style:name="P3133" style:parent-style-name="HTMLconformatoprevio" style:family="paragraph">
      <style:paragraph-properties fo:border="0.0034in solid #E5E7EB" fo:padding="0in" style:shadow="none" fo:background-color="#FFFFFF"/>
    </style:style>
    <style:style style:name="T3134" style:parent-style-name="k" style:family="text">
      <style:text-properties style:font-name="Consolas" fo:font-weight="bold" style:font-weight-asian="bold" style:font-weight-complex="bold" fo:color="#000000" fo:language="en" fo:country="US"/>
    </style:style>
    <style:style style:name="T3135" style:parent-style-name="cl" style:family="text">
      <style:text-properties style:font-name="Consolas" fo:color="#000000" fo:language="en" fo:country="US"/>
    </style:style>
    <style:style style:name="T3136" style:parent-style-name="s2" style:family="text">
      <style:text-properties style:font-name="Consolas" fo:color="#DD1144" fo:language="en" fo:country="US"/>
    </style:style>
    <style:style style:name="T3137" style:parent-style-name="p" style:family="text">
      <style:text-properties style:font-name="Consolas" fo:color="#000000" fo:language="en" fo:country="US"/>
    </style:style>
    <style:style style:name="P3138" style:parent-style-name="HTMLconformatoprevio" style:family="paragraph">
      <style:paragraph-properties fo:border="0.0034in solid #E5E7EB" fo:padding="0in" style:shadow="none" fo:background-color="#FFFFFF"/>
    </style:style>
    <style:style style:name="T3139" style:parent-style-name="k" style:family="text">
      <style:text-properties style:font-name="Consolas" fo:font-weight="bold" style:font-weight-asian="bold" style:font-weight-complex="bold" fo:color="#000000" fo:language="en" fo:country="US"/>
    </style:style>
    <style:style style:name="T3140" style:parent-style-name="cl" style:family="text">
      <style:text-properties style:font-name="Consolas" fo:color="#000000" fo:language="en" fo:country="US"/>
    </style:style>
    <style:style style:name="T3141" style:parent-style-name="s2" style:family="text">
      <style:text-properties style:font-name="Consolas" fo:color="#DD1144" fo:language="en" fo:country="US"/>
    </style:style>
    <style:style style:name="T3142" style:parent-style-name="p" style:family="text">
      <style:text-properties style:font-name="Consolas" fo:color="#000000" fo:language="en" fo:country="US"/>
    </style:style>
    <style:style style:name="P3143" style:parent-style-name="HTMLconformatoprevio" style:family="paragraph">
      <style:paragraph-properties fo:border="0.0034in solid #E5E7EB" fo:padding="0in" style:shadow="none" fo:background-color="#FFFFFF"/>
    </style:style>
    <style:style style:name="T3144" style:parent-style-name="k" style:family="text">
      <style:text-properties style:font-name="Consolas" fo:font-weight="bold" style:font-weight-asian="bold" style:font-weight-complex="bold" fo:color="#000000" fo:language="en" fo:country="US"/>
    </style:style>
    <style:style style:name="T3145" style:parent-style-name="cl" style:family="text">
      <style:text-properties style:font-name="Consolas" fo:color="#000000" fo:language="en" fo:country="US"/>
    </style:style>
    <style:style style:name="T3146" style:parent-style-name="s2" style:family="text">
      <style:text-properties style:font-name="Consolas" fo:color="#DD1144" fo:language="en" fo:country="US"/>
    </style:style>
    <style:style style:name="T3147" style:parent-style-name="p" style:family="text">
      <style:text-properties style:font-name="Consolas" fo:color="#000000" fo:language="en" fo:country="US"/>
    </style:style>
    <style:style style:name="P3148" style:parent-style-name="HTMLconformatoprevio" style:family="paragraph">
      <style:paragraph-properties fo:border="0.0034in solid #E5E7EB" fo:padding="0in" style:shadow="none" fo:background-color="#FFFFFF"/>
    </style:style>
    <style:style style:name="T3149" style:parent-style-name="k" style:family="text">
      <style:text-properties style:font-name="Consolas" fo:font-weight="bold" style:font-weight-asian="bold" style:font-weight-complex="bold" fo:color="#000000" fo:language="en" fo:country="US"/>
    </style:style>
    <style:style style:name="T3150" style:parent-style-name="cl" style:family="text">
      <style:text-properties style:font-name="Consolas" fo:color="#000000" fo:language="en" fo:country="US"/>
    </style:style>
    <style:style style:name="T3151" style:parent-style-name="s2" style:family="text">
      <style:text-properties style:font-name="Consolas" fo:color="#DD1144" fo:language="en" fo:country="US"/>
    </style:style>
    <style:style style:name="T3152" style:parent-style-name="p" style:family="text">
      <style:text-properties style:font-name="Consolas" fo:color="#000000" fo:language="en" fo:country="US"/>
    </style:style>
    <style:style style:name="P3153" style:parent-style-name="HTMLconformatoprevio" style:family="paragraph">
      <style:paragraph-properties fo:border="0.0034in solid #E5E7EB" fo:padding="0in" style:shadow="none" fo:background-color="#FFFFFF"/>
    </style:style>
    <style:style style:name="T3154" style:parent-style-name="k" style:family="text">
      <style:text-properties style:font-name="Consolas" fo:font-weight="bold" style:font-weight-asian="bold" style:font-weight-complex="bold" fo:color="#000000" fo:language="en" fo:country="US"/>
    </style:style>
    <style:style style:name="T3155" style:parent-style-name="cl" style:family="text">
      <style:text-properties style:font-name="Consolas" fo:color="#000000" fo:language="en" fo:country="US"/>
    </style:style>
    <style:style style:name="T3156" style:parent-style-name="s2" style:family="text">
      <style:text-properties style:font-name="Consolas" fo:color="#DD1144" fo:language="en" fo:country="US"/>
    </style:style>
    <style:style style:name="T3157" style:parent-style-name="p" style:family="text">
      <style:text-properties style:font-name="Consolas" fo:color="#000000" fo:language="en" fo:country="US"/>
    </style:style>
    <style:style style:name="P3158" style:parent-style-name="HTMLconformatoprevio" style:family="paragraph">
      <style:paragraph-properties fo:border="0.0034in solid #E5E7EB" fo:padding="0in" style:shadow="none" fo:background-color="#FFFFFF"/>
    </style:style>
    <style:style style:name="T3159" style:parent-style-name="k" style:family="text">
      <style:text-properties style:font-name="Consolas" fo:font-weight="bold" style:font-weight-asian="bold" style:font-weight-complex="bold" fo:color="#000000" fo:language="en" fo:country="US"/>
    </style:style>
    <style:style style:name="T3160" style:parent-style-name="cl" style:family="text">
      <style:text-properties style:font-name="Consolas" fo:color="#000000" fo:language="en" fo:country="US"/>
    </style:style>
    <style:style style:name="T3161" style:parent-style-name="s2" style:family="text">
      <style:text-properties style:font-name="Consolas" fo:color="#DD1144" fo:language="en" fo:country="US"/>
    </style:style>
    <style:style style:name="T3162" style:parent-style-name="p" style:family="text">
      <style:text-properties style:font-name="Consolas" fo:color="#000000" fo:language="en" fo:country="US"/>
    </style:style>
    <style:style style:name="P3163" style:parent-style-name="HTMLconformatoprevio" style:family="paragraph">
      <style:paragraph-properties fo:border="0.0034in solid #E5E7EB" fo:padding="0in" style:shadow="none" fo:background-color="#FFFFFF"/>
    </style:style>
    <style:style style:name="T3164" style:parent-style-name="k" style:family="text">
      <style:text-properties style:font-name="Consolas" fo:font-weight="bold" style:font-weight-asian="bold" style:font-weight-complex="bold" fo:color="#000000" fo:language="en" fo:country="US"/>
    </style:style>
    <style:style style:name="T3165" style:parent-style-name="cl" style:family="text">
      <style:text-properties style:font-name="Consolas" fo:color="#000000" fo:language="en" fo:country="US"/>
    </style:style>
    <style:style style:name="T3166" style:parent-style-name="s2" style:family="text">
      <style:text-properties style:font-name="Consolas" fo:color="#DD1144" fo:language="en" fo:country="US"/>
    </style:style>
    <style:style style:name="T3167" style:parent-style-name="p" style:family="text">
      <style:text-properties style:font-name="Consolas" fo:color="#000000" fo:language="en" fo:country="US"/>
    </style:style>
    <style:style style:name="P3168" style:parent-style-name="HTMLconformatoprevio" style:family="paragraph">
      <style:paragraph-properties fo:border="0.0034in solid #E5E7EB" fo:padding="0in" style:shadow="none" fo:background-color="#FFFFFF"/>
    </style:style>
    <style:style style:name="T3169" style:parent-style-name="k" style:family="text">
      <style:text-properties style:font-name="Consolas" fo:font-weight="bold" style:font-weight-asian="bold" style:font-weight-complex="bold" fo:color="#000000" fo:language="en" fo:country="US"/>
    </style:style>
    <style:style style:name="T3170" style:parent-style-name="cl" style:family="text">
      <style:text-properties style:font-name="Consolas" fo:color="#000000" fo:language="en" fo:country="US"/>
    </style:style>
    <style:style style:name="T3171" style:parent-style-name="s2" style:family="text">
      <style:text-properties style:font-name="Consolas" fo:color="#DD1144" fo:language="en" fo:country="US"/>
    </style:style>
    <style:style style:name="T3172" style:parent-style-name="p" style:family="text">
      <style:text-properties style:font-name="Consolas" fo:color="#000000" fo:language="en" fo:country="US"/>
    </style:style>
    <style:style style:name="P3173" style:parent-style-name="HTMLconformatoprevio" style:family="paragraph">
      <style:paragraph-properties fo:border="0.0034in solid #E5E7EB" fo:padding="0in" style:shadow="none" fo:background-color="#FFFFFF"/>
    </style:style>
    <style:style style:name="T3174" style:parent-style-name="k" style:family="text">
      <style:text-properties style:font-name="Consolas" fo:font-weight="bold" style:font-weight-asian="bold" style:font-weight-complex="bold" fo:color="#000000" fo:language="en" fo:country="US"/>
    </style:style>
    <style:style style:name="T3175" style:parent-style-name="cl" style:family="text">
      <style:text-properties style:font-name="Consolas" fo:color="#000000" fo:language="en" fo:country="US"/>
    </style:style>
    <style:style style:name="T3176" style:parent-style-name="s2" style:family="text">
      <style:text-properties style:font-name="Consolas" fo:color="#DD1144" fo:language="en" fo:country="US"/>
    </style:style>
    <style:style style:name="T3177" style:parent-style-name="p" style:family="text">
      <style:text-properties style:font-name="Consolas" fo:color="#000000" fo:language="en" fo:country="US"/>
    </style:style>
    <style:style style:name="P3178" style:parent-style-name="HTMLconformatoprevio" style:family="paragraph">
      <style:paragraph-properties fo:border="0.0034in solid #E5E7EB" fo:padding="0in" style:shadow="none" fo:background-color="#FFFFFF"/>
    </style:style>
    <style:style style:name="T3179" style:parent-style-name="k" style:family="text">
      <style:text-properties style:font-name="Consolas" fo:font-weight="bold" style:font-weight-asian="bold" style:font-weight-complex="bold" fo:color="#000000" fo:language="en" fo:country="US"/>
    </style:style>
    <style:style style:name="T3180" style:parent-style-name="cl" style:family="text">
      <style:text-properties style:font-name="Consolas" fo:color="#000000" fo:language="en" fo:country="US"/>
    </style:style>
    <style:style style:name="T3181" style:parent-style-name="s2" style:family="text">
      <style:text-properties style:font-name="Consolas" fo:color="#DD1144" fo:language="en" fo:country="US"/>
    </style:style>
    <style:style style:name="T3182" style:parent-style-name="p" style:family="text">
      <style:text-properties style:font-name="Consolas" fo:color="#000000" fo:language="en" fo:country="US"/>
    </style:style>
    <style:style style:name="P3183" style:parent-style-name="HTMLconformatoprevio" style:family="paragraph">
      <style:paragraph-properties fo:border="0.0034in solid #E5E7EB" fo:padding="0in" style:shadow="none" fo:background-color="#FFFFFF"/>
    </style:style>
    <style:style style:name="T3184" style:parent-style-name="k" style:family="text">
      <style:text-properties style:font-name="Consolas" fo:font-weight="bold" style:font-weight-asian="bold" style:font-weight-complex="bold" fo:color="#000000" fo:language="en" fo:country="US"/>
    </style:style>
    <style:style style:name="T3185" style:parent-style-name="cl" style:family="text">
      <style:text-properties style:font-name="Consolas" fo:color="#000000" fo:language="en" fo:country="US"/>
    </style:style>
    <style:style style:name="T3186" style:parent-style-name="s2" style:family="text">
      <style:text-properties style:font-name="Consolas" fo:color="#DD1144" fo:language="en" fo:country="US"/>
    </style:style>
    <style:style style:name="T3187" style:parent-style-name="p" style:family="text">
      <style:text-properties style:font-name="Consolas" fo:color="#000000" fo:language="en" fo:country="US"/>
    </style:style>
    <style:style style:name="P3188" style:parent-style-name="HTMLconformatoprevio" style:family="paragraph">
      <style:paragraph-properties fo:border="0.0034in solid #E5E7EB" fo:padding="0in" style:shadow="none" fo:background-color="#FFFFFF"/>
    </style:style>
    <style:style style:name="T3189" style:parent-style-name="k" style:family="text">
      <style:text-properties style:font-name="Consolas" fo:font-weight="bold" style:font-weight-asian="bold" style:font-weight-complex="bold" fo:color="#000000" fo:language="en" fo:country="US"/>
    </style:style>
    <style:style style:name="T3190" style:parent-style-name="cl" style:family="text">
      <style:text-properties style:font-name="Consolas" fo:color="#000000" fo:language="en" fo:country="US"/>
    </style:style>
    <style:style style:name="T3191" style:parent-style-name="s2" style:family="text">
      <style:text-properties style:font-name="Consolas" fo:color="#DD1144" fo:language="en" fo:country="US"/>
    </style:style>
    <style:style style:name="T3192" style:parent-style-name="p" style:family="text">
      <style:text-properties style:font-name="Consolas" fo:color="#000000" fo:language="en" fo:country="US"/>
    </style:style>
    <style:style style:name="P3193" style:parent-style-name="HTMLconformatoprevio" style:family="paragraph">
      <style:paragraph-properties fo:border="0.0034in solid #E5E7EB" fo:padding="0in" style:shadow="none" fo:background-color="#FFFFFF"/>
    </style:style>
    <style:style style:name="T3194" style:parent-style-name="k" style:family="text">
      <style:text-properties style:font-name="Consolas" fo:font-weight="bold" style:font-weight-asian="bold" style:font-weight-complex="bold" fo:color="#000000" fo:language="en" fo:country="US"/>
    </style:style>
    <style:style style:name="T3195" style:parent-style-name="cl" style:family="text">
      <style:text-properties style:font-name="Consolas" fo:color="#000000" fo:language="en" fo:country="US"/>
    </style:style>
    <style:style style:name="T3196" style:parent-style-name="s2" style:family="text">
      <style:text-properties style:font-name="Consolas" fo:color="#DD1144" fo:language="en" fo:country="US"/>
    </style:style>
    <style:style style:name="T3197" style:parent-style-name="p" style:family="text">
      <style:text-properties style:font-name="Consolas" fo:color="#000000" fo:language="en" fo:country="US"/>
    </style:style>
    <style:style style:name="P3198" style:parent-style-name="HTMLconformatoprevio" style:family="paragraph">
      <style:paragraph-properties fo:border="0.0034in solid #E5E7EB" fo:padding="0in" style:shadow="none" fo:background-color="#FFFFFF"/>
    </style:style>
    <style:style style:name="T3199" style:parent-style-name="k" style:family="text">
      <style:text-properties style:font-name="Consolas" fo:font-weight="bold" style:font-weight-asian="bold" style:font-weight-complex="bold" fo:color="#000000" fo:language="en" fo:country="US"/>
    </style:style>
    <style:style style:name="T3200" style:parent-style-name="cl" style:family="text">
      <style:text-properties style:font-name="Consolas" fo:color="#000000" fo:language="en" fo:country="US"/>
    </style:style>
    <style:style style:name="T3201" style:parent-style-name="s2" style:family="text">
      <style:text-properties style:font-name="Consolas" fo:color="#DD1144" fo:language="en" fo:country="US"/>
    </style:style>
    <style:style style:name="T3202" style:parent-style-name="p" style:family="text">
      <style:text-properties style:font-name="Consolas" fo:color="#000000" fo:language="en" fo:country="US"/>
    </style:style>
    <style:style style:name="P3203" style:parent-style-name="HTMLconformatoprevio" style:family="paragraph">
      <style:paragraph-properties fo:border="0.0034in solid #E5E7EB" fo:padding="0in" style:shadow="none" fo:background-color="#FFFFFF"/>
    </style:style>
    <style:style style:name="T3204" style:parent-style-name="k" style:family="text">
      <style:text-properties style:font-name="Consolas" fo:font-weight="bold" style:font-weight-asian="bold" style:font-weight-complex="bold" fo:color="#000000" fo:language="en" fo:country="US"/>
    </style:style>
    <style:style style:name="T3205" style:parent-style-name="cl" style:family="text">
      <style:text-properties style:font-name="Consolas" fo:color="#000000" fo:language="en" fo:country="US"/>
    </style:style>
    <style:style style:name="T3206" style:parent-style-name="s2" style:family="text">
      <style:text-properties style:font-name="Consolas" fo:color="#DD1144" fo:language="en" fo:country="US"/>
    </style:style>
    <style:style style:name="T3207" style:parent-style-name="p" style:family="text">
      <style:text-properties style:font-name="Consolas" fo:color="#000000" fo:language="en" fo:country="US"/>
    </style:style>
    <style:style style:name="P3208" style:parent-style-name="HTMLconformatoprevio" style:family="paragraph">
      <style:paragraph-properties fo:border="0.0034in solid #E5E7EB" fo:padding="0in" style:shadow="none" fo:background-color="#FFFFFF"/>
    </style:style>
    <style:style style:name="T3209" style:parent-style-name="k" style:family="text">
      <style:text-properties style:font-name="Consolas" fo:font-weight="bold" style:font-weight-asian="bold" style:font-weight-complex="bold" fo:color="#000000" fo:language="en" fo:country="US"/>
    </style:style>
    <style:style style:name="T3210" style:parent-style-name="cl" style:family="text">
      <style:text-properties style:font-name="Consolas" fo:color="#000000" fo:language="en" fo:country="US"/>
    </style:style>
    <style:style style:name="T3211" style:parent-style-name="s2" style:family="text">
      <style:text-properties style:font-name="Consolas" fo:color="#DD1144" fo:language="en" fo:country="US"/>
    </style:style>
    <style:style style:name="T3212" style:parent-style-name="p" style:family="text">
      <style:text-properties style:font-name="Consolas" fo:color="#000000" fo:language="en" fo:country="US"/>
    </style:style>
    <style:style style:name="P3213" style:parent-style-name="HTMLconformatoprevio" style:family="paragraph">
      <style:paragraph-properties fo:border="0.0034in solid #E5E7EB" fo:padding="0in" style:shadow="none" fo:background-color="#FFFFFF"/>
    </style:style>
    <style:style style:name="T3214" style:parent-style-name="k" style:family="text">
      <style:text-properties style:font-name="Consolas" fo:font-weight="bold" style:font-weight-asian="bold" style:font-weight-complex="bold" fo:color="#000000" fo:language="en" fo:country="US"/>
    </style:style>
    <style:style style:name="T3215" style:parent-style-name="cl" style:family="text">
      <style:text-properties style:font-name="Consolas" fo:color="#000000" fo:language="en" fo:country="US"/>
    </style:style>
    <style:style style:name="T3216" style:parent-style-name="s2" style:family="text">
      <style:text-properties style:font-name="Consolas" fo:color="#DD1144" fo:language="en" fo:country="US"/>
    </style:style>
    <style:style style:name="T3217" style:parent-style-name="p" style:family="text">
      <style:text-properties style:font-name="Consolas" fo:color="#000000" fo:language="en" fo:country="US"/>
    </style:style>
    <style:style style:name="P3218" style:parent-style-name="HTMLconformatoprevio" style:family="paragraph">
      <style:paragraph-properties fo:border="0.0034in solid #E5E7EB" fo:padding="0in" style:shadow="none" fo:background-color="#FFFFFF"/>
    </style:style>
    <style:style style:name="T3219" style:parent-style-name="k" style:family="text">
      <style:text-properties style:font-name="Consolas" fo:font-weight="bold" style:font-weight-asian="bold" style:font-weight-complex="bold" fo:color="#000000" fo:language="en" fo:country="US"/>
    </style:style>
    <style:style style:name="T3220" style:parent-style-name="cl" style:family="text">
      <style:text-properties style:font-name="Consolas" fo:color="#000000" fo:language="en" fo:country="US"/>
    </style:style>
    <style:style style:name="T3221" style:parent-style-name="s2" style:family="text">
      <style:text-properties style:font-name="Consolas" fo:color="#DD1144" fo:language="en" fo:country="US"/>
    </style:style>
    <style:style style:name="T3222" style:parent-style-name="p" style:family="text">
      <style:text-properties style:font-name="Consolas" fo:color="#000000" fo:language="en" fo:country="US"/>
    </style:style>
    <style:style style:name="P3223" style:parent-style-name="HTMLconformatoprevio" style:family="paragraph">
      <style:paragraph-properties fo:border="0.0034in solid #E5E7EB" fo:padding="0in" style:shadow="none" fo:background-color="#FFFFFF"/>
    </style:style>
    <style:style style:name="T3224" style:parent-style-name="k" style:family="text">
      <style:text-properties style:font-name="Consolas" fo:font-weight="bold" style:font-weight-asian="bold" style:font-weight-complex="bold" fo:color="#000000" fo:language="en" fo:country="US"/>
    </style:style>
    <style:style style:name="T3225" style:parent-style-name="cl" style:family="text">
      <style:text-properties style:font-name="Consolas" fo:color="#000000" fo:language="en" fo:country="US"/>
    </style:style>
    <style:style style:name="T3226" style:parent-style-name="s2" style:family="text">
      <style:text-properties style:font-name="Consolas" fo:color="#DD1144" fo:language="en" fo:country="US"/>
    </style:style>
    <style:style style:name="T3227" style:parent-style-name="p" style:family="text">
      <style:text-properties style:font-name="Consolas" fo:color="#000000" fo:language="en" fo:country="US"/>
    </style:style>
    <style:style style:name="P3228" style:parent-style-name="HTMLconformatoprevio" style:family="paragraph">
      <style:paragraph-properties fo:border="0.0034in solid #E5E7EB" fo:padding="0in" style:shadow="none" fo:background-color="#FFFFFF"/>
    </style:style>
    <style:style style:name="T3229" style:parent-style-name="k" style:family="text">
      <style:text-properties style:font-name="Consolas" fo:font-weight="bold" style:font-weight-asian="bold" style:font-weight-complex="bold" fo:color="#000000" fo:language="en" fo:country="US"/>
    </style:style>
    <style:style style:name="T3230" style:parent-style-name="cl" style:family="text">
      <style:text-properties style:font-name="Consolas" fo:color="#000000" fo:language="en" fo:country="US"/>
    </style:style>
    <style:style style:name="T3231" style:parent-style-name="s2" style:family="text">
      <style:text-properties style:font-name="Consolas" fo:color="#DD1144" fo:language="en" fo:country="US"/>
    </style:style>
    <style:style style:name="T3232" style:parent-style-name="p" style:family="text">
      <style:text-properties style:font-name="Consolas" fo:color="#000000" fo:language="en" fo:country="US"/>
    </style:style>
    <style:style style:name="P3233" style:parent-style-name="HTMLconformatoprevio" style:family="paragraph">
      <style:paragraph-properties fo:border="0.0034in solid #E5E7EB" fo:padding="0in" style:shadow="none" fo:background-color="#FFFFFF"/>
    </style:style>
    <style:style style:name="T3234" style:parent-style-name="k" style:family="text">
      <style:text-properties style:font-name="Consolas" fo:font-weight="bold" style:font-weight-asian="bold" style:font-weight-complex="bold" fo:color="#000000" fo:language="en" fo:country="US"/>
    </style:style>
    <style:style style:name="T3235" style:parent-style-name="cl" style:family="text">
      <style:text-properties style:font-name="Consolas" fo:color="#000000" fo:language="en" fo:country="US"/>
    </style:style>
    <style:style style:name="T3236" style:parent-style-name="s2" style:family="text">
      <style:text-properties style:font-name="Consolas" fo:color="#DD1144" fo:language="en" fo:country="US"/>
    </style:style>
    <style:style style:name="T3237" style:parent-style-name="p" style:family="text">
      <style:text-properties style:font-name="Consolas" fo:color="#000000" fo:language="en" fo:country="US"/>
    </style:style>
    <style:style style:name="P3238" style:parent-style-name="HTMLconformatoprevio" style:family="paragraph">
      <style:paragraph-properties fo:border="0.0034in solid #E5E7EB" fo:padding="0in" style:shadow="none" fo:background-color="#FFFFFF"/>
    </style:style>
    <style:style style:name="T3239" style:parent-style-name="k" style:family="text">
      <style:text-properties style:font-name="Consolas" fo:font-weight="bold" style:font-weight-asian="bold" style:font-weight-complex="bold" fo:color="#000000" fo:language="en" fo:country="US"/>
    </style:style>
    <style:style style:name="T3240" style:parent-style-name="cl" style:family="text">
      <style:text-properties style:font-name="Consolas" fo:color="#000000" fo:language="en" fo:country="US"/>
    </style:style>
    <style:style style:name="T3241" style:parent-style-name="s2" style:family="text">
      <style:text-properties style:font-name="Consolas" fo:color="#DD1144" fo:language="en" fo:country="US"/>
    </style:style>
    <style:style style:name="T3242" style:parent-style-name="p" style:family="text">
      <style:text-properties style:font-name="Consolas" fo:color="#000000" fo:language="en" fo:country="US"/>
    </style:style>
    <style:style style:name="P3243" style:parent-style-name="HTMLconformatoprevio" style:family="paragraph">
      <style:paragraph-properties fo:border="0.0034in solid #E5E7EB" fo:padding="0in" style:shadow="none" fo:background-color="#FFFFFF"/>
    </style:style>
    <style:style style:name="T3244" style:parent-style-name="k" style:family="text">
      <style:text-properties style:font-name="Consolas" fo:font-weight="bold" style:font-weight-asian="bold" style:font-weight-complex="bold" fo:color="#000000" fo:language="en" fo:country="US"/>
    </style:style>
    <style:style style:name="T3245" style:parent-style-name="cl" style:family="text">
      <style:text-properties style:font-name="Consolas" fo:color="#000000" fo:language="en" fo:country="US"/>
    </style:style>
    <style:style style:name="T3246" style:parent-style-name="s2" style:family="text">
      <style:text-properties style:font-name="Consolas" fo:color="#DD1144" fo:language="en" fo:country="US"/>
    </style:style>
    <style:style style:name="T3247" style:parent-style-name="p" style:family="text">
      <style:text-properties style:font-name="Consolas" fo:color="#000000" fo:language="en" fo:country="US"/>
    </style:style>
    <style:style style:name="P3248" style:parent-style-name="HTMLconformatoprevio" style:family="paragraph">
      <style:paragraph-properties fo:border="0.0034in solid #E5E7EB" fo:padding="0in" style:shadow="none" fo:background-color="#FFFFFF"/>
    </style:style>
    <style:style style:name="T3249" style:parent-style-name="k" style:family="text">
      <style:text-properties style:font-name="Consolas" fo:font-weight="bold" style:font-weight-asian="bold" style:font-weight-complex="bold" fo:color="#000000" fo:language="en" fo:country="US"/>
    </style:style>
    <style:style style:name="T3250" style:parent-style-name="cl" style:family="text">
      <style:text-properties style:font-name="Consolas" fo:color="#000000" fo:language="en" fo:country="US"/>
    </style:style>
    <style:style style:name="T3251" style:parent-style-name="s2" style:family="text">
      <style:text-properties style:font-name="Consolas" fo:color="#DD1144" fo:language="en" fo:country="US"/>
    </style:style>
    <style:style style:name="T3252" style:parent-style-name="p" style:family="text">
      <style:text-properties style:font-name="Consolas" fo:color="#000000" fo:language="en" fo:country="US"/>
    </style:style>
    <style:style style:name="P3253" style:parent-style-name="HTMLconformatoprevio" style:family="paragraph">
      <style:paragraph-properties fo:border="0.0034in solid #E5E7EB" fo:padding="0in" style:shadow="none" fo:background-color="#FFFFFF"/>
    </style:style>
    <style:style style:name="P3254" style:parent-style-name="HTMLconformatoprevio" style:family="paragraph">
      <style:paragraph-properties fo:border="0.0034in solid #E5E7EB" fo:padding="0in" style:shadow="none" fo:background-color="#FFFFFF"/>
    </style:style>
    <style:style style:name="T3255" style:parent-style-name="c1" style:family="text">
      <style:text-properties style:font-name="Consolas" fo:font-style="italic" style:font-style-asian="italic" style:font-style-complex="italic" fo:color="#999988" fo:language="en" fo:country="US"/>
    </style:style>
    <style:style style:name="P3256" style:parent-style-name="HTMLconformatoprevio" style:family="paragraph">
      <style:paragraph-properties fo:border="0.0034in solid #E5E7EB" fo:padding="0in" style:shadow="none" fo:background-color="#FFFFFF"/>
    </style:style>
    <style:style style:name="T3257" style:parent-style-name="k" style:family="text">
      <style:text-properties style:font-name="Consolas" fo:font-weight="bold" style:font-weight-asian="bold" style:font-weight-complex="bold" fo:color="#000000" fo:language="en" fo:country="US"/>
    </style:style>
    <style:style style:name="T3258" style:parent-style-name="cl" style:family="text">
      <style:text-properties style:font-name="Consolas" fo:color="#000000" fo:language="en" fo:country="US"/>
    </style:style>
    <style:style style:name="T3259" style:parent-style-name="s2" style:family="text">
      <style:text-properties style:font-name="Consolas" fo:color="#DD1144" fo:language="en" fo:country="US"/>
    </style:style>
    <style:style style:name="T3260" style:parent-style-name="p" style:family="text">
      <style:text-properties style:font-name="Consolas" fo:color="#000000" fo:language="en" fo:country="US"/>
    </style:style>
    <style:style style:name="P3261" style:parent-style-name="HTMLconformatoprevio" style:family="paragraph">
      <style:paragraph-properties fo:border="0.0034in solid #E5E7EB" fo:padding="0in" style:shadow="none" fo:background-color="#FFFFFF"/>
    </style:style>
    <style:style style:name="P3262" style:parent-style-name="HTMLconformatoprevio" style:family="paragraph">
      <style:paragraph-properties fo:border="0.0034in solid #E5E7EB" fo:padding="0in" style:shadow="none" fo:background-color="#FFFFFF"/>
    </style:style>
    <style:style style:name="T3263" style:parent-style-name="c1" style:family="text">
      <style:text-properties style:font-name="Consolas" fo:font-style="italic" style:font-style-asian="italic" style:font-style-complex="italic" fo:color="#999988"/>
    </style:style>
    <style:style style:name="P3264" style:parent-style-name="HTMLconformatoprevio" style:family="paragraph">
      <style:paragraph-properties fo:border="0.0034in solid #E5E7EB" fo:padding="0in" style:shadow="none" fo:background-color="#FFFFFF"/>
    </style:style>
    <style:style style:name="T3265" style:parent-style-name="k" style:family="text">
      <style:text-properties style:font-name="Consolas" fo:font-weight="bold" style:font-weight-asian="bold" style:font-weight-complex="bold" fo:color="#000000"/>
    </style:style>
    <style:style style:name="T3266" style:parent-style-name="cl" style:family="text">
      <style:text-properties style:font-name="Consolas" fo:color="#000000"/>
    </style:style>
    <style:style style:name="T3267" style:parent-style-name="s2" style:family="text">
      <style:text-properties style:font-name="Consolas" fo:color="#DD1144"/>
    </style:style>
    <style:style style:name="T3268" style:parent-style-name="p" style:family="text">
      <style:text-properties style:font-name="Consolas" fo:color="#000000"/>
    </style:style>
    <style:style style:name="P3269" style:parent-style-name="NormalWeb" style:family="paragraph">
      <style:paragraph-properties fo:border="0.0034in solid #E5E7EB" fo:padding="0in" style:shadow="none" fo:background-color="#FFFFFF"/>
    </style:style>
    <style:style style:name="T3270" style:parent-style-name="Fuentedepárrafopredeter." style:family="text">
      <style:text-properties style:font-name="Arial" style:font-name-complex="Arial" fo:color="#000000"/>
    </style:style>
    <style:style style:name="T3271" style:parent-style-name="Énfasis" style:family="text">
      <style:text-properties style:font-name="Arial" style:font-name-complex="Arial" fo:color="#000000"/>
    </style:style>
    <style:style style:name="T3272" style:parent-style-name="Fuentedepárrafopredeter." style:family="text">
      <style:text-properties style:font-name="Arial" style:font-name-complex="Arial" fo:color="#000000"/>
    </style:style>
    <style:style style:name="P327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274" style:parent-style-name="NormalWeb" style:family="paragraph">
      <style:paragraph-properties fo:border="0.0034in solid #E5E7EB" fo:padding="0in" style:shadow="none" fo:background-color="#FFFFFF"/>
    </style:style>
    <style:style style:name="T3275" style:parent-style-name="Fuentedepárrafopredeter." style:family="text">
      <style:text-properties style:font-name="Arial" style:font-name-complex="Arial" fo:color="#000000"/>
    </style:style>
    <style:style style:name="T3276" style:parent-style-name="CódigoHTML" style:family="text">
      <style:text-properties style:font-name="Consolas" fo:color="#000000" fo:font-size="11pt" style:font-size-asian="11pt" style:font-size-complex="11pt"/>
    </style:style>
    <style:style style:name="T3277" style:parent-style-name="Fuentedepárrafopredeter." style:family="text">
      <style:text-properties style:font-name="Arial" style:font-name-complex="Arial" fo:color="#000000"/>
    </style:style>
    <style:style style:name="T3278" style:parent-style-name="CódigoHTML" style:family="text">
      <style:text-properties style:font-name="Consolas" fo:color="#000000" fo:font-size="11pt" style:font-size-asian="11pt" style:font-size-complex="11pt"/>
    </style:style>
    <style:style style:name="T3279" style:parent-style-name="Fuentedepárrafopredeter." style:family="text">
      <style:text-properties style:font-name="Arial" style:font-name-complex="Arial" fo:color="#000000"/>
    </style:style>
    <style:style style:name="T3280" style:parent-style-name="CódigoHTML" style:family="text">
      <style:text-properties style:font-name="Consolas" fo:color="#000000" fo:font-size="11pt" style:font-size-asian="11pt" style:font-size-complex="11pt"/>
    </style:style>
    <style:style style:name="T3281" style:parent-style-name="Fuentedepárrafopredeter." style:family="text">
      <style:text-properties style:font-name="Arial" style:font-name-complex="Arial" fo:color="#000000"/>
    </style:style>
    <style:style style:name="T3282" style:parent-style-name="CódigoHTML" style:family="text">
      <style:text-properties style:font-name="Consolas" fo:color="#000000" fo:font-size="11pt" style:font-size-asian="11pt" style:font-size-complex="11pt"/>
    </style:style>
    <style:style style:name="T3283" style:parent-style-name="Fuentedepárrafopredeter." style:family="text">
      <style:text-properties style:font-name="Arial" style:font-name-complex="Arial" fo:color="#000000"/>
    </style:style>
    <style:style style:name="P3284" style:parent-style-name="NormalWeb" style:family="paragraph">
      <style:paragraph-properties fo:border="0.0034in solid #E5E7EB" fo:padding="0in" style:shadow="none" fo:background-color="#FFFFFF"/>
      <style:text-properties style:font-name="Arial" style:font-name-complex="Arial" fo:color="#000000"/>
    </style:style>
    <style:style style:name="P3285" style:parent-style-name="HTMLconformatoprevio" style:family="paragraph">
      <style:paragraph-properties fo:border="0.0034in solid #E5E7EB" fo:padding="0in" style:shadow="none" fo:background-color="#FFFFFF"/>
    </style:style>
    <style:style style:name="T3286" style:parent-style-name="c1" style:family="text">
      <style:text-properties style:font-name="Consolas" fo:font-style="italic" style:font-style-asian="italic" style:font-style-complex="italic" fo:color="#999988" fo:language="en" fo:country="US"/>
    </style:style>
    <style:style style:name="P3287" style:parent-style-name="HTMLconformatoprevio" style:family="paragraph">
      <style:paragraph-properties fo:border="0.0034in solid #E5E7EB" fo:padding="0in" style:shadow="none" fo:background-color="#FFFFFF"/>
    </style:style>
    <style:style style:name="P3288" style:parent-style-name="HTMLconformatoprevio" style:family="paragraph">
      <style:paragraph-properties fo:border="0.0034in solid #E5E7EB" fo:padding="0in" style:shadow="none" fo:background-color="#FFFFFF"/>
    </style:style>
    <style:style style:name="T3289" style:parent-style-name="c1" style:family="text">
      <style:text-properties style:font-name="Consolas" fo:font-style="italic" style:font-style-asian="italic" style:font-style-complex="italic" fo:color="#999988" fo:language="en" fo:country="US"/>
    </style:style>
    <style:style style:name="P3290" style:parent-style-name="HTMLconformatoprevio" style:family="paragraph">
      <style:paragraph-properties fo:border="0.0034in solid #E5E7EB" fo:padding="0in" style:shadow="none" fo:background-color="#FFFFFF"/>
    </style:style>
    <style:style style:name="T3291" style:parent-style-name="c1" style:family="text">
      <style:text-properties style:font-name="Consolas" fo:font-style="italic" style:font-style-asian="italic" style:font-style-complex="italic" fo:color="#999988" fo:language="en" fo:country="US"/>
    </style:style>
    <style:style style:name="P3292" style:parent-style-name="HTMLconformatoprevio" style:family="paragraph">
      <style:paragraph-properties fo:border="0.0034in solid #E5E7EB" fo:padding="0in" style:shadow="none" fo:background-color="#FFFFFF"/>
    </style:style>
    <style:style style:name="T3293" style:parent-style-name="c1" style:family="text">
      <style:text-properties style:font-name="Consolas" fo:font-style="italic" style:font-style-asian="italic" style:font-style-complex="italic" fo:color="#999988" fo:language="en" fo:country="US"/>
    </style:style>
    <style:style style:name="P3294" style:parent-style-name="HTMLconformatoprevio" style:family="paragraph">
      <style:paragraph-properties fo:border="0.0034in solid #E5E7EB" fo:padding="0in" style:shadow="none" fo:background-color="#FFFFFF"/>
    </style:style>
    <style:style style:name="T3295" style:parent-style-name="c1" style:family="text">
      <style:text-properties style:font-name="Consolas" fo:font-style="italic" style:font-style-asian="italic" style:font-style-complex="italic" fo:color="#999988" fo:language="en" fo:country="US"/>
    </style:style>
    <style:style style:name="P3296" style:parent-style-name="HTMLconformatoprevio" style:family="paragraph">
      <style:paragraph-properties fo:border="0.0034in solid #E5E7EB" fo:padding="0in" style:shadow="none" fo:background-color="#FFFFFF"/>
    </style:style>
    <style:style style:name="T3297" style:parent-style-name="c1" style:family="text">
      <style:text-properties style:font-name="Consolas" fo:font-style="italic" style:font-style-asian="italic" style:font-style-complex="italic" fo:color="#999988" fo:language="en" fo:country="US"/>
    </style:style>
    <style:style style:name="P3298" style:parent-style-name="HTMLconformatoprevio" style:family="paragraph">
      <style:paragraph-properties fo:border="0.0034in solid #E5E7EB" fo:padding="0in" style:shadow="none" fo:background-color="#FFFFFF"/>
    </style:style>
    <style:style style:name="T3299" style:parent-style-name="kr" style:family="text">
      <style:text-properties style:font-name="Consolas" fo:font-weight="bold" style:font-weight-asian="bold" style:font-weight-complex="bold" fo:color="#000000" fo:language="en" fo:country="US"/>
    </style:style>
    <style:style style:name="T3300" style:parent-style-name="cl" style:family="text">
      <style:text-properties style:font-name="Consolas" fo:color="#000000" fo:language="en" fo:country="US"/>
    </style:style>
    <style:style style:name="T3301" style:parent-style-name="s1" style:family="text">
      <style:text-properties style:font-name="Consolas" fo:color="#DD1144" fo:language="en" fo:country="US"/>
    </style:style>
    <style:style style:name="T3302" style:parent-style-name="p" style:family="text">
      <style:text-properties style:font-name="Consolas" fo:color="#000000" fo:language="en" fo:country="US"/>
    </style:style>
    <style:style style:name="P3303" style:parent-style-name="HTMLconformatoprevio" style:family="paragraph">
      <style:paragraph-properties fo:border="0.0034in solid #E5E7EB" fo:padding="0in" style:shadow="none" fo:background-color="#FFFFFF"/>
    </style:style>
    <style:style style:name="T3304" style:parent-style-name="c1" style:family="text">
      <style:text-properties style:font-name="Consolas" fo:font-style="italic" style:font-style-asian="italic" style:font-style-complex="italic" fo:color="#999988" fo:language="en" fo:country="US"/>
    </style:style>
    <style:style style:name="P3305" style:parent-style-name="HTMLconformatoprevio" style:family="paragraph">
      <style:paragraph-properties fo:border="0.0034in solid #E5E7EB" fo:padding="0in" style:shadow="none" fo:background-color="#FFFFFF"/>
    </style:style>
    <style:style style:name="T3306" style:parent-style-name="c1" style:family="text">
      <style:text-properties style:font-name="Consolas" fo:font-style="italic" style:font-style-asian="italic" style:font-style-complex="italic" fo:color="#999988" fo:language="en" fo:country="US"/>
    </style:style>
    <style:style style:name="P3307" style:parent-style-name="HTMLconformatoprevio" style:family="paragraph">
      <style:paragraph-properties fo:border="0.0034in solid #E5E7EB" fo:padding="0in" style:shadow="none" fo:background-color="#FFFFFF"/>
    </style:style>
    <style:style style:name="T3308" style:parent-style-name="c1" style:family="text">
      <style:text-properties style:font-name="Consolas" fo:font-style="italic" style:font-style-asian="italic" style:font-style-complex="italic" fo:color="#999988" fo:language="en" fo:country="US"/>
    </style:style>
    <style:style style:name="P3309" style:parent-style-name="HTMLconformatoprevio" style:family="paragraph">
      <style:paragraph-properties fo:border="0.0034in solid #E5E7EB" fo:padding="0in" style:shadow="none" fo:background-color="#FFFFFF"/>
    </style:style>
    <style:style style:name="T3310" style:parent-style-name="c1" style:family="text">
      <style:text-properties style:font-name="Consolas" fo:font-style="italic" style:font-style-asian="italic" style:font-style-complex="italic" fo:color="#999988" fo:language="en" fo:country="US"/>
    </style:style>
    <style:style style:name="P3311" style:parent-style-name="HTMLconformatoprevio" style:family="paragraph">
      <style:paragraph-properties fo:border="0.0034in solid #E5E7EB" fo:padding="0in" style:shadow="none" fo:background-color="#FFFFFF"/>
    </style:style>
    <style:style style:name="T3312" style:parent-style-name="c1" style:family="text">
      <style:text-properties style:font-name="Consolas" fo:font-style="italic" style:font-style-asian="italic" style:font-style-complex="italic" fo:color="#999988" fo:language="en" fo:country="US"/>
    </style:style>
    <style:style style:name="P3313" style:parent-style-name="HTMLconformatoprevio" style:family="paragraph">
      <style:paragraph-properties fo:border="0.0034in solid #E5E7EB" fo:padding="0in" style:shadow="none" fo:background-color="#FFFFFF"/>
    </style:style>
    <style:style style:name="T3314" style:parent-style-name="c1" style:family="text">
      <style:text-properties style:font-name="Consolas" fo:font-style="italic" style:font-style-asian="italic" style:font-style-complex="italic" fo:color="#999988" fo:language="en" fo:country="US"/>
    </style:style>
    <style:style style:name="P3315" style:parent-style-name="NormalWeb" style:family="paragraph">
      <style:paragraph-properties fo:border="0.0034in solid #E5E7EB" fo:padding="0in" style:shadow="none" fo:background-color="#FFFFFF"/>
    </style:style>
    <style:style style:name="T3316" style:parent-style-name="Fuentedepárrafopredeter." style:family="text">
      <style:text-properties style:font-name="Arial" style:font-name-complex="Arial" fo:color="#000000"/>
    </style:style>
    <style:style style:name="T3317" style:parent-style-name="CódigoHTML" style:family="text">
      <style:text-properties style:font-name="Consolas" fo:color="#000000" fo:font-size="11pt" style:font-size-asian="11pt" style:font-size-complex="11pt"/>
    </style:style>
    <style:style style:name="T3318" style:parent-style-name="Fuentedepárrafopredeter." style:family="text">
      <style:text-properties style:font-name="Arial" style:font-name-complex="Arial" fo:color="#000000"/>
    </style:style>
    <style:style style:name="P3319"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3320" style:parent-style-name="NormalWeb" style:family="paragraph">
      <style:paragraph-properties fo:border="0.0034in solid #E5E7EB" fo:padding="0in" style:shadow="none" fo:background-color="#FFFFFF"/>
    </style:style>
    <style:style style:name="T3321" style:parent-style-name="Fuentedepárrafopredeter." style:family="text">
      <style:text-properties style:font-name="Arial" style:font-name-complex="Arial" fo:color="#000000"/>
    </style:style>
    <style:style style:name="T3322" style:parent-style-name="CódigoHTML" style:family="text">
      <style:text-properties style:font-name="Consolas" fo:color="#000000" fo:font-size="11pt" style:font-size-asian="11pt" style:font-size-complex="11pt"/>
    </style:style>
    <style:style style:name="T3323" style:parent-style-name="Fuentedepárrafopredeter." style:family="text">
      <style:text-properties style:font-name="Arial" style:font-name-complex="Arial" fo:color="#000000"/>
    </style:style>
    <style:style style:name="T3324" style:parent-style-name="Textoennegrita" style:family="text">
      <style:text-properties style:font-name="Arial" style:font-name-complex="Arial" fo:color="#000000"/>
    </style:style>
    <style:style style:name="T3325" style:parent-style-name="Fuentedepárrafopredeter." style:family="text">
      <style:text-properties style:font-name="Arial" style:font-name-complex="Arial" fo:color="#000000"/>
    </style:style>
    <style:style style:name="P3326" style:parent-style-name="HTMLconformatoprevio" style:family="paragraph">
      <style:paragraph-properties fo:border="0.0034in solid #E5E7EB" fo:padding="0in" style:shadow="none" fo:background-color="#FFFFFF"/>
    </style:style>
    <style:style style:name="T3327" style:parent-style-name="kr" style:family="text">
      <style:text-properties style:font-name="Consolas" fo:font-weight="bold" style:font-weight-asian="bold" style:font-weight-complex="bold" fo:color="#000000" fo:language="en" fo:country="US"/>
    </style:style>
    <style:style style:name="T3328" style:parent-style-name="cl" style:family="text">
      <style:text-properties style:font-name="Consolas" fo:color="#000000" fo:language="en" fo:country="US"/>
    </style:style>
    <style:style style:name="T3329" style:parent-style-name="nx" style:family="text">
      <style:text-properties style:font-name="Consolas" fo:color="#000000" fo:language="en" fo:country="US"/>
    </style:style>
    <style:style style:name="T3330" style:parent-style-name="cl" style:family="text">
      <style:text-properties style:font-name="Consolas" fo:color="#000000" fo:language="en" fo:country="US"/>
    </style:style>
    <style:style style:name="T3331" style:parent-style-name="nx" style:family="text">
      <style:text-properties style:font-name="Consolas" fo:color="#000000" fo:language="en" fo:country="US"/>
    </style:style>
    <style:style style:name="T3332" style:parent-style-name="cl" style:family="text">
      <style:text-properties style:font-name="Consolas" fo:color="#000000" fo:language="en" fo:country="US"/>
    </style:style>
    <style:style style:name="T3333" style:parent-style-name="s1" style:family="text">
      <style:text-properties style:font-name="Consolas" fo:color="#DD1144" fo:language="en" fo:country="US"/>
    </style:style>
    <style:style style:name="P3334" style:parent-style-name="HTMLconformatoprevio" style:family="paragraph">
      <style:paragraph-properties fo:border="0.0034in solid #E5E7EB" fo:padding="0in" style:shadow="none" fo:background-color="#FFFFFF"/>
    </style:style>
    <style:style style:name="P3335" style:parent-style-name="HTMLconformatoprevio" style:family="paragraph">
      <style:paragraph-properties fo:border="0.0034in solid #E5E7EB" fo:padding="0in" style:shadow="none" fo:background-color="#FFFFFF"/>
    </style:style>
    <style:style style:name="T3336" style:parent-style-name="kr" style:family="text">
      <style:text-properties style:font-name="Consolas" fo:font-weight="bold" style:font-weight-asian="bold" style:font-weight-complex="bold" fo:color="#000000" fo:language="en" fo:country="US"/>
    </style:style>
    <style:style style:name="T3337" style:parent-style-name="cl" style:family="text">
      <style:text-properties style:font-name="Consolas" fo:color="#000000" fo:language="en" fo:country="US"/>
    </style:style>
    <style:style style:name="T3338" style:parent-style-name="nx" style:family="text">
      <style:text-properties style:font-name="Consolas" fo:color="#000000" fo:language="en" fo:country="US"/>
    </style:style>
    <style:style style:name="T3339" style:parent-style-name="cl" style:family="text">
      <style:text-properties style:font-name="Consolas" fo:color="#000000" fo:language="en" fo:country="US"/>
    </style:style>
    <style:style style:name="T3340" style:parent-style-name="o" style:family="text">
      <style:text-properties style:font-name="Consolas" fo:font-weight="bold" style:font-weight-asian="bold" style:font-weight-complex="bold" fo:color="#000000" fo:language="en" fo:country="US"/>
    </style:style>
    <style:style style:name="T3341" style:parent-style-name="cl" style:family="text">
      <style:text-properties style:font-name="Consolas" fo:color="#000000" fo:language="en" fo:country="US"/>
    </style:style>
    <style:style style:name="T3342" style:parent-style-name="k" style:family="text">
      <style:text-properties style:font-name="Consolas" fo:font-weight="bold" style:font-weight-asian="bold" style:font-weight-complex="bold" fo:color="#000000" fo:language="en" fo:country="US"/>
    </style:style>
    <style:style style:name="T3343" style:parent-style-name="cl" style:family="text">
      <style:text-properties style:font-name="Consolas" fo:color="#000000" fo:language="en" fo:country="US"/>
    </style:style>
    <style:style style:name="T3344" style:parent-style-name="nx" style:family="text">
      <style:text-properties style:font-name="Consolas" fo:color="#000000" fo:language="en" fo:country="US"/>
    </style:style>
    <style:style style:name="T3345" style:parent-style-name="p" style:family="text">
      <style:text-properties style:font-name="Consolas" fo:color="#000000" fo:language="en" fo:country="US"/>
    </style:style>
    <style:style style:name="T3346" style:parent-style-name="nb" style:family="text">
      <style:text-properties style:font-name="Consolas" fo:color="#0086B3" fo:language="en" fo:country="US"/>
    </style:style>
    <style:style style:name="T3347" style:parent-style-name="p" style:family="text">
      <style:text-properties style:font-name="Consolas" fo:color="#000000" fo:language="en" fo:country="US"/>
    </style:style>
    <style:style style:name="T3348" style:parent-style-name="nx" style:family="text">
      <style:text-properties style:font-name="Consolas" fo:color="#000000" fo:language="en" fo:country="US"/>
    </style:style>
    <style:style style:name="T3349" style:parent-style-name="p" style:family="text">
      <style:text-properties style:font-name="Consolas" fo:color="#000000" fo:language="en" fo:country="US"/>
    </style:style>
    <style:style style:name="T3350" style:parent-style-name="s1" style:family="text">
      <style:text-properties style:font-name="Consolas" fo:color="#DD1144" fo:language="en" fo:country="US"/>
    </style:style>
    <style:style style:name="T3351" style:parent-style-name="p" style:family="text">
      <style:text-properties style:font-name="Consolas" fo:color="#000000" fo:language="en" fo:country="US"/>
    </style:style>
    <style:style style:name="P335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353" style:parent-style-name="Normal" style:family="paragraph">
      <style:paragraph-properties fo:border="0.0034in solid #E5E7EB" fo:padding="0in" style:shadow="none" fo:margin-top="0.0694in" fo:margin-bottom="0.0694in" fo:background-color="#FFFFFF"/>
    </style:style>
    <style:style style:name="T3354" style:parent-style-name="Fuentedepárrafopredeter." style:family="text">
      <style:text-properties style:font-name="Arial" style:font-name-complex="Arial" fo:color="#000000"/>
    </style:style>
    <style:style style:name="T3355" style:parent-style-name="CódigoHTML" style:family="text">
      <style:text-properties style:font-name="Consolas" style:font-name-asian="Aptos" fo:color="#000000"/>
    </style:style>
    <style:style style:name="T3356" style:parent-style-name="Fuentedepárrafopredeter." style:family="text">
      <style:text-properties style:font-name="Arial" style:font-name-complex="Arial" fo:color="#000000"/>
    </style:style>
    <style:style style:name="P335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358" style:parent-style-name="NormalWeb" style:family="paragraph">
      <style:paragraph-properties fo:border="0.0034in solid #E5E7EB" fo:padding="0in" style:shadow="none" fo:background-color="#FFFFFF"/>
    </style:style>
    <style:style style:name="T3359" style:parent-style-name="Énfasis" style:family="text">
      <style:text-properties style:font-name="Arial" style:font-name-complex="Arial" fo:color="#000000"/>
    </style:style>
    <style:style style:name="P3360" style:parent-style-name="NormalWeb" style:family="paragraph">
      <style:paragraph-properties fo:border="0.0034in solid #E5E7EB" fo:padding="0in" style:shadow="none" fo:background-color="#FFFFFF"/>
    </style:style>
    <style:style style:name="T3361" style:parent-style-name="Fuentedepárrafopredeter." style:family="text">
      <style:text-properties style:font-name="Arial" style:font-name-complex="Arial" fo:color="#000000"/>
    </style:style>
    <style:style style:name="T3362" style:parent-style-name="Hipervínculo" style:family="text">
      <style:text-properties style:font-name="Arial" style:font-name-complex="Arial"/>
    </style:style>
    <style:style style:name="T3363" style:parent-style-name="Fuentedepárrafopredeter." style:family="text">
      <style:text-properties style:font-name="Arial" style:font-name-complex="Arial" fo:color="#000000"/>
    </style:style>
    <style:style style:name="P3364" style:parent-style-name="Normal" style:family="paragraph">
      <style:paragraph-properties fo:border="0.0034in solid #E5E7EB" fo:padding="0in" style:shadow="none" fo:margin-top="0.0694in" fo:margin-bottom="0.0694in" fo:line-height="100%" fo:background-color="#FFFFFF"/>
    </style:style>
    <style:style style:name="T3365" style:parent-style-name="Hipervínculo" style:family="text">
      <style:text-properties style:font-name="Arial" style:font-name-complex="Arial"/>
    </style:style>
    <style:style style:name="P3366" style:parent-style-name="Normal" style:family="paragraph">
      <style:paragraph-properties fo:border="0.0034in solid #E5E7EB" fo:padding="0in" style:shadow="none" fo:margin-top="0.0694in" fo:margin-bottom="0.0694in" fo:line-height="100%" fo:background-color="#FFFFFF"/>
    </style:style>
    <style:style style:name="T3367" style:parent-style-name="Hipervínculo" style:family="text">
      <style:text-properties style:font-name="Arial" style:font-name-complex="Arial"/>
    </style:style>
    <style:style style:name="P3368" style:parent-style-name="NormalWeb" style:family="paragraph">
      <style:paragraph-properties fo:border="0.0034in solid #E5E7EB" fo:padding="0in" style:shadow="none" fo:background-color="#FFFFFF"/>
    </style:style>
    <style:style style:name="T3369" style:parent-style-name="Fuentedepárrafopredeter." style:family="text">
      <style:text-properties style:font-name="Arial" style:font-name-complex="Arial" fo:color="#000000"/>
    </style:style>
    <style:style style:name="T3370" style:parent-style-name="Hipervínculo" style:family="text">
      <style:text-properties style:font-name="Arial" style:font-name-complex="Arial"/>
    </style:style>
    <style:style style:name="T3371" style:parent-style-name="Fuentedepárrafopredeter." style:family="text">
      <style:text-properties style:font-name="Arial" style:font-name-complex="Arial" fo:color="#000000"/>
    </style:style>
    <style:style style:name="P337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373" style:parent-style-name="NormalWeb" style:family="paragraph">
      <style:paragraph-properties fo:border="0.0034in solid #E5E7EB" fo:padding="0in" style:shadow="none" fo:background-color="#FFFFFF"/>
    </style:style>
    <style:style style:name="T3374" style:parent-style-name="Fuentedepárrafopredeter." style:family="text">
      <style:text-properties style:font-name="Arial" style:font-name-complex="Arial" fo:color="#000000"/>
    </style:style>
    <style:style style:name="T3375" style:parent-style-name="CódigoHTML" style:family="text">
      <style:text-properties style:font-name="Consolas" fo:color="#000000" fo:font-size="11pt" style:font-size-asian="11pt" style:font-size-complex="11pt"/>
    </style:style>
    <style:style style:name="T3376" style:parent-style-name="Fuentedepárrafopredeter." style:family="text">
      <style:text-properties style:font-name="Arial" style:font-name-complex="Arial" fo:color="#000000"/>
    </style:style>
    <style:style style:name="T3377" style:parent-style-name="CódigoHTML" style:family="text">
      <style:text-properties style:font-name="Consolas" fo:color="#000000" fo:font-size="11pt" style:font-size-asian="11pt" style:font-size-complex="11pt"/>
    </style:style>
    <style:style style:name="T3378" style:parent-style-name="Fuentedepárrafopredeter." style:family="text">
      <style:text-properties style:font-name="Arial" style:font-name-complex="Arial" fo:color="#000000"/>
    </style:style>
    <style:style style:name="P337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380" style:parent-style-name="NormalWeb" style:family="paragraph">
      <style:paragraph-properties fo:border="0.0034in solid #E5E7EB" fo:padding="0in" style:shadow="none" fo:background-color="#FFFFFF"/>
      <style:text-properties style:font-name="Arial" style:font-name-complex="Arial" fo:color="#000000"/>
    </style:style>
    <style:style style:name="P3381" style:parent-style-name="NormalWeb" style:family="paragraph">
      <style:paragraph-properties fo:border="0.0034in solid #E5E7EB" fo:padding="0in" style:shadow="none" fo:background-color="#FFFFFF"/>
    </style:style>
    <style:style style:name="T3382" style:parent-style-name="Fuentedepárrafopredeter." style:family="text">
      <style:text-properties style:font-name="Arial" style:font-name-complex="Arial" fo:color="#000000"/>
    </style:style>
    <style:style style:name="T3383" style:parent-style-name="Hipervínculo" style:family="text">
      <style:text-properties style:font-name="Arial" style:font-name-complex="Arial"/>
    </style:style>
    <style:style style:name="T3384" style:parent-style-name="Fuentedepárrafopredeter." style:family="text">
      <style:text-properties style:font-name="Arial" style:font-name-complex="Arial" fo:color="#000000"/>
    </style:style>
    <style:style style:name="T3385" style:parent-style-name="Hipervínculo" style:family="text">
      <style:text-properties style:font-name="Arial" style:font-name-complex="Arial"/>
    </style:style>
    <style:style style:name="T3386" style:parent-style-name="Fuentedepárrafopredeter." style:family="text">
      <style:text-properties style:font-name="Arial" style:font-name-complex="Arial" fo:color="#000000"/>
    </style:style>
    <style:style style:name="P3387" style:parent-style-name="NormalWeb" style:family="paragraph">
      <style:paragraph-properties fo:border="0.0034in solid #E5E7EB" fo:padding="0in" style:shadow="none" fo:background-color="#FFFFFF"/>
    </style:style>
    <style:style style:name="T3388" style:parent-style-name="Fuentedepárrafopredeter." style:family="text">
      <style:text-properties style:font-name="Arial" style:font-name-complex="Arial" fo:color="#000000"/>
    </style:style>
    <style:style style:name="T3389" style:parent-style-name="CódigoHTML" style:family="text">
      <style:text-properties style:font-name="Consolas" fo:color="#000000" fo:font-size="11pt" style:font-size-asian="11pt" style:font-size-complex="11pt"/>
    </style:style>
    <style:style style:name="T3390" style:parent-style-name="Fuentedepárrafopredeter." style:family="text">
      <style:text-properties style:font-name="Arial" style:font-name-complex="Arial" fo:color="#000000"/>
    </style:style>
    <style:style style:name="T3391" style:parent-style-name="CódigoHTML" style:family="text">
      <style:text-properties style:font-name="Consolas" fo:color="#000000" fo:font-size="11pt" style:font-size-asian="11pt" style:font-size-complex="11pt"/>
    </style:style>
    <style:style style:name="T3392" style:parent-style-name="Fuentedepárrafopredeter." style:family="text">
      <style:text-properties style:font-name="Arial" style:font-name-complex="Arial" fo:color="#000000"/>
    </style:style>
    <style:style style:name="P3393" style:parent-style-name="NormalWeb" style:family="paragraph">
      <style:paragraph-properties fo:border="0.0034in solid #E5E7EB" fo:padding="0in" style:shadow="none" fo:background-color="#FFFFFF"/>
      <style:text-properties style:font-name="Arial" style:font-name-complex="Arial" fo:color="#000000"/>
    </style:style>
    <style:style style:name="P3394" style:parent-style-name="NormalWeb" style:family="paragraph">
      <style:paragraph-properties fo:border="0.0034in solid #E5E7EB" fo:padding="0in" style:shadow="none" fo:background-color="#FFFFFF"/>
      <style:text-properties style:font-name="Arial" style:font-name-complex="Arial" fo:color="#000000"/>
    </style:style>
    <style:style style:name="P3395" style:parent-style-name="Normal" style:family="paragraph">
      <style:paragraph-properties fo:border="0.0034in solid #E5E7EB" fo:padding="0in" style:shadow="none" fo:margin-top="0.0694in" fo:margin-bottom="0.0694in" fo:line-height="100%" fo:background-color="#FFFFFF"/>
    </style:style>
    <style:style style:name="T3396" style:parent-style-name="Hipervínculo" style:family="text">
      <style:text-properties style:font-name="Arial" style:font-name-complex="Arial"/>
    </style:style>
    <style:style style:name="P3397" style:parent-style-name="Normal" style:family="paragraph">
      <style:paragraph-properties fo:border="0.0034in solid #E5E7EB" fo:padding="0in" style:shadow="none" fo:margin-top="0.0694in" fo:margin-bottom="0.0694in" fo:line-height="100%" fo:background-color="#FFFFFF"/>
    </style:style>
    <style:style style:name="T3398" style:parent-style-name="Hipervínculo" style:family="text">
      <style:text-properties style:font-name="Arial" style:font-name-complex="Arial"/>
    </style:style>
    <style:style style:name="P339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400" style:parent-style-name="NormalWeb" style:family="paragraph">
      <style:paragraph-properties fo:border="0.0034in solid #E5E7EB" fo:padding="0in" style:shadow="none" fo:background-color="#FFFFFF"/>
    </style:style>
    <style:style style:name="T3401" style:parent-style-name="Fuentedepárrafopredeter." style:family="text">
      <style:text-properties style:font-name="Arial" style:font-name-complex="Arial" fo:color="#000000"/>
    </style:style>
    <style:style style:name="T3402" style:parent-style-name="Hipervínculo" style:family="text">
      <style:text-properties style:font-name="Arial" style:font-name-complex="Arial"/>
    </style:style>
    <style:style style:name="T3403" style:parent-style-name="Fuentedepárrafopredeter." style:family="text">
      <style:text-properties style:font-name="Arial" style:font-name-complex="Arial" fo:color="#000000"/>
    </style:style>
    <style:style style:name="P3404" style:parent-style-name="NormalWeb" style:family="paragraph">
      <style:paragraph-properties fo:border="0.0034in solid #E5E7EB" fo:padding="0in" style:shadow="none" fo:background-color="#FFFFFF"/>
    </style:style>
    <style:style style:name="T3405" style:parent-style-name="Fuentedepárrafopredeter." style:family="text">
      <style:text-properties style:font-name="Arial" style:font-name-complex="Arial" fo:color="#000000"/>
    </style:style>
    <style:style style:name="T3406" style:parent-style-name="Hipervínculo" style:family="text">
      <style:text-properties style:font-name="Arial" style:font-name-complex="Arial"/>
    </style:style>
    <style:style style:name="T3407" style:parent-style-name="Fuentedepárrafopredeter." style:family="text">
      <style:text-properties style:font-name="Arial" style:font-name-complex="Arial" fo:color="#000000"/>
    </style:style>
    <style:style style:name="T3408" style:parent-style-name="Fuentedepárrafopredeter." style:family="text">
      <style:text-properties style:font-name="Arial" style:font-name-complex="Arial" fo:color="#000000"/>
    </style:style>
    <style:style style:name="P3409"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3410" style:parent-style-name="NormalWeb" style:family="paragraph">
      <style:paragraph-properties fo:border="0.0034in solid #E5E7EB" fo:padding="0in" style:shadow="none" fo:background-color="#FFFFFF"/>
      <style:text-properties style:font-name="Arial" style:font-name-complex="Arial" fo:color="#000000"/>
    </style:style>
    <style:style style:name="P341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412" style:parent-style-name="NormalWeb" style:family="paragraph">
      <style:paragraph-properties fo:border="0.0034in solid #E5E7EB" fo:padding="0in" style:shadow="none" fo:margin-top="0in" fo:margin-bottom="0in" fo:background-color="#FFFFFF"/>
    </style:style>
    <style:style style:name="T3413" style:parent-style-name="Textoennegrita" style:family="text">
      <style:text-properties style:font-name="Arial" style:font-name-complex="Arial" fo:color="#000000"/>
    </style:style>
    <style:style style:name="T3414" style:parent-style-name="Fuentedepárrafopredeter." style:family="text">
      <style:text-properties style:font-name="Arial" style:font-name-complex="Arial" fo:color="#000000"/>
    </style:style>
    <style:style style:name="P3415" style:parent-style-name="NormalWeb" style:family="paragraph">
      <style:paragraph-properties fo:border="0.0034in solid #E5E7EB" fo:padding="0in" style:shadow="none" fo:margin-top="0in" fo:margin-bottom="0in" fo:background-color="#FFFFFF"/>
    </style:style>
    <style:style style:name="T3416" style:parent-style-name="Textoennegrita" style:family="text">
      <style:text-properties style:font-name="Arial" style:font-name-complex="Arial" fo:color="#000000"/>
    </style:style>
    <style:style style:name="T3417" style:parent-style-name="Fuentedepárrafopredeter." style:family="text">
      <style:text-properties style:font-name="Arial" style:font-name-complex="Arial" fo:color="#000000"/>
    </style:style>
    <style:style style:name="T3418" style:parent-style-name="CódigoHTML" style:family="text">
      <style:text-properties style:font-name="Consolas" fo:color="#000000" fo:font-size="11pt" style:font-size-asian="11pt" style:font-size-complex="11pt"/>
    </style:style>
    <style:style style:name="T3419" style:parent-style-name="Fuentedepárrafopredeter." style:family="text">
      <style:text-properties style:font-name="Arial" style:font-name-complex="Arial" fo:color="#000000"/>
    </style:style>
    <style:style style:name="P3420" style:parent-style-name="Normal" style:family="paragraph">
      <style:paragraph-properties fo:border="0.0034in solid #E5E7EB" fo:padding="0in" style:shadow="none" fo:margin-bottom="0in" fo:line-height="100%" fo:background-color="#FFFFFF"/>
    </style:style>
    <style:style style:name="T3421" style:parent-style-name="Textoennegrita" style:family="text">
      <style:text-properties style:font-name="Arial" style:font-name-complex="Arial" fo:color="#000000"/>
    </style:style>
    <style:style style:name="T3422" style:parent-style-name="Fuentedepárrafopredeter." style:family="text">
      <style:text-properties style:font-name="Arial" style:font-name-complex="Arial" fo:color="#000000"/>
    </style:style>
    <style:style style:name="P342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424" style:parent-style-name="NormalWeb" style:family="paragraph">
      <style:paragraph-properties fo:border="0.0034in solid #E5E7EB" fo:padding="0in" style:shadow="none" fo:background-color="#FFFFFF"/>
    </style:style>
    <style:style style:name="T3425" style:parent-style-name="Fuentedepárrafopredeter." style:family="text">
      <style:text-properties style:font-name="Arial" style:font-name-complex="Arial" fo:color="#000000"/>
    </style:style>
    <style:style style:name="T3426" style:parent-style-name="Énfasis" style:family="text">
      <style:text-properties style:font-name="Arial" style:font-name-complex="Arial" fo:color="#000000"/>
    </style:style>
    <style:style style:name="T3427" style:parent-style-name="Fuentedepárrafopredeter." style:family="text">
      <style:text-properties style:font-name="Arial" style:font-name-complex="Arial" fo:color="#000000"/>
    </style:style>
    <style:style style:name="TableColumn3429" style:family="table-column">
      <style:table-column-properties style:column-width="1.0493in"/>
    </style:style>
    <style:style style:name="TableColumn3430" style:family="table-column">
      <style:table-column-properties style:column-width="0.977in"/>
    </style:style>
    <style:style style:name="TableColumn3431" style:family="table-column">
      <style:table-column-properties style:column-width="0.9277in"/>
    </style:style>
    <style:style style:name="Table3428" style:family="table">
      <style:table-properties style:width="2.9541in" fo:margin-left="0in" table:align="left"/>
    </style:style>
    <style:style style:name="TableRow3432" style:family="table-row">
      <style:table-row-properties/>
    </style:style>
    <style:style style:name="TableCell3433" style:family="table-cell">
      <style:table-cell-properties fo:border="0.0104in solid #000000" style:writing-mode="lr-tb" style:vertical-align="middle" fo:padding-top="0in" fo:padding-left="0in" fo:padding-bottom="0in" fo:padding-right="0in"/>
    </style:style>
    <style:style style:name="P3434" style:parent-style-name="Normal" style:family="paragraph">
      <style:paragraph-properties fo:text-align="center"/>
    </style:style>
    <style:style style:name="T3435" style:parent-style-name="Fuentedepárrafopredeter." style:family="text">
      <style:text-properties fo:font-weight="bold" style:font-weight-asian="bold" style:font-weight-complex="bold"/>
    </style:style>
    <style:style style:name="TableCell3436" style:family="table-cell">
      <style:table-cell-properties fo:border="0.0104in solid #000000" style:writing-mode="lr-tb" style:vertical-align="middle" fo:padding-top="0in" fo:padding-left="0in" fo:padding-bottom="0in" fo:padding-right="0in"/>
    </style:style>
    <style:style style:name="P3437" style:parent-style-name="Normal" style:family="paragraph">
      <style:paragraph-properties fo:text-align="center"/>
      <style:text-properties fo:font-weight="bold" style:font-weight-asian="bold" style:font-weight-complex="bold"/>
    </style:style>
    <style:style style:name="TableCell3438" style:family="table-cell">
      <style:table-cell-properties fo:border="0.0104in solid #000000" style:writing-mode="lr-tb" style:vertical-align="middle" fo:padding-top="0in" fo:padding-left="0in" fo:padding-bottom="0in" fo:padding-right="0in"/>
    </style:style>
    <style:style style:name="P3439" style:parent-style-name="Normal" style:family="paragraph">
      <style:paragraph-properties fo:text-align="center"/>
      <style:text-properties fo:font-weight="bold" style:font-weight-asian="bold" style:font-weight-complex="bold"/>
    </style:style>
    <style:style style:name="TableRow3440" style:family="table-row">
      <style:table-row-properties/>
    </style:style>
    <style:style style:name="TableCell3441" style:family="table-cell">
      <style:table-cell-properties fo:border="0.0104in solid #000000" style:writing-mode="lr-tb" style:vertical-align="middle" fo:padding-top="0in" fo:padding-left="0in" fo:padding-bottom="0in" fo:padding-right="0in"/>
    </style:style>
    <style:style style:name="TableCell3442" style:family="table-cell">
      <style:table-cell-properties fo:border="0.0104in solid #000000" style:writing-mode="lr-tb" style:vertical-align="middle" fo:padding-top="0in" fo:padding-left="0in" fo:padding-bottom="0in" fo:padding-right="0in"/>
    </style:style>
    <style:style style:name="TableCell3443" style:family="table-cell">
      <style:table-cell-properties fo:border="0.0104in solid #000000" style:writing-mode="lr-tb" style:vertical-align="middle" fo:padding-top="0in" fo:padding-left="0in" fo:padding-bottom="0in" fo:padding-right="0in"/>
    </style:style>
    <style:style style:name="TableRow3444" style:family="table-row">
      <style:table-row-properties/>
    </style:style>
    <style:style style:name="TableCell3445" style:family="table-cell">
      <style:table-cell-properties fo:border="0.0104in solid #000000" style:writing-mode="lr-tb" style:vertical-align="middle" fo:padding-top="0in" fo:padding-left="0in" fo:padding-bottom="0in" fo:padding-right="0in"/>
    </style:style>
    <style:style style:name="TableCell3446" style:family="table-cell">
      <style:table-cell-properties fo:border="0.0104in solid #000000" style:writing-mode="lr-tb" style:vertical-align="middle" fo:padding-top="0in" fo:padding-left="0in" fo:padding-bottom="0in" fo:padding-right="0in"/>
    </style:style>
    <style:style style:name="T3447" style:parent-style-name="CódigoHTML" style:family="text">
      <style:text-properties style:font-name="Consolas" style:font-name-asian="Aptos" fo:font-size="11pt" style:font-size-asian="11pt" style:font-size-complex="11pt"/>
    </style:style>
    <style:style style:name="T3448" style:parent-style-name="CódigoHTML" style:family="text">
      <style:text-properties style:font-name="Consolas" style:font-name-asian="Aptos" fo:font-size="11pt" style:font-size-asian="11pt" style:font-size-complex="11pt"/>
    </style:style>
    <style:style style:name="TableCell3449" style:family="table-cell">
      <style:table-cell-properties fo:border="0.0104in solid #000000" style:writing-mode="lr-tb" style:vertical-align="middle" fo:padding-top="0in" fo:padding-left="0in" fo:padding-bottom="0in" fo:padding-right="0in"/>
    </style:style>
    <style:style style:name="TableRow3450" style:family="table-row">
      <style:table-row-properties/>
    </style:style>
    <style:style style:name="TableCell3451" style:family="table-cell">
      <style:table-cell-properties fo:border="0.0104in solid #000000" style:writing-mode="lr-tb" style:vertical-align="middle" fo:padding-top="0in" fo:padding-left="0in" fo:padding-bottom="0in" fo:padding-right="0in"/>
    </style:style>
    <style:style style:name="TableCell3452" style:family="table-cell">
      <style:table-cell-properties fo:border="0.0104in solid #000000" style:writing-mode="lr-tb" style:vertical-align="middle" fo:padding-top="0in" fo:padding-left="0in" fo:padding-bottom="0in" fo:padding-right="0in"/>
    </style:style>
    <style:style style:name="T3453" style:parent-style-name="CódigoHTML" style:family="text">
      <style:text-properties style:font-name="Consolas" style:font-name-asian="Aptos" fo:font-size="11pt" style:font-size-asian="11pt" style:font-size-complex="11pt"/>
    </style:style>
    <style:style style:name="T3454" style:parent-style-name="CódigoHTML" style:family="text">
      <style:text-properties style:font-name="Consolas" style:font-name-asian="Aptos" fo:font-size="11pt" style:font-size-asian="11pt" style:font-size-complex="11pt"/>
    </style:style>
    <style:style style:name="TableCell3455" style:family="table-cell">
      <style:table-cell-properties fo:border="0.0104in solid #000000" style:writing-mode="lr-tb" style:vertical-align="middle" fo:padding-top="0in" fo:padding-left="0in" fo:padding-bottom="0in" fo:padding-right="0in"/>
    </style:style>
    <style:style style:name="TableRow3456" style:family="table-row">
      <style:table-row-properties/>
    </style:style>
    <style:style style:name="TableCell3457" style:family="table-cell">
      <style:table-cell-properties fo:border="0.0104in solid #000000" style:writing-mode="lr-tb" style:vertical-align="middle" fo:padding-top="0in" fo:padding-left="0in" fo:padding-bottom="0in" fo:padding-right="0in"/>
    </style:style>
    <style:style style:name="TableCell3458" style:family="table-cell">
      <style:table-cell-properties fo:border="0.0104in solid #000000" style:writing-mode="lr-tb" style:vertical-align="middle" fo:padding-top="0in" fo:padding-left="0in" fo:padding-bottom="0in" fo:padding-right="0in"/>
    </style:style>
    <style:style style:name="T3459" style:parent-style-name="CódigoHTML" style:family="text">
      <style:text-properties style:font-name="Consolas" style:font-name-asian="Aptos" fo:font-size="11pt" style:font-size-asian="11pt" style:font-size-complex="11pt"/>
    </style:style>
    <style:style style:name="T3460" style:parent-style-name="CódigoHTML" style:family="text">
      <style:text-properties style:font-name="Consolas" style:font-name-asian="Aptos" fo:font-size="11pt" style:font-size-asian="11pt" style:font-size-complex="11pt"/>
    </style:style>
    <style:style style:name="TableCell3461" style:family="table-cell">
      <style:table-cell-properties fo:border="0.0104in solid #000000" style:writing-mode="lr-tb" style:vertical-align="middle" fo:padding-top="0in" fo:padding-left="0in" fo:padding-bottom="0in" fo:padding-right="0in"/>
    </style:style>
    <style:style style:name="TableRow3462" style:family="table-row">
      <style:table-row-properties/>
    </style:style>
    <style:style style:name="TableCell3463" style:family="table-cell">
      <style:table-cell-properties fo:border="0.0104in solid #000000" style:writing-mode="lr-tb" style:vertical-align="middle" fo:padding-top="0in" fo:padding-left="0in" fo:padding-bottom="0in" fo:padding-right="0in"/>
    </style:style>
    <style:style style:name="TableCell3464" style:family="table-cell">
      <style:table-cell-properties fo:border="0.0104in solid #000000" style:writing-mode="lr-tb" style:vertical-align="middle" fo:padding-top="0in" fo:padding-left="0in" fo:padding-bottom="0in" fo:padding-right="0in"/>
    </style:style>
    <style:style style:name="T3465" style:parent-style-name="CódigoHTML" style:family="text">
      <style:text-properties style:font-name="Consolas" style:font-name-asian="Aptos" fo:font-size="11pt" style:font-size-asian="11pt" style:font-size-complex="11pt"/>
    </style:style>
    <style:style style:name="T3466" style:parent-style-name="CódigoHTML" style:family="text">
      <style:text-properties style:font-name="Consolas" style:font-name-asian="Aptos" fo:font-size="11pt" style:font-size-asian="11pt" style:font-size-complex="11pt"/>
    </style:style>
    <style:style style:name="TableCell3467" style:family="table-cell">
      <style:table-cell-properties fo:border="0.0104in solid #000000" style:writing-mode="lr-tb" style:vertical-align="middle" fo:padding-top="0in" fo:padding-left="0in" fo:padding-bottom="0in" fo:padding-right="0in"/>
    </style:style>
    <style:style style:name="TableRow3468" style:family="table-row">
      <style:table-row-properties/>
    </style:style>
    <style:style style:name="TableCell3469" style:family="table-cell">
      <style:table-cell-properties fo:border="0.0104in solid #000000" style:writing-mode="lr-tb" style:vertical-align="middle" fo:padding-top="0in" fo:padding-left="0in" fo:padding-bottom="0in" fo:padding-right="0in"/>
    </style:style>
    <style:style style:name="TableCell3470" style:family="table-cell">
      <style:table-cell-properties fo:border="0.0104in solid #000000" style:writing-mode="lr-tb" style:vertical-align="middle" fo:padding-top="0in" fo:padding-left="0in" fo:padding-bottom="0in" fo:padding-right="0in"/>
    </style:style>
    <style:style style:name="T3471" style:parent-style-name="CódigoHTML" style:family="text">
      <style:text-properties style:font-name="Consolas" style:font-name-asian="Aptos" fo:font-size="11pt" style:font-size-asian="11pt" style:font-size-complex="11pt"/>
    </style:style>
    <style:style style:name="T3472" style:parent-style-name="CódigoHTML" style:family="text">
      <style:text-properties style:font-name="Consolas" style:font-name-asian="Aptos" fo:font-size="11pt" style:font-size-asian="11pt" style:font-size-complex="11pt"/>
    </style:style>
    <style:style style:name="TableCell3473" style:family="table-cell">
      <style:table-cell-properties fo:border="0.0104in solid #000000" style:writing-mode="lr-tb" style:vertical-align="middle" fo:padding-top="0in" fo:padding-left="0in" fo:padding-bottom="0in" fo:padding-right="0in"/>
    </style:style>
    <style:style style:name="P3474" style:parent-style-name="NormalWeb" style:family="paragraph">
      <style:paragraph-properties fo:border="0.0034in solid #E5E7EB" fo:padding="0in" style:shadow="none" fo:background-color="#FFFFFF"/>
      <style:text-properties style:font-name="Arial" style:font-name-complex="Arial" fo:color="#000000"/>
    </style:style>
    <style:style style:name="P3475" style:parent-style-name="NormalWeb" style:family="paragraph">
      <style:paragraph-properties fo:border="0.0034in solid #E5E7EB" fo:padding="0in" style:shadow="none" fo:background-color="#FFFFFF"/>
    </style:style>
    <style:style style:name="T3476" style:parent-style-name="Fuentedepárrafopredeter." style:family="text">
      <style:text-properties style:font-name="Arial" style:font-name-complex="Arial" fo:color="#000000"/>
    </style:style>
    <style:style style:name="T3477" style:parent-style-name="CódigoHTML" style:family="text">
      <style:text-properties style:font-name="Consolas" fo:color="#000000" fo:font-size="11pt" style:font-size-asian="11pt" style:font-size-complex="11pt"/>
    </style:style>
    <style:style style:name="T3478" style:parent-style-name="Fuentedepárrafopredeter." style:family="text">
      <style:text-properties style:font-name="Arial" style:font-name-complex="Arial" fo:color="#000000"/>
    </style:style>
    <style:style style:name="P3479" style:parent-style-name="HTMLconformatoprevio" style:family="paragraph">
      <style:paragraph-properties fo:border="0.0034in solid #E5E7EB" fo:padding="0in" style:shadow="none" fo:background-color="#FFFFFF"/>
    </style:style>
    <style:style style:name="T3480" style:parent-style-name="nv" style:family="text">
      <style:text-properties style:font-name="Consolas" fo:color="#008080" fo:language="en" fo:country="US"/>
    </style:style>
    <style:style style:name="T3481" style:parent-style-name="o" style:family="text">
      <style:text-properties style:font-name="Consolas" fo:font-weight="bold" style:font-weight-asian="bold" style:font-weight-complex="bold" fo:color="#000000" fo:language="en" fo:country="US"/>
    </style:style>
    <style:style style:name="T3482" style:parent-style-name="cl" style:family="text">
      <style:text-properties style:font-name="Consolas" fo:color="#000000" fo:language="en" fo:country="US"/>
    </style:style>
    <style:style style:name="T3483" style:parent-style-name="p" style:family="text">
      <style:text-properties style:font-name="Consolas" fo:color="#000000" fo:language="en" fo:country="US"/>
    </style:style>
    <style:style style:name="P3484" style:parent-style-name="HTMLconformatoprevio" style:family="paragraph">
      <style:paragraph-properties fo:border="0.0034in solid #E5E7EB" fo:padding="0in" style:shadow="none" fo:background-color="#FFFFFF"/>
    </style:style>
    <style:style style:name="T3485" style:parent-style-name="cl" style:family="text">
      <style:text-properties style:font-name="Consolas" fo:color="#000000" fo:language="en" fo:country="US"/>
    </style:style>
    <style:style style:name="T3486" style:parent-style-name="na" style:family="text">
      <style:text-properties style:font-name="Consolas" fo:color="#008080" fo:language="en" fo:country="US"/>
    </style:style>
    <style:style style:name="T3487" style:parent-style-name="o" style:family="text">
      <style:text-properties style:font-name="Consolas" fo:font-weight="bold" style:font-weight-asian="bold" style:font-weight-complex="bold" fo:color="#000000" fo:language="en" fo:country="US"/>
    </style:style>
    <style:style style:name="T3488" style:parent-style-name="cl" style:family="text">
      <style:text-properties style:font-name="Consolas" fo:color="#000000" fo:language="en" fo:country="US"/>
    </style:style>
    <style:style style:name="T3489" style:parent-style-name="mi" style:family="text">
      <style:text-properties style:font-name="Consolas" fo:color="#009999" fo:language="en" fo:country="US"/>
    </style:style>
    <style:style style:name="T3490" style:parent-style-name="o" style:family="text">
      <style:text-properties style:font-name="Consolas" fo:font-weight="bold" style:font-weight-asian="bold" style:font-weight-complex="bold" fo:color="#000000" fo:language="en" fo:country="US"/>
    </style:style>
    <style:style style:name="P3491" style:parent-style-name="HTMLconformatoprevio" style:family="paragraph">
      <style:paragraph-properties fo:border="0.0034in solid #E5E7EB" fo:padding="0in" style:shadow="none" fo:background-color="#FFFFFF"/>
    </style:style>
    <style:style style:name="T3492" style:parent-style-name="cl" style:family="text">
      <style:text-properties style:font-name="Consolas" fo:color="#000000" fo:language="en" fo:country="US"/>
    </style:style>
    <style:style style:name="T3493" style:parent-style-name="na" style:family="text">
      <style:text-properties style:font-name="Consolas" fo:color="#008080" fo:language="en" fo:country="US"/>
    </style:style>
    <style:style style:name="T3494" style:parent-style-name="o" style:family="text">
      <style:text-properties style:font-name="Consolas" fo:font-weight="bold" style:font-weight-asian="bold" style:font-weight-complex="bold" fo:color="#000000" fo:language="en" fo:country="US"/>
    </style:style>
    <style:style style:name="T3495" style:parent-style-name="cl" style:family="text">
      <style:text-properties style:font-name="Consolas" fo:color="#000000" fo:language="en" fo:country="US"/>
    </style:style>
    <style:style style:name="T3496" style:parent-style-name="mi" style:family="text">
      <style:text-properties style:font-name="Consolas" fo:color="#009999" fo:language="en" fo:country="US"/>
    </style:style>
    <style:style style:name="T3497" style:parent-style-name="kt" style:family="text">
      <style:text-properties style:font-name="Consolas" fo:font-weight="bold" style:font-weight-asian="bold" style:font-weight-complex="bold" fo:color="#445588" fo:language="en" fo:country="US"/>
    </style:style>
    <style:style style:name="T3498" style:parent-style-name="o" style:family="text">
      <style:text-properties style:font-name="Consolas" fo:font-weight="bold" style:font-weight-asian="bold" style:font-weight-complex="bold" fo:color="#000000" fo:language="en" fo:country="US"/>
    </style:style>
    <style:style style:name="P3499" style:parent-style-name="HTMLconformatoprevio" style:family="paragraph">
      <style:paragraph-properties fo:border="0.0034in solid #E5E7EB" fo:padding="0in" style:shadow="none" fo:background-color="#FFFFFF"/>
    </style:style>
    <style:style style:name="T3500" style:parent-style-name="cl" style:family="text">
      <style:text-properties style:font-name="Consolas" fo:color="#000000" fo:language="en" fo:country="US"/>
    </style:style>
    <style:style style:name="T3501" style:parent-style-name="na" style:family="text">
      <style:text-properties style:font-name="Consolas" fo:color="#008080" fo:language="en" fo:country="US"/>
    </style:style>
    <style:style style:name="T3502" style:parent-style-name="o" style:family="text">
      <style:text-properties style:font-name="Consolas" fo:font-weight="bold" style:font-weight-asian="bold" style:font-weight-complex="bold" fo:color="#000000" fo:language="en" fo:country="US"/>
    </style:style>
    <style:style style:name="T3503" style:parent-style-name="cl" style:family="text">
      <style:text-properties style:font-name="Consolas" fo:color="#000000" fo:language="en" fo:country="US"/>
    </style:style>
    <style:style style:name="T3504" style:parent-style-name="mi" style:family="text">
      <style:text-properties style:font-name="Consolas" fo:color="#009999" fo:language="en" fo:country="US"/>
    </style:style>
    <style:style style:name="T3505" style:parent-style-name="kt" style:family="text">
      <style:text-properties style:font-name="Consolas" fo:font-weight="bold" style:font-weight-asian="bold" style:font-weight-complex="bold" fo:color="#445588" fo:language="en" fo:country="US"/>
    </style:style>
    <style:style style:name="T3506" style:parent-style-name="o" style:family="text">
      <style:text-properties style:font-name="Consolas" fo:font-weight="bold" style:font-weight-asian="bold" style:font-weight-complex="bold" fo:color="#000000" fo:language="en" fo:country="US"/>
    </style:style>
    <style:style style:name="P3507" style:parent-style-name="HTMLconformatoprevio" style:family="paragraph">
      <style:paragraph-properties fo:border="0.0034in solid #E5E7EB" fo:padding="0in" style:shadow="none" fo:background-color="#FFFFFF"/>
    </style:style>
    <style:style style:name="T3508" style:parent-style-name="cl" style:family="text">
      <style:text-properties style:font-name="Consolas" fo:color="#000000" fo:language="en" fo:country="US"/>
    </style:style>
    <style:style style:name="T3509" style:parent-style-name="na" style:family="text">
      <style:text-properties style:font-name="Consolas" fo:color="#008080" fo:language="en" fo:country="US"/>
    </style:style>
    <style:style style:name="T3510" style:parent-style-name="o" style:family="text">
      <style:text-properties style:font-name="Consolas" fo:font-weight="bold" style:font-weight-asian="bold" style:font-weight-complex="bold" fo:color="#000000" fo:language="en" fo:country="US"/>
    </style:style>
    <style:style style:name="T3511" style:parent-style-name="cl" style:family="text">
      <style:text-properties style:font-name="Consolas" fo:color="#000000" fo:language="en" fo:country="US"/>
    </style:style>
    <style:style style:name="T3512" style:parent-style-name="mi" style:family="text">
      <style:text-properties style:font-name="Consolas" fo:color="#009999" fo:language="en" fo:country="US"/>
    </style:style>
    <style:style style:name="T3513" style:parent-style-name="kt" style:family="text">
      <style:text-properties style:font-name="Consolas" fo:font-weight="bold" style:font-weight-asian="bold" style:font-weight-complex="bold" fo:color="#445588" fo:language="en" fo:country="US"/>
    </style:style>
    <style:style style:name="T3514" style:parent-style-name="o" style:family="text">
      <style:text-properties style:font-name="Consolas" fo:font-weight="bold" style:font-weight-asian="bold" style:font-weight-complex="bold" fo:color="#000000" fo:language="en" fo:country="US"/>
    </style:style>
    <style:style style:name="P3515" style:parent-style-name="HTMLconformatoprevio" style:family="paragraph">
      <style:paragraph-properties fo:border="0.0034in solid #E5E7EB" fo:padding="0in" style:shadow="none" fo:background-color="#FFFFFF"/>
    </style:style>
    <style:style style:name="T3516" style:parent-style-name="cl" style:family="text">
      <style:text-properties style:font-name="Consolas" fo:color="#000000" fo:language="en" fo:country="US"/>
    </style:style>
    <style:style style:name="T3517" style:parent-style-name="na" style:family="text">
      <style:text-properties style:font-name="Consolas" fo:color="#008080" fo:language="en" fo:country="US"/>
    </style:style>
    <style:style style:name="T3518" style:parent-style-name="o" style:family="text">
      <style:text-properties style:font-name="Consolas" fo:font-weight="bold" style:font-weight-asian="bold" style:font-weight-complex="bold" fo:color="#000000" fo:language="en" fo:country="US"/>
    </style:style>
    <style:style style:name="T3519" style:parent-style-name="cl" style:family="text">
      <style:text-properties style:font-name="Consolas" fo:color="#000000" fo:language="en" fo:country="US"/>
    </style:style>
    <style:style style:name="T3520" style:parent-style-name="mi" style:family="text">
      <style:text-properties style:font-name="Consolas" fo:color="#009999" fo:language="en" fo:country="US"/>
    </style:style>
    <style:style style:name="T3521" style:parent-style-name="kt" style:family="text">
      <style:text-properties style:font-name="Consolas" fo:font-weight="bold" style:font-weight-asian="bold" style:font-weight-complex="bold" fo:color="#445588" fo:language="en" fo:country="US"/>
    </style:style>
    <style:style style:name="T3522" style:parent-style-name="o" style:family="text">
      <style:text-properties style:font-name="Consolas" fo:font-weight="bold" style:font-weight-asian="bold" style:font-weight-complex="bold" fo:color="#000000" fo:language="en" fo:country="US"/>
    </style:style>
    <style:style style:name="P3523" style:parent-style-name="HTMLconformatoprevio" style:family="paragraph">
      <style:paragraph-properties fo:border="0.0034in solid #E5E7EB" fo:padding="0in" style:shadow="none" fo:background-color="#FFFFFF"/>
    </style:style>
    <style:style style:name="T3524" style:parent-style-name="cl" style:family="text">
      <style:text-properties style:font-name="Consolas" fo:color="#000000" fo:language="en" fo:country="US"/>
    </style:style>
    <style:style style:name="T3525" style:parent-style-name="na" style:family="text">
      <style:text-properties style:font-name="Consolas" fo:color="#008080"/>
    </style:style>
    <style:style style:name="T3526" style:parent-style-name="o" style:family="text">
      <style:text-properties style:font-name="Consolas" fo:font-weight="bold" style:font-weight-asian="bold" style:font-weight-complex="bold" fo:color="#000000"/>
    </style:style>
    <style:style style:name="T3527" style:parent-style-name="cl" style:family="text">
      <style:text-properties style:font-name="Consolas" fo:color="#000000"/>
    </style:style>
    <style:style style:name="T3528" style:parent-style-name="mi" style:family="text">
      <style:text-properties style:font-name="Consolas" fo:color="#009999"/>
    </style:style>
    <style:style style:name="T3529" style:parent-style-name="kt" style:family="text">
      <style:text-properties style:font-name="Consolas" fo:font-weight="bold" style:font-weight-asian="bold" style:font-weight-complex="bold" fo:color="#445588"/>
    </style:style>
    <style:style style:name="P3530" style:parent-style-name="HTMLconformatoprevio" style:family="paragraph">
      <style:paragraph-properties fo:border="0.0034in solid #E5E7EB" fo:padding="0in" style:shadow="none" fo:background-color="#FFFFFF"/>
    </style:style>
    <style:style style:name="T3531" style:parent-style-name="p" style:family="text">
      <style:text-properties style:font-name="Consolas" fo:color="#000000"/>
    </style:style>
    <style:style style:name="P3532" style:parent-style-name="NormalWeb" style:family="paragraph">
      <style:paragraph-properties fo:border="0.0034in solid #E5E7EB" fo:padding="0in" style:shadow="none" fo:background-color="#FFFFFF"/>
    </style:style>
    <style:style style:name="T3533" style:parent-style-name="Fuentedepárrafopredeter." style:family="text">
      <style:text-properties style:font-name="Arial" style:font-name-complex="Arial" fo:color="#000000"/>
    </style:style>
    <style:style style:name="T3534" style:parent-style-name="Hipervínculo" style:family="text">
      <style:text-properties style:font-name="Arial" style:font-name-complex="Arial"/>
    </style:style>
    <style:style style:name="T3535" style:parent-style-name="Fuentedepárrafopredeter." style:family="text">
      <style:text-properties style:font-name="Arial" style:font-name-complex="Arial" fo:color="#000000"/>
    </style:style>
    <style:style style:name="P353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3537" style:parent-style-name="NormalWeb" style:family="paragraph">
      <style:paragraph-properties fo:border="0.0034in solid #E5E7EB" fo:padding="0in" style:shadow="none" fo:background-color="#FFFFFF"/>
    </style:style>
    <style:style style:name="T3538" style:parent-style-name="Fuentedepárrafopredeter." style:family="text">
      <style:text-properties style:font-name="Arial" style:font-name-complex="Arial" fo:color="#000000"/>
    </style:style>
    <style:style style:name="T3539" style:parent-style-name="Hipervínculo" style:family="text">
      <style:text-properties style:font-name="Arial" style:font-name-complex="Arial"/>
    </style:style>
    <style:style style:name="T3540" style:parent-style-name="Fuentedepárrafopredeter." style:family="text">
      <style:text-properties style:font-name="Arial" style:font-name-complex="Arial" fo:color="#000000"/>
    </style:style>
    <style:style style:name="P3541"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3542" style:parent-style-name="NormalWeb" style:family="paragraph">
      <style:paragraph-properties fo:border="0.0034in solid #E5E7EB" fo:padding="0in" style:shadow="none" fo:background-color="#FFFFFF"/>
      <style:text-properties style:font-name="Arial" style:font-name-complex="Arial" fo:color="#000000"/>
    </style:style>
    <style:style style:name="P3543" style:parent-style-name="HTMLconformatoprevio" style:family="paragraph">
      <style:paragraph-properties fo:border="0.0034in solid #E5E7EB" fo:padding="0in" style:shadow="none" fo:background-color="#FFFFFF"/>
    </style:style>
    <style:style style:name="T3544" style:parent-style-name="c1" style:family="text">
      <style:text-properties style:font-name="Consolas" fo:font-style="italic" style:font-style-asian="italic" style:font-style-complex="italic" fo:color="#999988"/>
    </style:style>
    <style:style style:name="P3545" style:parent-style-name="HTMLconformatoprevio" style:family="paragraph">
      <style:paragraph-properties fo:border="0.0034in solid #E5E7EB" fo:padding="0in" style:shadow="none" fo:background-color="#FFFFFF"/>
    </style:style>
    <style:style style:name="P3546" style:parent-style-name="HTMLconformatoprevio" style:family="paragraph">
      <style:paragraph-properties fo:border="0.0034in solid #E5E7EB" fo:padding="0in" style:shadow="none" fo:background-color="#FFFFFF"/>
    </style:style>
    <style:style style:name="T3547" style:parent-style-name="c1" style:family="text">
      <style:text-properties style:font-name="Consolas" fo:font-style="italic" style:font-style-asian="italic" style:font-style-complex="italic" fo:color="#999988"/>
    </style:style>
    <style:style style:name="P3548" style:parent-style-name="HTMLconformatoprevio" style:family="paragraph">
      <style:paragraph-properties fo:border="0.0034in solid #E5E7EB" fo:padding="0in" style:shadow="none" fo:background-color="#FFFFFF"/>
    </style:style>
    <style:style style:name="T3549" style:parent-style-name="k" style:family="text">
      <style:text-properties style:font-name="Consolas" fo:font-weight="bold" style:font-weight-asian="bold" style:font-weight-complex="bold" fo:color="#000000" fo:language="en" fo:country="US"/>
    </style:style>
    <style:style style:name="T3550" style:parent-style-name="nd" style:family="text">
      <style:text-properties style:font-name="Consolas" fo:font-weight="bold" style:font-weight-asian="bold" style:font-weight-complex="bold" fo:color="#3C5D5D" fo:language="en" fo:country="US"/>
    </style:style>
    <style:style style:name="T3551" style:parent-style-name="p" style:family="text">
      <style:text-properties style:font-name="Consolas" fo:color="#000000" fo:language="en" fo:country="US"/>
    </style:style>
    <style:style style:name="T3552" style:parent-style-name="n" style:family="text">
      <style:text-properties style:font-name="Consolas" fo:color="#000000" fo:language="en" fo:country="US"/>
    </style:style>
    <style:style style:name="T3553" style:parent-style-name="p" style:family="text">
      <style:text-properties style:font-name="Consolas" fo:color="#000000" fo:language="en" fo:country="US"/>
    </style:style>
    <style:style style:name="T3554" style:parent-style-name="cl" style:family="text">
      <style:text-properties style:font-name="Consolas" fo:color="#000000" fo:language="en" fo:country="US"/>
    </style:style>
    <style:style style:name="T3555" style:parent-style-name="p" style:family="text">
      <style:text-properties style:font-name="Consolas" fo:color="#000000" fo:language="en" fo:country="US"/>
    </style:style>
    <style:style style:name="T3556" style:parent-style-name="cl" style:family="text">
      <style:text-properties style:font-name="Consolas" fo:color="#000000" fo:language="en" fo:country="US"/>
    </style:style>
    <style:style style:name="T3557" style:parent-style-name="nc" style:family="text">
      <style:text-properties style:font-name="Consolas" fo:font-weight="bold" style:font-weight-asian="bold" style:font-weight-complex="bold" fo:color="#445588" fo:language="en" fo:country="US"/>
    </style:style>
    <style:style style:name="T3558" style:parent-style-name="cl" style:family="text">
      <style:text-properties style:font-name="Consolas" fo:color="#000000" fo:language="en" fo:country="US"/>
    </style:style>
    <style:style style:name="T3559" style:parent-style-name="p" style:family="text">
      <style:text-properties style:font-name="Consolas" fo:color="#000000" fo:language="en" fo:country="US"/>
    </style:style>
    <style:style style:name="P3560" style:parent-style-name="HTMLconformatoprevio" style:family="paragraph">
      <style:paragraph-properties fo:border="0.0034in solid #E5E7EB" fo:padding="0in" style:shadow="none" fo:background-color="#FFFFFF"/>
    </style:style>
    <style:style style:name="T3561" style:parent-style-name="k" style:family="text">
      <style:text-properties style:font-name="Consolas" fo:font-weight="bold" style:font-weight-asian="bold" style:font-weight-complex="bold" fo:color="#000000" fo:language="en" fo:country="US"/>
    </style:style>
    <style:style style:name="T3562" style:parent-style-name="nd" style:family="text">
      <style:text-properties style:font-name="Consolas" fo:font-weight="bold" style:font-weight-asian="bold" style:font-weight-complex="bold" fo:color="#3C5D5D" fo:language="en" fo:country="US"/>
    </style:style>
    <style:style style:name="T3563" style:parent-style-name="p" style:family="text">
      <style:text-properties style:font-name="Consolas" fo:color="#000000" fo:language="en" fo:country="US"/>
    </style:style>
    <style:style style:name="T3564" style:parent-style-name="n" style:family="text">
      <style:text-properties style:font-name="Consolas" fo:color="#000000" fo:language="en" fo:country="US"/>
    </style:style>
    <style:style style:name="T3565" style:parent-style-name="p" style:family="text">
      <style:text-properties style:font-name="Consolas" fo:color="#000000" fo:language="en" fo:country="US"/>
    </style:style>
    <style:style style:name="T3566" style:parent-style-name="cl" style:family="text">
      <style:text-properties style:font-name="Consolas" fo:color="#000000" fo:language="en" fo:country="US"/>
    </style:style>
    <style:style style:name="T3567" style:parent-style-name="p" style:family="text">
      <style:text-properties style:font-name="Consolas" fo:color="#000000" fo:language="en" fo:country="US"/>
    </style:style>
    <style:style style:name="T3568" style:parent-style-name="cl" style:family="text">
      <style:text-properties style:font-name="Consolas" fo:color="#000000" fo:language="en" fo:country="US"/>
    </style:style>
    <style:style style:name="T3569" style:parent-style-name="nc" style:family="text">
      <style:text-properties style:font-name="Consolas" fo:font-weight="bold" style:font-weight-asian="bold" style:font-weight-complex="bold" fo:color="#445588" fo:language="en" fo:country="US"/>
    </style:style>
    <style:style style:name="T3570" style:parent-style-name="cl" style:family="text">
      <style:text-properties style:font-name="Consolas" fo:color="#000000" fo:language="en" fo:country="US"/>
    </style:style>
    <style:style style:name="T3571" style:parent-style-name="p" style:family="text">
      <style:text-properties style:font-name="Consolas" fo:color="#000000" fo:language="en" fo:country="US"/>
    </style:style>
    <style:style style:name="P3572" style:parent-style-name="HTMLconformatoprevio" style:family="paragraph">
      <style:paragraph-properties fo:border="0.0034in solid #E5E7EB" fo:padding="0in" style:shadow="none" fo:background-color="#FFFFFF"/>
    </style:style>
    <style:style style:name="T3573" style:parent-style-name="k" style:family="text">
      <style:text-properties style:font-name="Consolas" fo:font-weight="bold" style:font-weight-asian="bold" style:font-weight-complex="bold" fo:color="#000000" fo:language="en" fo:country="US"/>
    </style:style>
    <style:style style:name="T3574" style:parent-style-name="nd" style:family="text">
      <style:text-properties style:font-name="Consolas" fo:font-weight="bold" style:font-weight-asian="bold" style:font-weight-complex="bold" fo:color="#3C5D5D" fo:language="en" fo:country="US"/>
    </style:style>
    <style:style style:name="T3575" style:parent-style-name="p" style:family="text">
      <style:text-properties style:font-name="Consolas" fo:color="#000000" fo:language="en" fo:country="US"/>
    </style:style>
    <style:style style:name="T3576" style:parent-style-name="n" style:family="text">
      <style:text-properties style:font-name="Consolas" fo:color="#000000" fo:language="en" fo:country="US"/>
    </style:style>
    <style:style style:name="T3577" style:parent-style-name="p" style:family="text">
      <style:text-properties style:font-name="Consolas" fo:color="#000000" fo:language="en" fo:country="US"/>
    </style:style>
    <style:style style:name="T3578" style:parent-style-name="cl" style:family="text">
      <style:text-properties style:font-name="Consolas" fo:color="#000000" fo:language="en" fo:country="US"/>
    </style:style>
    <style:style style:name="T3579" style:parent-style-name="p" style:family="text">
      <style:text-properties style:font-name="Consolas" fo:color="#000000" fo:language="en" fo:country="US"/>
    </style:style>
    <style:style style:name="T3580" style:parent-style-name="cl" style:family="text">
      <style:text-properties style:font-name="Consolas" fo:color="#000000" fo:language="en" fo:country="US"/>
    </style:style>
    <style:style style:name="T3581" style:parent-style-name="nc" style:family="text">
      <style:text-properties style:font-name="Consolas" fo:font-weight="bold" style:font-weight-asian="bold" style:font-weight-complex="bold" fo:color="#445588" fo:language="en" fo:country="US"/>
    </style:style>
    <style:style style:name="T3582" style:parent-style-name="cl" style:family="text">
      <style:text-properties style:font-name="Consolas" fo:color="#000000" fo:language="en" fo:country="US"/>
    </style:style>
    <style:style style:name="T3583" style:parent-style-name="p" style:family="text">
      <style:text-properties style:font-name="Consolas" fo:color="#000000" fo:language="en" fo:country="US"/>
    </style:style>
    <style:style style:name="P3584" style:parent-style-name="HTMLconformatoprevio" style:family="paragraph">
      <style:paragraph-properties fo:border="0.0034in solid #E5E7EB" fo:padding="0in" style:shadow="none" fo:background-color="#FFFFFF"/>
    </style:style>
    <style:style style:name="T3585" style:parent-style-name="k" style:family="text">
      <style:text-properties style:font-name="Consolas" fo:font-weight="bold" style:font-weight-asian="bold" style:font-weight-complex="bold" fo:color="#000000" fo:language="en" fo:country="US"/>
    </style:style>
    <style:style style:name="T3586" style:parent-style-name="nd" style:family="text">
      <style:text-properties style:font-name="Consolas" fo:font-weight="bold" style:font-weight-asian="bold" style:font-weight-complex="bold" fo:color="#3C5D5D" fo:language="en" fo:country="US"/>
    </style:style>
    <style:style style:name="T3587" style:parent-style-name="p" style:family="text">
      <style:text-properties style:font-name="Consolas" fo:color="#000000" fo:language="en" fo:country="US"/>
    </style:style>
    <style:style style:name="T3588" style:parent-style-name="n" style:family="text">
      <style:text-properties style:font-name="Consolas" fo:color="#000000" fo:language="en" fo:country="US"/>
    </style:style>
    <style:style style:name="T3589" style:parent-style-name="p" style:family="text">
      <style:text-properties style:font-name="Consolas" fo:color="#000000" fo:language="en" fo:country="US"/>
    </style:style>
    <style:style style:name="T3590" style:parent-style-name="cl" style:family="text">
      <style:text-properties style:font-name="Consolas" fo:color="#000000" fo:language="en" fo:country="US"/>
    </style:style>
    <style:style style:name="T3591" style:parent-style-name="p" style:family="text">
      <style:text-properties style:font-name="Consolas" fo:color="#000000" fo:language="en" fo:country="US"/>
    </style:style>
    <style:style style:name="T3592" style:parent-style-name="cl" style:family="text">
      <style:text-properties style:font-name="Consolas" fo:color="#000000" fo:language="en" fo:country="US"/>
    </style:style>
    <style:style style:name="T3593" style:parent-style-name="nc" style:family="text">
      <style:text-properties style:font-name="Consolas" fo:font-weight="bold" style:font-weight-asian="bold" style:font-weight-complex="bold" fo:color="#445588" fo:language="en" fo:country="US"/>
    </style:style>
    <style:style style:name="T3594" style:parent-style-name="cl" style:family="text">
      <style:text-properties style:font-name="Consolas" fo:color="#000000" fo:language="en" fo:country="US"/>
    </style:style>
    <style:style style:name="T3595" style:parent-style-name="p" style:family="text">
      <style:text-properties style:font-name="Consolas" fo:color="#000000" fo:language="en" fo:country="US"/>
    </style:style>
    <style:style style:name="P3596" style:parent-style-name="HTMLconformatoprevio" style:family="paragraph">
      <style:paragraph-properties fo:border="0.0034in solid #E5E7EB" fo:padding="0in" style:shadow="none" fo:background-color="#FFFFFF"/>
    </style:style>
    <style:style style:name="T3597" style:parent-style-name="k" style:family="text">
      <style:text-properties style:font-name="Consolas" fo:font-weight="bold" style:font-weight-asian="bold" style:font-weight-complex="bold" fo:color="#000000" fo:language="en" fo:country="US"/>
    </style:style>
    <style:style style:name="T3598" style:parent-style-name="nd" style:family="text">
      <style:text-properties style:font-name="Consolas" fo:font-weight="bold" style:font-weight-asian="bold" style:font-weight-complex="bold" fo:color="#3C5D5D" fo:language="en" fo:country="US"/>
    </style:style>
    <style:style style:name="T3599" style:parent-style-name="p" style:family="text">
      <style:text-properties style:font-name="Consolas" fo:color="#000000" fo:language="en" fo:country="US"/>
    </style:style>
    <style:style style:name="T3600" style:parent-style-name="n" style:family="text">
      <style:text-properties style:font-name="Consolas" fo:color="#000000" fo:language="en" fo:country="US"/>
    </style:style>
    <style:style style:name="T3601" style:parent-style-name="p" style:family="text">
      <style:text-properties style:font-name="Consolas" fo:color="#000000" fo:language="en" fo:country="US"/>
    </style:style>
    <style:style style:name="T3602" style:parent-style-name="cl" style:family="text">
      <style:text-properties style:font-name="Consolas" fo:color="#000000" fo:language="en" fo:country="US"/>
    </style:style>
    <style:style style:name="T3603" style:parent-style-name="p" style:family="text">
      <style:text-properties style:font-name="Consolas" fo:color="#000000" fo:language="en" fo:country="US"/>
    </style:style>
    <style:style style:name="T3604" style:parent-style-name="cl" style:family="text">
      <style:text-properties style:font-name="Consolas" fo:color="#000000" fo:language="en" fo:country="US"/>
    </style:style>
    <style:style style:name="T3605" style:parent-style-name="nc" style:family="text">
      <style:text-properties style:font-name="Consolas" fo:font-weight="bold" style:font-weight-asian="bold" style:font-weight-complex="bold" fo:color="#445588" fo:language="en" fo:country="US"/>
    </style:style>
    <style:style style:name="T3606" style:parent-style-name="cl" style:family="text">
      <style:text-properties style:font-name="Consolas" fo:color="#000000" fo:language="en" fo:country="US"/>
    </style:style>
    <style:style style:name="T3607" style:parent-style-name="p" style:family="text">
      <style:text-properties style:font-name="Consolas" fo:color="#000000" fo:language="en" fo:country="US"/>
    </style:style>
    <style:style style:name="P3608" style:parent-style-name="HTMLconformatoprevio" style:family="paragraph">
      <style:paragraph-properties fo:border="0.0034in solid #E5E7EB" fo:padding="0in" style:shadow="none" fo:background-color="#FFFFFF"/>
    </style:style>
    <style:style style:name="P3609" style:parent-style-name="HTMLconformatoprevio" style:family="paragraph">
      <style:paragraph-properties fo:border="0.0034in solid #E5E7EB" fo:padding="0in" style:shadow="none" fo:background-color="#FFFFFF"/>
    </style:style>
    <style:style style:name="T3610" style:parent-style-name="c1" style:family="text">
      <style:text-properties style:font-name="Consolas" fo:font-style="italic" style:font-style-asian="italic" style:font-style-complex="italic" fo:color="#999988"/>
    </style:style>
    <style:style style:name="P3611" style:parent-style-name="HTMLconformatoprevio" style:family="paragraph">
      <style:paragraph-properties fo:border="0.0034in solid #E5E7EB" fo:padding="0in" style:shadow="none" fo:background-color="#FFFFFF"/>
    </style:style>
    <style:style style:name="P3612" style:parent-style-name="HTMLconformatoprevio" style:family="paragraph">
      <style:paragraph-properties fo:border="0.0034in solid #E5E7EB" fo:padding="0in" style:shadow="none" fo:background-color="#FFFFFF"/>
    </style:style>
    <style:style style:name="T3613" style:parent-style-name="c1" style:family="text">
      <style:text-properties style:font-name="Consolas" fo:font-style="italic" style:font-style-asian="italic" style:font-style-complex="italic" fo:color="#999988"/>
    </style:style>
    <style:style style:name="P3614" style:parent-style-name="HTMLconformatoprevio" style:family="paragraph">
      <style:paragraph-properties fo:border="0.0034in solid #E5E7EB" fo:padding="0in" style:shadow="none" fo:background-color="#FFFFFF"/>
    </style:style>
    <style:style style:name="T3615" style:parent-style-name="nc" style:family="text">
      <style:text-properties style:font-name="Consolas" fo:font-weight="bold" style:font-weight-asian="bold" style:font-weight-complex="bold" fo:color="#445588" fo:language="en" fo:country="US"/>
    </style:style>
    <style:style style:name="T3616" style:parent-style-name="cl" style:family="text">
      <style:text-properties style:font-name="Consolas" fo:color="#000000" fo:language="en" fo:country="US"/>
    </style:style>
    <style:style style:name="T3617" style:parent-style-name="p" style:family="text">
      <style:text-properties style:font-name="Consolas" fo:color="#000000" fo:language="en" fo:country="US"/>
    </style:style>
    <style:style style:name="P3618" style:parent-style-name="HTMLconformatoprevio" style:family="paragraph">
      <style:paragraph-properties fo:border="0.0034in solid #E5E7EB" fo:padding="0in" style:shadow="none" fo:background-color="#FFFFFF"/>
    </style:style>
    <style:style style:name="T3619" style:parent-style-name="cl" style:family="text">
      <style:text-properties style:font-name="Consolas" fo:color="#000000" fo:language="en" fo:country="US"/>
    </style:style>
    <style:style style:name="T3620" style:parent-style-name="na" style:family="text">
      <style:text-properties style:font-name="Consolas" fo:color="#008080" fo:language="en" fo:country="US"/>
    </style:style>
    <style:style style:name="T3621" style:parent-style-name="o" style:family="text">
      <style:text-properties style:font-name="Consolas" fo:font-weight="bold" style:font-weight-asian="bold" style:font-weight-complex="bold" fo:color="#000000" fo:language="en" fo:country="US"/>
    </style:style>
    <style:style style:name="T3622" style:parent-style-name="cl" style:family="text">
      <style:text-properties style:font-name="Consolas" fo:color="#000000" fo:language="en" fo:country="US"/>
    </style:style>
    <style:style style:name="T3623" style:parent-style-name="ni" style:family="text">
      <style:text-properties style:font-name="Consolas" fo:color="#800080" fo:language="en" fo:country="US"/>
    </style:style>
    <style:style style:name="T3624" style:parent-style-name="p" style:family="text">
      <style:text-properties style:font-name="Consolas" fo:color="#000000" fo:language="en" fo:country="US"/>
    </style:style>
    <style:style style:name="P3625" style:parent-style-name="HTMLconformatoprevio" style:family="paragraph">
      <style:paragraph-properties fo:border="0.0034in solid #E5E7EB" fo:padding="0in" style:shadow="none" fo:background-color="#FFFFFF"/>
    </style:style>
    <style:style style:name="T3626" style:parent-style-name="p" style:family="text">
      <style:text-properties style:font-name="Consolas" fo:color="#000000" fo:language="en" fo:country="US"/>
    </style:style>
    <style:style style:name="P3627" style:parent-style-name="HTMLconformatoprevio" style:family="paragraph">
      <style:paragraph-properties fo:border="0.0034in solid #E5E7EB" fo:padding="0in" style:shadow="none" fo:background-color="#FFFFFF"/>
    </style:style>
    <style:style style:name="T3628" style:parent-style-name="k" style:family="text">
      <style:text-properties style:font-name="Consolas" fo:font-weight="bold" style:font-weight-asian="bold" style:font-weight-complex="bold" fo:color="#000000" fo:language="en" fo:country="US"/>
    </style:style>
    <style:style style:name="T3629" style:parent-style-name="nd" style:family="text">
      <style:text-properties style:font-name="Consolas" fo:font-weight="bold" style:font-weight-asian="bold" style:font-weight-complex="bold" fo:color="#3C5D5D" fo:language="en" fo:country="US"/>
    </style:style>
    <style:style style:name="T3630" style:parent-style-name="p" style:family="text">
      <style:text-properties style:font-name="Consolas" fo:color="#000000" fo:language="en" fo:country="US"/>
    </style:style>
    <style:style style:name="T3631" style:parent-style-name="n" style:family="text">
      <style:text-properties style:font-name="Consolas" fo:color="#000000" fo:language="en" fo:country="US"/>
    </style:style>
    <style:style style:name="T3632" style:parent-style-name="p" style:family="text">
      <style:text-properties style:font-name="Consolas" fo:color="#000000" fo:language="en" fo:country="US"/>
    </style:style>
    <style:style style:name="T3633" style:parent-style-name="cl" style:family="text">
      <style:text-properties style:font-name="Consolas" fo:color="#000000" fo:language="en" fo:country="US"/>
    </style:style>
    <style:style style:name="T3634" style:parent-style-name="p" style:family="text">
      <style:text-properties style:font-name="Consolas" fo:color="#000000" fo:language="en" fo:country="US"/>
    </style:style>
    <style:style style:name="P3635" style:parent-style-name="HTMLconformatoprevio" style:family="paragraph">
      <style:paragraph-properties fo:border="0.0034in solid #E5E7EB" fo:padding="0in" style:shadow="none" fo:background-color="#FFFFFF"/>
    </style:style>
    <style:style style:name="T3636" style:parent-style-name="cl" style:family="text">
      <style:text-properties style:font-name="Consolas" fo:color="#000000" fo:language="en" fo:country="US"/>
    </style:style>
    <style:style style:name="T3637" style:parent-style-name="nc" style:family="text">
      <style:text-properties style:font-name="Consolas" fo:font-weight="bold" style:font-weight-asian="bold" style:font-weight-complex="bold" fo:color="#445588"/>
    </style:style>
    <style:style style:name="T3638" style:parent-style-name="cl" style:family="text">
      <style:text-properties style:font-name="Consolas" fo:color="#000000"/>
    </style:style>
    <style:style style:name="T3639" style:parent-style-name="p" style:family="text">
      <style:text-properties style:font-name="Consolas" fo:color="#000000"/>
    </style:style>
    <style:style style:name="P3640" style:parent-style-name="HTMLconformatoprevio" style:family="paragraph">
      <style:paragraph-properties fo:border="0.0034in solid #E5E7EB" fo:padding="0in" style:shadow="none" fo:background-color="#FFFFFF"/>
    </style:style>
    <style:style style:name="T3641" style:parent-style-name="cl" style:family="text">
      <style:text-properties style:font-name="Consolas" fo:color="#000000"/>
    </style:style>
    <style:style style:name="T3642" style:parent-style-name="na" style:family="text">
      <style:text-properties style:font-name="Consolas" fo:color="#008080"/>
    </style:style>
    <style:style style:name="T3643" style:parent-style-name="o" style:family="text">
      <style:text-properties style:font-name="Consolas" fo:font-weight="bold" style:font-weight-asian="bold" style:font-weight-complex="bold" fo:color="#000000"/>
    </style:style>
    <style:style style:name="T3644" style:parent-style-name="cl" style:family="text">
      <style:text-properties style:font-name="Consolas" fo:color="#000000"/>
    </style:style>
    <style:style style:name="T3645" style:parent-style-name="ni" style:family="text">
      <style:text-properties style:font-name="Consolas" fo:color="#800080"/>
    </style:style>
    <style:style style:name="T3646" style:parent-style-name="p" style:family="text">
      <style:text-properties style:font-name="Consolas" fo:color="#000000"/>
    </style:style>
    <style:style style:name="P3647" style:parent-style-name="HTMLconformatoprevio" style:family="paragraph">
      <style:paragraph-properties fo:border="0.0034in solid #E5E7EB" fo:padding="0in" style:shadow="none" fo:background-color="#FFFFFF"/>
    </style:style>
    <style:style style:name="T3648" style:parent-style-name="cl" style:family="text">
      <style:text-properties style:font-name="Consolas" fo:color="#000000"/>
    </style:style>
    <style:style style:name="T3649" style:parent-style-name="p" style:family="text">
      <style:text-properties style:font-name="Consolas" fo:color="#000000"/>
    </style:style>
    <style:style style:name="P3650" style:parent-style-name="HTMLconformatoprevio" style:family="paragraph">
      <style:paragraph-properties fo:border="0.0034in solid #E5E7EB" fo:padding="0in" style:shadow="none" fo:background-color="#FFFFFF"/>
    </style:style>
    <style:style style:name="T3651" style:parent-style-name="p" style:family="text">
      <style:text-properties style:font-name="Consolas" fo:color="#000000"/>
    </style:style>
    <style:style style:name="P3652" style:parent-style-name="NormalWeb" style:family="paragraph">
      <style:paragraph-properties fo:border="0.0034in solid #E5E7EB" fo:padding="0in" style:shadow="none" fo:background-color="#FFFFFF"/>
      <style:text-properties style:font-name="Arial" style:font-name-complex="Arial" fo:color="#000000"/>
    </style:style>
    <style:style style:name="P3653" style:parent-style-name="HTMLconformatoprevio" style:family="paragraph">
      <style:paragraph-properties fo:border="0.0034in solid #E5E7EB" fo:padding="0in" style:shadow="none" fo:background-color="#FFFFFF"/>
    </style:style>
    <style:style style:name="T3654" style:parent-style-name="c1" style:family="text">
      <style:text-properties style:font-name="Consolas" fo:font-style="italic" style:font-style-asian="italic" style:font-style-complex="italic" fo:color="#999988"/>
    </style:style>
    <style:style style:name="P3655" style:parent-style-name="HTMLconformatoprevio" style:family="paragraph">
      <style:paragraph-properties fo:border="0.0034in solid #E5E7EB" fo:padding="0in" style:shadow="none" fo:background-color="#FFFFFF"/>
    </style:style>
    <style:style style:name="T3656" style:parent-style-name="c1" style:family="text">
      <style:text-properties style:font-name="Consolas" fo:font-style="italic" style:font-style-asian="italic" style:font-style-complex="italic" fo:color="#999988"/>
    </style:style>
    <style:style style:name="P3657" style:parent-style-name="HTMLconformatoprevio" style:family="paragraph">
      <style:paragraph-properties fo:border="0.0034in solid #E5E7EB" fo:padding="0in" style:shadow="none" fo:background-color="#FFFFFF"/>
    </style:style>
    <style:style style:name="P3658" style:parent-style-name="HTMLconformatoprevio" style:family="paragraph">
      <style:paragraph-properties fo:border="0.0034in solid #E5E7EB" fo:padding="0in" style:shadow="none" fo:background-color="#FFFFFF"/>
    </style:style>
    <style:style style:name="T3659" style:parent-style-name="c1" style:family="text">
      <style:text-properties style:font-name="Consolas" fo:font-style="italic" style:font-style-asian="italic" style:font-style-complex="italic" fo:color="#999988"/>
    </style:style>
    <style:style style:name="P3660" style:parent-style-name="HTMLconformatoprevio" style:family="paragraph">
      <style:paragraph-properties fo:border="0.0034in solid #E5E7EB" fo:padding="0in" style:shadow="none" fo:background-color="#FFFFFF"/>
    </style:style>
    <style:style style:name="T3661" style:parent-style-name="k" style:family="text">
      <style:text-properties style:font-name="Consolas" fo:font-weight="bold" style:font-weight-asian="bold" style:font-weight-complex="bold" fo:color="#000000"/>
    </style:style>
    <style:style style:name="T3662" style:parent-style-name="cl" style:family="text">
      <style:text-properties style:font-name="Consolas" fo:color="#000000"/>
    </style:style>
    <style:style style:name="T3663" style:parent-style-name="p" style:family="text">
      <style:text-properties style:font-name="Consolas" fo:color="#000000"/>
    </style:style>
    <style:style style:name="T3664" style:parent-style-name="na" style:family="text">
      <style:text-properties style:font-name="Consolas" fo:color="#008080"/>
    </style:style>
    <style:style style:name="T3665" style:parent-style-name="o" style:family="text">
      <style:text-properties style:font-name="Consolas" fo:font-weight="bold" style:font-weight-asian="bold" style:font-weight-complex="bold" fo:color="#000000"/>
    </style:style>
    <style:style style:name="T3666" style:parent-style-name="cl" style:family="text">
      <style:text-properties style:font-name="Consolas" fo:color="#000000"/>
    </style:style>
    <style:style style:name="T3667" style:parent-style-name="mi" style:family="text">
      <style:text-properties style:font-name="Consolas" fo:color="#009999"/>
    </style:style>
    <style:style style:name="T3668" style:parent-style-name="kt" style:family="text">
      <style:text-properties style:font-name="Consolas" fo:font-weight="bold" style:font-weight-asian="bold" style:font-weight-complex="bold" fo:color="#445588"/>
    </style:style>
    <style:style style:name="T3669" style:parent-style-name="p" style:family="text">
      <style:text-properties style:font-name="Consolas" fo:color="#000000"/>
    </style:style>
    <style:style style:name="T3670" style:parent-style-name="cl" style:family="text">
      <style:text-properties style:font-name="Consolas" fo:color="#000000"/>
    </style:style>
    <style:style style:name="T3671" style:parent-style-name="p" style:family="text">
      <style:text-properties style:font-name="Consolas" fo:color="#000000"/>
    </style:style>
    <style:style style:name="T3672" style:parent-style-name="cl" style:family="text">
      <style:text-properties style:font-name="Consolas" fo:color="#000000"/>
    </style:style>
    <style:style style:name="T3673" style:parent-style-name="nc" style:family="text">
      <style:text-properties style:font-name="Consolas" fo:font-weight="bold" style:font-weight-asian="bold" style:font-weight-complex="bold" fo:color="#445588"/>
    </style:style>
    <style:style style:name="T3674" style:parent-style-name="cl" style:family="text">
      <style:text-properties style:font-name="Consolas" fo:color="#000000"/>
    </style:style>
    <style:style style:name="T3675" style:parent-style-name="p" style:family="text">
      <style:text-properties style:font-name="Consolas" fo:color="#000000"/>
    </style:style>
    <style:style style:name="P3676" style:parent-style-name="HTMLconformatoprevio" style:family="paragraph">
      <style:paragraph-properties fo:border="0.0034in solid #E5E7EB" fo:padding="0in" style:shadow="none" fo:background-color="#FFFFFF"/>
    </style:style>
    <style:style style:name="P3677" style:parent-style-name="HTMLconformatoprevio" style:family="paragraph">
      <style:paragraph-properties fo:border="0.0034in solid #E5E7EB" fo:padding="0in" style:shadow="none" fo:background-color="#FFFFFF"/>
    </style:style>
    <style:style style:name="T3678" style:parent-style-name="c1" style:family="text">
      <style:text-properties style:font-name="Consolas" fo:font-style="italic" style:font-style-asian="italic" style:font-style-complex="italic" fo:color="#999988"/>
    </style:style>
    <style:style style:name="P3679" style:parent-style-name="HTMLconformatoprevio" style:family="paragraph">
      <style:paragraph-properties fo:border="0.0034in solid #E5E7EB" fo:padding="0in" style:shadow="none" fo:background-color="#FFFFFF"/>
    </style:style>
    <style:style style:name="T3680" style:parent-style-name="k" style:family="text">
      <style:text-properties style:font-name="Consolas" fo:font-weight="bold" style:font-weight-asian="bold" style:font-weight-complex="bold" fo:color="#000000"/>
    </style:style>
    <style:style style:name="T3681" style:parent-style-name="cl" style:family="text">
      <style:text-properties style:font-name="Consolas" fo:color="#000000"/>
    </style:style>
    <style:style style:name="T3682" style:parent-style-name="p" style:family="text">
      <style:text-properties style:font-name="Consolas" fo:color="#000000"/>
    </style:style>
    <style:style style:name="T3683" style:parent-style-name="na" style:family="text">
      <style:text-properties style:font-name="Consolas" fo:color="#008080"/>
    </style:style>
    <style:style style:name="T3684" style:parent-style-name="o" style:family="text">
      <style:text-properties style:font-name="Consolas" fo:font-weight="bold" style:font-weight-asian="bold" style:font-weight-complex="bold" fo:color="#000000"/>
    </style:style>
    <style:style style:name="T3685" style:parent-style-name="cl" style:family="text">
      <style:text-properties style:font-name="Consolas" fo:color="#000000"/>
    </style:style>
    <style:style style:name="T3686" style:parent-style-name="mi" style:family="text">
      <style:text-properties style:font-name="Consolas" fo:color="#009999"/>
    </style:style>
    <style:style style:name="T3687" style:parent-style-name="kt" style:family="text">
      <style:text-properties style:font-name="Consolas" fo:font-weight="bold" style:font-weight-asian="bold" style:font-weight-complex="bold" fo:color="#445588"/>
    </style:style>
    <style:style style:name="T3688" style:parent-style-name="p" style:family="text">
      <style:text-properties style:font-name="Consolas" fo:color="#000000"/>
    </style:style>
    <style:style style:name="T3689" style:parent-style-name="cl" style:family="text">
      <style:text-properties style:font-name="Consolas" fo:color="#000000"/>
    </style:style>
    <style:style style:name="T3690" style:parent-style-name="p" style:family="text">
      <style:text-properties style:font-name="Consolas" fo:color="#000000"/>
    </style:style>
    <style:style style:name="T3691" style:parent-style-name="cl" style:family="text">
      <style:text-properties style:font-name="Consolas" fo:color="#000000"/>
    </style:style>
    <style:style style:name="T3692" style:parent-style-name="nc" style:family="text">
      <style:text-properties style:font-name="Consolas" fo:font-weight="bold" style:font-weight-asian="bold" style:font-weight-complex="bold" fo:color="#445588"/>
    </style:style>
    <style:style style:name="T3693" style:parent-style-name="cl" style:family="text">
      <style:text-properties style:font-name="Consolas" fo:color="#000000"/>
    </style:style>
    <style:style style:name="T3694" style:parent-style-name="p" style:family="text">
      <style:text-properties style:font-name="Consolas" fo:color="#000000"/>
    </style:style>
    <style:style style:name="P3695" style:parent-style-name="HTMLconformatoprevio" style:family="paragraph">
      <style:paragraph-properties fo:border="0.0034in solid #E5E7EB" fo:padding="0in" style:shadow="none" fo:background-color="#FFFFFF"/>
    </style:style>
    <style:style style:name="P3696" style:parent-style-name="HTMLconformatoprevio" style:family="paragraph">
      <style:paragraph-properties fo:border="0.0034in solid #E5E7EB" fo:padding="0in" style:shadow="none" fo:background-color="#FFFFFF"/>
    </style:style>
    <style:style style:name="T3697" style:parent-style-name="c1" style:family="text">
      <style:text-properties style:font-name="Consolas" fo:font-style="italic" style:font-style-asian="italic" style:font-style-complex="italic" fo:color="#999988"/>
    </style:style>
    <style:style style:name="P3698" style:parent-style-name="HTMLconformatoprevio" style:family="paragraph">
      <style:paragraph-properties fo:border="0.0034in solid #E5E7EB" fo:padding="0in" style:shadow="none" fo:background-color="#FFFFFF"/>
    </style:style>
    <style:style style:name="T3699" style:parent-style-name="k" style:family="text">
      <style:text-properties style:font-name="Consolas" fo:font-weight="bold" style:font-weight-asian="bold" style:font-weight-complex="bold" fo:color="#000000"/>
    </style:style>
    <style:style style:name="T3700" style:parent-style-name="cl" style:family="text">
      <style:text-properties style:font-name="Consolas" fo:color="#000000"/>
    </style:style>
    <style:style style:name="T3701" style:parent-style-name="p" style:family="text">
      <style:text-properties style:font-name="Consolas" fo:color="#000000"/>
    </style:style>
    <style:style style:name="T3702" style:parent-style-name="na" style:family="text">
      <style:text-properties style:font-name="Consolas" fo:color="#008080"/>
    </style:style>
    <style:style style:name="T3703" style:parent-style-name="o" style:family="text">
      <style:text-properties style:font-name="Consolas" fo:font-weight="bold" style:font-weight-asian="bold" style:font-weight-complex="bold" fo:color="#000000"/>
    </style:style>
    <style:style style:name="T3704" style:parent-style-name="cl" style:family="text">
      <style:text-properties style:font-name="Consolas" fo:color="#000000"/>
    </style:style>
    <style:style style:name="T3705" style:parent-style-name="mi" style:family="text">
      <style:text-properties style:font-name="Consolas" fo:color="#009999"/>
    </style:style>
    <style:style style:name="T3706" style:parent-style-name="kt" style:family="text">
      <style:text-properties style:font-name="Consolas" fo:font-weight="bold" style:font-weight-asian="bold" style:font-weight-complex="bold" fo:color="#445588"/>
    </style:style>
    <style:style style:name="T3707" style:parent-style-name="p" style:family="text">
      <style:text-properties style:font-name="Consolas" fo:color="#000000"/>
    </style:style>
    <style:style style:name="T3708" style:parent-style-name="cl" style:family="text">
      <style:text-properties style:font-name="Consolas" fo:color="#000000"/>
    </style:style>
    <style:style style:name="T3709" style:parent-style-name="p" style:family="text">
      <style:text-properties style:font-name="Consolas" fo:color="#000000"/>
    </style:style>
    <style:style style:name="T3710" style:parent-style-name="cl" style:family="text">
      <style:text-properties style:font-name="Consolas" fo:color="#000000"/>
    </style:style>
    <style:style style:name="T3711" style:parent-style-name="nc" style:family="text">
      <style:text-properties style:font-name="Consolas" fo:font-weight="bold" style:font-weight-asian="bold" style:font-weight-complex="bold" fo:color="#445588"/>
    </style:style>
    <style:style style:name="T3712" style:parent-style-name="cl" style:family="text">
      <style:text-properties style:font-name="Consolas" fo:color="#000000"/>
    </style:style>
    <style:style style:name="T3713" style:parent-style-name="p" style:family="text">
      <style:text-properties style:font-name="Consolas" fo:color="#000000"/>
    </style:style>
    <style:style style:name="P3714" style:parent-style-name="HTMLconformatoprevio" style:family="paragraph">
      <style:paragraph-properties fo:border="0.0034in solid #E5E7EB" fo:padding="0in" style:shadow="none" fo:background-color="#FFFFFF"/>
    </style:style>
    <style:style style:name="P3715" style:parent-style-name="HTMLconformatoprevio" style:family="paragraph">
      <style:paragraph-properties fo:border="0.0034in solid #E5E7EB" fo:padding="0in" style:shadow="none" fo:background-color="#FFFFFF"/>
    </style:style>
    <style:style style:name="T3716" style:parent-style-name="c1" style:family="text">
      <style:text-properties style:font-name="Consolas" fo:font-style="italic" style:font-style-asian="italic" style:font-style-complex="italic" fo:color="#999988"/>
    </style:style>
    <style:style style:name="P3717" style:parent-style-name="HTMLconformatoprevio" style:family="paragraph">
      <style:paragraph-properties fo:border="0.0034in solid #E5E7EB" fo:padding="0in" style:shadow="none" fo:background-color="#FFFFFF"/>
    </style:style>
    <style:style style:name="T3718" style:parent-style-name="k" style:family="text">
      <style:text-properties style:font-name="Consolas" fo:font-weight="bold" style:font-weight-asian="bold" style:font-weight-complex="bold" fo:color="#000000"/>
    </style:style>
    <style:style style:name="T3719" style:parent-style-name="cl" style:family="text">
      <style:text-properties style:font-name="Consolas" fo:color="#000000"/>
    </style:style>
    <style:style style:name="T3720" style:parent-style-name="p" style:family="text">
      <style:text-properties style:font-name="Consolas" fo:color="#000000"/>
    </style:style>
    <style:style style:name="T3721" style:parent-style-name="na" style:family="text">
      <style:text-properties style:font-name="Consolas" fo:color="#008080"/>
    </style:style>
    <style:style style:name="T3722" style:parent-style-name="o" style:family="text">
      <style:text-properties style:font-name="Consolas" fo:font-weight="bold" style:font-weight-asian="bold" style:font-weight-complex="bold" fo:color="#000000"/>
    </style:style>
    <style:style style:name="T3723" style:parent-style-name="cl" style:family="text">
      <style:text-properties style:font-name="Consolas" fo:color="#000000"/>
    </style:style>
    <style:style style:name="T3724" style:parent-style-name="mi" style:family="text">
      <style:text-properties style:font-name="Consolas" fo:color="#009999"/>
    </style:style>
    <style:style style:name="T3725" style:parent-style-name="kt" style:family="text">
      <style:text-properties style:font-name="Consolas" fo:font-weight="bold" style:font-weight-asian="bold" style:font-weight-complex="bold" fo:color="#445588"/>
    </style:style>
    <style:style style:name="T3726" style:parent-style-name="p" style:family="text">
      <style:text-properties style:font-name="Consolas" fo:color="#000000"/>
    </style:style>
    <style:style style:name="T3727" style:parent-style-name="cl" style:family="text">
      <style:text-properties style:font-name="Consolas" fo:color="#000000"/>
    </style:style>
    <style:style style:name="T3728" style:parent-style-name="p" style:family="text">
      <style:text-properties style:font-name="Consolas" fo:color="#000000"/>
    </style:style>
    <style:style style:name="T3729" style:parent-style-name="cl" style:family="text">
      <style:text-properties style:font-name="Consolas" fo:color="#000000"/>
    </style:style>
    <style:style style:name="T3730" style:parent-style-name="nc" style:family="text">
      <style:text-properties style:font-name="Consolas" fo:font-weight="bold" style:font-weight-asian="bold" style:font-weight-complex="bold" fo:color="#445588"/>
    </style:style>
    <style:style style:name="T3731" style:parent-style-name="cl" style:family="text">
      <style:text-properties style:font-name="Consolas" fo:color="#000000"/>
    </style:style>
    <style:style style:name="T3732" style:parent-style-name="p" style:family="text">
      <style:text-properties style:font-name="Consolas" fo:color="#000000"/>
    </style:style>
    <style:style style:name="P3733" style:parent-style-name="HTMLconformatoprevio" style:family="paragraph">
      <style:paragraph-properties fo:border="0.0034in solid #E5E7EB" fo:padding="0in" style:shadow="none" fo:background-color="#FFFFFF"/>
    </style:style>
    <style:style style:name="P3734" style:parent-style-name="HTMLconformatoprevio" style:family="paragraph">
      <style:paragraph-properties fo:border="0.0034in solid #E5E7EB" fo:padding="0in" style:shadow="none" fo:background-color="#FFFFFF"/>
    </style:style>
    <style:style style:name="T3735" style:parent-style-name="c1" style:family="text">
      <style:text-properties style:font-name="Consolas" fo:font-style="italic" style:font-style-asian="italic" style:font-style-complex="italic" fo:color="#999988"/>
    </style:style>
    <style:style style:name="P3736" style:parent-style-name="HTMLconformatoprevio" style:family="paragraph">
      <style:paragraph-properties fo:border="0.0034in solid #E5E7EB" fo:padding="0in" style:shadow="none" fo:background-color="#FFFFFF"/>
    </style:style>
    <style:style style:name="T3737" style:parent-style-name="k" style:family="text">
      <style:text-properties style:font-name="Consolas" fo:font-weight="bold" style:font-weight-asian="bold" style:font-weight-complex="bold" fo:color="#000000" fo:language="en" fo:country="US"/>
    </style:style>
    <style:style style:name="T3738" style:parent-style-name="cl" style:family="text">
      <style:text-properties style:font-name="Consolas" fo:color="#000000" fo:language="en" fo:country="US"/>
    </style:style>
    <style:style style:name="T3739" style:parent-style-name="p" style:family="text">
      <style:text-properties style:font-name="Consolas" fo:color="#000000" fo:language="en" fo:country="US"/>
    </style:style>
    <style:style style:name="T3740" style:parent-style-name="na" style:family="text">
      <style:text-properties style:font-name="Consolas" fo:color="#008080" fo:language="en" fo:country="US"/>
    </style:style>
    <style:style style:name="T3741" style:parent-style-name="o" style:family="text">
      <style:text-properties style:font-name="Consolas" fo:font-weight="bold" style:font-weight-asian="bold" style:font-weight-complex="bold" fo:color="#000000" fo:language="en" fo:country="US"/>
    </style:style>
    <style:style style:name="T3742" style:parent-style-name="cl" style:family="text">
      <style:text-properties style:font-name="Consolas" fo:color="#000000" fo:language="en" fo:country="US"/>
    </style:style>
    <style:style style:name="T3743" style:parent-style-name="mi" style:family="text">
      <style:text-properties style:font-name="Consolas" fo:color="#009999" fo:language="en" fo:country="US"/>
    </style:style>
    <style:style style:name="T3744" style:parent-style-name="kt" style:family="text">
      <style:text-properties style:font-name="Consolas" fo:font-weight="bold" style:font-weight-asian="bold" style:font-weight-complex="bold" fo:color="#445588" fo:language="en" fo:country="US"/>
    </style:style>
    <style:style style:name="T3745" style:parent-style-name="p" style:family="text">
      <style:text-properties style:font-name="Consolas" fo:color="#000000" fo:language="en" fo:country="US"/>
    </style:style>
    <style:style style:name="T3746" style:parent-style-name="cl" style:family="text">
      <style:text-properties style:font-name="Consolas" fo:color="#000000" fo:language="en" fo:country="US"/>
    </style:style>
    <style:style style:name="T3747" style:parent-style-name="p" style:family="text">
      <style:text-properties style:font-name="Consolas" fo:color="#000000" fo:language="en" fo:country="US"/>
    </style:style>
    <style:style style:name="T3748" style:parent-style-name="cl" style:family="text">
      <style:text-properties style:font-name="Consolas" fo:color="#000000" fo:language="en" fo:country="US"/>
    </style:style>
    <style:style style:name="T3749" style:parent-style-name="nc" style:family="text">
      <style:text-properties style:font-name="Consolas" fo:font-weight="bold" style:font-weight-asian="bold" style:font-weight-complex="bold" fo:color="#445588" fo:language="en" fo:country="US"/>
    </style:style>
    <style:style style:name="T3750" style:parent-style-name="cl" style:family="text">
      <style:text-properties style:font-name="Consolas" fo:color="#000000" fo:language="en" fo:country="US"/>
    </style:style>
    <style:style style:name="T3751" style:parent-style-name="p" style:family="text">
      <style:text-properties style:font-name="Consolas" fo:color="#000000" fo:language="en" fo:country="US"/>
    </style:style>
    <style:style style:name="P3752" style:parent-style-name="Título3" style:family="paragraph">
      <style:paragraph-properties fo:border="0.0034in solid #E5E7EB" fo:padding="0in" style:shadow="none" fo:background-color="#FFFFFF"/>
      <style:text-properties style:font-name="Arial" style:font-name-complex="Arial" fo:color="#000000" fo:letter-spacing="-0.0027in" fo:language="en" fo:country="US"/>
    </style:style>
    <style:style style:name="P3753" style:parent-style-name="NormalWeb" style:family="paragraph">
      <style:paragraph-properties fo:border="0.0034in solid #E5E7EB" fo:padding="0in" style:shadow="none" fo:background-color="#FFFFFF"/>
    </style:style>
    <style:style style:name="T3754" style:parent-style-name="Fuentedepárrafopredeter." style:family="text">
      <style:text-properties style:font-name="Arial" style:font-name-complex="Arial" fo:color="#000000"/>
    </style:style>
    <style:style style:name="T3755" style:parent-style-name="Énfasis" style:family="text">
      <style:text-properties style:font-name="Arial" style:font-name-complex="Arial" fo:color="#000000"/>
    </style:style>
    <style:style style:name="T3756" style:parent-style-name="Fuentedepárrafopredeter." style:family="text">
      <style:text-properties style:font-name="Arial" style:font-name-complex="Arial" fo:color="#000000"/>
    </style:style>
    <style:style style:name="P3757" style:parent-style-name="HTMLconformatoprevio" style:family="paragraph">
      <style:paragraph-properties fo:border="0.0034in solid #E5E7EB" fo:padding="0in" style:shadow="none" fo:background-color="#FFFFFF"/>
    </style:style>
    <style:style style:name="T3758" style:parent-style-name="c1" style:family="text">
      <style:text-properties style:font-name="Consolas" fo:font-style="italic" style:font-style-asian="italic" style:font-style-complex="italic" fo:color="#999988"/>
    </style:style>
    <style:style style:name="P3759" style:parent-style-name="HTMLconformatoprevio" style:family="paragraph">
      <style:paragraph-properties fo:border="0.0034in solid #E5E7EB" fo:padding="0in" style:shadow="none" fo:background-color="#FFFFFF"/>
    </style:style>
    <style:style style:name="T3760" style:parent-style-name="k" style:family="text">
      <style:text-properties style:font-name="Consolas" fo:font-weight="bold" style:font-weight-asian="bold" style:font-weight-complex="bold" fo:color="#000000" fo:language="en" fo:country="US"/>
    </style:style>
    <style:style style:name="T3761" style:parent-style-name="nd" style:family="text">
      <style:text-properties style:font-name="Consolas" fo:font-weight="bold" style:font-weight-asian="bold" style:font-weight-complex="bold" fo:color="#3C5D5D" fo:language="en" fo:country="US"/>
    </style:style>
    <style:style style:name="T3762" style:parent-style-name="p" style:family="text">
      <style:text-properties style:font-name="Consolas" fo:color="#000000" fo:language="en" fo:country="US"/>
    </style:style>
    <style:style style:name="T3763" style:parent-style-name="n" style:family="text">
      <style:text-properties style:font-name="Consolas" fo:color="#000000" fo:language="en" fo:country="US"/>
    </style:style>
    <style:style style:name="T3764" style:parent-style-name="p" style:family="text">
      <style:text-properties style:font-name="Consolas" fo:color="#000000" fo:language="en" fo:country="US"/>
    </style:style>
    <style:style style:name="T3765" style:parent-style-name="cl" style:family="text">
      <style:text-properties style:font-name="Consolas" fo:color="#000000" fo:language="en" fo:country="US"/>
    </style:style>
    <style:style style:name="T3766" style:parent-style-name="p" style:family="text">
      <style:text-properties style:font-name="Consolas" fo:color="#000000" fo:language="en" fo:country="US"/>
    </style:style>
    <style:style style:name="T3767" style:parent-style-name="cl" style:family="text">
      <style:text-properties style:font-name="Consolas" fo:color="#000000" fo:language="en" fo:country="US"/>
    </style:style>
    <style:style style:name="T3768" style:parent-style-name="nc" style:family="text">
      <style:text-properties style:font-name="Consolas" fo:font-weight="bold" style:font-weight-asian="bold" style:font-weight-complex="bold" fo:color="#445588" fo:language="en" fo:country="US"/>
    </style:style>
    <style:style style:name="T3769" style:parent-style-name="cl" style:family="text">
      <style:text-properties style:font-name="Consolas" fo:color="#000000" fo:language="en" fo:country="US"/>
    </style:style>
    <style:style style:name="T3770" style:parent-style-name="p" style:family="text">
      <style:text-properties style:font-name="Consolas" fo:color="#000000" fo:language="en" fo:country="US"/>
    </style:style>
    <style:style style:name="P3771" style:parent-style-name="HTMLconformatoprevio" style:family="paragraph">
      <style:paragraph-properties fo:border="0.0034in solid #E5E7EB" fo:padding="0in" style:shadow="none" fo:background-color="#FFFFFF"/>
    </style:style>
    <style:style style:name="T3772" style:parent-style-name="k" style:family="text">
      <style:text-properties style:font-name="Consolas" fo:font-weight="bold" style:font-weight-asian="bold" style:font-weight-complex="bold" fo:color="#000000" fo:language="en" fo:country="US"/>
    </style:style>
    <style:style style:name="T3773" style:parent-style-name="nd" style:family="text">
      <style:text-properties style:font-name="Consolas" fo:font-weight="bold" style:font-weight-asian="bold" style:font-weight-complex="bold" fo:color="#3C5D5D" fo:language="en" fo:country="US"/>
    </style:style>
    <style:style style:name="T3774" style:parent-style-name="p" style:family="text">
      <style:text-properties style:font-name="Consolas" fo:color="#000000" fo:language="en" fo:country="US"/>
    </style:style>
    <style:style style:name="T3775" style:parent-style-name="n" style:family="text">
      <style:text-properties style:font-name="Consolas" fo:color="#000000" fo:language="en" fo:country="US"/>
    </style:style>
    <style:style style:name="T3776" style:parent-style-name="p" style:family="text">
      <style:text-properties style:font-name="Consolas" fo:color="#000000" fo:language="en" fo:country="US"/>
    </style:style>
    <style:style style:name="T3777" style:parent-style-name="cl" style:family="text">
      <style:text-properties style:font-name="Consolas" fo:color="#000000" fo:language="en" fo:country="US"/>
    </style:style>
    <style:style style:name="T3778" style:parent-style-name="p" style:family="text">
      <style:text-properties style:font-name="Consolas" fo:color="#000000" fo:language="en" fo:country="US"/>
    </style:style>
    <style:style style:name="T3779" style:parent-style-name="cl" style:family="text">
      <style:text-properties style:font-name="Consolas" fo:color="#000000" fo:language="en" fo:country="US"/>
    </style:style>
    <style:style style:name="T3780" style:parent-style-name="nc" style:family="text">
      <style:text-properties style:font-name="Consolas" fo:font-weight="bold" style:font-weight-asian="bold" style:font-weight-complex="bold" fo:color="#445588" fo:language="en" fo:country="US"/>
    </style:style>
    <style:style style:name="T3781" style:parent-style-name="cl" style:family="text">
      <style:text-properties style:font-name="Consolas" fo:color="#000000" fo:language="en" fo:country="US"/>
    </style:style>
    <style:style style:name="T3782" style:parent-style-name="p" style:family="text">
      <style:text-properties style:font-name="Consolas" fo:color="#000000" fo:language="en" fo:country="US"/>
    </style:style>
    <style:style style:name="P3783" style:parent-style-name="HTMLconformatoprevio" style:family="paragraph">
      <style:paragraph-properties fo:border="0.0034in solid #E5E7EB" fo:padding="0in" style:shadow="none" fo:background-color="#FFFFFF"/>
    </style:style>
    <style:style style:name="T3784" style:parent-style-name="k" style:family="text">
      <style:text-properties style:font-name="Consolas" fo:font-weight="bold" style:font-weight-asian="bold" style:font-weight-complex="bold" fo:color="#000000" fo:language="en" fo:country="US"/>
    </style:style>
    <style:style style:name="T3785" style:parent-style-name="nd" style:family="text">
      <style:text-properties style:font-name="Consolas" fo:font-weight="bold" style:font-weight-asian="bold" style:font-weight-complex="bold" fo:color="#3C5D5D" fo:language="en" fo:country="US"/>
    </style:style>
    <style:style style:name="T3786" style:parent-style-name="p" style:family="text">
      <style:text-properties style:font-name="Consolas" fo:color="#000000" fo:language="en" fo:country="US"/>
    </style:style>
    <style:style style:name="T3787" style:parent-style-name="n" style:family="text">
      <style:text-properties style:font-name="Consolas" fo:color="#000000" fo:language="en" fo:country="US"/>
    </style:style>
    <style:style style:name="T3788" style:parent-style-name="p" style:family="text">
      <style:text-properties style:font-name="Consolas" fo:color="#000000" fo:language="en" fo:country="US"/>
    </style:style>
    <style:style style:name="T3789" style:parent-style-name="cl" style:family="text">
      <style:text-properties style:font-name="Consolas" fo:color="#000000" fo:language="en" fo:country="US"/>
    </style:style>
    <style:style style:name="T3790" style:parent-style-name="p" style:family="text">
      <style:text-properties style:font-name="Consolas" fo:color="#000000" fo:language="en" fo:country="US"/>
    </style:style>
    <style:style style:name="T3791" style:parent-style-name="cl" style:family="text">
      <style:text-properties style:font-name="Consolas" fo:color="#000000" fo:language="en" fo:country="US"/>
    </style:style>
    <style:style style:name="T3792" style:parent-style-name="nc" style:family="text">
      <style:text-properties style:font-name="Consolas" fo:font-weight="bold" style:font-weight-asian="bold" style:font-weight-complex="bold" fo:color="#445588" fo:language="en" fo:country="US"/>
    </style:style>
    <style:style style:name="T3793" style:parent-style-name="cl" style:family="text">
      <style:text-properties style:font-name="Consolas" fo:color="#000000" fo:language="en" fo:country="US"/>
    </style:style>
    <style:style style:name="T3794" style:parent-style-name="p" style:family="text">
      <style:text-properties style:font-name="Consolas" fo:color="#000000" fo:language="en" fo:country="US"/>
    </style:style>
    <style:style style:name="P3795" style:parent-style-name="HTMLconformatoprevio" style:family="paragraph">
      <style:paragraph-properties fo:border="0.0034in solid #E5E7EB" fo:padding="0in" style:shadow="none" fo:background-color="#FFFFFF"/>
    </style:style>
    <style:style style:name="T3796" style:parent-style-name="k" style:family="text">
      <style:text-properties style:font-name="Consolas" fo:font-weight="bold" style:font-weight-asian="bold" style:font-weight-complex="bold" fo:color="#000000" fo:language="en" fo:country="US"/>
    </style:style>
    <style:style style:name="T3797" style:parent-style-name="nd" style:family="text">
      <style:text-properties style:font-name="Consolas" fo:font-weight="bold" style:font-weight-asian="bold" style:font-weight-complex="bold" fo:color="#3C5D5D" fo:language="en" fo:country="US"/>
    </style:style>
    <style:style style:name="T3798" style:parent-style-name="p" style:family="text">
      <style:text-properties style:font-name="Consolas" fo:color="#000000" fo:language="en" fo:country="US"/>
    </style:style>
    <style:style style:name="T3799" style:parent-style-name="n" style:family="text">
      <style:text-properties style:font-name="Consolas" fo:color="#000000" fo:language="en" fo:country="US"/>
    </style:style>
    <style:style style:name="T3800" style:parent-style-name="p" style:family="text">
      <style:text-properties style:font-name="Consolas" fo:color="#000000" fo:language="en" fo:country="US"/>
    </style:style>
    <style:style style:name="T3801" style:parent-style-name="cl" style:family="text">
      <style:text-properties style:font-name="Consolas" fo:color="#000000" fo:language="en" fo:country="US"/>
    </style:style>
    <style:style style:name="T3802" style:parent-style-name="p" style:family="text">
      <style:text-properties style:font-name="Consolas" fo:color="#000000" fo:language="en" fo:country="US"/>
    </style:style>
    <style:style style:name="T3803" style:parent-style-name="cl" style:family="text">
      <style:text-properties style:font-name="Consolas" fo:color="#000000" fo:language="en" fo:country="US"/>
    </style:style>
    <style:style style:name="T3804" style:parent-style-name="nc" style:family="text">
      <style:text-properties style:font-name="Consolas" fo:font-weight="bold" style:font-weight-asian="bold" style:font-weight-complex="bold" fo:color="#445588" fo:language="en" fo:country="US"/>
    </style:style>
    <style:style style:name="T3805" style:parent-style-name="cl" style:family="text">
      <style:text-properties style:font-name="Consolas" fo:color="#000000" fo:language="en" fo:country="US"/>
    </style:style>
    <style:style style:name="T3806" style:parent-style-name="p" style:family="text">
      <style:text-properties style:font-name="Consolas" fo:color="#000000" fo:language="en" fo:country="US"/>
    </style:style>
    <style:style style:name="P3807" style:parent-style-name="HTMLconformatoprevio" style:family="paragraph">
      <style:paragraph-properties fo:border="0.0034in solid #E5E7EB" fo:padding="0in" style:shadow="none" fo:background-color="#FFFFFF"/>
    </style:style>
    <style:style style:name="T3808" style:parent-style-name="k" style:family="text">
      <style:text-properties style:font-name="Consolas" fo:font-weight="bold" style:font-weight-asian="bold" style:font-weight-complex="bold" fo:color="#000000" fo:language="en" fo:country="US"/>
    </style:style>
    <style:style style:name="T3809" style:parent-style-name="nd" style:family="text">
      <style:text-properties style:font-name="Consolas" fo:font-weight="bold" style:font-weight-asian="bold" style:font-weight-complex="bold" fo:color="#3C5D5D" fo:language="en" fo:country="US"/>
    </style:style>
    <style:style style:name="T3810" style:parent-style-name="p" style:family="text">
      <style:text-properties style:font-name="Consolas" fo:color="#000000" fo:language="en" fo:country="US"/>
    </style:style>
    <style:style style:name="T3811" style:parent-style-name="n" style:family="text">
      <style:text-properties style:font-name="Consolas" fo:color="#000000" fo:language="en" fo:country="US"/>
    </style:style>
    <style:style style:name="T3812" style:parent-style-name="p" style:family="text">
      <style:text-properties style:font-name="Consolas" fo:color="#000000" fo:language="en" fo:country="US"/>
    </style:style>
    <style:style style:name="T3813" style:parent-style-name="cl" style:family="text">
      <style:text-properties style:font-name="Consolas" fo:color="#000000" fo:language="en" fo:country="US"/>
    </style:style>
    <style:style style:name="T3814" style:parent-style-name="p" style:family="text">
      <style:text-properties style:font-name="Consolas" fo:color="#000000" fo:language="en" fo:country="US"/>
    </style:style>
    <style:style style:name="T3815" style:parent-style-name="cl" style:family="text">
      <style:text-properties style:font-name="Consolas" fo:color="#000000" fo:language="en" fo:country="US"/>
    </style:style>
    <style:style style:name="T3816" style:parent-style-name="nc" style:family="text">
      <style:text-properties style:font-name="Consolas" fo:font-weight="bold" style:font-weight-asian="bold" style:font-weight-complex="bold" fo:color="#445588" fo:language="en" fo:country="US"/>
    </style:style>
    <style:style style:name="T3817" style:parent-style-name="cl" style:family="text">
      <style:text-properties style:font-name="Consolas" fo:color="#000000" fo:language="en" fo:country="US"/>
    </style:style>
    <style:style style:name="T3818" style:parent-style-name="p" style:family="text">
      <style:text-properties style:font-name="Consolas" fo:color="#000000" fo:language="en" fo:country="US"/>
    </style:style>
    <style:style style:name="P3819" style:parent-style-name="HTMLconformatoprevio" style:family="paragraph">
      <style:paragraph-properties fo:border="0.0034in solid #E5E7EB" fo:padding="0in" style:shadow="none" fo:background-color="#FFFFFF"/>
    </style:style>
    <style:style style:name="P3820" style:parent-style-name="HTMLconformatoprevio" style:family="paragraph">
      <style:paragraph-properties fo:border="0.0034in solid #E5E7EB" fo:padding="0in" style:shadow="none" fo:background-color="#FFFFFF"/>
    </style:style>
    <style:style style:name="T3821" style:parent-style-name="c1" style:family="text">
      <style:text-properties style:font-name="Consolas" fo:font-style="italic" style:font-style-asian="italic" style:font-style-complex="italic" fo:color="#999988"/>
    </style:style>
    <style:style style:name="P3822" style:parent-style-name="HTMLconformatoprevio" style:family="paragraph">
      <style:paragraph-properties fo:border="0.0034in solid #E5E7EB" fo:padding="0in" style:shadow="none" fo:background-color="#FFFFFF"/>
    </style:style>
    <style:style style:name="T3823" style:parent-style-name="k" style:family="text">
      <style:text-properties style:font-name="Consolas" fo:font-weight="bold" style:font-weight-asian="bold" style:font-weight-complex="bold" fo:color="#000000" fo:language="en" fo:country="US"/>
    </style:style>
    <style:style style:name="T3824" style:parent-style-name="nd" style:family="text">
      <style:text-properties style:font-name="Consolas" fo:font-weight="bold" style:font-weight-asian="bold" style:font-weight-complex="bold" fo:color="#3C5D5D" fo:language="en" fo:country="US"/>
    </style:style>
    <style:style style:name="T3825" style:parent-style-name="p" style:family="text">
      <style:text-properties style:font-name="Consolas" fo:color="#000000" fo:language="en" fo:country="US"/>
    </style:style>
    <style:style style:name="T3826" style:parent-style-name="n" style:family="text">
      <style:text-properties style:font-name="Consolas" fo:color="#000000" fo:language="en" fo:country="US"/>
    </style:style>
    <style:style style:name="T3827" style:parent-style-name="p" style:family="text">
      <style:text-properties style:font-name="Consolas" fo:color="#000000" fo:language="en" fo:country="US"/>
    </style:style>
    <style:style style:name="T3828" style:parent-style-name="cl" style:family="text">
      <style:text-properties style:font-name="Consolas" fo:color="#000000" fo:language="en" fo:country="US"/>
    </style:style>
    <style:style style:name="T3829" style:parent-style-name="p" style:family="text">
      <style:text-properties style:font-name="Consolas" fo:color="#000000" fo:language="en" fo:country="US"/>
    </style:style>
    <style:style style:name="P3830" style:parent-style-name="HTMLconformatoprevio" style:family="paragraph">
      <style:paragraph-properties fo:border="0.0034in solid #E5E7EB" fo:padding="0in" style:shadow="none" fo:background-color="#FFFFFF"/>
    </style:style>
    <style:style style:name="T3831" style:parent-style-name="cl" style:family="text">
      <style:text-properties style:font-name="Consolas" fo:color="#000000" fo:language="en" fo:country="US"/>
    </style:style>
    <style:style style:name="T3832" style:parent-style-name="nc" style:family="text">
      <style:text-properties style:font-name="Consolas" fo:font-weight="bold" style:font-weight-asian="bold" style:font-weight-complex="bold" fo:color="#445588"/>
    </style:style>
    <style:style style:name="T3833" style:parent-style-name="cl" style:family="text">
      <style:text-properties style:font-name="Consolas" fo:color="#000000"/>
    </style:style>
    <style:style style:name="T3834" style:parent-style-name="p" style:family="text">
      <style:text-properties style:font-name="Consolas" fo:color="#000000"/>
    </style:style>
    <style:style style:name="P3835" style:parent-style-name="HTMLconformatoprevio" style:family="paragraph">
      <style:paragraph-properties fo:border="0.0034in solid #E5E7EB" fo:padding="0in" style:shadow="none" fo:background-color="#FFFFFF"/>
    </style:style>
    <style:style style:name="T3836" style:parent-style-name="cl" style:family="text">
      <style:text-properties style:font-name="Consolas" fo:color="#000000"/>
    </style:style>
    <style:style style:name="T3837" style:parent-style-name="na" style:family="text">
      <style:text-properties style:font-name="Consolas" fo:color="#008080"/>
    </style:style>
    <style:style style:name="T3838" style:parent-style-name="o" style:family="text">
      <style:text-properties style:font-name="Consolas" fo:font-weight="bold" style:font-weight-asian="bold" style:font-weight-complex="bold" fo:color="#000000"/>
    </style:style>
    <style:style style:name="T3839" style:parent-style-name="cl" style:family="text">
      <style:text-properties style:font-name="Consolas" fo:color="#000000"/>
    </style:style>
    <style:style style:name="T3840" style:parent-style-name="ni" style:family="text">
      <style:text-properties style:font-name="Consolas" fo:color="#800080"/>
    </style:style>
    <style:style style:name="T3841" style:parent-style-name="p" style:family="text">
      <style:text-properties style:font-name="Consolas" fo:color="#000000"/>
    </style:style>
    <style:style style:name="P3842" style:parent-style-name="HTMLconformatoprevio" style:family="paragraph">
      <style:paragraph-properties fo:border="0.0034in solid #E5E7EB" fo:padding="0in" style:shadow="none" fo:background-color="#FFFFFF"/>
    </style:style>
    <style:style style:name="T3843" style:parent-style-name="cl" style:family="text">
      <style:text-properties style:font-name="Consolas" fo:color="#000000"/>
    </style:style>
    <style:style style:name="T3844" style:parent-style-name="p" style:family="text">
      <style:text-properties style:font-name="Consolas" fo:color="#000000"/>
    </style:style>
    <style:style style:name="P3845" style:parent-style-name="HTMLconformatoprevio" style:family="paragraph">
      <style:paragraph-properties fo:border="0.0034in solid #E5E7EB" fo:padding="0in" style:shadow="none" fo:background-color="#FFFFFF"/>
    </style:style>
    <style:style style:name="T3846" style:parent-style-name="p" style:family="text">
      <style:text-properties style:font-name="Consolas" fo:color="#000000"/>
    </style:style>
    <style:style style:name="P3847" style:parent-style-name="NormalWeb" style:family="paragraph">
      <style:paragraph-properties fo:border="0.0034in solid #E5E7EB" fo:padding="0in" style:shadow="none" fo:background-color="#FFFFFF"/>
    </style:style>
    <style:style style:name="T3848" style:parent-style-name="Fuentedepárrafopredeter." style:family="text">
      <style:text-properties style:font-name="Arial" style:font-name-complex="Arial" fo:color="#000000"/>
    </style:style>
    <style:style style:name="T3849" style:parent-style-name="CódigoHTML" style:family="text">
      <style:text-properties style:font-name="Consolas" fo:color="#000000" fo:font-size="11pt" style:font-size-asian="11pt" style:font-size-complex="11pt"/>
    </style:style>
    <style:style style:name="T3850" style:parent-style-name="Fuentedepárrafopredeter." style:family="text">
      <style:text-properties style:font-name="Arial" style:font-name-complex="Arial" fo:color="#000000"/>
    </style:style>
    <style:style style:name="T3851" style:parent-style-name="CódigoHTML" style:family="text">
      <style:text-properties style:font-name="Consolas" fo:color="#000000" fo:font-size="11pt" style:font-size-asian="11pt" style:font-size-complex="11pt"/>
    </style:style>
    <style:style style:name="T3852" style:parent-style-name="Fuentedepárrafopredeter." style:family="text">
      <style:text-properties style:font-name="Arial" style:font-name-complex="Arial" fo:color="#000000"/>
    </style:style>
    <style:style style:name="P3853" style:parent-style-name="HTMLconformatoprevio" style:family="paragraph">
      <style:paragraph-properties fo:border="0.0034in solid #E5E7EB" fo:padding="0in" style:shadow="none" fo:background-color="#FFFFFF"/>
    </style:style>
    <style:style style:name="T3854" style:parent-style-name="c1" style:family="text">
      <style:text-properties style:font-name="Consolas" fo:font-style="italic" style:font-style-asian="italic" style:font-style-complex="italic" fo:color="#999988"/>
    </style:style>
    <style:style style:name="P3855" style:parent-style-name="HTMLconformatoprevio" style:family="paragraph">
      <style:paragraph-properties fo:border="0.0034in solid #E5E7EB" fo:padding="0in" style:shadow="none" fo:background-color="#FFFFFF"/>
    </style:style>
    <style:style style:name="T3856" style:parent-style-name="c1" style:family="text">
      <style:text-properties style:font-name="Consolas" fo:font-style="italic" style:font-style-asian="italic" style:font-style-complex="italic" fo:color="#999988"/>
    </style:style>
    <style:style style:name="P3857" style:parent-style-name="HTMLconformatoprevio" style:family="paragraph">
      <style:paragraph-properties fo:border="0.0034in solid #E5E7EB" fo:padding="0in" style:shadow="none" fo:background-color="#FFFFFF"/>
    </style:style>
    <style:style style:name="P3858" style:parent-style-name="HTMLconformatoprevio" style:family="paragraph">
      <style:paragraph-properties fo:border="0.0034in solid #E5E7EB" fo:padding="0in" style:shadow="none" fo:background-color="#FFFFFF"/>
    </style:style>
    <style:style style:name="T3859" style:parent-style-name="c1" style:family="text">
      <style:text-properties style:font-name="Consolas" fo:font-style="italic" style:font-style-asian="italic" style:font-style-complex="italic" fo:color="#999988"/>
    </style:style>
    <style:style style:name="P3860" style:parent-style-name="HTMLconformatoprevio" style:family="paragraph">
      <style:paragraph-properties fo:border="0.0034in solid #E5E7EB" fo:padding="0in" style:shadow="none" fo:background-color="#FFFFFF"/>
    </style:style>
    <style:style style:name="T3861" style:parent-style-name="k" style:family="text">
      <style:text-properties style:font-name="Consolas" fo:font-weight="bold" style:font-weight-asian="bold" style:font-weight-complex="bold" fo:color="#000000"/>
    </style:style>
    <style:style style:name="T3862" style:parent-style-name="cl" style:family="text">
      <style:text-properties style:font-name="Consolas" fo:color="#000000"/>
    </style:style>
    <style:style style:name="T3863" style:parent-style-name="p" style:family="text">
      <style:text-properties style:font-name="Consolas" fo:color="#000000"/>
    </style:style>
    <style:style style:name="T3864" style:parent-style-name="na" style:family="text">
      <style:text-properties style:font-name="Consolas" fo:color="#008080"/>
    </style:style>
    <style:style style:name="T3865" style:parent-style-name="o" style:family="text">
      <style:text-properties style:font-name="Consolas" fo:font-weight="bold" style:font-weight-asian="bold" style:font-weight-complex="bold" fo:color="#000000"/>
    </style:style>
    <style:style style:name="T3866" style:parent-style-name="cl" style:family="text">
      <style:text-properties style:font-name="Consolas" fo:color="#000000"/>
    </style:style>
    <style:style style:name="T3867" style:parent-style-name="mi" style:family="text">
      <style:text-properties style:font-name="Consolas" fo:color="#009999"/>
    </style:style>
    <style:style style:name="T3868" style:parent-style-name="mf" style:family="text">
      <style:text-properties style:font-name="Consolas" fo:color="#009999"/>
    </style:style>
    <style:style style:name="T3869" style:parent-style-name="kt" style:family="text">
      <style:text-properties style:font-name="Consolas" fo:font-weight="bold" style:font-weight-asian="bold" style:font-weight-complex="bold" fo:color="#445588"/>
    </style:style>
    <style:style style:name="T3870" style:parent-style-name="p" style:family="text">
      <style:text-properties style:font-name="Consolas" fo:color="#000000"/>
    </style:style>
    <style:style style:name="T3871" style:parent-style-name="cl" style:family="text">
      <style:text-properties style:font-name="Consolas" fo:color="#000000"/>
    </style:style>
    <style:style style:name="T3872" style:parent-style-name="p" style:family="text">
      <style:text-properties style:font-name="Consolas" fo:color="#000000"/>
    </style:style>
    <style:style style:name="T3873" style:parent-style-name="cl" style:family="text">
      <style:text-properties style:font-name="Consolas" fo:color="#000000"/>
    </style:style>
    <style:style style:name="T3874" style:parent-style-name="nc" style:family="text">
      <style:text-properties style:font-name="Consolas" fo:font-weight="bold" style:font-weight-asian="bold" style:font-weight-complex="bold" fo:color="#445588"/>
    </style:style>
    <style:style style:name="T3875" style:parent-style-name="cl" style:family="text">
      <style:text-properties style:font-name="Consolas" fo:color="#000000"/>
    </style:style>
    <style:style style:name="T3876" style:parent-style-name="p" style:family="text">
      <style:text-properties style:font-name="Consolas" fo:color="#000000"/>
    </style:style>
    <style:style style:name="P3877" style:parent-style-name="HTMLconformatoprevio" style:family="paragraph">
      <style:paragraph-properties fo:border="0.0034in solid #E5E7EB" fo:padding="0in" style:shadow="none" fo:background-color="#FFFFFF"/>
    </style:style>
    <style:style style:name="P3878" style:parent-style-name="HTMLconformatoprevio" style:family="paragraph">
      <style:paragraph-properties fo:border="0.0034in solid #E5E7EB" fo:padding="0in" style:shadow="none" fo:background-color="#FFFFFF"/>
    </style:style>
    <style:style style:name="T3879" style:parent-style-name="c1" style:family="text">
      <style:text-properties style:font-name="Consolas" fo:font-style="italic" style:font-style-asian="italic" style:font-style-complex="italic" fo:color="#999988"/>
    </style:style>
    <style:style style:name="P3880" style:parent-style-name="HTMLconformatoprevio" style:family="paragraph">
      <style:paragraph-properties fo:border="0.0034in solid #E5E7EB" fo:padding="0in" style:shadow="none" fo:background-color="#FFFFFF"/>
    </style:style>
    <style:style style:name="T3881" style:parent-style-name="k" style:family="text">
      <style:text-properties style:font-name="Consolas" fo:font-weight="bold" style:font-weight-asian="bold" style:font-weight-complex="bold" fo:color="#000000"/>
    </style:style>
    <style:style style:name="T3882" style:parent-style-name="cl" style:family="text">
      <style:text-properties style:font-name="Consolas" fo:color="#000000"/>
    </style:style>
    <style:style style:name="T3883" style:parent-style-name="p" style:family="text">
      <style:text-properties style:font-name="Consolas" fo:color="#000000"/>
    </style:style>
    <style:style style:name="T3884" style:parent-style-name="na" style:family="text">
      <style:text-properties style:font-name="Consolas" fo:color="#008080"/>
    </style:style>
    <style:style style:name="T3885" style:parent-style-name="o" style:family="text">
      <style:text-properties style:font-name="Consolas" fo:font-weight="bold" style:font-weight-asian="bold" style:font-weight-complex="bold" fo:color="#000000"/>
    </style:style>
    <style:style style:name="T3886" style:parent-style-name="cl" style:family="text">
      <style:text-properties style:font-name="Consolas" fo:color="#000000"/>
    </style:style>
    <style:style style:name="T3887" style:parent-style-name="mi" style:family="text">
      <style:text-properties style:font-name="Consolas" fo:color="#009999"/>
    </style:style>
    <style:style style:name="T3888" style:parent-style-name="mf" style:family="text">
      <style:text-properties style:font-name="Consolas" fo:color="#009999"/>
    </style:style>
    <style:style style:name="T3889" style:parent-style-name="kt" style:family="text">
      <style:text-properties style:font-name="Consolas" fo:font-weight="bold" style:font-weight-asian="bold" style:font-weight-complex="bold" fo:color="#445588"/>
    </style:style>
    <style:style style:name="T3890" style:parent-style-name="p" style:family="text">
      <style:text-properties style:font-name="Consolas" fo:color="#000000"/>
    </style:style>
    <style:style style:name="T3891" style:parent-style-name="cl" style:family="text">
      <style:text-properties style:font-name="Consolas" fo:color="#000000"/>
    </style:style>
    <style:style style:name="T3892" style:parent-style-name="p" style:family="text">
      <style:text-properties style:font-name="Consolas" fo:color="#000000"/>
    </style:style>
    <style:style style:name="T3893" style:parent-style-name="cl" style:family="text">
      <style:text-properties style:font-name="Consolas" fo:color="#000000"/>
    </style:style>
    <style:style style:name="T3894" style:parent-style-name="nc" style:family="text">
      <style:text-properties style:font-name="Consolas" fo:font-weight="bold" style:font-weight-asian="bold" style:font-weight-complex="bold" fo:color="#445588"/>
    </style:style>
    <style:style style:name="T3895" style:parent-style-name="cl" style:family="text">
      <style:text-properties style:font-name="Consolas" fo:color="#000000"/>
    </style:style>
    <style:style style:name="T3896" style:parent-style-name="p" style:family="text">
      <style:text-properties style:font-name="Consolas" fo:color="#000000"/>
    </style:style>
    <style:style style:name="P3897" style:parent-style-name="HTMLconformatoprevio" style:family="paragraph">
      <style:paragraph-properties fo:border="0.0034in solid #E5E7EB" fo:padding="0in" style:shadow="none" fo:background-color="#FFFFFF"/>
    </style:style>
    <style:style style:name="P3898" style:parent-style-name="HTMLconformatoprevio" style:family="paragraph">
      <style:paragraph-properties fo:border="0.0034in solid #E5E7EB" fo:padding="0in" style:shadow="none" fo:background-color="#FFFFFF"/>
    </style:style>
    <style:style style:name="T3899" style:parent-style-name="c1" style:family="text">
      <style:text-properties style:font-name="Consolas" fo:font-style="italic" style:font-style-asian="italic" style:font-style-complex="italic" fo:color="#999988"/>
    </style:style>
    <style:style style:name="P3900" style:parent-style-name="HTMLconformatoprevio" style:family="paragraph">
      <style:paragraph-properties fo:border="0.0034in solid #E5E7EB" fo:padding="0in" style:shadow="none" fo:background-color="#FFFFFF"/>
    </style:style>
    <style:style style:name="T3901" style:parent-style-name="k" style:family="text">
      <style:text-properties style:font-name="Consolas" fo:font-weight="bold" style:font-weight-asian="bold" style:font-weight-complex="bold" fo:color="#000000"/>
    </style:style>
    <style:style style:name="T3902" style:parent-style-name="cl" style:family="text">
      <style:text-properties style:font-name="Consolas" fo:color="#000000"/>
    </style:style>
    <style:style style:name="T3903" style:parent-style-name="p" style:family="text">
      <style:text-properties style:font-name="Consolas" fo:color="#000000"/>
    </style:style>
    <style:style style:name="T3904" style:parent-style-name="na" style:family="text">
      <style:text-properties style:font-name="Consolas" fo:color="#008080"/>
    </style:style>
    <style:style style:name="T3905" style:parent-style-name="o" style:family="text">
      <style:text-properties style:font-name="Consolas" fo:font-weight="bold" style:font-weight-asian="bold" style:font-weight-complex="bold" fo:color="#000000"/>
    </style:style>
    <style:style style:name="T3906" style:parent-style-name="cl" style:family="text">
      <style:text-properties style:font-name="Consolas" fo:color="#000000"/>
    </style:style>
    <style:style style:name="T3907" style:parent-style-name="mi" style:family="text">
      <style:text-properties style:font-name="Consolas" fo:color="#009999"/>
    </style:style>
    <style:style style:name="T3908" style:parent-style-name="mf" style:family="text">
      <style:text-properties style:font-name="Consolas" fo:color="#009999"/>
    </style:style>
    <style:style style:name="T3909" style:parent-style-name="kt" style:family="text">
      <style:text-properties style:font-name="Consolas" fo:font-weight="bold" style:font-weight-asian="bold" style:font-weight-complex="bold" fo:color="#445588"/>
    </style:style>
    <style:style style:name="T3910" style:parent-style-name="p" style:family="text">
      <style:text-properties style:font-name="Consolas" fo:color="#000000"/>
    </style:style>
    <style:style style:name="T3911" style:parent-style-name="cl" style:family="text">
      <style:text-properties style:font-name="Consolas" fo:color="#000000"/>
    </style:style>
    <style:style style:name="T3912" style:parent-style-name="p" style:family="text">
      <style:text-properties style:font-name="Consolas" fo:color="#000000"/>
    </style:style>
    <style:style style:name="T3913" style:parent-style-name="cl" style:family="text">
      <style:text-properties style:font-name="Consolas" fo:color="#000000"/>
    </style:style>
    <style:style style:name="T3914" style:parent-style-name="nc" style:family="text">
      <style:text-properties style:font-name="Consolas" fo:font-weight="bold" style:font-weight-asian="bold" style:font-weight-complex="bold" fo:color="#445588"/>
    </style:style>
    <style:style style:name="T3915" style:parent-style-name="cl" style:family="text">
      <style:text-properties style:font-name="Consolas" fo:color="#000000"/>
    </style:style>
    <style:style style:name="T3916" style:parent-style-name="p" style:family="text">
      <style:text-properties style:font-name="Consolas" fo:color="#000000"/>
    </style:style>
    <style:style style:name="P3917" style:parent-style-name="HTMLconformatoprevio" style:family="paragraph">
      <style:paragraph-properties fo:border="0.0034in solid #E5E7EB" fo:padding="0in" style:shadow="none" fo:background-color="#FFFFFF"/>
    </style:style>
    <style:style style:name="P3918" style:parent-style-name="HTMLconformatoprevio" style:family="paragraph">
      <style:paragraph-properties fo:border="0.0034in solid #E5E7EB" fo:padding="0in" style:shadow="none" fo:background-color="#FFFFFF"/>
    </style:style>
    <style:style style:name="T3919" style:parent-style-name="c1" style:family="text">
      <style:text-properties style:font-name="Consolas" fo:font-style="italic" style:font-style-asian="italic" style:font-style-complex="italic" fo:color="#999988"/>
    </style:style>
    <style:style style:name="P3920" style:parent-style-name="HTMLconformatoprevio" style:family="paragraph">
      <style:paragraph-properties fo:border="0.0034in solid #E5E7EB" fo:padding="0in" style:shadow="none" fo:background-color="#FFFFFF"/>
    </style:style>
    <style:style style:name="T3921" style:parent-style-name="k" style:family="text">
      <style:text-properties style:font-name="Consolas" fo:font-weight="bold" style:font-weight-asian="bold" style:font-weight-complex="bold" fo:color="#000000"/>
    </style:style>
    <style:style style:name="T3922" style:parent-style-name="cl" style:family="text">
      <style:text-properties style:font-name="Consolas" fo:color="#000000"/>
    </style:style>
    <style:style style:name="T3923" style:parent-style-name="p" style:family="text">
      <style:text-properties style:font-name="Consolas" fo:color="#000000"/>
    </style:style>
    <style:style style:name="T3924" style:parent-style-name="na" style:family="text">
      <style:text-properties style:font-name="Consolas" fo:color="#008080"/>
    </style:style>
    <style:style style:name="T3925" style:parent-style-name="o" style:family="text">
      <style:text-properties style:font-name="Consolas" fo:font-weight="bold" style:font-weight-asian="bold" style:font-weight-complex="bold" fo:color="#000000"/>
    </style:style>
    <style:style style:name="T3926" style:parent-style-name="cl" style:family="text">
      <style:text-properties style:font-name="Consolas" fo:color="#000000"/>
    </style:style>
    <style:style style:name="T3927" style:parent-style-name="mi" style:family="text">
      <style:text-properties style:font-name="Consolas" fo:color="#009999"/>
    </style:style>
    <style:style style:name="T3928" style:parent-style-name="mf" style:family="text">
      <style:text-properties style:font-name="Consolas" fo:color="#009999"/>
    </style:style>
    <style:style style:name="T3929" style:parent-style-name="kt" style:family="text">
      <style:text-properties style:font-name="Consolas" fo:font-weight="bold" style:font-weight-asian="bold" style:font-weight-complex="bold" fo:color="#445588"/>
    </style:style>
    <style:style style:name="T3930" style:parent-style-name="p" style:family="text">
      <style:text-properties style:font-name="Consolas" fo:color="#000000"/>
    </style:style>
    <style:style style:name="T3931" style:parent-style-name="cl" style:family="text">
      <style:text-properties style:font-name="Consolas" fo:color="#000000"/>
    </style:style>
    <style:style style:name="T3932" style:parent-style-name="p" style:family="text">
      <style:text-properties style:font-name="Consolas" fo:color="#000000"/>
    </style:style>
    <style:style style:name="T3933" style:parent-style-name="cl" style:family="text">
      <style:text-properties style:font-name="Consolas" fo:color="#000000"/>
    </style:style>
    <style:style style:name="T3934" style:parent-style-name="nc" style:family="text">
      <style:text-properties style:font-name="Consolas" fo:font-weight="bold" style:font-weight-asian="bold" style:font-weight-complex="bold" fo:color="#445588"/>
    </style:style>
    <style:style style:name="T3935" style:parent-style-name="cl" style:family="text">
      <style:text-properties style:font-name="Consolas" fo:color="#000000"/>
    </style:style>
    <style:style style:name="T3936" style:parent-style-name="p" style:family="text">
      <style:text-properties style:font-name="Consolas" fo:color="#000000"/>
    </style:style>
    <style:style style:name="P3937" style:parent-style-name="HTMLconformatoprevio" style:family="paragraph">
      <style:paragraph-properties fo:border="0.0034in solid #E5E7EB" fo:padding="0in" style:shadow="none" fo:background-color="#FFFFFF"/>
    </style:style>
    <style:style style:name="P3938" style:parent-style-name="HTMLconformatoprevio" style:family="paragraph">
      <style:paragraph-properties fo:border="0.0034in solid #E5E7EB" fo:padding="0in" style:shadow="none" fo:background-color="#FFFFFF"/>
    </style:style>
    <style:style style:name="T3939" style:parent-style-name="c1" style:family="text">
      <style:text-properties style:font-name="Consolas" fo:font-style="italic" style:font-style-asian="italic" style:font-style-complex="italic" fo:color="#999988"/>
    </style:style>
    <style:style style:name="P3940" style:parent-style-name="HTMLconformatoprevio" style:family="paragraph">
      <style:paragraph-properties fo:border="0.0034in solid #E5E7EB" fo:padding="0in" style:shadow="none" fo:background-color="#FFFFFF"/>
    </style:style>
    <style:style style:name="T3941" style:parent-style-name="k" style:family="text">
      <style:text-properties style:font-name="Consolas" fo:font-weight="bold" style:font-weight-asian="bold" style:font-weight-complex="bold" fo:color="#000000"/>
    </style:style>
    <style:style style:name="T3942" style:parent-style-name="cl" style:family="text">
      <style:text-properties style:font-name="Consolas" fo:color="#000000"/>
    </style:style>
    <style:style style:name="T3943" style:parent-style-name="p" style:family="text">
      <style:text-properties style:font-name="Consolas" fo:color="#000000"/>
    </style:style>
    <style:style style:name="T3944" style:parent-style-name="na" style:family="text">
      <style:text-properties style:font-name="Consolas" fo:color="#008080"/>
    </style:style>
    <style:style style:name="T3945" style:parent-style-name="o" style:family="text">
      <style:text-properties style:font-name="Consolas" fo:font-weight="bold" style:font-weight-asian="bold" style:font-weight-complex="bold" fo:color="#000000"/>
    </style:style>
    <style:style style:name="T3946" style:parent-style-name="cl" style:family="text">
      <style:text-properties style:font-name="Consolas" fo:color="#000000"/>
    </style:style>
    <style:style style:name="T3947" style:parent-style-name="mi" style:family="text">
      <style:text-properties style:font-name="Consolas" fo:color="#009999"/>
    </style:style>
    <style:style style:name="T3948" style:parent-style-name="mf" style:family="text">
      <style:text-properties style:font-name="Consolas" fo:color="#009999"/>
    </style:style>
    <style:style style:name="T3949" style:parent-style-name="kt" style:family="text">
      <style:text-properties style:font-name="Consolas" fo:font-weight="bold" style:font-weight-asian="bold" style:font-weight-complex="bold" fo:color="#445588"/>
    </style:style>
    <style:style style:name="T3950" style:parent-style-name="p" style:family="text">
      <style:text-properties style:font-name="Consolas" fo:color="#000000"/>
    </style:style>
    <style:style style:name="T3951" style:parent-style-name="cl" style:family="text">
      <style:text-properties style:font-name="Consolas" fo:color="#000000"/>
    </style:style>
    <style:style style:name="T3952" style:parent-style-name="p" style:family="text">
      <style:text-properties style:font-name="Consolas" fo:color="#000000"/>
    </style:style>
    <style:style style:name="T3953" style:parent-style-name="cl" style:family="text">
      <style:text-properties style:font-name="Consolas" fo:color="#000000"/>
    </style:style>
    <style:style style:name="T3954" style:parent-style-name="nc" style:family="text">
      <style:text-properties style:font-name="Consolas" fo:font-weight="bold" style:font-weight-asian="bold" style:font-weight-complex="bold" fo:color="#445588"/>
    </style:style>
    <style:style style:name="T3955" style:parent-style-name="cl" style:family="text">
      <style:text-properties style:font-name="Consolas" fo:color="#000000"/>
    </style:style>
    <style:style style:name="T3956" style:parent-style-name="p" style:family="text">
      <style:text-properties style:font-name="Consolas" fo:color="#000000"/>
    </style:style>
    <style:style style:name="P3957" style:parent-style-name="Normal" style:family="paragraph">
      <style:paragraph-properties fo:background-color="#FFFFFF"/>
    </style:style>
    <style:style style:name="T3958" style:parent-style-name="Textoennegrita" style:family="text">
      <style:text-properties style:font-name="Arial" style:font-name-complex="Arial" fo:color="#000000"/>
    </style:style>
    <style:style style:name="T3959" style:parent-style-name="Fuentedepárrafopredeter." style:family="text">
      <style:text-properties style:font-name="Arial" style:font-name-complex="Arial" fo:color="#000000"/>
    </style:style>
    <style:style style:name="T3960" style:parent-style-name="Hipervínculo" style:family="text">
      <style:text-properties style:font-name="Arial" style:font-name-complex="Arial"/>
    </style:style>
    <style:style style:name="T3961" style:parent-style-name="Fuentedepárrafopredeter." style:family="text">
      <style:text-properties style:font-name="Arial" style:font-name-complex="Arial" fo:color="#000000"/>
    </style:style>
    <style:style style:name="T3962" style:parent-style-name="Hipervínculo" style:family="text">
      <style:text-properties style:font-name="Arial" style:font-name-complex="Arial"/>
    </style:style>
    <style:style style:name="T3963" style:parent-style-name="CódigoHTML" style:family="text">
      <style:text-properties style:font-name="Consolas" style:font-name-asian="Aptos" fo:color="#0000FF" fo:font-size="11pt" style:font-size-asian="11pt" style:font-size-complex="11pt" style:text-underline-type="single" style:text-underline-style="solid" style:text-underline-width="auto" style:text-underline-mode="continuous"/>
    </style:style>
    <style:style style:name="T3964" style:parent-style-name="Hipervínculo" style:family="text">
      <style:text-properties style:font-name="Arial" style:font-name-complex="Arial"/>
    </style:style>
    <style:style style:name="T3965" style:parent-style-name="CódigoHTML" style:family="text">
      <style:text-properties style:font-name="Consolas" style:font-name-asian="Aptos" fo:color="#0000FF" fo:font-size="11pt" style:font-size-asian="11pt" style:font-size-complex="11pt" style:text-underline-type="single" style:text-underline-style="solid" style:text-underline-width="auto" style:text-underline-mode="continuous"/>
    </style:style>
    <style:style style:name="T3966" style:parent-style-name="Fuentedepárrafopredeter." style:family="text">
      <style:text-properties style:font-name="Arial" style:font-name-complex="Arial" fo:color="#000000"/>
    </style:style>
    <style:style style:name="P3967"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3968" style:parent-style-name="NormalWeb" style:family="paragraph">
      <style:paragraph-properties fo:border="0.0034in solid #E5E7EB" fo:padding="0in" style:shadow="none" fo:background-color="#FFFFFF"/>
      <style:text-properties style:font-name="Arial" style:font-name-complex="Arial" fo:color="#000000"/>
    </style:style>
    <style:style style:name="P3969" style:parent-style-name="HTMLconformatoprevio" style:family="paragraph">
      <style:paragraph-properties fo:border="0.0034in solid #E5E7EB" fo:padding="0in" style:shadow="none" fo:background-color="#FFFFFF"/>
    </style:style>
    <style:style style:name="T3970" style:parent-style-name="k" style:family="text">
      <style:text-properties style:font-name="Consolas" fo:font-weight="bold" style:font-weight-asian="bold" style:font-weight-complex="bold" fo:color="#000000" fo:language="en" fo:country="US"/>
    </style:style>
    <style:style style:name="T3971" style:parent-style-name="nd" style:family="text">
      <style:text-properties style:font-name="Consolas" fo:font-weight="bold" style:font-weight-asian="bold" style:font-weight-complex="bold" fo:color="#3C5D5D" fo:language="en" fo:country="US"/>
    </style:style>
    <style:style style:name="T3972" style:parent-style-name="p" style:family="text">
      <style:text-properties style:font-name="Consolas" fo:color="#000000" fo:language="en" fo:country="US"/>
    </style:style>
    <style:style style:name="T3973" style:parent-style-name="n" style:family="text">
      <style:text-properties style:font-name="Consolas" fo:color="#000000" fo:language="en" fo:country="US"/>
    </style:style>
    <style:style style:name="T3974" style:parent-style-name="p" style:family="text">
      <style:text-properties style:font-name="Consolas" fo:color="#000000" fo:language="en" fo:country="US"/>
    </style:style>
    <style:style style:name="T3975" style:parent-style-name="cl" style:family="text">
      <style:text-properties style:font-name="Consolas" fo:color="#000000" fo:language="en" fo:country="US"/>
    </style:style>
    <style:style style:name="T3976" style:parent-style-name="p" style:family="text">
      <style:text-properties style:font-name="Consolas" fo:color="#000000" fo:language="en" fo:country="US"/>
    </style:style>
    <style:style style:name="T3977" style:parent-style-name="cl" style:family="text">
      <style:text-properties style:font-name="Consolas" fo:color="#000000" fo:language="en" fo:country="US"/>
    </style:style>
    <style:style style:name="T3978" style:parent-style-name="nc" style:family="text">
      <style:text-properties style:font-name="Consolas" fo:font-weight="bold" style:font-weight-asian="bold" style:font-weight-complex="bold" fo:color="#445588" fo:language="en" fo:country="US"/>
    </style:style>
    <style:style style:name="T3979" style:parent-style-name="cl" style:family="text">
      <style:text-properties style:font-name="Consolas" fo:color="#000000" fo:language="en" fo:country="US"/>
    </style:style>
    <style:style style:name="T3980" style:parent-style-name="p" style:family="text">
      <style:text-properties style:font-name="Consolas" fo:color="#000000" fo:language="en" fo:country="US"/>
    </style:style>
    <style:style style:name="P3981" style:parent-style-name="HTMLconformatoprevio" style:family="paragraph">
      <style:paragraph-properties fo:border="0.0034in solid #E5E7EB" fo:padding="0in" style:shadow="none" fo:background-color="#FFFFFF"/>
    </style:style>
    <style:style style:name="T3982" style:parent-style-name="k" style:family="text">
      <style:text-properties style:font-name="Consolas" fo:font-weight="bold" style:font-weight-asian="bold" style:font-weight-complex="bold" fo:color="#000000" fo:language="en" fo:country="US"/>
    </style:style>
    <style:style style:name="T3983" style:parent-style-name="nd" style:family="text">
      <style:text-properties style:font-name="Consolas" fo:font-weight="bold" style:font-weight-asian="bold" style:font-weight-complex="bold" fo:color="#3C5D5D" fo:language="en" fo:country="US"/>
    </style:style>
    <style:style style:name="T3984" style:parent-style-name="p" style:family="text">
      <style:text-properties style:font-name="Consolas" fo:color="#000000" fo:language="en" fo:country="US"/>
    </style:style>
    <style:style style:name="T3985" style:parent-style-name="n" style:family="text">
      <style:text-properties style:font-name="Consolas" fo:color="#000000" fo:language="en" fo:country="US"/>
    </style:style>
    <style:style style:name="T3986" style:parent-style-name="p" style:family="text">
      <style:text-properties style:font-name="Consolas" fo:color="#000000" fo:language="en" fo:country="US"/>
    </style:style>
    <style:style style:name="T3987" style:parent-style-name="cl" style:family="text">
      <style:text-properties style:font-name="Consolas" fo:color="#000000" fo:language="en" fo:country="US"/>
    </style:style>
    <style:style style:name="T3988" style:parent-style-name="p" style:family="text">
      <style:text-properties style:font-name="Consolas" fo:color="#000000" fo:language="en" fo:country="US"/>
    </style:style>
    <style:style style:name="T3989" style:parent-style-name="cl" style:family="text">
      <style:text-properties style:font-name="Consolas" fo:color="#000000" fo:language="en" fo:country="US"/>
    </style:style>
    <style:style style:name="T3990" style:parent-style-name="nc" style:family="text">
      <style:text-properties style:font-name="Consolas" fo:font-weight="bold" style:font-weight-asian="bold" style:font-weight-complex="bold" fo:color="#445588" fo:language="en" fo:country="US"/>
    </style:style>
    <style:style style:name="T3991" style:parent-style-name="cl" style:family="text">
      <style:text-properties style:font-name="Consolas" fo:color="#000000" fo:language="en" fo:country="US"/>
    </style:style>
    <style:style style:name="T3992" style:parent-style-name="p" style:family="text">
      <style:text-properties style:font-name="Consolas" fo:color="#000000" fo:language="en" fo:country="US"/>
    </style:style>
    <style:style style:name="P3993" style:parent-style-name="HTMLconformatoprevio" style:family="paragraph">
      <style:paragraph-properties fo:border="0.0034in solid #E5E7EB" fo:padding="0in" style:shadow="none" fo:background-color="#FFFFFF"/>
    </style:style>
    <style:style style:name="T3994" style:parent-style-name="k" style:family="text">
      <style:text-properties style:font-name="Consolas" fo:font-weight="bold" style:font-weight-asian="bold" style:font-weight-complex="bold" fo:color="#000000" fo:language="en" fo:country="US"/>
    </style:style>
    <style:style style:name="T3995" style:parent-style-name="nd" style:family="text">
      <style:text-properties style:font-name="Consolas" fo:font-weight="bold" style:font-weight-asian="bold" style:font-weight-complex="bold" fo:color="#3C5D5D" fo:language="en" fo:country="US"/>
    </style:style>
    <style:style style:name="T3996" style:parent-style-name="p" style:family="text">
      <style:text-properties style:font-name="Consolas" fo:color="#000000" fo:language="en" fo:country="US"/>
    </style:style>
    <style:style style:name="T3997" style:parent-style-name="n" style:family="text">
      <style:text-properties style:font-name="Consolas" fo:color="#000000" fo:language="en" fo:country="US"/>
    </style:style>
    <style:style style:name="T3998" style:parent-style-name="p" style:family="text">
      <style:text-properties style:font-name="Consolas" fo:color="#000000" fo:language="en" fo:country="US"/>
    </style:style>
    <style:style style:name="T3999" style:parent-style-name="cl" style:family="text">
      <style:text-properties style:font-name="Consolas" fo:color="#000000" fo:language="en" fo:country="US"/>
    </style:style>
    <style:style style:name="T4000" style:parent-style-name="p" style:family="text">
      <style:text-properties style:font-name="Consolas" fo:color="#000000" fo:language="en" fo:country="US"/>
    </style:style>
    <style:style style:name="T4001" style:parent-style-name="cl" style:family="text">
      <style:text-properties style:font-name="Consolas" fo:color="#000000" fo:language="en" fo:country="US"/>
    </style:style>
    <style:style style:name="T4002" style:parent-style-name="nc" style:family="text">
      <style:text-properties style:font-name="Consolas" fo:font-weight="bold" style:font-weight-asian="bold" style:font-weight-complex="bold" fo:color="#445588" fo:language="en" fo:country="US"/>
    </style:style>
    <style:style style:name="T4003" style:parent-style-name="cl" style:family="text">
      <style:text-properties style:font-name="Consolas" fo:color="#000000" fo:language="en" fo:country="US"/>
    </style:style>
    <style:style style:name="T4004" style:parent-style-name="p" style:family="text">
      <style:text-properties style:font-name="Consolas" fo:color="#000000" fo:language="en" fo:country="US"/>
    </style:style>
    <style:style style:name="P4005" style:parent-style-name="HTMLconformatoprevio" style:family="paragraph">
      <style:paragraph-properties fo:border="0.0034in solid #E5E7EB" fo:padding="0in" style:shadow="none" fo:background-color="#FFFFFF"/>
    </style:style>
    <style:style style:name="T4006" style:parent-style-name="k" style:family="text">
      <style:text-properties style:font-name="Consolas" fo:font-weight="bold" style:font-weight-asian="bold" style:font-weight-complex="bold" fo:color="#000000" fo:language="en" fo:country="US"/>
    </style:style>
    <style:style style:name="T4007" style:parent-style-name="nd" style:family="text">
      <style:text-properties style:font-name="Consolas" fo:font-weight="bold" style:font-weight-asian="bold" style:font-weight-complex="bold" fo:color="#3C5D5D" fo:language="en" fo:country="US"/>
    </style:style>
    <style:style style:name="T4008" style:parent-style-name="p" style:family="text">
      <style:text-properties style:font-name="Consolas" fo:color="#000000" fo:language="en" fo:country="US"/>
    </style:style>
    <style:style style:name="T4009" style:parent-style-name="n" style:family="text">
      <style:text-properties style:font-name="Consolas" fo:color="#000000" fo:language="en" fo:country="US"/>
    </style:style>
    <style:style style:name="T4010" style:parent-style-name="p" style:family="text">
      <style:text-properties style:font-name="Consolas" fo:color="#000000" fo:language="en" fo:country="US"/>
    </style:style>
    <style:style style:name="T4011" style:parent-style-name="cl" style:family="text">
      <style:text-properties style:font-name="Consolas" fo:color="#000000" fo:language="en" fo:country="US"/>
    </style:style>
    <style:style style:name="T4012" style:parent-style-name="p" style:family="text">
      <style:text-properties style:font-name="Consolas" fo:color="#000000" fo:language="en" fo:country="US"/>
    </style:style>
    <style:style style:name="T4013" style:parent-style-name="cl" style:family="text">
      <style:text-properties style:font-name="Consolas" fo:color="#000000" fo:language="en" fo:country="US"/>
    </style:style>
    <style:style style:name="T4014" style:parent-style-name="nc" style:family="text">
      <style:text-properties style:font-name="Consolas" fo:font-weight="bold" style:font-weight-asian="bold" style:font-weight-complex="bold" fo:color="#445588" fo:language="en" fo:country="US"/>
    </style:style>
    <style:style style:name="T4015" style:parent-style-name="cl" style:family="text">
      <style:text-properties style:font-name="Consolas" fo:color="#000000" fo:language="en" fo:country="US"/>
    </style:style>
    <style:style style:name="T4016" style:parent-style-name="p" style:family="text">
      <style:text-properties style:font-name="Consolas" fo:color="#000000" fo:language="en" fo:country="US"/>
    </style:style>
    <style:style style:name="P4017" style:parent-style-name="HTMLconformatoprevio" style:family="paragraph">
      <style:paragraph-properties fo:border="0.0034in solid #E5E7EB" fo:padding="0in" style:shadow="none" fo:background-color="#FFFFFF"/>
    </style:style>
    <style:style style:name="T4018" style:parent-style-name="k" style:family="text">
      <style:text-properties style:font-name="Consolas" fo:font-weight="bold" style:font-weight-asian="bold" style:font-weight-complex="bold" fo:color="#000000" fo:language="en" fo:country="US"/>
    </style:style>
    <style:style style:name="T4019" style:parent-style-name="nd" style:family="text">
      <style:text-properties style:font-name="Consolas" fo:font-weight="bold" style:font-weight-asian="bold" style:font-weight-complex="bold" fo:color="#3C5D5D" fo:language="en" fo:country="US"/>
    </style:style>
    <style:style style:name="T4020" style:parent-style-name="p" style:family="text">
      <style:text-properties style:font-name="Consolas" fo:color="#000000" fo:language="en" fo:country="US"/>
    </style:style>
    <style:style style:name="T4021" style:parent-style-name="n" style:family="text">
      <style:text-properties style:font-name="Consolas" fo:color="#000000" fo:language="en" fo:country="US"/>
    </style:style>
    <style:style style:name="T4022" style:parent-style-name="p" style:family="text">
      <style:text-properties style:font-name="Consolas" fo:color="#000000" fo:language="en" fo:country="US"/>
    </style:style>
    <style:style style:name="T4023" style:parent-style-name="cl" style:family="text">
      <style:text-properties style:font-name="Consolas" fo:color="#000000" fo:language="en" fo:country="US"/>
    </style:style>
    <style:style style:name="T4024" style:parent-style-name="p" style:family="text">
      <style:text-properties style:font-name="Consolas" fo:color="#000000" fo:language="en" fo:country="US"/>
    </style:style>
    <style:style style:name="T4025" style:parent-style-name="cl" style:family="text">
      <style:text-properties style:font-name="Consolas" fo:color="#000000" fo:language="en" fo:country="US"/>
    </style:style>
    <style:style style:name="T4026" style:parent-style-name="nc" style:family="text">
      <style:text-properties style:font-name="Consolas" fo:font-weight="bold" style:font-weight-asian="bold" style:font-weight-complex="bold" fo:color="#445588" fo:language="en" fo:country="US"/>
    </style:style>
    <style:style style:name="T4027" style:parent-style-name="cl" style:family="text">
      <style:text-properties style:font-name="Consolas" fo:color="#000000" fo:language="en" fo:country="US"/>
    </style:style>
    <style:style style:name="T4028" style:parent-style-name="p" style:family="text">
      <style:text-properties style:font-name="Consolas" fo:color="#000000" fo:language="en" fo:country="US"/>
    </style:style>
    <style:style style:name="P4029" style:parent-style-name="HTMLconformatoprevio" style:family="paragraph">
      <style:paragraph-properties fo:border="0.0034in solid #E5E7EB" fo:padding="0in" style:shadow="none" fo:background-color="#FFFFFF"/>
    </style:style>
    <style:style style:name="T4030" style:parent-style-name="k" style:family="text">
      <style:text-properties style:font-name="Consolas" fo:font-weight="bold" style:font-weight-asian="bold" style:font-weight-complex="bold" fo:color="#000000" fo:language="en" fo:country="US"/>
    </style:style>
    <style:style style:name="T4031" style:parent-style-name="nd" style:family="text">
      <style:text-properties style:font-name="Consolas" fo:font-weight="bold" style:font-weight-asian="bold" style:font-weight-complex="bold" fo:color="#3C5D5D" fo:language="en" fo:country="US"/>
    </style:style>
    <style:style style:name="T4032" style:parent-style-name="p" style:family="text">
      <style:text-properties style:font-name="Consolas" fo:color="#000000" fo:language="en" fo:country="US"/>
    </style:style>
    <style:style style:name="T4033" style:parent-style-name="n" style:family="text">
      <style:text-properties style:font-name="Consolas" fo:color="#000000" fo:language="en" fo:country="US"/>
    </style:style>
    <style:style style:name="T4034" style:parent-style-name="p" style:family="text">
      <style:text-properties style:font-name="Consolas" fo:color="#000000" fo:language="en" fo:country="US"/>
    </style:style>
    <style:style style:name="T4035" style:parent-style-name="cl" style:family="text">
      <style:text-properties style:font-name="Consolas" fo:color="#000000" fo:language="en" fo:country="US"/>
    </style:style>
    <style:style style:name="T4036" style:parent-style-name="p" style:family="text">
      <style:text-properties style:font-name="Consolas" fo:color="#000000" fo:language="en" fo:country="US"/>
    </style:style>
    <style:style style:name="T4037" style:parent-style-name="cl" style:family="text">
      <style:text-properties style:font-name="Consolas" fo:color="#000000" fo:language="en" fo:country="US"/>
    </style:style>
    <style:style style:name="T4038" style:parent-style-name="nc" style:family="text">
      <style:text-properties style:font-name="Consolas" fo:font-weight="bold" style:font-weight-asian="bold" style:font-weight-complex="bold" fo:color="#445588" fo:language="en" fo:country="US"/>
    </style:style>
    <style:style style:name="T4039" style:parent-style-name="cl" style:family="text">
      <style:text-properties style:font-name="Consolas" fo:color="#000000" fo:language="en" fo:country="US"/>
    </style:style>
    <style:style style:name="T4040" style:parent-style-name="p" style:family="text">
      <style:text-properties style:font-name="Consolas" fo:color="#000000" fo:language="en" fo:country="US"/>
    </style:style>
    <style:style style:name="P4041" style:parent-style-name="NormalWeb" style:family="paragraph">
      <style:paragraph-properties fo:border="0.0034in solid #E5E7EB" fo:padding="0in" style:shadow="none" fo:background-color="#FFFFFF"/>
    </style:style>
    <style:style style:name="T4042" style:parent-style-name="Fuentedepárrafopredeter." style:family="text">
      <style:text-properties style:font-name="Arial" style:font-name-complex="Arial" fo:color="#000000"/>
    </style:style>
    <style:style style:name="T4043" style:parent-style-name="CódigoHTML" style:family="text">
      <style:text-properties style:font-name="Consolas" fo:color="#000000" fo:font-size="11pt" style:font-size-asian="11pt" style:font-size-complex="11pt"/>
    </style:style>
    <style:style style:name="T4044" style:parent-style-name="Fuentedepárrafopredeter." style:family="text">
      <style:text-properties style:font-name="Arial" style:font-name-complex="Arial" fo:color="#000000"/>
    </style:style>
    <style:style style:name="P4045" style:parent-style-name="HTMLconformatoprevio" style:family="paragraph">
      <style:paragraph-properties fo:border="0.0034in solid #E5E7EB" fo:padding="0in" style:shadow="none" fo:background-color="#FFFFFF"/>
    </style:style>
    <style:style style:name="T4046" style:parent-style-name="k" style:family="text">
      <style:text-properties style:font-name="Consolas" fo:font-weight="bold" style:font-weight-asian="bold" style:font-weight-complex="bold" fo:color="#000000" fo:language="en" fo:country="US"/>
    </style:style>
    <style:style style:name="T4047" style:parent-style-name="cl" style:family="text">
      <style:text-properties style:font-name="Consolas" fo:color="#000000" fo:language="en" fo:country="US"/>
    </style:style>
    <style:style style:name="T4048" style:parent-style-name="p" style:family="text">
      <style:text-properties style:font-name="Consolas" fo:color="#000000" fo:language="en" fo:country="US"/>
    </style:style>
    <style:style style:name="T4049" style:parent-style-name="na" style:family="text">
      <style:text-properties style:font-name="Consolas" fo:color="#008080" fo:language="en" fo:country="US"/>
    </style:style>
    <style:style style:name="T4050" style:parent-style-name="o" style:family="text">
      <style:text-properties style:font-name="Consolas" fo:font-weight="bold" style:font-weight-asian="bold" style:font-weight-complex="bold" fo:color="#000000" fo:language="en" fo:country="US"/>
    </style:style>
    <style:style style:name="T4051" style:parent-style-name="cl" style:family="text">
      <style:text-properties style:font-name="Consolas" fo:color="#000000" fo:language="en" fo:country="US"/>
    </style:style>
    <style:style style:name="T4052" style:parent-style-name="mi" style:family="text">
      <style:text-properties style:font-name="Consolas" fo:color="#009999" fo:language="en" fo:country="US"/>
    </style:style>
    <style:style style:name="T4053" style:parent-style-name="kt" style:family="text">
      <style:text-properties style:font-name="Consolas" fo:font-weight="bold" style:font-weight-asian="bold" style:font-weight-complex="bold" fo:color="#445588" fo:language="en" fo:country="US"/>
    </style:style>
    <style:style style:name="T4054" style:parent-style-name="p" style:family="text">
      <style:text-properties style:font-name="Consolas" fo:color="#000000" fo:language="en" fo:country="US"/>
    </style:style>
    <style:style style:name="T4055" style:parent-style-name="cl" style:family="text">
      <style:text-properties style:font-name="Consolas" fo:color="#000000" fo:language="en" fo:country="US"/>
    </style:style>
    <style:style style:name="T4056" style:parent-style-name="ow" style:family="text">
      <style:text-properties style:font-name="Consolas" fo:font-weight="bold" style:font-weight-asian="bold" style:font-weight-complex="bold" fo:color="#000000" fo:language="en" fo:country="US"/>
    </style:style>
    <style:style style:name="T4057" style:parent-style-name="cl" style:family="text">
      <style:text-properties style:font-name="Consolas" fo:color="#000000" fo:language="en" fo:country="US"/>
    </style:style>
    <style:style style:name="T4058" style:parent-style-name="p" style:family="text">
      <style:text-properties style:font-name="Consolas" fo:color="#000000" fo:language="en" fo:country="US"/>
    </style:style>
    <style:style style:name="T4059" style:parent-style-name="na" style:family="text">
      <style:text-properties style:font-name="Consolas" fo:color="#008080" fo:language="en" fo:country="US"/>
    </style:style>
    <style:style style:name="T4060" style:parent-style-name="o" style:family="text">
      <style:text-properties style:font-name="Consolas" fo:font-weight="bold" style:font-weight-asian="bold" style:font-weight-complex="bold" fo:color="#000000" fo:language="en" fo:country="US"/>
    </style:style>
    <style:style style:name="T4061" style:parent-style-name="cl" style:family="text">
      <style:text-properties style:font-name="Consolas" fo:color="#000000" fo:language="en" fo:country="US"/>
    </style:style>
    <style:style style:name="T4062" style:parent-style-name="mi" style:family="text">
      <style:text-properties style:font-name="Consolas" fo:color="#009999" fo:language="en" fo:country="US"/>
    </style:style>
    <style:style style:name="T4063" style:parent-style-name="mf" style:family="text">
      <style:text-properties style:font-name="Consolas" fo:color="#009999" fo:language="en" fo:country="US"/>
    </style:style>
    <style:style style:name="T4064" style:parent-style-name="kt" style:family="text">
      <style:text-properties style:font-name="Consolas" fo:font-weight="bold" style:font-weight-asian="bold" style:font-weight-complex="bold" fo:color="#445588" fo:language="en" fo:country="US"/>
    </style:style>
    <style:style style:name="T4065" style:parent-style-name="p" style:family="text">
      <style:text-properties style:font-name="Consolas" fo:color="#000000" fo:language="en" fo:country="US"/>
    </style:style>
    <style:style style:name="T4066" style:parent-style-name="cl" style:family="text">
      <style:text-properties style:font-name="Consolas" fo:color="#000000" fo:language="en" fo:country="US"/>
    </style:style>
    <style:style style:name="T4067" style:parent-style-name="p" style:family="text">
      <style:text-properties style:font-name="Consolas" fo:color="#000000" fo:language="en" fo:country="US"/>
    </style:style>
    <style:style style:name="T4068" style:parent-style-name="cl" style:family="text">
      <style:text-properties style:font-name="Consolas" fo:color="#000000" fo:language="en" fo:country="US"/>
    </style:style>
    <style:style style:name="T4069" style:parent-style-name="nc" style:family="text">
      <style:text-properties style:font-name="Consolas" fo:font-weight="bold" style:font-weight-asian="bold" style:font-weight-complex="bold" fo:color="#445588" fo:language="en" fo:country="US"/>
    </style:style>
    <style:style style:name="T4070" style:parent-style-name="cl" style:family="text">
      <style:text-properties style:font-name="Consolas" fo:color="#000000" fo:language="en" fo:country="US"/>
    </style:style>
    <style:style style:name="T4071" style:parent-style-name="p" style:family="text">
      <style:text-properties style:font-name="Consolas" fo:color="#000000" fo:language="en" fo:country="US"/>
    </style:style>
    <style:style style:name="P407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4073" style:parent-style-name="NormalWeb" style:family="paragraph">
      <style:paragraph-properties fo:border="0.0034in solid #E5E7EB" fo:padding="0in" style:shadow="none" fo:background-color="#FFFFFF"/>
      <style:text-properties style:font-name="Arial" style:font-name-complex="Arial" fo:color="#000000"/>
    </style:style>
    <style:style style:name="P4074" style:parent-style-name="HTMLconformatoprevio" style:family="paragraph">
      <style:paragraph-properties fo:border="0.0034in solid #E5E7EB" fo:padding="0in" style:shadow="none" fo:background-color="#FFFFFF"/>
    </style:style>
    <style:style style:name="T4075" style:parent-style-name="k" style:family="text">
      <style:text-properties style:font-name="Consolas" fo:font-weight="bold" style:font-weight-asian="bold" style:font-weight-complex="bold" fo:color="#000000" fo:language="en" fo:country="US"/>
    </style:style>
    <style:style style:name="T4076" style:parent-style-name="nd" style:family="text">
      <style:text-properties style:font-name="Consolas" fo:font-weight="bold" style:font-weight-asian="bold" style:font-weight-complex="bold" fo:color="#3C5D5D" fo:language="en" fo:country="US"/>
    </style:style>
    <style:style style:name="T4077" style:parent-style-name="p" style:family="text">
      <style:text-properties style:font-name="Consolas" fo:color="#000000" fo:language="en" fo:country="US"/>
    </style:style>
    <style:style style:name="T4078" style:parent-style-name="n" style:family="text">
      <style:text-properties style:font-name="Consolas" fo:color="#000000" fo:language="en" fo:country="US"/>
    </style:style>
    <style:style style:name="T4079" style:parent-style-name="o" style:family="text">
      <style:text-properties style:font-name="Consolas" fo:font-weight="bold" style:font-weight-asian="bold" style:font-weight-complex="bold" fo:color="#000000" fo:language="en" fo:country="US"/>
    </style:style>
    <style:style style:name="T4080" style:parent-style-name="cl" style:family="text">
      <style:text-properties style:font-name="Consolas" fo:color="#000000" fo:language="en" fo:country="US"/>
    </style:style>
    <style:style style:name="T4081" style:parent-style-name="n" style:family="text">
      <style:text-properties style:font-name="Consolas" fo:color="#000000" fo:language="en" fo:country="US"/>
    </style:style>
    <style:style style:name="T4082" style:parent-style-name="p" style:family="text">
      <style:text-properties style:font-name="Consolas" fo:color="#000000" fo:language="en" fo:country="US"/>
    </style:style>
    <style:style style:name="T4083" style:parent-style-name="cl" style:family="text">
      <style:text-properties style:font-name="Consolas" fo:color="#000000" fo:language="en" fo:country="US"/>
    </style:style>
    <style:style style:name="T4084" style:parent-style-name="p" style:family="text">
      <style:text-properties style:font-name="Consolas" fo:color="#000000" fo:language="en" fo:country="US"/>
    </style:style>
    <style:style style:name="T4085" style:parent-style-name="cl" style:family="text">
      <style:text-properties style:font-name="Consolas" fo:color="#000000" fo:language="en" fo:country="US"/>
    </style:style>
    <style:style style:name="T4086" style:parent-style-name="nc" style:family="text">
      <style:text-properties style:font-name="Consolas" fo:font-weight="bold" style:font-weight-asian="bold" style:font-weight-complex="bold" fo:color="#445588" fo:language="en" fo:country="US"/>
    </style:style>
    <style:style style:name="T4087" style:parent-style-name="cl" style:family="text">
      <style:text-properties style:font-name="Consolas" fo:color="#000000" fo:language="en" fo:country="US"/>
    </style:style>
    <style:style style:name="T4088" style:parent-style-name="p" style:family="text">
      <style:text-properties style:font-name="Consolas" fo:color="#000000" fo:language="en" fo:country="US"/>
    </style:style>
    <style:style style:name="P4089" style:parent-style-name="NormalWeb" style:family="paragraph">
      <style:paragraph-properties fo:border="0.0034in solid #E5E7EB" fo:padding="0in" style:shadow="none" fo:background-color="#FFFFFF"/>
      <style:text-properties style:font-name="Arial" style:font-name-complex="Arial" fo:color="#000000"/>
    </style:style>
    <style:style style:name="P4090" style:parent-style-name="HTMLconformatoprevio" style:family="paragraph">
      <style:paragraph-properties fo:border="0.0034in solid #E5E7EB" fo:padding="0in" style:shadow="none" fo:background-color="#FFFFFF"/>
    </style:style>
    <style:style style:name="T4091" style:parent-style-name="c1" style:family="text">
      <style:text-properties style:font-name="Consolas" fo:font-style="italic" style:font-style-asian="italic" style:font-style-complex="italic" fo:color="#999988"/>
    </style:style>
    <style:style style:name="P4092" style:parent-style-name="HTMLconformatoprevio" style:family="paragraph">
      <style:paragraph-properties fo:border="0.0034in solid #E5E7EB" fo:padding="0in" style:shadow="none" fo:background-color="#FFFFFF"/>
    </style:style>
    <style:style style:name="T4093" style:parent-style-name="c1" style:family="text">
      <style:text-properties style:font-name="Consolas" fo:font-style="italic" style:font-style-asian="italic" style:font-style-complex="italic" fo:color="#999988"/>
    </style:style>
    <style:style style:name="P4094" style:parent-style-name="HTMLconformatoprevio" style:family="paragraph">
      <style:paragraph-properties fo:border="0.0034in solid #E5E7EB" fo:padding="0in" style:shadow="none" fo:background-color="#FFFFFF"/>
    </style:style>
    <style:style style:name="T4095" style:parent-style-name="k" style:family="text">
      <style:text-properties style:font-name="Consolas" fo:font-weight="bold" style:font-weight-asian="bold" style:font-weight-complex="bold" fo:color="#000000" fo:language="en" fo:country="US"/>
    </style:style>
    <style:style style:name="T4096" style:parent-style-name="cl" style:family="text">
      <style:text-properties style:font-name="Consolas" fo:color="#000000" fo:language="en" fo:country="US"/>
    </style:style>
    <style:style style:name="T4097" style:parent-style-name="p" style:family="text">
      <style:text-properties style:font-name="Consolas" fo:color="#000000" fo:language="en" fo:country="US"/>
    </style:style>
    <style:style style:name="T4098" style:parent-style-name="na" style:family="text">
      <style:text-properties style:font-name="Consolas" fo:color="#008080" fo:language="en" fo:country="US"/>
    </style:style>
    <style:style style:name="T4099" style:parent-style-name="o" style:family="text">
      <style:text-properties style:font-name="Consolas" fo:font-weight="bold" style:font-weight-asian="bold" style:font-weight-complex="bold" fo:color="#000000" fo:language="en" fo:country="US"/>
    </style:style>
    <style:style style:name="T4100" style:parent-style-name="cl" style:family="text">
      <style:text-properties style:font-name="Consolas" fo:color="#000000" fo:language="en" fo:country="US"/>
    </style:style>
    <style:style style:name="T4101" style:parent-style-name="mi" style:family="text">
      <style:text-properties style:font-name="Consolas" fo:color="#009999" fo:language="en" fo:country="US"/>
    </style:style>
    <style:style style:name="T4102" style:parent-style-name="kt" style:family="text">
      <style:text-properties style:font-name="Consolas" fo:font-weight="bold" style:font-weight-asian="bold" style:font-weight-complex="bold" fo:color="#445588" fo:language="en" fo:country="US"/>
    </style:style>
    <style:style style:name="T4103" style:parent-style-name="p" style:family="text">
      <style:text-properties style:font-name="Consolas" fo:color="#000000" fo:language="en" fo:country="US"/>
    </style:style>
    <style:style style:name="T4104" style:parent-style-name="cl" style:family="text">
      <style:text-properties style:font-name="Consolas" fo:color="#000000" fo:language="en" fo:country="US"/>
    </style:style>
    <style:style style:name="T4105" style:parent-style-name="ow" style:family="text">
      <style:text-properties style:font-name="Consolas" fo:font-weight="bold" style:font-weight-asian="bold" style:font-weight-complex="bold" fo:color="#000000" fo:language="en" fo:country="US"/>
    </style:style>
    <style:style style:name="T4106" style:parent-style-name="cl" style:family="text">
      <style:text-properties style:font-name="Consolas" fo:color="#000000" fo:language="en" fo:country="US"/>
    </style:style>
    <style:style style:name="T4107" style:parent-style-name="p" style:family="text">
      <style:text-properties style:font-name="Consolas" fo:color="#000000" fo:language="en" fo:country="US"/>
    </style:style>
    <style:style style:name="T4108" style:parent-style-name="na" style:family="text">
      <style:text-properties style:font-name="Consolas" fo:color="#008080" fo:language="en" fo:country="US"/>
    </style:style>
    <style:style style:name="T4109" style:parent-style-name="o" style:family="text">
      <style:text-properties style:font-name="Consolas" fo:font-weight="bold" style:font-weight-asian="bold" style:font-weight-complex="bold" fo:color="#000000" fo:language="en" fo:country="US"/>
    </style:style>
    <style:style style:name="T4110" style:parent-style-name="cl" style:family="text">
      <style:text-properties style:font-name="Consolas" fo:color="#000000" fo:language="en" fo:country="US"/>
    </style:style>
    <style:style style:name="T4111" style:parent-style-name="mi" style:family="text">
      <style:text-properties style:font-name="Consolas" fo:color="#009999" fo:language="en" fo:country="US"/>
    </style:style>
    <style:style style:name="T4112" style:parent-style-name="mf" style:family="text">
      <style:text-properties style:font-name="Consolas" fo:color="#009999" fo:language="en" fo:country="US"/>
    </style:style>
    <style:style style:name="T4113" style:parent-style-name="kt" style:family="text">
      <style:text-properties style:font-name="Consolas" fo:font-weight="bold" style:font-weight-asian="bold" style:font-weight-complex="bold" fo:color="#445588" fo:language="en" fo:country="US"/>
    </style:style>
    <style:style style:name="T4114" style:parent-style-name="p" style:family="text">
      <style:text-properties style:font-name="Consolas" fo:color="#000000" fo:language="en" fo:country="US"/>
    </style:style>
    <style:style style:name="T4115" style:parent-style-name="cl" style:family="text">
      <style:text-properties style:font-name="Consolas" fo:color="#000000" fo:language="en" fo:country="US"/>
    </style:style>
    <style:style style:name="T4116" style:parent-style-name="p" style:family="text">
      <style:text-properties style:font-name="Consolas" fo:color="#000000" fo:language="en" fo:country="US"/>
    </style:style>
    <style:style style:name="T4117" style:parent-style-name="cl" style:family="text">
      <style:text-properties style:font-name="Consolas" fo:color="#000000" fo:language="en" fo:country="US"/>
    </style:style>
    <style:style style:name="T4118" style:parent-style-name="nc" style:family="text">
      <style:text-properties style:font-name="Consolas" fo:font-weight="bold" style:font-weight-asian="bold" style:font-weight-complex="bold" fo:color="#445588" fo:language="en" fo:country="US"/>
    </style:style>
    <style:style style:name="T4119" style:parent-style-name="cl" style:family="text">
      <style:text-properties style:font-name="Consolas" fo:color="#000000" fo:language="en" fo:country="US"/>
    </style:style>
    <style:style style:name="T4120" style:parent-style-name="p" style:family="text">
      <style:text-properties style:font-name="Consolas" fo:color="#000000" fo:language="en" fo:country="US"/>
    </style:style>
    <style:style style:name="P4121"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4122" style:parent-style-name="NormalWeb" style:family="paragraph">
      <style:paragraph-properties fo:border="0.0034in solid #E5E7EB" fo:padding="0in" style:shadow="none" fo:background-color="#FFFFFF"/>
      <style:text-properties style:font-name="Arial" style:font-name-complex="Arial" fo:color="#000000"/>
    </style:style>
    <style:style style:name="P412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124" style:parent-style-name="NormalWeb" style:family="paragraph">
      <style:paragraph-properties fo:border="0.0034in solid #E5E7EB" fo:padding="0in" style:shadow="none" fo:background-color="#FFFFFF"/>
    </style:style>
    <style:style style:name="T4125" style:parent-style-name="Fuentedepárrafopredeter." style:family="text">
      <style:text-properties style:font-name="Arial" style:font-name-complex="Arial" fo:color="#000000"/>
    </style:style>
    <style:style style:name="T4126" style:parent-style-name="Textoennegrita" style:family="text">
      <style:text-properties style:font-name="Arial" style:font-name-complex="Arial" fo:color="#000000"/>
    </style:style>
    <style:style style:name="T4127" style:parent-style-name="Fuentedepárrafopredeter." style:family="text">
      <style:text-properties style:font-name="Arial" style:font-name-complex="Arial" fo:color="#000000"/>
    </style:style>
    <style:style style:name="T4128" style:parent-style-name="Énfasis" style:family="text">
      <style:text-properties style:font-name="Arial" style:font-name-complex="Arial" fo:color="#000000"/>
    </style:style>
    <style:style style:name="T4129" style:parent-style-name="Fuentedepárrafopredeter." style:family="text">
      <style:text-properties style:font-name="Arial" style:font-name-complex="Arial" fo:color="#000000"/>
    </style:style>
    <style:style style:name="P4130" style:parent-style-name="NormalWeb" style:family="paragraph">
      <style:paragraph-properties fo:border="0.0034in solid #E5E7EB" fo:padding="0in" style:shadow="none" fo:background-color="#FFFFFF"/>
      <style:text-properties style:font-name="Arial" style:font-name-complex="Arial" fo:color="#000000"/>
    </style:style>
    <style:style style:name="P4131" style:parent-style-name="Normal" style:family="paragraph">
      <style:paragraph-properties fo:border="0.0034in solid #E5E7EB" fo:padding="0in" style:shadow="none" fo:margin-top="0.0694in" fo:margin-bottom="0.0694in" fo:line-height="100%" fo:background-color="#FFFFFF"/>
    </style:style>
    <style:style style:name="T4132" style:parent-style-name="CódigoHTML" style:family="text">
      <style:text-properties style:font-name="Consolas" style:font-name-asian="Aptos" fo:color="#000000"/>
    </style:style>
    <style:style style:name="T4133" style:parent-style-name="Fuentedepárrafopredeter." style:family="text">
      <style:text-properties style:font-name="Arial" style:font-name-complex="Arial" fo:color="#000000"/>
    </style:style>
    <style:style style:name="T4134" style:parent-style-name="CódigoHTML" style:family="text">
      <style:text-properties style:font-name="Consolas" style:font-name-asian="Aptos" fo:color="#000000"/>
    </style:style>
    <style:style style:name="T4135" style:parent-style-name="Fuentedepárrafopredeter." style:family="text">
      <style:text-properties style:font-name="Arial" style:font-name-complex="Arial" fo:color="#000000"/>
    </style:style>
    <style:style style:name="P4136" style:parent-style-name="Normal" style:family="paragraph">
      <style:paragraph-properties fo:border="0.0034in solid #E5E7EB" fo:padding="0in" style:shadow="none" fo:margin-top="0.0694in" fo:margin-bottom="0.0694in" fo:line-height="100%" fo:background-color="#FFFFFF"/>
    </style:style>
    <style:style style:name="T4137" style:parent-style-name="CódigoHTML" style:family="text">
      <style:text-properties style:font-name="Consolas" style:font-name-asian="Aptos" fo:color="#000000"/>
    </style:style>
    <style:style style:name="T4138" style:parent-style-name="Fuentedepárrafopredeter." style:family="text">
      <style:text-properties style:font-name="Arial" style:font-name-complex="Arial" fo:color="#000000"/>
    </style:style>
    <style:style style:name="T4139" style:parent-style-name="CódigoHTML" style:family="text">
      <style:text-properties style:font-name="Consolas" style:font-name-asian="Aptos" fo:color="#000000"/>
    </style:style>
    <style:style style:name="T4140" style:parent-style-name="Fuentedepárrafopredeter." style:family="text">
      <style:text-properties style:font-name="Arial" style:font-name-complex="Arial" fo:color="#000000"/>
    </style:style>
    <style:style style:name="P4141" style:parent-style-name="Normal" style:family="paragraph">
      <style:paragraph-properties fo:border="0.0034in solid #E5E7EB" fo:padding="0in" style:shadow="none" fo:margin-top="0.0694in" fo:margin-bottom="0.0694in" fo:line-height="100%" fo:background-color="#FFFFFF"/>
    </style:style>
    <style:style style:name="T4142" style:parent-style-name="CódigoHTML" style:family="text">
      <style:text-properties style:font-name="Consolas" style:font-name-asian="Aptos" fo:color="#000000"/>
    </style:style>
    <style:style style:name="T4143" style:parent-style-name="Fuentedepárrafopredeter." style:family="text">
      <style:text-properties style:font-name="Arial" style:font-name-complex="Arial" fo:color="#000000"/>
    </style:style>
    <style:style style:name="T4144" style:parent-style-name="CódigoHTML" style:family="text">
      <style:text-properties style:font-name="Consolas" style:font-name-asian="Aptos" fo:color="#000000"/>
    </style:style>
    <style:style style:name="T4145" style:parent-style-name="Fuentedepárrafopredeter." style:family="text">
      <style:text-properties style:font-name="Arial" style:font-name-complex="Arial" fo:color="#000000"/>
    </style:style>
    <style:style style:name="P4146" style:parent-style-name="NormalWeb" style:family="paragraph">
      <style:paragraph-properties fo:border="0.0034in solid #E5E7EB" fo:padding="0in" style:shadow="none" fo:background-color="#FFFFFF"/>
    </style:style>
    <style:style style:name="T4147" style:parent-style-name="Fuentedepárrafopredeter." style:family="text">
      <style:text-properties style:font-name="Arial" style:font-name-complex="Arial" fo:color="#000000"/>
    </style:style>
    <style:style style:name="T4148" style:parent-style-name="CódigoHTML" style:family="text">
      <style:text-properties style:font-name="Consolas" fo:color="#000000" fo:font-size="11pt" style:font-size-asian="11pt" style:font-size-complex="11pt"/>
    </style:style>
    <style:style style:name="T4149" style:parent-style-name="Fuentedepárrafopredeter." style:family="text">
      <style:text-properties style:font-name="Arial" style:font-name-complex="Arial" fo:color="#000000"/>
    </style:style>
    <style:style style:name="T4150" style:parent-style-name="CódigoHTML" style:family="text">
      <style:text-properties style:font-name="Consolas" fo:color="#000000" fo:font-size="11pt" style:font-size-asian="11pt" style:font-size-complex="11pt"/>
    </style:style>
    <style:style style:name="T4151" style:parent-style-name="Fuentedepárrafopredeter." style:family="text">
      <style:text-properties style:font-name="Arial" style:font-name-complex="Arial" fo:color="#000000"/>
    </style:style>
    <style:style style:name="T4152" style:parent-style-name="CódigoHTML" style:family="text">
      <style:text-properties style:font-name="Consolas" fo:color="#000000" fo:font-size="11pt" style:font-size-asian="11pt" style:font-size-complex="11pt"/>
    </style:style>
    <style:style style:name="T4153" style:parent-style-name="Fuentedepárrafopredeter." style:family="text">
      <style:text-properties style:font-name="Arial" style:font-name-complex="Arial" fo:color="#000000"/>
    </style:style>
    <style:style style:name="P4154" style:parent-style-name="NormalWeb" style:family="paragraph">
      <style:paragraph-properties fo:border="0.0034in solid #E5E7EB" fo:padding="0in" style:shadow="none" fo:background-color="#FFFFFF"/>
    </style:style>
    <style:style style:name="T4155" style:parent-style-name="Fuentedepárrafopredeter." style:family="text">
      <style:text-properties style:font-name="Arial" style:font-name-complex="Arial" fo:color="#000000"/>
    </style:style>
    <style:style style:name="T4156" style:parent-style-name="Hipervínculo" style:family="text">
      <style:text-properties style:font-name="Arial" style:font-name-complex="Arial"/>
    </style:style>
    <style:style style:name="T4157" style:parent-style-name="Fuentedepárrafopredeter." style:family="text">
      <style:text-properties style:font-name="Arial" style:font-name-complex="Arial" fo:color="#000000"/>
    </style:style>
    <style:style style:name="TableColumn4159" style:family="table-column">
      <style:table-column-properties style:column-width="1.2534in"/>
    </style:style>
    <style:style style:name="TableColumn4160" style:family="table-column">
      <style:table-column-properties style:column-width="0.7847in"/>
    </style:style>
    <style:style style:name="TableColumn4161" style:family="table-column">
      <style:table-column-properties style:column-width="0.5062in"/>
    </style:style>
    <style:style style:name="TableColumn4162" style:family="table-column">
      <style:table-column-properties style:column-width="0.5763in"/>
    </style:style>
    <style:style style:name="TableColumn4163" style:family="table-column">
      <style:table-column-properties style:column-width="0.5062in"/>
    </style:style>
    <style:style style:name="TableColumn4164" style:family="table-column">
      <style:table-column-properties style:column-width="0.5881in"/>
    </style:style>
    <style:style style:name="TableColumn4165" style:family="table-column">
      <style:table-column-properties style:column-width="0.6243in"/>
    </style:style>
    <style:style style:name="Table4158" style:family="table">
      <style:table-properties style:width="4.8395in" fo:margin-left="0in" table:align="left"/>
    </style:style>
    <style:style style:name="TableRow4166" style:family="table-row">
      <style:table-row-properties/>
    </style:style>
    <style:style style:name="TableCell4167" style:family="table-cell">
      <style:table-cell-properties fo:border="0.0104in solid #000000" style:writing-mode="lr-tb" style:vertical-align="middle" fo:padding-top="0in" fo:padding-left="0in" fo:padding-bottom="0in" fo:padding-right="0in"/>
    </style:style>
    <style:style style:name="P4168" style:parent-style-name="Normal" style:family="paragraph">
      <style:text-properties style:font-name="Arial" style:font-name-complex="Arial" fo:color="#000000"/>
    </style:style>
    <style:style style:name="TableCell4169" style:family="table-cell">
      <style:table-cell-properties fo:border="0.0104in solid #000000" style:writing-mode="lr-tb" style:vertical-align="middle" fo:padding-top="0in" fo:padding-left="0in" fo:padding-bottom="0in" fo:padding-right="0in"/>
    </style:style>
    <style:style style:name="P4170" style:parent-style-name="Normal" style:family="paragraph">
      <style:paragraph-properties fo:text-align="center"/>
    </style:style>
    <style:style style:name="T4171" style:parent-style-name="Fuentedepárrafopredeter." style:family="text">
      <style:text-properties fo:font-weight="bold" style:font-weight-asian="bold" style:font-weight-complex="bold"/>
    </style:style>
    <style:style style:name="T4172" style:parent-style-name="Fuentedepárrafopredeter." style:family="text">
      <style:text-properties fo:font-weight="bold" style:font-weight-asian="bold" style:font-weight-complex="bold"/>
    </style:style>
    <style:style style:name="T4173" style:parent-style-name="fw-normal" style:family="text">
      <style:text-properties fo:font-weight="bold" style:font-weight-asian="bold" style:font-weight-complex="bold"/>
    </style:style>
    <style:style style:name="TableCell4174" style:family="table-cell">
      <style:table-cell-properties fo:border="0.0104in solid #000000" style:writing-mode="lr-tb" style:vertical-align="middle" fo:padding-top="0in" fo:padding-left="0in" fo:padding-bottom="0in" fo:padding-right="0in"/>
    </style:style>
    <style:style style:name="P4175" style:parent-style-name="Normal" style:family="paragraph">
      <style:paragraph-properties fo:text-align="center"/>
    </style:style>
    <style:style style:name="T4176" style:parent-style-name="Fuentedepárrafopredeter." style:family="text">
      <style:text-properties fo:font-weight="bold" style:font-weight-asian="bold" style:font-weight-complex="bold"/>
    </style:style>
    <style:style style:name="T4177" style:parent-style-name="Fuentedepárrafopredeter." style:family="text">
      <style:text-properties fo:font-weight="bold" style:font-weight-asian="bold" style:font-weight-complex="bold"/>
    </style:style>
    <style:style style:name="T4178" style:parent-style-name="fw-normal" style:family="text">
      <style:text-properties fo:font-weight="bold" style:font-weight-asian="bold" style:font-weight-complex="bold"/>
    </style:style>
    <style:style style:name="TableCell4179" style:family="table-cell">
      <style:table-cell-properties fo:border="0.0104in solid #000000" style:writing-mode="lr-tb" style:vertical-align="middle" fo:padding-top="0in" fo:padding-left="0in" fo:padding-bottom="0in" fo:padding-right="0in"/>
    </style:style>
    <style:style style:name="P4180" style:parent-style-name="Normal" style:family="paragraph">
      <style:paragraph-properties fo:text-align="center"/>
    </style:style>
    <style:style style:name="T4181" style:parent-style-name="Fuentedepárrafopredeter." style:family="text">
      <style:text-properties fo:font-weight="bold" style:font-weight-asian="bold" style:font-weight-complex="bold"/>
    </style:style>
    <style:style style:name="T4182" style:parent-style-name="Fuentedepárrafopredeter." style:family="text">
      <style:text-properties fo:font-weight="bold" style:font-weight-asian="bold" style:font-weight-complex="bold"/>
    </style:style>
    <style:style style:name="T4183" style:parent-style-name="fw-normal" style:family="text">
      <style:text-properties fo:font-weight="bold" style:font-weight-asian="bold" style:font-weight-complex="bold"/>
    </style:style>
    <style:style style:name="TableCell4184" style:family="table-cell">
      <style:table-cell-properties fo:border="0.0104in solid #000000" style:writing-mode="lr-tb" style:vertical-align="middle" fo:padding-top="0in" fo:padding-left="0in" fo:padding-bottom="0in" fo:padding-right="0in"/>
    </style:style>
    <style:style style:name="P4185" style:parent-style-name="Normal" style:family="paragraph">
      <style:paragraph-properties fo:text-align="center"/>
    </style:style>
    <style:style style:name="T4186" style:parent-style-name="Fuentedepárrafopredeter." style:family="text">
      <style:text-properties fo:font-weight="bold" style:font-weight-asian="bold" style:font-weight-complex="bold"/>
    </style:style>
    <style:style style:name="T4187" style:parent-style-name="Fuentedepárrafopredeter." style:family="text">
      <style:text-properties fo:font-weight="bold" style:font-weight-asian="bold" style:font-weight-complex="bold"/>
    </style:style>
    <style:style style:name="T4188" style:parent-style-name="fw-normal" style:family="text">
      <style:text-properties fo:font-weight="bold" style:font-weight-asian="bold" style:font-weight-complex="bold"/>
    </style:style>
    <style:style style:name="TableCell4189" style:family="table-cell">
      <style:table-cell-properties fo:border="0.0104in solid #000000" style:writing-mode="lr-tb" style:vertical-align="middle" fo:padding-top="0in" fo:padding-left="0in" fo:padding-bottom="0in" fo:padding-right="0in"/>
    </style:style>
    <style:style style:name="P4190" style:parent-style-name="Normal" style:family="paragraph">
      <style:paragraph-properties fo:text-align="center"/>
    </style:style>
    <style:style style:name="T4191" style:parent-style-name="Fuentedepárrafopredeter." style:family="text">
      <style:text-properties fo:font-weight="bold" style:font-weight-asian="bold" style:font-weight-complex="bold"/>
    </style:style>
    <style:style style:name="T4192" style:parent-style-name="Fuentedepárrafopredeter." style:family="text">
      <style:text-properties fo:font-weight="bold" style:font-weight-asian="bold" style:font-weight-complex="bold"/>
    </style:style>
    <style:style style:name="T4193" style:parent-style-name="fw-normal" style:family="text">
      <style:text-properties fo:font-weight="bold" style:font-weight-asian="bold" style:font-weight-complex="bold"/>
    </style:style>
    <style:style style:name="TableCell4194" style:family="table-cell">
      <style:table-cell-properties fo:border="0.0104in solid #000000" style:writing-mode="lr-tb" style:vertical-align="middle" fo:padding-top="0in" fo:padding-left="0in" fo:padding-bottom="0in" fo:padding-right="0in"/>
    </style:style>
    <style:style style:name="P4195" style:parent-style-name="Normal" style:family="paragraph">
      <style:paragraph-properties fo:text-align="center"/>
    </style:style>
    <style:style style:name="T4196" style:parent-style-name="Fuentedepárrafopredeter." style:family="text">
      <style:text-properties fo:font-weight="bold" style:font-weight-asian="bold" style:font-weight-complex="bold"/>
    </style:style>
    <style:style style:name="T4197" style:parent-style-name="Fuentedepárrafopredeter." style:family="text">
      <style:text-properties fo:font-weight="bold" style:font-weight-asian="bold" style:font-weight-complex="bold"/>
    </style:style>
    <style:style style:name="T4198" style:parent-style-name="fw-normal" style:family="text">
      <style:text-properties fo:font-weight="bold" style:font-weight-asian="bold" style:font-weight-complex="bold"/>
    </style:style>
    <style:style style:name="TableRow4199" style:family="table-row">
      <style:table-row-properties/>
    </style:style>
    <style:style style:name="TableCell4200" style:family="table-cell">
      <style:table-cell-properties fo:border="0.0104in solid #000000" style:writing-mode="lr-tb" style:vertical-align="middle" fo:padding-top="0in" fo:padding-left="0in" fo:padding-bottom="0in" fo:padding-right="0in"/>
    </style:style>
    <style:style style:name="P4201" style:parent-style-name="Normal" style:family="paragraph">
      <style:paragraph-properties fo:text-align="center"/>
    </style:style>
    <style:style style:name="T4202" style:parent-style-name="CódigoHTML" style:family="text">
      <style:text-properties style:font-name="Consolas" style:font-name-asian="Aptos" fo:font-weight="bold" style:font-weight-asian="bold" style:font-weight-complex="bold"/>
    </style:style>
    <style:style style:name="TableCell4203" style:family="table-cell">
      <style:table-cell-properties fo:border="0.0104in solid #000000" style:writing-mode="lr-tb" style:vertical-align="middle" fo:padding-top="0in" fo:padding-left="0in" fo:padding-bottom="0in" fo:padding-right="0in"/>
    </style:style>
    <style:style style:name="TableCell4204" style:family="table-cell">
      <style:table-cell-properties fo:border="0.0104in solid #000000" style:writing-mode="lr-tb" style:vertical-align="middle" fo:padding-top="0in" fo:padding-left="0in" fo:padding-bottom="0in" fo:padding-right="0in"/>
    </style:style>
    <style:style style:name="TableCell4205" style:family="table-cell">
      <style:table-cell-properties fo:border="0.0104in solid #000000" style:writing-mode="lr-tb" style:vertical-align="middle" fo:padding-top="0in" fo:padding-left="0in" fo:padding-bottom="0in" fo:padding-right="0in"/>
    </style:style>
    <style:style style:name="TableCell4206" style:family="table-cell">
      <style:table-cell-properties fo:border="0.0104in solid #000000" style:writing-mode="lr-tb" style:vertical-align="middle" fo:padding-top="0in" fo:padding-left="0in" fo:padding-bottom="0in" fo:padding-right="0in"/>
    </style:style>
    <style:style style:name="TableCell4207" style:family="table-cell">
      <style:table-cell-properties fo:border="0.0104in solid #000000" style:writing-mode="lr-tb" style:vertical-align="middle" fo:padding-top="0in" fo:padding-left="0in" fo:padding-bottom="0in" fo:padding-right="0in"/>
    </style:style>
    <style:style style:name="TableCell4208" style:family="table-cell">
      <style:table-cell-properties fo:border="0.0104in solid #000000" style:writing-mode="lr-tb" style:vertical-align="middle" fo:padding-top="0in" fo:padding-left="0in" fo:padding-bottom="0in" fo:padding-right="0in"/>
    </style:style>
    <style:style style:name="TableRow4209" style:family="table-row">
      <style:table-row-properties/>
    </style:style>
    <style:style style:name="TableCell4210" style:family="table-cell">
      <style:table-cell-properties fo:border="0.0104in solid #000000" style:writing-mode="lr-tb" style:vertical-align="middle" fo:padding-top="0in" fo:padding-left="0in" fo:padding-bottom="0in" fo:padding-right="0in"/>
    </style:style>
    <style:style style:name="P4211" style:parent-style-name="Normal" style:family="paragraph">
      <style:paragraph-properties fo:text-align="center"/>
    </style:style>
    <style:style style:name="T4212" style:parent-style-name="CódigoHTML" style:family="text">
      <style:text-properties style:font-name="Consolas" style:font-name-asian="Aptos" fo:font-weight="bold" style:font-weight-asian="bold" style:font-weight-complex="bold"/>
    </style:style>
    <style:style style:name="TableCell4213" style:family="table-cell">
      <style:table-cell-properties fo:border="0.0104in solid #000000" style:writing-mode="lr-tb" style:vertical-align="middle" fo:padding-top="0in" fo:padding-left="0in" fo:padding-bottom="0in" fo:padding-right="0in"/>
    </style:style>
    <style:style style:name="TableCell4214" style:family="table-cell">
      <style:table-cell-properties fo:border="0.0104in solid #000000" style:writing-mode="lr-tb" style:vertical-align="middle" fo:padding-top="0in" fo:padding-left="0in" fo:padding-bottom="0in" fo:padding-right="0in"/>
    </style:style>
    <style:style style:name="TableCell4215" style:family="table-cell">
      <style:table-cell-properties fo:border="0.0104in solid #000000" style:writing-mode="lr-tb" style:vertical-align="middle" fo:padding-top="0in" fo:padding-left="0in" fo:padding-bottom="0in" fo:padding-right="0in"/>
    </style:style>
    <style:style style:name="TableCell4216" style:family="table-cell">
      <style:table-cell-properties fo:border="0.0104in solid #000000" style:writing-mode="lr-tb" style:vertical-align="middle" fo:padding-top="0in" fo:padding-left="0in" fo:padding-bottom="0in" fo:padding-right="0in"/>
    </style:style>
    <style:style style:name="TableCell4217" style:family="table-cell">
      <style:table-cell-properties fo:border="0.0104in solid #000000" style:writing-mode="lr-tb" style:vertical-align="middle" fo:padding-top="0in" fo:padding-left="0in" fo:padding-bottom="0in" fo:padding-right="0in"/>
    </style:style>
    <style:style style:name="TableCell4218" style:family="table-cell">
      <style:table-cell-properties fo:border="0.0104in solid #000000" style:writing-mode="lr-tb" style:vertical-align="middle" fo:padding-top="0in" fo:padding-left="0in" fo:padding-bottom="0in" fo:padding-right="0in"/>
    </style:style>
    <style:style style:name="TableRow4219" style:family="table-row">
      <style:table-row-properties/>
    </style:style>
    <style:style style:name="TableCell4220" style:family="table-cell">
      <style:table-cell-properties fo:border="0.0104in solid #000000" style:writing-mode="lr-tb" style:vertical-align="middle" fo:padding-top="0in" fo:padding-left="0in" fo:padding-bottom="0in" fo:padding-right="0in"/>
    </style:style>
    <style:style style:name="P4221" style:parent-style-name="Normal" style:family="paragraph">
      <style:paragraph-properties fo:text-align="center"/>
    </style:style>
    <style:style style:name="T4222" style:parent-style-name="CódigoHTML" style:family="text">
      <style:text-properties style:font-name="Consolas" style:font-name-asian="Aptos" fo:font-weight="bold" style:font-weight-asian="bold" style:font-weight-complex="bold"/>
    </style:style>
    <style:style style:name="TableCell4223" style:family="table-cell">
      <style:table-cell-properties fo:border="0.0104in solid #000000" style:writing-mode="lr-tb" style:vertical-align="middle" fo:padding-top="0in" fo:padding-left="0in" fo:padding-bottom="0in" fo:padding-right="0in"/>
    </style:style>
    <style:style style:name="TableCell4224" style:family="table-cell">
      <style:table-cell-properties fo:border="0.0104in solid #000000" style:writing-mode="lr-tb" style:vertical-align="middle" fo:padding-top="0in" fo:padding-left="0in" fo:padding-bottom="0in" fo:padding-right="0in"/>
    </style:style>
    <style:style style:name="TableCell4225" style:family="table-cell">
      <style:table-cell-properties fo:border="0.0104in solid #000000" style:writing-mode="lr-tb" style:vertical-align="middle" fo:padding-top="0in" fo:padding-left="0in" fo:padding-bottom="0in" fo:padding-right="0in"/>
    </style:style>
    <style:style style:name="TableCell4226" style:family="table-cell">
      <style:table-cell-properties fo:border="0.0104in solid #000000" style:writing-mode="lr-tb" style:vertical-align="middle" fo:padding-top="0in" fo:padding-left="0in" fo:padding-bottom="0in" fo:padding-right="0in"/>
    </style:style>
    <style:style style:name="TableCell4227" style:family="table-cell">
      <style:table-cell-properties fo:border="0.0104in solid #000000" style:writing-mode="lr-tb" style:vertical-align="middle" fo:padding-top="0in" fo:padding-left="0in" fo:padding-bottom="0in" fo:padding-right="0in"/>
    </style:style>
    <style:style style:name="TableCell4228" style:family="table-cell">
      <style:table-cell-properties fo:border="0.0104in solid #000000" style:writing-mode="lr-tb" style:vertical-align="middle" fo:padding-top="0in" fo:padding-left="0in" fo:padding-bottom="0in" fo:padding-right="0in"/>
    </style:style>
    <style:style style:name="TableRow4229" style:family="table-row">
      <style:table-row-properties/>
    </style:style>
    <style:style style:name="TableCell4230" style:family="table-cell">
      <style:table-cell-properties fo:border="0.0104in solid #000000" style:writing-mode="lr-tb" style:vertical-align="middle" fo:padding-top="0in" fo:padding-left="0in" fo:padding-bottom="0in" fo:padding-right="0in"/>
    </style:style>
    <style:style style:name="P4231" style:parent-style-name="Normal" style:family="paragraph">
      <style:paragraph-properties fo:text-align="center"/>
    </style:style>
    <style:style style:name="T4232" style:parent-style-name="CódigoHTML" style:family="text">
      <style:text-properties style:font-name="Consolas" style:font-name-asian="Aptos" fo:font-weight="bold" style:font-weight-asian="bold" style:font-weight-complex="bold"/>
    </style:style>
    <style:style style:name="TableCell4233" style:family="table-cell">
      <style:table-cell-properties fo:border="0.0104in solid #000000" style:writing-mode="lr-tb" style:vertical-align="middle" fo:padding-top="0in" fo:padding-left="0in" fo:padding-bottom="0in" fo:padding-right="0in"/>
    </style:style>
    <style:style style:name="TableCell4234" style:family="table-cell">
      <style:table-cell-properties fo:border="0.0104in solid #000000" style:writing-mode="lr-tb" style:vertical-align="middle" fo:padding-top="0in" fo:padding-left="0in" fo:padding-bottom="0in" fo:padding-right="0in"/>
    </style:style>
    <style:style style:name="TableCell4235" style:family="table-cell">
      <style:table-cell-properties fo:border="0.0104in solid #000000" style:writing-mode="lr-tb" style:vertical-align="middle" fo:padding-top="0in" fo:padding-left="0in" fo:padding-bottom="0in" fo:padding-right="0in"/>
    </style:style>
    <style:style style:name="TableCell4236" style:family="table-cell">
      <style:table-cell-properties fo:border="0.0104in solid #000000" style:writing-mode="lr-tb" style:vertical-align="middle" fo:padding-top="0in" fo:padding-left="0in" fo:padding-bottom="0in" fo:padding-right="0in"/>
    </style:style>
    <style:style style:name="TableCell4237" style:family="table-cell">
      <style:table-cell-properties fo:border="0.0104in solid #000000" style:writing-mode="lr-tb" style:vertical-align="middle" fo:padding-top="0in" fo:padding-left="0in" fo:padding-bottom="0in" fo:padding-right="0in"/>
    </style:style>
    <style:style style:name="TableCell4238" style:family="table-cell">
      <style:table-cell-properties fo:border="0.0104in solid #000000" style:writing-mode="lr-tb" style:vertical-align="middle" fo:padding-top="0in" fo:padding-left="0in" fo:padding-bottom="0in" fo:padding-right="0in"/>
    </style:style>
    <style:style style:name="TableRow4239" style:family="table-row">
      <style:table-row-properties/>
    </style:style>
    <style:style style:name="TableCell4240" style:family="table-cell">
      <style:table-cell-properties fo:border="0.0104in solid #000000" style:writing-mode="lr-tb" style:vertical-align="middle" fo:padding-top="0in" fo:padding-left="0in" fo:padding-bottom="0in" fo:padding-right="0in"/>
    </style:style>
    <style:style style:name="P4241" style:parent-style-name="Normal" style:family="paragraph">
      <style:paragraph-properties fo:text-align="center"/>
    </style:style>
    <style:style style:name="T4242" style:parent-style-name="CódigoHTML" style:family="text">
      <style:text-properties style:font-name="Consolas" style:font-name-asian="Aptos" fo:font-weight="bold" style:font-weight-asian="bold" style:font-weight-complex="bold"/>
    </style:style>
    <style:style style:name="TableCell4243" style:family="table-cell">
      <style:table-cell-properties fo:border="0.0104in solid #000000" style:writing-mode="lr-tb" style:vertical-align="middle" fo:padding-top="0in" fo:padding-left="0in" fo:padding-bottom="0in" fo:padding-right="0in"/>
    </style:style>
    <style:style style:name="TableCell4244" style:family="table-cell">
      <style:table-cell-properties fo:border="0.0104in solid #000000" style:writing-mode="lr-tb" style:vertical-align="middle" fo:padding-top="0in" fo:padding-left="0in" fo:padding-bottom="0in" fo:padding-right="0in"/>
    </style:style>
    <style:style style:name="TableCell4245" style:family="table-cell">
      <style:table-cell-properties fo:border="0.0104in solid #000000" style:writing-mode="lr-tb" style:vertical-align="middle" fo:padding-top="0in" fo:padding-left="0in" fo:padding-bottom="0in" fo:padding-right="0in"/>
    </style:style>
    <style:style style:name="TableCell4246" style:family="table-cell">
      <style:table-cell-properties fo:border="0.0104in solid #000000" style:writing-mode="lr-tb" style:vertical-align="middle" fo:padding-top="0in" fo:padding-left="0in" fo:padding-bottom="0in" fo:padding-right="0in"/>
    </style:style>
    <style:style style:name="TableCell4247" style:family="table-cell">
      <style:table-cell-properties fo:border="0.0104in solid #000000" style:writing-mode="lr-tb" style:vertical-align="middle" fo:padding-top="0in" fo:padding-left="0in" fo:padding-bottom="0in" fo:padding-right="0in"/>
    </style:style>
    <style:style style:name="TableCell4248" style:family="table-cell">
      <style:table-cell-properties fo:border="0.0104in solid #000000" style:writing-mode="lr-tb" style:vertical-align="middle" fo:padding-top="0in" fo:padding-left="0in" fo:padding-bottom="0in" fo:padding-right="0in"/>
    </style:style>
    <style:style style:name="TableRow4249" style:family="table-row">
      <style:table-row-properties/>
    </style:style>
    <style:style style:name="TableCell4250" style:family="table-cell">
      <style:table-cell-properties fo:border="0.0104in solid #000000" style:writing-mode="lr-tb" style:vertical-align="middle" fo:padding-top="0in" fo:padding-left="0in" fo:padding-bottom="0in" fo:padding-right="0in"/>
    </style:style>
    <style:style style:name="P4251" style:parent-style-name="Normal" style:family="paragraph">
      <style:paragraph-properties fo:text-align="center"/>
    </style:style>
    <style:style style:name="T4252" style:parent-style-name="CódigoHTML" style:family="text">
      <style:text-properties style:font-name="Consolas" style:font-name-asian="Aptos" fo:font-weight="bold" style:font-weight-asian="bold" style:font-weight-complex="bold"/>
    </style:style>
    <style:style style:name="TableCell4253" style:family="table-cell">
      <style:table-cell-properties fo:border="0.0104in solid #000000" style:writing-mode="lr-tb" style:vertical-align="middle" fo:padding-top="0in" fo:padding-left="0in" fo:padding-bottom="0in" fo:padding-right="0in"/>
    </style:style>
    <style:style style:name="TableCell4254" style:family="table-cell">
      <style:table-cell-properties fo:border="0.0104in solid #000000" style:writing-mode="lr-tb" style:vertical-align="middle" fo:padding-top="0in" fo:padding-left="0in" fo:padding-bottom="0in" fo:padding-right="0in"/>
    </style:style>
    <style:style style:name="TableCell4255" style:family="table-cell">
      <style:table-cell-properties fo:border="0.0104in solid #000000" style:writing-mode="lr-tb" style:vertical-align="middle" fo:padding-top="0in" fo:padding-left="0in" fo:padding-bottom="0in" fo:padding-right="0in"/>
    </style:style>
    <style:style style:name="TableCell4256" style:family="table-cell">
      <style:table-cell-properties fo:border="0.0104in solid #000000" style:writing-mode="lr-tb" style:vertical-align="middle" fo:padding-top="0in" fo:padding-left="0in" fo:padding-bottom="0in" fo:padding-right="0in"/>
    </style:style>
    <style:style style:name="TableCell4257" style:family="table-cell">
      <style:table-cell-properties fo:border="0.0104in solid #000000" style:writing-mode="lr-tb" style:vertical-align="middle" fo:padding-top="0in" fo:padding-left="0in" fo:padding-bottom="0in" fo:padding-right="0in"/>
    </style:style>
    <style:style style:name="TableCell4258" style:family="table-cell">
      <style:table-cell-properties fo:border="0.0104in solid #000000" style:writing-mode="lr-tb" style:vertical-align="middle" fo:padding-top="0in" fo:padding-left="0in" fo:padding-bottom="0in" fo:padding-right="0in"/>
    </style:style>
    <style:style style:name="TableRow4259" style:family="table-row">
      <style:table-row-properties/>
    </style:style>
    <style:style style:name="TableCell4260" style:family="table-cell">
      <style:table-cell-properties fo:border="0.0104in solid #000000" style:writing-mode="lr-tb" style:vertical-align="middle" fo:padding-top="0in" fo:padding-left="0in" fo:padding-bottom="0in" fo:padding-right="0in"/>
    </style:style>
    <style:style style:name="P4261" style:parent-style-name="Normal" style:family="paragraph">
      <style:paragraph-properties fo:text-align="center"/>
    </style:style>
    <style:style style:name="T4262" style:parent-style-name="CódigoHTML" style:family="text">
      <style:text-properties style:font-name="Consolas" style:font-name-asian="Aptos" fo:font-weight="bold" style:font-weight-asian="bold" style:font-weight-complex="bold"/>
    </style:style>
    <style:style style:name="TableCell4263" style:family="table-cell">
      <style:table-cell-properties fo:border="0.0104in solid #000000" style:writing-mode="lr-tb" style:vertical-align="middle" fo:padding-top="0in" fo:padding-left="0in" fo:padding-bottom="0in" fo:padding-right="0in"/>
    </style:style>
    <style:style style:name="TableCell4264" style:family="table-cell">
      <style:table-cell-properties fo:border="0.0104in solid #000000" style:writing-mode="lr-tb" style:vertical-align="middle" fo:padding-top="0in" fo:padding-left="0in" fo:padding-bottom="0in" fo:padding-right="0in"/>
    </style:style>
    <style:style style:name="TableCell4265" style:family="table-cell">
      <style:table-cell-properties fo:border="0.0104in solid #000000" style:writing-mode="lr-tb" style:vertical-align="middle" fo:padding-top="0in" fo:padding-left="0in" fo:padding-bottom="0in" fo:padding-right="0in"/>
    </style:style>
    <style:style style:name="TableCell4266" style:family="table-cell">
      <style:table-cell-properties fo:border="0.0104in solid #000000" style:writing-mode="lr-tb" style:vertical-align="middle" fo:padding-top="0in" fo:padding-left="0in" fo:padding-bottom="0in" fo:padding-right="0in"/>
    </style:style>
    <style:style style:name="TableCell4267" style:family="table-cell">
      <style:table-cell-properties fo:border="0.0104in solid #000000" style:writing-mode="lr-tb" style:vertical-align="middle" fo:padding-top="0in" fo:padding-left="0in" fo:padding-bottom="0in" fo:padding-right="0in"/>
    </style:style>
    <style:style style:name="TableCell4268" style:family="table-cell">
      <style:table-cell-properties fo:border="0.0104in solid #000000" style:writing-mode="lr-tb" style:vertical-align="middle" fo:padding-top="0in" fo:padding-left="0in" fo:padding-bottom="0in" fo:padding-right="0in"/>
    </style:style>
    <style:style style:name="P426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270" style:parent-style-name="NormalWeb" style:family="paragraph">
      <style:paragraph-properties fo:border="0.0034in solid #E5E7EB" fo:padding="0in" style:shadow="none" fo:background-color="#FFFFFF"/>
    </style:style>
    <style:style style:name="T4271" style:parent-style-name="Fuentedepárrafopredeter." style:family="text">
      <style:text-properties style:font-name="Arial" style:font-name-complex="Arial" fo:color="#000000"/>
    </style:style>
    <style:style style:name="T4272" style:parent-style-name="CódigoHTML" style:family="text">
      <style:text-properties style:font-name="Consolas" fo:color="#000000" fo:font-size="11pt" style:font-size-asian="11pt" style:font-size-complex="11pt"/>
    </style:style>
    <style:style style:name="T4273" style:parent-style-name="Fuentedepárrafopredeter." style:family="text">
      <style:text-properties style:font-name="Arial" style:font-name-complex="Arial" fo:color="#000000"/>
    </style:style>
    <style:style style:name="T4274" style:parent-style-name="CódigoHTML" style:family="text">
      <style:text-properties style:font-name="Consolas" fo:color="#000000" fo:font-size="11pt" style:font-size-asian="11pt" style:font-size-complex="11pt"/>
    </style:style>
    <style:style style:name="T4275" style:parent-style-name="Fuentedepárrafopredeter." style:family="text">
      <style:text-properties style:font-name="Arial" style:font-name-complex="Arial" fo:color="#000000"/>
    </style:style>
    <style:style style:name="P4276" style:parent-style-name="HTMLconformatoprevio" style:family="paragraph">
      <style:paragraph-properties fo:border="0.0034in solid #E5E7EB" fo:padding="0in" style:shadow="none" fo:background-color="#FFFFFF"/>
    </style:style>
    <style:style style:name="T4277" style:parent-style-name="p" style:family="text">
      <style:text-properties style:font-name="Consolas" fo:color="#000000"/>
    </style:style>
    <style:style style:name="T4278" style:parent-style-name="nt" style:family="text">
      <style:text-properties style:font-name="Consolas" fo:color="#000080"/>
    </style:style>
    <style:style style:name="T4279" style:parent-style-name="cl" style:family="text">
      <style:text-properties style:font-name="Consolas" fo:color="#000000"/>
    </style:style>
    <style:style style:name="T4280" style:parent-style-name="na" style:family="text">
      <style:text-properties style:font-name="Consolas" fo:color="#008080"/>
    </style:style>
    <style:style style:name="T4281" style:parent-style-name="o" style:family="text">
      <style:text-properties style:font-name="Consolas" fo:font-weight="bold" style:font-weight-asian="bold" style:font-weight-complex="bold" fo:color="#000000"/>
    </style:style>
    <style:style style:name="T4282" style:parent-style-name="s" style:family="text">
      <style:text-properties style:font-name="Consolas" fo:color="#DD1144"/>
    </style:style>
    <style:style style:name="T4283" style:parent-style-name="p" style:family="text">
      <style:text-properties style:font-name="Consolas" fo:color="#000000"/>
    </style:style>
    <style:style style:name="P4284" style:parent-style-name="HTMLconformatoprevio" style:family="paragraph">
      <style:paragraph-properties fo:border="0.0034in solid #E5E7EB" fo:padding="0in" style:shadow="none" fo:background-color="#FFFFFF"/>
    </style:style>
    <style:style style:name="T4285" style:parent-style-name="cl" style:family="text">
      <style:text-properties style:font-name="Consolas" fo:color="#000000"/>
    </style:style>
    <style:style style:name="T4286" style:parent-style-name="c" style:family="text">
      <style:text-properties style:font-name="Consolas" fo:font-style="italic" style:font-style-asian="italic" style:font-style-complex="italic" fo:color="#999988"/>
    </style:style>
    <style:style style:name="P4287" style:parent-style-name="HTMLconformatoprevio" style:family="paragraph">
      <style:paragraph-properties fo:border="0.0034in solid #E5E7EB" fo:padding="0in" style:shadow="none" fo:background-color="#FFFFFF"/>
    </style:style>
    <style:style style:name="T4288" style:parent-style-name="p" style:family="text">
      <style:text-properties style:font-name="Consolas" fo:color="#000000"/>
    </style:style>
    <style:style style:name="T4289" style:parent-style-name="nt" style:family="text">
      <style:text-properties style:font-name="Consolas" fo:color="#000080"/>
    </style:style>
    <style:style style:name="T4290" style:parent-style-name="p" style:family="text">
      <style:text-properties style:font-name="Consolas" fo:color="#000000"/>
    </style:style>
    <style:style style:name="P429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292" style:parent-style-name="Normal" style:family="paragraph">
      <style:paragraph-properties fo:border="0.0034in solid #E5E7EB" fo:padding="0in" style:shadow="none" fo:margin-top="0.0694in" fo:margin-bottom="0.0694in" fo:background-color="#FFFFFF"/>
    </style:style>
    <style:style style:name="T4293" style:parent-style-name="Fuentedepárrafopredeter." style:family="text">
      <style:text-properties style:font-name="Arial" style:font-name-complex="Arial" fo:color="#000000"/>
    </style:style>
    <style:style style:name="T4294" style:parent-style-name="CódigoHTML" style:family="text">
      <style:text-properties style:font-name="Consolas" style:font-name-asian="Aptos" fo:color="#000000"/>
    </style:style>
    <style:style style:name="T4295" style:parent-style-name="Fuentedepárrafopredeter." style:family="text">
      <style:text-properties style:font-name="Arial" style:font-name-complex="Arial" fo:color="#000000"/>
    </style:style>
    <style:style style:name="T4296" style:parent-style-name="CódigoHTML" style:family="text">
      <style:text-properties style:font-name="Consolas" style:font-name-asian="Aptos" fo:color="#000000"/>
    </style:style>
    <style:style style:name="T4297" style:parent-style-name="Fuentedepárrafopredeter." style:family="text">
      <style:text-properties style:font-name="Arial" style:font-name-complex="Arial" fo:color="#000000"/>
    </style:style>
    <style:style style:name="T4298" style:parent-style-name="CódigoHTML" style:family="text">
      <style:text-properties style:font-name="Consolas" style:font-name-asian="Aptos" fo:color="#000000"/>
    </style:style>
    <style:style style:name="T4299" style:parent-style-name="Fuentedepárrafopredeter." style:family="text">
      <style:text-properties style:font-name="Arial" style:font-name-complex="Arial" fo:color="#000000"/>
    </style:style>
    <style:style style:name="T4300" style:parent-style-name="CódigoHTML" style:family="text">
      <style:text-properties style:font-name="Consolas" style:font-name-asian="Aptos" fo:color="#000000"/>
    </style:style>
    <style:style style:name="T4301" style:parent-style-name="Fuentedepárrafopredeter." style:family="text">
      <style:text-properties style:font-name="Arial" style:font-name-complex="Arial" fo:color="#000000"/>
    </style:style>
    <style:style style:name="T4302" style:parent-style-name="CódigoHTML" style:family="text">
      <style:text-properties style:font-name="Consolas" style:font-name-asian="Aptos" fo:color="#000000"/>
    </style:style>
    <style:style style:name="T4303" style:parent-style-name="Fuentedepárrafopredeter." style:family="text">
      <style:text-properties style:font-name="Arial" style:font-name-complex="Arial" fo:color="#000000"/>
    </style:style>
    <style:style style:name="T4304" style:parent-style-name="CódigoHTML" style:family="text">
      <style:text-properties style:font-name="Consolas" style:font-name-asian="Aptos" fo:color="#000000"/>
    </style:style>
    <style:style style:name="T4305" style:parent-style-name="Fuentedepárrafopredeter." style:family="text">
      <style:text-properties style:font-name="Arial" style:font-name-complex="Arial" fo:color="#000000"/>
    </style:style>
    <style:style style:name="T4306" style:parent-style-name="CódigoHTML" style:family="text">
      <style:text-properties style:font-name="Consolas" style:font-name-asian="Aptos" fo:color="#000000"/>
    </style:style>
    <style:style style:name="T4307" style:parent-style-name="Fuentedepárrafopredeter." style:family="text">
      <style:text-properties style:font-name="Arial" style:font-name-complex="Arial" fo:color="#000000"/>
    </style:style>
    <style:style style:name="P4308" style:parent-style-name="HTMLconformatoprevio" style:family="paragraph">
      <style:paragraph-properties fo:border="0.0034in solid #E5E7EB" fo:padding="0in" style:shadow="none" fo:background-color="#FFFFFF"/>
    </style:style>
    <style:style style:name="T4309" style:parent-style-name="p" style:family="text">
      <style:text-properties style:font-name="Consolas" fo:color="#000000" fo:language="en" fo:country="US"/>
    </style:style>
    <style:style style:name="T4310" style:parent-style-name="nt" style:family="text">
      <style:text-properties style:font-name="Consolas" fo:color="#000080" fo:language="en" fo:country="US"/>
    </style:style>
    <style:style style:name="T4311" style:parent-style-name="cl" style:family="text">
      <style:text-properties style:font-name="Consolas" fo:color="#000000" fo:language="en" fo:country="US"/>
    </style:style>
    <style:style style:name="T4312" style:parent-style-name="na" style:family="text">
      <style:text-properties style:font-name="Consolas" fo:color="#008080" fo:language="en" fo:country="US"/>
    </style:style>
    <style:style style:name="T4313" style:parent-style-name="o" style:family="text">
      <style:text-properties style:font-name="Consolas" fo:font-weight="bold" style:font-weight-asian="bold" style:font-weight-complex="bold" fo:color="#000000" fo:language="en" fo:country="US"/>
    </style:style>
    <style:style style:name="T4314" style:parent-style-name="s" style:family="text">
      <style:text-properties style:font-name="Consolas" fo:color="#DD1144" fo:language="en" fo:country="US"/>
    </style:style>
    <style:style style:name="T4315" style:parent-style-name="p" style:family="text">
      <style:text-properties style:font-name="Consolas" fo:color="#000000" fo:language="en" fo:country="US"/>
    </style:style>
    <style:style style:name="T4316" style:parent-style-name="cl" style:family="text">
      <style:text-properties style:font-name="Consolas" fo:color="#000000" fo:language="en" fo:country="US"/>
    </style:style>
    <style:style style:name="T4317" style:parent-style-name="p" style:family="text">
      <style:text-properties style:font-name="Consolas" fo:color="#000000" fo:language="en" fo:country="US"/>
    </style:style>
    <style:style style:name="T4318" style:parent-style-name="nt" style:family="text">
      <style:text-properties style:font-name="Consolas" fo:color="#000080" fo:language="en" fo:country="US"/>
    </style:style>
    <style:style style:name="T4319" style:parent-style-name="p" style:family="text">
      <style:text-properties style:font-name="Consolas" fo:color="#000000" fo:language="en" fo:country="US"/>
    </style:style>
    <style:style style:name="P4320" style:parent-style-name="HTMLconformatoprevio" style:family="paragraph">
      <style:paragraph-properties fo:border="0.0034in solid #E5E7EB" fo:padding="0in" style:shadow="none" fo:background-color="#FFFFFF"/>
    </style:style>
    <style:style style:name="T4321" style:parent-style-name="p" style:family="text">
      <style:text-properties style:font-name="Consolas" fo:color="#000000" fo:language="en" fo:country="US"/>
    </style:style>
    <style:style style:name="T4322" style:parent-style-name="nt" style:family="text">
      <style:text-properties style:font-name="Consolas" fo:color="#000080" fo:language="en" fo:country="US"/>
    </style:style>
    <style:style style:name="T4323" style:parent-style-name="cl" style:family="text">
      <style:text-properties style:font-name="Consolas" fo:color="#000000" fo:language="en" fo:country="US"/>
    </style:style>
    <style:style style:name="T4324" style:parent-style-name="na" style:family="text">
      <style:text-properties style:font-name="Consolas" fo:color="#008080" fo:language="en" fo:country="US"/>
    </style:style>
    <style:style style:name="T4325" style:parent-style-name="o" style:family="text">
      <style:text-properties style:font-name="Consolas" fo:font-weight="bold" style:font-weight-asian="bold" style:font-weight-complex="bold" fo:color="#000000" fo:language="en" fo:country="US"/>
    </style:style>
    <style:style style:name="T4326" style:parent-style-name="s" style:family="text">
      <style:text-properties style:font-name="Consolas" fo:color="#DD1144" fo:language="en" fo:country="US"/>
    </style:style>
    <style:style style:name="T4327" style:parent-style-name="p" style:family="text">
      <style:text-properties style:font-name="Consolas" fo:color="#000000" fo:language="en" fo:country="US"/>
    </style:style>
    <style:style style:name="T4328" style:parent-style-name="cl" style:family="text">
      <style:text-properties style:font-name="Consolas" fo:color="#000000" fo:language="en" fo:country="US"/>
    </style:style>
    <style:style style:name="T4329" style:parent-style-name="p" style:family="text">
      <style:text-properties style:font-name="Consolas" fo:color="#000000" fo:language="en" fo:country="US"/>
    </style:style>
    <style:style style:name="T4330" style:parent-style-name="nt" style:family="text">
      <style:text-properties style:font-name="Consolas" fo:color="#000080" fo:language="en" fo:country="US"/>
    </style:style>
    <style:style style:name="T4331" style:parent-style-name="p" style:family="text">
      <style:text-properties style:font-name="Consolas" fo:color="#000000" fo:language="en" fo:country="US"/>
    </style:style>
    <style:style style:name="P4332" style:parent-style-name="HTMLconformatoprevio" style:family="paragraph">
      <style:paragraph-properties fo:border="0.0034in solid #E5E7EB" fo:padding="0in" style:shadow="none" fo:background-color="#FFFFFF"/>
    </style:style>
    <style:style style:name="T4333" style:parent-style-name="p" style:family="text">
      <style:text-properties style:font-name="Consolas" fo:color="#000000" fo:language="en" fo:country="US"/>
    </style:style>
    <style:style style:name="T4334" style:parent-style-name="nt" style:family="text">
      <style:text-properties style:font-name="Consolas" fo:color="#000080" fo:language="en" fo:country="US"/>
    </style:style>
    <style:style style:name="T4335" style:parent-style-name="cl" style:family="text">
      <style:text-properties style:font-name="Consolas" fo:color="#000000" fo:language="en" fo:country="US"/>
    </style:style>
    <style:style style:name="T4336" style:parent-style-name="na" style:family="text">
      <style:text-properties style:font-name="Consolas" fo:color="#008080" fo:language="en" fo:country="US"/>
    </style:style>
    <style:style style:name="T4337" style:parent-style-name="o" style:family="text">
      <style:text-properties style:font-name="Consolas" fo:font-weight="bold" style:font-weight-asian="bold" style:font-weight-complex="bold" fo:color="#000000" fo:language="en" fo:country="US"/>
    </style:style>
    <style:style style:name="T4338" style:parent-style-name="s" style:family="text">
      <style:text-properties style:font-name="Consolas" fo:color="#DD1144" fo:language="en" fo:country="US"/>
    </style:style>
    <style:style style:name="T4339" style:parent-style-name="p" style:family="text">
      <style:text-properties style:font-name="Consolas" fo:color="#000000" fo:language="en" fo:country="US"/>
    </style:style>
    <style:style style:name="T4340" style:parent-style-name="cl" style:family="text">
      <style:text-properties style:font-name="Consolas" fo:color="#000000" fo:language="en" fo:country="US"/>
    </style:style>
    <style:style style:name="T4341" style:parent-style-name="p" style:family="text">
      <style:text-properties style:font-name="Consolas" fo:color="#000000" fo:language="en" fo:country="US"/>
    </style:style>
    <style:style style:name="T4342" style:parent-style-name="nt" style:family="text">
      <style:text-properties style:font-name="Consolas" fo:color="#000080" fo:language="en" fo:country="US"/>
    </style:style>
    <style:style style:name="T4343" style:parent-style-name="p" style:family="text">
      <style:text-properties style:font-name="Consolas" fo:color="#000000" fo:language="en" fo:country="US"/>
    </style:style>
    <style:style style:name="P4344" style:parent-style-name="HTMLconformatoprevio" style:family="paragraph">
      <style:paragraph-properties fo:border="0.0034in solid #E5E7EB" fo:padding="0in" style:shadow="none" fo:background-color="#FFFFFF"/>
    </style:style>
    <style:style style:name="T4345" style:parent-style-name="p" style:family="text">
      <style:text-properties style:font-name="Consolas" fo:color="#000000" fo:language="en" fo:country="US"/>
    </style:style>
    <style:style style:name="T4346" style:parent-style-name="nt" style:family="text">
      <style:text-properties style:font-name="Consolas" fo:color="#000080" fo:language="en" fo:country="US"/>
    </style:style>
    <style:style style:name="T4347" style:parent-style-name="cl" style:family="text">
      <style:text-properties style:font-name="Consolas" fo:color="#000000" fo:language="en" fo:country="US"/>
    </style:style>
    <style:style style:name="T4348" style:parent-style-name="na" style:family="text">
      <style:text-properties style:font-name="Consolas" fo:color="#008080" fo:language="en" fo:country="US"/>
    </style:style>
    <style:style style:name="T4349" style:parent-style-name="o" style:family="text">
      <style:text-properties style:font-name="Consolas" fo:font-weight="bold" style:font-weight-asian="bold" style:font-weight-complex="bold" fo:color="#000000" fo:language="en" fo:country="US"/>
    </style:style>
    <style:style style:name="T4350" style:parent-style-name="s" style:family="text">
      <style:text-properties style:font-name="Consolas" fo:color="#DD1144" fo:language="en" fo:country="US"/>
    </style:style>
    <style:style style:name="T4351" style:parent-style-name="p" style:family="text">
      <style:text-properties style:font-name="Consolas" fo:color="#000000" fo:language="en" fo:country="US"/>
    </style:style>
    <style:style style:name="T4352" style:parent-style-name="cl" style:family="text">
      <style:text-properties style:font-name="Consolas" fo:color="#000000" fo:language="en" fo:country="US"/>
    </style:style>
    <style:style style:name="T4353" style:parent-style-name="p" style:family="text">
      <style:text-properties style:font-name="Consolas" fo:color="#000000" fo:language="en" fo:country="US"/>
    </style:style>
    <style:style style:name="T4354" style:parent-style-name="nt" style:family="text">
      <style:text-properties style:font-name="Consolas" fo:color="#000080" fo:language="en" fo:country="US"/>
    </style:style>
    <style:style style:name="T4355" style:parent-style-name="p" style:family="text">
      <style:text-properties style:font-name="Consolas" fo:color="#000000" fo:language="en" fo:country="US"/>
    </style:style>
    <style:style style:name="P4356" style:parent-style-name="HTMLconformatoprevio" style:family="paragraph">
      <style:paragraph-properties fo:border="0.0034in solid #E5E7EB" fo:padding="0in" style:shadow="none" fo:background-color="#FFFFFF"/>
    </style:style>
    <style:style style:name="T4357" style:parent-style-name="p" style:family="text">
      <style:text-properties style:font-name="Consolas" fo:color="#000000" fo:language="en" fo:country="US"/>
    </style:style>
    <style:style style:name="T4358" style:parent-style-name="nt" style:family="text">
      <style:text-properties style:font-name="Consolas" fo:color="#000080" fo:language="en" fo:country="US"/>
    </style:style>
    <style:style style:name="T4359" style:parent-style-name="cl" style:family="text">
      <style:text-properties style:font-name="Consolas" fo:color="#000000" fo:language="en" fo:country="US"/>
    </style:style>
    <style:style style:name="T4360" style:parent-style-name="na" style:family="text">
      <style:text-properties style:font-name="Consolas" fo:color="#008080" fo:language="en" fo:country="US"/>
    </style:style>
    <style:style style:name="T4361" style:parent-style-name="o" style:family="text">
      <style:text-properties style:font-name="Consolas" fo:font-weight="bold" style:font-weight-asian="bold" style:font-weight-complex="bold" fo:color="#000000" fo:language="en" fo:country="US"/>
    </style:style>
    <style:style style:name="T4362" style:parent-style-name="s" style:family="text">
      <style:text-properties style:font-name="Consolas" fo:color="#DD1144" fo:language="en" fo:country="US"/>
    </style:style>
    <style:style style:name="T4363" style:parent-style-name="p" style:family="text">
      <style:text-properties style:font-name="Consolas" fo:color="#000000" fo:language="en" fo:country="US"/>
    </style:style>
    <style:style style:name="T4364" style:parent-style-name="cl" style:family="text">
      <style:text-properties style:font-name="Consolas" fo:color="#000000" fo:language="en" fo:country="US"/>
    </style:style>
    <style:style style:name="T4365" style:parent-style-name="p" style:family="text">
      <style:text-properties style:font-name="Consolas" fo:color="#000000" fo:language="en" fo:country="US"/>
    </style:style>
    <style:style style:name="T4366" style:parent-style-name="nt" style:family="text">
      <style:text-properties style:font-name="Consolas" fo:color="#000080" fo:language="en" fo:country="US"/>
    </style:style>
    <style:style style:name="T4367" style:parent-style-name="p" style:family="text">
      <style:text-properties style:font-name="Consolas" fo:color="#000000" fo:language="en" fo:country="US"/>
    </style:style>
    <style:style style:name="P436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369" style:parent-style-name="NormalWeb" style:family="paragraph">
      <style:paragraph-properties fo:border="0.0034in solid #E5E7EB" fo:padding="0in" style:shadow="none" fo:background-color="#FFFFFF"/>
    </style:style>
    <style:style style:name="T4370" style:parent-style-name="Fuentedepárrafopredeter." style:family="text">
      <style:text-properties style:font-name="Arial" style:font-name-complex="Arial" fo:color="#000000"/>
    </style:style>
    <style:style style:name="T4371" style:parent-style-name="CódigoHTML" style:family="text">
      <style:text-properties style:font-name="Consolas" fo:color="#000000" fo:font-size="11pt" style:font-size-asian="11pt" style:font-size-complex="11pt"/>
    </style:style>
    <style:style style:name="T4372" style:parent-style-name="Fuentedepárrafopredeter." style:family="text">
      <style:text-properties style:font-name="Arial" style:font-name-complex="Arial" fo:color="#000000"/>
    </style:style>
    <style:style style:name="P4373" style:parent-style-name="HTMLconformatoprevio" style:family="paragraph">
      <style:paragraph-properties fo:border="0.0034in solid #E5E7EB" fo:padding="0in" style:shadow="none" fo:background-color="#FFFFFF"/>
    </style:style>
    <style:style style:name="T4374" style:parent-style-name="p" style:family="text">
      <style:text-properties style:font-name="Consolas" fo:color="#000000" fo:language="en" fo:country="US"/>
    </style:style>
    <style:style style:name="T4375" style:parent-style-name="nt" style:family="text">
      <style:text-properties style:font-name="Consolas" fo:color="#000080" fo:language="en" fo:country="US"/>
    </style:style>
    <style:style style:name="T4376" style:parent-style-name="cl" style:family="text">
      <style:text-properties style:font-name="Consolas" fo:color="#000000" fo:language="en" fo:country="US"/>
    </style:style>
    <style:style style:name="T4377" style:parent-style-name="na" style:family="text">
      <style:text-properties style:font-name="Consolas" fo:color="#008080" fo:language="en" fo:country="US"/>
    </style:style>
    <style:style style:name="T4378" style:parent-style-name="o" style:family="text">
      <style:text-properties style:font-name="Consolas" fo:font-weight="bold" style:font-weight-asian="bold" style:font-weight-complex="bold" fo:color="#000000" fo:language="en" fo:country="US"/>
    </style:style>
    <style:style style:name="T4379" style:parent-style-name="s" style:family="text">
      <style:text-properties style:font-name="Consolas" fo:color="#DD1144" fo:language="en" fo:country="US"/>
    </style:style>
    <style:style style:name="T4380" style:parent-style-name="p" style:family="text">
      <style:text-properties style:font-name="Consolas" fo:color="#000000" fo:language="en" fo:country="US"/>
    </style:style>
    <style:style style:name="P4381" style:parent-style-name="HTMLconformatoprevio" style:family="paragraph">
      <style:paragraph-properties fo:border="0.0034in solid #E5E7EB" fo:padding="0in" style:shadow="none" fo:background-color="#FFFFFF"/>
    </style:style>
    <style:style style:name="T4382" style:parent-style-name="cl" style:family="text">
      <style:text-properties style:font-name="Consolas" fo:color="#000000" fo:language="en" fo:country="US"/>
    </style:style>
    <style:style style:name="P4383" style:parent-style-name="HTMLconformatoprevio" style:family="paragraph">
      <style:paragraph-properties fo:border="0.0034in solid #E5E7EB" fo:padding="0in" style:shadow="none" fo:background-color="#FFFFFF"/>
    </style:style>
    <style:style style:name="T4384" style:parent-style-name="p" style:family="text">
      <style:text-properties style:font-name="Consolas" fo:color="#000000" fo:language="en" fo:country="US"/>
    </style:style>
    <style:style style:name="T4385" style:parent-style-name="nt" style:family="text">
      <style:text-properties style:font-name="Consolas" fo:color="#000080" fo:language="en" fo:country="US"/>
    </style:style>
    <style:style style:name="T4386" style:parent-style-name="p" style:family="text">
      <style:text-properties style:font-name="Consolas" fo:color="#000000" fo:language="en" fo:country="US"/>
    </style:style>
    <style:style style:name="P438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388" style:parent-style-name="NormalWeb" style:family="paragraph">
      <style:paragraph-properties fo:border="0.0034in solid #E5E7EB" fo:padding="0in" style:shadow="none" fo:background-color="#FFFFFF"/>
    </style:style>
    <style:style style:name="T4389" style:parent-style-name="Fuentedepárrafopredeter." style:family="text">
      <style:text-properties style:font-name="Arial" style:font-name-complex="Arial" fo:color="#000000"/>
    </style:style>
    <style:style style:name="T4390" style:parent-style-name="CódigoHTML" style:family="text">
      <style:text-properties style:font-name="Consolas" fo:color="#000000" fo:font-size="11pt" style:font-size-asian="11pt" style:font-size-complex="11pt"/>
    </style:style>
    <style:style style:name="T4391" style:parent-style-name="Fuentedepárrafopredeter." style:family="text">
      <style:text-properties style:font-name="Arial" style:font-name-complex="Arial" fo:color="#000000"/>
    </style:style>
    <style:style style:name="P4392" style:parent-style-name="HTMLconformatoprevio" style:family="paragraph">
      <style:paragraph-properties fo:border="0.0034in solid #E5E7EB" fo:padding="0in" style:shadow="none" fo:background-color="#FFFFFF"/>
    </style:style>
    <style:style style:name="T4393" style:parent-style-name="nv" style:family="text">
      <style:text-properties style:font-name="Consolas" fo:color="#008080" fo:language="en" fo:country="US"/>
    </style:style>
    <style:style style:name="T4394" style:parent-style-name="o" style:family="text">
      <style:text-properties style:font-name="Consolas" fo:font-weight="bold" style:font-weight-asian="bold" style:font-weight-complex="bold" fo:color="#000000" fo:language="en" fo:country="US"/>
    </style:style>
    <style:style style:name="T4395" style:parent-style-name="cl" style:family="text">
      <style:text-properties style:font-name="Consolas" fo:color="#000000" fo:language="en" fo:country="US"/>
    </style:style>
    <style:style style:name="T4396" style:parent-style-name="p" style:family="text">
      <style:text-properties style:font-name="Consolas" fo:color="#000000" fo:language="en" fo:country="US"/>
    </style:style>
    <style:style style:name="P4397" style:parent-style-name="HTMLconformatoprevio" style:family="paragraph">
      <style:paragraph-properties fo:border="0.0034in solid #E5E7EB" fo:padding="0in" style:shadow="none" fo:background-color="#FFFFFF"/>
    </style:style>
    <style:style style:name="T4398" style:parent-style-name="cl" style:family="text">
      <style:text-properties style:font-name="Consolas" fo:color="#000000" fo:language="en" fo:country="US"/>
    </style:style>
    <style:style style:name="T4399" style:parent-style-name="na" style:family="text">
      <style:text-properties style:font-name="Consolas" fo:color="#008080" fo:language="en" fo:country="US"/>
    </style:style>
    <style:style style:name="T4400" style:parent-style-name="o" style:family="text">
      <style:text-properties style:font-name="Consolas" fo:font-weight="bold" style:font-weight-asian="bold" style:font-weight-complex="bold" fo:color="#000000" fo:language="en" fo:country="US"/>
    </style:style>
    <style:style style:name="T4401" style:parent-style-name="cl" style:family="text">
      <style:text-properties style:font-name="Consolas" fo:color="#000000" fo:language="en" fo:country="US"/>
    </style:style>
    <style:style style:name="T4402" style:parent-style-name="mi" style:family="text">
      <style:text-properties style:font-name="Consolas" fo:color="#009999" fo:language="en" fo:country="US"/>
    </style:style>
    <style:style style:name="T4403" style:parent-style-name="kt" style:family="text">
      <style:text-properties style:font-name="Consolas" fo:font-weight="bold" style:font-weight-asian="bold" style:font-weight-complex="bold" fo:color="#445588" fo:language="en" fo:country="US"/>
    </style:style>
    <style:style style:name="T4404" style:parent-style-name="o" style:family="text">
      <style:text-properties style:font-name="Consolas" fo:font-weight="bold" style:font-weight-asian="bold" style:font-weight-complex="bold" fo:color="#000000" fo:language="en" fo:country="US"/>
    </style:style>
    <style:style style:name="P4405" style:parent-style-name="HTMLconformatoprevio" style:family="paragraph">
      <style:paragraph-properties fo:border="0.0034in solid #E5E7EB" fo:padding="0in" style:shadow="none" fo:background-color="#FFFFFF"/>
    </style:style>
    <style:style style:name="T4406" style:parent-style-name="cl" style:family="text">
      <style:text-properties style:font-name="Consolas" fo:color="#000000" fo:language="en" fo:country="US"/>
    </style:style>
    <style:style style:name="T4407" style:parent-style-name="na" style:family="text">
      <style:text-properties style:font-name="Consolas" fo:color="#008080" fo:language="en" fo:country="US"/>
    </style:style>
    <style:style style:name="T4408" style:parent-style-name="o" style:family="text">
      <style:text-properties style:font-name="Consolas" fo:font-weight="bold" style:font-weight-asian="bold" style:font-weight-complex="bold" fo:color="#000000" fo:language="en" fo:country="US"/>
    </style:style>
    <style:style style:name="T4409" style:parent-style-name="cl" style:family="text">
      <style:text-properties style:font-name="Consolas" fo:color="#000000" fo:language="en" fo:country="US"/>
    </style:style>
    <style:style style:name="T4410" style:parent-style-name="mi" style:family="text">
      <style:text-properties style:font-name="Consolas" fo:color="#009999" fo:language="en" fo:country="US"/>
    </style:style>
    <style:style style:name="T4411" style:parent-style-name="kt" style:family="text">
      <style:text-properties style:font-name="Consolas" fo:font-weight="bold" style:font-weight-asian="bold" style:font-weight-complex="bold" fo:color="#445588" fo:language="en" fo:country="US"/>
    </style:style>
    <style:style style:name="T4412" style:parent-style-name="o" style:family="text">
      <style:text-properties style:font-name="Consolas" fo:font-weight="bold" style:font-weight-asian="bold" style:font-weight-complex="bold" fo:color="#000000" fo:language="en" fo:country="US"/>
    </style:style>
    <style:style style:name="P4413" style:parent-style-name="HTMLconformatoprevio" style:family="paragraph">
      <style:paragraph-properties fo:border="0.0034in solid #E5E7EB" fo:padding="0in" style:shadow="none" fo:background-color="#FFFFFF"/>
    </style:style>
    <style:style style:name="T4414" style:parent-style-name="cl" style:family="text">
      <style:text-properties style:font-name="Consolas" fo:color="#000000" fo:language="en" fo:country="US"/>
    </style:style>
    <style:style style:name="T4415" style:parent-style-name="na" style:family="text">
      <style:text-properties style:font-name="Consolas" fo:color="#008080" fo:language="en" fo:country="US"/>
    </style:style>
    <style:style style:name="T4416" style:parent-style-name="o" style:family="text">
      <style:text-properties style:font-name="Consolas" fo:font-weight="bold" style:font-weight-asian="bold" style:font-weight-complex="bold" fo:color="#000000" fo:language="en" fo:country="US"/>
    </style:style>
    <style:style style:name="T4417" style:parent-style-name="cl" style:family="text">
      <style:text-properties style:font-name="Consolas" fo:color="#000000" fo:language="en" fo:country="US"/>
    </style:style>
    <style:style style:name="T4418" style:parent-style-name="mi" style:family="text">
      <style:text-properties style:font-name="Consolas" fo:color="#009999" fo:language="en" fo:country="US"/>
    </style:style>
    <style:style style:name="T4419" style:parent-style-name="kt" style:family="text">
      <style:text-properties style:font-name="Consolas" fo:font-weight="bold" style:font-weight-asian="bold" style:font-weight-complex="bold" fo:color="#445588" fo:language="en" fo:country="US"/>
    </style:style>
    <style:style style:name="T4420" style:parent-style-name="o" style:family="text">
      <style:text-properties style:font-name="Consolas" fo:font-weight="bold" style:font-weight-asian="bold" style:font-weight-complex="bold" fo:color="#000000" fo:language="en" fo:country="US"/>
    </style:style>
    <style:style style:name="P4421" style:parent-style-name="HTMLconformatoprevio" style:family="paragraph">
      <style:paragraph-properties fo:border="0.0034in solid #E5E7EB" fo:padding="0in" style:shadow="none" fo:background-color="#FFFFFF"/>
    </style:style>
    <style:style style:name="T4422" style:parent-style-name="cl" style:family="text">
      <style:text-properties style:font-name="Consolas" fo:color="#000000" fo:language="en" fo:country="US"/>
    </style:style>
    <style:style style:name="T4423" style:parent-style-name="na" style:family="text">
      <style:text-properties style:font-name="Consolas" fo:color="#008080" fo:language="en" fo:country="US"/>
    </style:style>
    <style:style style:name="T4424" style:parent-style-name="o" style:family="text">
      <style:text-properties style:font-name="Consolas" fo:font-weight="bold" style:font-weight-asian="bold" style:font-weight-complex="bold" fo:color="#000000" fo:language="en" fo:country="US"/>
    </style:style>
    <style:style style:name="T4425" style:parent-style-name="cl" style:family="text">
      <style:text-properties style:font-name="Consolas" fo:color="#000000" fo:language="en" fo:country="US"/>
    </style:style>
    <style:style style:name="T4426" style:parent-style-name="mi" style:family="text">
      <style:text-properties style:font-name="Consolas" fo:color="#009999" fo:language="en" fo:country="US"/>
    </style:style>
    <style:style style:name="T4427" style:parent-style-name="kt" style:family="text">
      <style:text-properties style:font-name="Consolas" fo:font-weight="bold" style:font-weight-asian="bold" style:font-weight-complex="bold" fo:color="#445588" fo:language="en" fo:country="US"/>
    </style:style>
    <style:style style:name="T4428" style:parent-style-name="o" style:family="text">
      <style:text-properties style:font-name="Consolas" fo:font-weight="bold" style:font-weight-asian="bold" style:font-weight-complex="bold" fo:color="#000000" fo:language="en" fo:country="US"/>
    </style:style>
    <style:style style:name="P4429" style:parent-style-name="HTMLconformatoprevio" style:family="paragraph">
      <style:paragraph-properties fo:border="0.0034in solid #E5E7EB" fo:padding="0in" style:shadow="none" fo:background-color="#FFFFFF"/>
    </style:style>
    <style:style style:name="T4430" style:parent-style-name="cl" style:family="text">
      <style:text-properties style:font-name="Consolas" fo:color="#000000" fo:language="en" fo:country="US"/>
    </style:style>
    <style:style style:name="T4431" style:parent-style-name="na" style:family="text">
      <style:text-properties style:font-name="Consolas" fo:color="#008080"/>
    </style:style>
    <style:style style:name="T4432" style:parent-style-name="o" style:family="text">
      <style:text-properties style:font-name="Consolas" fo:font-weight="bold" style:font-weight-asian="bold" style:font-weight-complex="bold" fo:color="#000000"/>
    </style:style>
    <style:style style:name="T4433" style:parent-style-name="cl" style:family="text">
      <style:text-properties style:font-name="Consolas" fo:color="#000000"/>
    </style:style>
    <style:style style:name="T4434" style:parent-style-name="mi" style:family="text">
      <style:text-properties style:font-name="Consolas" fo:color="#009999"/>
    </style:style>
    <style:style style:name="T4435" style:parent-style-name="kt" style:family="text">
      <style:text-properties style:font-name="Consolas" fo:font-weight="bold" style:font-weight-asian="bold" style:font-weight-complex="bold" fo:color="#445588"/>
    </style:style>
    <style:style style:name="P4436" style:parent-style-name="HTMLconformatoprevio" style:family="paragraph">
      <style:paragraph-properties fo:border="0.0034in solid #E5E7EB" fo:padding="0in" style:shadow="none" fo:background-color="#FFFFFF"/>
    </style:style>
    <style:style style:name="T4437" style:parent-style-name="p" style:family="text">
      <style:text-properties style:font-name="Consolas" fo:color="#000000"/>
    </style:style>
    <style:style style:name="P4438" style:parent-style-name="NormalWeb" style:family="paragraph">
      <style:paragraph-properties fo:border="0.0034in solid #E5E7EB" fo:padding="0in" style:shadow="none" fo:background-color="#FFFFFF"/>
      <style:text-properties style:font-name="Arial" style:font-name-complex="Arial" fo:color="#000000"/>
    </style:style>
    <style:style style:name="P4439" style:parent-style-name="HTMLconformatoprevio" style:family="paragraph">
      <style:paragraph-properties fo:border="0.0034in solid #E5E7EB" fo:padding="0in" style:shadow="none" fo:background-color="#FFFFFF"/>
    </style:style>
    <style:style style:name="T4440" style:parent-style-name="c1" style:family="text">
      <style:text-properties style:font-name="Consolas" fo:font-style="italic" style:font-style-asian="italic" style:font-style-complex="italic" fo:color="#999988" fo:language="en" fo:country="US"/>
    </style:style>
    <style:style style:name="P4441" style:parent-style-name="HTMLconformatoprevio" style:family="paragraph">
      <style:paragraph-properties fo:border="0.0034in solid #E5E7EB" fo:padding="0in" style:shadow="none" fo:background-color="#FFFFFF"/>
    </style:style>
    <style:style style:name="T4442" style:parent-style-name="k" style:family="text">
      <style:text-properties style:font-name="Consolas" fo:font-weight="bold" style:font-weight-asian="bold" style:font-weight-complex="bold" fo:color="#000000" fo:language="en" fo:country="US"/>
    </style:style>
    <style:style style:name="T4443" style:parent-style-name="nf" style:family="text">
      <style:text-properties style:font-name="Consolas" fo:font-weight="bold" style:font-weight-asian="bold" style:font-weight-complex="bold" fo:color="#990000" fo:language="en" fo:country="US"/>
    </style:style>
    <style:style style:name="T4444" style:parent-style-name="p" style:family="text">
      <style:text-properties style:font-name="Consolas" fo:color="#000000" fo:language="en" fo:country="US"/>
    </style:style>
    <style:style style:name="T4445" style:parent-style-name="nv" style:family="text">
      <style:text-properties style:font-name="Consolas" fo:color="#008080" fo:language="en" fo:country="US"/>
    </style:style>
    <style:style style:name="T4446" style:parent-style-name="o" style:family="text">
      <style:text-properties style:font-name="Consolas" fo:font-weight="bold" style:font-weight-asian="bold" style:font-weight-complex="bold" fo:color="#000000" fo:language="en" fo:country="US"/>
    </style:style>
    <style:style style:name="T4447" style:parent-style-name="cl" style:family="text">
      <style:text-properties style:font-name="Consolas" fo:color="#000000" fo:language="en" fo:country="US"/>
    </style:style>
    <style:style style:name="T4448" style:parent-style-name="nv" style:family="text">
      <style:text-properties style:font-name="Consolas" fo:color="#008080" fo:language="en" fo:country="US"/>
    </style:style>
    <style:style style:name="T4449" style:parent-style-name="p" style:family="text">
      <style:text-properties style:font-name="Consolas" fo:color="#000000" fo:language="en" fo:country="US"/>
    </style:style>
    <style:style style:name="T4450" style:parent-style-name="cl" style:family="text">
      <style:text-properties style:font-name="Consolas" fo:color="#000000" fo:language="en" fo:country="US"/>
    </style:style>
    <style:style style:name="T4451" style:parent-style-name="p" style:family="text">
      <style:text-properties style:font-name="Consolas" fo:color="#000000" fo:language="en" fo:country="US"/>
    </style:style>
    <style:style style:name="P4452" style:parent-style-name="HTMLconformatoprevio" style:family="paragraph">
      <style:paragraph-properties fo:border="0.0034in solid #E5E7EB" fo:padding="0in" style:shadow="none" fo:background-color="#FFFFFF"/>
    </style:style>
    <style:style style:name="T4453" style:parent-style-name="cl" style:family="text">
      <style:text-properties style:font-name="Consolas" fo:color="#000000" fo:language="en" fo:country="US"/>
    </style:style>
    <style:style style:name="T4454" style:parent-style-name="na" style:family="text">
      <style:text-properties style:font-name="Consolas" fo:color="#008080" fo:language="en" fo:country="US"/>
    </style:style>
    <style:style style:name="T4455" style:parent-style-name="o" style:family="text">
      <style:text-properties style:font-name="Consolas" fo:font-weight="bold" style:font-weight-asian="bold" style:font-weight-complex="bold" fo:color="#000000" fo:language="en" fo:country="US"/>
    </style:style>
    <style:style style:name="T4456" style:parent-style-name="cl" style:family="text">
      <style:text-properties style:font-name="Consolas" fo:color="#000000" fo:language="en" fo:country="US"/>
    </style:style>
    <style:style style:name="T4457" style:parent-style-name="mi" style:family="text">
      <style:text-properties style:font-name="Consolas" fo:color="#009999" fo:language="en" fo:country="US"/>
    </style:style>
    <style:style style:name="T4458" style:parent-style-name="kt" style:family="text">
      <style:text-properties style:font-name="Consolas" fo:font-weight="bold" style:font-weight-asian="bold" style:font-weight-complex="bold" fo:color="#445588" fo:language="en" fo:country="US"/>
    </style:style>
    <style:style style:name="T4459" style:parent-style-name="p" style:family="text">
      <style:text-properties style:font-name="Consolas" fo:color="#000000" fo:language="en" fo:country="US"/>
    </style:style>
    <style:style style:name="P4460" style:parent-style-name="HTMLconformatoprevio" style:family="paragraph">
      <style:paragraph-properties fo:border="0.0034in solid #E5E7EB" fo:padding="0in" style:shadow="none" fo:background-color="#FFFFFF"/>
    </style:style>
    <style:style style:name="T4461" style:parent-style-name="cl" style:family="text">
      <style:text-properties style:font-name="Consolas" fo:color="#000000" fo:language="en" fo:country="US"/>
    </style:style>
    <style:style style:name="T4462" style:parent-style-name="na" style:family="text">
      <style:text-properties style:font-name="Consolas" fo:color="#008080" fo:language="en" fo:country="US"/>
    </style:style>
    <style:style style:name="T4463" style:parent-style-name="o" style:family="text">
      <style:text-properties style:font-name="Consolas" fo:font-weight="bold" style:font-weight-asian="bold" style:font-weight-complex="bold" fo:color="#000000" fo:language="en" fo:country="US"/>
    </style:style>
    <style:style style:name="T4464" style:parent-style-name="cl" style:family="text">
      <style:text-properties style:font-name="Consolas" fo:color="#000000" fo:language="en" fo:country="US"/>
    </style:style>
    <style:style style:name="T4465" style:parent-style-name="nv" style:family="text">
      <style:text-properties style:font-name="Consolas" fo:color="#008080" fo:language="en" fo:country="US"/>
    </style:style>
    <style:style style:name="T4466" style:parent-style-name="p" style:family="text">
      <style:text-properties style:font-name="Consolas" fo:color="#000000" fo:language="en" fo:country="US"/>
    </style:style>
    <style:style style:name="P4467" style:parent-style-name="HTMLconformatoprevio" style:family="paragraph">
      <style:paragraph-properties fo:border="0.0034in solid #E5E7EB" fo:padding="0in" style:shadow="none" fo:background-color="#FFFFFF"/>
    </style:style>
    <style:style style:name="T4468" style:parent-style-name="cl" style:family="text">
      <style:text-properties style:font-name="Consolas" fo:color="#000000" fo:language="en" fo:country="US"/>
    </style:style>
    <style:style style:name="T4469" style:parent-style-name="na" style:family="text">
      <style:text-properties style:font-name="Consolas" fo:color="#008080" fo:language="en" fo:country="US"/>
    </style:style>
    <style:style style:name="T4470" style:parent-style-name="o" style:family="text">
      <style:text-properties style:font-name="Consolas" fo:font-weight="bold" style:font-weight-asian="bold" style:font-weight-complex="bold" fo:color="#000000" fo:language="en" fo:country="US"/>
    </style:style>
    <style:style style:name="T4471" style:parent-style-name="cl" style:family="text">
      <style:text-properties style:font-name="Consolas" fo:color="#000000" fo:language="en" fo:country="US"/>
    </style:style>
    <style:style style:name="T4472" style:parent-style-name="nv" style:family="text">
      <style:text-properties style:font-name="Consolas" fo:color="#008080" fo:language="en" fo:country="US"/>
    </style:style>
    <style:style style:name="T4473" style:parent-style-name="p" style:family="text">
      <style:text-properties style:font-name="Consolas" fo:color="#000000" fo:language="en" fo:country="US"/>
    </style:style>
    <style:style style:name="P4474" style:parent-style-name="HTMLconformatoprevio" style:family="paragraph">
      <style:paragraph-properties fo:border="0.0034in solid #E5E7EB" fo:padding="0in" style:shadow="none" fo:background-color="#FFFFFF"/>
    </style:style>
    <style:style style:name="T4475" style:parent-style-name="cl" style:family="text">
      <style:text-properties style:font-name="Consolas" fo:color="#000000" fo:language="en" fo:country="US"/>
    </style:style>
    <style:style style:name="T4476" style:parent-style-name="na" style:family="text">
      <style:text-properties style:font-name="Consolas" fo:color="#008080" fo:language="en" fo:country="US"/>
    </style:style>
    <style:style style:name="T4477" style:parent-style-name="o" style:family="text">
      <style:text-properties style:font-name="Consolas" fo:font-weight="bold" style:font-weight-asian="bold" style:font-weight-complex="bold" fo:color="#000000" fo:language="en" fo:country="US"/>
    </style:style>
    <style:style style:name="T4478" style:parent-style-name="cl" style:family="text">
      <style:text-properties style:font-name="Consolas" fo:color="#000000" fo:language="en" fo:country="US"/>
    </style:style>
    <style:style style:name="T4479" style:parent-style-name="ni" style:family="text">
      <style:text-properties style:font-name="Consolas" fo:color="#800080" fo:language="en" fo:country="US"/>
    </style:style>
    <style:style style:name="T4480" style:parent-style-name="p" style:family="text">
      <style:text-properties style:font-name="Consolas" fo:color="#000000" fo:language="en" fo:country="US"/>
    </style:style>
    <style:style style:name="P4481" style:parent-style-name="HTMLconformatoprevio" style:family="paragraph">
      <style:paragraph-properties fo:border="0.0034in solid #E5E7EB" fo:padding="0in" style:shadow="none" fo:background-color="#FFFFFF"/>
    </style:style>
    <style:style style:name="T4482" style:parent-style-name="cl" style:family="text">
      <style:text-properties style:font-name="Consolas" fo:color="#000000" fo:language="en" fo:country="US"/>
    </style:style>
    <style:style style:name="T4483" style:parent-style-name="na" style:family="text">
      <style:text-properties style:font-name="Consolas" fo:color="#008080" fo:language="en" fo:country="US"/>
    </style:style>
    <style:style style:name="T4484" style:parent-style-name="o" style:family="text">
      <style:text-properties style:font-name="Consolas" fo:font-weight="bold" style:font-weight-asian="bold" style:font-weight-complex="bold" fo:color="#000000" fo:language="en" fo:country="US"/>
    </style:style>
    <style:style style:name="T4485" style:parent-style-name="cl" style:family="text">
      <style:text-properties style:font-name="Consolas" fo:color="#000000" fo:language="en" fo:country="US"/>
    </style:style>
    <style:style style:name="T4486" style:parent-style-name="ni" style:family="text">
      <style:text-properties style:font-name="Consolas" fo:color="#800080" fo:language="en" fo:country="US"/>
    </style:style>
    <style:style style:name="T4487" style:parent-style-name="p" style:family="text">
      <style:text-properties style:font-name="Consolas" fo:color="#000000" fo:language="en" fo:country="US"/>
    </style:style>
    <style:style style:name="P4488" style:parent-style-name="HTMLconformatoprevio" style:family="paragraph">
      <style:paragraph-properties fo:border="0.0034in solid #E5E7EB" fo:padding="0in" style:shadow="none" fo:background-color="#FFFFFF"/>
    </style:style>
    <style:style style:name="T4489" style:parent-style-name="p" style:family="text">
      <style:text-properties style:font-name="Consolas" fo:color="#000000" fo:language="en" fo:country="US"/>
    </style:style>
    <style:style style:name="P4490" style:parent-style-name="HTMLconformatoprevio" style:family="paragraph">
      <style:paragraph-properties fo:border="0.0034in solid #E5E7EB" fo:padding="0in" style:shadow="none" fo:background-color="#FFFFFF"/>
    </style:style>
    <style:style style:name="P4491" style:parent-style-name="HTMLconformatoprevio" style:family="paragraph">
      <style:paragraph-properties fo:border="0.0034in solid #E5E7EB" fo:padding="0in" style:shadow="none" fo:background-color="#FFFFFF"/>
    </style:style>
    <style:style style:name="T4492" style:parent-style-name="c1" style:family="text">
      <style:text-properties style:font-name="Consolas" fo:font-style="italic" style:font-style-asian="italic" style:font-style-complex="italic" fo:color="#999988" fo:language="en" fo:country="US"/>
    </style:style>
    <style:style style:name="P4493" style:parent-style-name="HTMLconformatoprevio" style:family="paragraph">
      <style:paragraph-properties fo:border="0.0034in solid #E5E7EB" fo:padding="0in" style:shadow="none" fo:background-color="#FFFFFF"/>
    </style:style>
    <style:style style:name="T4494" style:parent-style-name="nc" style:family="text">
      <style:text-properties style:font-name="Consolas" fo:font-weight="bold" style:font-weight-asian="bold" style:font-weight-complex="bold" fo:color="#445588" fo:language="en" fo:country="US"/>
    </style:style>
    <style:style style:name="T4495" style:parent-style-name="cl" style:family="text">
      <style:text-properties style:font-name="Consolas" fo:color="#000000" fo:language="en" fo:country="US"/>
    </style:style>
    <style:style style:name="T4496" style:parent-style-name="p" style:family="text">
      <style:text-properties style:font-name="Consolas" fo:color="#000000" fo:language="en" fo:country="US"/>
    </style:style>
    <style:style style:name="P4497" style:parent-style-name="HTMLconformatoprevio" style:family="paragraph">
      <style:paragraph-properties fo:border="0.0034in solid #E5E7EB" fo:padding="0in" style:shadow="none" fo:background-color="#FFFFFF"/>
    </style:style>
    <style:style style:name="T4498" style:parent-style-name="cl" style:family="text">
      <style:text-properties style:font-name="Consolas" fo:color="#000000" fo:language="en" fo:country="US"/>
    </style:style>
    <style:style style:name="T4499" style:parent-style-name="k" style:family="text">
      <style:text-properties style:font-name="Consolas" fo:font-weight="bold" style:font-weight-asian="bold" style:font-weight-complex="bold" fo:color="#000000"/>
    </style:style>
    <style:style style:name="T4500" style:parent-style-name="nd" style:family="text">
      <style:text-properties style:font-name="Consolas" fo:font-weight="bold" style:font-weight-asian="bold" style:font-weight-complex="bold" fo:color="#3C5D5D"/>
    </style:style>
    <style:style style:name="T4501" style:parent-style-name="p" style:family="text">
      <style:text-properties style:font-name="Consolas" fo:color="#000000"/>
    </style:style>
    <style:style style:name="P4502" style:parent-style-name="HTMLconformatoprevio" style:family="paragraph">
      <style:paragraph-properties fo:border="0.0034in solid #E5E7EB" fo:padding="0in" style:shadow="none" fo:background-color="#FFFFFF"/>
    </style:style>
    <style:style style:name="T4503" style:parent-style-name="p" style:family="text">
      <style:text-properties style:font-name="Consolas" fo:color="#000000"/>
    </style:style>
    <style:style style:name="P4504" style:parent-style-name="NormalWeb" style:family="paragraph">
      <style:paragraph-properties fo:border="0.0034in solid #E5E7EB" fo:padding="0in" style:shadow="none" fo:background-color="#FFFFFF"/>
    </style:style>
    <style:style style:name="T4505" style:parent-style-name="Fuentedepárrafopredeter." style:family="text">
      <style:text-properties style:font-name="Arial" style:font-name-complex="Arial" fo:color="#000000"/>
    </style:style>
    <style:style style:name="T4506" style:parent-style-name="Hipervínculo" style:family="text">
      <style:text-properties style:font-name="Arial" style:font-name-complex="Arial"/>
    </style:style>
    <style:style style:name="T4507" style:parent-style-name="Fuentedepárrafopredeter." style:family="text">
      <style:text-properties style:font-name="Arial" style:font-name-complex="Arial" fo:color="#000000"/>
    </style:style>
    <style:style style:name="P4508"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4509" style:parent-style-name="NormalWeb" style:family="paragraph">
      <style:paragraph-properties fo:border="0.0034in solid #E5E7EB" fo:padding="0in" style:shadow="none" fo:background-color="#FFFFFF"/>
      <style:text-properties style:font-name="Arial" style:font-name-complex="Arial" fo:color="#000000"/>
    </style:style>
    <style:style style:name="P4510"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511" style:parent-style-name="NormalWeb" style:family="paragraph">
      <style:paragraph-properties fo:border="0.0034in solid #E5E7EB" fo:padding="0in" style:shadow="none" fo:background-color="#FFFFFF"/>
    </style:style>
    <style:style style:name="T4512" style:parent-style-name="Fuentedepárrafopredeter." style:family="text">
      <style:text-properties style:font-name="Arial" style:font-name-complex="Arial" fo:color="#000000"/>
    </style:style>
    <style:style style:name="T4513" style:parent-style-name="Hipervínculo" style:family="text">
      <style:text-properties style:font-name="Arial" style:font-name-complex="Arial"/>
    </style:style>
    <style:style style:name="T4514" style:parent-style-name="Fuentedepárrafopredeter." style:family="text">
      <style:text-properties style:font-name="Arial" style:font-name-complex="Arial" fo:color="#000000"/>
    </style:style>
    <style:style style:name="P4515" style:parent-style-name="Normal" style:family="paragraph">
      <style:paragraph-properties fo:background-color="#FFFFFF"/>
    </style:style>
    <style:style style:name="T4516" style:parent-style-name="Textoennegrita" style:family="text">
      <style:text-properties style:font-name="Arial" style:font-name-complex="Arial" fo:color="#000000"/>
    </style:style>
    <style:style style:name="T4517" style:parent-style-name="Fuentedepárrafopredeter." style:family="text">
      <style:text-properties style:font-name="Arial" style:font-name-complex="Arial" fo:color="#000000"/>
    </style:style>
    <style:style style:name="T4518" style:parent-style-name="Hipervínculo" style:family="text">
      <style:text-properties style:font-name="Arial" style:font-name-complex="Arial"/>
    </style:style>
    <style:style style:name="T4519" style:parent-style-name="Fuentedepárrafopredeter." style:family="text">
      <style:text-properties style:font-name="Arial" style:font-name-complex="Arial" fo:color="#000000"/>
    </style:style>
    <style:style style:name="P4520" style:parent-style-name="HTMLconformatoprevio" style:family="paragraph">
      <style:paragraph-properties fo:border="0.0034in solid #E5E7EB" fo:padding="0in" style:shadow="none" fo:background-color="#FFFFFF"/>
    </style:style>
    <style:style style:name="T4521" style:parent-style-name="p" style:family="text">
      <style:text-properties style:font-name="Consolas" fo:color="#000000" fo:language="en" fo:country="US"/>
    </style:style>
    <style:style style:name="T4522" style:parent-style-name="nt" style:family="text">
      <style:text-properties style:font-name="Consolas" fo:color="#000080" fo:language="en" fo:country="US"/>
    </style:style>
    <style:style style:name="T4523" style:parent-style-name="cl" style:family="text">
      <style:text-properties style:font-name="Consolas" fo:color="#000000" fo:language="en" fo:country="US"/>
    </style:style>
    <style:style style:name="T4524" style:parent-style-name="na" style:family="text">
      <style:text-properties style:font-name="Consolas" fo:color="#008080" fo:language="en" fo:country="US"/>
    </style:style>
    <style:style style:name="T4525" style:parent-style-name="o" style:family="text">
      <style:text-properties style:font-name="Consolas" fo:font-weight="bold" style:font-weight-asian="bold" style:font-weight-complex="bold" fo:color="#000000" fo:language="en" fo:country="US"/>
    </style:style>
    <style:style style:name="T4526" style:parent-style-name="s" style:family="text">
      <style:text-properties style:font-name="Consolas" fo:color="#DD1144" fo:language="en" fo:country="US"/>
    </style:style>
    <style:style style:name="T4527" style:parent-style-name="p" style:family="text">
      <style:text-properties style:font-name="Consolas" fo:color="#000000" fo:language="en" fo:country="US"/>
    </style:style>
    <style:style style:name="P4528" style:parent-style-name="HTMLconformatoprevio" style:family="paragraph">
      <style:paragraph-properties fo:border="0.0034in solid #E5E7EB" fo:padding="0in" style:shadow="none" fo:background-color="#FFFFFF"/>
    </style:style>
    <style:style style:name="T4529" style:parent-style-name="cl" style:family="text">
      <style:text-properties style:font-name="Consolas" fo:color="#000000" fo:language="en" fo:country="US"/>
    </style:style>
    <style:style style:name="T4530" style:parent-style-name="p" style:family="text">
      <style:text-properties style:font-name="Consolas" fo:color="#000000" fo:language="en" fo:country="US"/>
    </style:style>
    <style:style style:name="T4531" style:parent-style-name="nt" style:family="text">
      <style:text-properties style:font-name="Consolas" fo:color="#000080" fo:language="en" fo:country="US"/>
    </style:style>
    <style:style style:name="T4532" style:parent-style-name="cl" style:family="text">
      <style:text-properties style:font-name="Consolas" fo:color="#000000" fo:language="en" fo:country="US"/>
    </style:style>
    <style:style style:name="T4533" style:parent-style-name="na" style:family="text">
      <style:text-properties style:font-name="Consolas" fo:color="#008080" fo:language="en" fo:country="US"/>
    </style:style>
    <style:style style:name="T4534" style:parent-style-name="o" style:family="text">
      <style:text-properties style:font-name="Consolas" fo:font-weight="bold" style:font-weight-asian="bold" style:font-weight-complex="bold" fo:color="#000000" fo:language="en" fo:country="US"/>
    </style:style>
    <style:style style:name="T4535" style:parent-style-name="s" style:family="text">
      <style:text-properties style:font-name="Consolas" fo:color="#DD1144" fo:language="en" fo:country="US"/>
    </style:style>
    <style:style style:name="T4536" style:parent-style-name="p" style:family="text">
      <style:text-properties style:font-name="Consolas" fo:color="#000000" fo:language="en" fo:country="US"/>
    </style:style>
    <style:style style:name="P4537" style:parent-style-name="HTMLconformatoprevio" style:family="paragraph">
      <style:paragraph-properties fo:border="0.0034in solid #E5E7EB" fo:padding="0in" style:shadow="none" fo:background-color="#FFFFFF"/>
    </style:style>
    <style:style style:name="T4538" style:parent-style-name="cl" style:family="text">
      <style:text-properties style:font-name="Consolas" fo:color="#000000" fo:language="en" fo:country="US"/>
    </style:style>
    <style:style style:name="T4539" style:parent-style-name="p" style:family="text">
      <style:text-properties style:font-name="Consolas" fo:color="#000000" fo:language="en" fo:country="US"/>
    </style:style>
    <style:style style:name="T4540" style:parent-style-name="nt" style:family="text">
      <style:text-properties style:font-name="Consolas" fo:color="#000080" fo:language="en" fo:country="US"/>
    </style:style>
    <style:style style:name="T4541" style:parent-style-name="cl" style:family="text">
      <style:text-properties style:font-name="Consolas" fo:color="#000000" fo:language="en" fo:country="US"/>
    </style:style>
    <style:style style:name="T4542" style:parent-style-name="na" style:family="text">
      <style:text-properties style:font-name="Consolas" fo:color="#008080" fo:language="en" fo:country="US"/>
    </style:style>
    <style:style style:name="T4543" style:parent-style-name="o" style:family="text">
      <style:text-properties style:font-name="Consolas" fo:font-weight="bold" style:font-weight-asian="bold" style:font-weight-complex="bold" fo:color="#000000" fo:language="en" fo:country="US"/>
    </style:style>
    <style:style style:name="T4544" style:parent-style-name="s" style:family="text">
      <style:text-properties style:font-name="Consolas" fo:color="#DD1144" fo:language="en" fo:country="US"/>
    </style:style>
    <style:style style:name="T4545" style:parent-style-name="p" style:family="text">
      <style:text-properties style:font-name="Consolas" fo:color="#000000" fo:language="en" fo:country="US"/>
    </style:style>
    <style:style style:name="P4546" style:parent-style-name="HTMLconformatoprevio" style:family="paragraph">
      <style:paragraph-properties fo:border="0.0034in solid #E5E7EB" fo:padding="0in" style:shadow="none" fo:background-color="#FFFFFF"/>
    </style:style>
    <style:style style:name="T4547" style:parent-style-name="cl" style:family="text">
      <style:text-properties style:font-name="Consolas" fo:color="#000000" fo:language="en" fo:country="US"/>
    </style:style>
    <style:style style:name="P4548" style:parent-style-name="HTMLconformatoprevio" style:family="paragraph">
      <style:paragraph-properties fo:border="0.0034in solid #E5E7EB" fo:padding="0in" style:shadow="none" fo:background-color="#FFFFFF"/>
    </style:style>
    <style:style style:name="T4549" style:parent-style-name="cl" style:family="text">
      <style:text-properties style:font-name="Consolas" fo:color="#000000" fo:language="en" fo:country="US"/>
    </style:style>
    <style:style style:name="T4550" style:parent-style-name="p" style:family="text">
      <style:text-properties style:font-name="Consolas" fo:color="#000000" fo:language="en" fo:country="US"/>
    </style:style>
    <style:style style:name="T4551" style:parent-style-name="nt" style:family="text">
      <style:text-properties style:font-name="Consolas" fo:color="#000080" fo:language="en" fo:country="US"/>
    </style:style>
    <style:style style:name="T4552" style:parent-style-name="p" style:family="text">
      <style:text-properties style:font-name="Consolas" fo:color="#000000" fo:language="en" fo:country="US"/>
    </style:style>
    <style:style style:name="P4553" style:parent-style-name="HTMLconformatoprevio" style:family="paragraph">
      <style:paragraph-properties fo:border="0.0034in solid #E5E7EB" fo:padding="0in" style:shadow="none" fo:background-color="#FFFFFF"/>
    </style:style>
    <style:style style:name="T4554" style:parent-style-name="cl" style:family="text">
      <style:text-properties style:font-name="Consolas" fo:color="#000000" fo:language="en" fo:country="US"/>
    </style:style>
    <style:style style:name="T4555" style:parent-style-name="p" style:family="text">
      <style:text-properties style:font-name="Consolas" fo:color="#000000" fo:language="en" fo:country="US"/>
    </style:style>
    <style:style style:name="T4556" style:parent-style-name="nt" style:family="text">
      <style:text-properties style:font-name="Consolas" fo:color="#000080" fo:language="en" fo:country="US"/>
    </style:style>
    <style:style style:name="T4557" style:parent-style-name="cl" style:family="text">
      <style:text-properties style:font-name="Consolas" fo:color="#000000" fo:language="en" fo:country="US"/>
    </style:style>
    <style:style style:name="T4558" style:parent-style-name="na" style:family="text">
      <style:text-properties style:font-name="Consolas" fo:color="#008080" fo:language="en" fo:country="US"/>
    </style:style>
    <style:style style:name="T4559" style:parent-style-name="o" style:family="text">
      <style:text-properties style:font-name="Consolas" fo:font-weight="bold" style:font-weight-asian="bold" style:font-weight-complex="bold" fo:color="#000000" fo:language="en" fo:country="US"/>
    </style:style>
    <style:style style:name="T4560" style:parent-style-name="s" style:family="text">
      <style:text-properties style:font-name="Consolas" fo:color="#DD1144" fo:language="en" fo:country="US"/>
    </style:style>
    <style:style style:name="T4561" style:parent-style-name="p" style:family="text">
      <style:text-properties style:font-name="Consolas" fo:color="#000000" fo:language="en" fo:country="US"/>
    </style:style>
    <style:style style:name="P4562" style:parent-style-name="HTMLconformatoprevio" style:family="paragraph">
      <style:paragraph-properties fo:border="0.0034in solid #E5E7EB" fo:padding="0in" style:shadow="none" fo:background-color="#FFFFFF"/>
    </style:style>
    <style:style style:name="T4563" style:parent-style-name="cl" style:family="text">
      <style:text-properties style:font-name="Consolas" fo:color="#000000" fo:language="en" fo:country="US"/>
    </style:style>
    <style:style style:name="P4564" style:parent-style-name="HTMLconformatoprevio" style:family="paragraph">
      <style:paragraph-properties fo:border="0.0034in solid #E5E7EB" fo:padding="0in" style:shadow="none" fo:background-color="#FFFFFF"/>
    </style:style>
    <style:style style:name="T4565" style:parent-style-name="cl" style:family="text">
      <style:text-properties style:font-name="Consolas" fo:color="#000000" fo:language="en" fo:country="US"/>
    </style:style>
    <style:style style:name="T4566" style:parent-style-name="p" style:family="text">
      <style:text-properties style:font-name="Consolas" fo:color="#000000" fo:language="en" fo:country="US"/>
    </style:style>
    <style:style style:name="T4567" style:parent-style-name="nt" style:family="text">
      <style:text-properties style:font-name="Consolas" fo:color="#000080" fo:language="en" fo:country="US"/>
    </style:style>
    <style:style style:name="T4568" style:parent-style-name="p" style:family="text">
      <style:text-properties style:font-name="Consolas" fo:color="#000000" fo:language="en" fo:country="US"/>
    </style:style>
    <style:style style:name="P4569" style:parent-style-name="HTMLconformatoprevio" style:family="paragraph">
      <style:paragraph-properties fo:border="0.0034in solid #E5E7EB" fo:padding="0in" style:shadow="none" fo:background-color="#FFFFFF"/>
    </style:style>
    <style:style style:name="T4570" style:parent-style-name="cl" style:family="text">
      <style:text-properties style:font-name="Consolas" fo:color="#000000" fo:language="en" fo:country="US"/>
    </style:style>
    <style:style style:name="T4571" style:parent-style-name="p" style:family="text">
      <style:text-properties style:font-name="Consolas" fo:color="#000000" fo:language="en" fo:country="US"/>
    </style:style>
    <style:style style:name="T4572" style:parent-style-name="nt" style:family="text">
      <style:text-properties style:font-name="Consolas" fo:color="#000080" fo:language="en" fo:country="US"/>
    </style:style>
    <style:style style:name="T4573" style:parent-style-name="cl" style:family="text">
      <style:text-properties style:font-name="Consolas" fo:color="#000000" fo:language="en" fo:country="US"/>
    </style:style>
    <style:style style:name="T4574" style:parent-style-name="na" style:family="text">
      <style:text-properties style:font-name="Consolas" fo:color="#008080" fo:language="en" fo:country="US"/>
    </style:style>
    <style:style style:name="T4575" style:parent-style-name="o" style:family="text">
      <style:text-properties style:font-name="Consolas" fo:font-weight="bold" style:font-weight-asian="bold" style:font-weight-complex="bold" fo:color="#000000" fo:language="en" fo:country="US"/>
    </style:style>
    <style:style style:name="T4576" style:parent-style-name="s" style:family="text">
      <style:text-properties style:font-name="Consolas" fo:color="#DD1144" fo:language="en" fo:country="US"/>
    </style:style>
    <style:style style:name="T4577" style:parent-style-name="p" style:family="text">
      <style:text-properties style:font-name="Consolas" fo:color="#000000" fo:language="en" fo:country="US"/>
    </style:style>
    <style:style style:name="P4578" style:parent-style-name="HTMLconformatoprevio" style:family="paragraph">
      <style:paragraph-properties fo:border="0.0034in solid #E5E7EB" fo:padding="0in" style:shadow="none" fo:background-color="#FFFFFF"/>
    </style:style>
    <style:style style:name="T4579" style:parent-style-name="cl" style:family="text">
      <style:text-properties style:font-name="Consolas" fo:color="#000000" fo:language="en" fo:country="US"/>
    </style:style>
    <style:style style:name="P4580" style:parent-style-name="HTMLconformatoprevio" style:family="paragraph">
      <style:paragraph-properties fo:border="0.0034in solid #E5E7EB" fo:padding="0in" style:shadow="none" fo:background-color="#FFFFFF"/>
    </style:style>
    <style:style style:name="T4581" style:parent-style-name="cl" style:family="text">
      <style:text-properties style:font-name="Consolas" fo:color="#000000" fo:language="en" fo:country="US"/>
    </style:style>
    <style:style style:name="T4582" style:parent-style-name="p" style:family="text">
      <style:text-properties style:font-name="Consolas" fo:color="#000000" fo:language="en" fo:country="US"/>
    </style:style>
    <style:style style:name="T4583" style:parent-style-name="nt" style:family="text">
      <style:text-properties style:font-name="Consolas" fo:color="#000080" fo:language="en" fo:country="US"/>
    </style:style>
    <style:style style:name="T4584" style:parent-style-name="p" style:family="text">
      <style:text-properties style:font-name="Consolas" fo:color="#000000" fo:language="en" fo:country="US"/>
    </style:style>
    <style:style style:name="P4585" style:parent-style-name="HTMLconformatoprevio" style:family="paragraph">
      <style:paragraph-properties fo:border="0.0034in solid #E5E7EB" fo:padding="0in" style:shadow="none" fo:background-color="#FFFFFF"/>
    </style:style>
    <style:style style:name="T4586" style:parent-style-name="cl" style:family="text">
      <style:text-properties style:font-name="Consolas" fo:color="#000000" fo:language="en" fo:country="US"/>
    </style:style>
    <style:style style:name="T4587" style:parent-style-name="p" style:family="text">
      <style:text-properties style:font-name="Consolas" fo:color="#000000"/>
    </style:style>
    <style:style style:name="T4588" style:parent-style-name="nt" style:family="text">
      <style:text-properties style:font-name="Consolas" fo:color="#000080"/>
    </style:style>
    <style:style style:name="T4589" style:parent-style-name="p" style:family="text">
      <style:text-properties style:font-name="Consolas" fo:color="#000000"/>
    </style:style>
    <style:style style:name="P4590" style:parent-style-name="HTMLconformatoprevio" style:family="paragraph">
      <style:paragraph-properties fo:border="0.0034in solid #E5E7EB" fo:padding="0in" style:shadow="none" fo:background-color="#FFFFFF"/>
    </style:style>
    <style:style style:name="T4591" style:parent-style-name="p" style:family="text">
      <style:text-properties style:font-name="Consolas" fo:color="#000000"/>
    </style:style>
    <style:style style:name="T4592" style:parent-style-name="nt" style:family="text">
      <style:text-properties style:font-name="Consolas" fo:color="#000080"/>
    </style:style>
    <style:style style:name="T4593" style:parent-style-name="p" style:family="text">
      <style:text-properties style:font-name="Consolas" fo:color="#000000"/>
    </style:style>
    <style:style style:name="P4594" style:parent-style-name="NormalWeb" style:family="paragraph">
      <style:paragraph-properties fo:border="0.0034in solid #E5E7EB" fo:padding="0in" style:shadow="none" fo:background-color="#FFFFFF"/>
    </style:style>
    <style:style style:name="T4595" style:parent-style-name="Fuentedepárrafopredeter." style:family="text">
      <style:text-properties style:font-name="Arial" style:font-name-complex="Arial" fo:color="#000000"/>
    </style:style>
    <style:style style:name="T4596" style:parent-style-name="CódigoHTML" style:family="text">
      <style:text-properties style:font-name="Consolas" fo:color="#000000" fo:font-size="11pt" style:font-size-asian="11pt" style:font-size-complex="11pt"/>
    </style:style>
    <style:style style:name="T4597" style:parent-style-name="Fuentedepárrafopredeter." style:family="text">
      <style:text-properties style:font-name="Arial" style:font-name-complex="Arial" fo:color="#000000"/>
    </style:style>
    <style:style style:name="P459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599" style:parent-style-name="NormalWeb" style:family="paragraph">
      <style:paragraph-properties fo:border="0.0034in solid #E5E7EB" fo:padding="0in" style:shadow="none" fo:background-color="#FFFFFF"/>
      <style:text-properties style:font-name="Arial" style:font-name-complex="Arial" fo:color="#000000"/>
    </style:style>
    <style:style style:name="P4600" style:parent-style-name="NormalWeb" style:family="paragraph">
      <style:paragraph-properties fo:border="0.0034in solid #E5E7EB" fo:padding="0in" style:shadow="none" fo:margin-top="0in" fo:margin-bottom="0in" fo:background-color="#FFFFFF"/>
    </style:style>
    <style:style style:name="T4601" style:parent-style-name="Textoennegrita" style:family="text">
      <style:text-properties style:font-name="Arial" style:font-name-complex="Arial" fo:color="#000000"/>
    </style:style>
    <style:style style:name="T4602" style:parent-style-name="Hipervínculo" style:family="text">
      <style:text-properties style:font-name="Arial" style:font-name-complex="Arial" fo:font-weight="bold" style:font-weight-asian="bold" style:font-weight-complex="bold"/>
    </style:style>
    <style:style style:name="T4603" style:parent-style-name="Textoennegrita" style:family="text">
      <style:text-properties style:font-name="Arial" style:font-name-complex="Arial" fo:color="#000000"/>
    </style:style>
    <style:style style:name="T4604" style:parent-style-name="Fuentedepárrafopredeter." style:family="text">
      <style:text-properties style:font-name="Arial" style:font-name-complex="Arial" fo:color="#000000"/>
    </style:style>
    <style:style style:name="T4605" style:parent-style-name="CódigoHTML" style:family="text">
      <style:text-properties style:font-name="Consolas" fo:color="#000000" fo:font-size="11pt" style:font-size-asian="11pt" style:font-size-complex="11pt"/>
    </style:style>
    <style:style style:name="T4606" style:parent-style-name="Fuentedepárrafopredeter." style:family="text">
      <style:text-properties style:font-name="Arial" style:font-name-complex="Arial" fo:color="#000000"/>
    </style:style>
    <style:style style:name="T4607" style:parent-style-name="CódigoHTML" style:family="text">
      <style:text-properties style:font-name="Consolas" fo:color="#000000" fo:font-size="11pt" style:font-size-asian="11pt" style:font-size-complex="11pt"/>
    </style:style>
    <style:style style:name="T4608" style:parent-style-name="Fuentedepárrafopredeter." style:family="text">
      <style:text-properties style:font-name="Arial" style:font-name-complex="Arial" fo:color="#000000"/>
    </style:style>
    <style:style style:name="T4609" style:parent-style-name="CódigoHTML" style:family="text">
      <style:text-properties style:font-name="Consolas" fo:color="#000000" fo:font-size="11pt" style:font-size-asian="11pt" style:font-size-complex="11pt"/>
    </style:style>
    <style:style style:name="T4610" style:parent-style-name="Fuentedepárrafopredeter." style:family="text">
      <style:text-properties style:font-name="Arial" style:font-name-complex="Arial" fo:color="#000000"/>
    </style:style>
    <style:style style:name="T4611" style:parent-style-name="CódigoHTML" style:family="text">
      <style:text-properties style:font-name="Consolas" fo:color="#000000" fo:font-size="11pt" style:font-size-asian="11pt" style:font-size-complex="11pt"/>
    </style:style>
    <style:style style:name="T4612" style:parent-style-name="Fuentedepárrafopredeter." style:family="text">
      <style:text-properties style:font-name="Arial" style:font-name-complex="Arial" fo:color="#000000"/>
    </style:style>
    <style:style style:name="T4613" style:parent-style-name="CódigoHTML" style:family="text">
      <style:text-properties style:font-name="Consolas" fo:color="#000000" fo:font-size="11pt" style:font-size-asian="11pt" style:font-size-complex="11pt"/>
    </style:style>
    <style:style style:name="T4614" style:parent-style-name="Fuentedepárrafopredeter." style:family="text">
      <style:text-properties style:font-name="Arial" style:font-name-complex="Arial" fo:color="#000000"/>
    </style:style>
    <style:style style:name="T4615" style:parent-style-name="CódigoHTML" style:family="text">
      <style:text-properties style:font-name="Consolas" fo:color="#000000" fo:font-size="11pt" style:font-size-asian="11pt" style:font-size-complex="11pt"/>
    </style:style>
    <style:style style:name="T4616" style:parent-style-name="Fuentedepárrafopredeter." style:family="text">
      <style:text-properties style:font-name="Arial" style:font-name-complex="Arial" fo:color="#000000"/>
    </style:style>
    <style:style style:name="T4617" style:parent-style-name="CódigoHTML" style:family="text">
      <style:text-properties style:font-name="Consolas" fo:color="#000000" fo:font-size="11pt" style:font-size-asian="11pt" style:font-size-complex="11pt"/>
    </style:style>
    <style:style style:name="T4618" style:parent-style-name="Fuentedepárrafopredeter." style:family="text">
      <style:text-properties style:font-name="Arial" style:font-name-complex="Arial" fo:color="#000000"/>
    </style:style>
    <style:style style:name="P4619" style:parent-style-name="NormalWeb" style:family="paragraph">
      <style:paragraph-properties fo:border="0.0034in solid #E5E7EB" fo:padding="0in" style:shadow="none" fo:margin-top="0in" fo:margin-bottom="0in" fo:background-color="#FFFFFF"/>
    </style:style>
    <style:style style:name="T4620" style:parent-style-name="Textoennegrita" style:family="text">
      <style:text-properties style:font-name="Arial" style:font-name-complex="Arial" fo:color="#000000"/>
    </style:style>
    <style:style style:name="T4621" style:parent-style-name="Fuentedepárrafopredeter." style:family="text">
      <style:text-properties style:font-name="Arial" style:font-name-complex="Arial" fo:color="#000000"/>
    </style:style>
    <style:style style:name="T4622" style:parent-style-name="CódigoHTML" style:family="text">
      <style:text-properties style:font-name="Consolas" fo:color="#000000" fo:font-size="11pt" style:font-size-asian="11pt" style:font-size-complex="11pt"/>
    </style:style>
    <style:style style:name="T4623" style:parent-style-name="Fuentedepárrafopredeter." style:family="text">
      <style:text-properties style:font-name="Arial" style:font-name-complex="Arial" fo:color="#000000"/>
    </style:style>
    <style:style style:name="T4624" style:parent-style-name="CódigoHTML" style:family="text">
      <style:text-properties style:font-name="Consolas" fo:color="#000000" fo:font-size="11pt" style:font-size-asian="11pt" style:font-size-complex="11pt"/>
    </style:style>
    <style:style style:name="T4625" style:parent-style-name="Fuentedepárrafopredeter." style:family="text">
      <style:text-properties style:font-name="Arial" style:font-name-complex="Arial" fo:color="#000000"/>
    </style:style>
    <style:style style:name="T4626" style:parent-style-name="CódigoHTML" style:family="text">
      <style:text-properties style:font-name="Consolas" fo:color="#000000" fo:font-size="11pt" style:font-size-asian="11pt" style:font-size-complex="11pt"/>
    </style:style>
    <style:style style:name="T4627" style:parent-style-name="Fuentedepárrafopredeter." style:family="text">
      <style:text-properties style:font-name="Arial" style:font-name-complex="Arial" fo:color="#000000"/>
    </style:style>
    <style:style style:name="T4628" style:parent-style-name="CódigoHTML" style:family="text">
      <style:text-properties style:font-name="Consolas" fo:color="#000000" fo:font-size="11pt" style:font-size-asian="11pt" style:font-size-complex="11pt"/>
    </style:style>
    <style:style style:name="T4629" style:parent-style-name="Fuentedepárrafopredeter." style:family="text">
      <style:text-properties style:font-name="Arial" style:font-name-complex="Arial" fo:color="#000000"/>
    </style:style>
    <style:style style:name="P4630" style:parent-style-name="Normal" style:family="paragraph">
      <style:paragraph-properties fo:border="0.0034in solid #E5E7EB" fo:padding="0in" style:shadow="none" fo:margin-bottom="0in" fo:line-height="100%" fo:background-color="#FFFFFF"/>
    </style:style>
    <style:style style:name="T4631" style:parent-style-name="Textoennegrita" style:family="text">
      <style:text-properties style:font-name="Arial" style:font-name-complex="Arial" fo:color="#000000"/>
    </style:style>
    <style:style style:name="T4632" style:parent-style-name="Fuentedepárrafopredeter." style:family="text">
      <style:text-properties style:font-name="Arial" style:font-name-complex="Arial" fo:color="#000000"/>
    </style:style>
    <style:style style:name="T4633" style:parent-style-name="CódigoHTML" style:family="text">
      <style:text-properties style:font-name="Consolas" style:font-name-asian="Aptos" fo:color="#000000"/>
    </style:style>
    <style:style style:name="T4634" style:parent-style-name="Fuentedepárrafopredeter." style:family="text">
      <style:text-properties style:font-name="Arial" style:font-name-complex="Arial" fo:color="#000000"/>
    </style:style>
    <style:style style:name="T4635" style:parent-style-name="Énfasis" style:family="text">
      <style:text-properties style:font-name="Arial" style:font-name-complex="Arial" fo:color="#000000"/>
    </style:style>
    <style:style style:name="T4636" style:parent-style-name="Fuentedepárrafopredeter." style:family="text">
      <style:text-properties style:font-name="Arial" style:font-name-complex="Arial" fo:color="#000000"/>
    </style:style>
    <style:style style:name="T4637" style:parent-style-name="CódigoHTML" style:family="text">
      <style:text-properties style:font-name="Consolas" style:font-name-asian="Aptos" fo:color="#000000"/>
    </style:style>
    <style:style style:name="T4638" style:parent-style-name="Fuentedepárrafopredeter." style:family="text">
      <style:text-properties style:font-name="Arial" style:font-name-complex="Arial" fo:color="#000000"/>
    </style:style>
    <style:style style:name="T4639" style:parent-style-name="Hipervínculo" style:family="text">
      <style:text-properties style:font-name="Arial" style:font-name-complex="Arial"/>
    </style:style>
    <style:style style:name="T4640" style:parent-style-name="Fuentedepárrafopredeter." style:family="text">
      <style:text-properties style:font-name="Arial" style:font-name-complex="Arial" fo:color="#000000"/>
    </style:style>
    <style:style style:name="T4641" style:parent-style-name="Hipervínculo" style:family="text">
      <style:text-properties style:font-name="Arial" style:font-name-complex="Arial"/>
    </style:style>
    <style:style style:name="T4642" style:parent-style-name="Énfasis" style:family="text">
      <style:text-properties style:font-name="Arial" style:font-name-complex="Arial" fo:color="#0000FF" style:text-underline-type="single" style:text-underline-style="solid" style:text-underline-width="auto" style:text-underline-mode="continuous"/>
    </style:style>
    <style:style style:name="T4643" style:parent-style-name="Fuentedepárrafopredeter." style:family="text">
      <style:text-properties style:font-name="Arial" style:font-name-complex="Arial" fo:color="#000000"/>
    </style:style>
    <style:style style:name="P4644" style:parent-style-name="NormalWeb" style:family="paragraph">
      <style:paragraph-properties fo:border="0.0034in solid #E5E7EB" fo:padding="0in" style:shadow="none" fo:margin-top="0in" fo:margin-bottom="0in" fo:background-color="#FFFFFF"/>
    </style:style>
    <style:style style:name="T4645" style:parent-style-name="Textoennegrita" style:family="text">
      <style:text-properties style:font-name="Arial" style:font-name-complex="Arial" fo:color="#000000"/>
    </style:style>
    <style:style style:name="T4646" style:parent-style-name="Fuentedepárrafopredeter." style:family="text">
      <style:text-properties style:font-name="Arial" style:font-name-complex="Arial" fo:color="#000000"/>
    </style:style>
    <style:style style:name="T4647" style:parent-style-name="CódigoHTML" style:family="text">
      <style:text-properties style:font-name="Consolas" fo:color="#000000" fo:font-size="11pt" style:font-size-asian="11pt" style:font-size-complex="11pt"/>
    </style:style>
    <style:style style:name="T4648" style:parent-style-name="Fuentedepárrafopredeter." style:family="text">
      <style:text-properties style:font-name="Arial" style:font-name-complex="Arial" fo:color="#000000"/>
    </style:style>
    <style:style style:name="T4649" style:parent-style-name="CódigoHTML" style:family="text">
      <style:text-properties style:font-name="Consolas" fo:color="#000000" fo:font-size="11pt" style:font-size-asian="11pt" style:font-size-complex="11pt"/>
    </style:style>
    <style:style style:name="T4650" style:parent-style-name="Fuentedepárrafopredeter." style:family="text">
      <style:text-properties style:font-name="Arial" style:font-name-complex="Arial" fo:color="#000000"/>
    </style:style>
    <style:style style:name="P4651" style:parent-style-name="NormalWeb" style:family="paragraph">
      <style:paragraph-properties fo:border="0.0034in solid #E5E7EB" fo:padding="0in" style:shadow="none" fo:margin-top="0in" fo:margin-bottom="0in" fo:background-color="#FFFFFF"/>
    </style:style>
    <style:style style:name="T4652" style:parent-style-name="Textoennegrita" style:family="text">
      <style:text-properties style:font-name="Arial" style:font-name-complex="Arial" fo:color="#000000"/>
    </style:style>
    <style:style style:name="T4653" style:parent-style-name="Fuentedepárrafopredeter." style:family="text">
      <style:text-properties style:font-name="Arial" style:font-name-complex="Arial" fo:color="#000000"/>
    </style:style>
    <style:style style:name="T4654" style:parent-style-name="Hipervínculo" style:family="text">
      <style:text-properties style:font-name="Arial" style:font-name-complex="Arial"/>
    </style:style>
    <style:style style:name="T4655" style:parent-style-name="Énfasis" style:family="text">
      <style:text-properties style:font-name="Arial" style:font-name-complex="Arial" fo:color="#0000FF" style:text-underline-type="single" style:text-underline-style="solid" style:text-underline-width="auto" style:text-underline-mode="continuous"/>
    </style:style>
    <style:style style:name="T4656" style:parent-style-name="Hipervínculo" style:family="text">
      <style:text-properties style:font-name="Arial" style:font-name-complex="Arial"/>
    </style:style>
    <style:style style:name="T4657" style:parent-style-name="Fuentedepárrafopredeter." style:family="text">
      <style:text-properties style:font-name="Arial" style:font-name-complex="Arial" fo:color="#000000"/>
    </style:style>
    <style:style style:name="T4658" style:parent-style-name="Hipervínculo" style:family="text">
      <style:text-properties style:font-name="Arial" style:font-name-complex="Arial"/>
    </style:style>
    <style:style style:name="T4659" style:parent-style-name="Fuentedepárrafopredeter." style:family="text">
      <style:text-properties style:font-name="Arial" style:font-name-complex="Arial" fo:color="#000000"/>
    </style:style>
    <style:style style:name="T4660" style:parent-style-name="CódigoHTML" style:family="text">
      <style:text-properties style:font-name="Consolas" fo:color="#000000" fo:font-size="11pt" style:font-size-asian="11pt" style:font-size-complex="11pt"/>
    </style:style>
    <style:style style:name="T4661" style:parent-style-name="Fuentedepárrafopredeter." style:family="text">
      <style:text-properties style:font-name="Arial" style:font-name-complex="Arial" fo:color="#000000"/>
    </style:style>
    <style:style style:name="T4662" style:parent-style-name="CódigoHTML" style:family="text">
      <style:text-properties style:font-name="Consolas" fo:color="#000000" fo:font-size="11pt" style:font-size-asian="11pt" style:font-size-complex="11pt"/>
    </style:style>
    <style:style style:name="T4663" style:parent-style-name="Fuentedepárrafopredeter." style:family="text">
      <style:text-properties style:font-name="Arial" style:font-name-complex="Arial" fo:color="#000000"/>
    </style:style>
    <style:style style:name="T4664" style:parent-style-name="CódigoHTML" style:family="text">
      <style:text-properties style:font-name="Consolas" fo:color="#000000" fo:font-size="11pt" style:font-size-asian="11pt" style:font-size-complex="11pt"/>
    </style:style>
    <style:style style:name="T4665" style:parent-style-name="Fuentedepárrafopredeter." style:family="text">
      <style:text-properties style:font-name="Arial" style:font-name-complex="Arial" fo:color="#000000"/>
    </style:style>
    <style:style style:name="T4666" style:parent-style-name="CódigoHTML" style:family="text">
      <style:text-properties style:font-name="Consolas" fo:color="#000000" fo:font-size="11pt" style:font-size-asian="11pt" style:font-size-complex="11pt"/>
    </style:style>
    <style:style style:name="T4667" style:parent-style-name="Fuentedepárrafopredeter." style:family="text">
      <style:text-properties style:font-name="Arial" style:font-name-complex="Arial" fo:color="#000000"/>
    </style:style>
    <style:style style:name="P4668" style:parent-style-name="NormalWeb" style:family="paragraph">
      <style:paragraph-properties fo:border="0.0034in solid #E5E7EB" fo:padding="0in" style:shadow="none" fo:margin-top="0in" fo:margin-bottom="0in" fo:background-color="#FFFFFF"/>
    </style:style>
    <style:style style:name="T4669" style:parent-style-name="Textoennegrita" style:family="text">
      <style:text-properties style:font-name="Arial" style:font-name-complex="Arial" fo:color="#000000"/>
    </style:style>
    <style:style style:name="T4670" style:parent-style-name="Fuentedepárrafopredeter." style:family="text">
      <style:text-properties style:font-name="Arial" style:font-name-complex="Arial" fo:color="#000000"/>
    </style:style>
    <style:style style:name="T4671" style:parent-style-name="Hipervínculo" style:family="text">
      <style:text-properties style:font-name="Arial" style:font-name-complex="Arial"/>
    </style:style>
    <style:style style:name="T4672" style:parent-style-name="Fuentedepárrafopredeter." style:family="text">
      <style:text-properties style:font-name="Arial" style:font-name-complex="Arial" fo:color="#000000"/>
    </style:style>
    <style:style style:name="P4673" style:parent-style-name="NormalWeb" style:family="paragraph">
      <style:paragraph-properties fo:border="0.0034in solid #E5E7EB" fo:padding="0in" style:shadow="none" fo:background-color="#FFFFFF"/>
    </style:style>
    <style:style style:name="T4674" style:parent-style-name="Fuentedepárrafopredeter." style:family="text">
      <style:text-properties style:font-name="Arial" style:font-name-complex="Arial" fo:color="#000000"/>
    </style:style>
    <style:style style:name="T4675" style:parent-style-name="Hipervínculo" style:family="text">
      <style:text-properties style:font-name="Arial" style:font-name-complex="Arial"/>
    </style:style>
    <style:style style:name="T4676" style:parent-style-name="Fuentedepárrafopredeter." style:family="text">
      <style:text-properties style:font-name="Arial" style:font-name-complex="Arial" fo:color="#000000"/>
    </style:style>
    <style:style style:name="T4677" style:parent-style-name="Hipervínculo" style:family="text">
      <style:text-properties style:font-name="Arial" style:font-name-complex="Arial"/>
    </style:style>
    <style:style style:name="T4678" style:parent-style-name="Fuentedepárrafopredeter." style:family="text">
      <style:text-properties style:font-name="Arial" style:font-name-complex="Arial" fo:color="#000000"/>
    </style:style>
    <style:style style:name="P467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680" style:parent-style-name="NormalWeb" style:family="paragraph">
      <style:paragraph-properties fo:border="0.0034in solid #E5E7EB" fo:padding="0in" style:shadow="none" fo:background-color="#FFFFFF"/>
      <style:text-properties style:font-name="Arial" style:font-name-complex="Arial" fo:color="#000000"/>
    </style:style>
    <style:style style:name="P4681"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2"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3"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4"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5"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6"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4687" style:parent-style-name="NormalWeb" style:family="paragraph">
      <style:paragraph-properties fo:border="0.0034in solid #E5E7EB" fo:padding="0in" style:shadow="none" fo:background-color="#FFFFFF"/>
      <style:text-properties style:font-name="Arial" style:font-name-complex="Arial" fo:color="#000000"/>
    </style:style>
    <style:style style:name="TableColumn4689" style:family="table-column">
      <style:table-column-properties style:column-width="1.8868in"/>
    </style:style>
    <style:style style:name="TableColumn4690" style:family="table-column">
      <style:table-column-properties style:column-width="0.7652in"/>
    </style:style>
    <style:style style:name="TableColumn4691" style:family="table-column">
      <style:table-column-properties style:column-width="0.6319in"/>
    </style:style>
    <style:style style:name="TableColumn4692" style:family="table-column">
      <style:table-column-properties style:column-width="0.6319in"/>
    </style:style>
    <style:style style:name="TableColumn4693" style:family="table-column">
      <style:table-column-properties style:column-width="0.6319in"/>
    </style:style>
    <style:style style:name="TableColumn4694" style:family="table-column">
      <style:table-column-properties style:column-width="0.6381in"/>
    </style:style>
    <style:style style:name="TableColumn4695" style:family="table-column">
      <style:table-column-properties style:column-width="0.7083in"/>
    </style:style>
    <style:style style:name="Table4688" style:family="table">
      <style:table-properties style:width="5.8944in" fo:margin-left="0in" table:align="left"/>
    </style:style>
    <style:style style:name="TableRow4696" style:family="table-row">
      <style:table-row-properties/>
    </style:style>
    <style:style style:name="TableCell4697" style:family="table-cell">
      <style:table-cell-properties fo:border="0.0104in solid #000000" style:writing-mode="lr-tb" style:vertical-align="middle" fo:padding-top="0in" fo:padding-left="0in" fo:padding-bottom="0in" fo:padding-right="0in"/>
    </style:style>
    <style:style style:name="P4698" style:parent-style-name="Normal" style:family="paragraph">
      <style:text-properties style:font-name="Arial" style:font-name-complex="Arial" fo:color="#000000"/>
    </style:style>
    <style:style style:name="TableCell4699" style:family="table-cell">
      <style:table-cell-properties fo:border="0.0104in solid #000000" style:writing-mode="lr-tb" style:vertical-align="middle" fo:padding-top="0in" fo:padding-left="0in" fo:padding-bottom="0in" fo:padding-right="0in"/>
    </style:style>
    <style:style style:name="P4700" style:parent-style-name="Normal" style:family="paragraph">
      <style:paragraph-properties fo:text-align="center"/>
    </style:style>
    <style:style style:name="T4701" style:parent-style-name="Fuentedepárrafopredeter." style:family="text">
      <style:text-properties fo:font-weight="bold" style:font-weight-asian="bold" style:font-weight-complex="bold"/>
    </style:style>
    <style:style style:name="T4702" style:parent-style-name="Fuentedepárrafopredeter." style:family="text">
      <style:text-properties fo:font-weight="bold" style:font-weight-asian="bold" style:font-weight-complex="bold"/>
    </style:style>
    <style:style style:name="T4703" style:parent-style-name="fw-normal" style:family="text">
      <style:text-properties fo:font-weight="bold" style:font-weight-asian="bold" style:font-weight-complex="bold"/>
    </style:style>
    <style:style style:name="TableCell4704" style:family="table-cell">
      <style:table-cell-properties fo:border="0.0104in solid #000000" style:writing-mode="lr-tb" style:vertical-align="middle" fo:padding-top="0in" fo:padding-left="0in" fo:padding-bottom="0in" fo:padding-right="0in"/>
    </style:style>
    <style:style style:name="P4705" style:parent-style-name="Normal" style:family="paragraph">
      <style:paragraph-properties fo:text-align="center"/>
    </style:style>
    <style:style style:name="T4706" style:parent-style-name="Fuentedepárrafopredeter." style:family="text">
      <style:text-properties fo:font-weight="bold" style:font-weight-asian="bold" style:font-weight-complex="bold"/>
    </style:style>
    <style:style style:name="T4707" style:parent-style-name="Fuentedepárrafopredeter." style:family="text">
      <style:text-properties fo:font-weight="bold" style:font-weight-asian="bold" style:font-weight-complex="bold"/>
    </style:style>
    <style:style style:name="T4708" style:parent-style-name="fw-normal" style:family="text">
      <style:text-properties fo:font-weight="bold" style:font-weight-asian="bold" style:font-weight-complex="bold"/>
    </style:style>
    <style:style style:name="TableCell4709" style:family="table-cell">
      <style:table-cell-properties fo:border="0.0104in solid #000000" style:writing-mode="lr-tb" style:vertical-align="middle" fo:padding-top="0in" fo:padding-left="0in" fo:padding-bottom="0in" fo:padding-right="0in"/>
    </style:style>
    <style:style style:name="P4710" style:parent-style-name="Normal" style:family="paragraph">
      <style:paragraph-properties fo:text-align="center"/>
    </style:style>
    <style:style style:name="T4711" style:parent-style-name="Fuentedepárrafopredeter." style:family="text">
      <style:text-properties fo:font-weight="bold" style:font-weight-asian="bold" style:font-weight-complex="bold"/>
    </style:style>
    <style:style style:name="T4712" style:parent-style-name="Fuentedepárrafopredeter." style:family="text">
      <style:text-properties fo:font-weight="bold" style:font-weight-asian="bold" style:font-weight-complex="bold"/>
    </style:style>
    <style:style style:name="T4713" style:parent-style-name="fw-normal" style:family="text">
      <style:text-properties fo:font-weight="bold" style:font-weight-asian="bold" style:font-weight-complex="bold"/>
    </style:style>
    <style:style style:name="TableCell4714" style:family="table-cell">
      <style:table-cell-properties fo:border="0.0104in solid #000000" style:writing-mode="lr-tb" style:vertical-align="middle" fo:padding-top="0in" fo:padding-left="0in" fo:padding-bottom="0in" fo:padding-right="0in"/>
    </style:style>
    <style:style style:name="P4715" style:parent-style-name="Normal" style:family="paragraph">
      <style:paragraph-properties fo:text-align="center"/>
    </style:style>
    <style:style style:name="T4716" style:parent-style-name="Fuentedepárrafopredeter." style:family="text">
      <style:text-properties fo:font-weight="bold" style:font-weight-asian="bold" style:font-weight-complex="bold"/>
    </style:style>
    <style:style style:name="T4717" style:parent-style-name="Fuentedepárrafopredeter." style:family="text">
      <style:text-properties fo:font-weight="bold" style:font-weight-asian="bold" style:font-weight-complex="bold"/>
    </style:style>
    <style:style style:name="T4718" style:parent-style-name="fw-normal" style:family="text">
      <style:text-properties fo:font-weight="bold" style:font-weight-asian="bold" style:font-weight-complex="bold"/>
    </style:style>
    <style:style style:name="TableCell4719" style:family="table-cell">
      <style:table-cell-properties fo:border="0.0104in solid #000000" style:writing-mode="lr-tb" style:vertical-align="middle" fo:padding-top="0in" fo:padding-left="0in" fo:padding-bottom="0in" fo:padding-right="0in"/>
    </style:style>
    <style:style style:name="P4720" style:parent-style-name="Normal" style:family="paragraph">
      <style:paragraph-properties fo:text-align="center"/>
    </style:style>
    <style:style style:name="T4721" style:parent-style-name="Fuentedepárrafopredeter." style:family="text">
      <style:text-properties fo:font-weight="bold" style:font-weight-asian="bold" style:font-weight-complex="bold"/>
    </style:style>
    <style:style style:name="T4722" style:parent-style-name="Fuentedepárrafopredeter." style:family="text">
      <style:text-properties fo:font-weight="bold" style:font-weight-asian="bold" style:font-weight-complex="bold"/>
    </style:style>
    <style:style style:name="T4723" style:parent-style-name="fw-normal" style:family="text">
      <style:text-properties fo:font-weight="bold" style:font-weight-asian="bold" style:font-weight-complex="bold"/>
    </style:style>
    <style:style style:name="TableCell4724" style:family="table-cell">
      <style:table-cell-properties fo:border="0.0104in solid #000000" style:writing-mode="lr-tb" style:vertical-align="middle" fo:padding-top="0in" fo:padding-left="0in" fo:padding-bottom="0in" fo:padding-right="0in"/>
    </style:style>
    <style:style style:name="P4725" style:parent-style-name="Normal" style:family="paragraph">
      <style:paragraph-properties fo:text-align="center"/>
    </style:style>
    <style:style style:name="T4726" style:parent-style-name="Fuentedepárrafopredeter." style:family="text">
      <style:text-properties fo:font-weight="bold" style:font-weight-asian="bold" style:font-weight-complex="bold"/>
    </style:style>
    <style:style style:name="T4727" style:parent-style-name="Fuentedepárrafopredeter." style:family="text">
      <style:text-properties fo:font-weight="bold" style:font-weight-asian="bold" style:font-weight-complex="bold"/>
    </style:style>
    <style:style style:name="T4728" style:parent-style-name="fw-normal" style:family="text">
      <style:text-properties fo:font-weight="bold" style:font-weight-asian="bold" style:font-weight-complex="bold"/>
    </style:style>
    <style:style style:name="TableRow4729" style:family="table-row">
      <style:table-row-properties/>
    </style:style>
    <style:style style:name="TableCell4730" style:family="table-cell">
      <style:table-cell-properties fo:border="0.0104in solid #000000" style:writing-mode="lr-tb" style:vertical-align="middle" fo:padding-top="0in" fo:padding-left="0in" fo:padding-bottom="0in" fo:padding-right="0in"/>
    </style:style>
    <style:style style:name="P4731" style:parent-style-name="Normal" style:family="paragraph">
      <style:paragraph-properties fo:text-align="center"/>
    </style:style>
    <style:style style:name="T4732" style:parent-style-name="Fuentedepárrafopredeter." style:family="text">
      <style:text-properties fo:font-weight="bold" style:font-weight-asian="bold" style:font-weight-complex="bold"/>
    </style:style>
    <style:style style:name="T4733" style:parent-style-name="CódigoHTML" style:family="text">
      <style:text-properties style:font-name="Consolas" style:font-name-asian="Aptos" fo:font-weight="bold" style:font-weight-asian="bold" style:font-weight-complex="bold"/>
    </style:style>
    <style:style style:name="TableCell4734" style:family="table-cell">
      <style:table-cell-properties fo:border="0.0104in solid #000000" style:writing-mode="lr-tb" style:vertical-align="middle" fo:padding-top="0in" fo:padding-left="0in" fo:padding-bottom="0in" fo:padding-right="0in"/>
    </style:style>
    <style:style style:name="TableCell4735" style:family="table-cell">
      <style:table-cell-properties fo:border="0.0104in solid #000000" style:writing-mode="lr-tb" style:vertical-align="middle" fo:padding-top="0in" fo:padding-left="0in" fo:padding-bottom="0in" fo:padding-right="0in"/>
    </style:style>
    <style:style style:name="TableCell4736" style:family="table-cell">
      <style:table-cell-properties fo:border="0.0104in solid #000000" style:writing-mode="lr-tb" style:vertical-align="middle" fo:padding-top="0in" fo:padding-left="0in" fo:padding-bottom="0in" fo:padding-right="0in"/>
    </style:style>
    <style:style style:name="TableCell4737" style:family="table-cell">
      <style:table-cell-properties fo:border="0.0104in solid #000000" style:writing-mode="lr-tb" style:vertical-align="middle" fo:padding-top="0in" fo:padding-left="0in" fo:padding-bottom="0in" fo:padding-right="0in"/>
    </style:style>
    <style:style style:name="TableCell4738" style:family="table-cell">
      <style:table-cell-properties fo:border="0.0104in solid #000000" style:writing-mode="lr-tb" style:vertical-align="middle" fo:padding-top="0in" fo:padding-left="0in" fo:padding-bottom="0in" fo:padding-right="0in"/>
    </style:style>
    <style:style style:name="TableCell4739" style:family="table-cell">
      <style:table-cell-properties fo:border="0.0104in solid #000000" style:writing-mode="lr-tb" style:vertical-align="middle" fo:padding-top="0in" fo:padding-left="0in" fo:padding-bottom="0in" fo:padding-right="0in"/>
    </style:style>
    <style:style style:name="TableRow4740" style:family="table-row">
      <style:table-row-properties/>
    </style:style>
    <style:style style:name="TableCell4741" style:family="table-cell">
      <style:table-cell-properties fo:border="0.0104in solid #000000" style:writing-mode="lr-tb" style:vertical-align="middle" fo:padding-top="0in" fo:padding-left="0in" fo:padding-bottom="0in" fo:padding-right="0in"/>
    </style:style>
    <style:style style:name="P4742" style:parent-style-name="Normal" style:family="paragraph">
      <style:paragraph-properties fo:text-align="center"/>
      <style:text-properties fo:font-weight="bold" style:font-weight-asian="bold" style:font-weight-complex="bold"/>
    </style:style>
    <style:style style:name="TableCell4743" style:family="table-cell">
      <style:table-cell-properties fo:border="0.0104in solid #000000" style:writing-mode="lr-tb" style:vertical-align="middle" fo:padding-top="0in" fo:padding-left="0in" fo:padding-bottom="0in" fo:padding-right="0in"/>
    </style:style>
    <style:style style:name="T4744" style:parent-style-name="CódigoHTML" style:family="text">
      <style:text-properties style:font-name="Consolas" style:font-name-asian="Aptos"/>
    </style:style>
    <style:style style:name="TableCell4745" style:family="table-cell">
      <style:table-cell-properties fo:border="0.0104in solid #000000" style:writing-mode="lr-tb" style:vertical-align="middle" fo:padding-top="0in" fo:padding-left="0in" fo:padding-bottom="0in" fo:padding-right="0in"/>
    </style:style>
    <style:style style:name="T4746" style:parent-style-name="CódigoHTML" style:family="text">
      <style:text-properties style:font-name="Consolas" style:font-name-asian="Aptos"/>
    </style:style>
    <style:style style:name="TableCell4747" style:family="table-cell">
      <style:table-cell-properties fo:border="0.0104in solid #000000" style:writing-mode="lr-tb" style:vertical-align="middle" fo:padding-top="0in" fo:padding-left="0in" fo:padding-bottom="0in" fo:padding-right="0in"/>
    </style:style>
    <style:style style:name="T4748" style:parent-style-name="CódigoHTML" style:family="text">
      <style:text-properties style:font-name="Consolas" style:font-name-asian="Aptos"/>
    </style:style>
    <style:style style:name="TableCell4749" style:family="table-cell">
      <style:table-cell-properties fo:border="0.0104in solid #000000" style:writing-mode="lr-tb" style:vertical-align="middle" fo:padding-top="0in" fo:padding-left="0in" fo:padding-bottom="0in" fo:padding-right="0in"/>
    </style:style>
    <style:style style:name="T4750" style:parent-style-name="CódigoHTML" style:family="text">
      <style:text-properties style:font-name="Consolas" style:font-name-asian="Aptos"/>
    </style:style>
    <style:style style:name="TableCell4751" style:family="table-cell">
      <style:table-cell-properties fo:border="0.0104in solid #000000" style:writing-mode="lr-tb" style:vertical-align="middle" fo:padding-top="0in" fo:padding-left="0in" fo:padding-bottom="0in" fo:padding-right="0in"/>
    </style:style>
    <style:style style:name="T4752" style:parent-style-name="CódigoHTML" style:family="text">
      <style:text-properties style:font-name="Consolas" style:font-name-asian="Aptos"/>
    </style:style>
    <style:style style:name="TableCell4753" style:family="table-cell">
      <style:table-cell-properties fo:border="0.0104in solid #000000" style:writing-mode="lr-tb" style:vertical-align="middle" fo:padding-top="0in" fo:padding-left="0in" fo:padding-bottom="0in" fo:padding-right="0in"/>
    </style:style>
    <style:style style:name="T4754" style:parent-style-name="CódigoHTML" style:family="text">
      <style:text-properties style:font-name="Consolas" style:font-name-asian="Aptos"/>
    </style:style>
    <style:style style:name="TableRow4755" style:family="table-row">
      <style:table-row-properties/>
    </style:style>
    <style:style style:name="TableCell4756" style:family="table-cell">
      <style:table-cell-properties fo:border="0.0104in solid #000000" style:writing-mode="lr-tb" style:vertical-align="middle" fo:padding-top="0in" fo:padding-left="0in" fo:padding-bottom="0in" fo:padding-right="0in"/>
    </style:style>
    <style:style style:name="P4757" style:parent-style-name="Normal" style:family="paragraph">
      <style:paragraph-properties fo:text-align="center"/>
      <style:text-properties fo:font-weight="bold" style:font-weight-asian="bold" style:font-weight-complex="bold"/>
    </style:style>
    <style:style style:name="TableCell4758" style:family="table-cell">
      <style:table-cell-properties fo:border="0.0104in solid #000000" style:writing-mode="lr-tb" style:vertical-align="middle" fo:padding-top="0in" fo:padding-left="0in" fo:padding-bottom="0in" fo:padding-right="0in"/>
    </style:style>
    <style:style style:name="TableRow4759" style:family="table-row">
      <style:table-row-properties/>
    </style:style>
    <style:style style:name="TableCell4760" style:family="table-cell">
      <style:table-cell-properties fo:border="0.0104in solid #000000" style:writing-mode="lr-tb" style:vertical-align="middle" fo:padding-top="0in" fo:padding-left="0in" fo:padding-bottom="0in" fo:padding-right="0in"/>
    </style:style>
    <style:style style:name="P4761" style:parent-style-name="Normal" style:family="paragraph">
      <style:paragraph-properties fo:text-align="center"/>
      <style:text-properties fo:font-weight="bold" style:font-weight-asian="bold" style:font-weight-complex="bold"/>
    </style:style>
    <style:style style:name="TableCell4762" style:family="table-cell">
      <style:table-cell-properties fo:border="0.0104in solid #000000" style:writing-mode="lr-tb" style:vertical-align="middle" fo:padding-top="0in" fo:padding-left="0in" fo:padding-bottom="0in" fo:padding-right="0in"/>
    </style:style>
    <style:style style:name="TableRow4763" style:family="table-row">
      <style:table-row-properties/>
    </style:style>
    <style:style style:name="TableCell4764" style:family="table-cell">
      <style:table-cell-properties fo:border="0.0104in solid #000000" style:writing-mode="lr-tb" style:vertical-align="middle" fo:padding-top="0in" fo:padding-left="0in" fo:padding-bottom="0in" fo:padding-right="0in"/>
    </style:style>
    <style:style style:name="P4765" style:parent-style-name="Normal" style:family="paragraph">
      <style:paragraph-properties fo:text-align="center"/>
      <style:text-properties fo:font-weight="bold" style:font-weight-asian="bold" style:font-weight-complex="bold"/>
    </style:style>
    <style:style style:name="TableCell4766" style:family="table-cell">
      <style:table-cell-properties fo:border="0.0104in solid #000000" style:writing-mode="lr-tb" style:vertical-align="middle" fo:padding-top="0in" fo:padding-left="0in" fo:padding-bottom="0in" fo:padding-right="0in"/>
    </style:style>
    <style:style style:name="TableRow4767" style:family="table-row">
      <style:table-row-properties/>
    </style:style>
    <style:style style:name="TableCell4768" style:family="table-cell">
      <style:table-cell-properties fo:border="0.0104in solid #000000" style:writing-mode="lr-tb" style:vertical-align="middle" fo:padding-top="0in" fo:padding-left="0in" fo:padding-bottom="0in" fo:padding-right="0in"/>
    </style:style>
    <style:style style:name="P4769" style:parent-style-name="Normal" style:family="paragraph">
      <style:paragraph-properties fo:text-align="center"/>
      <style:text-properties fo:font-weight="bold" style:font-weight-asian="bold" style:font-weight-complex="bold"/>
    </style:style>
    <style:style style:name="TableCell4770" style:family="table-cell">
      <style:table-cell-properties fo:border="0.0104in solid #000000" style:writing-mode="lr-tb" style:vertical-align="middle" fo:padding-top="0in" fo:padding-left="0in" fo:padding-bottom="0in" fo:padding-right="0in"/>
    </style:style>
    <style:style style:name="TableRow4771" style:family="table-row">
      <style:table-row-properties/>
    </style:style>
    <style:style style:name="TableCell4772" style:family="table-cell">
      <style:table-cell-properties fo:border="0.0104in solid #000000" style:writing-mode="lr-tb" style:vertical-align="middle" fo:padding-top="0in" fo:padding-left="0in" fo:padding-bottom="0in" fo:padding-right="0in"/>
    </style:style>
    <style:style style:name="P4773" style:parent-style-name="Normal" style:family="paragraph">
      <style:paragraph-properties fo:text-align="center"/>
      <style:text-properties fo:font-weight="bold" style:font-weight-asian="bold" style:font-weight-complex="bold"/>
    </style:style>
    <style:style style:name="TableCell4774" style:family="table-cell">
      <style:table-cell-properties fo:border="0.0104in solid #000000" style:writing-mode="lr-tb" style:vertical-align="middle" fo:padding-top="0in" fo:padding-left="0in" fo:padding-bottom="0in" fo:padding-right="0in"/>
    </style:style>
    <style:style style:name="P4775"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4776" style:parent-style-name="NormalWeb" style:family="paragraph">
      <style:paragraph-properties fo:border="0.0034in solid #E5E7EB" fo:padding="0in" style:shadow="none" fo:background-color="#FFFFFF"/>
    </style:style>
    <style:style style:name="T4777" style:parent-style-name="Fuentedepárrafopredeter." style:family="text">
      <style:text-properties style:font-name="Arial" style:font-name-complex="Arial" fo:color="#000000"/>
    </style:style>
    <style:style style:name="T4778" style:parent-style-name="CódigoHTML" style:family="text">
      <style:text-properties style:font-name="Consolas" fo:color="#000000" fo:font-size="11pt" style:font-size-asian="11pt" style:font-size-complex="11pt"/>
    </style:style>
    <style:style style:name="T4779" style:parent-style-name="Fuentedepárrafopredeter." style:family="text">
      <style:text-properties style:font-name="Arial" style:font-name-complex="Arial" fo:color="#000000"/>
    </style:style>
    <style:style style:name="P478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4781" style:parent-style-name="NormalWeb" style:family="paragraph">
      <style:paragraph-properties fo:border="0.0034in solid #E5E7EB" fo:padding="0in" style:shadow="none" fo:background-color="#FFFFFF"/>
    </style:style>
    <style:style style:name="T4782" style:parent-style-name="Fuentedepárrafopredeter." style:family="text">
      <style:text-properties style:font-name="Arial" style:font-name-complex="Arial" fo:color="#000000"/>
    </style:style>
    <style:style style:name="T4783" style:parent-style-name="CódigoHTML" style:family="text">
      <style:text-properties style:font-name="Consolas" fo:color="#000000" fo:font-size="11pt" style:font-size-asian="11pt" style:font-size-complex="11pt"/>
    </style:style>
    <style:style style:name="T4784" style:parent-style-name="Fuentedepárrafopredeter." style:family="text">
      <style:text-properties style:font-name="Arial" style:font-name-complex="Arial" fo:color="#000000"/>
    </style:style>
    <style:style style:name="T4785" style:parent-style-name="CódigoHTML" style:family="text">
      <style:text-properties style:font-name="Consolas" fo:color="#000000" fo:font-size="11pt" style:font-size-asian="11pt" style:font-size-complex="11pt"/>
    </style:style>
    <style:style style:name="T4786" style:parent-style-name="Fuentedepárrafopredeter." style:family="text">
      <style:text-properties style:font-name="Arial" style:font-name-complex="Arial" fo:color="#000000"/>
    </style:style>
    <style:style style:name="P4787" style:parent-style-name="HTMLconformatoprevio" style:family="paragraph">
      <style:paragraph-properties fo:border="0.0034in solid #E5E7EB" fo:padding="0in" style:shadow="none" fo:background-color="#FFFFFF"/>
    </style:style>
    <style:style style:name="T4788" style:parent-style-name="p" style:family="text">
      <style:text-properties style:font-name="Consolas" fo:color="#000000" fo:language="en" fo:country="US"/>
    </style:style>
    <style:style style:name="T4789" style:parent-style-name="nt" style:family="text">
      <style:text-properties style:font-name="Consolas" fo:color="#000080" fo:language="en" fo:country="US"/>
    </style:style>
    <style:style style:name="T4790" style:parent-style-name="cl" style:family="text">
      <style:text-properties style:font-name="Consolas" fo:color="#000000" fo:language="en" fo:country="US"/>
    </style:style>
    <style:style style:name="T4791" style:parent-style-name="na" style:family="text">
      <style:text-properties style:font-name="Consolas" fo:color="#008080" fo:language="en" fo:country="US"/>
    </style:style>
    <style:style style:name="T4792" style:parent-style-name="o" style:family="text">
      <style:text-properties style:font-name="Consolas" fo:font-weight="bold" style:font-weight-asian="bold" style:font-weight-complex="bold" fo:color="#000000" fo:language="en" fo:country="US"/>
    </style:style>
    <style:style style:name="T4793" style:parent-style-name="s" style:family="text">
      <style:text-properties style:font-name="Consolas" fo:color="#DD1144" fo:language="en" fo:country="US"/>
    </style:style>
    <style:style style:name="T4794" style:parent-style-name="p" style:family="text">
      <style:text-properties style:font-name="Consolas" fo:color="#000000" fo:language="en" fo:country="US"/>
    </style:style>
    <style:style style:name="P4795" style:parent-style-name="HTMLconformatoprevio" style:family="paragraph">
      <style:paragraph-properties fo:border="0.0034in solid #E5E7EB" fo:padding="0in" style:shadow="none" fo:background-color="#FFFFFF"/>
    </style:style>
    <style:style style:name="T4796" style:parent-style-name="cl" style:family="text">
      <style:text-properties style:font-name="Consolas" fo:color="#000000" fo:language="en" fo:country="US"/>
    </style:style>
    <style:style style:name="T4797" style:parent-style-name="p" style:family="text">
      <style:text-properties style:font-name="Consolas" fo:color="#000000" fo:language="en" fo:country="US"/>
    </style:style>
    <style:style style:name="T4798" style:parent-style-name="nt" style:family="text">
      <style:text-properties style:font-name="Consolas" fo:color="#000080" fo:language="en" fo:country="US"/>
    </style:style>
    <style:style style:name="T4799" style:parent-style-name="cl" style:family="text">
      <style:text-properties style:font-name="Consolas" fo:color="#000000" fo:language="en" fo:country="US"/>
    </style:style>
    <style:style style:name="T4800" style:parent-style-name="na" style:family="text">
      <style:text-properties style:font-name="Consolas" fo:color="#008080" fo:language="en" fo:country="US"/>
    </style:style>
    <style:style style:name="T4801" style:parent-style-name="o" style:family="text">
      <style:text-properties style:font-name="Consolas" fo:font-weight="bold" style:font-weight-asian="bold" style:font-weight-complex="bold" fo:color="#000000" fo:language="en" fo:country="US"/>
    </style:style>
    <style:style style:name="T4802" style:parent-style-name="s" style:family="text">
      <style:text-properties style:font-name="Consolas" fo:color="#DD1144" fo:language="en" fo:country="US"/>
    </style:style>
    <style:style style:name="T4803" style:parent-style-name="p" style:family="text">
      <style:text-properties style:font-name="Consolas" fo:color="#000000" fo:language="en" fo:country="US"/>
    </style:style>
    <style:style style:name="P4804" style:parent-style-name="HTMLconformatoprevio" style:family="paragraph">
      <style:paragraph-properties fo:border="0.0034in solid #E5E7EB" fo:padding="0in" style:shadow="none" fo:background-color="#FFFFFF"/>
    </style:style>
    <style:style style:name="T4805" style:parent-style-name="cl" style:family="text">
      <style:text-properties style:font-name="Consolas" fo:color="#000000" fo:language="en" fo:country="US"/>
    </style:style>
    <style:style style:name="T4806" style:parent-style-name="p" style:family="text">
      <style:text-properties style:font-name="Consolas" fo:color="#000000" fo:language="en" fo:country="US"/>
    </style:style>
    <style:style style:name="T4807" style:parent-style-name="nt" style:family="text">
      <style:text-properties style:font-name="Consolas" fo:color="#000080" fo:language="en" fo:country="US"/>
    </style:style>
    <style:style style:name="T4808" style:parent-style-name="cl" style:family="text">
      <style:text-properties style:font-name="Consolas" fo:color="#000000" fo:language="en" fo:country="US"/>
    </style:style>
    <style:style style:name="T4809" style:parent-style-name="na" style:family="text">
      <style:text-properties style:font-name="Consolas" fo:color="#008080" fo:language="en" fo:country="US"/>
    </style:style>
    <style:style style:name="T4810" style:parent-style-name="o" style:family="text">
      <style:text-properties style:font-name="Consolas" fo:font-weight="bold" style:font-weight-asian="bold" style:font-weight-complex="bold" fo:color="#000000" fo:language="en" fo:country="US"/>
    </style:style>
    <style:style style:name="T4811" style:parent-style-name="s" style:family="text">
      <style:text-properties style:font-name="Consolas" fo:color="#DD1144" fo:language="en" fo:country="US"/>
    </style:style>
    <style:style style:name="T4812" style:parent-style-name="p" style:family="text">
      <style:text-properties style:font-name="Consolas" fo:color="#000000" fo:language="en" fo:country="US"/>
    </style:style>
    <style:style style:name="P4813" style:parent-style-name="HTMLconformatoprevio" style:family="paragraph">
      <style:paragraph-properties fo:border="0.0034in solid #E5E7EB" fo:padding="0in" style:shadow="none" fo:background-color="#FFFFFF"/>
    </style:style>
    <style:style style:name="T4814" style:parent-style-name="cl" style:family="text">
      <style:text-properties style:font-name="Consolas" fo:color="#000000" fo:language="en" fo:country="US"/>
    </style:style>
    <style:style style:name="P4815" style:parent-style-name="HTMLconformatoprevio" style:family="paragraph">
      <style:paragraph-properties fo:border="0.0034in solid #E5E7EB" fo:padding="0in" style:shadow="none" fo:background-color="#FFFFFF"/>
    </style:style>
    <style:style style:name="T4816" style:parent-style-name="cl" style:family="text">
      <style:text-properties style:font-name="Consolas" fo:color="#000000" fo:language="en" fo:country="US"/>
    </style:style>
    <style:style style:name="T4817" style:parent-style-name="p" style:family="text">
      <style:text-properties style:font-name="Consolas" fo:color="#000000" fo:language="en" fo:country="US"/>
    </style:style>
    <style:style style:name="T4818" style:parent-style-name="nt" style:family="text">
      <style:text-properties style:font-name="Consolas" fo:color="#000080" fo:language="en" fo:country="US"/>
    </style:style>
    <style:style style:name="T4819" style:parent-style-name="p" style:family="text">
      <style:text-properties style:font-name="Consolas" fo:color="#000000" fo:language="en" fo:country="US"/>
    </style:style>
    <style:style style:name="P4820" style:parent-style-name="HTMLconformatoprevio" style:family="paragraph">
      <style:paragraph-properties fo:border="0.0034in solid #E5E7EB" fo:padding="0in" style:shadow="none" fo:background-color="#FFFFFF"/>
    </style:style>
    <style:style style:name="T4821" style:parent-style-name="cl" style:family="text">
      <style:text-properties style:font-name="Consolas" fo:color="#000000" fo:language="en" fo:country="US"/>
    </style:style>
    <style:style style:name="T4822" style:parent-style-name="p" style:family="text">
      <style:text-properties style:font-name="Consolas" fo:color="#000000" fo:language="en" fo:country="US"/>
    </style:style>
    <style:style style:name="T4823" style:parent-style-name="nt" style:family="text">
      <style:text-properties style:font-name="Consolas" fo:color="#000080" fo:language="en" fo:country="US"/>
    </style:style>
    <style:style style:name="T4824" style:parent-style-name="cl" style:family="text">
      <style:text-properties style:font-name="Consolas" fo:color="#000000" fo:language="en" fo:country="US"/>
    </style:style>
    <style:style style:name="T4825" style:parent-style-name="na" style:family="text">
      <style:text-properties style:font-name="Consolas" fo:color="#008080" fo:language="en" fo:country="US"/>
    </style:style>
    <style:style style:name="T4826" style:parent-style-name="o" style:family="text">
      <style:text-properties style:font-name="Consolas" fo:font-weight="bold" style:font-weight-asian="bold" style:font-weight-complex="bold" fo:color="#000000" fo:language="en" fo:country="US"/>
    </style:style>
    <style:style style:name="T4827" style:parent-style-name="s" style:family="text">
      <style:text-properties style:font-name="Consolas" fo:color="#DD1144" fo:language="en" fo:country="US"/>
    </style:style>
    <style:style style:name="T4828" style:parent-style-name="p" style:family="text">
      <style:text-properties style:font-name="Consolas" fo:color="#000000" fo:language="en" fo:country="US"/>
    </style:style>
    <style:style style:name="P4829" style:parent-style-name="HTMLconformatoprevio" style:family="paragraph">
      <style:paragraph-properties fo:border="0.0034in solid #E5E7EB" fo:padding="0in" style:shadow="none" fo:background-color="#FFFFFF"/>
    </style:style>
    <style:style style:name="T4830" style:parent-style-name="cl" style:family="text">
      <style:text-properties style:font-name="Consolas" fo:color="#000000" fo:language="en" fo:country="US"/>
    </style:style>
    <style:style style:name="P4831" style:parent-style-name="HTMLconformatoprevio" style:family="paragraph">
      <style:paragraph-properties fo:border="0.0034in solid #E5E7EB" fo:padding="0in" style:shadow="none" fo:background-color="#FFFFFF"/>
    </style:style>
    <style:style style:name="T4832" style:parent-style-name="cl" style:family="text">
      <style:text-properties style:font-name="Consolas" fo:color="#000000" fo:language="en" fo:country="US"/>
    </style:style>
    <style:style style:name="T4833" style:parent-style-name="p" style:family="text">
      <style:text-properties style:font-name="Consolas" fo:color="#000000" fo:language="en" fo:country="US"/>
    </style:style>
    <style:style style:name="T4834" style:parent-style-name="nt" style:family="text">
      <style:text-properties style:font-name="Consolas" fo:color="#000080" fo:language="en" fo:country="US"/>
    </style:style>
    <style:style style:name="T4835" style:parent-style-name="p" style:family="text">
      <style:text-properties style:font-name="Consolas" fo:color="#000000" fo:language="en" fo:country="US"/>
    </style:style>
    <style:style style:name="P4836" style:parent-style-name="HTMLconformatoprevio" style:family="paragraph">
      <style:paragraph-properties fo:border="0.0034in solid #E5E7EB" fo:padding="0in" style:shadow="none" fo:background-color="#FFFFFF"/>
    </style:style>
    <style:style style:name="T4837" style:parent-style-name="cl" style:family="text">
      <style:text-properties style:font-name="Consolas" fo:color="#000000" fo:language="en" fo:country="US"/>
    </style:style>
    <style:style style:name="T4838" style:parent-style-name="p" style:family="text">
      <style:text-properties style:font-name="Consolas" fo:color="#000000" fo:language="en" fo:country="US"/>
    </style:style>
    <style:style style:name="T4839" style:parent-style-name="nt" style:family="text">
      <style:text-properties style:font-name="Consolas" fo:color="#000080" fo:language="en" fo:country="US"/>
    </style:style>
    <style:style style:name="T4840" style:parent-style-name="p" style:family="text">
      <style:text-properties style:font-name="Consolas" fo:color="#000000" fo:language="en" fo:country="US"/>
    </style:style>
    <style:style style:name="P4841" style:parent-style-name="HTMLconformatoprevio" style:family="paragraph">
      <style:paragraph-properties fo:border="0.0034in solid #E5E7EB" fo:padding="0in" style:shadow="none" fo:background-color="#FFFFFF"/>
    </style:style>
    <style:style style:name="T4842" style:parent-style-name="cl" style:family="text">
      <style:text-properties style:font-name="Consolas" fo:color="#000000" fo:language="en" fo:country="US"/>
    </style:style>
    <style:style style:name="T4843" style:parent-style-name="p" style:family="text">
      <style:text-properties style:font-name="Consolas" fo:color="#000000" fo:language="en" fo:country="US"/>
    </style:style>
    <style:style style:name="T4844" style:parent-style-name="nt" style:family="text">
      <style:text-properties style:font-name="Consolas" fo:color="#000080" fo:language="en" fo:country="US"/>
    </style:style>
    <style:style style:name="T4845" style:parent-style-name="cl" style:family="text">
      <style:text-properties style:font-name="Consolas" fo:color="#000000" fo:language="en" fo:country="US"/>
    </style:style>
    <style:style style:name="T4846" style:parent-style-name="na" style:family="text">
      <style:text-properties style:font-name="Consolas" fo:color="#008080" fo:language="en" fo:country="US"/>
    </style:style>
    <style:style style:name="T4847" style:parent-style-name="o" style:family="text">
      <style:text-properties style:font-name="Consolas" fo:font-weight="bold" style:font-weight-asian="bold" style:font-weight-complex="bold" fo:color="#000000" fo:language="en" fo:country="US"/>
    </style:style>
    <style:style style:name="T4848" style:parent-style-name="s" style:family="text">
      <style:text-properties style:font-name="Consolas" fo:color="#DD1144" fo:language="en" fo:country="US"/>
    </style:style>
    <style:style style:name="T4849" style:parent-style-name="p" style:family="text">
      <style:text-properties style:font-name="Consolas" fo:color="#000000" fo:language="en" fo:country="US"/>
    </style:style>
    <style:style style:name="P4850" style:parent-style-name="HTMLconformatoprevio" style:family="paragraph">
      <style:paragraph-properties fo:border="0.0034in solid #E5E7EB" fo:padding="0in" style:shadow="none" fo:background-color="#FFFFFF"/>
    </style:style>
    <style:style style:name="T4851" style:parent-style-name="cl" style:family="text">
      <style:text-properties style:font-name="Consolas" fo:color="#000000" fo:language="en" fo:country="US"/>
    </style:style>
    <style:style style:name="T4852" style:parent-style-name="p" style:family="text">
      <style:text-properties style:font-name="Consolas" fo:color="#000000" fo:language="en" fo:country="US"/>
    </style:style>
    <style:style style:name="T4853" style:parent-style-name="nt" style:family="text">
      <style:text-properties style:font-name="Consolas" fo:color="#000080" fo:language="en" fo:country="US"/>
    </style:style>
    <style:style style:name="T4854" style:parent-style-name="cl" style:family="text">
      <style:text-properties style:font-name="Consolas" fo:color="#000000" fo:language="en" fo:country="US"/>
    </style:style>
    <style:style style:name="T4855" style:parent-style-name="na" style:family="text">
      <style:text-properties style:font-name="Consolas" fo:color="#008080" fo:language="en" fo:country="US"/>
    </style:style>
    <style:style style:name="T4856" style:parent-style-name="o" style:family="text">
      <style:text-properties style:font-name="Consolas" fo:font-weight="bold" style:font-weight-asian="bold" style:font-weight-complex="bold" fo:color="#000000" fo:language="en" fo:country="US"/>
    </style:style>
    <style:style style:name="T4857" style:parent-style-name="s" style:family="text">
      <style:text-properties style:font-name="Consolas" fo:color="#DD1144" fo:language="en" fo:country="US"/>
    </style:style>
    <style:style style:name="T4858" style:parent-style-name="p" style:family="text">
      <style:text-properties style:font-name="Consolas" fo:color="#000000" fo:language="en" fo:country="US"/>
    </style:style>
    <style:style style:name="P4859" style:parent-style-name="HTMLconformatoprevio" style:family="paragraph">
      <style:paragraph-properties fo:border="0.0034in solid #E5E7EB" fo:padding="0in" style:shadow="none" fo:background-color="#FFFFFF"/>
    </style:style>
    <style:style style:name="T4860" style:parent-style-name="cl" style:family="text">
      <style:text-properties style:font-name="Consolas" fo:color="#000000" fo:language="en" fo:country="US"/>
    </style:style>
    <style:style style:name="T4861" style:parent-style-name="cl" style:family="text">
      <style:text-properties style:font-name="Consolas" fo:color="#000000"/>
    </style:style>
    <style:style style:name="P4862" style:parent-style-name="HTMLconformatoprevio" style:family="paragraph">
      <style:paragraph-properties fo:border="0.0034in solid #E5E7EB" fo:padding="0in" style:shadow="none" fo:background-color="#FFFFFF"/>
    </style:style>
    <style:style style:name="T4863" style:parent-style-name="cl" style:family="text">
      <style:text-properties style:font-name="Consolas" fo:color="#000000"/>
    </style:style>
    <style:style style:name="T4864" style:parent-style-name="p" style:family="text">
      <style:text-properties style:font-name="Consolas" fo:color="#000000"/>
    </style:style>
    <style:style style:name="T4865" style:parent-style-name="nt" style:family="text">
      <style:text-properties style:font-name="Consolas" fo:color="#000080"/>
    </style:style>
    <style:style style:name="T4866" style:parent-style-name="p" style:family="text">
      <style:text-properties style:font-name="Consolas" fo:color="#000000"/>
    </style:style>
    <style:style style:name="P4867" style:parent-style-name="HTMLconformatoprevio" style:family="paragraph">
      <style:paragraph-properties fo:border="0.0034in solid #E5E7EB" fo:padding="0in" style:shadow="none" fo:background-color="#FFFFFF"/>
    </style:style>
    <style:style style:name="T4868" style:parent-style-name="cl" style:family="text">
      <style:text-properties style:font-name="Consolas" fo:color="#000000"/>
    </style:style>
    <style:style style:name="T4869" style:parent-style-name="p" style:family="text">
      <style:text-properties style:font-name="Consolas" fo:color="#000000"/>
    </style:style>
    <style:style style:name="T4870" style:parent-style-name="nt" style:family="text">
      <style:text-properties style:font-name="Consolas" fo:color="#000080"/>
    </style:style>
    <style:style style:name="T4871" style:parent-style-name="cl" style:family="text">
      <style:text-properties style:font-name="Consolas" fo:color="#000000"/>
    </style:style>
    <style:style style:name="T4872" style:parent-style-name="na" style:family="text">
      <style:text-properties style:font-name="Consolas" fo:color="#008080"/>
    </style:style>
    <style:style style:name="T4873" style:parent-style-name="o" style:family="text">
      <style:text-properties style:font-name="Consolas" fo:font-weight="bold" style:font-weight-asian="bold" style:font-weight-complex="bold" fo:color="#000000"/>
    </style:style>
    <style:style style:name="T4874" style:parent-style-name="s" style:family="text">
      <style:text-properties style:font-name="Consolas" fo:color="#DD1144"/>
    </style:style>
    <style:style style:name="T4875" style:parent-style-name="p" style:family="text">
      <style:text-properties style:font-name="Consolas" fo:color="#000000"/>
    </style:style>
    <style:style style:name="P4876" style:parent-style-name="HTMLconformatoprevio" style:family="paragraph">
      <style:paragraph-properties fo:border="0.0034in solid #E5E7EB" fo:padding="0in" style:shadow="none" fo:background-color="#FFFFFF"/>
    </style:style>
    <style:style style:name="T4877" style:parent-style-name="cl" style:family="text">
      <style:text-properties style:font-name="Consolas" fo:color="#000000"/>
    </style:style>
    <style:style style:name="P4878" style:parent-style-name="HTMLconformatoprevio" style:family="paragraph">
      <style:paragraph-properties fo:border="0.0034in solid #E5E7EB" fo:padding="0in" style:shadow="none" fo:background-color="#FFFFFF"/>
    </style:style>
    <style:style style:name="T4879" style:parent-style-name="cl" style:family="text">
      <style:text-properties style:font-name="Consolas" fo:color="#000000"/>
    </style:style>
    <style:style style:name="T4880" style:parent-style-name="p" style:family="text">
      <style:text-properties style:font-name="Consolas" fo:color="#000000"/>
    </style:style>
    <style:style style:name="T4881" style:parent-style-name="nt" style:family="text">
      <style:text-properties style:font-name="Consolas" fo:color="#000080"/>
    </style:style>
    <style:style style:name="T4882" style:parent-style-name="p" style:family="text">
      <style:text-properties style:font-name="Consolas" fo:color="#000000"/>
    </style:style>
    <style:style style:name="P4883" style:parent-style-name="HTMLconformatoprevio" style:family="paragraph">
      <style:paragraph-properties fo:border="0.0034in solid #E5E7EB" fo:padding="0in" style:shadow="none" fo:background-color="#FFFFFF"/>
    </style:style>
    <style:style style:name="T4884" style:parent-style-name="cl" style:family="text">
      <style:text-properties style:font-name="Consolas" fo:color="#000000"/>
    </style:style>
    <style:style style:name="T4885" style:parent-style-name="p" style:family="text">
      <style:text-properties style:font-name="Consolas" fo:color="#000000"/>
    </style:style>
    <style:style style:name="T4886" style:parent-style-name="nt" style:family="text">
      <style:text-properties style:font-name="Consolas" fo:color="#000080"/>
    </style:style>
    <style:style style:name="T4887" style:parent-style-name="cl" style:family="text">
      <style:text-properties style:font-name="Consolas" fo:color="#000000"/>
    </style:style>
    <style:style style:name="T4888" style:parent-style-name="na" style:family="text">
      <style:text-properties style:font-name="Consolas" fo:color="#008080"/>
    </style:style>
    <style:style style:name="T4889" style:parent-style-name="o" style:family="text">
      <style:text-properties style:font-name="Consolas" fo:font-weight="bold" style:font-weight-asian="bold" style:font-weight-complex="bold" fo:color="#000000"/>
    </style:style>
    <style:style style:name="T4890" style:parent-style-name="s" style:family="text">
      <style:text-properties style:font-name="Consolas" fo:color="#DD1144"/>
    </style:style>
    <style:style style:name="T4891" style:parent-style-name="p" style:family="text">
      <style:text-properties style:font-name="Consolas" fo:color="#000000"/>
    </style:style>
    <style:style style:name="P4892" style:parent-style-name="HTMLconformatoprevio" style:family="paragraph">
      <style:paragraph-properties fo:border="0.0034in solid #E5E7EB" fo:padding="0in" style:shadow="none" fo:background-color="#FFFFFF"/>
    </style:style>
    <style:style style:name="T4893" style:parent-style-name="cl" style:family="text">
      <style:text-properties style:font-name="Consolas" fo:color="#000000"/>
    </style:style>
    <style:style style:name="P4894" style:parent-style-name="HTMLconformatoprevio" style:family="paragraph">
      <style:paragraph-properties fo:border="0.0034in solid #E5E7EB" fo:padding="0in" style:shadow="none" fo:background-color="#FFFFFF"/>
    </style:style>
    <style:style style:name="T4895" style:parent-style-name="cl" style:family="text">
      <style:text-properties style:font-name="Consolas" fo:color="#000000"/>
    </style:style>
    <style:style style:name="T4896" style:parent-style-name="p" style:family="text">
      <style:text-properties style:font-name="Consolas" fo:color="#000000"/>
    </style:style>
    <style:style style:name="T4897" style:parent-style-name="nt" style:family="text">
      <style:text-properties style:font-name="Consolas" fo:color="#000080"/>
    </style:style>
    <style:style style:name="T4898" style:parent-style-name="p" style:family="text">
      <style:text-properties style:font-name="Consolas" fo:color="#000000"/>
    </style:style>
    <style:style style:name="P4899" style:parent-style-name="HTMLconformatoprevio" style:family="paragraph">
      <style:paragraph-properties fo:border="0.0034in solid #E5E7EB" fo:padding="0in" style:shadow="none" fo:background-color="#FFFFFF"/>
    </style:style>
    <style:style style:name="T4900" style:parent-style-name="cl" style:family="text">
      <style:text-properties style:font-name="Consolas" fo:color="#000000"/>
    </style:style>
    <style:style style:name="T4901" style:parent-style-name="p" style:family="text">
      <style:text-properties style:font-name="Consolas" fo:color="#000000"/>
    </style:style>
    <style:style style:name="T4902" style:parent-style-name="nt" style:family="text">
      <style:text-properties style:font-name="Consolas" fo:color="#000080"/>
    </style:style>
    <style:style style:name="T4903" style:parent-style-name="p" style:family="text">
      <style:text-properties style:font-name="Consolas" fo:color="#000000"/>
    </style:style>
    <style:style style:name="P4904" style:parent-style-name="HTMLconformatoprevio" style:family="paragraph">
      <style:paragraph-properties fo:border="0.0034in solid #E5E7EB" fo:padding="0in" style:shadow="none" fo:background-color="#FFFFFF"/>
    </style:style>
    <style:style style:name="T4905" style:parent-style-name="p" style:family="text">
      <style:text-properties style:font-name="Consolas" fo:color="#000000"/>
    </style:style>
    <style:style style:name="T4906" style:parent-style-name="nt" style:family="text">
      <style:text-properties style:font-name="Consolas" fo:color="#000080"/>
    </style:style>
    <style:style style:name="T4907" style:parent-style-name="p" style:family="text">
      <style:text-properties style:font-name="Consolas" fo:color="#000000"/>
    </style:style>
    <style:style style:name="P4908"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4909" style:parent-style-name="NormalWeb" style:family="paragraph">
      <style:paragraph-properties fo:border="0.0034in solid #E5E7EB" fo:padding="0in" style:shadow="none" fo:background-color="#FFFFFF"/>
      <style:text-properties style:font-name="Arial" style:font-name-complex="Arial" fo:color="#000000"/>
    </style:style>
    <style:style style:name="P4910" style:parent-style-name="HTMLconformatoprevio" style:family="paragraph">
      <style:paragraph-properties fo:border="0.0034in solid #E5E7EB" fo:padding="0in" style:shadow="none" fo:background-color="#FFFFFF"/>
    </style:style>
    <style:style style:name="T4911" style:parent-style-name="p" style:family="text">
      <style:text-properties style:font-name="Consolas" fo:color="#000000" fo:language="en" fo:country="US"/>
    </style:style>
    <style:style style:name="T4912" style:parent-style-name="nt" style:family="text">
      <style:text-properties style:font-name="Consolas" fo:color="#000080" fo:language="en" fo:country="US"/>
    </style:style>
    <style:style style:name="T4913" style:parent-style-name="cl" style:family="text">
      <style:text-properties style:font-name="Consolas" fo:color="#000000" fo:language="en" fo:country="US"/>
    </style:style>
    <style:style style:name="T4914" style:parent-style-name="na" style:family="text">
      <style:text-properties style:font-name="Consolas" fo:color="#008080" fo:language="en" fo:country="US"/>
    </style:style>
    <style:style style:name="T4915" style:parent-style-name="o" style:family="text">
      <style:text-properties style:font-name="Consolas" fo:font-weight="bold" style:font-weight-asian="bold" style:font-weight-complex="bold" fo:color="#000000" fo:language="en" fo:country="US"/>
    </style:style>
    <style:style style:name="T4916" style:parent-style-name="s" style:family="text">
      <style:text-properties style:font-name="Consolas" fo:color="#DD1144" fo:language="en" fo:country="US"/>
    </style:style>
    <style:style style:name="T4917" style:parent-style-name="p" style:family="text">
      <style:text-properties style:font-name="Consolas" fo:color="#000000" fo:language="en" fo:country="US"/>
    </style:style>
    <style:style style:name="P4918" style:parent-style-name="HTMLconformatoprevio" style:family="paragraph">
      <style:paragraph-properties fo:border="0.0034in solid #E5E7EB" fo:padding="0in" style:shadow="none" fo:background-color="#FFFFFF"/>
    </style:style>
    <style:style style:name="T4919" style:parent-style-name="cl" style:family="text">
      <style:text-properties style:font-name="Consolas" fo:color="#000000" fo:language="en" fo:country="US"/>
    </style:style>
    <style:style style:name="T4920" style:parent-style-name="p" style:family="text">
      <style:text-properties style:font-name="Consolas" fo:color="#000000" fo:language="en" fo:country="US"/>
    </style:style>
    <style:style style:name="T4921" style:parent-style-name="nt" style:family="text">
      <style:text-properties style:font-name="Consolas" fo:color="#000080" fo:language="en" fo:country="US"/>
    </style:style>
    <style:style style:name="T4922" style:parent-style-name="cl" style:family="text">
      <style:text-properties style:font-name="Consolas" fo:color="#000000" fo:language="en" fo:country="US"/>
    </style:style>
    <style:style style:name="T4923" style:parent-style-name="na" style:family="text">
      <style:text-properties style:font-name="Consolas" fo:color="#008080" fo:language="en" fo:country="US"/>
    </style:style>
    <style:style style:name="T4924" style:parent-style-name="o" style:family="text">
      <style:text-properties style:font-name="Consolas" fo:font-weight="bold" style:font-weight-asian="bold" style:font-weight-complex="bold" fo:color="#000000" fo:language="en" fo:country="US"/>
    </style:style>
    <style:style style:name="T4925" style:parent-style-name="s" style:family="text">
      <style:text-properties style:font-name="Consolas" fo:color="#DD1144" fo:language="en" fo:country="US"/>
    </style:style>
    <style:style style:name="T4926" style:parent-style-name="p" style:family="text">
      <style:text-properties style:font-name="Consolas" fo:color="#000000" fo:language="en" fo:country="US"/>
    </style:style>
    <style:style style:name="P4927" style:parent-style-name="HTMLconformatoprevio" style:family="paragraph">
      <style:paragraph-properties fo:border="0.0034in solid #E5E7EB" fo:padding="0in" style:shadow="none" fo:background-color="#FFFFFF"/>
    </style:style>
    <style:style style:name="T4928" style:parent-style-name="cl" style:family="text">
      <style:text-properties style:font-name="Consolas" fo:color="#000000" fo:language="en" fo:country="US"/>
    </style:style>
    <style:style style:name="T4929" style:parent-style-name="p" style:family="text">
      <style:text-properties style:font-name="Consolas" fo:color="#000000" fo:language="en" fo:country="US"/>
    </style:style>
    <style:style style:name="T4930" style:parent-style-name="nt" style:family="text">
      <style:text-properties style:font-name="Consolas" fo:color="#000080" fo:language="en" fo:country="US"/>
    </style:style>
    <style:style style:name="T4931" style:parent-style-name="cl" style:family="text">
      <style:text-properties style:font-name="Consolas" fo:color="#000000" fo:language="en" fo:country="US"/>
    </style:style>
    <style:style style:name="T4932" style:parent-style-name="na" style:family="text">
      <style:text-properties style:font-name="Consolas" fo:color="#008080" fo:language="en" fo:country="US"/>
    </style:style>
    <style:style style:name="T4933" style:parent-style-name="o" style:family="text">
      <style:text-properties style:font-name="Consolas" fo:font-weight="bold" style:font-weight-asian="bold" style:font-weight-complex="bold" fo:color="#000000" fo:language="en" fo:country="US"/>
    </style:style>
    <style:style style:name="T4934" style:parent-style-name="s" style:family="text">
      <style:text-properties style:font-name="Consolas" fo:color="#DD1144" fo:language="en" fo:country="US"/>
    </style:style>
    <style:style style:name="T4935" style:parent-style-name="p" style:family="text">
      <style:text-properties style:font-name="Consolas" fo:color="#000000" fo:language="en" fo:country="US"/>
    </style:style>
    <style:style style:name="P4936" style:parent-style-name="HTMLconformatoprevio" style:family="paragraph">
      <style:paragraph-properties fo:border="0.0034in solid #E5E7EB" fo:padding="0in" style:shadow="none" fo:background-color="#FFFFFF"/>
    </style:style>
    <style:style style:name="T4937" style:parent-style-name="cl" style:family="text">
      <style:text-properties style:font-name="Consolas" fo:color="#000000" fo:language="en" fo:country="US"/>
    </style:style>
    <style:style style:name="P4938" style:parent-style-name="HTMLconformatoprevio" style:family="paragraph">
      <style:paragraph-properties fo:border="0.0034in solid #E5E7EB" fo:padding="0in" style:shadow="none" fo:background-color="#FFFFFF"/>
    </style:style>
    <style:style style:name="T4939" style:parent-style-name="cl" style:family="text">
      <style:text-properties style:font-name="Consolas" fo:color="#000000" fo:language="en" fo:country="US"/>
    </style:style>
    <style:style style:name="T4940" style:parent-style-name="p" style:family="text">
      <style:text-properties style:font-name="Consolas" fo:color="#000000" fo:language="en" fo:country="US"/>
    </style:style>
    <style:style style:name="T4941" style:parent-style-name="nt" style:family="text">
      <style:text-properties style:font-name="Consolas" fo:color="#000080" fo:language="en" fo:country="US"/>
    </style:style>
    <style:style style:name="T4942" style:parent-style-name="p" style:family="text">
      <style:text-properties style:font-name="Consolas" fo:color="#000000" fo:language="en" fo:country="US"/>
    </style:style>
    <style:style style:name="P4943" style:parent-style-name="HTMLconformatoprevio" style:family="paragraph">
      <style:paragraph-properties fo:border="0.0034in solid #E5E7EB" fo:padding="0in" style:shadow="none" fo:background-color="#FFFFFF"/>
    </style:style>
    <style:style style:name="T4944" style:parent-style-name="cl" style:family="text">
      <style:text-properties style:font-name="Consolas" fo:color="#000000" fo:language="en" fo:country="US"/>
    </style:style>
    <style:style style:name="T4945" style:parent-style-name="p" style:family="text">
      <style:text-properties style:font-name="Consolas" fo:color="#000000" fo:language="en" fo:country="US"/>
    </style:style>
    <style:style style:name="T4946" style:parent-style-name="nt" style:family="text">
      <style:text-properties style:font-name="Consolas" fo:color="#000080" fo:language="en" fo:country="US"/>
    </style:style>
    <style:style style:name="T4947" style:parent-style-name="cl" style:family="text">
      <style:text-properties style:font-name="Consolas" fo:color="#000000" fo:language="en" fo:country="US"/>
    </style:style>
    <style:style style:name="T4948" style:parent-style-name="na" style:family="text">
      <style:text-properties style:font-name="Consolas" fo:color="#008080" fo:language="en" fo:country="US"/>
    </style:style>
    <style:style style:name="T4949" style:parent-style-name="o" style:family="text">
      <style:text-properties style:font-name="Consolas" fo:font-weight="bold" style:font-weight-asian="bold" style:font-weight-complex="bold" fo:color="#000000" fo:language="en" fo:country="US"/>
    </style:style>
    <style:style style:name="T4950" style:parent-style-name="s" style:family="text">
      <style:text-properties style:font-name="Consolas" fo:color="#DD1144" fo:language="en" fo:country="US"/>
    </style:style>
    <style:style style:name="T4951" style:parent-style-name="p" style:family="text">
      <style:text-properties style:font-name="Consolas" fo:color="#000000" fo:language="en" fo:country="US"/>
    </style:style>
    <style:style style:name="P4952" style:parent-style-name="HTMLconformatoprevio" style:family="paragraph">
      <style:paragraph-properties fo:border="0.0034in solid #E5E7EB" fo:padding="0in" style:shadow="none" fo:background-color="#FFFFFF"/>
    </style:style>
    <style:style style:name="T4953" style:parent-style-name="cl" style:family="text">
      <style:text-properties style:font-name="Consolas" fo:color="#000000" fo:language="en" fo:country="US"/>
    </style:style>
    <style:style style:name="T4954" style:parent-style-name="cl" style:family="text">
      <style:text-properties style:font-name="Consolas" fo:color="#000000"/>
    </style:style>
    <style:style style:name="P4955" style:parent-style-name="HTMLconformatoprevio" style:family="paragraph">
      <style:paragraph-properties fo:border="0.0034in solid #E5E7EB" fo:padding="0in" style:shadow="none" fo:background-color="#FFFFFF"/>
    </style:style>
    <style:style style:name="T4956" style:parent-style-name="cl" style:family="text">
      <style:text-properties style:font-name="Consolas" fo:color="#000000"/>
    </style:style>
    <style:style style:name="T4957" style:parent-style-name="p" style:family="text">
      <style:text-properties style:font-name="Consolas" fo:color="#000000"/>
    </style:style>
    <style:style style:name="T4958" style:parent-style-name="nt" style:family="text">
      <style:text-properties style:font-name="Consolas" fo:color="#000080"/>
    </style:style>
    <style:style style:name="T4959" style:parent-style-name="p" style:family="text">
      <style:text-properties style:font-name="Consolas" fo:color="#000000"/>
    </style:style>
    <style:style style:name="P4960" style:parent-style-name="HTMLconformatoprevio" style:family="paragraph">
      <style:paragraph-properties fo:border="0.0034in solid #E5E7EB" fo:padding="0in" style:shadow="none" fo:background-color="#FFFFFF"/>
    </style:style>
    <style:style style:name="T4961" style:parent-style-name="cl" style:family="text">
      <style:text-properties style:font-name="Consolas" fo:color="#000000"/>
    </style:style>
    <style:style style:name="T4962" style:parent-style-name="p" style:family="text">
      <style:text-properties style:font-name="Consolas" fo:color="#000000"/>
    </style:style>
    <style:style style:name="T4963" style:parent-style-name="nt" style:family="text">
      <style:text-properties style:font-name="Consolas" fo:color="#000080"/>
    </style:style>
    <style:style style:name="T4964" style:parent-style-name="cl" style:family="text">
      <style:text-properties style:font-name="Consolas" fo:color="#000000"/>
    </style:style>
    <style:style style:name="T4965" style:parent-style-name="na" style:family="text">
      <style:text-properties style:font-name="Consolas" fo:color="#008080"/>
    </style:style>
    <style:style style:name="T4966" style:parent-style-name="o" style:family="text">
      <style:text-properties style:font-name="Consolas" fo:font-weight="bold" style:font-weight-asian="bold" style:font-weight-complex="bold" fo:color="#000000"/>
    </style:style>
    <style:style style:name="T4967" style:parent-style-name="s" style:family="text">
      <style:text-properties style:font-name="Consolas" fo:color="#DD1144"/>
    </style:style>
    <style:style style:name="T4968" style:parent-style-name="p" style:family="text">
      <style:text-properties style:font-name="Consolas" fo:color="#000000"/>
    </style:style>
    <style:style style:name="P4969" style:parent-style-name="HTMLconformatoprevio" style:family="paragraph">
      <style:paragraph-properties fo:border="0.0034in solid #E5E7EB" fo:padding="0in" style:shadow="none" fo:background-color="#FFFFFF"/>
    </style:style>
    <style:style style:name="T4970" style:parent-style-name="cl" style:family="text">
      <style:text-properties style:font-name="Consolas" fo:color="#000000"/>
    </style:style>
    <style:style style:name="T4971" style:parent-style-name="cl" style:family="text">
      <style:text-properties style:font-name="Consolas" fo:color="#000000" fo:language="en" fo:country="US"/>
    </style:style>
    <style:style style:name="P4972" style:parent-style-name="HTMLconformatoprevio" style:family="paragraph">
      <style:paragraph-properties fo:border="0.0034in solid #E5E7EB" fo:padding="0in" style:shadow="none" fo:background-color="#FFFFFF"/>
    </style:style>
    <style:style style:name="T4973" style:parent-style-name="cl" style:family="text">
      <style:text-properties style:font-name="Consolas" fo:color="#000000" fo:language="en" fo:country="US"/>
    </style:style>
    <style:style style:name="T4974" style:parent-style-name="p" style:family="text">
      <style:text-properties style:font-name="Consolas" fo:color="#000000" fo:language="en" fo:country="US"/>
    </style:style>
    <style:style style:name="T4975" style:parent-style-name="nt" style:family="text">
      <style:text-properties style:font-name="Consolas" fo:color="#000080" fo:language="en" fo:country="US"/>
    </style:style>
    <style:style style:name="T4976" style:parent-style-name="p" style:family="text">
      <style:text-properties style:font-name="Consolas" fo:color="#000000" fo:language="en" fo:country="US"/>
    </style:style>
    <style:style style:name="P4977" style:parent-style-name="HTMLconformatoprevio" style:family="paragraph">
      <style:paragraph-properties fo:border="0.0034in solid #E5E7EB" fo:padding="0in" style:shadow="none" fo:background-color="#FFFFFF"/>
    </style:style>
    <style:style style:name="T4978" style:parent-style-name="cl" style:family="text">
      <style:text-properties style:font-name="Consolas" fo:color="#000000" fo:language="en" fo:country="US"/>
    </style:style>
    <style:style style:name="T4979" style:parent-style-name="p" style:family="text">
      <style:text-properties style:font-name="Consolas" fo:color="#000000" fo:language="en" fo:country="US"/>
    </style:style>
    <style:style style:name="T4980" style:parent-style-name="nt" style:family="text">
      <style:text-properties style:font-name="Consolas" fo:color="#000080" fo:language="en" fo:country="US"/>
    </style:style>
    <style:style style:name="T4981" style:parent-style-name="p" style:family="text">
      <style:text-properties style:font-name="Consolas" fo:color="#000000" fo:language="en" fo:country="US"/>
    </style:style>
    <style:style style:name="P4982" style:parent-style-name="HTMLconformatoprevio" style:family="paragraph">
      <style:paragraph-properties fo:border="0.0034in solid #E5E7EB" fo:padding="0in" style:shadow="none" fo:background-color="#FFFFFF"/>
    </style:style>
    <style:style style:name="T4983" style:parent-style-name="cl" style:family="text">
      <style:text-properties style:font-name="Consolas" fo:color="#000000" fo:language="en" fo:country="US"/>
    </style:style>
    <style:style style:name="T4984" style:parent-style-name="p" style:family="text">
      <style:text-properties style:font-name="Consolas" fo:color="#000000" fo:language="en" fo:country="US"/>
    </style:style>
    <style:style style:name="T4985" style:parent-style-name="nt" style:family="text">
      <style:text-properties style:font-name="Consolas" fo:color="#000080" fo:language="en" fo:country="US"/>
    </style:style>
    <style:style style:name="T4986" style:parent-style-name="cl" style:family="text">
      <style:text-properties style:font-name="Consolas" fo:color="#000000" fo:language="en" fo:country="US"/>
    </style:style>
    <style:style style:name="T4987" style:parent-style-name="na" style:family="text">
      <style:text-properties style:font-name="Consolas" fo:color="#008080" fo:language="en" fo:country="US"/>
    </style:style>
    <style:style style:name="T4988" style:parent-style-name="o" style:family="text">
      <style:text-properties style:font-name="Consolas" fo:font-weight="bold" style:font-weight-asian="bold" style:font-weight-complex="bold" fo:color="#000000" fo:language="en" fo:country="US"/>
    </style:style>
    <style:style style:name="T4989" style:parent-style-name="s" style:family="text">
      <style:text-properties style:font-name="Consolas" fo:color="#DD1144" fo:language="en" fo:country="US"/>
    </style:style>
    <style:style style:name="T4990" style:parent-style-name="p" style:family="text">
      <style:text-properties style:font-name="Consolas" fo:color="#000000" fo:language="en" fo:country="US"/>
    </style:style>
    <style:style style:name="P4991" style:parent-style-name="HTMLconformatoprevio" style:family="paragraph">
      <style:paragraph-properties fo:border="0.0034in solid #E5E7EB" fo:padding="0in" style:shadow="none" fo:background-color="#FFFFFF"/>
    </style:style>
    <style:style style:name="T4992" style:parent-style-name="cl" style:family="text">
      <style:text-properties style:font-name="Consolas" fo:color="#000000" fo:language="en" fo:country="US"/>
    </style:style>
    <style:style style:name="T4993" style:parent-style-name="p" style:family="text">
      <style:text-properties style:font-name="Consolas" fo:color="#000000" fo:language="en" fo:country="US"/>
    </style:style>
    <style:style style:name="T4994" style:parent-style-name="nt" style:family="text">
      <style:text-properties style:font-name="Consolas" fo:color="#000080" fo:language="en" fo:country="US"/>
    </style:style>
    <style:style style:name="T4995" style:parent-style-name="cl" style:family="text">
      <style:text-properties style:font-name="Consolas" fo:color="#000000" fo:language="en" fo:country="US"/>
    </style:style>
    <style:style style:name="T4996" style:parent-style-name="na" style:family="text">
      <style:text-properties style:font-name="Consolas" fo:color="#008080" fo:language="en" fo:country="US"/>
    </style:style>
    <style:style style:name="T4997" style:parent-style-name="o" style:family="text">
      <style:text-properties style:font-name="Consolas" fo:font-weight="bold" style:font-weight-asian="bold" style:font-weight-complex="bold" fo:color="#000000" fo:language="en" fo:country="US"/>
    </style:style>
    <style:style style:name="T4998" style:parent-style-name="s" style:family="text">
      <style:text-properties style:font-name="Consolas" fo:color="#DD1144" fo:language="en" fo:country="US"/>
    </style:style>
    <style:style style:name="T4999" style:parent-style-name="p" style:family="text">
      <style:text-properties style:font-name="Consolas" fo:color="#000000" fo:language="en" fo:country="US"/>
    </style:style>
    <style:style style:name="P5000" style:parent-style-name="HTMLconformatoprevio" style:family="paragraph">
      <style:paragraph-properties fo:border="0.0034in solid #E5E7EB" fo:padding="0in" style:shadow="none" fo:background-color="#FFFFFF"/>
    </style:style>
    <style:style style:name="T5001" style:parent-style-name="cl" style:family="text">
      <style:text-properties style:font-name="Consolas" fo:color="#000000" fo:language="en" fo:country="US"/>
    </style:style>
    <style:style style:name="T5002" style:parent-style-name="cl" style:family="text">
      <style:text-properties style:font-name="Consolas" fo:color="#000000"/>
    </style:style>
    <style:style style:name="P5003" style:parent-style-name="HTMLconformatoprevio" style:family="paragraph">
      <style:paragraph-properties fo:border="0.0034in solid #E5E7EB" fo:padding="0in" style:shadow="none" fo:background-color="#FFFFFF"/>
    </style:style>
    <style:style style:name="T5004" style:parent-style-name="cl" style:family="text">
      <style:text-properties style:font-name="Consolas" fo:color="#000000"/>
    </style:style>
    <style:style style:name="T5005" style:parent-style-name="p" style:family="text">
      <style:text-properties style:font-name="Consolas" fo:color="#000000"/>
    </style:style>
    <style:style style:name="T5006" style:parent-style-name="nt" style:family="text">
      <style:text-properties style:font-name="Consolas" fo:color="#000080"/>
    </style:style>
    <style:style style:name="T5007" style:parent-style-name="p" style:family="text">
      <style:text-properties style:font-name="Consolas" fo:color="#000000"/>
    </style:style>
    <style:style style:name="P5008" style:parent-style-name="HTMLconformatoprevio" style:family="paragraph">
      <style:paragraph-properties fo:border="0.0034in solid #E5E7EB" fo:padding="0in" style:shadow="none" fo:background-color="#FFFFFF"/>
    </style:style>
    <style:style style:name="T5009" style:parent-style-name="cl" style:family="text">
      <style:text-properties style:font-name="Consolas" fo:color="#000000"/>
    </style:style>
    <style:style style:name="T5010" style:parent-style-name="p" style:family="text">
      <style:text-properties style:font-name="Consolas" fo:color="#000000"/>
    </style:style>
    <style:style style:name="T5011" style:parent-style-name="nt" style:family="text">
      <style:text-properties style:font-name="Consolas" fo:color="#000080"/>
    </style:style>
    <style:style style:name="T5012" style:parent-style-name="cl" style:family="text">
      <style:text-properties style:font-name="Consolas" fo:color="#000000"/>
    </style:style>
    <style:style style:name="T5013" style:parent-style-name="na" style:family="text">
      <style:text-properties style:font-name="Consolas" fo:color="#008080"/>
    </style:style>
    <style:style style:name="T5014" style:parent-style-name="o" style:family="text">
      <style:text-properties style:font-name="Consolas" fo:font-weight="bold" style:font-weight-asian="bold" style:font-weight-complex="bold" fo:color="#000000"/>
    </style:style>
    <style:style style:name="T5015" style:parent-style-name="s" style:family="text">
      <style:text-properties style:font-name="Consolas" fo:color="#DD1144"/>
    </style:style>
    <style:style style:name="T5016" style:parent-style-name="p" style:family="text">
      <style:text-properties style:font-name="Consolas" fo:color="#000000"/>
    </style:style>
    <style:style style:name="P5017" style:parent-style-name="HTMLconformatoprevio" style:family="paragraph">
      <style:paragraph-properties fo:border="0.0034in solid #E5E7EB" fo:padding="0in" style:shadow="none" fo:background-color="#FFFFFF"/>
    </style:style>
    <style:style style:name="T5018" style:parent-style-name="cl" style:family="text">
      <style:text-properties style:font-name="Consolas" fo:color="#000000"/>
    </style:style>
    <style:style style:name="P5019" style:parent-style-name="HTMLconformatoprevio" style:family="paragraph">
      <style:paragraph-properties fo:border="0.0034in solid #E5E7EB" fo:padding="0in" style:shadow="none" fo:background-color="#FFFFFF"/>
    </style:style>
    <style:style style:name="T5020" style:parent-style-name="cl" style:family="text">
      <style:text-properties style:font-name="Consolas" fo:color="#000000"/>
    </style:style>
    <style:style style:name="T5021" style:parent-style-name="p" style:family="text">
      <style:text-properties style:font-name="Consolas" fo:color="#000000"/>
    </style:style>
    <style:style style:name="T5022" style:parent-style-name="nt" style:family="text">
      <style:text-properties style:font-name="Consolas" fo:color="#000080"/>
    </style:style>
    <style:style style:name="T5023" style:parent-style-name="p" style:family="text">
      <style:text-properties style:font-name="Consolas" fo:color="#000000"/>
    </style:style>
    <style:style style:name="P5024" style:parent-style-name="HTMLconformatoprevio" style:family="paragraph">
      <style:paragraph-properties fo:border="0.0034in solid #E5E7EB" fo:padding="0in" style:shadow="none" fo:background-color="#FFFFFF"/>
    </style:style>
    <style:style style:name="T5025" style:parent-style-name="cl" style:family="text">
      <style:text-properties style:font-name="Consolas" fo:color="#000000"/>
    </style:style>
    <style:style style:name="T5026" style:parent-style-name="p" style:family="text">
      <style:text-properties style:font-name="Consolas" fo:color="#000000"/>
    </style:style>
    <style:style style:name="T5027" style:parent-style-name="nt" style:family="text">
      <style:text-properties style:font-name="Consolas" fo:color="#000080"/>
    </style:style>
    <style:style style:name="T5028" style:parent-style-name="cl" style:family="text">
      <style:text-properties style:font-name="Consolas" fo:color="#000000"/>
    </style:style>
    <style:style style:name="T5029" style:parent-style-name="na" style:family="text">
      <style:text-properties style:font-name="Consolas" fo:color="#008080"/>
    </style:style>
    <style:style style:name="T5030" style:parent-style-name="o" style:family="text">
      <style:text-properties style:font-name="Consolas" fo:font-weight="bold" style:font-weight-asian="bold" style:font-weight-complex="bold" fo:color="#000000"/>
    </style:style>
    <style:style style:name="T5031" style:parent-style-name="s" style:family="text">
      <style:text-properties style:font-name="Consolas" fo:color="#DD1144"/>
    </style:style>
    <style:style style:name="T5032" style:parent-style-name="p" style:family="text">
      <style:text-properties style:font-name="Consolas" fo:color="#000000"/>
    </style:style>
    <style:style style:name="P5033" style:parent-style-name="HTMLconformatoprevio" style:family="paragraph">
      <style:paragraph-properties fo:border="0.0034in solid #E5E7EB" fo:padding="0in" style:shadow="none" fo:background-color="#FFFFFF"/>
    </style:style>
    <style:style style:name="T5034" style:parent-style-name="cl" style:family="text">
      <style:text-properties style:font-name="Consolas" fo:color="#000000"/>
    </style:style>
    <style:style style:name="P5035" style:parent-style-name="HTMLconformatoprevio" style:family="paragraph">
      <style:paragraph-properties fo:border="0.0034in solid #E5E7EB" fo:padding="0in" style:shadow="none" fo:background-color="#FFFFFF"/>
    </style:style>
    <style:style style:name="T5036" style:parent-style-name="cl" style:family="text">
      <style:text-properties style:font-name="Consolas" fo:color="#000000"/>
    </style:style>
    <style:style style:name="T5037" style:parent-style-name="p" style:family="text">
      <style:text-properties style:font-name="Consolas" fo:color="#000000"/>
    </style:style>
    <style:style style:name="T5038" style:parent-style-name="nt" style:family="text">
      <style:text-properties style:font-name="Consolas" fo:color="#000080"/>
    </style:style>
    <style:style style:name="T5039" style:parent-style-name="p" style:family="text">
      <style:text-properties style:font-name="Consolas" fo:color="#000000"/>
    </style:style>
    <style:style style:name="P5040" style:parent-style-name="HTMLconformatoprevio" style:family="paragraph">
      <style:paragraph-properties fo:border="0.0034in solid #E5E7EB" fo:padding="0in" style:shadow="none" fo:background-color="#FFFFFF"/>
    </style:style>
    <style:style style:name="T5041" style:parent-style-name="cl" style:family="text">
      <style:text-properties style:font-name="Consolas" fo:color="#000000"/>
    </style:style>
    <style:style style:name="T5042" style:parent-style-name="p" style:family="text">
      <style:text-properties style:font-name="Consolas" fo:color="#000000"/>
    </style:style>
    <style:style style:name="T5043" style:parent-style-name="nt" style:family="text">
      <style:text-properties style:font-name="Consolas" fo:color="#000080"/>
    </style:style>
    <style:style style:name="T5044" style:parent-style-name="p" style:family="text">
      <style:text-properties style:font-name="Consolas" fo:color="#000000"/>
    </style:style>
    <style:style style:name="P5045" style:parent-style-name="HTMLconformatoprevio" style:family="paragraph">
      <style:paragraph-properties fo:border="0.0034in solid #E5E7EB" fo:padding="0in" style:shadow="none" fo:background-color="#FFFFFF"/>
    </style:style>
    <style:style style:name="T5046" style:parent-style-name="p" style:family="text">
      <style:text-properties style:font-name="Consolas" fo:color="#000000"/>
    </style:style>
    <style:style style:name="T5047" style:parent-style-name="nt" style:family="text">
      <style:text-properties style:font-name="Consolas" fo:color="#000080"/>
    </style:style>
    <style:style style:name="T5048" style:parent-style-name="p" style:family="text">
      <style:text-properties style:font-name="Consolas" fo:color="#000000"/>
    </style:style>
    <style:style style:name="P5049"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5050" style:parent-style-name="NormalWeb" style:family="paragraph">
      <style:paragraph-properties fo:border="0.0034in solid #E5E7EB" fo:padding="0in" style:shadow="none" fo:background-color="#FFFFFF"/>
    </style:style>
    <style:style style:name="T5051" style:parent-style-name="Fuentedepárrafopredeter." style:family="text">
      <style:text-properties style:font-name="Arial" style:font-name-complex="Arial" fo:color="#000000"/>
    </style:style>
    <style:style style:name="T5052" style:parent-style-name="CódigoHTML" style:family="text">
      <style:text-properties style:font-name="Consolas" fo:color="#000000" fo:font-size="11pt" style:font-size-asian="11pt" style:font-size-complex="11pt"/>
    </style:style>
    <style:style style:name="T5053" style:parent-style-name="Fuentedepárrafopredeter." style:family="text">
      <style:text-properties style:font-name="Arial" style:font-name-complex="Arial" fo:color="#000000"/>
    </style:style>
    <style:style style:name="P5054" style:parent-style-name="HTMLconformatoprevio" style:family="paragraph">
      <style:paragraph-properties fo:border="0.0034in solid #E5E7EB" fo:padding="0in" style:shadow="none" fo:background-color="#FFFFFF"/>
    </style:style>
    <style:style style:name="T5055" style:parent-style-name="p" style:family="text">
      <style:text-properties style:font-name="Consolas" fo:color="#000000" fo:language="en" fo:country="US"/>
    </style:style>
    <style:style style:name="T5056" style:parent-style-name="nt" style:family="text">
      <style:text-properties style:font-name="Consolas" fo:color="#000080" fo:language="en" fo:country="US"/>
    </style:style>
    <style:style style:name="T5057" style:parent-style-name="cl" style:family="text">
      <style:text-properties style:font-name="Consolas" fo:color="#000000" fo:language="en" fo:country="US"/>
    </style:style>
    <style:style style:name="T5058" style:parent-style-name="na" style:family="text">
      <style:text-properties style:font-name="Consolas" fo:color="#008080" fo:language="en" fo:country="US"/>
    </style:style>
    <style:style style:name="T5059" style:parent-style-name="o" style:family="text">
      <style:text-properties style:font-name="Consolas" fo:font-weight="bold" style:font-weight-asian="bold" style:font-weight-complex="bold" fo:color="#000000" fo:language="en" fo:country="US"/>
    </style:style>
    <style:style style:name="T5060" style:parent-style-name="s" style:family="text">
      <style:text-properties style:font-name="Consolas" fo:color="#DD1144" fo:language="en" fo:country="US"/>
    </style:style>
    <style:style style:name="T5061" style:parent-style-name="p" style:family="text">
      <style:text-properties style:font-name="Consolas" fo:color="#000000" fo:language="en" fo:country="US"/>
    </style:style>
    <style:style style:name="P5062" style:parent-style-name="HTMLconformatoprevio" style:family="paragraph">
      <style:paragraph-properties fo:border="0.0034in solid #E5E7EB" fo:padding="0in" style:shadow="none" fo:background-color="#FFFFFF"/>
    </style:style>
    <style:style style:name="T5063" style:parent-style-name="cl" style:family="text">
      <style:text-properties style:font-name="Consolas" fo:color="#000000" fo:language="en" fo:country="US"/>
    </style:style>
    <style:style style:name="T5064" style:parent-style-name="p" style:family="text">
      <style:text-properties style:font-name="Consolas" fo:color="#000000" fo:language="en" fo:country="US"/>
    </style:style>
    <style:style style:name="T5065" style:parent-style-name="nt" style:family="text">
      <style:text-properties style:font-name="Consolas" fo:color="#000080" fo:language="en" fo:country="US"/>
    </style:style>
    <style:style style:name="T5066" style:parent-style-name="cl" style:family="text">
      <style:text-properties style:font-name="Consolas" fo:color="#000000" fo:language="en" fo:country="US"/>
    </style:style>
    <style:style style:name="T5067" style:parent-style-name="na" style:family="text">
      <style:text-properties style:font-name="Consolas" fo:color="#008080" fo:language="en" fo:country="US"/>
    </style:style>
    <style:style style:name="T5068" style:parent-style-name="o" style:family="text">
      <style:text-properties style:font-name="Consolas" fo:font-weight="bold" style:font-weight-asian="bold" style:font-weight-complex="bold" fo:color="#000000" fo:language="en" fo:country="US"/>
    </style:style>
    <style:style style:name="T5069" style:parent-style-name="s" style:family="text">
      <style:text-properties style:font-name="Consolas" fo:color="#DD1144" fo:language="en" fo:country="US"/>
    </style:style>
    <style:style style:name="T5070" style:parent-style-name="p" style:family="text">
      <style:text-properties style:font-name="Consolas" fo:color="#000000" fo:language="en" fo:country="US"/>
    </style:style>
    <style:style style:name="P5071" style:parent-style-name="HTMLconformatoprevio" style:family="paragraph">
      <style:paragraph-properties fo:border="0.0034in solid #E5E7EB" fo:padding="0in" style:shadow="none" fo:background-color="#FFFFFF"/>
    </style:style>
    <style:style style:name="T5072" style:parent-style-name="cl" style:family="text">
      <style:text-properties style:font-name="Consolas" fo:color="#000000" fo:language="en" fo:country="US"/>
    </style:style>
    <style:style style:name="T5073" style:parent-style-name="p" style:family="text">
      <style:text-properties style:font-name="Consolas" fo:color="#000000" fo:language="en" fo:country="US"/>
    </style:style>
    <style:style style:name="T5074" style:parent-style-name="nt" style:family="text">
      <style:text-properties style:font-name="Consolas" fo:color="#000080" fo:language="en" fo:country="US"/>
    </style:style>
    <style:style style:name="T5075" style:parent-style-name="cl" style:family="text">
      <style:text-properties style:font-name="Consolas" fo:color="#000000" fo:language="en" fo:country="US"/>
    </style:style>
    <style:style style:name="T5076" style:parent-style-name="na" style:family="text">
      <style:text-properties style:font-name="Consolas" fo:color="#008080" fo:language="en" fo:country="US"/>
    </style:style>
    <style:style style:name="T5077" style:parent-style-name="o" style:family="text">
      <style:text-properties style:font-name="Consolas" fo:font-weight="bold" style:font-weight-asian="bold" style:font-weight-complex="bold" fo:color="#000000" fo:language="en" fo:country="US"/>
    </style:style>
    <style:style style:name="T5078" style:parent-style-name="s" style:family="text">
      <style:text-properties style:font-name="Consolas" fo:color="#DD1144" fo:language="en" fo:country="US"/>
    </style:style>
    <style:style style:name="T5079" style:parent-style-name="p" style:family="text">
      <style:text-properties style:font-name="Consolas" fo:color="#000000" fo:language="en" fo:country="US"/>
    </style:style>
    <style:style style:name="P5080" style:parent-style-name="HTMLconformatoprevio" style:family="paragraph">
      <style:paragraph-properties fo:border="0.0034in solid #E5E7EB" fo:padding="0in" style:shadow="none" fo:background-color="#FFFFFF"/>
    </style:style>
    <style:style style:name="T5081" style:parent-style-name="cl" style:family="text">
      <style:text-properties style:font-name="Consolas" fo:color="#000000" fo:language="en" fo:country="US"/>
    </style:style>
    <style:style style:name="T5082" style:parent-style-name="cl" style:family="text">
      <style:text-properties style:font-name="Consolas" fo:color="#000000"/>
    </style:style>
    <style:style style:name="P5083" style:parent-style-name="HTMLconformatoprevio" style:family="paragraph">
      <style:paragraph-properties fo:border="0.0034in solid #E5E7EB" fo:padding="0in" style:shadow="none" fo:background-color="#FFFFFF"/>
    </style:style>
    <style:style style:name="T5084" style:parent-style-name="cl" style:family="text">
      <style:text-properties style:font-name="Consolas" fo:color="#000000"/>
    </style:style>
    <style:style style:name="T5085" style:parent-style-name="p" style:family="text">
      <style:text-properties style:font-name="Consolas" fo:color="#000000"/>
    </style:style>
    <style:style style:name="T5086" style:parent-style-name="nt" style:family="text">
      <style:text-properties style:font-name="Consolas" fo:color="#000080"/>
    </style:style>
    <style:style style:name="T5087" style:parent-style-name="p" style:family="text">
      <style:text-properties style:font-name="Consolas" fo:color="#000000"/>
    </style:style>
    <style:style style:name="P5088" style:parent-style-name="HTMLconformatoprevio" style:family="paragraph">
      <style:paragraph-properties fo:border="0.0034in solid #E5E7EB" fo:padding="0in" style:shadow="none" fo:background-color="#FFFFFF"/>
    </style:style>
    <style:style style:name="T5089" style:parent-style-name="cl" style:family="text">
      <style:text-properties style:font-name="Consolas" fo:color="#000000"/>
    </style:style>
    <style:style style:name="T5090" style:parent-style-name="p" style:family="text">
      <style:text-properties style:font-name="Consolas" fo:color="#000000"/>
    </style:style>
    <style:style style:name="T5091" style:parent-style-name="nt" style:family="text">
      <style:text-properties style:font-name="Consolas" fo:color="#000080"/>
    </style:style>
    <style:style style:name="T5092" style:parent-style-name="cl" style:family="text">
      <style:text-properties style:font-name="Consolas" fo:color="#000000"/>
    </style:style>
    <style:style style:name="T5093" style:parent-style-name="na" style:family="text">
      <style:text-properties style:font-name="Consolas" fo:color="#008080"/>
    </style:style>
    <style:style style:name="T5094" style:parent-style-name="o" style:family="text">
      <style:text-properties style:font-name="Consolas" fo:font-weight="bold" style:font-weight-asian="bold" style:font-weight-complex="bold" fo:color="#000000"/>
    </style:style>
    <style:style style:name="T5095" style:parent-style-name="s" style:family="text">
      <style:text-properties style:font-name="Consolas" fo:color="#DD1144"/>
    </style:style>
    <style:style style:name="T5096" style:parent-style-name="p" style:family="text">
      <style:text-properties style:font-name="Consolas" fo:color="#000000"/>
    </style:style>
    <style:style style:name="P5097" style:parent-style-name="HTMLconformatoprevio" style:family="paragraph">
      <style:paragraph-properties fo:border="0.0034in solid #E5E7EB" fo:padding="0in" style:shadow="none" fo:background-color="#FFFFFF"/>
    </style:style>
    <style:style style:name="T5098" style:parent-style-name="cl" style:family="text">
      <style:text-properties style:font-name="Consolas" fo:color="#000000"/>
    </style:style>
    <style:style style:name="P5099" style:parent-style-name="HTMLconformatoprevio" style:family="paragraph">
      <style:paragraph-properties fo:border="0.0034in solid #E5E7EB" fo:padding="0in" style:shadow="none" fo:background-color="#FFFFFF"/>
    </style:style>
    <style:style style:name="T5100" style:parent-style-name="cl" style:family="text">
      <style:text-properties style:font-name="Consolas" fo:color="#000000"/>
    </style:style>
    <style:style style:name="T5101" style:parent-style-name="p" style:family="text">
      <style:text-properties style:font-name="Consolas" fo:color="#000000" fo:language="en" fo:country="US"/>
    </style:style>
    <style:style style:name="T5102" style:parent-style-name="nt" style:family="text">
      <style:text-properties style:font-name="Consolas" fo:color="#000080" fo:language="en" fo:country="US"/>
    </style:style>
    <style:style style:name="T5103" style:parent-style-name="p" style:family="text">
      <style:text-properties style:font-name="Consolas" fo:color="#000000" fo:language="en" fo:country="US"/>
    </style:style>
    <style:style style:name="P5104" style:parent-style-name="HTMLconformatoprevio" style:family="paragraph">
      <style:paragraph-properties fo:border="0.0034in solid #E5E7EB" fo:padding="0in" style:shadow="none" fo:background-color="#FFFFFF"/>
    </style:style>
    <style:style style:name="T5105" style:parent-style-name="cl" style:family="text">
      <style:text-properties style:font-name="Consolas" fo:color="#000000" fo:language="en" fo:country="US"/>
    </style:style>
    <style:style style:name="T5106" style:parent-style-name="p" style:family="text">
      <style:text-properties style:font-name="Consolas" fo:color="#000000" fo:language="en" fo:country="US"/>
    </style:style>
    <style:style style:name="T5107" style:parent-style-name="nt" style:family="text">
      <style:text-properties style:font-name="Consolas" fo:color="#000080" fo:language="en" fo:country="US"/>
    </style:style>
    <style:style style:name="T5108" style:parent-style-name="cl" style:family="text">
      <style:text-properties style:font-name="Consolas" fo:color="#000000" fo:language="en" fo:country="US"/>
    </style:style>
    <style:style style:name="T5109" style:parent-style-name="na" style:family="text">
      <style:text-properties style:font-name="Consolas" fo:color="#008080" fo:language="en" fo:country="US"/>
    </style:style>
    <style:style style:name="T5110" style:parent-style-name="o" style:family="text">
      <style:text-properties style:font-name="Consolas" fo:font-weight="bold" style:font-weight-asian="bold" style:font-weight-complex="bold" fo:color="#000000" fo:language="en" fo:country="US"/>
    </style:style>
    <style:style style:name="T5111" style:parent-style-name="s" style:family="text">
      <style:text-properties style:font-name="Consolas" fo:color="#DD1144" fo:language="en" fo:country="US"/>
    </style:style>
    <style:style style:name="T5112" style:parent-style-name="p" style:family="text">
      <style:text-properties style:font-name="Consolas" fo:color="#000000" fo:language="en" fo:country="US"/>
    </style:style>
    <style:style style:name="P5113" style:parent-style-name="HTMLconformatoprevio" style:family="paragraph">
      <style:paragraph-properties fo:border="0.0034in solid #E5E7EB" fo:padding="0in" style:shadow="none" fo:background-color="#FFFFFF"/>
    </style:style>
    <style:style style:name="T5114" style:parent-style-name="cl" style:family="text">
      <style:text-properties style:font-name="Consolas" fo:color="#000000" fo:language="en" fo:country="US"/>
    </style:style>
    <style:style style:name="P5115" style:parent-style-name="HTMLconformatoprevio" style:family="paragraph">
      <style:paragraph-properties fo:border="0.0034in solid #E5E7EB" fo:padding="0in" style:shadow="none" fo:background-color="#FFFFFF"/>
    </style:style>
    <style:style style:name="T5116" style:parent-style-name="cl" style:family="text">
      <style:text-properties style:font-name="Consolas" fo:color="#000000" fo:language="en" fo:country="US"/>
    </style:style>
    <style:style style:name="T5117" style:parent-style-name="p" style:family="text">
      <style:text-properties style:font-name="Consolas" fo:color="#000000" fo:language="en" fo:country="US"/>
    </style:style>
    <style:style style:name="T5118" style:parent-style-name="nt" style:family="text">
      <style:text-properties style:font-name="Consolas" fo:color="#000080" fo:language="en" fo:country="US"/>
    </style:style>
    <style:style style:name="T5119" style:parent-style-name="p" style:family="text">
      <style:text-properties style:font-name="Consolas" fo:color="#000000" fo:language="en" fo:country="US"/>
    </style:style>
    <style:style style:name="P5120" style:parent-style-name="HTMLconformatoprevio" style:family="paragraph">
      <style:paragraph-properties fo:border="0.0034in solid #E5E7EB" fo:padding="0in" style:shadow="none" fo:background-color="#FFFFFF"/>
    </style:style>
    <style:style style:name="T5121" style:parent-style-name="cl" style:family="text">
      <style:text-properties style:font-name="Consolas" fo:color="#000000" fo:language="en" fo:country="US"/>
    </style:style>
    <style:style style:name="T5122" style:parent-style-name="p" style:family="text">
      <style:text-properties style:font-name="Consolas" fo:color="#000000" fo:language="en" fo:country="US"/>
    </style:style>
    <style:style style:name="T5123" style:parent-style-name="nt" style:family="text">
      <style:text-properties style:font-name="Consolas" fo:color="#000080" fo:language="en" fo:country="US"/>
    </style:style>
    <style:style style:name="T5124" style:parent-style-name="p" style:family="text">
      <style:text-properties style:font-name="Consolas" fo:color="#000000" fo:language="en" fo:country="US"/>
    </style:style>
    <style:style style:name="P5125" style:parent-style-name="HTMLconformatoprevio" style:family="paragraph">
      <style:paragraph-properties fo:border="0.0034in solid #E5E7EB" fo:padding="0in" style:shadow="none" fo:background-color="#FFFFFF"/>
    </style:style>
    <style:style style:name="T5126" style:parent-style-name="cl" style:family="text">
      <style:text-properties style:font-name="Consolas" fo:color="#000000" fo:language="en" fo:country="US"/>
    </style:style>
    <style:style style:name="T5127" style:parent-style-name="p" style:family="text">
      <style:text-properties style:font-name="Consolas" fo:color="#000000" fo:language="en" fo:country="US"/>
    </style:style>
    <style:style style:name="T5128" style:parent-style-name="nt" style:family="text">
      <style:text-properties style:font-name="Consolas" fo:color="#000080" fo:language="en" fo:country="US"/>
    </style:style>
    <style:style style:name="T5129" style:parent-style-name="cl" style:family="text">
      <style:text-properties style:font-name="Consolas" fo:color="#000000" fo:language="en" fo:country="US"/>
    </style:style>
    <style:style style:name="T5130" style:parent-style-name="na" style:family="text">
      <style:text-properties style:font-name="Consolas" fo:color="#008080" fo:language="en" fo:country="US"/>
    </style:style>
    <style:style style:name="T5131" style:parent-style-name="o" style:family="text">
      <style:text-properties style:font-name="Consolas" fo:font-weight="bold" style:font-weight-asian="bold" style:font-weight-complex="bold" fo:color="#000000" fo:language="en" fo:country="US"/>
    </style:style>
    <style:style style:name="T5132" style:parent-style-name="s" style:family="text">
      <style:text-properties style:font-name="Consolas" fo:color="#DD1144" fo:language="en" fo:country="US"/>
    </style:style>
    <style:style style:name="T5133" style:parent-style-name="p" style:family="text">
      <style:text-properties style:font-name="Consolas" fo:color="#000000" fo:language="en" fo:country="US"/>
    </style:style>
    <style:style style:name="P5134" style:parent-style-name="HTMLconformatoprevio" style:family="paragraph">
      <style:paragraph-properties fo:border="0.0034in solid #E5E7EB" fo:padding="0in" style:shadow="none" fo:background-color="#FFFFFF"/>
    </style:style>
    <style:style style:name="T5135" style:parent-style-name="cl" style:family="text">
      <style:text-properties style:font-name="Consolas" fo:color="#000000" fo:language="en" fo:country="US"/>
    </style:style>
    <style:style style:name="T5136" style:parent-style-name="p" style:family="text">
      <style:text-properties style:font-name="Consolas" fo:color="#000000" fo:language="en" fo:country="US"/>
    </style:style>
    <style:style style:name="T5137" style:parent-style-name="nt" style:family="text">
      <style:text-properties style:font-name="Consolas" fo:color="#000080" fo:language="en" fo:country="US"/>
    </style:style>
    <style:style style:name="T5138" style:parent-style-name="cl" style:family="text">
      <style:text-properties style:font-name="Consolas" fo:color="#000000" fo:language="en" fo:country="US"/>
    </style:style>
    <style:style style:name="T5139" style:parent-style-name="na" style:family="text">
      <style:text-properties style:font-name="Consolas" fo:color="#008080" fo:language="en" fo:country="US"/>
    </style:style>
    <style:style style:name="T5140" style:parent-style-name="o" style:family="text">
      <style:text-properties style:font-name="Consolas" fo:font-weight="bold" style:font-weight-asian="bold" style:font-weight-complex="bold" fo:color="#000000" fo:language="en" fo:country="US"/>
    </style:style>
    <style:style style:name="T5141" style:parent-style-name="s" style:family="text">
      <style:text-properties style:font-name="Consolas" fo:color="#DD1144" fo:language="en" fo:country="US"/>
    </style:style>
    <style:style style:name="T5142" style:parent-style-name="p" style:family="text">
      <style:text-properties style:font-name="Consolas" fo:color="#000000" fo:language="en" fo:country="US"/>
    </style:style>
    <style:style style:name="P5143" style:parent-style-name="HTMLconformatoprevio" style:family="paragraph">
      <style:paragraph-properties fo:border="0.0034in solid #E5E7EB" fo:padding="0in" style:shadow="none" fo:background-color="#FFFFFF"/>
    </style:style>
    <style:style style:name="T5144" style:parent-style-name="cl" style:family="text">
      <style:text-properties style:font-name="Consolas" fo:color="#000000" fo:language="en" fo:country="US"/>
    </style:style>
    <style:style style:name="T5145" style:parent-style-name="cl" style:family="text">
      <style:text-properties style:font-name="Consolas" fo:color="#000000"/>
    </style:style>
    <style:style style:name="P5146" style:parent-style-name="HTMLconformatoprevio" style:family="paragraph">
      <style:paragraph-properties fo:border="0.0034in solid #E5E7EB" fo:padding="0in" style:shadow="none" fo:background-color="#FFFFFF"/>
    </style:style>
    <style:style style:name="T5147" style:parent-style-name="cl" style:family="text">
      <style:text-properties style:font-name="Consolas" fo:color="#000000"/>
    </style:style>
    <style:style style:name="T5148" style:parent-style-name="p" style:family="text">
      <style:text-properties style:font-name="Consolas" fo:color="#000000"/>
    </style:style>
    <style:style style:name="T5149" style:parent-style-name="nt" style:family="text">
      <style:text-properties style:font-name="Consolas" fo:color="#000080"/>
    </style:style>
    <style:style style:name="T5150" style:parent-style-name="p" style:family="text">
      <style:text-properties style:font-name="Consolas" fo:color="#000000"/>
    </style:style>
    <style:style style:name="P5151" style:parent-style-name="HTMLconformatoprevio" style:family="paragraph">
      <style:paragraph-properties fo:border="0.0034in solid #E5E7EB" fo:padding="0in" style:shadow="none" fo:background-color="#FFFFFF"/>
    </style:style>
    <style:style style:name="T5152" style:parent-style-name="cl" style:family="text">
      <style:text-properties style:font-name="Consolas" fo:color="#000000"/>
    </style:style>
    <style:style style:name="T5153" style:parent-style-name="p" style:family="text">
      <style:text-properties style:font-name="Consolas" fo:color="#000000"/>
    </style:style>
    <style:style style:name="T5154" style:parent-style-name="nt" style:family="text">
      <style:text-properties style:font-name="Consolas" fo:color="#000080"/>
    </style:style>
    <style:style style:name="T5155" style:parent-style-name="cl" style:family="text">
      <style:text-properties style:font-name="Consolas" fo:color="#000000"/>
    </style:style>
    <style:style style:name="T5156" style:parent-style-name="na" style:family="text">
      <style:text-properties style:font-name="Consolas" fo:color="#008080"/>
    </style:style>
    <style:style style:name="T5157" style:parent-style-name="o" style:family="text">
      <style:text-properties style:font-name="Consolas" fo:font-weight="bold" style:font-weight-asian="bold" style:font-weight-complex="bold" fo:color="#000000"/>
    </style:style>
    <style:style style:name="T5158" style:parent-style-name="s" style:family="text">
      <style:text-properties style:font-name="Consolas" fo:color="#DD1144"/>
    </style:style>
    <style:style style:name="T5159" style:parent-style-name="p" style:family="text">
      <style:text-properties style:font-name="Consolas" fo:color="#000000"/>
    </style:style>
    <style:style style:name="P5160" style:parent-style-name="HTMLconformatoprevio" style:family="paragraph">
      <style:paragraph-properties fo:border="0.0034in solid #E5E7EB" fo:padding="0in" style:shadow="none" fo:background-color="#FFFFFF"/>
    </style:style>
    <style:style style:name="T5161" style:parent-style-name="cl" style:family="text">
      <style:text-properties style:font-name="Consolas" fo:color="#000000"/>
    </style:style>
    <style:style style:name="P5162" style:parent-style-name="HTMLconformatoprevio" style:family="paragraph">
      <style:paragraph-properties fo:border="0.0034in solid #E5E7EB" fo:padding="0in" style:shadow="none" fo:background-color="#FFFFFF"/>
    </style:style>
    <style:style style:name="T5163" style:parent-style-name="cl" style:family="text">
      <style:text-properties style:font-name="Consolas" fo:color="#000000"/>
    </style:style>
    <style:style style:name="T5164" style:parent-style-name="p" style:family="text">
      <style:text-properties style:font-name="Consolas" fo:color="#000000" fo:language="en" fo:country="US"/>
    </style:style>
    <style:style style:name="T5165" style:parent-style-name="nt" style:family="text">
      <style:text-properties style:font-name="Consolas" fo:color="#000080" fo:language="en" fo:country="US"/>
    </style:style>
    <style:style style:name="T5166" style:parent-style-name="p" style:family="text">
      <style:text-properties style:font-name="Consolas" fo:color="#000000" fo:language="en" fo:country="US"/>
    </style:style>
    <style:style style:name="P5167" style:parent-style-name="HTMLconformatoprevio" style:family="paragraph">
      <style:paragraph-properties fo:border="0.0034in solid #E5E7EB" fo:padding="0in" style:shadow="none" fo:background-color="#FFFFFF"/>
    </style:style>
    <style:style style:name="T5168" style:parent-style-name="cl" style:family="text">
      <style:text-properties style:font-name="Consolas" fo:color="#000000" fo:language="en" fo:country="US"/>
    </style:style>
    <style:style style:name="T5169" style:parent-style-name="p" style:family="text">
      <style:text-properties style:font-name="Consolas" fo:color="#000000" fo:language="en" fo:country="US"/>
    </style:style>
    <style:style style:name="T5170" style:parent-style-name="nt" style:family="text">
      <style:text-properties style:font-name="Consolas" fo:color="#000080" fo:language="en" fo:country="US"/>
    </style:style>
    <style:style style:name="T5171" style:parent-style-name="cl" style:family="text">
      <style:text-properties style:font-name="Consolas" fo:color="#000000" fo:language="en" fo:country="US"/>
    </style:style>
    <style:style style:name="T5172" style:parent-style-name="na" style:family="text">
      <style:text-properties style:font-name="Consolas" fo:color="#008080" fo:language="en" fo:country="US"/>
    </style:style>
    <style:style style:name="T5173" style:parent-style-name="o" style:family="text">
      <style:text-properties style:font-name="Consolas" fo:font-weight="bold" style:font-weight-asian="bold" style:font-weight-complex="bold" fo:color="#000000" fo:language="en" fo:country="US"/>
    </style:style>
    <style:style style:name="T5174" style:parent-style-name="s" style:family="text">
      <style:text-properties style:font-name="Consolas" fo:color="#DD1144" fo:language="en" fo:country="US"/>
    </style:style>
    <style:style style:name="T5175" style:parent-style-name="p" style:family="text">
      <style:text-properties style:font-name="Consolas" fo:color="#000000" fo:language="en" fo:country="US"/>
    </style:style>
    <style:style style:name="P5176" style:parent-style-name="HTMLconformatoprevio" style:family="paragraph">
      <style:paragraph-properties fo:border="0.0034in solid #E5E7EB" fo:padding="0in" style:shadow="none" fo:background-color="#FFFFFF"/>
    </style:style>
    <style:style style:name="T5177" style:parent-style-name="cl" style:family="text">
      <style:text-properties style:font-name="Consolas" fo:color="#000000" fo:language="en" fo:country="US"/>
    </style:style>
    <style:style style:name="T5178" style:parent-style-name="cl" style:family="text">
      <style:text-properties style:font-name="Consolas" fo:color="#000000"/>
    </style:style>
    <style:style style:name="P5179" style:parent-style-name="HTMLconformatoprevio" style:family="paragraph">
      <style:paragraph-properties fo:border="0.0034in solid #E5E7EB" fo:padding="0in" style:shadow="none" fo:background-color="#FFFFFF"/>
    </style:style>
    <style:style style:name="T5180" style:parent-style-name="cl" style:family="text">
      <style:text-properties style:font-name="Consolas" fo:color="#000000"/>
    </style:style>
    <style:style style:name="T5181" style:parent-style-name="p" style:family="text">
      <style:text-properties style:font-name="Consolas" fo:color="#000000"/>
    </style:style>
    <style:style style:name="T5182" style:parent-style-name="nt" style:family="text">
      <style:text-properties style:font-name="Consolas" fo:color="#000080"/>
    </style:style>
    <style:style style:name="T5183" style:parent-style-name="p" style:family="text">
      <style:text-properties style:font-name="Consolas" fo:color="#000000"/>
    </style:style>
    <style:style style:name="P5184" style:parent-style-name="HTMLconformatoprevio" style:family="paragraph">
      <style:paragraph-properties fo:border="0.0034in solid #E5E7EB" fo:padding="0in" style:shadow="none" fo:background-color="#FFFFFF"/>
    </style:style>
    <style:style style:name="T5185" style:parent-style-name="cl" style:family="text">
      <style:text-properties style:font-name="Consolas" fo:color="#000000"/>
    </style:style>
    <style:style style:name="T5186" style:parent-style-name="p" style:family="text">
      <style:text-properties style:font-name="Consolas" fo:color="#000000"/>
    </style:style>
    <style:style style:name="T5187" style:parent-style-name="nt" style:family="text">
      <style:text-properties style:font-name="Consolas" fo:color="#000080"/>
    </style:style>
    <style:style style:name="T5188" style:parent-style-name="p" style:family="text">
      <style:text-properties style:font-name="Consolas" fo:color="#000000"/>
    </style:style>
    <style:style style:name="P5189" style:parent-style-name="HTMLconformatoprevio" style:family="paragraph">
      <style:paragraph-properties fo:border="0.0034in solid #E5E7EB" fo:padding="0in" style:shadow="none" fo:background-color="#FFFFFF"/>
    </style:style>
    <style:style style:name="T5190" style:parent-style-name="p" style:family="text">
      <style:text-properties style:font-name="Consolas" fo:color="#000000"/>
    </style:style>
    <style:style style:name="T5191" style:parent-style-name="nt" style:family="text">
      <style:text-properties style:font-name="Consolas" fo:color="#000080"/>
    </style:style>
    <style:style style:name="T5192" style:parent-style-name="p" style:family="text">
      <style:text-properties style:font-name="Consolas" fo:color="#000000"/>
    </style:style>
    <style:style style:name="P519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5194" style:parent-style-name="NormalWeb" style:family="paragraph">
      <style:paragraph-properties fo:border="0.0034in solid #E5E7EB" fo:padding="0in" style:shadow="none" fo:background-color="#FFFFFF"/>
      <style:text-properties style:font-name="Arial" style:font-name-complex="Arial" fo:color="#000000"/>
    </style:style>
    <style:style style:name="P5195"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5196" style:parent-style-name="NormalWeb" style:family="paragraph">
      <style:paragraph-properties fo:border="0.0034in solid #E5E7EB" fo:padding="0in" style:shadow="none" fo:background-color="#FFFFFF"/>
    </style:style>
    <style:style style:name="T5197" style:parent-style-name="Fuentedepárrafopredeter." style:family="text">
      <style:text-properties style:font-name="Arial" style:font-name-complex="Arial" fo:color="#000000"/>
    </style:style>
    <style:style style:name="T5198" style:parent-style-name="CódigoHTML" style:family="text">
      <style:text-properties style:font-name="Consolas" fo:color="#000000" fo:font-size="11pt" style:font-size-asian="11pt" style:font-size-complex="11pt"/>
    </style:style>
    <style:style style:name="T5199" style:parent-style-name="Fuentedepárrafopredeter." style:family="text">
      <style:text-properties style:font-name="Arial" style:font-name-complex="Arial" fo:color="#000000"/>
    </style:style>
    <style:style style:name="T5200" style:parent-style-name="CódigoHTML" style:family="text">
      <style:text-properties style:font-name="Consolas" fo:color="#000000" fo:font-size="11pt" style:font-size-asian="11pt" style:font-size-complex="11pt"/>
    </style:style>
    <style:style style:name="T5201" style:parent-style-name="Fuentedepárrafopredeter." style:family="text">
      <style:text-properties style:font-name="Arial" style:font-name-complex="Arial" fo:color="#000000"/>
    </style:style>
    <style:style style:name="T5202" style:parent-style-name="CódigoHTML" style:family="text">
      <style:text-properties style:font-name="Consolas" fo:color="#000000" fo:font-size="11pt" style:font-size-asian="11pt" style:font-size-complex="11pt"/>
    </style:style>
    <style:style style:name="T5203" style:parent-style-name="Fuentedepárrafopredeter." style:family="text">
      <style:text-properties style:font-name="Arial" style:font-name-complex="Arial" fo:color="#000000"/>
    </style:style>
    <style:style style:name="P5204" style:parent-style-name="HTMLconformatoprevio" style:family="paragraph">
      <style:paragraph-properties fo:border="0.0034in solid #E5E7EB" fo:padding="0in" style:shadow="none" fo:background-color="#FFFFFF"/>
    </style:style>
    <style:style style:name="T5205" style:parent-style-name="p" style:family="text">
      <style:text-properties style:font-name="Consolas" fo:color="#000000" fo:language="en" fo:country="US"/>
    </style:style>
    <style:style style:name="T5206" style:parent-style-name="nt" style:family="text">
      <style:text-properties style:font-name="Consolas" fo:color="#000080" fo:language="en" fo:country="US"/>
    </style:style>
    <style:style style:name="T5207" style:parent-style-name="cl" style:family="text">
      <style:text-properties style:font-name="Consolas" fo:color="#000000" fo:language="en" fo:country="US"/>
    </style:style>
    <style:style style:name="T5208" style:parent-style-name="na" style:family="text">
      <style:text-properties style:font-name="Consolas" fo:color="#008080" fo:language="en" fo:country="US"/>
    </style:style>
    <style:style style:name="T5209" style:parent-style-name="o" style:family="text">
      <style:text-properties style:font-name="Consolas" fo:font-weight="bold" style:font-weight-asian="bold" style:font-weight-complex="bold" fo:color="#000000" fo:language="en" fo:country="US"/>
    </style:style>
    <style:style style:name="T5210" style:parent-style-name="s" style:family="text">
      <style:text-properties style:font-name="Consolas" fo:color="#DD1144" fo:language="en" fo:country="US"/>
    </style:style>
    <style:style style:name="T5211" style:parent-style-name="p" style:family="text">
      <style:text-properties style:font-name="Consolas" fo:color="#000000" fo:language="en" fo:country="US"/>
    </style:style>
    <style:style style:name="P5212" style:parent-style-name="HTMLconformatoprevio" style:family="paragraph">
      <style:paragraph-properties fo:border="0.0034in solid #E5E7EB" fo:padding="0in" style:shadow="none" fo:background-color="#FFFFFF"/>
    </style:style>
    <style:style style:name="T5213" style:parent-style-name="cl" style:family="text">
      <style:text-properties style:font-name="Consolas" fo:color="#000000" fo:language="en" fo:country="US"/>
    </style:style>
    <style:style style:name="T5214" style:parent-style-name="p" style:family="text">
      <style:text-properties style:font-name="Consolas" fo:color="#000000" fo:language="en" fo:country="US"/>
    </style:style>
    <style:style style:name="T5215" style:parent-style-name="nt" style:family="text">
      <style:text-properties style:font-name="Consolas" fo:color="#000080" fo:language="en" fo:country="US"/>
    </style:style>
    <style:style style:name="T5216" style:parent-style-name="cl" style:family="text">
      <style:text-properties style:font-name="Consolas" fo:color="#000000" fo:language="en" fo:country="US"/>
    </style:style>
    <style:style style:name="T5217" style:parent-style-name="na" style:family="text">
      <style:text-properties style:font-name="Consolas" fo:color="#008080" fo:language="en" fo:country="US"/>
    </style:style>
    <style:style style:name="T5218" style:parent-style-name="o" style:family="text">
      <style:text-properties style:font-name="Consolas" fo:font-weight="bold" style:font-weight-asian="bold" style:font-weight-complex="bold" fo:color="#000000" fo:language="en" fo:country="US"/>
    </style:style>
    <style:style style:name="T5219" style:parent-style-name="s" style:family="text">
      <style:text-properties style:font-name="Consolas" fo:color="#DD1144" fo:language="en" fo:country="US"/>
    </style:style>
    <style:style style:name="T5220" style:parent-style-name="p" style:family="text">
      <style:text-properties style:font-name="Consolas" fo:color="#000000" fo:language="en" fo:country="US"/>
    </style:style>
    <style:style style:name="P5221" style:parent-style-name="HTMLconformatoprevio" style:family="paragraph">
      <style:paragraph-properties fo:border="0.0034in solid #E5E7EB" fo:padding="0in" style:shadow="none" fo:background-color="#FFFFFF"/>
    </style:style>
    <style:style style:name="T5222" style:parent-style-name="cl" style:family="text">
      <style:text-properties style:font-name="Consolas" fo:color="#000000" fo:language="en" fo:country="US"/>
    </style:style>
    <style:style style:name="T5223" style:parent-style-name="p" style:family="text">
      <style:text-properties style:font-name="Consolas" fo:color="#000000" fo:language="en" fo:country="US"/>
    </style:style>
    <style:style style:name="T5224" style:parent-style-name="nt" style:family="text">
      <style:text-properties style:font-name="Consolas" fo:color="#000080" fo:language="en" fo:country="US"/>
    </style:style>
    <style:style style:name="T5225" style:parent-style-name="cl" style:family="text">
      <style:text-properties style:font-name="Consolas" fo:color="#000000" fo:language="en" fo:country="US"/>
    </style:style>
    <style:style style:name="T5226" style:parent-style-name="na" style:family="text">
      <style:text-properties style:font-name="Consolas" fo:color="#008080" fo:language="en" fo:country="US"/>
    </style:style>
    <style:style style:name="T5227" style:parent-style-name="o" style:family="text">
      <style:text-properties style:font-name="Consolas" fo:font-weight="bold" style:font-weight-asian="bold" style:font-weight-complex="bold" fo:color="#000000" fo:language="en" fo:country="US"/>
    </style:style>
    <style:style style:name="T5228" style:parent-style-name="s" style:family="text">
      <style:text-properties style:font-name="Consolas" fo:color="#DD1144" fo:language="en" fo:country="US"/>
    </style:style>
    <style:style style:name="T5229" style:parent-style-name="p" style:family="text">
      <style:text-properties style:font-name="Consolas" fo:color="#000000" fo:language="en" fo:country="US"/>
    </style:style>
    <style:style style:name="T5230" style:parent-style-name="cl" style:family="text">
      <style:text-properties style:font-name="Consolas" fo:color="#000000" fo:language="en" fo:country="US"/>
    </style:style>
    <style:style style:name="T5231" style:parent-style-name="p" style:family="text">
      <style:text-properties style:font-name="Consolas" fo:color="#000000" fo:language="en" fo:country="US"/>
    </style:style>
    <style:style style:name="T5232" style:parent-style-name="nt" style:family="text">
      <style:text-properties style:font-name="Consolas" fo:color="#000080" fo:language="en" fo:country="US"/>
    </style:style>
    <style:style style:name="T5233" style:parent-style-name="p" style:family="text">
      <style:text-properties style:font-name="Consolas" fo:color="#000000" fo:language="en" fo:country="US"/>
    </style:style>
    <style:style style:name="P5234" style:parent-style-name="HTMLconformatoprevio" style:family="paragraph">
      <style:paragraph-properties fo:border="0.0034in solid #E5E7EB" fo:padding="0in" style:shadow="none" fo:background-color="#FFFFFF"/>
    </style:style>
    <style:style style:name="T5235" style:parent-style-name="cl" style:family="text">
      <style:text-properties style:font-name="Consolas" fo:color="#000000" fo:language="en" fo:country="US"/>
    </style:style>
    <style:style style:name="T5236" style:parent-style-name="p" style:family="text">
      <style:text-properties style:font-name="Consolas" fo:color="#000000" fo:language="en" fo:country="US"/>
    </style:style>
    <style:style style:name="T5237" style:parent-style-name="nt" style:family="text">
      <style:text-properties style:font-name="Consolas" fo:color="#000080" fo:language="en" fo:country="US"/>
    </style:style>
    <style:style style:name="T5238" style:parent-style-name="cl" style:family="text">
      <style:text-properties style:font-name="Consolas" fo:color="#000000" fo:language="en" fo:country="US"/>
    </style:style>
    <style:style style:name="T5239" style:parent-style-name="na" style:family="text">
      <style:text-properties style:font-name="Consolas" fo:color="#008080" fo:language="en" fo:country="US"/>
    </style:style>
    <style:style style:name="T5240" style:parent-style-name="o" style:family="text">
      <style:text-properties style:font-name="Consolas" fo:font-weight="bold" style:font-weight-asian="bold" style:font-weight-complex="bold" fo:color="#000000" fo:language="en" fo:country="US"/>
    </style:style>
    <style:style style:name="T5241" style:parent-style-name="s" style:family="text">
      <style:text-properties style:font-name="Consolas" fo:color="#DD1144" fo:language="en" fo:country="US"/>
    </style:style>
    <style:style style:name="T5242" style:parent-style-name="p" style:family="text">
      <style:text-properties style:font-name="Consolas" fo:color="#000000" fo:language="en" fo:country="US"/>
    </style:style>
    <style:style style:name="T5243" style:parent-style-name="cl" style:family="text">
      <style:text-properties style:font-name="Consolas" fo:color="#000000" fo:language="en" fo:country="US"/>
    </style:style>
    <style:style style:name="T5244" style:parent-style-name="p" style:family="text">
      <style:text-properties style:font-name="Consolas" fo:color="#000000" fo:language="en" fo:country="US"/>
    </style:style>
    <style:style style:name="T5245" style:parent-style-name="nt" style:family="text">
      <style:text-properties style:font-name="Consolas" fo:color="#000080" fo:language="en" fo:country="US"/>
    </style:style>
    <style:style style:name="T5246" style:parent-style-name="p" style:family="text">
      <style:text-properties style:font-name="Consolas" fo:color="#000000" fo:language="en" fo:country="US"/>
    </style:style>
    <style:style style:name="P5247" style:parent-style-name="HTMLconformatoprevio" style:family="paragraph">
      <style:paragraph-properties fo:border="0.0034in solid #E5E7EB" fo:padding="0in" style:shadow="none" fo:background-color="#FFFFFF"/>
    </style:style>
    <style:style style:name="T5248" style:parent-style-name="cl" style:family="text">
      <style:text-properties style:font-name="Consolas" fo:color="#000000" fo:language="en" fo:country="US"/>
    </style:style>
    <style:style style:name="T5249" style:parent-style-name="p" style:family="text">
      <style:text-properties style:font-name="Consolas" fo:color="#000000" fo:language="en" fo:country="US"/>
    </style:style>
    <style:style style:name="T5250" style:parent-style-name="nt" style:family="text">
      <style:text-properties style:font-name="Consolas" fo:color="#000080" fo:language="en" fo:country="US"/>
    </style:style>
    <style:style style:name="T5251" style:parent-style-name="cl" style:family="text">
      <style:text-properties style:font-name="Consolas" fo:color="#000000" fo:language="en" fo:country="US"/>
    </style:style>
    <style:style style:name="T5252" style:parent-style-name="na" style:family="text">
      <style:text-properties style:font-name="Consolas" fo:color="#008080" fo:language="en" fo:country="US"/>
    </style:style>
    <style:style style:name="T5253" style:parent-style-name="o" style:family="text">
      <style:text-properties style:font-name="Consolas" fo:font-weight="bold" style:font-weight-asian="bold" style:font-weight-complex="bold" fo:color="#000000" fo:language="en" fo:country="US"/>
    </style:style>
    <style:style style:name="T5254" style:parent-style-name="s" style:family="text">
      <style:text-properties style:font-name="Consolas" fo:color="#DD1144" fo:language="en" fo:country="US"/>
    </style:style>
    <style:style style:name="T5255" style:parent-style-name="p" style:family="text">
      <style:text-properties style:font-name="Consolas" fo:color="#000000" fo:language="en" fo:country="US"/>
    </style:style>
    <style:style style:name="T5256" style:parent-style-name="cl" style:family="text">
      <style:text-properties style:font-name="Consolas" fo:color="#000000" fo:language="en" fo:country="US"/>
    </style:style>
    <style:style style:name="T5257" style:parent-style-name="p" style:family="text">
      <style:text-properties style:font-name="Consolas" fo:color="#000000" fo:language="en" fo:country="US"/>
    </style:style>
    <style:style style:name="T5258" style:parent-style-name="nt" style:family="text">
      <style:text-properties style:font-name="Consolas" fo:color="#000080" fo:language="en" fo:country="US"/>
    </style:style>
    <style:style style:name="T5259" style:parent-style-name="p" style:family="text">
      <style:text-properties style:font-name="Consolas" fo:color="#000000" fo:language="en" fo:country="US"/>
    </style:style>
    <style:style style:name="P5260" style:parent-style-name="HTMLconformatoprevio" style:family="paragraph">
      <style:paragraph-properties fo:border="0.0034in solid #E5E7EB" fo:padding="0in" style:shadow="none" fo:background-color="#FFFFFF"/>
    </style:style>
    <style:style style:name="T5261" style:parent-style-name="cl" style:family="text">
      <style:text-properties style:font-name="Consolas" fo:color="#000000" fo:language="en" fo:country="US"/>
    </style:style>
    <style:style style:name="T5262" style:parent-style-name="p" style:family="text">
      <style:text-properties style:font-name="Consolas" fo:color="#000000" fo:language="en" fo:country="US"/>
    </style:style>
    <style:style style:name="T5263" style:parent-style-name="nt" style:family="text">
      <style:text-properties style:font-name="Consolas" fo:color="#000080" fo:language="en" fo:country="US"/>
    </style:style>
    <style:style style:name="T5264" style:parent-style-name="cl" style:family="text">
      <style:text-properties style:font-name="Consolas" fo:color="#000000" fo:language="en" fo:country="US"/>
    </style:style>
    <style:style style:name="T5265" style:parent-style-name="na" style:family="text">
      <style:text-properties style:font-name="Consolas" fo:color="#008080" fo:language="en" fo:country="US"/>
    </style:style>
    <style:style style:name="T5266" style:parent-style-name="o" style:family="text">
      <style:text-properties style:font-name="Consolas" fo:font-weight="bold" style:font-weight-asian="bold" style:font-weight-complex="bold" fo:color="#000000" fo:language="en" fo:country="US"/>
    </style:style>
    <style:style style:name="T5267" style:parent-style-name="s" style:family="text">
      <style:text-properties style:font-name="Consolas" fo:color="#DD1144" fo:language="en" fo:country="US"/>
    </style:style>
    <style:style style:name="T5268" style:parent-style-name="p" style:family="text">
      <style:text-properties style:font-name="Consolas" fo:color="#000000" fo:language="en" fo:country="US"/>
    </style:style>
    <style:style style:name="T5269" style:parent-style-name="cl" style:family="text">
      <style:text-properties style:font-name="Consolas" fo:color="#000000" fo:language="en" fo:country="US"/>
    </style:style>
    <style:style style:name="T5270" style:parent-style-name="p" style:family="text">
      <style:text-properties style:font-name="Consolas" fo:color="#000000" fo:language="en" fo:country="US"/>
    </style:style>
    <style:style style:name="T5271" style:parent-style-name="nt" style:family="text">
      <style:text-properties style:font-name="Consolas" fo:color="#000080" fo:language="en" fo:country="US"/>
    </style:style>
    <style:style style:name="T5272" style:parent-style-name="p" style:family="text">
      <style:text-properties style:font-name="Consolas" fo:color="#000000" fo:language="en" fo:country="US"/>
    </style:style>
    <style:style style:name="P5273" style:parent-style-name="HTMLconformatoprevio" style:family="paragraph">
      <style:paragraph-properties fo:border="0.0034in solid #E5E7EB" fo:padding="0in" style:shadow="none" fo:background-color="#FFFFFF"/>
    </style:style>
    <style:style style:name="T5274" style:parent-style-name="cl" style:family="text">
      <style:text-properties style:font-name="Consolas" fo:color="#000000" fo:language="en" fo:country="US"/>
    </style:style>
    <style:style style:name="T5275" style:parent-style-name="p" style:family="text">
      <style:text-properties style:font-name="Consolas" fo:color="#000000" fo:language="en" fo:country="US"/>
    </style:style>
    <style:style style:name="T5276" style:parent-style-name="nt" style:family="text">
      <style:text-properties style:font-name="Consolas" fo:color="#000080" fo:language="en" fo:country="US"/>
    </style:style>
    <style:style style:name="T5277" style:parent-style-name="p" style:family="text">
      <style:text-properties style:font-name="Consolas" fo:color="#000000" fo:language="en" fo:country="US"/>
    </style:style>
    <style:style style:name="P5278" style:parent-style-name="HTMLconformatoprevio" style:family="paragraph">
      <style:paragraph-properties fo:border="0.0034in solid #E5E7EB" fo:padding="0in" style:shadow="none" fo:background-color="#FFFFFF"/>
    </style:style>
    <style:style style:name="T5279" style:parent-style-name="cl" style:family="text">
      <style:text-properties style:font-name="Consolas" fo:color="#000000" fo:language="en" fo:country="US"/>
    </style:style>
    <style:style style:name="T5280" style:parent-style-name="p" style:family="text">
      <style:text-properties style:font-name="Consolas" fo:color="#000000" fo:language="en" fo:country="US"/>
    </style:style>
    <style:style style:name="T5281" style:parent-style-name="nt" style:family="text">
      <style:text-properties style:font-name="Consolas" fo:color="#000080" fo:language="en" fo:country="US"/>
    </style:style>
    <style:style style:name="T5282" style:parent-style-name="cl" style:family="text">
      <style:text-properties style:font-name="Consolas" fo:color="#000000" fo:language="en" fo:country="US"/>
    </style:style>
    <style:style style:name="T5283" style:parent-style-name="na" style:family="text">
      <style:text-properties style:font-name="Consolas" fo:color="#008080" fo:language="en" fo:country="US"/>
    </style:style>
    <style:style style:name="T5284" style:parent-style-name="o" style:family="text">
      <style:text-properties style:font-name="Consolas" fo:font-weight="bold" style:font-weight-asian="bold" style:font-weight-complex="bold" fo:color="#000000" fo:language="en" fo:country="US"/>
    </style:style>
    <style:style style:name="T5285" style:parent-style-name="s" style:family="text">
      <style:text-properties style:font-name="Consolas" fo:color="#DD1144" fo:language="en" fo:country="US"/>
    </style:style>
    <style:style style:name="T5286" style:parent-style-name="p" style:family="text">
      <style:text-properties style:font-name="Consolas" fo:color="#000000" fo:language="en" fo:country="US"/>
    </style:style>
    <style:style style:name="P5287" style:parent-style-name="HTMLconformatoprevio" style:family="paragraph">
      <style:paragraph-properties fo:border="0.0034in solid #E5E7EB" fo:padding="0in" style:shadow="none" fo:background-color="#FFFFFF"/>
    </style:style>
    <style:style style:name="T5288" style:parent-style-name="cl" style:family="text">
      <style:text-properties style:font-name="Consolas" fo:color="#000000" fo:language="en" fo:country="US"/>
    </style:style>
    <style:style style:name="T5289" style:parent-style-name="p" style:family="text">
      <style:text-properties style:font-name="Consolas" fo:color="#000000" fo:language="en" fo:country="US"/>
    </style:style>
    <style:style style:name="T5290" style:parent-style-name="nt" style:family="text">
      <style:text-properties style:font-name="Consolas" fo:color="#000080" fo:language="en" fo:country="US"/>
    </style:style>
    <style:style style:name="T5291" style:parent-style-name="cl" style:family="text">
      <style:text-properties style:font-name="Consolas" fo:color="#000000" fo:language="en" fo:country="US"/>
    </style:style>
    <style:style style:name="T5292" style:parent-style-name="na" style:family="text">
      <style:text-properties style:font-name="Consolas" fo:color="#008080" fo:language="en" fo:country="US"/>
    </style:style>
    <style:style style:name="T5293" style:parent-style-name="o" style:family="text">
      <style:text-properties style:font-name="Consolas" fo:font-weight="bold" style:font-weight-asian="bold" style:font-weight-complex="bold" fo:color="#000000" fo:language="en" fo:country="US"/>
    </style:style>
    <style:style style:name="T5294" style:parent-style-name="s" style:family="text">
      <style:text-properties style:font-name="Consolas" fo:color="#DD1144" fo:language="en" fo:country="US"/>
    </style:style>
    <style:style style:name="T5295" style:parent-style-name="p" style:family="text">
      <style:text-properties style:font-name="Consolas" fo:color="#000000" fo:language="en" fo:country="US"/>
    </style:style>
    <style:style style:name="T5296" style:parent-style-name="cl" style:family="text">
      <style:text-properties style:font-name="Consolas" fo:color="#000000" fo:language="en" fo:country="US"/>
    </style:style>
    <style:style style:name="T5297" style:parent-style-name="p" style:family="text">
      <style:text-properties style:font-name="Consolas" fo:color="#000000" fo:language="en" fo:country="US"/>
    </style:style>
    <style:style style:name="T5298" style:parent-style-name="nt" style:family="text">
      <style:text-properties style:font-name="Consolas" fo:color="#000080" fo:language="en" fo:country="US"/>
    </style:style>
    <style:style style:name="T5299" style:parent-style-name="p" style:family="text">
      <style:text-properties style:font-name="Consolas" fo:color="#000000" fo:language="en" fo:country="US"/>
    </style:style>
    <style:style style:name="P5300" style:parent-style-name="HTMLconformatoprevio" style:family="paragraph">
      <style:paragraph-properties fo:border="0.0034in solid #E5E7EB" fo:padding="0in" style:shadow="none" fo:background-color="#FFFFFF"/>
    </style:style>
    <style:style style:name="T5301" style:parent-style-name="cl" style:family="text">
      <style:text-properties style:font-name="Consolas" fo:color="#000000" fo:language="en" fo:country="US"/>
    </style:style>
    <style:style style:name="T5302" style:parent-style-name="p" style:family="text">
      <style:text-properties style:font-name="Consolas" fo:color="#000000" fo:language="en" fo:country="US"/>
    </style:style>
    <style:style style:name="T5303" style:parent-style-name="nt" style:family="text">
      <style:text-properties style:font-name="Consolas" fo:color="#000080" fo:language="en" fo:country="US"/>
    </style:style>
    <style:style style:name="T5304" style:parent-style-name="cl" style:family="text">
      <style:text-properties style:font-name="Consolas" fo:color="#000000" fo:language="en" fo:country="US"/>
    </style:style>
    <style:style style:name="T5305" style:parent-style-name="na" style:family="text">
      <style:text-properties style:font-name="Consolas" fo:color="#008080" fo:language="en" fo:country="US"/>
    </style:style>
    <style:style style:name="T5306" style:parent-style-name="o" style:family="text">
      <style:text-properties style:font-name="Consolas" fo:font-weight="bold" style:font-weight-asian="bold" style:font-weight-complex="bold" fo:color="#000000" fo:language="en" fo:country="US"/>
    </style:style>
    <style:style style:name="T5307" style:parent-style-name="s" style:family="text">
      <style:text-properties style:font-name="Consolas" fo:color="#DD1144" fo:language="en" fo:country="US"/>
    </style:style>
    <style:style style:name="T5308" style:parent-style-name="p" style:family="text">
      <style:text-properties style:font-name="Consolas" fo:color="#000000" fo:language="en" fo:country="US"/>
    </style:style>
    <style:style style:name="T5309" style:parent-style-name="cl" style:family="text">
      <style:text-properties style:font-name="Consolas" fo:color="#000000" fo:language="en" fo:country="US"/>
    </style:style>
    <style:style style:name="T5310" style:parent-style-name="p" style:family="text">
      <style:text-properties style:font-name="Consolas" fo:color="#000000" fo:language="en" fo:country="US"/>
    </style:style>
    <style:style style:name="T5311" style:parent-style-name="nt" style:family="text">
      <style:text-properties style:font-name="Consolas" fo:color="#000080" fo:language="en" fo:country="US"/>
    </style:style>
    <style:style style:name="T5312" style:parent-style-name="p" style:family="text">
      <style:text-properties style:font-name="Consolas" fo:color="#000000" fo:language="en" fo:country="US"/>
    </style:style>
    <style:style style:name="P5313" style:parent-style-name="HTMLconformatoprevio" style:family="paragraph">
      <style:paragraph-properties fo:border="0.0034in solid #E5E7EB" fo:padding="0in" style:shadow="none" fo:background-color="#FFFFFF"/>
    </style:style>
    <style:style style:name="T5314" style:parent-style-name="cl" style:family="text">
      <style:text-properties style:font-name="Consolas" fo:color="#000000" fo:language="en" fo:country="US"/>
    </style:style>
    <style:style style:name="T5315" style:parent-style-name="p" style:family="text">
      <style:text-properties style:font-name="Consolas" fo:color="#000000"/>
    </style:style>
    <style:style style:name="T5316" style:parent-style-name="nt" style:family="text">
      <style:text-properties style:font-name="Consolas" fo:color="#000080"/>
    </style:style>
    <style:style style:name="T5317" style:parent-style-name="p" style:family="text">
      <style:text-properties style:font-name="Consolas" fo:color="#000000"/>
    </style:style>
    <style:style style:name="P5318" style:parent-style-name="HTMLconformatoprevio" style:family="paragraph">
      <style:paragraph-properties fo:border="0.0034in solid #E5E7EB" fo:padding="0in" style:shadow="none" fo:background-color="#FFFFFF"/>
    </style:style>
    <style:style style:name="T5319" style:parent-style-name="p" style:family="text">
      <style:text-properties style:font-name="Consolas" fo:color="#000000"/>
    </style:style>
    <style:style style:name="T5320" style:parent-style-name="nt" style:family="text">
      <style:text-properties style:font-name="Consolas" fo:color="#000080"/>
    </style:style>
    <style:style style:name="T5321" style:parent-style-name="p" style:family="text">
      <style:text-properties style:font-name="Consolas" fo:color="#000000"/>
    </style:style>
    <style:style style:name="P532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5323" style:parent-style-name="NormalWeb" style:family="paragraph">
      <style:paragraph-properties fo:border="0.0034in solid #E5E7EB" fo:padding="0in" style:shadow="none" fo:background-color="#FFFFFF"/>
    </style:style>
    <style:style style:name="T5324" style:parent-style-name="Fuentedepárrafopredeter." style:family="text">
      <style:text-properties style:font-name="Arial" style:font-name-complex="Arial" fo:color="#000000"/>
    </style:style>
    <style:style style:name="T5325" style:parent-style-name="CódigoHTML" style:family="text">
      <style:text-properties style:font-name="Consolas" fo:color="#000000" fo:font-size="11pt" style:font-size-asian="11pt" style:font-size-complex="11pt"/>
    </style:style>
    <style:style style:name="T5326" style:parent-style-name="Fuentedepárrafopredeter." style:family="text">
      <style:text-properties style:font-name="Arial" style:font-name-complex="Arial" fo:color="#000000"/>
    </style:style>
    <style:style style:name="T5327" style:parent-style-name="CódigoHTML" style:family="text">
      <style:text-properties style:font-name="Consolas" fo:color="#000000" fo:font-size="11pt" style:font-size-asian="11pt" style:font-size-complex="11pt"/>
    </style:style>
    <style:style style:name="T5328" style:parent-style-name="Fuentedepárrafopredeter." style:family="text">
      <style:text-properties style:font-name="Arial" style:font-name-complex="Arial" fo:color="#000000"/>
    </style:style>
    <style:style style:name="P5329" style:parent-style-name="HTMLconformatoprevio" style:family="paragraph">
      <style:paragraph-properties fo:border="0.0034in solid #E5E7EB" fo:padding="0in" style:shadow="none" fo:background-color="#FFFFFF"/>
    </style:style>
    <style:style style:name="T5330" style:parent-style-name="p" style:family="text">
      <style:text-properties style:font-name="Consolas" fo:color="#000000" fo:language="en" fo:country="US"/>
    </style:style>
    <style:style style:name="T5331" style:parent-style-name="nt" style:family="text">
      <style:text-properties style:font-name="Consolas" fo:color="#000080" fo:language="en" fo:country="US"/>
    </style:style>
    <style:style style:name="T5332" style:parent-style-name="cl" style:family="text">
      <style:text-properties style:font-name="Consolas" fo:color="#000000" fo:language="en" fo:country="US"/>
    </style:style>
    <style:style style:name="T5333" style:parent-style-name="na" style:family="text">
      <style:text-properties style:font-name="Consolas" fo:color="#008080" fo:language="en" fo:country="US"/>
    </style:style>
    <style:style style:name="T5334" style:parent-style-name="o" style:family="text">
      <style:text-properties style:font-name="Consolas" fo:font-weight="bold" style:font-weight-asian="bold" style:font-weight-complex="bold" fo:color="#000000" fo:language="en" fo:country="US"/>
    </style:style>
    <style:style style:name="T5335" style:parent-style-name="s" style:family="text">
      <style:text-properties style:font-name="Consolas" fo:color="#DD1144" fo:language="en" fo:country="US"/>
    </style:style>
    <style:style style:name="T5336" style:parent-style-name="p" style:family="text">
      <style:text-properties style:font-name="Consolas" fo:color="#000000" fo:language="en" fo:country="US"/>
    </style:style>
    <style:style style:name="P5337" style:parent-style-name="HTMLconformatoprevio" style:family="paragraph">
      <style:paragraph-properties fo:border="0.0034in solid #E5E7EB" fo:padding="0in" style:shadow="none" fo:background-color="#FFFFFF"/>
    </style:style>
    <style:style style:name="T5338" style:parent-style-name="cl" style:family="text">
      <style:text-properties style:font-name="Consolas" fo:color="#000000" fo:language="en" fo:country="US"/>
    </style:style>
    <style:style style:name="T5339" style:parent-style-name="p" style:family="text">
      <style:text-properties style:font-name="Consolas" fo:color="#000000" fo:language="en" fo:country="US"/>
    </style:style>
    <style:style style:name="T5340" style:parent-style-name="nt" style:family="text">
      <style:text-properties style:font-name="Consolas" fo:color="#000080" fo:language="en" fo:country="US"/>
    </style:style>
    <style:style style:name="T5341" style:parent-style-name="cl" style:family="text">
      <style:text-properties style:font-name="Consolas" fo:color="#000000" fo:language="en" fo:country="US"/>
    </style:style>
    <style:style style:name="T5342" style:parent-style-name="na" style:family="text">
      <style:text-properties style:font-name="Consolas" fo:color="#008080" fo:language="en" fo:country="US"/>
    </style:style>
    <style:style style:name="T5343" style:parent-style-name="o" style:family="text">
      <style:text-properties style:font-name="Consolas" fo:font-weight="bold" style:font-weight-asian="bold" style:font-weight-complex="bold" fo:color="#000000" fo:language="en" fo:country="US"/>
    </style:style>
    <style:style style:name="T5344" style:parent-style-name="s" style:family="text">
      <style:text-properties style:font-name="Consolas" fo:color="#DD1144" fo:language="en" fo:country="US"/>
    </style:style>
    <style:style style:name="T5345" style:parent-style-name="p" style:family="text">
      <style:text-properties style:font-name="Consolas" fo:color="#000000" fo:language="en" fo:country="US"/>
    </style:style>
    <style:style style:name="P5346" style:parent-style-name="HTMLconformatoprevio" style:family="paragraph">
      <style:paragraph-properties fo:border="0.0034in solid #E5E7EB" fo:padding="0in" style:shadow="none" fo:background-color="#FFFFFF"/>
    </style:style>
    <style:style style:name="T5347" style:parent-style-name="cl" style:family="text">
      <style:text-properties style:font-name="Consolas" fo:color="#000000" fo:language="en" fo:country="US"/>
    </style:style>
    <style:style style:name="T5348" style:parent-style-name="p" style:family="text">
      <style:text-properties style:font-name="Consolas" fo:color="#000000" fo:language="en" fo:country="US"/>
    </style:style>
    <style:style style:name="T5349" style:parent-style-name="nt" style:family="text">
      <style:text-properties style:font-name="Consolas" fo:color="#000080" fo:language="en" fo:country="US"/>
    </style:style>
    <style:style style:name="T5350" style:parent-style-name="cl" style:family="text">
      <style:text-properties style:font-name="Consolas" fo:color="#000000" fo:language="en" fo:country="US"/>
    </style:style>
    <style:style style:name="T5351" style:parent-style-name="na" style:family="text">
      <style:text-properties style:font-name="Consolas" fo:color="#008080" fo:language="en" fo:country="US"/>
    </style:style>
    <style:style style:name="T5352" style:parent-style-name="o" style:family="text">
      <style:text-properties style:font-name="Consolas" fo:font-weight="bold" style:font-weight-asian="bold" style:font-weight-complex="bold" fo:color="#000000" fo:language="en" fo:country="US"/>
    </style:style>
    <style:style style:name="T5353" style:parent-style-name="s" style:family="text">
      <style:text-properties style:font-name="Consolas" fo:color="#DD1144" fo:language="en" fo:country="US"/>
    </style:style>
    <style:style style:name="T5354" style:parent-style-name="p" style:family="text">
      <style:text-properties style:font-name="Consolas" fo:color="#000000" fo:language="en" fo:country="US"/>
    </style:style>
    <style:style style:name="T5355" style:parent-style-name="cl" style:family="text">
      <style:text-properties style:font-name="Consolas" fo:color="#000000" fo:language="en" fo:country="US"/>
    </style:style>
    <style:style style:name="T5356" style:parent-style-name="p" style:family="text">
      <style:text-properties style:font-name="Consolas" fo:color="#000000" fo:language="en" fo:country="US"/>
    </style:style>
    <style:style style:name="T5357" style:parent-style-name="nt" style:family="text">
      <style:text-properties style:font-name="Consolas" fo:color="#000080" fo:language="en" fo:country="US"/>
    </style:style>
    <style:style style:name="T5358" style:parent-style-name="p" style:family="text">
      <style:text-properties style:font-name="Consolas" fo:color="#000000" fo:language="en" fo:country="US"/>
    </style:style>
    <style:style style:name="P5359" style:parent-style-name="HTMLconformatoprevio" style:family="paragraph">
      <style:paragraph-properties fo:border="0.0034in solid #E5E7EB" fo:padding="0in" style:shadow="none" fo:background-color="#FFFFFF"/>
    </style:style>
    <style:style style:name="T5360" style:parent-style-name="cl" style:family="text">
      <style:text-properties style:font-name="Consolas" fo:color="#000000" fo:language="en" fo:country="US"/>
    </style:style>
    <style:style style:name="T5361" style:parent-style-name="p" style:family="text">
      <style:text-properties style:font-name="Consolas" fo:color="#000000" fo:language="en" fo:country="US"/>
    </style:style>
    <style:style style:name="T5362" style:parent-style-name="nt" style:family="text">
      <style:text-properties style:font-name="Consolas" fo:color="#000080" fo:language="en" fo:country="US"/>
    </style:style>
    <style:style style:name="T5363" style:parent-style-name="cl" style:family="text">
      <style:text-properties style:font-name="Consolas" fo:color="#000000" fo:language="en" fo:country="US"/>
    </style:style>
    <style:style style:name="T5364" style:parent-style-name="na" style:family="text">
      <style:text-properties style:font-name="Consolas" fo:color="#008080" fo:language="en" fo:country="US"/>
    </style:style>
    <style:style style:name="T5365" style:parent-style-name="o" style:family="text">
      <style:text-properties style:font-name="Consolas" fo:font-weight="bold" style:font-weight-asian="bold" style:font-weight-complex="bold" fo:color="#000000" fo:language="en" fo:country="US"/>
    </style:style>
    <style:style style:name="T5366" style:parent-style-name="s" style:family="text">
      <style:text-properties style:font-name="Consolas" fo:color="#DD1144" fo:language="en" fo:country="US"/>
    </style:style>
    <style:style style:name="T5367" style:parent-style-name="p" style:family="text">
      <style:text-properties style:font-name="Consolas" fo:color="#000000" fo:language="en" fo:country="US"/>
    </style:style>
    <style:style style:name="T5368" style:parent-style-name="cl" style:family="text">
      <style:text-properties style:font-name="Consolas" fo:color="#000000" fo:language="en" fo:country="US"/>
    </style:style>
    <style:style style:name="T5369" style:parent-style-name="p" style:family="text">
      <style:text-properties style:font-name="Consolas" fo:color="#000000" fo:language="en" fo:country="US"/>
    </style:style>
    <style:style style:name="T5370" style:parent-style-name="nt" style:family="text">
      <style:text-properties style:font-name="Consolas" fo:color="#000080" fo:language="en" fo:country="US"/>
    </style:style>
    <style:style style:name="T5371" style:parent-style-name="p" style:family="text">
      <style:text-properties style:font-name="Consolas" fo:color="#000000" fo:language="en" fo:country="US"/>
    </style:style>
    <style:style style:name="P5372" style:parent-style-name="HTMLconformatoprevio" style:family="paragraph">
      <style:paragraph-properties fo:border="0.0034in solid #E5E7EB" fo:padding="0in" style:shadow="none" fo:background-color="#FFFFFF"/>
    </style:style>
    <style:style style:name="T5373" style:parent-style-name="cl" style:family="text">
      <style:text-properties style:font-name="Consolas" fo:color="#000000" fo:language="en" fo:country="US"/>
    </style:style>
    <style:style style:name="T5374" style:parent-style-name="p" style:family="text">
      <style:text-properties style:font-name="Consolas" fo:color="#000000" fo:language="en" fo:country="US"/>
    </style:style>
    <style:style style:name="T5375" style:parent-style-name="nt" style:family="text">
      <style:text-properties style:font-name="Consolas" fo:color="#000080" fo:language="en" fo:country="US"/>
    </style:style>
    <style:style style:name="T5376" style:parent-style-name="p" style:family="text">
      <style:text-properties style:font-name="Consolas" fo:color="#000000" fo:language="en" fo:country="US"/>
    </style:style>
    <style:style style:name="P5377" style:parent-style-name="HTMLconformatoprevio" style:family="paragraph">
      <style:paragraph-properties fo:border="0.0034in solid #E5E7EB" fo:padding="0in" style:shadow="none" fo:background-color="#FFFFFF"/>
    </style:style>
    <style:style style:name="T5378" style:parent-style-name="cl" style:family="text">
      <style:text-properties style:font-name="Consolas" fo:color="#000000" fo:language="en" fo:country="US"/>
    </style:style>
    <style:style style:name="T5379" style:parent-style-name="p" style:family="text">
      <style:text-properties style:font-name="Consolas" fo:color="#000000" fo:language="en" fo:country="US"/>
    </style:style>
    <style:style style:name="T5380" style:parent-style-name="nt" style:family="text">
      <style:text-properties style:font-name="Consolas" fo:color="#000080" fo:language="en" fo:country="US"/>
    </style:style>
    <style:style style:name="T5381" style:parent-style-name="cl" style:family="text">
      <style:text-properties style:font-name="Consolas" fo:color="#000000" fo:language="en" fo:country="US"/>
    </style:style>
    <style:style style:name="T5382" style:parent-style-name="na" style:family="text">
      <style:text-properties style:font-name="Consolas" fo:color="#008080" fo:language="en" fo:country="US"/>
    </style:style>
    <style:style style:name="T5383" style:parent-style-name="o" style:family="text">
      <style:text-properties style:font-name="Consolas" fo:font-weight="bold" style:font-weight-asian="bold" style:font-weight-complex="bold" fo:color="#000000" fo:language="en" fo:country="US"/>
    </style:style>
    <style:style style:name="T5384" style:parent-style-name="s" style:family="text">
      <style:text-properties style:font-name="Consolas" fo:color="#DD1144" fo:language="en" fo:country="US"/>
    </style:style>
    <style:style style:name="T5385" style:parent-style-name="p" style:family="text">
      <style:text-properties style:font-name="Consolas" fo:color="#000000" fo:language="en" fo:country="US"/>
    </style:style>
    <style:style style:name="P5386" style:parent-style-name="HTMLconformatoprevio" style:family="paragraph">
      <style:paragraph-properties fo:border="0.0034in solid #E5E7EB" fo:padding="0in" style:shadow="none" fo:background-color="#FFFFFF"/>
    </style:style>
    <style:style style:name="T5387" style:parent-style-name="cl" style:family="text">
      <style:text-properties style:font-name="Consolas" fo:color="#000000" fo:language="en" fo:country="US"/>
    </style:style>
    <style:style style:name="T5388" style:parent-style-name="p" style:family="text">
      <style:text-properties style:font-name="Consolas" fo:color="#000000" fo:language="en" fo:country="US"/>
    </style:style>
    <style:style style:name="T5389" style:parent-style-name="nt" style:family="text">
      <style:text-properties style:font-name="Consolas" fo:color="#000080" fo:language="en" fo:country="US"/>
    </style:style>
    <style:style style:name="T5390" style:parent-style-name="cl" style:family="text">
      <style:text-properties style:font-name="Consolas" fo:color="#000000" fo:language="en" fo:country="US"/>
    </style:style>
    <style:style style:name="T5391" style:parent-style-name="na" style:family="text">
      <style:text-properties style:font-name="Consolas" fo:color="#008080" fo:language="en" fo:country="US"/>
    </style:style>
    <style:style style:name="T5392" style:parent-style-name="o" style:family="text">
      <style:text-properties style:font-name="Consolas" fo:font-weight="bold" style:font-weight-asian="bold" style:font-weight-complex="bold" fo:color="#000000" fo:language="en" fo:country="US"/>
    </style:style>
    <style:style style:name="T5393" style:parent-style-name="s" style:family="text">
      <style:text-properties style:font-name="Consolas" fo:color="#DD1144" fo:language="en" fo:country="US"/>
    </style:style>
    <style:style style:name="T5394" style:parent-style-name="p" style:family="text">
      <style:text-properties style:font-name="Consolas" fo:color="#000000" fo:language="en" fo:country="US"/>
    </style:style>
    <style:style style:name="T5395" style:parent-style-name="cl" style:family="text">
      <style:text-properties style:font-name="Consolas" fo:color="#000000" fo:language="en" fo:country="US"/>
    </style:style>
    <style:style style:name="T5396" style:parent-style-name="p" style:family="text">
      <style:text-properties style:font-name="Consolas" fo:color="#000000" fo:language="en" fo:country="US"/>
    </style:style>
    <style:style style:name="T5397" style:parent-style-name="nt" style:family="text">
      <style:text-properties style:font-name="Consolas" fo:color="#000080" fo:language="en" fo:country="US"/>
    </style:style>
    <style:style style:name="T5398" style:parent-style-name="p" style:family="text">
      <style:text-properties style:font-name="Consolas" fo:color="#000000" fo:language="en" fo:country="US"/>
    </style:style>
    <style:style style:name="P5399" style:parent-style-name="HTMLconformatoprevio" style:family="paragraph">
      <style:paragraph-properties fo:border="0.0034in solid #E5E7EB" fo:padding="0in" style:shadow="none" fo:background-color="#FFFFFF"/>
    </style:style>
    <style:style style:name="T5400" style:parent-style-name="cl" style:family="text">
      <style:text-properties style:font-name="Consolas" fo:color="#000000" fo:language="en" fo:country="US"/>
    </style:style>
    <style:style style:name="T5401" style:parent-style-name="p" style:family="text">
      <style:text-properties style:font-name="Consolas" fo:color="#000000" fo:language="en" fo:country="US"/>
    </style:style>
    <style:style style:name="T5402" style:parent-style-name="nt" style:family="text">
      <style:text-properties style:font-name="Consolas" fo:color="#000080" fo:language="en" fo:country="US"/>
    </style:style>
    <style:style style:name="T5403" style:parent-style-name="cl" style:family="text">
      <style:text-properties style:font-name="Consolas" fo:color="#000000" fo:language="en" fo:country="US"/>
    </style:style>
    <style:style style:name="T5404" style:parent-style-name="na" style:family="text">
      <style:text-properties style:font-name="Consolas" fo:color="#008080" fo:language="en" fo:country="US"/>
    </style:style>
    <style:style style:name="T5405" style:parent-style-name="o" style:family="text">
      <style:text-properties style:font-name="Consolas" fo:font-weight="bold" style:font-weight-asian="bold" style:font-weight-complex="bold" fo:color="#000000" fo:language="en" fo:country="US"/>
    </style:style>
    <style:style style:name="T5406" style:parent-style-name="s" style:family="text">
      <style:text-properties style:font-name="Consolas" fo:color="#DD1144" fo:language="en" fo:country="US"/>
    </style:style>
    <style:style style:name="T5407" style:parent-style-name="p" style:family="text">
      <style:text-properties style:font-name="Consolas" fo:color="#000000" fo:language="en" fo:country="US"/>
    </style:style>
    <style:style style:name="T5408" style:parent-style-name="cl" style:family="text">
      <style:text-properties style:font-name="Consolas" fo:color="#000000" fo:language="en" fo:country="US"/>
    </style:style>
    <style:style style:name="T5409" style:parent-style-name="p" style:family="text">
      <style:text-properties style:font-name="Consolas" fo:color="#000000" fo:language="en" fo:country="US"/>
    </style:style>
    <style:style style:name="T5410" style:parent-style-name="nt" style:family="text">
      <style:text-properties style:font-name="Consolas" fo:color="#000080" fo:language="en" fo:country="US"/>
    </style:style>
    <style:style style:name="T5411" style:parent-style-name="p" style:family="text">
      <style:text-properties style:font-name="Consolas" fo:color="#000000" fo:language="en" fo:country="US"/>
    </style:style>
    <style:style style:name="P5412" style:parent-style-name="HTMLconformatoprevio" style:family="paragraph">
      <style:paragraph-properties fo:border="0.0034in solid #E5E7EB" fo:padding="0in" style:shadow="none" fo:background-color="#FFFFFF"/>
    </style:style>
    <style:style style:name="T5413" style:parent-style-name="cl" style:family="text">
      <style:text-properties style:font-name="Consolas" fo:color="#000000" fo:language="en" fo:country="US"/>
    </style:style>
    <style:style style:name="T5414" style:parent-style-name="p" style:family="text">
      <style:text-properties style:font-name="Consolas" fo:color="#000000" fo:language="en" fo:country="US"/>
    </style:style>
    <style:style style:name="T5415" style:parent-style-name="nt" style:family="text">
      <style:text-properties style:font-name="Consolas" fo:color="#000080" fo:language="en" fo:country="US"/>
    </style:style>
    <style:style style:name="T5416" style:parent-style-name="cl" style:family="text">
      <style:text-properties style:font-name="Consolas" fo:color="#000000" fo:language="en" fo:country="US"/>
    </style:style>
    <style:style style:name="T5417" style:parent-style-name="na" style:family="text">
      <style:text-properties style:font-name="Consolas" fo:color="#008080" fo:language="en" fo:country="US"/>
    </style:style>
    <style:style style:name="T5418" style:parent-style-name="o" style:family="text">
      <style:text-properties style:font-name="Consolas" fo:font-weight="bold" style:font-weight-asian="bold" style:font-weight-complex="bold" fo:color="#000000" fo:language="en" fo:country="US"/>
    </style:style>
    <style:style style:name="T5419" style:parent-style-name="s" style:family="text">
      <style:text-properties style:font-name="Consolas" fo:color="#DD1144" fo:language="en" fo:country="US"/>
    </style:style>
    <style:style style:name="T5420" style:parent-style-name="p" style:family="text">
      <style:text-properties style:font-name="Consolas" fo:color="#000000" fo:language="en" fo:country="US"/>
    </style:style>
    <style:style style:name="T5421" style:parent-style-name="cl" style:family="text">
      <style:text-properties style:font-name="Consolas" fo:color="#000000" fo:language="en" fo:country="US"/>
    </style:style>
    <style:style style:name="T5422" style:parent-style-name="p" style:family="text">
      <style:text-properties style:font-name="Consolas" fo:color="#000000" fo:language="en" fo:country="US"/>
    </style:style>
    <style:style style:name="T5423" style:parent-style-name="nt" style:family="text">
      <style:text-properties style:font-name="Consolas" fo:color="#000080" fo:language="en" fo:country="US"/>
    </style:style>
    <style:style style:name="T5424" style:parent-style-name="p" style:family="text">
      <style:text-properties style:font-name="Consolas" fo:color="#000000" fo:language="en" fo:country="US"/>
    </style:style>
    <style:style style:name="P5425" style:parent-style-name="HTMLconformatoprevio" style:family="paragraph">
      <style:paragraph-properties fo:border="0.0034in solid #E5E7EB" fo:padding="0in" style:shadow="none" fo:background-color="#FFFFFF"/>
    </style:style>
    <style:style style:name="T5426" style:parent-style-name="cl" style:family="text">
      <style:text-properties style:font-name="Consolas" fo:color="#000000" fo:language="en" fo:country="US"/>
    </style:style>
    <style:style style:name="T5427" style:parent-style-name="p" style:family="text">
      <style:text-properties style:font-name="Consolas" fo:color="#000000"/>
    </style:style>
    <style:style style:name="T5428" style:parent-style-name="nt" style:family="text">
      <style:text-properties style:font-name="Consolas" fo:color="#000080"/>
    </style:style>
    <style:style style:name="T5429" style:parent-style-name="p" style:family="text">
      <style:text-properties style:font-name="Consolas" fo:color="#000000"/>
    </style:style>
    <style:style style:name="P5430" style:parent-style-name="HTMLconformatoprevio" style:family="paragraph">
      <style:paragraph-properties fo:border="0.0034in solid #E5E7EB" fo:padding="0in" style:shadow="none" fo:background-color="#FFFFFF"/>
    </style:style>
    <style:style style:name="T5431" style:parent-style-name="p" style:family="text">
      <style:text-properties style:font-name="Consolas" fo:color="#000000"/>
    </style:style>
    <style:style style:name="T5432" style:parent-style-name="nt" style:family="text">
      <style:text-properties style:font-name="Consolas" fo:color="#000080"/>
    </style:style>
    <style:style style:name="T5433" style:parent-style-name="p" style:family="text">
      <style:text-properties style:font-name="Consolas" fo:color="#000000"/>
    </style:style>
    <style:style style:name="P5434"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5435" style:parent-style-name="NormalWeb" style:family="paragraph">
      <style:paragraph-properties fo:border="0.0034in solid #E5E7EB" fo:padding="0in" style:shadow="none" fo:background-color="#FFFFFF"/>
      <style:text-properties style:font-name="Arial" style:font-name-complex="Arial" fo:color="#000000"/>
    </style:style>
    <style:style style:name="P5436" style:parent-style-name="HTMLconformatoprevio" style:family="paragraph">
      <style:paragraph-properties fo:border="0.0034in solid #E5E7EB" fo:padding="0in" style:shadow="none" fo:background-color="#FFFFFF"/>
    </style:style>
    <style:style style:name="T5437" style:parent-style-name="p" style:family="text">
      <style:text-properties style:font-name="Consolas" fo:color="#000000"/>
    </style:style>
    <style:style style:name="T5438" style:parent-style-name="nt" style:family="text">
      <style:text-properties style:font-name="Consolas" fo:color="#000080"/>
    </style:style>
    <style:style style:name="T5439" style:parent-style-name="cl" style:family="text">
      <style:text-properties style:font-name="Consolas" fo:color="#000000"/>
    </style:style>
    <style:style style:name="T5440" style:parent-style-name="na" style:family="text">
      <style:text-properties style:font-name="Consolas" fo:color="#008080"/>
    </style:style>
    <style:style style:name="T5441" style:parent-style-name="o" style:family="text">
      <style:text-properties style:font-name="Consolas" fo:font-weight="bold" style:font-weight-asian="bold" style:font-weight-complex="bold" fo:color="#000000"/>
    </style:style>
    <style:style style:name="T5442" style:parent-style-name="s" style:family="text">
      <style:text-properties style:font-name="Consolas" fo:color="#DD1144"/>
    </style:style>
    <style:style style:name="T5443" style:parent-style-name="p" style:family="text">
      <style:text-properties style:font-name="Consolas" fo:color="#000000"/>
    </style:style>
    <style:style style:name="P5444" style:parent-style-name="HTMLconformatoprevio" style:family="paragraph">
      <style:paragraph-properties fo:border="0.0034in solid #E5E7EB" fo:padding="0in" style:shadow="none" fo:background-color="#FFFFFF"/>
    </style:style>
    <style:style style:name="T5445" style:parent-style-name="cl" style:family="text">
      <style:text-properties style:font-name="Consolas" fo:color="#000000"/>
    </style:style>
    <style:style style:name="T5446" style:parent-style-name="c" style:family="text">
      <style:text-properties style:font-name="Consolas" fo:font-style="italic" style:font-style-asian="italic" style:font-style-complex="italic" fo:color="#999988"/>
    </style:style>
    <style:style style:name="P5447" style:parent-style-name="HTMLconformatoprevio" style:family="paragraph">
      <style:paragraph-properties fo:border="0.0034in solid #E5E7EB" fo:padding="0in" style:shadow="none" fo:background-color="#FFFFFF"/>
    </style:style>
    <style:style style:name="T5448" style:parent-style-name="cl" style:family="text">
      <style:text-properties style:font-name="Consolas" fo:color="#000000"/>
    </style:style>
    <style:style style:name="T5449" style:parent-style-name="p" style:family="text">
      <style:text-properties style:font-name="Consolas" fo:color="#000000" fo:language="en" fo:country="US"/>
    </style:style>
    <style:style style:name="T5450" style:parent-style-name="nt" style:family="text">
      <style:text-properties style:font-name="Consolas" fo:color="#000080" fo:language="en" fo:country="US"/>
    </style:style>
    <style:style style:name="T5451" style:parent-style-name="cl" style:family="text">
      <style:text-properties style:font-name="Consolas" fo:color="#000000" fo:language="en" fo:country="US"/>
    </style:style>
    <style:style style:name="T5452" style:parent-style-name="na" style:family="text">
      <style:text-properties style:font-name="Consolas" fo:color="#008080" fo:language="en" fo:country="US"/>
    </style:style>
    <style:style style:name="T5453" style:parent-style-name="o" style:family="text">
      <style:text-properties style:font-name="Consolas" fo:font-weight="bold" style:font-weight-asian="bold" style:font-weight-complex="bold" fo:color="#000000" fo:language="en" fo:country="US"/>
    </style:style>
    <style:style style:name="T5454" style:parent-style-name="s" style:family="text">
      <style:text-properties style:font-name="Consolas" fo:color="#DD1144" fo:language="en" fo:country="US"/>
    </style:style>
    <style:style style:name="T5455" style:parent-style-name="p" style:family="text">
      <style:text-properties style:font-name="Consolas" fo:color="#000000" fo:language="en" fo:country="US"/>
    </style:style>
    <style:style style:name="P5456" style:parent-style-name="HTMLconformatoprevio" style:family="paragraph">
      <style:paragraph-properties fo:border="0.0034in solid #E5E7EB" fo:padding="0in" style:shadow="none" fo:background-color="#FFFFFF"/>
    </style:style>
    <style:style style:name="T5457" style:parent-style-name="cl" style:family="text">
      <style:text-properties style:font-name="Consolas" fo:color="#000000" fo:language="en" fo:country="US"/>
    </style:style>
    <style:style style:name="T5458" style:parent-style-name="p" style:family="text">
      <style:text-properties style:font-name="Consolas" fo:color="#000000" fo:language="en" fo:country="US"/>
    </style:style>
    <style:style style:name="T5459" style:parent-style-name="nt" style:family="text">
      <style:text-properties style:font-name="Consolas" fo:color="#000080" fo:language="en" fo:country="US"/>
    </style:style>
    <style:style style:name="T5460" style:parent-style-name="cl" style:family="text">
      <style:text-properties style:font-name="Consolas" fo:color="#000000" fo:language="en" fo:country="US"/>
    </style:style>
    <style:style style:name="T5461" style:parent-style-name="na" style:family="text">
      <style:text-properties style:font-name="Consolas" fo:color="#008080" fo:language="en" fo:country="US"/>
    </style:style>
    <style:style style:name="T5462" style:parent-style-name="o" style:family="text">
      <style:text-properties style:font-name="Consolas" fo:font-weight="bold" style:font-weight-asian="bold" style:font-weight-complex="bold" fo:color="#000000" fo:language="en" fo:country="US"/>
    </style:style>
    <style:style style:name="T5463" style:parent-style-name="s" style:family="text">
      <style:text-properties style:font-name="Consolas" fo:color="#DD1144" fo:language="en" fo:country="US"/>
    </style:style>
    <style:style style:name="T5464" style:parent-style-name="p" style:family="text">
      <style:text-properties style:font-name="Consolas" fo:color="#000000" fo:language="en" fo:country="US"/>
    </style:style>
    <style:style style:name="T5465" style:parent-style-name="cl" style:family="text">
      <style:text-properties style:font-name="Consolas" fo:color="#000000" fo:language="en" fo:country="US"/>
    </style:style>
    <style:style style:name="T5466" style:parent-style-name="p" style:family="text">
      <style:text-properties style:font-name="Consolas" fo:color="#000000" fo:language="en" fo:country="US"/>
    </style:style>
    <style:style style:name="T5467" style:parent-style-name="nt" style:family="text">
      <style:text-properties style:font-name="Consolas" fo:color="#000080" fo:language="en" fo:country="US"/>
    </style:style>
    <style:style style:name="T5468" style:parent-style-name="p" style:family="text">
      <style:text-properties style:font-name="Consolas" fo:color="#000000" fo:language="en" fo:country="US"/>
    </style:style>
    <style:style style:name="P5469" style:parent-style-name="HTMLconformatoprevio" style:family="paragraph">
      <style:paragraph-properties fo:border="0.0034in solid #E5E7EB" fo:padding="0in" style:shadow="none" fo:background-color="#FFFFFF"/>
    </style:style>
    <style:style style:name="T5470" style:parent-style-name="cl" style:family="text">
      <style:text-properties style:font-name="Consolas" fo:color="#000000" fo:language="en" fo:country="US"/>
    </style:style>
    <style:style style:name="T5471" style:parent-style-name="p" style:family="text">
      <style:text-properties style:font-name="Consolas" fo:color="#000000" fo:language="en" fo:country="US"/>
    </style:style>
    <style:style style:name="T5472" style:parent-style-name="nt" style:family="text">
      <style:text-properties style:font-name="Consolas" fo:color="#000080" fo:language="en" fo:country="US"/>
    </style:style>
    <style:style style:name="T5473" style:parent-style-name="cl" style:family="text">
      <style:text-properties style:font-name="Consolas" fo:color="#000000" fo:language="en" fo:country="US"/>
    </style:style>
    <style:style style:name="T5474" style:parent-style-name="na" style:family="text">
      <style:text-properties style:font-name="Consolas" fo:color="#008080" fo:language="en" fo:country="US"/>
    </style:style>
    <style:style style:name="T5475" style:parent-style-name="o" style:family="text">
      <style:text-properties style:font-name="Consolas" fo:font-weight="bold" style:font-weight-asian="bold" style:font-weight-complex="bold" fo:color="#000000" fo:language="en" fo:country="US"/>
    </style:style>
    <style:style style:name="T5476" style:parent-style-name="s" style:family="text">
      <style:text-properties style:font-name="Consolas" fo:color="#DD1144" fo:language="en" fo:country="US"/>
    </style:style>
    <style:style style:name="T5477" style:parent-style-name="p" style:family="text">
      <style:text-properties style:font-name="Consolas" fo:color="#000000" fo:language="en" fo:country="US"/>
    </style:style>
    <style:style style:name="T5478" style:parent-style-name="cl" style:family="text">
      <style:text-properties style:font-name="Consolas" fo:color="#000000" fo:language="en" fo:country="US"/>
    </style:style>
    <style:style style:name="T5479" style:parent-style-name="p" style:family="text">
      <style:text-properties style:font-name="Consolas" fo:color="#000000" fo:language="en" fo:country="US"/>
    </style:style>
    <style:style style:name="T5480" style:parent-style-name="nt" style:family="text">
      <style:text-properties style:font-name="Consolas" fo:color="#000080" fo:language="en" fo:country="US"/>
    </style:style>
    <style:style style:name="T5481" style:parent-style-name="p" style:family="text">
      <style:text-properties style:font-name="Consolas" fo:color="#000000" fo:language="en" fo:country="US"/>
    </style:style>
    <style:style style:name="P5482" style:parent-style-name="HTMLconformatoprevio" style:family="paragraph">
      <style:paragraph-properties fo:border="0.0034in solid #E5E7EB" fo:padding="0in" style:shadow="none" fo:background-color="#FFFFFF"/>
    </style:style>
    <style:style style:name="T5483" style:parent-style-name="cl" style:family="text">
      <style:text-properties style:font-name="Consolas" fo:color="#000000" fo:language="en" fo:country="US"/>
    </style:style>
    <style:style style:name="T5484" style:parent-style-name="p" style:family="text">
      <style:text-properties style:font-name="Consolas" fo:color="#000000"/>
    </style:style>
    <style:style style:name="T5485" style:parent-style-name="nt" style:family="text">
      <style:text-properties style:font-name="Consolas" fo:color="#000080"/>
    </style:style>
    <style:style style:name="T5486" style:parent-style-name="p" style:family="text">
      <style:text-properties style:font-name="Consolas" fo:color="#000000"/>
    </style:style>
    <style:style style:name="P5487" style:parent-style-name="HTMLconformatoprevio" style:family="paragraph">
      <style:paragraph-properties fo:border="0.0034in solid #E5E7EB" fo:padding="0in" style:shadow="none" fo:background-color="#FFFFFF"/>
    </style:style>
    <style:style style:name="P5488" style:parent-style-name="HTMLconformatoprevio" style:family="paragraph">
      <style:paragraph-properties fo:border="0.0034in solid #E5E7EB" fo:padding="0in" style:shadow="none" fo:background-color="#FFFFFF"/>
    </style:style>
    <style:style style:name="T5489" style:parent-style-name="cl" style:family="text">
      <style:text-properties style:font-name="Consolas" fo:color="#000000"/>
    </style:style>
    <style:style style:name="T5490" style:parent-style-name="c" style:family="text">
      <style:text-properties style:font-name="Consolas" fo:font-style="italic" style:font-style-asian="italic" style:font-style-complex="italic" fo:color="#999988"/>
    </style:style>
    <style:style style:name="P5491" style:parent-style-name="HTMLconformatoprevio" style:family="paragraph">
      <style:paragraph-properties fo:border="0.0034in solid #E5E7EB" fo:padding="0in" style:shadow="none" fo:background-color="#FFFFFF"/>
    </style:style>
    <style:style style:name="T5492" style:parent-style-name="cl" style:family="text">
      <style:text-properties style:font-name="Consolas" fo:color="#000000"/>
    </style:style>
    <style:style style:name="T5493" style:parent-style-name="p" style:family="text">
      <style:text-properties style:font-name="Consolas" fo:color="#000000" fo:language="en" fo:country="US"/>
    </style:style>
    <style:style style:name="T5494" style:parent-style-name="nt" style:family="text">
      <style:text-properties style:font-name="Consolas" fo:color="#000080" fo:language="en" fo:country="US"/>
    </style:style>
    <style:style style:name="T5495" style:parent-style-name="cl" style:family="text">
      <style:text-properties style:font-name="Consolas" fo:color="#000000" fo:language="en" fo:country="US"/>
    </style:style>
    <style:style style:name="T5496" style:parent-style-name="na" style:family="text">
      <style:text-properties style:font-name="Consolas" fo:color="#008080" fo:language="en" fo:country="US"/>
    </style:style>
    <style:style style:name="T5497" style:parent-style-name="o" style:family="text">
      <style:text-properties style:font-name="Consolas" fo:font-weight="bold" style:font-weight-asian="bold" style:font-weight-complex="bold" fo:color="#000000" fo:language="en" fo:country="US"/>
    </style:style>
    <style:style style:name="T5498" style:parent-style-name="s" style:family="text">
      <style:text-properties style:font-name="Consolas" fo:color="#DD1144" fo:language="en" fo:country="US"/>
    </style:style>
    <style:style style:name="T5499" style:parent-style-name="p" style:family="text">
      <style:text-properties style:font-name="Consolas" fo:color="#000000" fo:language="en" fo:country="US"/>
    </style:style>
    <style:style style:name="P5500" style:parent-style-name="HTMLconformatoprevio" style:family="paragraph">
      <style:paragraph-properties fo:border="0.0034in solid #E5E7EB" fo:padding="0in" style:shadow="none" fo:background-color="#FFFFFF"/>
    </style:style>
    <style:style style:name="T5501" style:parent-style-name="cl" style:family="text">
      <style:text-properties style:font-name="Consolas" fo:color="#000000" fo:language="en" fo:country="US"/>
    </style:style>
    <style:style style:name="T5502" style:parent-style-name="p" style:family="text">
      <style:text-properties style:font-name="Consolas" fo:color="#000000" fo:language="en" fo:country="US"/>
    </style:style>
    <style:style style:name="T5503" style:parent-style-name="nt" style:family="text">
      <style:text-properties style:font-name="Consolas" fo:color="#000080" fo:language="en" fo:country="US"/>
    </style:style>
    <style:style style:name="T5504" style:parent-style-name="cl" style:family="text">
      <style:text-properties style:font-name="Consolas" fo:color="#000000" fo:language="en" fo:country="US"/>
    </style:style>
    <style:style style:name="T5505" style:parent-style-name="na" style:family="text">
      <style:text-properties style:font-name="Consolas" fo:color="#008080" fo:language="en" fo:country="US"/>
    </style:style>
    <style:style style:name="T5506" style:parent-style-name="o" style:family="text">
      <style:text-properties style:font-name="Consolas" fo:font-weight="bold" style:font-weight-asian="bold" style:font-weight-complex="bold" fo:color="#000000" fo:language="en" fo:country="US"/>
    </style:style>
    <style:style style:name="T5507" style:parent-style-name="s" style:family="text">
      <style:text-properties style:font-name="Consolas" fo:color="#DD1144" fo:language="en" fo:country="US"/>
    </style:style>
    <style:style style:name="T5508" style:parent-style-name="p" style:family="text">
      <style:text-properties style:font-name="Consolas" fo:color="#000000" fo:language="en" fo:country="US"/>
    </style:style>
    <style:style style:name="T5509" style:parent-style-name="cl" style:family="text">
      <style:text-properties style:font-name="Consolas" fo:color="#000000" fo:language="en" fo:country="US"/>
    </style:style>
    <style:style style:name="T5510" style:parent-style-name="p" style:family="text">
      <style:text-properties style:font-name="Consolas" fo:color="#000000" fo:language="en" fo:country="US"/>
    </style:style>
    <style:style style:name="T5511" style:parent-style-name="nt" style:family="text">
      <style:text-properties style:font-name="Consolas" fo:color="#000080" fo:language="en" fo:country="US"/>
    </style:style>
    <style:style style:name="T5512" style:parent-style-name="p" style:family="text">
      <style:text-properties style:font-name="Consolas" fo:color="#000000" fo:language="en" fo:country="US"/>
    </style:style>
    <style:style style:name="P5513" style:parent-style-name="HTMLconformatoprevio" style:family="paragraph">
      <style:paragraph-properties fo:border="0.0034in solid #E5E7EB" fo:padding="0in" style:shadow="none" fo:background-color="#FFFFFF"/>
    </style:style>
    <style:style style:name="T5514" style:parent-style-name="cl" style:family="text">
      <style:text-properties style:font-name="Consolas" fo:color="#000000" fo:language="en" fo:country="US"/>
    </style:style>
    <style:style style:name="T5515" style:parent-style-name="p" style:family="text">
      <style:text-properties style:font-name="Consolas" fo:color="#000000" fo:language="en" fo:country="US"/>
    </style:style>
    <style:style style:name="T5516" style:parent-style-name="nt" style:family="text">
      <style:text-properties style:font-name="Consolas" fo:color="#000080" fo:language="en" fo:country="US"/>
    </style:style>
    <style:style style:name="T5517" style:parent-style-name="cl" style:family="text">
      <style:text-properties style:font-name="Consolas" fo:color="#000000" fo:language="en" fo:country="US"/>
    </style:style>
    <style:style style:name="T5518" style:parent-style-name="na" style:family="text">
      <style:text-properties style:font-name="Consolas" fo:color="#008080" fo:language="en" fo:country="US"/>
    </style:style>
    <style:style style:name="T5519" style:parent-style-name="o" style:family="text">
      <style:text-properties style:font-name="Consolas" fo:font-weight="bold" style:font-weight-asian="bold" style:font-weight-complex="bold" fo:color="#000000" fo:language="en" fo:country="US"/>
    </style:style>
    <style:style style:name="T5520" style:parent-style-name="s" style:family="text">
      <style:text-properties style:font-name="Consolas" fo:color="#DD1144" fo:language="en" fo:country="US"/>
    </style:style>
    <style:style style:name="T5521" style:parent-style-name="p" style:family="text">
      <style:text-properties style:font-name="Consolas" fo:color="#000000" fo:language="en" fo:country="US"/>
    </style:style>
    <style:style style:name="T5522" style:parent-style-name="cl" style:family="text">
      <style:text-properties style:font-name="Consolas" fo:color="#000000" fo:language="en" fo:country="US"/>
    </style:style>
    <style:style style:name="T5523" style:parent-style-name="p" style:family="text">
      <style:text-properties style:font-name="Consolas" fo:color="#000000" fo:language="en" fo:country="US"/>
    </style:style>
    <style:style style:name="T5524" style:parent-style-name="nt" style:family="text">
      <style:text-properties style:font-name="Consolas" fo:color="#000080" fo:language="en" fo:country="US"/>
    </style:style>
    <style:style style:name="T5525" style:parent-style-name="p" style:family="text">
      <style:text-properties style:font-name="Consolas" fo:color="#000000" fo:language="en" fo:country="US"/>
    </style:style>
    <style:style style:name="P5526" style:parent-style-name="HTMLconformatoprevio" style:family="paragraph">
      <style:paragraph-properties fo:border="0.0034in solid #E5E7EB" fo:padding="0in" style:shadow="none" fo:background-color="#FFFFFF"/>
    </style:style>
    <style:style style:name="T5527" style:parent-style-name="cl" style:family="text">
      <style:text-properties style:font-name="Consolas" fo:color="#000000" fo:language="en" fo:country="US"/>
    </style:style>
    <style:style style:name="T5528" style:parent-style-name="p" style:family="text">
      <style:text-properties style:font-name="Consolas" fo:color="#000000" fo:language="en" fo:country="US"/>
    </style:style>
    <style:style style:name="T5529" style:parent-style-name="nt" style:family="text">
      <style:text-properties style:font-name="Consolas" fo:color="#000080" fo:language="en" fo:country="US"/>
    </style:style>
    <style:style style:name="T5530" style:parent-style-name="cl" style:family="text">
      <style:text-properties style:font-name="Consolas" fo:color="#000000" fo:language="en" fo:country="US"/>
    </style:style>
    <style:style style:name="T5531" style:parent-style-name="na" style:family="text">
      <style:text-properties style:font-name="Consolas" fo:color="#008080" fo:language="en" fo:country="US"/>
    </style:style>
    <style:style style:name="T5532" style:parent-style-name="o" style:family="text">
      <style:text-properties style:font-name="Consolas" fo:font-weight="bold" style:font-weight-asian="bold" style:font-weight-complex="bold" fo:color="#000000" fo:language="en" fo:country="US"/>
    </style:style>
    <style:style style:name="T5533" style:parent-style-name="s" style:family="text">
      <style:text-properties style:font-name="Consolas" fo:color="#DD1144" fo:language="en" fo:country="US"/>
    </style:style>
    <style:style style:name="T5534" style:parent-style-name="p" style:family="text">
      <style:text-properties style:font-name="Consolas" fo:color="#000000" fo:language="en" fo:country="US"/>
    </style:style>
    <style:style style:name="T5535" style:parent-style-name="cl" style:family="text">
      <style:text-properties style:font-name="Consolas" fo:color="#000000" fo:language="en" fo:country="US"/>
    </style:style>
    <style:style style:name="T5536" style:parent-style-name="p" style:family="text">
      <style:text-properties style:font-name="Consolas" fo:color="#000000" fo:language="en" fo:country="US"/>
    </style:style>
    <style:style style:name="T5537" style:parent-style-name="nt" style:family="text">
      <style:text-properties style:font-name="Consolas" fo:color="#000080" fo:language="en" fo:country="US"/>
    </style:style>
    <style:style style:name="T5538" style:parent-style-name="p" style:family="text">
      <style:text-properties style:font-name="Consolas" fo:color="#000000" fo:language="en" fo:country="US"/>
    </style:style>
    <style:style style:name="P5539" style:parent-style-name="HTMLconformatoprevio" style:family="paragraph">
      <style:paragraph-properties fo:border="0.0034in solid #E5E7EB" fo:padding="0in" style:shadow="none" fo:background-color="#FFFFFF"/>
    </style:style>
    <style:style style:name="T5540" style:parent-style-name="cl" style:family="text">
      <style:text-properties style:font-name="Consolas" fo:color="#000000" fo:language="en" fo:country="US"/>
    </style:style>
    <style:style style:name="T5541" style:parent-style-name="p" style:family="text">
      <style:text-properties style:font-name="Consolas" fo:color="#000000"/>
    </style:style>
    <style:style style:name="T5542" style:parent-style-name="nt" style:family="text">
      <style:text-properties style:font-name="Consolas" fo:color="#000080"/>
    </style:style>
    <style:style style:name="T5543" style:parent-style-name="p" style:family="text">
      <style:text-properties style:font-name="Consolas" fo:color="#000000"/>
    </style:style>
    <style:style style:name="P5544" style:parent-style-name="HTMLconformatoprevio" style:family="paragraph">
      <style:paragraph-properties fo:border="0.0034in solid #E5E7EB" fo:padding="0in" style:shadow="none" fo:background-color="#FFFFFF"/>
    </style:style>
    <style:style style:name="P5545" style:parent-style-name="HTMLconformatoprevio" style:family="paragraph">
      <style:paragraph-properties fo:border="0.0034in solid #E5E7EB" fo:padding="0in" style:shadow="none" fo:background-color="#FFFFFF"/>
    </style:style>
    <style:style style:name="T5546" style:parent-style-name="cl" style:family="text">
      <style:text-properties style:font-name="Consolas" fo:color="#000000"/>
    </style:style>
    <style:style style:name="T5547" style:parent-style-name="c" style:family="text">
      <style:text-properties style:font-name="Consolas" fo:font-style="italic" style:font-style-asian="italic" style:font-style-complex="italic" fo:color="#999988"/>
    </style:style>
    <style:style style:name="P5548" style:parent-style-name="HTMLconformatoprevio" style:family="paragraph">
      <style:paragraph-properties fo:border="0.0034in solid #E5E7EB" fo:padding="0in" style:shadow="none" fo:background-color="#FFFFFF"/>
    </style:style>
    <style:style style:name="T5549" style:parent-style-name="cl" style:family="text">
      <style:text-properties style:font-name="Consolas" fo:color="#000000"/>
    </style:style>
    <style:style style:name="T5550" style:parent-style-name="p" style:family="text">
      <style:text-properties style:font-name="Consolas" fo:color="#000000" fo:language="en" fo:country="US"/>
    </style:style>
    <style:style style:name="T5551" style:parent-style-name="nt" style:family="text">
      <style:text-properties style:font-name="Consolas" fo:color="#000080" fo:language="en" fo:country="US"/>
    </style:style>
    <style:style style:name="T5552" style:parent-style-name="cl" style:family="text">
      <style:text-properties style:font-name="Consolas" fo:color="#000000" fo:language="en" fo:country="US"/>
    </style:style>
    <style:style style:name="T5553" style:parent-style-name="na" style:family="text">
      <style:text-properties style:font-name="Consolas" fo:color="#008080" fo:language="en" fo:country="US"/>
    </style:style>
    <style:style style:name="T5554" style:parent-style-name="o" style:family="text">
      <style:text-properties style:font-name="Consolas" fo:font-weight="bold" style:font-weight-asian="bold" style:font-weight-complex="bold" fo:color="#000000" fo:language="en" fo:country="US"/>
    </style:style>
    <style:style style:name="T5555" style:parent-style-name="s" style:family="text">
      <style:text-properties style:font-name="Consolas" fo:color="#DD1144" fo:language="en" fo:country="US"/>
    </style:style>
    <style:style style:name="T5556" style:parent-style-name="p" style:family="text">
      <style:text-properties style:font-name="Consolas" fo:color="#000000" fo:language="en" fo:country="US"/>
    </style:style>
    <style:style style:name="P5557" style:parent-style-name="HTMLconformatoprevio" style:family="paragraph">
      <style:paragraph-properties fo:border="0.0034in solid #E5E7EB" fo:padding="0in" style:shadow="none" fo:background-color="#FFFFFF"/>
    </style:style>
    <style:style style:name="T5558" style:parent-style-name="cl" style:family="text">
      <style:text-properties style:font-name="Consolas" fo:color="#000000" fo:language="en" fo:country="US"/>
    </style:style>
    <style:style style:name="T5559" style:parent-style-name="p" style:family="text">
      <style:text-properties style:font-name="Consolas" fo:color="#000000" fo:language="en" fo:country="US"/>
    </style:style>
    <style:style style:name="T5560" style:parent-style-name="nt" style:family="text">
      <style:text-properties style:font-name="Consolas" fo:color="#000080" fo:language="en" fo:country="US"/>
    </style:style>
    <style:style style:name="T5561" style:parent-style-name="cl" style:family="text">
      <style:text-properties style:font-name="Consolas" fo:color="#000000" fo:language="en" fo:country="US"/>
    </style:style>
    <style:style style:name="T5562" style:parent-style-name="na" style:family="text">
      <style:text-properties style:font-name="Consolas" fo:color="#008080" fo:language="en" fo:country="US"/>
    </style:style>
    <style:style style:name="T5563" style:parent-style-name="o" style:family="text">
      <style:text-properties style:font-name="Consolas" fo:font-weight="bold" style:font-weight-asian="bold" style:font-weight-complex="bold" fo:color="#000000" fo:language="en" fo:country="US"/>
    </style:style>
    <style:style style:name="T5564" style:parent-style-name="s" style:family="text">
      <style:text-properties style:font-name="Consolas" fo:color="#DD1144" fo:language="en" fo:country="US"/>
    </style:style>
    <style:style style:name="T5565" style:parent-style-name="p" style:family="text">
      <style:text-properties style:font-name="Consolas" fo:color="#000000" fo:language="en" fo:country="US"/>
    </style:style>
    <style:style style:name="T5566" style:parent-style-name="cl" style:family="text">
      <style:text-properties style:font-name="Consolas" fo:color="#000000" fo:language="en" fo:country="US"/>
    </style:style>
    <style:style style:name="T5567" style:parent-style-name="p" style:family="text">
      <style:text-properties style:font-name="Consolas" fo:color="#000000" fo:language="en" fo:country="US"/>
    </style:style>
    <style:style style:name="T5568" style:parent-style-name="nt" style:family="text">
      <style:text-properties style:font-name="Consolas" fo:color="#000080" fo:language="en" fo:country="US"/>
    </style:style>
    <style:style style:name="T5569" style:parent-style-name="p" style:family="text">
      <style:text-properties style:font-name="Consolas" fo:color="#000000" fo:language="en" fo:country="US"/>
    </style:style>
    <style:style style:name="P5570" style:parent-style-name="HTMLconformatoprevio" style:family="paragraph">
      <style:paragraph-properties fo:border="0.0034in solid #E5E7EB" fo:padding="0in" style:shadow="none" fo:background-color="#FFFFFF"/>
    </style:style>
    <style:style style:name="T5571" style:parent-style-name="cl" style:family="text">
      <style:text-properties style:font-name="Consolas" fo:color="#000000" fo:language="en" fo:country="US"/>
    </style:style>
    <style:style style:name="T5572" style:parent-style-name="p" style:family="text">
      <style:text-properties style:font-name="Consolas" fo:color="#000000" fo:language="en" fo:country="US"/>
    </style:style>
    <style:style style:name="T5573" style:parent-style-name="nt" style:family="text">
      <style:text-properties style:font-name="Consolas" fo:color="#000080" fo:language="en" fo:country="US"/>
    </style:style>
    <style:style style:name="T5574" style:parent-style-name="cl" style:family="text">
      <style:text-properties style:font-name="Consolas" fo:color="#000000" fo:language="en" fo:country="US"/>
    </style:style>
    <style:style style:name="T5575" style:parent-style-name="na" style:family="text">
      <style:text-properties style:font-name="Consolas" fo:color="#008080" fo:language="en" fo:country="US"/>
    </style:style>
    <style:style style:name="T5576" style:parent-style-name="o" style:family="text">
      <style:text-properties style:font-name="Consolas" fo:font-weight="bold" style:font-weight-asian="bold" style:font-weight-complex="bold" fo:color="#000000" fo:language="en" fo:country="US"/>
    </style:style>
    <style:style style:name="T5577" style:parent-style-name="s" style:family="text">
      <style:text-properties style:font-name="Consolas" fo:color="#DD1144" fo:language="en" fo:country="US"/>
    </style:style>
    <style:style style:name="T5578" style:parent-style-name="p" style:family="text">
      <style:text-properties style:font-name="Consolas" fo:color="#000000" fo:language="en" fo:country="US"/>
    </style:style>
    <style:style style:name="T5579" style:parent-style-name="cl" style:family="text">
      <style:text-properties style:font-name="Consolas" fo:color="#000000" fo:language="en" fo:country="US"/>
    </style:style>
    <style:style style:name="T5580" style:parent-style-name="p" style:family="text">
      <style:text-properties style:font-name="Consolas" fo:color="#000000" fo:language="en" fo:country="US"/>
    </style:style>
    <style:style style:name="T5581" style:parent-style-name="nt" style:family="text">
      <style:text-properties style:font-name="Consolas" fo:color="#000080" fo:language="en" fo:country="US"/>
    </style:style>
    <style:style style:name="T5582" style:parent-style-name="p" style:family="text">
      <style:text-properties style:font-name="Consolas" fo:color="#000000" fo:language="en" fo:country="US"/>
    </style:style>
    <style:style style:name="P5583" style:parent-style-name="HTMLconformatoprevio" style:family="paragraph">
      <style:paragraph-properties fo:border="0.0034in solid #E5E7EB" fo:padding="0in" style:shadow="none" fo:background-color="#FFFFFF"/>
    </style:style>
    <style:style style:name="T5584" style:parent-style-name="cl" style:family="text">
      <style:text-properties style:font-name="Consolas" fo:color="#000000" fo:language="en" fo:country="US"/>
    </style:style>
    <style:style style:name="T5585" style:parent-style-name="p" style:family="text">
      <style:text-properties style:font-name="Consolas" fo:color="#000000"/>
    </style:style>
    <style:style style:name="T5586" style:parent-style-name="nt" style:family="text">
      <style:text-properties style:font-name="Consolas" fo:color="#000080"/>
    </style:style>
    <style:style style:name="T5587" style:parent-style-name="p" style:family="text">
      <style:text-properties style:font-name="Consolas" fo:color="#000000"/>
    </style:style>
    <style:style style:name="P5588" style:parent-style-name="HTMLconformatoprevio" style:family="paragraph">
      <style:paragraph-properties fo:border="0.0034in solid #E5E7EB" fo:padding="0in" style:shadow="none" fo:background-color="#FFFFFF"/>
    </style:style>
    <style:style style:name="T5589" style:parent-style-name="p" style:family="text">
      <style:text-properties style:font-name="Consolas" fo:color="#000000"/>
    </style:style>
    <style:style style:name="T5590" style:parent-style-name="nt" style:family="text">
      <style:text-properties style:font-name="Consolas" fo:color="#000080"/>
    </style:style>
    <style:style style:name="T5591" style:parent-style-name="p" style:family="text">
      <style:text-properties style:font-name="Consolas" fo:color="#000000"/>
    </style:style>
    <style:style style:name="P559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5593" style:parent-style-name="NormalWeb" style:family="paragraph">
      <style:paragraph-properties fo:border="0.0034in solid #E5E7EB" fo:padding="0in" style:shadow="none" fo:background-color="#FFFFFF"/>
    </style:style>
    <style:style style:name="T5594" style:parent-style-name="Fuentedepárrafopredeter." style:family="text">
      <style:text-properties style:font-name="Arial" style:font-name-complex="Arial" fo:color="#000000"/>
    </style:style>
    <style:style style:name="T5595" style:parent-style-name="CódigoHTML" style:family="text">
      <style:text-properties style:font-name="Consolas" fo:color="#000000" fo:font-size="11pt" style:font-size-asian="11pt" style:font-size-complex="11pt"/>
    </style:style>
    <style:style style:name="T5596" style:parent-style-name="Fuentedepárrafopredeter." style:family="text">
      <style:text-properties style:font-name="Arial" style:font-name-complex="Arial" fo:color="#000000"/>
    </style:style>
    <style:style style:name="T5597" style:parent-style-name="CódigoHTML" style:family="text">
      <style:text-properties style:font-name="Consolas" fo:color="#000000" fo:font-size="11pt" style:font-size-asian="11pt" style:font-size-complex="11pt"/>
    </style:style>
    <style:style style:name="T5598" style:parent-style-name="Fuentedepárrafopredeter." style:family="text">
      <style:text-properties style:font-name="Arial" style:font-name-complex="Arial" fo:color="#000000"/>
    </style:style>
    <style:style style:name="T5599" style:parent-style-name="CódigoHTML" style:family="text">
      <style:text-properties style:font-name="Consolas" fo:color="#000000" fo:font-size="11pt" style:font-size-asian="11pt" style:font-size-complex="11pt"/>
    </style:style>
    <style:style style:name="T5600" style:parent-style-name="Fuentedepárrafopredeter." style:family="text">
      <style:text-properties style:font-name="Arial" style:font-name-complex="Arial" fo:color="#000000"/>
    </style:style>
    <style:style style:name="T5601" style:parent-style-name="Énfasis" style:family="text">
      <style:text-properties style:font-name="Arial" style:font-name-complex="Arial" fo:color="#000000"/>
    </style:style>
    <style:style style:name="T5602" style:parent-style-name="Fuentedepárrafopredeter." style:family="text">
      <style:text-properties style:font-name="Arial" style:font-name-complex="Arial" fo:color="#000000"/>
    </style:style>
    <style:style style:name="T5603" style:parent-style-name="CódigoHTML" style:family="text">
      <style:text-properties style:font-name="Consolas" fo:color="#000000" fo:font-size="11pt" style:font-size-asian="11pt" style:font-size-complex="11pt"/>
    </style:style>
    <style:style style:name="T5604" style:parent-style-name="Fuentedepárrafopredeter." style:family="text">
      <style:text-properties style:font-name="Arial" style:font-name-complex="Arial" fo:color="#000000"/>
    </style:style>
    <style:style style:name="T5605" style:parent-style-name="CódigoHTML" style:family="text">
      <style:text-properties style:font-name="Consolas" fo:color="#000000" fo:font-size="11pt" style:font-size-asian="11pt" style:font-size-complex="11pt"/>
    </style:style>
    <style:style style:name="T5606" style:parent-style-name="Fuentedepárrafopredeter." style:family="text">
      <style:text-properties style:font-name="Arial" style:font-name-complex="Arial" fo:color="#000000"/>
    </style:style>
    <style:style style:name="P5607" style:parent-style-name="NormalWeb" style:family="paragraph">
      <style:paragraph-properties fo:border="0.0034in solid #E5E7EB" fo:padding="0in" style:shadow="none" fo:background-color="#FFFFFF"/>
      <style:text-properties style:font-name="Arial" style:font-name-complex="Arial" fo:color="#000000"/>
    </style:style>
    <style:style style:name="P5608" style:parent-style-name="HTMLconformatoprevio" style:family="paragraph">
      <style:paragraph-properties fo:border="0.0034in solid #E5E7EB" fo:padding="0in" style:shadow="none" fo:background-color="#FFFFFF"/>
    </style:style>
    <style:style style:name="T5609" style:parent-style-name="p" style:family="text">
      <style:text-properties style:font-name="Consolas" fo:color="#000000" fo:language="en" fo:country="US"/>
    </style:style>
    <style:style style:name="T5610" style:parent-style-name="nt" style:family="text">
      <style:text-properties style:font-name="Consolas" fo:color="#000080" fo:language="en" fo:country="US"/>
    </style:style>
    <style:style style:name="T5611" style:parent-style-name="cl" style:family="text">
      <style:text-properties style:font-name="Consolas" fo:color="#000000" fo:language="en" fo:country="US"/>
    </style:style>
    <style:style style:name="T5612" style:parent-style-name="na" style:family="text">
      <style:text-properties style:font-name="Consolas" fo:color="#008080" fo:language="en" fo:country="US"/>
    </style:style>
    <style:style style:name="T5613" style:parent-style-name="o" style:family="text">
      <style:text-properties style:font-name="Consolas" fo:font-weight="bold" style:font-weight-asian="bold" style:font-weight-complex="bold" fo:color="#000000" fo:language="en" fo:country="US"/>
    </style:style>
    <style:style style:name="T5614" style:parent-style-name="s" style:family="text">
      <style:text-properties style:font-name="Consolas" fo:color="#DD1144" fo:language="en" fo:country="US"/>
    </style:style>
    <style:style style:name="T5615" style:parent-style-name="p" style:family="text">
      <style:text-properties style:font-name="Consolas" fo:color="#000000" fo:language="en" fo:country="US"/>
    </style:style>
    <style:style style:name="P5616" style:parent-style-name="HTMLconformatoprevio" style:family="paragraph">
      <style:paragraph-properties fo:border="0.0034in solid #E5E7EB" fo:padding="0in" style:shadow="none" fo:background-color="#FFFFFF"/>
    </style:style>
    <style:style style:name="T5617" style:parent-style-name="cl" style:family="text">
      <style:text-properties style:font-name="Consolas" fo:color="#000000" fo:language="en" fo:country="US"/>
    </style:style>
    <style:style style:name="T5618" style:parent-style-name="p" style:family="text">
      <style:text-properties style:font-name="Consolas" fo:color="#000000" fo:language="en" fo:country="US"/>
    </style:style>
    <style:style style:name="T5619" style:parent-style-name="nt" style:family="text">
      <style:text-properties style:font-name="Consolas" fo:color="#000080" fo:language="en" fo:country="US"/>
    </style:style>
    <style:style style:name="T5620" style:parent-style-name="cl" style:family="text">
      <style:text-properties style:font-name="Consolas" fo:color="#000000" fo:language="en" fo:country="US"/>
    </style:style>
    <style:style style:name="T5621" style:parent-style-name="na" style:family="text">
      <style:text-properties style:font-name="Consolas" fo:color="#008080" fo:language="en" fo:country="US"/>
    </style:style>
    <style:style style:name="T5622" style:parent-style-name="o" style:family="text">
      <style:text-properties style:font-name="Consolas" fo:font-weight="bold" style:font-weight-asian="bold" style:font-weight-complex="bold" fo:color="#000000" fo:language="en" fo:country="US"/>
    </style:style>
    <style:style style:name="T5623" style:parent-style-name="s" style:family="text">
      <style:text-properties style:font-name="Consolas" fo:color="#DD1144" fo:language="en" fo:country="US"/>
    </style:style>
    <style:style style:name="T5624" style:parent-style-name="p" style:family="text">
      <style:text-properties style:font-name="Consolas" fo:color="#000000" fo:language="en" fo:country="US"/>
    </style:style>
    <style:style style:name="P5625" style:parent-style-name="HTMLconformatoprevio" style:family="paragraph">
      <style:paragraph-properties fo:border="0.0034in solid #E5E7EB" fo:padding="0in" style:shadow="none" fo:background-color="#FFFFFF"/>
    </style:style>
    <style:style style:name="T5626" style:parent-style-name="cl" style:family="text">
      <style:text-properties style:font-name="Consolas" fo:color="#000000" fo:language="en" fo:country="US"/>
    </style:style>
    <style:style style:name="T5627" style:parent-style-name="p" style:family="text">
      <style:text-properties style:font-name="Consolas" fo:color="#000000" fo:language="en" fo:country="US"/>
    </style:style>
    <style:style style:name="T5628" style:parent-style-name="nt" style:family="text">
      <style:text-properties style:font-name="Consolas" fo:color="#000080" fo:language="en" fo:country="US"/>
    </style:style>
    <style:style style:name="T5629" style:parent-style-name="cl" style:family="text">
      <style:text-properties style:font-name="Consolas" fo:color="#000000" fo:language="en" fo:country="US"/>
    </style:style>
    <style:style style:name="T5630" style:parent-style-name="na" style:family="text">
      <style:text-properties style:font-name="Consolas" fo:color="#008080" fo:language="en" fo:country="US"/>
    </style:style>
    <style:style style:name="T5631" style:parent-style-name="o" style:family="text">
      <style:text-properties style:font-name="Consolas" fo:font-weight="bold" style:font-weight-asian="bold" style:font-weight-complex="bold" fo:color="#000000" fo:language="en" fo:country="US"/>
    </style:style>
    <style:style style:name="T5632" style:parent-style-name="s" style:family="text">
      <style:text-properties style:font-name="Consolas" fo:color="#DD1144" fo:language="en" fo:country="US"/>
    </style:style>
    <style:style style:name="T5633" style:parent-style-name="p" style:family="text">
      <style:text-properties style:font-name="Consolas" fo:color="#000000" fo:language="en" fo:country="US"/>
    </style:style>
    <style:style style:name="T5634" style:parent-style-name="cl" style:family="text">
      <style:text-properties style:font-name="Consolas" fo:color="#000000" fo:language="en" fo:country="US"/>
    </style:style>
    <style:style style:name="T5635" style:parent-style-name="p" style:family="text">
      <style:text-properties style:font-name="Consolas" fo:color="#000000" fo:language="en" fo:country="US"/>
    </style:style>
    <style:style style:name="T5636" style:parent-style-name="nt" style:family="text">
      <style:text-properties style:font-name="Consolas" fo:color="#000080" fo:language="en" fo:country="US"/>
    </style:style>
    <style:style style:name="T5637" style:parent-style-name="p" style:family="text">
      <style:text-properties style:font-name="Consolas" fo:color="#000000" fo:language="en" fo:country="US"/>
    </style:style>
    <style:style style:name="P5638" style:parent-style-name="HTMLconformatoprevio" style:family="paragraph">
      <style:paragraph-properties fo:border="0.0034in solid #E5E7EB" fo:padding="0in" style:shadow="none" fo:background-color="#FFFFFF"/>
    </style:style>
    <style:style style:name="T5639" style:parent-style-name="cl" style:family="text">
      <style:text-properties style:font-name="Consolas" fo:color="#000000" fo:language="en" fo:country="US"/>
    </style:style>
    <style:style style:name="T5640" style:parent-style-name="p" style:family="text">
      <style:text-properties style:font-name="Consolas" fo:color="#000000" fo:language="en" fo:country="US"/>
    </style:style>
    <style:style style:name="T5641" style:parent-style-name="nt" style:family="text">
      <style:text-properties style:font-name="Consolas" fo:color="#000080" fo:language="en" fo:country="US"/>
    </style:style>
    <style:style style:name="T5642" style:parent-style-name="cl" style:family="text">
      <style:text-properties style:font-name="Consolas" fo:color="#000000" fo:language="en" fo:country="US"/>
    </style:style>
    <style:style style:name="T5643" style:parent-style-name="na" style:family="text">
      <style:text-properties style:font-name="Consolas" fo:color="#008080" fo:language="en" fo:country="US"/>
    </style:style>
    <style:style style:name="T5644" style:parent-style-name="o" style:family="text">
      <style:text-properties style:font-name="Consolas" fo:font-weight="bold" style:font-weight-asian="bold" style:font-weight-complex="bold" fo:color="#000000" fo:language="en" fo:country="US"/>
    </style:style>
    <style:style style:name="T5645" style:parent-style-name="s" style:family="text">
      <style:text-properties style:font-name="Consolas" fo:color="#DD1144" fo:language="en" fo:country="US"/>
    </style:style>
    <style:style style:name="T5646" style:parent-style-name="p" style:family="text">
      <style:text-properties style:font-name="Consolas" fo:color="#000000" fo:language="en" fo:country="US"/>
    </style:style>
    <style:style style:name="T5647" style:parent-style-name="cl" style:family="text">
      <style:text-properties style:font-name="Consolas" fo:color="#000000" fo:language="en" fo:country="US"/>
    </style:style>
    <style:style style:name="T5648" style:parent-style-name="p" style:family="text">
      <style:text-properties style:font-name="Consolas" fo:color="#000000" fo:language="en" fo:country="US"/>
    </style:style>
    <style:style style:name="T5649" style:parent-style-name="nt" style:family="text">
      <style:text-properties style:font-name="Consolas" fo:color="#000080" fo:language="en" fo:country="US"/>
    </style:style>
    <style:style style:name="T5650" style:parent-style-name="p" style:family="text">
      <style:text-properties style:font-name="Consolas" fo:color="#000000" fo:language="en" fo:country="US"/>
    </style:style>
    <style:style style:name="P5651" style:parent-style-name="HTMLconformatoprevio" style:family="paragraph">
      <style:paragraph-properties fo:border="0.0034in solid #E5E7EB" fo:padding="0in" style:shadow="none" fo:background-color="#FFFFFF"/>
    </style:style>
    <style:style style:name="T5652" style:parent-style-name="cl" style:family="text">
      <style:text-properties style:font-name="Consolas" fo:color="#000000" fo:language="en" fo:country="US"/>
    </style:style>
    <style:style style:name="T5653" style:parent-style-name="p" style:family="text">
      <style:text-properties style:font-name="Consolas" fo:color="#000000" fo:language="en" fo:country="US"/>
    </style:style>
    <style:style style:name="T5654" style:parent-style-name="nt" style:family="text">
      <style:text-properties style:font-name="Consolas" fo:color="#000080" fo:language="en" fo:country="US"/>
    </style:style>
    <style:style style:name="T5655" style:parent-style-name="cl" style:family="text">
      <style:text-properties style:font-name="Consolas" fo:color="#000000" fo:language="en" fo:country="US"/>
    </style:style>
    <style:style style:name="T5656" style:parent-style-name="na" style:family="text">
      <style:text-properties style:font-name="Consolas" fo:color="#008080" fo:language="en" fo:country="US"/>
    </style:style>
    <style:style style:name="T5657" style:parent-style-name="o" style:family="text">
      <style:text-properties style:font-name="Consolas" fo:font-weight="bold" style:font-weight-asian="bold" style:font-weight-complex="bold" fo:color="#000000" fo:language="en" fo:country="US"/>
    </style:style>
    <style:style style:name="T5658" style:parent-style-name="s" style:family="text">
      <style:text-properties style:font-name="Consolas" fo:color="#DD1144" fo:language="en" fo:country="US"/>
    </style:style>
    <style:style style:name="T5659" style:parent-style-name="p" style:family="text">
      <style:text-properties style:font-name="Consolas" fo:color="#000000" fo:language="en" fo:country="US"/>
    </style:style>
    <style:style style:name="T5660" style:parent-style-name="cl" style:family="text">
      <style:text-properties style:font-name="Consolas" fo:color="#000000" fo:language="en" fo:country="US"/>
    </style:style>
    <style:style style:name="T5661" style:parent-style-name="p" style:family="text">
      <style:text-properties style:font-name="Consolas" fo:color="#000000" fo:language="en" fo:country="US"/>
    </style:style>
    <style:style style:name="T5662" style:parent-style-name="nt" style:family="text">
      <style:text-properties style:font-name="Consolas" fo:color="#000080" fo:language="en" fo:country="US"/>
    </style:style>
    <style:style style:name="T5663" style:parent-style-name="p" style:family="text">
      <style:text-properties style:font-name="Consolas" fo:color="#000000" fo:language="en" fo:country="US"/>
    </style:style>
    <style:style style:name="P5664" style:parent-style-name="HTMLconformatoprevio" style:family="paragraph">
      <style:paragraph-properties fo:border="0.0034in solid #E5E7EB" fo:padding="0in" style:shadow="none" fo:background-color="#FFFFFF"/>
    </style:style>
    <style:style style:name="T5665" style:parent-style-name="cl" style:family="text">
      <style:text-properties style:font-name="Consolas" fo:color="#000000" fo:language="en" fo:country="US"/>
    </style:style>
    <style:style style:name="T5666" style:parent-style-name="p" style:family="text">
      <style:text-properties style:font-name="Consolas" fo:color="#000000" fo:language="en" fo:country="US"/>
    </style:style>
    <style:style style:name="T5667" style:parent-style-name="nt" style:family="text">
      <style:text-properties style:font-name="Consolas" fo:color="#000080" fo:language="en" fo:country="US"/>
    </style:style>
    <style:style style:name="T5668" style:parent-style-name="cl" style:family="text">
      <style:text-properties style:font-name="Consolas" fo:color="#000000" fo:language="en" fo:country="US"/>
    </style:style>
    <style:style style:name="T5669" style:parent-style-name="na" style:family="text">
      <style:text-properties style:font-name="Consolas" fo:color="#008080" fo:language="en" fo:country="US"/>
    </style:style>
    <style:style style:name="T5670" style:parent-style-name="o" style:family="text">
      <style:text-properties style:font-name="Consolas" fo:font-weight="bold" style:font-weight-asian="bold" style:font-weight-complex="bold" fo:color="#000000" fo:language="en" fo:country="US"/>
    </style:style>
    <style:style style:name="T5671" style:parent-style-name="s" style:family="text">
      <style:text-properties style:font-name="Consolas" fo:color="#DD1144" fo:language="en" fo:country="US"/>
    </style:style>
    <style:style style:name="T5672" style:parent-style-name="p" style:family="text">
      <style:text-properties style:font-name="Consolas" fo:color="#000000" fo:language="en" fo:country="US"/>
    </style:style>
    <style:style style:name="T5673" style:parent-style-name="cl" style:family="text">
      <style:text-properties style:font-name="Consolas" fo:color="#000000" fo:language="en" fo:country="US"/>
    </style:style>
    <style:style style:name="T5674" style:parent-style-name="p" style:family="text">
      <style:text-properties style:font-name="Consolas" fo:color="#000000" fo:language="en" fo:country="US"/>
    </style:style>
    <style:style style:name="T5675" style:parent-style-name="nt" style:family="text">
      <style:text-properties style:font-name="Consolas" fo:color="#000080" fo:language="en" fo:country="US"/>
    </style:style>
    <style:style style:name="T5676" style:parent-style-name="p" style:family="text">
      <style:text-properties style:font-name="Consolas" fo:color="#000000" fo:language="en" fo:country="US"/>
    </style:style>
    <style:style style:name="P5677" style:parent-style-name="HTMLconformatoprevio" style:family="paragraph">
      <style:paragraph-properties fo:border="0.0034in solid #E5E7EB" fo:padding="0in" style:shadow="none" fo:background-color="#FFFFFF"/>
    </style:style>
    <style:style style:name="T5678" style:parent-style-name="cl" style:family="text">
      <style:text-properties style:font-name="Consolas" fo:color="#000000" fo:language="en" fo:country="US"/>
    </style:style>
    <style:style style:name="T5679" style:parent-style-name="p" style:family="text">
      <style:text-properties style:font-name="Consolas" fo:color="#000000" fo:language="en" fo:country="US"/>
    </style:style>
    <style:style style:name="T5680" style:parent-style-name="nt" style:family="text">
      <style:text-properties style:font-name="Consolas" fo:color="#000080" fo:language="en" fo:country="US"/>
    </style:style>
    <style:style style:name="T5681" style:parent-style-name="p" style:family="text">
      <style:text-properties style:font-name="Consolas" fo:color="#000000" fo:language="en" fo:country="US"/>
    </style:style>
    <style:style style:name="P5682" style:parent-style-name="HTMLconformatoprevio" style:family="paragraph">
      <style:paragraph-properties fo:border="0.0034in solid #E5E7EB" fo:padding="0in" style:shadow="none" fo:background-color="#FFFFFF"/>
    </style:style>
    <style:style style:name="T5683" style:parent-style-name="p" style:family="text">
      <style:text-properties style:font-name="Consolas" fo:color="#000000" fo:language="en" fo:country="US"/>
    </style:style>
    <style:style style:name="T5684" style:parent-style-name="nt" style:family="text">
      <style:text-properties style:font-name="Consolas" fo:color="#000080" fo:language="en" fo:country="US"/>
    </style:style>
    <style:style style:name="T5685" style:parent-style-name="p" style:family="text">
      <style:text-properties style:font-name="Consolas" fo:color="#000000" fo:language="en" fo:country="US"/>
    </style:style>
    <style:style style:name="P5686" style:parent-style-name="HTMLconformatoprevio" style:family="paragraph">
      <style:paragraph-properties fo:border="0.0034in solid #E5E7EB" fo:padding="0in" style:shadow="none" fo:background-color="#FFFFFF"/>
    </style:style>
    <style:style style:name="T5687" style:parent-style-name="p" style:family="text">
      <style:text-properties style:font-name="Consolas" fo:color="#000000" fo:language="en" fo:country="US"/>
    </style:style>
    <style:style style:name="T5688" style:parent-style-name="nt" style:family="text">
      <style:text-properties style:font-name="Consolas" fo:color="#000080" fo:language="en" fo:country="US"/>
    </style:style>
    <style:style style:name="T5689" style:parent-style-name="cl" style:family="text">
      <style:text-properties style:font-name="Consolas" fo:color="#000000" fo:language="en" fo:country="US"/>
    </style:style>
    <style:style style:name="T5690" style:parent-style-name="na" style:family="text">
      <style:text-properties style:font-name="Consolas" fo:color="#008080" fo:language="en" fo:country="US"/>
    </style:style>
    <style:style style:name="T5691" style:parent-style-name="o" style:family="text">
      <style:text-properties style:font-name="Consolas" fo:font-weight="bold" style:font-weight-asian="bold" style:font-weight-complex="bold" fo:color="#000000" fo:language="en" fo:country="US"/>
    </style:style>
    <style:style style:name="T5692" style:parent-style-name="s" style:family="text">
      <style:text-properties style:font-name="Consolas" fo:color="#DD1144" fo:language="en" fo:country="US"/>
    </style:style>
    <style:style style:name="T5693" style:parent-style-name="p" style:family="text">
      <style:text-properties style:font-name="Consolas" fo:color="#000000" fo:language="en" fo:country="US"/>
    </style:style>
    <style:style style:name="P5694" style:parent-style-name="HTMLconformatoprevio" style:family="paragraph">
      <style:paragraph-properties fo:border="0.0034in solid #E5E7EB" fo:padding="0in" style:shadow="none" fo:background-color="#FFFFFF"/>
    </style:style>
    <style:style style:name="T5695" style:parent-style-name="cl" style:family="text">
      <style:text-properties style:font-name="Consolas" fo:color="#000000" fo:language="en" fo:country="US"/>
    </style:style>
    <style:style style:name="T5696" style:parent-style-name="p" style:family="text">
      <style:text-properties style:font-name="Consolas" fo:color="#000000" fo:language="en" fo:country="US"/>
    </style:style>
    <style:style style:name="T5697" style:parent-style-name="nt" style:family="text">
      <style:text-properties style:font-name="Consolas" fo:color="#000080" fo:language="en" fo:country="US"/>
    </style:style>
    <style:style style:name="T5698" style:parent-style-name="cl" style:family="text">
      <style:text-properties style:font-name="Consolas" fo:color="#000000" fo:language="en" fo:country="US"/>
    </style:style>
    <style:style style:name="T5699" style:parent-style-name="na" style:family="text">
      <style:text-properties style:font-name="Consolas" fo:color="#008080" fo:language="en" fo:country="US"/>
    </style:style>
    <style:style style:name="T5700" style:parent-style-name="o" style:family="text">
      <style:text-properties style:font-name="Consolas" fo:font-weight="bold" style:font-weight-asian="bold" style:font-weight-complex="bold" fo:color="#000000" fo:language="en" fo:country="US"/>
    </style:style>
    <style:style style:name="T5701" style:parent-style-name="s" style:family="text">
      <style:text-properties style:font-name="Consolas" fo:color="#DD1144" fo:language="en" fo:country="US"/>
    </style:style>
    <style:style style:name="T5702" style:parent-style-name="p" style:family="text">
      <style:text-properties style:font-name="Consolas" fo:color="#000000" fo:language="en" fo:country="US"/>
    </style:style>
    <style:style style:name="P5703" style:parent-style-name="HTMLconformatoprevio" style:family="paragraph">
      <style:paragraph-properties fo:border="0.0034in solid #E5E7EB" fo:padding="0in" style:shadow="none" fo:background-color="#FFFFFF"/>
    </style:style>
    <style:style style:name="T5704" style:parent-style-name="cl" style:family="text">
      <style:text-properties style:font-name="Consolas" fo:color="#000000" fo:language="en" fo:country="US"/>
    </style:style>
    <style:style style:name="T5705" style:parent-style-name="p" style:family="text">
      <style:text-properties style:font-name="Consolas" fo:color="#000000" fo:language="en" fo:country="US"/>
    </style:style>
    <style:style style:name="T5706" style:parent-style-name="nt" style:family="text">
      <style:text-properties style:font-name="Consolas" fo:color="#000080" fo:language="en" fo:country="US"/>
    </style:style>
    <style:style style:name="T5707" style:parent-style-name="cl" style:family="text">
      <style:text-properties style:font-name="Consolas" fo:color="#000000" fo:language="en" fo:country="US"/>
    </style:style>
    <style:style style:name="T5708" style:parent-style-name="na" style:family="text">
      <style:text-properties style:font-name="Consolas" fo:color="#008080" fo:language="en" fo:country="US"/>
    </style:style>
    <style:style style:name="T5709" style:parent-style-name="o" style:family="text">
      <style:text-properties style:font-name="Consolas" fo:font-weight="bold" style:font-weight-asian="bold" style:font-weight-complex="bold" fo:color="#000000" fo:language="en" fo:country="US"/>
    </style:style>
    <style:style style:name="T5710" style:parent-style-name="s" style:family="text">
      <style:text-properties style:font-name="Consolas" fo:color="#DD1144" fo:language="en" fo:country="US"/>
    </style:style>
    <style:style style:name="T5711" style:parent-style-name="p" style:family="text">
      <style:text-properties style:font-name="Consolas" fo:color="#000000" fo:language="en" fo:country="US"/>
    </style:style>
    <style:style style:name="T5712" style:parent-style-name="cl" style:family="text">
      <style:text-properties style:font-name="Consolas" fo:color="#000000" fo:language="en" fo:country="US"/>
    </style:style>
    <style:style style:name="T5713" style:parent-style-name="p" style:family="text">
      <style:text-properties style:font-name="Consolas" fo:color="#000000" fo:language="en" fo:country="US"/>
    </style:style>
    <style:style style:name="T5714" style:parent-style-name="nt" style:family="text">
      <style:text-properties style:font-name="Consolas" fo:color="#000080" fo:language="en" fo:country="US"/>
    </style:style>
    <style:style style:name="T5715" style:parent-style-name="p" style:family="text">
      <style:text-properties style:font-name="Consolas" fo:color="#000000" fo:language="en" fo:country="US"/>
    </style:style>
    <style:style style:name="P5716" style:parent-style-name="HTMLconformatoprevio" style:family="paragraph">
      <style:paragraph-properties fo:border="0.0034in solid #E5E7EB" fo:padding="0in" style:shadow="none" fo:background-color="#FFFFFF"/>
    </style:style>
    <style:style style:name="T5717" style:parent-style-name="cl" style:family="text">
      <style:text-properties style:font-name="Consolas" fo:color="#000000" fo:language="en" fo:country="US"/>
    </style:style>
    <style:style style:name="T5718" style:parent-style-name="p" style:family="text">
      <style:text-properties style:font-name="Consolas" fo:color="#000000" fo:language="en" fo:country="US"/>
    </style:style>
    <style:style style:name="T5719" style:parent-style-name="nt" style:family="text">
      <style:text-properties style:font-name="Consolas" fo:color="#000080" fo:language="en" fo:country="US"/>
    </style:style>
    <style:style style:name="T5720" style:parent-style-name="cl" style:family="text">
      <style:text-properties style:font-name="Consolas" fo:color="#000000" fo:language="en" fo:country="US"/>
    </style:style>
    <style:style style:name="T5721" style:parent-style-name="na" style:family="text">
      <style:text-properties style:font-name="Consolas" fo:color="#008080" fo:language="en" fo:country="US"/>
    </style:style>
    <style:style style:name="T5722" style:parent-style-name="o" style:family="text">
      <style:text-properties style:font-name="Consolas" fo:font-weight="bold" style:font-weight-asian="bold" style:font-weight-complex="bold" fo:color="#000000" fo:language="en" fo:country="US"/>
    </style:style>
    <style:style style:name="T5723" style:parent-style-name="s" style:family="text">
      <style:text-properties style:font-name="Consolas" fo:color="#DD1144" fo:language="en" fo:country="US"/>
    </style:style>
    <style:style style:name="T5724" style:parent-style-name="p" style:family="text">
      <style:text-properties style:font-name="Consolas" fo:color="#000000" fo:language="en" fo:country="US"/>
    </style:style>
    <style:style style:name="T5725" style:parent-style-name="cl" style:family="text">
      <style:text-properties style:font-name="Consolas" fo:color="#000000" fo:language="en" fo:country="US"/>
    </style:style>
    <style:style style:name="T5726" style:parent-style-name="p" style:family="text">
      <style:text-properties style:font-name="Consolas" fo:color="#000000" fo:language="en" fo:country="US"/>
    </style:style>
    <style:style style:name="T5727" style:parent-style-name="nt" style:family="text">
      <style:text-properties style:font-name="Consolas" fo:color="#000080" fo:language="en" fo:country="US"/>
    </style:style>
    <style:style style:name="T5728" style:parent-style-name="p" style:family="text">
      <style:text-properties style:font-name="Consolas" fo:color="#000000" fo:language="en" fo:country="US"/>
    </style:style>
    <style:style style:name="P5729" style:parent-style-name="HTMLconformatoprevio" style:family="paragraph">
      <style:paragraph-properties fo:border="0.0034in solid #E5E7EB" fo:padding="0in" style:shadow="none" fo:background-color="#FFFFFF"/>
    </style:style>
    <style:style style:name="T5730" style:parent-style-name="cl" style:family="text">
      <style:text-properties style:font-name="Consolas" fo:color="#000000" fo:language="en" fo:country="US"/>
    </style:style>
    <style:style style:name="T5731" style:parent-style-name="p" style:family="text">
      <style:text-properties style:font-name="Consolas" fo:color="#000000" fo:language="en" fo:country="US"/>
    </style:style>
    <style:style style:name="T5732" style:parent-style-name="nt" style:family="text">
      <style:text-properties style:font-name="Consolas" fo:color="#000080" fo:language="en" fo:country="US"/>
    </style:style>
    <style:style style:name="T5733" style:parent-style-name="cl" style:family="text">
      <style:text-properties style:font-name="Consolas" fo:color="#000000" fo:language="en" fo:country="US"/>
    </style:style>
    <style:style style:name="T5734" style:parent-style-name="na" style:family="text">
      <style:text-properties style:font-name="Consolas" fo:color="#008080" fo:language="en" fo:country="US"/>
    </style:style>
    <style:style style:name="T5735" style:parent-style-name="o" style:family="text">
      <style:text-properties style:font-name="Consolas" fo:font-weight="bold" style:font-weight-asian="bold" style:font-weight-complex="bold" fo:color="#000000" fo:language="en" fo:country="US"/>
    </style:style>
    <style:style style:name="T5736" style:parent-style-name="s" style:family="text">
      <style:text-properties style:font-name="Consolas" fo:color="#DD1144" fo:language="en" fo:country="US"/>
    </style:style>
    <style:style style:name="T5737" style:parent-style-name="p" style:family="text">
      <style:text-properties style:font-name="Consolas" fo:color="#000000" fo:language="en" fo:country="US"/>
    </style:style>
    <style:style style:name="T5738" style:parent-style-name="cl" style:family="text">
      <style:text-properties style:font-name="Consolas" fo:color="#000000" fo:language="en" fo:country="US"/>
    </style:style>
    <style:style style:name="T5739" style:parent-style-name="p" style:family="text">
      <style:text-properties style:font-name="Consolas" fo:color="#000000" fo:language="en" fo:country="US"/>
    </style:style>
    <style:style style:name="T5740" style:parent-style-name="nt" style:family="text">
      <style:text-properties style:font-name="Consolas" fo:color="#000080" fo:language="en" fo:country="US"/>
    </style:style>
    <style:style style:name="T5741" style:parent-style-name="p" style:family="text">
      <style:text-properties style:font-name="Consolas" fo:color="#000000" fo:language="en" fo:country="US"/>
    </style:style>
    <style:style style:name="P5742" style:parent-style-name="HTMLconformatoprevio" style:family="paragraph">
      <style:paragraph-properties fo:border="0.0034in solid #E5E7EB" fo:padding="0in" style:shadow="none" fo:background-color="#FFFFFF"/>
    </style:style>
    <style:style style:name="T5743" style:parent-style-name="cl" style:family="text">
      <style:text-properties style:font-name="Consolas" fo:color="#000000" fo:language="en" fo:country="US"/>
    </style:style>
    <style:style style:name="T5744" style:parent-style-name="p" style:family="text">
      <style:text-properties style:font-name="Consolas" fo:color="#000000" fo:language="en" fo:country="US"/>
    </style:style>
    <style:style style:name="T5745" style:parent-style-name="nt" style:family="text">
      <style:text-properties style:font-name="Consolas" fo:color="#000080" fo:language="en" fo:country="US"/>
    </style:style>
    <style:style style:name="T5746" style:parent-style-name="cl" style:family="text">
      <style:text-properties style:font-name="Consolas" fo:color="#000000" fo:language="en" fo:country="US"/>
    </style:style>
    <style:style style:name="T5747" style:parent-style-name="na" style:family="text">
      <style:text-properties style:font-name="Consolas" fo:color="#008080" fo:language="en" fo:country="US"/>
    </style:style>
    <style:style style:name="T5748" style:parent-style-name="o" style:family="text">
      <style:text-properties style:font-name="Consolas" fo:font-weight="bold" style:font-weight-asian="bold" style:font-weight-complex="bold" fo:color="#000000" fo:language="en" fo:country="US"/>
    </style:style>
    <style:style style:name="T5749" style:parent-style-name="s" style:family="text">
      <style:text-properties style:font-name="Consolas" fo:color="#DD1144" fo:language="en" fo:country="US"/>
    </style:style>
    <style:style style:name="T5750" style:parent-style-name="p" style:family="text">
      <style:text-properties style:font-name="Consolas" fo:color="#000000" fo:language="en" fo:country="US"/>
    </style:style>
    <style:style style:name="T5751" style:parent-style-name="cl" style:family="text">
      <style:text-properties style:font-name="Consolas" fo:color="#000000" fo:language="en" fo:country="US"/>
    </style:style>
    <style:style style:name="T5752" style:parent-style-name="p" style:family="text">
      <style:text-properties style:font-name="Consolas" fo:color="#000000" fo:language="en" fo:country="US"/>
    </style:style>
    <style:style style:name="T5753" style:parent-style-name="nt" style:family="text">
      <style:text-properties style:font-name="Consolas" fo:color="#000080" fo:language="en" fo:country="US"/>
    </style:style>
    <style:style style:name="T5754" style:parent-style-name="p" style:family="text">
      <style:text-properties style:font-name="Consolas" fo:color="#000000" fo:language="en" fo:country="US"/>
    </style:style>
    <style:style style:name="P5755" style:parent-style-name="HTMLconformatoprevio" style:family="paragraph">
      <style:paragraph-properties fo:border="0.0034in solid #E5E7EB" fo:padding="0in" style:shadow="none" fo:background-color="#FFFFFF"/>
    </style:style>
    <style:style style:name="T5756" style:parent-style-name="cl" style:family="text">
      <style:text-properties style:font-name="Consolas" fo:color="#000000" fo:language="en" fo:country="US"/>
    </style:style>
    <style:style style:name="T5757" style:parent-style-name="p" style:family="text">
      <style:text-properties style:font-name="Consolas" fo:color="#000000" fo:language="en" fo:country="US"/>
    </style:style>
    <style:style style:name="T5758" style:parent-style-name="nt" style:family="text">
      <style:text-properties style:font-name="Consolas" fo:color="#000080" fo:language="en" fo:country="US"/>
    </style:style>
    <style:style style:name="T5759" style:parent-style-name="p" style:family="text">
      <style:text-properties style:font-name="Consolas" fo:color="#000000" fo:language="en" fo:country="US"/>
    </style:style>
    <style:style style:name="P5760" style:parent-style-name="HTMLconformatoprevio" style:family="paragraph">
      <style:paragraph-properties fo:border="0.0034in solid #E5E7EB" fo:padding="0in" style:shadow="none" fo:background-color="#FFFFFF"/>
    </style:style>
    <style:style style:name="T5761" style:parent-style-name="p" style:family="text">
      <style:text-properties style:font-name="Consolas" fo:color="#000000" fo:language="en" fo:country="US"/>
    </style:style>
    <style:style style:name="T5762" style:parent-style-name="nt" style:family="text">
      <style:text-properties style:font-name="Consolas" fo:color="#000080" fo:language="en" fo:country="US"/>
    </style:style>
    <style:style style:name="T5763" style:parent-style-name="p" style:family="text">
      <style:text-properties style:font-name="Consolas" fo:color="#000000" fo:language="en" fo:country="US"/>
    </style:style>
    <style:style style:name="P5764" style:parent-style-name="HTMLconformatoprevio" style:family="paragraph">
      <style:paragraph-properties fo:border="0.0034in solid #E5E7EB" fo:padding="0in" style:shadow="none" fo:background-color="#FFFFFF"/>
    </style:style>
    <style:style style:name="T5765" style:parent-style-name="p" style:family="text">
      <style:text-properties style:font-name="Consolas" fo:color="#000000" fo:language="en" fo:country="US"/>
    </style:style>
    <style:style style:name="T5766" style:parent-style-name="nt" style:family="text">
      <style:text-properties style:font-name="Consolas" fo:color="#000080" fo:language="en" fo:country="US"/>
    </style:style>
    <style:style style:name="T5767" style:parent-style-name="cl" style:family="text">
      <style:text-properties style:font-name="Consolas" fo:color="#000000" fo:language="en" fo:country="US"/>
    </style:style>
    <style:style style:name="T5768" style:parent-style-name="na" style:family="text">
      <style:text-properties style:font-name="Consolas" fo:color="#008080" fo:language="en" fo:country="US"/>
    </style:style>
    <style:style style:name="T5769" style:parent-style-name="o" style:family="text">
      <style:text-properties style:font-name="Consolas" fo:font-weight="bold" style:font-weight-asian="bold" style:font-weight-complex="bold" fo:color="#000000" fo:language="en" fo:country="US"/>
    </style:style>
    <style:style style:name="T5770" style:parent-style-name="s" style:family="text">
      <style:text-properties style:font-name="Consolas" fo:color="#DD1144" fo:language="en" fo:country="US"/>
    </style:style>
    <style:style style:name="T5771" style:parent-style-name="p" style:family="text">
      <style:text-properties style:font-name="Consolas" fo:color="#000000" fo:language="en" fo:country="US"/>
    </style:style>
    <style:style style:name="P5772" style:parent-style-name="HTMLconformatoprevio" style:family="paragraph">
      <style:paragraph-properties fo:border="0.0034in solid #E5E7EB" fo:padding="0in" style:shadow="none" fo:background-color="#FFFFFF"/>
    </style:style>
    <style:style style:name="T5773" style:parent-style-name="cl" style:family="text">
      <style:text-properties style:font-name="Consolas" fo:color="#000000" fo:language="en" fo:country="US"/>
    </style:style>
    <style:style style:name="T5774" style:parent-style-name="p" style:family="text">
      <style:text-properties style:font-name="Consolas" fo:color="#000000" fo:language="en" fo:country="US"/>
    </style:style>
    <style:style style:name="T5775" style:parent-style-name="nt" style:family="text">
      <style:text-properties style:font-name="Consolas" fo:color="#000080" fo:language="en" fo:country="US"/>
    </style:style>
    <style:style style:name="T5776" style:parent-style-name="cl" style:family="text">
      <style:text-properties style:font-name="Consolas" fo:color="#000000" fo:language="en" fo:country="US"/>
    </style:style>
    <style:style style:name="T5777" style:parent-style-name="na" style:family="text">
      <style:text-properties style:font-name="Consolas" fo:color="#008080" fo:language="en" fo:country="US"/>
    </style:style>
    <style:style style:name="T5778" style:parent-style-name="o" style:family="text">
      <style:text-properties style:font-name="Consolas" fo:font-weight="bold" style:font-weight-asian="bold" style:font-weight-complex="bold" fo:color="#000000" fo:language="en" fo:country="US"/>
    </style:style>
    <style:style style:name="T5779" style:parent-style-name="s" style:family="text">
      <style:text-properties style:font-name="Consolas" fo:color="#DD1144" fo:language="en" fo:country="US"/>
    </style:style>
    <style:style style:name="T5780" style:parent-style-name="p" style:family="text">
      <style:text-properties style:font-name="Consolas" fo:color="#000000" fo:language="en" fo:country="US"/>
    </style:style>
    <style:style style:name="P5781" style:parent-style-name="HTMLconformatoprevio" style:family="paragraph">
      <style:paragraph-properties fo:border="0.0034in solid #E5E7EB" fo:padding="0in" style:shadow="none" fo:background-color="#FFFFFF"/>
    </style:style>
    <style:style style:name="T5782" style:parent-style-name="cl" style:family="text">
      <style:text-properties style:font-name="Consolas" fo:color="#000000" fo:language="en" fo:country="US"/>
    </style:style>
    <style:style style:name="T5783" style:parent-style-name="p" style:family="text">
      <style:text-properties style:font-name="Consolas" fo:color="#000000" fo:language="en" fo:country="US"/>
    </style:style>
    <style:style style:name="T5784" style:parent-style-name="nt" style:family="text">
      <style:text-properties style:font-name="Consolas" fo:color="#000080" fo:language="en" fo:country="US"/>
    </style:style>
    <style:style style:name="T5785" style:parent-style-name="cl" style:family="text">
      <style:text-properties style:font-name="Consolas" fo:color="#000000" fo:language="en" fo:country="US"/>
    </style:style>
    <style:style style:name="T5786" style:parent-style-name="na" style:family="text">
      <style:text-properties style:font-name="Consolas" fo:color="#008080" fo:language="en" fo:country="US"/>
    </style:style>
    <style:style style:name="T5787" style:parent-style-name="o" style:family="text">
      <style:text-properties style:font-name="Consolas" fo:font-weight="bold" style:font-weight-asian="bold" style:font-weight-complex="bold" fo:color="#000000" fo:language="en" fo:country="US"/>
    </style:style>
    <style:style style:name="T5788" style:parent-style-name="s" style:family="text">
      <style:text-properties style:font-name="Consolas" fo:color="#DD1144" fo:language="en" fo:country="US"/>
    </style:style>
    <style:style style:name="T5789" style:parent-style-name="p" style:family="text">
      <style:text-properties style:font-name="Consolas" fo:color="#000000" fo:language="en" fo:country="US"/>
    </style:style>
    <style:style style:name="T5790" style:parent-style-name="cl" style:family="text">
      <style:text-properties style:font-name="Consolas" fo:color="#000000" fo:language="en" fo:country="US"/>
    </style:style>
    <style:style style:name="T5791" style:parent-style-name="p" style:family="text">
      <style:text-properties style:font-name="Consolas" fo:color="#000000" fo:language="en" fo:country="US"/>
    </style:style>
    <style:style style:name="T5792" style:parent-style-name="nt" style:family="text">
      <style:text-properties style:font-name="Consolas" fo:color="#000080" fo:language="en" fo:country="US"/>
    </style:style>
    <style:style style:name="T5793" style:parent-style-name="p" style:family="text">
      <style:text-properties style:font-name="Consolas" fo:color="#000000" fo:language="en" fo:country="US"/>
    </style:style>
    <style:style style:name="P5794" style:parent-style-name="HTMLconformatoprevio" style:family="paragraph">
      <style:paragraph-properties fo:border="0.0034in solid #E5E7EB" fo:padding="0in" style:shadow="none" fo:background-color="#FFFFFF"/>
    </style:style>
    <style:style style:name="T5795" style:parent-style-name="cl" style:family="text">
      <style:text-properties style:font-name="Consolas" fo:color="#000000" fo:language="en" fo:country="US"/>
    </style:style>
    <style:style style:name="T5796" style:parent-style-name="p" style:family="text">
      <style:text-properties style:font-name="Consolas" fo:color="#000000" fo:language="en" fo:country="US"/>
    </style:style>
    <style:style style:name="T5797" style:parent-style-name="nt" style:family="text">
      <style:text-properties style:font-name="Consolas" fo:color="#000080" fo:language="en" fo:country="US"/>
    </style:style>
    <style:style style:name="T5798" style:parent-style-name="cl" style:family="text">
      <style:text-properties style:font-name="Consolas" fo:color="#000000" fo:language="en" fo:country="US"/>
    </style:style>
    <style:style style:name="T5799" style:parent-style-name="na" style:family="text">
      <style:text-properties style:font-name="Consolas" fo:color="#008080" fo:language="en" fo:country="US"/>
    </style:style>
    <style:style style:name="T5800" style:parent-style-name="o" style:family="text">
      <style:text-properties style:font-name="Consolas" fo:font-weight="bold" style:font-weight-asian="bold" style:font-weight-complex="bold" fo:color="#000000" fo:language="en" fo:country="US"/>
    </style:style>
    <style:style style:name="T5801" style:parent-style-name="s" style:family="text">
      <style:text-properties style:font-name="Consolas" fo:color="#DD1144" fo:language="en" fo:country="US"/>
    </style:style>
    <style:style style:name="T5802" style:parent-style-name="p" style:family="text">
      <style:text-properties style:font-name="Consolas" fo:color="#000000" fo:language="en" fo:country="US"/>
    </style:style>
    <style:style style:name="T5803" style:parent-style-name="cl" style:family="text">
      <style:text-properties style:font-name="Consolas" fo:color="#000000" fo:language="en" fo:country="US"/>
    </style:style>
    <style:style style:name="T5804" style:parent-style-name="p" style:family="text">
      <style:text-properties style:font-name="Consolas" fo:color="#000000" fo:language="en" fo:country="US"/>
    </style:style>
    <style:style style:name="T5805" style:parent-style-name="nt" style:family="text">
      <style:text-properties style:font-name="Consolas" fo:color="#000080" fo:language="en" fo:country="US"/>
    </style:style>
    <style:style style:name="T5806" style:parent-style-name="p" style:family="text">
      <style:text-properties style:font-name="Consolas" fo:color="#000000" fo:language="en" fo:country="US"/>
    </style:style>
    <style:style style:name="P5807" style:parent-style-name="HTMLconformatoprevio" style:family="paragraph">
      <style:paragraph-properties fo:border="0.0034in solid #E5E7EB" fo:padding="0in" style:shadow="none" fo:background-color="#FFFFFF"/>
    </style:style>
    <style:style style:name="T5808" style:parent-style-name="cl" style:family="text">
      <style:text-properties style:font-name="Consolas" fo:color="#000000" fo:language="en" fo:country="US"/>
    </style:style>
    <style:style style:name="T5809" style:parent-style-name="p" style:family="text">
      <style:text-properties style:font-name="Consolas" fo:color="#000000" fo:language="en" fo:country="US"/>
    </style:style>
    <style:style style:name="T5810" style:parent-style-name="nt" style:family="text">
      <style:text-properties style:font-name="Consolas" fo:color="#000080" fo:language="en" fo:country="US"/>
    </style:style>
    <style:style style:name="T5811" style:parent-style-name="cl" style:family="text">
      <style:text-properties style:font-name="Consolas" fo:color="#000000" fo:language="en" fo:country="US"/>
    </style:style>
    <style:style style:name="T5812" style:parent-style-name="na" style:family="text">
      <style:text-properties style:font-name="Consolas" fo:color="#008080" fo:language="en" fo:country="US"/>
    </style:style>
    <style:style style:name="T5813" style:parent-style-name="o" style:family="text">
      <style:text-properties style:font-name="Consolas" fo:font-weight="bold" style:font-weight-asian="bold" style:font-weight-complex="bold" fo:color="#000000" fo:language="en" fo:country="US"/>
    </style:style>
    <style:style style:name="T5814" style:parent-style-name="s" style:family="text">
      <style:text-properties style:font-name="Consolas" fo:color="#DD1144" fo:language="en" fo:country="US"/>
    </style:style>
    <style:style style:name="T5815" style:parent-style-name="p" style:family="text">
      <style:text-properties style:font-name="Consolas" fo:color="#000000" fo:language="en" fo:country="US"/>
    </style:style>
    <style:style style:name="T5816" style:parent-style-name="cl" style:family="text">
      <style:text-properties style:font-name="Consolas" fo:color="#000000" fo:language="en" fo:country="US"/>
    </style:style>
    <style:style style:name="T5817" style:parent-style-name="p" style:family="text">
      <style:text-properties style:font-name="Consolas" fo:color="#000000" fo:language="en" fo:country="US"/>
    </style:style>
    <style:style style:name="T5818" style:parent-style-name="nt" style:family="text">
      <style:text-properties style:font-name="Consolas" fo:color="#000080" fo:language="en" fo:country="US"/>
    </style:style>
    <style:style style:name="T5819" style:parent-style-name="p" style:family="text">
      <style:text-properties style:font-name="Consolas" fo:color="#000000" fo:language="en" fo:country="US"/>
    </style:style>
    <style:style style:name="P5820" style:parent-style-name="HTMLconformatoprevio" style:family="paragraph">
      <style:paragraph-properties fo:border="0.0034in solid #E5E7EB" fo:padding="0in" style:shadow="none" fo:background-color="#FFFFFF"/>
    </style:style>
    <style:style style:name="T5821" style:parent-style-name="cl" style:family="text">
      <style:text-properties style:font-name="Consolas" fo:color="#000000" fo:language="en" fo:country="US"/>
    </style:style>
    <style:style style:name="T5822" style:parent-style-name="p" style:family="text">
      <style:text-properties style:font-name="Consolas" fo:color="#000000" fo:language="en" fo:country="US"/>
    </style:style>
    <style:style style:name="T5823" style:parent-style-name="nt" style:family="text">
      <style:text-properties style:font-name="Consolas" fo:color="#000080" fo:language="en" fo:country="US"/>
    </style:style>
    <style:style style:name="T5824" style:parent-style-name="cl" style:family="text">
      <style:text-properties style:font-name="Consolas" fo:color="#000000" fo:language="en" fo:country="US"/>
    </style:style>
    <style:style style:name="T5825" style:parent-style-name="na" style:family="text">
      <style:text-properties style:font-name="Consolas" fo:color="#008080" fo:language="en" fo:country="US"/>
    </style:style>
    <style:style style:name="T5826" style:parent-style-name="o" style:family="text">
      <style:text-properties style:font-name="Consolas" fo:font-weight="bold" style:font-weight-asian="bold" style:font-weight-complex="bold" fo:color="#000000" fo:language="en" fo:country="US"/>
    </style:style>
    <style:style style:name="T5827" style:parent-style-name="s" style:family="text">
      <style:text-properties style:font-name="Consolas" fo:color="#DD1144" fo:language="en" fo:country="US"/>
    </style:style>
    <style:style style:name="T5828" style:parent-style-name="p" style:family="text">
      <style:text-properties style:font-name="Consolas" fo:color="#000000" fo:language="en" fo:country="US"/>
    </style:style>
    <style:style style:name="T5829" style:parent-style-name="cl" style:family="text">
      <style:text-properties style:font-name="Consolas" fo:color="#000000" fo:language="en" fo:country="US"/>
    </style:style>
    <style:style style:name="T5830" style:parent-style-name="p" style:family="text">
      <style:text-properties style:font-name="Consolas" fo:color="#000000" fo:language="en" fo:country="US"/>
    </style:style>
    <style:style style:name="T5831" style:parent-style-name="nt" style:family="text">
      <style:text-properties style:font-name="Consolas" fo:color="#000080" fo:language="en" fo:country="US"/>
    </style:style>
    <style:style style:name="T5832" style:parent-style-name="p" style:family="text">
      <style:text-properties style:font-name="Consolas" fo:color="#000000" fo:language="en" fo:country="US"/>
    </style:style>
    <style:style style:name="P5833" style:parent-style-name="HTMLconformatoprevio" style:family="paragraph">
      <style:paragraph-properties fo:border="0.0034in solid #E5E7EB" fo:padding="0in" style:shadow="none" fo:background-color="#FFFFFF"/>
    </style:style>
    <style:style style:name="T5834" style:parent-style-name="cl" style:family="text">
      <style:text-properties style:font-name="Consolas" fo:color="#000000" fo:language="en" fo:country="US"/>
    </style:style>
    <style:style style:name="T5835" style:parent-style-name="p" style:family="text">
      <style:text-properties style:font-name="Consolas" fo:color="#000000" fo:language="en" fo:country="US"/>
    </style:style>
    <style:style style:name="T5836" style:parent-style-name="nt" style:family="text">
      <style:text-properties style:font-name="Consolas" fo:color="#000080" fo:language="en" fo:country="US"/>
    </style:style>
    <style:style style:name="T5837" style:parent-style-name="p" style:family="text">
      <style:text-properties style:font-name="Consolas" fo:color="#000000" fo:language="en" fo:country="US"/>
    </style:style>
    <style:style style:name="P5838" style:parent-style-name="HTMLconformatoprevio" style:family="paragraph">
      <style:paragraph-properties fo:border="0.0034in solid #E5E7EB" fo:padding="0in" style:shadow="none" fo:background-color="#FFFFFF"/>
    </style:style>
    <style:style style:name="T5839" style:parent-style-name="p" style:family="text">
      <style:text-properties style:font-name="Consolas" fo:color="#000000" fo:language="en" fo:country="US"/>
    </style:style>
    <style:style style:name="T5840" style:parent-style-name="nt" style:family="text">
      <style:text-properties style:font-name="Consolas" fo:color="#000080" fo:language="en" fo:country="US"/>
    </style:style>
    <style:style style:name="T5841" style:parent-style-name="p" style:family="text">
      <style:text-properties style:font-name="Consolas" fo:color="#000000" fo:language="en" fo:country="US"/>
    </style:style>
    <style:style style:name="P5842" style:parent-style-name="HTMLconformatoprevio" style:family="paragraph">
      <style:paragraph-properties fo:border="0.0034in solid #E5E7EB" fo:padding="0in" style:shadow="none" fo:background-color="#FFFFFF"/>
    </style:style>
    <style:style style:name="T5843" style:parent-style-name="p" style:family="text">
      <style:text-properties style:font-name="Consolas" fo:color="#000000" fo:language="en" fo:country="US"/>
    </style:style>
    <style:style style:name="T5844" style:parent-style-name="nt" style:family="text">
      <style:text-properties style:font-name="Consolas" fo:color="#000080" fo:language="en" fo:country="US"/>
    </style:style>
    <style:style style:name="T5845" style:parent-style-name="cl" style:family="text">
      <style:text-properties style:font-name="Consolas" fo:color="#000000" fo:language="en" fo:country="US"/>
    </style:style>
    <style:style style:name="T5846" style:parent-style-name="na" style:family="text">
      <style:text-properties style:font-name="Consolas" fo:color="#008080" fo:language="en" fo:country="US"/>
    </style:style>
    <style:style style:name="T5847" style:parent-style-name="o" style:family="text">
      <style:text-properties style:font-name="Consolas" fo:font-weight="bold" style:font-weight-asian="bold" style:font-weight-complex="bold" fo:color="#000000" fo:language="en" fo:country="US"/>
    </style:style>
    <style:style style:name="T5848" style:parent-style-name="s" style:family="text">
      <style:text-properties style:font-name="Consolas" fo:color="#DD1144" fo:language="en" fo:country="US"/>
    </style:style>
    <style:style style:name="T5849" style:parent-style-name="p" style:family="text">
      <style:text-properties style:font-name="Consolas" fo:color="#000000" fo:language="en" fo:country="US"/>
    </style:style>
    <style:style style:name="P5850" style:parent-style-name="HTMLconformatoprevio" style:family="paragraph">
      <style:paragraph-properties fo:border="0.0034in solid #E5E7EB" fo:padding="0in" style:shadow="none" fo:background-color="#FFFFFF"/>
    </style:style>
    <style:style style:name="T5851" style:parent-style-name="cl" style:family="text">
      <style:text-properties style:font-name="Consolas" fo:color="#000000" fo:language="en" fo:country="US"/>
    </style:style>
    <style:style style:name="T5852" style:parent-style-name="p" style:family="text">
      <style:text-properties style:font-name="Consolas" fo:color="#000000" fo:language="en" fo:country="US"/>
    </style:style>
    <style:style style:name="T5853" style:parent-style-name="nt" style:family="text">
      <style:text-properties style:font-name="Consolas" fo:color="#000080" fo:language="en" fo:country="US"/>
    </style:style>
    <style:style style:name="T5854" style:parent-style-name="cl" style:family="text">
      <style:text-properties style:font-name="Consolas" fo:color="#000000" fo:language="en" fo:country="US"/>
    </style:style>
    <style:style style:name="T5855" style:parent-style-name="na" style:family="text">
      <style:text-properties style:font-name="Consolas" fo:color="#008080" fo:language="en" fo:country="US"/>
    </style:style>
    <style:style style:name="T5856" style:parent-style-name="o" style:family="text">
      <style:text-properties style:font-name="Consolas" fo:font-weight="bold" style:font-weight-asian="bold" style:font-weight-complex="bold" fo:color="#000000" fo:language="en" fo:country="US"/>
    </style:style>
    <style:style style:name="T5857" style:parent-style-name="s" style:family="text">
      <style:text-properties style:font-name="Consolas" fo:color="#DD1144" fo:language="en" fo:country="US"/>
    </style:style>
    <style:style style:name="T5858" style:parent-style-name="p" style:family="text">
      <style:text-properties style:font-name="Consolas" fo:color="#000000" fo:language="en" fo:country="US"/>
    </style:style>
    <style:style style:name="P5859" style:parent-style-name="HTMLconformatoprevio" style:family="paragraph">
      <style:paragraph-properties fo:border="0.0034in solid #E5E7EB" fo:padding="0in" style:shadow="none" fo:background-color="#FFFFFF"/>
    </style:style>
    <style:style style:name="T5860" style:parent-style-name="cl" style:family="text">
      <style:text-properties style:font-name="Consolas" fo:color="#000000" fo:language="en" fo:country="US"/>
    </style:style>
    <style:style style:name="T5861" style:parent-style-name="p" style:family="text">
      <style:text-properties style:font-name="Consolas" fo:color="#000000" fo:language="en" fo:country="US"/>
    </style:style>
    <style:style style:name="T5862" style:parent-style-name="nt" style:family="text">
      <style:text-properties style:font-name="Consolas" fo:color="#000080" fo:language="en" fo:country="US"/>
    </style:style>
    <style:style style:name="T5863" style:parent-style-name="cl" style:family="text">
      <style:text-properties style:font-name="Consolas" fo:color="#000000" fo:language="en" fo:country="US"/>
    </style:style>
    <style:style style:name="T5864" style:parent-style-name="na" style:family="text">
      <style:text-properties style:font-name="Consolas" fo:color="#008080" fo:language="en" fo:country="US"/>
    </style:style>
    <style:style style:name="T5865" style:parent-style-name="o" style:family="text">
      <style:text-properties style:font-name="Consolas" fo:font-weight="bold" style:font-weight-asian="bold" style:font-weight-complex="bold" fo:color="#000000" fo:language="en" fo:country="US"/>
    </style:style>
    <style:style style:name="T5866" style:parent-style-name="s" style:family="text">
      <style:text-properties style:font-name="Consolas" fo:color="#DD1144" fo:language="en" fo:country="US"/>
    </style:style>
    <style:style style:name="T5867" style:parent-style-name="p" style:family="text">
      <style:text-properties style:font-name="Consolas" fo:color="#000000" fo:language="en" fo:country="US"/>
    </style:style>
    <style:style style:name="T5868" style:parent-style-name="cl" style:family="text">
      <style:text-properties style:font-name="Consolas" fo:color="#000000" fo:language="en" fo:country="US"/>
    </style:style>
    <style:style style:name="T5869" style:parent-style-name="p" style:family="text">
      <style:text-properties style:font-name="Consolas" fo:color="#000000" fo:language="en" fo:country="US"/>
    </style:style>
    <style:style style:name="T5870" style:parent-style-name="nt" style:family="text">
      <style:text-properties style:font-name="Consolas" fo:color="#000080" fo:language="en" fo:country="US"/>
    </style:style>
    <style:style style:name="T5871" style:parent-style-name="p" style:family="text">
      <style:text-properties style:font-name="Consolas" fo:color="#000000" fo:language="en" fo:country="US"/>
    </style:style>
    <style:style style:name="P5872" style:parent-style-name="HTMLconformatoprevio" style:family="paragraph">
      <style:paragraph-properties fo:border="0.0034in solid #E5E7EB" fo:padding="0in" style:shadow="none" fo:background-color="#FFFFFF"/>
    </style:style>
    <style:style style:name="T5873" style:parent-style-name="cl" style:family="text">
      <style:text-properties style:font-name="Consolas" fo:color="#000000" fo:language="en" fo:country="US"/>
    </style:style>
    <style:style style:name="T5874" style:parent-style-name="p" style:family="text">
      <style:text-properties style:font-name="Consolas" fo:color="#000000" fo:language="en" fo:country="US"/>
    </style:style>
    <style:style style:name="T5875" style:parent-style-name="nt" style:family="text">
      <style:text-properties style:font-name="Consolas" fo:color="#000080" fo:language="en" fo:country="US"/>
    </style:style>
    <style:style style:name="T5876" style:parent-style-name="cl" style:family="text">
      <style:text-properties style:font-name="Consolas" fo:color="#000000" fo:language="en" fo:country="US"/>
    </style:style>
    <style:style style:name="T5877" style:parent-style-name="na" style:family="text">
      <style:text-properties style:font-name="Consolas" fo:color="#008080" fo:language="en" fo:country="US"/>
    </style:style>
    <style:style style:name="T5878" style:parent-style-name="o" style:family="text">
      <style:text-properties style:font-name="Consolas" fo:font-weight="bold" style:font-weight-asian="bold" style:font-weight-complex="bold" fo:color="#000000" fo:language="en" fo:country="US"/>
    </style:style>
    <style:style style:name="T5879" style:parent-style-name="s" style:family="text">
      <style:text-properties style:font-name="Consolas" fo:color="#DD1144" fo:language="en" fo:country="US"/>
    </style:style>
    <style:style style:name="T5880" style:parent-style-name="p" style:family="text">
      <style:text-properties style:font-name="Consolas" fo:color="#000000" fo:language="en" fo:country="US"/>
    </style:style>
    <style:style style:name="T5881" style:parent-style-name="cl" style:family="text">
      <style:text-properties style:font-name="Consolas" fo:color="#000000" fo:language="en" fo:country="US"/>
    </style:style>
    <style:style style:name="T5882" style:parent-style-name="p" style:family="text">
      <style:text-properties style:font-name="Consolas" fo:color="#000000" fo:language="en" fo:country="US"/>
    </style:style>
    <style:style style:name="T5883" style:parent-style-name="nt" style:family="text">
      <style:text-properties style:font-name="Consolas" fo:color="#000080" fo:language="en" fo:country="US"/>
    </style:style>
    <style:style style:name="T5884" style:parent-style-name="p" style:family="text">
      <style:text-properties style:font-name="Consolas" fo:color="#000000" fo:language="en" fo:country="US"/>
    </style:style>
    <style:style style:name="P5885" style:parent-style-name="HTMLconformatoprevio" style:family="paragraph">
      <style:paragraph-properties fo:border="0.0034in solid #E5E7EB" fo:padding="0in" style:shadow="none" fo:background-color="#FFFFFF"/>
    </style:style>
    <style:style style:name="T5886" style:parent-style-name="cl" style:family="text">
      <style:text-properties style:font-name="Consolas" fo:color="#000000" fo:language="en" fo:country="US"/>
    </style:style>
    <style:style style:name="T5887" style:parent-style-name="p" style:family="text">
      <style:text-properties style:font-name="Consolas" fo:color="#000000" fo:language="en" fo:country="US"/>
    </style:style>
    <style:style style:name="T5888" style:parent-style-name="nt" style:family="text">
      <style:text-properties style:font-name="Consolas" fo:color="#000080" fo:language="en" fo:country="US"/>
    </style:style>
    <style:style style:name="T5889" style:parent-style-name="cl" style:family="text">
      <style:text-properties style:font-name="Consolas" fo:color="#000000" fo:language="en" fo:country="US"/>
    </style:style>
    <style:style style:name="T5890" style:parent-style-name="na" style:family="text">
      <style:text-properties style:font-name="Consolas" fo:color="#008080" fo:language="en" fo:country="US"/>
    </style:style>
    <style:style style:name="T5891" style:parent-style-name="o" style:family="text">
      <style:text-properties style:font-name="Consolas" fo:font-weight="bold" style:font-weight-asian="bold" style:font-weight-complex="bold" fo:color="#000000" fo:language="en" fo:country="US"/>
    </style:style>
    <style:style style:name="T5892" style:parent-style-name="s" style:family="text">
      <style:text-properties style:font-name="Consolas" fo:color="#DD1144" fo:language="en" fo:country="US"/>
    </style:style>
    <style:style style:name="T5893" style:parent-style-name="p" style:family="text">
      <style:text-properties style:font-name="Consolas" fo:color="#000000" fo:language="en" fo:country="US"/>
    </style:style>
    <style:style style:name="T5894" style:parent-style-name="cl" style:family="text">
      <style:text-properties style:font-name="Consolas" fo:color="#000000" fo:language="en" fo:country="US"/>
    </style:style>
    <style:style style:name="T5895" style:parent-style-name="p" style:family="text">
      <style:text-properties style:font-name="Consolas" fo:color="#000000" fo:language="en" fo:country="US"/>
    </style:style>
    <style:style style:name="T5896" style:parent-style-name="nt" style:family="text">
      <style:text-properties style:font-name="Consolas" fo:color="#000080" fo:language="en" fo:country="US"/>
    </style:style>
    <style:style style:name="T5897" style:parent-style-name="p" style:family="text">
      <style:text-properties style:font-name="Consolas" fo:color="#000000" fo:language="en" fo:country="US"/>
    </style:style>
    <style:style style:name="P5898" style:parent-style-name="HTMLconformatoprevio" style:family="paragraph">
      <style:paragraph-properties fo:border="0.0034in solid #E5E7EB" fo:padding="0in" style:shadow="none" fo:background-color="#FFFFFF"/>
    </style:style>
    <style:style style:name="T5899" style:parent-style-name="cl" style:family="text">
      <style:text-properties style:font-name="Consolas" fo:color="#000000" fo:language="en" fo:country="US"/>
    </style:style>
    <style:style style:name="T5900" style:parent-style-name="p" style:family="text">
      <style:text-properties style:font-name="Consolas" fo:color="#000000" fo:language="en" fo:country="US"/>
    </style:style>
    <style:style style:name="T5901" style:parent-style-name="nt" style:family="text">
      <style:text-properties style:font-name="Consolas" fo:color="#000080" fo:language="en" fo:country="US"/>
    </style:style>
    <style:style style:name="T5902" style:parent-style-name="cl" style:family="text">
      <style:text-properties style:font-name="Consolas" fo:color="#000000" fo:language="en" fo:country="US"/>
    </style:style>
    <style:style style:name="T5903" style:parent-style-name="na" style:family="text">
      <style:text-properties style:font-name="Consolas" fo:color="#008080" fo:language="en" fo:country="US"/>
    </style:style>
    <style:style style:name="T5904" style:parent-style-name="o" style:family="text">
      <style:text-properties style:font-name="Consolas" fo:font-weight="bold" style:font-weight-asian="bold" style:font-weight-complex="bold" fo:color="#000000" fo:language="en" fo:country="US"/>
    </style:style>
    <style:style style:name="T5905" style:parent-style-name="s" style:family="text">
      <style:text-properties style:font-name="Consolas" fo:color="#DD1144" fo:language="en" fo:country="US"/>
    </style:style>
    <style:style style:name="T5906" style:parent-style-name="p" style:family="text">
      <style:text-properties style:font-name="Consolas" fo:color="#000000" fo:language="en" fo:country="US"/>
    </style:style>
    <style:style style:name="T5907" style:parent-style-name="cl" style:family="text">
      <style:text-properties style:font-name="Consolas" fo:color="#000000" fo:language="en" fo:country="US"/>
    </style:style>
    <style:style style:name="T5908" style:parent-style-name="p" style:family="text">
      <style:text-properties style:font-name="Consolas" fo:color="#000000" fo:language="en" fo:country="US"/>
    </style:style>
    <style:style style:name="T5909" style:parent-style-name="nt" style:family="text">
      <style:text-properties style:font-name="Consolas" fo:color="#000080" fo:language="en" fo:country="US"/>
    </style:style>
    <style:style style:name="T5910" style:parent-style-name="p" style:family="text">
      <style:text-properties style:font-name="Consolas" fo:color="#000000" fo:language="en" fo:country="US"/>
    </style:style>
    <style:style style:name="P5911" style:parent-style-name="HTMLconformatoprevio" style:family="paragraph">
      <style:paragraph-properties fo:border="0.0034in solid #E5E7EB" fo:padding="0in" style:shadow="none" fo:background-color="#FFFFFF"/>
    </style:style>
    <style:style style:name="T5912" style:parent-style-name="cl" style:family="text">
      <style:text-properties style:font-name="Consolas" fo:color="#000000" fo:language="en" fo:country="US"/>
    </style:style>
    <style:style style:name="T5913" style:parent-style-name="p" style:family="text">
      <style:text-properties style:font-name="Consolas" fo:color="#000000" fo:language="en" fo:country="US"/>
    </style:style>
    <style:style style:name="T5914" style:parent-style-name="nt" style:family="text">
      <style:text-properties style:font-name="Consolas" fo:color="#000080" fo:language="en" fo:country="US"/>
    </style:style>
    <style:style style:name="T5915" style:parent-style-name="p" style:family="text">
      <style:text-properties style:font-name="Consolas" fo:color="#000000" fo:language="en" fo:country="US"/>
    </style:style>
    <style:style style:name="P5916" style:parent-style-name="HTMLconformatoprevio" style:family="paragraph">
      <style:paragraph-properties fo:border="0.0034in solid #E5E7EB" fo:padding="0in" style:shadow="none" fo:background-color="#FFFFFF"/>
    </style:style>
    <style:style style:name="T5917" style:parent-style-name="p" style:family="text">
      <style:text-properties style:font-name="Consolas" fo:color="#000000" fo:language="en" fo:country="US"/>
    </style:style>
    <style:style style:name="T5918" style:parent-style-name="nt" style:family="text">
      <style:text-properties style:font-name="Consolas" fo:color="#000080" fo:language="en" fo:country="US"/>
    </style:style>
    <style:style style:name="T5919" style:parent-style-name="p" style:family="text">
      <style:text-properties style:font-name="Consolas" fo:color="#000000" fo:language="en" fo:country="US"/>
    </style:style>
    <style:style style:name="P5920" style:parent-style-name="HTMLconformatoprevio" style:family="paragraph">
      <style:paragraph-properties fo:border="0.0034in solid #E5E7EB" fo:padding="0in" style:shadow="none" fo:background-color="#FFFFFF"/>
    </style:style>
    <style:style style:name="T5921" style:parent-style-name="p" style:family="text">
      <style:text-properties style:font-name="Consolas" fo:color="#000000" fo:language="en" fo:country="US"/>
    </style:style>
    <style:style style:name="T5922" style:parent-style-name="nt" style:family="text">
      <style:text-properties style:font-name="Consolas" fo:color="#000080" fo:language="en" fo:country="US"/>
    </style:style>
    <style:style style:name="T5923" style:parent-style-name="cl" style:family="text">
      <style:text-properties style:font-name="Consolas" fo:color="#000000" fo:language="en" fo:country="US"/>
    </style:style>
    <style:style style:name="T5924" style:parent-style-name="na" style:family="text">
      <style:text-properties style:font-name="Consolas" fo:color="#008080" fo:language="en" fo:country="US"/>
    </style:style>
    <style:style style:name="T5925" style:parent-style-name="o" style:family="text">
      <style:text-properties style:font-name="Consolas" fo:font-weight="bold" style:font-weight-asian="bold" style:font-weight-complex="bold" fo:color="#000000" fo:language="en" fo:country="US"/>
    </style:style>
    <style:style style:name="T5926" style:parent-style-name="s" style:family="text">
      <style:text-properties style:font-name="Consolas" fo:color="#DD1144" fo:language="en" fo:country="US"/>
    </style:style>
    <style:style style:name="T5927" style:parent-style-name="p" style:family="text">
      <style:text-properties style:font-name="Consolas" fo:color="#000000" fo:language="en" fo:country="US"/>
    </style:style>
    <style:style style:name="P5928" style:parent-style-name="HTMLconformatoprevio" style:family="paragraph">
      <style:paragraph-properties fo:border="0.0034in solid #E5E7EB" fo:padding="0in" style:shadow="none" fo:background-color="#FFFFFF"/>
    </style:style>
    <style:style style:name="T5929" style:parent-style-name="cl" style:family="text">
      <style:text-properties style:font-name="Consolas" fo:color="#000000" fo:language="en" fo:country="US"/>
    </style:style>
    <style:style style:name="T5930" style:parent-style-name="p" style:family="text">
      <style:text-properties style:font-name="Consolas" fo:color="#000000" fo:language="en" fo:country="US"/>
    </style:style>
    <style:style style:name="T5931" style:parent-style-name="nt" style:family="text">
      <style:text-properties style:font-name="Consolas" fo:color="#000080" fo:language="en" fo:country="US"/>
    </style:style>
    <style:style style:name="T5932" style:parent-style-name="cl" style:family="text">
      <style:text-properties style:font-name="Consolas" fo:color="#000000" fo:language="en" fo:country="US"/>
    </style:style>
    <style:style style:name="T5933" style:parent-style-name="na" style:family="text">
      <style:text-properties style:font-name="Consolas" fo:color="#008080" fo:language="en" fo:country="US"/>
    </style:style>
    <style:style style:name="T5934" style:parent-style-name="o" style:family="text">
      <style:text-properties style:font-name="Consolas" fo:font-weight="bold" style:font-weight-asian="bold" style:font-weight-complex="bold" fo:color="#000000" fo:language="en" fo:country="US"/>
    </style:style>
    <style:style style:name="T5935" style:parent-style-name="s" style:family="text">
      <style:text-properties style:font-name="Consolas" fo:color="#DD1144" fo:language="en" fo:country="US"/>
    </style:style>
    <style:style style:name="T5936" style:parent-style-name="p" style:family="text">
      <style:text-properties style:font-name="Consolas" fo:color="#000000" fo:language="en" fo:country="US"/>
    </style:style>
    <style:style style:name="P5937" style:parent-style-name="HTMLconformatoprevio" style:family="paragraph">
      <style:paragraph-properties fo:border="0.0034in solid #E5E7EB" fo:padding="0in" style:shadow="none" fo:background-color="#FFFFFF"/>
    </style:style>
    <style:style style:name="T5938" style:parent-style-name="cl" style:family="text">
      <style:text-properties style:font-name="Consolas" fo:color="#000000" fo:language="en" fo:country="US"/>
    </style:style>
    <style:style style:name="T5939" style:parent-style-name="p" style:family="text">
      <style:text-properties style:font-name="Consolas" fo:color="#000000" fo:language="en" fo:country="US"/>
    </style:style>
    <style:style style:name="T5940" style:parent-style-name="nt" style:family="text">
      <style:text-properties style:font-name="Consolas" fo:color="#000080" fo:language="en" fo:country="US"/>
    </style:style>
    <style:style style:name="T5941" style:parent-style-name="cl" style:family="text">
      <style:text-properties style:font-name="Consolas" fo:color="#000000" fo:language="en" fo:country="US"/>
    </style:style>
    <style:style style:name="T5942" style:parent-style-name="na" style:family="text">
      <style:text-properties style:font-name="Consolas" fo:color="#008080" fo:language="en" fo:country="US"/>
    </style:style>
    <style:style style:name="T5943" style:parent-style-name="o" style:family="text">
      <style:text-properties style:font-name="Consolas" fo:font-weight="bold" style:font-weight-asian="bold" style:font-weight-complex="bold" fo:color="#000000" fo:language="en" fo:country="US"/>
    </style:style>
    <style:style style:name="T5944" style:parent-style-name="s" style:family="text">
      <style:text-properties style:font-name="Consolas" fo:color="#DD1144" fo:language="en" fo:country="US"/>
    </style:style>
    <style:style style:name="T5945" style:parent-style-name="p" style:family="text">
      <style:text-properties style:font-name="Consolas" fo:color="#000000" fo:language="en" fo:country="US"/>
    </style:style>
    <style:style style:name="T5946" style:parent-style-name="cl" style:family="text">
      <style:text-properties style:font-name="Consolas" fo:color="#000000" fo:language="en" fo:country="US"/>
    </style:style>
    <style:style style:name="T5947" style:parent-style-name="p" style:family="text">
      <style:text-properties style:font-name="Consolas" fo:color="#000000" fo:language="en" fo:country="US"/>
    </style:style>
    <style:style style:name="T5948" style:parent-style-name="nt" style:family="text">
      <style:text-properties style:font-name="Consolas" fo:color="#000080" fo:language="en" fo:country="US"/>
    </style:style>
    <style:style style:name="T5949" style:parent-style-name="p" style:family="text">
      <style:text-properties style:font-name="Consolas" fo:color="#000000" fo:language="en" fo:country="US"/>
    </style:style>
    <style:style style:name="P5950" style:parent-style-name="HTMLconformatoprevio" style:family="paragraph">
      <style:paragraph-properties fo:border="0.0034in solid #E5E7EB" fo:padding="0in" style:shadow="none" fo:background-color="#FFFFFF"/>
    </style:style>
    <style:style style:name="T5951" style:parent-style-name="cl" style:family="text">
      <style:text-properties style:font-name="Consolas" fo:color="#000000" fo:language="en" fo:country="US"/>
    </style:style>
    <style:style style:name="T5952" style:parent-style-name="p" style:family="text">
      <style:text-properties style:font-name="Consolas" fo:color="#000000" fo:language="en" fo:country="US"/>
    </style:style>
    <style:style style:name="T5953" style:parent-style-name="nt" style:family="text">
      <style:text-properties style:font-name="Consolas" fo:color="#000080" fo:language="en" fo:country="US"/>
    </style:style>
    <style:style style:name="T5954" style:parent-style-name="cl" style:family="text">
      <style:text-properties style:font-name="Consolas" fo:color="#000000" fo:language="en" fo:country="US"/>
    </style:style>
    <style:style style:name="T5955" style:parent-style-name="na" style:family="text">
      <style:text-properties style:font-name="Consolas" fo:color="#008080" fo:language="en" fo:country="US"/>
    </style:style>
    <style:style style:name="T5956" style:parent-style-name="o" style:family="text">
      <style:text-properties style:font-name="Consolas" fo:font-weight="bold" style:font-weight-asian="bold" style:font-weight-complex="bold" fo:color="#000000" fo:language="en" fo:country="US"/>
    </style:style>
    <style:style style:name="T5957" style:parent-style-name="s" style:family="text">
      <style:text-properties style:font-name="Consolas" fo:color="#DD1144" fo:language="en" fo:country="US"/>
    </style:style>
    <style:style style:name="T5958" style:parent-style-name="p" style:family="text">
      <style:text-properties style:font-name="Consolas" fo:color="#000000" fo:language="en" fo:country="US"/>
    </style:style>
    <style:style style:name="T5959" style:parent-style-name="cl" style:family="text">
      <style:text-properties style:font-name="Consolas" fo:color="#000000" fo:language="en" fo:country="US"/>
    </style:style>
    <style:style style:name="T5960" style:parent-style-name="p" style:family="text">
      <style:text-properties style:font-name="Consolas" fo:color="#000000" fo:language="en" fo:country="US"/>
    </style:style>
    <style:style style:name="T5961" style:parent-style-name="nt" style:family="text">
      <style:text-properties style:font-name="Consolas" fo:color="#000080" fo:language="en" fo:country="US"/>
    </style:style>
    <style:style style:name="T5962" style:parent-style-name="p" style:family="text">
      <style:text-properties style:font-name="Consolas" fo:color="#000000" fo:language="en" fo:country="US"/>
    </style:style>
    <style:style style:name="P5963" style:parent-style-name="HTMLconformatoprevio" style:family="paragraph">
      <style:paragraph-properties fo:border="0.0034in solid #E5E7EB" fo:padding="0in" style:shadow="none" fo:background-color="#FFFFFF"/>
    </style:style>
    <style:style style:name="T5964" style:parent-style-name="cl" style:family="text">
      <style:text-properties style:font-name="Consolas" fo:color="#000000" fo:language="en" fo:country="US"/>
    </style:style>
    <style:style style:name="T5965" style:parent-style-name="p" style:family="text">
      <style:text-properties style:font-name="Consolas" fo:color="#000000" fo:language="en" fo:country="US"/>
    </style:style>
    <style:style style:name="T5966" style:parent-style-name="nt" style:family="text">
      <style:text-properties style:font-name="Consolas" fo:color="#000080" fo:language="en" fo:country="US"/>
    </style:style>
    <style:style style:name="T5967" style:parent-style-name="cl" style:family="text">
      <style:text-properties style:font-name="Consolas" fo:color="#000000" fo:language="en" fo:country="US"/>
    </style:style>
    <style:style style:name="T5968" style:parent-style-name="na" style:family="text">
      <style:text-properties style:font-name="Consolas" fo:color="#008080" fo:language="en" fo:country="US"/>
    </style:style>
    <style:style style:name="T5969" style:parent-style-name="o" style:family="text">
      <style:text-properties style:font-name="Consolas" fo:font-weight="bold" style:font-weight-asian="bold" style:font-weight-complex="bold" fo:color="#000000" fo:language="en" fo:country="US"/>
    </style:style>
    <style:style style:name="T5970" style:parent-style-name="s" style:family="text">
      <style:text-properties style:font-name="Consolas" fo:color="#DD1144" fo:language="en" fo:country="US"/>
    </style:style>
    <style:style style:name="T5971" style:parent-style-name="p" style:family="text">
      <style:text-properties style:font-name="Consolas" fo:color="#000000" fo:language="en" fo:country="US"/>
    </style:style>
    <style:style style:name="T5972" style:parent-style-name="cl" style:family="text">
      <style:text-properties style:font-name="Consolas" fo:color="#000000" fo:language="en" fo:country="US"/>
    </style:style>
    <style:style style:name="T5973" style:parent-style-name="p" style:family="text">
      <style:text-properties style:font-name="Consolas" fo:color="#000000" fo:language="en" fo:country="US"/>
    </style:style>
    <style:style style:name="T5974" style:parent-style-name="nt" style:family="text">
      <style:text-properties style:font-name="Consolas" fo:color="#000080" fo:language="en" fo:country="US"/>
    </style:style>
    <style:style style:name="T5975" style:parent-style-name="p" style:family="text">
      <style:text-properties style:font-name="Consolas" fo:color="#000000" fo:language="en" fo:country="US"/>
    </style:style>
    <style:style style:name="P5976" style:parent-style-name="HTMLconformatoprevio" style:family="paragraph">
      <style:paragraph-properties fo:border="0.0034in solid #E5E7EB" fo:padding="0in" style:shadow="none" fo:background-color="#FFFFFF"/>
    </style:style>
    <style:style style:name="T5977" style:parent-style-name="cl" style:family="text">
      <style:text-properties style:font-name="Consolas" fo:color="#000000" fo:language="en" fo:country="US"/>
    </style:style>
    <style:style style:name="T5978" style:parent-style-name="p" style:family="text">
      <style:text-properties style:font-name="Consolas" fo:color="#000000" fo:language="en" fo:country="US"/>
    </style:style>
    <style:style style:name="T5979" style:parent-style-name="nt" style:family="text">
      <style:text-properties style:font-name="Consolas" fo:color="#000080" fo:language="en" fo:country="US"/>
    </style:style>
    <style:style style:name="T5980" style:parent-style-name="cl" style:family="text">
      <style:text-properties style:font-name="Consolas" fo:color="#000000" fo:language="en" fo:country="US"/>
    </style:style>
    <style:style style:name="T5981" style:parent-style-name="na" style:family="text">
      <style:text-properties style:font-name="Consolas" fo:color="#008080" fo:language="en" fo:country="US"/>
    </style:style>
    <style:style style:name="T5982" style:parent-style-name="o" style:family="text">
      <style:text-properties style:font-name="Consolas" fo:font-weight="bold" style:font-weight-asian="bold" style:font-weight-complex="bold" fo:color="#000000" fo:language="en" fo:country="US"/>
    </style:style>
    <style:style style:name="T5983" style:parent-style-name="s" style:family="text">
      <style:text-properties style:font-name="Consolas" fo:color="#DD1144" fo:language="en" fo:country="US"/>
    </style:style>
    <style:style style:name="T5984" style:parent-style-name="p" style:family="text">
      <style:text-properties style:font-name="Consolas" fo:color="#000000" fo:language="en" fo:country="US"/>
    </style:style>
    <style:style style:name="T5985" style:parent-style-name="cl" style:family="text">
      <style:text-properties style:font-name="Consolas" fo:color="#000000" fo:language="en" fo:country="US"/>
    </style:style>
    <style:style style:name="T5986" style:parent-style-name="p" style:family="text">
      <style:text-properties style:font-name="Consolas" fo:color="#000000" fo:language="en" fo:country="US"/>
    </style:style>
    <style:style style:name="T5987" style:parent-style-name="nt" style:family="text">
      <style:text-properties style:font-name="Consolas" fo:color="#000080" fo:language="en" fo:country="US"/>
    </style:style>
    <style:style style:name="T5988" style:parent-style-name="p" style:family="text">
      <style:text-properties style:font-name="Consolas" fo:color="#000000" fo:language="en" fo:country="US"/>
    </style:style>
    <style:style style:name="P5989" style:parent-style-name="HTMLconformatoprevio" style:family="paragraph">
      <style:paragraph-properties fo:border="0.0034in solid #E5E7EB" fo:padding="0in" style:shadow="none" fo:background-color="#FFFFFF"/>
    </style:style>
    <style:style style:name="T5990" style:parent-style-name="cl" style:family="text">
      <style:text-properties style:font-name="Consolas" fo:color="#000000" fo:language="en" fo:country="US"/>
    </style:style>
    <style:style style:name="T5991" style:parent-style-name="p" style:family="text">
      <style:text-properties style:font-name="Consolas" fo:color="#000000" fo:language="en" fo:country="US"/>
    </style:style>
    <style:style style:name="T5992" style:parent-style-name="nt" style:family="text">
      <style:text-properties style:font-name="Consolas" fo:color="#000080" fo:language="en" fo:country="US"/>
    </style:style>
    <style:style style:name="T5993" style:parent-style-name="p" style:family="text">
      <style:text-properties style:font-name="Consolas" fo:color="#000000" fo:language="en" fo:country="US"/>
    </style:style>
    <style:style style:name="P5994" style:parent-style-name="HTMLconformatoprevio" style:family="paragraph">
      <style:paragraph-properties fo:border="0.0034in solid #E5E7EB" fo:padding="0in" style:shadow="none" fo:background-color="#FFFFFF"/>
    </style:style>
    <style:style style:name="T5995" style:parent-style-name="p" style:family="text">
      <style:text-properties style:font-name="Consolas" fo:color="#000000" fo:language="en" fo:country="US"/>
    </style:style>
    <style:style style:name="T5996" style:parent-style-name="nt" style:family="text">
      <style:text-properties style:font-name="Consolas" fo:color="#000080" fo:language="en" fo:country="US"/>
    </style:style>
    <style:style style:name="T5997" style:parent-style-name="p" style:family="text">
      <style:text-properties style:font-name="Consolas" fo:color="#000000" fo:language="en" fo:country="US"/>
    </style:style>
    <style:style style:name="P5998" style:parent-style-name="HTMLconformatoprevio" style:family="paragraph">
      <style:paragraph-properties fo:border="0.0034in solid #E5E7EB" fo:padding="0in" style:shadow="none" fo:background-color="#FFFFFF"/>
    </style:style>
    <style:style style:name="T5999" style:parent-style-name="p" style:family="text">
      <style:text-properties style:font-name="Consolas" fo:color="#000000" fo:language="en" fo:country="US"/>
    </style:style>
    <style:style style:name="T6000" style:parent-style-name="nt" style:family="text">
      <style:text-properties style:font-name="Consolas" fo:color="#000080" fo:language="en" fo:country="US"/>
    </style:style>
    <style:style style:name="T6001" style:parent-style-name="cl" style:family="text">
      <style:text-properties style:font-name="Consolas" fo:color="#000000" fo:language="en" fo:country="US"/>
    </style:style>
    <style:style style:name="T6002" style:parent-style-name="na" style:family="text">
      <style:text-properties style:font-name="Consolas" fo:color="#008080" fo:language="en" fo:country="US"/>
    </style:style>
    <style:style style:name="T6003" style:parent-style-name="o" style:family="text">
      <style:text-properties style:font-name="Consolas" fo:font-weight="bold" style:font-weight-asian="bold" style:font-weight-complex="bold" fo:color="#000000" fo:language="en" fo:country="US"/>
    </style:style>
    <style:style style:name="T6004" style:parent-style-name="s" style:family="text">
      <style:text-properties style:font-name="Consolas" fo:color="#DD1144" fo:language="en" fo:country="US"/>
    </style:style>
    <style:style style:name="T6005" style:parent-style-name="p" style:family="text">
      <style:text-properties style:font-name="Consolas" fo:color="#000000" fo:language="en" fo:country="US"/>
    </style:style>
    <style:style style:name="P6006" style:parent-style-name="HTMLconformatoprevio" style:family="paragraph">
      <style:paragraph-properties fo:border="0.0034in solid #E5E7EB" fo:padding="0in" style:shadow="none" fo:background-color="#FFFFFF"/>
    </style:style>
    <style:style style:name="T6007" style:parent-style-name="cl" style:family="text">
      <style:text-properties style:font-name="Consolas" fo:color="#000000" fo:language="en" fo:country="US"/>
    </style:style>
    <style:style style:name="T6008" style:parent-style-name="p" style:family="text">
      <style:text-properties style:font-name="Consolas" fo:color="#000000" fo:language="en" fo:country="US"/>
    </style:style>
    <style:style style:name="T6009" style:parent-style-name="nt" style:family="text">
      <style:text-properties style:font-name="Consolas" fo:color="#000080" fo:language="en" fo:country="US"/>
    </style:style>
    <style:style style:name="T6010" style:parent-style-name="cl" style:family="text">
      <style:text-properties style:font-name="Consolas" fo:color="#000000" fo:language="en" fo:country="US"/>
    </style:style>
    <style:style style:name="T6011" style:parent-style-name="na" style:family="text">
      <style:text-properties style:font-name="Consolas" fo:color="#008080" fo:language="en" fo:country="US"/>
    </style:style>
    <style:style style:name="T6012" style:parent-style-name="o" style:family="text">
      <style:text-properties style:font-name="Consolas" fo:font-weight="bold" style:font-weight-asian="bold" style:font-weight-complex="bold" fo:color="#000000" fo:language="en" fo:country="US"/>
    </style:style>
    <style:style style:name="T6013" style:parent-style-name="s" style:family="text">
      <style:text-properties style:font-name="Consolas" fo:color="#DD1144" fo:language="en" fo:country="US"/>
    </style:style>
    <style:style style:name="T6014" style:parent-style-name="p" style:family="text">
      <style:text-properties style:font-name="Consolas" fo:color="#000000" fo:language="en" fo:country="US"/>
    </style:style>
    <style:style style:name="P6015" style:parent-style-name="HTMLconformatoprevio" style:family="paragraph">
      <style:paragraph-properties fo:border="0.0034in solid #E5E7EB" fo:padding="0in" style:shadow="none" fo:background-color="#FFFFFF"/>
    </style:style>
    <style:style style:name="T6016" style:parent-style-name="cl" style:family="text">
      <style:text-properties style:font-name="Consolas" fo:color="#000000" fo:language="en" fo:country="US"/>
    </style:style>
    <style:style style:name="T6017" style:parent-style-name="p" style:family="text">
      <style:text-properties style:font-name="Consolas" fo:color="#000000" fo:language="en" fo:country="US"/>
    </style:style>
    <style:style style:name="T6018" style:parent-style-name="nt" style:family="text">
      <style:text-properties style:font-name="Consolas" fo:color="#000080" fo:language="en" fo:country="US"/>
    </style:style>
    <style:style style:name="T6019" style:parent-style-name="cl" style:family="text">
      <style:text-properties style:font-name="Consolas" fo:color="#000000" fo:language="en" fo:country="US"/>
    </style:style>
    <style:style style:name="T6020" style:parent-style-name="na" style:family="text">
      <style:text-properties style:font-name="Consolas" fo:color="#008080" fo:language="en" fo:country="US"/>
    </style:style>
    <style:style style:name="T6021" style:parent-style-name="o" style:family="text">
      <style:text-properties style:font-name="Consolas" fo:font-weight="bold" style:font-weight-asian="bold" style:font-weight-complex="bold" fo:color="#000000" fo:language="en" fo:country="US"/>
    </style:style>
    <style:style style:name="T6022" style:parent-style-name="s" style:family="text">
      <style:text-properties style:font-name="Consolas" fo:color="#DD1144" fo:language="en" fo:country="US"/>
    </style:style>
    <style:style style:name="T6023" style:parent-style-name="p" style:family="text">
      <style:text-properties style:font-name="Consolas" fo:color="#000000" fo:language="en" fo:country="US"/>
    </style:style>
    <style:style style:name="T6024" style:parent-style-name="cl" style:family="text">
      <style:text-properties style:font-name="Consolas" fo:color="#000000" fo:language="en" fo:country="US"/>
    </style:style>
    <style:style style:name="T6025" style:parent-style-name="p" style:family="text">
      <style:text-properties style:font-name="Consolas" fo:color="#000000" fo:language="en" fo:country="US"/>
    </style:style>
    <style:style style:name="T6026" style:parent-style-name="nt" style:family="text">
      <style:text-properties style:font-name="Consolas" fo:color="#000080" fo:language="en" fo:country="US"/>
    </style:style>
    <style:style style:name="T6027" style:parent-style-name="p" style:family="text">
      <style:text-properties style:font-name="Consolas" fo:color="#000000" fo:language="en" fo:country="US"/>
    </style:style>
    <style:style style:name="P6028" style:parent-style-name="HTMLconformatoprevio" style:family="paragraph">
      <style:paragraph-properties fo:border="0.0034in solid #E5E7EB" fo:padding="0in" style:shadow="none" fo:background-color="#FFFFFF"/>
    </style:style>
    <style:style style:name="T6029" style:parent-style-name="cl" style:family="text">
      <style:text-properties style:font-name="Consolas" fo:color="#000000" fo:language="en" fo:country="US"/>
    </style:style>
    <style:style style:name="T6030" style:parent-style-name="p" style:family="text">
      <style:text-properties style:font-name="Consolas" fo:color="#000000" fo:language="en" fo:country="US"/>
    </style:style>
    <style:style style:name="T6031" style:parent-style-name="nt" style:family="text">
      <style:text-properties style:font-name="Consolas" fo:color="#000080" fo:language="en" fo:country="US"/>
    </style:style>
    <style:style style:name="T6032" style:parent-style-name="cl" style:family="text">
      <style:text-properties style:font-name="Consolas" fo:color="#000000" fo:language="en" fo:country="US"/>
    </style:style>
    <style:style style:name="T6033" style:parent-style-name="na" style:family="text">
      <style:text-properties style:font-name="Consolas" fo:color="#008080" fo:language="en" fo:country="US"/>
    </style:style>
    <style:style style:name="T6034" style:parent-style-name="o" style:family="text">
      <style:text-properties style:font-name="Consolas" fo:font-weight="bold" style:font-weight-asian="bold" style:font-weight-complex="bold" fo:color="#000000" fo:language="en" fo:country="US"/>
    </style:style>
    <style:style style:name="T6035" style:parent-style-name="s" style:family="text">
      <style:text-properties style:font-name="Consolas" fo:color="#DD1144" fo:language="en" fo:country="US"/>
    </style:style>
    <style:style style:name="T6036" style:parent-style-name="p" style:family="text">
      <style:text-properties style:font-name="Consolas" fo:color="#000000" fo:language="en" fo:country="US"/>
    </style:style>
    <style:style style:name="T6037" style:parent-style-name="cl" style:family="text">
      <style:text-properties style:font-name="Consolas" fo:color="#000000" fo:language="en" fo:country="US"/>
    </style:style>
    <style:style style:name="T6038" style:parent-style-name="p" style:family="text">
      <style:text-properties style:font-name="Consolas" fo:color="#000000" fo:language="en" fo:country="US"/>
    </style:style>
    <style:style style:name="T6039" style:parent-style-name="nt" style:family="text">
      <style:text-properties style:font-name="Consolas" fo:color="#000080" fo:language="en" fo:country="US"/>
    </style:style>
    <style:style style:name="T6040" style:parent-style-name="p" style:family="text">
      <style:text-properties style:font-name="Consolas" fo:color="#000000" fo:language="en" fo:country="US"/>
    </style:style>
    <style:style style:name="P6041" style:parent-style-name="HTMLconformatoprevio" style:family="paragraph">
      <style:paragraph-properties fo:border="0.0034in solid #E5E7EB" fo:padding="0in" style:shadow="none" fo:background-color="#FFFFFF"/>
    </style:style>
    <style:style style:name="T6042" style:parent-style-name="cl" style:family="text">
      <style:text-properties style:font-name="Consolas" fo:color="#000000" fo:language="en" fo:country="US"/>
    </style:style>
    <style:style style:name="T6043" style:parent-style-name="p" style:family="text">
      <style:text-properties style:font-name="Consolas" fo:color="#000000" fo:language="en" fo:country="US"/>
    </style:style>
    <style:style style:name="T6044" style:parent-style-name="nt" style:family="text">
      <style:text-properties style:font-name="Consolas" fo:color="#000080" fo:language="en" fo:country="US"/>
    </style:style>
    <style:style style:name="T6045" style:parent-style-name="cl" style:family="text">
      <style:text-properties style:font-name="Consolas" fo:color="#000000" fo:language="en" fo:country="US"/>
    </style:style>
    <style:style style:name="T6046" style:parent-style-name="na" style:family="text">
      <style:text-properties style:font-name="Consolas" fo:color="#008080" fo:language="en" fo:country="US"/>
    </style:style>
    <style:style style:name="T6047" style:parent-style-name="o" style:family="text">
      <style:text-properties style:font-name="Consolas" fo:font-weight="bold" style:font-weight-asian="bold" style:font-weight-complex="bold" fo:color="#000000" fo:language="en" fo:country="US"/>
    </style:style>
    <style:style style:name="T6048" style:parent-style-name="s" style:family="text">
      <style:text-properties style:font-name="Consolas" fo:color="#DD1144" fo:language="en" fo:country="US"/>
    </style:style>
    <style:style style:name="T6049" style:parent-style-name="p" style:family="text">
      <style:text-properties style:font-name="Consolas" fo:color="#000000" fo:language="en" fo:country="US"/>
    </style:style>
    <style:style style:name="T6050" style:parent-style-name="cl" style:family="text">
      <style:text-properties style:font-name="Consolas" fo:color="#000000" fo:language="en" fo:country="US"/>
    </style:style>
    <style:style style:name="T6051" style:parent-style-name="p" style:family="text">
      <style:text-properties style:font-name="Consolas" fo:color="#000000" fo:language="en" fo:country="US"/>
    </style:style>
    <style:style style:name="T6052" style:parent-style-name="nt" style:family="text">
      <style:text-properties style:font-name="Consolas" fo:color="#000080" fo:language="en" fo:country="US"/>
    </style:style>
    <style:style style:name="T6053" style:parent-style-name="p" style:family="text">
      <style:text-properties style:font-name="Consolas" fo:color="#000000" fo:language="en" fo:country="US"/>
    </style:style>
    <style:style style:name="P6054" style:parent-style-name="HTMLconformatoprevio" style:family="paragraph">
      <style:paragraph-properties fo:border="0.0034in solid #E5E7EB" fo:padding="0in" style:shadow="none" fo:background-color="#FFFFFF"/>
    </style:style>
    <style:style style:name="T6055" style:parent-style-name="cl" style:family="text">
      <style:text-properties style:font-name="Consolas" fo:color="#000000" fo:language="en" fo:country="US"/>
    </style:style>
    <style:style style:name="T6056" style:parent-style-name="p" style:family="text">
      <style:text-properties style:font-name="Consolas" fo:color="#000000" fo:language="en" fo:country="US"/>
    </style:style>
    <style:style style:name="T6057" style:parent-style-name="nt" style:family="text">
      <style:text-properties style:font-name="Consolas" fo:color="#000080" fo:language="en" fo:country="US"/>
    </style:style>
    <style:style style:name="T6058" style:parent-style-name="cl" style:family="text">
      <style:text-properties style:font-name="Consolas" fo:color="#000000" fo:language="en" fo:country="US"/>
    </style:style>
    <style:style style:name="T6059" style:parent-style-name="na" style:family="text">
      <style:text-properties style:font-name="Consolas" fo:color="#008080" fo:language="en" fo:country="US"/>
    </style:style>
    <style:style style:name="T6060" style:parent-style-name="o" style:family="text">
      <style:text-properties style:font-name="Consolas" fo:font-weight="bold" style:font-weight-asian="bold" style:font-weight-complex="bold" fo:color="#000000" fo:language="en" fo:country="US"/>
    </style:style>
    <style:style style:name="T6061" style:parent-style-name="s" style:family="text">
      <style:text-properties style:font-name="Consolas" fo:color="#DD1144" fo:language="en" fo:country="US"/>
    </style:style>
    <style:style style:name="T6062" style:parent-style-name="p" style:family="text">
      <style:text-properties style:font-name="Consolas" fo:color="#000000" fo:language="en" fo:country="US"/>
    </style:style>
    <style:style style:name="T6063" style:parent-style-name="cl" style:family="text">
      <style:text-properties style:font-name="Consolas" fo:color="#000000" fo:language="en" fo:country="US"/>
    </style:style>
    <style:style style:name="T6064" style:parent-style-name="p" style:family="text">
      <style:text-properties style:font-name="Consolas" fo:color="#000000" fo:language="en" fo:country="US"/>
    </style:style>
    <style:style style:name="T6065" style:parent-style-name="nt" style:family="text">
      <style:text-properties style:font-name="Consolas" fo:color="#000080" fo:language="en" fo:country="US"/>
    </style:style>
    <style:style style:name="T6066" style:parent-style-name="p" style:family="text">
      <style:text-properties style:font-name="Consolas" fo:color="#000000" fo:language="en" fo:country="US"/>
    </style:style>
    <style:style style:name="P6067" style:parent-style-name="HTMLconformatoprevio" style:family="paragraph">
      <style:paragraph-properties fo:border="0.0034in solid #E5E7EB" fo:padding="0in" style:shadow="none" fo:background-color="#FFFFFF"/>
    </style:style>
    <style:style style:name="T6068" style:parent-style-name="cl" style:family="text">
      <style:text-properties style:font-name="Consolas" fo:color="#000000" fo:language="en" fo:country="US"/>
    </style:style>
    <style:style style:name="T6069" style:parent-style-name="p" style:family="text">
      <style:text-properties style:font-name="Consolas" fo:color="#000000"/>
    </style:style>
    <style:style style:name="T6070" style:parent-style-name="nt" style:family="text">
      <style:text-properties style:font-name="Consolas" fo:color="#000080"/>
    </style:style>
    <style:style style:name="T6071" style:parent-style-name="p" style:family="text">
      <style:text-properties style:font-name="Consolas" fo:color="#000000"/>
    </style:style>
    <style:style style:name="P6072" style:parent-style-name="HTMLconformatoprevio" style:family="paragraph">
      <style:paragraph-properties fo:border="0.0034in solid #E5E7EB" fo:padding="0in" style:shadow="none" fo:background-color="#FFFFFF"/>
    </style:style>
    <style:style style:name="T6073" style:parent-style-name="p" style:family="text">
      <style:text-properties style:font-name="Consolas" fo:color="#000000"/>
    </style:style>
    <style:style style:name="T6074" style:parent-style-name="nt" style:family="text">
      <style:text-properties style:font-name="Consolas" fo:color="#000080"/>
    </style:style>
    <style:style style:name="T6075" style:parent-style-name="p" style:family="text">
      <style:text-properties style:font-name="Consolas" fo:color="#000000"/>
    </style:style>
    <style:style style:name="P6076" style:parent-style-name="NormalWeb" style:family="paragraph">
      <style:paragraph-properties fo:border="0.0034in solid #E5E7EB" fo:padding="0in" style:shadow="none" fo:background-color="#FFFFFF"/>
    </style:style>
    <style:style style:name="T6077" style:parent-style-name="Fuentedepárrafopredeter." style:family="text">
      <style:text-properties style:font-name="Arial" style:font-name-complex="Arial" fo:color="#000000"/>
    </style:style>
    <style:style style:name="T6078" style:parent-style-name="CódigoHTML" style:family="text">
      <style:text-properties style:font-name="Consolas" fo:color="#000000" fo:font-size="11pt" style:font-size-asian="11pt" style:font-size-complex="11pt"/>
    </style:style>
    <style:style style:name="T6079" style:parent-style-name="Fuentedepárrafopredeter." style:family="text">
      <style:text-properties style:font-name="Arial" style:font-name-complex="Arial" fo:color="#000000"/>
    </style:style>
    <style:style style:name="P6080" style:parent-style-name="HTMLconformatoprevio" style:family="paragraph">
      <style:paragraph-properties fo:border="0.0034in solid #E5E7EB" fo:padding="0in" style:shadow="none" fo:background-color="#FFFFFF"/>
    </style:style>
    <style:style style:name="T6081" style:parent-style-name="nc" style:family="text">
      <style:text-properties style:font-name="Consolas" fo:font-weight="bold" style:font-weight-asian="bold" style:font-weight-complex="bold" fo:color="#445588"/>
    </style:style>
    <style:style style:name="T6082" style:parent-style-name="cl" style:family="text">
      <style:text-properties style:font-name="Consolas" fo:color="#000000"/>
    </style:style>
    <style:style style:name="T6083" style:parent-style-name="p" style:family="text">
      <style:text-properties style:font-name="Consolas" fo:color="#000000"/>
    </style:style>
    <style:style style:name="P6084" style:parent-style-name="HTMLconformatoprevio" style:family="paragraph">
      <style:paragraph-properties fo:border="0.0034in solid #E5E7EB" fo:padding="0in" style:shadow="none" fo:background-color="#FFFFFF"/>
    </style:style>
    <style:style style:name="T6085" style:parent-style-name="cl" style:family="text">
      <style:text-properties style:font-name="Consolas" fo:color="#000000"/>
    </style:style>
    <style:style style:name="T6086" style:parent-style-name="c1" style:family="text">
      <style:text-properties style:font-name="Consolas" fo:font-style="italic" style:font-style-asian="italic" style:font-style-complex="italic" fo:color="#999988"/>
    </style:style>
    <style:style style:name="P6087" style:parent-style-name="HTMLconformatoprevio" style:family="paragraph">
      <style:paragraph-properties fo:border="0.0034in solid #E5E7EB" fo:padding="0in" style:shadow="none" fo:background-color="#FFFFFF"/>
    </style:style>
    <style:style style:name="T6088" style:parent-style-name="cl" style:family="text">
      <style:text-properties style:font-name="Consolas" fo:color="#000000"/>
    </style:style>
    <style:style style:name="T6089" style:parent-style-name="k" style:family="text">
      <style:text-properties style:font-name="Consolas" fo:font-weight="bold" style:font-weight-asian="bold" style:font-weight-complex="bold" fo:color="#000000"/>
    </style:style>
    <style:style style:name="T6090" style:parent-style-name="nd" style:family="text">
      <style:text-properties style:font-name="Consolas" fo:font-weight="bold" style:font-weight-asian="bold" style:font-weight-complex="bold" fo:color="#3C5D5D"/>
    </style:style>
    <style:style style:name="T6091" style:parent-style-name="p" style:family="text">
      <style:text-properties style:font-name="Consolas" fo:color="#000000"/>
    </style:style>
    <style:style style:name="T6092" style:parent-style-name="mi" style:family="text">
      <style:text-properties style:font-name="Consolas" fo:color="#009999"/>
    </style:style>
    <style:style style:name="T6093" style:parent-style-name="p" style:family="text">
      <style:text-properties style:font-name="Consolas" fo:color="#000000"/>
    </style:style>
    <style:style style:name="P6094" style:parent-style-name="HTMLconformatoprevio" style:family="paragraph">
      <style:paragraph-properties fo:border="0.0034in solid #E5E7EB" fo:padding="0in" style:shadow="none" fo:background-color="#FFFFFF"/>
    </style:style>
    <style:style style:name="P6095" style:parent-style-name="HTMLconformatoprevio" style:family="paragraph">
      <style:paragraph-properties fo:border="0.0034in solid #E5E7EB" fo:padding="0in" style:shadow="none" fo:background-color="#FFFFFF"/>
    </style:style>
    <style:style style:name="T6096" style:parent-style-name="cl" style:family="text">
      <style:text-properties style:font-name="Consolas" fo:color="#000000"/>
    </style:style>
    <style:style style:name="T6097" style:parent-style-name="c1" style:family="text">
      <style:text-properties style:font-name="Consolas" fo:font-style="italic" style:font-style-asian="italic" style:font-style-complex="italic" fo:color="#999988"/>
    </style:style>
    <style:style style:name="P6098" style:parent-style-name="HTMLconformatoprevio" style:family="paragraph">
      <style:paragraph-properties fo:border="0.0034in solid #E5E7EB" fo:padding="0in" style:shadow="none" fo:background-color="#FFFFFF"/>
    </style:style>
    <style:style style:name="T6099" style:parent-style-name="cl" style:family="text">
      <style:text-properties style:font-name="Consolas" fo:color="#000000"/>
    </style:style>
    <style:style style:name="T6100" style:parent-style-name="k" style:family="text">
      <style:text-properties style:font-name="Consolas" fo:font-weight="bold" style:font-weight-asian="bold" style:font-weight-complex="bold" fo:color="#000000" fo:language="en" fo:country="US"/>
    </style:style>
    <style:style style:name="T6101" style:parent-style-name="nd" style:family="text">
      <style:text-properties style:font-name="Consolas" fo:font-weight="bold" style:font-weight-asian="bold" style:font-weight-complex="bold" fo:color="#3C5D5D" fo:language="en" fo:country="US"/>
    </style:style>
    <style:style style:name="T6102" style:parent-style-name="p" style:family="text">
      <style:text-properties style:font-name="Consolas" fo:color="#000000" fo:language="en" fo:country="US"/>
    </style:style>
    <style:style style:name="T6103" style:parent-style-name="n" style:family="text">
      <style:text-properties style:font-name="Consolas" fo:color="#000000" fo:language="en" fo:country="US"/>
    </style:style>
    <style:style style:name="T6104" style:parent-style-name="p" style:family="text">
      <style:text-properties style:font-name="Consolas" fo:color="#000000" fo:language="en" fo:country="US"/>
    </style:style>
    <style:style style:name="T6105" style:parent-style-name="cl" style:family="text">
      <style:text-properties style:font-name="Consolas" fo:color="#000000" fo:language="en" fo:country="US"/>
    </style:style>
    <style:style style:name="T6106" style:parent-style-name="p" style:family="text">
      <style:text-properties style:font-name="Consolas" fo:color="#000000" fo:language="en" fo:country="US"/>
    </style:style>
    <style:style style:name="P6107" style:parent-style-name="HTMLconformatoprevio" style:family="paragraph">
      <style:paragraph-properties fo:border="0.0034in solid #E5E7EB" fo:padding="0in" style:shadow="none" fo:background-color="#FFFFFF"/>
    </style:style>
    <style:style style:name="T6108" style:parent-style-name="cl" style:family="text">
      <style:text-properties style:font-name="Consolas" fo:color="#000000" fo:language="en" fo:country="US"/>
    </style:style>
    <style:style style:name="T6109" style:parent-style-name="k" style:family="text">
      <style:text-properties style:font-name="Consolas" fo:font-weight="bold" style:font-weight-asian="bold" style:font-weight-complex="bold" fo:color="#000000"/>
    </style:style>
    <style:style style:name="T6110" style:parent-style-name="nd" style:family="text">
      <style:text-properties style:font-name="Consolas" fo:font-weight="bold" style:font-weight-asian="bold" style:font-weight-complex="bold" fo:color="#3C5D5D"/>
    </style:style>
    <style:style style:name="T6111" style:parent-style-name="p" style:family="text">
      <style:text-properties style:font-name="Consolas" fo:color="#000000"/>
    </style:style>
    <style:style style:name="T6112" style:parent-style-name="mi" style:family="text">
      <style:text-properties style:font-name="Consolas" fo:color="#009999"/>
    </style:style>
    <style:style style:name="T6113" style:parent-style-name="p" style:family="text">
      <style:text-properties style:font-name="Consolas" fo:color="#000000"/>
    </style:style>
    <style:style style:name="P6114" style:parent-style-name="HTMLconformatoprevio" style:family="paragraph">
      <style:paragraph-properties fo:border="0.0034in solid #E5E7EB" fo:padding="0in" style:shadow="none" fo:background-color="#FFFFFF"/>
    </style:style>
    <style:style style:name="T6115" style:parent-style-name="cl" style:family="text">
      <style:text-properties style:font-name="Consolas" fo:color="#000000"/>
    </style:style>
    <style:style style:name="T6116" style:parent-style-name="p" style:family="text">
      <style:text-properties style:font-name="Consolas" fo:color="#000000"/>
    </style:style>
    <style:style style:name="P6117" style:parent-style-name="HTMLconformatoprevio" style:family="paragraph">
      <style:paragraph-properties fo:border="0.0034in solid #E5E7EB" fo:padding="0in" style:shadow="none" fo:background-color="#FFFFFF"/>
    </style:style>
    <style:style style:name="T6118" style:parent-style-name="p" style:family="text">
      <style:text-properties style:font-name="Consolas" fo:color="#000000"/>
    </style:style>
    <style:style style:name="P611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120" style:parent-style-name="NormalWeb" style:family="paragraph">
      <style:paragraph-properties fo:border="0.0034in solid #E5E7EB" fo:padding="0in" style:shadow="none" fo:background-color="#FFFFFF"/>
    </style:style>
    <style:style style:name="T6121" style:parent-style-name="Fuentedepárrafopredeter." style:family="text">
      <style:text-properties style:font-name="Arial" style:font-name-complex="Arial" fo:color="#000000"/>
    </style:style>
    <style:style style:name="T6122" style:parent-style-name="CódigoHTML" style:family="text">
      <style:text-properties style:font-name="Consolas" fo:color="#000000" fo:font-size="11pt" style:font-size-asian="11pt" style:font-size-complex="11pt"/>
    </style:style>
    <style:style style:name="T6123" style:parent-style-name="Fuentedepárrafopredeter." style:family="text">
      <style:text-properties style:font-name="Arial" style:font-name-complex="Arial" fo:color="#000000"/>
    </style:style>
    <style:style style:name="T6124" style:parent-style-name="CódigoHTML" style:family="text">
      <style:text-properties style:font-name="Consolas" fo:color="#000000" fo:font-size="11pt" style:font-size-asian="11pt" style:font-size-complex="11pt"/>
    </style:style>
    <style:style style:name="T6125" style:parent-style-name="Fuentedepárrafopredeter." style:family="text">
      <style:text-properties style:font-name="Arial" style:font-name-complex="Arial" fo:color="#000000"/>
    </style:style>
    <style:style style:name="T6126" style:parent-style-name="CódigoHTML" style:family="text">
      <style:text-properties style:font-name="Consolas" fo:color="#000000" fo:font-size="11pt" style:font-size-asian="11pt" style:font-size-complex="11pt"/>
    </style:style>
    <style:style style:name="T6127" style:parent-style-name="Fuentedepárrafopredeter." style:family="text">
      <style:text-properties style:font-name="Arial" style:font-name-complex="Arial" fo:color="#000000"/>
    </style:style>
    <style:style style:name="P6128" style:parent-style-name="HTMLconformatoprevio" style:family="paragraph">
      <style:paragraph-properties fo:border="0.0034in solid #E5E7EB" fo:padding="0in" style:shadow="none" fo:background-color="#FFFFFF"/>
    </style:style>
    <style:style style:name="T6129" style:parent-style-name="p" style:family="text">
      <style:text-properties style:font-name="Consolas" fo:color="#000000" fo:language="en" fo:country="US"/>
    </style:style>
    <style:style style:name="T6130" style:parent-style-name="nt" style:family="text">
      <style:text-properties style:font-name="Consolas" fo:color="#000080" fo:language="en" fo:country="US"/>
    </style:style>
    <style:style style:name="T6131" style:parent-style-name="cl" style:family="text">
      <style:text-properties style:font-name="Consolas" fo:color="#000000" fo:language="en" fo:country="US"/>
    </style:style>
    <style:style style:name="T6132" style:parent-style-name="na" style:family="text">
      <style:text-properties style:font-name="Consolas" fo:color="#008080" fo:language="en" fo:country="US"/>
    </style:style>
    <style:style style:name="T6133" style:parent-style-name="o" style:family="text">
      <style:text-properties style:font-name="Consolas" fo:font-weight="bold" style:font-weight-asian="bold" style:font-weight-complex="bold" fo:color="#000000" fo:language="en" fo:country="US"/>
    </style:style>
    <style:style style:name="T6134" style:parent-style-name="s" style:family="text">
      <style:text-properties style:font-name="Consolas" fo:color="#DD1144" fo:language="en" fo:country="US"/>
    </style:style>
    <style:style style:name="T6135" style:parent-style-name="p" style:family="text">
      <style:text-properties style:font-name="Consolas" fo:color="#000000" fo:language="en" fo:country="US"/>
    </style:style>
    <style:style style:name="P6136" style:parent-style-name="HTMLconformatoprevio" style:family="paragraph">
      <style:paragraph-properties fo:border="0.0034in solid #E5E7EB" fo:padding="0in" style:shadow="none" fo:background-color="#FFFFFF"/>
    </style:style>
    <style:style style:name="T6137" style:parent-style-name="cl" style:family="text">
      <style:text-properties style:font-name="Consolas" fo:color="#000000" fo:language="en" fo:country="US"/>
    </style:style>
    <style:style style:name="T6138" style:parent-style-name="p" style:family="text">
      <style:text-properties style:font-name="Consolas" fo:color="#000000" fo:language="en" fo:country="US"/>
    </style:style>
    <style:style style:name="T6139" style:parent-style-name="nt" style:family="text">
      <style:text-properties style:font-name="Consolas" fo:color="#000080" fo:language="en" fo:country="US"/>
    </style:style>
    <style:style style:name="T6140" style:parent-style-name="cl" style:family="text">
      <style:text-properties style:font-name="Consolas" fo:color="#000000" fo:language="en" fo:country="US"/>
    </style:style>
    <style:style style:name="T6141" style:parent-style-name="na" style:family="text">
      <style:text-properties style:font-name="Consolas" fo:color="#008080" fo:language="en" fo:country="US"/>
    </style:style>
    <style:style style:name="T6142" style:parent-style-name="o" style:family="text">
      <style:text-properties style:font-name="Consolas" fo:font-weight="bold" style:font-weight-asian="bold" style:font-weight-complex="bold" fo:color="#000000" fo:language="en" fo:country="US"/>
    </style:style>
    <style:style style:name="T6143" style:parent-style-name="s" style:family="text">
      <style:text-properties style:font-name="Consolas" fo:color="#DD1144" fo:language="en" fo:country="US"/>
    </style:style>
    <style:style style:name="T6144" style:parent-style-name="p" style:family="text">
      <style:text-properties style:font-name="Consolas" fo:color="#000000" fo:language="en" fo:country="US"/>
    </style:style>
    <style:style style:name="P6145" style:parent-style-name="HTMLconformatoprevio" style:family="paragraph">
      <style:paragraph-properties fo:border="0.0034in solid #E5E7EB" fo:padding="0in" style:shadow="none" fo:background-color="#FFFFFF"/>
    </style:style>
    <style:style style:name="T6146" style:parent-style-name="cl" style:family="text">
      <style:text-properties style:font-name="Consolas" fo:color="#000000" fo:language="en" fo:country="US"/>
    </style:style>
    <style:style style:name="T6147" style:parent-style-name="p" style:family="text">
      <style:text-properties style:font-name="Consolas" fo:color="#000000" fo:language="en" fo:country="US"/>
    </style:style>
    <style:style style:name="T6148" style:parent-style-name="nt" style:family="text">
      <style:text-properties style:font-name="Consolas" fo:color="#000080" fo:language="en" fo:country="US"/>
    </style:style>
    <style:style style:name="T6149" style:parent-style-name="cl" style:family="text">
      <style:text-properties style:font-name="Consolas" fo:color="#000000" fo:language="en" fo:country="US"/>
    </style:style>
    <style:style style:name="T6150" style:parent-style-name="na" style:family="text">
      <style:text-properties style:font-name="Consolas" fo:color="#008080" fo:language="en" fo:country="US"/>
    </style:style>
    <style:style style:name="T6151" style:parent-style-name="o" style:family="text">
      <style:text-properties style:font-name="Consolas" fo:font-weight="bold" style:font-weight-asian="bold" style:font-weight-complex="bold" fo:color="#000000" fo:language="en" fo:country="US"/>
    </style:style>
    <style:style style:name="T6152" style:parent-style-name="s" style:family="text">
      <style:text-properties style:font-name="Consolas" fo:color="#DD1144" fo:language="en" fo:country="US"/>
    </style:style>
    <style:style style:name="T6153" style:parent-style-name="p" style:family="text">
      <style:text-properties style:font-name="Consolas" fo:color="#000000" fo:language="en" fo:country="US"/>
    </style:style>
    <style:style style:name="P6154" style:parent-style-name="HTMLconformatoprevio" style:family="paragraph">
      <style:paragraph-properties fo:border="0.0034in solid #E5E7EB" fo:padding="0in" style:shadow="none" fo:background-color="#FFFFFF"/>
    </style:style>
    <style:style style:name="T6155" style:parent-style-name="cl" style:family="text">
      <style:text-properties style:font-name="Consolas" fo:color="#000000" fo:language="en" fo:country="US"/>
    </style:style>
    <style:style style:name="P6156" style:parent-style-name="HTMLconformatoprevio" style:family="paragraph">
      <style:paragraph-properties fo:border="0.0034in solid #E5E7EB" fo:padding="0in" style:shadow="none" fo:background-color="#FFFFFF"/>
    </style:style>
    <style:style style:name="T6157" style:parent-style-name="cl" style:family="text">
      <style:text-properties style:font-name="Consolas" fo:color="#000000" fo:language="en" fo:country="US"/>
    </style:style>
    <style:style style:name="T6158" style:parent-style-name="p" style:family="text">
      <style:text-properties style:font-name="Consolas" fo:color="#000000" fo:language="en" fo:country="US"/>
    </style:style>
    <style:style style:name="T6159" style:parent-style-name="nt" style:family="text">
      <style:text-properties style:font-name="Consolas" fo:color="#000080" fo:language="en" fo:country="US"/>
    </style:style>
    <style:style style:name="T6160" style:parent-style-name="p" style:family="text">
      <style:text-properties style:font-name="Consolas" fo:color="#000000" fo:language="en" fo:country="US"/>
    </style:style>
    <style:style style:name="P6161" style:parent-style-name="HTMLconformatoprevio" style:family="paragraph">
      <style:paragraph-properties fo:border="0.0034in solid #E5E7EB" fo:padding="0in" style:shadow="none" fo:background-color="#FFFFFF"/>
    </style:style>
    <style:style style:name="T6162" style:parent-style-name="cl" style:family="text">
      <style:text-properties style:font-name="Consolas" fo:color="#000000" fo:language="en" fo:country="US"/>
    </style:style>
    <style:style style:name="T6163" style:parent-style-name="p" style:family="text">
      <style:text-properties style:font-name="Consolas" fo:color="#000000" fo:language="en" fo:country="US"/>
    </style:style>
    <style:style style:name="T6164" style:parent-style-name="nt" style:family="text">
      <style:text-properties style:font-name="Consolas" fo:color="#000080" fo:language="en" fo:country="US"/>
    </style:style>
    <style:style style:name="T6165" style:parent-style-name="cl" style:family="text">
      <style:text-properties style:font-name="Consolas" fo:color="#000000" fo:language="en" fo:country="US"/>
    </style:style>
    <style:style style:name="T6166" style:parent-style-name="na" style:family="text">
      <style:text-properties style:font-name="Consolas" fo:color="#008080" fo:language="en" fo:country="US"/>
    </style:style>
    <style:style style:name="T6167" style:parent-style-name="o" style:family="text">
      <style:text-properties style:font-name="Consolas" fo:font-weight="bold" style:font-weight-asian="bold" style:font-weight-complex="bold" fo:color="#000000" fo:language="en" fo:country="US"/>
    </style:style>
    <style:style style:name="T6168" style:parent-style-name="s" style:family="text">
      <style:text-properties style:font-name="Consolas" fo:color="#DD1144" fo:language="en" fo:country="US"/>
    </style:style>
    <style:style style:name="T6169" style:parent-style-name="p" style:family="text">
      <style:text-properties style:font-name="Consolas" fo:color="#000000" fo:language="en" fo:country="US"/>
    </style:style>
    <style:style style:name="P6170" style:parent-style-name="HTMLconformatoprevio" style:family="paragraph">
      <style:paragraph-properties fo:border="0.0034in solid #E5E7EB" fo:padding="0in" style:shadow="none" fo:background-color="#FFFFFF"/>
    </style:style>
    <style:style style:name="T6171" style:parent-style-name="cl" style:family="text">
      <style:text-properties style:font-name="Consolas" fo:color="#000000" fo:language="en" fo:country="US"/>
    </style:style>
    <style:style style:name="T6172" style:parent-style-name="p" style:family="text">
      <style:text-properties style:font-name="Consolas" fo:color="#000000" fo:language="en" fo:country="US"/>
    </style:style>
    <style:style style:name="T6173" style:parent-style-name="nt" style:family="text">
      <style:text-properties style:font-name="Consolas" fo:color="#000080" fo:language="en" fo:country="US"/>
    </style:style>
    <style:style style:name="T6174" style:parent-style-name="cl" style:family="text">
      <style:text-properties style:font-name="Consolas" fo:color="#000000" fo:language="en" fo:country="US"/>
    </style:style>
    <style:style style:name="T6175" style:parent-style-name="na" style:family="text">
      <style:text-properties style:font-name="Consolas" fo:color="#008080" fo:language="en" fo:country="US"/>
    </style:style>
    <style:style style:name="T6176" style:parent-style-name="o" style:family="text">
      <style:text-properties style:font-name="Consolas" fo:font-weight="bold" style:font-weight-asian="bold" style:font-weight-complex="bold" fo:color="#000000" fo:language="en" fo:country="US"/>
    </style:style>
    <style:style style:name="T6177" style:parent-style-name="s" style:family="text">
      <style:text-properties style:font-name="Consolas" fo:color="#DD1144" fo:language="en" fo:country="US"/>
    </style:style>
    <style:style style:name="T6178" style:parent-style-name="p" style:family="text">
      <style:text-properties style:font-name="Consolas" fo:color="#000000" fo:language="en" fo:country="US"/>
    </style:style>
    <style:style style:name="P6179" style:parent-style-name="HTMLconformatoprevio" style:family="paragraph">
      <style:paragraph-properties fo:border="0.0034in solid #E5E7EB" fo:padding="0in" style:shadow="none" fo:background-color="#FFFFFF"/>
    </style:style>
    <style:style style:name="T6180" style:parent-style-name="cl" style:family="text">
      <style:text-properties style:font-name="Consolas" fo:color="#000000" fo:language="en" fo:country="US"/>
    </style:style>
    <style:style style:name="T6181" style:parent-style-name="p" style:family="text">
      <style:text-properties style:font-name="Consolas" fo:color="#000000" fo:language="en" fo:country="US"/>
    </style:style>
    <style:style style:name="T6182" style:parent-style-name="nt" style:family="text">
      <style:text-properties style:font-name="Consolas" fo:color="#000080" fo:language="en" fo:country="US"/>
    </style:style>
    <style:style style:name="T6183" style:parent-style-name="cl" style:family="text">
      <style:text-properties style:font-name="Consolas" fo:color="#000000" fo:language="en" fo:country="US"/>
    </style:style>
    <style:style style:name="T6184" style:parent-style-name="na" style:family="text">
      <style:text-properties style:font-name="Consolas" fo:color="#008080" fo:language="en" fo:country="US"/>
    </style:style>
    <style:style style:name="T6185" style:parent-style-name="o" style:family="text">
      <style:text-properties style:font-name="Consolas" fo:font-weight="bold" style:font-weight-asian="bold" style:font-weight-complex="bold" fo:color="#000000" fo:language="en" fo:country="US"/>
    </style:style>
    <style:style style:name="T6186" style:parent-style-name="s" style:family="text">
      <style:text-properties style:font-name="Consolas" fo:color="#DD1144" fo:language="en" fo:country="US"/>
    </style:style>
    <style:style style:name="T6187" style:parent-style-name="p" style:family="text">
      <style:text-properties style:font-name="Consolas" fo:color="#000000" fo:language="en" fo:country="US"/>
    </style:style>
    <style:style style:name="P6188" style:parent-style-name="HTMLconformatoprevio" style:family="paragraph">
      <style:paragraph-properties fo:border="0.0034in solid #E5E7EB" fo:padding="0in" style:shadow="none" fo:background-color="#FFFFFF"/>
    </style:style>
    <style:style style:name="T6189" style:parent-style-name="cl" style:family="text">
      <style:text-properties style:font-name="Consolas" fo:color="#000000" fo:language="en" fo:country="US"/>
    </style:style>
    <style:style style:name="T6190" style:parent-style-name="cl" style:family="text">
      <style:text-properties style:font-name="Consolas" fo:color="#000000"/>
    </style:style>
    <style:style style:name="P6191" style:parent-style-name="HTMLconformatoprevio" style:family="paragraph">
      <style:paragraph-properties fo:border="0.0034in solid #E5E7EB" fo:padding="0in" style:shadow="none" fo:background-color="#FFFFFF"/>
    </style:style>
    <style:style style:name="T6192" style:parent-style-name="cl" style:family="text">
      <style:text-properties style:font-name="Consolas" fo:color="#000000"/>
    </style:style>
    <style:style style:name="T6193" style:parent-style-name="p" style:family="text">
      <style:text-properties style:font-name="Consolas" fo:color="#000000"/>
    </style:style>
    <style:style style:name="T6194" style:parent-style-name="nt" style:family="text">
      <style:text-properties style:font-name="Consolas" fo:color="#000080"/>
    </style:style>
    <style:style style:name="T6195" style:parent-style-name="p" style:family="text">
      <style:text-properties style:font-name="Consolas" fo:color="#000000"/>
    </style:style>
    <style:style style:name="P6196" style:parent-style-name="HTMLconformatoprevio" style:family="paragraph">
      <style:paragraph-properties fo:border="0.0034in solid #E5E7EB" fo:padding="0in" style:shadow="none" fo:background-color="#FFFFFF"/>
    </style:style>
    <style:style style:name="T6197" style:parent-style-name="cl" style:family="text">
      <style:text-properties style:font-name="Consolas" fo:color="#000000"/>
    </style:style>
    <style:style style:name="T6198" style:parent-style-name="p" style:family="text">
      <style:text-properties style:font-name="Consolas" fo:color="#000000" fo:language="en" fo:country="US"/>
    </style:style>
    <style:style style:name="T6199" style:parent-style-name="nt" style:family="text">
      <style:text-properties style:font-name="Consolas" fo:color="#000080" fo:language="en" fo:country="US"/>
    </style:style>
    <style:style style:name="T6200" style:parent-style-name="cl" style:family="text">
      <style:text-properties style:font-name="Consolas" fo:color="#000000" fo:language="en" fo:country="US"/>
    </style:style>
    <style:style style:name="T6201" style:parent-style-name="na" style:family="text">
      <style:text-properties style:font-name="Consolas" fo:color="#008080" fo:language="en" fo:country="US"/>
    </style:style>
    <style:style style:name="T6202" style:parent-style-name="o" style:family="text">
      <style:text-properties style:font-name="Consolas" fo:font-weight="bold" style:font-weight-asian="bold" style:font-weight-complex="bold" fo:color="#000000" fo:language="en" fo:country="US"/>
    </style:style>
    <style:style style:name="T6203" style:parent-style-name="s" style:family="text">
      <style:text-properties style:font-name="Consolas" fo:color="#DD1144" fo:language="en" fo:country="US"/>
    </style:style>
    <style:style style:name="T6204" style:parent-style-name="p" style:family="text">
      <style:text-properties style:font-name="Consolas" fo:color="#000000" fo:language="en" fo:country="US"/>
    </style:style>
    <style:style style:name="P6205" style:parent-style-name="HTMLconformatoprevio" style:family="paragraph">
      <style:paragraph-properties fo:border="0.0034in solid #E5E7EB" fo:padding="0in" style:shadow="none" fo:background-color="#FFFFFF"/>
    </style:style>
    <style:style style:name="T6206" style:parent-style-name="cl" style:family="text">
      <style:text-properties style:font-name="Consolas" fo:color="#000000" fo:language="en" fo:country="US"/>
    </style:style>
    <style:style style:name="T6207" style:parent-style-name="cl" style:family="text">
      <style:text-properties style:font-name="Consolas" fo:color="#000000"/>
    </style:style>
    <style:style style:name="P6208" style:parent-style-name="HTMLconformatoprevio" style:family="paragraph">
      <style:paragraph-properties fo:border="0.0034in solid #E5E7EB" fo:padding="0in" style:shadow="none" fo:background-color="#FFFFFF"/>
    </style:style>
    <style:style style:name="T6209" style:parent-style-name="cl" style:family="text">
      <style:text-properties style:font-name="Consolas" fo:color="#000000"/>
    </style:style>
    <style:style style:name="T6210" style:parent-style-name="p" style:family="text">
      <style:text-properties style:font-name="Consolas" fo:color="#000000"/>
    </style:style>
    <style:style style:name="T6211" style:parent-style-name="nt" style:family="text">
      <style:text-properties style:font-name="Consolas" fo:color="#000080"/>
    </style:style>
    <style:style style:name="T6212" style:parent-style-name="p" style:family="text">
      <style:text-properties style:font-name="Consolas" fo:color="#000000"/>
    </style:style>
    <style:style style:name="P6213" style:parent-style-name="HTMLconformatoprevio" style:family="paragraph">
      <style:paragraph-properties fo:border="0.0034in solid #E5E7EB" fo:padding="0in" style:shadow="none" fo:background-color="#FFFFFF"/>
    </style:style>
    <style:style style:name="T6214" style:parent-style-name="cl" style:family="text">
      <style:text-properties style:font-name="Consolas" fo:color="#000000"/>
    </style:style>
    <style:style style:name="T6215" style:parent-style-name="p" style:family="text">
      <style:text-properties style:font-name="Consolas" fo:color="#000000"/>
    </style:style>
    <style:style style:name="T6216" style:parent-style-name="nt" style:family="text">
      <style:text-properties style:font-name="Consolas" fo:color="#000080"/>
    </style:style>
    <style:style style:name="T6217" style:parent-style-name="p" style:family="text">
      <style:text-properties style:font-name="Consolas" fo:color="#000000"/>
    </style:style>
    <style:style style:name="P6218" style:parent-style-name="HTMLconformatoprevio" style:family="paragraph">
      <style:paragraph-properties fo:border="0.0034in solid #E5E7EB" fo:padding="0in" style:shadow="none" fo:background-color="#FFFFFF"/>
    </style:style>
    <style:style style:name="T6219" style:parent-style-name="cl" style:family="text">
      <style:text-properties style:font-name="Consolas" fo:color="#000000"/>
    </style:style>
    <style:style style:name="T6220" style:parent-style-name="p" style:family="text">
      <style:text-properties style:font-name="Consolas" fo:color="#000000"/>
    </style:style>
    <style:style style:name="T6221" style:parent-style-name="nt" style:family="text">
      <style:text-properties style:font-name="Consolas" fo:color="#000080"/>
    </style:style>
    <style:style style:name="T6222" style:parent-style-name="p" style:family="text">
      <style:text-properties style:font-name="Consolas" fo:color="#000000"/>
    </style:style>
    <style:style style:name="P6223" style:parent-style-name="HTMLconformatoprevio" style:family="paragraph">
      <style:paragraph-properties fo:border="0.0034in solid #E5E7EB" fo:padding="0in" style:shadow="none" fo:background-color="#FFFFFF"/>
    </style:style>
    <style:style style:name="T6224" style:parent-style-name="cl" style:family="text">
      <style:text-properties style:font-name="Consolas" fo:color="#000000"/>
    </style:style>
    <style:style style:name="T6225" style:parent-style-name="p" style:family="text">
      <style:text-properties style:font-name="Consolas" fo:color="#000000"/>
    </style:style>
    <style:style style:name="T6226" style:parent-style-name="nt" style:family="text">
      <style:text-properties style:font-name="Consolas" fo:color="#000080"/>
    </style:style>
    <style:style style:name="T6227" style:parent-style-name="p" style:family="text">
      <style:text-properties style:font-name="Consolas" fo:color="#000000"/>
    </style:style>
    <style:style style:name="P6228" style:parent-style-name="HTMLconformatoprevio" style:family="paragraph">
      <style:paragraph-properties fo:border="0.0034in solid #E5E7EB" fo:padding="0in" style:shadow="none" fo:background-color="#FFFFFF"/>
    </style:style>
    <style:style style:name="T6229" style:parent-style-name="p" style:family="text">
      <style:text-properties style:font-name="Consolas" fo:color="#000000"/>
    </style:style>
    <style:style style:name="T6230" style:parent-style-name="nt" style:family="text">
      <style:text-properties style:font-name="Consolas" fo:color="#000080"/>
    </style:style>
    <style:style style:name="T6231" style:parent-style-name="p" style:family="text">
      <style:text-properties style:font-name="Consolas" fo:color="#000000"/>
    </style:style>
    <style:style style:name="P623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233" style:parent-style-name="NormalWeb" style:family="paragraph">
      <style:paragraph-properties fo:border="0.0034in solid #E5E7EB" fo:padding="0in" style:shadow="none" fo:background-color="#FFFFFF"/>
      <style:text-properties style:font-name="Arial" style:font-name-complex="Arial" fo:color="#000000"/>
    </style:style>
    <style:style style:name="P6234"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235" style:parent-style-name="NormalWeb" style:family="paragraph">
      <style:paragraph-properties fo:border="0.0034in solid #E5E7EB" fo:padding="0in" style:shadow="none" fo:background-color="#FFFFFF"/>
      <style:text-properties style:font-name="Arial" style:font-name-complex="Arial" fo:color="#000000"/>
    </style:style>
    <style:style style:name="P6236" style:parent-style-name="HTMLconformatoprevio" style:family="paragraph">
      <style:paragraph-properties fo:border="0.0034in solid #E5E7EB" fo:padding="0in" style:shadow="none" fo:background-color="#FFFFFF"/>
    </style:style>
    <style:style style:name="T6237" style:parent-style-name="nv" style:family="text">
      <style:text-properties style:font-name="Consolas" fo:color="#008080" fo:language="en" fo:country="US"/>
    </style:style>
    <style:style style:name="T6238" style:parent-style-name="o" style:family="text">
      <style:text-properties style:font-name="Consolas" fo:font-weight="bold" style:font-weight-asian="bold" style:font-weight-complex="bold" fo:color="#000000" fo:language="en" fo:country="US"/>
    </style:style>
    <style:style style:name="T6239" style:parent-style-name="cl" style:family="text">
      <style:text-properties style:font-name="Consolas" fo:color="#000000" fo:language="en" fo:country="US"/>
    </style:style>
    <style:style style:name="T6240" style:parent-style-name="mi" style:family="text">
      <style:text-properties style:font-name="Consolas" fo:color="#009999" fo:language="en" fo:country="US"/>
    </style:style>
    <style:style style:name="T6241" style:parent-style-name="p" style:family="text">
      <style:text-properties style:font-name="Consolas" fo:color="#000000" fo:language="en" fo:country="US"/>
    </style:style>
    <style:style style:name="P6242" style:parent-style-name="HTMLconformatoprevio" style:family="paragraph">
      <style:paragraph-properties fo:border="0.0034in solid #E5E7EB" fo:padding="0in" style:shadow="none" fo:background-color="#FFFFFF"/>
    </style:style>
    <style:style style:name="T6243" style:parent-style-name="nv" style:family="text">
      <style:text-properties style:font-name="Consolas" fo:color="#008080" fo:language="en" fo:country="US"/>
    </style:style>
    <style:style style:name="T6244" style:parent-style-name="o" style:family="text">
      <style:text-properties style:font-name="Consolas" fo:font-weight="bold" style:font-weight-asian="bold" style:font-weight-complex="bold" fo:color="#000000" fo:language="en" fo:country="US"/>
    </style:style>
    <style:style style:name="T6245" style:parent-style-name="cl" style:family="text">
      <style:text-properties style:font-name="Consolas" fo:color="#000000" fo:language="en" fo:country="US"/>
    </style:style>
    <style:style style:name="T6246" style:parent-style-name="mi" style:family="text">
      <style:text-properties style:font-name="Consolas" fo:color="#009999" fo:language="en" fo:country="US"/>
    </style:style>
    <style:style style:name="T6247" style:parent-style-name="mf" style:family="text">
      <style:text-properties style:font-name="Consolas" fo:color="#009999" fo:language="en" fo:country="US"/>
    </style:style>
    <style:style style:name="T6248" style:parent-style-name="kt" style:family="text">
      <style:text-properties style:font-name="Consolas" fo:font-weight="bold" style:font-weight-asian="bold" style:font-weight-complex="bold" fo:color="#445588" fo:language="en" fo:country="US"/>
    </style:style>
    <style:style style:name="T6249" style:parent-style-name="p" style:family="text">
      <style:text-properties style:font-name="Consolas" fo:color="#000000" fo:language="en" fo:country="US"/>
    </style:style>
    <style:style style:name="P6250" style:parent-style-name="Normal" style:family="paragraph">
      <style:paragraph-properties fo:background-color="#FFFFFF"/>
      <style:text-properties fo:color="#000000"/>
    </style:style>
    <style:style style:name="P6251" style:parent-style-name="Normal" style:family="paragraph">
      <style:paragraph-properties fo:background-color="#FFFFFF"/>
      <style:text-properties fo:color="#000000"/>
    </style:style>
    <style:style style:name="P6252" style:parent-style-name="HTMLconformatoprevio" style:family="paragraph">
      <style:paragraph-properties fo:border="0.0034in solid #E5E7EB" fo:padding="0in" style:shadow="none" fo:background-color="#FFFFFF"/>
    </style:style>
    <style:style style:name="T6253" style:parent-style-name="nv" style:family="text">
      <style:text-properties style:font-name="Consolas" fo:color="#008080" fo:language="en" fo:country="US"/>
    </style:style>
    <style:style style:name="T6254" style:parent-style-name="o" style:family="text">
      <style:text-properties style:font-name="Consolas" fo:font-weight="bold" style:font-weight-asian="bold" style:font-weight-complex="bold" fo:color="#000000" fo:language="en" fo:country="US"/>
    </style:style>
    <style:style style:name="T6255" style:parent-style-name="cl" style:family="text">
      <style:text-properties style:font-name="Consolas" fo:color="#000000" fo:language="en" fo:country="US"/>
    </style:style>
    <style:style style:name="T6256" style:parent-style-name="p" style:family="text">
      <style:text-properties style:font-name="Consolas" fo:color="#000000" fo:language="en" fo:country="US"/>
    </style:style>
    <style:style style:name="P6257" style:parent-style-name="HTMLconformatoprevio" style:family="paragraph">
      <style:paragraph-properties fo:border="0.0034in solid #E5E7EB" fo:padding="0in" style:shadow="none" fo:background-color="#FFFFFF"/>
    </style:style>
    <style:style style:name="T6258" style:parent-style-name="cl" style:family="text">
      <style:text-properties style:font-name="Consolas" fo:color="#000000" fo:language="en" fo:country="US"/>
    </style:style>
    <style:style style:name="T6259" style:parent-style-name="na" style:family="text">
      <style:text-properties style:font-name="Consolas" fo:color="#008080" fo:language="en" fo:country="US"/>
    </style:style>
    <style:style style:name="T6260" style:parent-style-name="o" style:family="text">
      <style:text-properties style:font-name="Consolas" fo:font-weight="bold" style:font-weight-asian="bold" style:font-weight-complex="bold" fo:color="#000000" fo:language="en" fo:country="US"/>
    </style:style>
    <style:style style:name="T6261" style:parent-style-name="cl" style:family="text">
      <style:text-properties style:font-name="Consolas" fo:color="#000000" fo:language="en" fo:country="US"/>
    </style:style>
    <style:style style:name="T6262" style:parent-style-name="mi" style:family="text">
      <style:text-properties style:font-name="Consolas" fo:color="#009999" fo:language="en" fo:country="US"/>
    </style:style>
    <style:style style:name="T6263" style:parent-style-name="o" style:family="text">
      <style:text-properties style:font-name="Consolas" fo:font-weight="bold" style:font-weight-asian="bold" style:font-weight-complex="bold" fo:color="#000000" fo:language="en" fo:country="US"/>
    </style:style>
    <style:style style:name="P6264" style:parent-style-name="HTMLconformatoprevio" style:family="paragraph">
      <style:paragraph-properties fo:border="0.0034in solid #E5E7EB" fo:padding="0in" style:shadow="none" fo:background-color="#FFFFFF"/>
    </style:style>
    <style:style style:name="T6265" style:parent-style-name="cl" style:family="text">
      <style:text-properties style:font-name="Consolas" fo:color="#000000" fo:language="en" fo:country="US"/>
    </style:style>
    <style:style style:name="T6266" style:parent-style-name="na" style:family="text">
      <style:text-properties style:font-name="Consolas" fo:color="#008080" fo:language="en" fo:country="US"/>
    </style:style>
    <style:style style:name="T6267" style:parent-style-name="o" style:family="text">
      <style:text-properties style:font-name="Consolas" fo:font-weight="bold" style:font-weight-asian="bold" style:font-weight-complex="bold" fo:color="#000000" fo:language="en" fo:country="US"/>
    </style:style>
    <style:style style:name="T6268" style:parent-style-name="cl" style:family="text">
      <style:text-properties style:font-name="Consolas" fo:color="#000000" fo:language="en" fo:country="US"/>
    </style:style>
    <style:style style:name="T6269" style:parent-style-name="mi" style:family="text">
      <style:text-properties style:font-name="Consolas" fo:color="#009999" fo:language="en" fo:country="US"/>
    </style:style>
    <style:style style:name="T6270" style:parent-style-name="kt" style:family="text">
      <style:text-properties style:font-name="Consolas" fo:font-weight="bold" style:font-weight-asian="bold" style:font-weight-complex="bold" fo:color="#445588" fo:language="en" fo:country="US"/>
    </style:style>
    <style:style style:name="T6271" style:parent-style-name="o" style:family="text">
      <style:text-properties style:font-name="Consolas" fo:font-weight="bold" style:font-weight-asian="bold" style:font-weight-complex="bold" fo:color="#000000" fo:language="en" fo:country="US"/>
    </style:style>
    <style:style style:name="P6272" style:parent-style-name="HTMLconformatoprevio" style:family="paragraph">
      <style:paragraph-properties fo:border="0.0034in solid #E5E7EB" fo:padding="0in" style:shadow="none" fo:background-color="#FFFFFF"/>
    </style:style>
    <style:style style:name="T6273" style:parent-style-name="cl" style:family="text">
      <style:text-properties style:font-name="Consolas" fo:color="#000000" fo:language="en" fo:country="US"/>
    </style:style>
    <style:style style:name="T6274" style:parent-style-name="na" style:family="text">
      <style:text-properties style:font-name="Consolas" fo:color="#008080" fo:language="en" fo:country="US"/>
    </style:style>
    <style:style style:name="T6275" style:parent-style-name="o" style:family="text">
      <style:text-properties style:font-name="Consolas" fo:font-weight="bold" style:font-weight-asian="bold" style:font-weight-complex="bold" fo:color="#000000" fo:language="en" fo:country="US"/>
    </style:style>
    <style:style style:name="T6276" style:parent-style-name="cl" style:family="text">
      <style:text-properties style:font-name="Consolas" fo:color="#000000" fo:language="en" fo:country="US"/>
    </style:style>
    <style:style style:name="T6277" style:parent-style-name="mi" style:family="text">
      <style:text-properties style:font-name="Consolas" fo:color="#009999" fo:language="en" fo:country="US"/>
    </style:style>
    <style:style style:name="T6278" style:parent-style-name="kt" style:family="text">
      <style:text-properties style:font-name="Consolas" fo:font-weight="bold" style:font-weight-asian="bold" style:font-weight-complex="bold" fo:color="#445588" fo:language="en" fo:country="US"/>
    </style:style>
    <style:style style:name="T6279" style:parent-style-name="o" style:family="text">
      <style:text-properties style:font-name="Consolas" fo:font-weight="bold" style:font-weight-asian="bold" style:font-weight-complex="bold" fo:color="#000000" fo:language="en" fo:country="US"/>
    </style:style>
    <style:style style:name="P6280" style:parent-style-name="HTMLconformatoprevio" style:family="paragraph">
      <style:paragraph-properties fo:border="0.0034in solid #E5E7EB" fo:padding="0in" style:shadow="none" fo:background-color="#FFFFFF"/>
    </style:style>
    <style:style style:name="T6281" style:parent-style-name="cl" style:family="text">
      <style:text-properties style:font-name="Consolas" fo:color="#000000" fo:language="en" fo:country="US"/>
    </style:style>
    <style:style style:name="T6282" style:parent-style-name="na" style:family="text">
      <style:text-properties style:font-name="Consolas" fo:color="#008080" fo:language="en" fo:country="US"/>
    </style:style>
    <style:style style:name="T6283" style:parent-style-name="o" style:family="text">
      <style:text-properties style:font-name="Consolas" fo:font-weight="bold" style:font-weight-asian="bold" style:font-weight-complex="bold" fo:color="#000000" fo:language="en" fo:country="US"/>
    </style:style>
    <style:style style:name="T6284" style:parent-style-name="cl" style:family="text">
      <style:text-properties style:font-name="Consolas" fo:color="#000000" fo:language="en" fo:country="US"/>
    </style:style>
    <style:style style:name="T6285" style:parent-style-name="mi" style:family="text">
      <style:text-properties style:font-name="Consolas" fo:color="#009999" fo:language="en" fo:country="US"/>
    </style:style>
    <style:style style:name="T6286" style:parent-style-name="kt" style:family="text">
      <style:text-properties style:font-name="Consolas" fo:font-weight="bold" style:font-weight-asian="bold" style:font-weight-complex="bold" fo:color="#445588" fo:language="en" fo:country="US"/>
    </style:style>
    <style:style style:name="T6287" style:parent-style-name="o" style:family="text">
      <style:text-properties style:font-name="Consolas" fo:font-weight="bold" style:font-weight-asian="bold" style:font-weight-complex="bold" fo:color="#000000" fo:language="en" fo:country="US"/>
    </style:style>
    <style:style style:name="P6288" style:parent-style-name="HTMLconformatoprevio" style:family="paragraph">
      <style:paragraph-properties fo:border="0.0034in solid #E5E7EB" fo:padding="0in" style:shadow="none" fo:background-color="#FFFFFF"/>
    </style:style>
    <style:style style:name="T6289" style:parent-style-name="cl" style:family="text">
      <style:text-properties style:font-name="Consolas" fo:color="#000000" fo:language="en" fo:country="US"/>
    </style:style>
    <style:style style:name="T6290" style:parent-style-name="na" style:family="text">
      <style:text-properties style:font-name="Consolas" fo:color="#008080" fo:language="en" fo:country="US"/>
    </style:style>
    <style:style style:name="T6291" style:parent-style-name="o" style:family="text">
      <style:text-properties style:font-name="Consolas" fo:font-weight="bold" style:font-weight-asian="bold" style:font-weight-complex="bold" fo:color="#000000" fo:language="en" fo:country="US"/>
    </style:style>
    <style:style style:name="T6292" style:parent-style-name="cl" style:family="text">
      <style:text-properties style:font-name="Consolas" fo:color="#000000" fo:language="en" fo:country="US"/>
    </style:style>
    <style:style style:name="T6293" style:parent-style-name="mi" style:family="text">
      <style:text-properties style:font-name="Consolas" fo:color="#009999" fo:language="en" fo:country="US"/>
    </style:style>
    <style:style style:name="T6294" style:parent-style-name="kt" style:family="text">
      <style:text-properties style:font-name="Consolas" fo:font-weight="bold" style:font-weight-asian="bold" style:font-weight-complex="bold" fo:color="#445588" fo:language="en" fo:country="US"/>
    </style:style>
    <style:style style:name="T6295" style:parent-style-name="o" style:family="text">
      <style:text-properties style:font-name="Consolas" fo:font-weight="bold" style:font-weight-asian="bold" style:font-weight-complex="bold" fo:color="#000000" fo:language="en" fo:country="US"/>
    </style:style>
    <style:style style:name="P6296" style:parent-style-name="HTMLconformatoprevio" style:family="paragraph">
      <style:paragraph-properties fo:border="0.0034in solid #E5E7EB" fo:padding="0in" style:shadow="none" fo:background-color="#FFFFFF"/>
    </style:style>
    <style:style style:name="T6297" style:parent-style-name="cl" style:family="text">
      <style:text-properties style:font-name="Consolas" fo:color="#000000" fo:language="en" fo:country="US"/>
    </style:style>
    <style:style style:name="T6298" style:parent-style-name="na" style:family="text">
      <style:text-properties style:font-name="Consolas" fo:color="#008080" fo:language="en" fo:country="US"/>
    </style:style>
    <style:style style:name="T6299" style:parent-style-name="o" style:family="text">
      <style:text-properties style:font-name="Consolas" fo:font-weight="bold" style:font-weight-asian="bold" style:font-weight-complex="bold" fo:color="#000000" fo:language="en" fo:country="US"/>
    </style:style>
    <style:style style:name="T6300" style:parent-style-name="cl" style:family="text">
      <style:text-properties style:font-name="Consolas" fo:color="#000000" fo:language="en" fo:country="US"/>
    </style:style>
    <style:style style:name="T6301" style:parent-style-name="mi" style:family="text">
      <style:text-properties style:font-name="Consolas" fo:color="#009999" fo:language="en" fo:country="US"/>
    </style:style>
    <style:style style:name="T6302" style:parent-style-name="kt" style:family="text">
      <style:text-properties style:font-name="Consolas" fo:font-weight="bold" style:font-weight-asian="bold" style:font-weight-complex="bold" fo:color="#445588" fo:language="en" fo:country="US"/>
    </style:style>
    <style:style style:name="P6303" style:parent-style-name="HTMLconformatoprevio" style:family="paragraph">
      <style:paragraph-properties fo:border="0.0034in solid #E5E7EB" fo:padding="0in" style:shadow="none" fo:background-color="#FFFFFF"/>
    </style:style>
    <style:style style:name="T6304" style:parent-style-name="p" style:family="text">
      <style:text-properties style:font-name="Consolas" fo:color="#000000" fo:language="en" fo:country="US"/>
    </style:style>
    <style:style style:name="P6305" style:parent-style-name="HTMLconformatoprevio" style:family="paragraph">
      <style:paragraph-properties fo:border="0.0034in solid #E5E7EB" fo:padding="0in" style:shadow="none" fo:background-color="#FFFFFF"/>
    </style:style>
    <style:style style:name="T6306" style:parent-style-name="nv" style:family="text">
      <style:text-properties style:font-name="Consolas" fo:color="#008080" fo:language="en" fo:country="US"/>
    </style:style>
    <style:style style:name="T6307" style:parent-style-name="o" style:family="text">
      <style:text-properties style:font-name="Consolas" fo:font-weight="bold" style:font-weight-asian="bold" style:font-weight-complex="bold" fo:color="#000000" fo:language="en" fo:country="US"/>
    </style:style>
    <style:style style:name="T6308" style:parent-style-name="cl" style:family="text">
      <style:text-properties style:font-name="Consolas" fo:color="#000000" fo:language="en" fo:country="US"/>
    </style:style>
    <style:style style:name="T6309" style:parent-style-name="p" style:family="text">
      <style:text-properties style:font-name="Consolas" fo:color="#000000" fo:language="en" fo:country="US"/>
    </style:style>
    <style:style style:name="P6310" style:parent-style-name="HTMLconformatoprevio" style:family="paragraph">
      <style:paragraph-properties fo:border="0.0034in solid #E5E7EB" fo:padding="0in" style:shadow="none" fo:background-color="#FFFFFF"/>
    </style:style>
    <style:style style:name="T6311" style:parent-style-name="cl" style:family="text">
      <style:text-properties style:font-name="Consolas" fo:color="#000000" fo:language="en" fo:country="US"/>
    </style:style>
    <style:style style:name="T6312" style:parent-style-name="na" style:family="text">
      <style:text-properties style:font-name="Consolas" fo:color="#008080" fo:language="en" fo:country="US"/>
    </style:style>
    <style:style style:name="T6313" style:parent-style-name="o" style:family="text">
      <style:text-properties style:font-name="Consolas" fo:font-weight="bold" style:font-weight-asian="bold" style:font-weight-complex="bold" fo:color="#000000" fo:language="en" fo:country="US"/>
    </style:style>
    <style:style style:name="T6314" style:parent-style-name="cl" style:family="text">
      <style:text-properties style:font-name="Consolas" fo:color="#000000" fo:language="en" fo:country="US"/>
    </style:style>
    <style:style style:name="T6315" style:parent-style-name="mi" style:family="text">
      <style:text-properties style:font-name="Consolas" fo:color="#009999" fo:language="en" fo:country="US"/>
    </style:style>
    <style:style style:name="T6316" style:parent-style-name="kt" style:family="text">
      <style:text-properties style:font-name="Consolas" fo:font-weight="bold" style:font-weight-asian="bold" style:font-weight-complex="bold" fo:color="#445588" fo:language="en" fo:country="US"/>
    </style:style>
    <style:style style:name="T6317" style:parent-style-name="o" style:family="text">
      <style:text-properties style:font-name="Consolas" fo:font-weight="bold" style:font-weight-asian="bold" style:font-weight-complex="bold" fo:color="#000000" fo:language="en" fo:country="US"/>
    </style:style>
    <style:style style:name="P6318" style:parent-style-name="HTMLconformatoprevio" style:family="paragraph">
      <style:paragraph-properties fo:border="0.0034in solid #E5E7EB" fo:padding="0in" style:shadow="none" fo:background-color="#FFFFFF"/>
    </style:style>
    <style:style style:name="T6319" style:parent-style-name="cl" style:family="text">
      <style:text-properties style:font-name="Consolas" fo:color="#000000" fo:language="en" fo:country="US"/>
    </style:style>
    <style:style style:name="T6320" style:parent-style-name="na" style:family="text">
      <style:text-properties style:font-name="Consolas" fo:color="#008080" fo:language="en" fo:country="US"/>
    </style:style>
    <style:style style:name="T6321" style:parent-style-name="o" style:family="text">
      <style:text-properties style:font-name="Consolas" fo:font-weight="bold" style:font-weight-asian="bold" style:font-weight-complex="bold" fo:color="#000000" fo:language="en" fo:country="US"/>
    </style:style>
    <style:style style:name="T6322" style:parent-style-name="cl" style:family="text">
      <style:text-properties style:font-name="Consolas" fo:color="#000000" fo:language="en" fo:country="US"/>
    </style:style>
    <style:style style:name="T6323" style:parent-style-name="mi" style:family="text">
      <style:text-properties style:font-name="Consolas" fo:color="#009999" fo:language="en" fo:country="US"/>
    </style:style>
    <style:style style:name="T6324" style:parent-style-name="kt" style:family="text">
      <style:text-properties style:font-name="Consolas" fo:font-weight="bold" style:font-weight-asian="bold" style:font-weight-complex="bold" fo:color="#445588" fo:language="en" fo:country="US"/>
    </style:style>
    <style:style style:name="T6325" style:parent-style-name="o" style:family="text">
      <style:text-properties style:font-name="Consolas" fo:font-weight="bold" style:font-weight-asian="bold" style:font-weight-complex="bold" fo:color="#000000" fo:language="en" fo:country="US"/>
    </style:style>
    <style:style style:name="P6326" style:parent-style-name="HTMLconformatoprevio" style:family="paragraph">
      <style:paragraph-properties fo:border="0.0034in solid #E5E7EB" fo:padding="0in" style:shadow="none" fo:background-color="#FFFFFF"/>
    </style:style>
    <style:style style:name="T6327" style:parent-style-name="cl" style:family="text">
      <style:text-properties style:font-name="Consolas" fo:color="#000000" fo:language="en" fo:country="US"/>
    </style:style>
    <style:style style:name="T6328" style:parent-style-name="na" style:family="text">
      <style:text-properties style:font-name="Consolas" fo:color="#008080" fo:language="en" fo:country="US"/>
    </style:style>
    <style:style style:name="T6329" style:parent-style-name="o" style:family="text">
      <style:text-properties style:font-name="Consolas" fo:font-weight="bold" style:font-weight-asian="bold" style:font-weight-complex="bold" fo:color="#000000" fo:language="en" fo:country="US"/>
    </style:style>
    <style:style style:name="T6330" style:parent-style-name="cl" style:family="text">
      <style:text-properties style:font-name="Consolas" fo:color="#000000" fo:language="en" fo:country="US"/>
    </style:style>
    <style:style style:name="T6331" style:parent-style-name="mi" style:family="text">
      <style:text-properties style:font-name="Consolas" fo:color="#009999" fo:language="en" fo:country="US"/>
    </style:style>
    <style:style style:name="T6332" style:parent-style-name="kt" style:family="text">
      <style:text-properties style:font-name="Consolas" fo:font-weight="bold" style:font-weight-asian="bold" style:font-weight-complex="bold" fo:color="#445588" fo:language="en" fo:country="US"/>
    </style:style>
    <style:style style:name="T6333" style:parent-style-name="o" style:family="text">
      <style:text-properties style:font-name="Consolas" fo:font-weight="bold" style:font-weight-asian="bold" style:font-weight-complex="bold" fo:color="#000000" fo:language="en" fo:country="US"/>
    </style:style>
    <style:style style:name="P6334" style:parent-style-name="HTMLconformatoprevio" style:family="paragraph">
      <style:paragraph-properties fo:border="0.0034in solid #E5E7EB" fo:padding="0in" style:shadow="none" fo:background-color="#FFFFFF"/>
    </style:style>
    <style:style style:name="T6335" style:parent-style-name="cl" style:family="text">
      <style:text-properties style:font-name="Consolas" fo:color="#000000" fo:language="en" fo:country="US"/>
    </style:style>
    <style:style style:name="T6336" style:parent-style-name="na" style:family="text">
      <style:text-properties style:font-name="Consolas" fo:color="#008080"/>
    </style:style>
    <style:style style:name="T6337" style:parent-style-name="o" style:family="text">
      <style:text-properties style:font-name="Consolas" fo:font-weight="bold" style:font-weight-asian="bold" style:font-weight-complex="bold" fo:color="#000000"/>
    </style:style>
    <style:style style:name="T6338" style:parent-style-name="cl" style:family="text">
      <style:text-properties style:font-name="Consolas" fo:color="#000000"/>
    </style:style>
    <style:style style:name="T6339" style:parent-style-name="mi" style:family="text">
      <style:text-properties style:font-name="Consolas" fo:color="#009999"/>
    </style:style>
    <style:style style:name="T6340" style:parent-style-name="kt" style:family="text">
      <style:text-properties style:font-name="Consolas" fo:font-weight="bold" style:font-weight-asian="bold" style:font-weight-complex="bold" fo:color="#445588"/>
    </style:style>
    <style:style style:name="T6341" style:parent-style-name="o" style:family="text">
      <style:text-properties style:font-name="Consolas" fo:font-weight="bold" style:font-weight-asian="bold" style:font-weight-complex="bold" fo:color="#000000"/>
    </style:style>
    <style:style style:name="P6342" style:parent-style-name="HTMLconformatoprevio" style:family="paragraph">
      <style:paragraph-properties fo:border="0.0034in solid #E5E7EB" fo:padding="0in" style:shadow="none" fo:background-color="#FFFFFF"/>
    </style:style>
    <style:style style:name="T6343" style:parent-style-name="cl" style:family="text">
      <style:text-properties style:font-name="Consolas" fo:color="#000000"/>
    </style:style>
    <style:style style:name="T6344" style:parent-style-name="na" style:family="text">
      <style:text-properties style:font-name="Consolas" fo:color="#008080"/>
    </style:style>
    <style:style style:name="T6345" style:parent-style-name="o" style:family="text">
      <style:text-properties style:font-name="Consolas" fo:font-weight="bold" style:font-weight-asian="bold" style:font-weight-complex="bold" fo:color="#000000"/>
    </style:style>
    <style:style style:name="T6346" style:parent-style-name="cl" style:family="text">
      <style:text-properties style:font-name="Consolas" fo:color="#000000"/>
    </style:style>
    <style:style style:name="T6347" style:parent-style-name="mi" style:family="text">
      <style:text-properties style:font-name="Consolas" fo:color="#009999"/>
    </style:style>
    <style:style style:name="T6348" style:parent-style-name="kt" style:family="text">
      <style:text-properties style:font-name="Consolas" fo:font-weight="bold" style:font-weight-asian="bold" style:font-weight-complex="bold" fo:color="#445588"/>
    </style:style>
    <style:style style:name="P6349" style:parent-style-name="HTMLconformatoprevio" style:family="paragraph">
      <style:paragraph-properties fo:border="0.0034in solid #E5E7EB" fo:padding="0in" style:shadow="none" fo:background-color="#FFFFFF"/>
    </style:style>
    <style:style style:name="T6350" style:parent-style-name="p" style:family="text">
      <style:text-properties style:font-name="Consolas" fo:color="#000000"/>
    </style:style>
    <style:style style:name="P6351"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352" style:parent-style-name="NormalWeb" style:family="paragraph">
      <style:paragraph-properties fo:border="0.0034in solid #E5E7EB" fo:padding="0in" style:shadow="none" fo:background-color="#FFFFFF"/>
      <style:text-properties style:font-name="Arial" style:font-name-complex="Arial" fo:color="#000000"/>
    </style:style>
    <style:style style:name="P6353" style:parent-style-name="HTMLconformatoprevio" style:family="paragraph">
      <style:paragraph-properties fo:border="0.0034in solid #E5E7EB" fo:padding="0in" style:shadow="none" fo:background-color="#FFFFFF"/>
    </style:style>
    <style:style style:name="T6354" style:parent-style-name="c1" style:family="text">
      <style:text-properties style:font-name="Consolas" fo:font-style="italic" style:font-style-asian="italic" style:font-style-complex="italic" fo:color="#999988"/>
    </style:style>
    <style:style style:name="P6355" style:parent-style-name="HTMLconformatoprevio" style:family="paragraph">
      <style:paragraph-properties fo:border="0.0034in solid #E5E7EB" fo:padding="0in" style:shadow="none" fo:background-color="#FFFFFF"/>
    </style:style>
    <style:style style:name="T6356" style:parent-style-name="k" style:family="text">
      <style:text-properties style:font-name="Consolas" fo:font-weight="bold" style:font-weight-asian="bold" style:font-weight-complex="bold" fo:color="#000000"/>
    </style:style>
    <style:style style:name="T6357" style:parent-style-name="nd" style:family="text">
      <style:text-properties style:font-name="Consolas" fo:font-weight="bold" style:font-weight-asian="bold" style:font-weight-complex="bold" fo:color="#3C5D5D"/>
    </style:style>
    <style:style style:name="T6358" style:parent-style-name="p" style:family="text">
      <style:text-properties style:font-name="Consolas" fo:color="#000000"/>
    </style:style>
    <style:style style:name="P6359" style:parent-style-name="HTMLconformatoprevio" style:family="paragraph">
      <style:paragraph-properties fo:border="0.0034in solid #E5E7EB" fo:padding="0in" style:shadow="none" fo:background-color="#FFFFFF"/>
    </style:style>
    <style:style style:name="P6360" style:parent-style-name="HTMLconformatoprevio" style:family="paragraph">
      <style:paragraph-properties fo:border="0.0034in solid #E5E7EB" fo:padding="0in" style:shadow="none" fo:background-color="#FFFFFF"/>
    </style:style>
    <style:style style:name="T6361" style:parent-style-name="c1" style:family="text">
      <style:text-properties style:font-name="Consolas" fo:font-style="italic" style:font-style-asian="italic" style:font-style-complex="italic" fo:color="#999988"/>
    </style:style>
    <style:style style:name="P6362" style:parent-style-name="HTMLconformatoprevio" style:family="paragraph">
      <style:paragraph-properties fo:border="0.0034in solid #E5E7EB" fo:padding="0in" style:shadow="none" fo:background-color="#FFFFFF"/>
    </style:style>
    <style:style style:name="T6363" style:parent-style-name="k" style:family="text">
      <style:text-properties style:font-name="Consolas" fo:font-weight="bold" style:font-weight-asian="bold" style:font-weight-complex="bold" fo:color="#000000"/>
    </style:style>
    <style:style style:name="T6364" style:parent-style-name="nd" style:family="text">
      <style:text-properties style:font-name="Consolas" fo:font-weight="bold" style:font-weight-asian="bold" style:font-weight-complex="bold" fo:color="#3C5D5D"/>
    </style:style>
    <style:style style:name="T6365" style:parent-style-name="p" style:family="text">
      <style:text-properties style:font-name="Consolas" fo:color="#000000"/>
    </style:style>
    <style:style style:name="P6366" style:parent-style-name="HTMLconformatoprevio" style:family="paragraph">
      <style:paragraph-properties fo:border="0.0034in solid #E5E7EB" fo:padding="0in" style:shadow="none" fo:background-color="#FFFFFF"/>
    </style:style>
    <style:style style:name="P6367" style:parent-style-name="HTMLconformatoprevio" style:family="paragraph">
      <style:paragraph-properties fo:border="0.0034in solid #E5E7EB" fo:padding="0in" style:shadow="none" fo:background-color="#FFFFFF"/>
    </style:style>
    <style:style style:name="T6368" style:parent-style-name="c1" style:family="text">
      <style:text-properties style:font-name="Consolas" fo:font-style="italic" style:font-style-asian="italic" style:font-style-complex="italic" fo:color="#999988"/>
    </style:style>
    <style:style style:name="P6369" style:parent-style-name="HTMLconformatoprevio" style:family="paragraph">
      <style:paragraph-properties fo:border="0.0034in solid #E5E7EB" fo:padding="0in" style:shadow="none" fo:background-color="#FFFFFF"/>
    </style:style>
    <style:style style:name="T6370" style:parent-style-name="k" style:family="text">
      <style:text-properties style:font-name="Consolas" fo:font-weight="bold" style:font-weight-asian="bold" style:font-weight-complex="bold" fo:color="#000000" fo:language="en" fo:country="US"/>
    </style:style>
    <style:style style:name="T6371" style:parent-style-name="nd" style:family="text">
      <style:text-properties style:font-name="Consolas" fo:font-weight="bold" style:font-weight-asian="bold" style:font-weight-complex="bold" fo:color="#3C5D5D" fo:language="en" fo:country="US"/>
    </style:style>
    <style:style style:name="T6372" style:parent-style-name="p" style:family="text">
      <style:text-properties style:font-name="Consolas" fo:color="#000000" fo:language="en" fo:country="US"/>
    </style:style>
    <style:style style:name="P6373" style:parent-style-name="HTMLconformatoprevio" style:family="paragraph">
      <style:paragraph-properties fo:border="0.0034in solid #E5E7EB" fo:padding="0in" style:shadow="none" fo:background-color="#FFFFFF"/>
    </style:style>
    <style:style style:name="T6374" style:parent-style-name="k" style:family="text">
      <style:text-properties style:font-name="Consolas" fo:font-weight="bold" style:font-weight-asian="bold" style:font-weight-complex="bold" fo:color="#000000" fo:language="en" fo:country="US"/>
    </style:style>
    <style:style style:name="T6375" style:parent-style-name="nd" style:family="text">
      <style:text-properties style:font-name="Consolas" fo:font-weight="bold" style:font-weight-asian="bold" style:font-weight-complex="bold" fo:color="#3C5D5D" fo:language="en" fo:country="US"/>
    </style:style>
    <style:style style:name="T6376" style:parent-style-name="p" style:family="text">
      <style:text-properties style:font-name="Consolas" fo:color="#000000" fo:language="en" fo:country="US"/>
    </style:style>
    <style:style style:name="T6377" style:parent-style-name="nv" style:family="text">
      <style:text-properties style:font-name="Consolas" fo:color="#008080" fo:language="en" fo:country="US"/>
    </style:style>
    <style:style style:name="T6378" style:parent-style-name="o" style:family="text">
      <style:text-properties style:font-name="Consolas" fo:font-weight="bold" style:font-weight-asian="bold" style:font-weight-complex="bold" fo:color="#000000" fo:language="en" fo:country="US"/>
    </style:style>
    <style:style style:name="T6379" style:parent-style-name="cl" style:family="text">
      <style:text-properties style:font-name="Consolas" fo:color="#000000" fo:language="en" fo:country="US"/>
    </style:style>
    <style:style style:name="T6380" style:parent-style-name="nv" style:family="text">
      <style:text-properties style:font-name="Consolas" fo:color="#008080" fo:language="en" fo:country="US"/>
    </style:style>
    <style:style style:name="T6381" style:parent-style-name="o" style:family="text">
      <style:text-properties style:font-name="Consolas" fo:font-weight="bold" style:font-weight-asian="bold" style:font-weight-complex="bold" fo:color="#000000" fo:language="en" fo:country="US"/>
    </style:style>
    <style:style style:name="T6382" style:parent-style-name="cl" style:family="text">
      <style:text-properties style:font-name="Consolas" fo:color="#000000" fo:language="en" fo:country="US"/>
    </style:style>
    <style:style style:name="T6383" style:parent-style-name="nv" style:family="text">
      <style:text-properties style:font-name="Consolas" fo:color="#008080" fo:language="en" fo:country="US"/>
    </style:style>
    <style:style style:name="T6384" style:parent-style-name="p" style:family="text">
      <style:text-properties style:font-name="Consolas" fo:color="#000000" fo:language="en" fo:country="US"/>
    </style:style>
    <style:style style:name="P6385" style:parent-style-name="HTMLconformatoprevio" style:family="paragraph">
      <style:paragraph-properties fo:border="0.0034in solid #E5E7EB" fo:padding="0in" style:shadow="none" fo:background-color="#FFFFFF"/>
    </style:style>
    <style:style style:name="P6386" style:parent-style-name="HTMLconformatoprevio" style:family="paragraph">
      <style:paragraph-properties fo:border="0.0034in solid #E5E7EB" fo:padding="0in" style:shadow="none" fo:background-color="#FFFFFF"/>
    </style:style>
    <style:style style:name="T6387" style:parent-style-name="c1" style:family="text">
      <style:text-properties style:font-name="Consolas" fo:font-style="italic" style:font-style-asian="italic" style:font-style-complex="italic" fo:color="#999988" fo:language="en" fo:country="US"/>
    </style:style>
    <style:style style:name="P6388" style:parent-style-name="HTMLconformatoprevio" style:family="paragraph">
      <style:paragraph-properties fo:border="0.0034in solid #E5E7EB" fo:padding="0in" style:shadow="none" fo:background-color="#FFFFFF"/>
    </style:style>
    <style:style style:name="T6389" style:parent-style-name="k" style:family="text">
      <style:text-properties style:font-name="Consolas" fo:font-weight="bold" style:font-weight-asian="bold" style:font-weight-complex="bold" fo:color="#000000" fo:language="en" fo:country="US"/>
    </style:style>
    <style:style style:name="T6390" style:parent-style-name="nd" style:family="text">
      <style:text-properties style:font-name="Consolas" fo:font-weight="bold" style:font-weight-asian="bold" style:font-weight-complex="bold" fo:color="#3C5D5D" fo:language="en" fo:country="US"/>
    </style:style>
    <style:style style:name="T6391" style:parent-style-name="p" style:family="text">
      <style:text-properties style:font-name="Consolas" fo:color="#000000" fo:language="en" fo:country="US"/>
    </style:style>
    <style:style style:name="T6392" style:parent-style-name="nv" style:family="text">
      <style:text-properties style:font-name="Consolas" fo:color="#008080" fo:language="en" fo:country="US"/>
    </style:style>
    <style:style style:name="T6393" style:parent-style-name="o" style:family="text">
      <style:text-properties style:font-name="Consolas" fo:font-weight="bold" style:font-weight-asian="bold" style:font-weight-complex="bold" fo:color="#000000" fo:language="en" fo:country="US"/>
    </style:style>
    <style:style style:name="T6394" style:parent-style-name="cl" style:family="text">
      <style:text-properties style:font-name="Consolas" fo:color="#000000" fo:language="en" fo:country="US"/>
    </style:style>
    <style:style style:name="T6395" style:parent-style-name="nv" style:family="text">
      <style:text-properties style:font-name="Consolas" fo:color="#008080" fo:language="en" fo:country="US"/>
    </style:style>
    <style:style style:name="T6396" style:parent-style-name="o" style:family="text">
      <style:text-properties style:font-name="Consolas" fo:font-weight="bold" style:font-weight-asian="bold" style:font-weight-complex="bold" fo:color="#000000" fo:language="en" fo:country="US"/>
    </style:style>
    <style:style style:name="T6397" style:parent-style-name="cl" style:family="text">
      <style:text-properties style:font-name="Consolas" fo:color="#000000" fo:language="en" fo:country="US"/>
    </style:style>
    <style:style style:name="T6398" style:parent-style-name="nv" style:family="text">
      <style:text-properties style:font-name="Consolas" fo:color="#008080" fo:language="en" fo:country="US"/>
    </style:style>
    <style:style style:name="T6399" style:parent-style-name="p" style:family="text">
      <style:text-properties style:font-name="Consolas" fo:color="#000000" fo:language="en" fo:country="US"/>
    </style:style>
    <style:style style:name="P640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401" style:parent-style-name="NormalWeb" style:family="paragraph">
      <style:paragraph-properties fo:border="0.0034in solid #E5E7EB" fo:padding="0in" style:shadow="none" fo:background-color="#FFFFFF"/>
      <style:text-properties style:font-name="Arial" style:font-name-complex="Arial" fo:color="#000000"/>
    </style:style>
    <style:style style:name="P6402" style:parent-style-name="HTMLconformatoprevio" style:family="paragraph">
      <style:paragraph-properties fo:border="0.0034in solid #E5E7EB" fo:padding="0in" style:shadow="none" fo:background-color="#FFFFFF"/>
    </style:style>
    <style:style style:name="T6403" style:parent-style-name="nc" style:family="text">
      <style:text-properties style:font-name="Consolas" fo:font-weight="bold" style:font-weight-asian="bold" style:font-weight-complex="bold" fo:color="#445588" fo:language="en" fo:country="US"/>
    </style:style>
    <style:style style:name="T6404" style:parent-style-name="cl" style:family="text">
      <style:text-properties style:font-name="Consolas" fo:color="#000000" fo:language="en" fo:country="US"/>
    </style:style>
    <style:style style:name="T6405" style:parent-style-name="p" style:family="text">
      <style:text-properties style:font-name="Consolas" fo:color="#000000" fo:language="en" fo:country="US"/>
    </style:style>
    <style:style style:name="P6406" style:parent-style-name="HTMLconformatoprevio" style:family="paragraph">
      <style:paragraph-properties fo:border="0.0034in solid #E5E7EB" fo:padding="0in" style:shadow="none" fo:background-color="#FFFFFF"/>
    </style:style>
    <style:style style:name="T6407" style:parent-style-name="cl" style:family="text">
      <style:text-properties style:font-name="Consolas" fo:color="#000000" fo:language="en" fo:country="US"/>
    </style:style>
    <style:style style:name="T6408" style:parent-style-name="k" style:family="text">
      <style:text-properties style:font-name="Consolas" fo:font-weight="bold" style:font-weight-asian="bold" style:font-weight-complex="bold" fo:color="#000000" fo:language="en" fo:country="US"/>
    </style:style>
    <style:style style:name="T6409" style:parent-style-name="nd" style:family="text">
      <style:text-properties style:font-name="Consolas" fo:font-weight="bold" style:font-weight-asian="bold" style:font-weight-complex="bold" fo:color="#3C5D5D" fo:language="en" fo:country="US"/>
    </style:style>
    <style:style style:name="T6410" style:parent-style-name="p" style:family="text">
      <style:text-properties style:font-name="Consolas" fo:color="#000000" fo:language="en" fo:country="US"/>
    </style:style>
    <style:style style:name="P6411" style:parent-style-name="HTMLconformatoprevio" style:family="paragraph">
      <style:paragraph-properties fo:border="0.0034in solid #E5E7EB" fo:padding="0in" style:shadow="none" fo:background-color="#FFFFFF"/>
    </style:style>
    <style:style style:name="T6412" style:parent-style-name="cl" style:family="text">
      <style:text-properties style:font-name="Consolas" fo:color="#000000" fo:language="en" fo:country="US"/>
    </style:style>
    <style:style style:name="T6413" style:parent-style-name="c1" style:family="text">
      <style:text-properties style:font-name="Consolas" fo:font-style="italic" style:font-style-asian="italic" style:font-style-complex="italic" fo:color="#999988"/>
    </style:style>
    <style:style style:name="P6414" style:parent-style-name="HTMLconformatoprevio" style:family="paragraph">
      <style:paragraph-properties fo:border="0.0034in solid #E5E7EB" fo:padding="0in" style:shadow="none" fo:background-color="#FFFFFF"/>
    </style:style>
    <style:style style:name="T6415" style:parent-style-name="cl" style:family="text">
      <style:text-properties style:font-name="Consolas" fo:color="#000000"/>
    </style:style>
    <style:style style:name="T6416" style:parent-style-name="c1" style:family="text">
      <style:text-properties style:font-name="Consolas" fo:font-style="italic" style:font-style-asian="italic" style:font-style-complex="italic" fo:color="#999988" fo:language="en" fo:country="US"/>
    </style:style>
    <style:style style:name="P6417" style:parent-style-name="HTMLconformatoprevio" style:family="paragraph">
      <style:paragraph-properties fo:border="0.0034in solid #E5E7EB" fo:padding="0in" style:shadow="none" fo:background-color="#FFFFFF"/>
    </style:style>
    <style:style style:name="T6418" style:parent-style-name="cl" style:family="text">
      <style:text-properties style:font-name="Consolas" fo:color="#000000" fo:language="en" fo:country="US"/>
    </style:style>
    <style:style style:name="T6419" style:parent-style-name="na" style:family="text">
      <style:text-properties style:font-name="Consolas" fo:color="#008080" fo:language="en" fo:country="US"/>
    </style:style>
    <style:style style:name="T6420" style:parent-style-name="o" style:family="text">
      <style:text-properties style:font-name="Consolas" fo:font-weight="bold" style:font-weight-asian="bold" style:font-weight-complex="bold" fo:color="#000000" fo:language="en" fo:country="US"/>
    </style:style>
    <style:style style:name="T6421" style:parent-style-name="cl" style:family="text">
      <style:text-properties style:font-name="Consolas" fo:color="#000000" fo:language="en" fo:country="US"/>
    </style:style>
    <style:style style:name="T6422" style:parent-style-name="mi" style:family="text">
      <style:text-properties style:font-name="Consolas" fo:color="#009999" fo:language="en" fo:country="US"/>
    </style:style>
    <style:style style:name="T6423" style:parent-style-name="kt" style:family="text">
      <style:text-properties style:font-name="Consolas" fo:font-weight="bold" style:font-weight-asian="bold" style:font-weight-complex="bold" fo:color="#445588" fo:language="en" fo:country="US"/>
    </style:style>
    <style:style style:name="T6424" style:parent-style-name="p" style:family="text">
      <style:text-properties style:font-name="Consolas" fo:color="#000000" fo:language="en" fo:country="US"/>
    </style:style>
    <style:style style:name="P6425" style:parent-style-name="HTMLconformatoprevio" style:family="paragraph">
      <style:paragraph-properties fo:border="0.0034in solid #E5E7EB" fo:padding="0in" style:shadow="none" fo:background-color="#FFFFFF"/>
    </style:style>
    <style:style style:name="T6426" style:parent-style-name="p" style:family="text">
      <style:text-properties style:font-name="Consolas" fo:color="#000000" fo:language="en" fo:country="US"/>
    </style:style>
    <style:style style:name="P6427" style:parent-style-name="HTMLconformatoprevio" style:family="paragraph">
      <style:paragraph-properties fo:border="0.0034in solid #E5E7EB" fo:padding="0in" style:shadow="none" fo:background-color="#FFFFFF"/>
    </style:style>
    <style:style style:name="P6428" style:parent-style-name="HTMLconformatoprevio" style:family="paragraph">
      <style:paragraph-properties fo:border="0.0034in solid #E5E7EB" fo:padding="0in" style:shadow="none" fo:background-color="#FFFFFF"/>
    </style:style>
    <style:style style:name="T6429" style:parent-style-name="nc" style:family="text">
      <style:text-properties style:font-name="Consolas" fo:font-weight="bold" style:font-weight-asian="bold" style:font-weight-complex="bold" fo:color="#445588" fo:language="en" fo:country="US"/>
    </style:style>
    <style:style style:name="T6430" style:parent-style-name="cl" style:family="text">
      <style:text-properties style:font-name="Consolas" fo:color="#000000" fo:language="en" fo:country="US"/>
    </style:style>
    <style:style style:name="T6431" style:parent-style-name="p" style:family="text">
      <style:text-properties style:font-name="Consolas" fo:color="#000000" fo:language="en" fo:country="US"/>
    </style:style>
    <style:style style:name="P6432" style:parent-style-name="HTMLconformatoprevio" style:family="paragraph">
      <style:paragraph-properties fo:border="0.0034in solid #E5E7EB" fo:padding="0in" style:shadow="none" fo:background-color="#FFFFFF"/>
    </style:style>
    <style:style style:name="T6433" style:parent-style-name="cl" style:family="text">
      <style:text-properties style:font-name="Consolas" fo:color="#000000" fo:language="en" fo:country="US"/>
    </style:style>
    <style:style style:name="T6434" style:parent-style-name="k" style:family="text">
      <style:text-properties style:font-name="Consolas" fo:font-weight="bold" style:font-weight-asian="bold" style:font-weight-complex="bold" fo:color="#000000" fo:language="en" fo:country="US"/>
    </style:style>
    <style:style style:name="T6435" style:parent-style-name="nd" style:family="text">
      <style:text-properties style:font-name="Consolas" fo:font-weight="bold" style:font-weight-asian="bold" style:font-weight-complex="bold" fo:color="#3C5D5D" fo:language="en" fo:country="US"/>
    </style:style>
    <style:style style:name="T6436" style:parent-style-name="p" style:family="text">
      <style:text-properties style:font-name="Consolas" fo:color="#000000" fo:language="en" fo:country="US"/>
    </style:style>
    <style:style style:name="P6437" style:parent-style-name="HTMLconformatoprevio" style:family="paragraph">
      <style:paragraph-properties fo:border="0.0034in solid #E5E7EB" fo:padding="0in" style:shadow="none" fo:background-color="#FFFFFF"/>
    </style:style>
    <style:style style:name="T6438" style:parent-style-name="p" style:family="text">
      <style:text-properties style:font-name="Consolas" fo:color="#000000" fo:language="en" fo:country="US"/>
    </style:style>
    <style:style style:name="P6439" style:parent-style-name="HTMLconformatoprevio" style:family="paragraph">
      <style:paragraph-properties fo:border="0.0034in solid #E5E7EB" fo:padding="0in" style:shadow="none" fo:background-color="#FFFFFF"/>
    </style:style>
    <style:style style:name="P6440" style:parent-style-name="HTMLconformatoprevio" style:family="paragraph">
      <style:paragraph-properties fo:border="0.0034in solid #E5E7EB" fo:padding="0in" style:shadow="none" fo:background-color="#FFFFFF"/>
    </style:style>
    <style:style style:name="T6441" style:parent-style-name="nc" style:family="text">
      <style:text-properties style:font-name="Consolas" fo:font-weight="bold" style:font-weight-asian="bold" style:font-weight-complex="bold" fo:color="#445588" fo:language="en" fo:country="US"/>
    </style:style>
    <style:style style:name="T6442" style:parent-style-name="cl" style:family="text">
      <style:text-properties style:font-name="Consolas" fo:color="#000000" fo:language="en" fo:country="US"/>
    </style:style>
    <style:style style:name="T6443" style:parent-style-name="p" style:family="text">
      <style:text-properties style:font-name="Consolas" fo:color="#000000" fo:language="en" fo:country="US"/>
    </style:style>
    <style:style style:name="P6444" style:parent-style-name="HTMLconformatoprevio" style:family="paragraph">
      <style:paragraph-properties fo:border="0.0034in solid #E5E7EB" fo:padding="0in" style:shadow="none" fo:background-color="#FFFFFF"/>
    </style:style>
    <style:style style:name="T6445" style:parent-style-name="cl" style:family="text">
      <style:text-properties style:font-name="Consolas" fo:color="#000000" fo:language="en" fo:country="US"/>
    </style:style>
    <style:style style:name="T6446" style:parent-style-name="k" style:family="text">
      <style:text-properties style:font-name="Consolas" fo:font-weight="bold" style:font-weight-asian="bold" style:font-weight-complex="bold" fo:color="#000000" fo:language="en" fo:country="US"/>
    </style:style>
    <style:style style:name="T6447" style:parent-style-name="nd" style:family="text">
      <style:text-properties style:font-name="Consolas" fo:font-weight="bold" style:font-weight-asian="bold" style:font-weight-complex="bold" fo:color="#3C5D5D" fo:language="en" fo:country="US"/>
    </style:style>
    <style:style style:name="T6448" style:parent-style-name="p" style:family="text">
      <style:text-properties style:font-name="Consolas" fo:color="#000000" fo:language="en" fo:country="US"/>
    </style:style>
    <style:style style:name="P6449" style:parent-style-name="HTMLconformatoprevio" style:family="paragraph">
      <style:paragraph-properties fo:border="0.0034in solid #E5E7EB" fo:padding="0in" style:shadow="none" fo:background-color="#FFFFFF"/>
    </style:style>
    <style:style style:name="P6450" style:parent-style-name="HTMLconformatoprevio" style:family="paragraph">
      <style:paragraph-properties fo:border="0.0034in solid #E5E7EB" fo:padding="0in" style:shadow="none" fo:background-color="#FFFFFF"/>
    </style:style>
    <style:style style:name="T6451" style:parent-style-name="cl" style:family="text">
      <style:text-properties style:font-name="Consolas" fo:color="#000000" fo:language="en" fo:country="US"/>
    </style:style>
    <style:style style:name="T6452" style:parent-style-name="k" style:family="text">
      <style:text-properties style:font-name="Consolas" fo:font-weight="bold" style:font-weight-asian="bold" style:font-weight-complex="bold" fo:color="#000000" fo:language="en" fo:country="US"/>
    </style:style>
    <style:style style:name="T6453" style:parent-style-name="nd" style:family="text">
      <style:text-properties style:font-name="Consolas" fo:font-weight="bold" style:font-weight-asian="bold" style:font-weight-complex="bold" fo:color="#3C5D5D" fo:language="en" fo:country="US"/>
    </style:style>
    <style:style style:name="T6454" style:parent-style-name="p" style:family="text">
      <style:text-properties style:font-name="Consolas" fo:color="#000000" fo:language="en" fo:country="US"/>
    </style:style>
    <style:style style:name="T6455" style:parent-style-name="n" style:family="text">
      <style:text-properties style:font-name="Consolas" fo:color="#000000" fo:language="en" fo:country="US"/>
    </style:style>
    <style:style style:name="T6456" style:parent-style-name="p" style:family="text">
      <style:text-properties style:font-name="Consolas" fo:color="#000000" fo:language="en" fo:country="US"/>
    </style:style>
    <style:style style:name="T6457" style:parent-style-name="cl" style:family="text">
      <style:text-properties style:font-name="Consolas" fo:color="#000000" fo:language="en" fo:country="US"/>
    </style:style>
    <style:style style:name="T6458" style:parent-style-name="p" style:family="text">
      <style:text-properties style:font-name="Consolas" fo:color="#000000" fo:language="en" fo:country="US"/>
    </style:style>
    <style:style style:name="P6459" style:parent-style-name="HTMLconformatoprevio" style:family="paragraph">
      <style:paragraph-properties fo:border="0.0034in solid #E5E7EB" fo:padding="0in" style:shadow="none" fo:background-color="#FFFFFF"/>
    </style:style>
    <style:style style:name="T6460" style:parent-style-name="cl" style:family="text">
      <style:text-properties style:font-name="Consolas" fo:color="#000000" fo:language="en" fo:country="US"/>
    </style:style>
    <style:style style:name="T6461" style:parent-style-name="k" style:family="text">
      <style:text-properties style:font-name="Consolas" fo:font-weight="bold" style:font-weight-asian="bold" style:font-weight-complex="bold" fo:color="#000000" fo:language="en" fo:country="US"/>
    </style:style>
    <style:style style:name="T6462" style:parent-style-name="nd" style:family="text">
      <style:text-properties style:font-name="Consolas" fo:font-weight="bold" style:font-weight-asian="bold" style:font-weight-complex="bold" fo:color="#3C5D5D" fo:language="en" fo:country="US"/>
    </style:style>
    <style:style style:name="T6463" style:parent-style-name="p" style:family="text">
      <style:text-properties style:font-name="Consolas" fo:color="#000000" fo:language="en" fo:country="US"/>
    </style:style>
    <style:style style:name="T6464" style:parent-style-name="mi" style:family="text">
      <style:text-properties style:font-name="Consolas" fo:color="#009999" fo:language="en" fo:country="US"/>
    </style:style>
    <style:style style:name="T6465" style:parent-style-name="p" style:family="text">
      <style:text-properties style:font-name="Consolas" fo:color="#000000" fo:language="en" fo:country="US"/>
    </style:style>
    <style:style style:name="P6466" style:parent-style-name="HTMLconformatoprevio" style:family="paragraph">
      <style:paragraph-properties fo:border="0.0034in solid #E5E7EB" fo:padding="0in" style:shadow="none" fo:background-color="#FFFFFF"/>
    </style:style>
    <style:style style:name="T6467" style:parent-style-name="cl" style:family="text">
      <style:text-properties style:font-name="Consolas" fo:color="#000000" fo:language="en" fo:country="US"/>
    </style:style>
    <style:style style:name="T6468" style:parent-style-name="p" style:family="text">
      <style:text-properties style:font-name="Consolas" fo:color="#000000" fo:language="en" fo:country="US"/>
    </style:style>
    <style:style style:name="P6469" style:parent-style-name="HTMLconformatoprevio" style:family="paragraph">
      <style:paragraph-properties fo:border="0.0034in solid #E5E7EB" fo:padding="0in" style:shadow="none" fo:background-color="#FFFFFF"/>
    </style:style>
    <style:style style:name="T6470" style:parent-style-name="cl" style:family="text">
      <style:text-properties style:font-name="Consolas" fo:color="#000000" fo:language="en" fo:country="US"/>
    </style:style>
    <style:style style:name="T6471" style:parent-style-name="k" style:family="text">
      <style:text-properties style:font-name="Consolas" fo:font-weight="bold" style:font-weight-asian="bold" style:font-weight-complex="bold" fo:color="#000000" fo:language="en" fo:country="US"/>
    </style:style>
    <style:style style:name="T6472" style:parent-style-name="nd" style:family="text">
      <style:text-properties style:font-name="Consolas" fo:font-weight="bold" style:font-weight-asian="bold" style:font-weight-complex="bold" fo:color="#3C5D5D" fo:language="en" fo:country="US"/>
    </style:style>
    <style:style style:name="T6473" style:parent-style-name="p" style:family="text">
      <style:text-properties style:font-name="Consolas" fo:color="#000000" fo:language="en" fo:country="US"/>
    </style:style>
    <style:style style:name="T6474" style:parent-style-name="n" style:family="text">
      <style:text-properties style:font-name="Consolas" fo:color="#000000" fo:language="en" fo:country="US"/>
    </style:style>
    <style:style style:name="T6475" style:parent-style-name="p" style:family="text">
      <style:text-properties style:font-name="Consolas" fo:color="#000000" fo:language="en" fo:country="US"/>
    </style:style>
    <style:style style:name="T6476" style:parent-style-name="cl" style:family="text">
      <style:text-properties style:font-name="Consolas" fo:color="#000000" fo:language="en" fo:country="US"/>
    </style:style>
    <style:style style:name="T6477" style:parent-style-name="p" style:family="text">
      <style:text-properties style:font-name="Consolas" fo:color="#000000" fo:language="en" fo:country="US"/>
    </style:style>
    <style:style style:name="P6478" style:parent-style-name="HTMLconformatoprevio" style:family="paragraph">
      <style:paragraph-properties fo:border="0.0034in solid #E5E7EB" fo:padding="0in" style:shadow="none" fo:background-color="#FFFFFF"/>
    </style:style>
    <style:style style:name="T6479" style:parent-style-name="cl" style:family="text">
      <style:text-properties style:font-name="Consolas" fo:color="#000000" fo:language="en" fo:country="US"/>
    </style:style>
    <style:style style:name="T6480" style:parent-style-name="k" style:family="text">
      <style:text-properties style:font-name="Consolas" fo:font-weight="bold" style:font-weight-asian="bold" style:font-weight-complex="bold" fo:color="#000000" fo:language="en" fo:country="US"/>
    </style:style>
    <style:style style:name="T6481" style:parent-style-name="nd" style:family="text">
      <style:text-properties style:font-name="Consolas" fo:font-weight="bold" style:font-weight-asian="bold" style:font-weight-complex="bold" fo:color="#3C5D5D" fo:language="en" fo:country="US"/>
    </style:style>
    <style:style style:name="T6482" style:parent-style-name="p" style:family="text">
      <style:text-properties style:font-name="Consolas" fo:color="#000000" fo:language="en" fo:country="US"/>
    </style:style>
    <style:style style:name="T6483" style:parent-style-name="mi" style:family="text">
      <style:text-properties style:font-name="Consolas" fo:color="#009999" fo:language="en" fo:country="US"/>
    </style:style>
    <style:style style:name="T6484" style:parent-style-name="p" style:family="text">
      <style:text-properties style:font-name="Consolas" fo:color="#000000" fo:language="en" fo:country="US"/>
    </style:style>
    <style:style style:name="P6485" style:parent-style-name="HTMLconformatoprevio" style:family="paragraph">
      <style:paragraph-properties fo:border="0.0034in solid #E5E7EB" fo:padding="0in" style:shadow="none" fo:background-color="#FFFFFF"/>
    </style:style>
    <style:style style:name="T6486" style:parent-style-name="cl" style:family="text">
      <style:text-properties style:font-name="Consolas" fo:color="#000000" fo:language="en" fo:country="US"/>
    </style:style>
    <style:style style:name="T6487" style:parent-style-name="p" style:family="text">
      <style:text-properties style:font-name="Consolas" fo:color="#000000" fo:language="en" fo:country="US"/>
    </style:style>
    <style:style style:name="P6488" style:parent-style-name="HTMLconformatoprevio" style:family="paragraph">
      <style:paragraph-properties fo:border="0.0034in solid #E5E7EB" fo:padding="0in" style:shadow="none" fo:background-color="#FFFFFF"/>
    </style:style>
    <style:style style:name="T6489" style:parent-style-name="p" style:family="text">
      <style:text-properties style:font-name="Consolas" fo:color="#000000" fo:language="en" fo:country="US"/>
    </style:style>
    <style:style style:name="P6490" style:parent-style-name="HTMLconformatoprevio" style:family="paragraph">
      <style:paragraph-properties fo:border="0.0034in solid #E5E7EB" fo:padding="0in" style:shadow="none" fo:background-color="#FFFFFF"/>
    </style:style>
    <style:style style:name="P6491" style:parent-style-name="HTMLconformatoprevio" style:family="paragraph">
      <style:paragraph-properties fo:border="0.0034in solid #E5E7EB" fo:padding="0in" style:shadow="none" fo:background-color="#FFFFFF"/>
    </style:style>
    <style:style style:name="T6492" style:parent-style-name="nc" style:family="text">
      <style:text-properties style:font-name="Consolas" fo:font-weight="bold" style:font-weight-asian="bold" style:font-weight-complex="bold" fo:color="#445588" fo:language="en" fo:country="US"/>
    </style:style>
    <style:style style:name="T6493" style:parent-style-name="cl" style:family="text">
      <style:text-properties style:font-name="Consolas" fo:color="#000000" fo:language="en" fo:country="US"/>
    </style:style>
    <style:style style:name="T6494" style:parent-style-name="p" style:family="text">
      <style:text-properties style:font-name="Consolas" fo:color="#000000" fo:language="en" fo:country="US"/>
    </style:style>
    <style:style style:name="P6495" style:parent-style-name="HTMLconformatoprevio" style:family="paragraph">
      <style:paragraph-properties fo:border="0.0034in solid #E5E7EB" fo:padding="0in" style:shadow="none" fo:background-color="#FFFFFF"/>
    </style:style>
    <style:style style:name="T6496" style:parent-style-name="cl" style:family="text">
      <style:text-properties style:font-name="Consolas" fo:color="#000000" fo:language="en" fo:country="US"/>
    </style:style>
    <style:style style:name="T6497" style:parent-style-name="k" style:family="text">
      <style:text-properties style:font-name="Consolas" fo:font-weight="bold" style:font-weight-asian="bold" style:font-weight-complex="bold" fo:color="#000000" fo:language="en" fo:country="US"/>
    </style:style>
    <style:style style:name="T6498" style:parent-style-name="nd" style:family="text">
      <style:text-properties style:font-name="Consolas" fo:font-weight="bold" style:font-weight-asian="bold" style:font-weight-complex="bold" fo:color="#3C5D5D" fo:language="en" fo:country="US"/>
    </style:style>
    <style:style style:name="T6499" style:parent-style-name="p" style:family="text">
      <style:text-properties style:font-name="Consolas" fo:color="#000000" fo:language="en" fo:country="US"/>
    </style:style>
    <style:style style:name="P6500" style:parent-style-name="HTMLconformatoprevio" style:family="paragraph">
      <style:paragraph-properties fo:border="0.0034in solid #E5E7EB" fo:padding="0in" style:shadow="none" fo:background-color="#FFFFFF"/>
    </style:style>
    <style:style style:name="P6501" style:parent-style-name="HTMLconformatoprevio" style:family="paragraph">
      <style:paragraph-properties fo:border="0.0034in solid #E5E7EB" fo:padding="0in" style:shadow="none" fo:background-color="#FFFFFF"/>
    </style:style>
    <style:style style:name="T6502" style:parent-style-name="cl" style:family="text">
      <style:text-properties style:font-name="Consolas" fo:color="#000000" fo:language="en" fo:country="US"/>
    </style:style>
    <style:style style:name="T6503" style:parent-style-name="k" style:family="text">
      <style:text-properties style:font-name="Consolas" fo:font-weight="bold" style:font-weight-asian="bold" style:font-weight-complex="bold" fo:color="#000000" fo:language="en" fo:country="US"/>
    </style:style>
    <style:style style:name="T6504" style:parent-style-name="nd" style:family="text">
      <style:text-properties style:font-name="Consolas" fo:font-weight="bold" style:font-weight-asian="bold" style:font-weight-complex="bold" fo:color="#3C5D5D" fo:language="en" fo:country="US"/>
    </style:style>
    <style:style style:name="T6505" style:parent-style-name="p" style:family="text">
      <style:text-properties style:font-name="Consolas" fo:color="#000000" fo:language="en" fo:country="US"/>
    </style:style>
    <style:style style:name="T6506" style:parent-style-name="n" style:family="text">
      <style:text-properties style:font-name="Consolas" fo:color="#000000" fo:language="en" fo:country="US"/>
    </style:style>
    <style:style style:name="T6507" style:parent-style-name="p" style:family="text">
      <style:text-properties style:font-name="Consolas" fo:color="#000000" fo:language="en" fo:country="US"/>
    </style:style>
    <style:style style:name="T6508" style:parent-style-name="cl" style:family="text">
      <style:text-properties style:font-name="Consolas" fo:color="#000000" fo:language="en" fo:country="US"/>
    </style:style>
    <style:style style:name="T6509" style:parent-style-name="p" style:family="text">
      <style:text-properties style:font-name="Consolas" fo:color="#000000" fo:language="en" fo:country="US"/>
    </style:style>
    <style:style style:name="P6510" style:parent-style-name="HTMLconformatoprevio" style:family="paragraph">
      <style:paragraph-properties fo:border="0.0034in solid #E5E7EB" fo:padding="0in" style:shadow="none" fo:background-color="#FFFFFF"/>
    </style:style>
    <style:style style:name="T6511" style:parent-style-name="cl" style:family="text">
      <style:text-properties style:font-name="Consolas" fo:color="#000000" fo:language="en" fo:country="US"/>
    </style:style>
    <style:style style:name="T6512" style:parent-style-name="k" style:family="text">
      <style:text-properties style:font-name="Consolas" fo:font-weight="bold" style:font-weight-asian="bold" style:font-weight-complex="bold" fo:color="#000000" fo:language="en" fo:country="US"/>
    </style:style>
    <style:style style:name="T6513" style:parent-style-name="nd" style:family="text">
      <style:text-properties style:font-name="Consolas" fo:font-weight="bold" style:font-weight-asian="bold" style:font-weight-complex="bold" fo:color="#3C5D5D" fo:language="en" fo:country="US"/>
    </style:style>
    <style:style style:name="T6514" style:parent-style-name="p" style:family="text">
      <style:text-properties style:font-name="Consolas" fo:color="#000000" fo:language="en" fo:country="US"/>
    </style:style>
    <style:style style:name="T6515" style:parent-style-name="mi" style:family="text">
      <style:text-properties style:font-name="Consolas" fo:color="#009999" fo:language="en" fo:country="US"/>
    </style:style>
    <style:style style:name="T6516" style:parent-style-name="p" style:family="text">
      <style:text-properties style:font-name="Consolas" fo:color="#000000" fo:language="en" fo:country="US"/>
    </style:style>
    <style:style style:name="P6517" style:parent-style-name="HTMLconformatoprevio" style:family="paragraph">
      <style:paragraph-properties fo:border="0.0034in solid #E5E7EB" fo:padding="0in" style:shadow="none" fo:background-color="#FFFFFF"/>
    </style:style>
    <style:style style:name="T6518" style:parent-style-name="cl" style:family="text">
      <style:text-properties style:font-name="Consolas" fo:color="#000000" fo:language="en" fo:country="US"/>
    </style:style>
    <style:style style:name="T6519" style:parent-style-name="p" style:family="text">
      <style:text-properties style:font-name="Consolas" fo:color="#000000" fo:language="en" fo:country="US"/>
    </style:style>
    <style:style style:name="P6520" style:parent-style-name="HTMLconformatoprevio" style:family="paragraph">
      <style:paragraph-properties fo:border="0.0034in solid #E5E7EB" fo:padding="0in" style:shadow="none" fo:background-color="#FFFFFF"/>
    </style:style>
    <style:style style:name="T6521" style:parent-style-name="cl" style:family="text">
      <style:text-properties style:font-name="Consolas" fo:color="#000000" fo:language="en" fo:country="US"/>
    </style:style>
    <style:style style:name="T6522" style:parent-style-name="k" style:family="text">
      <style:text-properties style:font-name="Consolas" fo:font-weight="bold" style:font-weight-asian="bold" style:font-weight-complex="bold" fo:color="#000000" fo:language="en" fo:country="US"/>
    </style:style>
    <style:style style:name="T6523" style:parent-style-name="nd" style:family="text">
      <style:text-properties style:font-name="Consolas" fo:font-weight="bold" style:font-weight-asian="bold" style:font-weight-complex="bold" fo:color="#3C5D5D" fo:language="en" fo:country="US"/>
    </style:style>
    <style:style style:name="T6524" style:parent-style-name="p" style:family="text">
      <style:text-properties style:font-name="Consolas" fo:color="#000000" fo:language="en" fo:country="US"/>
    </style:style>
    <style:style style:name="T6525" style:parent-style-name="n" style:family="text">
      <style:text-properties style:font-name="Consolas" fo:color="#000000" fo:language="en" fo:country="US"/>
    </style:style>
    <style:style style:name="T6526" style:parent-style-name="p" style:family="text">
      <style:text-properties style:font-name="Consolas" fo:color="#000000" fo:language="en" fo:country="US"/>
    </style:style>
    <style:style style:name="T6527" style:parent-style-name="cl" style:family="text">
      <style:text-properties style:font-name="Consolas" fo:color="#000000" fo:language="en" fo:country="US"/>
    </style:style>
    <style:style style:name="T6528" style:parent-style-name="p" style:family="text">
      <style:text-properties style:font-name="Consolas" fo:color="#000000" fo:language="en" fo:country="US"/>
    </style:style>
    <style:style style:name="P6529" style:parent-style-name="HTMLconformatoprevio" style:family="paragraph">
      <style:paragraph-properties fo:border="0.0034in solid #E5E7EB" fo:padding="0in" style:shadow="none" fo:background-color="#FFFFFF"/>
    </style:style>
    <style:style style:name="T6530" style:parent-style-name="cl" style:family="text">
      <style:text-properties style:font-name="Consolas" fo:color="#000000" fo:language="en" fo:country="US"/>
    </style:style>
    <style:style style:name="T6531" style:parent-style-name="k" style:family="text">
      <style:text-properties style:font-name="Consolas" fo:font-weight="bold" style:font-weight-asian="bold" style:font-weight-complex="bold" fo:color="#000000" fo:language="en" fo:country="US"/>
    </style:style>
    <style:style style:name="T6532" style:parent-style-name="nd" style:family="text">
      <style:text-properties style:font-name="Consolas" fo:font-weight="bold" style:font-weight-asian="bold" style:font-weight-complex="bold" fo:color="#3C5D5D" fo:language="en" fo:country="US"/>
    </style:style>
    <style:style style:name="T6533" style:parent-style-name="p" style:family="text">
      <style:text-properties style:font-name="Consolas" fo:color="#000000" fo:language="en" fo:country="US"/>
    </style:style>
    <style:style style:name="T6534" style:parent-style-name="mi" style:family="text">
      <style:text-properties style:font-name="Consolas" fo:color="#009999" fo:language="en" fo:country="US"/>
    </style:style>
    <style:style style:name="T6535" style:parent-style-name="p" style:family="text">
      <style:text-properties style:font-name="Consolas" fo:color="#000000" fo:language="en" fo:country="US"/>
    </style:style>
    <style:style style:name="P6536" style:parent-style-name="HTMLconformatoprevio" style:family="paragraph">
      <style:paragraph-properties fo:border="0.0034in solid #E5E7EB" fo:padding="0in" style:shadow="none" fo:background-color="#FFFFFF"/>
    </style:style>
    <style:style style:name="T6537" style:parent-style-name="cl" style:family="text">
      <style:text-properties style:font-name="Consolas" fo:color="#000000" fo:language="en" fo:country="US"/>
    </style:style>
    <style:style style:name="T6538" style:parent-style-name="p" style:family="text">
      <style:text-properties style:font-name="Consolas" fo:color="#000000" fo:language="en" fo:country="US"/>
    </style:style>
    <style:style style:name="P6539" style:parent-style-name="HTMLconformatoprevio" style:family="paragraph">
      <style:paragraph-properties fo:border="0.0034in solid #E5E7EB" fo:padding="0in" style:shadow="none" fo:background-color="#FFFFFF"/>
    </style:style>
    <style:style style:name="T6540" style:parent-style-name="p" style:family="text">
      <style:text-properties style:font-name="Consolas" fo:color="#000000" fo:language="en" fo:country="US"/>
    </style:style>
    <style:style style:name="P6541" style:parent-style-name="HTMLconformatoprevio" style:family="paragraph">
      <style:paragraph-properties fo:border="0.0034in solid #E5E7EB" fo:padding="0in" style:shadow="none" fo:background-color="#FFFFFF"/>
    </style:style>
    <style:style style:name="T6542" style:parent-style-name="p" style:family="text">
      <style:text-properties style:font-name="Consolas" fo:color="#000000" fo:language="en" fo:country="US"/>
    </style:style>
    <style:style style:name="T6543" style:parent-style-name="nt" style:family="text">
      <style:text-properties style:font-name="Consolas" fo:color="#000080" fo:language="en" fo:country="US"/>
    </style:style>
    <style:style style:name="T6544" style:parent-style-name="cl" style:family="text">
      <style:text-properties style:font-name="Consolas" fo:color="#000000" fo:language="en" fo:country="US"/>
    </style:style>
    <style:style style:name="T6545" style:parent-style-name="na" style:family="text">
      <style:text-properties style:font-name="Consolas" fo:color="#008080" fo:language="en" fo:country="US"/>
    </style:style>
    <style:style style:name="T6546" style:parent-style-name="o" style:family="text">
      <style:text-properties style:font-name="Consolas" fo:font-weight="bold" style:font-weight-asian="bold" style:font-weight-complex="bold" fo:color="#000000" fo:language="en" fo:country="US"/>
    </style:style>
    <style:style style:name="T6547" style:parent-style-name="s" style:family="text">
      <style:text-properties style:font-name="Consolas" fo:color="#DD1144" fo:language="en" fo:country="US"/>
    </style:style>
    <style:style style:name="T6548" style:parent-style-name="p" style:family="text">
      <style:text-properties style:font-name="Consolas" fo:color="#000000" fo:language="en" fo:country="US"/>
    </style:style>
    <style:style style:name="P6549" style:parent-style-name="HTMLconformatoprevio" style:family="paragraph">
      <style:paragraph-properties fo:border="0.0034in solid #E5E7EB" fo:padding="0in" style:shadow="none" fo:background-color="#FFFFFF"/>
    </style:style>
    <style:style style:name="T6550" style:parent-style-name="cl" style:family="text">
      <style:text-properties style:font-name="Consolas" fo:color="#000000" fo:language="en" fo:country="US"/>
    </style:style>
    <style:style style:name="T6551" style:parent-style-name="p" style:family="text">
      <style:text-properties style:font-name="Consolas" fo:color="#000000" fo:language="en" fo:country="US"/>
    </style:style>
    <style:style style:name="T6552" style:parent-style-name="nt" style:family="text">
      <style:text-properties style:font-name="Consolas" fo:color="#000080" fo:language="en" fo:country="US"/>
    </style:style>
    <style:style style:name="T6553" style:parent-style-name="cl" style:family="text">
      <style:text-properties style:font-name="Consolas" fo:color="#000000" fo:language="en" fo:country="US"/>
    </style:style>
    <style:style style:name="T6554" style:parent-style-name="na" style:family="text">
      <style:text-properties style:font-name="Consolas" fo:color="#008080" fo:language="en" fo:country="US"/>
    </style:style>
    <style:style style:name="T6555" style:parent-style-name="o" style:family="text">
      <style:text-properties style:font-name="Consolas" fo:font-weight="bold" style:font-weight-asian="bold" style:font-weight-complex="bold" fo:color="#000000" fo:language="en" fo:country="US"/>
    </style:style>
    <style:style style:name="T6556" style:parent-style-name="s" style:family="text">
      <style:text-properties style:font-name="Consolas" fo:color="#DD1144" fo:language="en" fo:country="US"/>
    </style:style>
    <style:style style:name="T6557" style:parent-style-name="p" style:family="text">
      <style:text-properties style:font-name="Consolas" fo:color="#000000" fo:language="en" fo:country="US"/>
    </style:style>
    <style:style style:name="P6558" style:parent-style-name="HTMLconformatoprevio" style:family="paragraph">
      <style:paragraph-properties fo:border="0.0034in solid #E5E7EB" fo:padding="0in" style:shadow="none" fo:background-color="#FFFFFF"/>
    </style:style>
    <style:style style:name="T6559" style:parent-style-name="cl" style:family="text">
      <style:text-properties style:font-name="Consolas" fo:color="#000000" fo:language="en" fo:country="US"/>
    </style:style>
    <style:style style:name="T6560" style:parent-style-name="p" style:family="text">
      <style:text-properties style:font-name="Consolas" fo:color="#000000" fo:language="en" fo:country="US"/>
    </style:style>
    <style:style style:name="T6561" style:parent-style-name="nt" style:family="text">
      <style:text-properties style:font-name="Consolas" fo:color="#000080" fo:language="en" fo:country="US"/>
    </style:style>
    <style:style style:name="T6562" style:parent-style-name="cl" style:family="text">
      <style:text-properties style:font-name="Consolas" fo:color="#000000" fo:language="en" fo:country="US"/>
    </style:style>
    <style:style style:name="T6563" style:parent-style-name="na" style:family="text">
      <style:text-properties style:font-name="Consolas" fo:color="#008080" fo:language="en" fo:country="US"/>
    </style:style>
    <style:style style:name="T6564" style:parent-style-name="o" style:family="text">
      <style:text-properties style:font-name="Consolas" fo:font-weight="bold" style:font-weight-asian="bold" style:font-weight-complex="bold" fo:color="#000000" fo:language="en" fo:country="US"/>
    </style:style>
    <style:style style:name="T6565" style:parent-style-name="s" style:family="text">
      <style:text-properties style:font-name="Consolas" fo:color="#DD1144" fo:language="en" fo:country="US"/>
    </style:style>
    <style:style style:name="T6566" style:parent-style-name="p" style:family="text">
      <style:text-properties style:font-name="Consolas" fo:color="#000000" fo:language="en" fo:country="US"/>
    </style:style>
    <style:style style:name="T6567" style:parent-style-name="cl" style:family="text">
      <style:text-properties style:font-name="Consolas" fo:color="#000000" fo:language="en" fo:country="US"/>
    </style:style>
    <style:style style:name="T6568" style:parent-style-name="p" style:family="text">
      <style:text-properties style:font-name="Consolas" fo:color="#000000" fo:language="en" fo:country="US"/>
    </style:style>
    <style:style style:name="T6569" style:parent-style-name="nt" style:family="text">
      <style:text-properties style:font-name="Consolas" fo:color="#000080" fo:language="en" fo:country="US"/>
    </style:style>
    <style:style style:name="T6570" style:parent-style-name="p" style:family="text">
      <style:text-properties style:font-name="Consolas" fo:color="#000000" fo:language="en" fo:country="US"/>
    </style:style>
    <style:style style:name="P6571" style:parent-style-name="HTMLconformatoprevio" style:family="paragraph">
      <style:paragraph-properties fo:border="0.0034in solid #E5E7EB" fo:padding="0in" style:shadow="none" fo:background-color="#FFFFFF"/>
    </style:style>
    <style:style style:name="T6572" style:parent-style-name="cl" style:family="text">
      <style:text-properties style:font-name="Consolas" fo:color="#000000" fo:language="en" fo:country="US"/>
    </style:style>
    <style:style style:name="T6573" style:parent-style-name="p" style:family="text">
      <style:text-properties style:font-name="Consolas" fo:color="#000000"/>
    </style:style>
    <style:style style:name="T6574" style:parent-style-name="nt" style:family="text">
      <style:text-properties style:font-name="Consolas" fo:color="#000080"/>
    </style:style>
    <style:style style:name="T6575" style:parent-style-name="cl" style:family="text">
      <style:text-properties style:font-name="Consolas" fo:color="#000000"/>
    </style:style>
    <style:style style:name="T6576" style:parent-style-name="na" style:family="text">
      <style:text-properties style:font-name="Consolas" fo:color="#008080"/>
    </style:style>
    <style:style style:name="T6577" style:parent-style-name="o" style:family="text">
      <style:text-properties style:font-name="Consolas" fo:font-weight="bold" style:font-weight-asian="bold" style:font-weight-complex="bold" fo:color="#000000"/>
    </style:style>
    <style:style style:name="T6578" style:parent-style-name="s" style:family="text">
      <style:text-properties style:font-name="Consolas" fo:color="#DD1144"/>
    </style:style>
    <style:style style:name="T6579" style:parent-style-name="p" style:family="text">
      <style:text-properties style:font-name="Consolas" fo:color="#000000"/>
    </style:style>
    <style:style style:name="T6580" style:parent-style-name="cl" style:family="text">
      <style:text-properties style:font-name="Consolas" fo:color="#000000"/>
    </style:style>
    <style:style style:name="T6581" style:parent-style-name="p" style:family="text">
      <style:text-properties style:font-name="Consolas" fo:color="#000000"/>
    </style:style>
    <style:style style:name="T6582" style:parent-style-name="nt" style:family="text">
      <style:text-properties style:font-name="Consolas" fo:color="#000080"/>
    </style:style>
    <style:style style:name="T6583" style:parent-style-name="p" style:family="text">
      <style:text-properties style:font-name="Consolas" fo:color="#000000"/>
    </style:style>
    <style:style style:name="P6584" style:parent-style-name="HTMLconformatoprevio" style:family="paragraph">
      <style:paragraph-properties fo:border="0.0034in solid #E5E7EB" fo:padding="0in" style:shadow="none" fo:background-color="#FFFFFF"/>
    </style:style>
    <style:style style:name="T6585" style:parent-style-name="cl" style:family="text">
      <style:text-properties style:font-name="Consolas" fo:color="#000000"/>
    </style:style>
    <style:style style:name="T6586" style:parent-style-name="p" style:family="text">
      <style:text-properties style:font-name="Consolas" fo:color="#000000"/>
    </style:style>
    <style:style style:name="T6587" style:parent-style-name="nt" style:family="text">
      <style:text-properties style:font-name="Consolas" fo:color="#000080"/>
    </style:style>
    <style:style style:name="T6588" style:parent-style-name="p" style:family="text">
      <style:text-properties style:font-name="Consolas" fo:color="#000000"/>
    </style:style>
    <style:style style:name="P6589" style:parent-style-name="HTMLconformatoprevio" style:family="paragraph">
      <style:paragraph-properties fo:border="0.0034in solid #E5E7EB" fo:padding="0in" style:shadow="none" fo:background-color="#FFFFFF"/>
    </style:style>
    <style:style style:name="T6590" style:parent-style-name="p" style:family="text">
      <style:text-properties style:font-name="Consolas" fo:color="#000000"/>
    </style:style>
    <style:style style:name="T6591" style:parent-style-name="nt" style:family="text">
      <style:text-properties style:font-name="Consolas" fo:color="#000080"/>
    </style:style>
    <style:style style:name="T6592" style:parent-style-name="p" style:family="text">
      <style:text-properties style:font-name="Consolas" fo:color="#000000"/>
    </style:style>
    <style:style style:name="P659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594" style:parent-style-name="NormalWeb" style:family="paragraph">
      <style:paragraph-properties fo:border="0.0034in solid #E5E7EB" fo:padding="0in" style:shadow="none" fo:background-color="#FFFFFF"/>
      <style:text-properties style:font-name="Arial" style:font-name-complex="Arial" fo:color="#000000"/>
    </style:style>
    <style:style style:name="P6595"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596" style:parent-style-name="NormalWeb" style:family="paragraph">
      <style:paragraph-properties fo:border="0.0034in solid #E5E7EB" fo:padding="0in" style:shadow="none" fo:background-color="#FFFFFF"/>
    </style:style>
    <style:style style:name="T6597" style:parent-style-name="Fuentedepárrafopredeter." style:family="text">
      <style:text-properties style:font-name="Arial" style:font-name-complex="Arial" fo:color="#000000"/>
    </style:style>
    <style:style style:name="T6598" style:parent-style-name="CódigoHTML" style:family="text">
      <style:text-properties style:font-name="Consolas" fo:color="#000000" fo:font-size="11pt" style:font-size-asian="11pt" style:font-size-complex="11pt"/>
    </style:style>
    <style:style style:name="T6599" style:parent-style-name="Fuentedepárrafopredeter." style:family="text">
      <style:text-properties style:font-name="Arial" style:font-name-complex="Arial" fo:color="#000000"/>
    </style:style>
    <style:style style:name="T6600" style:parent-style-name="CódigoHTML" style:family="text">
      <style:text-properties style:font-name="Consolas" fo:color="#000000" fo:font-size="11pt" style:font-size-asian="11pt" style:font-size-complex="11pt"/>
    </style:style>
    <style:style style:name="T6601" style:parent-style-name="Fuentedepárrafopredeter." style:family="text">
      <style:text-properties style:font-name="Arial" style:font-name-complex="Arial" fo:color="#000000"/>
    </style:style>
    <style:style style:name="P6602" style:parent-style-name="HTMLconformatoprevio" style:family="paragraph">
      <style:paragraph-properties fo:border="0.0034in solid #E5E7EB" fo:padding="0in" style:shadow="none" fo:background-color="#FFFFFF"/>
    </style:style>
    <style:style style:name="T6603" style:parent-style-name="nv" style:family="text">
      <style:text-properties style:font-name="Consolas" fo:color="#008080" fo:language="en" fo:country="US"/>
    </style:style>
    <style:style style:name="T6604" style:parent-style-name="o" style:family="text">
      <style:text-properties style:font-name="Consolas" fo:font-weight="bold" style:font-weight-asian="bold" style:font-weight-complex="bold" fo:color="#000000" fo:language="en" fo:country="US"/>
    </style:style>
    <style:style style:name="T6605" style:parent-style-name="cl" style:family="text">
      <style:text-properties style:font-name="Consolas" fo:color="#000000" fo:language="en" fo:country="US"/>
    </style:style>
    <style:style style:name="T6606" style:parent-style-name="mi" style:family="text">
      <style:text-properties style:font-name="Consolas" fo:color="#009999" fo:language="en" fo:country="US"/>
    </style:style>
    <style:style style:name="T6607" style:parent-style-name="cl" style:family="text">
      <style:text-properties style:font-name="Consolas" fo:color="#000000" fo:language="en" fo:country="US"/>
    </style:style>
    <style:style style:name="T6608" style:parent-style-name="k" style:family="text">
      <style:text-properties style:font-name="Consolas" fo:font-weight="bold" style:font-weight-asian="bold" style:font-weight-complex="bold" fo:color="#000000" fo:language="en" fo:country="US"/>
    </style:style>
    <style:style style:name="T6609" style:parent-style-name="p" style:family="text">
      <style:text-properties style:font-name="Consolas" fo:color="#000000" fo:language="en" fo:country="US"/>
    </style:style>
    <style:style style:name="P6610" style:parent-style-name="HTMLconformatoprevio" style:family="paragraph">
      <style:paragraph-properties fo:border="0.0034in solid #E5E7EB" fo:padding="0in" style:shadow="none" fo:background-color="#FFFFFF"/>
    </style:style>
    <style:style style:name="T6611" style:parent-style-name="nv" style:family="text">
      <style:text-properties style:font-name="Consolas" fo:color="#008080" fo:language="en" fo:country="US"/>
    </style:style>
    <style:style style:name="T6612" style:parent-style-name="o" style:family="text">
      <style:text-properties style:font-name="Consolas" fo:font-weight="bold" style:font-weight-asian="bold" style:font-weight-complex="bold" fo:color="#000000" fo:language="en" fo:country="US"/>
    </style:style>
    <style:style style:name="T6613" style:parent-style-name="cl" style:family="text">
      <style:text-properties style:font-name="Consolas" fo:color="#000000" fo:language="en" fo:country="US"/>
    </style:style>
    <style:style style:name="T6614" style:parent-style-name="mi" style:family="text">
      <style:text-properties style:font-name="Consolas" fo:color="#009999" fo:language="en" fo:country="US"/>
    </style:style>
    <style:style style:name="T6615" style:parent-style-name="mf" style:family="text">
      <style:text-properties style:font-name="Consolas" fo:color="#009999" fo:language="en" fo:country="US"/>
    </style:style>
    <style:style style:name="T6616" style:parent-style-name="kt" style:family="text">
      <style:text-properties style:font-name="Consolas" fo:font-weight="bold" style:font-weight-asian="bold" style:font-weight-complex="bold" fo:color="#445588" fo:language="en" fo:country="US"/>
    </style:style>
    <style:style style:name="T6617" style:parent-style-name="cl" style:family="text">
      <style:text-properties style:font-name="Consolas" fo:color="#000000" fo:language="en" fo:country="US"/>
    </style:style>
    <style:style style:name="T6618" style:parent-style-name="k" style:family="text">
      <style:text-properties style:font-name="Consolas" fo:font-weight="bold" style:font-weight-asian="bold" style:font-weight-complex="bold" fo:color="#000000" fo:language="en" fo:country="US"/>
    </style:style>
    <style:style style:name="T6619" style:parent-style-name="p" style:family="text">
      <style:text-properties style:font-name="Consolas" fo:color="#000000" fo:language="en" fo:country="US"/>
    </style:style>
    <style:style style:name="P662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6621" style:parent-style-name="NormalWeb" style:family="paragraph">
      <style:paragraph-properties fo:border="0.0034in solid #E5E7EB" fo:padding="0in" style:shadow="none" fo:background-color="#FFFFFF"/>
    </style:style>
    <style:style style:name="T6622" style:parent-style-name="Fuentedepárrafopredeter." style:family="text">
      <style:text-properties style:font-name="Arial" style:font-name-complex="Arial" fo:color="#000000"/>
    </style:style>
    <style:style style:name="T6623" style:parent-style-name="CódigoHTML" style:family="text">
      <style:text-properties style:font-name="Consolas" fo:color="#000000" fo:font-size="11pt" style:font-size-asian="11pt" style:font-size-complex="11pt"/>
    </style:style>
    <style:style style:name="T6624" style:parent-style-name="Fuentedepárrafopredeter." style:family="text">
      <style:text-properties style:font-name="Arial" style:font-name-complex="Arial" fo:color="#000000"/>
    </style:style>
    <style:style style:name="T6625" style:parent-style-name="CódigoHTML" style:family="text">
      <style:text-properties style:font-name="Consolas" fo:color="#000000" fo:font-size="11pt" style:font-size-asian="11pt" style:font-size-complex="11pt"/>
    </style:style>
    <style:style style:name="T6626" style:parent-style-name="Fuentedepárrafopredeter." style:family="text">
      <style:text-properties style:font-name="Arial" style:font-name-complex="Arial" fo:color="#000000"/>
    </style:style>
    <style:style style:name="P6627" style:parent-style-name="HTMLconformatoprevio" style:family="paragraph">
      <style:paragraph-properties fo:border="0.0034in solid #E5E7EB" fo:padding="0in" style:shadow="none" fo:background-color="#FFFFFF"/>
    </style:style>
    <style:style style:name="T6628" style:parent-style-name="nv" style:family="text">
      <style:text-properties style:font-name="Consolas" fo:color="#008080" fo:language="en" fo:country="US"/>
    </style:style>
    <style:style style:name="T6629" style:parent-style-name="o" style:family="text">
      <style:text-properties style:font-name="Consolas" fo:font-weight="bold" style:font-weight-asian="bold" style:font-weight-complex="bold" fo:color="#000000" fo:language="en" fo:country="US"/>
    </style:style>
    <style:style style:name="T6630" style:parent-style-name="cl" style:family="text">
      <style:text-properties style:font-name="Consolas" fo:color="#000000" fo:language="en" fo:country="US"/>
    </style:style>
    <style:style style:name="T6631" style:parent-style-name="p" style:family="text">
      <style:text-properties style:font-name="Consolas" fo:color="#000000" fo:language="en" fo:country="US"/>
    </style:style>
    <style:style style:name="P6632" style:parent-style-name="HTMLconformatoprevio" style:family="paragraph">
      <style:paragraph-properties fo:border="0.0034in solid #E5E7EB" fo:padding="0in" style:shadow="none" fo:background-color="#FFFFFF"/>
    </style:style>
    <style:style style:name="T6633" style:parent-style-name="cl" style:family="text">
      <style:text-properties style:font-name="Consolas" fo:color="#000000" fo:language="en" fo:country="US"/>
    </style:style>
    <style:style style:name="T6634" style:parent-style-name="na" style:family="text">
      <style:text-properties style:font-name="Consolas" fo:color="#008080" fo:language="en" fo:country="US"/>
    </style:style>
    <style:style style:name="T6635" style:parent-style-name="o" style:family="text">
      <style:text-properties style:font-name="Consolas" fo:font-weight="bold" style:font-weight-asian="bold" style:font-weight-complex="bold" fo:color="#000000" fo:language="en" fo:country="US"/>
    </style:style>
    <style:style style:name="T6636" style:parent-style-name="cl" style:family="text">
      <style:text-properties style:font-name="Consolas" fo:color="#000000" fo:language="en" fo:country="US"/>
    </style:style>
    <style:style style:name="T6637" style:parent-style-name="mi" style:family="text">
      <style:text-properties style:font-name="Consolas" fo:color="#009999" fo:language="en" fo:country="US"/>
    </style:style>
    <style:style style:name="T6638" style:parent-style-name="o" style:family="text">
      <style:text-properties style:font-name="Consolas" fo:font-weight="bold" style:font-weight-asian="bold" style:font-weight-complex="bold" fo:color="#000000" fo:language="en" fo:country="US"/>
    </style:style>
    <style:style style:name="P6639" style:parent-style-name="HTMLconformatoprevio" style:family="paragraph">
      <style:paragraph-properties fo:border="0.0034in solid #E5E7EB" fo:padding="0in" style:shadow="none" fo:background-color="#FFFFFF"/>
    </style:style>
    <style:style style:name="T6640" style:parent-style-name="cl" style:family="text">
      <style:text-properties style:font-name="Consolas" fo:color="#000000" fo:language="en" fo:country="US"/>
    </style:style>
    <style:style style:name="T6641" style:parent-style-name="na" style:family="text">
      <style:text-properties style:font-name="Consolas" fo:color="#008080" fo:language="en" fo:country="US"/>
    </style:style>
    <style:style style:name="T6642" style:parent-style-name="o" style:family="text">
      <style:text-properties style:font-name="Consolas" fo:font-weight="bold" style:font-weight-asian="bold" style:font-weight-complex="bold" fo:color="#000000" fo:language="en" fo:country="US"/>
    </style:style>
    <style:style style:name="T6643" style:parent-style-name="cl" style:family="text">
      <style:text-properties style:font-name="Consolas" fo:color="#000000" fo:language="en" fo:country="US"/>
    </style:style>
    <style:style style:name="T6644" style:parent-style-name="mi" style:family="text">
      <style:text-properties style:font-name="Consolas" fo:color="#009999" fo:language="en" fo:country="US"/>
    </style:style>
    <style:style style:name="T6645" style:parent-style-name="kt" style:family="text">
      <style:text-properties style:font-name="Consolas" fo:font-weight="bold" style:font-weight-asian="bold" style:font-weight-complex="bold" fo:color="#445588" fo:language="en" fo:country="US"/>
    </style:style>
    <style:style style:name="T6646" style:parent-style-name="o" style:family="text">
      <style:text-properties style:font-name="Consolas" fo:font-weight="bold" style:font-weight-asian="bold" style:font-weight-complex="bold" fo:color="#000000" fo:language="en" fo:country="US"/>
    </style:style>
    <style:style style:name="P6647" style:parent-style-name="HTMLconformatoprevio" style:family="paragraph">
      <style:paragraph-properties fo:border="0.0034in solid #E5E7EB" fo:padding="0in" style:shadow="none" fo:background-color="#FFFFFF"/>
    </style:style>
    <style:style style:name="T6648" style:parent-style-name="cl" style:family="text">
      <style:text-properties style:font-name="Consolas" fo:color="#000000" fo:language="en" fo:country="US"/>
    </style:style>
    <style:style style:name="T6649" style:parent-style-name="na" style:family="text">
      <style:text-properties style:font-name="Consolas" fo:color="#008080" fo:language="en" fo:country="US"/>
    </style:style>
    <style:style style:name="T6650" style:parent-style-name="o" style:family="text">
      <style:text-properties style:font-name="Consolas" fo:font-weight="bold" style:font-weight-asian="bold" style:font-weight-complex="bold" fo:color="#000000" fo:language="en" fo:country="US"/>
    </style:style>
    <style:style style:name="T6651" style:parent-style-name="cl" style:family="text">
      <style:text-properties style:font-name="Consolas" fo:color="#000000" fo:language="en" fo:country="US"/>
    </style:style>
    <style:style style:name="T6652" style:parent-style-name="mi" style:family="text">
      <style:text-properties style:font-name="Consolas" fo:color="#009999" fo:language="en" fo:country="US"/>
    </style:style>
    <style:style style:name="T6653" style:parent-style-name="kt" style:family="text">
      <style:text-properties style:font-name="Consolas" fo:font-weight="bold" style:font-weight-asian="bold" style:font-weight-complex="bold" fo:color="#445588" fo:language="en" fo:country="US"/>
    </style:style>
    <style:style style:name="T6654" style:parent-style-name="o" style:family="text">
      <style:text-properties style:font-name="Consolas" fo:font-weight="bold" style:font-weight-asian="bold" style:font-weight-complex="bold" fo:color="#000000" fo:language="en" fo:country="US"/>
    </style:style>
    <style:style style:name="P6655" style:parent-style-name="HTMLconformatoprevio" style:family="paragraph">
      <style:paragraph-properties fo:border="0.0034in solid #E5E7EB" fo:padding="0in" style:shadow="none" fo:background-color="#FFFFFF"/>
    </style:style>
    <style:style style:name="T6656" style:parent-style-name="cl" style:family="text">
      <style:text-properties style:font-name="Consolas" fo:color="#000000" fo:language="en" fo:country="US"/>
    </style:style>
    <style:style style:name="T6657" style:parent-style-name="na" style:family="text">
      <style:text-properties style:font-name="Consolas" fo:color="#008080" fo:language="en" fo:country="US"/>
    </style:style>
    <style:style style:name="T6658" style:parent-style-name="o" style:family="text">
      <style:text-properties style:font-name="Consolas" fo:font-weight="bold" style:font-weight-asian="bold" style:font-weight-complex="bold" fo:color="#000000" fo:language="en" fo:country="US"/>
    </style:style>
    <style:style style:name="T6659" style:parent-style-name="cl" style:family="text">
      <style:text-properties style:font-name="Consolas" fo:color="#000000" fo:language="en" fo:country="US"/>
    </style:style>
    <style:style style:name="T6660" style:parent-style-name="mi" style:family="text">
      <style:text-properties style:font-name="Consolas" fo:color="#009999" fo:language="en" fo:country="US"/>
    </style:style>
    <style:style style:name="T6661" style:parent-style-name="kt" style:family="text">
      <style:text-properties style:font-name="Consolas" fo:font-weight="bold" style:font-weight-asian="bold" style:font-weight-complex="bold" fo:color="#445588" fo:language="en" fo:country="US"/>
    </style:style>
    <style:style style:name="P6662" style:parent-style-name="HTMLconformatoprevio" style:family="paragraph">
      <style:paragraph-properties fo:border="0.0034in solid #E5E7EB" fo:padding="0in" style:shadow="none" fo:background-color="#FFFFFF"/>
    </style:style>
    <style:style style:name="T6663" style:parent-style-name="p" style:family="text">
      <style:text-properties style:font-name="Consolas" fo:color="#000000" fo:language="en" fo:country="US"/>
    </style:style>
    <style:style style:name="P6664" style:parent-style-name="HTMLconformatoprevio" style:family="paragraph">
      <style:paragraph-properties fo:border="0.0034in solid #E5E7EB" fo:padding="0in" style:shadow="none" fo:background-color="#FFFFFF"/>
    </style:style>
    <style:style style:name="P6665" style:parent-style-name="HTMLconformatoprevio" style:family="paragraph">
      <style:paragraph-properties fo:border="0.0034in solid #E5E7EB" fo:padding="0in" style:shadow="none" fo:background-color="#FFFFFF"/>
    </style:style>
    <style:style style:name="T6666" style:parent-style-name="nv" style:family="text">
      <style:text-properties style:font-name="Consolas" fo:color="#008080" fo:language="en" fo:country="US"/>
    </style:style>
    <style:style style:name="T6667" style:parent-style-name="o" style:family="text">
      <style:text-properties style:font-name="Consolas" fo:font-weight="bold" style:font-weight-asian="bold" style:font-weight-complex="bold" fo:color="#000000" fo:language="en" fo:country="US"/>
    </style:style>
    <style:style style:name="T6668" style:parent-style-name="cl" style:family="text">
      <style:text-properties style:font-name="Consolas" fo:color="#000000" fo:language="en" fo:country="US"/>
    </style:style>
    <style:style style:name="T6669" style:parent-style-name="p" style:family="text">
      <style:text-properties style:font-name="Consolas" fo:color="#000000" fo:language="en" fo:country="US"/>
    </style:style>
    <style:style style:name="P6670" style:parent-style-name="HTMLconformatoprevio" style:family="paragraph">
      <style:paragraph-properties fo:border="0.0034in solid #E5E7EB" fo:padding="0in" style:shadow="none" fo:background-color="#FFFFFF"/>
    </style:style>
    <style:style style:name="T6671" style:parent-style-name="cl" style:family="text">
      <style:text-properties style:font-name="Consolas" fo:color="#000000" fo:language="en" fo:country="US"/>
    </style:style>
    <style:style style:name="T6672" style:parent-style-name="na" style:family="text">
      <style:text-properties style:font-name="Consolas" fo:color="#008080" fo:language="en" fo:country="US"/>
    </style:style>
    <style:style style:name="T6673" style:parent-style-name="o" style:family="text">
      <style:text-properties style:font-name="Consolas" fo:font-weight="bold" style:font-weight-asian="bold" style:font-weight-complex="bold" fo:color="#000000" fo:language="en" fo:country="US"/>
    </style:style>
    <style:style style:name="T6674" style:parent-style-name="cl" style:family="text">
      <style:text-properties style:font-name="Consolas" fo:color="#000000" fo:language="en" fo:country="US"/>
    </style:style>
    <style:style style:name="T6675" style:parent-style-name="mi" style:family="text">
      <style:text-properties style:font-name="Consolas" fo:color="#009999" fo:language="en" fo:country="US"/>
    </style:style>
    <style:style style:name="T6676" style:parent-style-name="kt" style:family="text">
      <style:text-properties style:font-name="Consolas" fo:font-weight="bold" style:font-weight-asian="bold" style:font-weight-complex="bold" fo:color="#445588" fo:language="en" fo:country="US"/>
    </style:style>
    <style:style style:name="T6677" style:parent-style-name="o" style:family="text">
      <style:text-properties style:font-name="Consolas" fo:font-weight="bold" style:font-weight-asian="bold" style:font-weight-complex="bold" fo:color="#000000" fo:language="en" fo:country="US"/>
    </style:style>
    <style:style style:name="P6678" style:parent-style-name="HTMLconformatoprevio" style:family="paragraph">
      <style:paragraph-properties fo:border="0.0034in solid #E5E7EB" fo:padding="0in" style:shadow="none" fo:background-color="#FFFFFF"/>
    </style:style>
    <style:style style:name="T6679" style:parent-style-name="cl" style:family="text">
      <style:text-properties style:font-name="Consolas" fo:color="#000000" fo:language="en" fo:country="US"/>
    </style:style>
    <style:style style:name="T6680" style:parent-style-name="na" style:family="text">
      <style:text-properties style:font-name="Consolas" fo:color="#008080" fo:language="en" fo:country="US"/>
    </style:style>
    <style:style style:name="T6681" style:parent-style-name="o" style:family="text">
      <style:text-properties style:font-name="Consolas" fo:font-weight="bold" style:font-weight-asian="bold" style:font-weight-complex="bold" fo:color="#000000" fo:language="en" fo:country="US"/>
    </style:style>
    <style:style style:name="T6682" style:parent-style-name="cl" style:family="text">
      <style:text-properties style:font-name="Consolas" fo:color="#000000" fo:language="en" fo:country="US"/>
    </style:style>
    <style:style style:name="T6683" style:parent-style-name="mi" style:family="text">
      <style:text-properties style:font-name="Consolas" fo:color="#009999" fo:language="en" fo:country="US"/>
    </style:style>
    <style:style style:name="T6684" style:parent-style-name="kt" style:family="text">
      <style:text-properties style:font-name="Consolas" fo:font-weight="bold" style:font-weight-asian="bold" style:font-weight-complex="bold" fo:color="#445588" fo:language="en" fo:country="US"/>
    </style:style>
    <style:style style:name="T6685" style:parent-style-name="o" style:family="text">
      <style:text-properties style:font-name="Consolas" fo:font-weight="bold" style:font-weight-asian="bold" style:font-weight-complex="bold" fo:color="#000000" fo:language="en" fo:country="US"/>
    </style:style>
    <style:style style:name="P6686" style:parent-style-name="HTMLconformatoprevio" style:family="paragraph">
      <style:paragraph-properties fo:border="0.0034in solid #E5E7EB" fo:padding="0in" style:shadow="none" fo:background-color="#FFFFFF"/>
    </style:style>
    <style:style style:name="T6687" style:parent-style-name="cl" style:family="text">
      <style:text-properties style:font-name="Consolas" fo:color="#000000" fo:language="en" fo:country="US"/>
    </style:style>
    <style:style style:name="T6688" style:parent-style-name="na" style:family="text">
      <style:text-properties style:font-name="Consolas" fo:color="#008080" fo:language="en" fo:country="US"/>
    </style:style>
    <style:style style:name="T6689" style:parent-style-name="o" style:family="text">
      <style:text-properties style:font-name="Consolas" fo:font-weight="bold" style:font-weight-asian="bold" style:font-weight-complex="bold" fo:color="#000000" fo:language="en" fo:country="US"/>
    </style:style>
    <style:style style:name="T6690" style:parent-style-name="cl" style:family="text">
      <style:text-properties style:font-name="Consolas" fo:color="#000000" fo:language="en" fo:country="US"/>
    </style:style>
    <style:style style:name="T6691" style:parent-style-name="mi" style:family="text">
      <style:text-properties style:font-name="Consolas" fo:color="#009999" fo:language="en" fo:country="US"/>
    </style:style>
    <style:style style:name="T6692" style:parent-style-name="kt" style:family="text">
      <style:text-properties style:font-name="Consolas" fo:font-weight="bold" style:font-weight-asian="bold" style:font-weight-complex="bold" fo:color="#445588" fo:language="en" fo:country="US"/>
    </style:style>
    <style:style style:name="P6693" style:parent-style-name="HTMLconformatoprevio" style:family="paragraph">
      <style:paragraph-properties fo:border="0.0034in solid #E5E7EB" fo:padding="0in" style:shadow="none" fo:background-color="#FFFFFF"/>
    </style:style>
    <style:style style:name="T6694" style:parent-style-name="p" style:family="text">
      <style:text-properties style:font-name="Consolas" fo:color="#000000"/>
    </style:style>
    <style:style style:name="P6695" style:parent-style-name="NormalWeb" style:family="paragraph">
      <style:paragraph-properties fo:border="0.0034in solid #E5E7EB" fo:padding="0in" style:shadow="none" fo:background-color="#FFFFFF"/>
    </style:style>
    <style:style style:name="T6696" style:parent-style-name="Fuentedepárrafopredeter." style:family="text">
      <style:text-properties style:font-name="Arial" style:font-name-complex="Arial" fo:color="#000000"/>
    </style:style>
    <style:style style:name="T6697" style:parent-style-name="CódigoHTML" style:family="text">
      <style:text-properties style:font-name="Consolas" fo:color="#000000" fo:font-size="11pt" style:font-size-asian="11pt" style:font-size-complex="11pt"/>
    </style:style>
    <style:style style:name="T6698" style:parent-style-name="Fuentedepárrafopredeter." style:family="text">
      <style:text-properties style:font-name="Arial" style:font-name-complex="Arial" fo:color="#000000"/>
    </style:style>
    <style:style style:name="T6699" style:parent-style-name="CódigoHTML" style:family="text">
      <style:text-properties style:font-name="Consolas" fo:color="#000000" fo:font-size="11pt" style:font-size-asian="11pt" style:font-size-complex="11pt"/>
    </style:style>
    <style:style style:name="T6700" style:parent-style-name="Fuentedepárrafopredeter." style:family="text">
      <style:text-properties style:font-name="Arial" style:font-name-complex="Arial" fo:color="#000000"/>
    </style:style>
    <style:style style:name="T6701" style:parent-style-name="CódigoHTML" style:family="text">
      <style:text-properties style:font-name="Consolas" fo:color="#000000" fo:font-size="11pt" style:font-size-asian="11pt" style:font-size-complex="11pt"/>
    </style:style>
    <style:style style:name="T6702" style:parent-style-name="Fuentedepárrafopredeter." style:family="text">
      <style:text-properties style:font-name="Arial" style:font-name-complex="Arial" fo:color="#000000"/>
    </style:style>
    <style:style style:name="T6703" style:parent-style-name="CódigoHTML" style:family="text">
      <style:text-properties style:font-name="Consolas" fo:color="#000000" fo:font-size="11pt" style:font-size-asian="11pt" style:font-size-complex="11pt"/>
    </style:style>
    <style:style style:name="T6704" style:parent-style-name="Fuentedepárrafopredeter." style:family="text">
      <style:text-properties style:font-name="Arial" style:font-name-complex="Arial" fo:color="#000000"/>
    </style:style>
    <style:style style:name="P6705"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6706" style:parent-style-name="NormalWeb" style:family="paragraph">
      <style:paragraph-properties fo:border="0.0034in solid #E5E7EB" fo:padding="0in" style:shadow="none" fo:background-color="#FFFFFF"/>
      <style:text-properties style:font-name="Arial" style:font-name-complex="Arial" fo:color="#000000"/>
    </style:style>
    <style:style style:name="P6707" style:parent-style-name="Normal" style:family="paragraph">
      <style:paragraph-properties fo:background-color="#FFFFFF"/>
    </style:style>
    <style:style style:name="T6708" style:parent-style-name="Textoennegrita" style:family="text">
      <style:text-properties style:font-name="Arial" style:font-name-complex="Arial" fo:color="#000000"/>
    </style:style>
    <style:style style:name="T6709" style:parent-style-name="Fuentedepárrafopredeter." style:family="text">
      <style:text-properties style:font-name="Arial" style:font-name-complex="Arial" fo:color="#000000"/>
    </style:style>
    <style:style style:name="T6710" style:parent-style-name="Hipervínculo" style:family="text">
      <style:text-properties style:font-name="Arial" style:font-name-complex="Arial"/>
    </style:style>
    <style:style style:name="T6711" style:parent-style-name="Fuentedepárrafopredeter." style:family="text">
      <style:text-properties style:font-name="Arial" style:font-name-complex="Arial" fo:color="#000000"/>
    </style:style>
    <style:style style:name="P671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713" style:parent-style-name="NormalWeb" style:family="paragraph">
      <style:paragraph-properties fo:border="0.0034in solid #E5E7EB" fo:padding="0in" style:shadow="none" fo:margin-top="0in" fo:margin-bottom="0in" fo:background-color="#FFFFFF"/>
    </style:style>
    <style:style style:name="T6714" style:parent-style-name="Textoennegrita" style:family="text">
      <style:text-properties style:font-name="Arial" style:font-name-complex="Arial" fo:color="#000000"/>
    </style:style>
    <style:style style:name="T6715" style:parent-style-name="Fuentedepárrafopredeter." style:family="text">
      <style:text-properties style:font-name="Arial" style:font-name-complex="Arial" fo:color="#000000"/>
    </style:style>
    <style:style style:name="T6716" style:parent-style-name="Hipervínculo" style:family="text">
      <style:text-properties style:font-name="Arial" style:font-name-complex="Arial"/>
    </style:style>
    <style:style style:name="T6717" style:parent-style-name="Fuentedepárrafopredeter." style:family="text">
      <style:text-properties style:font-name="Arial" style:font-name-complex="Arial" fo:color="#000000"/>
    </style:style>
    <style:style style:name="P6718" style:parent-style-name="NormalWeb" style:family="paragraph">
      <style:paragraph-properties fo:border="0.0034in solid #E5E7EB" fo:padding="0in" style:shadow="none" fo:margin-top="0in" fo:margin-bottom="0in" fo:background-color="#FFFFFF"/>
    </style:style>
    <style:style style:name="T6719" style:parent-style-name="Textoennegrita" style:family="text">
      <style:text-properties style:font-name="Arial" style:font-name-complex="Arial" fo:color="#000000"/>
    </style:style>
    <style:style style:name="T6720" style:parent-style-name="Fuentedepárrafopredeter." style:family="text">
      <style:text-properties style:font-name="Arial" style:font-name-complex="Arial" fo:color="#000000"/>
    </style:style>
    <style:style style:name="T6721" style:parent-style-name="Hipervínculo" style:family="text">
      <style:text-properties style:font-name="Arial" style:font-name-complex="Arial"/>
    </style:style>
    <style:style style:name="T6722" style:parent-style-name="Fuentedepárrafopredeter." style:family="text">
      <style:text-properties style:font-name="Arial" style:font-name-complex="Arial" fo:color="#000000"/>
    </style:style>
    <style:style style:name="P6723" style:parent-style-name="NormalWeb" style:family="paragraph">
      <style:paragraph-properties fo:border="0.0034in solid #E5E7EB" fo:padding="0in" style:shadow="none" fo:margin-top="0in" fo:margin-bottom="0in" fo:background-color="#FFFFFF"/>
    </style:style>
    <style:style style:name="T6724" style:parent-style-name="Textoennegrita" style:family="text">
      <style:text-properties style:font-name="Arial" style:font-name-complex="Arial" fo:color="#000000"/>
    </style:style>
    <style:style style:name="T6725" style:parent-style-name="Fuentedepárrafopredeter." style:family="text">
      <style:text-properties style:font-name="Arial" style:font-name-complex="Arial" fo:color="#000000"/>
    </style:style>
    <style:style style:name="T6726" style:parent-style-name="Hipervínculo" style:family="text">
      <style:text-properties style:font-name="Arial" style:font-name-complex="Arial"/>
    </style:style>
    <style:style style:name="T6727" style:parent-style-name="Fuentedepárrafopredeter." style:family="text">
      <style:text-properties style:font-name="Arial" style:font-name-complex="Arial" fo:color="#000000"/>
    </style:style>
    <style:style style:name="P672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6729" style:parent-style-name="NormalWeb" style:family="paragraph">
      <style:paragraph-properties fo:border="0.0034in solid #E5E7EB" fo:padding="0in" style:shadow="none" fo:background-color="#FFFFFF"/>
      <style:text-properties style:font-name="Arial" style:font-name-complex="Arial" fo:color="#000000"/>
    </style:style>
    <style:style style:name="P6730" style:parent-style-name="Título3" style:family="paragraph">
      <style:paragraph-properties fo:border="0.0034in solid #E5E7EB" fo:padding="0in" style:shadow="none" fo:background-color="#FFFFFF"/>
      <style:text-properties style:font-name="Arial" style:font-name-complex="Arial" fo:color="#000000" fo:letter-spacing="-0.0027in" fo:language="en" fo:country="US"/>
    </style:style>
    <style:style style:name="P6731" style:parent-style-name="HTMLconformatoprevio" style:family="paragraph">
      <style:paragraph-properties fo:border="0.0034in solid #E5E7EB" fo:padding="0in" style:shadow="none" fo:background-color="#FFFFFF"/>
    </style:style>
    <style:style style:name="T6732" style:parent-style-name="p" style:family="text">
      <style:text-properties style:font-name="Consolas" fo:color="#000000" fo:language="en" fo:country="US"/>
    </style:style>
    <style:style style:name="T6733" style:parent-style-name="nt" style:family="text">
      <style:text-properties style:font-name="Consolas" fo:color="#000080" fo:language="en" fo:country="US"/>
    </style:style>
    <style:style style:name="T6734" style:parent-style-name="cl" style:family="text">
      <style:text-properties style:font-name="Consolas" fo:color="#000000" fo:language="en" fo:country="US"/>
    </style:style>
    <style:style style:name="T6735" style:parent-style-name="na" style:family="text">
      <style:text-properties style:font-name="Consolas" fo:color="#008080" fo:language="en" fo:country="US"/>
    </style:style>
    <style:style style:name="T6736" style:parent-style-name="o" style:family="text">
      <style:text-properties style:font-name="Consolas" fo:font-weight="bold" style:font-weight-asian="bold" style:font-weight-complex="bold" fo:color="#000000" fo:language="en" fo:country="US"/>
    </style:style>
    <style:style style:name="T6737" style:parent-style-name="s" style:family="text">
      <style:text-properties style:font-name="Consolas" fo:color="#DD1144" fo:language="en" fo:country="US"/>
    </style:style>
    <style:style style:name="T6738" style:parent-style-name="p" style:family="text">
      <style:text-properties style:font-name="Consolas" fo:color="#000000" fo:language="en" fo:country="US"/>
    </style:style>
    <style:style style:name="P6739" style:parent-style-name="HTMLconformatoprevio" style:family="paragraph">
      <style:paragraph-properties fo:border="0.0034in solid #E5E7EB" fo:padding="0in" style:shadow="none" fo:background-color="#FFFFFF"/>
    </style:style>
    <style:style style:name="T6740" style:parent-style-name="cl" style:family="text">
      <style:text-properties style:font-name="Consolas" fo:color="#000000" fo:language="en" fo:country="US"/>
    </style:style>
    <style:style style:name="T6741" style:parent-style-name="p" style:family="text">
      <style:text-properties style:font-name="Consolas" fo:color="#000000" fo:language="en" fo:country="US"/>
    </style:style>
    <style:style style:name="T6742" style:parent-style-name="nt" style:family="text">
      <style:text-properties style:font-name="Consolas" fo:color="#000080" fo:language="en" fo:country="US"/>
    </style:style>
    <style:style style:name="T6743" style:parent-style-name="cl" style:family="text">
      <style:text-properties style:font-name="Consolas" fo:color="#000000" fo:language="en" fo:country="US"/>
    </style:style>
    <style:style style:name="T6744" style:parent-style-name="na" style:family="text">
      <style:text-properties style:font-name="Consolas" fo:color="#008080" fo:language="en" fo:country="US"/>
    </style:style>
    <style:style style:name="T6745" style:parent-style-name="o" style:family="text">
      <style:text-properties style:font-name="Consolas" fo:font-weight="bold" style:font-weight-asian="bold" style:font-weight-complex="bold" fo:color="#000000" fo:language="en" fo:country="US"/>
    </style:style>
    <style:style style:name="T6746" style:parent-style-name="s" style:family="text">
      <style:text-properties style:font-name="Consolas" fo:color="#DD1144" fo:language="en" fo:country="US"/>
    </style:style>
    <style:style style:name="T6747" style:parent-style-name="p" style:family="text">
      <style:text-properties style:font-name="Consolas" fo:color="#000000" fo:language="en" fo:country="US"/>
    </style:style>
    <style:style style:name="P6748" style:parent-style-name="HTMLconformatoprevio" style:family="paragraph">
      <style:paragraph-properties fo:border="0.0034in solid #E5E7EB" fo:padding="0in" style:shadow="none" fo:background-color="#FFFFFF"/>
    </style:style>
    <style:style style:name="T6749" style:parent-style-name="cl" style:family="text">
      <style:text-properties style:font-name="Consolas" fo:color="#000000" fo:language="en" fo:country="US"/>
    </style:style>
    <style:style style:name="T6750" style:parent-style-name="p" style:family="text">
      <style:text-properties style:font-name="Consolas" fo:color="#000000"/>
    </style:style>
    <style:style style:name="T6751" style:parent-style-name="nt" style:family="text">
      <style:text-properties style:font-name="Consolas" fo:color="#000080"/>
    </style:style>
    <style:style style:name="T6752" style:parent-style-name="cl" style:family="text">
      <style:text-properties style:font-name="Consolas" fo:color="#000000"/>
    </style:style>
    <style:style style:name="T6753" style:parent-style-name="na" style:family="text">
      <style:text-properties style:font-name="Consolas" fo:color="#008080"/>
    </style:style>
    <style:style style:name="T6754" style:parent-style-name="o" style:family="text">
      <style:text-properties style:font-name="Consolas" fo:font-weight="bold" style:font-weight-asian="bold" style:font-weight-complex="bold" fo:color="#000000"/>
    </style:style>
    <style:style style:name="T6755" style:parent-style-name="s" style:family="text">
      <style:text-properties style:font-name="Consolas" fo:color="#DD1144"/>
    </style:style>
    <style:style style:name="T6756" style:parent-style-name="p" style:family="text">
      <style:text-properties style:font-name="Consolas" fo:color="#000000"/>
    </style:style>
    <style:style style:name="P6757" style:parent-style-name="HTMLconformatoprevio" style:family="paragraph">
      <style:paragraph-properties fo:border="0.0034in solid #E5E7EB" fo:padding="0in" style:shadow="none" fo:background-color="#FFFFFF"/>
    </style:style>
    <style:style style:name="T6758" style:parent-style-name="cl" style:family="text">
      <style:text-properties style:font-name="Consolas" fo:color="#000000"/>
    </style:style>
    <style:style style:name="P6759" style:parent-style-name="HTMLconformatoprevio" style:family="paragraph">
      <style:paragraph-properties fo:border="0.0034in solid #E5E7EB" fo:padding="0in" style:shadow="none" fo:background-color="#FFFFFF"/>
    </style:style>
    <style:style style:name="T6760" style:parent-style-name="cl" style:family="text">
      <style:text-properties style:font-name="Consolas" fo:color="#000000"/>
    </style:style>
    <style:style style:name="T6761" style:parent-style-name="p" style:family="text">
      <style:text-properties style:font-name="Consolas" fo:color="#000000"/>
    </style:style>
    <style:style style:name="T6762" style:parent-style-name="nt" style:family="text">
      <style:text-properties style:font-name="Consolas" fo:color="#000080"/>
    </style:style>
    <style:style style:name="T6763" style:parent-style-name="p" style:family="text">
      <style:text-properties style:font-name="Consolas" fo:color="#000000"/>
    </style:style>
    <style:style style:name="P6764" style:parent-style-name="HTMLconformatoprevio" style:family="paragraph">
      <style:paragraph-properties fo:border="0.0034in solid #E5E7EB" fo:padding="0in" style:shadow="none" fo:background-color="#FFFFFF"/>
    </style:style>
    <style:style style:name="T6765" style:parent-style-name="cl" style:family="text">
      <style:text-properties style:font-name="Consolas" fo:color="#000000"/>
    </style:style>
    <style:style style:name="T6766" style:parent-style-name="p" style:family="text">
      <style:text-properties style:font-name="Consolas" fo:color="#000000"/>
    </style:style>
    <style:style style:name="T6767" style:parent-style-name="nt" style:family="text">
      <style:text-properties style:font-name="Consolas" fo:color="#000080"/>
    </style:style>
    <style:style style:name="T6768" style:parent-style-name="cl" style:family="text">
      <style:text-properties style:font-name="Consolas" fo:color="#000000"/>
    </style:style>
    <style:style style:name="T6769" style:parent-style-name="na" style:family="text">
      <style:text-properties style:font-name="Consolas" fo:color="#008080"/>
    </style:style>
    <style:style style:name="T6770" style:parent-style-name="o" style:family="text">
      <style:text-properties style:font-name="Consolas" fo:font-weight="bold" style:font-weight-asian="bold" style:font-weight-complex="bold" fo:color="#000000"/>
    </style:style>
    <style:style style:name="T6771" style:parent-style-name="s" style:family="text">
      <style:text-properties style:font-name="Consolas" fo:color="#DD1144"/>
    </style:style>
    <style:style style:name="T6772" style:parent-style-name="p" style:family="text">
      <style:text-properties style:font-name="Consolas" fo:color="#000000"/>
    </style:style>
    <style:style style:name="P6773" style:parent-style-name="HTMLconformatoprevio" style:family="paragraph">
      <style:paragraph-properties fo:border="0.0034in solid #E5E7EB" fo:padding="0in" style:shadow="none" fo:background-color="#FFFFFF"/>
    </style:style>
    <style:style style:name="T6774" style:parent-style-name="cl" style:family="text">
      <style:text-properties style:font-name="Consolas" fo:color="#000000"/>
    </style:style>
    <style:style style:name="P6775" style:parent-style-name="HTMLconformatoprevio" style:family="paragraph">
      <style:paragraph-properties fo:border="0.0034in solid #E5E7EB" fo:padding="0in" style:shadow="none" fo:background-color="#FFFFFF"/>
    </style:style>
    <style:style style:name="T6776" style:parent-style-name="cl" style:family="text">
      <style:text-properties style:font-name="Consolas" fo:color="#000000"/>
    </style:style>
    <style:style style:name="T6777" style:parent-style-name="p" style:family="text">
      <style:text-properties style:font-name="Consolas" fo:color="#000000"/>
    </style:style>
    <style:style style:name="T6778" style:parent-style-name="nt" style:family="text">
      <style:text-properties style:font-name="Consolas" fo:color="#000080"/>
    </style:style>
    <style:style style:name="T6779" style:parent-style-name="p" style:family="text">
      <style:text-properties style:font-name="Consolas" fo:color="#000000"/>
    </style:style>
    <style:style style:name="P6780" style:parent-style-name="HTMLconformatoprevio" style:family="paragraph">
      <style:paragraph-properties fo:border="0.0034in solid #E5E7EB" fo:padding="0in" style:shadow="none" fo:background-color="#FFFFFF"/>
    </style:style>
    <style:style style:name="T6781" style:parent-style-name="cl" style:family="text">
      <style:text-properties style:font-name="Consolas" fo:color="#000000"/>
    </style:style>
    <style:style style:name="T6782" style:parent-style-name="p" style:family="text">
      <style:text-properties style:font-name="Consolas" fo:color="#000000"/>
    </style:style>
    <style:style style:name="T6783" style:parent-style-name="nt" style:family="text">
      <style:text-properties style:font-name="Consolas" fo:color="#000080"/>
    </style:style>
    <style:style style:name="T6784" style:parent-style-name="cl" style:family="text">
      <style:text-properties style:font-name="Consolas" fo:color="#000000"/>
    </style:style>
    <style:style style:name="T6785" style:parent-style-name="na" style:family="text">
      <style:text-properties style:font-name="Consolas" fo:color="#008080"/>
    </style:style>
    <style:style style:name="T6786" style:parent-style-name="o" style:family="text">
      <style:text-properties style:font-name="Consolas" fo:font-weight="bold" style:font-weight-asian="bold" style:font-weight-complex="bold" fo:color="#000000"/>
    </style:style>
    <style:style style:name="T6787" style:parent-style-name="s" style:family="text">
      <style:text-properties style:font-name="Consolas" fo:color="#DD1144"/>
    </style:style>
    <style:style style:name="T6788" style:parent-style-name="p" style:family="text">
      <style:text-properties style:font-name="Consolas" fo:color="#000000"/>
    </style:style>
    <style:style style:name="P6789" style:parent-style-name="HTMLconformatoprevio" style:family="paragraph">
      <style:paragraph-properties fo:border="0.0034in solid #E5E7EB" fo:padding="0in" style:shadow="none" fo:background-color="#FFFFFF"/>
    </style:style>
    <style:style style:name="T6790" style:parent-style-name="cl" style:family="text">
      <style:text-properties style:font-name="Consolas" fo:color="#000000"/>
    </style:style>
    <style:style style:name="P6791" style:parent-style-name="HTMLconformatoprevio" style:family="paragraph">
      <style:paragraph-properties fo:border="0.0034in solid #E5E7EB" fo:padding="0in" style:shadow="none" fo:background-color="#FFFFFF"/>
    </style:style>
    <style:style style:name="T6792" style:parent-style-name="cl" style:family="text">
      <style:text-properties style:font-name="Consolas" fo:color="#000000"/>
    </style:style>
    <style:style style:name="T6793" style:parent-style-name="p" style:family="text">
      <style:text-properties style:font-name="Consolas" fo:color="#000000" fo:language="en" fo:country="US"/>
    </style:style>
    <style:style style:name="T6794" style:parent-style-name="nt" style:family="text">
      <style:text-properties style:font-name="Consolas" fo:color="#000080" fo:language="en" fo:country="US"/>
    </style:style>
    <style:style style:name="T6795" style:parent-style-name="p" style:family="text">
      <style:text-properties style:font-name="Consolas" fo:color="#000000" fo:language="en" fo:country="US"/>
    </style:style>
    <style:style style:name="P6796" style:parent-style-name="HTMLconformatoprevio" style:family="paragraph">
      <style:paragraph-properties fo:border="0.0034in solid #E5E7EB" fo:padding="0in" style:shadow="none" fo:background-color="#FFFFFF"/>
    </style:style>
    <style:style style:name="T6797" style:parent-style-name="cl" style:family="text">
      <style:text-properties style:font-name="Consolas" fo:color="#000000" fo:language="en" fo:country="US"/>
    </style:style>
    <style:style style:name="T6798" style:parent-style-name="p" style:family="text">
      <style:text-properties style:font-name="Consolas" fo:color="#000000" fo:language="en" fo:country="US"/>
    </style:style>
    <style:style style:name="T6799" style:parent-style-name="nt" style:family="text">
      <style:text-properties style:font-name="Consolas" fo:color="#000080" fo:language="en" fo:country="US"/>
    </style:style>
    <style:style style:name="T6800" style:parent-style-name="p" style:family="text">
      <style:text-properties style:font-name="Consolas" fo:color="#000000" fo:language="en" fo:country="US"/>
    </style:style>
    <style:style style:name="P6801" style:parent-style-name="HTMLconformatoprevio" style:family="paragraph">
      <style:paragraph-properties fo:border="0.0034in solid #E5E7EB" fo:padding="0in" style:shadow="none" fo:background-color="#FFFFFF"/>
    </style:style>
    <style:style style:name="T6802" style:parent-style-name="cl" style:family="text">
      <style:text-properties style:font-name="Consolas" fo:color="#000000" fo:language="en" fo:country="US"/>
    </style:style>
    <style:style style:name="T6803" style:parent-style-name="p" style:family="text">
      <style:text-properties style:font-name="Consolas" fo:color="#000000" fo:language="en" fo:country="US"/>
    </style:style>
    <style:style style:name="T6804" style:parent-style-name="nt" style:family="text">
      <style:text-properties style:font-name="Consolas" fo:color="#000080" fo:language="en" fo:country="US"/>
    </style:style>
    <style:style style:name="T6805" style:parent-style-name="cl" style:family="text">
      <style:text-properties style:font-name="Consolas" fo:color="#000000" fo:language="en" fo:country="US"/>
    </style:style>
    <style:style style:name="T6806" style:parent-style-name="na" style:family="text">
      <style:text-properties style:font-name="Consolas" fo:color="#008080" fo:language="en" fo:country="US"/>
    </style:style>
    <style:style style:name="T6807" style:parent-style-name="o" style:family="text">
      <style:text-properties style:font-name="Consolas" fo:font-weight="bold" style:font-weight-asian="bold" style:font-weight-complex="bold" fo:color="#000000" fo:language="en" fo:country="US"/>
    </style:style>
    <style:style style:name="T6808" style:parent-style-name="s" style:family="text">
      <style:text-properties style:font-name="Consolas" fo:color="#DD1144" fo:language="en" fo:country="US"/>
    </style:style>
    <style:style style:name="T6809" style:parent-style-name="p" style:family="text">
      <style:text-properties style:font-name="Consolas" fo:color="#000000" fo:language="en" fo:country="US"/>
    </style:style>
    <style:style style:name="P6810" style:parent-style-name="HTMLconformatoprevio" style:family="paragraph">
      <style:paragraph-properties fo:border="0.0034in solid #E5E7EB" fo:padding="0in" style:shadow="none" fo:background-color="#FFFFFF"/>
    </style:style>
    <style:style style:name="T6811" style:parent-style-name="cl" style:family="text">
      <style:text-properties style:font-name="Consolas" fo:color="#000000" fo:language="en" fo:country="US"/>
    </style:style>
    <style:style style:name="T6812" style:parent-style-name="p" style:family="text">
      <style:text-properties style:font-name="Consolas" fo:color="#000000"/>
    </style:style>
    <style:style style:name="T6813" style:parent-style-name="nt" style:family="text">
      <style:text-properties style:font-name="Consolas" fo:color="#000080"/>
    </style:style>
    <style:style style:name="T6814" style:parent-style-name="cl" style:family="text">
      <style:text-properties style:font-name="Consolas" fo:color="#000000"/>
    </style:style>
    <style:style style:name="T6815" style:parent-style-name="na" style:family="text">
      <style:text-properties style:font-name="Consolas" fo:color="#008080"/>
    </style:style>
    <style:style style:name="T6816" style:parent-style-name="o" style:family="text">
      <style:text-properties style:font-name="Consolas" fo:font-weight="bold" style:font-weight-asian="bold" style:font-weight-complex="bold" fo:color="#000000"/>
    </style:style>
    <style:style style:name="T6817" style:parent-style-name="s" style:family="text">
      <style:text-properties style:font-name="Consolas" fo:color="#DD1144"/>
    </style:style>
    <style:style style:name="T6818" style:parent-style-name="p" style:family="text">
      <style:text-properties style:font-name="Consolas" fo:color="#000000"/>
    </style:style>
    <style:style style:name="P6819" style:parent-style-name="HTMLconformatoprevio" style:family="paragraph">
      <style:paragraph-properties fo:border="0.0034in solid #E5E7EB" fo:padding="0in" style:shadow="none" fo:background-color="#FFFFFF"/>
    </style:style>
    <style:style style:name="T6820" style:parent-style-name="cl" style:family="text">
      <style:text-properties style:font-name="Consolas" fo:color="#000000"/>
    </style:style>
    <style:style style:name="P6821" style:parent-style-name="HTMLconformatoprevio" style:family="paragraph">
      <style:paragraph-properties fo:border="0.0034in solid #E5E7EB" fo:padding="0in" style:shadow="none" fo:background-color="#FFFFFF"/>
    </style:style>
    <style:style style:name="T6822" style:parent-style-name="cl" style:family="text">
      <style:text-properties style:font-name="Consolas" fo:color="#000000"/>
    </style:style>
    <style:style style:name="T6823" style:parent-style-name="p" style:family="text">
      <style:text-properties style:font-name="Consolas" fo:color="#000000"/>
    </style:style>
    <style:style style:name="T6824" style:parent-style-name="nt" style:family="text">
      <style:text-properties style:font-name="Consolas" fo:color="#000080"/>
    </style:style>
    <style:style style:name="T6825" style:parent-style-name="p" style:family="text">
      <style:text-properties style:font-name="Consolas" fo:color="#000000"/>
    </style:style>
    <style:style style:name="P6826" style:parent-style-name="HTMLconformatoprevio" style:family="paragraph">
      <style:paragraph-properties fo:border="0.0034in solid #E5E7EB" fo:padding="0in" style:shadow="none" fo:background-color="#FFFFFF"/>
    </style:style>
    <style:style style:name="T6827" style:parent-style-name="cl" style:family="text">
      <style:text-properties style:font-name="Consolas" fo:color="#000000"/>
    </style:style>
    <style:style style:name="T6828" style:parent-style-name="p" style:family="text">
      <style:text-properties style:font-name="Consolas" fo:color="#000000"/>
    </style:style>
    <style:style style:name="T6829" style:parent-style-name="nt" style:family="text">
      <style:text-properties style:font-name="Consolas" fo:color="#000080"/>
    </style:style>
    <style:style style:name="T6830" style:parent-style-name="cl" style:family="text">
      <style:text-properties style:font-name="Consolas" fo:color="#000000"/>
    </style:style>
    <style:style style:name="T6831" style:parent-style-name="na" style:family="text">
      <style:text-properties style:font-name="Consolas" fo:color="#008080"/>
    </style:style>
    <style:style style:name="T6832" style:parent-style-name="o" style:family="text">
      <style:text-properties style:font-name="Consolas" fo:font-weight="bold" style:font-weight-asian="bold" style:font-weight-complex="bold" fo:color="#000000"/>
    </style:style>
    <style:style style:name="T6833" style:parent-style-name="s" style:family="text">
      <style:text-properties style:font-name="Consolas" fo:color="#DD1144"/>
    </style:style>
    <style:style style:name="T6834" style:parent-style-name="p" style:family="text">
      <style:text-properties style:font-name="Consolas" fo:color="#000000"/>
    </style:style>
    <style:style style:name="P6835" style:parent-style-name="HTMLconformatoprevio" style:family="paragraph">
      <style:paragraph-properties fo:border="0.0034in solid #E5E7EB" fo:padding="0in" style:shadow="none" fo:background-color="#FFFFFF"/>
    </style:style>
    <style:style style:name="T6836" style:parent-style-name="cl" style:family="text">
      <style:text-properties style:font-name="Consolas" fo:color="#000000"/>
    </style:style>
    <style:style style:name="P6837" style:parent-style-name="HTMLconformatoprevio" style:family="paragraph">
      <style:paragraph-properties fo:border="0.0034in solid #E5E7EB" fo:padding="0in" style:shadow="none" fo:background-color="#FFFFFF"/>
    </style:style>
    <style:style style:name="T6838" style:parent-style-name="cl" style:family="text">
      <style:text-properties style:font-name="Consolas" fo:color="#000000"/>
    </style:style>
    <style:style style:name="T6839" style:parent-style-name="p" style:family="text">
      <style:text-properties style:font-name="Consolas" fo:color="#000000"/>
    </style:style>
    <style:style style:name="T6840" style:parent-style-name="nt" style:family="text">
      <style:text-properties style:font-name="Consolas" fo:color="#000080"/>
    </style:style>
    <style:style style:name="T6841" style:parent-style-name="p" style:family="text">
      <style:text-properties style:font-name="Consolas" fo:color="#000000"/>
    </style:style>
    <style:style style:name="P6842" style:parent-style-name="HTMLconformatoprevio" style:family="paragraph">
      <style:paragraph-properties fo:border="0.0034in solid #E5E7EB" fo:padding="0in" style:shadow="none" fo:background-color="#FFFFFF"/>
    </style:style>
    <style:style style:name="T6843" style:parent-style-name="cl" style:family="text">
      <style:text-properties style:font-name="Consolas" fo:color="#000000"/>
    </style:style>
    <style:style style:name="T6844" style:parent-style-name="p" style:family="text">
      <style:text-properties style:font-name="Consolas" fo:color="#000000"/>
    </style:style>
    <style:style style:name="T6845" style:parent-style-name="nt" style:family="text">
      <style:text-properties style:font-name="Consolas" fo:color="#000080"/>
    </style:style>
    <style:style style:name="T6846" style:parent-style-name="cl" style:family="text">
      <style:text-properties style:font-name="Consolas" fo:color="#000000"/>
    </style:style>
    <style:style style:name="T6847" style:parent-style-name="na" style:family="text">
      <style:text-properties style:font-name="Consolas" fo:color="#008080"/>
    </style:style>
    <style:style style:name="T6848" style:parent-style-name="o" style:family="text">
      <style:text-properties style:font-name="Consolas" fo:font-weight="bold" style:font-weight-asian="bold" style:font-weight-complex="bold" fo:color="#000000"/>
    </style:style>
    <style:style style:name="T6849" style:parent-style-name="s" style:family="text">
      <style:text-properties style:font-name="Consolas" fo:color="#DD1144"/>
    </style:style>
    <style:style style:name="T6850" style:parent-style-name="p" style:family="text">
      <style:text-properties style:font-name="Consolas" fo:color="#000000"/>
    </style:style>
    <style:style style:name="P6851" style:parent-style-name="HTMLconformatoprevio" style:family="paragraph">
      <style:paragraph-properties fo:border="0.0034in solid #E5E7EB" fo:padding="0in" style:shadow="none" fo:background-color="#FFFFFF"/>
    </style:style>
    <style:style style:name="T6852" style:parent-style-name="cl" style:family="text">
      <style:text-properties style:font-name="Consolas" fo:color="#000000"/>
    </style:style>
    <style:style style:name="P6853" style:parent-style-name="HTMLconformatoprevio" style:family="paragraph">
      <style:paragraph-properties fo:border="0.0034in solid #E5E7EB" fo:padding="0in" style:shadow="none" fo:background-color="#FFFFFF"/>
    </style:style>
    <style:style style:name="T6854" style:parent-style-name="cl" style:family="text">
      <style:text-properties style:font-name="Consolas" fo:color="#000000"/>
    </style:style>
    <style:style style:name="T6855" style:parent-style-name="p" style:family="text">
      <style:text-properties style:font-name="Consolas" fo:color="#000000" fo:language="en" fo:country="US"/>
    </style:style>
    <style:style style:name="T6856" style:parent-style-name="nt" style:family="text">
      <style:text-properties style:font-name="Consolas" fo:color="#000080" fo:language="en" fo:country="US"/>
    </style:style>
    <style:style style:name="T6857" style:parent-style-name="p" style:family="text">
      <style:text-properties style:font-name="Consolas" fo:color="#000000" fo:language="en" fo:country="US"/>
    </style:style>
    <style:style style:name="P6858" style:parent-style-name="HTMLconformatoprevio" style:family="paragraph">
      <style:paragraph-properties fo:border="0.0034in solid #E5E7EB" fo:padding="0in" style:shadow="none" fo:background-color="#FFFFFF"/>
    </style:style>
    <style:style style:name="T6859" style:parent-style-name="cl" style:family="text">
      <style:text-properties style:font-name="Consolas" fo:color="#000000" fo:language="en" fo:country="US"/>
    </style:style>
    <style:style style:name="T6860" style:parent-style-name="p" style:family="text">
      <style:text-properties style:font-name="Consolas" fo:color="#000000" fo:language="en" fo:country="US"/>
    </style:style>
    <style:style style:name="T6861" style:parent-style-name="nt" style:family="text">
      <style:text-properties style:font-name="Consolas" fo:color="#000080" fo:language="en" fo:country="US"/>
    </style:style>
    <style:style style:name="T6862" style:parent-style-name="p" style:family="text">
      <style:text-properties style:font-name="Consolas" fo:color="#000000" fo:language="en" fo:country="US"/>
    </style:style>
    <style:style style:name="P6863" style:parent-style-name="HTMLconformatoprevio" style:family="paragraph">
      <style:paragraph-properties fo:border="0.0034in solid #E5E7EB" fo:padding="0in" style:shadow="none" fo:background-color="#FFFFFF"/>
    </style:style>
    <style:style style:name="T6864" style:parent-style-name="cl" style:family="text">
      <style:text-properties style:font-name="Consolas" fo:color="#000000" fo:language="en" fo:country="US"/>
    </style:style>
    <style:style style:name="T6865" style:parent-style-name="p" style:family="text">
      <style:text-properties style:font-name="Consolas" fo:color="#000000" fo:language="en" fo:country="US"/>
    </style:style>
    <style:style style:name="T6866" style:parent-style-name="nt" style:family="text">
      <style:text-properties style:font-name="Consolas" fo:color="#000080" fo:language="en" fo:country="US"/>
    </style:style>
    <style:style style:name="T6867" style:parent-style-name="cl" style:family="text">
      <style:text-properties style:font-name="Consolas" fo:color="#000000" fo:language="en" fo:country="US"/>
    </style:style>
    <style:style style:name="T6868" style:parent-style-name="na" style:family="text">
      <style:text-properties style:font-name="Consolas" fo:color="#008080" fo:language="en" fo:country="US"/>
    </style:style>
    <style:style style:name="T6869" style:parent-style-name="o" style:family="text">
      <style:text-properties style:font-name="Consolas" fo:font-weight="bold" style:font-weight-asian="bold" style:font-weight-complex="bold" fo:color="#000000" fo:language="en" fo:country="US"/>
    </style:style>
    <style:style style:name="T6870" style:parent-style-name="s" style:family="text">
      <style:text-properties style:font-name="Consolas" fo:color="#DD1144" fo:language="en" fo:country="US"/>
    </style:style>
    <style:style style:name="T6871" style:parent-style-name="p" style:family="text">
      <style:text-properties style:font-name="Consolas" fo:color="#000000" fo:language="en" fo:country="US"/>
    </style:style>
    <style:style style:name="P6872" style:parent-style-name="HTMLconformatoprevio" style:family="paragraph">
      <style:paragraph-properties fo:border="0.0034in solid #E5E7EB" fo:padding="0in" style:shadow="none" fo:background-color="#FFFFFF"/>
    </style:style>
    <style:style style:name="T6873" style:parent-style-name="cl" style:family="text">
      <style:text-properties style:font-name="Consolas" fo:color="#000000" fo:language="en" fo:country="US"/>
    </style:style>
    <style:style style:name="T6874" style:parent-style-name="p" style:family="text">
      <style:text-properties style:font-name="Consolas" fo:color="#000000"/>
    </style:style>
    <style:style style:name="T6875" style:parent-style-name="nt" style:family="text">
      <style:text-properties style:font-name="Consolas" fo:color="#000080"/>
    </style:style>
    <style:style style:name="T6876" style:parent-style-name="cl" style:family="text">
      <style:text-properties style:font-name="Consolas" fo:color="#000000"/>
    </style:style>
    <style:style style:name="T6877" style:parent-style-name="na" style:family="text">
      <style:text-properties style:font-name="Consolas" fo:color="#008080"/>
    </style:style>
    <style:style style:name="T6878" style:parent-style-name="o" style:family="text">
      <style:text-properties style:font-name="Consolas" fo:font-weight="bold" style:font-weight-asian="bold" style:font-weight-complex="bold" fo:color="#000000"/>
    </style:style>
    <style:style style:name="T6879" style:parent-style-name="s" style:family="text">
      <style:text-properties style:font-name="Consolas" fo:color="#DD1144"/>
    </style:style>
    <style:style style:name="T6880" style:parent-style-name="p" style:family="text">
      <style:text-properties style:font-name="Consolas" fo:color="#000000"/>
    </style:style>
    <style:style style:name="P6881" style:parent-style-name="HTMLconformatoprevio" style:family="paragraph">
      <style:paragraph-properties fo:border="0.0034in solid #E5E7EB" fo:padding="0in" style:shadow="none" fo:background-color="#FFFFFF"/>
    </style:style>
    <style:style style:name="T6882" style:parent-style-name="cl" style:family="text">
      <style:text-properties style:font-name="Consolas" fo:color="#000000"/>
    </style:style>
    <style:style style:name="P6883" style:parent-style-name="HTMLconformatoprevio" style:family="paragraph">
      <style:paragraph-properties fo:border="0.0034in solid #E5E7EB" fo:padding="0in" style:shadow="none" fo:background-color="#FFFFFF"/>
    </style:style>
    <style:style style:name="T6884" style:parent-style-name="cl" style:family="text">
      <style:text-properties style:font-name="Consolas" fo:color="#000000"/>
    </style:style>
    <style:style style:name="T6885" style:parent-style-name="p" style:family="text">
      <style:text-properties style:font-name="Consolas" fo:color="#000000"/>
    </style:style>
    <style:style style:name="T6886" style:parent-style-name="nt" style:family="text">
      <style:text-properties style:font-name="Consolas" fo:color="#000080"/>
    </style:style>
    <style:style style:name="T6887" style:parent-style-name="p" style:family="text">
      <style:text-properties style:font-name="Consolas" fo:color="#000000"/>
    </style:style>
    <style:style style:name="P6888" style:parent-style-name="HTMLconformatoprevio" style:family="paragraph">
      <style:paragraph-properties fo:border="0.0034in solid #E5E7EB" fo:padding="0in" style:shadow="none" fo:background-color="#FFFFFF"/>
    </style:style>
    <style:style style:name="T6889" style:parent-style-name="cl" style:family="text">
      <style:text-properties style:font-name="Consolas" fo:color="#000000"/>
    </style:style>
    <style:style style:name="T6890" style:parent-style-name="p" style:family="text">
      <style:text-properties style:font-name="Consolas" fo:color="#000000"/>
    </style:style>
    <style:style style:name="T6891" style:parent-style-name="nt" style:family="text">
      <style:text-properties style:font-name="Consolas" fo:color="#000080"/>
    </style:style>
    <style:style style:name="T6892" style:parent-style-name="cl" style:family="text">
      <style:text-properties style:font-name="Consolas" fo:color="#000000"/>
    </style:style>
    <style:style style:name="T6893" style:parent-style-name="na" style:family="text">
      <style:text-properties style:font-name="Consolas" fo:color="#008080"/>
    </style:style>
    <style:style style:name="T6894" style:parent-style-name="o" style:family="text">
      <style:text-properties style:font-name="Consolas" fo:font-weight="bold" style:font-weight-asian="bold" style:font-weight-complex="bold" fo:color="#000000"/>
    </style:style>
    <style:style style:name="T6895" style:parent-style-name="s" style:family="text">
      <style:text-properties style:font-name="Consolas" fo:color="#DD1144"/>
    </style:style>
    <style:style style:name="T6896" style:parent-style-name="p" style:family="text">
      <style:text-properties style:font-name="Consolas" fo:color="#000000"/>
    </style:style>
    <style:style style:name="P6897" style:parent-style-name="HTMLconformatoprevio" style:family="paragraph">
      <style:paragraph-properties fo:border="0.0034in solid #E5E7EB" fo:padding="0in" style:shadow="none" fo:background-color="#FFFFFF"/>
    </style:style>
    <style:style style:name="T6898" style:parent-style-name="cl" style:family="text">
      <style:text-properties style:font-name="Consolas" fo:color="#000000"/>
    </style:style>
    <style:style style:name="P6899" style:parent-style-name="HTMLconformatoprevio" style:family="paragraph">
      <style:paragraph-properties fo:border="0.0034in solid #E5E7EB" fo:padding="0in" style:shadow="none" fo:background-color="#FFFFFF"/>
    </style:style>
    <style:style style:name="T6900" style:parent-style-name="cl" style:family="text">
      <style:text-properties style:font-name="Consolas" fo:color="#000000"/>
    </style:style>
    <style:style style:name="T6901" style:parent-style-name="p" style:family="text">
      <style:text-properties style:font-name="Consolas" fo:color="#000000"/>
    </style:style>
    <style:style style:name="T6902" style:parent-style-name="nt" style:family="text">
      <style:text-properties style:font-name="Consolas" fo:color="#000080"/>
    </style:style>
    <style:style style:name="T6903" style:parent-style-name="p" style:family="text">
      <style:text-properties style:font-name="Consolas" fo:color="#000000"/>
    </style:style>
    <style:style style:name="P6904" style:parent-style-name="HTMLconformatoprevio" style:family="paragraph">
      <style:paragraph-properties fo:border="0.0034in solid #E5E7EB" fo:padding="0in" style:shadow="none" fo:background-color="#FFFFFF"/>
    </style:style>
    <style:style style:name="T6905" style:parent-style-name="cl" style:family="text">
      <style:text-properties style:font-name="Consolas" fo:color="#000000"/>
    </style:style>
    <style:style style:name="T6906" style:parent-style-name="p" style:family="text">
      <style:text-properties style:font-name="Consolas" fo:color="#000000"/>
    </style:style>
    <style:style style:name="T6907" style:parent-style-name="nt" style:family="text">
      <style:text-properties style:font-name="Consolas" fo:color="#000080"/>
    </style:style>
    <style:style style:name="T6908" style:parent-style-name="cl" style:family="text">
      <style:text-properties style:font-name="Consolas" fo:color="#000000"/>
    </style:style>
    <style:style style:name="T6909" style:parent-style-name="na" style:family="text">
      <style:text-properties style:font-name="Consolas" fo:color="#008080"/>
    </style:style>
    <style:style style:name="T6910" style:parent-style-name="o" style:family="text">
      <style:text-properties style:font-name="Consolas" fo:font-weight="bold" style:font-weight-asian="bold" style:font-weight-complex="bold" fo:color="#000000"/>
    </style:style>
    <style:style style:name="T6911" style:parent-style-name="s" style:family="text">
      <style:text-properties style:font-name="Consolas" fo:color="#DD1144"/>
    </style:style>
    <style:style style:name="T6912" style:parent-style-name="p" style:family="text">
      <style:text-properties style:font-name="Consolas" fo:color="#000000"/>
    </style:style>
    <style:style style:name="P6913" style:parent-style-name="HTMLconformatoprevio" style:family="paragraph">
      <style:paragraph-properties fo:border="0.0034in solid #E5E7EB" fo:padding="0in" style:shadow="none" fo:background-color="#FFFFFF"/>
    </style:style>
    <style:style style:name="T6914" style:parent-style-name="cl" style:family="text">
      <style:text-properties style:font-name="Consolas" fo:color="#000000"/>
    </style:style>
    <style:style style:name="P6915" style:parent-style-name="HTMLconformatoprevio" style:family="paragraph">
      <style:paragraph-properties fo:border="0.0034in solid #E5E7EB" fo:padding="0in" style:shadow="none" fo:background-color="#FFFFFF"/>
    </style:style>
    <style:style style:name="T6916" style:parent-style-name="cl" style:family="text">
      <style:text-properties style:font-name="Consolas" fo:color="#000000"/>
    </style:style>
    <style:style style:name="T6917" style:parent-style-name="p" style:family="text">
      <style:text-properties style:font-name="Consolas" fo:color="#000000" fo:language="en" fo:country="US"/>
    </style:style>
    <style:style style:name="T6918" style:parent-style-name="nt" style:family="text">
      <style:text-properties style:font-name="Consolas" fo:color="#000080" fo:language="en" fo:country="US"/>
    </style:style>
    <style:style style:name="T6919" style:parent-style-name="p" style:family="text">
      <style:text-properties style:font-name="Consolas" fo:color="#000000" fo:language="en" fo:country="US"/>
    </style:style>
    <style:style style:name="P6920" style:parent-style-name="HTMLconformatoprevio" style:family="paragraph">
      <style:paragraph-properties fo:border="0.0034in solid #E5E7EB" fo:padding="0in" style:shadow="none" fo:background-color="#FFFFFF"/>
    </style:style>
    <style:style style:name="T6921" style:parent-style-name="cl" style:family="text">
      <style:text-properties style:font-name="Consolas" fo:color="#000000" fo:language="en" fo:country="US"/>
    </style:style>
    <style:style style:name="T6922" style:parent-style-name="p" style:family="text">
      <style:text-properties style:font-name="Consolas" fo:color="#000000" fo:language="en" fo:country="US"/>
    </style:style>
    <style:style style:name="T6923" style:parent-style-name="nt" style:family="text">
      <style:text-properties style:font-name="Consolas" fo:color="#000080" fo:language="en" fo:country="US"/>
    </style:style>
    <style:style style:name="T6924" style:parent-style-name="p" style:family="text">
      <style:text-properties style:font-name="Consolas" fo:color="#000000" fo:language="en" fo:country="US"/>
    </style:style>
    <style:style style:name="P6925" style:parent-style-name="HTMLconformatoprevio" style:family="paragraph">
      <style:paragraph-properties fo:border="0.0034in solid #E5E7EB" fo:padding="0in" style:shadow="none" fo:background-color="#FFFFFF"/>
    </style:style>
    <style:style style:name="T6926" style:parent-style-name="p" style:family="text">
      <style:text-properties style:font-name="Consolas" fo:color="#000000" fo:language="en" fo:country="US"/>
    </style:style>
    <style:style style:name="T6927" style:parent-style-name="nt" style:family="text">
      <style:text-properties style:font-name="Consolas" fo:color="#000080" fo:language="en" fo:country="US"/>
    </style:style>
    <style:style style:name="T6928" style:parent-style-name="p" style:family="text">
      <style:text-properties style:font-name="Consolas" fo:color="#000000" fo:language="en" fo:country="US"/>
    </style:style>
    <style:style style:name="P6929" style:parent-style-name="HTMLconformatoprevio" style:family="paragraph">
      <style:paragraph-properties fo:border="0.0034in solid #E5E7EB" fo:padding="0in" style:shadow="none" fo:background-color="#FFFFFF"/>
    </style:style>
    <style:style style:name="T6930" style:parent-style-name="p" style:family="text">
      <style:text-properties style:font-name="Consolas" fo:color="#000000" fo:language="en" fo:country="US"/>
    </style:style>
    <style:style style:name="T6931" style:parent-style-name="nt" style:family="text">
      <style:text-properties style:font-name="Consolas" fo:color="#000080" fo:language="en" fo:country="US"/>
    </style:style>
    <style:style style:name="T6932" style:parent-style-name="cl" style:family="text">
      <style:text-properties style:font-name="Consolas" fo:color="#000000" fo:language="en" fo:country="US"/>
    </style:style>
    <style:style style:name="T6933" style:parent-style-name="na" style:family="text">
      <style:text-properties style:font-name="Consolas" fo:color="#008080" fo:language="en" fo:country="US"/>
    </style:style>
    <style:style style:name="T6934" style:parent-style-name="o" style:family="text">
      <style:text-properties style:font-name="Consolas" fo:font-weight="bold" style:font-weight-asian="bold" style:font-weight-complex="bold" fo:color="#000000" fo:language="en" fo:country="US"/>
    </style:style>
    <style:style style:name="T6935" style:parent-style-name="s" style:family="text">
      <style:text-properties style:font-name="Consolas" fo:color="#DD1144" fo:language="en" fo:country="US"/>
    </style:style>
    <style:style style:name="T6936" style:parent-style-name="p" style:family="text">
      <style:text-properties style:font-name="Consolas" fo:color="#000000" fo:language="en" fo:country="US"/>
    </style:style>
    <style:style style:name="P6937" style:parent-style-name="HTMLconformatoprevio" style:family="paragraph">
      <style:paragraph-properties fo:border="0.0034in solid #E5E7EB" fo:padding="0in" style:shadow="none" fo:background-color="#FFFFFF"/>
    </style:style>
    <style:style style:name="T6938" style:parent-style-name="cl" style:family="text">
      <style:text-properties style:font-name="Consolas" fo:color="#000000" fo:language="en" fo:country="US"/>
    </style:style>
    <style:style style:name="T6939" style:parent-style-name="p" style:family="text">
      <style:text-properties style:font-name="Consolas" fo:color="#000000" fo:language="en" fo:country="US"/>
    </style:style>
    <style:style style:name="T6940" style:parent-style-name="nt" style:family="text">
      <style:text-properties style:font-name="Consolas" fo:color="#000080" fo:language="en" fo:country="US"/>
    </style:style>
    <style:style style:name="T6941" style:parent-style-name="cl" style:family="text">
      <style:text-properties style:font-name="Consolas" fo:color="#000000" fo:language="en" fo:country="US"/>
    </style:style>
    <style:style style:name="T6942" style:parent-style-name="na" style:family="text">
      <style:text-properties style:font-name="Consolas" fo:color="#008080" fo:language="en" fo:country="US"/>
    </style:style>
    <style:style style:name="T6943" style:parent-style-name="o" style:family="text">
      <style:text-properties style:font-name="Consolas" fo:font-weight="bold" style:font-weight-asian="bold" style:font-weight-complex="bold" fo:color="#000000" fo:language="en" fo:country="US"/>
    </style:style>
    <style:style style:name="T6944" style:parent-style-name="s" style:family="text">
      <style:text-properties style:font-name="Consolas" fo:color="#DD1144" fo:language="en" fo:country="US"/>
    </style:style>
    <style:style style:name="T6945" style:parent-style-name="p" style:family="text">
      <style:text-properties style:font-name="Consolas" fo:color="#000000" fo:language="en" fo:country="US"/>
    </style:style>
    <style:style style:name="P6946" style:parent-style-name="HTMLconformatoprevio" style:family="paragraph">
      <style:paragraph-properties fo:border="0.0034in solid #E5E7EB" fo:padding="0in" style:shadow="none" fo:background-color="#FFFFFF"/>
    </style:style>
    <style:style style:name="T6947" style:parent-style-name="cl" style:family="text">
      <style:text-properties style:font-name="Consolas" fo:color="#000000" fo:language="en" fo:country="US"/>
    </style:style>
    <style:style style:name="T6948" style:parent-style-name="p" style:family="text">
      <style:text-properties style:font-name="Consolas" fo:color="#000000" fo:language="en" fo:country="US"/>
    </style:style>
    <style:style style:name="T6949" style:parent-style-name="nt" style:family="text">
      <style:text-properties style:font-name="Consolas" fo:color="#000080" fo:language="en" fo:country="US"/>
    </style:style>
    <style:style style:name="T6950" style:parent-style-name="cl" style:family="text">
      <style:text-properties style:font-name="Consolas" fo:color="#000000" fo:language="en" fo:country="US"/>
    </style:style>
    <style:style style:name="T6951" style:parent-style-name="na" style:family="text">
      <style:text-properties style:font-name="Consolas" fo:color="#008080" fo:language="en" fo:country="US"/>
    </style:style>
    <style:style style:name="T6952" style:parent-style-name="o" style:family="text">
      <style:text-properties style:font-name="Consolas" fo:font-weight="bold" style:font-weight-asian="bold" style:font-weight-complex="bold" fo:color="#000000" fo:language="en" fo:country="US"/>
    </style:style>
    <style:style style:name="T6953" style:parent-style-name="s" style:family="text">
      <style:text-properties style:font-name="Consolas" fo:color="#DD1144" fo:language="en" fo:country="US"/>
    </style:style>
    <style:style style:name="T6954" style:parent-style-name="p" style:family="text">
      <style:text-properties style:font-name="Consolas" fo:color="#000000" fo:language="en" fo:country="US"/>
    </style:style>
    <style:style style:name="P6955" style:parent-style-name="HTMLconformatoprevio" style:family="paragraph">
      <style:paragraph-properties fo:border="0.0034in solid #E5E7EB" fo:padding="0in" style:shadow="none" fo:background-color="#FFFFFF"/>
    </style:style>
    <style:style style:name="T6956" style:parent-style-name="cl" style:family="text">
      <style:text-properties style:font-name="Consolas" fo:color="#000000" fo:language="en" fo:country="US"/>
    </style:style>
    <style:style style:name="T6957" style:parent-style-name="cl" style:family="text">
      <style:text-properties style:font-name="Consolas" fo:color="#000000"/>
    </style:style>
    <style:style style:name="P6958" style:parent-style-name="HTMLconformatoprevio" style:family="paragraph">
      <style:paragraph-properties fo:border="0.0034in solid #E5E7EB" fo:padding="0in" style:shadow="none" fo:background-color="#FFFFFF"/>
    </style:style>
    <style:style style:name="T6959" style:parent-style-name="cl" style:family="text">
      <style:text-properties style:font-name="Consolas" fo:color="#000000"/>
    </style:style>
    <style:style style:name="T6960" style:parent-style-name="p" style:family="text">
      <style:text-properties style:font-name="Consolas" fo:color="#000000"/>
    </style:style>
    <style:style style:name="T6961" style:parent-style-name="nt" style:family="text">
      <style:text-properties style:font-name="Consolas" fo:color="#000080"/>
    </style:style>
    <style:style style:name="T6962" style:parent-style-name="p" style:family="text">
      <style:text-properties style:font-name="Consolas" fo:color="#000000"/>
    </style:style>
    <style:style style:name="P6963" style:parent-style-name="HTMLconformatoprevio" style:family="paragraph">
      <style:paragraph-properties fo:border="0.0034in solid #E5E7EB" fo:padding="0in" style:shadow="none" fo:background-color="#FFFFFF"/>
    </style:style>
    <style:style style:name="T6964" style:parent-style-name="cl" style:family="text">
      <style:text-properties style:font-name="Consolas" fo:color="#000000"/>
    </style:style>
    <style:style style:name="T6965" style:parent-style-name="p" style:family="text">
      <style:text-properties style:font-name="Consolas" fo:color="#000000" fo:language="en" fo:country="US"/>
    </style:style>
    <style:style style:name="T6966" style:parent-style-name="nt" style:family="text">
      <style:text-properties style:font-name="Consolas" fo:color="#000080" fo:language="en" fo:country="US"/>
    </style:style>
    <style:style style:name="T6967" style:parent-style-name="cl" style:family="text">
      <style:text-properties style:font-name="Consolas" fo:color="#000000" fo:language="en" fo:country="US"/>
    </style:style>
    <style:style style:name="T6968" style:parent-style-name="na" style:family="text">
      <style:text-properties style:font-name="Consolas" fo:color="#008080" fo:language="en" fo:country="US"/>
    </style:style>
    <style:style style:name="T6969" style:parent-style-name="o" style:family="text">
      <style:text-properties style:font-name="Consolas" fo:font-weight="bold" style:font-weight-asian="bold" style:font-weight-complex="bold" fo:color="#000000" fo:language="en" fo:country="US"/>
    </style:style>
    <style:style style:name="T6970" style:parent-style-name="s" style:family="text">
      <style:text-properties style:font-name="Consolas" fo:color="#DD1144" fo:language="en" fo:country="US"/>
    </style:style>
    <style:style style:name="T6971" style:parent-style-name="p" style:family="text">
      <style:text-properties style:font-name="Consolas" fo:color="#000000" fo:language="en" fo:country="US"/>
    </style:style>
    <style:style style:name="P6972" style:parent-style-name="HTMLconformatoprevio" style:family="paragraph">
      <style:paragraph-properties fo:border="0.0034in solid #E5E7EB" fo:padding="0in" style:shadow="none" fo:background-color="#FFFFFF"/>
    </style:style>
    <style:style style:name="T6973" style:parent-style-name="cl" style:family="text">
      <style:text-properties style:font-name="Consolas" fo:color="#000000" fo:language="en" fo:country="US"/>
    </style:style>
    <style:style style:name="T6974" style:parent-style-name="cl" style:family="text">
      <style:text-properties style:font-name="Consolas" fo:color="#000000"/>
    </style:style>
    <style:style style:name="P6975" style:parent-style-name="HTMLconformatoprevio" style:family="paragraph">
      <style:paragraph-properties fo:border="0.0034in solid #E5E7EB" fo:padding="0in" style:shadow="none" fo:background-color="#FFFFFF"/>
    </style:style>
    <style:style style:name="T6976" style:parent-style-name="cl" style:family="text">
      <style:text-properties style:font-name="Consolas" fo:color="#000000"/>
    </style:style>
    <style:style style:name="T6977" style:parent-style-name="p" style:family="text">
      <style:text-properties style:font-name="Consolas" fo:color="#000000"/>
    </style:style>
    <style:style style:name="T6978" style:parent-style-name="nt" style:family="text">
      <style:text-properties style:font-name="Consolas" fo:color="#000080"/>
    </style:style>
    <style:style style:name="T6979" style:parent-style-name="p" style:family="text">
      <style:text-properties style:font-name="Consolas" fo:color="#000000"/>
    </style:style>
    <style:style style:name="P6980" style:parent-style-name="HTMLconformatoprevio" style:family="paragraph">
      <style:paragraph-properties fo:border="0.0034in solid #E5E7EB" fo:padding="0in" style:shadow="none" fo:background-color="#FFFFFF"/>
    </style:style>
    <style:style style:name="T6981" style:parent-style-name="cl" style:family="text">
      <style:text-properties style:font-name="Consolas" fo:color="#000000"/>
    </style:style>
    <style:style style:name="T6982" style:parent-style-name="p" style:family="text">
      <style:text-properties style:font-name="Consolas" fo:color="#000000" fo:language="en" fo:country="US"/>
    </style:style>
    <style:style style:name="T6983" style:parent-style-name="nt" style:family="text">
      <style:text-properties style:font-name="Consolas" fo:color="#000080" fo:language="en" fo:country="US"/>
    </style:style>
    <style:style style:name="T6984" style:parent-style-name="cl" style:family="text">
      <style:text-properties style:font-name="Consolas" fo:color="#000000" fo:language="en" fo:country="US"/>
    </style:style>
    <style:style style:name="T6985" style:parent-style-name="na" style:family="text">
      <style:text-properties style:font-name="Consolas" fo:color="#008080" fo:language="en" fo:country="US"/>
    </style:style>
    <style:style style:name="T6986" style:parent-style-name="o" style:family="text">
      <style:text-properties style:font-name="Consolas" fo:font-weight="bold" style:font-weight-asian="bold" style:font-weight-complex="bold" fo:color="#000000" fo:language="en" fo:country="US"/>
    </style:style>
    <style:style style:name="T6987" style:parent-style-name="s" style:family="text">
      <style:text-properties style:font-name="Consolas" fo:color="#DD1144" fo:language="en" fo:country="US"/>
    </style:style>
    <style:style style:name="T6988" style:parent-style-name="p" style:family="text">
      <style:text-properties style:font-name="Consolas" fo:color="#000000" fo:language="en" fo:country="US"/>
    </style:style>
    <style:style style:name="P6989" style:parent-style-name="HTMLconformatoprevio" style:family="paragraph">
      <style:paragraph-properties fo:border="0.0034in solid #E5E7EB" fo:padding="0in" style:shadow="none" fo:background-color="#FFFFFF"/>
    </style:style>
    <style:style style:name="T6990" style:parent-style-name="cl" style:family="text">
      <style:text-properties style:font-name="Consolas" fo:color="#000000" fo:language="en" fo:country="US"/>
    </style:style>
    <style:style style:name="T6991" style:parent-style-name="cl" style:family="text">
      <style:text-properties style:font-name="Consolas" fo:color="#000000"/>
    </style:style>
    <style:style style:name="P6992" style:parent-style-name="HTMLconformatoprevio" style:family="paragraph">
      <style:paragraph-properties fo:border="0.0034in solid #E5E7EB" fo:padding="0in" style:shadow="none" fo:background-color="#FFFFFF"/>
    </style:style>
    <style:style style:name="T6993" style:parent-style-name="cl" style:family="text">
      <style:text-properties style:font-name="Consolas" fo:color="#000000"/>
    </style:style>
    <style:style style:name="T6994" style:parent-style-name="p" style:family="text">
      <style:text-properties style:font-name="Consolas" fo:color="#000000"/>
    </style:style>
    <style:style style:name="T6995" style:parent-style-name="nt" style:family="text">
      <style:text-properties style:font-name="Consolas" fo:color="#000080"/>
    </style:style>
    <style:style style:name="T6996" style:parent-style-name="p" style:family="text">
      <style:text-properties style:font-name="Consolas" fo:color="#000000"/>
    </style:style>
    <style:style style:name="P6997" style:parent-style-name="HTMLconformatoprevio" style:family="paragraph">
      <style:paragraph-properties fo:border="0.0034in solid #E5E7EB" fo:padding="0in" style:shadow="none" fo:background-color="#FFFFFF"/>
    </style:style>
    <style:style style:name="T6998" style:parent-style-name="cl" style:family="text">
      <style:text-properties style:font-name="Consolas" fo:color="#000000"/>
    </style:style>
    <style:style style:name="T6999" style:parent-style-name="p" style:family="text">
      <style:text-properties style:font-name="Consolas" fo:color="#000000" fo:language="en" fo:country="US"/>
    </style:style>
    <style:style style:name="T7000" style:parent-style-name="nt" style:family="text">
      <style:text-properties style:font-name="Consolas" fo:color="#000080" fo:language="en" fo:country="US"/>
    </style:style>
    <style:style style:name="T7001" style:parent-style-name="p" style:family="text">
      <style:text-properties style:font-name="Consolas" fo:color="#000000" fo:language="en" fo:country="US"/>
    </style:style>
    <style:style style:name="P7002" style:parent-style-name="HTMLconformatoprevio" style:family="paragraph">
      <style:paragraph-properties fo:border="0.0034in solid #E5E7EB" fo:padding="0in" style:shadow="none" fo:background-color="#FFFFFF"/>
    </style:style>
    <style:style style:name="T7003" style:parent-style-name="p" style:family="text">
      <style:text-properties style:font-name="Consolas" fo:color="#000000" fo:language="en" fo:country="US"/>
    </style:style>
    <style:style style:name="T7004" style:parent-style-name="nt" style:family="text">
      <style:text-properties style:font-name="Consolas" fo:color="#000080" fo:language="en" fo:country="US"/>
    </style:style>
    <style:style style:name="T7005" style:parent-style-name="p" style:family="text">
      <style:text-properties style:font-name="Consolas" fo:color="#000000" fo:language="en" fo:country="US"/>
    </style:style>
    <style:style style:name="P7006" style:parent-style-name="Título3" style:family="paragraph">
      <style:paragraph-properties fo:border="0.0034in solid #E5E7EB" fo:padding="0in" style:shadow="none" fo:background-color="#FFFFFF"/>
      <style:text-properties style:font-name="Arial" style:font-name-complex="Arial" fo:color="#000000" fo:letter-spacing="-0.0027in" fo:language="en" fo:country="US"/>
    </style:style>
    <style:style style:name="P7007" style:parent-style-name="HTMLconformatoprevio" style:family="paragraph">
      <style:paragraph-properties fo:border="0.0034in solid #E5E7EB" fo:padding="0in" style:shadow="none" fo:background-color="#FFFFFF"/>
    </style:style>
    <style:style style:name="T7008" style:parent-style-name="p" style:family="text">
      <style:text-properties style:font-name="Consolas" fo:color="#000000" fo:language="en" fo:country="US"/>
    </style:style>
    <style:style style:name="T7009" style:parent-style-name="nt" style:family="text">
      <style:text-properties style:font-name="Consolas" fo:color="#000080" fo:language="en" fo:country="US"/>
    </style:style>
    <style:style style:name="T7010" style:parent-style-name="cl" style:family="text">
      <style:text-properties style:font-name="Consolas" fo:color="#000000" fo:language="en" fo:country="US"/>
    </style:style>
    <style:style style:name="T7011" style:parent-style-name="na" style:family="text">
      <style:text-properties style:font-name="Consolas" fo:color="#008080" fo:language="en" fo:country="US"/>
    </style:style>
    <style:style style:name="T7012" style:parent-style-name="o" style:family="text">
      <style:text-properties style:font-name="Consolas" fo:font-weight="bold" style:font-weight-asian="bold" style:font-weight-complex="bold" fo:color="#000000" fo:language="en" fo:country="US"/>
    </style:style>
    <style:style style:name="T7013" style:parent-style-name="s" style:family="text">
      <style:text-properties style:font-name="Consolas" fo:color="#DD1144" fo:language="en" fo:country="US"/>
    </style:style>
    <style:style style:name="T7014" style:parent-style-name="p" style:family="text">
      <style:text-properties style:font-name="Consolas" fo:color="#000000" fo:language="en" fo:country="US"/>
    </style:style>
    <style:style style:name="P7015" style:parent-style-name="HTMLconformatoprevio" style:family="paragraph">
      <style:paragraph-properties fo:border="0.0034in solid #E5E7EB" fo:padding="0in" style:shadow="none" fo:background-color="#FFFFFF"/>
    </style:style>
    <style:style style:name="T7016" style:parent-style-name="cl" style:family="text">
      <style:text-properties style:font-name="Consolas" fo:color="#000000" fo:language="en" fo:country="US"/>
    </style:style>
    <style:style style:name="T7017" style:parent-style-name="p" style:family="text">
      <style:text-properties style:font-name="Consolas" fo:color="#000000" fo:language="en" fo:country="US"/>
    </style:style>
    <style:style style:name="T7018" style:parent-style-name="nt" style:family="text">
      <style:text-properties style:font-name="Consolas" fo:color="#000080" fo:language="en" fo:country="US"/>
    </style:style>
    <style:style style:name="T7019" style:parent-style-name="cl" style:family="text">
      <style:text-properties style:font-name="Consolas" fo:color="#000000" fo:language="en" fo:country="US"/>
    </style:style>
    <style:style style:name="T7020" style:parent-style-name="na" style:family="text">
      <style:text-properties style:font-name="Consolas" fo:color="#008080" fo:language="en" fo:country="US"/>
    </style:style>
    <style:style style:name="T7021" style:parent-style-name="o" style:family="text">
      <style:text-properties style:font-name="Consolas" fo:font-weight="bold" style:font-weight-asian="bold" style:font-weight-complex="bold" fo:color="#000000" fo:language="en" fo:country="US"/>
    </style:style>
    <style:style style:name="T7022" style:parent-style-name="s" style:family="text">
      <style:text-properties style:font-name="Consolas" fo:color="#DD1144" fo:language="en" fo:country="US"/>
    </style:style>
    <style:style style:name="T7023" style:parent-style-name="p" style:family="text">
      <style:text-properties style:font-name="Consolas" fo:color="#000000" fo:language="en" fo:country="US"/>
    </style:style>
    <style:style style:name="P7024" style:parent-style-name="HTMLconformatoprevio" style:family="paragraph">
      <style:paragraph-properties fo:border="0.0034in solid #E5E7EB" fo:padding="0in" style:shadow="none" fo:background-color="#FFFFFF"/>
    </style:style>
    <style:style style:name="T7025" style:parent-style-name="cl" style:family="text">
      <style:text-properties style:font-name="Consolas" fo:color="#000000" fo:language="en" fo:country="US"/>
    </style:style>
    <style:style style:name="T7026" style:parent-style-name="p" style:family="text">
      <style:text-properties style:font-name="Consolas" fo:color="#000000"/>
    </style:style>
    <style:style style:name="T7027" style:parent-style-name="nt" style:family="text">
      <style:text-properties style:font-name="Consolas" fo:color="#000080"/>
    </style:style>
    <style:style style:name="T7028" style:parent-style-name="cl" style:family="text">
      <style:text-properties style:font-name="Consolas" fo:color="#000000"/>
    </style:style>
    <style:style style:name="T7029" style:parent-style-name="na" style:family="text">
      <style:text-properties style:font-name="Consolas" fo:color="#008080"/>
    </style:style>
    <style:style style:name="T7030" style:parent-style-name="o" style:family="text">
      <style:text-properties style:font-name="Consolas" fo:font-weight="bold" style:font-weight-asian="bold" style:font-weight-complex="bold" fo:color="#000000"/>
    </style:style>
    <style:style style:name="T7031" style:parent-style-name="s" style:family="text">
      <style:text-properties style:font-name="Consolas" fo:color="#DD1144"/>
    </style:style>
    <style:style style:name="T7032" style:parent-style-name="p" style:family="text">
      <style:text-properties style:font-name="Consolas" fo:color="#000000"/>
    </style:style>
    <style:style style:name="P7033" style:parent-style-name="HTMLconformatoprevio" style:family="paragraph">
      <style:paragraph-properties fo:border="0.0034in solid #E5E7EB" fo:padding="0in" style:shadow="none" fo:background-color="#FFFFFF"/>
    </style:style>
    <style:style style:name="T7034" style:parent-style-name="cl" style:family="text">
      <style:text-properties style:font-name="Consolas" fo:color="#000000"/>
    </style:style>
    <style:style style:name="P7035" style:parent-style-name="HTMLconformatoprevio" style:family="paragraph">
      <style:paragraph-properties fo:border="0.0034in solid #E5E7EB" fo:padding="0in" style:shadow="none" fo:background-color="#FFFFFF"/>
    </style:style>
    <style:style style:name="T7036" style:parent-style-name="cl" style:family="text">
      <style:text-properties style:font-name="Consolas" fo:color="#000000"/>
    </style:style>
    <style:style style:name="T7037" style:parent-style-name="p" style:family="text">
      <style:text-properties style:font-name="Consolas" fo:color="#000000"/>
    </style:style>
    <style:style style:name="T7038" style:parent-style-name="nt" style:family="text">
      <style:text-properties style:font-name="Consolas" fo:color="#000080"/>
    </style:style>
    <style:style style:name="T7039" style:parent-style-name="p" style:family="text">
      <style:text-properties style:font-name="Consolas" fo:color="#000000"/>
    </style:style>
    <style:style style:name="P7040" style:parent-style-name="HTMLconformatoprevio" style:family="paragraph">
      <style:paragraph-properties fo:border="0.0034in solid #E5E7EB" fo:padding="0in" style:shadow="none" fo:background-color="#FFFFFF"/>
    </style:style>
    <style:style style:name="T7041" style:parent-style-name="cl" style:family="text">
      <style:text-properties style:font-name="Consolas" fo:color="#000000"/>
    </style:style>
    <style:style style:name="T7042" style:parent-style-name="p" style:family="text">
      <style:text-properties style:font-name="Consolas" fo:color="#000000"/>
    </style:style>
    <style:style style:name="T7043" style:parent-style-name="nt" style:family="text">
      <style:text-properties style:font-name="Consolas" fo:color="#000080"/>
    </style:style>
    <style:style style:name="T7044" style:parent-style-name="cl" style:family="text">
      <style:text-properties style:font-name="Consolas" fo:color="#000000"/>
    </style:style>
    <style:style style:name="T7045" style:parent-style-name="na" style:family="text">
      <style:text-properties style:font-name="Consolas" fo:color="#008080"/>
    </style:style>
    <style:style style:name="T7046" style:parent-style-name="o" style:family="text">
      <style:text-properties style:font-name="Consolas" fo:font-weight="bold" style:font-weight-asian="bold" style:font-weight-complex="bold" fo:color="#000000"/>
    </style:style>
    <style:style style:name="T7047" style:parent-style-name="s" style:family="text">
      <style:text-properties style:font-name="Consolas" fo:color="#DD1144"/>
    </style:style>
    <style:style style:name="T7048" style:parent-style-name="p" style:family="text">
      <style:text-properties style:font-name="Consolas" fo:color="#000000"/>
    </style:style>
    <style:style style:name="P7049" style:parent-style-name="HTMLconformatoprevio" style:family="paragraph">
      <style:paragraph-properties fo:border="0.0034in solid #E5E7EB" fo:padding="0in" style:shadow="none" fo:background-color="#FFFFFF"/>
    </style:style>
    <style:style style:name="T7050" style:parent-style-name="cl" style:family="text">
      <style:text-properties style:font-name="Consolas" fo:color="#000000"/>
    </style:style>
    <style:style style:name="P7051" style:parent-style-name="HTMLconformatoprevio" style:family="paragraph">
      <style:paragraph-properties fo:border="0.0034in solid #E5E7EB" fo:padding="0in" style:shadow="none" fo:background-color="#FFFFFF"/>
    </style:style>
    <style:style style:name="T7052" style:parent-style-name="cl" style:family="text">
      <style:text-properties style:font-name="Consolas" fo:color="#000000"/>
    </style:style>
    <style:style style:name="T7053" style:parent-style-name="p" style:family="text">
      <style:text-properties style:font-name="Consolas" fo:color="#000000" fo:language="en" fo:country="US"/>
    </style:style>
    <style:style style:name="T7054" style:parent-style-name="nt" style:family="text">
      <style:text-properties style:font-name="Consolas" fo:color="#000080" fo:language="en" fo:country="US"/>
    </style:style>
    <style:style style:name="T7055" style:parent-style-name="p" style:family="text">
      <style:text-properties style:font-name="Consolas" fo:color="#000000" fo:language="en" fo:country="US"/>
    </style:style>
    <style:style style:name="P7056" style:parent-style-name="HTMLconformatoprevio" style:family="paragraph">
      <style:paragraph-properties fo:border="0.0034in solid #E5E7EB" fo:padding="0in" style:shadow="none" fo:background-color="#FFFFFF"/>
    </style:style>
    <style:style style:name="T7057" style:parent-style-name="cl" style:family="text">
      <style:text-properties style:font-name="Consolas" fo:color="#000000" fo:language="en" fo:country="US"/>
    </style:style>
    <style:style style:name="T7058" style:parent-style-name="p" style:family="text">
      <style:text-properties style:font-name="Consolas" fo:color="#000000" fo:language="en" fo:country="US"/>
    </style:style>
    <style:style style:name="T7059" style:parent-style-name="nt" style:family="text">
      <style:text-properties style:font-name="Consolas" fo:color="#000080" fo:language="en" fo:country="US"/>
    </style:style>
    <style:style style:name="T7060" style:parent-style-name="p" style:family="text">
      <style:text-properties style:font-name="Consolas" fo:color="#000000" fo:language="en" fo:country="US"/>
    </style:style>
    <style:style style:name="P7061" style:parent-style-name="HTMLconformatoprevio" style:family="paragraph">
      <style:paragraph-properties fo:border="0.0034in solid #E5E7EB" fo:padding="0in" style:shadow="none" fo:background-color="#FFFFFF"/>
    </style:style>
    <style:style style:name="T7062" style:parent-style-name="cl" style:family="text">
      <style:text-properties style:font-name="Consolas" fo:color="#000000" fo:language="en" fo:country="US"/>
    </style:style>
    <style:style style:name="T7063" style:parent-style-name="p" style:family="text">
      <style:text-properties style:font-name="Consolas" fo:color="#000000" fo:language="en" fo:country="US"/>
    </style:style>
    <style:style style:name="T7064" style:parent-style-name="nt" style:family="text">
      <style:text-properties style:font-name="Consolas" fo:color="#000080" fo:language="en" fo:country="US"/>
    </style:style>
    <style:style style:name="T7065" style:parent-style-name="cl" style:family="text">
      <style:text-properties style:font-name="Consolas" fo:color="#000000" fo:language="en" fo:country="US"/>
    </style:style>
    <style:style style:name="T7066" style:parent-style-name="na" style:family="text">
      <style:text-properties style:font-name="Consolas" fo:color="#008080" fo:language="en" fo:country="US"/>
    </style:style>
    <style:style style:name="T7067" style:parent-style-name="o" style:family="text">
      <style:text-properties style:font-name="Consolas" fo:font-weight="bold" style:font-weight-asian="bold" style:font-weight-complex="bold" fo:color="#000000" fo:language="en" fo:country="US"/>
    </style:style>
    <style:style style:name="T7068" style:parent-style-name="s" style:family="text">
      <style:text-properties style:font-name="Consolas" fo:color="#DD1144" fo:language="en" fo:country="US"/>
    </style:style>
    <style:style style:name="T7069" style:parent-style-name="p" style:family="text">
      <style:text-properties style:font-name="Consolas" fo:color="#000000" fo:language="en" fo:country="US"/>
    </style:style>
    <style:style style:name="P7070" style:parent-style-name="HTMLconformatoprevio" style:family="paragraph">
      <style:paragraph-properties fo:border="0.0034in solid #E5E7EB" fo:padding="0in" style:shadow="none" fo:background-color="#FFFFFF"/>
    </style:style>
    <style:style style:name="T7071" style:parent-style-name="cl" style:family="text">
      <style:text-properties style:font-name="Consolas" fo:color="#000000" fo:language="en" fo:country="US"/>
    </style:style>
    <style:style style:name="T7072" style:parent-style-name="p" style:family="text">
      <style:text-properties style:font-name="Consolas" fo:color="#000000"/>
    </style:style>
    <style:style style:name="T7073" style:parent-style-name="nt" style:family="text">
      <style:text-properties style:font-name="Consolas" fo:color="#000080"/>
    </style:style>
    <style:style style:name="T7074" style:parent-style-name="cl" style:family="text">
      <style:text-properties style:font-name="Consolas" fo:color="#000000"/>
    </style:style>
    <style:style style:name="T7075" style:parent-style-name="na" style:family="text">
      <style:text-properties style:font-name="Consolas" fo:color="#008080"/>
    </style:style>
    <style:style style:name="T7076" style:parent-style-name="o" style:family="text">
      <style:text-properties style:font-name="Consolas" fo:font-weight="bold" style:font-weight-asian="bold" style:font-weight-complex="bold" fo:color="#000000"/>
    </style:style>
    <style:style style:name="T7077" style:parent-style-name="s" style:family="text">
      <style:text-properties style:font-name="Consolas" fo:color="#DD1144"/>
    </style:style>
    <style:style style:name="T7078" style:parent-style-name="p" style:family="text">
      <style:text-properties style:font-name="Consolas" fo:color="#000000"/>
    </style:style>
    <style:style style:name="P7079" style:parent-style-name="HTMLconformatoprevio" style:family="paragraph">
      <style:paragraph-properties fo:border="0.0034in solid #E5E7EB" fo:padding="0in" style:shadow="none" fo:background-color="#FFFFFF"/>
    </style:style>
    <style:style style:name="T7080" style:parent-style-name="cl" style:family="text">
      <style:text-properties style:font-name="Consolas" fo:color="#000000"/>
    </style:style>
    <style:style style:name="P7081" style:parent-style-name="HTMLconformatoprevio" style:family="paragraph">
      <style:paragraph-properties fo:border="0.0034in solid #E5E7EB" fo:padding="0in" style:shadow="none" fo:background-color="#FFFFFF"/>
    </style:style>
    <style:style style:name="T7082" style:parent-style-name="cl" style:family="text">
      <style:text-properties style:font-name="Consolas" fo:color="#000000"/>
    </style:style>
    <style:style style:name="T7083" style:parent-style-name="p" style:family="text">
      <style:text-properties style:font-name="Consolas" fo:color="#000000"/>
    </style:style>
    <style:style style:name="T7084" style:parent-style-name="nt" style:family="text">
      <style:text-properties style:font-name="Consolas" fo:color="#000080"/>
    </style:style>
    <style:style style:name="T7085" style:parent-style-name="p" style:family="text">
      <style:text-properties style:font-name="Consolas" fo:color="#000000"/>
    </style:style>
    <style:style style:name="P7086" style:parent-style-name="HTMLconformatoprevio" style:family="paragraph">
      <style:paragraph-properties fo:border="0.0034in solid #E5E7EB" fo:padding="0in" style:shadow="none" fo:background-color="#FFFFFF"/>
    </style:style>
    <style:style style:name="T7087" style:parent-style-name="cl" style:family="text">
      <style:text-properties style:font-name="Consolas" fo:color="#000000"/>
    </style:style>
    <style:style style:name="T7088" style:parent-style-name="p" style:family="text">
      <style:text-properties style:font-name="Consolas" fo:color="#000000"/>
    </style:style>
    <style:style style:name="T7089" style:parent-style-name="nt" style:family="text">
      <style:text-properties style:font-name="Consolas" fo:color="#000080"/>
    </style:style>
    <style:style style:name="T7090" style:parent-style-name="cl" style:family="text">
      <style:text-properties style:font-name="Consolas" fo:color="#000000"/>
    </style:style>
    <style:style style:name="T7091" style:parent-style-name="na" style:family="text">
      <style:text-properties style:font-name="Consolas" fo:color="#008080"/>
    </style:style>
    <style:style style:name="T7092" style:parent-style-name="o" style:family="text">
      <style:text-properties style:font-name="Consolas" fo:font-weight="bold" style:font-weight-asian="bold" style:font-weight-complex="bold" fo:color="#000000"/>
    </style:style>
    <style:style style:name="T7093" style:parent-style-name="s" style:family="text">
      <style:text-properties style:font-name="Consolas" fo:color="#DD1144"/>
    </style:style>
    <style:style style:name="T7094" style:parent-style-name="p" style:family="text">
      <style:text-properties style:font-name="Consolas" fo:color="#000000"/>
    </style:style>
    <style:style style:name="P7095" style:parent-style-name="HTMLconformatoprevio" style:family="paragraph">
      <style:paragraph-properties fo:border="0.0034in solid #E5E7EB" fo:padding="0in" style:shadow="none" fo:background-color="#FFFFFF"/>
    </style:style>
    <style:style style:name="T7096" style:parent-style-name="cl" style:family="text">
      <style:text-properties style:font-name="Consolas" fo:color="#000000"/>
    </style:style>
    <style:style style:name="P7097" style:parent-style-name="HTMLconformatoprevio" style:family="paragraph">
      <style:paragraph-properties fo:border="0.0034in solid #E5E7EB" fo:padding="0in" style:shadow="none" fo:background-color="#FFFFFF"/>
    </style:style>
    <style:style style:name="T7098" style:parent-style-name="cl" style:family="text">
      <style:text-properties style:font-name="Consolas" fo:color="#000000"/>
    </style:style>
    <style:style style:name="T7099" style:parent-style-name="p" style:family="text">
      <style:text-properties style:font-name="Consolas" fo:color="#000000" fo:language="en" fo:country="US"/>
    </style:style>
    <style:style style:name="T7100" style:parent-style-name="nt" style:family="text">
      <style:text-properties style:font-name="Consolas" fo:color="#000080" fo:language="en" fo:country="US"/>
    </style:style>
    <style:style style:name="T7101" style:parent-style-name="p" style:family="text">
      <style:text-properties style:font-name="Consolas" fo:color="#000000" fo:language="en" fo:country="US"/>
    </style:style>
    <style:style style:name="P7102" style:parent-style-name="HTMLconformatoprevio" style:family="paragraph">
      <style:paragraph-properties fo:border="0.0034in solid #E5E7EB" fo:padding="0in" style:shadow="none" fo:background-color="#FFFFFF"/>
    </style:style>
    <style:style style:name="T7103" style:parent-style-name="cl" style:family="text">
      <style:text-properties style:font-name="Consolas" fo:color="#000000" fo:language="en" fo:country="US"/>
    </style:style>
    <style:style style:name="T7104" style:parent-style-name="p" style:family="text">
      <style:text-properties style:font-name="Consolas" fo:color="#000000" fo:language="en" fo:country="US"/>
    </style:style>
    <style:style style:name="T7105" style:parent-style-name="nt" style:family="text">
      <style:text-properties style:font-name="Consolas" fo:color="#000080" fo:language="en" fo:country="US"/>
    </style:style>
    <style:style style:name="T7106" style:parent-style-name="p" style:family="text">
      <style:text-properties style:font-name="Consolas" fo:color="#000000" fo:language="en" fo:country="US"/>
    </style:style>
    <style:style style:name="P7107" style:parent-style-name="HTMLconformatoprevio" style:family="paragraph">
      <style:paragraph-properties fo:border="0.0034in solid #E5E7EB" fo:padding="0in" style:shadow="none" fo:background-color="#FFFFFF"/>
    </style:style>
    <style:style style:name="T7108" style:parent-style-name="cl" style:family="text">
      <style:text-properties style:font-name="Consolas" fo:color="#000000" fo:language="en" fo:country="US"/>
    </style:style>
    <style:style style:name="T7109" style:parent-style-name="p" style:family="text">
      <style:text-properties style:font-name="Consolas" fo:color="#000000" fo:language="en" fo:country="US"/>
    </style:style>
    <style:style style:name="T7110" style:parent-style-name="nt" style:family="text">
      <style:text-properties style:font-name="Consolas" fo:color="#000080" fo:language="en" fo:country="US"/>
    </style:style>
    <style:style style:name="T7111" style:parent-style-name="cl" style:family="text">
      <style:text-properties style:font-name="Consolas" fo:color="#000000" fo:language="en" fo:country="US"/>
    </style:style>
    <style:style style:name="T7112" style:parent-style-name="na" style:family="text">
      <style:text-properties style:font-name="Consolas" fo:color="#008080" fo:language="en" fo:country="US"/>
    </style:style>
    <style:style style:name="T7113" style:parent-style-name="o" style:family="text">
      <style:text-properties style:font-name="Consolas" fo:font-weight="bold" style:font-weight-asian="bold" style:font-weight-complex="bold" fo:color="#000000" fo:language="en" fo:country="US"/>
    </style:style>
    <style:style style:name="T7114" style:parent-style-name="s" style:family="text">
      <style:text-properties style:font-name="Consolas" fo:color="#DD1144" fo:language="en" fo:country="US"/>
    </style:style>
    <style:style style:name="T7115" style:parent-style-name="p" style:family="text">
      <style:text-properties style:font-name="Consolas" fo:color="#000000" fo:language="en" fo:country="US"/>
    </style:style>
    <style:style style:name="P7116" style:parent-style-name="HTMLconformatoprevio" style:family="paragraph">
      <style:paragraph-properties fo:border="0.0034in solid #E5E7EB" fo:padding="0in" style:shadow="none" fo:background-color="#FFFFFF"/>
    </style:style>
    <style:style style:name="T7117" style:parent-style-name="cl" style:family="text">
      <style:text-properties style:font-name="Consolas" fo:color="#000000" fo:language="en" fo:country="US"/>
    </style:style>
    <style:style style:name="T7118" style:parent-style-name="p" style:family="text">
      <style:text-properties style:font-name="Consolas" fo:color="#000000"/>
    </style:style>
    <style:style style:name="T7119" style:parent-style-name="nt" style:family="text">
      <style:text-properties style:font-name="Consolas" fo:color="#000080"/>
    </style:style>
    <style:style style:name="T7120" style:parent-style-name="cl" style:family="text">
      <style:text-properties style:font-name="Consolas" fo:color="#000000"/>
    </style:style>
    <style:style style:name="T7121" style:parent-style-name="na" style:family="text">
      <style:text-properties style:font-name="Consolas" fo:color="#008080"/>
    </style:style>
    <style:style style:name="T7122" style:parent-style-name="o" style:family="text">
      <style:text-properties style:font-name="Consolas" fo:font-weight="bold" style:font-weight-asian="bold" style:font-weight-complex="bold" fo:color="#000000"/>
    </style:style>
    <style:style style:name="T7123" style:parent-style-name="s" style:family="text">
      <style:text-properties style:font-name="Consolas" fo:color="#DD1144"/>
    </style:style>
    <style:style style:name="T7124" style:parent-style-name="p" style:family="text">
      <style:text-properties style:font-name="Consolas" fo:color="#000000"/>
    </style:style>
    <style:style style:name="P7125" style:parent-style-name="HTMLconformatoprevio" style:family="paragraph">
      <style:paragraph-properties fo:border="0.0034in solid #E5E7EB" fo:padding="0in" style:shadow="none" fo:background-color="#FFFFFF"/>
    </style:style>
    <style:style style:name="T7126" style:parent-style-name="cl" style:family="text">
      <style:text-properties style:font-name="Consolas" fo:color="#000000"/>
    </style:style>
    <style:style style:name="P7127" style:parent-style-name="HTMLconformatoprevio" style:family="paragraph">
      <style:paragraph-properties fo:border="0.0034in solid #E5E7EB" fo:padding="0in" style:shadow="none" fo:background-color="#FFFFFF"/>
    </style:style>
    <style:style style:name="T7128" style:parent-style-name="cl" style:family="text">
      <style:text-properties style:font-name="Consolas" fo:color="#000000"/>
    </style:style>
    <style:style style:name="T7129" style:parent-style-name="p" style:family="text">
      <style:text-properties style:font-name="Consolas" fo:color="#000000"/>
    </style:style>
    <style:style style:name="T7130" style:parent-style-name="nt" style:family="text">
      <style:text-properties style:font-name="Consolas" fo:color="#000080"/>
    </style:style>
    <style:style style:name="T7131" style:parent-style-name="p" style:family="text">
      <style:text-properties style:font-name="Consolas" fo:color="#000000"/>
    </style:style>
    <style:style style:name="P7132" style:parent-style-name="HTMLconformatoprevio" style:family="paragraph">
      <style:paragraph-properties fo:border="0.0034in solid #E5E7EB" fo:padding="0in" style:shadow="none" fo:background-color="#FFFFFF"/>
    </style:style>
    <style:style style:name="T7133" style:parent-style-name="cl" style:family="text">
      <style:text-properties style:font-name="Consolas" fo:color="#000000"/>
    </style:style>
    <style:style style:name="T7134" style:parent-style-name="p" style:family="text">
      <style:text-properties style:font-name="Consolas" fo:color="#000000"/>
    </style:style>
    <style:style style:name="T7135" style:parent-style-name="nt" style:family="text">
      <style:text-properties style:font-name="Consolas" fo:color="#000080"/>
    </style:style>
    <style:style style:name="T7136" style:parent-style-name="cl" style:family="text">
      <style:text-properties style:font-name="Consolas" fo:color="#000000"/>
    </style:style>
    <style:style style:name="T7137" style:parent-style-name="na" style:family="text">
      <style:text-properties style:font-name="Consolas" fo:color="#008080"/>
    </style:style>
    <style:style style:name="T7138" style:parent-style-name="o" style:family="text">
      <style:text-properties style:font-name="Consolas" fo:font-weight="bold" style:font-weight-asian="bold" style:font-weight-complex="bold" fo:color="#000000"/>
    </style:style>
    <style:style style:name="T7139" style:parent-style-name="s" style:family="text">
      <style:text-properties style:font-name="Consolas" fo:color="#DD1144"/>
    </style:style>
    <style:style style:name="T7140" style:parent-style-name="p" style:family="text">
      <style:text-properties style:font-name="Consolas" fo:color="#000000"/>
    </style:style>
    <style:style style:name="P7141" style:parent-style-name="HTMLconformatoprevio" style:family="paragraph">
      <style:paragraph-properties fo:border="0.0034in solid #E5E7EB" fo:padding="0in" style:shadow="none" fo:background-color="#FFFFFF"/>
    </style:style>
    <style:style style:name="T7142" style:parent-style-name="cl" style:family="text">
      <style:text-properties style:font-name="Consolas" fo:color="#000000"/>
    </style:style>
    <style:style style:name="P7143" style:parent-style-name="HTMLconformatoprevio" style:family="paragraph">
      <style:paragraph-properties fo:border="0.0034in solid #E5E7EB" fo:padding="0in" style:shadow="none" fo:background-color="#FFFFFF"/>
    </style:style>
    <style:style style:name="T7144" style:parent-style-name="cl" style:family="text">
      <style:text-properties style:font-name="Consolas" fo:color="#000000"/>
    </style:style>
    <style:style style:name="T7145" style:parent-style-name="p" style:family="text">
      <style:text-properties style:font-name="Consolas" fo:color="#000000" fo:language="en" fo:country="US"/>
    </style:style>
    <style:style style:name="T7146" style:parent-style-name="nt" style:family="text">
      <style:text-properties style:font-name="Consolas" fo:color="#000080" fo:language="en" fo:country="US"/>
    </style:style>
    <style:style style:name="T7147" style:parent-style-name="p" style:family="text">
      <style:text-properties style:font-name="Consolas" fo:color="#000000" fo:language="en" fo:country="US"/>
    </style:style>
    <style:style style:name="P7148" style:parent-style-name="HTMLconformatoprevio" style:family="paragraph">
      <style:paragraph-properties fo:border="0.0034in solid #E5E7EB" fo:padding="0in" style:shadow="none" fo:background-color="#FFFFFF"/>
    </style:style>
    <style:style style:name="T7149" style:parent-style-name="cl" style:family="text">
      <style:text-properties style:font-name="Consolas" fo:color="#000000" fo:language="en" fo:country="US"/>
    </style:style>
    <style:style style:name="T7150" style:parent-style-name="p" style:family="text">
      <style:text-properties style:font-name="Consolas" fo:color="#000000" fo:language="en" fo:country="US"/>
    </style:style>
    <style:style style:name="T7151" style:parent-style-name="nt" style:family="text">
      <style:text-properties style:font-name="Consolas" fo:color="#000080" fo:language="en" fo:country="US"/>
    </style:style>
    <style:style style:name="T7152" style:parent-style-name="p" style:family="text">
      <style:text-properties style:font-name="Consolas" fo:color="#000000" fo:language="en" fo:country="US"/>
    </style:style>
    <style:style style:name="P7153" style:parent-style-name="HTMLconformatoprevio" style:family="paragraph">
      <style:paragraph-properties fo:border="0.0034in solid #E5E7EB" fo:padding="0in" style:shadow="none" fo:background-color="#FFFFFF"/>
    </style:style>
    <style:style style:name="T7154" style:parent-style-name="cl" style:family="text">
      <style:text-properties style:font-name="Consolas" fo:color="#000000" fo:language="en" fo:country="US"/>
    </style:style>
    <style:style style:name="T7155" style:parent-style-name="p" style:family="text">
      <style:text-properties style:font-name="Consolas" fo:color="#000000" fo:language="en" fo:country="US"/>
    </style:style>
    <style:style style:name="T7156" style:parent-style-name="nt" style:family="text">
      <style:text-properties style:font-name="Consolas" fo:color="#000080" fo:language="en" fo:country="US"/>
    </style:style>
    <style:style style:name="T7157" style:parent-style-name="cl" style:family="text">
      <style:text-properties style:font-name="Consolas" fo:color="#000000" fo:language="en" fo:country="US"/>
    </style:style>
    <style:style style:name="T7158" style:parent-style-name="na" style:family="text">
      <style:text-properties style:font-name="Consolas" fo:color="#008080" fo:language="en" fo:country="US"/>
    </style:style>
    <style:style style:name="T7159" style:parent-style-name="o" style:family="text">
      <style:text-properties style:font-name="Consolas" fo:font-weight="bold" style:font-weight-asian="bold" style:font-weight-complex="bold" fo:color="#000000" fo:language="en" fo:country="US"/>
    </style:style>
    <style:style style:name="T7160" style:parent-style-name="s" style:family="text">
      <style:text-properties style:font-name="Consolas" fo:color="#DD1144" fo:language="en" fo:country="US"/>
    </style:style>
    <style:style style:name="T7161" style:parent-style-name="p" style:family="text">
      <style:text-properties style:font-name="Consolas" fo:color="#000000" fo:language="en" fo:country="US"/>
    </style:style>
    <style:style style:name="P7162" style:parent-style-name="HTMLconformatoprevio" style:family="paragraph">
      <style:paragraph-properties fo:border="0.0034in solid #E5E7EB" fo:padding="0in" style:shadow="none" fo:background-color="#FFFFFF"/>
    </style:style>
    <style:style style:name="T7163" style:parent-style-name="cl" style:family="text">
      <style:text-properties style:font-name="Consolas" fo:color="#000000" fo:language="en" fo:country="US"/>
    </style:style>
    <style:style style:name="T7164" style:parent-style-name="p" style:family="text">
      <style:text-properties style:font-name="Consolas" fo:color="#000000"/>
    </style:style>
    <style:style style:name="T7165" style:parent-style-name="nt" style:family="text">
      <style:text-properties style:font-name="Consolas" fo:color="#000080"/>
    </style:style>
    <style:style style:name="T7166" style:parent-style-name="cl" style:family="text">
      <style:text-properties style:font-name="Consolas" fo:color="#000000"/>
    </style:style>
    <style:style style:name="T7167" style:parent-style-name="na" style:family="text">
      <style:text-properties style:font-name="Consolas" fo:color="#008080"/>
    </style:style>
    <style:style style:name="T7168" style:parent-style-name="o" style:family="text">
      <style:text-properties style:font-name="Consolas" fo:font-weight="bold" style:font-weight-asian="bold" style:font-weight-complex="bold" fo:color="#000000"/>
    </style:style>
    <style:style style:name="T7169" style:parent-style-name="s" style:family="text">
      <style:text-properties style:font-name="Consolas" fo:color="#DD1144"/>
    </style:style>
    <style:style style:name="T7170" style:parent-style-name="p" style:family="text">
      <style:text-properties style:font-name="Consolas" fo:color="#000000"/>
    </style:style>
    <style:style style:name="P7171" style:parent-style-name="HTMLconformatoprevio" style:family="paragraph">
      <style:paragraph-properties fo:border="0.0034in solid #E5E7EB" fo:padding="0in" style:shadow="none" fo:background-color="#FFFFFF"/>
    </style:style>
    <style:style style:name="T7172" style:parent-style-name="cl" style:family="text">
      <style:text-properties style:font-name="Consolas" fo:color="#000000"/>
    </style:style>
    <style:style style:name="P7173" style:parent-style-name="HTMLconformatoprevio" style:family="paragraph">
      <style:paragraph-properties fo:border="0.0034in solid #E5E7EB" fo:padding="0in" style:shadow="none" fo:background-color="#FFFFFF"/>
    </style:style>
    <style:style style:name="T7174" style:parent-style-name="cl" style:family="text">
      <style:text-properties style:font-name="Consolas" fo:color="#000000"/>
    </style:style>
    <style:style style:name="T7175" style:parent-style-name="p" style:family="text">
      <style:text-properties style:font-name="Consolas" fo:color="#000000"/>
    </style:style>
    <style:style style:name="T7176" style:parent-style-name="nt" style:family="text">
      <style:text-properties style:font-name="Consolas" fo:color="#000080"/>
    </style:style>
    <style:style style:name="T7177" style:parent-style-name="p" style:family="text">
      <style:text-properties style:font-name="Consolas" fo:color="#000000"/>
    </style:style>
    <style:style style:name="P7178" style:parent-style-name="HTMLconformatoprevio" style:family="paragraph">
      <style:paragraph-properties fo:border="0.0034in solid #E5E7EB" fo:padding="0in" style:shadow="none" fo:background-color="#FFFFFF"/>
    </style:style>
    <style:style style:name="T7179" style:parent-style-name="cl" style:family="text">
      <style:text-properties style:font-name="Consolas" fo:color="#000000"/>
    </style:style>
    <style:style style:name="T7180" style:parent-style-name="p" style:family="text">
      <style:text-properties style:font-name="Consolas" fo:color="#000000"/>
    </style:style>
    <style:style style:name="T7181" style:parent-style-name="nt" style:family="text">
      <style:text-properties style:font-name="Consolas" fo:color="#000080"/>
    </style:style>
    <style:style style:name="T7182" style:parent-style-name="cl" style:family="text">
      <style:text-properties style:font-name="Consolas" fo:color="#000000"/>
    </style:style>
    <style:style style:name="T7183" style:parent-style-name="na" style:family="text">
      <style:text-properties style:font-name="Consolas" fo:color="#008080"/>
    </style:style>
    <style:style style:name="T7184" style:parent-style-name="o" style:family="text">
      <style:text-properties style:font-name="Consolas" fo:font-weight="bold" style:font-weight-asian="bold" style:font-weight-complex="bold" fo:color="#000000"/>
    </style:style>
    <style:style style:name="T7185" style:parent-style-name="s" style:family="text">
      <style:text-properties style:font-name="Consolas" fo:color="#DD1144"/>
    </style:style>
    <style:style style:name="T7186" style:parent-style-name="p" style:family="text">
      <style:text-properties style:font-name="Consolas" fo:color="#000000"/>
    </style:style>
    <style:style style:name="P7187" style:parent-style-name="HTMLconformatoprevio" style:family="paragraph">
      <style:paragraph-properties fo:border="0.0034in solid #E5E7EB" fo:padding="0in" style:shadow="none" fo:background-color="#FFFFFF"/>
    </style:style>
    <style:style style:name="T7188" style:parent-style-name="cl" style:family="text">
      <style:text-properties style:font-name="Consolas" fo:color="#000000"/>
    </style:style>
    <style:style style:name="P7189" style:parent-style-name="HTMLconformatoprevio" style:family="paragraph">
      <style:paragraph-properties fo:border="0.0034in solid #E5E7EB" fo:padding="0in" style:shadow="none" fo:background-color="#FFFFFF"/>
    </style:style>
    <style:style style:name="T7190" style:parent-style-name="cl" style:family="text">
      <style:text-properties style:font-name="Consolas" fo:color="#000000"/>
    </style:style>
    <style:style style:name="T7191" style:parent-style-name="p" style:family="text">
      <style:text-properties style:font-name="Consolas" fo:color="#000000" fo:language="en" fo:country="US"/>
    </style:style>
    <style:style style:name="T7192" style:parent-style-name="nt" style:family="text">
      <style:text-properties style:font-name="Consolas" fo:color="#000080" fo:language="en" fo:country="US"/>
    </style:style>
    <style:style style:name="T7193" style:parent-style-name="p" style:family="text">
      <style:text-properties style:font-name="Consolas" fo:color="#000000" fo:language="en" fo:country="US"/>
    </style:style>
    <style:style style:name="P7194" style:parent-style-name="HTMLconformatoprevio" style:family="paragraph">
      <style:paragraph-properties fo:border="0.0034in solid #E5E7EB" fo:padding="0in" style:shadow="none" fo:background-color="#FFFFFF"/>
    </style:style>
    <style:style style:name="T7195" style:parent-style-name="cl" style:family="text">
      <style:text-properties style:font-name="Consolas" fo:color="#000000" fo:language="en" fo:country="US"/>
    </style:style>
    <style:style style:name="T7196" style:parent-style-name="p" style:family="text">
      <style:text-properties style:font-name="Consolas" fo:color="#000000" fo:language="en" fo:country="US"/>
    </style:style>
    <style:style style:name="T7197" style:parent-style-name="nt" style:family="text">
      <style:text-properties style:font-name="Consolas" fo:color="#000080" fo:language="en" fo:country="US"/>
    </style:style>
    <style:style style:name="T7198" style:parent-style-name="p" style:family="text">
      <style:text-properties style:font-name="Consolas" fo:color="#000000" fo:language="en" fo:country="US"/>
    </style:style>
    <style:style style:name="P7199" style:parent-style-name="HTMLconformatoprevio" style:family="paragraph">
      <style:paragraph-properties fo:border="0.0034in solid #E5E7EB" fo:padding="0in" style:shadow="none" fo:background-color="#FFFFFF"/>
    </style:style>
    <style:style style:name="T7200" style:parent-style-name="cl" style:family="text">
      <style:text-properties style:font-name="Consolas" fo:color="#000000" fo:language="en" fo:country="US"/>
    </style:style>
    <style:style style:name="T7201" style:parent-style-name="p" style:family="text">
      <style:text-properties style:font-name="Consolas" fo:color="#000000" fo:language="en" fo:country="US"/>
    </style:style>
    <style:style style:name="T7202" style:parent-style-name="nt" style:family="text">
      <style:text-properties style:font-name="Consolas" fo:color="#000080" fo:language="en" fo:country="US"/>
    </style:style>
    <style:style style:name="T7203" style:parent-style-name="cl" style:family="text">
      <style:text-properties style:font-name="Consolas" fo:color="#000000" fo:language="en" fo:country="US"/>
    </style:style>
    <style:style style:name="T7204" style:parent-style-name="na" style:family="text">
      <style:text-properties style:font-name="Consolas" fo:color="#008080" fo:language="en" fo:country="US"/>
    </style:style>
    <style:style style:name="T7205" style:parent-style-name="o" style:family="text">
      <style:text-properties style:font-name="Consolas" fo:font-weight="bold" style:font-weight-asian="bold" style:font-weight-complex="bold" fo:color="#000000" fo:language="en" fo:country="US"/>
    </style:style>
    <style:style style:name="T7206" style:parent-style-name="s" style:family="text">
      <style:text-properties style:font-name="Consolas" fo:color="#DD1144" fo:language="en" fo:country="US"/>
    </style:style>
    <style:style style:name="T7207" style:parent-style-name="p" style:family="text">
      <style:text-properties style:font-name="Consolas" fo:color="#000000" fo:language="en" fo:country="US"/>
    </style:style>
    <style:style style:name="P7208" style:parent-style-name="HTMLconformatoprevio" style:family="paragraph">
      <style:paragraph-properties fo:border="0.0034in solid #E5E7EB" fo:padding="0in" style:shadow="none" fo:background-color="#FFFFFF"/>
    </style:style>
    <style:style style:name="T7209" style:parent-style-name="cl" style:family="text">
      <style:text-properties style:font-name="Consolas" fo:color="#000000" fo:language="en" fo:country="US"/>
    </style:style>
    <style:style style:name="T7210" style:parent-style-name="p" style:family="text">
      <style:text-properties style:font-name="Consolas" fo:color="#000000"/>
    </style:style>
    <style:style style:name="T7211" style:parent-style-name="nt" style:family="text">
      <style:text-properties style:font-name="Consolas" fo:color="#000080"/>
    </style:style>
    <style:style style:name="T7212" style:parent-style-name="cl" style:family="text">
      <style:text-properties style:font-name="Consolas" fo:color="#000000"/>
    </style:style>
    <style:style style:name="T7213" style:parent-style-name="na" style:family="text">
      <style:text-properties style:font-name="Consolas" fo:color="#008080"/>
    </style:style>
    <style:style style:name="T7214" style:parent-style-name="o" style:family="text">
      <style:text-properties style:font-name="Consolas" fo:font-weight="bold" style:font-weight-asian="bold" style:font-weight-complex="bold" fo:color="#000000"/>
    </style:style>
    <style:style style:name="T7215" style:parent-style-name="s" style:family="text">
      <style:text-properties style:font-name="Consolas" fo:color="#DD1144"/>
    </style:style>
    <style:style style:name="T7216" style:parent-style-name="p" style:family="text">
      <style:text-properties style:font-name="Consolas" fo:color="#000000"/>
    </style:style>
    <style:style style:name="P7217" style:parent-style-name="HTMLconformatoprevio" style:family="paragraph">
      <style:paragraph-properties fo:border="0.0034in solid #E5E7EB" fo:padding="0in" style:shadow="none" fo:background-color="#FFFFFF"/>
    </style:style>
    <style:style style:name="T7218" style:parent-style-name="cl" style:family="text">
      <style:text-properties style:font-name="Consolas" fo:color="#000000"/>
    </style:style>
    <style:style style:name="P7219" style:parent-style-name="HTMLconformatoprevio" style:family="paragraph">
      <style:paragraph-properties fo:border="0.0034in solid #E5E7EB" fo:padding="0in" style:shadow="none" fo:background-color="#FFFFFF"/>
    </style:style>
    <style:style style:name="T7220" style:parent-style-name="cl" style:family="text">
      <style:text-properties style:font-name="Consolas" fo:color="#000000"/>
    </style:style>
    <style:style style:name="T7221" style:parent-style-name="p" style:family="text">
      <style:text-properties style:font-name="Consolas" fo:color="#000000"/>
    </style:style>
    <style:style style:name="T7222" style:parent-style-name="nt" style:family="text">
      <style:text-properties style:font-name="Consolas" fo:color="#000080"/>
    </style:style>
    <style:style style:name="T7223" style:parent-style-name="p" style:family="text">
      <style:text-properties style:font-name="Consolas" fo:color="#000000"/>
    </style:style>
    <style:style style:name="P7224" style:parent-style-name="HTMLconformatoprevio" style:family="paragraph">
      <style:paragraph-properties fo:border="0.0034in solid #E5E7EB" fo:padding="0in" style:shadow="none" fo:background-color="#FFFFFF"/>
    </style:style>
    <style:style style:name="T7225" style:parent-style-name="cl" style:family="text">
      <style:text-properties style:font-name="Consolas" fo:color="#000000"/>
    </style:style>
    <style:style style:name="T7226" style:parent-style-name="p" style:family="text">
      <style:text-properties style:font-name="Consolas" fo:color="#000000"/>
    </style:style>
    <style:style style:name="T7227" style:parent-style-name="nt" style:family="text">
      <style:text-properties style:font-name="Consolas" fo:color="#000080"/>
    </style:style>
    <style:style style:name="T7228" style:parent-style-name="cl" style:family="text">
      <style:text-properties style:font-name="Consolas" fo:color="#000000"/>
    </style:style>
    <style:style style:name="T7229" style:parent-style-name="na" style:family="text">
      <style:text-properties style:font-name="Consolas" fo:color="#008080"/>
    </style:style>
    <style:style style:name="T7230" style:parent-style-name="o" style:family="text">
      <style:text-properties style:font-name="Consolas" fo:font-weight="bold" style:font-weight-asian="bold" style:font-weight-complex="bold" fo:color="#000000"/>
    </style:style>
    <style:style style:name="T7231" style:parent-style-name="s" style:family="text">
      <style:text-properties style:font-name="Consolas" fo:color="#DD1144"/>
    </style:style>
    <style:style style:name="T7232" style:parent-style-name="p" style:family="text">
      <style:text-properties style:font-name="Consolas" fo:color="#000000"/>
    </style:style>
    <style:style style:name="P7233" style:parent-style-name="HTMLconformatoprevio" style:family="paragraph">
      <style:paragraph-properties fo:border="0.0034in solid #E5E7EB" fo:padding="0in" style:shadow="none" fo:background-color="#FFFFFF"/>
    </style:style>
    <style:style style:name="T7234" style:parent-style-name="cl" style:family="text">
      <style:text-properties style:font-name="Consolas" fo:color="#000000"/>
    </style:style>
    <style:style style:name="P7235" style:parent-style-name="HTMLconformatoprevio" style:family="paragraph">
      <style:paragraph-properties fo:border="0.0034in solid #E5E7EB" fo:padding="0in" style:shadow="none" fo:background-color="#FFFFFF"/>
    </style:style>
    <style:style style:name="T7236" style:parent-style-name="cl" style:family="text">
      <style:text-properties style:font-name="Consolas" fo:color="#000000"/>
    </style:style>
    <style:style style:name="T7237" style:parent-style-name="p" style:family="text">
      <style:text-properties style:font-name="Consolas" fo:color="#000000" fo:language="en" fo:country="US"/>
    </style:style>
    <style:style style:name="T7238" style:parent-style-name="nt" style:family="text">
      <style:text-properties style:font-name="Consolas" fo:color="#000080" fo:language="en" fo:country="US"/>
    </style:style>
    <style:style style:name="T7239" style:parent-style-name="p" style:family="text">
      <style:text-properties style:font-name="Consolas" fo:color="#000000" fo:language="en" fo:country="US"/>
    </style:style>
    <style:style style:name="P7240" style:parent-style-name="HTMLconformatoprevio" style:family="paragraph">
      <style:paragraph-properties fo:border="0.0034in solid #E5E7EB" fo:padding="0in" style:shadow="none" fo:background-color="#FFFFFF"/>
    </style:style>
    <style:style style:name="T7241" style:parent-style-name="cl" style:family="text">
      <style:text-properties style:font-name="Consolas" fo:color="#000000" fo:language="en" fo:country="US"/>
    </style:style>
    <style:style style:name="T7242" style:parent-style-name="p" style:family="text">
      <style:text-properties style:font-name="Consolas" fo:color="#000000" fo:language="en" fo:country="US"/>
    </style:style>
    <style:style style:name="T7243" style:parent-style-name="nt" style:family="text">
      <style:text-properties style:font-name="Consolas" fo:color="#000080" fo:language="en" fo:country="US"/>
    </style:style>
    <style:style style:name="T7244" style:parent-style-name="p" style:family="text">
      <style:text-properties style:font-name="Consolas" fo:color="#000000" fo:language="en" fo:country="US"/>
    </style:style>
    <style:style style:name="P7245" style:parent-style-name="HTMLconformatoprevio" style:family="paragraph">
      <style:paragraph-properties fo:border="0.0034in solid #E5E7EB" fo:padding="0in" style:shadow="none" fo:background-color="#FFFFFF"/>
    </style:style>
    <style:style style:name="T7246" style:parent-style-name="cl" style:family="text">
      <style:text-properties style:font-name="Consolas" fo:color="#000000" fo:language="en" fo:country="US"/>
    </style:style>
    <style:style style:name="T7247" style:parent-style-name="p" style:family="text">
      <style:text-properties style:font-name="Consolas" fo:color="#000000" fo:language="en" fo:country="US"/>
    </style:style>
    <style:style style:name="T7248" style:parent-style-name="nt" style:family="text">
      <style:text-properties style:font-name="Consolas" fo:color="#000080" fo:language="en" fo:country="US"/>
    </style:style>
    <style:style style:name="T7249" style:parent-style-name="cl" style:family="text">
      <style:text-properties style:font-name="Consolas" fo:color="#000000" fo:language="en" fo:country="US"/>
    </style:style>
    <style:style style:name="T7250" style:parent-style-name="na" style:family="text">
      <style:text-properties style:font-name="Consolas" fo:color="#008080" fo:language="en" fo:country="US"/>
    </style:style>
    <style:style style:name="T7251" style:parent-style-name="o" style:family="text">
      <style:text-properties style:font-name="Consolas" fo:font-weight="bold" style:font-weight-asian="bold" style:font-weight-complex="bold" fo:color="#000000" fo:language="en" fo:country="US"/>
    </style:style>
    <style:style style:name="T7252" style:parent-style-name="s" style:family="text">
      <style:text-properties style:font-name="Consolas" fo:color="#DD1144" fo:language="en" fo:country="US"/>
    </style:style>
    <style:style style:name="T7253" style:parent-style-name="p" style:family="text">
      <style:text-properties style:font-name="Consolas" fo:color="#000000" fo:language="en" fo:country="US"/>
    </style:style>
    <style:style style:name="P7254" style:parent-style-name="HTMLconformatoprevio" style:family="paragraph">
      <style:paragraph-properties fo:border="0.0034in solid #E5E7EB" fo:padding="0in" style:shadow="none" fo:background-color="#FFFFFF"/>
    </style:style>
    <style:style style:name="T7255" style:parent-style-name="cl" style:family="text">
      <style:text-properties style:font-name="Consolas" fo:color="#000000" fo:language="en" fo:country="US"/>
    </style:style>
    <style:style style:name="T7256" style:parent-style-name="p" style:family="text">
      <style:text-properties style:font-name="Consolas" fo:color="#000000"/>
    </style:style>
    <style:style style:name="T7257" style:parent-style-name="nt" style:family="text">
      <style:text-properties style:font-name="Consolas" fo:color="#000080"/>
    </style:style>
    <style:style style:name="T7258" style:parent-style-name="cl" style:family="text">
      <style:text-properties style:font-name="Consolas" fo:color="#000000"/>
    </style:style>
    <style:style style:name="T7259" style:parent-style-name="na" style:family="text">
      <style:text-properties style:font-name="Consolas" fo:color="#008080"/>
    </style:style>
    <style:style style:name="T7260" style:parent-style-name="o" style:family="text">
      <style:text-properties style:font-name="Consolas" fo:font-weight="bold" style:font-weight-asian="bold" style:font-weight-complex="bold" fo:color="#000000"/>
    </style:style>
    <style:style style:name="T7261" style:parent-style-name="s" style:family="text">
      <style:text-properties style:font-name="Consolas" fo:color="#DD1144"/>
    </style:style>
    <style:style style:name="T7262" style:parent-style-name="p" style:family="text">
      <style:text-properties style:font-name="Consolas" fo:color="#000000"/>
    </style:style>
    <style:style style:name="P7263" style:parent-style-name="HTMLconformatoprevio" style:family="paragraph">
      <style:paragraph-properties fo:border="0.0034in solid #E5E7EB" fo:padding="0in" style:shadow="none" fo:background-color="#FFFFFF"/>
    </style:style>
    <style:style style:name="T7264" style:parent-style-name="cl" style:family="text">
      <style:text-properties style:font-name="Consolas" fo:color="#000000"/>
    </style:style>
    <style:style style:name="P7265" style:parent-style-name="HTMLconformatoprevio" style:family="paragraph">
      <style:paragraph-properties fo:border="0.0034in solid #E5E7EB" fo:padding="0in" style:shadow="none" fo:background-color="#FFFFFF"/>
    </style:style>
    <style:style style:name="T7266" style:parent-style-name="cl" style:family="text">
      <style:text-properties style:font-name="Consolas" fo:color="#000000"/>
    </style:style>
    <style:style style:name="T7267" style:parent-style-name="p" style:family="text">
      <style:text-properties style:font-name="Consolas" fo:color="#000000"/>
    </style:style>
    <style:style style:name="T7268" style:parent-style-name="nt" style:family="text">
      <style:text-properties style:font-name="Consolas" fo:color="#000080"/>
    </style:style>
    <style:style style:name="T7269" style:parent-style-name="p" style:family="text">
      <style:text-properties style:font-name="Consolas" fo:color="#000000"/>
    </style:style>
    <style:style style:name="P7270" style:parent-style-name="HTMLconformatoprevio" style:family="paragraph">
      <style:paragraph-properties fo:border="0.0034in solid #E5E7EB" fo:padding="0in" style:shadow="none" fo:background-color="#FFFFFF"/>
    </style:style>
    <style:style style:name="T7271" style:parent-style-name="cl" style:family="text">
      <style:text-properties style:font-name="Consolas" fo:color="#000000"/>
    </style:style>
    <style:style style:name="T7272" style:parent-style-name="p" style:family="text">
      <style:text-properties style:font-name="Consolas" fo:color="#000000"/>
    </style:style>
    <style:style style:name="T7273" style:parent-style-name="nt" style:family="text">
      <style:text-properties style:font-name="Consolas" fo:color="#000080"/>
    </style:style>
    <style:style style:name="T7274" style:parent-style-name="cl" style:family="text">
      <style:text-properties style:font-name="Consolas" fo:color="#000000"/>
    </style:style>
    <style:style style:name="T7275" style:parent-style-name="na" style:family="text">
      <style:text-properties style:font-name="Consolas" fo:color="#008080"/>
    </style:style>
    <style:style style:name="T7276" style:parent-style-name="o" style:family="text">
      <style:text-properties style:font-name="Consolas" fo:font-weight="bold" style:font-weight-asian="bold" style:font-weight-complex="bold" fo:color="#000000"/>
    </style:style>
    <style:style style:name="T7277" style:parent-style-name="s" style:family="text">
      <style:text-properties style:font-name="Consolas" fo:color="#DD1144"/>
    </style:style>
    <style:style style:name="T7278" style:parent-style-name="p" style:family="text">
      <style:text-properties style:font-name="Consolas" fo:color="#000000"/>
    </style:style>
    <style:style style:name="P7279" style:parent-style-name="HTMLconformatoprevio" style:family="paragraph">
      <style:paragraph-properties fo:border="0.0034in solid #E5E7EB" fo:padding="0in" style:shadow="none" fo:background-color="#FFFFFF"/>
    </style:style>
    <style:style style:name="T7280" style:parent-style-name="cl" style:family="text">
      <style:text-properties style:font-name="Consolas" fo:color="#000000"/>
    </style:style>
    <style:style style:name="P7281" style:parent-style-name="HTMLconformatoprevio" style:family="paragraph">
      <style:paragraph-properties fo:border="0.0034in solid #E5E7EB" fo:padding="0in" style:shadow="none" fo:background-color="#FFFFFF"/>
    </style:style>
    <style:style style:name="T7282" style:parent-style-name="cl" style:family="text">
      <style:text-properties style:font-name="Consolas" fo:color="#000000"/>
    </style:style>
    <style:style style:name="T7283" style:parent-style-name="p" style:family="text">
      <style:text-properties style:font-name="Consolas" fo:color="#000000"/>
    </style:style>
    <style:style style:name="T7284" style:parent-style-name="nt" style:family="text">
      <style:text-properties style:font-name="Consolas" fo:color="#000080"/>
    </style:style>
    <style:style style:name="T7285" style:parent-style-name="p" style:family="text">
      <style:text-properties style:font-name="Consolas" fo:color="#000000"/>
    </style:style>
    <style:style style:name="P7286" style:parent-style-name="HTMLconformatoprevio" style:family="paragraph">
      <style:paragraph-properties fo:border="0.0034in solid #E5E7EB" fo:padding="0in" style:shadow="none" fo:background-color="#FFFFFF"/>
    </style:style>
    <style:style style:name="T7287" style:parent-style-name="cl" style:family="text">
      <style:text-properties style:font-name="Consolas" fo:color="#000000"/>
    </style:style>
    <style:style style:name="T7288" style:parent-style-name="p" style:family="text">
      <style:text-properties style:font-name="Consolas" fo:color="#000000"/>
    </style:style>
    <style:style style:name="T7289" style:parent-style-name="nt" style:family="text">
      <style:text-properties style:font-name="Consolas" fo:color="#000080"/>
    </style:style>
    <style:style style:name="T7290" style:parent-style-name="p" style:family="text">
      <style:text-properties style:font-name="Consolas" fo:color="#000000"/>
    </style:style>
    <style:style style:name="P7291" style:parent-style-name="HTMLconformatoprevio" style:family="paragraph">
      <style:paragraph-properties fo:border="0.0034in solid #E5E7EB" fo:padding="0in" style:shadow="none" fo:background-color="#FFFFFF"/>
    </style:style>
    <style:style style:name="T7292" style:parent-style-name="p" style:family="text">
      <style:text-properties style:font-name="Consolas" fo:color="#000000"/>
    </style:style>
    <style:style style:name="T7293" style:parent-style-name="nt" style:family="text">
      <style:text-properties style:font-name="Consolas" fo:color="#000080"/>
    </style:style>
    <style:style style:name="T7294" style:parent-style-name="p" style:family="text">
      <style:text-properties style:font-name="Consolas" fo:color="#000000"/>
    </style:style>
    <style:style style:name="P7295"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7296" style:parent-style-name="NormalWeb" style:family="paragraph">
      <style:paragraph-properties fo:border="0.0034in solid #E5E7EB" fo:padding="0in" style:shadow="none" fo:background-color="#FFFFFF"/>
      <style:text-properties style:font-name="Arial" style:font-name-complex="Arial" fo:color="#000000"/>
    </style:style>
    <style:style style:name="P7297" style:parent-style-name="HTMLconformatoprevio" style:family="paragraph">
      <style:paragraph-properties fo:border="0.0034in solid #E5E7EB" fo:padding="0in" style:shadow="none" fo:background-color="#FFFFFF"/>
    </style:style>
    <style:style style:name="T7298" style:parent-style-name="p" style:family="text">
      <style:text-properties style:font-name="Consolas" fo:color="#000000" fo:language="en" fo:country="US"/>
    </style:style>
    <style:style style:name="T7299" style:parent-style-name="nt" style:family="text">
      <style:text-properties style:font-name="Consolas" fo:color="#000080" fo:language="en" fo:country="US"/>
    </style:style>
    <style:style style:name="T7300" style:parent-style-name="cl" style:family="text">
      <style:text-properties style:font-name="Consolas" fo:color="#000000" fo:language="en" fo:country="US"/>
    </style:style>
    <style:style style:name="T7301" style:parent-style-name="na" style:family="text">
      <style:text-properties style:font-name="Consolas" fo:color="#008080" fo:language="en" fo:country="US"/>
    </style:style>
    <style:style style:name="T7302" style:parent-style-name="o" style:family="text">
      <style:text-properties style:font-name="Consolas" fo:font-weight="bold" style:font-weight-asian="bold" style:font-weight-complex="bold" fo:color="#000000" fo:language="en" fo:country="US"/>
    </style:style>
    <style:style style:name="T7303" style:parent-style-name="s" style:family="text">
      <style:text-properties style:font-name="Consolas" fo:color="#DD1144" fo:language="en" fo:country="US"/>
    </style:style>
    <style:style style:name="T7304" style:parent-style-name="p" style:family="text">
      <style:text-properties style:font-name="Consolas" fo:color="#000000" fo:language="en" fo:country="US"/>
    </style:style>
    <style:style style:name="P7305" style:parent-style-name="HTMLconformatoprevio" style:family="paragraph">
      <style:paragraph-properties fo:border="0.0034in solid #E5E7EB" fo:padding="0in" style:shadow="none" fo:background-color="#FFFFFF"/>
    </style:style>
    <style:style style:name="T7306" style:parent-style-name="cl" style:family="text">
      <style:text-properties style:font-name="Consolas" fo:color="#000000" fo:language="en" fo:country="US"/>
    </style:style>
    <style:style style:name="T7307" style:parent-style-name="p" style:family="text">
      <style:text-properties style:font-name="Consolas" fo:color="#000000" fo:language="en" fo:country="US"/>
    </style:style>
    <style:style style:name="T7308" style:parent-style-name="nt" style:family="text">
      <style:text-properties style:font-name="Consolas" fo:color="#000080" fo:language="en" fo:country="US"/>
    </style:style>
    <style:style style:name="T7309" style:parent-style-name="cl" style:family="text">
      <style:text-properties style:font-name="Consolas" fo:color="#000000" fo:language="en" fo:country="US"/>
    </style:style>
    <style:style style:name="T7310" style:parent-style-name="na" style:family="text">
      <style:text-properties style:font-name="Consolas" fo:color="#008080" fo:language="en" fo:country="US"/>
    </style:style>
    <style:style style:name="T7311" style:parent-style-name="o" style:family="text">
      <style:text-properties style:font-name="Consolas" fo:font-weight="bold" style:font-weight-asian="bold" style:font-weight-complex="bold" fo:color="#000000" fo:language="en" fo:country="US"/>
    </style:style>
    <style:style style:name="T7312" style:parent-style-name="s" style:family="text">
      <style:text-properties style:font-name="Consolas" fo:color="#DD1144" fo:language="en" fo:country="US"/>
    </style:style>
    <style:style style:name="T7313" style:parent-style-name="p" style:family="text">
      <style:text-properties style:font-name="Consolas" fo:color="#000000" fo:language="en" fo:country="US"/>
    </style:style>
    <style:style style:name="P7314" style:parent-style-name="HTMLconformatoprevio" style:family="paragraph">
      <style:paragraph-properties fo:border="0.0034in solid #E5E7EB" fo:padding="0in" style:shadow="none" fo:background-color="#FFFFFF"/>
    </style:style>
    <style:style style:name="T7315" style:parent-style-name="cl" style:family="text">
      <style:text-properties style:font-name="Consolas" fo:color="#000000" fo:language="en" fo:country="US"/>
    </style:style>
    <style:style style:name="T7316" style:parent-style-name="p" style:family="text">
      <style:text-properties style:font-name="Consolas" fo:color="#000000" fo:language="en" fo:country="US"/>
    </style:style>
    <style:style style:name="T7317" style:parent-style-name="nt" style:family="text">
      <style:text-properties style:font-name="Consolas" fo:color="#000080" fo:language="en" fo:country="US"/>
    </style:style>
    <style:style style:name="T7318" style:parent-style-name="cl" style:family="text">
      <style:text-properties style:font-name="Consolas" fo:color="#000000" fo:language="en" fo:country="US"/>
    </style:style>
    <style:style style:name="T7319" style:parent-style-name="na" style:family="text">
      <style:text-properties style:font-name="Consolas" fo:color="#008080" fo:language="en" fo:country="US"/>
    </style:style>
    <style:style style:name="T7320" style:parent-style-name="o" style:family="text">
      <style:text-properties style:font-name="Consolas" fo:font-weight="bold" style:font-weight-asian="bold" style:font-weight-complex="bold" fo:color="#000000" fo:language="en" fo:country="US"/>
    </style:style>
    <style:style style:name="T7321" style:parent-style-name="s" style:family="text">
      <style:text-properties style:font-name="Consolas" fo:color="#DD1144" fo:language="en" fo:country="US"/>
    </style:style>
    <style:style style:name="T7322" style:parent-style-name="p" style:family="text">
      <style:text-properties style:font-name="Consolas" fo:color="#000000" fo:language="en" fo:country="US"/>
    </style:style>
    <style:style style:name="T7323" style:parent-style-name="cl" style:family="text">
      <style:text-properties style:font-name="Consolas" fo:color="#000000" fo:language="en" fo:country="US"/>
    </style:style>
    <style:style style:name="T7324" style:parent-style-name="p" style:family="text">
      <style:text-properties style:font-name="Consolas" fo:color="#000000" fo:language="en" fo:country="US"/>
    </style:style>
    <style:style style:name="T7325" style:parent-style-name="nt" style:family="text">
      <style:text-properties style:font-name="Consolas" fo:color="#000080" fo:language="en" fo:country="US"/>
    </style:style>
    <style:style style:name="T7326" style:parent-style-name="p" style:family="text">
      <style:text-properties style:font-name="Consolas" fo:color="#000000" fo:language="en" fo:country="US"/>
    </style:style>
    <style:style style:name="P7327" style:parent-style-name="HTMLconformatoprevio" style:family="paragraph">
      <style:paragraph-properties fo:border="0.0034in solid #E5E7EB" fo:padding="0in" style:shadow="none" fo:background-color="#FFFFFF"/>
    </style:style>
    <style:style style:name="T7328" style:parent-style-name="cl" style:family="text">
      <style:text-properties style:font-name="Consolas" fo:color="#000000" fo:language="en" fo:country="US"/>
    </style:style>
    <style:style style:name="T7329" style:parent-style-name="p" style:family="text">
      <style:text-properties style:font-name="Consolas" fo:color="#000000"/>
    </style:style>
    <style:style style:name="T7330" style:parent-style-name="nt" style:family="text">
      <style:text-properties style:font-name="Consolas" fo:color="#000080"/>
    </style:style>
    <style:style style:name="T7331" style:parent-style-name="cl" style:family="text">
      <style:text-properties style:font-name="Consolas" fo:color="#000000"/>
    </style:style>
    <style:style style:name="T7332" style:parent-style-name="na" style:family="text">
      <style:text-properties style:font-name="Consolas" fo:color="#008080"/>
    </style:style>
    <style:style style:name="T7333" style:parent-style-name="o" style:family="text">
      <style:text-properties style:font-name="Consolas" fo:font-weight="bold" style:font-weight-asian="bold" style:font-weight-complex="bold" fo:color="#000000"/>
    </style:style>
    <style:style style:name="T7334" style:parent-style-name="s" style:family="text">
      <style:text-properties style:font-name="Consolas" fo:color="#DD1144"/>
    </style:style>
    <style:style style:name="T7335" style:parent-style-name="p" style:family="text">
      <style:text-properties style:font-name="Consolas" fo:color="#000000"/>
    </style:style>
    <style:style style:name="T7336" style:parent-style-name="cl" style:family="text">
      <style:text-properties style:font-name="Consolas" fo:color="#000000"/>
    </style:style>
    <style:style style:name="T7337" style:parent-style-name="p" style:family="text">
      <style:text-properties style:font-name="Consolas" fo:color="#000000"/>
    </style:style>
    <style:style style:name="T7338" style:parent-style-name="nt" style:family="text">
      <style:text-properties style:font-name="Consolas" fo:color="#000080"/>
    </style:style>
    <style:style style:name="T7339" style:parent-style-name="p" style:family="text">
      <style:text-properties style:font-name="Consolas" fo:color="#000000"/>
    </style:style>
    <style:style style:name="T7340" style:parent-style-name="cl" style:family="text">
      <style:text-properties style:font-name="Consolas" fo:color="#000000"/>
    </style:style>
    <style:style style:name="T7341" style:parent-style-name="ni" style:family="text">
      <style:text-properties style:font-name="Consolas" fo:color="#800080"/>
    </style:style>
    <style:style style:name="T7342" style:parent-style-name="cl" style:family="text">
      <style:text-properties style:font-name="Consolas" fo:color="#000000"/>
    </style:style>
    <style:style style:name="T7343" style:parent-style-name="p" style:family="text">
      <style:text-properties style:font-name="Consolas" fo:color="#000000"/>
    </style:style>
    <style:style style:name="T7344" style:parent-style-name="nt" style:family="text">
      <style:text-properties style:font-name="Consolas" fo:color="#000080"/>
    </style:style>
    <style:style style:name="T7345" style:parent-style-name="p" style:family="text">
      <style:text-properties style:font-name="Consolas" fo:color="#000000"/>
    </style:style>
    <style:style style:name="P7346" style:parent-style-name="HTMLconformatoprevio" style:family="paragraph">
      <style:paragraph-properties fo:border="0.0034in solid #E5E7EB" fo:padding="0in" style:shadow="none" fo:background-color="#FFFFFF"/>
    </style:style>
    <style:style style:name="T7347" style:parent-style-name="cl" style:family="text">
      <style:text-properties style:font-name="Consolas" fo:color="#000000"/>
    </style:style>
    <style:style style:name="T7348" style:parent-style-name="p" style:family="text">
      <style:text-properties style:font-name="Consolas" fo:color="#000000" fo:language="en" fo:country="US"/>
    </style:style>
    <style:style style:name="T7349" style:parent-style-name="nt" style:family="text">
      <style:text-properties style:font-name="Consolas" fo:color="#000080" fo:language="en" fo:country="US"/>
    </style:style>
    <style:style style:name="T7350" style:parent-style-name="cl" style:family="text">
      <style:text-properties style:font-name="Consolas" fo:color="#000000" fo:language="en" fo:country="US"/>
    </style:style>
    <style:style style:name="T7351" style:parent-style-name="na" style:family="text">
      <style:text-properties style:font-name="Consolas" fo:color="#008080" fo:language="en" fo:country="US"/>
    </style:style>
    <style:style style:name="T7352" style:parent-style-name="o" style:family="text">
      <style:text-properties style:font-name="Consolas" fo:font-weight="bold" style:font-weight-asian="bold" style:font-weight-complex="bold" fo:color="#000000" fo:language="en" fo:country="US"/>
    </style:style>
    <style:style style:name="T7353" style:parent-style-name="s" style:family="text">
      <style:text-properties style:font-name="Consolas" fo:color="#DD1144" fo:language="en" fo:country="US"/>
    </style:style>
    <style:style style:name="T7354" style:parent-style-name="p" style:family="text">
      <style:text-properties style:font-name="Consolas" fo:color="#000000" fo:language="en" fo:country="US"/>
    </style:style>
    <style:style style:name="T7355" style:parent-style-name="cl" style:family="text">
      <style:text-properties style:font-name="Consolas" fo:color="#000000" fo:language="en" fo:country="US"/>
    </style:style>
    <style:style style:name="T7356" style:parent-style-name="p" style:family="text">
      <style:text-properties style:font-name="Consolas" fo:color="#000000" fo:language="en" fo:country="US"/>
    </style:style>
    <style:style style:name="T7357" style:parent-style-name="nt" style:family="text">
      <style:text-properties style:font-name="Consolas" fo:color="#000080" fo:language="en" fo:country="US"/>
    </style:style>
    <style:style style:name="T7358" style:parent-style-name="p" style:family="text">
      <style:text-properties style:font-name="Consolas" fo:color="#000000" fo:language="en" fo:country="US"/>
    </style:style>
    <style:style style:name="T7359" style:parent-style-name="cl" style:family="text">
      <style:text-properties style:font-name="Consolas" fo:color="#000000" fo:language="en" fo:country="US"/>
    </style:style>
    <style:style style:name="T7360" style:parent-style-name="p" style:family="text">
      <style:text-properties style:font-name="Consolas" fo:color="#000000" fo:language="en" fo:country="US"/>
    </style:style>
    <style:style style:name="T7361" style:parent-style-name="nt" style:family="text">
      <style:text-properties style:font-name="Consolas" fo:color="#000080" fo:language="en" fo:country="US"/>
    </style:style>
    <style:style style:name="T7362" style:parent-style-name="p" style:family="text">
      <style:text-properties style:font-name="Consolas" fo:color="#000000" fo:language="en" fo:country="US"/>
    </style:style>
    <style:style style:name="P7363" style:parent-style-name="HTMLconformatoprevio" style:family="paragraph">
      <style:paragraph-properties fo:border="0.0034in solid #E5E7EB" fo:padding="0in" style:shadow="none" fo:background-color="#FFFFFF"/>
    </style:style>
    <style:style style:name="T7364" style:parent-style-name="cl" style:family="text">
      <style:text-properties style:font-name="Consolas" fo:color="#000000" fo:language="en" fo:country="US"/>
    </style:style>
    <style:style style:name="T7365" style:parent-style-name="p" style:family="text">
      <style:text-properties style:font-name="Consolas" fo:color="#000000"/>
    </style:style>
    <style:style style:name="T7366" style:parent-style-name="nt" style:family="text">
      <style:text-properties style:font-name="Consolas" fo:color="#000080"/>
    </style:style>
    <style:style style:name="T7367" style:parent-style-name="p" style:family="text">
      <style:text-properties style:font-name="Consolas" fo:color="#000000"/>
    </style:style>
    <style:style style:name="P7368" style:parent-style-name="HTMLconformatoprevio" style:family="paragraph">
      <style:paragraph-properties fo:border="0.0034in solid #E5E7EB" fo:padding="0in" style:shadow="none" fo:background-color="#FFFFFF"/>
    </style:style>
    <style:style style:name="T7369" style:parent-style-name="p" style:family="text">
      <style:text-properties style:font-name="Consolas" fo:color="#000000"/>
    </style:style>
    <style:style style:name="T7370" style:parent-style-name="nt" style:family="text">
      <style:text-properties style:font-name="Consolas" fo:color="#000080"/>
    </style:style>
    <style:style style:name="T7371" style:parent-style-name="p" style:family="text">
      <style:text-properties style:font-name="Consolas" fo:color="#000000"/>
    </style:style>
    <style:style style:name="P737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7373" style:parent-style-name="NormalWeb" style:family="paragraph">
      <style:paragraph-properties fo:border="0.0034in solid #E5E7EB" fo:padding="0in" style:shadow="none" fo:background-color="#FFFFFF"/>
    </style:style>
    <style:style style:name="T7374" style:parent-style-name="Fuentedepárrafopredeter." style:family="text">
      <style:text-properties style:font-name="Arial" style:font-name-complex="Arial" fo:color="#000000"/>
    </style:style>
    <style:style style:name="T7375" style:parent-style-name="CódigoHTML" style:family="text">
      <style:text-properties style:font-name="Consolas" fo:color="#000000" fo:font-size="11pt" style:font-size-asian="11pt" style:font-size-complex="11pt"/>
    </style:style>
    <style:style style:name="T7376" style:parent-style-name="Fuentedepárrafopredeter." style:family="text">
      <style:text-properties style:font-name="Arial" style:font-name-complex="Arial" fo:color="#000000"/>
    </style:style>
    <style:style style:name="T7377" style:parent-style-name="CódigoHTML" style:family="text">
      <style:text-properties style:font-name="Consolas" fo:color="#000000" fo:font-size="11pt" style:font-size-asian="11pt" style:font-size-complex="11pt"/>
    </style:style>
    <style:style style:name="T7378" style:parent-style-name="Fuentedepárrafopredeter." style:family="text">
      <style:text-properties style:font-name="Arial" style:font-name-complex="Arial" fo:color="#000000"/>
    </style:style>
    <style:style style:name="P7379" style:parent-style-name="HTMLconformatoprevio" style:family="paragraph">
      <style:paragraph-properties fo:border="0.0034in solid #E5E7EB" fo:padding="0in" style:shadow="none" fo:background-color="#FFFFFF"/>
    </style:style>
    <style:style style:name="T7380" style:parent-style-name="p" style:family="text">
      <style:text-properties style:font-name="Consolas" fo:color="#000000" fo:language="en" fo:country="US"/>
    </style:style>
    <style:style style:name="T7381" style:parent-style-name="nt" style:family="text">
      <style:text-properties style:font-name="Consolas" fo:color="#000080" fo:language="en" fo:country="US"/>
    </style:style>
    <style:style style:name="T7382" style:parent-style-name="cl" style:family="text">
      <style:text-properties style:font-name="Consolas" fo:color="#000000" fo:language="en" fo:country="US"/>
    </style:style>
    <style:style style:name="T7383" style:parent-style-name="na" style:family="text">
      <style:text-properties style:font-name="Consolas" fo:color="#008080" fo:language="en" fo:country="US"/>
    </style:style>
    <style:style style:name="T7384" style:parent-style-name="o" style:family="text">
      <style:text-properties style:font-name="Consolas" fo:font-weight="bold" style:font-weight-asian="bold" style:font-weight-complex="bold" fo:color="#000000" fo:language="en" fo:country="US"/>
    </style:style>
    <style:style style:name="T7385" style:parent-style-name="s" style:family="text">
      <style:text-properties style:font-name="Consolas" fo:color="#DD1144" fo:language="en" fo:country="US"/>
    </style:style>
    <style:style style:name="T7386" style:parent-style-name="p" style:family="text">
      <style:text-properties style:font-name="Consolas" fo:color="#000000" fo:language="en" fo:country="US"/>
    </style:style>
    <style:style style:name="P7387" style:parent-style-name="HTMLconformatoprevio" style:family="paragraph">
      <style:paragraph-properties fo:border="0.0034in solid #E5E7EB" fo:padding="0in" style:shadow="none" fo:background-color="#FFFFFF"/>
    </style:style>
    <style:style style:name="T7388" style:parent-style-name="cl" style:family="text">
      <style:text-properties style:font-name="Consolas" fo:color="#000000" fo:language="en" fo:country="US"/>
    </style:style>
    <style:style style:name="T7389" style:parent-style-name="p" style:family="text">
      <style:text-properties style:font-name="Consolas" fo:color="#000000" fo:language="en" fo:country="US"/>
    </style:style>
    <style:style style:name="T7390" style:parent-style-name="nt" style:family="text">
      <style:text-properties style:font-name="Consolas" fo:color="#000080" fo:language="en" fo:country="US"/>
    </style:style>
    <style:style style:name="T7391" style:parent-style-name="cl" style:family="text">
      <style:text-properties style:font-name="Consolas" fo:color="#000000" fo:language="en" fo:country="US"/>
    </style:style>
    <style:style style:name="T7392" style:parent-style-name="na" style:family="text">
      <style:text-properties style:font-name="Consolas" fo:color="#008080" fo:language="en" fo:country="US"/>
    </style:style>
    <style:style style:name="T7393" style:parent-style-name="o" style:family="text">
      <style:text-properties style:font-name="Consolas" fo:font-weight="bold" style:font-weight-asian="bold" style:font-weight-complex="bold" fo:color="#000000" fo:language="en" fo:country="US"/>
    </style:style>
    <style:style style:name="T7394" style:parent-style-name="s" style:family="text">
      <style:text-properties style:font-name="Consolas" fo:color="#DD1144" fo:language="en" fo:country="US"/>
    </style:style>
    <style:style style:name="T7395" style:parent-style-name="p" style:family="text">
      <style:text-properties style:font-name="Consolas" fo:color="#000000" fo:language="en" fo:country="US"/>
    </style:style>
    <style:style style:name="P7396" style:parent-style-name="HTMLconformatoprevio" style:family="paragraph">
      <style:paragraph-properties fo:border="0.0034in solid #E5E7EB" fo:padding="0in" style:shadow="none" fo:background-color="#FFFFFF"/>
    </style:style>
    <style:style style:name="T7397" style:parent-style-name="cl" style:family="text">
      <style:text-properties style:font-name="Consolas" fo:color="#000000" fo:language="en" fo:country="US"/>
    </style:style>
    <style:style style:name="T7398" style:parent-style-name="p" style:family="text">
      <style:text-properties style:font-name="Consolas" fo:color="#000000" fo:language="en" fo:country="US"/>
    </style:style>
    <style:style style:name="T7399" style:parent-style-name="nt" style:family="text">
      <style:text-properties style:font-name="Consolas" fo:color="#000080" fo:language="en" fo:country="US"/>
    </style:style>
    <style:style style:name="T7400" style:parent-style-name="cl" style:family="text">
      <style:text-properties style:font-name="Consolas" fo:color="#000000" fo:language="en" fo:country="US"/>
    </style:style>
    <style:style style:name="T7401" style:parent-style-name="na" style:family="text">
      <style:text-properties style:font-name="Consolas" fo:color="#008080" fo:language="en" fo:country="US"/>
    </style:style>
    <style:style style:name="T7402" style:parent-style-name="o" style:family="text">
      <style:text-properties style:font-name="Consolas" fo:font-weight="bold" style:font-weight-asian="bold" style:font-weight-complex="bold" fo:color="#000000" fo:language="en" fo:country="US"/>
    </style:style>
    <style:style style:name="T7403" style:parent-style-name="s" style:family="text">
      <style:text-properties style:font-name="Consolas" fo:color="#DD1144" fo:language="en" fo:country="US"/>
    </style:style>
    <style:style style:name="T7404" style:parent-style-name="p" style:family="text">
      <style:text-properties style:font-name="Consolas" fo:color="#000000" fo:language="en" fo:country="US"/>
    </style:style>
    <style:style style:name="T7405" style:parent-style-name="cl" style:family="text">
      <style:text-properties style:font-name="Consolas" fo:color="#000000" fo:language="en" fo:country="US"/>
    </style:style>
    <style:style style:name="T7406" style:parent-style-name="p" style:family="text">
      <style:text-properties style:font-name="Consolas" fo:color="#000000" fo:language="en" fo:country="US"/>
    </style:style>
    <style:style style:name="T7407" style:parent-style-name="nt" style:family="text">
      <style:text-properties style:font-name="Consolas" fo:color="#000080" fo:language="en" fo:country="US"/>
    </style:style>
    <style:style style:name="T7408" style:parent-style-name="p" style:family="text">
      <style:text-properties style:font-name="Consolas" fo:color="#000000" fo:language="en" fo:country="US"/>
    </style:style>
    <style:style style:name="P7409" style:parent-style-name="HTMLconformatoprevio" style:family="paragraph">
      <style:paragraph-properties fo:border="0.0034in solid #E5E7EB" fo:padding="0in" style:shadow="none" fo:background-color="#FFFFFF"/>
    </style:style>
    <style:style style:name="T7410" style:parent-style-name="cl" style:family="text">
      <style:text-properties style:font-name="Consolas" fo:color="#000000" fo:language="en" fo:country="US"/>
    </style:style>
    <style:style style:name="T7411" style:parent-style-name="p" style:family="text">
      <style:text-properties style:font-name="Consolas" fo:color="#000000" fo:language="en" fo:country="US"/>
    </style:style>
    <style:style style:name="T7412" style:parent-style-name="nt" style:family="text">
      <style:text-properties style:font-name="Consolas" fo:color="#000080" fo:language="en" fo:country="US"/>
    </style:style>
    <style:style style:name="T7413" style:parent-style-name="cl" style:family="text">
      <style:text-properties style:font-name="Consolas" fo:color="#000000" fo:language="en" fo:country="US"/>
    </style:style>
    <style:style style:name="T7414" style:parent-style-name="na" style:family="text">
      <style:text-properties style:font-name="Consolas" fo:color="#008080" fo:language="en" fo:country="US"/>
    </style:style>
    <style:style style:name="T7415" style:parent-style-name="o" style:family="text">
      <style:text-properties style:font-name="Consolas" fo:font-weight="bold" style:font-weight-asian="bold" style:font-weight-complex="bold" fo:color="#000000" fo:language="en" fo:country="US"/>
    </style:style>
    <style:style style:name="T7416" style:parent-style-name="s" style:family="text">
      <style:text-properties style:font-name="Consolas" fo:color="#DD1144" fo:language="en" fo:country="US"/>
    </style:style>
    <style:style style:name="T7417" style:parent-style-name="p" style:family="text">
      <style:text-properties style:font-name="Consolas" fo:color="#000000" fo:language="en" fo:country="US"/>
    </style:style>
    <style:style style:name="T7418" style:parent-style-name="cl" style:family="text">
      <style:text-properties style:font-name="Consolas" fo:color="#000000" fo:language="en" fo:country="US"/>
    </style:style>
    <style:style style:name="T7419" style:parent-style-name="p" style:family="text">
      <style:text-properties style:font-name="Consolas" fo:color="#000000" fo:language="en" fo:country="US"/>
    </style:style>
    <style:style style:name="T7420" style:parent-style-name="nt" style:family="text">
      <style:text-properties style:font-name="Consolas" fo:color="#000080" fo:language="en" fo:country="US"/>
    </style:style>
    <style:style style:name="T7421" style:parent-style-name="p" style:family="text">
      <style:text-properties style:font-name="Consolas" fo:color="#000000" fo:language="en" fo:country="US"/>
    </style:style>
    <style:style style:name="P7422" style:parent-style-name="HTMLconformatoprevio" style:family="paragraph">
      <style:paragraph-properties fo:border="0.0034in solid #E5E7EB" fo:padding="0in" style:shadow="none" fo:background-color="#FFFFFF"/>
    </style:style>
    <style:style style:name="P7423" style:parent-style-name="HTMLconformatoprevio" style:family="paragraph">
      <style:paragraph-properties fo:border="0.0034in solid #E5E7EB" fo:padding="0in" style:shadow="none" fo:background-color="#FFFFFF"/>
    </style:style>
    <style:style style:name="T7424" style:parent-style-name="cl" style:family="text">
      <style:text-properties style:font-name="Consolas" fo:color="#000000" fo:language="en" fo:country="US"/>
    </style:style>
    <style:style style:name="T7425" style:parent-style-name="c" style:family="text">
      <style:text-properties style:font-name="Consolas" fo:font-style="italic" style:font-style-asian="italic" style:font-style-complex="italic" fo:color="#999988"/>
    </style:style>
    <style:style style:name="P7426" style:parent-style-name="HTMLconformatoprevio" style:family="paragraph">
      <style:paragraph-properties fo:border="0.0034in solid #E5E7EB" fo:padding="0in" style:shadow="none" fo:background-color="#FFFFFF"/>
    </style:style>
    <style:style style:name="T7427" style:parent-style-name="cl" style:family="text">
      <style:text-properties style:font-name="Consolas" fo:color="#000000"/>
    </style:style>
    <style:style style:name="T7428" style:parent-style-name="p" style:family="text">
      <style:text-properties style:font-name="Consolas" fo:color="#000000" fo:language="en" fo:country="US"/>
    </style:style>
    <style:style style:name="T7429" style:parent-style-name="nt" style:family="text">
      <style:text-properties style:font-name="Consolas" fo:color="#000080" fo:language="en" fo:country="US"/>
    </style:style>
    <style:style style:name="T7430" style:parent-style-name="cl" style:family="text">
      <style:text-properties style:font-name="Consolas" fo:color="#000000" fo:language="en" fo:country="US"/>
    </style:style>
    <style:style style:name="T7431" style:parent-style-name="na" style:family="text">
      <style:text-properties style:font-name="Consolas" fo:color="#008080" fo:language="en" fo:country="US"/>
    </style:style>
    <style:style style:name="T7432" style:parent-style-name="o" style:family="text">
      <style:text-properties style:font-name="Consolas" fo:font-weight="bold" style:font-weight-asian="bold" style:font-weight-complex="bold" fo:color="#000000" fo:language="en" fo:country="US"/>
    </style:style>
    <style:style style:name="T7433" style:parent-style-name="s" style:family="text">
      <style:text-properties style:font-name="Consolas" fo:color="#DD1144" fo:language="en" fo:country="US"/>
    </style:style>
    <style:style style:name="T7434" style:parent-style-name="p" style:family="text">
      <style:text-properties style:font-name="Consolas" fo:color="#000000" fo:language="en" fo:country="US"/>
    </style:style>
    <style:style style:name="T7435" style:parent-style-name="nt" style:family="text">
      <style:text-properties style:font-name="Consolas" fo:color="#000080" fo:language="en" fo:country="US"/>
    </style:style>
    <style:style style:name="T7436" style:parent-style-name="p" style:family="text">
      <style:text-properties style:font-name="Consolas" fo:color="#000000" fo:language="en" fo:country="US"/>
    </style:style>
    <style:style style:name="P7437" style:parent-style-name="HTMLconformatoprevio" style:family="paragraph">
      <style:paragraph-properties fo:border="0.0034in solid #E5E7EB" fo:padding="0in" style:shadow="none" fo:background-color="#FFFFFF"/>
    </style:style>
    <style:style style:name="P7438" style:parent-style-name="HTMLconformatoprevio" style:family="paragraph">
      <style:paragraph-properties fo:border="0.0034in solid #E5E7EB" fo:padding="0in" style:shadow="none" fo:background-color="#FFFFFF"/>
    </style:style>
    <style:style style:name="T7439" style:parent-style-name="cl" style:family="text">
      <style:text-properties style:font-name="Consolas" fo:color="#000000" fo:language="en" fo:country="US"/>
    </style:style>
    <style:style style:name="T7440" style:parent-style-name="p" style:family="text">
      <style:text-properties style:font-name="Consolas" fo:color="#000000" fo:language="en" fo:country="US"/>
    </style:style>
    <style:style style:name="T7441" style:parent-style-name="nt" style:family="text">
      <style:text-properties style:font-name="Consolas" fo:color="#000080" fo:language="en" fo:country="US"/>
    </style:style>
    <style:style style:name="T7442" style:parent-style-name="cl" style:family="text">
      <style:text-properties style:font-name="Consolas" fo:color="#000000" fo:language="en" fo:country="US"/>
    </style:style>
    <style:style style:name="T7443" style:parent-style-name="na" style:family="text">
      <style:text-properties style:font-name="Consolas" fo:color="#008080" fo:language="en" fo:country="US"/>
    </style:style>
    <style:style style:name="T7444" style:parent-style-name="o" style:family="text">
      <style:text-properties style:font-name="Consolas" fo:font-weight="bold" style:font-weight-asian="bold" style:font-weight-complex="bold" fo:color="#000000" fo:language="en" fo:country="US"/>
    </style:style>
    <style:style style:name="T7445" style:parent-style-name="s" style:family="text">
      <style:text-properties style:font-name="Consolas" fo:color="#DD1144" fo:language="en" fo:country="US"/>
    </style:style>
    <style:style style:name="T7446" style:parent-style-name="p" style:family="text">
      <style:text-properties style:font-name="Consolas" fo:color="#000000" fo:language="en" fo:country="US"/>
    </style:style>
    <style:style style:name="T7447" style:parent-style-name="cl" style:family="text">
      <style:text-properties style:font-name="Consolas" fo:color="#000000" fo:language="en" fo:country="US"/>
    </style:style>
    <style:style style:name="T7448" style:parent-style-name="p" style:family="text">
      <style:text-properties style:font-name="Consolas" fo:color="#000000" fo:language="en" fo:country="US"/>
    </style:style>
    <style:style style:name="T7449" style:parent-style-name="nt" style:family="text">
      <style:text-properties style:font-name="Consolas" fo:color="#000080" fo:language="en" fo:country="US"/>
    </style:style>
    <style:style style:name="T7450" style:parent-style-name="p" style:family="text">
      <style:text-properties style:font-name="Consolas" fo:color="#000000" fo:language="en" fo:country="US"/>
    </style:style>
    <style:style style:name="P7451" style:parent-style-name="HTMLconformatoprevio" style:family="paragraph">
      <style:paragraph-properties fo:border="0.0034in solid #E5E7EB" fo:padding="0in" style:shadow="none" fo:background-color="#FFFFFF"/>
    </style:style>
    <style:style style:name="T7452" style:parent-style-name="cl" style:family="text">
      <style:text-properties style:font-name="Consolas" fo:color="#000000" fo:language="en" fo:country="US"/>
    </style:style>
    <style:style style:name="T7453" style:parent-style-name="p" style:family="text">
      <style:text-properties style:font-name="Consolas" fo:color="#000000" fo:language="en" fo:country="US"/>
    </style:style>
    <style:style style:name="T7454" style:parent-style-name="nt" style:family="text">
      <style:text-properties style:font-name="Consolas" fo:color="#000080" fo:language="en" fo:country="US"/>
    </style:style>
    <style:style style:name="T7455" style:parent-style-name="cl" style:family="text">
      <style:text-properties style:font-name="Consolas" fo:color="#000000" fo:language="en" fo:country="US"/>
    </style:style>
    <style:style style:name="T7456" style:parent-style-name="na" style:family="text">
      <style:text-properties style:font-name="Consolas" fo:color="#008080" fo:language="en" fo:country="US"/>
    </style:style>
    <style:style style:name="T7457" style:parent-style-name="o" style:family="text">
      <style:text-properties style:font-name="Consolas" fo:font-weight="bold" style:font-weight-asian="bold" style:font-weight-complex="bold" fo:color="#000000" fo:language="en" fo:country="US"/>
    </style:style>
    <style:style style:name="T7458" style:parent-style-name="s" style:family="text">
      <style:text-properties style:font-name="Consolas" fo:color="#DD1144" fo:language="en" fo:country="US"/>
    </style:style>
    <style:style style:name="T7459" style:parent-style-name="p" style:family="text">
      <style:text-properties style:font-name="Consolas" fo:color="#000000" fo:language="en" fo:country="US"/>
    </style:style>
    <style:style style:name="T7460" style:parent-style-name="cl" style:family="text">
      <style:text-properties style:font-name="Consolas" fo:color="#000000" fo:language="en" fo:country="US"/>
    </style:style>
    <style:style style:name="T7461" style:parent-style-name="p" style:family="text">
      <style:text-properties style:font-name="Consolas" fo:color="#000000" fo:language="en" fo:country="US"/>
    </style:style>
    <style:style style:name="T7462" style:parent-style-name="nt" style:family="text">
      <style:text-properties style:font-name="Consolas" fo:color="#000080" fo:language="en" fo:country="US"/>
    </style:style>
    <style:style style:name="T7463" style:parent-style-name="p" style:family="text">
      <style:text-properties style:font-name="Consolas" fo:color="#000000" fo:language="en" fo:country="US"/>
    </style:style>
    <style:style style:name="P7464" style:parent-style-name="HTMLconformatoprevio" style:family="paragraph">
      <style:paragraph-properties fo:border="0.0034in solid #E5E7EB" fo:padding="0in" style:shadow="none" fo:background-color="#FFFFFF"/>
    </style:style>
    <style:style style:name="T7465" style:parent-style-name="cl" style:family="text">
      <style:text-properties style:font-name="Consolas" fo:color="#000000" fo:language="en" fo:country="US"/>
    </style:style>
    <style:style style:name="T7466" style:parent-style-name="p" style:family="text">
      <style:text-properties style:font-name="Consolas" fo:color="#000000"/>
    </style:style>
    <style:style style:name="T7467" style:parent-style-name="nt" style:family="text">
      <style:text-properties style:font-name="Consolas" fo:color="#000080"/>
    </style:style>
    <style:style style:name="T7468" style:parent-style-name="p" style:family="text">
      <style:text-properties style:font-name="Consolas" fo:color="#000000"/>
    </style:style>
    <style:style style:name="P7469" style:parent-style-name="HTMLconformatoprevio" style:family="paragraph">
      <style:paragraph-properties fo:border="0.0034in solid #E5E7EB" fo:padding="0in" style:shadow="none" fo:background-color="#FFFFFF"/>
    </style:style>
    <style:style style:name="T7470" style:parent-style-name="p" style:family="text">
      <style:text-properties style:font-name="Consolas" fo:color="#000000"/>
    </style:style>
    <style:style style:name="T7471" style:parent-style-name="nt" style:family="text">
      <style:text-properties style:font-name="Consolas" fo:color="#000080"/>
    </style:style>
    <style:style style:name="T7472" style:parent-style-name="p" style:family="text">
      <style:text-properties style:font-name="Consolas" fo:color="#000000"/>
    </style:style>
    <style:style style:name="P7473" style:parent-style-name="NormalWeb" style:family="paragraph">
      <style:paragraph-properties fo:border="0.0034in solid #E5E7EB" fo:padding="0in" style:shadow="none" fo:background-color="#FFFFFF"/>
    </style:style>
    <style:style style:name="T7474" style:parent-style-name="Fuentedepárrafopredeter." style:family="text">
      <style:text-properties style:font-name="Arial" style:font-name-complex="Arial" fo:color="#000000"/>
    </style:style>
    <style:style style:name="T7475" style:parent-style-name="Hipervínculo" style:family="text">
      <style:text-properties style:font-name="Arial" style:font-name-complex="Arial"/>
    </style:style>
    <style:style style:name="T7476" style:parent-style-name="Fuentedepárrafopredeter." style:family="text">
      <style:text-properties style:font-name="Arial" style:font-name-complex="Arial" fo:color="#000000"/>
    </style:style>
    <style:style style:name="P7477" style:parent-style-name="HTMLconformatoprevio" style:family="paragraph">
      <style:paragraph-properties fo:border="0.0034in solid #E5E7EB" fo:padding="0in" style:shadow="none" fo:background-color="#FFFFFF"/>
    </style:style>
    <style:style style:name="T7478" style:parent-style-name="p" style:family="text">
      <style:text-properties style:font-name="Consolas" fo:color="#000000" fo:language="en" fo:country="US"/>
    </style:style>
    <style:style style:name="T7479" style:parent-style-name="nt" style:family="text">
      <style:text-properties style:font-name="Consolas" fo:color="#000080" fo:language="en" fo:country="US"/>
    </style:style>
    <style:style style:name="T7480" style:parent-style-name="cl" style:family="text">
      <style:text-properties style:font-name="Consolas" fo:color="#000000" fo:language="en" fo:country="US"/>
    </style:style>
    <style:style style:name="T7481" style:parent-style-name="na" style:family="text">
      <style:text-properties style:font-name="Consolas" fo:color="#008080" fo:language="en" fo:country="US"/>
    </style:style>
    <style:style style:name="T7482" style:parent-style-name="o" style:family="text">
      <style:text-properties style:font-name="Consolas" fo:font-weight="bold" style:font-weight-asian="bold" style:font-weight-complex="bold" fo:color="#000000" fo:language="en" fo:country="US"/>
    </style:style>
    <style:style style:name="T7483" style:parent-style-name="s" style:family="text">
      <style:text-properties style:font-name="Consolas" fo:color="#DD1144" fo:language="en" fo:country="US"/>
    </style:style>
    <style:style style:name="T7484" style:parent-style-name="p" style:family="text">
      <style:text-properties style:font-name="Consolas" fo:color="#000000" fo:language="en" fo:country="US"/>
    </style:style>
    <style:style style:name="P7485" style:parent-style-name="HTMLconformatoprevio" style:family="paragraph">
      <style:paragraph-properties fo:border="0.0034in solid #E5E7EB" fo:padding="0in" style:shadow="none" fo:background-color="#FFFFFF"/>
    </style:style>
    <style:style style:name="T7486" style:parent-style-name="cl" style:family="text">
      <style:text-properties style:font-name="Consolas" fo:color="#000000" fo:language="en" fo:country="US"/>
    </style:style>
    <style:style style:name="T7487" style:parent-style-name="p" style:family="text">
      <style:text-properties style:font-name="Consolas" fo:color="#000000" fo:language="en" fo:country="US"/>
    </style:style>
    <style:style style:name="T7488" style:parent-style-name="nt" style:family="text">
      <style:text-properties style:font-name="Consolas" fo:color="#000080" fo:language="en" fo:country="US"/>
    </style:style>
    <style:style style:name="T7489" style:parent-style-name="cl" style:family="text">
      <style:text-properties style:font-name="Consolas" fo:color="#000000" fo:language="en" fo:country="US"/>
    </style:style>
    <style:style style:name="T7490" style:parent-style-name="na" style:family="text">
      <style:text-properties style:font-name="Consolas" fo:color="#008080" fo:language="en" fo:country="US"/>
    </style:style>
    <style:style style:name="T7491" style:parent-style-name="o" style:family="text">
      <style:text-properties style:font-name="Consolas" fo:font-weight="bold" style:font-weight-asian="bold" style:font-weight-complex="bold" fo:color="#000000" fo:language="en" fo:country="US"/>
    </style:style>
    <style:style style:name="T7492" style:parent-style-name="s" style:family="text">
      <style:text-properties style:font-name="Consolas" fo:color="#DD1144" fo:language="en" fo:country="US"/>
    </style:style>
    <style:style style:name="T7493" style:parent-style-name="p" style:family="text">
      <style:text-properties style:font-name="Consolas" fo:color="#000000" fo:language="en" fo:country="US"/>
    </style:style>
    <style:style style:name="P7494" style:parent-style-name="HTMLconformatoprevio" style:family="paragraph">
      <style:paragraph-properties fo:border="0.0034in solid #E5E7EB" fo:padding="0in" style:shadow="none" fo:background-color="#FFFFFF"/>
    </style:style>
    <style:style style:name="T7495" style:parent-style-name="cl" style:family="text">
      <style:text-properties style:font-name="Consolas" fo:color="#000000" fo:language="en" fo:country="US"/>
    </style:style>
    <style:style style:name="T7496" style:parent-style-name="p" style:family="text">
      <style:text-properties style:font-name="Consolas" fo:color="#000000" fo:language="en" fo:country="US"/>
    </style:style>
    <style:style style:name="T7497" style:parent-style-name="nt" style:family="text">
      <style:text-properties style:font-name="Consolas" fo:color="#000080" fo:language="en" fo:country="US"/>
    </style:style>
    <style:style style:name="T7498" style:parent-style-name="cl" style:family="text">
      <style:text-properties style:font-name="Consolas" fo:color="#000000" fo:language="en" fo:country="US"/>
    </style:style>
    <style:style style:name="T7499" style:parent-style-name="na" style:family="text">
      <style:text-properties style:font-name="Consolas" fo:color="#008080" fo:language="en" fo:country="US"/>
    </style:style>
    <style:style style:name="T7500" style:parent-style-name="o" style:family="text">
      <style:text-properties style:font-name="Consolas" fo:font-weight="bold" style:font-weight-asian="bold" style:font-weight-complex="bold" fo:color="#000000" fo:language="en" fo:country="US"/>
    </style:style>
    <style:style style:name="T7501" style:parent-style-name="s" style:family="text">
      <style:text-properties style:font-name="Consolas" fo:color="#DD1144" fo:language="en" fo:country="US"/>
    </style:style>
    <style:style style:name="T7502" style:parent-style-name="p" style:family="text">
      <style:text-properties style:font-name="Consolas" fo:color="#000000" fo:language="en" fo:country="US"/>
    </style:style>
    <style:style style:name="T7503" style:parent-style-name="cl" style:family="text">
      <style:text-properties style:font-name="Consolas" fo:color="#000000" fo:language="en" fo:country="US"/>
    </style:style>
    <style:style style:name="T7504" style:parent-style-name="p" style:family="text">
      <style:text-properties style:font-name="Consolas" fo:color="#000000" fo:language="en" fo:country="US"/>
    </style:style>
    <style:style style:name="T7505" style:parent-style-name="nt" style:family="text">
      <style:text-properties style:font-name="Consolas" fo:color="#000080" fo:language="en" fo:country="US"/>
    </style:style>
    <style:style style:name="T7506" style:parent-style-name="p" style:family="text">
      <style:text-properties style:font-name="Consolas" fo:color="#000000" fo:language="en" fo:country="US"/>
    </style:style>
    <style:style style:name="P7507" style:parent-style-name="HTMLconformatoprevio" style:family="paragraph">
      <style:paragraph-properties fo:border="0.0034in solid #E5E7EB" fo:padding="0in" style:shadow="none" fo:background-color="#FFFFFF"/>
    </style:style>
    <style:style style:name="T7508" style:parent-style-name="cl" style:family="text">
      <style:text-properties style:font-name="Consolas" fo:color="#000000" fo:language="en" fo:country="US"/>
    </style:style>
    <style:style style:name="T7509" style:parent-style-name="p" style:family="text">
      <style:text-properties style:font-name="Consolas" fo:color="#000000" fo:language="en" fo:country="US"/>
    </style:style>
    <style:style style:name="T7510" style:parent-style-name="nt" style:family="text">
      <style:text-properties style:font-name="Consolas" fo:color="#000080" fo:language="en" fo:country="US"/>
    </style:style>
    <style:style style:name="T7511" style:parent-style-name="cl" style:family="text">
      <style:text-properties style:font-name="Consolas" fo:color="#000000" fo:language="en" fo:country="US"/>
    </style:style>
    <style:style style:name="T7512" style:parent-style-name="na" style:family="text">
      <style:text-properties style:font-name="Consolas" fo:color="#008080" fo:language="en" fo:country="US"/>
    </style:style>
    <style:style style:name="T7513" style:parent-style-name="o" style:family="text">
      <style:text-properties style:font-name="Consolas" fo:font-weight="bold" style:font-weight-asian="bold" style:font-weight-complex="bold" fo:color="#000000" fo:language="en" fo:country="US"/>
    </style:style>
    <style:style style:name="T7514" style:parent-style-name="s" style:family="text">
      <style:text-properties style:font-name="Consolas" fo:color="#DD1144" fo:language="en" fo:country="US"/>
    </style:style>
    <style:style style:name="T7515" style:parent-style-name="p" style:family="text">
      <style:text-properties style:font-name="Consolas" fo:color="#000000" fo:language="en" fo:country="US"/>
    </style:style>
    <style:style style:name="T7516" style:parent-style-name="cl" style:family="text">
      <style:text-properties style:font-name="Consolas" fo:color="#000000" fo:language="en" fo:country="US"/>
    </style:style>
    <style:style style:name="T7517" style:parent-style-name="p" style:family="text">
      <style:text-properties style:font-name="Consolas" fo:color="#000000" fo:language="en" fo:country="US"/>
    </style:style>
    <style:style style:name="T7518" style:parent-style-name="nt" style:family="text">
      <style:text-properties style:font-name="Consolas" fo:color="#000080" fo:language="en" fo:country="US"/>
    </style:style>
    <style:style style:name="T7519" style:parent-style-name="p" style:family="text">
      <style:text-properties style:font-name="Consolas" fo:color="#000000" fo:language="en" fo:country="US"/>
    </style:style>
    <style:style style:name="P7520" style:parent-style-name="HTMLconformatoprevio" style:family="paragraph">
      <style:paragraph-properties fo:border="0.0034in solid #E5E7EB" fo:padding="0in" style:shadow="none" fo:background-color="#FFFFFF"/>
    </style:style>
    <style:style style:name="P7521" style:parent-style-name="HTMLconformatoprevio" style:family="paragraph">
      <style:paragraph-properties fo:border="0.0034in solid #E5E7EB" fo:padding="0in" style:shadow="none" fo:background-color="#FFFFFF"/>
    </style:style>
    <style:style style:name="T7522" style:parent-style-name="cl" style:family="text">
      <style:text-properties style:font-name="Consolas" fo:color="#000000" fo:language="en" fo:country="US"/>
    </style:style>
    <style:style style:name="T7523" style:parent-style-name="c" style:family="text">
      <style:text-properties style:font-name="Consolas" fo:font-style="italic" style:font-style-asian="italic" style:font-style-complex="italic" fo:color="#999988"/>
    </style:style>
    <style:style style:name="P7524" style:parent-style-name="HTMLconformatoprevio" style:family="paragraph">
      <style:paragraph-properties fo:border="0.0034in solid #E5E7EB" fo:padding="0in" style:shadow="none" fo:background-color="#FFFFFF"/>
    </style:style>
    <style:style style:name="T7525" style:parent-style-name="cl" style:family="text">
      <style:text-properties style:font-name="Consolas" fo:color="#000000"/>
    </style:style>
    <style:style style:name="T7526" style:parent-style-name="p" style:family="text">
      <style:text-properties style:font-name="Consolas" fo:color="#000000" fo:language="en" fo:country="US"/>
    </style:style>
    <style:style style:name="T7527" style:parent-style-name="nt" style:family="text">
      <style:text-properties style:font-name="Consolas" fo:color="#000080" fo:language="en" fo:country="US"/>
    </style:style>
    <style:style style:name="T7528" style:parent-style-name="cl" style:family="text">
      <style:text-properties style:font-name="Consolas" fo:color="#000000" fo:language="en" fo:country="US"/>
    </style:style>
    <style:style style:name="T7529" style:parent-style-name="na" style:family="text">
      <style:text-properties style:font-name="Consolas" fo:color="#008080" fo:language="en" fo:country="US"/>
    </style:style>
    <style:style style:name="T7530" style:parent-style-name="o" style:family="text">
      <style:text-properties style:font-name="Consolas" fo:font-weight="bold" style:font-weight-asian="bold" style:font-weight-complex="bold" fo:color="#000000" fo:language="en" fo:country="US"/>
    </style:style>
    <style:style style:name="T7531" style:parent-style-name="s" style:family="text">
      <style:text-properties style:font-name="Consolas" fo:color="#DD1144" fo:language="en" fo:country="US"/>
    </style:style>
    <style:style style:name="T7532" style:parent-style-name="p" style:family="text">
      <style:text-properties style:font-name="Consolas" fo:color="#000000" fo:language="en" fo:country="US"/>
    </style:style>
    <style:style style:name="T7533" style:parent-style-name="nt" style:family="text">
      <style:text-properties style:font-name="Consolas" fo:color="#000080" fo:language="en" fo:country="US"/>
    </style:style>
    <style:style style:name="T7534" style:parent-style-name="p" style:family="text">
      <style:text-properties style:font-name="Consolas" fo:color="#000000" fo:language="en" fo:country="US"/>
    </style:style>
    <style:style style:name="P7535" style:parent-style-name="HTMLconformatoprevio" style:family="paragraph">
      <style:paragraph-properties fo:border="0.0034in solid #E5E7EB" fo:padding="0in" style:shadow="none" fo:background-color="#FFFFFF"/>
    </style:style>
    <style:style style:name="P7536" style:parent-style-name="HTMLconformatoprevio" style:family="paragraph">
      <style:paragraph-properties fo:border="0.0034in solid #E5E7EB" fo:padding="0in" style:shadow="none" fo:background-color="#FFFFFF"/>
    </style:style>
    <style:style style:name="T7537" style:parent-style-name="cl" style:family="text">
      <style:text-properties style:font-name="Consolas" fo:color="#000000" fo:language="en" fo:country="US"/>
    </style:style>
    <style:style style:name="T7538" style:parent-style-name="p" style:family="text">
      <style:text-properties style:font-name="Consolas" fo:color="#000000" fo:language="en" fo:country="US"/>
    </style:style>
    <style:style style:name="T7539" style:parent-style-name="nt" style:family="text">
      <style:text-properties style:font-name="Consolas" fo:color="#000080" fo:language="en" fo:country="US"/>
    </style:style>
    <style:style style:name="T7540" style:parent-style-name="cl" style:family="text">
      <style:text-properties style:font-name="Consolas" fo:color="#000000" fo:language="en" fo:country="US"/>
    </style:style>
    <style:style style:name="T7541" style:parent-style-name="na" style:family="text">
      <style:text-properties style:font-name="Consolas" fo:color="#008080" fo:language="en" fo:country="US"/>
    </style:style>
    <style:style style:name="T7542" style:parent-style-name="o" style:family="text">
      <style:text-properties style:font-name="Consolas" fo:font-weight="bold" style:font-weight-asian="bold" style:font-weight-complex="bold" fo:color="#000000" fo:language="en" fo:country="US"/>
    </style:style>
    <style:style style:name="T7543" style:parent-style-name="s" style:family="text">
      <style:text-properties style:font-name="Consolas" fo:color="#DD1144" fo:language="en" fo:country="US"/>
    </style:style>
    <style:style style:name="T7544" style:parent-style-name="p" style:family="text">
      <style:text-properties style:font-name="Consolas" fo:color="#000000" fo:language="en" fo:country="US"/>
    </style:style>
    <style:style style:name="T7545" style:parent-style-name="cl" style:family="text">
      <style:text-properties style:font-name="Consolas" fo:color="#000000" fo:language="en" fo:country="US"/>
    </style:style>
    <style:style style:name="T7546" style:parent-style-name="p" style:family="text">
      <style:text-properties style:font-name="Consolas" fo:color="#000000" fo:language="en" fo:country="US"/>
    </style:style>
    <style:style style:name="T7547" style:parent-style-name="nt" style:family="text">
      <style:text-properties style:font-name="Consolas" fo:color="#000080" fo:language="en" fo:country="US"/>
    </style:style>
    <style:style style:name="T7548" style:parent-style-name="p" style:family="text">
      <style:text-properties style:font-name="Consolas" fo:color="#000000" fo:language="en" fo:country="US"/>
    </style:style>
    <style:style style:name="P7549" style:parent-style-name="HTMLconformatoprevio" style:family="paragraph">
      <style:paragraph-properties fo:border="0.0034in solid #E5E7EB" fo:padding="0in" style:shadow="none" fo:background-color="#FFFFFF"/>
    </style:style>
    <style:style style:name="T7550" style:parent-style-name="cl" style:family="text">
      <style:text-properties style:font-name="Consolas" fo:color="#000000" fo:language="en" fo:country="US"/>
    </style:style>
    <style:style style:name="T7551" style:parent-style-name="p" style:family="text">
      <style:text-properties style:font-name="Consolas" fo:color="#000000" fo:language="en" fo:country="US"/>
    </style:style>
    <style:style style:name="T7552" style:parent-style-name="nt" style:family="text">
      <style:text-properties style:font-name="Consolas" fo:color="#000080" fo:language="en" fo:country="US"/>
    </style:style>
    <style:style style:name="T7553" style:parent-style-name="cl" style:family="text">
      <style:text-properties style:font-name="Consolas" fo:color="#000000" fo:language="en" fo:country="US"/>
    </style:style>
    <style:style style:name="T7554" style:parent-style-name="na" style:family="text">
      <style:text-properties style:font-name="Consolas" fo:color="#008080" fo:language="en" fo:country="US"/>
    </style:style>
    <style:style style:name="T7555" style:parent-style-name="o" style:family="text">
      <style:text-properties style:font-name="Consolas" fo:font-weight="bold" style:font-weight-asian="bold" style:font-weight-complex="bold" fo:color="#000000" fo:language="en" fo:country="US"/>
    </style:style>
    <style:style style:name="T7556" style:parent-style-name="s" style:family="text">
      <style:text-properties style:font-name="Consolas" fo:color="#DD1144" fo:language="en" fo:country="US"/>
    </style:style>
    <style:style style:name="T7557" style:parent-style-name="p" style:family="text">
      <style:text-properties style:font-name="Consolas" fo:color="#000000" fo:language="en" fo:country="US"/>
    </style:style>
    <style:style style:name="T7558" style:parent-style-name="cl" style:family="text">
      <style:text-properties style:font-name="Consolas" fo:color="#000000" fo:language="en" fo:country="US"/>
    </style:style>
    <style:style style:name="T7559" style:parent-style-name="p" style:family="text">
      <style:text-properties style:font-name="Consolas" fo:color="#000000" fo:language="en" fo:country="US"/>
    </style:style>
    <style:style style:name="T7560" style:parent-style-name="nt" style:family="text">
      <style:text-properties style:font-name="Consolas" fo:color="#000080" fo:language="en" fo:country="US"/>
    </style:style>
    <style:style style:name="T7561" style:parent-style-name="p" style:family="text">
      <style:text-properties style:font-name="Consolas" fo:color="#000000" fo:language="en" fo:country="US"/>
    </style:style>
    <style:style style:name="P7562" style:parent-style-name="HTMLconformatoprevio" style:family="paragraph">
      <style:paragraph-properties fo:border="0.0034in solid #E5E7EB" fo:padding="0in" style:shadow="none" fo:background-color="#FFFFFF"/>
    </style:style>
    <style:style style:name="T7563" style:parent-style-name="cl" style:family="text">
      <style:text-properties style:font-name="Consolas" fo:color="#000000" fo:language="en" fo:country="US"/>
    </style:style>
    <style:style style:name="T7564" style:parent-style-name="p" style:family="text">
      <style:text-properties style:font-name="Consolas" fo:color="#000000"/>
    </style:style>
    <style:style style:name="T7565" style:parent-style-name="nt" style:family="text">
      <style:text-properties style:font-name="Consolas" fo:color="#000080"/>
    </style:style>
    <style:style style:name="T7566" style:parent-style-name="p" style:family="text">
      <style:text-properties style:font-name="Consolas" fo:color="#000000"/>
    </style:style>
    <style:style style:name="P7567" style:parent-style-name="HTMLconformatoprevio" style:family="paragraph">
      <style:paragraph-properties fo:border="0.0034in solid #E5E7EB" fo:padding="0in" style:shadow="none" fo:background-color="#FFFFFF"/>
    </style:style>
    <style:style style:name="T7568" style:parent-style-name="p" style:family="text">
      <style:text-properties style:font-name="Consolas" fo:color="#000000"/>
    </style:style>
    <style:style style:name="T7569" style:parent-style-name="nt" style:family="text">
      <style:text-properties style:font-name="Consolas" fo:color="#000080"/>
    </style:style>
    <style:style style:name="T7570" style:parent-style-name="p" style:family="text">
      <style:text-properties style:font-name="Consolas" fo:color="#000000"/>
    </style:style>
    <style:style style:name="P757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7572"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7573" style:parent-style-name="NormalWeb" style:family="paragraph">
      <style:paragraph-properties fo:border="0.0034in solid #E5E7EB" fo:padding="0in" style:shadow="none" fo:background-color="#FFFFFF"/>
    </style:style>
    <style:style style:name="T7574" style:parent-style-name="Fuentedepárrafopredeter." style:family="text">
      <style:text-properties style:font-name="Arial" style:font-name-complex="Arial" fo:color="#000000"/>
    </style:style>
    <style:style style:name="T7575" style:parent-style-name="CódigoHTML" style:family="text">
      <style:text-properties style:font-name="Consolas" fo:color="#000000" fo:font-size="11pt" style:font-size-asian="11pt" style:font-size-complex="11pt"/>
    </style:style>
    <style:style style:name="T7576" style:parent-style-name="Fuentedepárrafopredeter." style:family="text">
      <style:text-properties style:font-name="Arial" style:font-name-complex="Arial" fo:color="#000000"/>
    </style:style>
    <style:style style:name="T7577" style:parent-style-name="Textoennegrita" style:family="text">
      <style:text-properties style:font-name="Arial" style:font-name-complex="Arial" fo:color="#000000"/>
    </style:style>
    <style:style style:name="T7578" style:parent-style-name="Fuentedepárrafopredeter." style:family="text">
      <style:text-properties style:font-name="Arial" style:font-name-complex="Arial" fo:color="#000000"/>
    </style:style>
    <style:style style:name="T7579" style:parent-style-name="CódigoHTML" style:family="text">
      <style:text-properties style:font-name="Consolas" fo:color="#000000" fo:font-size="11pt" style:font-size-asian="11pt" style:font-size-complex="11pt"/>
    </style:style>
    <style:style style:name="T7580" style:parent-style-name="Fuentedepárrafopredeter." style:family="text">
      <style:text-properties style:font-name="Arial" style:font-name-complex="Arial" fo:color="#000000"/>
    </style:style>
    <style:style style:name="T7581" style:parent-style-name="CódigoHTML" style:family="text">
      <style:text-properties style:font-name="Consolas" fo:color="#000000" fo:font-size="11pt" style:font-size-asian="11pt" style:font-size-complex="11pt"/>
    </style:style>
    <style:style style:name="T7582" style:parent-style-name="Fuentedepárrafopredeter." style:family="text">
      <style:text-properties style:font-name="Arial" style:font-name-complex="Arial" fo:color="#000000"/>
    </style:style>
    <style:style style:name="T7583" style:parent-style-name="CódigoHTML" style:family="text">
      <style:text-properties style:font-name="Consolas" fo:color="#000000" fo:font-size="11pt" style:font-size-asian="11pt" style:font-size-complex="11pt"/>
    </style:style>
    <style:style style:name="T7584" style:parent-style-name="Fuentedepárrafopredeter." style:family="text">
      <style:text-properties style:font-name="Arial" style:font-name-complex="Arial" fo:color="#000000"/>
    </style:style>
    <style:style style:name="T7585" style:parent-style-name="CódigoHTML" style:family="text">
      <style:text-properties style:font-name="Consolas" fo:color="#000000" fo:font-size="11pt" style:font-size-asian="11pt" style:font-size-complex="11pt"/>
    </style:style>
    <style:style style:name="T7586" style:parent-style-name="Fuentedepárrafopredeter." style:family="text">
      <style:text-properties style:font-name="Arial" style:font-name-complex="Arial" fo:color="#000000"/>
    </style:style>
    <style:style style:name="P7587" style:parent-style-name="HTMLconformatoprevio" style:family="paragraph">
      <style:paragraph-properties fo:border="0.0034in solid #E5E7EB" fo:padding="0in" style:shadow="none" fo:background-color="#FFFFFF"/>
    </style:style>
    <style:style style:name="T7588" style:parent-style-name="p" style:family="text">
      <style:text-properties style:font-name="Consolas" fo:color="#000000" fo:language="en" fo:country="US"/>
    </style:style>
    <style:style style:name="T7589" style:parent-style-name="nt" style:family="text">
      <style:text-properties style:font-name="Consolas" fo:color="#000080" fo:language="en" fo:country="US"/>
    </style:style>
    <style:style style:name="T7590" style:parent-style-name="cl" style:family="text">
      <style:text-properties style:font-name="Consolas" fo:color="#000000" fo:language="en" fo:country="US"/>
    </style:style>
    <style:style style:name="T7591" style:parent-style-name="na" style:family="text">
      <style:text-properties style:font-name="Consolas" fo:color="#008080" fo:language="en" fo:country="US"/>
    </style:style>
    <style:style style:name="T7592" style:parent-style-name="o" style:family="text">
      <style:text-properties style:font-name="Consolas" fo:font-weight="bold" style:font-weight-asian="bold" style:font-weight-complex="bold" fo:color="#000000" fo:language="en" fo:country="US"/>
    </style:style>
    <style:style style:name="T7593" style:parent-style-name="s" style:family="text">
      <style:text-properties style:font-name="Consolas" fo:color="#DD1144" fo:language="en" fo:country="US"/>
    </style:style>
    <style:style style:name="T7594" style:parent-style-name="p" style:family="text">
      <style:text-properties style:font-name="Consolas" fo:color="#000000" fo:language="en" fo:country="US"/>
    </style:style>
    <style:style style:name="P7595" style:parent-style-name="HTMLconformatoprevio" style:family="paragraph">
      <style:paragraph-properties fo:border="0.0034in solid #E5E7EB" fo:padding="0in" style:shadow="none" fo:background-color="#FFFFFF"/>
    </style:style>
    <style:style style:name="T7596" style:parent-style-name="cl" style:family="text">
      <style:text-properties style:font-name="Consolas" fo:color="#000000" fo:language="en" fo:country="US"/>
    </style:style>
    <style:style style:name="T7597" style:parent-style-name="p" style:family="text">
      <style:text-properties style:font-name="Consolas" fo:color="#000000" fo:language="en" fo:country="US"/>
    </style:style>
    <style:style style:name="T7598" style:parent-style-name="nt" style:family="text">
      <style:text-properties style:font-name="Consolas" fo:color="#000080" fo:language="en" fo:country="US"/>
    </style:style>
    <style:style style:name="T7599" style:parent-style-name="cl" style:family="text">
      <style:text-properties style:font-name="Consolas" fo:color="#000000" fo:language="en" fo:country="US"/>
    </style:style>
    <style:style style:name="T7600" style:parent-style-name="na" style:family="text">
      <style:text-properties style:font-name="Consolas" fo:color="#008080" fo:language="en" fo:country="US"/>
    </style:style>
    <style:style style:name="T7601" style:parent-style-name="o" style:family="text">
      <style:text-properties style:font-name="Consolas" fo:font-weight="bold" style:font-weight-asian="bold" style:font-weight-complex="bold" fo:color="#000000" fo:language="en" fo:country="US"/>
    </style:style>
    <style:style style:name="T7602" style:parent-style-name="s" style:family="text">
      <style:text-properties style:font-name="Consolas" fo:color="#DD1144" fo:language="en" fo:country="US"/>
    </style:style>
    <style:style style:name="T7603" style:parent-style-name="p" style:family="text">
      <style:text-properties style:font-name="Consolas" fo:color="#000000" fo:language="en" fo:country="US"/>
    </style:style>
    <style:style style:name="P7604" style:parent-style-name="HTMLconformatoprevio" style:family="paragraph">
      <style:paragraph-properties fo:border="0.0034in solid #E5E7EB" fo:padding="0in" style:shadow="none" fo:background-color="#FFFFFF"/>
    </style:style>
    <style:style style:name="T7605" style:parent-style-name="cl" style:family="text">
      <style:text-properties style:font-name="Consolas" fo:color="#000000" fo:language="en" fo:country="US"/>
    </style:style>
    <style:style style:name="T7606" style:parent-style-name="p" style:family="text">
      <style:text-properties style:font-name="Consolas" fo:color="#000000"/>
    </style:style>
    <style:style style:name="T7607" style:parent-style-name="nt" style:family="text">
      <style:text-properties style:font-name="Consolas" fo:color="#000080"/>
    </style:style>
    <style:style style:name="T7608" style:parent-style-name="cl" style:family="text">
      <style:text-properties style:font-name="Consolas" fo:color="#000000"/>
    </style:style>
    <style:style style:name="T7609" style:parent-style-name="na" style:family="text">
      <style:text-properties style:font-name="Consolas" fo:color="#008080"/>
    </style:style>
    <style:style style:name="T7610" style:parent-style-name="o" style:family="text">
      <style:text-properties style:font-name="Consolas" fo:font-weight="bold" style:font-weight-asian="bold" style:font-weight-complex="bold" fo:color="#000000"/>
    </style:style>
    <style:style style:name="T7611" style:parent-style-name="s" style:family="text">
      <style:text-properties style:font-name="Consolas" fo:color="#DD1144"/>
    </style:style>
    <style:style style:name="T7612" style:parent-style-name="p" style:family="text">
      <style:text-properties style:font-name="Consolas" fo:color="#000000"/>
    </style:style>
    <style:style style:name="P7613" style:parent-style-name="HTMLconformatoprevio" style:family="paragraph">
      <style:paragraph-properties fo:border="0.0034in solid #E5E7EB" fo:padding="0in" style:shadow="none" fo:background-color="#FFFFFF"/>
    </style:style>
    <style:style style:name="T7614" style:parent-style-name="cl" style:family="text">
      <style:text-properties style:font-name="Consolas" fo:color="#000000"/>
    </style:style>
    <style:style style:name="P7615" style:parent-style-name="HTMLconformatoprevio" style:family="paragraph">
      <style:paragraph-properties fo:border="0.0034in solid #E5E7EB" fo:padding="0in" style:shadow="none" fo:background-color="#FFFFFF"/>
    </style:style>
    <style:style style:name="T7616" style:parent-style-name="cl" style:family="text">
      <style:text-properties style:font-name="Consolas" fo:color="#000000"/>
    </style:style>
    <style:style style:name="T7617" style:parent-style-name="p" style:family="text">
      <style:text-properties style:font-name="Consolas" fo:color="#000000" fo:language="en" fo:country="US"/>
    </style:style>
    <style:style style:name="T7618" style:parent-style-name="nt" style:family="text">
      <style:text-properties style:font-name="Consolas" fo:color="#000080" fo:language="en" fo:country="US"/>
    </style:style>
    <style:style style:name="T7619" style:parent-style-name="p" style:family="text">
      <style:text-properties style:font-name="Consolas" fo:color="#000000" fo:language="en" fo:country="US"/>
    </style:style>
    <style:style style:name="P7620" style:parent-style-name="HTMLconformatoprevio" style:family="paragraph">
      <style:paragraph-properties fo:border="0.0034in solid #E5E7EB" fo:padding="0in" style:shadow="none" fo:background-color="#FFFFFF"/>
    </style:style>
    <style:style style:name="T7621" style:parent-style-name="cl" style:family="text">
      <style:text-properties style:font-name="Consolas" fo:color="#000000" fo:language="en" fo:country="US"/>
    </style:style>
    <style:style style:name="T7622" style:parent-style-name="p" style:family="text">
      <style:text-properties style:font-name="Consolas" fo:color="#000000" fo:language="en" fo:country="US"/>
    </style:style>
    <style:style style:name="T7623" style:parent-style-name="nt" style:family="text">
      <style:text-properties style:font-name="Consolas" fo:color="#000080" fo:language="en" fo:country="US"/>
    </style:style>
    <style:style style:name="T7624" style:parent-style-name="cl" style:family="text">
      <style:text-properties style:font-name="Consolas" fo:color="#000000" fo:language="en" fo:country="US"/>
    </style:style>
    <style:style style:name="T7625" style:parent-style-name="na" style:family="text">
      <style:text-properties style:font-name="Consolas" fo:color="#008080" fo:language="en" fo:country="US"/>
    </style:style>
    <style:style style:name="T7626" style:parent-style-name="o" style:family="text">
      <style:text-properties style:font-name="Consolas" fo:font-weight="bold" style:font-weight-asian="bold" style:font-weight-complex="bold" fo:color="#000000" fo:language="en" fo:country="US"/>
    </style:style>
    <style:style style:name="T7627" style:parent-style-name="s" style:family="text">
      <style:text-properties style:font-name="Consolas" fo:color="#DD1144" fo:language="en" fo:country="US"/>
    </style:style>
    <style:style style:name="T7628" style:parent-style-name="p" style:family="text">
      <style:text-properties style:font-name="Consolas" fo:color="#000000" fo:language="en" fo:country="US"/>
    </style:style>
    <style:style style:name="P7629" style:parent-style-name="HTMLconformatoprevio" style:family="paragraph">
      <style:paragraph-properties fo:border="0.0034in solid #E5E7EB" fo:padding="0in" style:shadow="none" fo:background-color="#FFFFFF"/>
    </style:style>
    <style:style style:name="T7630" style:parent-style-name="cl" style:family="text">
      <style:text-properties style:font-name="Consolas" fo:color="#000000" fo:language="en" fo:country="US"/>
    </style:style>
    <style:style style:name="T7631" style:parent-style-name="cl" style:family="text">
      <style:text-properties style:font-name="Consolas" fo:color="#000000"/>
    </style:style>
    <style:style style:name="P7632" style:parent-style-name="HTMLconformatoprevio" style:family="paragraph">
      <style:paragraph-properties fo:border="0.0034in solid #E5E7EB" fo:padding="0in" style:shadow="none" fo:background-color="#FFFFFF"/>
    </style:style>
    <style:style style:name="T7633" style:parent-style-name="cl" style:family="text">
      <style:text-properties style:font-name="Consolas" fo:color="#000000"/>
    </style:style>
    <style:style style:name="T7634" style:parent-style-name="p" style:family="text">
      <style:text-properties style:font-name="Consolas" fo:color="#000000" fo:language="en" fo:country="US"/>
    </style:style>
    <style:style style:name="T7635" style:parent-style-name="nt" style:family="text">
      <style:text-properties style:font-name="Consolas" fo:color="#000080" fo:language="en" fo:country="US"/>
    </style:style>
    <style:style style:name="T7636" style:parent-style-name="p" style:family="text">
      <style:text-properties style:font-name="Consolas" fo:color="#000000" fo:language="en" fo:country="US"/>
    </style:style>
    <style:style style:name="P7637" style:parent-style-name="HTMLconformatoprevio" style:family="paragraph">
      <style:paragraph-properties fo:border="0.0034in solid #E5E7EB" fo:padding="0in" style:shadow="none" fo:background-color="#FFFFFF"/>
    </style:style>
    <style:style style:name="T7638" style:parent-style-name="cl" style:family="text">
      <style:text-properties style:font-name="Consolas" fo:color="#000000" fo:language="en" fo:country="US"/>
    </style:style>
    <style:style style:name="T7639" style:parent-style-name="p" style:family="text">
      <style:text-properties style:font-name="Consolas" fo:color="#000000" fo:language="en" fo:country="US"/>
    </style:style>
    <style:style style:name="T7640" style:parent-style-name="nt" style:family="text">
      <style:text-properties style:font-name="Consolas" fo:color="#000080" fo:language="en" fo:country="US"/>
    </style:style>
    <style:style style:name="T7641" style:parent-style-name="cl" style:family="text">
      <style:text-properties style:font-name="Consolas" fo:color="#000000" fo:language="en" fo:country="US"/>
    </style:style>
    <style:style style:name="T7642" style:parent-style-name="na" style:family="text">
      <style:text-properties style:font-name="Consolas" fo:color="#008080" fo:language="en" fo:country="US"/>
    </style:style>
    <style:style style:name="T7643" style:parent-style-name="o" style:family="text">
      <style:text-properties style:font-name="Consolas" fo:font-weight="bold" style:font-weight-asian="bold" style:font-weight-complex="bold" fo:color="#000000" fo:language="en" fo:country="US"/>
    </style:style>
    <style:style style:name="T7644" style:parent-style-name="s" style:family="text">
      <style:text-properties style:font-name="Consolas" fo:color="#DD1144" fo:language="en" fo:country="US"/>
    </style:style>
    <style:style style:name="T7645" style:parent-style-name="p" style:family="text">
      <style:text-properties style:font-name="Consolas" fo:color="#000000" fo:language="en" fo:country="US"/>
    </style:style>
    <style:style style:name="P7646" style:parent-style-name="HTMLconformatoprevio" style:family="paragraph">
      <style:paragraph-properties fo:border="0.0034in solid #E5E7EB" fo:padding="0in" style:shadow="none" fo:background-color="#FFFFFF"/>
    </style:style>
    <style:style style:name="T7647" style:parent-style-name="cl" style:family="text">
      <style:text-properties style:font-name="Consolas" fo:color="#000000" fo:language="en" fo:country="US"/>
    </style:style>
    <style:style style:name="T7648" style:parent-style-name="cl" style:family="text">
      <style:text-properties style:font-name="Consolas" fo:color="#000000"/>
    </style:style>
    <style:style style:name="P7649" style:parent-style-name="HTMLconformatoprevio" style:family="paragraph">
      <style:paragraph-properties fo:border="0.0034in solid #E5E7EB" fo:padding="0in" style:shadow="none" fo:background-color="#FFFFFF"/>
    </style:style>
    <style:style style:name="T7650" style:parent-style-name="cl" style:family="text">
      <style:text-properties style:font-name="Consolas" fo:color="#000000"/>
    </style:style>
    <style:style style:name="T7651" style:parent-style-name="p" style:family="text">
      <style:text-properties style:font-name="Consolas" fo:color="#000000"/>
    </style:style>
    <style:style style:name="T7652" style:parent-style-name="nt" style:family="text">
      <style:text-properties style:font-name="Consolas" fo:color="#000080"/>
    </style:style>
    <style:style style:name="T7653" style:parent-style-name="p" style:family="text">
      <style:text-properties style:font-name="Consolas" fo:color="#000000"/>
    </style:style>
    <style:style style:name="P7654" style:parent-style-name="HTMLconformatoprevio" style:family="paragraph">
      <style:paragraph-properties fo:border="0.0034in solid #E5E7EB" fo:padding="0in" style:shadow="none" fo:background-color="#FFFFFF"/>
    </style:style>
    <style:style style:name="T7655" style:parent-style-name="cl" style:family="text">
      <style:text-properties style:font-name="Consolas" fo:color="#000000"/>
    </style:style>
    <style:style style:name="T7656" style:parent-style-name="p" style:family="text">
      <style:text-properties style:font-name="Consolas" fo:color="#000000"/>
    </style:style>
    <style:style style:name="T7657" style:parent-style-name="nt" style:family="text">
      <style:text-properties style:font-name="Consolas" fo:color="#000080"/>
    </style:style>
    <style:style style:name="T7658" style:parent-style-name="p" style:family="text">
      <style:text-properties style:font-name="Consolas" fo:color="#000000"/>
    </style:style>
    <style:style style:name="P7659" style:parent-style-name="HTMLconformatoprevio" style:family="paragraph">
      <style:paragraph-properties fo:border="0.0034in solid #E5E7EB" fo:padding="0in" style:shadow="none" fo:background-color="#FFFFFF"/>
    </style:style>
    <style:style style:name="T7660" style:parent-style-name="p" style:family="text">
      <style:text-properties style:font-name="Consolas" fo:color="#000000"/>
    </style:style>
    <style:style style:name="T7661" style:parent-style-name="nt" style:family="text">
      <style:text-properties style:font-name="Consolas" fo:color="#000080"/>
    </style:style>
    <style:style style:name="T7662" style:parent-style-name="p" style:family="text">
      <style:text-properties style:font-name="Consolas" fo:color="#000000"/>
    </style:style>
    <style:style style:name="P7663" style:parent-style-name="NormalWeb" style:family="paragraph">
      <style:paragraph-properties fo:border="0.0034in solid #E5E7EB" fo:padding="0in" style:shadow="none" fo:background-color="#FFFFFF"/>
    </style:style>
    <style:style style:name="T7664" style:parent-style-name="Fuentedepárrafopredeter." style:family="text">
      <style:text-properties style:font-name="Arial" style:font-name-complex="Arial" fo:color="#000000"/>
    </style:style>
    <style:style style:name="T7665" style:parent-style-name="CódigoHTML" style:family="text">
      <style:text-properties style:font-name="Consolas" fo:color="#000000" fo:font-size="11pt" style:font-size-asian="11pt" style:font-size-complex="11pt"/>
    </style:style>
    <style:style style:name="T7666" style:parent-style-name="Fuentedepárrafopredeter." style:family="text">
      <style:text-properties style:font-name="Arial" style:font-name-complex="Arial" fo:color="#000000"/>
    </style:style>
    <style:style style:name="T7667" style:parent-style-name="CódigoHTML" style:family="text">
      <style:text-properties style:font-name="Consolas" fo:color="#000000" fo:font-size="11pt" style:font-size-asian="11pt" style:font-size-complex="11pt"/>
    </style:style>
    <style:style style:name="T7668" style:parent-style-name="Fuentedepárrafopredeter." style:family="text">
      <style:text-properties style:font-name="Arial" style:font-name-complex="Arial" fo:color="#000000"/>
    </style:style>
    <style:style style:name="T7669" style:parent-style-name="CódigoHTML" style:family="text">
      <style:text-properties style:font-name="Consolas" fo:color="#000000" fo:font-size="11pt" style:font-size-asian="11pt" style:font-size-complex="11pt"/>
    </style:style>
    <style:style style:name="T7670" style:parent-style-name="Fuentedepárrafopredeter." style:family="text">
      <style:text-properties style:font-name="Arial" style:font-name-complex="Arial" fo:color="#000000"/>
    </style:style>
    <style:style style:name="T7671" style:parent-style-name="CódigoHTML" style:family="text">
      <style:text-properties style:font-name="Consolas" fo:color="#000000" fo:font-size="11pt" style:font-size-asian="11pt" style:font-size-complex="11pt"/>
    </style:style>
    <style:style style:name="T7672" style:parent-style-name="Fuentedepárrafopredeter." style:family="text">
      <style:text-properties style:font-name="Arial" style:font-name-complex="Arial" fo:color="#000000"/>
    </style:style>
    <style:style style:name="T7673" style:parent-style-name="CódigoHTML" style:family="text">
      <style:text-properties style:font-name="Consolas" fo:color="#000000" fo:font-size="11pt" style:font-size-asian="11pt" style:font-size-complex="11pt"/>
    </style:style>
    <style:style style:name="T7674" style:parent-style-name="Fuentedepárrafopredeter." style:family="text">
      <style:text-properties style:font-name="Arial" style:font-name-complex="Arial" fo:color="#000000"/>
    </style:style>
    <style:style style:name="T7675" style:parent-style-name="CódigoHTML" style:family="text">
      <style:text-properties style:font-name="Consolas" fo:color="#000000" fo:font-size="11pt" style:font-size-asian="11pt" style:font-size-complex="11pt"/>
    </style:style>
    <style:style style:name="T7676" style:parent-style-name="Fuentedepárrafopredeter." style:family="text">
      <style:text-properties style:font-name="Arial" style:font-name-complex="Arial" fo:color="#000000"/>
    </style:style>
    <style:style style:name="P7677" style:parent-style-name="HTMLconformatoprevio" style:family="paragraph">
      <style:paragraph-properties fo:border="0.0034in solid #E5E7EB" fo:padding="0in" style:shadow="none" fo:background-color="#FFFFFF"/>
    </style:style>
    <style:style style:name="T7678" style:parent-style-name="p" style:family="text">
      <style:text-properties style:font-name="Consolas" fo:color="#000000" fo:language="en" fo:country="US"/>
    </style:style>
    <style:style style:name="T7679" style:parent-style-name="nt" style:family="text">
      <style:text-properties style:font-name="Consolas" fo:color="#000080" fo:language="en" fo:country="US"/>
    </style:style>
    <style:style style:name="T7680" style:parent-style-name="cl" style:family="text">
      <style:text-properties style:font-name="Consolas" fo:color="#000000" fo:language="en" fo:country="US"/>
    </style:style>
    <style:style style:name="T7681" style:parent-style-name="na" style:family="text">
      <style:text-properties style:font-name="Consolas" fo:color="#008080" fo:language="en" fo:country="US"/>
    </style:style>
    <style:style style:name="T7682" style:parent-style-name="o" style:family="text">
      <style:text-properties style:font-name="Consolas" fo:font-weight="bold" style:font-weight-asian="bold" style:font-weight-complex="bold" fo:color="#000000" fo:language="en" fo:country="US"/>
    </style:style>
    <style:style style:name="T7683" style:parent-style-name="s" style:family="text">
      <style:text-properties style:font-name="Consolas" fo:color="#DD1144" fo:language="en" fo:country="US"/>
    </style:style>
    <style:style style:name="T7684" style:parent-style-name="p" style:family="text">
      <style:text-properties style:font-name="Consolas" fo:color="#000000" fo:language="en" fo:country="US"/>
    </style:style>
    <style:style style:name="P7685" style:parent-style-name="HTMLconformatoprevio" style:family="paragraph">
      <style:paragraph-properties fo:border="0.0034in solid #E5E7EB" fo:padding="0in" style:shadow="none" fo:background-color="#FFFFFF"/>
    </style:style>
    <style:style style:name="T7686" style:parent-style-name="cl" style:family="text">
      <style:text-properties style:font-name="Consolas" fo:color="#000000" fo:language="en" fo:country="US"/>
    </style:style>
    <style:style style:name="T7687" style:parent-style-name="p" style:family="text">
      <style:text-properties style:font-name="Consolas" fo:color="#000000" fo:language="en" fo:country="US"/>
    </style:style>
    <style:style style:name="T7688" style:parent-style-name="nt" style:family="text">
      <style:text-properties style:font-name="Consolas" fo:color="#000080" fo:language="en" fo:country="US"/>
    </style:style>
    <style:style style:name="T7689" style:parent-style-name="cl" style:family="text">
      <style:text-properties style:font-name="Consolas" fo:color="#000000" fo:language="en" fo:country="US"/>
    </style:style>
    <style:style style:name="T7690" style:parent-style-name="na" style:family="text">
      <style:text-properties style:font-name="Consolas" fo:color="#008080" fo:language="en" fo:country="US"/>
    </style:style>
    <style:style style:name="T7691" style:parent-style-name="o" style:family="text">
      <style:text-properties style:font-name="Consolas" fo:font-weight="bold" style:font-weight-asian="bold" style:font-weight-complex="bold" fo:color="#000000" fo:language="en" fo:country="US"/>
    </style:style>
    <style:style style:name="T7692" style:parent-style-name="s" style:family="text">
      <style:text-properties style:font-name="Consolas" fo:color="#DD1144" fo:language="en" fo:country="US"/>
    </style:style>
    <style:style style:name="T7693" style:parent-style-name="p" style:family="text">
      <style:text-properties style:font-name="Consolas" fo:color="#000000" fo:language="en" fo:country="US"/>
    </style:style>
    <style:style style:name="P7694" style:parent-style-name="HTMLconformatoprevio" style:family="paragraph">
      <style:paragraph-properties fo:border="0.0034in solid #E5E7EB" fo:padding="0in" style:shadow="none" fo:background-color="#FFFFFF"/>
    </style:style>
    <style:style style:name="T7695" style:parent-style-name="cl" style:family="text">
      <style:text-properties style:font-name="Consolas" fo:color="#000000" fo:language="en" fo:country="US"/>
    </style:style>
    <style:style style:name="T7696" style:parent-style-name="p" style:family="text">
      <style:text-properties style:font-name="Consolas" fo:color="#000000" fo:language="en" fo:country="US"/>
    </style:style>
    <style:style style:name="T7697" style:parent-style-name="nt" style:family="text">
      <style:text-properties style:font-name="Consolas" fo:color="#000080" fo:language="en" fo:country="US"/>
    </style:style>
    <style:style style:name="T7698" style:parent-style-name="cl" style:family="text">
      <style:text-properties style:font-name="Consolas" fo:color="#000000" fo:language="en" fo:country="US"/>
    </style:style>
    <style:style style:name="T7699" style:parent-style-name="na" style:family="text">
      <style:text-properties style:font-name="Consolas" fo:color="#008080" fo:language="en" fo:country="US"/>
    </style:style>
    <style:style style:name="T7700" style:parent-style-name="o" style:family="text">
      <style:text-properties style:font-name="Consolas" fo:font-weight="bold" style:font-weight-asian="bold" style:font-weight-complex="bold" fo:color="#000000" fo:language="en" fo:country="US"/>
    </style:style>
    <style:style style:name="T7701" style:parent-style-name="s" style:family="text">
      <style:text-properties style:font-name="Consolas" fo:color="#DD1144" fo:language="en" fo:country="US"/>
    </style:style>
    <style:style style:name="T7702" style:parent-style-name="p" style:family="text">
      <style:text-properties style:font-name="Consolas" fo:color="#000000" fo:language="en" fo:country="US"/>
    </style:style>
    <style:style style:name="P7703" style:parent-style-name="HTMLconformatoprevio" style:family="paragraph">
      <style:paragraph-properties fo:border="0.0034in solid #E5E7EB" fo:padding="0in" style:shadow="none" fo:background-color="#FFFFFF"/>
    </style:style>
    <style:style style:name="T7704" style:parent-style-name="cl" style:family="text">
      <style:text-properties style:font-name="Consolas" fo:color="#000000" fo:language="en" fo:country="US"/>
    </style:style>
    <style:style style:name="T7705" style:parent-style-name="cl" style:family="text">
      <style:text-properties style:font-name="Consolas" fo:color="#000000"/>
    </style:style>
    <style:style style:name="P7706" style:parent-style-name="HTMLconformatoprevio" style:family="paragraph">
      <style:paragraph-properties fo:border="0.0034in solid #E5E7EB" fo:padding="0in" style:shadow="none" fo:background-color="#FFFFFF"/>
    </style:style>
    <style:style style:name="T7707" style:parent-style-name="cl" style:family="text">
      <style:text-properties style:font-name="Consolas" fo:color="#000000"/>
    </style:style>
    <style:style style:name="T7708" style:parent-style-name="p" style:family="text">
      <style:text-properties style:font-name="Consolas" fo:color="#000000"/>
    </style:style>
    <style:style style:name="T7709" style:parent-style-name="nt" style:family="text">
      <style:text-properties style:font-name="Consolas" fo:color="#000080"/>
    </style:style>
    <style:style style:name="T7710" style:parent-style-name="p" style:family="text">
      <style:text-properties style:font-name="Consolas" fo:color="#000000"/>
    </style:style>
    <style:style style:name="P7711" style:parent-style-name="HTMLconformatoprevio" style:family="paragraph">
      <style:paragraph-properties fo:border="0.0034in solid #E5E7EB" fo:padding="0in" style:shadow="none" fo:background-color="#FFFFFF"/>
    </style:style>
    <style:style style:name="T7712" style:parent-style-name="cl" style:family="text">
      <style:text-properties style:font-name="Consolas" fo:color="#000000"/>
    </style:style>
    <style:style style:name="T7713" style:parent-style-name="p" style:family="text">
      <style:text-properties style:font-name="Consolas" fo:color="#000000"/>
    </style:style>
    <style:style style:name="T7714" style:parent-style-name="nt" style:family="text">
      <style:text-properties style:font-name="Consolas" fo:color="#000080"/>
    </style:style>
    <style:style style:name="T7715" style:parent-style-name="cl" style:family="text">
      <style:text-properties style:font-name="Consolas" fo:color="#000000"/>
    </style:style>
    <style:style style:name="T7716" style:parent-style-name="na" style:family="text">
      <style:text-properties style:font-name="Consolas" fo:color="#008080"/>
    </style:style>
    <style:style style:name="T7717" style:parent-style-name="o" style:family="text">
      <style:text-properties style:font-name="Consolas" fo:font-weight="bold" style:font-weight-asian="bold" style:font-weight-complex="bold" fo:color="#000000"/>
    </style:style>
    <style:style style:name="T7718" style:parent-style-name="s" style:family="text">
      <style:text-properties style:font-name="Consolas" fo:color="#DD1144"/>
    </style:style>
    <style:style style:name="T7719" style:parent-style-name="p" style:family="text">
      <style:text-properties style:font-name="Consolas" fo:color="#000000"/>
    </style:style>
    <style:style style:name="P7720" style:parent-style-name="HTMLconformatoprevio" style:family="paragraph">
      <style:paragraph-properties fo:border="0.0034in solid #E5E7EB" fo:padding="0in" style:shadow="none" fo:background-color="#FFFFFF"/>
    </style:style>
    <style:style style:name="T7721" style:parent-style-name="cl" style:family="text">
      <style:text-properties style:font-name="Consolas" fo:color="#000000"/>
    </style:style>
    <style:style style:name="P7722" style:parent-style-name="HTMLconformatoprevio" style:family="paragraph">
      <style:paragraph-properties fo:border="0.0034in solid #E5E7EB" fo:padding="0in" style:shadow="none" fo:background-color="#FFFFFF"/>
    </style:style>
    <style:style style:name="T7723" style:parent-style-name="cl" style:family="text">
      <style:text-properties style:font-name="Consolas" fo:color="#000000"/>
    </style:style>
    <style:style style:name="T7724" style:parent-style-name="p" style:family="text">
      <style:text-properties style:font-name="Consolas" fo:color="#000000" fo:language="en" fo:country="US"/>
    </style:style>
    <style:style style:name="T7725" style:parent-style-name="nt" style:family="text">
      <style:text-properties style:font-name="Consolas" fo:color="#000080" fo:language="en" fo:country="US"/>
    </style:style>
    <style:style style:name="T7726" style:parent-style-name="p" style:family="text">
      <style:text-properties style:font-name="Consolas" fo:color="#000000" fo:language="en" fo:country="US"/>
    </style:style>
    <style:style style:name="P7727" style:parent-style-name="HTMLconformatoprevio" style:family="paragraph">
      <style:paragraph-properties fo:border="0.0034in solid #E5E7EB" fo:padding="0in" style:shadow="none" fo:background-color="#FFFFFF"/>
    </style:style>
    <style:style style:name="T7728" style:parent-style-name="cl" style:family="text">
      <style:text-properties style:font-name="Consolas" fo:color="#000000" fo:language="en" fo:country="US"/>
    </style:style>
    <style:style style:name="T7729" style:parent-style-name="p" style:family="text">
      <style:text-properties style:font-name="Consolas" fo:color="#000000" fo:language="en" fo:country="US"/>
    </style:style>
    <style:style style:name="T7730" style:parent-style-name="nt" style:family="text">
      <style:text-properties style:font-name="Consolas" fo:color="#000080" fo:language="en" fo:country="US"/>
    </style:style>
    <style:style style:name="T7731" style:parent-style-name="cl" style:family="text">
      <style:text-properties style:font-name="Consolas" fo:color="#000000" fo:language="en" fo:country="US"/>
    </style:style>
    <style:style style:name="T7732" style:parent-style-name="na" style:family="text">
      <style:text-properties style:font-name="Consolas" fo:color="#008080" fo:language="en" fo:country="US"/>
    </style:style>
    <style:style style:name="T7733" style:parent-style-name="o" style:family="text">
      <style:text-properties style:font-name="Consolas" fo:font-weight="bold" style:font-weight-asian="bold" style:font-weight-complex="bold" fo:color="#000000" fo:language="en" fo:country="US"/>
    </style:style>
    <style:style style:name="T7734" style:parent-style-name="s" style:family="text">
      <style:text-properties style:font-name="Consolas" fo:color="#DD1144" fo:language="en" fo:country="US"/>
    </style:style>
    <style:style style:name="T7735" style:parent-style-name="p" style:family="text">
      <style:text-properties style:font-name="Consolas" fo:color="#000000" fo:language="en" fo:country="US"/>
    </style:style>
    <style:style style:name="P7736" style:parent-style-name="HTMLconformatoprevio" style:family="paragraph">
      <style:paragraph-properties fo:border="0.0034in solid #E5E7EB" fo:padding="0in" style:shadow="none" fo:background-color="#FFFFFF"/>
    </style:style>
    <style:style style:name="T7737" style:parent-style-name="cl" style:family="text">
      <style:text-properties style:font-name="Consolas" fo:color="#000000" fo:language="en" fo:country="US"/>
    </style:style>
    <style:style style:name="T7738" style:parent-style-name="cl" style:family="text">
      <style:text-properties style:font-name="Consolas" fo:color="#000000"/>
    </style:style>
    <style:style style:name="P7739" style:parent-style-name="HTMLconformatoprevio" style:family="paragraph">
      <style:paragraph-properties fo:border="0.0034in solid #E5E7EB" fo:padding="0in" style:shadow="none" fo:background-color="#FFFFFF"/>
    </style:style>
    <style:style style:name="T7740" style:parent-style-name="cl" style:family="text">
      <style:text-properties style:font-name="Consolas" fo:color="#000000"/>
    </style:style>
    <style:style style:name="T7741" style:parent-style-name="p" style:family="text">
      <style:text-properties style:font-name="Consolas" fo:color="#000000"/>
    </style:style>
    <style:style style:name="T7742" style:parent-style-name="nt" style:family="text">
      <style:text-properties style:font-name="Consolas" fo:color="#000080"/>
    </style:style>
    <style:style style:name="T7743" style:parent-style-name="p" style:family="text">
      <style:text-properties style:font-name="Consolas" fo:color="#000000"/>
    </style:style>
    <style:style style:name="P7744" style:parent-style-name="HTMLconformatoprevio" style:family="paragraph">
      <style:paragraph-properties fo:border="0.0034in solid #E5E7EB" fo:padding="0in" style:shadow="none" fo:background-color="#FFFFFF"/>
    </style:style>
    <style:style style:name="T7745" style:parent-style-name="cl" style:family="text">
      <style:text-properties style:font-name="Consolas" fo:color="#000000"/>
    </style:style>
    <style:style style:name="T7746" style:parent-style-name="p" style:family="text">
      <style:text-properties style:font-name="Consolas" fo:color="#000000"/>
    </style:style>
    <style:style style:name="T7747" style:parent-style-name="nt" style:family="text">
      <style:text-properties style:font-name="Consolas" fo:color="#000080"/>
    </style:style>
    <style:style style:name="T7748" style:parent-style-name="p" style:family="text">
      <style:text-properties style:font-name="Consolas" fo:color="#000000"/>
    </style:style>
    <style:style style:name="P7749" style:parent-style-name="HTMLconformatoprevio" style:family="paragraph">
      <style:paragraph-properties fo:border="0.0034in solid #E5E7EB" fo:padding="0in" style:shadow="none" fo:background-color="#FFFFFF"/>
    </style:style>
    <style:style style:name="T7750" style:parent-style-name="p" style:family="text">
      <style:text-properties style:font-name="Consolas" fo:color="#000000"/>
    </style:style>
    <style:style style:name="T7751" style:parent-style-name="nt" style:family="text">
      <style:text-properties style:font-name="Consolas" fo:color="#000080"/>
    </style:style>
    <style:style style:name="T7752" style:parent-style-name="p" style:family="text">
      <style:text-properties style:font-name="Consolas" fo:color="#000000"/>
    </style:style>
    <style:style style:name="P7753"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7754" style:parent-style-name="Normal" style:family="paragraph">
      <style:paragraph-properties fo:border="0.0034in solid #E5E7EB" fo:padding="0in" style:shadow="none" fo:margin-top="0.0694in" fo:margin-bottom="0.0694in" fo:background-color="#FFFFFF"/>
    </style:style>
    <style:style style:name="T7755" style:parent-style-name="Fuentedepárrafopredeter." style:family="text">
      <style:text-properties style:font-name="Arial" style:font-name-complex="Arial" fo:color="#000000"/>
    </style:style>
    <style:style style:name="T7756" style:parent-style-name="CódigoHTML" style:family="text">
      <style:text-properties style:font-name="Consolas" style:font-name-asian="Aptos" fo:color="#000000"/>
    </style:style>
    <style:style style:name="T7757" style:parent-style-name="Fuentedepárrafopredeter." style:family="text">
      <style:text-properties style:font-name="Arial" style:font-name-complex="Arial" fo:color="#000000"/>
    </style:style>
    <style:style style:name="T7758" style:parent-style-name="Hipervínculo" style:family="text">
      <style:text-properties style:font-name="Arial" style:font-name-complex="Arial"/>
    </style:style>
    <style:style style:name="T7759" style:parent-style-name="Fuentedepárrafopredeter." style:family="text">
      <style:text-properties style:font-name="Arial" style:font-name-complex="Arial" fo:color="#000000"/>
    </style:style>
    <style:style style:name="P7760" style:parent-style-name="Título4" style:family="paragraph">
      <style:paragraph-properties fo:border="0.0034in solid #E5E7EB" fo:padding="0in" style:shadow="none" fo:background-color="#FFFFFF"/>
      <style:text-properties style:font-name="Arial" style:font-name-complex="Arial" fo:color="#000000" fo:letter-spacing="-0.0027in"/>
    </style:style>
    <style:style style:name="P7761" style:parent-style-name="NormalWeb" style:family="paragraph">
      <style:paragraph-properties fo:border="0.0034in solid #E5E7EB" fo:padding="0in" style:shadow="none" fo:background-color="#FFFFFF"/>
    </style:style>
    <style:style style:name="T7762" style:parent-style-name="Fuentedepárrafopredeter." style:family="text">
      <style:text-properties style:font-name="Arial" style:font-name-complex="Arial" fo:color="#000000"/>
    </style:style>
    <style:style style:name="T7763" style:parent-style-name="CódigoHTML" style:family="text">
      <style:text-properties style:font-name="Consolas" fo:color="#000000" fo:font-size="11pt" style:font-size-asian="11pt" style:font-size-complex="11pt"/>
    </style:style>
    <style:style style:name="T7764" style:parent-style-name="Fuentedepárrafopredeter." style:family="text">
      <style:text-properties style:font-name="Arial" style:font-name-complex="Arial" fo:color="#000000"/>
    </style:style>
    <style:style style:name="T7765" style:parent-style-name="CódigoHTML" style:family="text">
      <style:text-properties style:font-name="Consolas" fo:color="#000000" fo:font-size="11pt" style:font-size-asian="11pt" style:font-size-complex="11pt"/>
    </style:style>
    <style:style style:name="T7766" style:parent-style-name="Fuentedepárrafopredeter." style:family="text">
      <style:text-properties style:font-name="Arial" style:font-name-complex="Arial" fo:color="#000000"/>
    </style:style>
    <style:style style:name="T7767" style:parent-style-name="CódigoHTML" style:family="text">
      <style:text-properties style:font-name="Consolas" fo:color="#000000" fo:font-size="11pt" style:font-size-asian="11pt" style:font-size-complex="11pt"/>
    </style:style>
    <style:style style:name="T7768" style:parent-style-name="Fuentedepárrafopredeter." style:family="text">
      <style:text-properties style:font-name="Arial" style:font-name-complex="Arial" fo:color="#000000"/>
    </style:style>
    <style:style style:name="T7769" style:parent-style-name="CódigoHTML" style:family="text">
      <style:text-properties style:font-name="Consolas" fo:color="#000000" fo:font-size="11pt" style:font-size-asian="11pt" style:font-size-complex="11pt"/>
    </style:style>
    <style:style style:name="T7770" style:parent-style-name="Fuentedepárrafopredeter." style:family="text">
      <style:text-properties style:font-name="Arial" style:font-name-complex="Arial" fo:color="#000000"/>
    </style:style>
    <style:style style:name="P7771" style:parent-style-name="HTMLconformatoprevio" style:family="paragraph">
      <style:paragraph-properties fo:border="0.0034in solid #E5E7EB" fo:padding="0in" style:shadow="none" fo:background-color="#FFFFFF"/>
    </style:style>
    <style:style style:name="T7772" style:parent-style-name="p" style:family="text">
      <style:text-properties style:font-name="Consolas" fo:color="#000000"/>
    </style:style>
    <style:style style:name="T7773" style:parent-style-name="nt" style:family="text">
      <style:text-properties style:font-name="Consolas" fo:color="#000080"/>
    </style:style>
    <style:style style:name="T7774" style:parent-style-name="cl" style:family="text">
      <style:text-properties style:font-name="Consolas" fo:color="#000000"/>
    </style:style>
    <style:style style:name="T7775" style:parent-style-name="na" style:family="text">
      <style:text-properties style:font-name="Consolas" fo:color="#008080"/>
    </style:style>
    <style:style style:name="T7776" style:parent-style-name="o" style:family="text">
      <style:text-properties style:font-name="Consolas" fo:font-weight="bold" style:font-weight-asian="bold" style:font-weight-complex="bold" fo:color="#000000"/>
    </style:style>
    <style:style style:name="T7777" style:parent-style-name="s" style:family="text">
      <style:text-properties style:font-name="Consolas" fo:color="#DD1144"/>
    </style:style>
    <style:style style:name="T7778" style:parent-style-name="p" style:family="text">
      <style:text-properties style:font-name="Consolas" fo:color="#000000"/>
    </style:style>
    <style:style style:name="P7779" style:parent-style-name="HTMLconformatoprevio" style:family="paragraph">
      <style:paragraph-properties fo:border="0.0034in solid #E5E7EB" fo:padding="0in" style:shadow="none" fo:background-color="#FFFFFF"/>
    </style:style>
    <style:style style:name="T7780" style:parent-style-name="cl" style:family="text">
      <style:text-properties style:font-name="Consolas" fo:color="#000000"/>
    </style:style>
    <style:style style:name="T7781" style:parent-style-name="p" style:family="text">
      <style:text-properties style:font-name="Consolas" fo:color="#000000" fo:language="en" fo:country="US"/>
    </style:style>
    <style:style style:name="T7782" style:parent-style-name="nt" style:family="text">
      <style:text-properties style:font-name="Consolas" fo:color="#000080" fo:language="en" fo:country="US"/>
    </style:style>
    <style:style style:name="T7783" style:parent-style-name="cl" style:family="text">
      <style:text-properties style:font-name="Consolas" fo:color="#000000" fo:language="en" fo:country="US"/>
    </style:style>
    <style:style style:name="T7784" style:parent-style-name="na" style:family="text">
      <style:text-properties style:font-name="Consolas" fo:color="#008080" fo:language="en" fo:country="US"/>
    </style:style>
    <style:style style:name="T7785" style:parent-style-name="o" style:family="text">
      <style:text-properties style:font-name="Consolas" fo:font-weight="bold" style:font-weight-asian="bold" style:font-weight-complex="bold" fo:color="#000000" fo:language="en" fo:country="US"/>
    </style:style>
    <style:style style:name="T7786" style:parent-style-name="s" style:family="text">
      <style:text-properties style:font-name="Consolas" fo:color="#DD1144" fo:language="en" fo:country="US"/>
    </style:style>
    <style:style style:name="T7787" style:parent-style-name="p" style:family="text">
      <style:text-properties style:font-name="Consolas" fo:color="#000000" fo:language="en" fo:country="US"/>
    </style:style>
    <style:style style:name="P7788" style:parent-style-name="HTMLconformatoprevio" style:family="paragraph">
      <style:paragraph-properties fo:border="0.0034in solid #E5E7EB" fo:padding="0in" style:shadow="none" fo:background-color="#FFFFFF"/>
    </style:style>
    <style:style style:name="T7789" style:parent-style-name="cl" style:family="text">
      <style:text-properties style:font-name="Consolas" fo:color="#000000" fo:language="en" fo:country="US"/>
    </style:style>
    <style:style style:name="T7790" style:parent-style-name="p" style:family="text">
      <style:text-properties style:font-name="Consolas" fo:color="#000000" fo:language="en" fo:country="US"/>
    </style:style>
    <style:style style:name="T7791" style:parent-style-name="nt" style:family="text">
      <style:text-properties style:font-name="Consolas" fo:color="#000080" fo:language="en" fo:country="US"/>
    </style:style>
    <style:style style:name="T7792" style:parent-style-name="cl" style:family="text">
      <style:text-properties style:font-name="Consolas" fo:color="#000000" fo:language="en" fo:country="US"/>
    </style:style>
    <style:style style:name="T7793" style:parent-style-name="na" style:family="text">
      <style:text-properties style:font-name="Consolas" fo:color="#008080" fo:language="en" fo:country="US"/>
    </style:style>
    <style:style style:name="T7794" style:parent-style-name="o" style:family="text">
      <style:text-properties style:font-name="Consolas" fo:font-weight="bold" style:font-weight-asian="bold" style:font-weight-complex="bold" fo:color="#000000" fo:language="en" fo:country="US"/>
    </style:style>
    <style:style style:name="T7795" style:parent-style-name="s" style:family="text">
      <style:text-properties style:font-name="Consolas" fo:color="#DD1144" fo:language="en" fo:country="US"/>
    </style:style>
    <style:style style:name="T7796" style:parent-style-name="p" style:family="text">
      <style:text-properties style:font-name="Consolas" fo:color="#000000" fo:language="en" fo:country="US"/>
    </style:style>
    <style:style style:name="T7797" style:parent-style-name="cl" style:family="text">
      <style:text-properties style:font-name="Consolas" fo:color="#000000" fo:language="en" fo:country="US"/>
    </style:style>
    <style:style style:name="T7798" style:parent-style-name="p" style:family="text">
      <style:text-properties style:font-name="Consolas" fo:color="#000000" fo:language="en" fo:country="US"/>
    </style:style>
    <style:style style:name="T7799" style:parent-style-name="nt" style:family="text">
      <style:text-properties style:font-name="Consolas" fo:color="#000080" fo:language="en" fo:country="US"/>
    </style:style>
    <style:style style:name="T7800" style:parent-style-name="p" style:family="text">
      <style:text-properties style:font-name="Consolas" fo:color="#000000" fo:language="en" fo:country="US"/>
    </style:style>
    <style:style style:name="P7801" style:parent-style-name="HTMLconformatoprevio" style:family="paragraph">
      <style:paragraph-properties fo:border="0.0034in solid #E5E7EB" fo:padding="0in" style:shadow="none" fo:background-color="#FFFFFF"/>
    </style:style>
    <style:style style:name="T7802" style:parent-style-name="cl" style:family="text">
      <style:text-properties style:font-name="Consolas" fo:color="#000000" fo:language="en" fo:country="US"/>
    </style:style>
    <style:style style:name="T7803" style:parent-style-name="p" style:family="text">
      <style:text-properties style:font-name="Consolas" fo:color="#000000" fo:language="en" fo:country="US"/>
    </style:style>
    <style:style style:name="T7804" style:parent-style-name="nt" style:family="text">
      <style:text-properties style:font-name="Consolas" fo:color="#000080" fo:language="en" fo:country="US"/>
    </style:style>
    <style:style style:name="T7805" style:parent-style-name="cl" style:family="text">
      <style:text-properties style:font-name="Consolas" fo:color="#000000" fo:language="en" fo:country="US"/>
    </style:style>
    <style:style style:name="T7806" style:parent-style-name="na" style:family="text">
      <style:text-properties style:font-name="Consolas" fo:color="#008080" fo:language="en" fo:country="US"/>
    </style:style>
    <style:style style:name="T7807" style:parent-style-name="o" style:family="text">
      <style:text-properties style:font-name="Consolas" fo:font-weight="bold" style:font-weight-asian="bold" style:font-weight-complex="bold" fo:color="#000000" fo:language="en" fo:country="US"/>
    </style:style>
    <style:style style:name="T7808" style:parent-style-name="s" style:family="text">
      <style:text-properties style:font-name="Consolas" fo:color="#DD1144" fo:language="en" fo:country="US"/>
    </style:style>
    <style:style style:name="T7809" style:parent-style-name="p" style:family="text">
      <style:text-properties style:font-name="Consolas" fo:color="#000000" fo:language="en" fo:country="US"/>
    </style:style>
    <style:style style:name="T7810" style:parent-style-name="cl" style:family="text">
      <style:text-properties style:font-name="Consolas" fo:color="#000000" fo:language="en" fo:country="US"/>
    </style:style>
    <style:style style:name="T7811" style:parent-style-name="p" style:family="text">
      <style:text-properties style:font-name="Consolas" fo:color="#000000" fo:language="en" fo:country="US"/>
    </style:style>
    <style:style style:name="T7812" style:parent-style-name="nt" style:family="text">
      <style:text-properties style:font-name="Consolas" fo:color="#000080" fo:language="en" fo:country="US"/>
    </style:style>
    <style:style style:name="T7813" style:parent-style-name="p" style:family="text">
      <style:text-properties style:font-name="Consolas" fo:color="#000000" fo:language="en" fo:country="US"/>
    </style:style>
    <style:style style:name="P7814" style:parent-style-name="HTMLconformatoprevio" style:family="paragraph">
      <style:paragraph-properties fo:border="0.0034in solid #E5E7EB" fo:padding="0in" style:shadow="none" fo:background-color="#FFFFFF"/>
    </style:style>
    <style:style style:name="T7815" style:parent-style-name="cl" style:family="text">
      <style:text-properties style:font-name="Consolas" fo:color="#000000" fo:language="en" fo:country="US"/>
    </style:style>
    <style:style style:name="T7816" style:parent-style-name="p" style:family="text">
      <style:text-properties style:font-name="Consolas" fo:color="#000000" fo:language="en" fo:country="US"/>
    </style:style>
    <style:style style:name="T7817" style:parent-style-name="nt" style:family="text">
      <style:text-properties style:font-name="Consolas" fo:color="#000080" fo:language="en" fo:country="US"/>
    </style:style>
    <style:style style:name="T7818" style:parent-style-name="p" style:family="text">
      <style:text-properties style:font-name="Consolas" fo:color="#000000" fo:language="en" fo:country="US"/>
    </style:style>
    <style:style style:name="P7819" style:parent-style-name="HTMLconformatoprevio" style:family="paragraph">
      <style:paragraph-properties fo:border="0.0034in solid #E5E7EB" fo:padding="0in" style:shadow="none" fo:background-color="#FFFFFF"/>
    </style:style>
    <style:style style:name="T7820" style:parent-style-name="cl" style:family="text">
      <style:text-properties style:font-name="Consolas" fo:color="#000000" fo:language="en" fo:country="US"/>
    </style:style>
    <style:style style:name="T7821" style:parent-style-name="p" style:family="text">
      <style:text-properties style:font-name="Consolas" fo:color="#000000" fo:language="en" fo:country="US"/>
    </style:style>
    <style:style style:name="T7822" style:parent-style-name="nt" style:family="text">
      <style:text-properties style:font-name="Consolas" fo:color="#000080" fo:language="en" fo:country="US"/>
    </style:style>
    <style:style style:name="T7823" style:parent-style-name="cl" style:family="text">
      <style:text-properties style:font-name="Consolas" fo:color="#000000" fo:language="en" fo:country="US"/>
    </style:style>
    <style:style style:name="T7824" style:parent-style-name="na" style:family="text">
      <style:text-properties style:font-name="Consolas" fo:color="#008080" fo:language="en" fo:country="US"/>
    </style:style>
    <style:style style:name="T7825" style:parent-style-name="o" style:family="text">
      <style:text-properties style:font-name="Consolas" fo:font-weight="bold" style:font-weight-asian="bold" style:font-weight-complex="bold" fo:color="#000000" fo:language="en" fo:country="US"/>
    </style:style>
    <style:style style:name="T7826" style:parent-style-name="s" style:family="text">
      <style:text-properties style:font-name="Consolas" fo:color="#DD1144" fo:language="en" fo:country="US"/>
    </style:style>
    <style:style style:name="T7827" style:parent-style-name="p" style:family="text">
      <style:text-properties style:font-name="Consolas" fo:color="#000000" fo:language="en" fo:country="US"/>
    </style:style>
    <style:style style:name="P7828" style:parent-style-name="HTMLconformatoprevio" style:family="paragraph">
      <style:paragraph-properties fo:border="0.0034in solid #E5E7EB" fo:padding="0in" style:shadow="none" fo:background-color="#FFFFFF"/>
    </style:style>
    <style:style style:name="T7829" style:parent-style-name="cl" style:family="text">
      <style:text-properties style:font-name="Consolas" fo:color="#000000" fo:language="en" fo:country="US"/>
    </style:style>
    <style:style style:name="T7830" style:parent-style-name="p" style:family="text">
      <style:text-properties style:font-name="Consolas" fo:color="#000000" fo:language="en" fo:country="US"/>
    </style:style>
    <style:style style:name="T7831" style:parent-style-name="nt" style:family="text">
      <style:text-properties style:font-name="Consolas" fo:color="#000080" fo:language="en" fo:country="US"/>
    </style:style>
    <style:style style:name="T7832" style:parent-style-name="cl" style:family="text">
      <style:text-properties style:font-name="Consolas" fo:color="#000000" fo:language="en" fo:country="US"/>
    </style:style>
    <style:style style:name="T7833" style:parent-style-name="na" style:family="text">
      <style:text-properties style:font-name="Consolas" fo:color="#008080" fo:language="en" fo:country="US"/>
    </style:style>
    <style:style style:name="T7834" style:parent-style-name="o" style:family="text">
      <style:text-properties style:font-name="Consolas" fo:font-weight="bold" style:font-weight-asian="bold" style:font-weight-complex="bold" fo:color="#000000" fo:language="en" fo:country="US"/>
    </style:style>
    <style:style style:name="T7835" style:parent-style-name="s" style:family="text">
      <style:text-properties style:font-name="Consolas" fo:color="#DD1144" fo:language="en" fo:country="US"/>
    </style:style>
    <style:style style:name="T7836" style:parent-style-name="p" style:family="text">
      <style:text-properties style:font-name="Consolas" fo:color="#000000" fo:language="en" fo:country="US"/>
    </style:style>
    <style:style style:name="T7837" style:parent-style-name="cl" style:family="text">
      <style:text-properties style:font-name="Consolas" fo:color="#000000" fo:language="en" fo:country="US"/>
    </style:style>
    <style:style style:name="T7838" style:parent-style-name="p" style:family="text">
      <style:text-properties style:font-name="Consolas" fo:color="#000000" fo:language="en" fo:country="US"/>
    </style:style>
    <style:style style:name="T7839" style:parent-style-name="nt" style:family="text">
      <style:text-properties style:font-name="Consolas" fo:color="#000080" fo:language="en" fo:country="US"/>
    </style:style>
    <style:style style:name="T7840" style:parent-style-name="p" style:family="text">
      <style:text-properties style:font-name="Consolas" fo:color="#000000" fo:language="en" fo:country="US"/>
    </style:style>
    <style:style style:name="P7841" style:parent-style-name="HTMLconformatoprevio" style:family="paragraph">
      <style:paragraph-properties fo:border="0.0034in solid #E5E7EB" fo:padding="0in" style:shadow="none" fo:background-color="#FFFFFF"/>
    </style:style>
    <style:style style:name="T7842" style:parent-style-name="cl" style:family="text">
      <style:text-properties style:font-name="Consolas" fo:color="#000000" fo:language="en" fo:country="US"/>
    </style:style>
    <style:style style:name="T7843" style:parent-style-name="p" style:family="text">
      <style:text-properties style:font-name="Consolas" fo:color="#000000" fo:language="en" fo:country="US"/>
    </style:style>
    <style:style style:name="T7844" style:parent-style-name="nt" style:family="text">
      <style:text-properties style:font-name="Consolas" fo:color="#000080" fo:language="en" fo:country="US"/>
    </style:style>
    <style:style style:name="T7845" style:parent-style-name="cl" style:family="text">
      <style:text-properties style:font-name="Consolas" fo:color="#000000" fo:language="en" fo:country="US"/>
    </style:style>
    <style:style style:name="T7846" style:parent-style-name="na" style:family="text">
      <style:text-properties style:font-name="Consolas" fo:color="#008080" fo:language="en" fo:country="US"/>
    </style:style>
    <style:style style:name="T7847" style:parent-style-name="o" style:family="text">
      <style:text-properties style:font-name="Consolas" fo:font-weight="bold" style:font-weight-asian="bold" style:font-weight-complex="bold" fo:color="#000000" fo:language="en" fo:country="US"/>
    </style:style>
    <style:style style:name="T7848" style:parent-style-name="s" style:family="text">
      <style:text-properties style:font-name="Consolas" fo:color="#DD1144" fo:language="en" fo:country="US"/>
    </style:style>
    <style:style style:name="T7849" style:parent-style-name="p" style:family="text">
      <style:text-properties style:font-name="Consolas" fo:color="#000000" fo:language="en" fo:country="US"/>
    </style:style>
    <style:style style:name="T7850" style:parent-style-name="cl" style:family="text">
      <style:text-properties style:font-name="Consolas" fo:color="#000000" fo:language="en" fo:country="US"/>
    </style:style>
    <style:style style:name="T7851" style:parent-style-name="p" style:family="text">
      <style:text-properties style:font-name="Consolas" fo:color="#000000" fo:language="en" fo:country="US"/>
    </style:style>
    <style:style style:name="T7852" style:parent-style-name="nt" style:family="text">
      <style:text-properties style:font-name="Consolas" fo:color="#000080" fo:language="en" fo:country="US"/>
    </style:style>
    <style:style style:name="T7853" style:parent-style-name="p" style:family="text">
      <style:text-properties style:font-name="Consolas" fo:color="#000000" fo:language="en" fo:country="US"/>
    </style:style>
    <style:style style:name="P7854" style:parent-style-name="HTMLconformatoprevio" style:family="paragraph">
      <style:paragraph-properties fo:border="0.0034in solid #E5E7EB" fo:padding="0in" style:shadow="none" fo:background-color="#FFFFFF"/>
    </style:style>
    <style:style style:name="T7855" style:parent-style-name="cl" style:family="text">
      <style:text-properties style:font-name="Consolas" fo:color="#000000" fo:language="en" fo:country="US"/>
    </style:style>
    <style:style style:name="T7856" style:parent-style-name="p" style:family="text">
      <style:text-properties style:font-name="Consolas" fo:color="#000000" fo:language="en" fo:country="US"/>
    </style:style>
    <style:style style:name="T7857" style:parent-style-name="nt" style:family="text">
      <style:text-properties style:font-name="Consolas" fo:color="#000080" fo:language="en" fo:country="US"/>
    </style:style>
    <style:style style:name="T7858" style:parent-style-name="p" style:family="text">
      <style:text-properties style:font-name="Consolas" fo:color="#000000" fo:language="en" fo:country="US"/>
    </style:style>
    <style:style style:name="P7859" style:parent-style-name="HTMLconformatoprevio" style:family="paragraph">
      <style:paragraph-properties fo:border="0.0034in solid #E5E7EB" fo:padding="0in" style:shadow="none" fo:background-color="#FFFFFF"/>
    </style:style>
    <style:style style:name="T7860" style:parent-style-name="cl" style:family="text">
      <style:text-properties style:font-name="Consolas" fo:color="#000000" fo:language="en" fo:country="US"/>
    </style:style>
    <style:style style:name="T7861" style:parent-style-name="p" style:family="text">
      <style:text-properties style:font-name="Consolas" fo:color="#000000" fo:language="en" fo:country="US"/>
    </style:style>
    <style:style style:name="T7862" style:parent-style-name="nt" style:family="text">
      <style:text-properties style:font-name="Consolas" fo:color="#000080" fo:language="en" fo:country="US"/>
    </style:style>
    <style:style style:name="T7863" style:parent-style-name="cl" style:family="text">
      <style:text-properties style:font-name="Consolas" fo:color="#000000" fo:language="en" fo:country="US"/>
    </style:style>
    <style:style style:name="T7864" style:parent-style-name="na" style:family="text">
      <style:text-properties style:font-name="Consolas" fo:color="#008080" fo:language="en" fo:country="US"/>
    </style:style>
    <style:style style:name="T7865" style:parent-style-name="o" style:family="text">
      <style:text-properties style:font-name="Consolas" fo:font-weight="bold" style:font-weight-asian="bold" style:font-weight-complex="bold" fo:color="#000000" fo:language="en" fo:country="US"/>
    </style:style>
    <style:style style:name="T7866" style:parent-style-name="s" style:family="text">
      <style:text-properties style:font-name="Consolas" fo:color="#DD1144" fo:language="en" fo:country="US"/>
    </style:style>
    <style:style style:name="T7867" style:parent-style-name="p" style:family="text">
      <style:text-properties style:font-name="Consolas" fo:color="#000000" fo:language="en" fo:country="US"/>
    </style:style>
    <style:style style:name="P7868" style:parent-style-name="HTMLconformatoprevio" style:family="paragraph">
      <style:paragraph-properties fo:border="0.0034in solid #E5E7EB" fo:padding="0in" style:shadow="none" fo:background-color="#FFFFFF"/>
    </style:style>
    <style:style style:name="T7869" style:parent-style-name="cl" style:family="text">
      <style:text-properties style:font-name="Consolas" fo:color="#000000" fo:language="en" fo:country="US"/>
    </style:style>
    <style:style style:name="T7870" style:parent-style-name="p" style:family="text">
      <style:text-properties style:font-name="Consolas" fo:color="#000000" fo:language="en" fo:country="US"/>
    </style:style>
    <style:style style:name="T7871" style:parent-style-name="nt" style:family="text">
      <style:text-properties style:font-name="Consolas" fo:color="#000080" fo:language="en" fo:country="US"/>
    </style:style>
    <style:style style:name="T7872" style:parent-style-name="cl" style:family="text">
      <style:text-properties style:font-name="Consolas" fo:color="#000000" fo:language="en" fo:country="US"/>
    </style:style>
    <style:style style:name="T7873" style:parent-style-name="na" style:family="text">
      <style:text-properties style:font-name="Consolas" fo:color="#008080" fo:language="en" fo:country="US"/>
    </style:style>
    <style:style style:name="T7874" style:parent-style-name="o" style:family="text">
      <style:text-properties style:font-name="Consolas" fo:font-weight="bold" style:font-weight-asian="bold" style:font-weight-complex="bold" fo:color="#000000" fo:language="en" fo:country="US"/>
    </style:style>
    <style:style style:name="T7875" style:parent-style-name="s" style:family="text">
      <style:text-properties style:font-name="Consolas" fo:color="#DD1144" fo:language="en" fo:country="US"/>
    </style:style>
    <style:style style:name="T7876" style:parent-style-name="p" style:family="text">
      <style:text-properties style:font-name="Consolas" fo:color="#000000" fo:language="en" fo:country="US"/>
    </style:style>
    <style:style style:name="T7877" style:parent-style-name="cl" style:family="text">
      <style:text-properties style:font-name="Consolas" fo:color="#000000" fo:language="en" fo:country="US"/>
    </style:style>
    <style:style style:name="T7878" style:parent-style-name="p" style:family="text">
      <style:text-properties style:font-name="Consolas" fo:color="#000000" fo:language="en" fo:country="US"/>
    </style:style>
    <style:style style:name="T7879" style:parent-style-name="nt" style:family="text">
      <style:text-properties style:font-name="Consolas" fo:color="#000080" fo:language="en" fo:country="US"/>
    </style:style>
    <style:style style:name="T7880" style:parent-style-name="p" style:family="text">
      <style:text-properties style:font-name="Consolas" fo:color="#000000" fo:language="en" fo:country="US"/>
    </style:style>
    <style:style style:name="P7881" style:parent-style-name="HTMLconformatoprevio" style:family="paragraph">
      <style:paragraph-properties fo:border="0.0034in solid #E5E7EB" fo:padding="0in" style:shadow="none" fo:background-color="#FFFFFF"/>
    </style:style>
    <style:style style:name="T7882" style:parent-style-name="cl" style:family="text">
      <style:text-properties style:font-name="Consolas" fo:color="#000000" fo:language="en" fo:country="US"/>
    </style:style>
    <style:style style:name="T7883" style:parent-style-name="p" style:family="text">
      <style:text-properties style:font-name="Consolas" fo:color="#000000"/>
    </style:style>
    <style:style style:name="T7884" style:parent-style-name="nt" style:family="text">
      <style:text-properties style:font-name="Consolas" fo:color="#000080"/>
    </style:style>
    <style:style style:name="T7885" style:parent-style-name="p" style:family="text">
      <style:text-properties style:font-name="Consolas" fo:color="#000000"/>
    </style:style>
    <style:style style:name="P7886" style:parent-style-name="HTMLconformatoprevio" style:family="paragraph">
      <style:paragraph-properties fo:border="0.0034in solid #E5E7EB" fo:padding="0in" style:shadow="none" fo:background-color="#FFFFFF"/>
    </style:style>
    <style:style style:name="T7887" style:parent-style-name="p" style:family="text">
      <style:text-properties style:font-name="Consolas" fo:color="#000000"/>
    </style:style>
    <style:style style:name="T7888" style:parent-style-name="nt" style:family="text">
      <style:text-properties style:font-name="Consolas" fo:color="#000080"/>
    </style:style>
    <style:style style:name="T7889" style:parent-style-name="p" style:family="text">
      <style:text-properties style:font-name="Consolas" fo:color="#000000"/>
    </style:style>
    <style:style style:name="P7890" style:parent-style-name="NormalWeb" style:family="paragraph">
      <style:paragraph-properties fo:border="0.0034in solid #E5E7EB" fo:padding="0in" style:shadow="none" fo:background-color="#FFFFFF"/>
    </style:style>
    <style:style style:name="T7891" style:parent-style-name="Fuentedepárrafopredeter." style:family="text">
      <style:text-properties style:font-name="Arial" style:font-name-complex="Arial" fo:color="#000000"/>
    </style:style>
    <style:style style:name="T7892" style:parent-style-name="Hipervínculo" style:family="text">
      <style:text-properties style:font-name="Arial" style:font-name-complex="Arial"/>
    </style:style>
    <style:style style:name="T7893" style:parent-style-name="Fuentedepárrafopredeter." style:family="text">
      <style:text-properties style:font-name="Arial" style:font-name-complex="Arial" fo:color="#000000"/>
    </style:style>
    <style:style style:name="P7894" style:parent-style-name="Normal" style:family="paragraph">
      <style:paragraph-properties fo:background-color="#FFFFFF"/>
      <style:text-properties fo:color="#000000"/>
    </style:style>
    <style:style style:name="P7895" style:parent-style-name="Normal" style:family="paragraph">
      <style:paragraph-properties fo:background-color="#FFFFFF"/>
      <style:text-properties fo:color="#000000" fo:language="en" fo:country="US"/>
    </style:style>
    <style:style style:name="P7896" style:parent-style-name="HTMLconformatoprevio" style:family="paragraph">
      <style:paragraph-properties fo:border="0.0034in solid #E5E7EB" fo:padding="0in" style:shadow="none" fo:background-color="#FFFFFF"/>
    </style:style>
    <style:style style:name="T7897" style:parent-style-name="p" style:family="text">
      <style:text-properties style:font-name="Consolas" fo:color="#000000" fo:language="en" fo:country="US"/>
    </style:style>
    <style:style style:name="T7898" style:parent-style-name="nt" style:family="text">
      <style:text-properties style:font-name="Consolas" fo:color="#000080" fo:language="en" fo:country="US"/>
    </style:style>
    <style:style style:name="T7899" style:parent-style-name="cl" style:family="text">
      <style:text-properties style:font-name="Consolas" fo:color="#000000" fo:language="en" fo:country="US"/>
    </style:style>
    <style:style style:name="T7900" style:parent-style-name="na" style:family="text">
      <style:text-properties style:font-name="Consolas" fo:color="#008080" fo:language="en" fo:country="US"/>
    </style:style>
    <style:style style:name="T7901" style:parent-style-name="o" style:family="text">
      <style:text-properties style:font-name="Consolas" fo:font-weight="bold" style:font-weight-asian="bold" style:font-weight-complex="bold" fo:color="#000000" fo:language="en" fo:country="US"/>
    </style:style>
    <style:style style:name="T7902" style:parent-style-name="s" style:family="text">
      <style:text-properties style:font-name="Consolas" fo:color="#DD1144" fo:language="en" fo:country="US"/>
    </style:style>
    <style:style style:name="T7903" style:parent-style-name="p" style:family="text">
      <style:text-properties style:font-name="Consolas" fo:color="#000000" fo:language="en" fo:country="US"/>
    </style:style>
    <style:style style:name="P7904" style:parent-style-name="HTMLconformatoprevio" style:family="paragraph">
      <style:paragraph-properties fo:border="0.0034in solid #E5E7EB" fo:padding="0in" style:shadow="none" fo:background-color="#FFFFFF"/>
    </style:style>
    <style:style style:name="T7905" style:parent-style-name="cl" style:family="text">
      <style:text-properties style:font-name="Consolas" fo:color="#000000" fo:language="en" fo:country="US"/>
    </style:style>
    <style:style style:name="T7906" style:parent-style-name="p" style:family="text">
      <style:text-properties style:font-name="Consolas" fo:color="#000000" fo:language="en" fo:country="US"/>
    </style:style>
    <style:style style:name="T7907" style:parent-style-name="nt" style:family="text">
      <style:text-properties style:font-name="Consolas" fo:color="#000080" fo:language="en" fo:country="US"/>
    </style:style>
    <style:style style:name="T7908" style:parent-style-name="cl" style:family="text">
      <style:text-properties style:font-name="Consolas" fo:color="#000000" fo:language="en" fo:country="US"/>
    </style:style>
    <style:style style:name="T7909" style:parent-style-name="na" style:family="text">
      <style:text-properties style:font-name="Consolas" fo:color="#008080" fo:language="en" fo:country="US"/>
    </style:style>
    <style:style style:name="T7910" style:parent-style-name="o" style:family="text">
      <style:text-properties style:font-name="Consolas" fo:font-weight="bold" style:font-weight-asian="bold" style:font-weight-complex="bold" fo:color="#000000" fo:language="en" fo:country="US"/>
    </style:style>
    <style:style style:name="T7911" style:parent-style-name="s" style:family="text">
      <style:text-properties style:font-name="Consolas" fo:color="#DD1144" fo:language="en" fo:country="US"/>
    </style:style>
    <style:style style:name="T7912" style:parent-style-name="p" style:family="text">
      <style:text-properties style:font-name="Consolas" fo:color="#000000" fo:language="en" fo:country="US"/>
    </style:style>
    <style:style style:name="P7913" style:parent-style-name="HTMLconformatoprevio" style:family="paragraph">
      <style:paragraph-properties fo:border="0.0034in solid #E5E7EB" fo:padding="0in" style:shadow="none" fo:background-color="#FFFFFF"/>
    </style:style>
    <style:style style:name="T7914" style:parent-style-name="cl" style:family="text">
      <style:text-properties style:font-name="Consolas" fo:color="#000000" fo:language="en" fo:country="US"/>
    </style:style>
    <style:style style:name="T7915" style:parent-style-name="p" style:family="text">
      <style:text-properties style:font-name="Consolas" fo:color="#000000" fo:language="en" fo:country="US"/>
    </style:style>
    <style:style style:name="T7916" style:parent-style-name="nt" style:family="text">
      <style:text-properties style:font-name="Consolas" fo:color="#000080" fo:language="en" fo:country="US"/>
    </style:style>
    <style:style style:name="T7917" style:parent-style-name="cl" style:family="text">
      <style:text-properties style:font-name="Consolas" fo:color="#000000" fo:language="en" fo:country="US"/>
    </style:style>
    <style:style style:name="T7918" style:parent-style-name="na" style:family="text">
      <style:text-properties style:font-name="Consolas" fo:color="#008080" fo:language="en" fo:country="US"/>
    </style:style>
    <style:style style:name="T7919" style:parent-style-name="o" style:family="text">
      <style:text-properties style:font-name="Consolas" fo:font-weight="bold" style:font-weight-asian="bold" style:font-weight-complex="bold" fo:color="#000000" fo:language="en" fo:country="US"/>
    </style:style>
    <style:style style:name="T7920" style:parent-style-name="s" style:family="text">
      <style:text-properties style:font-name="Consolas" fo:color="#DD1144" fo:language="en" fo:country="US"/>
    </style:style>
    <style:style style:name="T7921" style:parent-style-name="p" style:family="text">
      <style:text-properties style:font-name="Consolas" fo:color="#000000" fo:language="en" fo:country="US"/>
    </style:style>
    <style:style style:name="T7922" style:parent-style-name="cl" style:family="text">
      <style:text-properties style:font-name="Consolas" fo:color="#000000" fo:language="en" fo:country="US"/>
    </style:style>
    <style:style style:name="T7923" style:parent-style-name="p" style:family="text">
      <style:text-properties style:font-name="Consolas" fo:color="#000000" fo:language="en" fo:country="US"/>
    </style:style>
    <style:style style:name="T7924" style:parent-style-name="nt" style:family="text">
      <style:text-properties style:font-name="Consolas" fo:color="#000080" fo:language="en" fo:country="US"/>
    </style:style>
    <style:style style:name="T7925" style:parent-style-name="p" style:family="text">
      <style:text-properties style:font-name="Consolas" fo:color="#000000" fo:language="en" fo:country="US"/>
    </style:style>
    <style:style style:name="P7926" style:parent-style-name="HTMLconformatoprevio" style:family="paragraph">
      <style:paragraph-properties fo:border="0.0034in solid #E5E7EB" fo:padding="0in" style:shadow="none" fo:background-color="#FFFFFF"/>
    </style:style>
    <style:style style:name="T7927" style:parent-style-name="cl" style:family="text">
      <style:text-properties style:font-name="Consolas" fo:color="#000000" fo:language="en" fo:country="US"/>
    </style:style>
    <style:style style:name="T7928" style:parent-style-name="p" style:family="text">
      <style:text-properties style:font-name="Consolas" fo:color="#000000" fo:language="en" fo:country="US"/>
    </style:style>
    <style:style style:name="T7929" style:parent-style-name="nt" style:family="text">
      <style:text-properties style:font-name="Consolas" fo:color="#000080" fo:language="en" fo:country="US"/>
    </style:style>
    <style:style style:name="T7930" style:parent-style-name="cl" style:family="text">
      <style:text-properties style:font-name="Consolas" fo:color="#000000" fo:language="en" fo:country="US"/>
    </style:style>
    <style:style style:name="T7931" style:parent-style-name="na" style:family="text">
      <style:text-properties style:font-name="Consolas" fo:color="#008080" fo:language="en" fo:country="US"/>
    </style:style>
    <style:style style:name="T7932" style:parent-style-name="o" style:family="text">
      <style:text-properties style:font-name="Consolas" fo:font-weight="bold" style:font-weight-asian="bold" style:font-weight-complex="bold" fo:color="#000000" fo:language="en" fo:country="US"/>
    </style:style>
    <style:style style:name="T7933" style:parent-style-name="s" style:family="text">
      <style:text-properties style:font-name="Consolas" fo:color="#DD1144" fo:language="en" fo:country="US"/>
    </style:style>
    <style:style style:name="T7934" style:parent-style-name="p" style:family="text">
      <style:text-properties style:font-name="Consolas" fo:color="#000000" fo:language="en" fo:country="US"/>
    </style:style>
    <style:style style:name="T7935" style:parent-style-name="cl" style:family="text">
      <style:text-properties style:font-name="Consolas" fo:color="#000000" fo:language="en" fo:country="US"/>
    </style:style>
    <style:style style:name="T7936" style:parent-style-name="p" style:family="text">
      <style:text-properties style:font-name="Consolas" fo:color="#000000" fo:language="en" fo:country="US"/>
    </style:style>
    <style:style style:name="T7937" style:parent-style-name="nt" style:family="text">
      <style:text-properties style:font-name="Consolas" fo:color="#000080" fo:language="en" fo:country="US"/>
    </style:style>
    <style:style style:name="T7938" style:parent-style-name="p" style:family="text">
      <style:text-properties style:font-name="Consolas" fo:color="#000000" fo:language="en" fo:country="US"/>
    </style:style>
    <style:style style:name="P7939" style:parent-style-name="HTMLconformatoprevio" style:family="paragraph">
      <style:paragraph-properties fo:border="0.0034in solid #E5E7EB" fo:padding="0in" style:shadow="none" fo:background-color="#FFFFFF"/>
    </style:style>
    <style:style style:name="T7940" style:parent-style-name="cl" style:family="text">
      <style:text-properties style:font-name="Consolas" fo:color="#000000" fo:language="en" fo:country="US"/>
    </style:style>
    <style:style style:name="T7941" style:parent-style-name="p" style:family="text">
      <style:text-properties style:font-name="Consolas" fo:color="#000000" fo:language="en" fo:country="US"/>
    </style:style>
    <style:style style:name="T7942" style:parent-style-name="nt" style:family="text">
      <style:text-properties style:font-name="Consolas" fo:color="#000080" fo:language="en" fo:country="US"/>
    </style:style>
    <style:style style:name="T7943" style:parent-style-name="p" style:family="text">
      <style:text-properties style:font-name="Consolas" fo:color="#000000" fo:language="en" fo:country="US"/>
    </style:style>
    <style:style style:name="P7944" style:parent-style-name="HTMLconformatoprevio" style:family="paragraph">
      <style:paragraph-properties fo:border="0.0034in solid #E5E7EB" fo:padding="0in" style:shadow="none" fo:background-color="#FFFFFF"/>
    </style:style>
    <style:style style:name="T7945" style:parent-style-name="cl" style:family="text">
      <style:text-properties style:font-name="Consolas" fo:color="#000000" fo:language="en" fo:country="US"/>
    </style:style>
    <style:style style:name="T7946" style:parent-style-name="p" style:family="text">
      <style:text-properties style:font-name="Consolas" fo:color="#000000" fo:language="en" fo:country="US"/>
    </style:style>
    <style:style style:name="T7947" style:parent-style-name="nt" style:family="text">
      <style:text-properties style:font-name="Consolas" fo:color="#000080" fo:language="en" fo:country="US"/>
    </style:style>
    <style:style style:name="T7948" style:parent-style-name="cl" style:family="text">
      <style:text-properties style:font-name="Consolas" fo:color="#000000" fo:language="en" fo:country="US"/>
    </style:style>
    <style:style style:name="T7949" style:parent-style-name="na" style:family="text">
      <style:text-properties style:font-name="Consolas" fo:color="#008080" fo:language="en" fo:country="US"/>
    </style:style>
    <style:style style:name="T7950" style:parent-style-name="o" style:family="text">
      <style:text-properties style:font-name="Consolas" fo:font-weight="bold" style:font-weight-asian="bold" style:font-weight-complex="bold" fo:color="#000000" fo:language="en" fo:country="US"/>
    </style:style>
    <style:style style:name="T7951" style:parent-style-name="s" style:family="text">
      <style:text-properties style:font-name="Consolas" fo:color="#DD1144" fo:language="en" fo:country="US"/>
    </style:style>
    <style:style style:name="T7952" style:parent-style-name="p" style:family="text">
      <style:text-properties style:font-name="Consolas" fo:color="#000000" fo:language="en" fo:country="US"/>
    </style:style>
    <style:style style:name="P7953" style:parent-style-name="HTMLconformatoprevio" style:family="paragraph">
      <style:paragraph-properties fo:border="0.0034in solid #E5E7EB" fo:padding="0in" style:shadow="none" fo:background-color="#FFFFFF"/>
    </style:style>
    <style:style style:name="T7954" style:parent-style-name="cl" style:family="text">
      <style:text-properties style:font-name="Consolas" fo:color="#000000" fo:language="en" fo:country="US"/>
    </style:style>
    <style:style style:name="T7955" style:parent-style-name="p" style:family="text">
      <style:text-properties style:font-name="Consolas" fo:color="#000000" fo:language="en" fo:country="US"/>
    </style:style>
    <style:style style:name="T7956" style:parent-style-name="nt" style:family="text">
      <style:text-properties style:font-name="Consolas" fo:color="#000080" fo:language="en" fo:country="US"/>
    </style:style>
    <style:style style:name="T7957" style:parent-style-name="cl" style:family="text">
      <style:text-properties style:font-name="Consolas" fo:color="#000000" fo:language="en" fo:country="US"/>
    </style:style>
    <style:style style:name="T7958" style:parent-style-name="na" style:family="text">
      <style:text-properties style:font-name="Consolas" fo:color="#008080" fo:language="en" fo:country="US"/>
    </style:style>
    <style:style style:name="T7959" style:parent-style-name="o" style:family="text">
      <style:text-properties style:font-name="Consolas" fo:font-weight="bold" style:font-weight-asian="bold" style:font-weight-complex="bold" fo:color="#000000" fo:language="en" fo:country="US"/>
    </style:style>
    <style:style style:name="T7960" style:parent-style-name="s" style:family="text">
      <style:text-properties style:font-name="Consolas" fo:color="#DD1144" fo:language="en" fo:country="US"/>
    </style:style>
    <style:style style:name="T7961" style:parent-style-name="p" style:family="text">
      <style:text-properties style:font-name="Consolas" fo:color="#000000" fo:language="en" fo:country="US"/>
    </style:style>
    <style:style style:name="T7962" style:parent-style-name="cl" style:family="text">
      <style:text-properties style:font-name="Consolas" fo:color="#000000" fo:language="en" fo:country="US"/>
    </style:style>
    <style:style style:name="T7963" style:parent-style-name="p" style:family="text">
      <style:text-properties style:font-name="Consolas" fo:color="#000000" fo:language="en" fo:country="US"/>
    </style:style>
    <style:style style:name="T7964" style:parent-style-name="nt" style:family="text">
      <style:text-properties style:font-name="Consolas" fo:color="#000080" fo:language="en" fo:country="US"/>
    </style:style>
    <style:style style:name="T7965" style:parent-style-name="p" style:family="text">
      <style:text-properties style:font-name="Consolas" fo:color="#000000" fo:language="en" fo:country="US"/>
    </style:style>
    <style:style style:name="P7966" style:parent-style-name="HTMLconformatoprevio" style:family="paragraph">
      <style:paragraph-properties fo:border="0.0034in solid #E5E7EB" fo:padding="0in" style:shadow="none" fo:background-color="#FFFFFF"/>
    </style:style>
    <style:style style:name="T7967" style:parent-style-name="cl" style:family="text">
      <style:text-properties style:font-name="Consolas" fo:color="#000000" fo:language="en" fo:country="US"/>
    </style:style>
    <style:style style:name="T7968" style:parent-style-name="p" style:family="text">
      <style:text-properties style:font-name="Consolas" fo:color="#000000" fo:language="en" fo:country="US"/>
    </style:style>
    <style:style style:name="T7969" style:parent-style-name="nt" style:family="text">
      <style:text-properties style:font-name="Consolas" fo:color="#000080" fo:language="en" fo:country="US"/>
    </style:style>
    <style:style style:name="T7970" style:parent-style-name="cl" style:family="text">
      <style:text-properties style:font-name="Consolas" fo:color="#000000" fo:language="en" fo:country="US"/>
    </style:style>
    <style:style style:name="T7971" style:parent-style-name="na" style:family="text">
      <style:text-properties style:font-name="Consolas" fo:color="#008080" fo:language="en" fo:country="US"/>
    </style:style>
    <style:style style:name="T7972" style:parent-style-name="o" style:family="text">
      <style:text-properties style:font-name="Consolas" fo:font-weight="bold" style:font-weight-asian="bold" style:font-weight-complex="bold" fo:color="#000000" fo:language="en" fo:country="US"/>
    </style:style>
    <style:style style:name="T7973" style:parent-style-name="s" style:family="text">
      <style:text-properties style:font-name="Consolas" fo:color="#DD1144" fo:language="en" fo:country="US"/>
    </style:style>
    <style:style style:name="T7974" style:parent-style-name="p" style:family="text">
      <style:text-properties style:font-name="Consolas" fo:color="#000000" fo:language="en" fo:country="US"/>
    </style:style>
    <style:style style:name="T7975" style:parent-style-name="cl" style:family="text">
      <style:text-properties style:font-name="Consolas" fo:color="#000000" fo:language="en" fo:country="US"/>
    </style:style>
    <style:style style:name="T7976" style:parent-style-name="p" style:family="text">
      <style:text-properties style:font-name="Consolas" fo:color="#000000" fo:language="en" fo:country="US"/>
    </style:style>
    <style:style style:name="T7977" style:parent-style-name="nt" style:family="text">
      <style:text-properties style:font-name="Consolas" fo:color="#000080" fo:language="en" fo:country="US"/>
    </style:style>
    <style:style style:name="T7978" style:parent-style-name="p" style:family="text">
      <style:text-properties style:font-name="Consolas" fo:color="#000000" fo:language="en" fo:country="US"/>
    </style:style>
    <style:style style:name="P7979" style:parent-style-name="HTMLconformatoprevio" style:family="paragraph">
      <style:paragraph-properties fo:border="0.0034in solid #E5E7EB" fo:padding="0in" style:shadow="none" fo:background-color="#FFFFFF"/>
    </style:style>
    <style:style style:name="T7980" style:parent-style-name="cl" style:family="text">
      <style:text-properties style:font-name="Consolas" fo:color="#000000" fo:language="en" fo:country="US"/>
    </style:style>
    <style:style style:name="T7981" style:parent-style-name="p" style:family="text">
      <style:text-properties style:font-name="Consolas" fo:color="#000000"/>
    </style:style>
    <style:style style:name="T7982" style:parent-style-name="nt" style:family="text">
      <style:text-properties style:font-name="Consolas" fo:color="#000080"/>
    </style:style>
    <style:style style:name="T7983" style:parent-style-name="p" style:family="text">
      <style:text-properties style:font-name="Consolas" fo:color="#000000"/>
    </style:style>
    <style:style style:name="P7984" style:parent-style-name="HTMLconformatoprevio" style:family="paragraph">
      <style:paragraph-properties fo:border="0.0034in solid #E5E7EB" fo:padding="0in" style:shadow="none" fo:background-color="#FFFFFF"/>
    </style:style>
    <style:style style:name="T7985" style:parent-style-name="p" style:family="text">
      <style:text-properties style:font-name="Consolas" fo:color="#000000"/>
    </style:style>
    <style:style style:name="T7986" style:parent-style-name="nt" style:family="text">
      <style:text-properties style:font-name="Consolas" fo:color="#000080"/>
    </style:style>
    <style:style style:name="T7987" style:parent-style-name="p" style:family="text">
      <style:text-properties style:font-name="Consolas" fo:color="#000000"/>
    </style:style>
    <style:style style:name="P7988" style:parent-style-name="Título4" style:family="paragraph">
      <style:paragraph-properties fo:border="0.0034in solid #E5E7EB" fo:padding="0in" style:shadow="none" fo:background-color="#FFFFFF"/>
      <style:text-properties style:font-name="Arial" style:font-name-complex="Arial" fo:color="#000000" fo:letter-spacing="-0.0027in"/>
    </style:style>
    <style:style style:name="P7989" style:parent-style-name="NormalWeb" style:family="paragraph">
      <style:paragraph-properties fo:border="0.0034in solid #E5E7EB" fo:padding="0in" style:shadow="none" fo:background-color="#FFFFFF"/>
    </style:style>
    <style:style style:name="T7990" style:parent-style-name="Fuentedepárrafopredeter." style:family="text">
      <style:text-properties style:font-name="Arial" style:font-name-complex="Arial" fo:color="#000000"/>
    </style:style>
    <style:style style:name="T7991" style:parent-style-name="CódigoHTML" style:family="text">
      <style:text-properties style:font-name="Consolas" fo:color="#000000" fo:font-size="11pt" style:font-size-asian="11pt" style:font-size-complex="11pt"/>
    </style:style>
    <style:style style:name="T7992" style:parent-style-name="Fuentedepárrafopredeter." style:family="text">
      <style:text-properties style:font-name="Arial" style:font-name-complex="Arial" fo:color="#000000"/>
    </style:style>
    <style:style style:name="P7993" style:parent-style-name="HTMLconformatoprevio" style:family="paragraph">
      <style:paragraph-properties fo:border="0.0034in solid #E5E7EB" fo:padding="0in" style:shadow="none" fo:background-color="#FFFFFF"/>
    </style:style>
    <style:style style:name="T7994" style:parent-style-name="p" style:family="text">
      <style:text-properties style:font-name="Consolas" fo:color="#000000" fo:language="en" fo:country="US"/>
    </style:style>
    <style:style style:name="T7995" style:parent-style-name="nt" style:family="text">
      <style:text-properties style:font-name="Consolas" fo:color="#000080" fo:language="en" fo:country="US"/>
    </style:style>
    <style:style style:name="T7996" style:parent-style-name="cl" style:family="text">
      <style:text-properties style:font-name="Consolas" fo:color="#000000" fo:language="en" fo:country="US"/>
    </style:style>
    <style:style style:name="T7997" style:parent-style-name="na" style:family="text">
      <style:text-properties style:font-name="Consolas" fo:color="#008080" fo:language="en" fo:country="US"/>
    </style:style>
    <style:style style:name="T7998" style:parent-style-name="o" style:family="text">
      <style:text-properties style:font-name="Consolas" fo:font-weight="bold" style:font-weight-asian="bold" style:font-weight-complex="bold" fo:color="#000000" fo:language="en" fo:country="US"/>
    </style:style>
    <style:style style:name="T7999" style:parent-style-name="s" style:family="text">
      <style:text-properties style:font-name="Consolas" fo:color="#DD1144" fo:language="en" fo:country="US"/>
    </style:style>
    <style:style style:name="T8000" style:parent-style-name="p" style:family="text">
      <style:text-properties style:font-name="Consolas" fo:color="#000000" fo:language="en" fo:country="US"/>
    </style:style>
    <style:style style:name="P8001" style:parent-style-name="HTMLconformatoprevio" style:family="paragraph">
      <style:paragraph-properties fo:border="0.0034in solid #E5E7EB" fo:padding="0in" style:shadow="none" fo:background-color="#FFFFFF"/>
    </style:style>
    <style:style style:name="T8002" style:parent-style-name="cl" style:family="text">
      <style:text-properties style:font-name="Consolas" fo:color="#000000" fo:language="en" fo:country="US"/>
    </style:style>
    <style:style style:name="T8003" style:parent-style-name="p" style:family="text">
      <style:text-properties style:font-name="Consolas" fo:color="#000000" fo:language="en" fo:country="US"/>
    </style:style>
    <style:style style:name="T8004" style:parent-style-name="nt" style:family="text">
      <style:text-properties style:font-name="Consolas" fo:color="#000080" fo:language="en" fo:country="US"/>
    </style:style>
    <style:style style:name="T8005" style:parent-style-name="cl" style:family="text">
      <style:text-properties style:font-name="Consolas" fo:color="#000000" fo:language="en" fo:country="US"/>
    </style:style>
    <style:style style:name="T8006" style:parent-style-name="na" style:family="text">
      <style:text-properties style:font-name="Consolas" fo:color="#008080" fo:language="en" fo:country="US"/>
    </style:style>
    <style:style style:name="T8007" style:parent-style-name="o" style:family="text">
      <style:text-properties style:font-name="Consolas" fo:font-weight="bold" style:font-weight-asian="bold" style:font-weight-complex="bold" fo:color="#000000" fo:language="en" fo:country="US"/>
    </style:style>
    <style:style style:name="T8008" style:parent-style-name="s" style:family="text">
      <style:text-properties style:font-name="Consolas" fo:color="#DD1144" fo:language="en" fo:country="US"/>
    </style:style>
    <style:style style:name="T8009" style:parent-style-name="p" style:family="text">
      <style:text-properties style:font-name="Consolas" fo:color="#000000" fo:language="en" fo:country="US"/>
    </style:style>
    <style:style style:name="P8010" style:parent-style-name="HTMLconformatoprevio" style:family="paragraph">
      <style:paragraph-properties fo:border="0.0034in solid #E5E7EB" fo:padding="0in" style:shadow="none" fo:background-color="#FFFFFF"/>
    </style:style>
    <style:style style:name="T8011" style:parent-style-name="cl" style:family="text">
      <style:text-properties style:font-name="Consolas" fo:color="#000000" fo:language="en" fo:country="US"/>
    </style:style>
    <style:style style:name="T8012" style:parent-style-name="p" style:family="text">
      <style:text-properties style:font-name="Consolas" fo:color="#000000" fo:language="en" fo:country="US"/>
    </style:style>
    <style:style style:name="T8013" style:parent-style-name="nt" style:family="text">
      <style:text-properties style:font-name="Consolas" fo:color="#000080" fo:language="en" fo:country="US"/>
    </style:style>
    <style:style style:name="T8014" style:parent-style-name="cl" style:family="text">
      <style:text-properties style:font-name="Consolas" fo:color="#000000" fo:language="en" fo:country="US"/>
    </style:style>
    <style:style style:name="T8015" style:parent-style-name="na" style:family="text">
      <style:text-properties style:font-name="Consolas" fo:color="#008080" fo:language="en" fo:country="US"/>
    </style:style>
    <style:style style:name="T8016" style:parent-style-name="o" style:family="text">
      <style:text-properties style:font-name="Consolas" fo:font-weight="bold" style:font-weight-asian="bold" style:font-weight-complex="bold" fo:color="#000000" fo:language="en" fo:country="US"/>
    </style:style>
    <style:style style:name="T8017" style:parent-style-name="s" style:family="text">
      <style:text-properties style:font-name="Consolas" fo:color="#DD1144" fo:language="en" fo:country="US"/>
    </style:style>
    <style:style style:name="T8018" style:parent-style-name="p" style:family="text">
      <style:text-properties style:font-name="Consolas" fo:color="#000000" fo:language="en" fo:country="US"/>
    </style:style>
    <style:style style:name="T8019" style:parent-style-name="cl" style:family="text">
      <style:text-properties style:font-name="Consolas" fo:color="#000000" fo:language="en" fo:country="US"/>
    </style:style>
    <style:style style:name="T8020" style:parent-style-name="p" style:family="text">
      <style:text-properties style:font-name="Consolas" fo:color="#000000" fo:language="en" fo:country="US"/>
    </style:style>
    <style:style style:name="T8021" style:parent-style-name="nt" style:family="text">
      <style:text-properties style:font-name="Consolas" fo:color="#000080" fo:language="en" fo:country="US"/>
    </style:style>
    <style:style style:name="T8022" style:parent-style-name="p" style:family="text">
      <style:text-properties style:font-name="Consolas" fo:color="#000000" fo:language="en" fo:country="US"/>
    </style:style>
    <style:style style:name="P8023" style:parent-style-name="HTMLconformatoprevio" style:family="paragraph">
      <style:paragraph-properties fo:border="0.0034in solid #E5E7EB" fo:padding="0in" style:shadow="none" fo:background-color="#FFFFFF"/>
    </style:style>
    <style:style style:name="T8024" style:parent-style-name="cl" style:family="text">
      <style:text-properties style:font-name="Consolas" fo:color="#000000" fo:language="en" fo:country="US"/>
    </style:style>
    <style:style style:name="T8025" style:parent-style-name="p" style:family="text">
      <style:text-properties style:font-name="Consolas" fo:color="#000000" fo:language="en" fo:country="US"/>
    </style:style>
    <style:style style:name="T8026" style:parent-style-name="nt" style:family="text">
      <style:text-properties style:font-name="Consolas" fo:color="#000080" fo:language="en" fo:country="US"/>
    </style:style>
    <style:style style:name="T8027" style:parent-style-name="cl" style:family="text">
      <style:text-properties style:font-name="Consolas" fo:color="#000000" fo:language="en" fo:country="US"/>
    </style:style>
    <style:style style:name="T8028" style:parent-style-name="na" style:family="text">
      <style:text-properties style:font-name="Consolas" fo:color="#008080" fo:language="en" fo:country="US"/>
    </style:style>
    <style:style style:name="T8029" style:parent-style-name="o" style:family="text">
      <style:text-properties style:font-name="Consolas" fo:font-weight="bold" style:font-weight-asian="bold" style:font-weight-complex="bold" fo:color="#000000" fo:language="en" fo:country="US"/>
    </style:style>
    <style:style style:name="T8030" style:parent-style-name="s" style:family="text">
      <style:text-properties style:font-name="Consolas" fo:color="#DD1144" fo:language="en" fo:country="US"/>
    </style:style>
    <style:style style:name="T8031" style:parent-style-name="p" style:family="text">
      <style:text-properties style:font-name="Consolas" fo:color="#000000" fo:language="en" fo:country="US"/>
    </style:style>
    <style:style style:name="T8032" style:parent-style-name="cl" style:family="text">
      <style:text-properties style:font-name="Consolas" fo:color="#000000" fo:language="en" fo:country="US"/>
    </style:style>
    <style:style style:name="T8033" style:parent-style-name="p" style:family="text">
      <style:text-properties style:font-name="Consolas" fo:color="#000000" fo:language="en" fo:country="US"/>
    </style:style>
    <style:style style:name="T8034" style:parent-style-name="nt" style:family="text">
      <style:text-properties style:font-name="Consolas" fo:color="#000080" fo:language="en" fo:country="US"/>
    </style:style>
    <style:style style:name="T8035" style:parent-style-name="p" style:family="text">
      <style:text-properties style:font-name="Consolas" fo:color="#000000" fo:language="en" fo:country="US"/>
    </style:style>
    <style:style style:name="P8036" style:parent-style-name="HTMLconformatoprevio" style:family="paragraph">
      <style:paragraph-properties fo:border="0.0034in solid #E5E7EB" fo:padding="0in" style:shadow="none" fo:background-color="#FFFFFF"/>
    </style:style>
    <style:style style:name="T8037" style:parent-style-name="cl" style:family="text">
      <style:text-properties style:font-name="Consolas" fo:color="#000000" fo:language="en" fo:country="US"/>
    </style:style>
    <style:style style:name="T8038" style:parent-style-name="p" style:family="text">
      <style:text-properties style:font-name="Consolas" fo:color="#000000" fo:language="en" fo:country="US"/>
    </style:style>
    <style:style style:name="T8039" style:parent-style-name="nt" style:family="text">
      <style:text-properties style:font-name="Consolas" fo:color="#000080" fo:language="en" fo:country="US"/>
    </style:style>
    <style:style style:name="T8040" style:parent-style-name="p" style:family="text">
      <style:text-properties style:font-name="Consolas" fo:color="#000000" fo:language="en" fo:country="US"/>
    </style:style>
    <style:style style:name="P8041" style:parent-style-name="HTMLconformatoprevio" style:family="paragraph">
      <style:paragraph-properties fo:border="0.0034in solid #E5E7EB" fo:padding="0in" style:shadow="none" fo:background-color="#FFFFFF"/>
    </style:style>
    <style:style style:name="T8042" style:parent-style-name="cl" style:family="text">
      <style:text-properties style:font-name="Consolas" fo:color="#000000" fo:language="en" fo:country="US"/>
    </style:style>
    <style:style style:name="T8043" style:parent-style-name="p" style:family="text">
      <style:text-properties style:font-name="Consolas" fo:color="#000000" fo:language="en" fo:country="US"/>
    </style:style>
    <style:style style:name="T8044" style:parent-style-name="nt" style:family="text">
      <style:text-properties style:font-name="Consolas" fo:color="#000080" fo:language="en" fo:country="US"/>
    </style:style>
    <style:style style:name="T8045" style:parent-style-name="cl" style:family="text">
      <style:text-properties style:font-name="Consolas" fo:color="#000000" fo:language="en" fo:country="US"/>
    </style:style>
    <style:style style:name="T8046" style:parent-style-name="na" style:family="text">
      <style:text-properties style:font-name="Consolas" fo:color="#008080" fo:language="en" fo:country="US"/>
    </style:style>
    <style:style style:name="T8047" style:parent-style-name="o" style:family="text">
      <style:text-properties style:font-name="Consolas" fo:font-weight="bold" style:font-weight-asian="bold" style:font-weight-complex="bold" fo:color="#000000" fo:language="en" fo:country="US"/>
    </style:style>
    <style:style style:name="T8048" style:parent-style-name="s" style:family="text">
      <style:text-properties style:font-name="Consolas" fo:color="#DD1144" fo:language="en" fo:country="US"/>
    </style:style>
    <style:style style:name="T8049" style:parent-style-name="p" style:family="text">
      <style:text-properties style:font-name="Consolas" fo:color="#000000" fo:language="en" fo:country="US"/>
    </style:style>
    <style:style style:name="P8050" style:parent-style-name="HTMLconformatoprevio" style:family="paragraph">
      <style:paragraph-properties fo:border="0.0034in solid #E5E7EB" fo:padding="0in" style:shadow="none" fo:background-color="#FFFFFF"/>
    </style:style>
    <style:style style:name="T8051" style:parent-style-name="cl" style:family="text">
      <style:text-properties style:font-name="Consolas" fo:color="#000000" fo:language="en" fo:country="US"/>
    </style:style>
    <style:style style:name="T8052" style:parent-style-name="p" style:family="text">
      <style:text-properties style:font-name="Consolas" fo:color="#000000" fo:language="en" fo:country="US"/>
    </style:style>
    <style:style style:name="T8053" style:parent-style-name="nt" style:family="text">
      <style:text-properties style:font-name="Consolas" fo:color="#000080" fo:language="en" fo:country="US"/>
    </style:style>
    <style:style style:name="T8054" style:parent-style-name="cl" style:family="text">
      <style:text-properties style:font-name="Consolas" fo:color="#000000" fo:language="en" fo:country="US"/>
    </style:style>
    <style:style style:name="T8055" style:parent-style-name="na" style:family="text">
      <style:text-properties style:font-name="Consolas" fo:color="#008080" fo:language="en" fo:country="US"/>
    </style:style>
    <style:style style:name="T8056" style:parent-style-name="o" style:family="text">
      <style:text-properties style:font-name="Consolas" fo:font-weight="bold" style:font-weight-asian="bold" style:font-weight-complex="bold" fo:color="#000000" fo:language="en" fo:country="US"/>
    </style:style>
    <style:style style:name="T8057" style:parent-style-name="s" style:family="text">
      <style:text-properties style:font-name="Consolas" fo:color="#DD1144" fo:language="en" fo:country="US"/>
    </style:style>
    <style:style style:name="T8058" style:parent-style-name="p" style:family="text">
      <style:text-properties style:font-name="Consolas" fo:color="#000000" fo:language="en" fo:country="US"/>
    </style:style>
    <style:style style:name="T8059" style:parent-style-name="cl" style:family="text">
      <style:text-properties style:font-name="Consolas" fo:color="#000000" fo:language="en" fo:country="US"/>
    </style:style>
    <style:style style:name="T8060" style:parent-style-name="p" style:family="text">
      <style:text-properties style:font-name="Consolas" fo:color="#000000" fo:language="en" fo:country="US"/>
    </style:style>
    <style:style style:name="T8061" style:parent-style-name="nt" style:family="text">
      <style:text-properties style:font-name="Consolas" fo:color="#000080" fo:language="en" fo:country="US"/>
    </style:style>
    <style:style style:name="T8062" style:parent-style-name="p" style:family="text">
      <style:text-properties style:font-name="Consolas" fo:color="#000000" fo:language="en" fo:country="US"/>
    </style:style>
    <style:style style:name="P8063" style:parent-style-name="HTMLconformatoprevio" style:family="paragraph">
      <style:paragraph-properties fo:border="0.0034in solid #E5E7EB" fo:padding="0in" style:shadow="none" fo:background-color="#FFFFFF"/>
    </style:style>
    <style:style style:name="T8064" style:parent-style-name="cl" style:family="text">
      <style:text-properties style:font-name="Consolas" fo:color="#000000" fo:language="en" fo:country="US"/>
    </style:style>
    <style:style style:name="T8065" style:parent-style-name="p" style:family="text">
      <style:text-properties style:font-name="Consolas" fo:color="#000000" fo:language="en" fo:country="US"/>
    </style:style>
    <style:style style:name="T8066" style:parent-style-name="nt" style:family="text">
      <style:text-properties style:font-name="Consolas" fo:color="#000080" fo:language="en" fo:country="US"/>
    </style:style>
    <style:style style:name="T8067" style:parent-style-name="cl" style:family="text">
      <style:text-properties style:font-name="Consolas" fo:color="#000000" fo:language="en" fo:country="US"/>
    </style:style>
    <style:style style:name="T8068" style:parent-style-name="na" style:family="text">
      <style:text-properties style:font-name="Consolas" fo:color="#008080" fo:language="en" fo:country="US"/>
    </style:style>
    <style:style style:name="T8069" style:parent-style-name="o" style:family="text">
      <style:text-properties style:font-name="Consolas" fo:font-weight="bold" style:font-weight-asian="bold" style:font-weight-complex="bold" fo:color="#000000" fo:language="en" fo:country="US"/>
    </style:style>
    <style:style style:name="T8070" style:parent-style-name="s" style:family="text">
      <style:text-properties style:font-name="Consolas" fo:color="#DD1144" fo:language="en" fo:country="US"/>
    </style:style>
    <style:style style:name="T8071" style:parent-style-name="p" style:family="text">
      <style:text-properties style:font-name="Consolas" fo:color="#000000" fo:language="en" fo:country="US"/>
    </style:style>
    <style:style style:name="T8072" style:parent-style-name="cl" style:family="text">
      <style:text-properties style:font-name="Consolas" fo:color="#000000" fo:language="en" fo:country="US"/>
    </style:style>
    <style:style style:name="T8073" style:parent-style-name="p" style:family="text">
      <style:text-properties style:font-name="Consolas" fo:color="#000000" fo:language="en" fo:country="US"/>
    </style:style>
    <style:style style:name="T8074" style:parent-style-name="nt" style:family="text">
      <style:text-properties style:font-name="Consolas" fo:color="#000080" fo:language="en" fo:country="US"/>
    </style:style>
    <style:style style:name="T8075" style:parent-style-name="p" style:family="text">
      <style:text-properties style:font-name="Consolas" fo:color="#000000" fo:language="en" fo:country="US"/>
    </style:style>
    <style:style style:name="P8076" style:parent-style-name="HTMLconformatoprevio" style:family="paragraph">
      <style:paragraph-properties fo:border="0.0034in solid #E5E7EB" fo:padding="0in" style:shadow="none" fo:background-color="#FFFFFF"/>
    </style:style>
    <style:style style:name="T8077" style:parent-style-name="cl" style:family="text">
      <style:text-properties style:font-name="Consolas" fo:color="#000000" fo:language="en" fo:country="US"/>
    </style:style>
    <style:style style:name="T8078" style:parent-style-name="p" style:family="text">
      <style:text-properties style:font-name="Consolas" fo:color="#000000" fo:language="en" fo:country="US"/>
    </style:style>
    <style:style style:name="T8079" style:parent-style-name="nt" style:family="text">
      <style:text-properties style:font-name="Consolas" fo:color="#000080" fo:language="en" fo:country="US"/>
    </style:style>
    <style:style style:name="T8080" style:parent-style-name="p" style:family="text">
      <style:text-properties style:font-name="Consolas" fo:color="#000000" fo:language="en" fo:country="US"/>
    </style:style>
    <style:style style:name="P8081" style:parent-style-name="HTMLconformatoprevio" style:family="paragraph">
      <style:paragraph-properties fo:border="0.0034in solid #E5E7EB" fo:padding="0in" style:shadow="none" fo:background-color="#FFFFFF"/>
    </style:style>
    <style:style style:name="T8082" style:parent-style-name="cl" style:family="text">
      <style:text-properties style:font-name="Consolas" fo:color="#000000" fo:language="en" fo:country="US"/>
    </style:style>
    <style:style style:name="T8083" style:parent-style-name="p" style:family="text">
      <style:text-properties style:font-name="Consolas" fo:color="#000000" fo:language="en" fo:country="US"/>
    </style:style>
    <style:style style:name="T8084" style:parent-style-name="nt" style:family="text">
      <style:text-properties style:font-name="Consolas" fo:color="#000080" fo:language="en" fo:country="US"/>
    </style:style>
    <style:style style:name="T8085" style:parent-style-name="cl" style:family="text">
      <style:text-properties style:font-name="Consolas" fo:color="#000000" fo:language="en" fo:country="US"/>
    </style:style>
    <style:style style:name="T8086" style:parent-style-name="na" style:family="text">
      <style:text-properties style:font-name="Consolas" fo:color="#008080" fo:language="en" fo:country="US"/>
    </style:style>
    <style:style style:name="T8087" style:parent-style-name="o" style:family="text">
      <style:text-properties style:font-name="Consolas" fo:font-weight="bold" style:font-weight-asian="bold" style:font-weight-complex="bold" fo:color="#000000" fo:language="en" fo:country="US"/>
    </style:style>
    <style:style style:name="T8088" style:parent-style-name="s" style:family="text">
      <style:text-properties style:font-name="Consolas" fo:color="#DD1144" fo:language="en" fo:country="US"/>
    </style:style>
    <style:style style:name="T8089" style:parent-style-name="p" style:family="text">
      <style:text-properties style:font-name="Consolas" fo:color="#000000" fo:language="en" fo:country="US"/>
    </style:style>
    <style:style style:name="P8090" style:parent-style-name="HTMLconformatoprevio" style:family="paragraph">
      <style:paragraph-properties fo:border="0.0034in solid #E5E7EB" fo:padding="0in" style:shadow="none" fo:background-color="#FFFFFF"/>
    </style:style>
    <style:style style:name="T8091" style:parent-style-name="cl" style:family="text">
      <style:text-properties style:font-name="Consolas" fo:color="#000000" fo:language="en" fo:country="US"/>
    </style:style>
    <style:style style:name="T8092" style:parent-style-name="p" style:family="text">
      <style:text-properties style:font-name="Consolas" fo:color="#000000" fo:language="en" fo:country="US"/>
    </style:style>
    <style:style style:name="T8093" style:parent-style-name="nt" style:family="text">
      <style:text-properties style:font-name="Consolas" fo:color="#000080" fo:language="en" fo:country="US"/>
    </style:style>
    <style:style style:name="T8094" style:parent-style-name="cl" style:family="text">
      <style:text-properties style:font-name="Consolas" fo:color="#000000" fo:language="en" fo:country="US"/>
    </style:style>
    <style:style style:name="T8095" style:parent-style-name="na" style:family="text">
      <style:text-properties style:font-name="Consolas" fo:color="#008080" fo:language="en" fo:country="US"/>
    </style:style>
    <style:style style:name="T8096" style:parent-style-name="o" style:family="text">
      <style:text-properties style:font-name="Consolas" fo:font-weight="bold" style:font-weight-asian="bold" style:font-weight-complex="bold" fo:color="#000000" fo:language="en" fo:country="US"/>
    </style:style>
    <style:style style:name="T8097" style:parent-style-name="s" style:family="text">
      <style:text-properties style:font-name="Consolas" fo:color="#DD1144" fo:language="en" fo:country="US"/>
    </style:style>
    <style:style style:name="T8098" style:parent-style-name="p" style:family="text">
      <style:text-properties style:font-name="Consolas" fo:color="#000000" fo:language="en" fo:country="US"/>
    </style:style>
    <style:style style:name="T8099" style:parent-style-name="cl" style:family="text">
      <style:text-properties style:font-name="Consolas" fo:color="#000000" fo:language="en" fo:country="US"/>
    </style:style>
    <style:style style:name="T8100" style:parent-style-name="p" style:family="text">
      <style:text-properties style:font-name="Consolas" fo:color="#000000" fo:language="en" fo:country="US"/>
    </style:style>
    <style:style style:name="T8101" style:parent-style-name="nt" style:family="text">
      <style:text-properties style:font-name="Consolas" fo:color="#000080" fo:language="en" fo:country="US"/>
    </style:style>
    <style:style style:name="T8102" style:parent-style-name="p" style:family="text">
      <style:text-properties style:font-name="Consolas" fo:color="#000000" fo:language="en" fo:country="US"/>
    </style:style>
    <style:style style:name="P8103" style:parent-style-name="HTMLconformatoprevio" style:family="paragraph">
      <style:paragraph-properties fo:border="0.0034in solid #E5E7EB" fo:padding="0in" style:shadow="none" fo:background-color="#FFFFFF"/>
    </style:style>
    <style:style style:name="T8104" style:parent-style-name="cl" style:family="text">
      <style:text-properties style:font-name="Consolas" fo:color="#000000" fo:language="en" fo:country="US"/>
    </style:style>
    <style:style style:name="T8105" style:parent-style-name="p" style:family="text">
      <style:text-properties style:font-name="Consolas" fo:color="#000000" fo:language="en" fo:country="US"/>
    </style:style>
    <style:style style:name="T8106" style:parent-style-name="nt" style:family="text">
      <style:text-properties style:font-name="Consolas" fo:color="#000080" fo:language="en" fo:country="US"/>
    </style:style>
    <style:style style:name="T8107" style:parent-style-name="cl" style:family="text">
      <style:text-properties style:font-name="Consolas" fo:color="#000000" fo:language="en" fo:country="US"/>
    </style:style>
    <style:style style:name="T8108" style:parent-style-name="na" style:family="text">
      <style:text-properties style:font-name="Consolas" fo:color="#008080" fo:language="en" fo:country="US"/>
    </style:style>
    <style:style style:name="T8109" style:parent-style-name="o" style:family="text">
      <style:text-properties style:font-name="Consolas" fo:font-weight="bold" style:font-weight-asian="bold" style:font-weight-complex="bold" fo:color="#000000" fo:language="en" fo:country="US"/>
    </style:style>
    <style:style style:name="T8110" style:parent-style-name="s" style:family="text">
      <style:text-properties style:font-name="Consolas" fo:color="#DD1144" fo:language="en" fo:country="US"/>
    </style:style>
    <style:style style:name="T8111" style:parent-style-name="p" style:family="text">
      <style:text-properties style:font-name="Consolas" fo:color="#000000" fo:language="en" fo:country="US"/>
    </style:style>
    <style:style style:name="T8112" style:parent-style-name="cl" style:family="text">
      <style:text-properties style:font-name="Consolas" fo:color="#000000" fo:language="en" fo:country="US"/>
    </style:style>
    <style:style style:name="T8113" style:parent-style-name="p" style:family="text">
      <style:text-properties style:font-name="Consolas" fo:color="#000000" fo:language="en" fo:country="US"/>
    </style:style>
    <style:style style:name="T8114" style:parent-style-name="nt" style:family="text">
      <style:text-properties style:font-name="Consolas" fo:color="#000080" fo:language="en" fo:country="US"/>
    </style:style>
    <style:style style:name="T8115" style:parent-style-name="p" style:family="text">
      <style:text-properties style:font-name="Consolas" fo:color="#000000" fo:language="en" fo:country="US"/>
    </style:style>
    <style:style style:name="P8116" style:parent-style-name="HTMLconformatoprevio" style:family="paragraph">
      <style:paragraph-properties fo:border="0.0034in solid #E5E7EB" fo:padding="0in" style:shadow="none" fo:background-color="#FFFFFF"/>
    </style:style>
    <style:style style:name="T8117" style:parent-style-name="cl" style:family="text">
      <style:text-properties style:font-name="Consolas" fo:color="#000000" fo:language="en" fo:country="US"/>
    </style:style>
    <style:style style:name="T8118" style:parent-style-name="p" style:family="text">
      <style:text-properties style:font-name="Consolas" fo:color="#000000"/>
    </style:style>
    <style:style style:name="T8119" style:parent-style-name="nt" style:family="text">
      <style:text-properties style:font-name="Consolas" fo:color="#000080"/>
    </style:style>
    <style:style style:name="T8120" style:parent-style-name="p" style:family="text">
      <style:text-properties style:font-name="Consolas" fo:color="#000000"/>
    </style:style>
    <style:style style:name="P8121" style:parent-style-name="HTMLconformatoprevio" style:family="paragraph">
      <style:paragraph-properties fo:border="0.0034in solid #E5E7EB" fo:padding="0in" style:shadow="none" fo:background-color="#FFFFFF"/>
    </style:style>
    <style:style style:name="T8122" style:parent-style-name="p" style:family="text">
      <style:text-properties style:font-name="Consolas" fo:color="#000000"/>
    </style:style>
    <style:style style:name="T8123" style:parent-style-name="nt" style:family="text">
      <style:text-properties style:font-name="Consolas" fo:color="#000080"/>
    </style:style>
    <style:style style:name="T8124" style:parent-style-name="p" style:family="text">
      <style:text-properties style:font-name="Consolas" fo:color="#000000"/>
    </style:style>
    <style:style style:name="P8125"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126" style:parent-style-name="NormalWeb" style:family="paragraph">
      <style:paragraph-properties fo:border="0.0034in solid #E5E7EB" fo:padding="0in" style:shadow="none" fo:background-color="#FFFFFF"/>
    </style:style>
    <style:style style:name="T8127" style:parent-style-name="Fuentedepárrafopredeter." style:family="text">
      <style:text-properties style:font-name="Arial" style:font-name-complex="Arial" fo:color="#000000"/>
    </style:style>
    <style:style style:name="T8128" style:parent-style-name="CódigoHTML" style:family="text">
      <style:text-properties style:font-name="Consolas" fo:color="#000000" fo:font-size="11pt" style:font-size-asian="11pt" style:font-size-complex="11pt"/>
    </style:style>
    <style:style style:name="T8129" style:parent-style-name="Fuentedepárrafopredeter." style:family="text">
      <style:text-properties style:font-name="Arial" style:font-name-complex="Arial" fo:color="#000000"/>
    </style:style>
    <style:style style:name="T8130" style:parent-style-name="CódigoHTML" style:family="text">
      <style:text-properties style:font-name="Consolas" fo:color="#000000" fo:font-size="11pt" style:font-size-asian="11pt" style:font-size-complex="11pt"/>
    </style:style>
    <style:style style:name="T8131" style:parent-style-name="Fuentedepárrafopredeter." style:family="text">
      <style:text-properties style:font-name="Arial" style:font-name-complex="Arial" fo:color="#000000"/>
    </style:style>
    <style:style style:name="P8132" style:parent-style-name="HTMLconformatoprevio" style:family="paragraph">
      <style:paragraph-properties fo:border="0.0034in solid #E5E7EB" fo:padding="0in" style:shadow="none" fo:background-color="#FFFFFF"/>
    </style:style>
    <style:style style:name="T8133" style:parent-style-name="p" style:family="text">
      <style:text-properties style:font-name="Consolas" fo:color="#000000" fo:language="en" fo:country="US"/>
    </style:style>
    <style:style style:name="T8134" style:parent-style-name="nt" style:family="text">
      <style:text-properties style:font-name="Consolas" fo:color="#000080" fo:language="en" fo:country="US"/>
    </style:style>
    <style:style style:name="T8135" style:parent-style-name="cl" style:family="text">
      <style:text-properties style:font-name="Consolas" fo:color="#000000" fo:language="en" fo:country="US"/>
    </style:style>
    <style:style style:name="T8136" style:parent-style-name="na" style:family="text">
      <style:text-properties style:font-name="Consolas" fo:color="#008080" fo:language="en" fo:country="US"/>
    </style:style>
    <style:style style:name="T8137" style:parent-style-name="o" style:family="text">
      <style:text-properties style:font-name="Consolas" fo:font-weight="bold" style:font-weight-asian="bold" style:font-weight-complex="bold" fo:color="#000000" fo:language="en" fo:country="US"/>
    </style:style>
    <style:style style:name="T8138" style:parent-style-name="s" style:family="text">
      <style:text-properties style:font-name="Consolas" fo:color="#DD1144" fo:language="en" fo:country="US"/>
    </style:style>
    <style:style style:name="T8139" style:parent-style-name="p" style:family="text">
      <style:text-properties style:font-name="Consolas" fo:color="#000000" fo:language="en" fo:country="US"/>
    </style:style>
    <style:style style:name="P8140" style:parent-style-name="HTMLconformatoprevio" style:family="paragraph">
      <style:paragraph-properties fo:border="0.0034in solid #E5E7EB" fo:padding="0in" style:shadow="none" fo:background-color="#FFFFFF"/>
    </style:style>
    <style:style style:name="T8141" style:parent-style-name="cl" style:family="text">
      <style:text-properties style:font-name="Consolas" fo:color="#000000" fo:language="en" fo:country="US"/>
    </style:style>
    <style:style style:name="P8142" style:parent-style-name="HTMLconformatoprevio" style:family="paragraph">
      <style:paragraph-properties fo:border="0.0034in solid #E5E7EB" fo:padding="0in" style:shadow="none" fo:background-color="#FFFFFF"/>
    </style:style>
    <style:style style:name="T8143" style:parent-style-name="p" style:family="text">
      <style:text-properties style:font-name="Consolas" fo:color="#000000" fo:language="en" fo:country="US"/>
    </style:style>
    <style:style style:name="T8144" style:parent-style-name="nt" style:family="text">
      <style:text-properties style:font-name="Consolas" fo:color="#000080" fo:language="en" fo:country="US"/>
    </style:style>
    <style:style style:name="T8145" style:parent-style-name="p" style:family="text">
      <style:text-properties style:font-name="Consolas" fo:color="#000000" fo:language="en" fo:country="US"/>
    </style:style>
    <style:style style:name="P8146" style:parent-style-name="HTMLconformatoprevio" style:family="paragraph">
      <style:paragraph-properties fo:border="0.0034in solid #E5E7EB" fo:padding="0in" style:shadow="none" fo:background-color="#FFFFFF"/>
    </style:style>
    <style:style style:name="T8147" style:parent-style-name="p" style:family="text">
      <style:text-properties style:font-name="Consolas" fo:color="#000000" fo:language="en" fo:country="US"/>
    </style:style>
    <style:style style:name="T8148" style:parent-style-name="nt" style:family="text">
      <style:text-properties style:font-name="Consolas" fo:color="#000080" fo:language="en" fo:country="US"/>
    </style:style>
    <style:style style:name="T8149" style:parent-style-name="cl" style:family="text">
      <style:text-properties style:font-name="Consolas" fo:color="#000000" fo:language="en" fo:country="US"/>
    </style:style>
    <style:style style:name="T8150" style:parent-style-name="na" style:family="text">
      <style:text-properties style:font-name="Consolas" fo:color="#008080" fo:language="en" fo:country="US"/>
    </style:style>
    <style:style style:name="T8151" style:parent-style-name="o" style:family="text">
      <style:text-properties style:font-name="Consolas" fo:font-weight="bold" style:font-weight-asian="bold" style:font-weight-complex="bold" fo:color="#000000" fo:language="en" fo:country="US"/>
    </style:style>
    <style:style style:name="T8152" style:parent-style-name="s" style:family="text">
      <style:text-properties style:font-name="Consolas" fo:color="#DD1144" fo:language="en" fo:country="US"/>
    </style:style>
    <style:style style:name="T8153" style:parent-style-name="p" style:family="text">
      <style:text-properties style:font-name="Consolas" fo:color="#000000" fo:language="en" fo:country="US"/>
    </style:style>
    <style:style style:name="P8154" style:parent-style-name="HTMLconformatoprevio" style:family="paragraph">
      <style:paragraph-properties fo:border="0.0034in solid #E5E7EB" fo:padding="0in" style:shadow="none" fo:background-color="#FFFFFF"/>
    </style:style>
    <style:style style:name="T8155" style:parent-style-name="cl" style:family="text">
      <style:text-properties style:font-name="Consolas" fo:color="#000000" fo:language="en" fo:country="US"/>
    </style:style>
    <style:style style:name="T8156" style:parent-style-name="cl" style:family="text">
      <style:text-properties style:font-name="Consolas" fo:color="#000000"/>
    </style:style>
    <style:style style:name="P8157" style:parent-style-name="HTMLconformatoprevio" style:family="paragraph">
      <style:paragraph-properties fo:border="0.0034in solid #E5E7EB" fo:padding="0in" style:shadow="none" fo:background-color="#FFFFFF"/>
    </style:style>
    <style:style style:name="T8158" style:parent-style-name="p" style:family="text">
      <style:text-properties style:font-name="Consolas" fo:color="#000000"/>
    </style:style>
    <style:style style:name="T8159" style:parent-style-name="nt" style:family="text">
      <style:text-properties style:font-name="Consolas" fo:color="#000080"/>
    </style:style>
    <style:style style:name="T8160" style:parent-style-name="p" style:family="text">
      <style:text-properties style:font-name="Consolas" fo:color="#000000"/>
    </style:style>
    <style:style style:name="P8161" style:parent-style-name="NormalWeb" style:family="paragraph">
      <style:paragraph-properties fo:border="0.0034in solid #E5E7EB" fo:padding="0in" style:shadow="none" fo:background-color="#FFFFFF"/>
    </style:style>
    <style:style style:name="T8162" style:parent-style-name="Fuentedepárrafopredeter." style:family="text">
      <style:text-properties style:font-name="Arial" style:font-name-complex="Arial" fo:color="#000000"/>
    </style:style>
    <style:style style:name="T8163" style:parent-style-name="CódigoHTML" style:family="text">
      <style:text-properties style:font-name="Consolas" fo:color="#0000FF" fo:font-size="11pt" style:font-size-asian="11pt" style:font-size-complex="11pt" style:text-underline-type="single" style:text-underline-style="solid" style:text-underline-width="auto" style:text-underline-mode="continuous"/>
    </style:style>
    <style:style style:name="T8164" style:parent-style-name="Fuentedepárrafopredeter." style:family="text">
      <style:text-properties style:font-name="Arial" style:font-name-complex="Arial" fo:color="#000000"/>
    </style:style>
    <style:style style:name="P8165" style:parent-style-name="HTMLconformatoprevio" style:family="paragraph">
      <style:paragraph-properties fo:border="0.0034in solid #E5E7EB" fo:padding="0in" style:shadow="none" fo:background-color="#FFFFFF"/>
    </style:style>
    <style:style style:name="T8166" style:parent-style-name="p" style:family="text">
      <style:text-properties style:font-name="Consolas" fo:color="#000000" fo:language="en" fo:country="US"/>
    </style:style>
    <style:style style:name="T8167" style:parent-style-name="nt" style:family="text">
      <style:text-properties style:font-name="Consolas" fo:color="#000080" fo:language="en" fo:country="US"/>
    </style:style>
    <style:style style:name="T8168" style:parent-style-name="cl" style:family="text">
      <style:text-properties style:font-name="Consolas" fo:color="#000000" fo:language="en" fo:country="US"/>
    </style:style>
    <style:style style:name="T8169" style:parent-style-name="na" style:family="text">
      <style:text-properties style:font-name="Consolas" fo:color="#008080" fo:language="en" fo:country="US"/>
    </style:style>
    <style:style style:name="T8170" style:parent-style-name="o" style:family="text">
      <style:text-properties style:font-name="Consolas" fo:font-weight="bold" style:font-weight-asian="bold" style:font-weight-complex="bold" fo:color="#000000" fo:language="en" fo:country="US"/>
    </style:style>
    <style:style style:name="T8171" style:parent-style-name="s" style:family="text">
      <style:text-properties style:font-name="Consolas" fo:color="#DD1144" fo:language="en" fo:country="US"/>
    </style:style>
    <style:style style:name="T8172" style:parent-style-name="p" style:family="text">
      <style:text-properties style:font-name="Consolas" fo:color="#000000" fo:language="en" fo:country="US"/>
    </style:style>
    <style:style style:name="P8173" style:parent-style-name="HTMLconformatoprevio" style:family="paragraph">
      <style:paragraph-properties fo:border="0.0034in solid #E5E7EB" fo:padding="0in" style:shadow="none" fo:background-color="#FFFFFF"/>
    </style:style>
    <style:style style:name="T8174" style:parent-style-name="cl" style:family="text">
      <style:text-properties style:font-name="Consolas" fo:color="#000000" fo:language="en" fo:country="US"/>
    </style:style>
    <style:style style:name="T8175" style:parent-style-name="p" style:family="text">
      <style:text-properties style:font-name="Consolas" fo:color="#000000" fo:language="en" fo:country="US"/>
    </style:style>
    <style:style style:name="T8176" style:parent-style-name="nt" style:family="text">
      <style:text-properties style:font-name="Consolas" fo:color="#000080" fo:language="en" fo:country="US"/>
    </style:style>
    <style:style style:name="T8177" style:parent-style-name="cl" style:family="text">
      <style:text-properties style:font-name="Consolas" fo:color="#000000" fo:language="en" fo:country="US"/>
    </style:style>
    <style:style style:name="T8178" style:parent-style-name="na" style:family="text">
      <style:text-properties style:font-name="Consolas" fo:color="#008080" fo:language="en" fo:country="US"/>
    </style:style>
    <style:style style:name="T8179" style:parent-style-name="o" style:family="text">
      <style:text-properties style:font-name="Consolas" fo:font-weight="bold" style:font-weight-asian="bold" style:font-weight-complex="bold" fo:color="#000000" fo:language="en" fo:country="US"/>
    </style:style>
    <style:style style:name="T8180" style:parent-style-name="s" style:family="text">
      <style:text-properties style:font-name="Consolas" fo:color="#DD1144" fo:language="en" fo:country="US"/>
    </style:style>
    <style:style style:name="T8181" style:parent-style-name="cl" style:family="text">
      <style:text-properties style:font-name="Consolas" fo:color="#000000" fo:language="en" fo:country="US"/>
    </style:style>
    <style:style style:name="T8182" style:parent-style-name="na" style:family="text">
      <style:text-properties style:font-name="Consolas" fo:color="#008080" fo:language="en" fo:country="US"/>
    </style:style>
    <style:style style:name="T8183" style:parent-style-name="o" style:family="text">
      <style:text-properties style:font-name="Consolas" fo:font-weight="bold" style:font-weight-asian="bold" style:font-weight-complex="bold" fo:color="#000000" fo:language="en" fo:country="US"/>
    </style:style>
    <style:style style:name="T8184" style:parent-style-name="s" style:family="text">
      <style:text-properties style:font-name="Consolas" fo:color="#DD1144" fo:language="en" fo:country="US"/>
    </style:style>
    <style:style style:name="T8185" style:parent-style-name="cl" style:family="text">
      <style:text-properties style:font-name="Consolas" fo:color="#000000" fo:language="en" fo:country="US"/>
    </style:style>
    <style:style style:name="T8186" style:parent-style-name="na" style:family="text">
      <style:text-properties style:font-name="Consolas" fo:color="#008080" fo:language="en" fo:country="US"/>
    </style:style>
    <style:style style:name="T8187" style:parent-style-name="o" style:family="text">
      <style:text-properties style:font-name="Consolas" fo:font-weight="bold" style:font-weight-asian="bold" style:font-weight-complex="bold" fo:color="#000000" fo:language="en" fo:country="US"/>
    </style:style>
    <style:style style:name="T8188" style:parent-style-name="s" style:family="text">
      <style:text-properties style:font-name="Consolas" fo:color="#DD1144" fo:language="en" fo:country="US"/>
    </style:style>
    <style:style style:name="T8189" style:parent-style-name="p" style:family="text">
      <style:text-properties style:font-name="Consolas" fo:color="#000000" fo:language="en" fo:country="US"/>
    </style:style>
    <style:style style:name="P8190" style:parent-style-name="HTMLconformatoprevio" style:family="paragraph">
      <style:paragraph-properties fo:border="0.0034in solid #E5E7EB" fo:padding="0in" style:shadow="none" fo:background-color="#FFFFFF"/>
    </style:style>
    <style:style style:name="P8191" style:parent-style-name="HTMLconformatoprevio" style:family="paragraph">
      <style:paragraph-properties fo:border="0.0034in solid #E5E7EB" fo:padding="0in" style:shadow="none" fo:background-color="#FFFFFF"/>
    </style:style>
    <style:style style:name="T8192" style:parent-style-name="cl" style:family="text">
      <style:text-properties style:font-name="Consolas" fo:color="#000000" fo:language="en" fo:country="US"/>
    </style:style>
    <style:style style:name="T8193" style:parent-style-name="p" style:family="text">
      <style:text-properties style:font-name="Consolas" fo:color="#000000"/>
    </style:style>
    <style:style style:name="T8194" style:parent-style-name="nt" style:family="text">
      <style:text-properties style:font-name="Consolas" fo:color="#000080"/>
    </style:style>
    <style:style style:name="T8195" style:parent-style-name="p" style:family="text">
      <style:text-properties style:font-name="Consolas" fo:color="#000000"/>
    </style:style>
    <style:style style:name="P8196" style:parent-style-name="HTMLconformatoprevio" style:family="paragraph">
      <style:paragraph-properties fo:border="0.0034in solid #E5E7EB" fo:padding="0in" style:shadow="none" fo:background-color="#FFFFFF"/>
    </style:style>
    <style:style style:name="T8197" style:parent-style-name="cl" style:family="text">
      <style:text-properties style:font-name="Consolas" fo:color="#000000"/>
    </style:style>
    <style:style style:name="P8198" style:parent-style-name="HTMLconformatoprevio" style:family="paragraph">
      <style:paragraph-properties fo:border="0.0034in solid #E5E7EB" fo:padding="0in" style:shadow="none" fo:background-color="#FFFFFF"/>
    </style:style>
    <style:style style:name="T8199" style:parent-style-name="cl" style:family="text">
      <style:text-properties style:font-name="Consolas" fo:color="#000000"/>
    </style:style>
    <style:style style:name="T8200" style:parent-style-name="p" style:family="text">
      <style:text-properties style:font-name="Consolas" fo:color="#000000"/>
    </style:style>
    <style:style style:name="T8201" style:parent-style-name="nt" style:family="text">
      <style:text-properties style:font-name="Consolas" fo:color="#000080"/>
    </style:style>
    <style:style style:name="T8202" style:parent-style-name="p" style:family="text">
      <style:text-properties style:font-name="Consolas" fo:color="#000000"/>
    </style:style>
    <style:style style:name="P8203" style:parent-style-name="HTMLconformatoprevio" style:family="paragraph">
      <style:paragraph-properties fo:border="0.0034in solid #E5E7EB" fo:padding="0in" style:shadow="none" fo:background-color="#FFFFFF"/>
    </style:style>
    <style:style style:name="P8204" style:parent-style-name="HTMLconformatoprevio" style:family="paragraph">
      <style:paragraph-properties fo:border="0.0034in solid #E5E7EB" fo:padding="0in" style:shadow="none" fo:background-color="#FFFFFF"/>
    </style:style>
    <style:style style:name="T8205" style:parent-style-name="cl" style:family="text">
      <style:text-properties style:font-name="Consolas" fo:color="#000000"/>
    </style:style>
    <style:style style:name="T8206" style:parent-style-name="p" style:family="text">
      <style:text-properties style:font-name="Consolas" fo:color="#000000"/>
    </style:style>
    <style:style style:name="T8207" style:parent-style-name="nt" style:family="text">
      <style:text-properties style:font-name="Consolas" fo:color="#000080"/>
    </style:style>
    <style:style style:name="T8208" style:parent-style-name="p" style:family="text">
      <style:text-properties style:font-name="Consolas" fo:color="#000000"/>
    </style:style>
    <style:style style:name="P8209" style:parent-style-name="HTMLconformatoprevio" style:family="paragraph">
      <style:paragraph-properties fo:border="0.0034in solid #E5E7EB" fo:padding="0in" style:shadow="none" fo:background-color="#FFFFFF"/>
    </style:style>
    <style:style style:name="T8210" style:parent-style-name="cl" style:family="text">
      <style:text-properties style:font-name="Consolas" fo:color="#000000"/>
    </style:style>
    <style:style style:name="P8211" style:parent-style-name="HTMLconformatoprevio" style:family="paragraph">
      <style:paragraph-properties fo:border="0.0034in solid #E5E7EB" fo:padding="0in" style:shadow="none" fo:background-color="#FFFFFF"/>
    </style:style>
    <style:style style:name="T8212" style:parent-style-name="cl" style:family="text">
      <style:text-properties style:font-name="Consolas" fo:color="#000000"/>
    </style:style>
    <style:style style:name="T8213" style:parent-style-name="p" style:family="text">
      <style:text-properties style:font-name="Consolas" fo:color="#000000"/>
    </style:style>
    <style:style style:name="T8214" style:parent-style-name="nt" style:family="text">
      <style:text-properties style:font-name="Consolas" fo:color="#000080"/>
    </style:style>
    <style:style style:name="T8215" style:parent-style-name="p" style:family="text">
      <style:text-properties style:font-name="Consolas" fo:color="#000000"/>
    </style:style>
    <style:style style:name="P8216" style:parent-style-name="HTMLconformatoprevio" style:family="paragraph">
      <style:paragraph-properties fo:border="0.0034in solid #E5E7EB" fo:padding="0in" style:shadow="none" fo:background-color="#FFFFFF"/>
    </style:style>
    <style:style style:name="P8217" style:parent-style-name="HTMLconformatoprevio" style:family="paragraph">
      <style:paragraph-properties fo:border="0.0034in solid #E5E7EB" fo:padding="0in" style:shadow="none" fo:background-color="#FFFFFF"/>
    </style:style>
    <style:style style:name="T8218" style:parent-style-name="cl" style:family="text">
      <style:text-properties style:font-name="Consolas" fo:color="#000000"/>
    </style:style>
    <style:style style:name="T8219" style:parent-style-name="p" style:family="text">
      <style:text-properties style:font-name="Consolas" fo:color="#000000"/>
    </style:style>
    <style:style style:name="T8220" style:parent-style-name="nt" style:family="text">
      <style:text-properties style:font-name="Consolas" fo:color="#000080"/>
    </style:style>
    <style:style style:name="T8221" style:parent-style-name="p" style:family="text">
      <style:text-properties style:font-name="Consolas" fo:color="#000000"/>
    </style:style>
    <style:style style:name="P8222" style:parent-style-name="HTMLconformatoprevio" style:family="paragraph">
      <style:paragraph-properties fo:border="0.0034in solid #E5E7EB" fo:padding="0in" style:shadow="none" fo:background-color="#FFFFFF"/>
    </style:style>
    <style:style style:name="T8223" style:parent-style-name="cl" style:family="text">
      <style:text-properties style:font-name="Consolas" fo:color="#000000"/>
    </style:style>
    <style:style style:name="P8224" style:parent-style-name="HTMLconformatoprevio" style:family="paragraph">
      <style:paragraph-properties fo:border="0.0034in solid #E5E7EB" fo:padding="0in" style:shadow="none" fo:background-color="#FFFFFF"/>
    </style:style>
    <style:style style:name="T8225" style:parent-style-name="cl" style:family="text">
      <style:text-properties style:font-name="Consolas" fo:color="#000000"/>
    </style:style>
    <style:style style:name="T8226" style:parent-style-name="p" style:family="text">
      <style:text-properties style:font-name="Consolas" fo:color="#000000"/>
    </style:style>
    <style:style style:name="T8227" style:parent-style-name="nt" style:family="text">
      <style:text-properties style:font-name="Consolas" fo:color="#000080"/>
    </style:style>
    <style:style style:name="T8228" style:parent-style-name="p" style:family="text">
      <style:text-properties style:font-name="Consolas" fo:color="#000000"/>
    </style:style>
    <style:style style:name="P8229" style:parent-style-name="HTMLconformatoprevio" style:family="paragraph">
      <style:paragraph-properties fo:border="0.0034in solid #E5E7EB" fo:padding="0in" style:shadow="none" fo:background-color="#FFFFFF"/>
    </style:style>
    <style:style style:name="T8230" style:parent-style-name="p" style:family="text">
      <style:text-properties style:font-name="Consolas" fo:color="#000000"/>
    </style:style>
    <style:style style:name="T8231" style:parent-style-name="nt" style:family="text">
      <style:text-properties style:font-name="Consolas" fo:color="#000080"/>
    </style:style>
    <style:style style:name="T8232" style:parent-style-name="p" style:family="text">
      <style:text-properties style:font-name="Consolas" fo:color="#000000"/>
    </style:style>
    <style:style style:name="P8233"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8234" style:parent-style-name="NormalWeb" style:family="paragraph">
      <style:paragraph-properties fo:border="0.0034in solid #E5E7EB" fo:padding="0in" style:shadow="none" fo:background-color="#FFFFFF"/>
      <style:text-properties style:font-name="Arial" style:font-name-complex="Arial" fo:color="#000000"/>
    </style:style>
    <style:style style:name="P8235"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236" style:parent-style-name="NormalWeb" style:family="paragraph">
      <style:paragraph-properties fo:border="0.0034in solid #E5E7EB" fo:padding="0in" style:shadow="none" fo:margin-top="0in" fo:margin-bottom="0in" fo:background-color="#FFFFFF"/>
    </style:style>
    <style:style style:name="T8237" style:parent-style-name="Textoennegrita" style:family="text">
      <style:text-properties style:font-name="Arial" style:font-name-complex="Arial" fo:color="#000000"/>
    </style:style>
    <style:style style:name="T8238" style:parent-style-name="CódigoHTML" style:family="text">
      <style:text-properties style:font-name="Consolas" fo:font-weight="bold" style:font-weight-asian="bold" style:font-weight-complex="bold" fo:color="#000000" fo:font-size="11pt" style:font-size-asian="11pt" style:font-size-complex="11pt"/>
    </style:style>
    <style:style style:name="T8239" style:parent-style-name="Textoennegrita" style:family="text">
      <style:text-properties style:font-name="Arial" style:font-name-complex="Arial" fo:color="#000000"/>
    </style:style>
    <style:style style:name="T8240" style:parent-style-name="Fuentedepárrafopredeter." style:family="text">
      <style:text-properties style:font-name="Arial" style:font-name-complex="Arial" fo:color="#000000"/>
    </style:style>
    <style:style style:name="T8241" style:parent-style-name="CódigoHTML" style:family="text">
      <style:text-properties style:font-name="Consolas" fo:color="#000000" fo:font-size="11pt" style:font-size-asian="11pt" style:font-size-complex="11pt"/>
    </style:style>
    <style:style style:name="T8242" style:parent-style-name="Fuentedepárrafopredeter." style:family="text">
      <style:text-properties style:font-name="Arial" style:font-name-complex="Arial" fo:color="#000000"/>
    </style:style>
    <style:style style:name="T8243" style:parent-style-name="CódigoHTML" style:family="text">
      <style:text-properties style:font-name="Consolas" fo:color="#000000" fo:font-size="11pt" style:font-size-asian="11pt" style:font-size-complex="11pt"/>
    </style:style>
    <style:style style:name="T8244" style:parent-style-name="Fuentedepárrafopredeter." style:family="text">
      <style:text-properties style:font-name="Arial" style:font-name-complex="Arial" fo:color="#000000"/>
    </style:style>
    <style:style style:name="T8245" style:parent-style-name="CódigoHTML" style:family="text">
      <style:text-properties style:font-name="Consolas" fo:color="#000000" fo:font-size="11pt" style:font-size-asian="11pt" style:font-size-complex="11pt"/>
    </style:style>
    <style:style style:name="T8246" style:parent-style-name="Fuentedepárrafopredeter." style:family="text">
      <style:text-properties style:font-name="Arial" style:font-name-complex="Arial" fo:color="#000000"/>
    </style:style>
    <style:style style:name="P8247" style:parent-style-name="NormalWeb" style:family="paragraph">
      <style:paragraph-properties fo:border="0.0034in solid #E5E7EB" fo:padding="0in" style:shadow="none" fo:margin-top="0in" fo:margin-bottom="0in" fo:background-color="#FFFFFF"/>
    </style:style>
    <style:style style:name="T8248" style:parent-style-name="Textoennegrita" style:family="text">
      <style:text-properties style:font-name="Arial" style:font-name-complex="Arial" fo:color="#000000"/>
    </style:style>
    <style:style style:name="T8249" style:parent-style-name="CódigoHTML" style:family="text">
      <style:text-properties style:font-name="Consolas" fo:font-weight="bold" style:font-weight-asian="bold" style:font-weight-complex="bold" fo:color="#000000" fo:font-size="11pt" style:font-size-asian="11pt" style:font-size-complex="11pt"/>
    </style:style>
    <style:style style:name="T8250" style:parent-style-name="Textoennegrita" style:family="text">
      <style:text-properties style:font-name="Arial" style:font-name-complex="Arial" fo:color="#000000"/>
    </style:style>
    <style:style style:name="T8251" style:parent-style-name="CódigoHTML" style:family="text">
      <style:text-properties style:font-name="Consolas" fo:font-weight="bold" style:font-weight-asian="bold" style:font-weight-complex="bold" fo:color="#000000" fo:font-size="11pt" style:font-size-asian="11pt" style:font-size-complex="11pt"/>
    </style:style>
    <style:style style:name="T8252" style:parent-style-name="Textoennegrita" style:family="text">
      <style:text-properties style:font-name="Arial" style:font-name-complex="Arial" fo:color="#000000"/>
    </style:style>
    <style:style style:name="T8253" style:parent-style-name="Fuentedepárrafopredeter." style:family="text">
      <style:text-properties style:font-name="Arial" style:font-name-complex="Arial" fo:color="#000000"/>
    </style:style>
    <style:style style:name="T8254" style:parent-style-name="Hipervínculo" style:family="text">
      <style:text-properties style:font-name="Arial" style:font-name-complex="Arial"/>
    </style:style>
    <style:style style:name="T8255" style:parent-style-name="Fuentedepárrafopredeter." style:family="text">
      <style:text-properties style:font-name="Arial" style:font-name-complex="Arial" fo:color="#000000"/>
    </style:style>
    <style:style style:name="P8256" style:parent-style-name="NormalWeb" style:family="paragraph">
      <style:paragraph-properties fo:border="0.0034in solid #E5E7EB" fo:padding="0in" style:shadow="none" fo:margin-top="0in" fo:margin-bottom="0in" fo:background-color="#FFFFFF"/>
    </style:style>
    <style:style style:name="T8257" style:parent-style-name="Textoennegrita" style:family="text">
      <style:text-properties style:font-name="Arial" style:font-name-complex="Arial" fo:color="#000000"/>
    </style:style>
    <style:style style:name="T8258" style:parent-style-name="Fuentedepárrafopredeter." style:family="text">
      <style:text-properties style:font-name="Arial" style:font-name-complex="Arial" fo:color="#000000"/>
    </style:style>
    <style:style style:name="P825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260" style:parent-style-name="Normal" style:family="paragraph">
      <style:paragraph-properties fo:border="0.0034in solid #E5E7EB" fo:padding="0in" style:shadow="none" fo:margin-top="0.0694in" fo:margin-bottom="0.0694in" fo:background-color="#FFFFFF"/>
    </style:style>
    <style:style style:name="T8261" style:parent-style-name="Fuentedepárrafopredeter." style:family="text">
      <style:text-properties style:font-name="Arial" style:font-name-complex="Arial" fo:color="#000000"/>
    </style:style>
    <style:style style:name="T8262" style:parent-style-name="CódigoHTML" style:family="text">
      <style:text-properties style:font-name="Consolas" style:font-name-asian="Aptos" fo:color="#000000" fo:font-size="11pt" style:font-size-asian="11pt" style:font-size-complex="11pt"/>
    </style:style>
    <style:style style:name="T8263" style:parent-style-name="Fuentedepárrafopredeter." style:family="text">
      <style:text-properties style:font-name="Arial" style:font-name-complex="Arial" fo:color="#000000"/>
    </style:style>
    <style:style style:name="T8264" style:parent-style-name="CódigoHTML" style:family="text">
      <style:text-properties style:font-name="Consolas" style:font-name-asian="Aptos" fo:color="#000000" fo:font-size="11pt" style:font-size-asian="11pt" style:font-size-complex="11pt"/>
    </style:style>
    <style:style style:name="T8265" style:parent-style-name="Fuentedepárrafopredeter." style:family="text">
      <style:text-properties style:font-name="Arial" style:font-name-complex="Arial" fo:color="#000000"/>
    </style:style>
    <style:style style:name="T8266" style:parent-style-name="CódigoHTML" style:family="text">
      <style:text-properties style:font-name="Consolas" style:font-name-asian="Aptos" fo:color="#000000" fo:font-size="11pt" style:font-size-asian="11pt" style:font-size-complex="11pt"/>
    </style:style>
    <style:style style:name="T8267" style:parent-style-name="Fuentedepárrafopredeter." style:family="text">
      <style:text-properties style:font-name="Arial" style:font-name-complex="Arial" fo:color="#000000"/>
    </style:style>
    <style:style style:name="T8268" style:parent-style-name="CódigoHTML" style:family="text">
      <style:text-properties style:font-name="Consolas" style:font-name-asian="Aptos" fo:color="#000000" fo:font-size="11pt" style:font-size-asian="11pt" style:font-size-complex="11pt"/>
    </style:style>
    <style:style style:name="T8269" style:parent-style-name="Fuentedepárrafopredeter." style:family="text">
      <style:text-properties style:font-name="Arial" style:font-name-complex="Arial" fo:color="#000000"/>
    </style:style>
    <style:style style:name="P8270" style:parent-style-name="HTMLconformatoprevio" style:family="paragraph">
      <style:paragraph-properties fo:border="0.0034in solid #E5E7EB" fo:padding="0in" style:shadow="none" fo:background-color="#FFFFFF"/>
    </style:style>
    <style:style style:name="T8271" style:parent-style-name="p" style:family="text">
      <style:text-properties style:font-name="Consolas" fo:color="#000000" fo:language="en" fo:country="US"/>
    </style:style>
    <style:style style:name="T8272" style:parent-style-name="nt" style:family="text">
      <style:text-properties style:font-name="Consolas" fo:color="#000080" fo:language="en" fo:country="US"/>
    </style:style>
    <style:style style:name="T8273" style:parent-style-name="cl" style:family="text">
      <style:text-properties style:font-name="Consolas" fo:color="#000000" fo:language="en" fo:country="US"/>
    </style:style>
    <style:style style:name="T8274" style:parent-style-name="na" style:family="text">
      <style:text-properties style:font-name="Consolas" fo:color="#008080" fo:language="en" fo:country="US"/>
    </style:style>
    <style:style style:name="T8275" style:parent-style-name="o" style:family="text">
      <style:text-properties style:font-name="Consolas" fo:font-weight="bold" style:font-weight-asian="bold" style:font-weight-complex="bold" fo:color="#000000" fo:language="en" fo:country="US"/>
    </style:style>
    <style:style style:name="T8276" style:parent-style-name="s" style:family="text">
      <style:text-properties style:font-name="Consolas" fo:color="#DD1144" fo:language="en" fo:country="US"/>
    </style:style>
    <style:style style:name="T8277" style:parent-style-name="p" style:family="text">
      <style:text-properties style:font-name="Consolas" fo:color="#000000" fo:language="en" fo:country="US"/>
    </style:style>
    <style:style style:name="P8278" style:parent-style-name="HTMLconformatoprevio" style:family="paragraph">
      <style:paragraph-properties fo:border="0.0034in solid #E5E7EB" fo:padding="0in" style:shadow="none" fo:background-color="#FFFFFF"/>
    </style:style>
    <style:style style:name="T8279" style:parent-style-name="cl" style:family="text">
      <style:text-properties style:font-name="Consolas" fo:color="#000000" fo:language="en" fo:country="US"/>
    </style:style>
    <style:style style:name="T8280" style:parent-style-name="p" style:family="text">
      <style:text-properties style:font-name="Consolas" fo:color="#000000" fo:language="en" fo:country="US"/>
    </style:style>
    <style:style style:name="T8281" style:parent-style-name="nt" style:family="text">
      <style:text-properties style:font-name="Consolas" fo:color="#000080" fo:language="en" fo:country="US"/>
    </style:style>
    <style:style style:name="T8282" style:parent-style-name="cl" style:family="text">
      <style:text-properties style:font-name="Consolas" fo:color="#000000" fo:language="en" fo:country="US"/>
    </style:style>
    <style:style style:name="T8283" style:parent-style-name="na" style:family="text">
      <style:text-properties style:font-name="Consolas" fo:color="#008080" fo:language="en" fo:country="US"/>
    </style:style>
    <style:style style:name="T8284" style:parent-style-name="o" style:family="text">
      <style:text-properties style:font-name="Consolas" fo:font-weight="bold" style:font-weight-asian="bold" style:font-weight-complex="bold" fo:color="#000000" fo:language="en" fo:country="US"/>
    </style:style>
    <style:style style:name="T8285" style:parent-style-name="s" style:family="text">
      <style:text-properties style:font-name="Consolas" fo:color="#DD1144" fo:language="en" fo:country="US"/>
    </style:style>
    <style:style style:name="T8286" style:parent-style-name="p" style:family="text">
      <style:text-properties style:font-name="Consolas" fo:color="#000000" fo:language="en" fo:country="US"/>
    </style:style>
    <style:style style:name="P8287" style:parent-style-name="HTMLconformatoprevio" style:family="paragraph">
      <style:paragraph-properties fo:border="0.0034in solid #E5E7EB" fo:padding="0in" style:shadow="none" fo:background-color="#FFFFFF"/>
    </style:style>
    <style:style style:name="T8288" style:parent-style-name="cl" style:family="text">
      <style:text-properties style:font-name="Consolas" fo:color="#000000" fo:language="en" fo:country="US"/>
    </style:style>
    <style:style style:name="T8289" style:parent-style-name="p" style:family="text">
      <style:text-properties style:font-name="Consolas" fo:color="#000000" fo:language="en" fo:country="US"/>
    </style:style>
    <style:style style:name="T8290" style:parent-style-name="nt" style:family="text">
      <style:text-properties style:font-name="Consolas" fo:color="#000080" fo:language="en" fo:country="US"/>
    </style:style>
    <style:style style:name="T8291" style:parent-style-name="cl" style:family="text">
      <style:text-properties style:font-name="Consolas" fo:color="#000000" fo:language="en" fo:country="US"/>
    </style:style>
    <style:style style:name="T8292" style:parent-style-name="na" style:family="text">
      <style:text-properties style:font-name="Consolas" fo:color="#008080" fo:language="en" fo:country="US"/>
    </style:style>
    <style:style style:name="T8293" style:parent-style-name="o" style:family="text">
      <style:text-properties style:font-name="Consolas" fo:font-weight="bold" style:font-weight-asian="bold" style:font-weight-complex="bold" fo:color="#000000" fo:language="en" fo:country="US"/>
    </style:style>
    <style:style style:name="T8294" style:parent-style-name="s" style:family="text">
      <style:text-properties style:font-name="Consolas" fo:color="#DD1144" fo:language="en" fo:country="US"/>
    </style:style>
    <style:style style:name="T8295" style:parent-style-name="p" style:family="text">
      <style:text-properties style:font-name="Consolas" fo:color="#000000" fo:language="en" fo:country="US"/>
    </style:style>
    <style:style style:name="P8296" style:parent-style-name="HTMLconformatoprevio" style:family="paragraph">
      <style:paragraph-properties fo:border="0.0034in solid #E5E7EB" fo:padding="0in" style:shadow="none" fo:background-color="#FFFFFF"/>
    </style:style>
    <style:style style:name="T8297" style:parent-style-name="cl" style:family="text">
      <style:text-properties style:font-name="Consolas" fo:color="#000000" fo:language="en" fo:country="US"/>
    </style:style>
    <style:style style:name="T8298" style:parent-style-name="p" style:family="text">
      <style:text-properties style:font-name="Consolas" fo:color="#000000" fo:language="en" fo:country="US"/>
    </style:style>
    <style:style style:name="T8299" style:parent-style-name="nt" style:family="text">
      <style:text-properties style:font-name="Consolas" fo:color="#000080" fo:language="en" fo:country="US"/>
    </style:style>
    <style:style style:name="T8300" style:parent-style-name="cl" style:family="text">
      <style:text-properties style:font-name="Consolas" fo:color="#000000" fo:language="en" fo:country="US"/>
    </style:style>
    <style:style style:name="T8301" style:parent-style-name="na" style:family="text">
      <style:text-properties style:font-name="Consolas" fo:color="#008080" fo:language="en" fo:country="US"/>
    </style:style>
    <style:style style:name="T8302" style:parent-style-name="o" style:family="text">
      <style:text-properties style:font-name="Consolas" fo:font-weight="bold" style:font-weight-asian="bold" style:font-weight-complex="bold" fo:color="#000000" fo:language="en" fo:country="US"/>
    </style:style>
    <style:style style:name="T8303" style:parent-style-name="s" style:family="text">
      <style:text-properties style:font-name="Consolas" fo:color="#DD1144" fo:language="en" fo:country="US"/>
    </style:style>
    <style:style style:name="T8304" style:parent-style-name="p" style:family="text">
      <style:text-properties style:font-name="Consolas" fo:color="#000000" fo:language="en" fo:country="US"/>
    </style:style>
    <style:style style:name="T8305" style:parent-style-name="cl" style:family="text">
      <style:text-properties style:font-name="Consolas" fo:color="#000000" fo:language="en" fo:country="US"/>
    </style:style>
    <style:style style:name="T8306" style:parent-style-name="p" style:family="text">
      <style:text-properties style:font-name="Consolas" fo:color="#000000" fo:language="en" fo:country="US"/>
    </style:style>
    <style:style style:name="T8307" style:parent-style-name="nt" style:family="text">
      <style:text-properties style:font-name="Consolas" fo:color="#000080" fo:language="en" fo:country="US"/>
    </style:style>
    <style:style style:name="T8308" style:parent-style-name="p" style:family="text">
      <style:text-properties style:font-name="Consolas" fo:color="#000000" fo:language="en" fo:country="US"/>
    </style:style>
    <style:style style:name="P8309" style:parent-style-name="HTMLconformatoprevio" style:family="paragraph">
      <style:paragraph-properties fo:border="0.0034in solid #E5E7EB" fo:padding="0in" style:shadow="none" fo:background-color="#FFFFFF"/>
    </style:style>
    <style:style style:name="T8310" style:parent-style-name="cl" style:family="text">
      <style:text-properties style:font-name="Consolas" fo:color="#000000" fo:language="en" fo:country="US"/>
    </style:style>
    <style:style style:name="T8311" style:parent-style-name="p" style:family="text">
      <style:text-properties style:font-name="Consolas" fo:color="#000000" fo:language="en" fo:country="US"/>
    </style:style>
    <style:style style:name="T8312" style:parent-style-name="nt" style:family="text">
      <style:text-properties style:font-name="Consolas" fo:color="#000080" fo:language="en" fo:country="US"/>
    </style:style>
    <style:style style:name="T8313" style:parent-style-name="p" style:family="text">
      <style:text-properties style:font-name="Consolas" fo:color="#000000" fo:language="en" fo:country="US"/>
    </style:style>
    <style:style style:name="P8314" style:parent-style-name="HTMLconformatoprevio" style:family="paragraph">
      <style:paragraph-properties fo:border="0.0034in solid #E5E7EB" fo:padding="0in" style:shadow="none" fo:background-color="#FFFFFF"/>
    </style:style>
    <style:style style:name="T8315" style:parent-style-name="cl" style:family="text">
      <style:text-properties style:font-name="Consolas" fo:color="#000000" fo:language="en" fo:country="US"/>
    </style:style>
    <style:style style:name="T8316" style:parent-style-name="p" style:family="text">
      <style:text-properties style:font-name="Consolas" fo:color="#000000" fo:language="en" fo:country="US"/>
    </style:style>
    <style:style style:name="T8317" style:parent-style-name="nt" style:family="text">
      <style:text-properties style:font-name="Consolas" fo:color="#000080" fo:language="en" fo:country="US"/>
    </style:style>
    <style:style style:name="T8318" style:parent-style-name="cl" style:family="text">
      <style:text-properties style:font-name="Consolas" fo:color="#000000" fo:language="en" fo:country="US"/>
    </style:style>
    <style:style style:name="T8319" style:parent-style-name="na" style:family="text">
      <style:text-properties style:font-name="Consolas" fo:color="#008080" fo:language="en" fo:country="US"/>
    </style:style>
    <style:style style:name="T8320" style:parent-style-name="o" style:family="text">
      <style:text-properties style:font-name="Consolas" fo:font-weight="bold" style:font-weight-asian="bold" style:font-weight-complex="bold" fo:color="#000000" fo:language="en" fo:country="US"/>
    </style:style>
    <style:style style:name="T8321" style:parent-style-name="s" style:family="text">
      <style:text-properties style:font-name="Consolas" fo:color="#DD1144" fo:language="en" fo:country="US"/>
    </style:style>
    <style:style style:name="T8322" style:parent-style-name="p" style:family="text">
      <style:text-properties style:font-name="Consolas" fo:color="#000000" fo:language="en" fo:country="US"/>
    </style:style>
    <style:style style:name="P8323" style:parent-style-name="HTMLconformatoprevio" style:family="paragraph">
      <style:paragraph-properties fo:border="0.0034in solid #E5E7EB" fo:padding="0in" style:shadow="none" fo:background-color="#FFFFFF"/>
    </style:style>
    <style:style style:name="T8324" style:parent-style-name="cl" style:family="text">
      <style:text-properties style:font-name="Consolas" fo:color="#000000" fo:language="en" fo:country="US"/>
    </style:style>
    <style:style style:name="T8325" style:parent-style-name="p" style:family="text">
      <style:text-properties style:font-name="Consolas" fo:color="#000000" fo:language="en" fo:country="US"/>
    </style:style>
    <style:style style:name="T8326" style:parent-style-name="nt" style:family="text">
      <style:text-properties style:font-name="Consolas" fo:color="#000080" fo:language="en" fo:country="US"/>
    </style:style>
    <style:style style:name="T8327" style:parent-style-name="cl" style:family="text">
      <style:text-properties style:font-name="Consolas" fo:color="#000000" fo:language="en" fo:country="US"/>
    </style:style>
    <style:style style:name="T8328" style:parent-style-name="na" style:family="text">
      <style:text-properties style:font-name="Consolas" fo:color="#008080" fo:language="en" fo:country="US"/>
    </style:style>
    <style:style style:name="T8329" style:parent-style-name="o" style:family="text">
      <style:text-properties style:font-name="Consolas" fo:font-weight="bold" style:font-weight-asian="bold" style:font-weight-complex="bold" fo:color="#000000" fo:language="en" fo:country="US"/>
    </style:style>
    <style:style style:name="T8330" style:parent-style-name="s" style:family="text">
      <style:text-properties style:font-name="Consolas" fo:color="#DD1144" fo:language="en" fo:country="US"/>
    </style:style>
    <style:style style:name="T8331" style:parent-style-name="p" style:family="text">
      <style:text-properties style:font-name="Consolas" fo:color="#000000" fo:language="en" fo:country="US"/>
    </style:style>
    <style:style style:name="T8332" style:parent-style-name="cl" style:family="text">
      <style:text-properties style:font-name="Consolas" fo:color="#000000" fo:language="en" fo:country="US"/>
    </style:style>
    <style:style style:name="T8333" style:parent-style-name="p" style:family="text">
      <style:text-properties style:font-name="Consolas" fo:color="#000000" fo:language="en" fo:country="US"/>
    </style:style>
    <style:style style:name="T8334" style:parent-style-name="nt" style:family="text">
      <style:text-properties style:font-name="Consolas" fo:color="#000080" fo:language="en" fo:country="US"/>
    </style:style>
    <style:style style:name="T8335" style:parent-style-name="p" style:family="text">
      <style:text-properties style:font-name="Consolas" fo:color="#000000" fo:language="en" fo:country="US"/>
    </style:style>
    <style:style style:name="P8336" style:parent-style-name="HTMLconformatoprevio" style:family="paragraph">
      <style:paragraph-properties fo:border="0.0034in solid #E5E7EB" fo:padding="0in" style:shadow="none" fo:background-color="#FFFFFF"/>
    </style:style>
    <style:style style:name="T8337" style:parent-style-name="cl" style:family="text">
      <style:text-properties style:font-name="Consolas" fo:color="#000000" fo:language="en" fo:country="US"/>
    </style:style>
    <style:style style:name="T8338" style:parent-style-name="p" style:family="text">
      <style:text-properties style:font-name="Consolas" fo:color="#000000"/>
    </style:style>
    <style:style style:name="T8339" style:parent-style-name="nt" style:family="text">
      <style:text-properties style:font-name="Consolas" fo:color="#000080"/>
    </style:style>
    <style:style style:name="T8340" style:parent-style-name="p" style:family="text">
      <style:text-properties style:font-name="Consolas" fo:color="#000000"/>
    </style:style>
    <style:style style:name="P8341" style:parent-style-name="HTMLconformatoprevio" style:family="paragraph">
      <style:paragraph-properties fo:border="0.0034in solid #E5E7EB" fo:padding="0in" style:shadow="none" fo:background-color="#FFFFFF"/>
    </style:style>
    <style:style style:name="T8342" style:parent-style-name="cl" style:family="text">
      <style:text-properties style:font-name="Consolas" fo:color="#000000"/>
    </style:style>
    <style:style style:name="T8343" style:parent-style-name="p" style:family="text">
      <style:text-properties style:font-name="Consolas" fo:color="#000000"/>
    </style:style>
    <style:style style:name="T8344" style:parent-style-name="nt" style:family="text">
      <style:text-properties style:font-name="Consolas" fo:color="#000080"/>
    </style:style>
    <style:style style:name="T8345" style:parent-style-name="p" style:family="text">
      <style:text-properties style:font-name="Consolas" fo:color="#000000"/>
    </style:style>
    <style:style style:name="P8346" style:parent-style-name="HTMLconformatoprevio" style:family="paragraph">
      <style:paragraph-properties fo:border="0.0034in solid #E5E7EB" fo:padding="0in" style:shadow="none" fo:background-color="#FFFFFF"/>
    </style:style>
    <style:style style:name="T8347" style:parent-style-name="p" style:family="text">
      <style:text-properties style:font-name="Consolas" fo:color="#000000"/>
    </style:style>
    <style:style style:name="T8348" style:parent-style-name="nt" style:family="text">
      <style:text-properties style:font-name="Consolas" fo:color="#000080"/>
    </style:style>
    <style:style style:name="T8349" style:parent-style-name="p" style:family="text">
      <style:text-properties style:font-name="Consolas" fo:color="#000000"/>
    </style:style>
    <style:style style:name="P8350" style:parent-style-name="NormalWeb" style:family="paragraph">
      <style:paragraph-properties fo:border="0.0034in solid #E5E7EB" fo:padding="0in" style:shadow="none" fo:background-color="#FFFFFF"/>
    </style:style>
    <style:style style:name="T8351" style:parent-style-name="Fuentedepárrafopredeter." style:family="text">
      <style:text-properties style:font-name="Arial" style:font-name-complex="Arial" fo:color="#000000"/>
    </style:style>
    <style:style style:name="T8352" style:parent-style-name="CódigoHTML" style:family="text">
      <style:text-properties style:font-name="Consolas" fo:color="#000000" fo:font-size="11pt" style:font-size-asian="11pt" style:font-size-complex="11pt"/>
    </style:style>
    <style:style style:name="T8353" style:parent-style-name="Fuentedepárrafopredeter." style:family="text">
      <style:text-properties style:font-name="Arial" style:font-name-complex="Arial" fo:color="#000000"/>
    </style:style>
    <style:style style:name="T8354" style:parent-style-name="CódigoHTML" style:family="text">
      <style:text-properties style:font-name="Consolas" fo:color="#000000" fo:font-size="11pt" style:font-size-asian="11pt" style:font-size-complex="11pt"/>
    </style:style>
    <style:style style:name="T8355" style:parent-style-name="Fuentedepárrafopredeter." style:family="text">
      <style:text-properties style:font-name="Arial" style:font-name-complex="Arial" fo:color="#000000"/>
    </style:style>
    <style:style style:name="P8356" style:parent-style-name="HTMLconformatoprevio" style:family="paragraph">
      <style:paragraph-properties fo:border="0.0034in solid #E5E7EB" fo:padding="0in" style:shadow="none" fo:background-color="#FFFFFF"/>
    </style:style>
    <style:style style:name="T8357" style:parent-style-name="p" style:family="text">
      <style:text-properties style:font-name="Consolas" fo:color="#000000" fo:language="en" fo:country="US"/>
    </style:style>
    <style:style style:name="T8358" style:parent-style-name="nt" style:family="text">
      <style:text-properties style:font-name="Consolas" fo:color="#000080" fo:language="en" fo:country="US"/>
    </style:style>
    <style:style style:name="T8359" style:parent-style-name="cl" style:family="text">
      <style:text-properties style:font-name="Consolas" fo:color="#000000" fo:language="en" fo:country="US"/>
    </style:style>
    <style:style style:name="T8360" style:parent-style-name="na" style:family="text">
      <style:text-properties style:font-name="Consolas" fo:color="#008080" fo:language="en" fo:country="US"/>
    </style:style>
    <style:style style:name="T8361" style:parent-style-name="o" style:family="text">
      <style:text-properties style:font-name="Consolas" fo:font-weight="bold" style:font-weight-asian="bold" style:font-weight-complex="bold" fo:color="#000000" fo:language="en" fo:country="US"/>
    </style:style>
    <style:style style:name="T8362" style:parent-style-name="s" style:family="text">
      <style:text-properties style:font-name="Consolas" fo:color="#DD1144" fo:language="en" fo:country="US"/>
    </style:style>
    <style:style style:name="T8363" style:parent-style-name="p" style:family="text">
      <style:text-properties style:font-name="Consolas" fo:color="#000000" fo:language="en" fo:country="US"/>
    </style:style>
    <style:style style:name="P8364" style:parent-style-name="HTMLconformatoprevio" style:family="paragraph">
      <style:paragraph-properties fo:border="0.0034in solid #E5E7EB" fo:padding="0in" style:shadow="none" fo:background-color="#FFFFFF"/>
    </style:style>
    <style:style style:name="T8365" style:parent-style-name="cl" style:family="text">
      <style:text-properties style:font-name="Consolas" fo:color="#000000" fo:language="en" fo:country="US"/>
    </style:style>
    <style:style style:name="T8366" style:parent-style-name="p" style:family="text">
      <style:text-properties style:font-name="Consolas" fo:color="#000000" fo:language="en" fo:country="US"/>
    </style:style>
    <style:style style:name="T8367" style:parent-style-name="nt" style:family="text">
      <style:text-properties style:font-name="Consolas" fo:color="#000080" fo:language="en" fo:country="US"/>
    </style:style>
    <style:style style:name="T8368" style:parent-style-name="cl" style:family="text">
      <style:text-properties style:font-name="Consolas" fo:color="#000000" fo:language="en" fo:country="US"/>
    </style:style>
    <style:style style:name="T8369" style:parent-style-name="na" style:family="text">
      <style:text-properties style:font-name="Consolas" fo:color="#008080" fo:language="en" fo:country="US"/>
    </style:style>
    <style:style style:name="T8370" style:parent-style-name="o" style:family="text">
      <style:text-properties style:font-name="Consolas" fo:font-weight="bold" style:font-weight-asian="bold" style:font-weight-complex="bold" fo:color="#000000" fo:language="en" fo:country="US"/>
    </style:style>
    <style:style style:name="T8371" style:parent-style-name="s" style:family="text">
      <style:text-properties style:font-name="Consolas" fo:color="#DD1144" fo:language="en" fo:country="US"/>
    </style:style>
    <style:style style:name="T8372" style:parent-style-name="p" style:family="text">
      <style:text-properties style:font-name="Consolas" fo:color="#000000" fo:language="en" fo:country="US"/>
    </style:style>
    <style:style style:name="P8373" style:parent-style-name="HTMLconformatoprevio" style:family="paragraph">
      <style:paragraph-properties fo:border="0.0034in solid #E5E7EB" fo:padding="0in" style:shadow="none" fo:background-color="#FFFFFF"/>
    </style:style>
    <style:style style:name="T8374" style:parent-style-name="cl" style:family="text">
      <style:text-properties style:font-name="Consolas" fo:color="#000000" fo:language="en" fo:country="US"/>
    </style:style>
    <style:style style:name="T8375" style:parent-style-name="p" style:family="text">
      <style:text-properties style:font-name="Consolas" fo:color="#000000" fo:language="en" fo:country="US"/>
    </style:style>
    <style:style style:name="T8376" style:parent-style-name="nt" style:family="text">
      <style:text-properties style:font-name="Consolas" fo:color="#000080" fo:language="en" fo:country="US"/>
    </style:style>
    <style:style style:name="T8377" style:parent-style-name="cl" style:family="text">
      <style:text-properties style:font-name="Consolas" fo:color="#000000" fo:language="en" fo:country="US"/>
    </style:style>
    <style:style style:name="T8378" style:parent-style-name="na" style:family="text">
      <style:text-properties style:font-name="Consolas" fo:color="#008080" fo:language="en" fo:country="US"/>
    </style:style>
    <style:style style:name="T8379" style:parent-style-name="o" style:family="text">
      <style:text-properties style:font-name="Consolas" fo:font-weight="bold" style:font-weight-asian="bold" style:font-weight-complex="bold" fo:color="#000000" fo:language="en" fo:country="US"/>
    </style:style>
    <style:style style:name="T8380" style:parent-style-name="s" style:family="text">
      <style:text-properties style:font-name="Consolas" fo:color="#DD1144" fo:language="en" fo:country="US"/>
    </style:style>
    <style:style style:name="T8381" style:parent-style-name="p" style:family="text">
      <style:text-properties style:font-name="Consolas" fo:color="#000000" fo:language="en" fo:country="US"/>
    </style:style>
    <style:style style:name="P8382" style:parent-style-name="HTMLconformatoprevio" style:family="paragraph">
      <style:paragraph-properties fo:border="0.0034in solid #E5E7EB" fo:padding="0in" style:shadow="none" fo:background-color="#FFFFFF"/>
    </style:style>
    <style:style style:name="T8383" style:parent-style-name="cl" style:family="text">
      <style:text-properties style:font-name="Consolas" fo:color="#000000" fo:language="en" fo:country="US"/>
    </style:style>
    <style:style style:name="T8384" style:parent-style-name="p" style:family="text">
      <style:text-properties style:font-name="Consolas" fo:color="#000000" fo:language="en" fo:country="US"/>
    </style:style>
    <style:style style:name="T8385" style:parent-style-name="nt" style:family="text">
      <style:text-properties style:font-name="Consolas" fo:color="#000080" fo:language="en" fo:country="US"/>
    </style:style>
    <style:style style:name="T8386" style:parent-style-name="cl" style:family="text">
      <style:text-properties style:font-name="Consolas" fo:color="#000000" fo:language="en" fo:country="US"/>
    </style:style>
    <style:style style:name="T8387" style:parent-style-name="na" style:family="text">
      <style:text-properties style:font-name="Consolas" fo:color="#008080" fo:language="en" fo:country="US"/>
    </style:style>
    <style:style style:name="T8388" style:parent-style-name="o" style:family="text">
      <style:text-properties style:font-name="Consolas" fo:font-weight="bold" style:font-weight-asian="bold" style:font-weight-complex="bold" fo:color="#000000" fo:language="en" fo:country="US"/>
    </style:style>
    <style:style style:name="T8389" style:parent-style-name="s" style:family="text">
      <style:text-properties style:font-name="Consolas" fo:color="#DD1144" fo:language="en" fo:country="US"/>
    </style:style>
    <style:style style:name="T8390" style:parent-style-name="p" style:family="text">
      <style:text-properties style:font-name="Consolas" fo:color="#000000" fo:language="en" fo:country="US"/>
    </style:style>
    <style:style style:name="T8391" style:parent-style-name="cl" style:family="text">
      <style:text-properties style:font-name="Consolas" fo:color="#000000" fo:language="en" fo:country="US"/>
    </style:style>
    <style:style style:name="T8392" style:parent-style-name="p" style:family="text">
      <style:text-properties style:font-name="Consolas" fo:color="#000000" fo:language="en" fo:country="US"/>
    </style:style>
    <style:style style:name="T8393" style:parent-style-name="nt" style:family="text">
      <style:text-properties style:font-name="Consolas" fo:color="#000080" fo:language="en" fo:country="US"/>
    </style:style>
    <style:style style:name="T8394" style:parent-style-name="p" style:family="text">
      <style:text-properties style:font-name="Consolas" fo:color="#000000" fo:language="en" fo:country="US"/>
    </style:style>
    <style:style style:name="P8395" style:parent-style-name="HTMLconformatoprevio" style:family="paragraph">
      <style:paragraph-properties fo:border="0.0034in solid #E5E7EB" fo:padding="0in" style:shadow="none" fo:background-color="#FFFFFF"/>
    </style:style>
    <style:style style:name="T8396" style:parent-style-name="cl" style:family="text">
      <style:text-properties style:font-name="Consolas" fo:color="#000000" fo:language="en" fo:country="US"/>
    </style:style>
    <style:style style:name="T8397" style:parent-style-name="p" style:family="text">
      <style:text-properties style:font-name="Consolas" fo:color="#000000" fo:language="en" fo:country="US"/>
    </style:style>
    <style:style style:name="T8398" style:parent-style-name="nt" style:family="text">
      <style:text-properties style:font-name="Consolas" fo:color="#000080" fo:language="en" fo:country="US"/>
    </style:style>
    <style:style style:name="T8399" style:parent-style-name="p" style:family="text">
      <style:text-properties style:font-name="Consolas" fo:color="#000000" fo:language="en" fo:country="US"/>
    </style:style>
    <style:style style:name="P8400" style:parent-style-name="HTMLconformatoprevio" style:family="paragraph">
      <style:paragraph-properties fo:border="0.0034in solid #E5E7EB" fo:padding="0in" style:shadow="none" fo:background-color="#FFFFFF"/>
    </style:style>
    <style:style style:name="T8401" style:parent-style-name="cl" style:family="text">
      <style:text-properties style:font-name="Consolas" fo:color="#000000" fo:language="en" fo:country="US"/>
    </style:style>
    <style:style style:name="T8402" style:parent-style-name="p" style:family="text">
      <style:text-properties style:font-name="Consolas" fo:color="#000000" fo:language="en" fo:country="US"/>
    </style:style>
    <style:style style:name="T8403" style:parent-style-name="nt" style:family="text">
      <style:text-properties style:font-name="Consolas" fo:color="#000080" fo:language="en" fo:country="US"/>
    </style:style>
    <style:style style:name="T8404" style:parent-style-name="cl" style:family="text">
      <style:text-properties style:font-name="Consolas" fo:color="#000000" fo:language="en" fo:country="US"/>
    </style:style>
    <style:style style:name="T8405" style:parent-style-name="na" style:family="text">
      <style:text-properties style:font-name="Consolas" fo:color="#008080" fo:language="en" fo:country="US"/>
    </style:style>
    <style:style style:name="T8406" style:parent-style-name="o" style:family="text">
      <style:text-properties style:font-name="Consolas" fo:font-weight="bold" style:font-weight-asian="bold" style:font-weight-complex="bold" fo:color="#000000" fo:language="en" fo:country="US"/>
    </style:style>
    <style:style style:name="T8407" style:parent-style-name="s" style:family="text">
      <style:text-properties style:font-name="Consolas" fo:color="#DD1144" fo:language="en" fo:country="US"/>
    </style:style>
    <style:style style:name="T8408" style:parent-style-name="p" style:family="text">
      <style:text-properties style:font-name="Consolas" fo:color="#000000" fo:language="en" fo:country="US"/>
    </style:style>
    <style:style style:name="P8409" style:parent-style-name="HTMLconformatoprevio" style:family="paragraph">
      <style:paragraph-properties fo:border="0.0034in solid #E5E7EB" fo:padding="0in" style:shadow="none" fo:background-color="#FFFFFF"/>
    </style:style>
    <style:style style:name="T8410" style:parent-style-name="cl" style:family="text">
      <style:text-properties style:font-name="Consolas" fo:color="#000000" fo:language="en" fo:country="US"/>
    </style:style>
    <style:style style:name="T8411" style:parent-style-name="p" style:family="text">
      <style:text-properties style:font-name="Consolas" fo:color="#000000"/>
    </style:style>
    <style:style style:name="T8412" style:parent-style-name="nt" style:family="text">
      <style:text-properties style:font-name="Consolas" fo:color="#000080"/>
    </style:style>
    <style:style style:name="T8413" style:parent-style-name="cl" style:family="text">
      <style:text-properties style:font-name="Consolas" fo:color="#000000"/>
    </style:style>
    <style:style style:name="T8414" style:parent-style-name="na" style:family="text">
      <style:text-properties style:font-name="Consolas" fo:color="#008080"/>
    </style:style>
    <style:style style:name="T8415" style:parent-style-name="o" style:family="text">
      <style:text-properties style:font-name="Consolas" fo:font-weight="bold" style:font-weight-asian="bold" style:font-weight-complex="bold" fo:color="#000000"/>
    </style:style>
    <style:style style:name="T8416" style:parent-style-name="s" style:family="text">
      <style:text-properties style:font-name="Consolas" fo:color="#DD1144"/>
    </style:style>
    <style:style style:name="T8417" style:parent-style-name="p" style:family="text">
      <style:text-properties style:font-name="Consolas" fo:color="#000000"/>
    </style:style>
    <style:style style:name="T8418" style:parent-style-name="cl" style:family="text">
      <style:text-properties style:font-name="Consolas" fo:color="#000000"/>
    </style:style>
    <style:style style:name="T8419" style:parent-style-name="p" style:family="text">
      <style:text-properties style:font-name="Consolas" fo:color="#000000"/>
    </style:style>
    <style:style style:name="T8420" style:parent-style-name="nt" style:family="text">
      <style:text-properties style:font-name="Consolas" fo:color="#000080"/>
    </style:style>
    <style:style style:name="T8421" style:parent-style-name="p" style:family="text">
      <style:text-properties style:font-name="Consolas" fo:color="#000000"/>
    </style:style>
    <style:style style:name="P8422" style:parent-style-name="HTMLconformatoprevio" style:family="paragraph">
      <style:paragraph-properties fo:border="0.0034in solid #E5E7EB" fo:padding="0in" style:shadow="none" fo:background-color="#FFFFFF"/>
    </style:style>
    <style:style style:name="T8423" style:parent-style-name="cl" style:family="text">
      <style:text-properties style:font-name="Consolas" fo:color="#000000"/>
    </style:style>
    <style:style style:name="T8424" style:parent-style-name="p" style:family="text">
      <style:text-properties style:font-name="Consolas" fo:color="#000000"/>
    </style:style>
    <style:style style:name="T8425" style:parent-style-name="nt" style:family="text">
      <style:text-properties style:font-name="Consolas" fo:color="#000080"/>
    </style:style>
    <style:style style:name="T8426" style:parent-style-name="p" style:family="text">
      <style:text-properties style:font-name="Consolas" fo:color="#000000"/>
    </style:style>
    <style:style style:name="P8427" style:parent-style-name="HTMLconformatoprevio" style:family="paragraph">
      <style:paragraph-properties fo:border="0.0034in solid #E5E7EB" fo:padding="0in" style:shadow="none" fo:background-color="#FFFFFF"/>
    </style:style>
    <style:style style:name="T8428" style:parent-style-name="cl" style:family="text">
      <style:text-properties style:font-name="Consolas" fo:color="#000000"/>
    </style:style>
    <style:style style:name="T8429" style:parent-style-name="p" style:family="text">
      <style:text-properties style:font-name="Consolas" fo:color="#000000"/>
    </style:style>
    <style:style style:name="T8430" style:parent-style-name="nt" style:family="text">
      <style:text-properties style:font-name="Consolas" fo:color="#000080"/>
    </style:style>
    <style:style style:name="T8431" style:parent-style-name="p" style:family="text">
      <style:text-properties style:font-name="Consolas" fo:color="#000000"/>
    </style:style>
    <style:style style:name="P8432" style:parent-style-name="HTMLconformatoprevio" style:family="paragraph">
      <style:paragraph-properties fo:border="0.0034in solid #E5E7EB" fo:padding="0in" style:shadow="none" fo:background-color="#FFFFFF"/>
    </style:style>
    <style:style style:name="T8433" style:parent-style-name="p" style:family="text">
      <style:text-properties style:font-name="Consolas" fo:color="#000000"/>
    </style:style>
    <style:style style:name="T8434" style:parent-style-name="nt" style:family="text">
      <style:text-properties style:font-name="Consolas" fo:color="#000080"/>
    </style:style>
    <style:style style:name="T8435" style:parent-style-name="p" style:family="text">
      <style:text-properties style:font-name="Consolas" fo:color="#000000"/>
    </style:style>
    <style:style style:name="P843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437" style:parent-style-name="NormalWeb" style:family="paragraph">
      <style:paragraph-properties fo:border="0.0034in solid #E5E7EB" fo:padding="0in" style:shadow="none" fo:background-color="#FFFFFF"/>
    </style:style>
    <style:style style:name="T8438" style:parent-style-name="Fuentedepárrafopredeter." style:family="text">
      <style:text-properties style:font-name="Arial" style:font-name-complex="Arial" fo:color="#000000"/>
    </style:style>
    <style:style style:name="T8439" style:parent-style-name="CódigoHTML" style:family="text">
      <style:text-properties style:font-name="Consolas" fo:color="#000000" fo:font-size="11pt" style:font-size-asian="11pt" style:font-size-complex="11pt"/>
    </style:style>
    <style:style style:name="T8440" style:parent-style-name="Fuentedepárrafopredeter." style:family="text">
      <style:text-properties style:font-name="Arial" style:font-name-complex="Arial" fo:color="#000000"/>
    </style:style>
    <style:style style:name="T8441" style:parent-style-name="CódigoHTML" style:family="text">
      <style:text-properties style:font-name="Consolas" fo:color="#000000" fo:font-size="11pt" style:font-size-asian="11pt" style:font-size-complex="11pt"/>
    </style:style>
    <style:style style:name="T8442" style:parent-style-name="Fuentedepárrafopredeter." style:family="text">
      <style:text-properties style:font-name="Arial" style:font-name-complex="Arial" fo:color="#000000"/>
    </style:style>
    <style:style style:name="T8443" style:parent-style-name="CódigoHTML" style:family="text">
      <style:text-properties style:font-name="Consolas" fo:color="#000000" fo:font-size="11pt" style:font-size-asian="11pt" style:font-size-complex="11pt"/>
    </style:style>
    <style:style style:name="T8444" style:parent-style-name="Fuentedepárrafopredeter." style:family="text">
      <style:text-properties style:font-name="Arial" style:font-name-complex="Arial" fo:color="#000000"/>
    </style:style>
    <style:style style:name="T8445" style:parent-style-name="CódigoHTML" style:family="text">
      <style:text-properties style:font-name="Consolas" fo:color="#000000" fo:font-size="11pt" style:font-size-asian="11pt" style:font-size-complex="11pt"/>
    </style:style>
    <style:style style:name="T8446" style:parent-style-name="Fuentedepárrafopredeter." style:family="text">
      <style:text-properties style:font-name="Arial" style:font-name-complex="Arial" fo:color="#000000"/>
    </style:style>
    <style:style style:name="P8447" style:parent-style-name="HTMLconformatoprevio" style:family="paragraph">
      <style:paragraph-properties fo:border="0.0034in solid #E5E7EB" fo:padding="0in" style:shadow="none" fo:background-color="#FFFFFF"/>
    </style:style>
    <style:style style:name="T8448" style:parent-style-name="p" style:family="text">
      <style:text-properties style:font-name="Consolas" fo:color="#000000" fo:language="en" fo:country="US"/>
    </style:style>
    <style:style style:name="T8449" style:parent-style-name="nt" style:family="text">
      <style:text-properties style:font-name="Consolas" fo:color="#000080" fo:language="en" fo:country="US"/>
    </style:style>
    <style:style style:name="T8450" style:parent-style-name="cl" style:family="text">
      <style:text-properties style:font-name="Consolas" fo:color="#000000" fo:language="en" fo:country="US"/>
    </style:style>
    <style:style style:name="T8451" style:parent-style-name="na" style:family="text">
      <style:text-properties style:font-name="Consolas" fo:color="#008080" fo:language="en" fo:country="US"/>
    </style:style>
    <style:style style:name="T8452" style:parent-style-name="o" style:family="text">
      <style:text-properties style:font-name="Consolas" fo:font-weight="bold" style:font-weight-asian="bold" style:font-weight-complex="bold" fo:color="#000000" fo:language="en" fo:country="US"/>
    </style:style>
    <style:style style:name="T8453" style:parent-style-name="s" style:family="text">
      <style:text-properties style:font-name="Consolas" fo:color="#DD1144" fo:language="en" fo:country="US"/>
    </style:style>
    <style:style style:name="T8454" style:parent-style-name="p" style:family="text">
      <style:text-properties style:font-name="Consolas" fo:color="#000000" fo:language="en" fo:country="US"/>
    </style:style>
    <style:style style:name="P8455" style:parent-style-name="HTMLconformatoprevio" style:family="paragraph">
      <style:paragraph-properties fo:border="0.0034in solid #E5E7EB" fo:padding="0in" style:shadow="none" fo:background-color="#FFFFFF"/>
    </style:style>
    <style:style style:name="T8456" style:parent-style-name="cl" style:family="text">
      <style:text-properties style:font-name="Consolas" fo:color="#000000" fo:language="en" fo:country="US"/>
    </style:style>
    <style:style style:name="T8457" style:parent-style-name="p" style:family="text">
      <style:text-properties style:font-name="Consolas" fo:color="#000000" fo:language="en" fo:country="US"/>
    </style:style>
    <style:style style:name="T8458" style:parent-style-name="nt" style:family="text">
      <style:text-properties style:font-name="Consolas" fo:color="#000080" fo:language="en" fo:country="US"/>
    </style:style>
    <style:style style:name="T8459" style:parent-style-name="cl" style:family="text">
      <style:text-properties style:font-name="Consolas" fo:color="#000000" fo:language="en" fo:country="US"/>
    </style:style>
    <style:style style:name="T8460" style:parent-style-name="na" style:family="text">
      <style:text-properties style:font-name="Consolas" fo:color="#008080" fo:language="en" fo:country="US"/>
    </style:style>
    <style:style style:name="T8461" style:parent-style-name="o" style:family="text">
      <style:text-properties style:font-name="Consolas" fo:font-weight="bold" style:font-weight-asian="bold" style:font-weight-complex="bold" fo:color="#000000" fo:language="en" fo:country="US"/>
    </style:style>
    <style:style style:name="T8462" style:parent-style-name="s" style:family="text">
      <style:text-properties style:font-name="Consolas" fo:color="#DD1144" fo:language="en" fo:country="US"/>
    </style:style>
    <style:style style:name="T8463" style:parent-style-name="p" style:family="text">
      <style:text-properties style:font-name="Consolas" fo:color="#000000" fo:language="en" fo:country="US"/>
    </style:style>
    <style:style style:name="P8464" style:parent-style-name="HTMLconformatoprevio" style:family="paragraph">
      <style:paragraph-properties fo:border="0.0034in solid #E5E7EB" fo:padding="0in" style:shadow="none" fo:background-color="#FFFFFF"/>
    </style:style>
    <style:style style:name="T8465" style:parent-style-name="cl" style:family="text">
      <style:text-properties style:font-name="Consolas" fo:color="#000000" fo:language="en" fo:country="US"/>
    </style:style>
    <style:style style:name="T8466" style:parent-style-name="p" style:family="text">
      <style:text-properties style:font-name="Consolas" fo:color="#000000" fo:language="en" fo:country="US"/>
    </style:style>
    <style:style style:name="T8467" style:parent-style-name="nt" style:family="text">
      <style:text-properties style:font-name="Consolas" fo:color="#000080" fo:language="en" fo:country="US"/>
    </style:style>
    <style:style style:name="T8468" style:parent-style-name="cl" style:family="text">
      <style:text-properties style:font-name="Consolas" fo:color="#000000" fo:language="en" fo:country="US"/>
    </style:style>
    <style:style style:name="T8469" style:parent-style-name="na" style:family="text">
      <style:text-properties style:font-name="Consolas" fo:color="#008080" fo:language="en" fo:country="US"/>
    </style:style>
    <style:style style:name="T8470" style:parent-style-name="o" style:family="text">
      <style:text-properties style:font-name="Consolas" fo:font-weight="bold" style:font-weight-asian="bold" style:font-weight-complex="bold" fo:color="#000000" fo:language="en" fo:country="US"/>
    </style:style>
    <style:style style:name="T8471" style:parent-style-name="s" style:family="text">
      <style:text-properties style:font-name="Consolas" fo:color="#DD1144" fo:language="en" fo:country="US"/>
    </style:style>
    <style:style style:name="T8472" style:parent-style-name="p" style:family="text">
      <style:text-properties style:font-name="Consolas" fo:color="#000000" fo:language="en" fo:country="US"/>
    </style:style>
    <style:style style:name="P8473" style:parent-style-name="HTMLconformatoprevio" style:family="paragraph">
      <style:paragraph-properties fo:border="0.0034in solid #E5E7EB" fo:padding="0in" style:shadow="none" fo:background-color="#FFFFFF"/>
    </style:style>
    <style:style style:name="T8474" style:parent-style-name="cl" style:family="text">
      <style:text-properties style:font-name="Consolas" fo:color="#000000" fo:language="en" fo:country="US"/>
    </style:style>
    <style:style style:name="T8475" style:parent-style-name="p" style:family="text">
      <style:text-properties style:font-name="Consolas" fo:color="#000000" fo:language="en" fo:country="US"/>
    </style:style>
    <style:style style:name="T8476" style:parent-style-name="nt" style:family="text">
      <style:text-properties style:font-name="Consolas" fo:color="#000080" fo:language="en" fo:country="US"/>
    </style:style>
    <style:style style:name="T8477" style:parent-style-name="cl" style:family="text">
      <style:text-properties style:font-name="Consolas" fo:color="#000000" fo:language="en" fo:country="US"/>
    </style:style>
    <style:style style:name="T8478" style:parent-style-name="na" style:family="text">
      <style:text-properties style:font-name="Consolas" fo:color="#008080" fo:language="en" fo:country="US"/>
    </style:style>
    <style:style style:name="T8479" style:parent-style-name="o" style:family="text">
      <style:text-properties style:font-name="Consolas" fo:font-weight="bold" style:font-weight-asian="bold" style:font-weight-complex="bold" fo:color="#000000" fo:language="en" fo:country="US"/>
    </style:style>
    <style:style style:name="T8480" style:parent-style-name="s" style:family="text">
      <style:text-properties style:font-name="Consolas" fo:color="#DD1144" fo:language="en" fo:country="US"/>
    </style:style>
    <style:style style:name="T8481" style:parent-style-name="p" style:family="text">
      <style:text-properties style:font-name="Consolas" fo:color="#000000" fo:language="en" fo:country="US"/>
    </style:style>
    <style:style style:name="T8482" style:parent-style-name="cl" style:family="text">
      <style:text-properties style:font-name="Consolas" fo:color="#000000" fo:language="en" fo:country="US"/>
    </style:style>
    <style:style style:name="T8483" style:parent-style-name="p" style:family="text">
      <style:text-properties style:font-name="Consolas" fo:color="#000000" fo:language="en" fo:country="US"/>
    </style:style>
    <style:style style:name="T8484" style:parent-style-name="nt" style:family="text">
      <style:text-properties style:font-name="Consolas" fo:color="#000080" fo:language="en" fo:country="US"/>
    </style:style>
    <style:style style:name="T8485" style:parent-style-name="p" style:family="text">
      <style:text-properties style:font-name="Consolas" fo:color="#000000" fo:language="en" fo:country="US"/>
    </style:style>
    <style:style style:name="P8486" style:parent-style-name="HTMLconformatoprevio" style:family="paragraph">
      <style:paragraph-properties fo:border="0.0034in solid #E5E7EB" fo:padding="0in" style:shadow="none" fo:background-color="#FFFFFF"/>
    </style:style>
    <style:style style:name="T8487" style:parent-style-name="cl" style:family="text">
      <style:text-properties style:font-name="Consolas" fo:color="#000000" fo:language="en" fo:country="US"/>
    </style:style>
    <style:style style:name="T8488" style:parent-style-name="p" style:family="text">
      <style:text-properties style:font-name="Consolas" fo:color="#000000" fo:language="en" fo:country="US"/>
    </style:style>
    <style:style style:name="T8489" style:parent-style-name="nt" style:family="text">
      <style:text-properties style:font-name="Consolas" fo:color="#000080" fo:language="en" fo:country="US"/>
    </style:style>
    <style:style style:name="T8490" style:parent-style-name="p" style:family="text">
      <style:text-properties style:font-name="Consolas" fo:color="#000000" fo:language="en" fo:country="US"/>
    </style:style>
    <style:style style:name="P8491" style:parent-style-name="HTMLconformatoprevio" style:family="paragraph">
      <style:paragraph-properties fo:border="0.0034in solid #E5E7EB" fo:padding="0in" style:shadow="none" fo:background-color="#FFFFFF"/>
    </style:style>
    <style:style style:name="T8492" style:parent-style-name="cl" style:family="text">
      <style:text-properties style:font-name="Consolas" fo:color="#000000" fo:language="en" fo:country="US"/>
    </style:style>
    <style:style style:name="T8493" style:parent-style-name="p" style:family="text">
      <style:text-properties style:font-name="Consolas" fo:color="#000000" fo:language="en" fo:country="US"/>
    </style:style>
    <style:style style:name="T8494" style:parent-style-name="nt" style:family="text">
      <style:text-properties style:font-name="Consolas" fo:color="#000080" fo:language="en" fo:country="US"/>
    </style:style>
    <style:style style:name="T8495" style:parent-style-name="cl" style:family="text">
      <style:text-properties style:font-name="Consolas" fo:color="#000000" fo:language="en" fo:country="US"/>
    </style:style>
    <style:style style:name="T8496" style:parent-style-name="na" style:family="text">
      <style:text-properties style:font-name="Consolas" fo:color="#008080" fo:language="en" fo:country="US"/>
    </style:style>
    <style:style style:name="T8497" style:parent-style-name="o" style:family="text">
      <style:text-properties style:font-name="Consolas" fo:font-weight="bold" style:font-weight-asian="bold" style:font-weight-complex="bold" fo:color="#000000" fo:language="en" fo:country="US"/>
    </style:style>
    <style:style style:name="T8498" style:parent-style-name="s" style:family="text">
      <style:text-properties style:font-name="Consolas" fo:color="#DD1144" fo:language="en" fo:country="US"/>
    </style:style>
    <style:style style:name="T8499" style:parent-style-name="p" style:family="text">
      <style:text-properties style:font-name="Consolas" fo:color="#000000" fo:language="en" fo:country="US"/>
    </style:style>
    <style:style style:name="P8500" style:parent-style-name="HTMLconformatoprevio" style:family="paragraph">
      <style:paragraph-properties fo:border="0.0034in solid #E5E7EB" fo:padding="0in" style:shadow="none" fo:background-color="#FFFFFF"/>
    </style:style>
    <style:style style:name="T8501" style:parent-style-name="cl" style:family="text">
      <style:text-properties style:font-name="Consolas" fo:color="#000000" fo:language="en" fo:country="US"/>
    </style:style>
    <style:style style:name="T8502" style:parent-style-name="p" style:family="text">
      <style:text-properties style:font-name="Consolas" fo:color="#000000" fo:language="en" fo:country="US"/>
    </style:style>
    <style:style style:name="T8503" style:parent-style-name="nt" style:family="text">
      <style:text-properties style:font-name="Consolas" fo:color="#000080" fo:language="en" fo:country="US"/>
    </style:style>
    <style:style style:name="T8504" style:parent-style-name="cl" style:family="text">
      <style:text-properties style:font-name="Consolas" fo:color="#000000" fo:language="en" fo:country="US"/>
    </style:style>
    <style:style style:name="T8505" style:parent-style-name="na" style:family="text">
      <style:text-properties style:font-name="Consolas" fo:color="#008080" fo:language="en" fo:country="US"/>
    </style:style>
    <style:style style:name="T8506" style:parent-style-name="o" style:family="text">
      <style:text-properties style:font-name="Consolas" fo:font-weight="bold" style:font-weight-asian="bold" style:font-weight-complex="bold" fo:color="#000000" fo:language="en" fo:country="US"/>
    </style:style>
    <style:style style:name="T8507" style:parent-style-name="s" style:family="text">
      <style:text-properties style:font-name="Consolas" fo:color="#DD1144" fo:language="en" fo:country="US"/>
    </style:style>
    <style:style style:name="T8508" style:parent-style-name="p" style:family="text">
      <style:text-properties style:font-name="Consolas" fo:color="#000000" fo:language="en" fo:country="US"/>
    </style:style>
    <style:style style:name="T8509" style:parent-style-name="cl" style:family="text">
      <style:text-properties style:font-name="Consolas" fo:color="#000000" fo:language="en" fo:country="US"/>
    </style:style>
    <style:style style:name="T8510" style:parent-style-name="p" style:family="text">
      <style:text-properties style:font-name="Consolas" fo:color="#000000" fo:language="en" fo:country="US"/>
    </style:style>
    <style:style style:name="T8511" style:parent-style-name="nt" style:family="text">
      <style:text-properties style:font-name="Consolas" fo:color="#000080" fo:language="en" fo:country="US"/>
    </style:style>
    <style:style style:name="T8512" style:parent-style-name="p" style:family="text">
      <style:text-properties style:font-name="Consolas" fo:color="#000000" fo:language="en" fo:country="US"/>
    </style:style>
    <style:style style:name="P8513" style:parent-style-name="HTMLconformatoprevio" style:family="paragraph">
      <style:paragraph-properties fo:border="0.0034in solid #E5E7EB" fo:padding="0in" style:shadow="none" fo:background-color="#FFFFFF"/>
    </style:style>
    <style:style style:name="T8514" style:parent-style-name="cl" style:family="text">
      <style:text-properties style:font-name="Consolas" fo:color="#000000" fo:language="en" fo:country="US"/>
    </style:style>
    <style:style style:name="T8515" style:parent-style-name="p" style:family="text">
      <style:text-properties style:font-name="Consolas" fo:color="#000000" fo:language="en" fo:country="US"/>
    </style:style>
    <style:style style:name="T8516" style:parent-style-name="nt" style:family="text">
      <style:text-properties style:font-name="Consolas" fo:color="#000080" fo:language="en" fo:country="US"/>
    </style:style>
    <style:style style:name="T8517" style:parent-style-name="p" style:family="text">
      <style:text-properties style:font-name="Consolas" fo:color="#000000" fo:language="en" fo:country="US"/>
    </style:style>
    <style:style style:name="P8518" style:parent-style-name="HTMLconformatoprevio" style:family="paragraph">
      <style:paragraph-properties fo:border="0.0034in solid #E5E7EB" fo:padding="0in" style:shadow="none" fo:background-color="#FFFFFF"/>
    </style:style>
    <style:style style:name="T8519" style:parent-style-name="cl" style:family="text">
      <style:text-properties style:font-name="Consolas" fo:color="#000000" fo:language="en" fo:country="US"/>
    </style:style>
    <style:style style:name="T8520" style:parent-style-name="p" style:family="text">
      <style:text-properties style:font-name="Consolas" fo:color="#000000" fo:language="en" fo:country="US"/>
    </style:style>
    <style:style style:name="T8521" style:parent-style-name="nt" style:family="text">
      <style:text-properties style:font-name="Consolas" fo:color="#000080" fo:language="en" fo:country="US"/>
    </style:style>
    <style:style style:name="T8522" style:parent-style-name="cl" style:family="text">
      <style:text-properties style:font-name="Consolas" fo:color="#000000" fo:language="en" fo:country="US"/>
    </style:style>
    <style:style style:name="T8523" style:parent-style-name="na" style:family="text">
      <style:text-properties style:font-name="Consolas" fo:color="#008080" fo:language="en" fo:country="US"/>
    </style:style>
    <style:style style:name="T8524" style:parent-style-name="o" style:family="text">
      <style:text-properties style:font-name="Consolas" fo:font-weight="bold" style:font-weight-asian="bold" style:font-weight-complex="bold" fo:color="#000000" fo:language="en" fo:country="US"/>
    </style:style>
    <style:style style:name="T8525" style:parent-style-name="s" style:family="text">
      <style:text-properties style:font-name="Consolas" fo:color="#DD1144" fo:language="en" fo:country="US"/>
    </style:style>
    <style:style style:name="T8526" style:parent-style-name="p" style:family="text">
      <style:text-properties style:font-name="Consolas" fo:color="#000000" fo:language="en" fo:country="US"/>
    </style:style>
    <style:style style:name="P8527" style:parent-style-name="HTMLconformatoprevio" style:family="paragraph">
      <style:paragraph-properties fo:border="0.0034in solid #E5E7EB" fo:padding="0in" style:shadow="none" fo:background-color="#FFFFFF"/>
    </style:style>
    <style:style style:name="T8528" style:parent-style-name="cl" style:family="text">
      <style:text-properties style:font-name="Consolas" fo:color="#000000" fo:language="en" fo:country="US"/>
    </style:style>
    <style:style style:name="T8529" style:parent-style-name="p" style:family="text">
      <style:text-properties style:font-name="Consolas" fo:color="#000000" fo:language="en" fo:country="US"/>
    </style:style>
    <style:style style:name="T8530" style:parent-style-name="nt" style:family="text">
      <style:text-properties style:font-name="Consolas" fo:color="#000080" fo:language="en" fo:country="US"/>
    </style:style>
    <style:style style:name="T8531" style:parent-style-name="cl" style:family="text">
      <style:text-properties style:font-name="Consolas" fo:color="#000000" fo:language="en" fo:country="US"/>
    </style:style>
    <style:style style:name="T8532" style:parent-style-name="na" style:family="text">
      <style:text-properties style:font-name="Consolas" fo:color="#008080" fo:language="en" fo:country="US"/>
    </style:style>
    <style:style style:name="T8533" style:parent-style-name="o" style:family="text">
      <style:text-properties style:font-name="Consolas" fo:font-weight="bold" style:font-weight-asian="bold" style:font-weight-complex="bold" fo:color="#000000" fo:language="en" fo:country="US"/>
    </style:style>
    <style:style style:name="T8534" style:parent-style-name="s" style:family="text">
      <style:text-properties style:font-name="Consolas" fo:color="#DD1144" fo:language="en" fo:country="US"/>
    </style:style>
    <style:style style:name="T8535" style:parent-style-name="p" style:family="text">
      <style:text-properties style:font-name="Consolas" fo:color="#000000" fo:language="en" fo:country="US"/>
    </style:style>
    <style:style style:name="T8536" style:parent-style-name="cl" style:family="text">
      <style:text-properties style:font-name="Consolas" fo:color="#000000" fo:language="en" fo:country="US"/>
    </style:style>
    <style:style style:name="T8537" style:parent-style-name="p" style:family="text">
      <style:text-properties style:font-name="Consolas" fo:color="#000000" fo:language="en" fo:country="US"/>
    </style:style>
    <style:style style:name="T8538" style:parent-style-name="nt" style:family="text">
      <style:text-properties style:font-name="Consolas" fo:color="#000080" fo:language="en" fo:country="US"/>
    </style:style>
    <style:style style:name="T8539" style:parent-style-name="p" style:family="text">
      <style:text-properties style:font-name="Consolas" fo:color="#000000" fo:language="en" fo:country="US"/>
    </style:style>
    <style:style style:name="P8540" style:parent-style-name="HTMLconformatoprevio" style:family="paragraph">
      <style:paragraph-properties fo:border="0.0034in solid #E5E7EB" fo:padding="0in" style:shadow="none" fo:background-color="#FFFFFF"/>
    </style:style>
    <style:style style:name="T8541" style:parent-style-name="cl" style:family="text">
      <style:text-properties style:font-name="Consolas" fo:color="#000000" fo:language="en" fo:country="US"/>
    </style:style>
    <style:style style:name="T8542" style:parent-style-name="p" style:family="text">
      <style:text-properties style:font-name="Consolas" fo:color="#000000" fo:language="en" fo:country="US"/>
    </style:style>
    <style:style style:name="T8543" style:parent-style-name="nt" style:family="text">
      <style:text-properties style:font-name="Consolas" fo:color="#000080" fo:language="en" fo:country="US"/>
    </style:style>
    <style:style style:name="T8544" style:parent-style-name="p" style:family="text">
      <style:text-properties style:font-name="Consolas" fo:color="#000000" fo:language="en" fo:country="US"/>
    </style:style>
    <style:style style:name="P8545" style:parent-style-name="HTMLconformatoprevio" style:family="paragraph">
      <style:paragraph-properties fo:border="0.0034in solid #E5E7EB" fo:padding="0in" style:shadow="none" fo:background-color="#FFFFFF"/>
    </style:style>
    <style:style style:name="T8546" style:parent-style-name="cl" style:family="text">
      <style:text-properties style:font-name="Consolas" fo:color="#000000" fo:language="en" fo:country="US"/>
    </style:style>
    <style:style style:name="T8547" style:parent-style-name="p" style:family="text">
      <style:text-properties style:font-name="Consolas" fo:color="#000000" fo:language="en" fo:country="US"/>
    </style:style>
    <style:style style:name="T8548" style:parent-style-name="nt" style:family="text">
      <style:text-properties style:font-name="Consolas" fo:color="#000080" fo:language="en" fo:country="US"/>
    </style:style>
    <style:style style:name="T8549" style:parent-style-name="cl" style:family="text">
      <style:text-properties style:font-name="Consolas" fo:color="#000000" fo:language="en" fo:country="US"/>
    </style:style>
    <style:style style:name="T8550" style:parent-style-name="na" style:family="text">
      <style:text-properties style:font-name="Consolas" fo:color="#008080" fo:language="en" fo:country="US"/>
    </style:style>
    <style:style style:name="T8551" style:parent-style-name="o" style:family="text">
      <style:text-properties style:font-name="Consolas" fo:font-weight="bold" style:font-weight-asian="bold" style:font-weight-complex="bold" fo:color="#000000" fo:language="en" fo:country="US"/>
    </style:style>
    <style:style style:name="T8552" style:parent-style-name="s" style:family="text">
      <style:text-properties style:font-name="Consolas" fo:color="#DD1144" fo:language="en" fo:country="US"/>
    </style:style>
    <style:style style:name="T8553" style:parent-style-name="p" style:family="text">
      <style:text-properties style:font-name="Consolas" fo:color="#000000" fo:language="en" fo:country="US"/>
    </style:style>
    <style:style style:name="P8554" style:parent-style-name="HTMLconformatoprevio" style:family="paragraph">
      <style:paragraph-properties fo:border="0.0034in solid #E5E7EB" fo:padding="0in" style:shadow="none" fo:background-color="#FFFFFF"/>
    </style:style>
    <style:style style:name="T8555" style:parent-style-name="cl" style:family="text">
      <style:text-properties style:font-name="Consolas" fo:color="#000000" fo:language="en" fo:country="US"/>
    </style:style>
    <style:style style:name="T8556" style:parent-style-name="p" style:family="text">
      <style:text-properties style:font-name="Consolas" fo:color="#000000"/>
    </style:style>
    <style:style style:name="T8557" style:parent-style-name="nt" style:family="text">
      <style:text-properties style:font-name="Consolas" fo:color="#000080"/>
    </style:style>
    <style:style style:name="T8558" style:parent-style-name="cl" style:family="text">
      <style:text-properties style:font-name="Consolas" fo:color="#000000"/>
    </style:style>
    <style:style style:name="T8559" style:parent-style-name="na" style:family="text">
      <style:text-properties style:font-name="Consolas" fo:color="#008080"/>
    </style:style>
    <style:style style:name="T8560" style:parent-style-name="o" style:family="text">
      <style:text-properties style:font-name="Consolas" fo:font-weight="bold" style:font-weight-asian="bold" style:font-weight-complex="bold" fo:color="#000000"/>
    </style:style>
    <style:style style:name="T8561" style:parent-style-name="s" style:family="text">
      <style:text-properties style:font-name="Consolas" fo:color="#DD1144"/>
    </style:style>
    <style:style style:name="T8562" style:parent-style-name="p" style:family="text">
      <style:text-properties style:font-name="Consolas" fo:color="#000000"/>
    </style:style>
    <style:style style:name="T8563" style:parent-style-name="cl" style:family="text">
      <style:text-properties style:font-name="Consolas" fo:color="#000000"/>
    </style:style>
    <style:style style:name="T8564" style:parent-style-name="p" style:family="text">
      <style:text-properties style:font-name="Consolas" fo:color="#000000"/>
    </style:style>
    <style:style style:name="T8565" style:parent-style-name="nt" style:family="text">
      <style:text-properties style:font-name="Consolas" fo:color="#000080"/>
    </style:style>
    <style:style style:name="T8566" style:parent-style-name="p" style:family="text">
      <style:text-properties style:font-name="Consolas" fo:color="#000000"/>
    </style:style>
    <style:style style:name="P8567" style:parent-style-name="HTMLconformatoprevio" style:family="paragraph">
      <style:paragraph-properties fo:border="0.0034in solid #E5E7EB" fo:padding="0in" style:shadow="none" fo:background-color="#FFFFFF"/>
    </style:style>
    <style:style style:name="T8568" style:parent-style-name="cl" style:family="text">
      <style:text-properties style:font-name="Consolas" fo:color="#000000"/>
    </style:style>
    <style:style style:name="T8569" style:parent-style-name="p" style:family="text">
      <style:text-properties style:font-name="Consolas" fo:color="#000000"/>
    </style:style>
    <style:style style:name="T8570" style:parent-style-name="nt" style:family="text">
      <style:text-properties style:font-name="Consolas" fo:color="#000080"/>
    </style:style>
    <style:style style:name="T8571" style:parent-style-name="p" style:family="text">
      <style:text-properties style:font-name="Consolas" fo:color="#000000"/>
    </style:style>
    <style:style style:name="P8572" style:parent-style-name="HTMLconformatoprevio" style:family="paragraph">
      <style:paragraph-properties fo:border="0.0034in solid #E5E7EB" fo:padding="0in" style:shadow="none" fo:background-color="#FFFFFF"/>
    </style:style>
    <style:style style:name="T8573" style:parent-style-name="cl" style:family="text">
      <style:text-properties style:font-name="Consolas" fo:color="#000000"/>
    </style:style>
    <style:style style:name="T8574" style:parent-style-name="p" style:family="text">
      <style:text-properties style:font-name="Consolas" fo:color="#000000"/>
    </style:style>
    <style:style style:name="T8575" style:parent-style-name="nt" style:family="text">
      <style:text-properties style:font-name="Consolas" fo:color="#000080"/>
    </style:style>
    <style:style style:name="T8576" style:parent-style-name="p" style:family="text">
      <style:text-properties style:font-name="Consolas" fo:color="#000000"/>
    </style:style>
    <style:style style:name="P8577" style:parent-style-name="HTMLconformatoprevio" style:family="paragraph">
      <style:paragraph-properties fo:border="0.0034in solid #E5E7EB" fo:padding="0in" style:shadow="none" fo:background-color="#FFFFFF"/>
    </style:style>
    <style:style style:name="T8578" style:parent-style-name="p" style:family="text">
      <style:text-properties style:font-name="Consolas" fo:color="#000000"/>
    </style:style>
    <style:style style:name="T8579" style:parent-style-name="nt" style:family="text">
      <style:text-properties style:font-name="Consolas" fo:color="#000080"/>
    </style:style>
    <style:style style:name="T8580" style:parent-style-name="p" style:family="text">
      <style:text-properties style:font-name="Consolas" fo:color="#000000"/>
    </style:style>
    <style:style style:name="P8581"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582" style:parent-style-name="NormalWeb" style:family="paragraph">
      <style:paragraph-properties fo:border="0.0034in solid #E5E7EB" fo:padding="0in" style:shadow="none" fo:background-color="#FFFFFF"/>
    </style:style>
    <style:style style:name="T8583" style:parent-style-name="Fuentedepárrafopredeter." style:family="text">
      <style:text-properties style:font-name="Arial" style:font-name-complex="Arial" fo:color="#000000"/>
    </style:style>
    <style:style style:name="T8584" style:parent-style-name="CódigoHTML" style:family="text">
      <style:text-properties style:font-name="Consolas" fo:color="#000000" fo:font-size="11pt" style:font-size-asian="11pt" style:font-size-complex="11pt"/>
    </style:style>
    <style:style style:name="T8585" style:parent-style-name="Fuentedepárrafopredeter." style:family="text">
      <style:text-properties style:font-name="Arial" style:font-name-complex="Arial" fo:color="#000000"/>
    </style:style>
    <style:style style:name="T8586" style:parent-style-name="CódigoHTML" style:family="text">
      <style:text-properties style:font-name="Consolas" fo:color="#000000" fo:font-size="11pt" style:font-size-asian="11pt" style:font-size-complex="11pt"/>
    </style:style>
    <style:style style:name="T8587" style:parent-style-name="Fuentedepárrafopredeter." style:family="text">
      <style:text-properties style:font-name="Arial" style:font-name-complex="Arial" fo:color="#000000"/>
    </style:style>
    <style:style style:name="P8588" style:parent-style-name="HTMLconformatoprevio" style:family="paragraph">
      <style:paragraph-properties fo:border="0.0034in solid #E5E7EB" fo:padding="0in" style:shadow="none" fo:background-color="#FFFFFF"/>
    </style:style>
    <style:style style:name="T8589" style:parent-style-name="p" style:family="text">
      <style:text-properties style:font-name="Consolas" fo:color="#000000" fo:language="en" fo:country="US"/>
    </style:style>
    <style:style style:name="T8590" style:parent-style-name="nt" style:family="text">
      <style:text-properties style:font-name="Consolas" fo:color="#000080" fo:language="en" fo:country="US"/>
    </style:style>
    <style:style style:name="T8591" style:parent-style-name="cl" style:family="text">
      <style:text-properties style:font-name="Consolas" fo:color="#000000" fo:language="en" fo:country="US"/>
    </style:style>
    <style:style style:name="T8592" style:parent-style-name="na" style:family="text">
      <style:text-properties style:font-name="Consolas" fo:color="#008080" fo:language="en" fo:country="US"/>
    </style:style>
    <style:style style:name="T8593" style:parent-style-name="o" style:family="text">
      <style:text-properties style:font-name="Consolas" fo:font-weight="bold" style:font-weight-asian="bold" style:font-weight-complex="bold" fo:color="#000000" fo:language="en" fo:country="US"/>
    </style:style>
    <style:style style:name="T8594" style:parent-style-name="s" style:family="text">
      <style:text-properties style:font-name="Consolas" fo:color="#DD1144" fo:language="en" fo:country="US"/>
    </style:style>
    <style:style style:name="T8595" style:parent-style-name="p" style:family="text">
      <style:text-properties style:font-name="Consolas" fo:color="#000000" fo:language="en" fo:country="US"/>
    </style:style>
    <style:style style:name="P8596" style:parent-style-name="HTMLconformatoprevio" style:family="paragraph">
      <style:paragraph-properties fo:border="0.0034in solid #E5E7EB" fo:padding="0in" style:shadow="none" fo:background-color="#FFFFFF"/>
    </style:style>
    <style:style style:name="T8597" style:parent-style-name="cl" style:family="text">
      <style:text-properties style:font-name="Consolas" fo:color="#000000" fo:language="en" fo:country="US"/>
    </style:style>
    <style:style style:name="T8598" style:parent-style-name="p" style:family="text">
      <style:text-properties style:font-name="Consolas" fo:color="#000000" fo:language="en" fo:country="US"/>
    </style:style>
    <style:style style:name="T8599" style:parent-style-name="nt" style:family="text">
      <style:text-properties style:font-name="Consolas" fo:color="#000080" fo:language="en" fo:country="US"/>
    </style:style>
    <style:style style:name="T8600" style:parent-style-name="cl" style:family="text">
      <style:text-properties style:font-name="Consolas" fo:color="#000000" fo:language="en" fo:country="US"/>
    </style:style>
    <style:style style:name="T8601" style:parent-style-name="na" style:family="text">
      <style:text-properties style:font-name="Consolas" fo:color="#008080" fo:language="en" fo:country="US"/>
    </style:style>
    <style:style style:name="T8602" style:parent-style-name="o" style:family="text">
      <style:text-properties style:font-name="Consolas" fo:font-weight="bold" style:font-weight-asian="bold" style:font-weight-complex="bold" fo:color="#000000" fo:language="en" fo:country="US"/>
    </style:style>
    <style:style style:name="T8603" style:parent-style-name="s" style:family="text">
      <style:text-properties style:font-name="Consolas" fo:color="#DD1144" fo:language="en" fo:country="US"/>
    </style:style>
    <style:style style:name="T8604" style:parent-style-name="p" style:family="text">
      <style:text-properties style:font-name="Consolas" fo:color="#000000" fo:language="en" fo:country="US"/>
    </style:style>
    <style:style style:name="P8605" style:parent-style-name="HTMLconformatoprevio" style:family="paragraph">
      <style:paragraph-properties fo:border="0.0034in solid #E5E7EB" fo:padding="0in" style:shadow="none" fo:background-color="#FFFFFF"/>
    </style:style>
    <style:style style:name="T8606" style:parent-style-name="cl" style:family="text">
      <style:text-properties style:font-name="Consolas" fo:color="#000000" fo:language="en" fo:country="US"/>
    </style:style>
    <style:style style:name="T8607" style:parent-style-name="p" style:family="text">
      <style:text-properties style:font-name="Consolas" fo:color="#000000" fo:language="en" fo:country="US"/>
    </style:style>
    <style:style style:name="T8608" style:parent-style-name="nt" style:family="text">
      <style:text-properties style:font-name="Consolas" fo:color="#000080" fo:language="en" fo:country="US"/>
    </style:style>
    <style:style style:name="T8609" style:parent-style-name="cl" style:family="text">
      <style:text-properties style:font-name="Consolas" fo:color="#000000" fo:language="en" fo:country="US"/>
    </style:style>
    <style:style style:name="T8610" style:parent-style-name="na" style:family="text">
      <style:text-properties style:font-name="Consolas" fo:color="#008080" fo:language="en" fo:country="US"/>
    </style:style>
    <style:style style:name="T8611" style:parent-style-name="o" style:family="text">
      <style:text-properties style:font-name="Consolas" fo:font-weight="bold" style:font-weight-asian="bold" style:font-weight-complex="bold" fo:color="#000000" fo:language="en" fo:country="US"/>
    </style:style>
    <style:style style:name="T8612" style:parent-style-name="s" style:family="text">
      <style:text-properties style:font-name="Consolas" fo:color="#DD1144" fo:language="en" fo:country="US"/>
    </style:style>
    <style:style style:name="T8613" style:parent-style-name="p" style:family="text">
      <style:text-properties style:font-name="Consolas" fo:color="#000000" fo:language="en" fo:country="US"/>
    </style:style>
    <style:style style:name="P8614" style:parent-style-name="HTMLconformatoprevio" style:family="paragraph">
      <style:paragraph-properties fo:border="0.0034in solid #E5E7EB" fo:padding="0in" style:shadow="none" fo:background-color="#FFFFFF"/>
    </style:style>
    <style:style style:name="T8615" style:parent-style-name="cl" style:family="text">
      <style:text-properties style:font-name="Consolas" fo:color="#000000" fo:language="en" fo:country="US"/>
    </style:style>
    <style:style style:name="T8616" style:parent-style-name="p" style:family="text">
      <style:text-properties style:font-name="Consolas" fo:color="#000000" fo:language="en" fo:country="US"/>
    </style:style>
    <style:style style:name="T8617" style:parent-style-name="nt" style:family="text">
      <style:text-properties style:font-name="Consolas" fo:color="#000080" fo:language="en" fo:country="US"/>
    </style:style>
    <style:style style:name="T8618" style:parent-style-name="cl" style:family="text">
      <style:text-properties style:font-name="Consolas" fo:color="#000000" fo:language="en" fo:country="US"/>
    </style:style>
    <style:style style:name="T8619" style:parent-style-name="na" style:family="text">
      <style:text-properties style:font-name="Consolas" fo:color="#008080" fo:language="en" fo:country="US"/>
    </style:style>
    <style:style style:name="T8620" style:parent-style-name="o" style:family="text">
      <style:text-properties style:font-name="Consolas" fo:font-weight="bold" style:font-weight-asian="bold" style:font-weight-complex="bold" fo:color="#000000" fo:language="en" fo:country="US"/>
    </style:style>
    <style:style style:name="T8621" style:parent-style-name="s" style:family="text">
      <style:text-properties style:font-name="Consolas" fo:color="#DD1144" fo:language="en" fo:country="US"/>
    </style:style>
    <style:style style:name="T8622" style:parent-style-name="p" style:family="text">
      <style:text-properties style:font-name="Consolas" fo:color="#000000" fo:language="en" fo:country="US"/>
    </style:style>
    <style:style style:name="T8623" style:parent-style-name="cl" style:family="text">
      <style:text-properties style:font-name="Consolas" fo:color="#000000" fo:language="en" fo:country="US"/>
    </style:style>
    <style:style style:name="T8624" style:parent-style-name="p" style:family="text">
      <style:text-properties style:font-name="Consolas" fo:color="#000000" fo:language="en" fo:country="US"/>
    </style:style>
    <style:style style:name="T8625" style:parent-style-name="nt" style:family="text">
      <style:text-properties style:font-name="Consolas" fo:color="#000080" fo:language="en" fo:country="US"/>
    </style:style>
    <style:style style:name="T8626" style:parent-style-name="p" style:family="text">
      <style:text-properties style:font-name="Consolas" fo:color="#000000" fo:language="en" fo:country="US"/>
    </style:style>
    <style:style style:name="P8627" style:parent-style-name="HTMLconformatoprevio" style:family="paragraph">
      <style:paragraph-properties fo:border="0.0034in solid #E5E7EB" fo:padding="0in" style:shadow="none" fo:background-color="#FFFFFF"/>
    </style:style>
    <style:style style:name="T8628" style:parent-style-name="cl" style:family="text">
      <style:text-properties style:font-name="Consolas" fo:color="#000000" fo:language="en" fo:country="US"/>
    </style:style>
    <style:style style:name="T8629" style:parent-style-name="p" style:family="text">
      <style:text-properties style:font-name="Consolas" fo:color="#000000" fo:language="en" fo:country="US"/>
    </style:style>
    <style:style style:name="T8630" style:parent-style-name="nt" style:family="text">
      <style:text-properties style:font-name="Consolas" fo:color="#000080" fo:language="en" fo:country="US"/>
    </style:style>
    <style:style style:name="T8631" style:parent-style-name="p" style:family="text">
      <style:text-properties style:font-name="Consolas" fo:color="#000000" fo:language="en" fo:country="US"/>
    </style:style>
    <style:style style:name="P8632" style:parent-style-name="HTMLconformatoprevio" style:family="paragraph">
      <style:paragraph-properties fo:border="0.0034in solid #E5E7EB" fo:padding="0in" style:shadow="none" fo:background-color="#FFFFFF"/>
    </style:style>
    <style:style style:name="T8633" style:parent-style-name="cl" style:family="text">
      <style:text-properties style:font-name="Consolas" fo:color="#000000" fo:language="en" fo:country="US"/>
    </style:style>
    <style:style style:name="T8634" style:parent-style-name="p" style:family="text">
      <style:text-properties style:font-name="Consolas" fo:color="#000000" fo:language="en" fo:country="US"/>
    </style:style>
    <style:style style:name="T8635" style:parent-style-name="nt" style:family="text">
      <style:text-properties style:font-name="Consolas" fo:color="#000080" fo:language="en" fo:country="US"/>
    </style:style>
    <style:style style:name="T8636" style:parent-style-name="cl" style:family="text">
      <style:text-properties style:font-name="Consolas" fo:color="#000000" fo:language="en" fo:country="US"/>
    </style:style>
    <style:style style:name="T8637" style:parent-style-name="na" style:family="text">
      <style:text-properties style:font-name="Consolas" fo:color="#008080" fo:language="en" fo:country="US"/>
    </style:style>
    <style:style style:name="T8638" style:parent-style-name="o" style:family="text">
      <style:text-properties style:font-name="Consolas" fo:font-weight="bold" style:font-weight-asian="bold" style:font-weight-complex="bold" fo:color="#000000" fo:language="en" fo:country="US"/>
    </style:style>
    <style:style style:name="T8639" style:parent-style-name="s" style:family="text">
      <style:text-properties style:font-name="Consolas" fo:color="#DD1144" fo:language="en" fo:country="US"/>
    </style:style>
    <style:style style:name="T8640" style:parent-style-name="p" style:family="text">
      <style:text-properties style:font-name="Consolas" fo:color="#000000" fo:language="en" fo:country="US"/>
    </style:style>
    <style:style style:name="P8641" style:parent-style-name="HTMLconformatoprevio" style:family="paragraph">
      <style:paragraph-properties fo:border="0.0034in solid #E5E7EB" fo:padding="0in" style:shadow="none" fo:background-color="#FFFFFF"/>
    </style:style>
    <style:style style:name="T8642" style:parent-style-name="cl" style:family="text">
      <style:text-properties style:font-name="Consolas" fo:color="#000000" fo:language="en" fo:country="US"/>
    </style:style>
    <style:style style:name="T8643" style:parent-style-name="p" style:family="text">
      <style:text-properties style:font-name="Consolas" fo:color="#000000" fo:language="en" fo:country="US"/>
    </style:style>
    <style:style style:name="T8644" style:parent-style-name="nt" style:family="text">
      <style:text-properties style:font-name="Consolas" fo:color="#000080" fo:language="en" fo:country="US"/>
    </style:style>
    <style:style style:name="T8645" style:parent-style-name="cl" style:family="text">
      <style:text-properties style:font-name="Consolas" fo:color="#000000" fo:language="en" fo:country="US"/>
    </style:style>
    <style:style style:name="T8646" style:parent-style-name="na" style:family="text">
      <style:text-properties style:font-name="Consolas" fo:color="#008080" fo:language="en" fo:country="US"/>
    </style:style>
    <style:style style:name="T8647" style:parent-style-name="o" style:family="text">
      <style:text-properties style:font-name="Consolas" fo:font-weight="bold" style:font-weight-asian="bold" style:font-weight-complex="bold" fo:color="#000000" fo:language="en" fo:country="US"/>
    </style:style>
    <style:style style:name="T8648" style:parent-style-name="s" style:family="text">
      <style:text-properties style:font-name="Consolas" fo:color="#DD1144" fo:language="en" fo:country="US"/>
    </style:style>
    <style:style style:name="T8649" style:parent-style-name="p" style:family="text">
      <style:text-properties style:font-name="Consolas" fo:color="#000000" fo:language="en" fo:country="US"/>
    </style:style>
    <style:style style:name="T8650" style:parent-style-name="cl" style:family="text">
      <style:text-properties style:font-name="Consolas" fo:color="#000000" fo:language="en" fo:country="US"/>
    </style:style>
    <style:style style:name="T8651" style:parent-style-name="p" style:family="text">
      <style:text-properties style:font-name="Consolas" fo:color="#000000" fo:language="en" fo:country="US"/>
    </style:style>
    <style:style style:name="T8652" style:parent-style-name="nt" style:family="text">
      <style:text-properties style:font-name="Consolas" fo:color="#000080" fo:language="en" fo:country="US"/>
    </style:style>
    <style:style style:name="T8653" style:parent-style-name="p" style:family="text">
      <style:text-properties style:font-name="Consolas" fo:color="#000000" fo:language="en" fo:country="US"/>
    </style:style>
    <style:style style:name="P8654" style:parent-style-name="HTMLconformatoprevio" style:family="paragraph">
      <style:paragraph-properties fo:border="0.0034in solid #E5E7EB" fo:padding="0in" style:shadow="none" fo:background-color="#FFFFFF"/>
    </style:style>
    <style:style style:name="T8655" style:parent-style-name="cl" style:family="text">
      <style:text-properties style:font-name="Consolas" fo:color="#000000" fo:language="en" fo:country="US"/>
    </style:style>
    <style:style style:name="T8656" style:parent-style-name="p" style:family="text">
      <style:text-properties style:font-name="Consolas" fo:color="#000000" fo:language="en" fo:country="US"/>
    </style:style>
    <style:style style:name="T8657" style:parent-style-name="nt" style:family="text">
      <style:text-properties style:font-name="Consolas" fo:color="#000080" fo:language="en" fo:country="US"/>
    </style:style>
    <style:style style:name="T8658" style:parent-style-name="p" style:family="text">
      <style:text-properties style:font-name="Consolas" fo:color="#000000" fo:language="en" fo:country="US"/>
    </style:style>
    <style:style style:name="P8659" style:parent-style-name="HTMLconformatoprevio" style:family="paragraph">
      <style:paragraph-properties fo:border="0.0034in solid #E5E7EB" fo:padding="0in" style:shadow="none" fo:background-color="#FFFFFF"/>
    </style:style>
    <style:style style:name="T8660" style:parent-style-name="cl" style:family="text">
      <style:text-properties style:font-name="Consolas" fo:color="#000000" fo:language="en" fo:country="US"/>
    </style:style>
    <style:style style:name="T8661" style:parent-style-name="p" style:family="text">
      <style:text-properties style:font-name="Consolas" fo:color="#000000" fo:language="en" fo:country="US"/>
    </style:style>
    <style:style style:name="T8662" style:parent-style-name="nt" style:family="text">
      <style:text-properties style:font-name="Consolas" fo:color="#000080" fo:language="en" fo:country="US"/>
    </style:style>
    <style:style style:name="T8663" style:parent-style-name="cl" style:family="text">
      <style:text-properties style:font-name="Consolas" fo:color="#000000" fo:language="en" fo:country="US"/>
    </style:style>
    <style:style style:name="T8664" style:parent-style-name="na" style:family="text">
      <style:text-properties style:font-name="Consolas" fo:color="#008080" fo:language="en" fo:country="US"/>
    </style:style>
    <style:style style:name="T8665" style:parent-style-name="o" style:family="text">
      <style:text-properties style:font-name="Consolas" fo:font-weight="bold" style:font-weight-asian="bold" style:font-weight-complex="bold" fo:color="#000000" fo:language="en" fo:country="US"/>
    </style:style>
    <style:style style:name="T8666" style:parent-style-name="s" style:family="text">
      <style:text-properties style:font-name="Consolas" fo:color="#DD1144" fo:language="en" fo:country="US"/>
    </style:style>
    <style:style style:name="T8667" style:parent-style-name="p" style:family="text">
      <style:text-properties style:font-name="Consolas" fo:color="#000000" fo:language="en" fo:country="US"/>
    </style:style>
    <style:style style:name="P8668" style:parent-style-name="HTMLconformatoprevio" style:family="paragraph">
      <style:paragraph-properties fo:border="0.0034in solid #E5E7EB" fo:padding="0in" style:shadow="none" fo:background-color="#FFFFFF"/>
    </style:style>
    <style:style style:name="T8669" style:parent-style-name="cl" style:family="text">
      <style:text-properties style:font-name="Consolas" fo:color="#000000" fo:language="en" fo:country="US"/>
    </style:style>
    <style:style style:name="T8670" style:parent-style-name="p" style:family="text">
      <style:text-properties style:font-name="Consolas" fo:color="#000000" fo:language="en" fo:country="US"/>
    </style:style>
    <style:style style:name="T8671" style:parent-style-name="nt" style:family="text">
      <style:text-properties style:font-name="Consolas" fo:color="#000080" fo:language="en" fo:country="US"/>
    </style:style>
    <style:style style:name="T8672" style:parent-style-name="cl" style:family="text">
      <style:text-properties style:font-name="Consolas" fo:color="#000000" fo:language="en" fo:country="US"/>
    </style:style>
    <style:style style:name="T8673" style:parent-style-name="na" style:family="text">
      <style:text-properties style:font-name="Consolas" fo:color="#008080" fo:language="en" fo:country="US"/>
    </style:style>
    <style:style style:name="T8674" style:parent-style-name="o" style:family="text">
      <style:text-properties style:font-name="Consolas" fo:font-weight="bold" style:font-weight-asian="bold" style:font-weight-complex="bold" fo:color="#000000" fo:language="en" fo:country="US"/>
    </style:style>
    <style:style style:name="T8675" style:parent-style-name="s" style:family="text">
      <style:text-properties style:font-name="Consolas" fo:color="#DD1144" fo:language="en" fo:country="US"/>
    </style:style>
    <style:style style:name="T8676" style:parent-style-name="p" style:family="text">
      <style:text-properties style:font-name="Consolas" fo:color="#000000" fo:language="en" fo:country="US"/>
    </style:style>
    <style:style style:name="T8677" style:parent-style-name="cl" style:family="text">
      <style:text-properties style:font-name="Consolas" fo:color="#000000" fo:language="en" fo:country="US"/>
    </style:style>
    <style:style style:name="T8678" style:parent-style-name="p" style:family="text">
      <style:text-properties style:font-name="Consolas" fo:color="#000000" fo:language="en" fo:country="US"/>
    </style:style>
    <style:style style:name="T8679" style:parent-style-name="nt" style:family="text">
      <style:text-properties style:font-name="Consolas" fo:color="#000080" fo:language="en" fo:country="US"/>
    </style:style>
    <style:style style:name="T8680" style:parent-style-name="p" style:family="text">
      <style:text-properties style:font-name="Consolas" fo:color="#000000" fo:language="en" fo:country="US"/>
    </style:style>
    <style:style style:name="P8681" style:parent-style-name="HTMLconformatoprevio" style:family="paragraph">
      <style:paragraph-properties fo:border="0.0034in solid #E5E7EB" fo:padding="0in" style:shadow="none" fo:background-color="#FFFFFF"/>
    </style:style>
    <style:style style:name="T8682" style:parent-style-name="cl" style:family="text">
      <style:text-properties style:font-name="Consolas" fo:color="#000000" fo:language="en" fo:country="US"/>
    </style:style>
    <style:style style:name="T8683" style:parent-style-name="p" style:family="text">
      <style:text-properties style:font-name="Consolas" fo:color="#000000" fo:language="en" fo:country="US"/>
    </style:style>
    <style:style style:name="T8684" style:parent-style-name="nt" style:family="text">
      <style:text-properties style:font-name="Consolas" fo:color="#000080" fo:language="en" fo:country="US"/>
    </style:style>
    <style:style style:name="T8685" style:parent-style-name="p" style:family="text">
      <style:text-properties style:font-name="Consolas" fo:color="#000000" fo:language="en" fo:country="US"/>
    </style:style>
    <style:style style:name="P8686" style:parent-style-name="HTMLconformatoprevio" style:family="paragraph">
      <style:paragraph-properties fo:border="0.0034in solid #E5E7EB" fo:padding="0in" style:shadow="none" fo:background-color="#FFFFFF"/>
    </style:style>
    <style:style style:name="T8687" style:parent-style-name="cl" style:family="text">
      <style:text-properties style:font-name="Consolas" fo:color="#000000" fo:language="en" fo:country="US"/>
    </style:style>
    <style:style style:name="T8688" style:parent-style-name="p" style:family="text">
      <style:text-properties style:font-name="Consolas" fo:color="#000000" fo:language="en" fo:country="US"/>
    </style:style>
    <style:style style:name="T8689" style:parent-style-name="nt" style:family="text">
      <style:text-properties style:font-name="Consolas" fo:color="#000080" fo:language="en" fo:country="US"/>
    </style:style>
    <style:style style:name="T8690" style:parent-style-name="cl" style:family="text">
      <style:text-properties style:font-name="Consolas" fo:color="#000000" fo:language="en" fo:country="US"/>
    </style:style>
    <style:style style:name="T8691" style:parent-style-name="na" style:family="text">
      <style:text-properties style:font-name="Consolas" fo:color="#008080" fo:language="en" fo:country="US"/>
    </style:style>
    <style:style style:name="T8692" style:parent-style-name="o" style:family="text">
      <style:text-properties style:font-name="Consolas" fo:font-weight="bold" style:font-weight-asian="bold" style:font-weight-complex="bold" fo:color="#000000" fo:language="en" fo:country="US"/>
    </style:style>
    <style:style style:name="T8693" style:parent-style-name="s" style:family="text">
      <style:text-properties style:font-name="Consolas" fo:color="#DD1144" fo:language="en" fo:country="US"/>
    </style:style>
    <style:style style:name="T8694" style:parent-style-name="p" style:family="text">
      <style:text-properties style:font-name="Consolas" fo:color="#000000" fo:language="en" fo:country="US"/>
    </style:style>
    <style:style style:name="P8695" style:parent-style-name="HTMLconformatoprevio" style:family="paragraph">
      <style:paragraph-properties fo:border="0.0034in solid #E5E7EB" fo:padding="0in" style:shadow="none" fo:background-color="#FFFFFF"/>
    </style:style>
    <style:style style:name="T8696" style:parent-style-name="cl" style:family="text">
      <style:text-properties style:font-name="Consolas" fo:color="#000000" fo:language="en" fo:country="US"/>
    </style:style>
    <style:style style:name="T8697" style:parent-style-name="p" style:family="text">
      <style:text-properties style:font-name="Consolas" fo:color="#000000" fo:language="en" fo:country="US"/>
    </style:style>
    <style:style style:name="T8698" style:parent-style-name="nt" style:family="text">
      <style:text-properties style:font-name="Consolas" fo:color="#000080" fo:language="en" fo:country="US"/>
    </style:style>
    <style:style style:name="T8699" style:parent-style-name="cl" style:family="text">
      <style:text-properties style:font-name="Consolas" fo:color="#000000" fo:language="en" fo:country="US"/>
    </style:style>
    <style:style style:name="T8700" style:parent-style-name="na" style:family="text">
      <style:text-properties style:font-name="Consolas" fo:color="#008080" fo:language="en" fo:country="US"/>
    </style:style>
    <style:style style:name="T8701" style:parent-style-name="o" style:family="text">
      <style:text-properties style:font-name="Consolas" fo:font-weight="bold" style:font-weight-asian="bold" style:font-weight-complex="bold" fo:color="#000000" fo:language="en" fo:country="US"/>
    </style:style>
    <style:style style:name="T8702" style:parent-style-name="s" style:family="text">
      <style:text-properties style:font-name="Consolas" fo:color="#DD1144" fo:language="en" fo:country="US"/>
    </style:style>
    <style:style style:name="T8703" style:parent-style-name="p" style:family="text">
      <style:text-properties style:font-name="Consolas" fo:color="#000000" fo:language="en" fo:country="US"/>
    </style:style>
    <style:style style:name="T8704" style:parent-style-name="cl" style:family="text">
      <style:text-properties style:font-name="Consolas" fo:color="#000000" fo:language="en" fo:country="US"/>
    </style:style>
    <style:style style:name="T8705" style:parent-style-name="p" style:family="text">
      <style:text-properties style:font-name="Consolas" fo:color="#000000" fo:language="en" fo:country="US"/>
    </style:style>
    <style:style style:name="T8706" style:parent-style-name="nt" style:family="text">
      <style:text-properties style:font-name="Consolas" fo:color="#000080" fo:language="en" fo:country="US"/>
    </style:style>
    <style:style style:name="T8707" style:parent-style-name="p" style:family="text">
      <style:text-properties style:font-name="Consolas" fo:color="#000000" fo:language="en" fo:country="US"/>
    </style:style>
    <style:style style:name="P8708" style:parent-style-name="HTMLconformatoprevio" style:family="paragraph">
      <style:paragraph-properties fo:border="0.0034in solid #E5E7EB" fo:padding="0in" style:shadow="none" fo:background-color="#FFFFFF"/>
    </style:style>
    <style:style style:name="T8709" style:parent-style-name="cl" style:family="text">
      <style:text-properties style:font-name="Consolas" fo:color="#000000" fo:language="en" fo:country="US"/>
    </style:style>
    <style:style style:name="T8710" style:parent-style-name="p" style:family="text">
      <style:text-properties style:font-name="Consolas" fo:color="#000000"/>
    </style:style>
    <style:style style:name="T8711" style:parent-style-name="nt" style:family="text">
      <style:text-properties style:font-name="Consolas" fo:color="#000080"/>
    </style:style>
    <style:style style:name="T8712" style:parent-style-name="p" style:family="text">
      <style:text-properties style:font-name="Consolas" fo:color="#000000"/>
    </style:style>
    <style:style style:name="P8713" style:parent-style-name="HTMLconformatoprevio" style:family="paragraph">
      <style:paragraph-properties fo:border="0.0034in solid #E5E7EB" fo:padding="0in" style:shadow="none" fo:background-color="#FFFFFF"/>
    </style:style>
    <style:style style:name="T8714" style:parent-style-name="cl" style:family="text">
      <style:text-properties style:font-name="Consolas" fo:color="#000000"/>
    </style:style>
    <style:style style:name="T8715" style:parent-style-name="p" style:family="text">
      <style:text-properties style:font-name="Consolas" fo:color="#000000"/>
    </style:style>
    <style:style style:name="T8716" style:parent-style-name="nt" style:family="text">
      <style:text-properties style:font-name="Consolas" fo:color="#000080"/>
    </style:style>
    <style:style style:name="T8717" style:parent-style-name="p" style:family="text">
      <style:text-properties style:font-name="Consolas" fo:color="#000000"/>
    </style:style>
    <style:style style:name="P8718" style:parent-style-name="HTMLconformatoprevio" style:family="paragraph">
      <style:paragraph-properties fo:border="0.0034in solid #E5E7EB" fo:padding="0in" style:shadow="none" fo:background-color="#FFFFFF"/>
    </style:style>
    <style:style style:name="T8719" style:parent-style-name="p" style:family="text">
      <style:text-properties style:font-name="Consolas" fo:color="#000000"/>
    </style:style>
    <style:style style:name="T8720" style:parent-style-name="nt" style:family="text">
      <style:text-properties style:font-name="Consolas" fo:color="#000080"/>
    </style:style>
    <style:style style:name="T8721" style:parent-style-name="p" style:family="text">
      <style:text-properties style:font-name="Consolas" fo:color="#000000"/>
    </style:style>
    <style:style style:name="P872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8723" style:parent-style-name="NormalWeb" style:family="paragraph">
      <style:paragraph-properties fo:border="0.0034in solid #E5E7EB" fo:padding="0in" style:shadow="none" fo:background-color="#FFFFFF"/>
    </style:style>
    <style:style style:name="T8724" style:parent-style-name="Fuentedepárrafopredeter." style:family="text">
      <style:text-properties style:font-name="Arial" style:font-name-complex="Arial" fo:color="#000000"/>
    </style:style>
    <style:style style:name="T8725" style:parent-style-name="Hipervínculo" style:family="text">
      <style:text-properties style:font-name="Arial" style:font-name-complex="Arial"/>
    </style:style>
    <style:style style:name="T8726" style:parent-style-name="Fuentedepárrafopredeter." style:family="text">
      <style:text-properties style:font-name="Arial" style:font-name-complex="Arial" fo:color="#000000"/>
    </style:style>
    <style:style style:name="P8727" style:parent-style-name="HTMLconformatoprevio" style:family="paragraph">
      <style:paragraph-properties fo:border="0.0034in solid #E5E7EB" fo:padding="0in" style:shadow="none" fo:background-color="#FFFFFF"/>
    </style:style>
    <style:style style:name="T8728" style:parent-style-name="p" style:family="text">
      <style:text-properties style:font-name="Consolas" fo:color="#000000" fo:language="en" fo:country="US"/>
    </style:style>
    <style:style style:name="T8729" style:parent-style-name="nt" style:family="text">
      <style:text-properties style:font-name="Consolas" fo:color="#000080" fo:language="en" fo:country="US"/>
    </style:style>
    <style:style style:name="T8730" style:parent-style-name="cl" style:family="text">
      <style:text-properties style:font-name="Consolas" fo:color="#000000" fo:language="en" fo:country="US"/>
    </style:style>
    <style:style style:name="T8731" style:parent-style-name="na" style:family="text">
      <style:text-properties style:font-name="Consolas" fo:color="#008080" fo:language="en" fo:country="US"/>
    </style:style>
    <style:style style:name="T8732" style:parent-style-name="o" style:family="text">
      <style:text-properties style:font-name="Consolas" fo:font-weight="bold" style:font-weight-asian="bold" style:font-weight-complex="bold" fo:color="#000000" fo:language="en" fo:country="US"/>
    </style:style>
    <style:style style:name="T8733" style:parent-style-name="s" style:family="text">
      <style:text-properties style:font-name="Consolas" fo:color="#DD1144" fo:language="en" fo:country="US"/>
    </style:style>
    <style:style style:name="T8734" style:parent-style-name="p" style:family="text">
      <style:text-properties style:font-name="Consolas" fo:color="#000000" fo:language="en" fo:country="US"/>
    </style:style>
    <style:style style:name="P8735" style:parent-style-name="HTMLconformatoprevio" style:family="paragraph">
      <style:paragraph-properties fo:border="0.0034in solid #E5E7EB" fo:padding="0in" style:shadow="none" fo:background-color="#FFFFFF"/>
    </style:style>
    <style:style style:name="T8736" style:parent-style-name="cl" style:family="text">
      <style:text-properties style:font-name="Consolas" fo:color="#000000" fo:language="en" fo:country="US"/>
    </style:style>
    <style:style style:name="T8737" style:parent-style-name="p" style:family="text">
      <style:text-properties style:font-name="Consolas" fo:color="#000000" fo:language="en" fo:country="US"/>
    </style:style>
    <style:style style:name="T8738" style:parent-style-name="nt" style:family="text">
      <style:text-properties style:font-name="Consolas" fo:color="#000080" fo:language="en" fo:country="US"/>
    </style:style>
    <style:style style:name="T8739" style:parent-style-name="cl" style:family="text">
      <style:text-properties style:font-name="Consolas" fo:color="#000000" fo:language="en" fo:country="US"/>
    </style:style>
    <style:style style:name="T8740" style:parent-style-name="na" style:family="text">
      <style:text-properties style:font-name="Consolas" fo:color="#008080" fo:language="en" fo:country="US"/>
    </style:style>
    <style:style style:name="T8741" style:parent-style-name="o" style:family="text">
      <style:text-properties style:font-name="Consolas" fo:font-weight="bold" style:font-weight-asian="bold" style:font-weight-complex="bold" fo:color="#000000" fo:language="en" fo:country="US"/>
    </style:style>
    <style:style style:name="T8742" style:parent-style-name="s" style:family="text">
      <style:text-properties style:font-name="Consolas" fo:color="#DD1144" fo:language="en" fo:country="US"/>
    </style:style>
    <style:style style:name="T8743" style:parent-style-name="p" style:family="text">
      <style:text-properties style:font-name="Consolas" fo:color="#000000" fo:language="en" fo:country="US"/>
    </style:style>
    <style:style style:name="P8744" style:parent-style-name="HTMLconformatoprevio" style:family="paragraph">
      <style:paragraph-properties fo:border="0.0034in solid #E5E7EB" fo:padding="0in" style:shadow="none" fo:background-color="#FFFFFF"/>
    </style:style>
    <style:style style:name="T8745" style:parent-style-name="cl" style:family="text">
      <style:text-properties style:font-name="Consolas" fo:color="#000000" fo:language="en" fo:country="US"/>
    </style:style>
    <style:style style:name="T8746" style:parent-style-name="p" style:family="text">
      <style:text-properties style:font-name="Consolas" fo:color="#000000" fo:language="en" fo:country="US"/>
    </style:style>
    <style:style style:name="T8747" style:parent-style-name="nt" style:family="text">
      <style:text-properties style:font-name="Consolas" fo:color="#000080" fo:language="en" fo:country="US"/>
    </style:style>
    <style:style style:name="T8748" style:parent-style-name="cl" style:family="text">
      <style:text-properties style:font-name="Consolas" fo:color="#000000" fo:language="en" fo:country="US"/>
    </style:style>
    <style:style style:name="T8749" style:parent-style-name="na" style:family="text">
      <style:text-properties style:font-name="Consolas" fo:color="#008080" fo:language="en" fo:country="US"/>
    </style:style>
    <style:style style:name="T8750" style:parent-style-name="o" style:family="text">
      <style:text-properties style:font-name="Consolas" fo:font-weight="bold" style:font-weight-asian="bold" style:font-weight-complex="bold" fo:color="#000000" fo:language="en" fo:country="US"/>
    </style:style>
    <style:style style:name="T8751" style:parent-style-name="s" style:family="text">
      <style:text-properties style:font-name="Consolas" fo:color="#DD1144" fo:language="en" fo:country="US"/>
    </style:style>
    <style:style style:name="T8752" style:parent-style-name="p" style:family="text">
      <style:text-properties style:font-name="Consolas" fo:color="#000000" fo:language="en" fo:country="US"/>
    </style:style>
    <style:style style:name="P8753" style:parent-style-name="HTMLconformatoprevio" style:family="paragraph">
      <style:paragraph-properties fo:border="0.0034in solid #E5E7EB" fo:padding="0in" style:shadow="none" fo:background-color="#FFFFFF"/>
    </style:style>
    <style:style style:name="T8754" style:parent-style-name="cl" style:family="text">
      <style:text-properties style:font-name="Consolas" fo:color="#000000" fo:language="en" fo:country="US"/>
    </style:style>
    <style:style style:name="T8755" style:parent-style-name="p" style:family="text">
      <style:text-properties style:font-name="Consolas" fo:color="#000000" fo:language="en" fo:country="US"/>
    </style:style>
    <style:style style:name="T8756" style:parent-style-name="nt" style:family="text">
      <style:text-properties style:font-name="Consolas" fo:color="#000080" fo:language="en" fo:country="US"/>
    </style:style>
    <style:style style:name="T8757" style:parent-style-name="cl" style:family="text">
      <style:text-properties style:font-name="Consolas" fo:color="#000000" fo:language="en" fo:country="US"/>
    </style:style>
    <style:style style:name="T8758" style:parent-style-name="na" style:family="text">
      <style:text-properties style:font-name="Consolas" fo:color="#008080" fo:language="en" fo:country="US"/>
    </style:style>
    <style:style style:name="T8759" style:parent-style-name="o" style:family="text">
      <style:text-properties style:font-name="Consolas" fo:font-weight="bold" style:font-weight-asian="bold" style:font-weight-complex="bold" fo:color="#000000" fo:language="en" fo:country="US"/>
    </style:style>
    <style:style style:name="T8760" style:parent-style-name="s" style:family="text">
      <style:text-properties style:font-name="Consolas" fo:color="#DD1144" fo:language="en" fo:country="US"/>
    </style:style>
    <style:style style:name="T8761" style:parent-style-name="p" style:family="text">
      <style:text-properties style:font-name="Consolas" fo:color="#000000" fo:language="en" fo:country="US"/>
    </style:style>
    <style:style style:name="T8762" style:parent-style-name="cl" style:family="text">
      <style:text-properties style:font-name="Consolas" fo:color="#000000" fo:language="en" fo:country="US"/>
    </style:style>
    <style:style style:name="T8763" style:parent-style-name="p" style:family="text">
      <style:text-properties style:font-name="Consolas" fo:color="#000000" fo:language="en" fo:country="US"/>
    </style:style>
    <style:style style:name="T8764" style:parent-style-name="nt" style:family="text">
      <style:text-properties style:font-name="Consolas" fo:color="#000080" fo:language="en" fo:country="US"/>
    </style:style>
    <style:style style:name="T8765" style:parent-style-name="p" style:family="text">
      <style:text-properties style:font-name="Consolas" fo:color="#000000" fo:language="en" fo:country="US"/>
    </style:style>
    <style:style style:name="P8766" style:parent-style-name="HTMLconformatoprevio" style:family="paragraph">
      <style:paragraph-properties fo:border="0.0034in solid #E5E7EB" fo:padding="0in" style:shadow="none" fo:background-color="#FFFFFF"/>
    </style:style>
    <style:style style:name="T8767" style:parent-style-name="cl" style:family="text">
      <style:text-properties style:font-name="Consolas" fo:color="#000000" fo:language="en" fo:country="US"/>
    </style:style>
    <style:style style:name="T8768" style:parent-style-name="p" style:family="text">
      <style:text-properties style:font-name="Consolas" fo:color="#000000" fo:language="en" fo:country="US"/>
    </style:style>
    <style:style style:name="T8769" style:parent-style-name="nt" style:family="text">
      <style:text-properties style:font-name="Consolas" fo:color="#000080" fo:language="en" fo:country="US"/>
    </style:style>
    <style:style style:name="T8770" style:parent-style-name="p" style:family="text">
      <style:text-properties style:font-name="Consolas" fo:color="#000000" fo:language="en" fo:country="US"/>
    </style:style>
    <style:style style:name="P8771" style:parent-style-name="HTMLconformatoprevio" style:family="paragraph">
      <style:paragraph-properties fo:border="0.0034in solid #E5E7EB" fo:padding="0in" style:shadow="none" fo:background-color="#FFFFFF"/>
    </style:style>
    <style:style style:name="T8772" style:parent-style-name="cl" style:family="text">
      <style:text-properties style:font-name="Consolas" fo:color="#000000" fo:language="en" fo:country="US"/>
    </style:style>
    <style:style style:name="T8773" style:parent-style-name="p" style:family="text">
      <style:text-properties style:font-name="Consolas" fo:color="#000000" fo:language="en" fo:country="US"/>
    </style:style>
    <style:style style:name="T8774" style:parent-style-name="nt" style:family="text">
      <style:text-properties style:font-name="Consolas" fo:color="#000080" fo:language="en" fo:country="US"/>
    </style:style>
    <style:style style:name="T8775" style:parent-style-name="cl" style:family="text">
      <style:text-properties style:font-name="Consolas" fo:color="#000000" fo:language="en" fo:country="US"/>
    </style:style>
    <style:style style:name="T8776" style:parent-style-name="na" style:family="text">
      <style:text-properties style:font-name="Consolas" fo:color="#008080" fo:language="en" fo:country="US"/>
    </style:style>
    <style:style style:name="T8777" style:parent-style-name="o" style:family="text">
      <style:text-properties style:font-name="Consolas" fo:font-weight="bold" style:font-weight-asian="bold" style:font-weight-complex="bold" fo:color="#000000" fo:language="en" fo:country="US"/>
    </style:style>
    <style:style style:name="T8778" style:parent-style-name="s" style:family="text">
      <style:text-properties style:font-name="Consolas" fo:color="#DD1144" fo:language="en" fo:country="US"/>
    </style:style>
    <style:style style:name="T8779" style:parent-style-name="p" style:family="text">
      <style:text-properties style:font-name="Consolas" fo:color="#000000" fo:language="en" fo:country="US"/>
    </style:style>
    <style:style style:name="P8780" style:parent-style-name="HTMLconformatoprevio" style:family="paragraph">
      <style:paragraph-properties fo:border="0.0034in solid #E5E7EB" fo:padding="0in" style:shadow="none" fo:background-color="#FFFFFF"/>
    </style:style>
    <style:style style:name="T8781" style:parent-style-name="cl" style:family="text">
      <style:text-properties style:font-name="Consolas" fo:color="#000000" fo:language="en" fo:country="US"/>
    </style:style>
    <style:style style:name="T8782" style:parent-style-name="p" style:family="text">
      <style:text-properties style:font-name="Consolas" fo:color="#000000" fo:language="en" fo:country="US"/>
    </style:style>
    <style:style style:name="T8783" style:parent-style-name="nt" style:family="text">
      <style:text-properties style:font-name="Consolas" fo:color="#000080" fo:language="en" fo:country="US"/>
    </style:style>
    <style:style style:name="T8784" style:parent-style-name="cl" style:family="text">
      <style:text-properties style:font-name="Consolas" fo:color="#000000" fo:language="en" fo:country="US"/>
    </style:style>
    <style:style style:name="T8785" style:parent-style-name="na" style:family="text">
      <style:text-properties style:font-name="Consolas" fo:color="#008080" fo:language="en" fo:country="US"/>
    </style:style>
    <style:style style:name="T8786" style:parent-style-name="o" style:family="text">
      <style:text-properties style:font-name="Consolas" fo:font-weight="bold" style:font-weight-asian="bold" style:font-weight-complex="bold" fo:color="#000000" fo:language="en" fo:country="US"/>
    </style:style>
    <style:style style:name="T8787" style:parent-style-name="s" style:family="text">
      <style:text-properties style:font-name="Consolas" fo:color="#DD1144" fo:language="en" fo:country="US"/>
    </style:style>
    <style:style style:name="T8788" style:parent-style-name="p" style:family="text">
      <style:text-properties style:font-name="Consolas" fo:color="#000000" fo:language="en" fo:country="US"/>
    </style:style>
    <style:style style:name="T8789" style:parent-style-name="cl" style:family="text">
      <style:text-properties style:font-name="Consolas" fo:color="#000000" fo:language="en" fo:country="US"/>
    </style:style>
    <style:style style:name="T8790" style:parent-style-name="p" style:family="text">
      <style:text-properties style:font-name="Consolas" fo:color="#000000" fo:language="en" fo:country="US"/>
    </style:style>
    <style:style style:name="T8791" style:parent-style-name="nt" style:family="text">
      <style:text-properties style:font-name="Consolas" fo:color="#000080" fo:language="en" fo:country="US"/>
    </style:style>
    <style:style style:name="T8792" style:parent-style-name="p" style:family="text">
      <style:text-properties style:font-name="Consolas" fo:color="#000000" fo:language="en" fo:country="US"/>
    </style:style>
    <style:style style:name="P8793" style:parent-style-name="HTMLconformatoprevio" style:family="paragraph">
      <style:paragraph-properties fo:border="0.0034in solid #E5E7EB" fo:padding="0in" style:shadow="none" fo:background-color="#FFFFFF"/>
    </style:style>
    <style:style style:name="T8794" style:parent-style-name="cl" style:family="text">
      <style:text-properties style:font-name="Consolas" fo:color="#000000" fo:language="en" fo:country="US"/>
    </style:style>
    <style:style style:name="T8795" style:parent-style-name="p" style:family="text">
      <style:text-properties style:font-name="Consolas" fo:color="#000000" fo:language="en" fo:country="US"/>
    </style:style>
    <style:style style:name="T8796" style:parent-style-name="nt" style:family="text">
      <style:text-properties style:font-name="Consolas" fo:color="#000080" fo:language="en" fo:country="US"/>
    </style:style>
    <style:style style:name="T8797" style:parent-style-name="p" style:family="text">
      <style:text-properties style:font-name="Consolas" fo:color="#000000" fo:language="en" fo:country="US"/>
    </style:style>
    <style:style style:name="P8798" style:parent-style-name="HTMLconformatoprevio" style:family="paragraph">
      <style:paragraph-properties fo:border="0.0034in solid #E5E7EB" fo:padding="0in" style:shadow="none" fo:background-color="#FFFFFF"/>
    </style:style>
    <style:style style:name="T8799" style:parent-style-name="cl" style:family="text">
      <style:text-properties style:font-name="Consolas" fo:color="#000000" fo:language="en" fo:country="US"/>
    </style:style>
    <style:style style:name="T8800" style:parent-style-name="p" style:family="text">
      <style:text-properties style:font-name="Consolas" fo:color="#000000" fo:language="en" fo:country="US"/>
    </style:style>
    <style:style style:name="T8801" style:parent-style-name="nt" style:family="text">
      <style:text-properties style:font-name="Consolas" fo:color="#000080" fo:language="en" fo:country="US"/>
    </style:style>
    <style:style style:name="T8802" style:parent-style-name="cl" style:family="text">
      <style:text-properties style:font-name="Consolas" fo:color="#000000" fo:language="en" fo:country="US"/>
    </style:style>
    <style:style style:name="T8803" style:parent-style-name="na" style:family="text">
      <style:text-properties style:font-name="Consolas" fo:color="#008080" fo:language="en" fo:country="US"/>
    </style:style>
    <style:style style:name="T8804" style:parent-style-name="o" style:family="text">
      <style:text-properties style:font-name="Consolas" fo:font-weight="bold" style:font-weight-asian="bold" style:font-weight-complex="bold" fo:color="#000000" fo:language="en" fo:country="US"/>
    </style:style>
    <style:style style:name="T8805" style:parent-style-name="s" style:family="text">
      <style:text-properties style:font-name="Consolas" fo:color="#DD1144" fo:language="en" fo:country="US"/>
    </style:style>
    <style:style style:name="T8806" style:parent-style-name="p" style:family="text">
      <style:text-properties style:font-name="Consolas" fo:color="#000000" fo:language="en" fo:country="US"/>
    </style:style>
    <style:style style:name="P8807" style:parent-style-name="HTMLconformatoprevio" style:family="paragraph">
      <style:paragraph-properties fo:border="0.0034in solid #E5E7EB" fo:padding="0in" style:shadow="none" fo:background-color="#FFFFFF"/>
    </style:style>
    <style:style style:name="T8808" style:parent-style-name="cl" style:family="text">
      <style:text-properties style:font-name="Consolas" fo:color="#000000" fo:language="en" fo:country="US"/>
    </style:style>
    <style:style style:name="T8809" style:parent-style-name="p" style:family="text">
      <style:text-properties style:font-name="Consolas" fo:color="#000000" fo:language="en" fo:country="US"/>
    </style:style>
    <style:style style:name="T8810" style:parent-style-name="nt" style:family="text">
      <style:text-properties style:font-name="Consolas" fo:color="#000080" fo:language="en" fo:country="US"/>
    </style:style>
    <style:style style:name="T8811" style:parent-style-name="cl" style:family="text">
      <style:text-properties style:font-name="Consolas" fo:color="#000000" fo:language="en" fo:country="US"/>
    </style:style>
    <style:style style:name="T8812" style:parent-style-name="na" style:family="text">
      <style:text-properties style:font-name="Consolas" fo:color="#008080" fo:language="en" fo:country="US"/>
    </style:style>
    <style:style style:name="T8813" style:parent-style-name="o" style:family="text">
      <style:text-properties style:font-name="Consolas" fo:font-weight="bold" style:font-weight-asian="bold" style:font-weight-complex="bold" fo:color="#000000" fo:language="en" fo:country="US"/>
    </style:style>
    <style:style style:name="T8814" style:parent-style-name="s" style:family="text">
      <style:text-properties style:font-name="Consolas" fo:color="#DD1144" fo:language="en" fo:country="US"/>
    </style:style>
    <style:style style:name="T8815" style:parent-style-name="p" style:family="text">
      <style:text-properties style:font-name="Consolas" fo:color="#000000" fo:language="en" fo:country="US"/>
    </style:style>
    <style:style style:name="T8816" style:parent-style-name="cl" style:family="text">
      <style:text-properties style:font-name="Consolas" fo:color="#000000" fo:language="en" fo:country="US"/>
    </style:style>
    <style:style style:name="T8817" style:parent-style-name="p" style:family="text">
      <style:text-properties style:font-name="Consolas" fo:color="#000000" fo:language="en" fo:country="US"/>
    </style:style>
    <style:style style:name="T8818" style:parent-style-name="nt" style:family="text">
      <style:text-properties style:font-name="Consolas" fo:color="#000080" fo:language="en" fo:country="US"/>
    </style:style>
    <style:style style:name="T8819" style:parent-style-name="p" style:family="text">
      <style:text-properties style:font-name="Consolas" fo:color="#000000" fo:language="en" fo:country="US"/>
    </style:style>
    <style:style style:name="P8820" style:parent-style-name="HTMLconformatoprevio" style:family="paragraph">
      <style:paragraph-properties fo:border="0.0034in solid #E5E7EB" fo:padding="0in" style:shadow="none" fo:background-color="#FFFFFF"/>
    </style:style>
    <style:style style:name="T8821" style:parent-style-name="cl" style:family="text">
      <style:text-properties style:font-name="Consolas" fo:color="#000000" fo:language="en" fo:country="US"/>
    </style:style>
    <style:style style:name="T8822" style:parent-style-name="p" style:family="text">
      <style:text-properties style:font-name="Consolas" fo:color="#000000" fo:language="en" fo:country="US"/>
    </style:style>
    <style:style style:name="T8823" style:parent-style-name="nt" style:family="text">
      <style:text-properties style:font-name="Consolas" fo:color="#000080" fo:language="en" fo:country="US"/>
    </style:style>
    <style:style style:name="T8824" style:parent-style-name="p" style:family="text">
      <style:text-properties style:font-name="Consolas" fo:color="#000000" fo:language="en" fo:country="US"/>
    </style:style>
    <style:style style:name="P8825" style:parent-style-name="HTMLconformatoprevio" style:family="paragraph">
      <style:paragraph-properties fo:border="0.0034in solid #E5E7EB" fo:padding="0in" style:shadow="none" fo:background-color="#FFFFFF"/>
    </style:style>
    <style:style style:name="T8826" style:parent-style-name="cl" style:family="text">
      <style:text-properties style:font-name="Consolas" fo:color="#000000" fo:language="en" fo:country="US"/>
    </style:style>
    <style:style style:name="T8827" style:parent-style-name="p" style:family="text">
      <style:text-properties style:font-name="Consolas" fo:color="#000000" fo:language="en" fo:country="US"/>
    </style:style>
    <style:style style:name="T8828" style:parent-style-name="nt" style:family="text">
      <style:text-properties style:font-name="Consolas" fo:color="#000080" fo:language="en" fo:country="US"/>
    </style:style>
    <style:style style:name="T8829" style:parent-style-name="cl" style:family="text">
      <style:text-properties style:font-name="Consolas" fo:color="#000000" fo:language="en" fo:country="US"/>
    </style:style>
    <style:style style:name="T8830" style:parent-style-name="na" style:family="text">
      <style:text-properties style:font-name="Consolas" fo:color="#008080" fo:language="en" fo:country="US"/>
    </style:style>
    <style:style style:name="T8831" style:parent-style-name="o" style:family="text">
      <style:text-properties style:font-name="Consolas" fo:font-weight="bold" style:font-weight-asian="bold" style:font-weight-complex="bold" fo:color="#000000" fo:language="en" fo:country="US"/>
    </style:style>
    <style:style style:name="T8832" style:parent-style-name="s" style:family="text">
      <style:text-properties style:font-name="Consolas" fo:color="#DD1144" fo:language="en" fo:country="US"/>
    </style:style>
    <style:style style:name="T8833" style:parent-style-name="p" style:family="text">
      <style:text-properties style:font-name="Consolas" fo:color="#000000" fo:language="en" fo:country="US"/>
    </style:style>
    <style:style style:name="P8834" style:parent-style-name="HTMLconformatoprevio" style:family="paragraph">
      <style:paragraph-properties fo:border="0.0034in solid #E5E7EB" fo:padding="0in" style:shadow="none" fo:background-color="#FFFFFF"/>
    </style:style>
    <style:style style:name="T8835" style:parent-style-name="cl" style:family="text">
      <style:text-properties style:font-name="Consolas" fo:color="#000000" fo:language="en" fo:country="US"/>
    </style:style>
    <style:style style:name="T8836" style:parent-style-name="p" style:family="text">
      <style:text-properties style:font-name="Consolas" fo:color="#000000" fo:language="en" fo:country="US"/>
    </style:style>
    <style:style style:name="T8837" style:parent-style-name="nt" style:family="text">
      <style:text-properties style:font-name="Consolas" fo:color="#000080" fo:language="en" fo:country="US"/>
    </style:style>
    <style:style style:name="T8838" style:parent-style-name="cl" style:family="text">
      <style:text-properties style:font-name="Consolas" fo:color="#000000" fo:language="en" fo:country="US"/>
    </style:style>
    <style:style style:name="T8839" style:parent-style-name="na" style:family="text">
      <style:text-properties style:font-name="Consolas" fo:color="#008080" fo:language="en" fo:country="US"/>
    </style:style>
    <style:style style:name="T8840" style:parent-style-name="o" style:family="text">
      <style:text-properties style:font-name="Consolas" fo:font-weight="bold" style:font-weight-asian="bold" style:font-weight-complex="bold" fo:color="#000000" fo:language="en" fo:country="US"/>
    </style:style>
    <style:style style:name="T8841" style:parent-style-name="s" style:family="text">
      <style:text-properties style:font-name="Consolas" fo:color="#DD1144" fo:language="en" fo:country="US"/>
    </style:style>
    <style:style style:name="T8842" style:parent-style-name="p" style:family="text">
      <style:text-properties style:font-name="Consolas" fo:color="#000000" fo:language="en" fo:country="US"/>
    </style:style>
    <style:style style:name="T8843" style:parent-style-name="cl" style:family="text">
      <style:text-properties style:font-name="Consolas" fo:color="#000000" fo:language="en" fo:country="US"/>
    </style:style>
    <style:style style:name="T8844" style:parent-style-name="p" style:family="text">
      <style:text-properties style:font-name="Consolas" fo:color="#000000" fo:language="en" fo:country="US"/>
    </style:style>
    <style:style style:name="T8845" style:parent-style-name="nt" style:family="text">
      <style:text-properties style:font-name="Consolas" fo:color="#000080" fo:language="en" fo:country="US"/>
    </style:style>
    <style:style style:name="T8846" style:parent-style-name="p" style:family="text">
      <style:text-properties style:font-name="Consolas" fo:color="#000000" fo:language="en" fo:country="US"/>
    </style:style>
    <style:style style:name="P8847" style:parent-style-name="HTMLconformatoprevio" style:family="paragraph">
      <style:paragraph-properties fo:border="0.0034in solid #E5E7EB" fo:padding="0in" style:shadow="none" fo:background-color="#FFFFFF"/>
    </style:style>
    <style:style style:name="T8848" style:parent-style-name="cl" style:family="text">
      <style:text-properties style:font-name="Consolas" fo:color="#000000" fo:language="en" fo:country="US"/>
    </style:style>
    <style:style style:name="T8849" style:parent-style-name="p" style:family="text">
      <style:text-properties style:font-name="Consolas" fo:color="#000000" fo:language="en" fo:country="US"/>
    </style:style>
    <style:style style:name="T8850" style:parent-style-name="nt" style:family="text">
      <style:text-properties style:font-name="Consolas" fo:color="#000080" fo:language="en" fo:country="US"/>
    </style:style>
    <style:style style:name="T8851" style:parent-style-name="p" style:family="text">
      <style:text-properties style:font-name="Consolas" fo:color="#000000" fo:language="en" fo:country="US"/>
    </style:style>
    <style:style style:name="P8852" style:parent-style-name="HTMLconformatoprevio" style:family="paragraph">
      <style:paragraph-properties fo:border="0.0034in solid #E5E7EB" fo:padding="0in" style:shadow="none" fo:background-color="#FFFFFF"/>
    </style:style>
    <style:style style:name="T8853" style:parent-style-name="cl" style:family="text">
      <style:text-properties style:font-name="Consolas" fo:color="#000000" fo:language="en" fo:country="US"/>
    </style:style>
    <style:style style:name="T8854" style:parent-style-name="p" style:family="text">
      <style:text-properties style:font-name="Consolas" fo:color="#000000" fo:language="en" fo:country="US"/>
    </style:style>
    <style:style style:name="T8855" style:parent-style-name="nt" style:family="text">
      <style:text-properties style:font-name="Consolas" fo:color="#000080" fo:language="en" fo:country="US"/>
    </style:style>
    <style:style style:name="T8856" style:parent-style-name="cl" style:family="text">
      <style:text-properties style:font-name="Consolas" fo:color="#000000" fo:language="en" fo:country="US"/>
    </style:style>
    <style:style style:name="T8857" style:parent-style-name="na" style:family="text">
      <style:text-properties style:font-name="Consolas" fo:color="#008080" fo:language="en" fo:country="US"/>
    </style:style>
    <style:style style:name="T8858" style:parent-style-name="o" style:family="text">
      <style:text-properties style:font-name="Consolas" fo:font-weight="bold" style:font-weight-asian="bold" style:font-weight-complex="bold" fo:color="#000000" fo:language="en" fo:country="US"/>
    </style:style>
    <style:style style:name="T8859" style:parent-style-name="s" style:family="text">
      <style:text-properties style:font-name="Consolas" fo:color="#DD1144" fo:language="en" fo:country="US"/>
    </style:style>
    <style:style style:name="T8860" style:parent-style-name="p" style:family="text">
      <style:text-properties style:font-name="Consolas" fo:color="#000000" fo:language="en" fo:country="US"/>
    </style:style>
    <style:style style:name="P8861" style:parent-style-name="HTMLconformatoprevio" style:family="paragraph">
      <style:paragraph-properties fo:border="0.0034in solid #E5E7EB" fo:padding="0in" style:shadow="none" fo:background-color="#FFFFFF"/>
    </style:style>
    <style:style style:name="T8862" style:parent-style-name="cl" style:family="text">
      <style:text-properties style:font-name="Consolas" fo:color="#000000" fo:language="en" fo:country="US"/>
    </style:style>
    <style:style style:name="T8863" style:parent-style-name="p" style:family="text">
      <style:text-properties style:font-name="Consolas" fo:color="#000000" fo:language="en" fo:country="US"/>
    </style:style>
    <style:style style:name="T8864" style:parent-style-name="nt" style:family="text">
      <style:text-properties style:font-name="Consolas" fo:color="#000080" fo:language="en" fo:country="US"/>
    </style:style>
    <style:style style:name="T8865" style:parent-style-name="cl" style:family="text">
      <style:text-properties style:font-name="Consolas" fo:color="#000000" fo:language="en" fo:country="US"/>
    </style:style>
    <style:style style:name="T8866" style:parent-style-name="na" style:family="text">
      <style:text-properties style:font-name="Consolas" fo:color="#008080" fo:language="en" fo:country="US"/>
    </style:style>
    <style:style style:name="T8867" style:parent-style-name="o" style:family="text">
      <style:text-properties style:font-name="Consolas" fo:font-weight="bold" style:font-weight-asian="bold" style:font-weight-complex="bold" fo:color="#000000" fo:language="en" fo:country="US"/>
    </style:style>
    <style:style style:name="T8868" style:parent-style-name="s" style:family="text">
      <style:text-properties style:font-name="Consolas" fo:color="#DD1144" fo:language="en" fo:country="US"/>
    </style:style>
    <style:style style:name="T8869" style:parent-style-name="p" style:family="text">
      <style:text-properties style:font-name="Consolas" fo:color="#000000" fo:language="en" fo:country="US"/>
    </style:style>
    <style:style style:name="T8870" style:parent-style-name="cl" style:family="text">
      <style:text-properties style:font-name="Consolas" fo:color="#000000" fo:language="en" fo:country="US"/>
    </style:style>
    <style:style style:name="T8871" style:parent-style-name="p" style:family="text">
      <style:text-properties style:font-name="Consolas" fo:color="#000000" fo:language="en" fo:country="US"/>
    </style:style>
    <style:style style:name="T8872" style:parent-style-name="nt" style:family="text">
      <style:text-properties style:font-name="Consolas" fo:color="#000080" fo:language="en" fo:country="US"/>
    </style:style>
    <style:style style:name="T8873" style:parent-style-name="p" style:family="text">
      <style:text-properties style:font-name="Consolas" fo:color="#000000" fo:language="en" fo:country="US"/>
    </style:style>
    <style:style style:name="P8874" style:parent-style-name="HTMLconformatoprevio" style:family="paragraph">
      <style:paragraph-properties fo:border="0.0034in solid #E5E7EB" fo:padding="0in" style:shadow="none" fo:background-color="#FFFFFF"/>
    </style:style>
    <style:style style:name="T8875" style:parent-style-name="cl" style:family="text">
      <style:text-properties style:font-name="Consolas" fo:color="#000000" fo:language="en" fo:country="US"/>
    </style:style>
    <style:style style:name="T8876" style:parent-style-name="p" style:family="text">
      <style:text-properties style:font-name="Consolas" fo:color="#000000" fo:language="en" fo:country="US"/>
    </style:style>
    <style:style style:name="T8877" style:parent-style-name="nt" style:family="text">
      <style:text-properties style:font-name="Consolas" fo:color="#000080" fo:language="en" fo:country="US"/>
    </style:style>
    <style:style style:name="T8878" style:parent-style-name="p" style:family="text">
      <style:text-properties style:font-name="Consolas" fo:color="#000000" fo:language="en" fo:country="US"/>
    </style:style>
    <style:style style:name="P8879" style:parent-style-name="HTMLconformatoprevio" style:family="paragraph">
      <style:paragraph-properties fo:border="0.0034in solid #E5E7EB" fo:padding="0in" style:shadow="none" fo:background-color="#FFFFFF"/>
    </style:style>
    <style:style style:name="T8880" style:parent-style-name="cl" style:family="text">
      <style:text-properties style:font-name="Consolas" fo:color="#000000" fo:language="en" fo:country="US"/>
    </style:style>
    <style:style style:name="T8881" style:parent-style-name="p" style:family="text">
      <style:text-properties style:font-name="Consolas" fo:color="#000000" fo:language="en" fo:country="US"/>
    </style:style>
    <style:style style:name="T8882" style:parent-style-name="nt" style:family="text">
      <style:text-properties style:font-name="Consolas" fo:color="#000080" fo:language="en" fo:country="US"/>
    </style:style>
    <style:style style:name="T8883" style:parent-style-name="cl" style:family="text">
      <style:text-properties style:font-name="Consolas" fo:color="#000000" fo:language="en" fo:country="US"/>
    </style:style>
    <style:style style:name="T8884" style:parent-style-name="na" style:family="text">
      <style:text-properties style:font-name="Consolas" fo:color="#008080" fo:language="en" fo:country="US"/>
    </style:style>
    <style:style style:name="T8885" style:parent-style-name="o" style:family="text">
      <style:text-properties style:font-name="Consolas" fo:font-weight="bold" style:font-weight-asian="bold" style:font-weight-complex="bold" fo:color="#000000" fo:language="en" fo:country="US"/>
    </style:style>
    <style:style style:name="T8886" style:parent-style-name="s" style:family="text">
      <style:text-properties style:font-name="Consolas" fo:color="#DD1144" fo:language="en" fo:country="US"/>
    </style:style>
    <style:style style:name="T8887" style:parent-style-name="p" style:family="text">
      <style:text-properties style:font-name="Consolas" fo:color="#000000" fo:language="en" fo:country="US"/>
    </style:style>
    <style:style style:name="P8888" style:parent-style-name="HTMLconformatoprevio" style:family="paragraph">
      <style:paragraph-properties fo:border="0.0034in solid #E5E7EB" fo:padding="0in" style:shadow="none" fo:background-color="#FFFFFF"/>
    </style:style>
    <style:style style:name="T8889" style:parent-style-name="cl" style:family="text">
      <style:text-properties style:font-name="Consolas" fo:color="#000000" fo:language="en" fo:country="US"/>
    </style:style>
    <style:style style:name="T8890" style:parent-style-name="p" style:family="text">
      <style:text-properties style:font-name="Consolas" fo:color="#000000" fo:language="en" fo:country="US"/>
    </style:style>
    <style:style style:name="T8891" style:parent-style-name="nt" style:family="text">
      <style:text-properties style:font-name="Consolas" fo:color="#000080" fo:language="en" fo:country="US"/>
    </style:style>
    <style:style style:name="T8892" style:parent-style-name="cl" style:family="text">
      <style:text-properties style:font-name="Consolas" fo:color="#000000" fo:language="en" fo:country="US"/>
    </style:style>
    <style:style style:name="T8893" style:parent-style-name="na" style:family="text">
      <style:text-properties style:font-name="Consolas" fo:color="#008080" fo:language="en" fo:country="US"/>
    </style:style>
    <style:style style:name="T8894" style:parent-style-name="o" style:family="text">
      <style:text-properties style:font-name="Consolas" fo:font-weight="bold" style:font-weight-asian="bold" style:font-weight-complex="bold" fo:color="#000000" fo:language="en" fo:country="US"/>
    </style:style>
    <style:style style:name="T8895" style:parent-style-name="s" style:family="text">
      <style:text-properties style:font-name="Consolas" fo:color="#DD1144" fo:language="en" fo:country="US"/>
    </style:style>
    <style:style style:name="T8896" style:parent-style-name="p" style:family="text">
      <style:text-properties style:font-name="Consolas" fo:color="#000000" fo:language="en" fo:country="US"/>
    </style:style>
    <style:style style:name="T8897" style:parent-style-name="cl" style:family="text">
      <style:text-properties style:font-name="Consolas" fo:color="#000000" fo:language="en" fo:country="US"/>
    </style:style>
    <style:style style:name="T8898" style:parent-style-name="p" style:family="text">
      <style:text-properties style:font-name="Consolas" fo:color="#000000" fo:language="en" fo:country="US"/>
    </style:style>
    <style:style style:name="T8899" style:parent-style-name="nt" style:family="text">
      <style:text-properties style:font-name="Consolas" fo:color="#000080" fo:language="en" fo:country="US"/>
    </style:style>
    <style:style style:name="T8900" style:parent-style-name="p" style:family="text">
      <style:text-properties style:font-name="Consolas" fo:color="#000000" fo:language="en" fo:country="US"/>
    </style:style>
    <style:style style:name="P8901" style:parent-style-name="HTMLconformatoprevio" style:family="paragraph">
      <style:paragraph-properties fo:border="0.0034in solid #E5E7EB" fo:padding="0in" style:shadow="none" fo:background-color="#FFFFFF"/>
    </style:style>
    <style:style style:name="T8902" style:parent-style-name="cl" style:family="text">
      <style:text-properties style:font-name="Consolas" fo:color="#000000" fo:language="en" fo:country="US"/>
    </style:style>
    <style:style style:name="T8903" style:parent-style-name="p" style:family="text">
      <style:text-properties style:font-name="Consolas" fo:color="#000000" fo:language="en" fo:country="US"/>
    </style:style>
    <style:style style:name="T8904" style:parent-style-name="nt" style:family="text">
      <style:text-properties style:font-name="Consolas" fo:color="#000080" fo:language="en" fo:country="US"/>
    </style:style>
    <style:style style:name="T8905" style:parent-style-name="p" style:family="text">
      <style:text-properties style:font-name="Consolas" fo:color="#000000" fo:language="en" fo:country="US"/>
    </style:style>
    <style:style style:name="P8906" style:parent-style-name="HTMLconformatoprevio" style:family="paragraph">
      <style:paragraph-properties fo:border="0.0034in solid #E5E7EB" fo:padding="0in" style:shadow="none" fo:background-color="#FFFFFF"/>
    </style:style>
    <style:style style:name="T8907" style:parent-style-name="cl" style:family="text">
      <style:text-properties style:font-name="Consolas" fo:color="#000000" fo:language="en" fo:country="US"/>
    </style:style>
    <style:style style:name="T8908" style:parent-style-name="p" style:family="text">
      <style:text-properties style:font-name="Consolas" fo:color="#000000" fo:language="en" fo:country="US"/>
    </style:style>
    <style:style style:name="T8909" style:parent-style-name="nt" style:family="text">
      <style:text-properties style:font-name="Consolas" fo:color="#000080" fo:language="en" fo:country="US"/>
    </style:style>
    <style:style style:name="T8910" style:parent-style-name="cl" style:family="text">
      <style:text-properties style:font-name="Consolas" fo:color="#000000" fo:language="en" fo:country="US"/>
    </style:style>
    <style:style style:name="T8911" style:parent-style-name="na" style:family="text">
      <style:text-properties style:font-name="Consolas" fo:color="#008080" fo:language="en" fo:country="US"/>
    </style:style>
    <style:style style:name="T8912" style:parent-style-name="o" style:family="text">
      <style:text-properties style:font-name="Consolas" fo:font-weight="bold" style:font-weight-asian="bold" style:font-weight-complex="bold" fo:color="#000000" fo:language="en" fo:country="US"/>
    </style:style>
    <style:style style:name="T8913" style:parent-style-name="s" style:family="text">
      <style:text-properties style:font-name="Consolas" fo:color="#DD1144" fo:language="en" fo:country="US"/>
    </style:style>
    <style:style style:name="T8914" style:parent-style-name="p" style:family="text">
      <style:text-properties style:font-name="Consolas" fo:color="#000000" fo:language="en" fo:country="US"/>
    </style:style>
    <style:style style:name="P8915" style:parent-style-name="HTMLconformatoprevio" style:family="paragraph">
      <style:paragraph-properties fo:border="0.0034in solid #E5E7EB" fo:padding="0in" style:shadow="none" fo:background-color="#FFFFFF"/>
    </style:style>
    <style:style style:name="T8916" style:parent-style-name="cl" style:family="text">
      <style:text-properties style:font-name="Consolas" fo:color="#000000" fo:language="en" fo:country="US"/>
    </style:style>
    <style:style style:name="T8917" style:parent-style-name="p" style:family="text">
      <style:text-properties style:font-name="Consolas" fo:color="#000000" fo:language="en" fo:country="US"/>
    </style:style>
    <style:style style:name="T8918" style:parent-style-name="nt" style:family="text">
      <style:text-properties style:font-name="Consolas" fo:color="#000080" fo:language="en" fo:country="US"/>
    </style:style>
    <style:style style:name="T8919" style:parent-style-name="cl" style:family="text">
      <style:text-properties style:font-name="Consolas" fo:color="#000000" fo:language="en" fo:country="US"/>
    </style:style>
    <style:style style:name="T8920" style:parent-style-name="na" style:family="text">
      <style:text-properties style:font-name="Consolas" fo:color="#008080" fo:language="en" fo:country="US"/>
    </style:style>
    <style:style style:name="T8921" style:parent-style-name="o" style:family="text">
      <style:text-properties style:font-name="Consolas" fo:font-weight="bold" style:font-weight-asian="bold" style:font-weight-complex="bold" fo:color="#000000" fo:language="en" fo:country="US"/>
    </style:style>
    <style:style style:name="T8922" style:parent-style-name="s" style:family="text">
      <style:text-properties style:font-name="Consolas" fo:color="#DD1144" fo:language="en" fo:country="US"/>
    </style:style>
    <style:style style:name="T8923" style:parent-style-name="p" style:family="text">
      <style:text-properties style:font-name="Consolas" fo:color="#000000" fo:language="en" fo:country="US"/>
    </style:style>
    <style:style style:name="T8924" style:parent-style-name="cl" style:family="text">
      <style:text-properties style:font-name="Consolas" fo:color="#000000" fo:language="en" fo:country="US"/>
    </style:style>
    <style:style style:name="T8925" style:parent-style-name="p" style:family="text">
      <style:text-properties style:font-name="Consolas" fo:color="#000000" fo:language="en" fo:country="US"/>
    </style:style>
    <style:style style:name="T8926" style:parent-style-name="nt" style:family="text">
      <style:text-properties style:font-name="Consolas" fo:color="#000080" fo:language="en" fo:country="US"/>
    </style:style>
    <style:style style:name="T8927" style:parent-style-name="p" style:family="text">
      <style:text-properties style:font-name="Consolas" fo:color="#000000" fo:language="en" fo:country="US"/>
    </style:style>
    <style:style style:name="P8928" style:parent-style-name="HTMLconformatoprevio" style:family="paragraph">
      <style:paragraph-properties fo:border="0.0034in solid #E5E7EB" fo:padding="0in" style:shadow="none" fo:background-color="#FFFFFF"/>
    </style:style>
    <style:style style:name="T8929" style:parent-style-name="cl" style:family="text">
      <style:text-properties style:font-name="Consolas" fo:color="#000000" fo:language="en" fo:country="US"/>
    </style:style>
    <style:style style:name="T8930" style:parent-style-name="p" style:family="text">
      <style:text-properties style:font-name="Consolas" fo:color="#000000" fo:language="en" fo:country="US"/>
    </style:style>
    <style:style style:name="T8931" style:parent-style-name="nt" style:family="text">
      <style:text-properties style:font-name="Consolas" fo:color="#000080" fo:language="en" fo:country="US"/>
    </style:style>
    <style:style style:name="T8932" style:parent-style-name="p" style:family="text">
      <style:text-properties style:font-name="Consolas" fo:color="#000000" fo:language="en" fo:country="US"/>
    </style:style>
    <style:style style:name="P8933" style:parent-style-name="HTMLconformatoprevio" style:family="paragraph">
      <style:paragraph-properties fo:border="0.0034in solid #E5E7EB" fo:padding="0in" style:shadow="none" fo:background-color="#FFFFFF"/>
    </style:style>
    <style:style style:name="T8934" style:parent-style-name="cl" style:family="text">
      <style:text-properties style:font-name="Consolas" fo:color="#000000" fo:language="en" fo:country="US"/>
    </style:style>
    <style:style style:name="T8935" style:parent-style-name="p" style:family="text">
      <style:text-properties style:font-name="Consolas" fo:color="#000000" fo:language="en" fo:country="US"/>
    </style:style>
    <style:style style:name="T8936" style:parent-style-name="nt" style:family="text">
      <style:text-properties style:font-name="Consolas" fo:color="#000080" fo:language="en" fo:country="US"/>
    </style:style>
    <style:style style:name="T8937" style:parent-style-name="cl" style:family="text">
      <style:text-properties style:font-name="Consolas" fo:color="#000000" fo:language="en" fo:country="US"/>
    </style:style>
    <style:style style:name="T8938" style:parent-style-name="na" style:family="text">
      <style:text-properties style:font-name="Consolas" fo:color="#008080" fo:language="en" fo:country="US"/>
    </style:style>
    <style:style style:name="T8939" style:parent-style-name="o" style:family="text">
      <style:text-properties style:font-name="Consolas" fo:font-weight="bold" style:font-weight-asian="bold" style:font-weight-complex="bold" fo:color="#000000" fo:language="en" fo:country="US"/>
    </style:style>
    <style:style style:name="T8940" style:parent-style-name="s" style:family="text">
      <style:text-properties style:font-name="Consolas" fo:color="#DD1144" fo:language="en" fo:country="US"/>
    </style:style>
    <style:style style:name="T8941" style:parent-style-name="p" style:family="text">
      <style:text-properties style:font-name="Consolas" fo:color="#000000" fo:language="en" fo:country="US"/>
    </style:style>
    <style:style style:name="P8942" style:parent-style-name="HTMLconformatoprevio" style:family="paragraph">
      <style:paragraph-properties fo:border="0.0034in solid #E5E7EB" fo:padding="0in" style:shadow="none" fo:background-color="#FFFFFF"/>
    </style:style>
    <style:style style:name="T8943" style:parent-style-name="cl" style:family="text">
      <style:text-properties style:font-name="Consolas" fo:color="#000000" fo:language="en" fo:country="US"/>
    </style:style>
    <style:style style:name="T8944" style:parent-style-name="p" style:family="text">
      <style:text-properties style:font-name="Consolas" fo:color="#000000" fo:language="en" fo:country="US"/>
    </style:style>
    <style:style style:name="T8945" style:parent-style-name="nt" style:family="text">
      <style:text-properties style:font-name="Consolas" fo:color="#000080" fo:language="en" fo:country="US"/>
    </style:style>
    <style:style style:name="T8946" style:parent-style-name="cl" style:family="text">
      <style:text-properties style:font-name="Consolas" fo:color="#000000" fo:language="en" fo:country="US"/>
    </style:style>
    <style:style style:name="T8947" style:parent-style-name="na" style:family="text">
      <style:text-properties style:font-name="Consolas" fo:color="#008080" fo:language="en" fo:country="US"/>
    </style:style>
    <style:style style:name="T8948" style:parent-style-name="o" style:family="text">
      <style:text-properties style:font-name="Consolas" fo:font-weight="bold" style:font-weight-asian="bold" style:font-weight-complex="bold" fo:color="#000000" fo:language="en" fo:country="US"/>
    </style:style>
    <style:style style:name="T8949" style:parent-style-name="s" style:family="text">
      <style:text-properties style:font-name="Consolas" fo:color="#DD1144" fo:language="en" fo:country="US"/>
    </style:style>
    <style:style style:name="T8950" style:parent-style-name="p" style:family="text">
      <style:text-properties style:font-name="Consolas" fo:color="#000000" fo:language="en" fo:country="US"/>
    </style:style>
    <style:style style:name="T8951" style:parent-style-name="cl" style:family="text">
      <style:text-properties style:font-name="Consolas" fo:color="#000000" fo:language="en" fo:country="US"/>
    </style:style>
    <style:style style:name="T8952" style:parent-style-name="p" style:family="text">
      <style:text-properties style:font-name="Consolas" fo:color="#000000" fo:language="en" fo:country="US"/>
    </style:style>
    <style:style style:name="T8953" style:parent-style-name="nt" style:family="text">
      <style:text-properties style:font-name="Consolas" fo:color="#000080" fo:language="en" fo:country="US"/>
    </style:style>
    <style:style style:name="T8954" style:parent-style-name="p" style:family="text">
      <style:text-properties style:font-name="Consolas" fo:color="#000000" fo:language="en" fo:country="US"/>
    </style:style>
    <style:style style:name="P8955" style:parent-style-name="HTMLconformatoprevio" style:family="paragraph">
      <style:paragraph-properties fo:border="0.0034in solid #E5E7EB" fo:padding="0in" style:shadow="none" fo:background-color="#FFFFFF"/>
    </style:style>
    <style:style style:name="T8956" style:parent-style-name="cl" style:family="text">
      <style:text-properties style:font-name="Consolas" fo:color="#000000" fo:language="en" fo:country="US"/>
    </style:style>
    <style:style style:name="T8957" style:parent-style-name="p" style:family="text">
      <style:text-properties style:font-name="Consolas" fo:color="#000000" fo:language="en" fo:country="US"/>
    </style:style>
    <style:style style:name="T8958" style:parent-style-name="nt" style:family="text">
      <style:text-properties style:font-name="Consolas" fo:color="#000080" fo:language="en" fo:country="US"/>
    </style:style>
    <style:style style:name="T8959" style:parent-style-name="p" style:family="text">
      <style:text-properties style:font-name="Consolas" fo:color="#000000" fo:language="en" fo:country="US"/>
    </style:style>
    <style:style style:name="P8960" style:parent-style-name="HTMLconformatoprevio" style:family="paragraph">
      <style:paragraph-properties fo:border="0.0034in solid #E5E7EB" fo:padding="0in" style:shadow="none" fo:background-color="#FFFFFF"/>
    </style:style>
    <style:style style:name="T8961" style:parent-style-name="cl" style:family="text">
      <style:text-properties style:font-name="Consolas" fo:color="#000000" fo:language="en" fo:country="US"/>
    </style:style>
    <style:style style:name="T8962" style:parent-style-name="p" style:family="text">
      <style:text-properties style:font-name="Consolas" fo:color="#000000" fo:language="en" fo:country="US"/>
    </style:style>
    <style:style style:name="T8963" style:parent-style-name="nt" style:family="text">
      <style:text-properties style:font-name="Consolas" fo:color="#000080" fo:language="en" fo:country="US"/>
    </style:style>
    <style:style style:name="T8964" style:parent-style-name="cl" style:family="text">
      <style:text-properties style:font-name="Consolas" fo:color="#000000" fo:language="en" fo:country="US"/>
    </style:style>
    <style:style style:name="T8965" style:parent-style-name="na" style:family="text">
      <style:text-properties style:font-name="Consolas" fo:color="#008080" fo:language="en" fo:country="US"/>
    </style:style>
    <style:style style:name="T8966" style:parent-style-name="o" style:family="text">
      <style:text-properties style:font-name="Consolas" fo:font-weight="bold" style:font-weight-asian="bold" style:font-weight-complex="bold" fo:color="#000000" fo:language="en" fo:country="US"/>
    </style:style>
    <style:style style:name="T8967" style:parent-style-name="s" style:family="text">
      <style:text-properties style:font-name="Consolas" fo:color="#DD1144" fo:language="en" fo:country="US"/>
    </style:style>
    <style:style style:name="T8968" style:parent-style-name="p" style:family="text">
      <style:text-properties style:font-name="Consolas" fo:color="#000000" fo:language="en" fo:country="US"/>
    </style:style>
    <style:style style:name="P8969" style:parent-style-name="HTMLconformatoprevio" style:family="paragraph">
      <style:paragraph-properties fo:border="0.0034in solid #E5E7EB" fo:padding="0in" style:shadow="none" fo:background-color="#FFFFFF"/>
    </style:style>
    <style:style style:name="T8970" style:parent-style-name="cl" style:family="text">
      <style:text-properties style:font-name="Consolas" fo:color="#000000" fo:language="en" fo:country="US"/>
    </style:style>
    <style:style style:name="T8971" style:parent-style-name="p" style:family="text">
      <style:text-properties style:font-name="Consolas" fo:color="#000000" fo:language="en" fo:country="US"/>
    </style:style>
    <style:style style:name="T8972" style:parent-style-name="nt" style:family="text">
      <style:text-properties style:font-name="Consolas" fo:color="#000080" fo:language="en" fo:country="US"/>
    </style:style>
    <style:style style:name="T8973" style:parent-style-name="cl" style:family="text">
      <style:text-properties style:font-name="Consolas" fo:color="#000000" fo:language="en" fo:country="US"/>
    </style:style>
    <style:style style:name="T8974" style:parent-style-name="na" style:family="text">
      <style:text-properties style:font-name="Consolas" fo:color="#008080" fo:language="en" fo:country="US"/>
    </style:style>
    <style:style style:name="T8975" style:parent-style-name="o" style:family="text">
      <style:text-properties style:font-name="Consolas" fo:font-weight="bold" style:font-weight-asian="bold" style:font-weight-complex="bold" fo:color="#000000" fo:language="en" fo:country="US"/>
    </style:style>
    <style:style style:name="T8976" style:parent-style-name="s" style:family="text">
      <style:text-properties style:font-name="Consolas" fo:color="#DD1144" fo:language="en" fo:country="US"/>
    </style:style>
    <style:style style:name="T8977" style:parent-style-name="p" style:family="text">
      <style:text-properties style:font-name="Consolas" fo:color="#000000" fo:language="en" fo:country="US"/>
    </style:style>
    <style:style style:name="T8978" style:parent-style-name="cl" style:family="text">
      <style:text-properties style:font-name="Consolas" fo:color="#000000" fo:language="en" fo:country="US"/>
    </style:style>
    <style:style style:name="T8979" style:parent-style-name="p" style:family="text">
      <style:text-properties style:font-name="Consolas" fo:color="#000000" fo:language="en" fo:country="US"/>
    </style:style>
    <style:style style:name="T8980" style:parent-style-name="nt" style:family="text">
      <style:text-properties style:font-name="Consolas" fo:color="#000080" fo:language="en" fo:country="US"/>
    </style:style>
    <style:style style:name="T8981" style:parent-style-name="p" style:family="text">
      <style:text-properties style:font-name="Consolas" fo:color="#000000" fo:language="en" fo:country="US"/>
    </style:style>
    <style:style style:name="P8982" style:parent-style-name="HTMLconformatoprevio" style:family="paragraph">
      <style:paragraph-properties fo:border="0.0034in solid #E5E7EB" fo:padding="0in" style:shadow="none" fo:background-color="#FFFFFF"/>
    </style:style>
    <style:style style:name="T8983" style:parent-style-name="cl" style:family="text">
      <style:text-properties style:font-name="Consolas" fo:color="#000000" fo:language="en" fo:country="US"/>
    </style:style>
    <style:style style:name="T8984" style:parent-style-name="p" style:family="text">
      <style:text-properties style:font-name="Consolas" fo:color="#000000" fo:language="en" fo:country="US"/>
    </style:style>
    <style:style style:name="T8985" style:parent-style-name="nt" style:family="text">
      <style:text-properties style:font-name="Consolas" fo:color="#000080" fo:language="en" fo:country="US"/>
    </style:style>
    <style:style style:name="T8986" style:parent-style-name="p" style:family="text">
      <style:text-properties style:font-name="Consolas" fo:color="#000000" fo:language="en" fo:country="US"/>
    </style:style>
    <style:style style:name="P8987" style:parent-style-name="HTMLconformatoprevio" style:family="paragraph">
      <style:paragraph-properties fo:border="0.0034in solid #E5E7EB" fo:padding="0in" style:shadow="none" fo:background-color="#FFFFFF"/>
    </style:style>
    <style:style style:name="T8988" style:parent-style-name="cl" style:family="text">
      <style:text-properties style:font-name="Consolas" fo:color="#000000" fo:language="en" fo:country="US"/>
    </style:style>
    <style:style style:name="T8989" style:parent-style-name="p" style:family="text">
      <style:text-properties style:font-name="Consolas" fo:color="#000000" fo:language="en" fo:country="US"/>
    </style:style>
    <style:style style:name="T8990" style:parent-style-name="nt" style:family="text">
      <style:text-properties style:font-name="Consolas" fo:color="#000080" fo:language="en" fo:country="US"/>
    </style:style>
    <style:style style:name="T8991" style:parent-style-name="cl" style:family="text">
      <style:text-properties style:font-name="Consolas" fo:color="#000000" fo:language="en" fo:country="US"/>
    </style:style>
    <style:style style:name="T8992" style:parent-style-name="na" style:family="text">
      <style:text-properties style:font-name="Consolas" fo:color="#008080" fo:language="en" fo:country="US"/>
    </style:style>
    <style:style style:name="T8993" style:parent-style-name="o" style:family="text">
      <style:text-properties style:font-name="Consolas" fo:font-weight="bold" style:font-weight-asian="bold" style:font-weight-complex="bold" fo:color="#000000" fo:language="en" fo:country="US"/>
    </style:style>
    <style:style style:name="T8994" style:parent-style-name="s" style:family="text">
      <style:text-properties style:font-name="Consolas" fo:color="#DD1144" fo:language="en" fo:country="US"/>
    </style:style>
    <style:style style:name="T8995" style:parent-style-name="p" style:family="text">
      <style:text-properties style:font-name="Consolas" fo:color="#000000" fo:language="en" fo:country="US"/>
    </style:style>
    <style:style style:name="P8996" style:parent-style-name="HTMLconformatoprevio" style:family="paragraph">
      <style:paragraph-properties fo:border="0.0034in solid #E5E7EB" fo:padding="0in" style:shadow="none" fo:background-color="#FFFFFF"/>
    </style:style>
    <style:style style:name="T8997" style:parent-style-name="cl" style:family="text">
      <style:text-properties style:font-name="Consolas" fo:color="#000000" fo:language="en" fo:country="US"/>
    </style:style>
    <style:style style:name="T8998" style:parent-style-name="p" style:family="text">
      <style:text-properties style:font-name="Consolas" fo:color="#000000" fo:language="en" fo:country="US"/>
    </style:style>
    <style:style style:name="T8999" style:parent-style-name="nt" style:family="text">
      <style:text-properties style:font-name="Consolas" fo:color="#000080" fo:language="en" fo:country="US"/>
    </style:style>
    <style:style style:name="T9000" style:parent-style-name="cl" style:family="text">
      <style:text-properties style:font-name="Consolas" fo:color="#000000" fo:language="en" fo:country="US"/>
    </style:style>
    <style:style style:name="T9001" style:parent-style-name="na" style:family="text">
      <style:text-properties style:font-name="Consolas" fo:color="#008080" fo:language="en" fo:country="US"/>
    </style:style>
    <style:style style:name="T9002" style:parent-style-name="o" style:family="text">
      <style:text-properties style:font-name="Consolas" fo:font-weight="bold" style:font-weight-asian="bold" style:font-weight-complex="bold" fo:color="#000000" fo:language="en" fo:country="US"/>
    </style:style>
    <style:style style:name="T9003" style:parent-style-name="s" style:family="text">
      <style:text-properties style:font-name="Consolas" fo:color="#DD1144" fo:language="en" fo:country="US"/>
    </style:style>
    <style:style style:name="T9004" style:parent-style-name="p" style:family="text">
      <style:text-properties style:font-name="Consolas" fo:color="#000000" fo:language="en" fo:country="US"/>
    </style:style>
    <style:style style:name="T9005" style:parent-style-name="cl" style:family="text">
      <style:text-properties style:font-name="Consolas" fo:color="#000000" fo:language="en" fo:country="US"/>
    </style:style>
    <style:style style:name="T9006" style:parent-style-name="p" style:family="text">
      <style:text-properties style:font-name="Consolas" fo:color="#000000" fo:language="en" fo:country="US"/>
    </style:style>
    <style:style style:name="T9007" style:parent-style-name="nt" style:family="text">
      <style:text-properties style:font-name="Consolas" fo:color="#000080" fo:language="en" fo:country="US"/>
    </style:style>
    <style:style style:name="T9008" style:parent-style-name="p" style:family="text">
      <style:text-properties style:font-name="Consolas" fo:color="#000000" fo:language="en" fo:country="US"/>
    </style:style>
    <style:style style:name="P9009" style:parent-style-name="HTMLconformatoprevio" style:family="paragraph">
      <style:paragraph-properties fo:border="0.0034in solid #E5E7EB" fo:padding="0in" style:shadow="none" fo:background-color="#FFFFFF"/>
    </style:style>
    <style:style style:name="T9010" style:parent-style-name="cl" style:family="text">
      <style:text-properties style:font-name="Consolas" fo:color="#000000" fo:language="en" fo:country="US"/>
    </style:style>
    <style:style style:name="T9011" style:parent-style-name="p" style:family="text">
      <style:text-properties style:font-name="Consolas" fo:color="#000000"/>
    </style:style>
    <style:style style:name="T9012" style:parent-style-name="nt" style:family="text">
      <style:text-properties style:font-name="Consolas" fo:color="#000080"/>
    </style:style>
    <style:style style:name="T9013" style:parent-style-name="p" style:family="text">
      <style:text-properties style:font-name="Consolas" fo:color="#000000"/>
    </style:style>
    <style:style style:name="P9014" style:parent-style-name="HTMLconformatoprevio" style:family="paragraph">
      <style:paragraph-properties fo:border="0.0034in solid #E5E7EB" fo:padding="0in" style:shadow="none" fo:background-color="#FFFFFF"/>
    </style:style>
    <style:style style:name="T9015" style:parent-style-name="cl" style:family="text">
      <style:text-properties style:font-name="Consolas" fo:color="#000000"/>
    </style:style>
    <style:style style:name="T9016" style:parent-style-name="p" style:family="text">
      <style:text-properties style:font-name="Consolas" fo:color="#000000"/>
    </style:style>
    <style:style style:name="T9017" style:parent-style-name="nt" style:family="text">
      <style:text-properties style:font-name="Consolas" fo:color="#000080"/>
    </style:style>
    <style:style style:name="T9018" style:parent-style-name="p" style:family="text">
      <style:text-properties style:font-name="Consolas" fo:color="#000000"/>
    </style:style>
    <style:style style:name="P9019" style:parent-style-name="HTMLconformatoprevio" style:family="paragraph">
      <style:paragraph-properties fo:border="0.0034in solid #E5E7EB" fo:padding="0in" style:shadow="none" fo:background-color="#FFFFFF"/>
    </style:style>
    <style:style style:name="T9020" style:parent-style-name="p" style:family="text">
      <style:text-properties style:font-name="Consolas" fo:color="#000000"/>
    </style:style>
    <style:style style:name="T9021" style:parent-style-name="nt" style:family="text">
      <style:text-properties style:font-name="Consolas" fo:color="#000080"/>
    </style:style>
    <style:style style:name="T9022" style:parent-style-name="p" style:family="text">
      <style:text-properties style:font-name="Consolas" fo:color="#000000"/>
    </style:style>
    <style:style style:name="P9023"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024" style:parent-style-name="NormalWeb" style:family="paragraph">
      <style:paragraph-properties fo:border="0.0034in solid #E5E7EB" fo:padding="0in" style:shadow="none" fo:background-color="#FFFFFF"/>
    </style:style>
    <style:style style:name="T9025" style:parent-style-name="Fuentedepárrafopredeter." style:family="text">
      <style:text-properties style:font-name="Arial" style:font-name-complex="Arial" fo:color="#000000"/>
    </style:style>
    <style:style style:name="T9026" style:parent-style-name="CódigoHTML" style:family="text">
      <style:text-properties style:font-name="Consolas" fo:color="#000000" fo:font-size="11pt" style:font-size-asian="11pt" style:font-size-complex="11pt"/>
    </style:style>
    <style:style style:name="T9027" style:parent-style-name="Fuentedepárrafopredeter." style:family="text">
      <style:text-properties style:font-name="Arial" style:font-name-complex="Arial" fo:color="#000000"/>
    </style:style>
    <style:style style:name="T9028" style:parent-style-name="CódigoHTML" style:family="text">
      <style:text-properties style:font-name="Consolas" fo:color="#000000" fo:font-size="11pt" style:font-size-asian="11pt" style:font-size-complex="11pt"/>
    </style:style>
    <style:style style:name="T9029" style:parent-style-name="Fuentedepárrafopredeter." style:family="text">
      <style:text-properties style:font-name="Arial" style:font-name-complex="Arial" fo:color="#000000"/>
    </style:style>
    <style:style style:name="T9030" style:parent-style-name="CódigoHTML" style:family="text">
      <style:text-properties style:font-name="Consolas" fo:color="#000000" fo:font-size="11pt" style:font-size-asian="11pt" style:font-size-complex="11pt"/>
    </style:style>
    <style:style style:name="T9031" style:parent-style-name="Fuentedepárrafopredeter." style:family="text">
      <style:text-properties style:font-name="Arial" style:font-name-complex="Arial" fo:color="#000000"/>
    </style:style>
    <style:style style:name="T9032" style:parent-style-name="CódigoHTML" style:family="text">
      <style:text-properties style:font-name="Consolas" fo:color="#000000" fo:font-size="11pt" style:font-size-asian="11pt" style:font-size-complex="11pt"/>
    </style:style>
    <style:style style:name="T9033" style:parent-style-name="Fuentedepárrafopredeter." style:family="text">
      <style:text-properties style:font-name="Arial" style:font-name-complex="Arial" fo:color="#000000"/>
    </style:style>
    <style:style style:name="P9034" style:parent-style-name="Normal" style:family="paragraph">
      <style:paragraph-properties fo:background-color="#FFFFFF"/>
      <style:text-properties fo:color="#000000"/>
    </style:style>
    <style:style style:name="P9035" style:parent-style-name="Normal" style:family="paragraph">
      <style:paragraph-properties fo:background-color="#FFFFFF"/>
      <style:text-properties fo:color="#000000"/>
    </style:style>
    <style:style style:name="P9036" style:parent-style-name="NormalWeb" style:family="paragraph">
      <style:paragraph-properties fo:border="0.0034in solid #E5E7EB" fo:padding="0in" style:shadow="none" fo:background-color="#FFFFFF"/>
    </style:style>
    <style:style style:name="T9037" style:parent-style-name="Textoennegrita" style:family="text">
      <style:text-properties style:font-name="Arial" style:font-name-complex="Arial" fo:color="#000000"/>
    </style:style>
    <style:style style:name="T9038" style:parent-style-name="Fuentedepárrafopredeter." style:family="text">
      <style:text-properties style:font-name="Arial" style:font-name-complex="Arial" fo:color="#000000"/>
    </style:style>
    <style:style style:name="T9039" style:parent-style-name="CódigoHTML" style:family="text">
      <style:text-properties style:font-name="Consolas" fo:color="#000000" fo:font-size="11pt" style:font-size-asian="11pt" style:font-size-complex="11pt"/>
    </style:style>
    <style:style style:name="T9040" style:parent-style-name="Fuentedepárrafopredeter." style:family="text">
      <style:text-properties style:font-name="Arial" style:font-name-complex="Arial" fo:color="#000000"/>
    </style:style>
    <style:style style:name="T9041" style:parent-style-name="CódigoHTML" style:family="text">
      <style:text-properties style:font-name="Consolas" fo:color="#000000" fo:font-size="11pt" style:font-size-asian="11pt" style:font-size-complex="11pt"/>
    </style:style>
    <style:style style:name="T9042" style:parent-style-name="Fuentedepárrafopredeter." style:family="text">
      <style:text-properties style:font-name="Arial" style:font-name-complex="Arial" fo:color="#000000"/>
    </style:style>
    <style:style style:name="T9043" style:parent-style-name="CódigoHTML" style:family="text">
      <style:text-properties style:font-name="Consolas" fo:color="#000000" fo:font-size="11pt" style:font-size-asian="11pt" style:font-size-complex="11pt"/>
    </style:style>
    <style:style style:name="T9044" style:parent-style-name="Fuentedepárrafopredeter." style:family="text">
      <style:text-properties style:font-name="Arial" style:font-name-complex="Arial" fo:color="#000000"/>
    </style:style>
    <style:style style:name="T9045" style:parent-style-name="CódigoHTML" style:family="text">
      <style:text-properties style:font-name="Consolas" fo:color="#000000" fo:font-size="11pt" style:font-size-asian="11pt" style:font-size-complex="11pt"/>
    </style:style>
    <style:style style:name="T9046" style:parent-style-name="Fuentedepárrafopredeter." style:family="text">
      <style:text-properties style:font-name="Arial" style:font-name-complex="Arial" fo:color="#000000"/>
    </style:style>
    <style:style style:name="P9047" style:parent-style-name="NormalWeb" style:family="paragraph">
      <style:paragraph-properties fo:border="0.0034in solid #E5E7EB" fo:padding="0in" style:shadow="none" fo:background-color="#FFFFFF"/>
      <style:text-properties style:font-name="Arial" style:font-name-complex="Arial" fo:color="#000000"/>
    </style:style>
    <style:style style:name="P9048" style:parent-style-name="HTMLconformatoprevio" style:family="paragraph">
      <style:paragraph-properties fo:border="0.0034in solid #E5E7EB" fo:padding="0in" style:shadow="none" fo:background-color="#FFFFFF"/>
    </style:style>
    <style:style style:name="T9049" style:parent-style-name="p" style:family="text">
      <style:text-properties style:font-name="Consolas" fo:color="#000000" fo:language="en" fo:country="US"/>
    </style:style>
    <style:style style:name="T9050" style:parent-style-name="nt" style:family="text">
      <style:text-properties style:font-name="Consolas" fo:color="#000080" fo:language="en" fo:country="US"/>
    </style:style>
    <style:style style:name="T9051" style:parent-style-name="cl" style:family="text">
      <style:text-properties style:font-name="Consolas" fo:color="#000000" fo:language="en" fo:country="US"/>
    </style:style>
    <style:style style:name="T9052" style:parent-style-name="na" style:family="text">
      <style:text-properties style:font-name="Consolas" fo:color="#008080" fo:language="en" fo:country="US"/>
    </style:style>
    <style:style style:name="T9053" style:parent-style-name="o" style:family="text">
      <style:text-properties style:font-name="Consolas" fo:font-weight="bold" style:font-weight-asian="bold" style:font-weight-complex="bold" fo:color="#000000" fo:language="en" fo:country="US"/>
    </style:style>
    <style:style style:name="T9054" style:parent-style-name="s" style:family="text">
      <style:text-properties style:font-name="Consolas" fo:color="#DD1144" fo:language="en" fo:country="US"/>
    </style:style>
    <style:style style:name="T9055" style:parent-style-name="p" style:family="text">
      <style:text-properties style:font-name="Consolas" fo:color="#000000" fo:language="en" fo:country="US"/>
    </style:style>
    <style:style style:name="P9056" style:parent-style-name="HTMLconformatoprevio" style:family="paragraph">
      <style:paragraph-properties fo:border="0.0034in solid #E5E7EB" fo:padding="0in" style:shadow="none" fo:background-color="#FFFFFF"/>
    </style:style>
    <style:style style:name="T9057" style:parent-style-name="cl" style:family="text">
      <style:text-properties style:font-name="Consolas" fo:color="#000000" fo:language="en" fo:country="US"/>
    </style:style>
    <style:style style:name="T9058" style:parent-style-name="p" style:family="text">
      <style:text-properties style:font-name="Consolas" fo:color="#000000" fo:language="en" fo:country="US"/>
    </style:style>
    <style:style style:name="T9059" style:parent-style-name="nt" style:family="text">
      <style:text-properties style:font-name="Consolas" fo:color="#000080" fo:language="en" fo:country="US"/>
    </style:style>
    <style:style style:name="T9060" style:parent-style-name="cl" style:family="text">
      <style:text-properties style:font-name="Consolas" fo:color="#000000" fo:language="en" fo:country="US"/>
    </style:style>
    <style:style style:name="T9061" style:parent-style-name="na" style:family="text">
      <style:text-properties style:font-name="Consolas" fo:color="#008080" fo:language="en" fo:country="US"/>
    </style:style>
    <style:style style:name="T9062" style:parent-style-name="o" style:family="text">
      <style:text-properties style:font-name="Consolas" fo:font-weight="bold" style:font-weight-asian="bold" style:font-weight-complex="bold" fo:color="#000000" fo:language="en" fo:country="US"/>
    </style:style>
    <style:style style:name="T9063" style:parent-style-name="s" style:family="text">
      <style:text-properties style:font-name="Consolas" fo:color="#DD1144" fo:language="en" fo:country="US"/>
    </style:style>
    <style:style style:name="T9064" style:parent-style-name="p" style:family="text">
      <style:text-properties style:font-name="Consolas" fo:color="#000000" fo:language="en" fo:country="US"/>
    </style:style>
    <style:style style:name="T9065" style:parent-style-name="cl" style:family="text">
      <style:text-properties style:font-name="Consolas" fo:color="#000000" fo:language="en" fo:country="US"/>
    </style:style>
    <style:style style:name="T9066" style:parent-style-name="p" style:family="text">
      <style:text-properties style:font-name="Consolas" fo:color="#000000" fo:language="en" fo:country="US"/>
    </style:style>
    <style:style style:name="T9067" style:parent-style-name="nt" style:family="text">
      <style:text-properties style:font-name="Consolas" fo:color="#000080" fo:language="en" fo:country="US"/>
    </style:style>
    <style:style style:name="T9068" style:parent-style-name="p" style:family="text">
      <style:text-properties style:font-name="Consolas" fo:color="#000000" fo:language="en" fo:country="US"/>
    </style:style>
    <style:style style:name="P9069" style:parent-style-name="HTMLconformatoprevio" style:family="paragraph">
      <style:paragraph-properties fo:border="0.0034in solid #E5E7EB" fo:padding="0in" style:shadow="none" fo:background-color="#FFFFFF"/>
    </style:style>
    <style:style style:name="T9070" style:parent-style-name="cl" style:family="text">
      <style:text-properties style:font-name="Consolas" fo:color="#000000" fo:language="en" fo:country="US"/>
    </style:style>
    <style:style style:name="T9071" style:parent-style-name="p" style:family="text">
      <style:text-properties style:font-name="Consolas" fo:color="#000000" fo:language="en" fo:country="US"/>
    </style:style>
    <style:style style:name="T9072" style:parent-style-name="nt" style:family="text">
      <style:text-properties style:font-name="Consolas" fo:color="#000080" fo:language="en" fo:country="US"/>
    </style:style>
    <style:style style:name="T9073" style:parent-style-name="cl" style:family="text">
      <style:text-properties style:font-name="Consolas" fo:color="#000000" fo:language="en" fo:country="US"/>
    </style:style>
    <style:style style:name="T9074" style:parent-style-name="na" style:family="text">
      <style:text-properties style:font-name="Consolas" fo:color="#008080" fo:language="en" fo:country="US"/>
    </style:style>
    <style:style style:name="T9075" style:parent-style-name="o" style:family="text">
      <style:text-properties style:font-name="Consolas" fo:font-weight="bold" style:font-weight-asian="bold" style:font-weight-complex="bold" fo:color="#000000" fo:language="en" fo:country="US"/>
    </style:style>
    <style:style style:name="T9076" style:parent-style-name="s" style:family="text">
      <style:text-properties style:font-name="Consolas" fo:color="#DD1144" fo:language="en" fo:country="US"/>
    </style:style>
    <style:style style:name="T9077" style:parent-style-name="p" style:family="text">
      <style:text-properties style:font-name="Consolas" fo:color="#000000" fo:language="en" fo:country="US"/>
    </style:style>
    <style:style style:name="T9078" style:parent-style-name="cl" style:family="text">
      <style:text-properties style:font-name="Consolas" fo:color="#000000" fo:language="en" fo:country="US"/>
    </style:style>
    <style:style style:name="T9079" style:parent-style-name="p" style:family="text">
      <style:text-properties style:font-name="Consolas" fo:color="#000000" fo:language="en" fo:country="US"/>
    </style:style>
    <style:style style:name="T9080" style:parent-style-name="nt" style:family="text">
      <style:text-properties style:font-name="Consolas" fo:color="#000080" fo:language="en" fo:country="US"/>
    </style:style>
    <style:style style:name="T9081" style:parent-style-name="p" style:family="text">
      <style:text-properties style:font-name="Consolas" fo:color="#000000" fo:language="en" fo:country="US"/>
    </style:style>
    <style:style style:name="P9082" style:parent-style-name="HTMLconformatoprevio" style:family="paragraph">
      <style:paragraph-properties fo:border="0.0034in solid #E5E7EB" fo:padding="0in" style:shadow="none" fo:background-color="#FFFFFF"/>
    </style:style>
    <style:style style:name="T9083" style:parent-style-name="p" style:family="text">
      <style:text-properties style:font-name="Consolas" fo:color="#000000"/>
    </style:style>
    <style:style style:name="T9084" style:parent-style-name="nt" style:family="text">
      <style:text-properties style:font-name="Consolas" fo:color="#000080"/>
    </style:style>
    <style:style style:name="T9085" style:parent-style-name="p" style:family="text">
      <style:text-properties style:font-name="Consolas" fo:color="#000000"/>
    </style:style>
    <style:style style:name="P908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087" style:parent-style-name="NormalWeb" style:family="paragraph">
      <style:paragraph-properties fo:border="0.0034in solid #E5E7EB" fo:padding="0in" style:shadow="none" fo:background-color="#FFFFFF"/>
    </style:style>
    <style:style style:name="T9088" style:parent-style-name="Fuentedepárrafopredeter." style:family="text">
      <style:text-properties style:font-name="Arial" style:font-name-complex="Arial" fo:color="#000000"/>
    </style:style>
    <style:style style:name="T9089" style:parent-style-name="CódigoHTML" style:family="text">
      <style:text-properties style:font-name="Consolas" fo:color="#000000" fo:font-size="11pt" style:font-size-asian="11pt" style:font-size-complex="11pt"/>
    </style:style>
    <style:style style:name="T9090" style:parent-style-name="Fuentedepárrafopredeter." style:family="text">
      <style:text-properties style:font-name="Arial" style:font-name-complex="Arial" fo:color="#000000"/>
    </style:style>
    <style:style style:name="T9091" style:parent-style-name="CódigoHTML" style:family="text">
      <style:text-properties style:font-name="Consolas" fo:color="#000000" fo:font-size="11pt" style:font-size-asian="11pt" style:font-size-complex="11pt"/>
    </style:style>
    <style:style style:name="T9092" style:parent-style-name="Fuentedepárrafopredeter." style:family="text">
      <style:text-properties style:font-name="Arial" style:font-name-complex="Arial" fo:color="#000000"/>
    </style:style>
    <style:style style:name="P9093" style:parent-style-name="HTMLconformatoprevio" style:family="paragraph">
      <style:paragraph-properties fo:border="0.0034in solid #E5E7EB" fo:padding="0in" style:shadow="none" fo:background-color="#FFFFFF"/>
    </style:style>
    <style:style style:name="T9094" style:parent-style-name="nv" style:family="text">
      <style:text-properties style:font-name="Consolas" fo:color="#008080" fo:language="en" fo:country="US"/>
    </style:style>
    <style:style style:name="T9095" style:parent-style-name="o" style:family="text">
      <style:text-properties style:font-name="Consolas" fo:font-weight="bold" style:font-weight-asian="bold" style:font-weight-complex="bold" fo:color="#000000" fo:language="en" fo:country="US"/>
    </style:style>
    <style:style style:name="T9096" style:parent-style-name="cl" style:family="text">
      <style:text-properties style:font-name="Consolas" fo:color="#000000" fo:language="en" fo:country="US"/>
    </style:style>
    <style:style style:name="T9097" style:parent-style-name="mi" style:family="text">
      <style:text-properties style:font-name="Consolas" fo:color="#009999" fo:language="en" fo:country="US"/>
    </style:style>
    <style:style style:name="T9098" style:parent-style-name="mf" style:family="text">
      <style:text-properties style:font-name="Consolas" fo:color="#009999" fo:language="en" fo:country="US"/>
    </style:style>
    <style:style style:name="T9099" style:parent-style-name="kt" style:family="text">
      <style:text-properties style:font-name="Consolas" fo:font-weight="bold" style:font-weight-asian="bold" style:font-weight-complex="bold" fo:color="#445588" fo:language="en" fo:country="US"/>
    </style:style>
    <style:style style:name="T9100" style:parent-style-name="p" style:family="text">
      <style:text-properties style:font-name="Consolas" fo:color="#000000" fo:language="en" fo:country="US"/>
    </style:style>
    <style:style style:name="P9101" style:parent-style-name="HTMLconformatoprevio" style:family="paragraph">
      <style:paragraph-properties fo:border="0.0034in solid #E5E7EB" fo:padding="0in" style:shadow="none" fo:background-color="#FFFFFF"/>
    </style:style>
    <style:style style:name="T9102" style:parent-style-name="nv" style:family="text">
      <style:text-properties style:font-name="Consolas" fo:color="#008080" fo:language="en" fo:country="US"/>
    </style:style>
    <style:style style:name="T9103" style:parent-style-name="o" style:family="text">
      <style:text-properties style:font-name="Consolas" fo:font-weight="bold" style:font-weight-asian="bold" style:font-weight-complex="bold" fo:color="#000000" fo:language="en" fo:country="US"/>
    </style:style>
    <style:style style:name="T9104" style:parent-style-name="cl" style:family="text">
      <style:text-properties style:font-name="Consolas" fo:color="#000000" fo:language="en" fo:country="US"/>
    </style:style>
    <style:style style:name="T9105" style:parent-style-name="p" style:family="text">
      <style:text-properties style:font-name="Consolas" fo:color="#000000" fo:language="en" fo:country="US"/>
    </style:style>
    <style:style style:name="P9106" style:parent-style-name="HTMLconformatoprevio" style:family="paragraph">
      <style:paragraph-properties fo:border="0.0034in solid #E5E7EB" fo:padding="0in" style:shadow="none" fo:background-color="#FFFFFF"/>
    </style:style>
    <style:style style:name="T9107" style:parent-style-name="cl" style:family="text">
      <style:text-properties style:font-name="Consolas" fo:color="#000000" fo:language="en" fo:country="US"/>
    </style:style>
    <style:style style:name="T9108" style:parent-style-name="na" style:family="text">
      <style:text-properties style:font-name="Consolas" fo:color="#008080" fo:language="en" fo:country="US"/>
    </style:style>
    <style:style style:name="T9109" style:parent-style-name="o" style:family="text">
      <style:text-properties style:font-name="Consolas" fo:font-weight="bold" style:font-weight-asian="bold" style:font-weight-complex="bold" fo:color="#000000" fo:language="en" fo:country="US"/>
    </style:style>
    <style:style style:name="T9110" style:parent-style-name="cl" style:family="text">
      <style:text-properties style:font-name="Consolas" fo:color="#000000" fo:language="en" fo:country="US"/>
    </style:style>
    <style:style style:name="T9111" style:parent-style-name="mi" style:family="text">
      <style:text-properties style:font-name="Consolas" fo:color="#009999" fo:language="en" fo:country="US"/>
    </style:style>
    <style:style style:name="T9112" style:parent-style-name="o" style:family="text">
      <style:text-properties style:font-name="Consolas" fo:font-weight="bold" style:font-weight-asian="bold" style:font-weight-complex="bold" fo:color="#000000" fo:language="en" fo:country="US"/>
    </style:style>
    <style:style style:name="P9113" style:parent-style-name="HTMLconformatoprevio" style:family="paragraph">
      <style:paragraph-properties fo:border="0.0034in solid #E5E7EB" fo:padding="0in" style:shadow="none" fo:background-color="#FFFFFF"/>
    </style:style>
    <style:style style:name="T9114" style:parent-style-name="cl" style:family="text">
      <style:text-properties style:font-name="Consolas" fo:color="#000000" fo:language="en" fo:country="US"/>
    </style:style>
    <style:style style:name="T9115" style:parent-style-name="na" style:family="text">
      <style:text-properties style:font-name="Consolas" fo:color="#008080" fo:language="en" fo:country="US"/>
    </style:style>
    <style:style style:name="T9116" style:parent-style-name="o" style:family="text">
      <style:text-properties style:font-name="Consolas" fo:font-weight="bold" style:font-weight-asian="bold" style:font-weight-complex="bold" fo:color="#000000" fo:language="en" fo:country="US"/>
    </style:style>
    <style:style style:name="T9117" style:parent-style-name="cl" style:family="text">
      <style:text-properties style:font-name="Consolas" fo:color="#000000" fo:language="en" fo:country="US"/>
    </style:style>
    <style:style style:name="T9118" style:parent-style-name="nv" style:family="text">
      <style:text-properties style:font-name="Consolas" fo:color="#008080" fo:language="en" fo:country="US"/>
    </style:style>
    <style:style style:name="T9119" style:parent-style-name="cl" style:family="text">
      <style:text-properties style:font-name="Consolas" fo:color="#000000" fo:language="en" fo:country="US"/>
    </style:style>
    <style:style style:name="T9120" style:parent-style-name="o" style:family="text">
      <style:text-properties style:font-name="Consolas" fo:font-weight="bold" style:font-weight-asian="bold" style:font-weight-complex="bold" fo:color="#000000" fo:language="en" fo:country="US"/>
    </style:style>
    <style:style style:name="T9121" style:parent-style-name="cl" style:family="text">
      <style:text-properties style:font-name="Consolas" fo:color="#000000" fo:language="en" fo:country="US"/>
    </style:style>
    <style:style style:name="T9122" style:parent-style-name="mf" style:family="text">
      <style:text-properties style:font-name="Consolas" fo:color="#009999" fo:language="en" fo:country="US"/>
    </style:style>
    <style:style style:name="T9123" style:parent-style-name="o" style:family="text">
      <style:text-properties style:font-name="Consolas" fo:font-weight="bold" style:font-weight-asian="bold" style:font-weight-complex="bold" fo:color="#000000" fo:language="en" fo:country="US"/>
    </style:style>
    <style:style style:name="P9124" style:parent-style-name="HTMLconformatoprevio" style:family="paragraph">
      <style:paragraph-properties fo:border="0.0034in solid #E5E7EB" fo:padding="0in" style:shadow="none" fo:background-color="#FFFFFF"/>
    </style:style>
    <style:style style:name="T9125" style:parent-style-name="cl" style:family="text">
      <style:text-properties style:font-name="Consolas" fo:color="#000000" fo:language="en" fo:country="US"/>
    </style:style>
    <style:style style:name="T9126" style:parent-style-name="na" style:family="text">
      <style:text-properties style:font-name="Consolas" fo:color="#008080" fo:language="en" fo:country="US"/>
    </style:style>
    <style:style style:name="T9127" style:parent-style-name="o" style:family="text">
      <style:text-properties style:font-name="Consolas" fo:font-weight="bold" style:font-weight-asian="bold" style:font-weight-complex="bold" fo:color="#000000" fo:language="en" fo:country="US"/>
    </style:style>
    <style:style style:name="T9128" style:parent-style-name="cl" style:family="text">
      <style:text-properties style:font-name="Consolas" fo:color="#000000" fo:language="en" fo:country="US"/>
    </style:style>
    <style:style style:name="T9129" style:parent-style-name="nv" style:family="text">
      <style:text-properties style:font-name="Consolas" fo:color="#008080" fo:language="en" fo:country="US"/>
    </style:style>
    <style:style style:name="T9130" style:parent-style-name="cl" style:family="text">
      <style:text-properties style:font-name="Consolas" fo:color="#000000" fo:language="en" fo:country="US"/>
    </style:style>
    <style:style style:name="T9131" style:parent-style-name="o" style:family="text">
      <style:text-properties style:font-name="Consolas" fo:font-weight="bold" style:font-weight-asian="bold" style:font-weight-complex="bold" fo:color="#000000" fo:language="en" fo:country="US"/>
    </style:style>
    <style:style style:name="T9132" style:parent-style-name="cl" style:family="text">
      <style:text-properties style:font-name="Consolas" fo:color="#000000" fo:language="en" fo:country="US"/>
    </style:style>
    <style:style style:name="T9133" style:parent-style-name="mf" style:family="text">
      <style:text-properties style:font-name="Consolas" fo:color="#009999" fo:language="en" fo:country="US"/>
    </style:style>
    <style:style style:name="T9134" style:parent-style-name="o" style:family="text">
      <style:text-properties style:font-name="Consolas" fo:font-weight="bold" style:font-weight-asian="bold" style:font-weight-complex="bold" fo:color="#000000" fo:language="en" fo:country="US"/>
    </style:style>
    <style:style style:name="P9135" style:parent-style-name="HTMLconformatoprevio" style:family="paragraph">
      <style:paragraph-properties fo:border="0.0034in solid #E5E7EB" fo:padding="0in" style:shadow="none" fo:background-color="#FFFFFF"/>
    </style:style>
    <style:style style:name="T9136" style:parent-style-name="cl" style:family="text">
      <style:text-properties style:font-name="Consolas" fo:color="#000000" fo:language="en" fo:country="US"/>
    </style:style>
    <style:style style:name="T9137" style:parent-style-name="na" style:family="text">
      <style:text-properties style:font-name="Consolas" fo:color="#008080" fo:language="en" fo:country="US"/>
    </style:style>
    <style:style style:name="T9138" style:parent-style-name="o" style:family="text">
      <style:text-properties style:font-name="Consolas" fo:font-weight="bold" style:font-weight-asian="bold" style:font-weight-complex="bold" fo:color="#000000" fo:language="en" fo:country="US"/>
    </style:style>
    <style:style style:name="T9139" style:parent-style-name="cl" style:family="text">
      <style:text-properties style:font-name="Consolas" fo:color="#000000" fo:language="en" fo:country="US"/>
    </style:style>
    <style:style style:name="T9140" style:parent-style-name="nv" style:family="text">
      <style:text-properties style:font-name="Consolas" fo:color="#008080" fo:language="en" fo:country="US"/>
    </style:style>
    <style:style style:name="T9141" style:parent-style-name="o" style:family="text">
      <style:text-properties style:font-name="Consolas" fo:font-weight="bold" style:font-weight-asian="bold" style:font-weight-complex="bold" fo:color="#000000" fo:language="en" fo:country="US"/>
    </style:style>
    <style:style style:name="P9142" style:parent-style-name="HTMLconformatoprevio" style:family="paragraph">
      <style:paragraph-properties fo:border="0.0034in solid #E5E7EB" fo:padding="0in" style:shadow="none" fo:background-color="#FFFFFF"/>
    </style:style>
    <style:style style:name="T9143" style:parent-style-name="cl" style:family="text">
      <style:text-properties style:font-name="Consolas" fo:color="#000000" fo:language="en" fo:country="US"/>
    </style:style>
    <style:style style:name="T9144" style:parent-style-name="na" style:family="text">
      <style:text-properties style:font-name="Consolas" fo:color="#008080" fo:language="en" fo:country="US"/>
    </style:style>
    <style:style style:name="T9145" style:parent-style-name="o" style:family="text">
      <style:text-properties style:font-name="Consolas" fo:font-weight="bold" style:font-weight-asian="bold" style:font-weight-complex="bold" fo:color="#000000" fo:language="en" fo:country="US"/>
    </style:style>
    <style:style style:name="T9146" style:parent-style-name="cl" style:family="text">
      <style:text-properties style:font-name="Consolas" fo:color="#000000" fo:language="en" fo:country="US"/>
    </style:style>
    <style:style style:name="T9147" style:parent-style-name="nv" style:family="text">
      <style:text-properties style:font-name="Consolas" fo:color="#008080" fo:language="en" fo:country="US"/>
    </style:style>
    <style:style style:name="T9148" style:parent-style-name="cl" style:family="text">
      <style:text-properties style:font-name="Consolas" fo:color="#000000" fo:language="en" fo:country="US"/>
    </style:style>
    <style:style style:name="T9149" style:parent-style-name="o" style:family="text">
      <style:text-properties style:font-name="Consolas" fo:font-weight="bold" style:font-weight-asian="bold" style:font-weight-complex="bold" fo:color="#000000" fo:language="en" fo:country="US"/>
    </style:style>
    <style:style style:name="T9150" style:parent-style-name="cl" style:family="text">
      <style:text-properties style:font-name="Consolas" fo:color="#000000" fo:language="en" fo:country="US"/>
    </style:style>
    <style:style style:name="T9151" style:parent-style-name="mi" style:family="text">
      <style:text-properties style:font-name="Consolas" fo:color="#009999" fo:language="en" fo:country="US"/>
    </style:style>
    <style:style style:name="T9152" style:parent-style-name="mf" style:family="text">
      <style:text-properties style:font-name="Consolas" fo:color="#009999" fo:language="en" fo:country="US"/>
    </style:style>
    <style:style style:name="T9153" style:parent-style-name="o" style:family="text">
      <style:text-properties style:font-name="Consolas" fo:font-weight="bold" style:font-weight-asian="bold" style:font-weight-complex="bold" fo:color="#000000" fo:language="en" fo:country="US"/>
    </style:style>
    <style:style style:name="P9154" style:parent-style-name="HTMLconformatoprevio" style:family="paragraph">
      <style:paragraph-properties fo:border="0.0034in solid #E5E7EB" fo:padding="0in" style:shadow="none" fo:background-color="#FFFFFF"/>
    </style:style>
    <style:style style:name="T9155" style:parent-style-name="cl" style:family="text">
      <style:text-properties style:font-name="Consolas" fo:color="#000000" fo:language="en" fo:country="US"/>
    </style:style>
    <style:style style:name="T9156" style:parent-style-name="na" style:family="text">
      <style:text-properties style:font-name="Consolas" fo:color="#008080" fo:language="en" fo:country="US"/>
    </style:style>
    <style:style style:name="T9157" style:parent-style-name="o" style:family="text">
      <style:text-properties style:font-name="Consolas" fo:font-weight="bold" style:font-weight-asian="bold" style:font-weight-complex="bold" fo:color="#000000" fo:language="en" fo:country="US"/>
    </style:style>
    <style:style style:name="T9158" style:parent-style-name="cl" style:family="text">
      <style:text-properties style:font-name="Consolas" fo:color="#000000" fo:language="en" fo:country="US"/>
    </style:style>
    <style:style style:name="T9159" style:parent-style-name="nv" style:family="text">
      <style:text-properties style:font-name="Consolas" fo:color="#008080" fo:language="en" fo:country="US"/>
    </style:style>
    <style:style style:name="T9160" style:parent-style-name="cl" style:family="text">
      <style:text-properties style:font-name="Consolas" fo:color="#000000" fo:language="en" fo:country="US"/>
    </style:style>
    <style:style style:name="T9161" style:parent-style-name="o" style:family="text">
      <style:text-properties style:font-name="Consolas" fo:font-weight="bold" style:font-weight-asian="bold" style:font-weight-complex="bold" fo:color="#000000" fo:language="en" fo:country="US"/>
    </style:style>
    <style:style style:name="T9162" style:parent-style-name="cl" style:family="text">
      <style:text-properties style:font-name="Consolas" fo:color="#000000" fo:language="en" fo:country="US"/>
    </style:style>
    <style:style style:name="T9163" style:parent-style-name="mi" style:family="text">
      <style:text-properties style:font-name="Consolas" fo:color="#009999" fo:language="en" fo:country="US"/>
    </style:style>
    <style:style style:name="T9164" style:parent-style-name="o" style:family="text">
      <style:text-properties style:font-name="Consolas" fo:font-weight="bold" style:font-weight-asian="bold" style:font-weight-complex="bold" fo:color="#000000" fo:language="en" fo:country="US"/>
    </style:style>
    <style:style style:name="P9165" style:parent-style-name="HTMLconformatoprevio" style:family="paragraph">
      <style:paragraph-properties fo:border="0.0034in solid #E5E7EB" fo:padding="0in" style:shadow="none" fo:background-color="#FFFFFF"/>
    </style:style>
    <style:style style:name="T9166" style:parent-style-name="p" style:family="text">
      <style:text-properties style:font-name="Consolas" fo:color="#000000"/>
    </style:style>
    <style:style style:name="P9167"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9168" style:parent-style-name="NormalWeb" style:family="paragraph">
      <style:paragraph-properties fo:border="0.0034in solid #E5E7EB" fo:padding="0in" style:shadow="none" fo:background-color="#FFFFFF"/>
      <style:text-properties style:font-name="Arial" style:font-name-complex="Arial" fo:color="#000000"/>
    </style:style>
    <style:style style:name="P9169" style:parent-style-name="Título2" style:family="paragraph">
      <style:paragraph-properties fo:border-top="0.0034in solid #000000" fo:border-left="0.0034in solid #000000" fo:border-bottom="0.0104in solid #000000" fo:border-right="0.0034in solid #000000" fo:padding="0in" style:shadow="none" fo:background-color="#FFFFFF"/>
    </style:style>
    <style:style style:name="T9170" style:parent-style-name="Fuentedepárrafopredeter." style:family="text">
      <style:text-properties style:font-name="Arial" style:font-name-complex="Arial" fo:color="#000000" fo:letter-spacing="-0.0027in"/>
    </style:style>
    <style:style style:name="T9171" style:parent-style-name="CódigoHTML" style:family="text">
      <style:text-properties style:font-name="Consolas" fo:color="#000000" fo:letter-spacing="-0.0027in" fo:font-size="16pt" style:font-size-asian="16pt" style:font-size-complex="16pt"/>
    </style:style>
    <style:style style:name="T9172" style:parent-style-name="Fuentedepárrafopredeter." style:family="text">
      <style:text-properties style:font-name="Arial" style:font-name-complex="Arial" fo:color="#000000" fo:letter-spacing="-0.0027in"/>
    </style:style>
    <style:style style:name="P9173" style:parent-style-name="NormalWeb" style:family="paragraph">
      <style:paragraph-properties fo:border="0.0034in solid #E5E7EB" fo:padding="0in" style:shadow="none" fo:background-color="#FFFFFF"/>
    </style:style>
    <style:style style:name="T9174" style:parent-style-name="Fuentedepárrafopredeter." style:family="text">
      <style:text-properties style:font-name="Arial" style:font-name-complex="Arial" fo:color="#000000"/>
    </style:style>
    <style:style style:name="T9175" style:parent-style-name="Hipervínculo" style:family="text">
      <style:text-properties style:font-name="Arial" style:font-name-asian="Times New Roman" style:font-name-complex="Arial"/>
    </style:style>
    <style:style style:name="T9176" style:parent-style-name="Fuentedepárrafopredeter." style:family="text">
      <style:text-properties style:font-name="Arial" style:font-name-complex="Arial" fo:color="#000000"/>
    </style:style>
    <style:style style:name="T9177" style:parent-style-name="CódigoHTML" style:family="text">
      <style:text-properties style:font-name="Consolas" fo:color="#000000" fo:font-size="11pt" style:font-size-asian="11pt" style:font-size-complex="11pt"/>
    </style:style>
    <style:style style:name="T9178" style:parent-style-name="Fuentedepárrafopredeter." style:family="text">
      <style:text-properties style:font-name="Arial" style:font-name-complex="Arial" fo:color="#000000"/>
    </style:style>
    <style:style style:name="P9179"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180" style:parent-style-name="NormalWeb" style:family="paragraph">
      <style:paragraph-properties fo:border="0.0034in solid #E5E7EB" fo:padding="0in" style:shadow="none" fo:background-color="#FFFFFF"/>
    </style:style>
    <style:style style:name="T9181" style:parent-style-name="Fuentedepárrafopredeter." style:family="text">
      <style:text-properties style:font-name="Arial" style:font-name-complex="Arial" fo:color="#000000"/>
    </style:style>
    <style:style style:name="T9182" style:parent-style-name="CódigoHTML" style:family="text">
      <style:text-properties style:font-name="Consolas" fo:color="#000000" fo:font-size="11pt" style:font-size-asian="11pt" style:font-size-complex="11pt"/>
    </style:style>
    <style:style style:name="T9183" style:parent-style-name="Fuentedepárrafopredeter." style:family="text">
      <style:text-properties style:font-name="Arial" style:font-name-complex="Arial" fo:color="#000000"/>
    </style:style>
    <style:style style:name="T9184" style:parent-style-name="CódigoHTML" style:family="text">
      <style:text-properties style:font-name="Consolas" fo:color="#000000" fo:font-size="11pt" style:font-size-asian="11pt" style:font-size-complex="11pt"/>
    </style:style>
    <style:style style:name="T9185" style:parent-style-name="Fuentedepárrafopredeter." style:family="text">
      <style:text-properties style:font-name="Arial" style:font-name-complex="Arial" fo:color="#000000"/>
    </style:style>
    <style:style style:name="T9186" style:parent-style-name="Hipervínculo" style:family="text">
      <style:text-properties style:font-name="Arial" style:font-name-asian="Times New Roman" style:font-name-complex="Arial"/>
    </style:style>
    <style:style style:name="T9187" style:parent-style-name="Fuentedepárrafopredeter." style:family="text">
      <style:text-properties style:font-name="Arial" style:font-name-complex="Arial" fo:color="#000000"/>
    </style:style>
    <style:style style:name="P9188" style:parent-style-name="Normal" style:family="paragraph">
      <style:paragraph-properties fo:border="0.0034in solid #E5E7EB" fo:padding="0in" style:shadow="none" fo:margin-top="0.0694in" fo:margin-bottom="0.0694in" fo:background-color="#FFFFFF"/>
    </style:style>
    <style:style style:name="T9189" style:parent-style-name="Fuentedepárrafopredeter." style:family="text">
      <style:text-properties style:font-name="Arial" style:font-name-complex="Arial" fo:color="#000000"/>
    </style:style>
    <style:style style:name="T9190" style:parent-style-name="CódigoHTML" style:family="text">
      <style:text-properties style:font-name="Consolas" style:font-name-asian="Aptos" fo:color="#000000"/>
    </style:style>
    <style:style style:name="T9191" style:parent-style-name="Fuentedepárrafopredeter." style:family="text">
      <style:text-properties style:font-name="Arial" style:font-name-complex="Arial" fo:color="#000000"/>
    </style:style>
    <style:style style:name="T9192" style:parent-style-name="CódigoHTML" style:family="text">
      <style:text-properties style:font-name="Consolas" style:font-name-asian="Aptos" fo:color="#000000"/>
    </style:style>
    <style:style style:name="T9193" style:parent-style-name="Fuentedepárrafopredeter." style:family="text">
      <style:text-properties style:font-name="Arial" style:font-name-complex="Arial" fo:color="#000000"/>
    </style:style>
    <style:style style:name="T9194" style:parent-style-name="CódigoHTML" style:family="text">
      <style:text-properties style:font-name="Consolas" style:font-name-asian="Aptos" fo:color="#000000"/>
    </style:style>
    <style:style style:name="T9195" style:parent-style-name="Fuentedepárrafopredeter." style:family="text">
      <style:text-properties style:font-name="Arial" style:font-name-complex="Arial" fo:color="#000000"/>
    </style:style>
    <style:style style:name="T9196" style:parent-style-name="CódigoHTML" style:family="text">
      <style:text-properties style:font-name="Consolas" style:font-name-asian="Aptos" fo:color="#000000"/>
    </style:style>
    <style:style style:name="T9197" style:parent-style-name="Fuentedepárrafopredeter." style:family="text">
      <style:text-properties style:font-name="Arial" style:font-name-complex="Arial" fo:color="#000000"/>
    </style:style>
    <style:style style:name="T9198" style:parent-style-name="Hipervínculo" style:family="text">
      <style:text-properties style:font-name="Arial" style:font-name-complex="Arial"/>
    </style:style>
    <style:style style:name="T9199" style:parent-style-name="Fuentedepárrafopredeter." style:family="text">
      <style:text-properties style:font-name="Arial" style:font-name-complex="Arial" fo:color="#000000"/>
    </style:style>
    <style:style style:name="P9200"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201" style:parent-style-name="NormalWeb" style:family="paragraph">
      <style:paragraph-properties fo:border="0.0034in solid #E5E7EB" fo:padding="0in" style:shadow="none" fo:background-color="#FFFFFF"/>
    </style:style>
    <style:style style:name="T9202" style:parent-style-name="Fuentedepárrafopredeter." style:family="text">
      <style:text-properties style:font-name="Arial" style:font-name-complex="Arial" fo:color="#000000"/>
    </style:style>
    <style:style style:name="T9203" style:parent-style-name="CódigoHTML" style:family="text">
      <style:text-properties style:font-name="Consolas" fo:color="#000000" fo:font-size="11pt" style:font-size-asian="11pt" style:font-size-complex="11pt"/>
    </style:style>
    <style:style style:name="T9204" style:parent-style-name="Fuentedepárrafopredeter." style:family="text">
      <style:text-properties style:font-name="Arial" style:font-name-complex="Arial" fo:color="#000000"/>
    </style:style>
    <style:style style:name="T9205" style:parent-style-name="CódigoHTML" style:family="text">
      <style:text-properties style:font-name="Consolas" fo:color="#000000" fo:font-size="11pt" style:font-size-asian="11pt" style:font-size-complex="11pt"/>
    </style:style>
    <style:style style:name="T9206" style:parent-style-name="Fuentedepárrafopredeter." style:family="text">
      <style:text-properties style:font-name="Arial" style:font-name-complex="Arial" fo:color="#000000"/>
    </style:style>
    <style:style style:name="T9207" style:parent-style-name="Hipervínculo" style:family="text">
      <style:text-properties style:font-name="Arial" style:font-name-asian="Times New Roman" style:font-name-complex="Arial"/>
    </style:style>
    <style:style style:name="T9208" style:parent-style-name="Fuentedepárrafopredeter." style:family="text">
      <style:text-properties style:font-name="Arial" style:font-name-complex="Arial" fo:color="#000000"/>
    </style:style>
    <style:style style:name="T9209" style:parent-style-name="CódigoHTML" style:family="text">
      <style:text-properties style:font-name="Consolas" fo:color="#000000" fo:font-size="11pt" style:font-size-asian="11pt" style:font-size-complex="11pt"/>
    </style:style>
    <style:style style:name="T9210" style:parent-style-name="Fuentedepárrafopredeter." style:family="text">
      <style:text-properties style:font-name="Arial" style:font-name-complex="Arial" fo:color="#000000"/>
    </style:style>
    <style:style style:name="T9211" style:parent-style-name="CódigoHTML" style:family="text">
      <style:text-properties style:font-name="Consolas" fo:color="#000000" fo:font-size="11pt" style:font-size-asian="11pt" style:font-size-complex="11pt"/>
    </style:style>
    <style:style style:name="T9212" style:parent-style-name="Fuentedepárrafopredeter." style:family="text">
      <style:text-properties style:font-name="Arial" style:font-name-complex="Arial" fo:color="#000000"/>
    </style:style>
    <style:style style:name="T9213" style:parent-style-name="CódigoHTML" style:family="text">
      <style:text-properties style:font-name="Consolas" fo:color="#000000" fo:font-size="11pt" style:font-size-asian="11pt" style:font-size-complex="11pt"/>
    </style:style>
    <style:style style:name="T9214" style:parent-style-name="Fuentedepárrafopredeter." style:family="text">
      <style:text-properties style:font-name="Arial" style:font-name-complex="Arial" fo:color="#000000"/>
    </style:style>
    <style:style style:name="T9215" style:parent-style-name="CódigoHTML" style:family="text">
      <style:text-properties style:font-name="Consolas" fo:color="#000000" fo:font-size="11pt" style:font-size-asian="11pt" style:font-size-complex="11pt"/>
    </style:style>
    <style:style style:name="T9216" style:parent-style-name="Fuentedepárrafopredeter." style:family="text">
      <style:text-properties style:font-name="Arial" style:font-name-complex="Arial" fo:color="#000000"/>
    </style:style>
    <style:style style:name="T9217" style:parent-style-name="CódigoHTML" style:family="text">
      <style:text-properties style:font-name="Consolas" fo:color="#000000" fo:font-size="11pt" style:font-size-asian="11pt" style:font-size-complex="11pt"/>
    </style:style>
    <style:style style:name="T9218" style:parent-style-name="Fuentedepárrafopredeter." style:family="text">
      <style:text-properties style:font-name="Arial" style:font-name-complex="Arial" fo:color="#000000"/>
    </style:style>
    <style:style style:name="T9219" style:parent-style-name="CódigoHTML" style:family="text">
      <style:text-properties style:font-name="Consolas" fo:color="#000000" fo:font-size="11pt" style:font-size-asian="11pt" style:font-size-complex="11pt"/>
    </style:style>
    <style:style style:name="T9220" style:parent-style-name="Fuentedepárrafopredeter." style:family="text">
      <style:text-properties style:font-name="Arial" style:font-name-complex="Arial" fo:color="#000000"/>
    </style:style>
    <style:style style:name="T9221" style:parent-style-name="CódigoHTML" style:family="text">
      <style:text-properties style:font-name="Consolas" fo:color="#000000" fo:font-size="11pt" style:font-size-asian="11pt" style:font-size-complex="11pt"/>
    </style:style>
    <style:style style:name="T9222" style:parent-style-name="Fuentedepárrafopredeter." style:family="text">
      <style:text-properties style:font-name="Arial" style:font-name-complex="Arial" fo:color="#000000"/>
    </style:style>
    <style:style style:name="P9223" style:parent-style-name="Título2" style:family="paragraph">
      <style:paragraph-properties fo:border-top="0.0034in solid #000000" fo:border-left="0.0034in solid #000000" fo:border-bottom="0.0104in solid #000000" fo:border-right="0.0034in solid #000000" fo:padding="0in" style:shadow="none" fo:background-color="#FFFFFF"/>
    </style:style>
    <style:style style:name="T9224" style:parent-style-name="Fuentedepárrafopredeter." style:family="text">
      <style:text-properties style:font-name="Arial" style:font-name-complex="Arial" fo:color="#000000" fo:letter-spacing="-0.0027in"/>
    </style:style>
    <style:style style:name="T9225" style:parent-style-name="CódigoHTML" style:family="text">
      <style:text-properties style:font-name="Consolas" fo:color="#000000" fo:letter-spacing="-0.0027in" fo:font-size="16pt" style:font-size-asian="16pt" style:font-size-complex="16pt"/>
    </style:style>
    <style:style style:name="T9226" style:parent-style-name="Fuentedepárrafopredeter." style:family="text">
      <style:text-properties style:font-name="Arial" style:font-name-complex="Arial" fo:color="#000000" fo:letter-spacing="-0.0027in"/>
    </style:style>
    <style:style style:name="P9227" style:parent-style-name="NormalWeb" style:family="paragraph">
      <style:paragraph-properties fo:border="0.0034in solid #E5E7EB" fo:padding="0in" style:shadow="none" fo:background-color="#FFFFFF"/>
    </style:style>
    <style:style style:name="T9228" style:parent-style-name="Fuentedepárrafopredeter." style:family="text">
      <style:text-properties style:font-name="Arial" style:font-name-complex="Arial" fo:color="#000000"/>
    </style:style>
    <style:style style:name="T9229" style:parent-style-name="CódigoHTML" style:family="text">
      <style:text-properties style:font-name="Consolas" fo:color="#000000" fo:font-size="11pt" style:font-size-asian="11pt" style:font-size-complex="11pt"/>
    </style:style>
    <style:style style:name="T9230" style:parent-style-name="Fuentedepárrafopredeter." style:family="text">
      <style:text-properties style:font-name="Arial" style:font-name-complex="Arial" fo:color="#000000"/>
    </style:style>
    <style:style style:name="T9231" style:parent-style-name="CódigoHTML" style:family="text">
      <style:text-properties style:font-name="Consolas" fo:color="#000000" fo:font-size="11pt" style:font-size-asian="11pt" style:font-size-complex="11pt"/>
    </style:style>
    <style:style style:name="T9232" style:parent-style-name="Fuentedepárrafopredeter." style:family="text">
      <style:text-properties style:font-name="Arial" style:font-name-complex="Arial" fo:color="#000000"/>
    </style:style>
    <style:style style:name="T9233" style:parent-style-name="Hipervínculo" style:family="text">
      <style:text-properties style:font-name="Arial" style:font-name-asian="Times New Roman" style:font-name-complex="Arial"/>
    </style:style>
    <style:style style:name="T9234" style:parent-style-name="Fuentedepárrafopredeter." style:family="text">
      <style:text-properties style:font-name="Arial" style:font-name-complex="Arial" fo:color="#000000"/>
    </style:style>
    <style:style style:name="P9235"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9236" style:parent-style-name="NormalWeb" style:family="paragraph">
      <style:paragraph-properties fo:border="0.0034in solid #E5E7EB" fo:padding="0in" style:shadow="none" fo:background-color="#FFFFFF"/>
      <style:text-properties style:font-name="Arial" style:font-name-complex="Arial" fo:color="#000000"/>
    </style:style>
    <style:style style:name="P9237" style:parent-style-name="NormalWeb" style:family="paragraph">
      <style:paragraph-properties fo:border="0.0034in solid #E5E7EB" fo:padding="0in" style:shadow="none" fo:background-color="#FFFFFF"/>
    </style:style>
    <style:style style:name="T9238" style:parent-style-name="Fuentedepárrafopredeter." style:family="text">
      <style:text-properties style:font-name="Arial" style:font-name-complex="Arial" fo:color="#000000"/>
    </style:style>
    <style:style style:name="T9239" style:parent-style-name="CódigoHTML" style:family="text">
      <style:text-properties style:font-name="Consolas" fo:color="#000000" fo:font-size="11pt" style:font-size-asian="11pt" style:font-size-complex="11pt"/>
    </style:style>
    <style:style style:name="T9240" style:parent-style-name="Fuentedepárrafopredeter." style:family="text">
      <style:text-properties style:font-name="Arial" style:font-name-complex="Arial" fo:color="#000000"/>
    </style:style>
    <style:style style:name="P9241" style:parent-style-name="Normal" style:family="paragraph">
      <style:paragraph-properties fo:border="0.0034in solid #E5E7EB" fo:padding="0in" style:shadow="none" fo:margin-top="0.0694in" fo:margin-bottom="0.0694in" fo:background-color="#FFFFFF"/>
    </style:style>
    <style:style style:name="T9242" style:parent-style-name="Fuentedepárrafopredeter." style:family="text">
      <style:text-properties style:font-name="Arial" style:font-name-complex="Arial" fo:color="#000000"/>
    </style:style>
    <style:style style:name="T9243" style:parent-style-name="CódigoHTML" style:family="text">
      <style:text-properties style:font-name="Consolas" style:font-name-asian="Aptos" fo:color="#000000"/>
    </style:style>
    <style:style style:name="T9244" style:parent-style-name="Fuentedepárrafopredeter." style:family="text">
      <style:text-properties style:font-name="Arial" style:font-name-complex="Arial" fo:color="#000000"/>
    </style:style>
    <style:style style:name="T9245" style:parent-style-name="CódigoHTML" style:family="text">
      <style:text-properties style:font-name="Consolas" style:font-name-asian="Aptos" fo:color="#000000"/>
    </style:style>
    <style:style style:name="T9246" style:parent-style-name="Fuentedepárrafopredeter." style:family="text">
      <style:text-properties style:font-name="Arial" style:font-name-complex="Arial" fo:color="#000000"/>
    </style:style>
    <style:style style:name="P9247" style:parent-style-name="NormalWeb" style:family="paragraph">
      <style:paragraph-properties fo:border="0.0034in solid #E5E7EB" fo:padding="0in" style:shadow="none" fo:background-color="#FFFFFF"/>
      <style:text-properties style:font-name="Arial" style:font-name-complex="Arial" fo:color="#000000"/>
    </style:style>
    <style:style style:name="P9248" style:parent-style-name="HTMLconformatoprevio" style:family="paragraph">
      <style:paragraph-properties fo:border="0.0034in solid #E5E7EB" fo:padding="0in" style:shadow="none" fo:background-color="#FFFFFF"/>
    </style:style>
    <style:style style:name="T9249" style:parent-style-name="nv" style:family="text">
      <style:text-properties style:font-name="Consolas" fo:color="#008080" fo:language="en" fo:country="US"/>
    </style:style>
    <style:style style:name="T9250" style:parent-style-name="o" style:family="text">
      <style:text-properties style:font-name="Consolas" fo:font-weight="bold" style:font-weight-asian="bold" style:font-weight-complex="bold" fo:color="#000000" fo:language="en" fo:country="US"/>
    </style:style>
    <style:style style:name="T9251" style:parent-style-name="cl" style:family="text">
      <style:text-properties style:font-name="Consolas" fo:color="#000000" fo:language="en" fo:country="US"/>
    </style:style>
    <style:style style:name="T9252" style:parent-style-name="mi" style:family="text">
      <style:text-properties style:font-name="Consolas" fo:color="#009999" fo:language="en" fo:country="US"/>
    </style:style>
    <style:style style:name="T9253" style:parent-style-name="p" style:family="text">
      <style:text-properties style:font-name="Consolas" fo:color="#000000" fo:language="en" fo:country="US"/>
    </style:style>
    <style:style style:name="P9254" style:parent-style-name="HTMLconformatoprevio" style:family="paragraph">
      <style:paragraph-properties fo:border="0.0034in solid #E5E7EB" fo:padding="0in" style:shadow="none" fo:background-color="#FFFFFF"/>
    </style:style>
    <style:style style:name="T9255" style:parent-style-name="nv" style:family="text">
      <style:text-properties style:font-name="Consolas" fo:color="#008080" fo:language="en" fo:country="US"/>
    </style:style>
    <style:style style:name="T9256" style:parent-style-name="o" style:family="text">
      <style:text-properties style:font-name="Consolas" fo:font-weight="bold" style:font-weight-asian="bold" style:font-weight-complex="bold" fo:color="#000000" fo:language="en" fo:country="US"/>
    </style:style>
    <style:style style:name="T9257" style:parent-style-name="cl" style:family="text">
      <style:text-properties style:font-name="Consolas" fo:color="#000000" fo:language="en" fo:country="US"/>
    </style:style>
    <style:style style:name="T9258" style:parent-style-name="mi" style:family="text">
      <style:text-properties style:font-name="Consolas" fo:color="#009999" fo:language="en" fo:country="US"/>
    </style:style>
    <style:style style:name="T9259" style:parent-style-name="p" style:family="text">
      <style:text-properties style:font-name="Consolas" fo:color="#000000" fo:language="en" fo:country="US"/>
    </style:style>
    <style:style style:name="P9260" style:parent-style-name="HTMLconformatoprevio" style:family="paragraph">
      <style:paragraph-properties fo:border="0.0034in solid #E5E7EB" fo:padding="0in" style:shadow="none" fo:background-color="#FFFFFF"/>
    </style:style>
    <style:style style:name="T9261" style:parent-style-name="nv" style:family="text">
      <style:text-properties style:font-name="Consolas" fo:color="#008080" fo:language="en" fo:country="US"/>
    </style:style>
    <style:style style:name="T9262" style:parent-style-name="o" style:family="text">
      <style:text-properties style:font-name="Consolas" fo:font-weight="bold" style:font-weight-asian="bold" style:font-weight-complex="bold" fo:color="#000000" fo:language="en" fo:country="US"/>
    </style:style>
    <style:style style:name="T9263" style:parent-style-name="cl" style:family="text">
      <style:text-properties style:font-name="Consolas" fo:color="#000000" fo:language="en" fo:country="US"/>
    </style:style>
    <style:style style:name="T9264" style:parent-style-name="mi" style:family="text">
      <style:text-properties style:font-name="Consolas" fo:color="#009999" fo:language="en" fo:country="US"/>
    </style:style>
    <style:style style:name="T9265" style:parent-style-name="p" style:family="text">
      <style:text-properties style:font-name="Consolas" fo:color="#000000" fo:language="en" fo:country="US"/>
    </style:style>
    <style:style style:name="P9266" style:parent-style-name="HTMLconformatoprevio" style:family="paragraph">
      <style:paragraph-properties fo:border="0.0034in solid #E5E7EB" fo:padding="0in" style:shadow="none" fo:background-color="#FFFFFF"/>
    </style:style>
    <style:style style:name="T9267" style:parent-style-name="nv" style:family="text">
      <style:text-properties style:font-name="Consolas" fo:color="#008080" fo:language="en" fo:country="US"/>
    </style:style>
    <style:style style:name="T9268" style:parent-style-name="o" style:family="text">
      <style:text-properties style:font-name="Consolas" fo:font-weight="bold" style:font-weight-asian="bold" style:font-weight-complex="bold" fo:color="#000000" fo:language="en" fo:country="US"/>
    </style:style>
    <style:style style:name="T9269" style:parent-style-name="cl" style:family="text">
      <style:text-properties style:font-name="Consolas" fo:color="#000000" fo:language="en" fo:country="US"/>
    </style:style>
    <style:style style:name="T9270" style:parent-style-name="mi" style:family="text">
      <style:text-properties style:font-name="Consolas" fo:color="#009999" fo:language="en" fo:country="US"/>
    </style:style>
    <style:style style:name="T9271" style:parent-style-name="p" style:family="text">
      <style:text-properties style:font-name="Consolas" fo:color="#000000" fo:language="en" fo:country="US"/>
    </style:style>
    <style:style style:name="P9272" style:parent-style-name="HTMLconformatoprevio" style:family="paragraph">
      <style:paragraph-properties fo:border="0.0034in solid #E5E7EB" fo:padding="0in" style:shadow="none" fo:background-color="#FFFFFF"/>
    </style:style>
    <style:style style:name="T9273" style:parent-style-name="nv" style:family="text">
      <style:text-properties style:font-name="Consolas" fo:color="#008080" fo:language="en" fo:country="US"/>
    </style:style>
    <style:style style:name="T9274" style:parent-style-name="o" style:family="text">
      <style:text-properties style:font-name="Consolas" fo:font-weight="bold" style:font-weight-asian="bold" style:font-weight-complex="bold" fo:color="#000000" fo:language="en" fo:country="US"/>
    </style:style>
    <style:style style:name="T9275" style:parent-style-name="cl" style:family="text">
      <style:text-properties style:font-name="Consolas" fo:color="#000000" fo:language="en" fo:country="US"/>
    </style:style>
    <style:style style:name="T9276" style:parent-style-name="mi" style:family="text">
      <style:text-properties style:font-name="Consolas" fo:color="#009999" fo:language="en" fo:country="US"/>
    </style:style>
    <style:style style:name="T9277" style:parent-style-name="p" style:family="text">
      <style:text-properties style:font-name="Consolas" fo:color="#000000" fo:language="en" fo:country="US"/>
    </style:style>
    <style:style style:name="P9278" style:parent-style-name="HTMLconformatoprevio" style:family="paragraph">
      <style:paragraph-properties fo:border="0.0034in solid #E5E7EB" fo:padding="0in" style:shadow="none" fo:background-color="#FFFFFF"/>
    </style:style>
    <style:style style:name="T9279" style:parent-style-name="nv" style:family="text">
      <style:text-properties style:font-name="Consolas" fo:color="#008080" fo:language="en" fo:country="US"/>
    </style:style>
    <style:style style:name="T9280" style:parent-style-name="o" style:family="text">
      <style:text-properties style:font-name="Consolas" fo:font-weight="bold" style:font-weight-asian="bold" style:font-weight-complex="bold" fo:color="#000000" fo:language="en" fo:country="US"/>
    </style:style>
    <style:style style:name="T9281" style:parent-style-name="cl" style:family="text">
      <style:text-properties style:font-name="Consolas" fo:color="#000000" fo:language="en" fo:country="US"/>
    </style:style>
    <style:style style:name="T9282" style:parent-style-name="mi" style:family="text">
      <style:text-properties style:font-name="Consolas" fo:color="#009999" fo:language="en" fo:country="US"/>
    </style:style>
    <style:style style:name="T9283" style:parent-style-name="p" style:family="text">
      <style:text-properties style:font-name="Consolas" fo:color="#000000" fo:language="en" fo:country="US"/>
    </style:style>
    <style:style style:name="P9284" style:parent-style-name="HTMLconformatoprevio" style:family="paragraph">
      <style:paragraph-properties fo:border="0.0034in solid #E5E7EB" fo:padding="0in" style:shadow="none" fo:background-color="#FFFFFF"/>
    </style:style>
    <style:style style:name="T9285" style:parent-style-name="nv" style:family="text">
      <style:text-properties style:font-name="Consolas" fo:color="#008080" fo:language="en" fo:country="US"/>
    </style:style>
    <style:style style:name="T9286" style:parent-style-name="o" style:family="text">
      <style:text-properties style:font-name="Consolas" fo:font-weight="bold" style:font-weight-asian="bold" style:font-weight-complex="bold" fo:color="#000000" fo:language="en" fo:country="US"/>
    </style:style>
    <style:style style:name="T9287" style:parent-style-name="cl" style:family="text">
      <style:text-properties style:font-name="Consolas" fo:color="#000000" fo:language="en" fo:country="US"/>
    </style:style>
    <style:style style:name="T9288" style:parent-style-name="mi" style:family="text">
      <style:text-properties style:font-name="Consolas" fo:color="#009999" fo:language="en" fo:country="US"/>
    </style:style>
    <style:style style:name="T9289" style:parent-style-name="p" style:family="text">
      <style:text-properties style:font-name="Consolas" fo:color="#000000" fo:language="en" fo:country="US"/>
    </style:style>
    <style:style style:name="P9290" style:parent-style-name="HTMLconformatoprevio" style:family="paragraph">
      <style:paragraph-properties fo:border="0.0034in solid #E5E7EB" fo:padding="0in" style:shadow="none" fo:background-color="#FFFFFF"/>
    </style:style>
    <style:style style:name="T9291" style:parent-style-name="nv" style:family="text">
      <style:text-properties style:font-name="Consolas" fo:color="#008080"/>
    </style:style>
    <style:style style:name="T9292" style:parent-style-name="o" style:family="text">
      <style:text-properties style:font-name="Consolas" fo:font-weight="bold" style:font-weight-asian="bold" style:font-weight-complex="bold" fo:color="#000000"/>
    </style:style>
    <style:style style:name="T9293" style:parent-style-name="cl" style:family="text">
      <style:text-properties style:font-name="Consolas" fo:color="#000000"/>
    </style:style>
    <style:style style:name="T9294" style:parent-style-name="mi" style:family="text">
      <style:text-properties style:font-name="Consolas" fo:color="#009999"/>
    </style:style>
    <style:style style:name="T9295" style:parent-style-name="p" style:family="text">
      <style:text-properties style:font-name="Consolas" fo:color="#000000"/>
    </style:style>
    <style:style style:name="P9296" style:parent-style-name="HTMLconformatoprevio" style:family="paragraph">
      <style:paragraph-properties fo:border="0.0034in solid #E5E7EB" fo:padding="0in" style:shadow="none" fo:background-color="#FFFFFF"/>
    </style:style>
    <style:style style:name="T9297" style:parent-style-name="nv" style:family="text">
      <style:text-properties style:font-name="Consolas" fo:color="#008080"/>
    </style:style>
    <style:style style:name="T9298" style:parent-style-name="o" style:family="text">
      <style:text-properties style:font-name="Consolas" fo:font-weight="bold" style:font-weight-asian="bold" style:font-weight-complex="bold" fo:color="#000000"/>
    </style:style>
    <style:style style:name="T9299" style:parent-style-name="cl" style:family="text">
      <style:text-properties style:font-name="Consolas" fo:color="#000000"/>
    </style:style>
    <style:style style:name="T9300" style:parent-style-name="mi" style:family="text">
      <style:text-properties style:font-name="Consolas" fo:color="#009999"/>
    </style:style>
    <style:style style:name="T9301" style:parent-style-name="p" style:family="text">
      <style:text-properties style:font-name="Consolas" fo:color="#000000"/>
    </style:style>
    <style:style style:name="P9302" style:parent-style-name="NormalWeb" style:family="paragraph">
      <style:paragraph-properties fo:border="0.0034in solid #E5E7EB" fo:padding="0in" style:shadow="none" fo:background-color="#FFFFFF"/>
    </style:style>
    <style:style style:name="T9303" style:parent-style-name="Fuentedepárrafopredeter." style:family="text">
      <style:text-properties style:font-name="Arial" style:font-name-complex="Arial" fo:color="#000000"/>
    </style:style>
    <style:style style:name="T9304" style:parent-style-name="CódigoHTML" style:family="text">
      <style:text-properties style:font-name="Consolas" fo:color="#000000" fo:font-size="11pt" style:font-size-asian="11pt" style:font-size-complex="11pt"/>
    </style:style>
    <style:style style:name="T9305" style:parent-style-name="Fuentedepárrafopredeter." style:family="text">
      <style:text-properties style:font-name="Arial" style:font-name-complex="Arial" fo:color="#000000"/>
    </style:style>
    <style:style style:name="T9306" style:parent-style-name="CódigoHTML" style:family="text">
      <style:text-properties style:font-name="Consolas" fo:color="#000000" fo:font-size="11pt" style:font-size-asian="11pt" style:font-size-complex="11pt"/>
    </style:style>
    <style:style style:name="T9307" style:parent-style-name="Fuentedepárrafopredeter." style:family="text">
      <style:text-properties style:font-name="Arial" style:font-name-complex="Arial" fo:color="#000000"/>
    </style:style>
    <style:style style:name="T9308" style:parent-style-name="CódigoHTML" style:family="text">
      <style:text-properties style:font-name="Consolas" fo:color="#000000" fo:font-size="11pt" style:font-size-asian="11pt" style:font-size-complex="11pt"/>
    </style:style>
    <style:style style:name="T9309" style:parent-style-name="Fuentedepárrafopredeter." style:family="text">
      <style:text-properties style:font-name="Arial" style:font-name-complex="Arial" fo:color="#000000"/>
    </style:style>
    <style:style style:name="T9310" style:parent-style-name="CódigoHTML" style:family="text">
      <style:text-properties style:font-name="Consolas" fo:color="#000000" fo:font-size="11pt" style:font-size-asian="11pt" style:font-size-complex="11pt"/>
    </style:style>
    <style:style style:name="T9311" style:parent-style-name="Fuentedepárrafopredeter." style:family="text">
      <style:text-properties style:font-name="Arial" style:font-name-complex="Arial" fo:color="#000000"/>
    </style:style>
    <style:style style:name="P9312" style:parent-style-name="Título1" style:family="paragraph">
      <style:paragraph-properties fo:border="0.0034in solid #E5E7EB" fo:padding="0in" style:shadow="none" fo:background-color="#FFFFFF"/>
      <style:text-properties style:font-name="Arial" style:font-name-complex="Arial" fo:color="#000000" fo:letter-spacing="-0.0027in"/>
    </style:style>
    <style:style style:name="P9313" style:parent-style-name="NormalWeb" style:family="paragraph">
      <style:paragraph-properties fo:border="0.0034in solid #E5E7EB" fo:padding="0in" style:shadow="none" fo:background-color="#FFFFFF"/>
      <style:text-properties style:font-name="Arial" style:font-name-complex="Arial" fo:color="#000000"/>
    </style:style>
    <style:style style:name="P9314" style:parent-style-name="NormalWeb" style:family="paragraph">
      <style:paragraph-properties fo:border="0.0034in solid #E5E7EB" fo:padding="0in" style:shadow="none" fo:background-color="#FFFFFF"/>
      <style:text-properties style:font-name="Arial" style:font-name-complex="Arial" fo:color="#000000"/>
    </style:style>
    <style:style style:name="P9315" style:parent-style-name="Normal" style:family="paragraph">
      <style:paragraph-properties fo:background-color="#FFFFFF"/>
    </style:style>
    <style:style style:name="T9316" style:parent-style-name="Textoennegrita" style:family="text">
      <style:text-properties style:font-name="Arial" style:font-name-complex="Arial" fo:color="#000000"/>
    </style:style>
    <style:style style:name="T9317" style:parent-style-name="Fuentedepárrafopredeter." style:family="text">
      <style:text-properties style:font-name="Arial" style:font-name-complex="Arial" fo:color="#000000"/>
    </style:style>
    <style:style style:name="P9318"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319" style:parent-style-name="NormalWeb" style:family="paragraph">
      <style:paragraph-properties fo:border="0.0034in solid #E5E7EB" fo:padding="0in" style:shadow="none" fo:background-color="#FFFFFF"/>
      <style:text-properties style:font-name="Arial" style:font-name-complex="Arial" fo:color="#000000"/>
    </style:style>
    <style:style style:name="P9320" style:parent-style-name="NormalWeb" style:family="paragraph">
      <style:paragraph-properties fo:border="0.0034in solid #E5E7EB" fo:padding="0in" style:shadow="none" fo:margin-top="0in" fo:margin-bottom="0in" fo:background-color="#FFFFFF"/>
    </style:style>
    <style:style style:name="T9321" style:parent-style-name="Textoennegrita" style:family="text">
      <style:text-properties style:font-name="Arial" style:font-name-complex="Arial" fo:color="#000000"/>
    </style:style>
    <style:style style:name="T9322" style:parent-style-name="Fuentedepárrafopredeter." style:family="text">
      <style:text-properties style:font-name="Arial" style:font-name-complex="Arial" fo:color="#000000"/>
    </style:style>
    <style:style style:name="T9323" style:parent-style-name="CódigoHTML" style:family="text">
      <style:text-properties style:font-name="Consolas" fo:color="#000000" fo:font-size="11pt" style:font-size-asian="11pt" style:font-size-complex="11pt"/>
    </style:style>
    <style:style style:name="T9324" style:parent-style-name="Fuentedepárrafopredeter." style:family="text">
      <style:text-properties style:font-name="Arial" style:font-name-complex="Arial" fo:color="#000000"/>
    </style:style>
    <style:style style:name="T9325" style:parent-style-name="CódigoHTML" style:family="text">
      <style:text-properties style:font-name="Consolas" fo:color="#000000" fo:font-size="11pt" style:font-size-asian="11pt" style:font-size-complex="11pt"/>
    </style:style>
    <style:style style:name="T9326" style:parent-style-name="Fuentedepárrafopredeter." style:family="text">
      <style:text-properties style:font-name="Arial" style:font-name-complex="Arial" fo:color="#000000"/>
    </style:style>
    <style:style style:name="P9327" style:parent-style-name="NormalWeb" style:family="paragraph">
      <style:paragraph-properties fo:border="0.0034in solid #E5E7EB" fo:padding="0in" style:shadow="none" fo:margin-top="0in" fo:margin-bottom="0in" fo:background-color="#FFFFFF"/>
    </style:style>
    <style:style style:name="T9328" style:parent-style-name="Textoennegrita" style:family="text">
      <style:text-properties style:font-name="Arial" style:font-name-complex="Arial" fo:color="#000000"/>
    </style:style>
    <style:style style:name="T9329" style:parent-style-name="CódigoHTML" style:family="text">
      <style:text-properties style:font-name="Consolas" fo:font-weight="bold" style:font-weight-asian="bold" style:font-weight-complex="bold" fo:color="#000000" fo:font-size="11pt" style:font-size-asian="11pt" style:font-size-complex="11pt"/>
    </style:style>
    <style:style style:name="T9330" style:parent-style-name="Textoennegrita" style:family="text">
      <style:text-properties style:font-name="Arial" style:font-name-complex="Arial" fo:color="#000000"/>
    </style:style>
    <style:style style:name="T9331" style:parent-style-name="CódigoHTML" style:family="text">
      <style:text-properties style:font-name="Consolas" fo:font-weight="bold" style:font-weight-asian="bold" style:font-weight-complex="bold" fo:color="#000000" fo:font-size="11pt" style:font-size-asian="11pt" style:font-size-complex="11pt"/>
    </style:style>
    <style:style style:name="T9332" style:parent-style-name="Textoennegrita" style:family="text">
      <style:text-properties style:font-name="Arial" style:font-name-complex="Arial" fo:color="#000000"/>
    </style:style>
    <style:style style:name="T9333" style:parent-style-name="Fuentedepárrafopredeter." style:family="text">
      <style:text-properties style:font-name="Arial" style:font-name-complex="Arial" fo:color="#000000"/>
    </style:style>
    <style:style style:name="T9334" style:parent-style-name="CódigoHTML" style:family="text">
      <style:text-properties style:font-name="Consolas" fo:color="#000000" fo:font-size="11pt" style:font-size-asian="11pt" style:font-size-complex="11pt"/>
    </style:style>
    <style:style style:name="T9335" style:parent-style-name="Fuentedepárrafopredeter." style:family="text">
      <style:text-properties style:font-name="Arial" style:font-name-complex="Arial" fo:color="#000000"/>
    </style:style>
    <style:style style:name="T9336" style:parent-style-name="CódigoHTML" style:family="text">
      <style:text-properties style:font-name="Consolas" fo:color="#000000" fo:font-size="11pt" style:font-size-asian="11pt" style:font-size-complex="11pt"/>
    </style:style>
    <style:style style:name="T9337" style:parent-style-name="Fuentedepárrafopredeter." style:family="text">
      <style:text-properties style:font-name="Arial" style:font-name-complex="Arial" fo:color="#000000"/>
    </style:style>
    <style:style style:name="T9338" style:parent-style-name="CódigoHTML" style:family="text">
      <style:text-properties style:font-name="Consolas" fo:color="#000000" fo:font-size="11pt" style:font-size-asian="11pt" style:font-size-complex="11pt"/>
    </style:style>
    <style:style style:name="T9339" style:parent-style-name="Fuentedepárrafopredeter." style:family="text">
      <style:text-properties style:font-name="Arial" style:font-name-complex="Arial" fo:color="#000000"/>
    </style:style>
    <style:style style:name="P9340" style:parent-style-name="NormalWeb" style:family="paragraph">
      <style:paragraph-properties fo:border="0.0034in solid #E5E7EB" fo:padding="0in" style:shadow="none" fo:margin-top="0in" fo:margin-bottom="0in" fo:background-color="#FFFFFF"/>
    </style:style>
    <style:style style:name="T9341" style:parent-style-name="Textoennegrita" style:family="text">
      <style:text-properties style:font-name="Arial" style:font-name-complex="Arial" fo:color="#000000"/>
    </style:style>
    <style:style style:name="T9342" style:parent-style-name="CódigoHTML" style:family="text">
      <style:text-properties style:font-name="Consolas" fo:font-weight="bold" style:font-weight-asian="bold" style:font-weight-complex="bold" fo:color="#000000" fo:font-size="11pt" style:font-size-asian="11pt" style:font-size-complex="11pt"/>
    </style:style>
    <style:style style:name="T9343" style:parent-style-name="Textoennegrita" style:family="text">
      <style:text-properties style:font-name="Arial" style:font-name-complex="Arial" fo:color="#000000"/>
    </style:style>
    <style:style style:name="T9344" style:parent-style-name="CódigoHTML" style:family="text">
      <style:text-properties style:font-name="Consolas" fo:font-weight="bold" style:font-weight-asian="bold" style:font-weight-complex="bold" fo:color="#000000" fo:font-size="11pt" style:font-size-asian="11pt" style:font-size-complex="11pt"/>
    </style:style>
    <style:style style:name="T9345" style:parent-style-name="Textoennegrita" style:family="text">
      <style:text-properties style:font-name="Arial" style:font-name-complex="Arial" fo:color="#000000"/>
    </style:style>
    <style:style style:name="T9346" style:parent-style-name="Fuentedepárrafopredeter." style:family="text">
      <style:text-properties style:font-name="Arial" style:font-name-complex="Arial" fo:color="#000000"/>
    </style:style>
    <style:style style:name="T9347" style:parent-style-name="CódigoHTML" style:family="text">
      <style:text-properties style:font-name="Consolas" fo:color="#000000" fo:font-size="11pt" style:font-size-asian="11pt" style:font-size-complex="11pt"/>
    </style:style>
    <style:style style:name="T9348" style:parent-style-name="Fuentedepárrafopredeter." style:family="text">
      <style:text-properties style:font-name="Arial" style:font-name-complex="Arial" fo:color="#000000"/>
    </style:style>
    <style:style style:name="T9349" style:parent-style-name="CódigoHTML" style:family="text">
      <style:text-properties style:font-name="Consolas" fo:color="#000000" fo:font-size="11pt" style:font-size-asian="11pt" style:font-size-complex="11pt"/>
    </style:style>
    <style:style style:name="T9350" style:parent-style-name="Fuentedepárrafopredeter." style:family="text">
      <style:text-properties style:font-name="Arial" style:font-name-complex="Arial" fo:color="#000000"/>
    </style:style>
    <style:style style:name="P9351" style:parent-style-name="NormalWeb" style:family="paragraph">
      <style:paragraph-properties fo:border="0.0034in solid #E5E7EB" fo:padding="0in" style:shadow="none" fo:margin-top="0in" fo:margin-bottom="0in" fo:background-color="#FFFFFF"/>
    </style:style>
    <style:style style:name="T9352" style:parent-style-name="Textoennegrita" style:family="text">
      <style:text-properties style:font-name="Arial" style:font-name-complex="Arial" fo:color="#000000"/>
    </style:style>
    <style:style style:name="T9353" style:parent-style-name="Fuentedepárrafopredeter." style:family="text">
      <style:text-properties style:font-name="Arial" style:font-name-complex="Arial" fo:color="#000000"/>
    </style:style>
    <style:style style:name="T9354" style:parent-style-name="CódigoHTML" style:family="text">
      <style:text-properties style:font-name="Consolas" fo:color="#000000" fo:font-size="11pt" style:font-size-asian="11pt" style:font-size-complex="11pt"/>
    </style:style>
    <style:style style:name="T9355" style:parent-style-name="Fuentedepárrafopredeter." style:family="text">
      <style:text-properties style:font-name="Arial" style:font-name-complex="Arial" fo:color="#000000"/>
    </style:style>
    <style:style style:name="T9356" style:parent-style-name="CódigoHTML" style:family="text">
      <style:text-properties style:font-name="Consolas" fo:color="#000000" fo:font-size="11pt" style:font-size-asian="11pt" style:font-size-complex="11pt"/>
    </style:style>
    <style:style style:name="T9357" style:parent-style-name="Fuentedepárrafopredeter." style:family="text">
      <style:text-properties style:font-name="Arial" style:font-name-complex="Arial" fo:color="#000000"/>
    </style:style>
    <style:style style:name="T9358" style:parent-style-name="CódigoHTML" style:family="text">
      <style:text-properties style:font-name="Consolas" fo:color="#000000" fo:font-size="11pt" style:font-size-asian="11pt" style:font-size-complex="11pt"/>
    </style:style>
    <style:style style:name="T9359" style:parent-style-name="Fuentedepárrafopredeter." style:family="text">
      <style:text-properties style:font-name="Arial" style:font-name-complex="Arial" fo:color="#000000"/>
    </style:style>
    <style:style style:name="P9360" style:parent-style-name="NormalWeb" style:family="paragraph">
      <style:paragraph-properties fo:border="0.0034in solid #E5E7EB" fo:padding="0in" style:shadow="none" fo:background-color="#FFFFFF"/>
    </style:style>
    <style:style style:name="T9361" style:parent-style-name="Fuentedepárrafopredeter." style:family="text">
      <style:text-properties style:font-name="Arial" style:font-name-complex="Arial" fo:color="#000000"/>
    </style:style>
    <style:style style:name="T9362" style:parent-style-name="CódigoHTML" style:family="text">
      <style:text-properties style:font-name="Consolas" fo:color="#000000" fo:font-size="11pt" style:font-size-asian="11pt" style:font-size-complex="11pt"/>
    </style:style>
    <style:style style:name="T9363" style:parent-style-name="Fuentedepárrafopredeter." style:family="text">
      <style:text-properties style:font-name="Arial" style:font-name-complex="Arial" fo:color="#000000"/>
    </style:style>
    <style:style style:name="P9364"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365" style:parent-style-name="NormalWeb" style:family="paragraph">
      <style:paragraph-properties fo:border="0.0034in solid #E5E7EB" fo:padding="0in" style:shadow="none" fo:background-color="#FFFFFF"/>
      <style:text-properties style:font-name="Arial" style:font-name-complex="Arial" fo:color="#000000"/>
    </style:style>
    <style:style style:name="P9366" style:parent-style-name="NormalWeb" style:family="paragraph">
      <style:paragraph-properties fo:border="0.0034in solid #E5E7EB" fo:padding="0in" style:shadow="none" fo:margin-top="0in" fo:margin-bottom="0in" fo:background-color="#FFFFFF"/>
      <style:text-properties style:font-name="Arial" style:font-name-complex="Arial" fo:color="#000000"/>
    </style:style>
    <style:style style:name="P9367" style:parent-style-name="NormalWeb" style:family="paragraph">
      <style:paragraph-properties fo:border="0.0034in solid #E5E7EB" fo:padding="0in" style:shadow="none" fo:margin-top="0in" fo:margin-bottom="0in" fo:background-color="#FFFFFF"/>
    </style:style>
    <style:style style:name="T9368" style:parent-style-name="Fuentedepárrafopredeter." style:family="text">
      <style:text-properties style:font-name="Arial" style:font-name-complex="Arial" fo:color="#000000"/>
    </style:style>
    <style:style style:name="T9369" style:parent-style-name="CódigoHTML" style:family="text">
      <style:text-properties style:font-name="Consolas" fo:color="#000000" fo:font-size="11pt" style:font-size-asian="11pt" style:font-size-complex="11pt"/>
    </style:style>
    <style:style style:name="T9370" style:parent-style-name="Fuentedepárrafopredeter." style:family="text">
      <style:text-properties style:font-name="Arial" style:font-name-complex="Arial" fo:color="#000000"/>
    </style:style>
    <style:style style:name="T9371" style:parent-style-name="CódigoHTML" style:family="text">
      <style:text-properties style:font-name="Consolas" fo:color="#000000" fo:font-size="11pt" style:font-size-asian="11pt" style:font-size-complex="11pt"/>
    </style:style>
    <style:style style:name="T9372" style:parent-style-name="Fuentedepárrafopredeter." style:family="text">
      <style:text-properties style:font-name="Arial" style:font-name-complex="Arial" fo:color="#000000"/>
    </style:style>
    <style:style style:name="T9373" style:parent-style-name="CódigoHTML" style:family="text">
      <style:text-properties style:font-name="Consolas" fo:color="#000000" fo:font-size="11pt" style:font-size-asian="11pt" style:font-size-complex="11pt"/>
    </style:style>
    <style:style style:name="T9374" style:parent-style-name="Fuentedepárrafopredeter." style:family="text">
      <style:text-properties style:font-name="Arial" style:font-name-complex="Arial" fo:color="#000000"/>
    </style:style>
    <style:style style:name="P9375" style:parent-style-name="NormalWeb" style:family="paragraph">
      <style:paragraph-properties fo:border="0.0034in solid #E5E7EB" fo:padding="0in" style:shadow="none" fo:margin-top="0in" fo:margin-bottom="0in" fo:background-color="#FFFFFF"/>
    </style:style>
    <style:style style:name="T9376" style:parent-style-name="Fuentedepárrafopredeter." style:family="text">
      <style:text-properties style:font-name="Arial" style:font-name-complex="Arial" fo:color="#000000"/>
    </style:style>
    <style:style style:name="T9377" style:parent-style-name="CódigoHTML" style:family="text">
      <style:text-properties style:font-name="Consolas" fo:color="#000000" fo:font-size="11pt" style:font-size-asian="11pt" style:font-size-complex="11pt"/>
    </style:style>
    <style:style style:name="T9378" style:parent-style-name="Fuentedepárrafopredeter." style:family="text">
      <style:text-properties style:font-name="Arial" style:font-name-complex="Arial" fo:color="#000000"/>
    </style:style>
    <style:style style:name="T9379" style:parent-style-name="CódigoHTML" style:family="text">
      <style:text-properties style:font-name="Consolas" fo:color="#000000" fo:font-size="11pt" style:font-size-asian="11pt" style:font-size-complex="11pt"/>
    </style:style>
    <style:style style:name="T9380" style:parent-style-name="Fuentedepárrafopredeter." style:family="text">
      <style:text-properties style:font-name="Arial" style:font-name-complex="Arial" fo:color="#000000"/>
    </style:style>
    <style:style style:name="T9381" style:parent-style-name="Hipervínculo" style:family="text">
      <style:text-properties style:font-name="Arial" style:font-name-asian="Times New Roman" style:font-name-complex="Arial"/>
    </style:style>
    <style:style style:name="T9382" style:parent-style-name="Fuentedepárrafopredeter." style:family="text">
      <style:text-properties style:font-name="Arial" style:font-name-complex="Arial" fo:color="#000000"/>
    </style:style>
    <style:style style:name="P9383" style:parent-style-name="NormalWeb" style:family="paragraph">
      <style:paragraph-properties fo:border="0.0034in solid #E5E7EB" fo:padding="0in" style:shadow="none" fo:margin-top="0in" fo:margin-bottom="0in" fo:background-color="#FFFFFF"/>
    </style:style>
    <style:style style:name="T9384" style:parent-style-name="Fuentedepárrafopredeter." style:family="text">
      <style:text-properties style:font-name="Arial" style:font-name-complex="Arial" fo:color="#000000"/>
    </style:style>
    <style:style style:name="T9385" style:parent-style-name="CódigoHTML" style:family="text">
      <style:text-properties style:font-name="Consolas" fo:color="#000000" fo:font-size="11pt" style:font-size-asian="11pt" style:font-size-complex="11pt"/>
    </style:style>
    <style:style style:name="T9386" style:parent-style-name="Fuentedepárrafopredeter." style:family="text">
      <style:text-properties style:font-name="Arial" style:font-name-complex="Arial" fo:color="#000000"/>
    </style:style>
    <style:style style:name="T9387" style:parent-style-name="CódigoHTML" style:family="text">
      <style:text-properties style:font-name="Consolas" fo:color="#000000" fo:font-size="11pt" style:font-size-asian="11pt" style:font-size-complex="11pt"/>
    </style:style>
    <style:style style:name="T9388" style:parent-style-name="Fuentedepárrafopredeter." style:family="text">
      <style:text-properties style:font-name="Arial" style:font-name-complex="Arial" fo:color="#000000"/>
    </style:style>
    <style:style style:name="P9389" style:parent-style-name="NormalWeb" style:family="paragraph">
      <style:paragraph-properties fo:border="0.0034in solid #E5E7EB" fo:padding="0in" style:shadow="none" fo:margin-top="0in" fo:margin-bottom="0in" fo:background-color="#FFFFFF"/>
    </style:style>
    <style:style style:name="T9390" style:parent-style-name="Fuentedepárrafopredeter." style:family="text">
      <style:text-properties style:font-name="Arial" style:font-name-complex="Arial" fo:color="#000000"/>
    </style:style>
    <style:style style:name="T9391" style:parent-style-name="CódigoHTML" style:family="text">
      <style:text-properties style:font-name="Consolas" fo:color="#000000" fo:font-size="11pt" style:font-size-asian="11pt" style:font-size-complex="11pt"/>
    </style:style>
    <style:style style:name="T9392" style:parent-style-name="Fuentedepárrafopredeter." style:family="text">
      <style:text-properties style:font-name="Arial" style:font-name-complex="Arial" fo:color="#000000"/>
    </style:style>
    <style:style style:name="T9393" style:parent-style-name="Hipervínculo" style:family="text">
      <style:text-properties style:font-name="Arial" style:font-name-asian="Times New Roman" style:font-name-complex="Arial"/>
    </style:style>
    <style:style style:name="T9394" style:parent-style-name="Fuentedepárrafopredeter." style:family="text">
      <style:text-properties style:font-name="Arial" style:font-name-complex="Arial" fo:color="#000000"/>
    </style:style>
    <style:style style:name="P9395"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396"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9397" style:parent-style-name="NormalWeb" style:family="paragraph">
      <style:paragraph-properties fo:border="0.0034in solid #E5E7EB" fo:padding="0in" style:shadow="none" fo:background-color="#FFFFFF"/>
    </style:style>
    <style:style style:name="T9398" style:parent-style-name="Fuentedepárrafopredeter." style:family="text">
      <style:text-properties style:font-name="Arial" style:font-name-complex="Arial" fo:color="#000000"/>
    </style:style>
    <style:style style:name="T9399" style:parent-style-name="CódigoHTML" style:family="text">
      <style:text-properties style:font-name="Consolas" fo:color="#000000" fo:font-size="11pt" style:font-size-asian="11pt" style:font-size-complex="11pt"/>
    </style:style>
    <style:style style:name="T9400" style:parent-style-name="Fuentedepárrafopredeter." style:family="text">
      <style:text-properties style:font-name="Arial" style:font-name-complex="Arial" fo:color="#000000"/>
    </style:style>
    <style:style style:name="T9401" style:parent-style-name="Hipervínculo" style:family="text">
      <style:text-properties style:font-name="Arial" style:font-name-asian="Times New Roman" style:font-name-complex="Arial"/>
    </style:style>
    <style:style style:name="T9402" style:parent-style-name="Fuentedepárrafopredeter." style:family="text">
      <style:text-properties style:font-name="Arial" style:font-name-complex="Arial" fo:color="#000000"/>
    </style:style>
    <style:style style:name="P9403" style:parent-style-name="HTMLconformatoprevio" style:family="paragraph">
      <style:paragraph-properties fo:border="0.0034in solid #E5E7EB" fo:padding="0in" style:shadow="none" fo:background-color="#FFFFFF"/>
    </style:style>
    <style:style style:name="T9404" style:parent-style-name="p" style:family="text">
      <style:text-properties style:font-name="Consolas" fo:color="#000000" fo:language="en" fo:country="US"/>
    </style:style>
    <style:style style:name="T9405" style:parent-style-name="nt" style:family="text">
      <style:text-properties style:font-name="Consolas" fo:color="#000080" fo:language="en" fo:country="US"/>
    </style:style>
    <style:style style:name="T9406" style:parent-style-name="cl" style:family="text">
      <style:text-properties style:font-name="Consolas" fo:color="#000000" fo:language="en" fo:country="US"/>
    </style:style>
    <style:style style:name="T9407" style:parent-style-name="na" style:family="text">
      <style:text-properties style:font-name="Consolas" fo:color="#008080" fo:language="en" fo:country="US"/>
    </style:style>
    <style:style style:name="T9408" style:parent-style-name="o" style:family="text">
      <style:text-properties style:font-name="Consolas" fo:font-weight="bold" style:font-weight-asian="bold" style:font-weight-complex="bold" fo:color="#000000" fo:language="en" fo:country="US"/>
    </style:style>
    <style:style style:name="T9409" style:parent-style-name="s" style:family="text">
      <style:text-properties style:font-name="Consolas" fo:color="#DD1144" fo:language="en" fo:country="US"/>
    </style:style>
    <style:style style:name="T9410" style:parent-style-name="p" style:family="text">
      <style:text-properties style:font-name="Consolas" fo:color="#000000" fo:language="en" fo:country="US"/>
    </style:style>
    <style:style style:name="P9411" style:parent-style-name="HTMLconformatoprevio" style:family="paragraph">
      <style:paragraph-properties fo:border="0.0034in solid #E5E7EB" fo:padding="0in" style:shadow="none" fo:background-color="#FFFFFF"/>
    </style:style>
    <style:style style:name="T9412" style:parent-style-name="cl" style:family="text">
      <style:text-properties style:font-name="Consolas" fo:color="#000000" fo:language="en" fo:country="US"/>
    </style:style>
    <style:style style:name="T9413" style:parent-style-name="p" style:family="text">
      <style:text-properties style:font-name="Consolas" fo:color="#000000" fo:language="en" fo:country="US"/>
    </style:style>
    <style:style style:name="T9414" style:parent-style-name="nt" style:family="text">
      <style:text-properties style:font-name="Consolas" fo:color="#000080" fo:language="en" fo:country="US"/>
    </style:style>
    <style:style style:name="T9415" style:parent-style-name="cl" style:family="text">
      <style:text-properties style:font-name="Consolas" fo:color="#000000" fo:language="en" fo:country="US"/>
    </style:style>
    <style:style style:name="T9416" style:parent-style-name="na" style:family="text">
      <style:text-properties style:font-name="Consolas" fo:color="#008080" fo:language="en" fo:country="US"/>
    </style:style>
    <style:style style:name="T9417" style:parent-style-name="o" style:family="text">
      <style:text-properties style:font-name="Consolas" fo:font-weight="bold" style:font-weight-asian="bold" style:font-weight-complex="bold" fo:color="#000000" fo:language="en" fo:country="US"/>
    </style:style>
    <style:style style:name="T9418" style:parent-style-name="s" style:family="text">
      <style:text-properties style:font-name="Consolas" fo:color="#DD1144" fo:language="en" fo:country="US"/>
    </style:style>
    <style:style style:name="T9419" style:parent-style-name="p" style:family="text">
      <style:text-properties style:font-name="Consolas" fo:color="#000000" fo:language="en" fo:country="US"/>
    </style:style>
    <style:style style:name="T9420" style:parent-style-name="cl" style:family="text">
      <style:text-properties style:font-name="Consolas" fo:color="#000000" fo:language="en" fo:country="US"/>
    </style:style>
    <style:style style:name="T9421" style:parent-style-name="p" style:family="text">
      <style:text-properties style:font-name="Consolas" fo:color="#000000" fo:language="en" fo:country="US"/>
    </style:style>
    <style:style style:name="T9422" style:parent-style-name="nt" style:family="text">
      <style:text-properties style:font-name="Consolas" fo:color="#000080" fo:language="en" fo:country="US"/>
    </style:style>
    <style:style style:name="T9423" style:parent-style-name="p" style:family="text">
      <style:text-properties style:font-name="Consolas" fo:color="#000000" fo:language="en" fo:country="US"/>
    </style:style>
    <style:style style:name="P9424" style:parent-style-name="HTMLconformatoprevio" style:family="paragraph">
      <style:paragraph-properties fo:border="0.0034in solid #E5E7EB" fo:padding="0in" style:shadow="none" fo:background-color="#FFFFFF"/>
    </style:style>
    <style:style style:name="T9425" style:parent-style-name="cl" style:family="text">
      <style:text-properties style:font-name="Consolas" fo:color="#000000" fo:language="en" fo:country="US"/>
    </style:style>
    <style:style style:name="T9426" style:parent-style-name="p" style:family="text">
      <style:text-properties style:font-name="Consolas" fo:color="#000000" fo:language="en" fo:country="US"/>
    </style:style>
    <style:style style:name="T9427" style:parent-style-name="nt" style:family="text">
      <style:text-properties style:font-name="Consolas" fo:color="#000080" fo:language="en" fo:country="US"/>
    </style:style>
    <style:style style:name="T9428" style:parent-style-name="cl" style:family="text">
      <style:text-properties style:font-name="Consolas" fo:color="#000000" fo:language="en" fo:country="US"/>
    </style:style>
    <style:style style:name="T9429" style:parent-style-name="na" style:family="text">
      <style:text-properties style:font-name="Consolas" fo:color="#008080" fo:language="en" fo:country="US"/>
    </style:style>
    <style:style style:name="T9430" style:parent-style-name="o" style:family="text">
      <style:text-properties style:font-name="Consolas" fo:font-weight="bold" style:font-weight-asian="bold" style:font-weight-complex="bold" fo:color="#000000" fo:language="en" fo:country="US"/>
    </style:style>
    <style:style style:name="T9431" style:parent-style-name="s" style:family="text">
      <style:text-properties style:font-name="Consolas" fo:color="#DD1144" fo:language="en" fo:country="US"/>
    </style:style>
    <style:style style:name="T9432" style:parent-style-name="p" style:family="text">
      <style:text-properties style:font-name="Consolas" fo:color="#000000" fo:language="en" fo:country="US"/>
    </style:style>
    <style:style style:name="T9433" style:parent-style-name="cl" style:family="text">
      <style:text-properties style:font-name="Consolas" fo:color="#000000" fo:language="en" fo:country="US"/>
    </style:style>
    <style:style style:name="T9434" style:parent-style-name="p" style:family="text">
      <style:text-properties style:font-name="Consolas" fo:color="#000000" fo:language="en" fo:country="US"/>
    </style:style>
    <style:style style:name="T9435" style:parent-style-name="nt" style:family="text">
      <style:text-properties style:font-name="Consolas" fo:color="#000080" fo:language="en" fo:country="US"/>
    </style:style>
    <style:style style:name="T9436" style:parent-style-name="p" style:family="text">
      <style:text-properties style:font-name="Consolas" fo:color="#000000" fo:language="en" fo:country="US"/>
    </style:style>
    <style:style style:name="P9437" style:parent-style-name="HTMLconformatoprevio" style:family="paragraph">
      <style:paragraph-properties fo:border="0.0034in solid #E5E7EB" fo:padding="0in" style:shadow="none" fo:background-color="#FFFFFF"/>
    </style:style>
    <style:style style:name="T9438" style:parent-style-name="cl" style:family="text">
      <style:text-properties style:font-name="Consolas" fo:color="#000000" fo:language="en" fo:country="US"/>
    </style:style>
    <style:style style:name="T9439" style:parent-style-name="p" style:family="text">
      <style:text-properties style:font-name="Consolas" fo:color="#000000" fo:language="en" fo:country="US"/>
    </style:style>
    <style:style style:name="T9440" style:parent-style-name="nt" style:family="text">
      <style:text-properties style:font-name="Consolas" fo:color="#000080" fo:language="en" fo:country="US"/>
    </style:style>
    <style:style style:name="T9441" style:parent-style-name="cl" style:family="text">
      <style:text-properties style:font-name="Consolas" fo:color="#000000" fo:language="en" fo:country="US"/>
    </style:style>
    <style:style style:name="T9442" style:parent-style-name="na" style:family="text">
      <style:text-properties style:font-name="Consolas" fo:color="#008080" fo:language="en" fo:country="US"/>
    </style:style>
    <style:style style:name="T9443" style:parent-style-name="o" style:family="text">
      <style:text-properties style:font-name="Consolas" fo:font-weight="bold" style:font-weight-asian="bold" style:font-weight-complex="bold" fo:color="#000000" fo:language="en" fo:country="US"/>
    </style:style>
    <style:style style:name="T9444" style:parent-style-name="s" style:family="text">
      <style:text-properties style:font-name="Consolas" fo:color="#DD1144" fo:language="en" fo:country="US"/>
    </style:style>
    <style:style style:name="T9445" style:parent-style-name="p" style:family="text">
      <style:text-properties style:font-name="Consolas" fo:color="#000000" fo:language="en" fo:country="US"/>
    </style:style>
    <style:style style:name="T9446" style:parent-style-name="cl" style:family="text">
      <style:text-properties style:font-name="Consolas" fo:color="#000000" fo:language="en" fo:country="US"/>
    </style:style>
    <style:style style:name="T9447" style:parent-style-name="p" style:family="text">
      <style:text-properties style:font-name="Consolas" fo:color="#000000" fo:language="en" fo:country="US"/>
    </style:style>
    <style:style style:name="T9448" style:parent-style-name="nt" style:family="text">
      <style:text-properties style:font-name="Consolas" fo:color="#000080" fo:language="en" fo:country="US"/>
    </style:style>
    <style:style style:name="T9449" style:parent-style-name="p" style:family="text">
      <style:text-properties style:font-name="Consolas" fo:color="#000000" fo:language="en" fo:country="US"/>
    </style:style>
    <style:style style:name="P9450" style:parent-style-name="HTMLconformatoprevio" style:family="paragraph">
      <style:paragraph-properties fo:border="0.0034in solid #E5E7EB" fo:padding="0in" style:shadow="none" fo:background-color="#FFFFFF"/>
    </style:style>
    <style:style style:name="T9451" style:parent-style-name="p" style:family="text">
      <style:text-properties style:font-name="Consolas" fo:color="#000000"/>
    </style:style>
    <style:style style:name="T9452" style:parent-style-name="nt" style:family="text">
      <style:text-properties style:font-name="Consolas" fo:color="#000080"/>
    </style:style>
    <style:style style:name="T9453" style:parent-style-name="p" style:family="text">
      <style:text-properties style:font-name="Consolas" fo:color="#000000"/>
    </style:style>
    <style:style style:name="P9454"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9455" style:parent-style-name="NormalWeb" style:family="paragraph">
      <style:paragraph-properties fo:border="0.0034in solid #E5E7EB" fo:padding="0in" style:shadow="none" fo:background-color="#FFFFFF"/>
      <style:text-properties style:font-name="Arial" style:font-name-complex="Arial" fo:color="#000000"/>
    </style:style>
    <style:style style:name="P9456" style:parent-style-name="HTMLconformatoprevio" style:family="paragraph">
      <style:paragraph-properties fo:border="0.0034in solid #E5E7EB" fo:padding="0in" style:shadow="none" fo:background-color="#FFFFFF"/>
    </style:style>
    <style:style style:name="T9457" style:parent-style-name="p" style:family="text">
      <style:text-properties style:font-name="Consolas" fo:color="#000000" fo:language="en" fo:country="US"/>
    </style:style>
    <style:style style:name="T9458" style:parent-style-name="nt" style:family="text">
      <style:text-properties style:font-name="Consolas" fo:color="#000080" fo:language="en" fo:country="US"/>
    </style:style>
    <style:style style:name="T9459" style:parent-style-name="cl" style:family="text">
      <style:text-properties style:font-name="Consolas" fo:color="#000000" fo:language="en" fo:country="US"/>
    </style:style>
    <style:style style:name="T9460" style:parent-style-name="na" style:family="text">
      <style:text-properties style:font-name="Consolas" fo:color="#008080" fo:language="en" fo:country="US"/>
    </style:style>
    <style:style style:name="T9461" style:parent-style-name="o" style:family="text">
      <style:text-properties style:font-name="Consolas" fo:font-weight="bold" style:font-weight-asian="bold" style:font-weight-complex="bold" fo:color="#000000" fo:language="en" fo:country="US"/>
    </style:style>
    <style:style style:name="T9462" style:parent-style-name="s" style:family="text">
      <style:text-properties style:font-name="Consolas" fo:color="#DD1144" fo:language="en" fo:country="US"/>
    </style:style>
    <style:style style:name="T9463" style:parent-style-name="p" style:family="text">
      <style:text-properties style:font-name="Consolas" fo:color="#000000" fo:language="en" fo:country="US"/>
    </style:style>
    <style:style style:name="P9464" style:parent-style-name="HTMLconformatoprevio" style:family="paragraph">
      <style:paragraph-properties fo:border="0.0034in solid #E5E7EB" fo:padding="0in" style:shadow="none" fo:background-color="#FFFFFF"/>
    </style:style>
    <style:style style:name="T9465" style:parent-style-name="cl" style:family="text">
      <style:text-properties style:font-name="Consolas" fo:color="#000000" fo:language="en" fo:country="US"/>
    </style:style>
    <style:style style:name="T9466" style:parent-style-name="p" style:family="text">
      <style:text-properties style:font-name="Consolas" fo:color="#000000" fo:language="en" fo:country="US"/>
    </style:style>
    <style:style style:name="T9467" style:parent-style-name="nt" style:family="text">
      <style:text-properties style:font-name="Consolas" fo:color="#000080" fo:language="en" fo:country="US"/>
    </style:style>
    <style:style style:name="T9468" style:parent-style-name="cl" style:family="text">
      <style:text-properties style:font-name="Consolas" fo:color="#000000" fo:language="en" fo:country="US"/>
    </style:style>
    <style:style style:name="T9469" style:parent-style-name="na" style:family="text">
      <style:text-properties style:font-name="Consolas" fo:color="#008080" fo:language="en" fo:country="US"/>
    </style:style>
    <style:style style:name="T9470" style:parent-style-name="o" style:family="text">
      <style:text-properties style:font-name="Consolas" fo:font-weight="bold" style:font-weight-asian="bold" style:font-weight-complex="bold" fo:color="#000000" fo:language="en" fo:country="US"/>
    </style:style>
    <style:style style:name="T9471" style:parent-style-name="s" style:family="text">
      <style:text-properties style:font-name="Consolas" fo:color="#DD1144" fo:language="en" fo:country="US"/>
    </style:style>
    <style:style style:name="T9472" style:parent-style-name="p" style:family="text">
      <style:text-properties style:font-name="Consolas" fo:color="#000000" fo:language="en" fo:country="US"/>
    </style:style>
    <style:style style:name="T9473" style:parent-style-name="cl" style:family="text">
      <style:text-properties style:font-name="Consolas" fo:color="#000000" fo:language="en" fo:country="US"/>
    </style:style>
    <style:style style:name="T9474" style:parent-style-name="p" style:family="text">
      <style:text-properties style:font-name="Consolas" fo:color="#000000" fo:language="en" fo:country="US"/>
    </style:style>
    <style:style style:name="T9475" style:parent-style-name="nt" style:family="text">
      <style:text-properties style:font-name="Consolas" fo:color="#000080" fo:language="en" fo:country="US"/>
    </style:style>
    <style:style style:name="T9476" style:parent-style-name="p" style:family="text">
      <style:text-properties style:font-name="Consolas" fo:color="#000000" fo:language="en" fo:country="US"/>
    </style:style>
    <style:style style:name="P9477" style:parent-style-name="HTMLconformatoprevio" style:family="paragraph">
      <style:paragraph-properties fo:border="0.0034in solid #E5E7EB" fo:padding="0in" style:shadow="none" fo:background-color="#FFFFFF"/>
    </style:style>
    <style:style style:name="T9478" style:parent-style-name="cl" style:family="text">
      <style:text-properties style:font-name="Consolas" fo:color="#000000" fo:language="en" fo:country="US"/>
    </style:style>
    <style:style style:name="T9479" style:parent-style-name="p" style:family="text">
      <style:text-properties style:font-name="Consolas" fo:color="#000000" fo:language="en" fo:country="US"/>
    </style:style>
    <style:style style:name="T9480" style:parent-style-name="nt" style:family="text">
      <style:text-properties style:font-name="Consolas" fo:color="#000080" fo:language="en" fo:country="US"/>
    </style:style>
    <style:style style:name="T9481" style:parent-style-name="cl" style:family="text">
      <style:text-properties style:font-name="Consolas" fo:color="#000000" fo:language="en" fo:country="US"/>
    </style:style>
    <style:style style:name="T9482" style:parent-style-name="na" style:family="text">
      <style:text-properties style:font-name="Consolas" fo:color="#008080" fo:language="en" fo:country="US"/>
    </style:style>
    <style:style style:name="T9483" style:parent-style-name="o" style:family="text">
      <style:text-properties style:font-name="Consolas" fo:font-weight="bold" style:font-weight-asian="bold" style:font-weight-complex="bold" fo:color="#000000" fo:language="en" fo:country="US"/>
    </style:style>
    <style:style style:name="T9484" style:parent-style-name="s" style:family="text">
      <style:text-properties style:font-name="Consolas" fo:color="#DD1144" fo:language="en" fo:country="US"/>
    </style:style>
    <style:style style:name="T9485" style:parent-style-name="p" style:family="text">
      <style:text-properties style:font-name="Consolas" fo:color="#000000" fo:language="en" fo:country="US"/>
    </style:style>
    <style:style style:name="T9486" style:parent-style-name="cl" style:family="text">
      <style:text-properties style:font-name="Consolas" fo:color="#000000" fo:language="en" fo:country="US"/>
    </style:style>
    <style:style style:name="T9487" style:parent-style-name="p" style:family="text">
      <style:text-properties style:font-name="Consolas" fo:color="#000000" fo:language="en" fo:country="US"/>
    </style:style>
    <style:style style:name="T9488" style:parent-style-name="nt" style:family="text">
      <style:text-properties style:font-name="Consolas" fo:color="#000080" fo:language="en" fo:country="US"/>
    </style:style>
    <style:style style:name="T9489" style:parent-style-name="p" style:family="text">
      <style:text-properties style:font-name="Consolas" fo:color="#000000" fo:language="en" fo:country="US"/>
    </style:style>
    <style:style style:name="P9490" style:parent-style-name="HTMLconformatoprevio" style:family="paragraph">
      <style:paragraph-properties fo:border="0.0034in solid #E5E7EB" fo:padding="0in" style:shadow="none" fo:background-color="#FFFFFF"/>
    </style:style>
    <style:style style:name="T9491" style:parent-style-name="cl" style:family="text">
      <style:text-properties style:font-name="Consolas" fo:color="#000000" fo:language="en" fo:country="US"/>
    </style:style>
    <style:style style:name="T9492" style:parent-style-name="p" style:family="text">
      <style:text-properties style:font-name="Consolas" fo:color="#000000" fo:language="en" fo:country="US"/>
    </style:style>
    <style:style style:name="T9493" style:parent-style-name="nt" style:family="text">
      <style:text-properties style:font-name="Consolas" fo:color="#000080" fo:language="en" fo:country="US"/>
    </style:style>
    <style:style style:name="T9494" style:parent-style-name="cl" style:family="text">
      <style:text-properties style:font-name="Consolas" fo:color="#000000" fo:language="en" fo:country="US"/>
    </style:style>
    <style:style style:name="T9495" style:parent-style-name="na" style:family="text">
      <style:text-properties style:font-name="Consolas" fo:color="#008080" fo:language="en" fo:country="US"/>
    </style:style>
    <style:style style:name="T9496" style:parent-style-name="o" style:family="text">
      <style:text-properties style:font-name="Consolas" fo:font-weight="bold" style:font-weight-asian="bold" style:font-weight-complex="bold" fo:color="#000000" fo:language="en" fo:country="US"/>
    </style:style>
    <style:style style:name="T9497" style:parent-style-name="s" style:family="text">
      <style:text-properties style:font-name="Consolas" fo:color="#DD1144" fo:language="en" fo:country="US"/>
    </style:style>
    <style:style style:name="T9498" style:parent-style-name="p" style:family="text">
      <style:text-properties style:font-name="Consolas" fo:color="#000000" fo:language="en" fo:country="US"/>
    </style:style>
    <style:style style:name="T9499" style:parent-style-name="cl" style:family="text">
      <style:text-properties style:font-name="Consolas" fo:color="#000000" fo:language="en" fo:country="US"/>
    </style:style>
    <style:style style:name="T9500" style:parent-style-name="p" style:family="text">
      <style:text-properties style:font-name="Consolas" fo:color="#000000" fo:language="en" fo:country="US"/>
    </style:style>
    <style:style style:name="T9501" style:parent-style-name="nt" style:family="text">
      <style:text-properties style:font-name="Consolas" fo:color="#000080" fo:language="en" fo:country="US"/>
    </style:style>
    <style:style style:name="T9502" style:parent-style-name="p" style:family="text">
      <style:text-properties style:font-name="Consolas" fo:color="#000000" fo:language="en" fo:country="US"/>
    </style:style>
    <style:style style:name="P9503" style:parent-style-name="HTMLconformatoprevio" style:family="paragraph">
      <style:paragraph-properties fo:border="0.0034in solid #E5E7EB" fo:padding="0in" style:shadow="none" fo:background-color="#FFFFFF"/>
    </style:style>
    <style:style style:name="T9504" style:parent-style-name="p" style:family="text">
      <style:text-properties style:font-name="Consolas" fo:color="#000000"/>
    </style:style>
    <style:style style:name="T9505" style:parent-style-name="nt" style:family="text">
      <style:text-properties style:font-name="Consolas" fo:color="#000080"/>
    </style:style>
    <style:style style:name="T9506" style:parent-style-name="p" style:family="text">
      <style:text-properties style:font-name="Consolas" fo:color="#000000"/>
    </style:style>
    <style:style style:name="P9507" style:parent-style-name="NormalWeb" style:family="paragraph">
      <style:paragraph-properties fo:border="0.0034in solid #E5E7EB" fo:padding="0in" style:shadow="none" fo:background-color="#FFFFFF"/>
      <style:text-properties style:font-name="Arial" style:font-name-complex="Arial" fo:color="#000000"/>
    </style:style>
    <style:style style:name="P9508" style:parent-style-name="HTMLconformatoprevio" style:family="paragraph">
      <style:paragraph-properties fo:border="0.0034in solid #E5E7EB" fo:padding="0in" style:shadow="none" fo:background-color="#FFFFFF"/>
    </style:style>
    <style:style style:name="T9509" style:parent-style-name="p" style:family="text">
      <style:text-properties style:font-name="Consolas" fo:color="#000000" fo:language="en" fo:country="US"/>
    </style:style>
    <style:style style:name="T9510" style:parent-style-name="nt" style:family="text">
      <style:text-properties style:font-name="Consolas" fo:color="#000080" fo:language="en" fo:country="US"/>
    </style:style>
    <style:style style:name="T9511" style:parent-style-name="cl" style:family="text">
      <style:text-properties style:font-name="Consolas" fo:color="#000000" fo:language="en" fo:country="US"/>
    </style:style>
    <style:style style:name="T9512" style:parent-style-name="na" style:family="text">
      <style:text-properties style:font-name="Consolas" fo:color="#008080" fo:language="en" fo:country="US"/>
    </style:style>
    <style:style style:name="T9513" style:parent-style-name="o" style:family="text">
      <style:text-properties style:font-name="Consolas" fo:font-weight="bold" style:font-weight-asian="bold" style:font-weight-complex="bold" fo:color="#000000" fo:language="en" fo:country="US"/>
    </style:style>
    <style:style style:name="T9514" style:parent-style-name="s" style:family="text">
      <style:text-properties style:font-name="Consolas" fo:color="#DD1144" fo:language="en" fo:country="US"/>
    </style:style>
    <style:style style:name="T9515" style:parent-style-name="p" style:family="text">
      <style:text-properties style:font-name="Consolas" fo:color="#000000" fo:language="en" fo:country="US"/>
    </style:style>
    <style:style style:name="P9516" style:parent-style-name="HTMLconformatoprevio" style:family="paragraph">
      <style:paragraph-properties fo:border="0.0034in solid #E5E7EB" fo:padding="0in" style:shadow="none" fo:background-color="#FFFFFF"/>
    </style:style>
    <style:style style:name="T9517" style:parent-style-name="cl" style:family="text">
      <style:text-properties style:font-name="Consolas" fo:color="#000000" fo:language="en" fo:country="US"/>
    </style:style>
    <style:style style:name="T9518" style:parent-style-name="p" style:family="text">
      <style:text-properties style:font-name="Consolas" fo:color="#000000" fo:language="en" fo:country="US"/>
    </style:style>
    <style:style style:name="T9519" style:parent-style-name="nt" style:family="text">
      <style:text-properties style:font-name="Consolas" fo:color="#000080" fo:language="en" fo:country="US"/>
    </style:style>
    <style:style style:name="T9520" style:parent-style-name="cl" style:family="text">
      <style:text-properties style:font-name="Consolas" fo:color="#000000" fo:language="en" fo:country="US"/>
    </style:style>
    <style:style style:name="T9521" style:parent-style-name="na" style:family="text">
      <style:text-properties style:font-name="Consolas" fo:color="#008080" fo:language="en" fo:country="US"/>
    </style:style>
    <style:style style:name="T9522" style:parent-style-name="o" style:family="text">
      <style:text-properties style:font-name="Consolas" fo:font-weight="bold" style:font-weight-asian="bold" style:font-weight-complex="bold" fo:color="#000000" fo:language="en" fo:country="US"/>
    </style:style>
    <style:style style:name="T9523" style:parent-style-name="s" style:family="text">
      <style:text-properties style:font-name="Consolas" fo:color="#DD1144" fo:language="en" fo:country="US"/>
    </style:style>
    <style:style style:name="T9524" style:parent-style-name="p" style:family="text">
      <style:text-properties style:font-name="Consolas" fo:color="#000000" fo:language="en" fo:country="US"/>
    </style:style>
    <style:style style:name="T9525" style:parent-style-name="cl" style:family="text">
      <style:text-properties style:font-name="Consolas" fo:color="#000000" fo:language="en" fo:country="US"/>
    </style:style>
    <style:style style:name="T9526" style:parent-style-name="p" style:family="text">
      <style:text-properties style:font-name="Consolas" fo:color="#000000" fo:language="en" fo:country="US"/>
    </style:style>
    <style:style style:name="T9527" style:parent-style-name="nt" style:family="text">
      <style:text-properties style:font-name="Consolas" fo:color="#000080" fo:language="en" fo:country="US"/>
    </style:style>
    <style:style style:name="T9528" style:parent-style-name="p" style:family="text">
      <style:text-properties style:font-name="Consolas" fo:color="#000000" fo:language="en" fo:country="US"/>
    </style:style>
    <style:style style:name="P9529" style:parent-style-name="HTMLconformatoprevio" style:family="paragraph">
      <style:paragraph-properties fo:border="0.0034in solid #E5E7EB" fo:padding="0in" style:shadow="none" fo:background-color="#FFFFFF"/>
    </style:style>
    <style:style style:name="T9530" style:parent-style-name="cl" style:family="text">
      <style:text-properties style:font-name="Consolas" fo:color="#000000" fo:language="en" fo:country="US"/>
    </style:style>
    <style:style style:name="T9531" style:parent-style-name="p" style:family="text">
      <style:text-properties style:font-name="Consolas" fo:color="#000000" fo:language="en" fo:country="US"/>
    </style:style>
    <style:style style:name="T9532" style:parent-style-name="nt" style:family="text">
      <style:text-properties style:font-name="Consolas" fo:color="#000080" fo:language="en" fo:country="US"/>
    </style:style>
    <style:style style:name="T9533" style:parent-style-name="cl" style:family="text">
      <style:text-properties style:font-name="Consolas" fo:color="#000000" fo:language="en" fo:country="US"/>
    </style:style>
    <style:style style:name="T9534" style:parent-style-name="na" style:family="text">
      <style:text-properties style:font-name="Consolas" fo:color="#008080" fo:language="en" fo:country="US"/>
    </style:style>
    <style:style style:name="T9535" style:parent-style-name="o" style:family="text">
      <style:text-properties style:font-name="Consolas" fo:font-weight="bold" style:font-weight-asian="bold" style:font-weight-complex="bold" fo:color="#000000" fo:language="en" fo:country="US"/>
    </style:style>
    <style:style style:name="T9536" style:parent-style-name="s" style:family="text">
      <style:text-properties style:font-name="Consolas" fo:color="#DD1144" fo:language="en" fo:country="US"/>
    </style:style>
    <style:style style:name="T9537" style:parent-style-name="p" style:family="text">
      <style:text-properties style:font-name="Consolas" fo:color="#000000" fo:language="en" fo:country="US"/>
    </style:style>
    <style:style style:name="T9538" style:parent-style-name="cl" style:family="text">
      <style:text-properties style:font-name="Consolas" fo:color="#000000" fo:language="en" fo:country="US"/>
    </style:style>
    <style:style style:name="T9539" style:parent-style-name="p" style:family="text">
      <style:text-properties style:font-name="Consolas" fo:color="#000000" fo:language="en" fo:country="US"/>
    </style:style>
    <style:style style:name="T9540" style:parent-style-name="nt" style:family="text">
      <style:text-properties style:font-name="Consolas" fo:color="#000080" fo:language="en" fo:country="US"/>
    </style:style>
    <style:style style:name="T9541" style:parent-style-name="p" style:family="text">
      <style:text-properties style:font-name="Consolas" fo:color="#000000" fo:language="en" fo:country="US"/>
    </style:style>
    <style:style style:name="P9542" style:parent-style-name="HTMLconformatoprevio" style:family="paragraph">
      <style:paragraph-properties fo:border="0.0034in solid #E5E7EB" fo:padding="0in" style:shadow="none" fo:background-color="#FFFFFF"/>
    </style:style>
    <style:style style:name="T9543" style:parent-style-name="p" style:family="text">
      <style:text-properties style:font-name="Consolas" fo:color="#000000"/>
    </style:style>
    <style:style style:name="T9544" style:parent-style-name="nt" style:family="text">
      <style:text-properties style:font-name="Consolas" fo:color="#000080"/>
    </style:style>
    <style:style style:name="T9545" style:parent-style-name="p" style:family="text">
      <style:text-properties style:font-name="Consolas" fo:color="#000000"/>
    </style:style>
    <style:style style:name="P954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547" style:parent-style-name="NormalWeb" style:family="paragraph">
      <style:paragraph-properties fo:border="0.0034in solid #E5E7EB" fo:padding="0in" style:shadow="none" fo:background-color="#FFFFFF"/>
    </style:style>
    <style:style style:name="T9548" style:parent-style-name="Fuentedepárrafopredeter." style:family="text">
      <style:text-properties style:font-name="Arial" style:font-name-complex="Arial" fo:color="#000000"/>
    </style:style>
    <style:style style:name="T9549" style:parent-style-name="CódigoHTML" style:family="text">
      <style:text-properties style:font-name="Consolas" fo:color="#000000" fo:font-size="11pt" style:font-size-asian="11pt" style:font-size-complex="11pt"/>
    </style:style>
    <style:style style:name="T9550" style:parent-style-name="Fuentedepárrafopredeter." style:family="text">
      <style:text-properties style:font-name="Arial" style:font-name-complex="Arial" fo:color="#000000"/>
    </style:style>
    <style:style style:name="P9551" style:parent-style-name="HTMLconformatoprevio" style:family="paragraph">
      <style:paragraph-properties fo:border="0.0034in solid #E5E7EB" fo:padding="0in" style:shadow="none" fo:background-color="#FFFFFF"/>
    </style:style>
    <style:style style:name="T9552" style:parent-style-name="p" style:family="text">
      <style:text-properties style:font-name="Consolas" fo:color="#000000" fo:language="en" fo:country="US"/>
    </style:style>
    <style:style style:name="T9553" style:parent-style-name="nt" style:family="text">
      <style:text-properties style:font-name="Consolas" fo:color="#000080" fo:language="en" fo:country="US"/>
    </style:style>
    <style:style style:name="T9554" style:parent-style-name="cl" style:family="text">
      <style:text-properties style:font-name="Consolas" fo:color="#000000" fo:language="en" fo:country="US"/>
    </style:style>
    <style:style style:name="T9555" style:parent-style-name="na" style:family="text">
      <style:text-properties style:font-name="Consolas" fo:color="#008080" fo:language="en" fo:country="US"/>
    </style:style>
    <style:style style:name="T9556" style:parent-style-name="o" style:family="text">
      <style:text-properties style:font-name="Consolas" fo:font-weight="bold" style:font-weight-asian="bold" style:font-weight-complex="bold" fo:color="#000000" fo:language="en" fo:country="US"/>
    </style:style>
    <style:style style:name="T9557" style:parent-style-name="s" style:family="text">
      <style:text-properties style:font-name="Consolas" fo:color="#DD1144" fo:language="en" fo:country="US"/>
    </style:style>
    <style:style style:name="T9558" style:parent-style-name="p" style:family="text">
      <style:text-properties style:font-name="Consolas" fo:color="#000000" fo:language="en" fo:country="US"/>
    </style:style>
    <style:style style:name="P9559" style:parent-style-name="HTMLconformatoprevio" style:family="paragraph">
      <style:paragraph-properties fo:border="0.0034in solid #E5E7EB" fo:padding="0in" style:shadow="none" fo:background-color="#FFFFFF"/>
    </style:style>
    <style:style style:name="T9560" style:parent-style-name="cl" style:family="text">
      <style:text-properties style:font-name="Consolas" fo:color="#000000" fo:language="en" fo:country="US"/>
    </style:style>
    <style:style style:name="T9561" style:parent-style-name="p" style:family="text">
      <style:text-properties style:font-name="Consolas" fo:color="#000000" fo:language="en" fo:country="US"/>
    </style:style>
    <style:style style:name="T9562" style:parent-style-name="nt" style:family="text">
      <style:text-properties style:font-name="Consolas" fo:color="#000080" fo:language="en" fo:country="US"/>
    </style:style>
    <style:style style:name="T9563" style:parent-style-name="cl" style:family="text">
      <style:text-properties style:font-name="Consolas" fo:color="#000000" fo:language="en" fo:country="US"/>
    </style:style>
    <style:style style:name="T9564" style:parent-style-name="na" style:family="text">
      <style:text-properties style:font-name="Consolas" fo:color="#008080" fo:language="en" fo:country="US"/>
    </style:style>
    <style:style style:name="T9565" style:parent-style-name="o" style:family="text">
      <style:text-properties style:font-name="Consolas" fo:font-weight="bold" style:font-weight-asian="bold" style:font-weight-complex="bold" fo:color="#000000" fo:language="en" fo:country="US"/>
    </style:style>
    <style:style style:name="T9566" style:parent-style-name="s" style:family="text">
      <style:text-properties style:font-name="Consolas" fo:color="#DD1144" fo:language="en" fo:country="US"/>
    </style:style>
    <style:style style:name="T9567" style:parent-style-name="p" style:family="text">
      <style:text-properties style:font-name="Consolas" fo:color="#000000" fo:language="en" fo:country="US"/>
    </style:style>
    <style:style style:name="T9568" style:parent-style-name="cl" style:family="text">
      <style:text-properties style:font-name="Consolas" fo:color="#000000" fo:language="en" fo:country="US"/>
    </style:style>
    <style:style style:name="T9569" style:parent-style-name="p" style:family="text">
      <style:text-properties style:font-name="Consolas" fo:color="#000000" fo:language="en" fo:country="US"/>
    </style:style>
    <style:style style:name="T9570" style:parent-style-name="nt" style:family="text">
      <style:text-properties style:font-name="Consolas" fo:color="#000080" fo:language="en" fo:country="US"/>
    </style:style>
    <style:style style:name="T9571" style:parent-style-name="p" style:family="text">
      <style:text-properties style:font-name="Consolas" fo:color="#000000" fo:language="en" fo:country="US"/>
    </style:style>
    <style:style style:name="P9572" style:parent-style-name="HTMLconformatoprevio" style:family="paragraph">
      <style:paragraph-properties fo:border="0.0034in solid #E5E7EB" fo:padding="0in" style:shadow="none" fo:background-color="#FFFFFF"/>
    </style:style>
    <style:style style:name="T9573" style:parent-style-name="cl" style:family="text">
      <style:text-properties style:font-name="Consolas" fo:color="#000000" fo:language="en" fo:country="US"/>
    </style:style>
    <style:style style:name="T9574" style:parent-style-name="p" style:family="text">
      <style:text-properties style:font-name="Consolas" fo:color="#000000" fo:language="en" fo:country="US"/>
    </style:style>
    <style:style style:name="T9575" style:parent-style-name="nt" style:family="text">
      <style:text-properties style:font-name="Consolas" fo:color="#000080" fo:language="en" fo:country="US"/>
    </style:style>
    <style:style style:name="T9576" style:parent-style-name="cl" style:family="text">
      <style:text-properties style:font-name="Consolas" fo:color="#000000" fo:language="en" fo:country="US"/>
    </style:style>
    <style:style style:name="T9577" style:parent-style-name="na" style:family="text">
      <style:text-properties style:font-name="Consolas" fo:color="#008080" fo:language="en" fo:country="US"/>
    </style:style>
    <style:style style:name="T9578" style:parent-style-name="o" style:family="text">
      <style:text-properties style:font-name="Consolas" fo:font-weight="bold" style:font-weight-asian="bold" style:font-weight-complex="bold" fo:color="#000000" fo:language="en" fo:country="US"/>
    </style:style>
    <style:style style:name="T9579" style:parent-style-name="s" style:family="text">
      <style:text-properties style:font-name="Consolas" fo:color="#DD1144" fo:language="en" fo:country="US"/>
    </style:style>
    <style:style style:name="T9580" style:parent-style-name="p" style:family="text">
      <style:text-properties style:font-name="Consolas" fo:color="#000000" fo:language="en" fo:country="US"/>
    </style:style>
    <style:style style:name="T9581" style:parent-style-name="cl" style:family="text">
      <style:text-properties style:font-name="Consolas" fo:color="#000000" fo:language="en" fo:country="US"/>
    </style:style>
    <style:style style:name="T9582" style:parent-style-name="p" style:family="text">
      <style:text-properties style:font-name="Consolas" fo:color="#000000" fo:language="en" fo:country="US"/>
    </style:style>
    <style:style style:name="T9583" style:parent-style-name="nt" style:family="text">
      <style:text-properties style:font-name="Consolas" fo:color="#000080" fo:language="en" fo:country="US"/>
    </style:style>
    <style:style style:name="T9584" style:parent-style-name="p" style:family="text">
      <style:text-properties style:font-name="Consolas" fo:color="#000000" fo:language="en" fo:country="US"/>
    </style:style>
    <style:style style:name="P9585" style:parent-style-name="HTMLconformatoprevio" style:family="paragraph">
      <style:paragraph-properties fo:border="0.0034in solid #E5E7EB" fo:padding="0in" style:shadow="none" fo:background-color="#FFFFFF"/>
    </style:style>
    <style:style style:name="P9586" style:parent-style-name="HTMLconformatoprevio" style:family="paragraph">
      <style:paragraph-properties fo:border="0.0034in solid #E5E7EB" fo:padding="0in" style:shadow="none" fo:background-color="#FFFFFF"/>
    </style:style>
    <style:style style:name="T9587" style:parent-style-name="cl" style:family="text">
      <style:text-properties style:font-name="Consolas" fo:color="#000000" fo:language="en" fo:country="US"/>
    </style:style>
    <style:style style:name="T9588" style:parent-style-name="p" style:family="text">
      <style:text-properties style:font-name="Consolas" fo:color="#000000" fo:language="en" fo:country="US"/>
    </style:style>
    <style:style style:name="T9589" style:parent-style-name="nt" style:family="text">
      <style:text-properties style:font-name="Consolas" fo:color="#000080" fo:language="en" fo:country="US"/>
    </style:style>
    <style:style style:name="T9590" style:parent-style-name="cl" style:family="text">
      <style:text-properties style:font-name="Consolas" fo:color="#000000" fo:language="en" fo:country="US"/>
    </style:style>
    <style:style style:name="T9591" style:parent-style-name="na" style:family="text">
      <style:text-properties style:font-name="Consolas" fo:color="#008080" fo:language="en" fo:country="US"/>
    </style:style>
    <style:style style:name="T9592" style:parent-style-name="o" style:family="text">
      <style:text-properties style:font-name="Consolas" fo:font-weight="bold" style:font-weight-asian="bold" style:font-weight-complex="bold" fo:color="#000000" fo:language="en" fo:country="US"/>
    </style:style>
    <style:style style:name="T9593" style:parent-style-name="s" style:family="text">
      <style:text-properties style:font-name="Consolas" fo:color="#DD1144" fo:language="en" fo:country="US"/>
    </style:style>
    <style:style style:name="T9594" style:parent-style-name="p" style:family="text">
      <style:text-properties style:font-name="Consolas" fo:color="#000000" fo:language="en" fo:country="US"/>
    </style:style>
    <style:style style:name="T9595" style:parent-style-name="cl" style:family="text">
      <style:text-properties style:font-name="Consolas" fo:color="#000000" fo:language="en" fo:country="US"/>
    </style:style>
    <style:style style:name="T9596" style:parent-style-name="p" style:family="text">
      <style:text-properties style:font-name="Consolas" fo:color="#000000" fo:language="en" fo:country="US"/>
    </style:style>
    <style:style style:name="T9597" style:parent-style-name="nt" style:family="text">
      <style:text-properties style:font-name="Consolas" fo:color="#000080" fo:language="en" fo:country="US"/>
    </style:style>
    <style:style style:name="T9598" style:parent-style-name="p" style:family="text">
      <style:text-properties style:font-name="Consolas" fo:color="#000000" fo:language="en" fo:country="US"/>
    </style:style>
    <style:style style:name="P9599" style:parent-style-name="HTMLconformatoprevio" style:family="paragraph">
      <style:paragraph-properties fo:border="0.0034in solid #E5E7EB" fo:padding="0in" style:shadow="none" fo:background-color="#FFFFFF"/>
    </style:style>
    <style:style style:name="T9600" style:parent-style-name="cl" style:family="text">
      <style:text-properties style:font-name="Consolas" fo:color="#000000" fo:language="en" fo:country="US"/>
    </style:style>
    <style:style style:name="T9601" style:parent-style-name="p" style:family="text">
      <style:text-properties style:font-name="Consolas" fo:color="#000000" fo:language="en" fo:country="US"/>
    </style:style>
    <style:style style:name="T9602" style:parent-style-name="nt" style:family="text">
      <style:text-properties style:font-name="Consolas" fo:color="#000080" fo:language="en" fo:country="US"/>
    </style:style>
    <style:style style:name="T9603" style:parent-style-name="cl" style:family="text">
      <style:text-properties style:font-name="Consolas" fo:color="#000000" fo:language="en" fo:country="US"/>
    </style:style>
    <style:style style:name="T9604" style:parent-style-name="na" style:family="text">
      <style:text-properties style:font-name="Consolas" fo:color="#008080" fo:language="en" fo:country="US"/>
    </style:style>
    <style:style style:name="T9605" style:parent-style-name="o" style:family="text">
      <style:text-properties style:font-name="Consolas" fo:font-weight="bold" style:font-weight-asian="bold" style:font-weight-complex="bold" fo:color="#000000" fo:language="en" fo:country="US"/>
    </style:style>
    <style:style style:name="T9606" style:parent-style-name="s" style:family="text">
      <style:text-properties style:font-name="Consolas" fo:color="#DD1144" fo:language="en" fo:country="US"/>
    </style:style>
    <style:style style:name="T9607" style:parent-style-name="p" style:family="text">
      <style:text-properties style:font-name="Consolas" fo:color="#000000" fo:language="en" fo:country="US"/>
    </style:style>
    <style:style style:name="T9608" style:parent-style-name="cl" style:family="text">
      <style:text-properties style:font-name="Consolas" fo:color="#000000" fo:language="en" fo:country="US"/>
    </style:style>
    <style:style style:name="T9609" style:parent-style-name="p" style:family="text">
      <style:text-properties style:font-name="Consolas" fo:color="#000000" fo:language="en" fo:country="US"/>
    </style:style>
    <style:style style:name="T9610" style:parent-style-name="nt" style:family="text">
      <style:text-properties style:font-name="Consolas" fo:color="#000080" fo:language="en" fo:country="US"/>
    </style:style>
    <style:style style:name="T9611" style:parent-style-name="p" style:family="text">
      <style:text-properties style:font-name="Consolas" fo:color="#000000" fo:language="en" fo:country="US"/>
    </style:style>
    <style:style style:name="P9612" style:parent-style-name="HTMLconformatoprevio" style:family="paragraph">
      <style:paragraph-properties fo:border="0.0034in solid #E5E7EB" fo:padding="0in" style:shadow="none" fo:background-color="#FFFFFF"/>
    </style:style>
    <style:style style:name="T9613" style:parent-style-name="p" style:family="text">
      <style:text-properties style:font-name="Consolas" fo:color="#000000"/>
    </style:style>
    <style:style style:name="T9614" style:parent-style-name="nt" style:family="text">
      <style:text-properties style:font-name="Consolas" fo:color="#000080"/>
    </style:style>
    <style:style style:name="T9615" style:parent-style-name="p" style:family="text">
      <style:text-properties style:font-name="Consolas" fo:color="#000000"/>
    </style:style>
    <style:style style:name="P961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617" style:parent-style-name="Normal" style:family="paragraph">
      <style:paragraph-properties fo:border="0.0034in solid #E5E7EB" fo:padding="0in" style:shadow="none" fo:margin-top="0.0694in" fo:margin-bottom="0.0694in" fo:background-color="#FFFFFF"/>
    </style:style>
    <style:style style:name="T9618" style:parent-style-name="Fuentedepárrafopredeter." style:family="text">
      <style:text-properties style:font-name="Arial" style:font-name-complex="Arial" fo:color="#000000"/>
    </style:style>
    <style:style style:name="T9619" style:parent-style-name="Énfasis" style:family="text">
      <style:text-properties style:font-name="Arial" style:font-name-complex="Arial" fo:color="#000000"/>
    </style:style>
    <style:style style:name="T9620" style:parent-style-name="Fuentedepárrafopredeter." style:family="text">
      <style:text-properties style:font-name="Arial" style:font-name-complex="Arial" fo:color="#000000"/>
    </style:style>
    <style:style style:name="T9621" style:parent-style-name="CódigoHTML" style:family="text">
      <style:text-properties style:font-name="Consolas" style:font-name-asian="Aptos" fo:color="#000000" fo:font-size="11pt" style:font-size-asian="11pt" style:font-size-complex="11pt"/>
    </style:style>
    <style:style style:name="T9622" style:parent-style-name="Fuentedepárrafopredeter." style:family="text">
      <style:text-properties style:font-name="Arial" style:font-name-complex="Arial" fo:color="#000000"/>
    </style:style>
    <style:style style:name="T9623" style:parent-style-name="CódigoHTML" style:family="text">
      <style:text-properties style:font-name="Consolas" style:font-name-asian="Aptos" fo:color="#000000" fo:font-size="11pt" style:font-size-asian="11pt" style:font-size-complex="11pt"/>
    </style:style>
    <style:style style:name="T9624" style:parent-style-name="Fuentedepárrafopredeter." style:family="text">
      <style:text-properties style:font-name="Arial" style:font-name-complex="Arial" fo:color="#000000"/>
    </style:style>
    <style:style style:name="T9625" style:parent-style-name="CódigoHTML" style:family="text">
      <style:text-properties style:font-name="Consolas" style:font-name-asian="Aptos" fo:color="#000000" fo:font-size="11pt" style:font-size-asian="11pt" style:font-size-complex="11pt"/>
    </style:style>
    <style:style style:name="T9626" style:parent-style-name="Fuentedepárrafopredeter." style:family="text">
      <style:text-properties style:font-name="Arial" style:font-name-complex="Arial" fo:color="#000000"/>
    </style:style>
    <style:style style:name="T9627" style:parent-style-name="CódigoHTML" style:family="text">
      <style:text-properties style:font-name="Consolas" style:font-name-asian="Aptos" fo:color="#000000" fo:font-size="11pt" style:font-size-asian="11pt" style:font-size-complex="11pt"/>
    </style:style>
    <style:style style:name="T9628" style:parent-style-name="Fuentedepárrafopredeter." style:family="text">
      <style:text-properties style:font-name="Arial" style:font-name-complex="Arial" fo:color="#000000"/>
    </style:style>
    <style:style style:name="P9629" style:parent-style-name="HTMLconformatoprevio" style:family="paragraph">
      <style:paragraph-properties fo:border="0.0034in solid #E5E7EB" fo:padding="0in" style:shadow="none" fo:background-color="#FFFFFF"/>
    </style:style>
    <style:style style:name="T9630" style:parent-style-name="p" style:family="text">
      <style:text-properties style:font-name="Consolas" fo:color="#000000" fo:language="en" fo:country="US"/>
    </style:style>
    <style:style style:name="T9631" style:parent-style-name="nt" style:family="text">
      <style:text-properties style:font-name="Consolas" fo:color="#000080" fo:language="en" fo:country="US"/>
    </style:style>
    <style:style style:name="T9632" style:parent-style-name="cl" style:family="text">
      <style:text-properties style:font-name="Consolas" fo:color="#000000" fo:language="en" fo:country="US"/>
    </style:style>
    <style:style style:name="T9633" style:parent-style-name="na" style:family="text">
      <style:text-properties style:font-name="Consolas" fo:color="#008080" fo:language="en" fo:country="US"/>
    </style:style>
    <style:style style:name="T9634" style:parent-style-name="o" style:family="text">
      <style:text-properties style:font-name="Consolas" fo:font-weight="bold" style:font-weight-asian="bold" style:font-weight-complex="bold" fo:color="#000000" fo:language="en" fo:country="US"/>
    </style:style>
    <style:style style:name="T9635" style:parent-style-name="s" style:family="text">
      <style:text-properties style:font-name="Consolas" fo:color="#DD1144" fo:language="en" fo:country="US"/>
    </style:style>
    <style:style style:name="T9636" style:parent-style-name="p" style:family="text">
      <style:text-properties style:font-name="Consolas" fo:color="#000000" fo:language="en" fo:country="US"/>
    </style:style>
    <style:style style:name="P9637" style:parent-style-name="HTMLconformatoprevio" style:family="paragraph">
      <style:paragraph-properties fo:border="0.0034in solid #E5E7EB" fo:padding="0in" style:shadow="none" fo:background-color="#FFFFFF"/>
    </style:style>
    <style:style style:name="T9638" style:parent-style-name="cl" style:family="text">
      <style:text-properties style:font-name="Consolas" fo:color="#000000" fo:language="en" fo:country="US"/>
    </style:style>
    <style:style style:name="T9639" style:parent-style-name="p" style:family="text">
      <style:text-properties style:font-name="Consolas" fo:color="#000000" fo:language="en" fo:country="US"/>
    </style:style>
    <style:style style:name="T9640" style:parent-style-name="nt" style:family="text">
      <style:text-properties style:font-name="Consolas" fo:color="#000080" fo:language="en" fo:country="US"/>
    </style:style>
    <style:style style:name="T9641" style:parent-style-name="cl" style:family="text">
      <style:text-properties style:font-name="Consolas" fo:color="#000000" fo:language="en" fo:country="US"/>
    </style:style>
    <style:style style:name="T9642" style:parent-style-name="na" style:family="text">
      <style:text-properties style:font-name="Consolas" fo:color="#008080" fo:language="en" fo:country="US"/>
    </style:style>
    <style:style style:name="T9643" style:parent-style-name="o" style:family="text">
      <style:text-properties style:font-name="Consolas" fo:font-weight="bold" style:font-weight-asian="bold" style:font-weight-complex="bold" fo:color="#000000" fo:language="en" fo:country="US"/>
    </style:style>
    <style:style style:name="T9644" style:parent-style-name="s" style:family="text">
      <style:text-properties style:font-name="Consolas" fo:color="#DD1144" fo:language="en" fo:country="US"/>
    </style:style>
    <style:style style:name="T9645" style:parent-style-name="p" style:family="text">
      <style:text-properties style:font-name="Consolas" fo:color="#000000" fo:language="en" fo:country="US"/>
    </style:style>
    <style:style style:name="T9646" style:parent-style-name="cl" style:family="text">
      <style:text-properties style:font-name="Consolas" fo:color="#000000" fo:language="en" fo:country="US"/>
    </style:style>
    <style:style style:name="T9647" style:parent-style-name="p" style:family="text">
      <style:text-properties style:font-name="Consolas" fo:color="#000000" fo:language="en" fo:country="US"/>
    </style:style>
    <style:style style:name="T9648" style:parent-style-name="nt" style:family="text">
      <style:text-properties style:font-name="Consolas" fo:color="#000080" fo:language="en" fo:country="US"/>
    </style:style>
    <style:style style:name="T9649" style:parent-style-name="p" style:family="text">
      <style:text-properties style:font-name="Consolas" fo:color="#000000" fo:language="en" fo:country="US"/>
    </style:style>
    <style:style style:name="P9650" style:parent-style-name="HTMLconformatoprevio" style:family="paragraph">
      <style:paragraph-properties fo:border="0.0034in solid #E5E7EB" fo:padding="0in" style:shadow="none" fo:background-color="#FFFFFF"/>
    </style:style>
    <style:style style:name="T9651" style:parent-style-name="cl" style:family="text">
      <style:text-properties style:font-name="Consolas" fo:color="#000000" fo:language="en" fo:country="US"/>
    </style:style>
    <style:style style:name="T9652" style:parent-style-name="p" style:family="text">
      <style:text-properties style:font-name="Consolas" fo:color="#000000" fo:language="en" fo:country="US"/>
    </style:style>
    <style:style style:name="T9653" style:parent-style-name="nt" style:family="text">
      <style:text-properties style:font-name="Consolas" fo:color="#000080" fo:language="en" fo:country="US"/>
    </style:style>
    <style:style style:name="T9654" style:parent-style-name="cl" style:family="text">
      <style:text-properties style:font-name="Consolas" fo:color="#000000" fo:language="en" fo:country="US"/>
    </style:style>
    <style:style style:name="T9655" style:parent-style-name="na" style:family="text">
      <style:text-properties style:font-name="Consolas" fo:color="#008080" fo:language="en" fo:country="US"/>
    </style:style>
    <style:style style:name="T9656" style:parent-style-name="o" style:family="text">
      <style:text-properties style:font-name="Consolas" fo:font-weight="bold" style:font-weight-asian="bold" style:font-weight-complex="bold" fo:color="#000000" fo:language="en" fo:country="US"/>
    </style:style>
    <style:style style:name="T9657" style:parent-style-name="s" style:family="text">
      <style:text-properties style:font-name="Consolas" fo:color="#DD1144" fo:language="en" fo:country="US"/>
    </style:style>
    <style:style style:name="T9658" style:parent-style-name="p" style:family="text">
      <style:text-properties style:font-name="Consolas" fo:color="#000000" fo:language="en" fo:country="US"/>
    </style:style>
    <style:style style:name="T9659" style:parent-style-name="cl" style:family="text">
      <style:text-properties style:font-name="Consolas" fo:color="#000000" fo:language="en" fo:country="US"/>
    </style:style>
    <style:style style:name="T9660" style:parent-style-name="p" style:family="text">
      <style:text-properties style:font-name="Consolas" fo:color="#000000" fo:language="en" fo:country="US"/>
    </style:style>
    <style:style style:name="T9661" style:parent-style-name="nt" style:family="text">
      <style:text-properties style:font-name="Consolas" fo:color="#000080" fo:language="en" fo:country="US"/>
    </style:style>
    <style:style style:name="T9662" style:parent-style-name="p" style:family="text">
      <style:text-properties style:font-name="Consolas" fo:color="#000000" fo:language="en" fo:country="US"/>
    </style:style>
    <style:style style:name="P9663" style:parent-style-name="HTMLconformatoprevio" style:family="paragraph">
      <style:paragraph-properties fo:border="0.0034in solid #E5E7EB" fo:padding="0in" style:shadow="none" fo:background-color="#FFFFFF"/>
    </style:style>
    <style:style style:name="T9664" style:parent-style-name="p" style:family="text">
      <style:text-properties style:font-name="Consolas" fo:color="#000000"/>
    </style:style>
    <style:style style:name="T9665" style:parent-style-name="nt" style:family="text">
      <style:text-properties style:font-name="Consolas" fo:color="#000080"/>
    </style:style>
    <style:style style:name="T9666" style:parent-style-name="p" style:family="text">
      <style:text-properties style:font-name="Consolas" fo:color="#000000"/>
    </style:style>
    <style:style style:name="P9667"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668" style:parent-style-name="NormalWeb" style:family="paragraph">
      <style:paragraph-properties fo:border="0.0034in solid #E5E7EB" fo:padding="0in" style:shadow="none" fo:background-color="#FFFFFF"/>
    </style:style>
    <style:style style:name="T9669" style:parent-style-name="Fuentedepárrafopredeter." style:family="text">
      <style:text-properties style:font-name="Arial" style:font-name-complex="Arial" fo:color="#000000"/>
    </style:style>
    <style:style style:name="T9670" style:parent-style-name="CódigoHTML" style:family="text">
      <style:text-properties style:font-name="Consolas" fo:color="#000000" fo:font-size="11pt" style:font-size-asian="11pt" style:font-size-complex="11pt"/>
    </style:style>
    <style:style style:name="T9671" style:parent-style-name="Fuentedepárrafopredeter." style:family="text">
      <style:text-properties style:font-name="Arial" style:font-name-complex="Arial" fo:color="#000000"/>
    </style:style>
    <style:style style:name="P9672" style:parent-style-name="HTMLconformatoprevio" style:family="paragraph">
      <style:paragraph-properties fo:border="0.0034in solid #E5E7EB" fo:padding="0in" style:shadow="none" fo:background-color="#FFFFFF"/>
    </style:style>
    <style:style style:name="T9673" style:parent-style-name="p" style:family="text">
      <style:text-properties style:font-name="Consolas" fo:color="#000000" fo:language="en" fo:country="US"/>
    </style:style>
    <style:style style:name="T9674" style:parent-style-name="nt" style:family="text">
      <style:text-properties style:font-name="Consolas" fo:color="#000080" fo:language="en" fo:country="US"/>
    </style:style>
    <style:style style:name="T9675" style:parent-style-name="cl" style:family="text">
      <style:text-properties style:font-name="Consolas" fo:color="#000000" fo:language="en" fo:country="US"/>
    </style:style>
    <style:style style:name="T9676" style:parent-style-name="na" style:family="text">
      <style:text-properties style:font-name="Consolas" fo:color="#008080" fo:language="en" fo:country="US"/>
    </style:style>
    <style:style style:name="T9677" style:parent-style-name="o" style:family="text">
      <style:text-properties style:font-name="Consolas" fo:font-weight="bold" style:font-weight-asian="bold" style:font-weight-complex="bold" fo:color="#000000" fo:language="en" fo:country="US"/>
    </style:style>
    <style:style style:name="T9678" style:parent-style-name="s" style:family="text">
      <style:text-properties style:font-name="Consolas" fo:color="#DD1144" fo:language="en" fo:country="US"/>
    </style:style>
    <style:style style:name="T9679" style:parent-style-name="p" style:family="text">
      <style:text-properties style:font-name="Consolas" fo:color="#000000" fo:language="en" fo:country="US"/>
    </style:style>
    <style:style style:name="P9680" style:parent-style-name="HTMLconformatoprevio" style:family="paragraph">
      <style:paragraph-properties fo:border="0.0034in solid #E5E7EB" fo:padding="0in" style:shadow="none" fo:background-color="#FFFFFF"/>
    </style:style>
    <style:style style:name="T9681" style:parent-style-name="cl" style:family="text">
      <style:text-properties style:font-name="Consolas" fo:color="#000000" fo:language="en" fo:country="US"/>
    </style:style>
    <style:style style:name="T9682" style:parent-style-name="p" style:family="text">
      <style:text-properties style:font-name="Consolas" fo:color="#000000" fo:language="en" fo:country="US"/>
    </style:style>
    <style:style style:name="T9683" style:parent-style-name="nt" style:family="text">
      <style:text-properties style:font-name="Consolas" fo:color="#000080" fo:language="en" fo:country="US"/>
    </style:style>
    <style:style style:name="T9684" style:parent-style-name="p" style:family="text">
      <style:text-properties style:font-name="Consolas" fo:color="#000000" fo:language="en" fo:country="US"/>
    </style:style>
    <style:style style:name="T9685" style:parent-style-name="cl" style:family="text">
      <style:text-properties style:font-name="Consolas" fo:color="#000000" fo:language="en" fo:country="US"/>
    </style:style>
    <style:style style:name="T9686" style:parent-style-name="p" style:family="text">
      <style:text-properties style:font-name="Consolas" fo:color="#000000" fo:language="en" fo:country="US"/>
    </style:style>
    <style:style style:name="T9687" style:parent-style-name="nt" style:family="text">
      <style:text-properties style:font-name="Consolas" fo:color="#000080" fo:language="en" fo:country="US"/>
    </style:style>
    <style:style style:name="T9688" style:parent-style-name="p" style:family="text">
      <style:text-properties style:font-name="Consolas" fo:color="#000000" fo:language="en" fo:country="US"/>
    </style:style>
    <style:style style:name="P9689" style:parent-style-name="HTMLconformatoprevio" style:family="paragraph">
      <style:paragraph-properties fo:border="0.0034in solid #E5E7EB" fo:padding="0in" style:shadow="none" fo:background-color="#FFFFFF"/>
    </style:style>
    <style:style style:name="T9690" style:parent-style-name="cl" style:family="text">
      <style:text-properties style:font-name="Consolas" fo:color="#000000" fo:language="en" fo:country="US"/>
    </style:style>
    <style:style style:name="T9691" style:parent-style-name="p" style:family="text">
      <style:text-properties style:font-name="Consolas" fo:color="#000000" fo:language="en" fo:country="US"/>
    </style:style>
    <style:style style:name="T9692" style:parent-style-name="nt" style:family="text">
      <style:text-properties style:font-name="Consolas" fo:color="#000080" fo:language="en" fo:country="US"/>
    </style:style>
    <style:style style:name="T9693" style:parent-style-name="p" style:family="text">
      <style:text-properties style:font-name="Consolas" fo:color="#000000" fo:language="en" fo:country="US"/>
    </style:style>
    <style:style style:name="T9694" style:parent-style-name="cl" style:family="text">
      <style:text-properties style:font-name="Consolas" fo:color="#000000" fo:language="en" fo:country="US"/>
    </style:style>
    <style:style style:name="T9695" style:parent-style-name="p" style:family="text">
      <style:text-properties style:font-name="Consolas" fo:color="#000000" fo:language="en" fo:country="US"/>
    </style:style>
    <style:style style:name="T9696" style:parent-style-name="nt" style:family="text">
      <style:text-properties style:font-name="Consolas" fo:color="#000080" fo:language="en" fo:country="US"/>
    </style:style>
    <style:style style:name="T9697" style:parent-style-name="p" style:family="text">
      <style:text-properties style:font-name="Consolas" fo:color="#000000" fo:language="en" fo:country="US"/>
    </style:style>
    <style:style style:name="P9698" style:parent-style-name="HTMLconformatoprevio" style:family="paragraph">
      <style:paragraph-properties fo:border="0.0034in solid #E5E7EB" fo:padding="0in" style:shadow="none" fo:background-color="#FFFFFF"/>
    </style:style>
    <style:style style:name="T9699" style:parent-style-name="cl" style:family="text">
      <style:text-properties style:font-name="Consolas" fo:color="#000000" fo:language="en" fo:country="US"/>
    </style:style>
    <style:style style:name="T9700" style:parent-style-name="p" style:family="text">
      <style:text-properties style:font-name="Consolas" fo:color="#000000" fo:language="en" fo:country="US"/>
    </style:style>
    <style:style style:name="T9701" style:parent-style-name="nt" style:family="text">
      <style:text-properties style:font-name="Consolas" fo:color="#000080" fo:language="en" fo:country="US"/>
    </style:style>
    <style:style style:name="T9702" style:parent-style-name="p" style:family="text">
      <style:text-properties style:font-name="Consolas" fo:color="#000000" fo:language="en" fo:country="US"/>
    </style:style>
    <style:style style:name="T9703" style:parent-style-name="cl" style:family="text">
      <style:text-properties style:font-name="Consolas" fo:color="#000000" fo:language="en" fo:country="US"/>
    </style:style>
    <style:style style:name="T9704" style:parent-style-name="p" style:family="text">
      <style:text-properties style:font-name="Consolas" fo:color="#000000" fo:language="en" fo:country="US"/>
    </style:style>
    <style:style style:name="T9705" style:parent-style-name="nt" style:family="text">
      <style:text-properties style:font-name="Consolas" fo:color="#000080" fo:language="en" fo:country="US"/>
    </style:style>
    <style:style style:name="T9706" style:parent-style-name="p" style:family="text">
      <style:text-properties style:font-name="Consolas" fo:color="#000000" fo:language="en" fo:country="US"/>
    </style:style>
    <style:style style:name="P9707" style:parent-style-name="HTMLconformatoprevio" style:family="paragraph">
      <style:paragraph-properties fo:border="0.0034in solid #E5E7EB" fo:padding="0in" style:shadow="none" fo:background-color="#FFFFFF"/>
    </style:style>
    <style:style style:name="T9708" style:parent-style-name="cl" style:family="text">
      <style:text-properties style:font-name="Consolas" fo:color="#000000" fo:language="en" fo:country="US"/>
    </style:style>
    <style:style style:name="T9709" style:parent-style-name="p" style:family="text">
      <style:text-properties style:font-name="Consolas" fo:color="#000000" fo:language="en" fo:country="US"/>
    </style:style>
    <style:style style:name="T9710" style:parent-style-name="nt" style:family="text">
      <style:text-properties style:font-name="Consolas" fo:color="#000080" fo:language="en" fo:country="US"/>
    </style:style>
    <style:style style:name="T9711" style:parent-style-name="p" style:family="text">
      <style:text-properties style:font-name="Consolas" fo:color="#000000" fo:language="en" fo:country="US"/>
    </style:style>
    <style:style style:name="T9712" style:parent-style-name="cl" style:family="text">
      <style:text-properties style:font-name="Consolas" fo:color="#000000" fo:language="en" fo:country="US"/>
    </style:style>
    <style:style style:name="T9713" style:parent-style-name="p" style:family="text">
      <style:text-properties style:font-name="Consolas" fo:color="#000000" fo:language="en" fo:country="US"/>
    </style:style>
    <style:style style:name="T9714" style:parent-style-name="nt" style:family="text">
      <style:text-properties style:font-name="Consolas" fo:color="#000080" fo:language="en" fo:country="US"/>
    </style:style>
    <style:style style:name="T9715" style:parent-style-name="p" style:family="text">
      <style:text-properties style:font-name="Consolas" fo:color="#000000" fo:language="en" fo:country="US"/>
    </style:style>
    <style:style style:name="P9716" style:parent-style-name="HTMLconformatoprevio" style:family="paragraph">
      <style:paragraph-properties fo:border="0.0034in solid #E5E7EB" fo:padding="0in" style:shadow="none" fo:background-color="#FFFFFF"/>
    </style:style>
    <style:style style:name="T9717" style:parent-style-name="cl" style:family="text">
      <style:text-properties style:font-name="Consolas" fo:color="#000000" fo:language="en" fo:country="US"/>
    </style:style>
    <style:style style:name="T9718" style:parent-style-name="p" style:family="text">
      <style:text-properties style:font-name="Consolas" fo:color="#000000" fo:language="en" fo:country="US"/>
    </style:style>
    <style:style style:name="T9719" style:parent-style-name="nt" style:family="text">
      <style:text-properties style:font-name="Consolas" fo:color="#000080" fo:language="en" fo:country="US"/>
    </style:style>
    <style:style style:name="T9720" style:parent-style-name="p" style:family="text">
      <style:text-properties style:font-name="Consolas" fo:color="#000000" fo:language="en" fo:country="US"/>
    </style:style>
    <style:style style:name="T9721" style:parent-style-name="cl" style:family="text">
      <style:text-properties style:font-name="Consolas" fo:color="#000000" fo:language="en" fo:country="US"/>
    </style:style>
    <style:style style:name="T9722" style:parent-style-name="p" style:family="text">
      <style:text-properties style:font-name="Consolas" fo:color="#000000" fo:language="en" fo:country="US"/>
    </style:style>
    <style:style style:name="T9723" style:parent-style-name="nt" style:family="text">
      <style:text-properties style:font-name="Consolas" fo:color="#000080" fo:language="en" fo:country="US"/>
    </style:style>
    <style:style style:name="T9724" style:parent-style-name="p" style:family="text">
      <style:text-properties style:font-name="Consolas" fo:color="#000000" fo:language="en" fo:country="US"/>
    </style:style>
    <style:style style:name="P9725" style:parent-style-name="HTMLconformatoprevio" style:family="paragraph">
      <style:paragraph-properties fo:border="0.0034in solid #E5E7EB" fo:padding="0in" style:shadow="none" fo:background-color="#FFFFFF"/>
    </style:style>
    <style:style style:name="T9726" style:parent-style-name="cl" style:family="text">
      <style:text-properties style:font-name="Consolas" fo:color="#000000" fo:language="en" fo:country="US"/>
    </style:style>
    <style:style style:name="T9727" style:parent-style-name="p" style:family="text">
      <style:text-properties style:font-name="Consolas" fo:color="#000000" fo:language="en" fo:country="US"/>
    </style:style>
    <style:style style:name="T9728" style:parent-style-name="nt" style:family="text">
      <style:text-properties style:font-name="Consolas" fo:color="#000080" fo:language="en" fo:country="US"/>
    </style:style>
    <style:style style:name="T9729" style:parent-style-name="p" style:family="text">
      <style:text-properties style:font-name="Consolas" fo:color="#000000" fo:language="en" fo:country="US"/>
    </style:style>
    <style:style style:name="T9730" style:parent-style-name="cl" style:family="text">
      <style:text-properties style:font-name="Consolas" fo:color="#000000" fo:language="en" fo:country="US"/>
    </style:style>
    <style:style style:name="T9731" style:parent-style-name="p" style:family="text">
      <style:text-properties style:font-name="Consolas" fo:color="#000000" fo:language="en" fo:country="US"/>
    </style:style>
    <style:style style:name="T9732" style:parent-style-name="nt" style:family="text">
      <style:text-properties style:font-name="Consolas" fo:color="#000080" fo:language="en" fo:country="US"/>
    </style:style>
    <style:style style:name="T9733" style:parent-style-name="p" style:family="text">
      <style:text-properties style:font-name="Consolas" fo:color="#000000" fo:language="en" fo:country="US"/>
    </style:style>
    <style:style style:name="P9734" style:parent-style-name="HTMLconformatoprevio" style:family="paragraph">
      <style:paragraph-properties fo:border="0.0034in solid #E5E7EB" fo:padding="0in" style:shadow="none" fo:background-color="#FFFFFF"/>
    </style:style>
    <style:style style:name="T9735" style:parent-style-name="cl" style:family="text">
      <style:text-properties style:font-name="Consolas" fo:color="#000000" fo:language="en" fo:country="US"/>
    </style:style>
    <style:style style:name="T9736" style:parent-style-name="p" style:family="text">
      <style:text-properties style:font-name="Consolas" fo:color="#000000" fo:language="en" fo:country="US"/>
    </style:style>
    <style:style style:name="T9737" style:parent-style-name="nt" style:family="text">
      <style:text-properties style:font-name="Consolas" fo:color="#000080" fo:language="en" fo:country="US"/>
    </style:style>
    <style:style style:name="T9738" style:parent-style-name="p" style:family="text">
      <style:text-properties style:font-name="Consolas" fo:color="#000000" fo:language="en" fo:country="US"/>
    </style:style>
    <style:style style:name="T9739" style:parent-style-name="cl" style:family="text">
      <style:text-properties style:font-name="Consolas" fo:color="#000000" fo:language="en" fo:country="US"/>
    </style:style>
    <style:style style:name="T9740" style:parent-style-name="p" style:family="text">
      <style:text-properties style:font-name="Consolas" fo:color="#000000" fo:language="en" fo:country="US"/>
    </style:style>
    <style:style style:name="T9741" style:parent-style-name="nt" style:family="text">
      <style:text-properties style:font-name="Consolas" fo:color="#000080" fo:language="en" fo:country="US"/>
    </style:style>
    <style:style style:name="T9742" style:parent-style-name="p" style:family="text">
      <style:text-properties style:font-name="Consolas" fo:color="#000000" fo:language="en" fo:country="US"/>
    </style:style>
    <style:style style:name="P9743" style:parent-style-name="HTMLconformatoprevio" style:family="paragraph">
      <style:paragraph-properties fo:border="0.0034in solid #E5E7EB" fo:padding="0in" style:shadow="none" fo:background-color="#FFFFFF"/>
    </style:style>
    <style:style style:name="T9744" style:parent-style-name="cl" style:family="text">
      <style:text-properties style:font-name="Consolas" fo:color="#000000" fo:language="en" fo:country="US"/>
    </style:style>
    <style:style style:name="T9745" style:parent-style-name="p" style:family="text">
      <style:text-properties style:font-name="Consolas" fo:color="#000000" fo:language="en" fo:country="US"/>
    </style:style>
    <style:style style:name="T9746" style:parent-style-name="nt" style:family="text">
      <style:text-properties style:font-name="Consolas" fo:color="#000080" fo:language="en" fo:country="US"/>
    </style:style>
    <style:style style:name="T9747" style:parent-style-name="p" style:family="text">
      <style:text-properties style:font-name="Consolas" fo:color="#000000" fo:language="en" fo:country="US"/>
    </style:style>
    <style:style style:name="T9748" style:parent-style-name="cl" style:family="text">
      <style:text-properties style:font-name="Consolas" fo:color="#000000" fo:language="en" fo:country="US"/>
    </style:style>
    <style:style style:name="T9749" style:parent-style-name="p" style:family="text">
      <style:text-properties style:font-name="Consolas" fo:color="#000000" fo:language="en" fo:country="US"/>
    </style:style>
    <style:style style:name="T9750" style:parent-style-name="nt" style:family="text">
      <style:text-properties style:font-name="Consolas" fo:color="#000080" fo:language="en" fo:country="US"/>
    </style:style>
    <style:style style:name="T9751" style:parent-style-name="p" style:family="text">
      <style:text-properties style:font-name="Consolas" fo:color="#000000" fo:language="en" fo:country="US"/>
    </style:style>
    <style:style style:name="P9752" style:parent-style-name="HTMLconformatoprevio" style:family="paragraph">
      <style:paragraph-properties fo:border="0.0034in solid #E5E7EB" fo:padding="0in" style:shadow="none" fo:background-color="#FFFFFF"/>
    </style:style>
    <style:style style:name="T9753" style:parent-style-name="cl" style:family="text">
      <style:text-properties style:font-name="Consolas" fo:color="#000000" fo:language="en" fo:country="US"/>
    </style:style>
    <style:style style:name="T9754" style:parent-style-name="p" style:family="text">
      <style:text-properties style:font-name="Consolas" fo:color="#000000" fo:language="en" fo:country="US"/>
    </style:style>
    <style:style style:name="T9755" style:parent-style-name="nt" style:family="text">
      <style:text-properties style:font-name="Consolas" fo:color="#000080" fo:language="en" fo:country="US"/>
    </style:style>
    <style:style style:name="T9756" style:parent-style-name="p" style:family="text">
      <style:text-properties style:font-name="Consolas" fo:color="#000000" fo:language="en" fo:country="US"/>
    </style:style>
    <style:style style:name="T9757" style:parent-style-name="cl" style:family="text">
      <style:text-properties style:font-name="Consolas" fo:color="#000000" fo:language="en" fo:country="US"/>
    </style:style>
    <style:style style:name="T9758" style:parent-style-name="p" style:family="text">
      <style:text-properties style:font-name="Consolas" fo:color="#000000" fo:language="en" fo:country="US"/>
    </style:style>
    <style:style style:name="T9759" style:parent-style-name="nt" style:family="text">
      <style:text-properties style:font-name="Consolas" fo:color="#000080" fo:language="en" fo:country="US"/>
    </style:style>
    <style:style style:name="T9760" style:parent-style-name="p" style:family="text">
      <style:text-properties style:font-name="Consolas" fo:color="#000000" fo:language="en" fo:country="US"/>
    </style:style>
    <style:style style:name="P9761" style:parent-style-name="HTMLconformatoprevio" style:family="paragraph">
      <style:paragraph-properties fo:border="0.0034in solid #E5E7EB" fo:padding="0in" style:shadow="none" fo:background-color="#FFFFFF"/>
    </style:style>
    <style:style style:name="T9762" style:parent-style-name="cl" style:family="text">
      <style:text-properties style:font-name="Consolas" fo:color="#000000" fo:language="en" fo:country="US"/>
    </style:style>
    <style:style style:name="T9763" style:parent-style-name="p" style:family="text">
      <style:text-properties style:font-name="Consolas" fo:color="#000000" fo:language="en" fo:country="US"/>
    </style:style>
    <style:style style:name="T9764" style:parent-style-name="nt" style:family="text">
      <style:text-properties style:font-name="Consolas" fo:color="#000080" fo:language="en" fo:country="US"/>
    </style:style>
    <style:style style:name="T9765" style:parent-style-name="p" style:family="text">
      <style:text-properties style:font-name="Consolas" fo:color="#000000" fo:language="en" fo:country="US"/>
    </style:style>
    <style:style style:name="T9766" style:parent-style-name="cl" style:family="text">
      <style:text-properties style:font-name="Consolas" fo:color="#000000" fo:language="en" fo:country="US"/>
    </style:style>
    <style:style style:name="T9767" style:parent-style-name="p" style:family="text">
      <style:text-properties style:font-name="Consolas" fo:color="#000000" fo:language="en" fo:country="US"/>
    </style:style>
    <style:style style:name="T9768" style:parent-style-name="nt" style:family="text">
      <style:text-properties style:font-name="Consolas" fo:color="#000080" fo:language="en" fo:country="US"/>
    </style:style>
    <style:style style:name="T9769" style:parent-style-name="p" style:family="text">
      <style:text-properties style:font-name="Consolas" fo:color="#000000" fo:language="en" fo:country="US"/>
    </style:style>
    <style:style style:name="P9770" style:parent-style-name="HTMLconformatoprevio" style:family="paragraph">
      <style:paragraph-properties fo:border="0.0034in solid #E5E7EB" fo:padding="0in" style:shadow="none" fo:background-color="#FFFFFF"/>
    </style:style>
    <style:style style:name="T9771" style:parent-style-name="cl" style:family="text">
      <style:text-properties style:font-name="Consolas" fo:color="#000000" fo:language="en" fo:country="US"/>
    </style:style>
    <style:style style:name="T9772" style:parent-style-name="p" style:family="text">
      <style:text-properties style:font-name="Consolas" fo:color="#000000" fo:language="en" fo:country="US"/>
    </style:style>
    <style:style style:name="T9773" style:parent-style-name="nt" style:family="text">
      <style:text-properties style:font-name="Consolas" fo:color="#000080" fo:language="en" fo:country="US"/>
    </style:style>
    <style:style style:name="T9774" style:parent-style-name="p" style:family="text">
      <style:text-properties style:font-name="Consolas" fo:color="#000000" fo:language="en" fo:country="US"/>
    </style:style>
    <style:style style:name="T9775" style:parent-style-name="cl" style:family="text">
      <style:text-properties style:font-name="Consolas" fo:color="#000000" fo:language="en" fo:country="US"/>
    </style:style>
    <style:style style:name="T9776" style:parent-style-name="p" style:family="text">
      <style:text-properties style:font-name="Consolas" fo:color="#000000" fo:language="en" fo:country="US"/>
    </style:style>
    <style:style style:name="T9777" style:parent-style-name="nt" style:family="text">
      <style:text-properties style:font-name="Consolas" fo:color="#000080" fo:language="en" fo:country="US"/>
    </style:style>
    <style:style style:name="T9778" style:parent-style-name="p" style:family="text">
      <style:text-properties style:font-name="Consolas" fo:color="#000000" fo:language="en" fo:country="US"/>
    </style:style>
    <style:style style:name="P9779" style:parent-style-name="HTMLconformatoprevio" style:family="paragraph">
      <style:paragraph-properties fo:border="0.0034in solid #E5E7EB" fo:padding="0in" style:shadow="none" fo:background-color="#FFFFFF"/>
    </style:style>
    <style:style style:name="T9780" style:parent-style-name="cl" style:family="text">
      <style:text-properties style:font-name="Consolas" fo:color="#000000" fo:language="en" fo:country="US"/>
    </style:style>
    <style:style style:name="T9781" style:parent-style-name="p" style:family="text">
      <style:text-properties style:font-name="Consolas" fo:color="#000000" fo:language="en" fo:country="US"/>
    </style:style>
    <style:style style:name="T9782" style:parent-style-name="nt" style:family="text">
      <style:text-properties style:font-name="Consolas" fo:color="#000080" fo:language="en" fo:country="US"/>
    </style:style>
    <style:style style:name="T9783" style:parent-style-name="p" style:family="text">
      <style:text-properties style:font-name="Consolas" fo:color="#000000" fo:language="en" fo:country="US"/>
    </style:style>
    <style:style style:name="T9784" style:parent-style-name="cl" style:family="text">
      <style:text-properties style:font-name="Consolas" fo:color="#000000" fo:language="en" fo:country="US"/>
    </style:style>
    <style:style style:name="T9785" style:parent-style-name="p" style:family="text">
      <style:text-properties style:font-name="Consolas" fo:color="#000000" fo:language="en" fo:country="US"/>
    </style:style>
    <style:style style:name="T9786" style:parent-style-name="nt" style:family="text">
      <style:text-properties style:font-name="Consolas" fo:color="#000080" fo:language="en" fo:country="US"/>
    </style:style>
    <style:style style:name="T9787" style:parent-style-name="p" style:family="text">
      <style:text-properties style:font-name="Consolas" fo:color="#000000" fo:language="en" fo:country="US"/>
    </style:style>
    <style:style style:name="P9788" style:parent-style-name="HTMLconformatoprevio" style:family="paragraph">
      <style:paragraph-properties fo:border="0.0034in solid #E5E7EB" fo:padding="0in" style:shadow="none" fo:background-color="#FFFFFF"/>
    </style:style>
    <style:style style:name="T9789" style:parent-style-name="p" style:family="text">
      <style:text-properties style:font-name="Consolas" fo:color="#000000" fo:language="en" fo:country="US"/>
    </style:style>
    <style:style style:name="T9790" style:parent-style-name="nt" style:family="text">
      <style:text-properties style:font-name="Consolas" fo:color="#000080" fo:language="en" fo:country="US"/>
    </style:style>
    <style:style style:name="T9791" style:parent-style-name="p" style:family="text">
      <style:text-properties style:font-name="Consolas" fo:color="#000000" fo:language="en" fo:country="US"/>
    </style:style>
    <style:style style:name="P9792" style:parent-style-name="NormalWeb" style:family="paragraph">
      <style:paragraph-properties fo:border="0.0034in solid #E5E7EB" fo:padding="0in" style:shadow="none" fo:background-color="#FFFFFF"/>
      <style:text-properties style:font-name="Arial" style:font-name-complex="Arial" fo:color="#000000"/>
    </style:style>
    <style:style style:name="P9793" style:parent-style-name="HTMLconformatoprevio" style:family="paragraph">
      <style:paragraph-properties fo:border="0.0034in solid #E5E7EB" fo:padding="0in" style:shadow="none" fo:background-color="#FFFFFF"/>
    </style:style>
    <style:style style:name="T9794" style:parent-style-name="p" style:family="text">
      <style:text-properties style:font-name="Consolas" fo:color="#000000" fo:language="en" fo:country="US"/>
    </style:style>
    <style:style style:name="T9795" style:parent-style-name="nt" style:family="text">
      <style:text-properties style:font-name="Consolas" fo:color="#000080" fo:language="en" fo:country="US"/>
    </style:style>
    <style:style style:name="T9796" style:parent-style-name="cl" style:family="text">
      <style:text-properties style:font-name="Consolas" fo:color="#000000" fo:language="en" fo:country="US"/>
    </style:style>
    <style:style style:name="T9797" style:parent-style-name="na" style:family="text">
      <style:text-properties style:font-name="Consolas" fo:color="#008080" fo:language="en" fo:country="US"/>
    </style:style>
    <style:style style:name="T9798" style:parent-style-name="o" style:family="text">
      <style:text-properties style:font-name="Consolas" fo:font-weight="bold" style:font-weight-asian="bold" style:font-weight-complex="bold" fo:color="#000000" fo:language="en" fo:country="US"/>
    </style:style>
    <style:style style:name="T9799" style:parent-style-name="s" style:family="text">
      <style:text-properties style:font-name="Consolas" fo:color="#DD1144" fo:language="en" fo:country="US"/>
    </style:style>
    <style:style style:name="T9800" style:parent-style-name="p" style:family="text">
      <style:text-properties style:font-name="Consolas" fo:color="#000000" fo:language="en" fo:country="US"/>
    </style:style>
    <style:style style:name="P9801" style:parent-style-name="HTMLconformatoprevio" style:family="paragraph">
      <style:paragraph-properties fo:border="0.0034in solid #E5E7EB" fo:padding="0in" style:shadow="none" fo:background-color="#FFFFFF"/>
    </style:style>
    <style:style style:name="T9802" style:parent-style-name="cl" style:family="text">
      <style:text-properties style:font-name="Consolas" fo:color="#000000" fo:language="en" fo:country="US"/>
    </style:style>
    <style:style style:name="T9803" style:parent-style-name="p" style:family="text">
      <style:text-properties style:font-name="Consolas" fo:color="#000000" fo:language="en" fo:country="US"/>
    </style:style>
    <style:style style:name="T9804" style:parent-style-name="nt" style:family="text">
      <style:text-properties style:font-name="Consolas" fo:color="#000080" fo:language="en" fo:country="US"/>
    </style:style>
    <style:style style:name="T9805" style:parent-style-name="cl" style:family="text">
      <style:text-properties style:font-name="Consolas" fo:color="#000000" fo:language="en" fo:country="US"/>
    </style:style>
    <style:style style:name="T9806" style:parent-style-name="na" style:family="text">
      <style:text-properties style:font-name="Consolas" fo:color="#008080" fo:language="en" fo:country="US"/>
    </style:style>
    <style:style style:name="T9807" style:parent-style-name="o" style:family="text">
      <style:text-properties style:font-name="Consolas" fo:font-weight="bold" style:font-weight-asian="bold" style:font-weight-complex="bold" fo:color="#000000" fo:language="en" fo:country="US"/>
    </style:style>
    <style:style style:name="T9808" style:parent-style-name="s" style:family="text">
      <style:text-properties style:font-name="Consolas" fo:color="#DD1144" fo:language="en" fo:country="US"/>
    </style:style>
    <style:style style:name="T9809" style:parent-style-name="p" style:family="text">
      <style:text-properties style:font-name="Consolas" fo:color="#000000" fo:language="en" fo:country="US"/>
    </style:style>
    <style:style style:name="T9810" style:parent-style-name="cl" style:family="text">
      <style:text-properties style:font-name="Consolas" fo:color="#000000" fo:language="en" fo:country="US"/>
    </style:style>
    <style:style style:name="T9811" style:parent-style-name="p" style:family="text">
      <style:text-properties style:font-name="Consolas" fo:color="#000000" fo:language="en" fo:country="US"/>
    </style:style>
    <style:style style:name="T9812" style:parent-style-name="nt" style:family="text">
      <style:text-properties style:font-name="Consolas" fo:color="#000080" fo:language="en" fo:country="US"/>
    </style:style>
    <style:style style:name="T9813" style:parent-style-name="p" style:family="text">
      <style:text-properties style:font-name="Consolas" fo:color="#000000" fo:language="en" fo:country="US"/>
    </style:style>
    <style:style style:name="P9814" style:parent-style-name="HTMLconformatoprevio" style:family="paragraph">
      <style:paragraph-properties fo:border="0.0034in solid #E5E7EB" fo:padding="0in" style:shadow="none" fo:background-color="#FFFFFF"/>
    </style:style>
    <style:style style:name="T9815" style:parent-style-name="cl" style:family="text">
      <style:text-properties style:font-name="Consolas" fo:color="#000000" fo:language="en" fo:country="US"/>
    </style:style>
    <style:style style:name="T9816" style:parent-style-name="p" style:family="text">
      <style:text-properties style:font-name="Consolas" fo:color="#000000" fo:language="en" fo:country="US"/>
    </style:style>
    <style:style style:name="T9817" style:parent-style-name="nt" style:family="text">
      <style:text-properties style:font-name="Consolas" fo:color="#000080" fo:language="en" fo:country="US"/>
    </style:style>
    <style:style style:name="T9818" style:parent-style-name="p" style:family="text">
      <style:text-properties style:font-name="Consolas" fo:color="#000000" fo:language="en" fo:country="US"/>
    </style:style>
    <style:style style:name="T9819" style:parent-style-name="cl" style:family="text">
      <style:text-properties style:font-name="Consolas" fo:color="#000000" fo:language="en" fo:country="US"/>
    </style:style>
    <style:style style:name="T9820" style:parent-style-name="p" style:family="text">
      <style:text-properties style:font-name="Consolas" fo:color="#000000" fo:language="en" fo:country="US"/>
    </style:style>
    <style:style style:name="T9821" style:parent-style-name="nt" style:family="text">
      <style:text-properties style:font-name="Consolas" fo:color="#000080" fo:language="en" fo:country="US"/>
    </style:style>
    <style:style style:name="T9822" style:parent-style-name="p" style:family="text">
      <style:text-properties style:font-name="Consolas" fo:color="#000000" fo:language="en" fo:country="US"/>
    </style:style>
    <style:style style:name="P9823" style:parent-style-name="HTMLconformatoprevio" style:family="paragraph">
      <style:paragraph-properties fo:border="0.0034in solid #E5E7EB" fo:padding="0in" style:shadow="none" fo:background-color="#FFFFFF"/>
    </style:style>
    <style:style style:name="T9824" style:parent-style-name="cl" style:family="text">
      <style:text-properties style:font-name="Consolas" fo:color="#000000" fo:language="en" fo:country="US"/>
    </style:style>
    <style:style style:name="T9825" style:parent-style-name="p" style:family="text">
      <style:text-properties style:font-name="Consolas" fo:color="#000000" fo:language="en" fo:country="US"/>
    </style:style>
    <style:style style:name="T9826" style:parent-style-name="nt" style:family="text">
      <style:text-properties style:font-name="Consolas" fo:color="#000080" fo:language="en" fo:country="US"/>
    </style:style>
    <style:style style:name="T9827" style:parent-style-name="p" style:family="text">
      <style:text-properties style:font-name="Consolas" fo:color="#000000" fo:language="en" fo:country="US"/>
    </style:style>
    <style:style style:name="T9828" style:parent-style-name="cl" style:family="text">
      <style:text-properties style:font-name="Consolas" fo:color="#000000" fo:language="en" fo:country="US"/>
    </style:style>
    <style:style style:name="T9829" style:parent-style-name="p" style:family="text">
      <style:text-properties style:font-name="Consolas" fo:color="#000000" fo:language="en" fo:country="US"/>
    </style:style>
    <style:style style:name="T9830" style:parent-style-name="nt" style:family="text">
      <style:text-properties style:font-name="Consolas" fo:color="#000080" fo:language="en" fo:country="US"/>
    </style:style>
    <style:style style:name="T9831" style:parent-style-name="p" style:family="text">
      <style:text-properties style:font-name="Consolas" fo:color="#000000" fo:language="en" fo:country="US"/>
    </style:style>
    <style:style style:name="P9832" style:parent-style-name="HTMLconformatoprevio" style:family="paragraph">
      <style:paragraph-properties fo:border="0.0034in solid #E5E7EB" fo:padding="0in" style:shadow="none" fo:background-color="#FFFFFF"/>
    </style:style>
    <style:style style:name="T9833" style:parent-style-name="cl" style:family="text">
      <style:text-properties style:font-name="Consolas" fo:color="#000000" fo:language="en" fo:country="US"/>
    </style:style>
    <style:style style:name="T9834" style:parent-style-name="p" style:family="text">
      <style:text-properties style:font-name="Consolas" fo:color="#000000" fo:language="en" fo:country="US"/>
    </style:style>
    <style:style style:name="T9835" style:parent-style-name="nt" style:family="text">
      <style:text-properties style:font-name="Consolas" fo:color="#000080" fo:language="en" fo:country="US"/>
    </style:style>
    <style:style style:name="T9836" style:parent-style-name="p" style:family="text">
      <style:text-properties style:font-name="Consolas" fo:color="#000000" fo:language="en" fo:country="US"/>
    </style:style>
    <style:style style:name="T9837" style:parent-style-name="cl" style:family="text">
      <style:text-properties style:font-name="Consolas" fo:color="#000000" fo:language="en" fo:country="US"/>
    </style:style>
    <style:style style:name="T9838" style:parent-style-name="p" style:family="text">
      <style:text-properties style:font-name="Consolas" fo:color="#000000" fo:language="en" fo:country="US"/>
    </style:style>
    <style:style style:name="T9839" style:parent-style-name="nt" style:family="text">
      <style:text-properties style:font-name="Consolas" fo:color="#000080" fo:language="en" fo:country="US"/>
    </style:style>
    <style:style style:name="T9840" style:parent-style-name="p" style:family="text">
      <style:text-properties style:font-name="Consolas" fo:color="#000000" fo:language="en" fo:country="US"/>
    </style:style>
    <style:style style:name="P9841" style:parent-style-name="HTMLconformatoprevio" style:family="paragraph">
      <style:paragraph-properties fo:border="0.0034in solid #E5E7EB" fo:padding="0in" style:shadow="none" fo:background-color="#FFFFFF"/>
    </style:style>
    <style:style style:name="T9842" style:parent-style-name="cl" style:family="text">
      <style:text-properties style:font-name="Consolas" fo:color="#000000" fo:language="en" fo:country="US"/>
    </style:style>
    <style:style style:name="T9843" style:parent-style-name="p" style:family="text">
      <style:text-properties style:font-name="Consolas" fo:color="#000000" fo:language="en" fo:country="US"/>
    </style:style>
    <style:style style:name="T9844" style:parent-style-name="nt" style:family="text">
      <style:text-properties style:font-name="Consolas" fo:color="#000080" fo:language="en" fo:country="US"/>
    </style:style>
    <style:style style:name="T9845" style:parent-style-name="p" style:family="text">
      <style:text-properties style:font-name="Consolas" fo:color="#000000" fo:language="en" fo:country="US"/>
    </style:style>
    <style:style style:name="T9846" style:parent-style-name="cl" style:family="text">
      <style:text-properties style:font-name="Consolas" fo:color="#000000" fo:language="en" fo:country="US"/>
    </style:style>
    <style:style style:name="T9847" style:parent-style-name="p" style:family="text">
      <style:text-properties style:font-name="Consolas" fo:color="#000000" fo:language="en" fo:country="US"/>
    </style:style>
    <style:style style:name="T9848" style:parent-style-name="nt" style:family="text">
      <style:text-properties style:font-name="Consolas" fo:color="#000080" fo:language="en" fo:country="US"/>
    </style:style>
    <style:style style:name="T9849" style:parent-style-name="p" style:family="text">
      <style:text-properties style:font-name="Consolas" fo:color="#000000" fo:language="en" fo:country="US"/>
    </style:style>
    <style:style style:name="P9850" style:parent-style-name="HTMLconformatoprevio" style:family="paragraph">
      <style:paragraph-properties fo:border="0.0034in solid #E5E7EB" fo:padding="0in" style:shadow="none" fo:background-color="#FFFFFF"/>
    </style:style>
    <style:style style:name="T9851" style:parent-style-name="cl" style:family="text">
      <style:text-properties style:font-name="Consolas" fo:color="#000000" fo:language="en" fo:country="US"/>
    </style:style>
    <style:style style:name="T9852" style:parent-style-name="p" style:family="text">
      <style:text-properties style:font-name="Consolas" fo:color="#000000" fo:language="en" fo:country="US"/>
    </style:style>
    <style:style style:name="T9853" style:parent-style-name="nt" style:family="text">
      <style:text-properties style:font-name="Consolas" fo:color="#000080" fo:language="en" fo:country="US"/>
    </style:style>
    <style:style style:name="T9854" style:parent-style-name="p" style:family="text">
      <style:text-properties style:font-name="Consolas" fo:color="#000000" fo:language="en" fo:country="US"/>
    </style:style>
    <style:style style:name="T9855" style:parent-style-name="cl" style:family="text">
      <style:text-properties style:font-name="Consolas" fo:color="#000000" fo:language="en" fo:country="US"/>
    </style:style>
    <style:style style:name="T9856" style:parent-style-name="p" style:family="text">
      <style:text-properties style:font-name="Consolas" fo:color="#000000" fo:language="en" fo:country="US"/>
    </style:style>
    <style:style style:name="T9857" style:parent-style-name="nt" style:family="text">
      <style:text-properties style:font-name="Consolas" fo:color="#000080" fo:language="en" fo:country="US"/>
    </style:style>
    <style:style style:name="T9858" style:parent-style-name="p" style:family="text">
      <style:text-properties style:font-name="Consolas" fo:color="#000000" fo:language="en" fo:country="US"/>
    </style:style>
    <style:style style:name="P9859" style:parent-style-name="HTMLconformatoprevio" style:family="paragraph">
      <style:paragraph-properties fo:border="0.0034in solid #E5E7EB" fo:padding="0in" style:shadow="none" fo:background-color="#FFFFFF"/>
    </style:style>
    <style:style style:name="T9860" style:parent-style-name="cl" style:family="text">
      <style:text-properties style:font-name="Consolas" fo:color="#000000" fo:language="en" fo:country="US"/>
    </style:style>
    <style:style style:name="T9861" style:parent-style-name="p" style:family="text">
      <style:text-properties style:font-name="Consolas" fo:color="#000000" fo:language="en" fo:country="US"/>
    </style:style>
    <style:style style:name="T9862" style:parent-style-name="nt" style:family="text">
      <style:text-properties style:font-name="Consolas" fo:color="#000080" fo:language="en" fo:country="US"/>
    </style:style>
    <style:style style:name="T9863" style:parent-style-name="p" style:family="text">
      <style:text-properties style:font-name="Consolas" fo:color="#000000" fo:language="en" fo:country="US"/>
    </style:style>
    <style:style style:name="T9864" style:parent-style-name="cl" style:family="text">
      <style:text-properties style:font-name="Consolas" fo:color="#000000" fo:language="en" fo:country="US"/>
    </style:style>
    <style:style style:name="T9865" style:parent-style-name="p" style:family="text">
      <style:text-properties style:font-name="Consolas" fo:color="#000000" fo:language="en" fo:country="US"/>
    </style:style>
    <style:style style:name="T9866" style:parent-style-name="nt" style:family="text">
      <style:text-properties style:font-name="Consolas" fo:color="#000080" fo:language="en" fo:country="US"/>
    </style:style>
    <style:style style:name="T9867" style:parent-style-name="p" style:family="text">
      <style:text-properties style:font-name="Consolas" fo:color="#000000" fo:language="en" fo:country="US"/>
    </style:style>
    <style:style style:name="P9868" style:parent-style-name="HTMLconformatoprevio" style:family="paragraph">
      <style:paragraph-properties fo:border="0.0034in solid #E5E7EB" fo:padding="0in" style:shadow="none" fo:background-color="#FFFFFF"/>
    </style:style>
    <style:style style:name="T9869" style:parent-style-name="p" style:family="text">
      <style:text-properties style:font-name="Consolas" fo:color="#000000"/>
    </style:style>
    <style:style style:name="T9870" style:parent-style-name="nt" style:family="text">
      <style:text-properties style:font-name="Consolas" fo:color="#000080"/>
    </style:style>
    <style:style style:name="T9871" style:parent-style-name="p" style:family="text">
      <style:text-properties style:font-name="Consolas" fo:color="#000000"/>
    </style:style>
    <style:style style:name="P9872"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9873" style:parent-style-name="NormalWeb" style:family="paragraph">
      <style:paragraph-properties fo:border="0.0034in solid #E5E7EB" fo:padding="0in" style:shadow="none" fo:background-color="#FFFFFF"/>
    </style:style>
    <style:style style:name="T9874" style:parent-style-name="Fuentedepárrafopredeter." style:family="text">
      <style:text-properties style:font-name="Arial" style:font-name-complex="Arial" fo:color="#000000"/>
    </style:style>
    <style:style style:name="T9875" style:parent-style-name="CódigoHTML" style:family="text">
      <style:text-properties style:font-name="Consolas" fo:color="#000000" fo:font-size="11pt" style:font-size-asian="11pt" style:font-size-complex="11pt"/>
    </style:style>
    <style:style style:name="T9876" style:parent-style-name="Fuentedepárrafopredeter." style:family="text">
      <style:text-properties style:font-name="Arial" style:font-name-complex="Arial" fo:color="#000000"/>
    </style:style>
    <style:style style:name="P9877" style:parent-style-name="Normal" style:family="paragraph">
      <style:paragraph-properties fo:border="0.0034in solid #E5E7EB" fo:padding="0in" style:shadow="none" fo:margin-top="0.0694in" fo:margin-bottom="0.0694in" fo:line-height="100%" fo:background-color="#FFFFFF"/>
    </style:style>
    <style:style style:name="T9878" style:parent-style-name="Fuentedepárrafopredeter." style:family="text">
      <style:text-properties style:font-name="Arial" style:font-name-complex="Arial" fo:color="#000000"/>
    </style:style>
    <style:style style:name="T9879" style:parent-style-name="CódigoHTML" style:family="text">
      <style:text-properties style:font-name="Consolas" style:font-name-asian="Aptos" fo:color="#000000" fo:font-size="11pt" style:font-size-asian="11pt" style:font-size-complex="11pt"/>
    </style:style>
    <style:style style:name="T9880" style:parent-style-name="Fuentedepárrafopredeter." style:family="text">
      <style:text-properties style:font-name="Arial" style:font-name-complex="Arial" fo:color="#000000"/>
    </style:style>
    <style:style style:name="P9881"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9882" style:parent-style-name="Normal" style:family="paragraph">
      <style:paragraph-properties fo:border="0.0034in solid #E5E7EB" fo:padding="0in" style:shadow="none" fo:margin-top="0.0694in" fo:margin-bottom="0.0694in" fo:line-height="100%" fo:background-color="#FFFFFF"/>
    </style:style>
    <style:style style:name="T9883" style:parent-style-name="Fuentedepárrafopredeter." style:family="text">
      <style:text-properties style:font-name="Arial" style:font-name-complex="Arial" fo:color="#000000"/>
    </style:style>
    <style:style style:name="T9884" style:parent-style-name="CódigoHTML" style:family="text">
      <style:text-properties style:font-name="Consolas" style:font-name-asian="Aptos" fo:color="#000000" fo:font-size="11pt" style:font-size-asian="11pt" style:font-size-complex="11pt"/>
    </style:style>
    <style:style style:name="T9885" style:parent-style-name="Fuentedepárrafopredeter." style:family="text">
      <style:text-properties style:font-name="Arial" style:font-name-complex="Arial" fo:color="#000000"/>
    </style:style>
    <style:style style:name="P9886"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9887" style:parent-style-name="NormalWeb" style:family="paragraph">
      <style:paragraph-properties fo:border="0.0034in solid #E5E7EB" fo:padding="0in" style:shadow="none" fo:background-color="#FFFFFF"/>
      <style:text-properties style:font-name="Arial" style:font-name-complex="Arial" fo:color="#000000"/>
    </style:style>
    <style:style style:name="P9888" style:parent-style-name="HTMLconformatoprevio" style:family="paragraph">
      <style:paragraph-properties fo:border="0.0034in solid #E5E7EB" fo:padding="0in" style:shadow="none" fo:background-color="#FFFFFF"/>
    </style:style>
    <style:style style:name="T9889" style:parent-style-name="p" style:family="text">
      <style:text-properties style:font-name="Consolas" fo:color="#000000" fo:language="en" fo:country="US"/>
    </style:style>
    <style:style style:name="T9890" style:parent-style-name="nt" style:family="text">
      <style:text-properties style:font-name="Consolas" fo:color="#000080" fo:language="en" fo:country="US"/>
    </style:style>
    <style:style style:name="T9891" style:parent-style-name="cl" style:family="text">
      <style:text-properties style:font-name="Consolas" fo:color="#000000" fo:language="en" fo:country="US"/>
    </style:style>
    <style:style style:name="T9892" style:parent-style-name="na" style:family="text">
      <style:text-properties style:font-name="Consolas" fo:color="#008080" fo:language="en" fo:country="US"/>
    </style:style>
    <style:style style:name="T9893" style:parent-style-name="o" style:family="text">
      <style:text-properties style:font-name="Consolas" fo:font-weight="bold" style:font-weight-asian="bold" style:font-weight-complex="bold" fo:color="#000000" fo:language="en" fo:country="US"/>
    </style:style>
    <style:style style:name="T9894" style:parent-style-name="s" style:family="text">
      <style:text-properties style:font-name="Consolas" fo:color="#DD1144" fo:language="en" fo:country="US"/>
    </style:style>
    <style:style style:name="T9895" style:parent-style-name="cl" style:family="text">
      <style:text-properties style:font-name="Consolas" fo:color="#000000" fo:language="en" fo:country="US"/>
    </style:style>
    <style:style style:name="T9896" style:parent-style-name="na" style:family="text">
      <style:text-properties style:font-name="Consolas" fo:color="#008080" fo:language="en" fo:country="US"/>
    </style:style>
    <style:style style:name="T9897" style:parent-style-name="o" style:family="text">
      <style:text-properties style:font-name="Consolas" fo:font-weight="bold" style:font-weight-asian="bold" style:font-weight-complex="bold" fo:color="#000000" fo:language="en" fo:country="US"/>
    </style:style>
    <style:style style:name="T9898" style:parent-style-name="s" style:family="text">
      <style:text-properties style:font-name="Consolas" fo:color="#DD1144" fo:language="en" fo:country="US"/>
    </style:style>
    <style:style style:name="T9899" style:parent-style-name="p" style:family="text">
      <style:text-properties style:font-name="Consolas" fo:color="#000000" fo:language="en" fo:country="US"/>
    </style:style>
    <style:style style:name="P9900" style:parent-style-name="HTMLconformatoprevio" style:family="paragraph">
      <style:paragraph-properties fo:border="0.0034in solid #E5E7EB" fo:padding="0in" style:shadow="none" fo:background-color="#FFFFFF"/>
    </style:style>
    <style:style style:name="T9901" style:parent-style-name="cl" style:family="text">
      <style:text-properties style:font-name="Consolas" fo:color="#000000" fo:language="en" fo:country="US"/>
    </style:style>
    <style:style style:name="T9902" style:parent-style-name="p" style:family="text">
      <style:text-properties style:font-name="Consolas" fo:color="#000000"/>
    </style:style>
    <style:style style:name="T9903" style:parent-style-name="nt" style:family="text">
      <style:text-properties style:font-name="Consolas" fo:color="#000080"/>
    </style:style>
    <style:style style:name="T9904" style:parent-style-name="p" style:family="text">
      <style:text-properties style:font-name="Consolas" fo:color="#000000"/>
    </style:style>
    <style:style style:name="P9905" style:parent-style-name="HTMLconformatoprevio" style:family="paragraph">
      <style:paragraph-properties fo:border="0.0034in solid #E5E7EB" fo:padding="0in" style:shadow="none" fo:background-color="#FFFFFF"/>
    </style:style>
    <style:style style:name="T9906" style:parent-style-name="cl" style:family="text">
      <style:text-properties style:font-name="Consolas" fo:color="#000000"/>
    </style:style>
    <style:style style:name="P9907" style:parent-style-name="HTMLconformatoprevio" style:family="paragraph">
      <style:paragraph-properties fo:border="0.0034in solid #E5E7EB" fo:padding="0in" style:shadow="none" fo:background-color="#FFFFFF"/>
    </style:style>
    <style:style style:name="T9908" style:parent-style-name="cl" style:family="text">
      <style:text-properties style:font-name="Consolas" fo:color="#000000"/>
    </style:style>
    <style:style style:name="T9909" style:parent-style-name="p" style:family="text">
      <style:text-properties style:font-name="Consolas" fo:color="#000000"/>
    </style:style>
    <style:style style:name="T9910" style:parent-style-name="nt" style:family="text">
      <style:text-properties style:font-name="Consolas" fo:color="#000080"/>
    </style:style>
    <style:style style:name="T9911" style:parent-style-name="cl" style:family="text">
      <style:text-properties style:font-name="Consolas" fo:color="#000000"/>
    </style:style>
    <style:style style:name="T9912" style:parent-style-name="na" style:family="text">
      <style:text-properties style:font-name="Consolas" fo:color="#008080"/>
    </style:style>
    <style:style style:name="T9913" style:parent-style-name="o" style:family="text">
      <style:text-properties style:font-name="Consolas" fo:font-weight="bold" style:font-weight-asian="bold" style:font-weight-complex="bold" fo:color="#000000"/>
    </style:style>
    <style:style style:name="T9914" style:parent-style-name="s" style:family="text">
      <style:text-properties style:font-name="Consolas" fo:color="#DD1144"/>
    </style:style>
    <style:style style:name="T9915" style:parent-style-name="p" style:family="text">
      <style:text-properties style:font-name="Consolas" fo:color="#000000"/>
    </style:style>
    <style:style style:name="P9916" style:parent-style-name="HTMLconformatoprevio" style:family="paragraph">
      <style:paragraph-properties fo:border="0.0034in solid #E5E7EB" fo:padding="0in" style:shadow="none" fo:background-color="#FFFFFF"/>
    </style:style>
    <style:style style:name="T9917" style:parent-style-name="cl" style:family="text">
      <style:text-properties style:font-name="Consolas" fo:color="#000000"/>
    </style:style>
    <style:style style:name="T9918" style:parent-style-name="p" style:family="text">
      <style:text-properties style:font-name="Consolas" fo:color="#000000"/>
    </style:style>
    <style:style style:name="T9919" style:parent-style-name="nt" style:family="text">
      <style:text-properties style:font-name="Consolas" fo:color="#000080"/>
    </style:style>
    <style:style style:name="T9920" style:parent-style-name="p" style:family="text">
      <style:text-properties style:font-name="Consolas" fo:color="#000000"/>
    </style:style>
    <style:style style:name="T9921" style:parent-style-name="cl" style:family="text">
      <style:text-properties style:font-name="Consolas" fo:color="#000000"/>
    </style:style>
    <style:style style:name="T9922" style:parent-style-name="p" style:family="text">
      <style:text-properties style:font-name="Consolas" fo:color="#000000"/>
    </style:style>
    <style:style style:name="T9923" style:parent-style-name="nt" style:family="text">
      <style:text-properties style:font-name="Consolas" fo:color="#000080"/>
    </style:style>
    <style:style style:name="T9924" style:parent-style-name="p" style:family="text">
      <style:text-properties style:font-name="Consolas" fo:color="#000000"/>
    </style:style>
    <style:style style:name="P9925" style:parent-style-name="HTMLconformatoprevio" style:family="paragraph">
      <style:paragraph-properties fo:border="0.0034in solid #E5E7EB" fo:padding="0in" style:shadow="none" fo:background-color="#FFFFFF"/>
    </style:style>
    <style:style style:name="T9926" style:parent-style-name="cl" style:family="text">
      <style:text-properties style:font-name="Consolas" fo:color="#000000"/>
    </style:style>
    <style:style style:name="T9927" style:parent-style-name="p" style:family="text">
      <style:text-properties style:font-name="Consolas" fo:color="#000000"/>
    </style:style>
    <style:style style:name="T9928" style:parent-style-name="nt" style:family="text">
      <style:text-properties style:font-name="Consolas" fo:color="#000080"/>
    </style:style>
    <style:style style:name="T9929" style:parent-style-name="p" style:family="text">
      <style:text-properties style:font-name="Consolas" fo:color="#000000"/>
    </style:style>
    <style:style style:name="T9930" style:parent-style-name="cl" style:family="text">
      <style:text-properties style:font-name="Consolas" fo:color="#000000"/>
    </style:style>
    <style:style style:name="T9931" style:parent-style-name="p" style:family="text">
      <style:text-properties style:font-name="Consolas" fo:color="#000000"/>
    </style:style>
    <style:style style:name="T9932" style:parent-style-name="nt" style:family="text">
      <style:text-properties style:font-name="Consolas" fo:color="#000080"/>
    </style:style>
    <style:style style:name="T9933" style:parent-style-name="p" style:family="text">
      <style:text-properties style:font-name="Consolas" fo:color="#000000"/>
    </style:style>
    <style:style style:name="P9934" style:parent-style-name="HTMLconformatoprevio" style:family="paragraph">
      <style:paragraph-properties fo:border="0.0034in solid #E5E7EB" fo:padding="0in" style:shadow="none" fo:background-color="#FFFFFF"/>
    </style:style>
    <style:style style:name="T9935" style:parent-style-name="cl" style:family="text">
      <style:text-properties style:font-name="Consolas" fo:color="#000000"/>
    </style:style>
    <style:style style:name="T9936" style:parent-style-name="p" style:family="text">
      <style:text-properties style:font-name="Consolas" fo:color="#000000"/>
    </style:style>
    <style:style style:name="T9937" style:parent-style-name="nt" style:family="text">
      <style:text-properties style:font-name="Consolas" fo:color="#000080"/>
    </style:style>
    <style:style style:name="T9938" style:parent-style-name="p" style:family="text">
      <style:text-properties style:font-name="Consolas" fo:color="#000000"/>
    </style:style>
    <style:style style:name="P9939" style:parent-style-name="HTMLconformatoprevio" style:family="paragraph">
      <style:paragraph-properties fo:border="0.0034in solid #E5E7EB" fo:padding="0in" style:shadow="none" fo:background-color="#FFFFFF"/>
    </style:style>
    <style:style style:name="T9940" style:parent-style-name="cl" style:family="text">
      <style:text-properties style:font-name="Consolas" fo:color="#000000"/>
    </style:style>
    <style:style style:name="T9941" style:parent-style-name="p" style:family="text">
      <style:text-properties style:font-name="Consolas" fo:color="#000000"/>
    </style:style>
    <style:style style:name="T9942" style:parent-style-name="nt" style:family="text">
      <style:text-properties style:font-name="Consolas" fo:color="#000080"/>
    </style:style>
    <style:style style:name="T9943" style:parent-style-name="p" style:family="text">
      <style:text-properties style:font-name="Consolas" fo:color="#000000"/>
    </style:style>
    <style:style style:name="P9944" style:parent-style-name="HTMLconformatoprevio" style:family="paragraph">
      <style:paragraph-properties fo:border="0.0034in solid #E5E7EB" fo:padding="0in" style:shadow="none" fo:background-color="#FFFFFF"/>
    </style:style>
    <style:style style:name="T9945" style:parent-style-name="cl" style:family="text">
      <style:text-properties style:font-name="Consolas" fo:color="#000000"/>
    </style:style>
    <style:style style:name="T9946" style:parent-style-name="p" style:family="text">
      <style:text-properties style:font-name="Consolas" fo:color="#000000"/>
    </style:style>
    <style:style style:name="T9947" style:parent-style-name="nt" style:family="text">
      <style:text-properties style:font-name="Consolas" fo:color="#000080"/>
    </style:style>
    <style:style style:name="T9948" style:parent-style-name="p" style:family="text">
      <style:text-properties style:font-name="Consolas" fo:color="#000000"/>
    </style:style>
    <style:style style:name="P9949" style:parent-style-name="HTMLconformatoprevio" style:family="paragraph">
      <style:paragraph-properties fo:border="0.0034in solid #E5E7EB" fo:padding="0in" style:shadow="none" fo:background-color="#FFFFFF"/>
    </style:style>
    <style:style style:name="T9950" style:parent-style-name="cl" style:family="text">
      <style:text-properties style:font-name="Consolas" fo:color="#000000"/>
    </style:style>
    <style:style style:name="P9951" style:parent-style-name="HTMLconformatoprevio" style:family="paragraph">
      <style:paragraph-properties fo:border="0.0034in solid #E5E7EB" fo:padding="0in" style:shadow="none" fo:background-color="#FFFFFF"/>
    </style:style>
    <style:style style:name="T9952" style:parent-style-name="cl" style:family="text">
      <style:text-properties style:font-name="Consolas" fo:color="#000000"/>
    </style:style>
    <style:style style:name="T9953" style:parent-style-name="p" style:family="text">
      <style:text-properties style:font-name="Consolas" fo:color="#000000" fo:language="en" fo:country="US"/>
    </style:style>
    <style:style style:name="T9954" style:parent-style-name="nt" style:family="text">
      <style:text-properties style:font-name="Consolas" fo:color="#000080" fo:language="en" fo:country="US"/>
    </style:style>
    <style:style style:name="T9955" style:parent-style-name="cl" style:family="text">
      <style:text-properties style:font-name="Consolas" fo:color="#000000" fo:language="en" fo:country="US"/>
    </style:style>
    <style:style style:name="T9956" style:parent-style-name="na" style:family="text">
      <style:text-properties style:font-name="Consolas" fo:color="#008080" fo:language="en" fo:country="US"/>
    </style:style>
    <style:style style:name="T9957" style:parent-style-name="o" style:family="text">
      <style:text-properties style:font-name="Consolas" fo:font-weight="bold" style:font-weight-asian="bold" style:font-weight-complex="bold" fo:color="#000000" fo:language="en" fo:country="US"/>
    </style:style>
    <style:style style:name="T9958" style:parent-style-name="s" style:family="text">
      <style:text-properties style:font-name="Consolas" fo:color="#DD1144" fo:language="en" fo:country="US"/>
    </style:style>
    <style:style style:name="T9959" style:parent-style-name="cl" style:family="text">
      <style:text-properties style:font-name="Consolas" fo:color="#000000" fo:language="en" fo:country="US"/>
    </style:style>
    <style:style style:name="T9960" style:parent-style-name="na" style:family="text">
      <style:text-properties style:font-name="Consolas" fo:color="#008080" fo:language="en" fo:country="US"/>
    </style:style>
    <style:style style:name="T9961" style:parent-style-name="o" style:family="text">
      <style:text-properties style:font-name="Consolas" fo:font-weight="bold" style:font-weight-asian="bold" style:font-weight-complex="bold" fo:color="#000000" fo:language="en" fo:country="US"/>
    </style:style>
    <style:style style:name="T9962" style:parent-style-name="s" style:family="text">
      <style:text-properties style:font-name="Consolas" fo:color="#DD1144" fo:language="en" fo:country="US"/>
    </style:style>
    <style:style style:name="T9963" style:parent-style-name="p" style:family="text">
      <style:text-properties style:font-name="Consolas" fo:color="#000000" fo:language="en" fo:country="US"/>
    </style:style>
    <style:style style:name="P9964" style:parent-style-name="HTMLconformatoprevio" style:family="paragraph">
      <style:paragraph-properties fo:border="0.0034in solid #E5E7EB" fo:padding="0in" style:shadow="none" fo:background-color="#FFFFFF"/>
    </style:style>
    <style:style style:name="T9965" style:parent-style-name="cl" style:family="text">
      <style:text-properties style:font-name="Consolas" fo:color="#000000" fo:language="en" fo:country="US"/>
    </style:style>
    <style:style style:name="T9966" style:parent-style-name="p" style:family="text">
      <style:text-properties style:font-name="Consolas" fo:color="#000000" fo:language="en" fo:country="US"/>
    </style:style>
    <style:style style:name="T9967" style:parent-style-name="nt" style:family="text">
      <style:text-properties style:font-name="Consolas" fo:color="#000080" fo:language="en" fo:country="US"/>
    </style:style>
    <style:style style:name="T9968" style:parent-style-name="cl" style:family="text">
      <style:text-properties style:font-name="Consolas" fo:color="#000000" fo:language="en" fo:country="US"/>
    </style:style>
    <style:style style:name="T9969" style:parent-style-name="na" style:family="text">
      <style:text-properties style:font-name="Consolas" fo:color="#008080" fo:language="en" fo:country="US"/>
    </style:style>
    <style:style style:name="T9970" style:parent-style-name="o" style:family="text">
      <style:text-properties style:font-name="Consolas" fo:font-weight="bold" style:font-weight-asian="bold" style:font-weight-complex="bold" fo:color="#000000" fo:language="en" fo:country="US"/>
    </style:style>
    <style:style style:name="T9971" style:parent-style-name="s" style:family="text">
      <style:text-properties style:font-name="Consolas" fo:color="#DD1144" fo:language="en" fo:country="US"/>
    </style:style>
    <style:style style:name="T9972" style:parent-style-name="p" style:family="text">
      <style:text-properties style:font-name="Consolas" fo:color="#000000" fo:language="en" fo:country="US"/>
    </style:style>
    <style:style style:name="T9973" style:parent-style-name="cl" style:family="text">
      <style:text-properties style:font-name="Consolas" fo:color="#000000" fo:language="en" fo:country="US"/>
    </style:style>
    <style:style style:name="T9974" style:parent-style-name="p" style:family="text">
      <style:text-properties style:font-name="Consolas" fo:color="#000000" fo:language="en" fo:country="US"/>
    </style:style>
    <style:style style:name="T9975" style:parent-style-name="nt" style:family="text">
      <style:text-properties style:font-name="Consolas" fo:color="#000080" fo:language="en" fo:country="US"/>
    </style:style>
    <style:style style:name="T9976" style:parent-style-name="p" style:family="text">
      <style:text-properties style:font-name="Consolas" fo:color="#000000" fo:language="en" fo:country="US"/>
    </style:style>
    <style:style style:name="P9977" style:parent-style-name="HTMLconformatoprevio" style:family="paragraph">
      <style:paragraph-properties fo:border="0.0034in solid #E5E7EB" fo:padding="0in" style:shadow="none" fo:background-color="#FFFFFF"/>
    </style:style>
    <style:style style:name="T9978" style:parent-style-name="cl" style:family="text">
      <style:text-properties style:font-name="Consolas" fo:color="#000000" fo:language="en" fo:country="US"/>
    </style:style>
    <style:style style:name="T9979" style:parent-style-name="p" style:family="text">
      <style:text-properties style:font-name="Consolas" fo:color="#000000" fo:language="en" fo:country="US"/>
    </style:style>
    <style:style style:name="T9980" style:parent-style-name="nt" style:family="text">
      <style:text-properties style:font-name="Consolas" fo:color="#000080" fo:language="en" fo:country="US"/>
    </style:style>
    <style:style style:name="T9981" style:parent-style-name="cl" style:family="text">
      <style:text-properties style:font-name="Consolas" fo:color="#000000" fo:language="en" fo:country="US"/>
    </style:style>
    <style:style style:name="T9982" style:parent-style-name="na" style:family="text">
      <style:text-properties style:font-name="Consolas" fo:color="#008080" fo:language="en" fo:country="US"/>
    </style:style>
    <style:style style:name="T9983" style:parent-style-name="o" style:family="text">
      <style:text-properties style:font-name="Consolas" fo:font-weight="bold" style:font-weight-asian="bold" style:font-weight-complex="bold" fo:color="#000000" fo:language="en" fo:country="US"/>
    </style:style>
    <style:style style:name="T9984" style:parent-style-name="s" style:family="text">
      <style:text-properties style:font-name="Consolas" fo:color="#DD1144" fo:language="en" fo:country="US"/>
    </style:style>
    <style:style style:name="T9985" style:parent-style-name="p" style:family="text">
      <style:text-properties style:font-name="Consolas" fo:color="#000000" fo:language="en" fo:country="US"/>
    </style:style>
    <style:style style:name="T9986" style:parent-style-name="cl" style:family="text">
      <style:text-properties style:font-name="Consolas" fo:color="#000000" fo:language="en" fo:country="US"/>
    </style:style>
    <style:style style:name="T9987" style:parent-style-name="p" style:family="text">
      <style:text-properties style:font-name="Consolas" fo:color="#000000" fo:language="en" fo:country="US"/>
    </style:style>
    <style:style style:name="T9988" style:parent-style-name="nt" style:family="text">
      <style:text-properties style:font-name="Consolas" fo:color="#000080" fo:language="en" fo:country="US"/>
    </style:style>
    <style:style style:name="T9989" style:parent-style-name="p" style:family="text">
      <style:text-properties style:font-name="Consolas" fo:color="#000000" fo:language="en" fo:country="US"/>
    </style:style>
    <style:style style:name="P9990" style:parent-style-name="HTMLconformatoprevio" style:family="paragraph">
      <style:paragraph-properties fo:border="0.0034in solid #E5E7EB" fo:padding="0in" style:shadow="none" fo:background-color="#FFFFFF"/>
    </style:style>
    <style:style style:name="T9991" style:parent-style-name="cl" style:family="text">
      <style:text-properties style:font-name="Consolas" fo:color="#000000" fo:language="en" fo:country="US"/>
    </style:style>
    <style:style style:name="T9992" style:parent-style-name="p" style:family="text">
      <style:text-properties style:font-name="Consolas" fo:color="#000000" fo:language="en" fo:country="US"/>
    </style:style>
    <style:style style:name="T9993" style:parent-style-name="nt" style:family="text">
      <style:text-properties style:font-name="Consolas" fo:color="#000080" fo:language="en" fo:country="US"/>
    </style:style>
    <style:style style:name="T9994" style:parent-style-name="cl" style:family="text">
      <style:text-properties style:font-name="Consolas" fo:color="#000000" fo:language="en" fo:country="US"/>
    </style:style>
    <style:style style:name="T9995" style:parent-style-name="na" style:family="text">
      <style:text-properties style:font-name="Consolas" fo:color="#008080" fo:language="en" fo:country="US"/>
    </style:style>
    <style:style style:name="T9996" style:parent-style-name="o" style:family="text">
      <style:text-properties style:font-name="Consolas" fo:font-weight="bold" style:font-weight-asian="bold" style:font-weight-complex="bold" fo:color="#000000" fo:language="en" fo:country="US"/>
    </style:style>
    <style:style style:name="T9997" style:parent-style-name="s" style:family="text">
      <style:text-properties style:font-name="Consolas" fo:color="#DD1144" fo:language="en" fo:country="US"/>
    </style:style>
    <style:style style:name="T9998" style:parent-style-name="p" style:family="text">
      <style:text-properties style:font-name="Consolas" fo:color="#000000" fo:language="en" fo:country="US"/>
    </style:style>
    <style:style style:name="T9999" style:parent-style-name="cl" style:family="text">
      <style:text-properties style:font-name="Consolas" fo:color="#000000" fo:language="en" fo:country="US"/>
    </style:style>
    <style:style style:name="T10000" style:parent-style-name="p" style:family="text">
      <style:text-properties style:font-name="Consolas" fo:color="#000000" fo:language="en" fo:country="US"/>
    </style:style>
    <style:style style:name="T10001" style:parent-style-name="nt" style:family="text">
      <style:text-properties style:font-name="Consolas" fo:color="#000080" fo:language="en" fo:country="US"/>
    </style:style>
    <style:style style:name="T10002" style:parent-style-name="p" style:family="text">
      <style:text-properties style:font-name="Consolas" fo:color="#000000" fo:language="en" fo:country="US"/>
    </style:style>
    <style:style style:name="P10003" style:parent-style-name="HTMLconformatoprevio" style:family="paragraph">
      <style:paragraph-properties fo:border="0.0034in solid #E5E7EB" fo:padding="0in" style:shadow="none" fo:background-color="#FFFFFF"/>
    </style:style>
    <style:style style:name="T10004" style:parent-style-name="cl" style:family="text">
      <style:text-properties style:font-name="Consolas" fo:color="#000000" fo:language="en" fo:country="US"/>
    </style:style>
    <style:style style:name="T10005" style:parent-style-name="p" style:family="text">
      <style:text-properties style:font-name="Consolas" fo:color="#000000" fo:language="en" fo:country="US"/>
    </style:style>
    <style:style style:name="T10006" style:parent-style-name="nt" style:family="text">
      <style:text-properties style:font-name="Consolas" fo:color="#000080" fo:language="en" fo:country="US"/>
    </style:style>
    <style:style style:name="T10007" style:parent-style-name="p" style:family="text">
      <style:text-properties style:font-name="Consolas" fo:color="#000000" fo:language="en" fo:country="US"/>
    </style:style>
    <style:style style:name="P10008" style:parent-style-name="HTMLconformatoprevio" style:family="paragraph">
      <style:paragraph-properties fo:border="0.0034in solid #E5E7EB" fo:padding="0in" style:shadow="none" fo:background-color="#FFFFFF"/>
    </style:style>
    <style:style style:name="T10009" style:parent-style-name="cl" style:family="text">
      <style:text-properties style:font-name="Consolas" fo:color="#000000" fo:language="en" fo:country="US"/>
    </style:style>
    <style:style style:name="T10010" style:parent-style-name="p" style:family="text">
      <style:text-properties style:font-name="Consolas" fo:color="#000000" fo:language="en" fo:country="US"/>
    </style:style>
    <style:style style:name="T10011" style:parent-style-name="nt" style:family="text">
      <style:text-properties style:font-name="Consolas" fo:color="#000080" fo:language="en" fo:country="US"/>
    </style:style>
    <style:style style:name="T10012" style:parent-style-name="p" style:family="text">
      <style:text-properties style:font-name="Consolas" fo:color="#000000" fo:language="en" fo:country="US"/>
    </style:style>
    <style:style style:name="P10013" style:parent-style-name="HTMLconformatoprevio" style:family="paragraph">
      <style:paragraph-properties fo:border="0.0034in solid #E5E7EB" fo:padding="0in" style:shadow="none" fo:background-color="#FFFFFF"/>
    </style:style>
    <style:style style:name="T10014" style:parent-style-name="cl" style:family="text">
      <style:text-properties style:font-name="Consolas" fo:color="#000000" fo:language="en" fo:country="US"/>
    </style:style>
    <style:style style:name="T10015" style:parent-style-name="p" style:family="text">
      <style:text-properties style:font-name="Consolas" fo:color="#000000"/>
    </style:style>
    <style:style style:name="T10016" style:parent-style-name="nt" style:family="text">
      <style:text-properties style:font-name="Consolas" fo:color="#000080"/>
    </style:style>
    <style:style style:name="T10017" style:parent-style-name="p" style:family="text">
      <style:text-properties style:font-name="Consolas" fo:color="#000000"/>
    </style:style>
    <style:style style:name="T10018" style:parent-style-name="cl" style:family="text">
      <style:text-properties style:font-name="Consolas" fo:color="#000000"/>
    </style:style>
    <style:style style:name="T10019" style:parent-style-name="p" style:family="text">
      <style:text-properties style:font-name="Consolas" fo:color="#000000"/>
    </style:style>
    <style:style style:name="T10020" style:parent-style-name="nt" style:family="text">
      <style:text-properties style:font-name="Consolas" fo:color="#000080"/>
    </style:style>
    <style:style style:name="T10021" style:parent-style-name="p" style:family="text">
      <style:text-properties style:font-name="Consolas" fo:color="#000000"/>
    </style:style>
    <style:style style:name="P10022" style:parent-style-name="HTMLconformatoprevio" style:family="paragraph">
      <style:paragraph-properties fo:border="0.0034in solid #E5E7EB" fo:padding="0in" style:shadow="none" fo:background-color="#FFFFFF"/>
    </style:style>
    <style:style style:name="T10023" style:parent-style-name="p" style:family="text">
      <style:text-properties style:font-name="Consolas" fo:color="#000000"/>
    </style:style>
    <style:style style:name="T10024" style:parent-style-name="nt" style:family="text">
      <style:text-properties style:font-name="Consolas" fo:color="#000080"/>
    </style:style>
    <style:style style:name="T10025" style:parent-style-name="p" style:family="text">
      <style:text-properties style:font-name="Consolas" fo:color="#000000"/>
    </style:style>
    <style:style style:name="P1002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0027" style:parent-style-name="NormalWeb" style:family="paragraph">
      <style:paragraph-properties fo:border="0.0034in solid #E5E7EB" fo:padding="0in" style:shadow="none" fo:background-color="#FFFFFF"/>
      <style:text-properties style:font-name="Arial" style:font-name-complex="Arial" fo:color="#000000"/>
    </style:style>
    <style:style style:name="TableColumn10029" style:family="table-column">
      <style:table-column-properties style:column-width="1.0319in"/>
    </style:style>
    <style:style style:name="TableColumn10030" style:family="table-column">
      <style:table-column-properties style:column-width="0.9868in"/>
    </style:style>
    <style:style style:name="TableColumn10031" style:family="table-column">
      <style:table-column-properties style:column-width="3.8756in"/>
    </style:style>
    <style:style style:name="Table10028" style:family="table">
      <style:table-properties style:width="5.8944in" fo:margin-left="0in" table:align="left"/>
    </style:style>
    <style:style style:name="TableRow10032" style:family="table-row">
      <style:table-row-properties/>
    </style:style>
    <style:style style:name="TableCell10033" style:family="table-cell">
      <style:table-cell-properties fo:border="0.0104in solid #000000" style:writing-mode="lr-tb" style:vertical-align="middle" fo:padding-top="0in" fo:padding-left="0in" fo:padding-bottom="0in" fo:padding-right="0in"/>
    </style:style>
    <style:style style:name="P10034" style:parent-style-name="Normal" style:family="paragraph">
      <style:paragraph-properties fo:text-align="center"/>
    </style:style>
    <style:style style:name="T10035" style:parent-style-name="Fuentedepárrafopredeter." style:family="text">
      <style:text-properties fo:font-weight="bold" style:font-weight-asian="bold" style:font-weight-complex="bold"/>
    </style:style>
    <style:style style:name="TableCell10036" style:family="table-cell">
      <style:table-cell-properties fo:border="0.0104in solid #000000" style:writing-mode="lr-tb" style:vertical-align="middle" fo:padding-top="0in" fo:padding-left="0in" fo:padding-bottom="0in" fo:padding-right="0in"/>
    </style:style>
    <style:style style:name="P10037" style:parent-style-name="Normal" style:family="paragraph">
      <style:paragraph-properties fo:text-align="center"/>
      <style:text-properties fo:font-weight="bold" style:font-weight-asian="bold" style:font-weight-complex="bold"/>
    </style:style>
    <style:style style:name="TableCell10038" style:family="table-cell">
      <style:table-cell-properties fo:border="0.0104in solid #000000" style:writing-mode="lr-tb" style:vertical-align="middle" fo:padding-top="0in" fo:padding-left="0in" fo:padding-bottom="0in" fo:padding-right="0in"/>
    </style:style>
    <style:style style:name="P10039" style:parent-style-name="Normal" style:family="paragraph">
      <style:paragraph-properties fo:text-align="center"/>
      <style:text-properties fo:font-weight="bold" style:font-weight-asian="bold" style:font-weight-complex="bold"/>
    </style:style>
    <style:style style:name="TableRow10040" style:family="table-row">
      <style:table-row-properties/>
    </style:style>
    <style:style style:name="TableCell10041" style:family="table-cell">
      <style:table-cell-properties fo:border="0.0104in solid #000000" style:writing-mode="lr-tb" style:vertical-align="middle" fo:padding-top="0in" fo:padding-left="0in" fo:padding-bottom="0in" fo:padding-right="0in"/>
    </style:style>
    <style:style style:name="T10042" style:parent-style-name="CódigoHTML" style:family="text">
      <style:text-properties style:font-name="Consolas" style:font-name-asian="Aptos" fo:font-size="11pt" style:font-size-asian="11pt" style:font-size-complex="11pt"/>
    </style:style>
    <style:style style:name="TableCell10043" style:family="table-cell">
      <style:table-cell-properties fo:border="0.0104in solid #000000" style:writing-mode="lr-tb" style:vertical-align="middle" fo:padding-top="0in" fo:padding-left="0in" fo:padding-bottom="0in" fo:padding-right="0in"/>
    </style:style>
    <style:style style:name="T10044" style:parent-style-name="CódigoHTML" style:family="text">
      <style:text-properties style:font-name="Consolas" style:font-name-asian="Aptos" fo:font-size="11pt" style:font-size-asian="11pt" style:font-size-complex="11pt"/>
    </style:style>
    <style:style style:name="TableCell10045" style:family="table-cell">
      <style:table-cell-properties fo:border="0.0104in solid #000000" style:writing-mode="lr-tb" style:vertical-align="middle" fo:padding-top="0in" fo:padding-left="0in" fo:padding-bottom="0in" fo:padding-right="0in"/>
    </style:style>
    <style:style style:name="TableRow10046" style:family="table-row">
      <style:table-row-properties/>
    </style:style>
    <style:style style:name="TableCell10047" style:family="table-cell">
      <style:table-cell-properties fo:border="0.0104in solid #000000" style:writing-mode="lr-tb" style:vertical-align="middle" fo:padding-top="0in" fo:padding-left="0in" fo:padding-bottom="0in" fo:padding-right="0in"/>
    </style:style>
    <style:style style:name="T10048" style:parent-style-name="CódigoHTML" style:family="text">
      <style:text-properties style:font-name="Consolas" style:font-name-asian="Aptos" fo:font-size="11pt" style:font-size-asian="11pt" style:font-size-complex="11pt"/>
    </style:style>
    <style:style style:name="TableCell10049" style:family="table-cell">
      <style:table-cell-properties fo:border="0.0104in solid #000000" style:writing-mode="lr-tb" style:vertical-align="middle" fo:padding-top="0in" fo:padding-left="0in" fo:padding-bottom="0in" fo:padding-right="0in"/>
    </style:style>
    <style:style style:name="T10050" style:parent-style-name="CódigoHTML" style:family="text">
      <style:text-properties style:font-name="Consolas" style:font-name-asian="Aptos" fo:font-size="11pt" style:font-size-asian="11pt" style:font-size-complex="11pt"/>
    </style:style>
    <style:style style:name="TableCell10051" style:family="table-cell">
      <style:table-cell-properties fo:border="0.0104in solid #000000" style:writing-mode="lr-tb" style:vertical-align="middle" fo:padding-top="0in" fo:padding-left="0in" fo:padding-bottom="0in" fo:padding-right="0in"/>
    </style:style>
    <style:style style:name="TableRow10052" style:family="table-row">
      <style:table-row-properties/>
    </style:style>
    <style:style style:name="TableCell10053" style:family="table-cell">
      <style:table-cell-properties fo:border="0.0104in solid #000000" style:writing-mode="lr-tb" style:vertical-align="middle" fo:padding-top="0in" fo:padding-left="0in" fo:padding-bottom="0in" fo:padding-right="0in"/>
    </style:style>
    <style:style style:name="T10054" style:parent-style-name="CódigoHTML" style:family="text">
      <style:text-properties style:font-name="Consolas" style:font-name-asian="Aptos" fo:font-size="11pt" style:font-size-asian="11pt" style:font-size-complex="11pt"/>
    </style:style>
    <style:style style:name="TableCell10055" style:family="table-cell">
      <style:table-cell-properties fo:border="0.0104in solid #000000" style:writing-mode="lr-tb" style:vertical-align="middle" fo:padding-top="0in" fo:padding-left="0in" fo:padding-bottom="0in" fo:padding-right="0in"/>
    </style:style>
    <style:style style:name="T10056" style:parent-style-name="CódigoHTML" style:family="text">
      <style:text-properties style:font-name="Consolas" style:font-name-asian="Aptos" fo:font-size="11pt" style:font-size-asian="11pt" style:font-size-complex="11pt"/>
    </style:style>
    <style:style style:name="TableCell10057" style:family="table-cell">
      <style:table-cell-properties fo:border="0.0104in solid #000000" style:writing-mode="lr-tb" style:vertical-align="middle" fo:padding-top="0in" fo:padding-left="0in" fo:padding-bottom="0in" fo:padding-right="0in"/>
    </style:style>
    <style:style style:name="P10058" style:parent-style-name="NormalWeb" style:family="paragraph">
      <style:paragraph-properties fo:border="0.0034in solid #E5E7EB" fo:padding="0in" style:shadow="none" fo:background-color="#FFFFFF"/>
    </style:style>
    <style:style style:name="T10059" style:parent-style-name="Fuentedepárrafopredeter." style:family="text">
      <style:text-properties style:font-name="Arial" style:font-name-complex="Arial" fo:color="#000000"/>
    </style:style>
    <style:style style:name="T10060" style:parent-style-name="Énfasis" style:family="text">
      <style:text-properties style:font-name="Arial" style:font-name-complex="Arial" fo:color="#000000"/>
    </style:style>
    <style:style style:name="T10061" style:parent-style-name="Fuentedepárrafopredeter." style:family="text">
      <style:text-properties style:font-name="Arial" style:font-name-complex="Arial" fo:color="#000000"/>
    </style:style>
    <style:style style:name="T10062" style:parent-style-name="CódigoHTML" style:family="text">
      <style:text-properties style:font-name="Consolas" fo:color="#000000" fo:font-size="11pt" style:font-size-asian="11pt" style:font-size-complex="11pt"/>
    </style:style>
    <style:style style:name="T10063" style:parent-style-name="Fuentedepárrafopredeter." style:family="text">
      <style:text-properties style:font-name="Arial" style:font-name-complex="Arial" fo:color="#000000"/>
    </style:style>
    <style:style style:name="T10064" style:parent-style-name="CódigoHTML" style:family="text">
      <style:text-properties style:font-name="Consolas" fo:color="#000000" fo:font-size="11pt" style:font-size-asian="11pt" style:font-size-complex="11pt"/>
    </style:style>
    <style:style style:name="T10065" style:parent-style-name="Fuentedepárrafopredeter." style:family="text">
      <style:text-properties style:font-name="Arial" style:font-name-complex="Arial" fo:color="#000000"/>
    </style:style>
    <style:style style:name="T10066" style:parent-style-name="CódigoHTML" style:family="text">
      <style:text-properties style:font-name="Consolas" fo:color="#000000" fo:font-size="11pt" style:font-size-asian="11pt" style:font-size-complex="11pt"/>
    </style:style>
    <style:style style:name="T10067" style:parent-style-name="Fuentedepárrafopredeter." style:family="text">
      <style:text-properties style:font-name="Arial" style:font-name-complex="Arial" fo:color="#000000"/>
    </style:style>
    <style:style style:name="T10068" style:parent-style-name="CódigoHTML" style:family="text">
      <style:text-properties style:font-name="Consolas" fo:color="#000000" fo:font-size="11pt" style:font-size-asian="11pt" style:font-size-complex="11pt"/>
    </style:style>
    <style:style style:name="T10069" style:parent-style-name="Fuentedepárrafopredeter." style:family="text">
      <style:text-properties style:font-name="Arial" style:font-name-complex="Arial" fo:color="#000000"/>
    </style:style>
    <style:style style:name="P1007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0071" style:parent-style-name="NormalWeb" style:family="paragraph">
      <style:paragraph-properties fo:border="0.0034in solid #E5E7EB" fo:padding="0in" style:shadow="none" fo:background-color="#FFFFFF"/>
    </style:style>
    <style:style style:name="T10072" style:parent-style-name="Fuentedepárrafopredeter." style:family="text">
      <style:text-properties style:font-name="Arial" style:font-name-complex="Arial" fo:color="#000000"/>
    </style:style>
    <style:style style:name="T10073" style:parent-style-name="CódigoHTML" style:family="text">
      <style:text-properties style:font-name="Consolas" fo:color="#000000" fo:font-size="11pt" style:font-size-asian="11pt" style:font-size-complex="11pt"/>
    </style:style>
    <style:style style:name="T10074" style:parent-style-name="Fuentedepárrafopredeter." style:family="text">
      <style:text-properties style:font-name="Arial" style:font-name-complex="Arial" fo:color="#000000"/>
    </style:style>
    <style:style style:name="T10075" style:parent-style-name="CódigoHTML" style:family="text">
      <style:text-properties style:font-name="Consolas" fo:color="#000000" fo:font-size="11pt" style:font-size-asian="11pt" style:font-size-complex="11pt"/>
    </style:style>
    <style:style style:name="T10076" style:parent-style-name="Fuentedepárrafopredeter." style:family="text">
      <style:text-properties style:font-name="Arial" style:font-name-complex="Arial" fo:color="#000000"/>
    </style:style>
    <style:style style:name="P10077" style:parent-style-name="HTMLconformatoprevio" style:family="paragraph">
      <style:paragraph-properties fo:border="0.0034in solid #E5E7EB" fo:padding="0in" style:shadow="none" fo:background-color="#FFFFFF"/>
    </style:style>
    <style:style style:name="T10078" style:parent-style-name="p" style:family="text">
      <style:text-properties style:font-name="Consolas" fo:color="#000000" fo:language="en" fo:country="US"/>
    </style:style>
    <style:style style:name="T10079" style:parent-style-name="nt" style:family="text">
      <style:text-properties style:font-name="Consolas" fo:color="#000080" fo:language="en" fo:country="US"/>
    </style:style>
    <style:style style:name="T10080" style:parent-style-name="cl" style:family="text">
      <style:text-properties style:font-name="Consolas" fo:color="#000000" fo:language="en" fo:country="US"/>
    </style:style>
    <style:style style:name="T10081" style:parent-style-name="na" style:family="text">
      <style:text-properties style:font-name="Consolas" fo:color="#008080" fo:language="en" fo:country="US"/>
    </style:style>
    <style:style style:name="T10082" style:parent-style-name="o" style:family="text">
      <style:text-properties style:font-name="Consolas" fo:font-weight="bold" style:font-weight-asian="bold" style:font-weight-complex="bold" fo:color="#000000" fo:language="en" fo:country="US"/>
    </style:style>
    <style:style style:name="T10083" style:parent-style-name="s" style:family="text">
      <style:text-properties style:font-name="Consolas" fo:color="#DD1144" fo:language="en" fo:country="US"/>
    </style:style>
    <style:style style:name="T10084" style:parent-style-name="cl" style:family="text">
      <style:text-properties style:font-name="Consolas" fo:color="#000000" fo:language="en" fo:country="US"/>
    </style:style>
    <style:style style:name="T10085" style:parent-style-name="na" style:family="text">
      <style:text-properties style:font-name="Consolas" fo:color="#008080" fo:language="en" fo:country="US"/>
    </style:style>
    <style:style style:name="T10086" style:parent-style-name="o" style:family="text">
      <style:text-properties style:font-name="Consolas" fo:font-weight="bold" style:font-weight-asian="bold" style:font-weight-complex="bold" fo:color="#000000" fo:language="en" fo:country="US"/>
    </style:style>
    <style:style style:name="T10087" style:parent-style-name="s" style:family="text">
      <style:text-properties style:font-name="Consolas" fo:color="#DD1144" fo:language="en" fo:country="US"/>
    </style:style>
    <style:style style:name="T10088" style:parent-style-name="p" style:family="text">
      <style:text-properties style:font-name="Consolas" fo:color="#000000" fo:language="en" fo:country="US"/>
    </style:style>
    <style:style style:name="P10089" style:parent-style-name="HTMLconformatoprevio" style:family="paragraph">
      <style:paragraph-properties fo:border="0.0034in solid #E5E7EB" fo:padding="0in" style:shadow="none" fo:background-color="#FFFFFF"/>
    </style:style>
    <style:style style:name="T10090" style:parent-style-name="cl" style:family="text">
      <style:text-properties style:font-name="Consolas" fo:color="#000000" fo:language="en" fo:country="US"/>
    </style:style>
    <style:style style:name="T10091" style:parent-style-name="p" style:family="text">
      <style:text-properties style:font-name="Consolas" fo:color="#000000"/>
    </style:style>
    <style:style style:name="T10092" style:parent-style-name="nt" style:family="text">
      <style:text-properties style:font-name="Consolas" fo:color="#000080"/>
    </style:style>
    <style:style style:name="T10093" style:parent-style-name="p" style:family="text">
      <style:text-properties style:font-name="Consolas" fo:color="#000000"/>
    </style:style>
    <style:style style:name="T10094" style:parent-style-name="cl" style:family="text">
      <style:text-properties style:font-name="Consolas" fo:color="#000000"/>
    </style:style>
    <style:style style:name="T10095" style:parent-style-name="p" style:family="text">
      <style:text-properties style:font-name="Consolas" fo:color="#000000"/>
    </style:style>
    <style:style style:name="T10096" style:parent-style-name="nt" style:family="text">
      <style:text-properties style:font-name="Consolas" fo:color="#000080"/>
    </style:style>
    <style:style style:name="T10097" style:parent-style-name="p" style:family="text">
      <style:text-properties style:font-name="Consolas" fo:color="#000000"/>
    </style:style>
    <style:style style:name="P10098" style:parent-style-name="HTMLconformatoprevio" style:family="paragraph">
      <style:paragraph-properties fo:border="0.0034in solid #E5E7EB" fo:padding="0in" style:shadow="none" fo:background-color="#FFFFFF"/>
    </style:style>
    <style:style style:name="T10099" style:parent-style-name="cl" style:family="text">
      <style:text-properties style:font-name="Consolas" fo:color="#000000"/>
    </style:style>
    <style:style style:name="T10100" style:parent-style-name="p" style:family="text">
      <style:text-properties style:font-name="Consolas" fo:color="#000000"/>
    </style:style>
    <style:style style:name="T10101" style:parent-style-name="nt" style:family="text">
      <style:text-properties style:font-name="Consolas" fo:color="#000080"/>
    </style:style>
    <style:style style:name="T10102" style:parent-style-name="p" style:family="text">
      <style:text-properties style:font-name="Consolas" fo:color="#000000"/>
    </style:style>
    <style:style style:name="T10103" style:parent-style-name="cl" style:family="text">
      <style:text-properties style:font-name="Consolas" fo:color="#000000"/>
    </style:style>
    <style:style style:name="T10104" style:parent-style-name="p" style:family="text">
      <style:text-properties style:font-name="Consolas" fo:color="#000000"/>
    </style:style>
    <style:style style:name="T10105" style:parent-style-name="nt" style:family="text">
      <style:text-properties style:font-name="Consolas" fo:color="#000080"/>
    </style:style>
    <style:style style:name="T10106" style:parent-style-name="p" style:family="text">
      <style:text-properties style:font-name="Consolas" fo:color="#000000"/>
    </style:style>
    <style:style style:name="P10107" style:parent-style-name="HTMLconformatoprevio" style:family="paragraph">
      <style:paragraph-properties fo:border="0.0034in solid #E5E7EB" fo:padding="0in" style:shadow="none" fo:background-color="#FFFFFF"/>
    </style:style>
    <style:style style:name="T10108" style:parent-style-name="cl" style:family="text">
      <style:text-properties style:font-name="Consolas" fo:color="#000000"/>
    </style:style>
    <style:style style:name="T10109" style:parent-style-name="p" style:family="text">
      <style:text-properties style:font-name="Consolas" fo:color="#000000"/>
    </style:style>
    <style:style style:name="T10110" style:parent-style-name="nt" style:family="text">
      <style:text-properties style:font-name="Consolas" fo:color="#000080"/>
    </style:style>
    <style:style style:name="T10111" style:parent-style-name="p" style:family="text">
      <style:text-properties style:font-name="Consolas" fo:color="#000000"/>
    </style:style>
    <style:style style:name="T10112" style:parent-style-name="cl" style:family="text">
      <style:text-properties style:font-name="Consolas" fo:color="#000000"/>
    </style:style>
    <style:style style:name="T10113" style:parent-style-name="p" style:family="text">
      <style:text-properties style:font-name="Consolas" fo:color="#000000"/>
    </style:style>
    <style:style style:name="T10114" style:parent-style-name="nt" style:family="text">
      <style:text-properties style:font-name="Consolas" fo:color="#000080"/>
    </style:style>
    <style:style style:name="T10115" style:parent-style-name="p" style:family="text">
      <style:text-properties style:font-name="Consolas" fo:color="#000000"/>
    </style:style>
    <style:style style:name="P10116" style:parent-style-name="HTMLconformatoprevio" style:family="paragraph">
      <style:paragraph-properties fo:border="0.0034in solid #E5E7EB" fo:padding="0in" style:shadow="none" fo:background-color="#FFFFFF"/>
    </style:style>
    <style:style style:name="T10117" style:parent-style-name="p" style:family="text">
      <style:text-properties style:font-name="Consolas" fo:color="#000000"/>
    </style:style>
    <style:style style:name="T10118" style:parent-style-name="nt" style:family="text">
      <style:text-properties style:font-name="Consolas" fo:color="#000080"/>
    </style:style>
    <style:style style:name="T10119" style:parent-style-name="p" style:family="text">
      <style:text-properties style:font-name="Consolas" fo:color="#000000"/>
    </style:style>
    <style:style style:name="P10120"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0121" style:parent-style-name="NormalWeb" style:family="paragraph">
      <style:paragraph-properties fo:border="0.0034in solid #E5E7EB" fo:padding="0in" style:shadow="none" fo:background-color="#FFFFFF"/>
      <style:text-properties style:font-name="Arial" style:font-name-complex="Arial" fo:color="#000000"/>
    </style:style>
    <style:style style:name="P10122" style:parent-style-name="HTMLconformatoprevio" style:family="paragraph">
      <style:paragraph-properties fo:border="0.0034in solid #E5E7EB" fo:padding="0in" style:shadow="none" fo:background-color="#FFFFFF"/>
    </style:style>
    <style:style style:name="T10123" style:parent-style-name="p" style:family="text">
      <style:text-properties style:font-name="Consolas" fo:color="#000000" fo:language="en" fo:country="US"/>
    </style:style>
    <style:style style:name="T10124" style:parent-style-name="nt" style:family="text">
      <style:text-properties style:font-name="Consolas" fo:color="#000080" fo:language="en" fo:country="US"/>
    </style:style>
    <style:style style:name="T10125" style:parent-style-name="cl" style:family="text">
      <style:text-properties style:font-name="Consolas" fo:color="#000000" fo:language="en" fo:country="US"/>
    </style:style>
    <style:style style:name="T10126" style:parent-style-name="na" style:family="text">
      <style:text-properties style:font-name="Consolas" fo:color="#008080" fo:language="en" fo:country="US"/>
    </style:style>
    <style:style style:name="T10127" style:parent-style-name="o" style:family="text">
      <style:text-properties style:font-name="Consolas" fo:font-weight="bold" style:font-weight-asian="bold" style:font-weight-complex="bold" fo:color="#000000" fo:language="en" fo:country="US"/>
    </style:style>
    <style:style style:name="T10128" style:parent-style-name="s" style:family="text">
      <style:text-properties style:font-name="Consolas" fo:color="#DD1144" fo:language="en" fo:country="US"/>
    </style:style>
    <style:style style:name="T10129" style:parent-style-name="cl" style:family="text">
      <style:text-properties style:font-name="Consolas" fo:color="#000000" fo:language="en" fo:country="US"/>
    </style:style>
    <style:style style:name="T10130" style:parent-style-name="na" style:family="text">
      <style:text-properties style:font-name="Consolas" fo:color="#008080" fo:language="en" fo:country="US"/>
    </style:style>
    <style:style style:name="T10131" style:parent-style-name="o" style:family="text">
      <style:text-properties style:font-name="Consolas" fo:font-weight="bold" style:font-weight-asian="bold" style:font-weight-complex="bold" fo:color="#000000" fo:language="en" fo:country="US"/>
    </style:style>
    <style:style style:name="T10132" style:parent-style-name="s" style:family="text">
      <style:text-properties style:font-name="Consolas" fo:color="#DD1144" fo:language="en" fo:country="US"/>
    </style:style>
    <style:style style:name="T10133" style:parent-style-name="p" style:family="text">
      <style:text-properties style:font-name="Consolas" fo:color="#000000" fo:language="en" fo:country="US"/>
    </style:style>
    <style:style style:name="P10134" style:parent-style-name="HTMLconformatoprevio" style:family="paragraph">
      <style:paragraph-properties fo:border="0.0034in solid #E5E7EB" fo:padding="0in" style:shadow="none" fo:background-color="#FFFFFF"/>
    </style:style>
    <style:style style:name="T10135" style:parent-style-name="cl" style:family="text">
      <style:text-properties style:font-name="Consolas" fo:color="#000000" fo:language="en" fo:country="US"/>
    </style:style>
    <style:style style:name="T10136" style:parent-style-name="p" style:family="text">
      <style:text-properties style:font-name="Consolas" fo:color="#000000" fo:language="en" fo:country="US"/>
    </style:style>
    <style:style style:name="T10137" style:parent-style-name="nt" style:family="text">
      <style:text-properties style:font-name="Consolas" fo:color="#000080" fo:language="en" fo:country="US"/>
    </style:style>
    <style:style style:name="T10138" style:parent-style-name="cl" style:family="text">
      <style:text-properties style:font-name="Consolas" fo:color="#000000" fo:language="en" fo:country="US"/>
    </style:style>
    <style:style style:name="T10139" style:parent-style-name="na" style:family="text">
      <style:text-properties style:font-name="Consolas" fo:color="#008080" fo:language="en" fo:country="US"/>
    </style:style>
    <style:style style:name="T10140" style:parent-style-name="o" style:family="text">
      <style:text-properties style:font-name="Consolas" fo:font-weight="bold" style:font-weight-asian="bold" style:font-weight-complex="bold" fo:color="#000000" fo:language="en" fo:country="US"/>
    </style:style>
    <style:style style:name="T10141" style:parent-style-name="s" style:family="text">
      <style:text-properties style:font-name="Consolas" fo:color="#DD1144" fo:language="en" fo:country="US"/>
    </style:style>
    <style:style style:name="T10142" style:parent-style-name="p" style:family="text">
      <style:text-properties style:font-name="Consolas" fo:color="#000000" fo:language="en" fo:country="US"/>
    </style:style>
    <style:style style:name="T10143" style:parent-style-name="cl" style:family="text">
      <style:text-properties style:font-name="Consolas" fo:color="#000000" fo:language="en" fo:country="US"/>
    </style:style>
    <style:style style:name="T10144" style:parent-style-name="p" style:family="text">
      <style:text-properties style:font-name="Consolas" fo:color="#000000" fo:language="en" fo:country="US"/>
    </style:style>
    <style:style style:name="T10145" style:parent-style-name="nt" style:family="text">
      <style:text-properties style:font-name="Consolas" fo:color="#000080" fo:language="en" fo:country="US"/>
    </style:style>
    <style:style style:name="T10146" style:parent-style-name="p" style:family="text">
      <style:text-properties style:font-name="Consolas" fo:color="#000000" fo:language="en" fo:country="US"/>
    </style:style>
    <style:style style:name="P10147" style:parent-style-name="HTMLconformatoprevio" style:family="paragraph">
      <style:paragraph-properties fo:border="0.0034in solid #E5E7EB" fo:padding="0in" style:shadow="none" fo:background-color="#FFFFFF"/>
    </style:style>
    <style:style style:name="T10148" style:parent-style-name="cl" style:family="text">
      <style:text-properties style:font-name="Consolas" fo:color="#000000" fo:language="en" fo:country="US"/>
    </style:style>
    <style:style style:name="T10149" style:parent-style-name="p" style:family="text">
      <style:text-properties style:font-name="Consolas" fo:color="#000000" fo:language="en" fo:country="US"/>
    </style:style>
    <style:style style:name="T10150" style:parent-style-name="nt" style:family="text">
      <style:text-properties style:font-name="Consolas" fo:color="#000080" fo:language="en" fo:country="US"/>
    </style:style>
    <style:style style:name="T10151" style:parent-style-name="cl" style:family="text">
      <style:text-properties style:font-name="Consolas" fo:color="#000000" fo:language="en" fo:country="US"/>
    </style:style>
    <style:style style:name="T10152" style:parent-style-name="na" style:family="text">
      <style:text-properties style:font-name="Consolas" fo:color="#008080" fo:language="en" fo:country="US"/>
    </style:style>
    <style:style style:name="T10153" style:parent-style-name="o" style:family="text">
      <style:text-properties style:font-name="Consolas" fo:font-weight="bold" style:font-weight-asian="bold" style:font-weight-complex="bold" fo:color="#000000" fo:language="en" fo:country="US"/>
    </style:style>
    <style:style style:name="T10154" style:parent-style-name="s" style:family="text">
      <style:text-properties style:font-name="Consolas" fo:color="#DD1144" fo:language="en" fo:country="US"/>
    </style:style>
    <style:style style:name="T10155" style:parent-style-name="p" style:family="text">
      <style:text-properties style:font-name="Consolas" fo:color="#000000" fo:language="en" fo:country="US"/>
    </style:style>
    <style:style style:name="T10156" style:parent-style-name="cl" style:family="text">
      <style:text-properties style:font-name="Consolas" fo:color="#000000" fo:language="en" fo:country="US"/>
    </style:style>
    <style:style style:name="T10157" style:parent-style-name="p" style:family="text">
      <style:text-properties style:font-name="Consolas" fo:color="#000000" fo:language="en" fo:country="US"/>
    </style:style>
    <style:style style:name="T10158" style:parent-style-name="nt" style:family="text">
      <style:text-properties style:font-name="Consolas" fo:color="#000080" fo:language="en" fo:country="US"/>
    </style:style>
    <style:style style:name="T10159" style:parent-style-name="p" style:family="text">
      <style:text-properties style:font-name="Consolas" fo:color="#000000" fo:language="en" fo:country="US"/>
    </style:style>
    <style:style style:name="P10160" style:parent-style-name="HTMLconformatoprevio" style:family="paragraph">
      <style:paragraph-properties fo:border="0.0034in solid #E5E7EB" fo:padding="0in" style:shadow="none" fo:background-color="#FFFFFF"/>
    </style:style>
    <style:style style:name="T10161" style:parent-style-name="p" style:family="text">
      <style:text-properties style:font-name="Consolas" fo:color="#000000" fo:language="en" fo:country="US"/>
    </style:style>
    <style:style style:name="T10162" style:parent-style-name="nt" style:family="text">
      <style:text-properties style:font-name="Consolas" fo:color="#000080" fo:language="en" fo:country="US"/>
    </style:style>
    <style:style style:name="T10163" style:parent-style-name="p" style:family="text">
      <style:text-properties style:font-name="Consolas" fo:color="#000000" fo:language="en" fo:country="US"/>
    </style:style>
    <style:style style:name="P10164" style:parent-style-name="HTMLconformatoprevio" style:family="paragraph">
      <style:paragraph-properties fo:border="0.0034in solid #E5E7EB" fo:padding="0in" style:shadow="none" fo:background-color="#FFFFFF"/>
    </style:style>
    <style:style style:name="T10165" style:parent-style-name="p" style:family="text">
      <style:text-properties style:font-name="Consolas" fo:color="#000000" fo:language="en" fo:country="US"/>
    </style:style>
    <style:style style:name="T10166" style:parent-style-name="nt" style:family="text">
      <style:text-properties style:font-name="Consolas" fo:color="#000080" fo:language="en" fo:country="US"/>
    </style:style>
    <style:style style:name="T10167" style:parent-style-name="cl" style:family="text">
      <style:text-properties style:font-name="Consolas" fo:color="#000000" fo:language="en" fo:country="US"/>
    </style:style>
    <style:style style:name="T10168" style:parent-style-name="na" style:family="text">
      <style:text-properties style:font-name="Consolas" fo:color="#008080" fo:language="en" fo:country="US"/>
    </style:style>
    <style:style style:name="T10169" style:parent-style-name="o" style:family="text">
      <style:text-properties style:font-name="Consolas" fo:font-weight="bold" style:font-weight-asian="bold" style:font-weight-complex="bold" fo:color="#000000" fo:language="en" fo:country="US"/>
    </style:style>
    <style:style style:name="T10170" style:parent-style-name="s" style:family="text">
      <style:text-properties style:font-name="Consolas" fo:color="#DD1144" fo:language="en" fo:country="US"/>
    </style:style>
    <style:style style:name="T10171" style:parent-style-name="cl" style:family="text">
      <style:text-properties style:font-name="Consolas" fo:color="#000000" fo:language="en" fo:country="US"/>
    </style:style>
    <style:style style:name="T10172" style:parent-style-name="na" style:family="text">
      <style:text-properties style:font-name="Consolas" fo:color="#008080" fo:language="en" fo:country="US"/>
    </style:style>
    <style:style style:name="T10173" style:parent-style-name="o" style:family="text">
      <style:text-properties style:font-name="Consolas" fo:font-weight="bold" style:font-weight-asian="bold" style:font-weight-complex="bold" fo:color="#000000" fo:language="en" fo:country="US"/>
    </style:style>
    <style:style style:name="T10174" style:parent-style-name="s" style:family="text">
      <style:text-properties style:font-name="Consolas" fo:color="#DD1144" fo:language="en" fo:country="US"/>
    </style:style>
    <style:style style:name="T10175" style:parent-style-name="p" style:family="text">
      <style:text-properties style:font-name="Consolas" fo:color="#000000" fo:language="en" fo:country="US"/>
    </style:style>
    <style:style style:name="P10176" style:parent-style-name="HTMLconformatoprevio" style:family="paragraph">
      <style:paragraph-properties fo:border="0.0034in solid #E5E7EB" fo:padding="0in" style:shadow="none" fo:background-color="#FFFFFF"/>
    </style:style>
    <style:style style:name="T10177" style:parent-style-name="cl" style:family="text">
      <style:text-properties style:font-name="Consolas" fo:color="#000000" fo:language="en" fo:country="US"/>
    </style:style>
    <style:style style:name="T10178" style:parent-style-name="p" style:family="text">
      <style:text-properties style:font-name="Consolas" fo:color="#000000" fo:language="en" fo:country="US"/>
    </style:style>
    <style:style style:name="T10179" style:parent-style-name="nt" style:family="text">
      <style:text-properties style:font-name="Consolas" fo:color="#000080" fo:language="en" fo:country="US"/>
    </style:style>
    <style:style style:name="T10180" style:parent-style-name="cl" style:family="text">
      <style:text-properties style:font-name="Consolas" fo:color="#000000" fo:language="en" fo:country="US"/>
    </style:style>
    <style:style style:name="T10181" style:parent-style-name="na" style:family="text">
      <style:text-properties style:font-name="Consolas" fo:color="#008080" fo:language="en" fo:country="US"/>
    </style:style>
    <style:style style:name="T10182" style:parent-style-name="o" style:family="text">
      <style:text-properties style:font-name="Consolas" fo:font-weight="bold" style:font-weight-asian="bold" style:font-weight-complex="bold" fo:color="#000000" fo:language="en" fo:country="US"/>
    </style:style>
    <style:style style:name="T10183" style:parent-style-name="s" style:family="text">
      <style:text-properties style:font-name="Consolas" fo:color="#DD1144" fo:language="en" fo:country="US"/>
    </style:style>
    <style:style style:name="T10184" style:parent-style-name="p" style:family="text">
      <style:text-properties style:font-name="Consolas" fo:color="#000000" fo:language="en" fo:country="US"/>
    </style:style>
    <style:style style:name="T10185" style:parent-style-name="cl" style:family="text">
      <style:text-properties style:font-name="Consolas" fo:color="#000000" fo:language="en" fo:country="US"/>
    </style:style>
    <style:style style:name="T10186" style:parent-style-name="p" style:family="text">
      <style:text-properties style:font-name="Consolas" fo:color="#000000" fo:language="en" fo:country="US"/>
    </style:style>
    <style:style style:name="T10187" style:parent-style-name="nt" style:family="text">
      <style:text-properties style:font-name="Consolas" fo:color="#000080" fo:language="en" fo:country="US"/>
    </style:style>
    <style:style style:name="T10188" style:parent-style-name="p" style:family="text">
      <style:text-properties style:font-name="Consolas" fo:color="#000000" fo:language="en" fo:country="US"/>
    </style:style>
    <style:style style:name="P10189" style:parent-style-name="HTMLconformatoprevio" style:family="paragraph">
      <style:paragraph-properties fo:border="0.0034in solid #E5E7EB" fo:padding="0in" style:shadow="none" fo:background-color="#FFFFFF"/>
    </style:style>
    <style:style style:name="T10190" style:parent-style-name="cl" style:family="text">
      <style:text-properties style:font-name="Consolas" fo:color="#000000" fo:language="en" fo:country="US"/>
    </style:style>
    <style:style style:name="T10191" style:parent-style-name="p" style:family="text">
      <style:text-properties style:font-name="Consolas" fo:color="#000000" fo:language="en" fo:country="US"/>
    </style:style>
    <style:style style:name="T10192" style:parent-style-name="nt" style:family="text">
      <style:text-properties style:font-name="Consolas" fo:color="#000080" fo:language="en" fo:country="US"/>
    </style:style>
    <style:style style:name="T10193" style:parent-style-name="cl" style:family="text">
      <style:text-properties style:font-name="Consolas" fo:color="#000000" fo:language="en" fo:country="US"/>
    </style:style>
    <style:style style:name="T10194" style:parent-style-name="na" style:family="text">
      <style:text-properties style:font-name="Consolas" fo:color="#008080" fo:language="en" fo:country="US"/>
    </style:style>
    <style:style style:name="T10195" style:parent-style-name="o" style:family="text">
      <style:text-properties style:font-name="Consolas" fo:font-weight="bold" style:font-weight-asian="bold" style:font-weight-complex="bold" fo:color="#000000" fo:language="en" fo:country="US"/>
    </style:style>
    <style:style style:name="T10196" style:parent-style-name="s" style:family="text">
      <style:text-properties style:font-name="Consolas" fo:color="#DD1144" fo:language="en" fo:country="US"/>
    </style:style>
    <style:style style:name="T10197" style:parent-style-name="p" style:family="text">
      <style:text-properties style:font-name="Consolas" fo:color="#000000" fo:language="en" fo:country="US"/>
    </style:style>
    <style:style style:name="T10198" style:parent-style-name="cl" style:family="text">
      <style:text-properties style:font-name="Consolas" fo:color="#000000" fo:language="en" fo:country="US"/>
    </style:style>
    <style:style style:name="T10199" style:parent-style-name="p" style:family="text">
      <style:text-properties style:font-name="Consolas" fo:color="#000000" fo:language="en" fo:country="US"/>
    </style:style>
    <style:style style:name="T10200" style:parent-style-name="nt" style:family="text">
      <style:text-properties style:font-name="Consolas" fo:color="#000080" fo:language="en" fo:country="US"/>
    </style:style>
    <style:style style:name="T10201" style:parent-style-name="p" style:family="text">
      <style:text-properties style:font-name="Consolas" fo:color="#000000" fo:language="en" fo:country="US"/>
    </style:style>
    <style:style style:name="P10202" style:parent-style-name="HTMLconformatoprevio" style:family="paragraph">
      <style:paragraph-properties fo:border="0.0034in solid #E5E7EB" fo:padding="0in" style:shadow="none" fo:background-color="#FFFFFF"/>
    </style:style>
    <style:style style:name="T10203" style:parent-style-name="p" style:family="text">
      <style:text-properties style:font-name="Consolas" fo:color="#000000"/>
    </style:style>
    <style:style style:name="T10204" style:parent-style-name="nt" style:family="text">
      <style:text-properties style:font-name="Consolas" fo:color="#000080"/>
    </style:style>
    <style:style style:name="T10205" style:parent-style-name="p" style:family="text">
      <style:text-properties style:font-name="Consolas" fo:color="#000000"/>
    </style:style>
    <style:style style:name="P10206" style:parent-style-name="Normal" style:family="paragraph">
      <style:paragraph-properties fo:background-color="#FFFFFF"/>
      <style:text-properties fo:color="#000000"/>
    </style:style>
    <style:style style:name="P10207" style:parent-style-name="NormalWeb" style:family="paragraph">
      <style:paragraph-properties fo:border="0.0034in solid #E5E7EB" fo:padding="0in" style:shadow="none" fo:background-color="#FFFFFF"/>
      <style:text-properties style:font-name="Arial" style:font-name-complex="Arial" fo:color="#000000"/>
    </style:style>
    <style:style style:name="P10208" style:parent-style-name="HTMLconformatoprevio" style:family="paragraph">
      <style:paragraph-properties fo:border="0.0034in solid #E5E7EB" fo:padding="0in" style:shadow="none" fo:background-color="#FFFFFF"/>
    </style:style>
    <style:style style:name="T10209" style:parent-style-name="p" style:family="text">
      <style:text-properties style:font-name="Consolas" fo:color="#000000" fo:language="en" fo:country="US"/>
    </style:style>
    <style:style style:name="T10210" style:parent-style-name="nt" style:family="text">
      <style:text-properties style:font-name="Consolas" fo:color="#000080" fo:language="en" fo:country="US"/>
    </style:style>
    <style:style style:name="T10211" style:parent-style-name="cl" style:family="text">
      <style:text-properties style:font-name="Consolas" fo:color="#000000" fo:language="en" fo:country="US"/>
    </style:style>
    <style:style style:name="T10212" style:parent-style-name="na" style:family="text">
      <style:text-properties style:font-name="Consolas" fo:color="#008080" fo:language="en" fo:country="US"/>
    </style:style>
    <style:style style:name="T10213" style:parent-style-name="o" style:family="text">
      <style:text-properties style:font-name="Consolas" fo:font-weight="bold" style:font-weight-asian="bold" style:font-weight-complex="bold" fo:color="#000000" fo:language="en" fo:country="US"/>
    </style:style>
    <style:style style:name="T10214" style:parent-style-name="s" style:family="text">
      <style:text-properties style:font-name="Consolas" fo:color="#DD1144" fo:language="en" fo:country="US"/>
    </style:style>
    <style:style style:name="T10215" style:parent-style-name="cl" style:family="text">
      <style:text-properties style:font-name="Consolas" fo:color="#000000" fo:language="en" fo:country="US"/>
    </style:style>
    <style:style style:name="T10216" style:parent-style-name="na" style:family="text">
      <style:text-properties style:font-name="Consolas" fo:color="#008080" fo:language="en" fo:country="US"/>
    </style:style>
    <style:style style:name="T10217" style:parent-style-name="o" style:family="text">
      <style:text-properties style:font-name="Consolas" fo:font-weight="bold" style:font-weight-asian="bold" style:font-weight-complex="bold" fo:color="#000000" fo:language="en" fo:country="US"/>
    </style:style>
    <style:style style:name="T10218" style:parent-style-name="s" style:family="text">
      <style:text-properties style:font-name="Consolas" fo:color="#DD1144" fo:language="en" fo:country="US"/>
    </style:style>
    <style:style style:name="T10219" style:parent-style-name="p" style:family="text">
      <style:text-properties style:font-name="Consolas" fo:color="#000000" fo:language="en" fo:country="US"/>
    </style:style>
    <style:style style:name="P10220" style:parent-style-name="HTMLconformatoprevio" style:family="paragraph">
      <style:paragraph-properties fo:border="0.0034in solid #E5E7EB" fo:padding="0in" style:shadow="none" fo:background-color="#FFFFFF"/>
    </style:style>
    <style:style style:name="T10221" style:parent-style-name="cl" style:family="text">
      <style:text-properties style:font-name="Consolas" fo:color="#000000" fo:language="en" fo:country="US"/>
    </style:style>
    <style:style style:name="T10222" style:parent-style-name="p" style:family="text">
      <style:text-properties style:font-name="Consolas" fo:color="#000000" fo:language="en" fo:country="US"/>
    </style:style>
    <style:style style:name="T10223" style:parent-style-name="nt" style:family="text">
      <style:text-properties style:font-name="Consolas" fo:color="#000080" fo:language="en" fo:country="US"/>
    </style:style>
    <style:style style:name="T10224" style:parent-style-name="p" style:family="text">
      <style:text-properties style:font-name="Consolas" fo:color="#000000" fo:language="en" fo:country="US"/>
    </style:style>
    <style:style style:name="T10225" style:parent-style-name="cl" style:family="text">
      <style:text-properties style:font-name="Consolas" fo:color="#000000" fo:language="en" fo:country="US"/>
    </style:style>
    <style:style style:name="T10226" style:parent-style-name="p" style:family="text">
      <style:text-properties style:font-name="Consolas" fo:color="#000000" fo:language="en" fo:country="US"/>
    </style:style>
    <style:style style:name="T10227" style:parent-style-name="nt" style:family="text">
      <style:text-properties style:font-name="Consolas" fo:color="#000080" fo:language="en" fo:country="US"/>
    </style:style>
    <style:style style:name="T10228" style:parent-style-name="p" style:family="text">
      <style:text-properties style:font-name="Consolas" fo:color="#000000" fo:language="en" fo:country="US"/>
    </style:style>
    <style:style style:name="P10229" style:parent-style-name="HTMLconformatoprevio" style:family="paragraph">
      <style:paragraph-properties fo:border="0.0034in solid #E5E7EB" fo:padding="0in" style:shadow="none" fo:background-color="#FFFFFF"/>
    </style:style>
    <style:style style:name="T10230" style:parent-style-name="cl" style:family="text">
      <style:text-properties style:font-name="Consolas" fo:color="#000000" fo:language="en" fo:country="US"/>
    </style:style>
    <style:style style:name="T10231" style:parent-style-name="p" style:family="text">
      <style:text-properties style:font-name="Consolas" fo:color="#000000" fo:language="en" fo:country="US"/>
    </style:style>
    <style:style style:name="T10232" style:parent-style-name="nt" style:family="text">
      <style:text-properties style:font-name="Consolas" fo:color="#000080" fo:language="en" fo:country="US"/>
    </style:style>
    <style:style style:name="T10233" style:parent-style-name="cl" style:family="text">
      <style:text-properties style:font-name="Consolas" fo:color="#000000" fo:language="en" fo:country="US"/>
    </style:style>
    <style:style style:name="T10234" style:parent-style-name="na" style:family="text">
      <style:text-properties style:font-name="Consolas" fo:color="#008080" fo:language="en" fo:country="US"/>
    </style:style>
    <style:style style:name="T10235" style:parent-style-name="o" style:family="text">
      <style:text-properties style:font-name="Consolas" fo:font-weight="bold" style:font-weight-asian="bold" style:font-weight-complex="bold" fo:color="#000000" fo:language="en" fo:country="US"/>
    </style:style>
    <style:style style:name="T10236" style:parent-style-name="s" style:family="text">
      <style:text-properties style:font-name="Consolas" fo:color="#DD1144" fo:language="en" fo:country="US"/>
    </style:style>
    <style:style style:name="T10237" style:parent-style-name="cl" style:family="text">
      <style:text-properties style:font-name="Consolas" fo:color="#000000" fo:language="en" fo:country="US"/>
    </style:style>
    <style:style style:name="T10238" style:parent-style-name="na" style:family="text">
      <style:text-properties style:font-name="Consolas" fo:color="#008080" fo:language="en" fo:country="US"/>
    </style:style>
    <style:style style:name="T10239" style:parent-style-name="o" style:family="text">
      <style:text-properties style:font-name="Consolas" fo:font-weight="bold" style:font-weight-asian="bold" style:font-weight-complex="bold" fo:color="#000000" fo:language="en" fo:country="US"/>
    </style:style>
    <style:style style:name="T10240" style:parent-style-name="s" style:family="text">
      <style:text-properties style:font-name="Consolas" fo:color="#DD1144" fo:language="en" fo:country="US"/>
    </style:style>
    <style:style style:name="T10241" style:parent-style-name="p" style:family="text">
      <style:text-properties style:font-name="Consolas" fo:color="#000000" fo:language="en" fo:country="US"/>
    </style:style>
    <style:style style:name="T10242" style:parent-style-name="cl" style:family="text">
      <style:text-properties style:font-name="Consolas" fo:color="#000000" fo:language="en" fo:country="US"/>
    </style:style>
    <style:style style:name="T10243" style:parent-style-name="p" style:family="text">
      <style:text-properties style:font-name="Consolas" fo:color="#000000" fo:language="en" fo:country="US"/>
    </style:style>
    <style:style style:name="T10244" style:parent-style-name="nt" style:family="text">
      <style:text-properties style:font-name="Consolas" fo:color="#000080" fo:language="en" fo:country="US"/>
    </style:style>
    <style:style style:name="T10245" style:parent-style-name="p" style:family="text">
      <style:text-properties style:font-name="Consolas" fo:color="#000000" fo:language="en" fo:country="US"/>
    </style:style>
    <style:style style:name="P10246" style:parent-style-name="HTMLconformatoprevio" style:family="paragraph">
      <style:paragraph-properties fo:border="0.0034in solid #E5E7EB" fo:padding="0in" style:shadow="none" fo:background-color="#FFFFFF"/>
    </style:style>
    <style:style style:name="T10247" style:parent-style-name="cl" style:family="text">
      <style:text-properties style:font-name="Consolas" fo:color="#000000" fo:language="en" fo:country="US"/>
    </style:style>
    <style:style style:name="T10248" style:parent-style-name="p" style:family="text">
      <style:text-properties style:font-name="Consolas" fo:color="#000000" fo:language="en" fo:country="US"/>
    </style:style>
    <style:style style:name="T10249" style:parent-style-name="nt" style:family="text">
      <style:text-properties style:font-name="Consolas" fo:color="#000080" fo:language="en" fo:country="US"/>
    </style:style>
    <style:style style:name="T10250" style:parent-style-name="cl" style:family="text">
      <style:text-properties style:font-name="Consolas" fo:color="#000000" fo:language="en" fo:country="US"/>
    </style:style>
    <style:style style:name="T10251" style:parent-style-name="na" style:family="text">
      <style:text-properties style:font-name="Consolas" fo:color="#008080" fo:language="en" fo:country="US"/>
    </style:style>
    <style:style style:name="T10252" style:parent-style-name="o" style:family="text">
      <style:text-properties style:font-name="Consolas" fo:font-weight="bold" style:font-weight-asian="bold" style:font-weight-complex="bold" fo:color="#000000" fo:language="en" fo:country="US"/>
    </style:style>
    <style:style style:name="T10253" style:parent-style-name="s" style:family="text">
      <style:text-properties style:font-name="Consolas" fo:color="#DD1144" fo:language="en" fo:country="US"/>
    </style:style>
    <style:style style:name="T10254" style:parent-style-name="cl" style:family="text">
      <style:text-properties style:font-name="Consolas" fo:color="#000000" fo:language="en" fo:country="US"/>
    </style:style>
    <style:style style:name="T10255" style:parent-style-name="na" style:family="text">
      <style:text-properties style:font-name="Consolas" fo:color="#008080" fo:language="en" fo:country="US"/>
    </style:style>
    <style:style style:name="T10256" style:parent-style-name="o" style:family="text">
      <style:text-properties style:font-name="Consolas" fo:font-weight="bold" style:font-weight-asian="bold" style:font-weight-complex="bold" fo:color="#000000" fo:language="en" fo:country="US"/>
    </style:style>
    <style:style style:name="T10257" style:parent-style-name="s" style:family="text">
      <style:text-properties style:font-name="Consolas" fo:color="#DD1144" fo:language="en" fo:country="US"/>
    </style:style>
    <style:style style:name="T10258" style:parent-style-name="p" style:family="text">
      <style:text-properties style:font-name="Consolas" fo:color="#000000" fo:language="en" fo:country="US"/>
    </style:style>
    <style:style style:name="T10259" style:parent-style-name="cl" style:family="text">
      <style:text-properties style:font-name="Consolas" fo:color="#000000" fo:language="en" fo:country="US"/>
    </style:style>
    <style:style style:name="T10260" style:parent-style-name="p" style:family="text">
      <style:text-properties style:font-name="Consolas" fo:color="#000000" fo:language="en" fo:country="US"/>
    </style:style>
    <style:style style:name="T10261" style:parent-style-name="nt" style:family="text">
      <style:text-properties style:font-name="Consolas" fo:color="#000080" fo:language="en" fo:country="US"/>
    </style:style>
    <style:style style:name="T10262" style:parent-style-name="p" style:family="text">
      <style:text-properties style:font-name="Consolas" fo:color="#000000" fo:language="en" fo:country="US"/>
    </style:style>
    <style:style style:name="P10263" style:parent-style-name="HTMLconformatoprevio" style:family="paragraph">
      <style:paragraph-properties fo:border="0.0034in solid #E5E7EB" fo:padding="0in" style:shadow="none" fo:background-color="#FFFFFF"/>
    </style:style>
    <style:style style:name="T10264" style:parent-style-name="p" style:family="text">
      <style:text-properties style:font-name="Consolas" fo:color="#000000"/>
    </style:style>
    <style:style style:name="T10265" style:parent-style-name="nt" style:family="text">
      <style:text-properties style:font-name="Consolas" fo:color="#000080"/>
    </style:style>
    <style:style style:name="T10266" style:parent-style-name="p" style:family="text">
      <style:text-properties style:font-name="Consolas" fo:color="#000000"/>
    </style:style>
    <style:style style:name="P10267" style:parent-style-name="Título3" style:family="paragraph">
      <style:paragraph-properties fo:border="0.0034in solid #E5E7EB" fo:padding="0in" style:shadow="none" fo:background-color="#FFFFFF"/>
      <style:text-properties style:font-name="Arial" style:font-name-complex="Arial" fo:color="#000000" fo:letter-spacing="-0.0027in"/>
    </style:style>
    <style:style style:name="P10268" style:parent-style-name="NormalWeb" style:family="paragraph">
      <style:paragraph-properties fo:border="0.0034in solid #E5E7EB" fo:padding="0in" style:shadow="none" fo:background-color="#FFFFFF"/>
    </style:style>
    <style:style style:name="T10269" style:parent-style-name="Fuentedepárrafopredeter." style:family="text">
      <style:text-properties style:font-name="Arial" style:font-name-complex="Arial" fo:color="#000000"/>
    </style:style>
    <style:style style:name="T10270" style:parent-style-name="CódigoHTML" style:family="text">
      <style:text-properties style:font-name="Consolas" fo:color="#000000" fo:font-size="11pt" style:font-size-asian="11pt" style:font-size-complex="11pt"/>
    </style:style>
    <style:style style:name="T10271" style:parent-style-name="Fuentedepárrafopredeter." style:family="text">
      <style:text-properties style:font-name="Arial" style:font-name-complex="Arial" fo:color="#000000"/>
    </style:style>
    <style:style style:name="T10272" style:parent-style-name="CódigoHTML" style:family="text">
      <style:text-properties style:font-name="Consolas" fo:color="#000000" fo:font-size="11pt" style:font-size-asian="11pt" style:font-size-complex="11pt"/>
    </style:style>
    <style:style style:name="T10273" style:parent-style-name="Fuentedepárrafopredeter." style:family="text">
      <style:text-properties style:font-name="Arial" style:font-name-complex="Arial" fo:color="#000000"/>
    </style:style>
    <style:style style:name="T10274" style:parent-style-name="CódigoHTML" style:family="text">
      <style:text-properties style:font-name="Consolas" fo:color="#000000" fo:font-size="11pt" style:font-size-asian="11pt" style:font-size-complex="11pt"/>
    </style:style>
    <style:style style:name="T10275" style:parent-style-name="Fuentedepárrafopredeter." style:family="text">
      <style:text-properties style:font-name="Arial" style:font-name-complex="Arial" fo:color="#000000"/>
    </style:style>
    <style:style style:name="T10276" style:parent-style-name="CódigoHTML" style:family="text">
      <style:text-properties style:font-name="Consolas" fo:color="#000000" fo:font-size="11pt" style:font-size-asian="11pt" style:font-size-complex="11pt"/>
    </style:style>
    <style:style style:name="T10277" style:parent-style-name="Fuentedepárrafopredeter." style:family="text">
      <style:text-properties style:font-name="Arial" style:font-name-complex="Arial" fo:color="#000000"/>
    </style:style>
    <style:style style:name="T10278" style:parent-style-name="CódigoHTML" style:family="text">
      <style:text-properties style:font-name="Consolas" fo:color="#000000" fo:font-size="11pt" style:font-size-asian="11pt" style:font-size-complex="11pt"/>
    </style:style>
    <style:style style:name="T10279" style:parent-style-name="Fuentedepárrafopredeter." style:family="text">
      <style:text-properties style:font-name="Arial" style:font-name-complex="Arial" fo:color="#000000"/>
    </style:style>
    <style:style style:name="P10280" style:parent-style-name="HTMLconformatoprevio" style:family="paragraph">
      <style:paragraph-properties fo:border="0.0034in solid #E5E7EB" fo:padding="0in" style:shadow="none" fo:background-color="#FFFFFF"/>
    </style:style>
    <style:style style:name="T10281" style:parent-style-name="p" style:family="text">
      <style:text-properties style:font-name="Consolas" fo:color="#000000" fo:language="en" fo:country="US"/>
    </style:style>
    <style:style style:name="T10282" style:parent-style-name="nt" style:family="text">
      <style:text-properties style:font-name="Consolas" fo:color="#000080" fo:language="en" fo:country="US"/>
    </style:style>
    <style:style style:name="T10283" style:parent-style-name="cl" style:family="text">
      <style:text-properties style:font-name="Consolas" fo:color="#000000" fo:language="en" fo:country="US"/>
    </style:style>
    <style:style style:name="T10284" style:parent-style-name="na" style:family="text">
      <style:text-properties style:font-name="Consolas" fo:color="#008080" fo:language="en" fo:country="US"/>
    </style:style>
    <style:style style:name="T10285" style:parent-style-name="o" style:family="text">
      <style:text-properties style:font-name="Consolas" fo:font-weight="bold" style:font-weight-asian="bold" style:font-weight-complex="bold" fo:color="#000000" fo:language="en" fo:country="US"/>
    </style:style>
    <style:style style:name="T10286" style:parent-style-name="s" style:family="text">
      <style:text-properties style:font-name="Consolas" fo:color="#DD1144" fo:language="en" fo:country="US"/>
    </style:style>
    <style:style style:name="T10287" style:parent-style-name="cl" style:family="text">
      <style:text-properties style:font-name="Consolas" fo:color="#000000" fo:language="en" fo:country="US"/>
    </style:style>
    <style:style style:name="T10288" style:parent-style-name="na" style:family="text">
      <style:text-properties style:font-name="Consolas" fo:color="#008080" fo:language="en" fo:country="US"/>
    </style:style>
    <style:style style:name="T10289" style:parent-style-name="o" style:family="text">
      <style:text-properties style:font-name="Consolas" fo:font-weight="bold" style:font-weight-asian="bold" style:font-weight-complex="bold" fo:color="#000000" fo:language="en" fo:country="US"/>
    </style:style>
    <style:style style:name="T10290" style:parent-style-name="s" style:family="text">
      <style:text-properties style:font-name="Consolas" fo:color="#DD1144" fo:language="en" fo:country="US"/>
    </style:style>
    <style:style style:name="T10291" style:parent-style-name="p" style:family="text">
      <style:text-properties style:font-name="Consolas" fo:color="#000000" fo:language="en" fo:country="US"/>
    </style:style>
    <style:style style:name="P10292" style:parent-style-name="HTMLconformatoprevio" style:family="paragraph">
      <style:paragraph-properties fo:border="0.0034in solid #E5E7EB" fo:padding="0in" style:shadow="none" fo:background-color="#FFFFFF"/>
    </style:style>
    <style:style style:name="T10293" style:parent-style-name="cl" style:family="text">
      <style:text-properties style:font-name="Consolas" fo:color="#000000" fo:language="en" fo:country="US"/>
    </style:style>
    <style:style style:name="T10294" style:parent-style-name="p" style:family="text">
      <style:text-properties style:font-name="Consolas" fo:color="#000000" fo:language="en" fo:country="US"/>
    </style:style>
    <style:style style:name="T10295" style:parent-style-name="nt" style:family="text">
      <style:text-properties style:font-name="Consolas" fo:color="#000080" fo:language="en" fo:country="US"/>
    </style:style>
    <style:style style:name="T10296" style:parent-style-name="cl" style:family="text">
      <style:text-properties style:font-name="Consolas" fo:color="#000000" fo:language="en" fo:country="US"/>
    </style:style>
    <style:style style:name="T10297" style:parent-style-name="na" style:family="text">
      <style:text-properties style:font-name="Consolas" fo:color="#008080" fo:language="en" fo:country="US"/>
    </style:style>
    <style:style style:name="T10298" style:parent-style-name="o" style:family="text">
      <style:text-properties style:font-name="Consolas" fo:font-weight="bold" style:font-weight-asian="bold" style:font-weight-complex="bold" fo:color="#000000" fo:language="en" fo:country="US"/>
    </style:style>
    <style:style style:name="T10299" style:parent-style-name="s" style:family="text">
      <style:text-properties style:font-name="Consolas" fo:color="#DD1144" fo:language="en" fo:country="US"/>
    </style:style>
    <style:style style:name="T10300" style:parent-style-name="p" style:family="text">
      <style:text-properties style:font-name="Consolas" fo:color="#000000" fo:language="en" fo:country="US"/>
    </style:style>
    <style:style style:name="T10301" style:parent-style-name="cl" style:family="text">
      <style:text-properties style:font-name="Consolas" fo:color="#000000" fo:language="en" fo:country="US"/>
    </style:style>
    <style:style style:name="T10302" style:parent-style-name="p" style:family="text">
      <style:text-properties style:font-name="Consolas" fo:color="#000000" fo:language="en" fo:country="US"/>
    </style:style>
    <style:style style:name="T10303" style:parent-style-name="nt" style:family="text">
      <style:text-properties style:font-name="Consolas" fo:color="#000080" fo:language="en" fo:country="US"/>
    </style:style>
    <style:style style:name="T10304" style:parent-style-name="p" style:family="text">
      <style:text-properties style:font-name="Consolas" fo:color="#000000" fo:language="en" fo:country="US"/>
    </style:style>
    <style:style style:name="P10305" style:parent-style-name="HTMLconformatoprevio" style:family="paragraph">
      <style:paragraph-properties fo:border="0.0034in solid #E5E7EB" fo:padding="0in" style:shadow="none" fo:background-color="#FFFFFF"/>
    </style:style>
    <style:style style:name="T10306" style:parent-style-name="cl" style:family="text">
      <style:text-properties style:font-name="Consolas" fo:color="#000000" fo:language="en" fo:country="US"/>
    </style:style>
    <style:style style:name="T10307" style:parent-style-name="p" style:family="text">
      <style:text-properties style:font-name="Consolas" fo:color="#000000" fo:language="en" fo:country="US"/>
    </style:style>
    <style:style style:name="T10308" style:parent-style-name="nt" style:family="text">
      <style:text-properties style:font-name="Consolas" fo:color="#000080" fo:language="en" fo:country="US"/>
    </style:style>
    <style:style style:name="T10309" style:parent-style-name="cl" style:family="text">
      <style:text-properties style:font-name="Consolas" fo:color="#000000" fo:language="en" fo:country="US"/>
    </style:style>
    <style:style style:name="T10310" style:parent-style-name="na" style:family="text">
      <style:text-properties style:font-name="Consolas" fo:color="#008080" fo:language="en" fo:country="US"/>
    </style:style>
    <style:style style:name="T10311" style:parent-style-name="o" style:family="text">
      <style:text-properties style:font-name="Consolas" fo:font-weight="bold" style:font-weight-asian="bold" style:font-weight-complex="bold" fo:color="#000000" fo:language="en" fo:country="US"/>
    </style:style>
    <style:style style:name="T10312" style:parent-style-name="s" style:family="text">
      <style:text-properties style:font-name="Consolas" fo:color="#DD1144" fo:language="en" fo:country="US"/>
    </style:style>
    <style:style style:name="T10313" style:parent-style-name="p" style:family="text">
      <style:text-properties style:font-name="Consolas" fo:color="#000000" fo:language="en" fo:country="US"/>
    </style:style>
    <style:style style:name="T10314" style:parent-style-name="cl" style:family="text">
      <style:text-properties style:font-name="Consolas" fo:color="#000000" fo:language="en" fo:country="US"/>
    </style:style>
    <style:style style:name="T10315" style:parent-style-name="p" style:family="text">
      <style:text-properties style:font-name="Consolas" fo:color="#000000" fo:language="en" fo:country="US"/>
    </style:style>
    <style:style style:name="T10316" style:parent-style-name="nt" style:family="text">
      <style:text-properties style:font-name="Consolas" fo:color="#000080" fo:language="en" fo:country="US"/>
    </style:style>
    <style:style style:name="T10317" style:parent-style-name="p" style:family="text">
      <style:text-properties style:font-name="Consolas" fo:color="#000000" fo:language="en" fo:country="US"/>
    </style:style>
    <style:style style:name="P10318" style:parent-style-name="HTMLconformatoprevio" style:family="paragraph">
      <style:paragraph-properties fo:border="0.0034in solid #E5E7EB" fo:padding="0in" style:shadow="none" fo:background-color="#FFFFFF"/>
    </style:style>
    <style:style style:name="P10319" style:parent-style-name="HTMLconformatoprevio" style:family="paragraph">
      <style:paragraph-properties fo:border="0.0034in solid #E5E7EB" fo:padding="0in" style:shadow="none" fo:background-color="#FFFFFF"/>
    </style:style>
    <style:style style:name="T10320" style:parent-style-name="cl" style:family="text">
      <style:text-properties style:font-name="Consolas" fo:color="#000000" fo:language="en" fo:country="US"/>
    </style:style>
    <style:style style:name="T10321" style:parent-style-name="p" style:family="text">
      <style:text-properties style:font-name="Consolas" fo:color="#000000" fo:language="en" fo:country="US"/>
    </style:style>
    <style:style style:name="T10322" style:parent-style-name="nt" style:family="text">
      <style:text-properties style:font-name="Consolas" fo:color="#000080" fo:language="en" fo:country="US"/>
    </style:style>
    <style:style style:name="T10323" style:parent-style-name="cl" style:family="text">
      <style:text-properties style:font-name="Consolas" fo:color="#000000" fo:language="en" fo:country="US"/>
    </style:style>
    <style:style style:name="T10324" style:parent-style-name="na" style:family="text">
      <style:text-properties style:font-name="Consolas" fo:color="#008080" fo:language="en" fo:country="US"/>
    </style:style>
    <style:style style:name="T10325" style:parent-style-name="o" style:family="text">
      <style:text-properties style:font-name="Consolas" fo:font-weight="bold" style:font-weight-asian="bold" style:font-weight-complex="bold" fo:color="#000000" fo:language="en" fo:country="US"/>
    </style:style>
    <style:style style:name="T10326" style:parent-style-name="s" style:family="text">
      <style:text-properties style:font-name="Consolas" fo:color="#DD1144" fo:language="en" fo:country="US"/>
    </style:style>
    <style:style style:name="T10327" style:parent-style-name="p" style:family="text">
      <style:text-properties style:font-name="Consolas" fo:color="#000000" fo:language="en" fo:country="US"/>
    </style:style>
    <style:style style:name="T10328" style:parent-style-name="cl" style:family="text">
      <style:text-properties style:font-name="Consolas" fo:color="#000000" fo:language="en" fo:country="US"/>
    </style:style>
    <style:style style:name="T10329" style:parent-style-name="p" style:family="text">
      <style:text-properties style:font-name="Consolas" fo:color="#000000" fo:language="en" fo:country="US"/>
    </style:style>
    <style:style style:name="T10330" style:parent-style-name="nt" style:family="text">
      <style:text-properties style:font-name="Consolas" fo:color="#000080" fo:language="en" fo:country="US"/>
    </style:style>
    <style:style style:name="T10331" style:parent-style-name="p" style:family="text">
      <style:text-properties style:font-name="Consolas" fo:color="#000000" fo:language="en" fo:country="US"/>
    </style:style>
    <style:style style:name="P10332" style:parent-style-name="HTMLconformatoprevio" style:family="paragraph">
      <style:paragraph-properties fo:border="0.0034in solid #E5E7EB" fo:padding="0in" style:shadow="none" fo:background-color="#FFFFFF"/>
    </style:style>
    <style:style style:name="T10333" style:parent-style-name="cl" style:family="text">
      <style:text-properties style:font-name="Consolas" fo:color="#000000" fo:language="en" fo:country="US"/>
    </style:style>
    <style:style style:name="T10334" style:parent-style-name="p" style:family="text">
      <style:text-properties style:font-name="Consolas" fo:color="#000000" fo:language="en" fo:country="US"/>
    </style:style>
    <style:style style:name="T10335" style:parent-style-name="nt" style:family="text">
      <style:text-properties style:font-name="Consolas" fo:color="#000080" fo:language="en" fo:country="US"/>
    </style:style>
    <style:style style:name="T10336" style:parent-style-name="cl" style:family="text">
      <style:text-properties style:font-name="Consolas" fo:color="#000000" fo:language="en" fo:country="US"/>
    </style:style>
    <style:style style:name="T10337" style:parent-style-name="na" style:family="text">
      <style:text-properties style:font-name="Consolas" fo:color="#008080" fo:language="en" fo:country="US"/>
    </style:style>
    <style:style style:name="T10338" style:parent-style-name="o" style:family="text">
      <style:text-properties style:font-name="Consolas" fo:font-weight="bold" style:font-weight-asian="bold" style:font-weight-complex="bold" fo:color="#000000" fo:language="en" fo:country="US"/>
    </style:style>
    <style:style style:name="T10339" style:parent-style-name="s" style:family="text">
      <style:text-properties style:font-name="Consolas" fo:color="#DD1144" fo:language="en" fo:country="US"/>
    </style:style>
    <style:style style:name="T10340" style:parent-style-name="p" style:family="text">
      <style:text-properties style:font-name="Consolas" fo:color="#000000" fo:language="en" fo:country="US"/>
    </style:style>
    <style:style style:name="T10341" style:parent-style-name="cl" style:family="text">
      <style:text-properties style:font-name="Consolas" fo:color="#000000" fo:language="en" fo:country="US"/>
    </style:style>
    <style:style style:name="T10342" style:parent-style-name="p" style:family="text">
      <style:text-properties style:font-name="Consolas" fo:color="#000000" fo:language="en" fo:country="US"/>
    </style:style>
    <style:style style:name="T10343" style:parent-style-name="nt" style:family="text">
      <style:text-properties style:font-name="Consolas" fo:color="#000080" fo:language="en" fo:country="US"/>
    </style:style>
    <style:style style:name="T10344" style:parent-style-name="p" style:family="text">
      <style:text-properties style:font-name="Consolas" fo:color="#000000" fo:language="en" fo:country="US"/>
    </style:style>
    <style:style style:name="P10345" style:parent-style-name="HTMLconformatoprevio" style:family="paragraph">
      <style:paragraph-properties fo:border="0.0034in solid #E5E7EB" fo:padding="0in" style:shadow="none" fo:background-color="#FFFFFF"/>
    </style:style>
    <style:style style:name="T10346" style:parent-style-name="p" style:family="text">
      <style:text-properties style:font-name="Consolas" fo:color="#000000"/>
    </style:style>
    <style:style style:name="T10347" style:parent-style-name="nt" style:family="text">
      <style:text-properties style:font-name="Consolas" fo:color="#000080"/>
    </style:style>
    <style:style style:name="T10348" style:parent-style-name="p" style:family="text">
      <style:text-properties style:font-name="Consolas" fo:color="#000000"/>
    </style:style>
    <style:style style:name="P10349" style:parent-style-name="NormalWeb" style:family="paragraph">
      <style:paragraph-properties fo:border="0.0034in solid #E5E7EB" fo:padding="0in" style:shadow="none" fo:background-color="#FFFFFF"/>
    </style:style>
    <style:style style:name="T10350" style:parent-style-name="Fuentedepárrafopredeter." style:family="text">
      <style:text-properties style:font-name="Arial" style:font-name-complex="Arial" fo:color="#000000"/>
    </style:style>
    <style:style style:name="T10351" style:parent-style-name="CódigoHTML" style:family="text">
      <style:text-properties style:font-name="Consolas" fo:color="#000000" fo:font-size="11pt" style:font-size-asian="11pt" style:font-size-complex="11pt"/>
    </style:style>
    <style:style style:name="T10352" style:parent-style-name="Fuentedepárrafopredeter." style:family="text">
      <style:text-properties style:font-name="Arial" style:font-name-complex="Arial" fo:color="#000000"/>
    </style:style>
    <style:style style:name="T10353" style:parent-style-name="CódigoHTML" style:family="text">
      <style:text-properties style:font-name="Consolas" fo:color="#000000" fo:font-size="11pt" style:font-size-asian="11pt" style:font-size-complex="11pt"/>
    </style:style>
    <style:style style:name="T10354" style:parent-style-name="Fuentedepárrafopredeter." style:family="text">
      <style:text-properties style:font-name="Arial" style:font-name-complex="Arial" fo:color="#000000"/>
    </style:style>
    <style:style style:name="T10355" style:parent-style-name="CódigoHTML" style:family="text">
      <style:text-properties style:font-name="Consolas" fo:color="#000000" fo:font-size="11pt" style:font-size-asian="11pt" style:font-size-complex="11pt"/>
    </style:style>
    <style:style style:name="T10356" style:parent-style-name="Fuentedepárrafopredeter." style:family="text">
      <style:text-properties style:font-name="Arial" style:font-name-complex="Arial" fo:color="#000000"/>
    </style:style>
    <style:style style:name="P10357" style:parent-style-name="HTMLconformatoprevio" style:family="paragraph">
      <style:paragraph-properties fo:border="0.0034in solid #E5E7EB" fo:padding="0in" style:shadow="none" fo:background-color="#FFFFFF"/>
    </style:style>
    <style:style style:name="T10358" style:parent-style-name="p" style:family="text">
      <style:text-properties style:font-name="Consolas" fo:color="#000000" fo:language="en" fo:country="US"/>
    </style:style>
    <style:style style:name="T10359" style:parent-style-name="nt" style:family="text">
      <style:text-properties style:font-name="Consolas" fo:color="#000080" fo:language="en" fo:country="US"/>
    </style:style>
    <style:style style:name="T10360" style:parent-style-name="cl" style:family="text">
      <style:text-properties style:font-name="Consolas" fo:color="#000000" fo:language="en" fo:country="US"/>
    </style:style>
    <style:style style:name="T10361" style:parent-style-name="na" style:family="text">
      <style:text-properties style:font-name="Consolas" fo:color="#008080" fo:language="en" fo:country="US"/>
    </style:style>
    <style:style style:name="T10362" style:parent-style-name="o" style:family="text">
      <style:text-properties style:font-name="Consolas" fo:font-weight="bold" style:font-weight-asian="bold" style:font-weight-complex="bold" fo:color="#000000" fo:language="en" fo:country="US"/>
    </style:style>
    <style:style style:name="T10363" style:parent-style-name="s" style:family="text">
      <style:text-properties style:font-name="Consolas" fo:color="#DD1144" fo:language="en" fo:country="US"/>
    </style:style>
    <style:style style:name="T10364" style:parent-style-name="cl" style:family="text">
      <style:text-properties style:font-name="Consolas" fo:color="#000000" fo:language="en" fo:country="US"/>
    </style:style>
    <style:style style:name="T10365" style:parent-style-name="na" style:family="text">
      <style:text-properties style:font-name="Consolas" fo:color="#008080" fo:language="en" fo:country="US"/>
    </style:style>
    <style:style style:name="T10366" style:parent-style-name="o" style:family="text">
      <style:text-properties style:font-name="Consolas" fo:font-weight="bold" style:font-weight-asian="bold" style:font-weight-complex="bold" fo:color="#000000" fo:language="en" fo:country="US"/>
    </style:style>
    <style:style style:name="T10367" style:parent-style-name="s" style:family="text">
      <style:text-properties style:font-name="Consolas" fo:color="#DD1144" fo:language="en" fo:country="US"/>
    </style:style>
    <style:style style:name="T10368" style:parent-style-name="p" style:family="text">
      <style:text-properties style:font-name="Consolas" fo:color="#000000" fo:language="en" fo:country="US"/>
    </style:style>
    <style:style style:name="P10369" style:parent-style-name="HTMLconformatoprevio" style:family="paragraph">
      <style:paragraph-properties fo:border="0.0034in solid #E5E7EB" fo:padding="0in" style:shadow="none" fo:background-color="#FFFFFF"/>
    </style:style>
    <style:style style:name="T10370" style:parent-style-name="cl" style:family="text">
      <style:text-properties style:font-name="Consolas" fo:color="#000000" fo:language="en" fo:country="US"/>
    </style:style>
    <style:style style:name="T10371" style:parent-style-name="p" style:family="text">
      <style:text-properties style:font-name="Consolas" fo:color="#000000" fo:language="en" fo:country="US"/>
    </style:style>
    <style:style style:name="T10372" style:parent-style-name="nt" style:family="text">
      <style:text-properties style:font-name="Consolas" fo:color="#000080" fo:language="en" fo:country="US"/>
    </style:style>
    <style:style style:name="T10373" style:parent-style-name="cl" style:family="text">
      <style:text-properties style:font-name="Consolas" fo:color="#000000" fo:language="en" fo:country="US"/>
    </style:style>
    <style:style style:name="T10374" style:parent-style-name="na" style:family="text">
      <style:text-properties style:font-name="Consolas" fo:color="#008080" fo:language="en" fo:country="US"/>
    </style:style>
    <style:style style:name="T10375" style:parent-style-name="o" style:family="text">
      <style:text-properties style:font-name="Consolas" fo:font-weight="bold" style:font-weight-asian="bold" style:font-weight-complex="bold" fo:color="#000000" fo:language="en" fo:country="US"/>
    </style:style>
    <style:style style:name="T10376" style:parent-style-name="s" style:family="text">
      <style:text-properties style:font-name="Consolas" fo:color="#DD1144" fo:language="en" fo:country="US"/>
    </style:style>
    <style:style style:name="T10377" style:parent-style-name="p" style:family="text">
      <style:text-properties style:font-name="Consolas" fo:color="#000000" fo:language="en" fo:country="US"/>
    </style:style>
    <style:style style:name="T10378" style:parent-style-name="cl" style:family="text">
      <style:text-properties style:font-name="Consolas" fo:color="#000000" fo:language="en" fo:country="US"/>
    </style:style>
    <style:style style:name="T10379" style:parent-style-name="p" style:family="text">
      <style:text-properties style:font-name="Consolas" fo:color="#000000" fo:language="en" fo:country="US"/>
    </style:style>
    <style:style style:name="T10380" style:parent-style-name="nt" style:family="text">
      <style:text-properties style:font-name="Consolas" fo:color="#000080" fo:language="en" fo:country="US"/>
    </style:style>
    <style:style style:name="T10381" style:parent-style-name="p" style:family="text">
      <style:text-properties style:font-name="Consolas" fo:color="#000000" fo:language="en" fo:country="US"/>
    </style:style>
    <style:style style:name="P10382" style:parent-style-name="HTMLconformatoprevio" style:family="paragraph">
      <style:paragraph-properties fo:border="0.0034in solid #E5E7EB" fo:padding="0in" style:shadow="none" fo:background-color="#FFFFFF"/>
    </style:style>
    <style:style style:name="T10383" style:parent-style-name="cl" style:family="text">
      <style:text-properties style:font-name="Consolas" fo:color="#000000" fo:language="en" fo:country="US"/>
    </style:style>
    <style:style style:name="T10384" style:parent-style-name="p" style:family="text">
      <style:text-properties style:font-name="Consolas" fo:color="#000000" fo:language="en" fo:country="US"/>
    </style:style>
    <style:style style:name="T10385" style:parent-style-name="nt" style:family="text">
      <style:text-properties style:font-name="Consolas" fo:color="#000080" fo:language="en" fo:country="US"/>
    </style:style>
    <style:style style:name="T10386" style:parent-style-name="cl" style:family="text">
      <style:text-properties style:font-name="Consolas" fo:color="#000000" fo:language="en" fo:country="US"/>
    </style:style>
    <style:style style:name="T10387" style:parent-style-name="na" style:family="text">
      <style:text-properties style:font-name="Consolas" fo:color="#008080" fo:language="en" fo:country="US"/>
    </style:style>
    <style:style style:name="T10388" style:parent-style-name="o" style:family="text">
      <style:text-properties style:font-name="Consolas" fo:font-weight="bold" style:font-weight-asian="bold" style:font-weight-complex="bold" fo:color="#000000" fo:language="en" fo:country="US"/>
    </style:style>
    <style:style style:name="T10389" style:parent-style-name="s" style:family="text">
      <style:text-properties style:font-name="Consolas" fo:color="#DD1144" fo:language="en" fo:country="US"/>
    </style:style>
    <style:style style:name="T10390" style:parent-style-name="p" style:family="text">
      <style:text-properties style:font-name="Consolas" fo:color="#000000" fo:language="en" fo:country="US"/>
    </style:style>
    <style:style style:name="T10391" style:parent-style-name="cl" style:family="text">
      <style:text-properties style:font-name="Consolas" fo:color="#000000" fo:language="en" fo:country="US"/>
    </style:style>
    <style:style style:name="T10392" style:parent-style-name="p" style:family="text">
      <style:text-properties style:font-name="Consolas" fo:color="#000000" fo:language="en" fo:country="US"/>
    </style:style>
    <style:style style:name="T10393" style:parent-style-name="nt" style:family="text">
      <style:text-properties style:font-name="Consolas" fo:color="#000080" fo:language="en" fo:country="US"/>
    </style:style>
    <style:style style:name="T10394" style:parent-style-name="p" style:family="text">
      <style:text-properties style:font-name="Consolas" fo:color="#000000" fo:language="en" fo:country="US"/>
    </style:style>
    <style:style style:name="P10395" style:parent-style-name="HTMLconformatoprevio" style:family="paragraph">
      <style:paragraph-properties fo:border="0.0034in solid #E5E7EB" fo:padding="0in" style:shadow="none" fo:background-color="#FFFFFF"/>
    </style:style>
    <style:style style:name="P10396" style:parent-style-name="HTMLconformatoprevio" style:family="paragraph">
      <style:paragraph-properties fo:border="0.0034in solid #E5E7EB" fo:padding="0in" style:shadow="none" fo:background-color="#FFFFFF"/>
    </style:style>
    <style:style style:name="T10397" style:parent-style-name="cl" style:family="text">
      <style:text-properties style:font-name="Consolas" fo:color="#000000" fo:language="en" fo:country="US"/>
    </style:style>
    <style:style style:name="T10398" style:parent-style-name="p" style:family="text">
      <style:text-properties style:font-name="Consolas" fo:color="#000000" fo:language="en" fo:country="US"/>
    </style:style>
    <style:style style:name="T10399" style:parent-style-name="nt" style:family="text">
      <style:text-properties style:font-name="Consolas" fo:color="#000080" fo:language="en" fo:country="US"/>
    </style:style>
    <style:style style:name="T10400" style:parent-style-name="cl" style:family="text">
      <style:text-properties style:font-name="Consolas" fo:color="#000000" fo:language="en" fo:country="US"/>
    </style:style>
    <style:style style:name="T10401" style:parent-style-name="na" style:family="text">
      <style:text-properties style:font-name="Consolas" fo:color="#008080" fo:language="en" fo:country="US"/>
    </style:style>
    <style:style style:name="T10402" style:parent-style-name="o" style:family="text">
      <style:text-properties style:font-name="Consolas" fo:font-weight="bold" style:font-weight-asian="bold" style:font-weight-complex="bold" fo:color="#000000" fo:language="en" fo:country="US"/>
    </style:style>
    <style:style style:name="T10403" style:parent-style-name="s" style:family="text">
      <style:text-properties style:font-name="Consolas" fo:color="#DD1144" fo:language="en" fo:country="US"/>
    </style:style>
    <style:style style:name="T10404" style:parent-style-name="p" style:family="text">
      <style:text-properties style:font-name="Consolas" fo:color="#000000" fo:language="en" fo:country="US"/>
    </style:style>
    <style:style style:name="T10405" style:parent-style-name="cl" style:family="text">
      <style:text-properties style:font-name="Consolas" fo:color="#000000" fo:language="en" fo:country="US"/>
    </style:style>
    <style:style style:name="T10406" style:parent-style-name="p" style:family="text">
      <style:text-properties style:font-name="Consolas" fo:color="#000000" fo:language="en" fo:country="US"/>
    </style:style>
    <style:style style:name="T10407" style:parent-style-name="nt" style:family="text">
      <style:text-properties style:font-name="Consolas" fo:color="#000080" fo:language="en" fo:country="US"/>
    </style:style>
    <style:style style:name="T10408" style:parent-style-name="p" style:family="text">
      <style:text-properties style:font-name="Consolas" fo:color="#000000" fo:language="en" fo:country="US"/>
    </style:style>
    <style:style style:name="P10409" style:parent-style-name="HTMLconformatoprevio" style:family="paragraph">
      <style:paragraph-properties fo:border="0.0034in solid #E5E7EB" fo:padding="0in" style:shadow="none" fo:background-color="#FFFFFF"/>
    </style:style>
    <style:style style:name="T10410" style:parent-style-name="cl" style:family="text">
      <style:text-properties style:font-name="Consolas" fo:color="#000000" fo:language="en" fo:country="US"/>
    </style:style>
    <style:style style:name="T10411" style:parent-style-name="p" style:family="text">
      <style:text-properties style:font-name="Consolas" fo:color="#000000" fo:language="en" fo:country="US"/>
    </style:style>
    <style:style style:name="T10412" style:parent-style-name="nt" style:family="text">
      <style:text-properties style:font-name="Consolas" fo:color="#000080" fo:language="en" fo:country="US"/>
    </style:style>
    <style:style style:name="T10413" style:parent-style-name="cl" style:family="text">
      <style:text-properties style:font-name="Consolas" fo:color="#000000" fo:language="en" fo:country="US"/>
    </style:style>
    <style:style style:name="T10414" style:parent-style-name="na" style:family="text">
      <style:text-properties style:font-name="Consolas" fo:color="#008080" fo:language="en" fo:country="US"/>
    </style:style>
    <style:style style:name="T10415" style:parent-style-name="o" style:family="text">
      <style:text-properties style:font-name="Consolas" fo:font-weight="bold" style:font-weight-asian="bold" style:font-weight-complex="bold" fo:color="#000000" fo:language="en" fo:country="US"/>
    </style:style>
    <style:style style:name="T10416" style:parent-style-name="s" style:family="text">
      <style:text-properties style:font-name="Consolas" fo:color="#DD1144" fo:language="en" fo:country="US"/>
    </style:style>
    <style:style style:name="T10417" style:parent-style-name="p" style:family="text">
      <style:text-properties style:font-name="Consolas" fo:color="#000000" fo:language="en" fo:country="US"/>
    </style:style>
    <style:style style:name="T10418" style:parent-style-name="cl" style:family="text">
      <style:text-properties style:font-name="Consolas" fo:color="#000000" fo:language="en" fo:country="US"/>
    </style:style>
    <style:style style:name="T10419" style:parent-style-name="p" style:family="text">
      <style:text-properties style:font-name="Consolas" fo:color="#000000" fo:language="en" fo:country="US"/>
    </style:style>
    <style:style style:name="T10420" style:parent-style-name="nt" style:family="text">
      <style:text-properties style:font-name="Consolas" fo:color="#000080" fo:language="en" fo:country="US"/>
    </style:style>
    <style:style style:name="T10421" style:parent-style-name="p" style:family="text">
      <style:text-properties style:font-name="Consolas" fo:color="#000000" fo:language="en" fo:country="US"/>
    </style:style>
    <style:style style:name="P10422" style:parent-style-name="HTMLconformatoprevio" style:family="paragraph">
      <style:paragraph-properties fo:border="0.0034in solid #E5E7EB" fo:padding="0in" style:shadow="none" fo:background-color="#FFFFFF"/>
    </style:style>
    <style:style style:name="T10423" style:parent-style-name="p" style:family="text">
      <style:text-properties style:font-name="Consolas" fo:color="#000000"/>
    </style:style>
    <style:style style:name="T10424" style:parent-style-name="nt" style:family="text">
      <style:text-properties style:font-name="Consolas" fo:color="#000080"/>
    </style:style>
    <style:style style:name="T10425" style:parent-style-name="p" style:family="text">
      <style:text-properties style:font-name="Consolas" fo:color="#000000"/>
    </style:style>
    <style:style style:name="P10426" style:parent-style-name="Título2" style:family="paragraph">
      <style:paragraph-properties fo:border-top="0.0034in solid #000000" fo:border-left="0.0034in solid #000000" fo:border-bottom="0.0104in solid #000000" fo:border-right="0.0034in solid #000000" fo:padding="0in" style:shadow="none" fo:background-color="#FFFFFF"/>
      <style:text-properties style:font-name="Arial" style:font-name-complex="Arial" fo:color="#000000" fo:letter-spacing="-0.0027in"/>
    </style:style>
    <style:style style:name="P10427" style:parent-style-name="NormalWeb" style:family="paragraph">
      <style:paragraph-properties fo:border="0.0034in solid #E5E7EB" fo:padding="0in" style:shadow="none" fo:background-color="#FFFFFF"/>
    </style:style>
    <style:style style:name="T10428" style:parent-style-name="Fuentedepárrafopredeter." style:family="text">
      <style:text-properties style:font-name="Arial" style:font-name-complex="Arial" fo:color="#000000"/>
    </style:style>
    <style:style style:name="T10429" style:parent-style-name="CódigoHTML" style:family="text">
      <style:text-properties style:font-name="Consolas" fo:color="#000000" fo:font-size="11pt" style:font-size-asian="11pt" style:font-size-complex="11pt"/>
    </style:style>
    <style:style style:name="T10430" style:parent-style-name="Fuentedepárrafopredeter." style:family="text">
      <style:text-properties style:font-name="Arial" style:font-name-complex="Arial" fo:color="#000000"/>
    </style:style>
    <style:style style:name="T10431" style:parent-style-name="CódigoHTML" style:family="text">
      <style:text-properties style:font-name="Consolas" fo:color="#000000" fo:font-size="11pt" style:font-size-asian="11pt" style:font-size-complex="11pt"/>
    </style:style>
    <style:style style:name="T10432" style:parent-style-name="Fuentedepárrafopredeter." style:family="text">
      <style:text-properties style:font-name="Arial" style:font-name-complex="Arial" fo:color="#000000"/>
    </style:style>
    <style:style style:name="P10433"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10434" style:parent-style-name="Normal" style:family="paragraph">
      <style:paragraph-properties fo:border="0.0034in solid #E5E7EB" fo:padding="0in" style:shadow="none" fo:margin-top="0.0694in" fo:margin-bottom="0.0694in" fo:line-height="100%" fo:background-color="#FFFFFF"/>
      <style:text-properties style:font-name="Arial" style:font-name-complex="Arial" fo:color="#000000"/>
    </style:style>
    <style:style style:name="P10435" style:parent-style-name="NormalWeb" style:family="paragraph">
      <style:paragraph-properties fo:border="0.0034in solid #E5E7EB" fo:padding="0in" style:shadow="none" fo:background-color="#FFFFFF"/>
    </style:style>
    <style:style style:name="T10436" style:parent-style-name="Fuentedepárrafopredeter." style:family="text">
      <style:text-properties style:font-name="Arial" style:font-name-complex="Arial" fo:color="#000000"/>
    </style:style>
    <style:style style:name="T10437" style:parent-style-name="CódigoHTML" style:family="text">
      <style:text-properties style:font-name="Consolas" fo:color="#000000" fo:font-size="11pt" style:font-size-asian="11pt" style:font-size-complex="11pt"/>
    </style:style>
    <style:style style:name="T10438" style:parent-style-name="Fuentedepárrafopredeter." style:family="text">
      <style:text-properties style:font-name="Arial" style:font-name-complex="Arial" fo:color="#000000"/>
    </style:style>
    <style:style style:name="P10439" style:parent-style-name="HTMLconformatoprevio" style:family="paragraph">
      <style:paragraph-properties fo:border="0.0034in solid #E5E7EB" fo:padding="0in" style:shadow="none" fo:background-color="#FFFFFF"/>
    </style:style>
    <style:style style:name="T10440" style:parent-style-name="p" style:family="text">
      <style:text-properties style:font-name="Consolas" fo:color="#000000" fo:language="en" fo:country="US"/>
    </style:style>
    <style:style style:name="T10441" style:parent-style-name="nt" style:family="text">
      <style:text-properties style:font-name="Consolas" fo:color="#000080" fo:language="en" fo:country="US"/>
    </style:style>
    <style:style style:name="T10442" style:parent-style-name="cl" style:family="text">
      <style:text-properties style:font-name="Consolas" fo:color="#000000" fo:language="en" fo:country="US"/>
    </style:style>
    <style:style style:name="T10443" style:parent-style-name="na" style:family="text">
      <style:text-properties style:font-name="Consolas" fo:color="#008080" fo:language="en" fo:country="US"/>
    </style:style>
    <style:style style:name="T10444" style:parent-style-name="o" style:family="text">
      <style:text-properties style:font-name="Consolas" fo:font-weight="bold" style:font-weight-asian="bold" style:font-weight-complex="bold" fo:color="#000000" fo:language="en" fo:country="US"/>
    </style:style>
    <style:style style:name="T10445" style:parent-style-name="s" style:family="text">
      <style:text-properties style:font-name="Consolas" fo:color="#DD1144" fo:language="en" fo:country="US"/>
    </style:style>
    <style:style style:name="T10446" style:parent-style-name="cl" style:family="text">
      <style:text-properties style:font-name="Consolas" fo:color="#000000" fo:language="en" fo:country="US"/>
    </style:style>
    <style:style style:name="T10447" style:parent-style-name="na" style:family="text">
      <style:text-properties style:font-name="Consolas" fo:color="#008080" fo:language="en" fo:country="US"/>
    </style:style>
    <style:style style:name="T10448" style:parent-style-name="o" style:family="text">
      <style:text-properties style:font-name="Consolas" fo:font-weight="bold" style:font-weight-asian="bold" style:font-weight-complex="bold" fo:color="#000000" fo:language="en" fo:country="US"/>
    </style:style>
    <style:style style:name="T10449" style:parent-style-name="s" style:family="text">
      <style:text-properties style:font-name="Consolas" fo:color="#DD1144" fo:language="en" fo:country="US"/>
    </style:style>
    <style:style style:name="T10450" style:parent-style-name="p" style:family="text">
      <style:text-properties style:font-name="Consolas" fo:color="#000000" fo:language="en" fo:country="US"/>
    </style:style>
    <style:style style:name="P10451" style:parent-style-name="HTMLconformatoprevio" style:family="paragraph">
      <style:paragraph-properties fo:border="0.0034in solid #E5E7EB" fo:padding="0in" style:shadow="none" fo:background-color="#FFFFFF"/>
    </style:style>
    <style:style style:name="T10452" style:parent-style-name="cl" style:family="text">
      <style:text-properties style:font-name="Consolas" fo:color="#000000" fo:language="en" fo:country="US"/>
    </style:style>
    <style:style style:name="T10453" style:parent-style-name="p" style:family="text">
      <style:text-properties style:font-name="Consolas" fo:color="#000000" fo:language="en" fo:country="US"/>
    </style:style>
    <style:style style:name="T10454" style:parent-style-name="nt" style:family="text">
      <style:text-properties style:font-name="Consolas" fo:color="#000080" fo:language="en" fo:country="US"/>
    </style:style>
    <style:style style:name="T10455" style:parent-style-name="cl" style:family="text">
      <style:text-properties style:font-name="Consolas" fo:color="#000000" fo:language="en" fo:country="US"/>
    </style:style>
    <style:style style:name="T10456" style:parent-style-name="na" style:family="text">
      <style:text-properties style:font-name="Consolas" fo:color="#008080" fo:language="en" fo:country="US"/>
    </style:style>
    <style:style style:name="T10457" style:parent-style-name="o" style:family="text">
      <style:text-properties style:font-name="Consolas" fo:font-weight="bold" style:font-weight-asian="bold" style:font-weight-complex="bold" fo:color="#000000" fo:language="en" fo:country="US"/>
    </style:style>
    <style:style style:name="T10458" style:parent-style-name="s" style:family="text">
      <style:text-properties style:font-name="Consolas" fo:color="#DD1144" fo:language="en" fo:country="US"/>
    </style:style>
    <style:style style:name="T10459" style:parent-style-name="p" style:family="text">
      <style:text-properties style:font-name="Consolas" fo:color="#000000" fo:language="en" fo:country="US"/>
    </style:style>
    <style:style style:name="T10460" style:parent-style-name="cl" style:family="text">
      <style:text-properties style:font-name="Consolas" fo:color="#000000" fo:language="en" fo:country="US"/>
    </style:style>
    <style:style style:name="T10461" style:parent-style-name="p" style:family="text">
      <style:text-properties style:font-name="Consolas" fo:color="#000000" fo:language="en" fo:country="US"/>
    </style:style>
    <style:style style:name="T10462" style:parent-style-name="nt" style:family="text">
      <style:text-properties style:font-name="Consolas" fo:color="#000080" fo:language="en" fo:country="US"/>
    </style:style>
    <style:style style:name="T10463" style:parent-style-name="p" style:family="text">
      <style:text-properties style:font-name="Consolas" fo:color="#000000" fo:language="en" fo:country="US"/>
    </style:style>
    <style:style style:name="P10464" style:parent-style-name="HTMLconformatoprevio" style:family="paragraph">
      <style:paragraph-properties fo:border="0.0034in solid #E5E7EB" fo:padding="0in" style:shadow="none" fo:background-color="#FFFFFF"/>
    </style:style>
    <style:style style:name="T10465" style:parent-style-name="cl" style:family="text">
      <style:text-properties style:font-name="Consolas" fo:color="#000000" fo:language="en" fo:country="US"/>
    </style:style>
    <style:style style:name="T10466" style:parent-style-name="p" style:family="text">
      <style:text-properties style:font-name="Consolas" fo:color="#000000" fo:language="en" fo:country="US"/>
    </style:style>
    <style:style style:name="T10467" style:parent-style-name="nt" style:family="text">
      <style:text-properties style:font-name="Consolas" fo:color="#000080" fo:language="en" fo:country="US"/>
    </style:style>
    <style:style style:name="T10468" style:parent-style-name="cl" style:family="text">
      <style:text-properties style:font-name="Consolas" fo:color="#000000" fo:language="en" fo:country="US"/>
    </style:style>
    <style:style style:name="T10469" style:parent-style-name="na" style:family="text">
      <style:text-properties style:font-name="Consolas" fo:color="#008080" fo:language="en" fo:country="US"/>
    </style:style>
    <style:style style:name="T10470" style:parent-style-name="o" style:family="text">
      <style:text-properties style:font-name="Consolas" fo:font-weight="bold" style:font-weight-asian="bold" style:font-weight-complex="bold" fo:color="#000000" fo:language="en" fo:country="US"/>
    </style:style>
    <style:style style:name="T10471" style:parent-style-name="s" style:family="text">
      <style:text-properties style:font-name="Consolas" fo:color="#DD1144" fo:language="en" fo:country="US"/>
    </style:style>
    <style:style style:name="T10472" style:parent-style-name="p" style:family="text">
      <style:text-properties style:font-name="Consolas" fo:color="#000000" fo:language="en" fo:country="US"/>
    </style:style>
    <style:style style:name="T10473" style:parent-style-name="cl" style:family="text">
      <style:text-properties style:font-name="Consolas" fo:color="#000000" fo:language="en" fo:country="US"/>
    </style:style>
    <style:style style:name="T10474" style:parent-style-name="p" style:family="text">
      <style:text-properties style:font-name="Consolas" fo:color="#000000" fo:language="en" fo:country="US"/>
    </style:style>
    <style:style style:name="T10475" style:parent-style-name="nt" style:family="text">
      <style:text-properties style:font-name="Consolas" fo:color="#000080" fo:language="en" fo:country="US"/>
    </style:style>
    <style:style style:name="T10476" style:parent-style-name="p" style:family="text">
      <style:text-properties style:font-name="Consolas" fo:color="#000000" fo:language="en" fo:country="US"/>
    </style:style>
    <style:style style:name="P10477" style:parent-style-name="HTMLconformatoprevio" style:family="paragraph">
      <style:paragraph-properties fo:border="0.0034in solid #E5E7EB" fo:padding="0in" style:shadow="none" fo:background-color="#FFFFFF"/>
    </style:style>
    <style:style style:name="T10478" style:parent-style-name="p" style:family="text">
      <style:text-properties style:font-name="Consolas" fo:color="#000000"/>
    </style:style>
    <style:style style:name="T10479" style:parent-style-name="nt" style:family="text">
      <style:text-properties style:font-name="Consolas" fo:color="#000080"/>
    </style:style>
    <style:style style:name="T10480" style:parent-style-name="p" style:family="text">
      <style:text-properties style:font-name="Consolas" fo:color="#000000"/>
    </style:style>
    <style:style style:name="P10481" style:parent-style-name="Normal" style:family="paragraph">
      <style:paragraph-properties fo:text-align="end" fo:background-color="#FFFFFF"/>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upo 62" draw:id="id3" draw:style-name="a3" text:anchor-type="paragraph"><svg:title/><svg:desc/><draw:custom-shape svg:x="0in" svg:y="0in" svg:width="7.5in" svg:height="1.5in" draw:id="id0" draw:style-name="a0" draw:name="Rectángulo 194"><svg:title/><svg:desc/><draw:enhanced-geometry draw:type="non-primitive" svg:viewBox="0 0 21600 21600" draw:enhanced-path="M 0 0 L 21600 0 21600 21600 0 21600 Z N"/></draw:custom-shape><draw:custom-shape svg:x="0in" svg:y="4.47761in" svg:width="7.5in" svg:height="5.5in" draw:id="id1" draw:style-name="a1" draw:name="Rectángulo 195"><svg:title/><svg:desc/><text:p text:style-name="P2"><text:span text:style-name="T3">ANA ROSA HOYOS TERAN</text:span></text:p><text:p text:style-name="P4"><text:span text:style-name="T5">[Nombre de la empresa]</text:span><text:span text:style-name="T6">  </text:span><text:span text:style-name="T7">[Dirección de la compañía]</text:span></text:p><draw:enhanced-geometry draw:type="non-primitive" svg:viewBox="0 0 21600 21600" draw:enhanced-path="M 0 0 L 21600 0 21600 21600 0 21600 Z N"/></draw:custom-shape><draw:frame draw:id="id2" draw:style-name="a2" draw:name="Cuadro de texto 196" svg:x="0.00746in" svg:y="1.5in" svg:width="7.5in" svg:height="2.97761in" style:rel-width="scale" style:rel-height="scale"><draw:text-box><text:p text:style-name="P8"><text:span text:style-name="T9">Personalizar bootstrap</text:span></text:p></draw:text-box><svg:title/><svg:desc/></draw:frame></draw:g></text:p>
      <text:p text:style-name="P10"/>
      <text:p text:style-name="P11"/>
      <text:p text:style-name="P1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3"><text:a xlink:href="#_Toc156319877" office:target-frame-name="_top" xlink:show="replace"><text:span text:style-name="T14">Personalizar Bootstrap</text:span><text:tab/>4</text:a></text:p>
          <text:p text:style-name="P15"><text:a xlink:href="#_Toc156319878" office:target-frame-name="_top" xlink:show="replace"><text:span text:style-name="T16">Descripción general</text:span><text:tab/>4</text:a></text:p>
          <text:p text:style-name="P17"><text:a xlink:href="#_Toc156319879" office:target-frame-name="_top" xlink:show="replace"><text:span text:style-name="T18">CSP y SVG integrados</text:span><text:tab/>5</text:a></text:p>
          <text:p text:style-name="P19"><text:a xlink:href="#_Toc156319880" office:target-frame-name="_top" xlink:show="replace"><text:span text:style-name="T20">Personalizar Sass de Bootstrap</text:span><text:tab/>5</text:a></text:p>
          <text:p text:style-name="P21"><text:a xlink:href="#_Toc156319881" office:target-frame-name="_top" xlink:show="replace"><text:span text:style-name="T22">Estructura de archivos</text:span><text:tab/>6</text:a></text:p>
          <text:p text:style-name="P23"><text:a xlink:href="#_Toc156319882" office:target-frame-name="_top" xlink:show="replace"><text:span text:style-name="T24">Importación</text:span><text:tab/>6</text:a></text:p>
          <text:p text:style-name="P25"><text:a xlink:href="#_Toc156319883" office:target-frame-name="_top" xlink:show="replace"><text:span text:style-name="T26">Valores predeterminados de variables</text:span><text:tab/>7</text:a></text:p>
          <text:p text:style-name="P27"><text:a xlink:href="#_Toc156319884" office:target-frame-name="_top" xlink:show="replace"><text:span text:style-name="T28">Mapas y bucles</text:span><text:tab/>8</text:a></text:p>
          <text:p text:style-name="P29"><text:a xlink:href="#_Toc156319885" office:target-frame-name="_top" xlink:show="replace"><text:span text:style-name="T30">Modificar mapa</text:span><text:tab/>8</text:a></text:p>
          <text:p text:style-name="P31"><text:a xlink:href="#_Toc156319886" office:target-frame-name="_top" xlink:show="replace"><text:span text:style-name="T32">Añadir al mapa</text:span><text:tab/>9</text:a></text:p>
          <text:p text:style-name="P33"><text:a xlink:href="#_Toc156319887" office:target-frame-name="_top" xlink:show="replace"><text:span text:style-name="T34">Quitar del mapa</text:span><text:tab/>9</text:a></text:p>
          <text:p text:style-name="P35"><text:a xlink:href="#_Toc156319888" office:target-frame-name="_top" xlink:show="replace"><text:span text:style-name="T36">Claves requeridas</text:span><text:tab/>9</text:a></text:p>
          <text:p text:style-name="P37"><text:a xlink:href="#_Toc156319889" office:target-frame-name="_top" xlink:show="replace"><text:span text:style-name="T38">Funciones</text:span><text:tab/>10</text:a></text:p>
          <text:p text:style-name="P39"><text:a xlink:href="#_Toc156319890" office:target-frame-name="_top" xlink:show="replace"><text:span text:style-name="T40">Colores</text:span><text:tab/>10</text:a></text:p>
          <text:p text:style-name="P41"><text:a xlink:href="#_Toc156319891" office:target-frame-name="_top" xlink:show="replace"><text:span text:style-name="T42">Contraste de color</text:span><text:tab/>11</text:a></text:p>
          <text:p text:style-name="P43"><text:a xlink:href="#_Toc156319892" office:target-frame-name="_top" xlink:show="replace"><text:span text:style-name="T44">Escapar SVG</text:span><text:tab/>11</text:a></text:p>
          <text:p text:style-name="P45"><text:a xlink:href="#_Toc156319893" office:target-frame-name="_top" xlink:show="replace"><text:span text:style-name="T46">Sumar y restar funciones</text:span><text:tab/>11</text:a></text:p>
          <text:p text:style-name="P47"><text:a xlink:href="#_Toc156319894" office:target-frame-name="_top" xlink:show="replace"><text:span text:style-name="T48">Mixins</text:span><text:tab/>12</text:a></text:p>
          <text:p text:style-name="P49"><text:a xlink:href="#_Toc156319895" office:target-frame-name="_top" xlink:show="replace"><text:span text:style-name="T50">Esquemas de color</text:span><text:tab/>12</text:a></text:p>
          <text:p text:style-name="P51"><text:a xlink:href="#_Toc156319896" office:target-frame-name="_top" xlink:show="replace"><text:span text:style-name="T52">Opciones para personalizar Bootstrap</text:span><text:tab/>13</text:a></text:p>
          <text:p text:style-name="P53"><text:a xlink:href="#_Toc156319897" office:target-frame-name="_top" xlink:show="replace"><text:span text:style-name="T54">Los colores de Bootstrap</text:span><text:tab/>14</text:a></text:p>
          <text:p text:style-name="P55"><text:a xlink:href="#_Toc156319898" office:target-frame-name="_top" xlink:show="replace"><text:span text:style-name="T56">Colores del tema</text:span><text:tab/>14</text:a></text:p>
          <text:p text:style-name="P57"><text:a xlink:href="#_Toc156319899" office:target-frame-name="_top" xlink:show="replace"><text:span text:style-name="T58">Todos los colores</text:span><text:tab/>15</text:a></text:p>
          <text:p text:style-name="P59"><text:a xlink:href="#_Toc156319900" office:target-frame-name="_top" xlink:show="replace"><text:span text:style-name="T60">Notas sobre Sass</text:span><text:tab/>19</text:a></text:p>
          <text:p text:style-name="P61"><text:a xlink:href="#_Toc156319901" office:target-frame-name="_top" xlink:show="replace"><text:span text:style-name="T62">Mapas Sass de colores</text:span><text:tab/>20</text:a></text:p>
          <text:p text:style-name="P63"><text:a xlink:href="#_Toc156319902" office:target-frame-name="_top" xlink:show="replace"><text:span text:style-name="T64">Ejemplo</text:span><text:tab/>20</text:a></text:p>
          <text:p text:style-name="P65"><text:a xlink:href="#_Toc156319903" office:target-frame-name="_top" xlink:show="replace"><text:span text:style-name="T66">Generación de utilidades</text:span><text:tab/>21</text:a></text:p>
          <text:p text:style-name="P67"><text:a xlink:href="#_Toc156319904" office:target-frame-name="_top" xlink:show="replace"><text:span text:style-name="T68">Sobre los componentes de Bootstrap</text:span><text:tab/>21</text:a></text:p>
          <text:p text:style-name="P69"><text:a xlink:href="#_Toc156319905" office:target-frame-name="_top" xlink:show="replace"><text:span text:style-name="T70">Clases base</text:span><text:tab/>22</text:a></text:p>
          <text:p text:style-name="P71"><text:a xlink:href="#_Toc156319906" office:target-frame-name="_top" xlink:show="replace"><text:span text:style-name="T72">Modificadores</text:span><text:tab/>22</text:a></text:p>
          <text:p text:style-name="P73"><text:a xlink:href="#_Toc156319907" office:target-frame-name="_top" xlink:show="replace"><text:span text:style-name="T74">Responsive</text:span><text:tab/>23</text:a></text:p>
          <text:p text:style-name="P75"><text:a xlink:href="#_Toc156319908" office:target-frame-name="_top" xlink:show="replace"><text:span text:style-name="T76">Creando el tuyo propio</text:span><text:tab/>24</text:a></text:p>
          <text:p text:style-name="P77"><text:a xlink:href="#_Toc156319909" office:target-frame-name="_top" xlink:show="replace"><text:span text:style-name="T78">Variables CSS de Bootstrap</text:span><text:tab/>25</text:a></text:p>
          <text:p text:style-name="P79"><text:a xlink:href="#_Toc156319910" office:target-frame-name="_top" xlink:show="replace"><text:span text:style-name="T80">Variables root</text:span><text:tab/>25</text:a></text:p>
          <text:p text:style-name="P81"><text:a xlink:href="#_Toc156319911" office:target-frame-name="_top" xlink:show="replace"><text:span text:style-name="T82">Component variables</text:span><text:tab/>26</text:a></text:p>
          <text:p text:style-name="P83"><text:a xlink:href="#_Toc156319912" office:target-frame-name="_top" xlink:show="replace"><text:span text:style-name="T84">Ejemplos</text:span><text:tab/>26</text:a></text:p>
          <text:p text:style-name="P85"><text:a xlink:href="#_Toc156319913" office:target-frame-name="_top" xlink:show="replace"><text:span text:style-name="T86">Grid breakpoints</text:span><text:tab/>27</text:a></text:p>
          <text:p text:style-name="P87"><text:a xlink:href="#_Toc156319914" office:target-frame-name="_top" xlink:show="replace"><text:span text:style-name="T88">Formas para optimizar Bootstrap</text:span><text:tab/>27</text:a></text:p>
          <text:p text:style-name="P89"><text:a xlink:href="#_Toc156319915" office:target-frame-name="_top" xlink:show="replace"><text:span text:style-name="T90">Importaciones Sass ligeras</text:span><text:tab/>27</text:a></text:p>
          <text:p text:style-name="P91"><text:a xlink:href="#_Toc156319916" office:target-frame-name="_top" xlink:show="replace"><text:span text:style-name="T92">JavaScript ligero</text:span><text:tab/>28</text:a></text:p>
          <text:p text:style-name="P93"><text:a xlink:href="#_Toc156319917" office:target-frame-name="_top" xlink:show="replace"><text:span text:style-name="T94">Default Exports</text:span><text:tab/>29</text:a></text:p>
          <text:p text:style-name="P95"><text:a xlink:href="#_Toc156319918" office:target-frame-name="_top" xlink:show="replace"><text:span text:style-name="T96">Autoprefixer .browserslistrc</text:span><text:tab/>29</text:a></text:p>
          <text:p text:style-name="P97"><text:a xlink:href="#_Toc156319919" office:target-frame-name="_top" xlink:show="replace"><text:span text:style-name="T98">CSS sin usar</text:span><text:tab/>29</text:a></text:p>
          <text:p text:style-name="P99"><text:a xlink:href="#_Toc156319920" office:target-frame-name="_top" xlink:show="replace"><text:span text:style-name="T100">Minificar y gzip</text:span><text:tab/>30</text:a></text:p>
          <text:p text:style-name="P101"><text:a xlink:href="#_Toc156319921" office:target-frame-name="_top" xlink:show="replace"><text:span text:style-name="T102">Archivos sin bloqueo</text:span><text:tab/>30</text:a></text:p>
          <text:p text:style-name="P103"><text:a xlink:href="#_Toc156319922" office:target-frame-name="_top" xlink:show="replace"><text:span text:style-name="T104">Utiliza siempre HTTPS</text:span><text:tab/>30</text:a></text:p>
          <text:p text:style-name="P105"><text:a xlink:href="#_Toc156319923" office:target-frame-name="_top" xlink:show="replace"><text:span text:style-name="T106">Uso de los Breakpoints de Bootstrap</text:span><text:tab/>31</text:a></text:p>
          <text:p text:style-name="P107"><text:a xlink:href="#_Toc156319924" office:target-frame-name="_top" xlink:show="replace"><text:span text:style-name="T108">Conceptos básicos</text:span><text:tab/>31</text:a></text:p>
          <text:p text:style-name="P109"><text:a xlink:href="#_Toc156319925" office:target-frame-name="_top" xlink:show="replace"><text:span text:style-name="T110">Breakpoints disponibles</text:span><text:tab/>31</text:a></text:p>
          <text:p text:style-name="P111"><text:a xlink:href="#_Toc156319926" office:target-frame-name="_top" xlink:show="replace"><text:span text:style-name="T112">Media queries</text:span><text:tab/>32</text:a></text:p>
          <text:p text:style-name="P113"><text:a xlink:href="#_Toc156319927" office:target-frame-name="_top" xlink:show="replace"><text:span text:style-name="T114">Min-width</text:span><text:tab/>32</text:a></text:p>
          <text:p text:style-name="P115"><text:a xlink:href="#_Toc156319928" office:target-frame-name="_top" xlink:show="replace"><text:span text:style-name="T116">Max-width</text:span><text:tab/>33</text:a></text:p>
          <text:p text:style-name="P117"><text:a xlink:href="#_Toc156319929" office:target-frame-name="_top" xlink:show="replace"><text:span text:style-name="T118">Single breakpoint</text:span><text:tab/>34</text:a></text:p>
          <text:p text:style-name="P119"><text:a xlink:href="#_Toc156319930" office:target-frame-name="_top" xlink:show="replace"><text:span text:style-name="T120">Entre breakpoints</text:span><text:tab/>34</text:a></text:p>
          <text:p text:style-name="P121"><text:a xlink:href="#_Toc156319931" office:target-frame-name="_top" xlink:show="replace"><text:span text:style-name="T122">Uso de Contenedores en Bootstrap</text:span><text:tab/>34</text:a></text:p>
          <text:p text:style-name="P123"><text:a xlink:href="#_Toc156319932" office:target-frame-name="_top" xlink:show="replace"><text:span text:style-name="T124">Cómo trabajan</text:span><text:tab/>35</text:a></text:p>
          <text:p text:style-name="P125"><text:a xlink:href="#_Toc156319933" office:target-frame-name="_top" xlink:show="replace"><text:span text:style-name="T126">Contenedor predeterminado</text:span><text:tab/>35</text:a></text:p>
          <text:p text:style-name="P127"><text:a xlink:href="#_Toc156319934" office:target-frame-name="_top" xlink:show="replace"><text:span text:style-name="T128">Contenedores responsive</text:span><text:tab/>36</text:a></text:p>
          <text:p text:style-name="P129"><text:a xlink:href="#_Toc156319935" office:target-frame-name="_top" xlink:show="replace"><text:span text:style-name="T130">Contenedores fluidos</text:span><text:tab/>36</text:a></text:p>
          <text:p text:style-name="P131"><text:a xlink:href="#_Toc156319936" office:target-frame-name="_top" xlink:show="replace"><text:span text:style-name="T132">Sass</text:span><text:tab/>36</text:a></text:p>
          <text:p text:style-name="P133"><text:a xlink:href="#_Toc156319937" office:target-frame-name="_top" xlink:show="replace"><text:span text:style-name="T134">Sistema de cuadrícula (Grid) en Bootstrap</text:span><text:tab/>37</text:a></text:p>
          <text:p text:style-name="P135"><text:a xlink:href="#_Toc156319938" office:target-frame-name="_top" xlink:show="replace"><text:span text:style-name="T136">Ejemplo</text:span><text:tab/>37</text:a></text:p>
          <text:p text:style-name="P137"><text:a xlink:href="#_Toc156319939" office:target-frame-name="_top" xlink:show="replace"><text:span text:style-name="T138">¿Cómo funciona el sistema de cuadrícula (Grid)?</text:span><text:tab/>37</text:a></text:p>
          <text:p text:style-name="P139"><text:a xlink:href="#_Toc156319940" office:target-frame-name="_top" xlink:show="replace"><text:span text:style-name="T140">Opciones de cuadrícula</text:span><text:tab/>38</text:a></text:p>
          <text:p text:style-name="P141"><text:a xlink:href="#_Toc156319941" office:target-frame-name="_top" xlink:show="replace"><text:span text:style-name="T142">Columnas con auto-layout</text:span><text:tab/>39</text:a></text:p>
          <text:p text:style-name="P143"><text:a xlink:href="#_Toc156319942" office:target-frame-name="_top" xlink:show="replace"><text:span text:style-name="T144">Anchos iguales</text:span><text:tab/>39</text:a></text:p>
          <text:p text:style-name="P145"><text:a xlink:href="#_Toc156319943" office:target-frame-name="_top" xlink:show="replace"><text:span text:style-name="T146">Establecer un ancho de columna</text:span><text:tab/>40</text:a></text:p>
          <text:p text:style-name="P147"><text:a xlink:href="#_Toc156319944" office:target-frame-name="_top" xlink:show="replace"><text:span text:style-name="T148">Contenido de ancho variable</text:span><text:tab/>40</text:a></text:p>
          <text:p text:style-name="P149"><text:a xlink:href="#_Toc156319945" office:target-frame-name="_top" xlink:show="replace"><text:span text:style-name="T150">Clases responsive</text:span><text:tab/>41</text:a></text:p>
          <text:p text:style-name="P151"><text:a xlink:href="#_Toc156319946" office:target-frame-name="_top" xlink:show="replace"><text:span text:style-name="T152">Todos los breakpoints</text:span><text:tab/>41</text:a></text:p>
          <text:p text:style-name="P153"><text:a xlink:href="#_Toc156319947" office:target-frame-name="_top" xlink:show="replace"><text:span text:style-name="T154">De apilado a horizontal</text:span><text:tab/>41</text:a></text:p>
          <text:p text:style-name="P155"><text:a xlink:href="#_Toc156319948" office:target-frame-name="_top" xlink:show="replace"><text:span text:style-name="T156">Mezclar y combinar</text:span><text:tab/>42</text:a></text:p>
          <text:p text:style-name="P157"><text:a xlink:href="#_Toc156319949" office:target-frame-name="_top" xlink:show="replace"><text:span text:style-name="T158">Columnas de fila</text:span><text:tab/>42</text:a></text:p>
          <text:p text:style-name="P159"><text:a xlink:href="#_Toc156319950" office:target-frame-name="_top" xlink:show="replace"><text:span text:style-name="T160">Anidamiento</text:span><text:tab/>44</text:a></text:p>
          <text:p text:style-name="P161"><text:a xlink:href="#_Toc156319951" office:target-frame-name="_top" xlink:show="replace"><text:span text:style-name="T162">Sass</text:span><text:tab/>44</text:a></text:p>
          <text:p text:style-name="P163"><text:a xlink:href="#_Toc156319952" office:target-frame-name="_top" xlink:show="replace"><text:span text:style-name="T164">Variables</text:span><text:tab/>44</text:a></text:p>
          <text:p text:style-name="P165"><text:a xlink:href="#_Toc156319953" office:target-frame-name="_top" xlink:show="replace"><text:span text:style-name="T166">Mixins</text:span><text:tab/>45</text:a></text:p>
          <text:p text:style-name="P167"><text:a xlink:href="#_Toc156319954" office:target-frame-name="_top" xlink:show="replace"><text:span text:style-name="T168">Ejemplo de uso</text:span><text:tab/>45</text:a></text:p>
          <text:p text:style-name="P169"><text:a xlink:href="#_Toc156319955" office:target-frame-name="_top" xlink:show="replace"><text:span text:style-name="T170">Personalización de la cuadrícula</text:span><text:tab/>46</text:a></text:p>
          <text:p text:style-name="P171"><text:a xlink:href="#_Toc156319956" office:target-frame-name="_top" xlink:show="replace"><text:span text:style-name="T172">Columnas y gutters</text:span><text:tab/>46</text:a></text:p>
          <text:p text:style-name="P173"><text:a xlink:href="#_Toc156319957" office:target-frame-name="_top" xlink:show="replace"><text:span text:style-name="T174">Niveles de cuadrícula</text:span><text:tab/>46</text:a></text:p>
          <text:p text:style-name="P175"><text:a xlink:href="#_Toc156319958" office:target-frame-name="_top" xlink:show="replace"><text:span text:style-name="T176">Columnas para el diseño en Bootstrap</text:span><text:tab/>47</text:a></text:p>
          <text:p text:style-name="P177"><text:a xlink:href="#_Toc156319959" office:target-frame-name="_top" xlink:show="replace"><text:span text:style-name="T178">¿Cómo funcionan las Columnas?</text:span><text:tab/>47</text:a></text:p>
          <text:p text:style-name="P179"><text:a xlink:href="#_Toc156319960" office:target-frame-name="_top" xlink:show="replace"><text:span text:style-name="T180">Alineación</text:span><text:tab/>47</text:a></text:p>
          <text:p text:style-name="P181"><text:a xlink:href="#_Toc156319961" office:target-frame-name="_top" xlink:show="replace"><text:span text:style-name="T182">Alineamiento vertical</text:span><text:tab/>48</text:a></text:p>
          <text:p text:style-name="P183"><text:a xlink:href="#_Toc156319962" office:target-frame-name="_top" xlink:show="replace"><text:span text:style-name="T184">Horizontal alignment</text:span><text:tab/>48</text:a></text:p>
          <text:p text:style-name="P185"><text:a xlink:href="#_Toc156319963" office:target-frame-name="_top" xlink:show="replace"><text:span text:style-name="T186">Envoltura de columna</text:span><text:tab/>49</text:a></text:p>
          <text:p text:style-name="P187"><text:a xlink:href="#_Toc156319964" office:target-frame-name="_top" xlink:show="replace"><text:span text:style-name="T188">Saltos de columna</text:span><text:tab/>50</text:a></text:p>
          <text:p text:style-name="P189"><text:a xlink:href="#_Toc156319965" office:target-frame-name="_top" xlink:show="replace"><text:span text:style-name="T190">Reordenando</text:span><text:tab/>50</text:a></text:p>
          <text:p text:style-name="P191"><text:a xlink:href="#_Toc156319966" office:target-frame-name="_top" xlink:show="replace"><text:span text:style-name="T192">Ordenar clases</text:span><text:tab/>50</text:a></text:p>
          <text:p text:style-name="P193"><text:a xlink:href="#_Toc156319967" office:target-frame-name="_top" xlink:show="replace"><text:span text:style-name="T194">Columnas de compensación</text:span><text:tab/>51</text:a></text:p>
          <text:p text:style-name="P195"><text:a xlink:href="#_Toc156319968" office:target-frame-name="_top" xlink:show="replace"><text:span text:style-name="T196">Clases de columna independientes</text:span><text:tab/>52</text:a></text:p>
          <text:p text:style-name="P197"><text:a xlink:href="#_Toc156319969" office:target-frame-name="_top" xlink:show="replace"><text:span text:style-name="T198">Los Gutters para el diseño en Bootstrap</text:span><text:tab/>53</text:a></text:p>
          <text:p text:style-name="P199"><text:a xlink:href="#_Toc156319970" office:target-frame-name="_top" xlink:show="replace"><text:span text:style-name="T200">¿Cómo funcionan los Gutters?</text:span><text:tab/>53</text:a></text:p>
          <text:p text:style-name="P201"><text:a xlink:href="#_Toc156319971" office:target-frame-name="_top" xlink:show="replace"><text:span text:style-name="T202">Gutters horizontales</text:span><text:tab/>54</text:a></text:p>
          <text:p text:style-name="P203"><text:a xlink:href="#_Toc156319972" office:target-frame-name="_top" xlink:show="replace"><text:span text:style-name="T204">Gutters verticales</text:span><text:tab/>54</text:a></text:p>
          <text:p text:style-name="P205"><text:a xlink:href="#_Toc156319973" office:target-frame-name="_top" xlink:show="replace"><text:span text:style-name="T206">Gutters horizontales &amp; verticales</text:span><text:tab/>55</text:a></text:p>
          <text:p text:style-name="P207"><text:a xlink:href="#_Toc156319974" office:target-frame-name="_top" xlink:show="replace"><text:span text:style-name="T208">Gutters columnas de filas</text:span><text:tab/>55</text:a></text:p>
          <text:p text:style-name="P209"><text:a xlink:href="#_Toc156319975" office:target-frame-name="_top" xlink:show="replace"><text:span text:style-name="T210">Sin gutters</text:span><text:tab/>56</text:a></text:p>
          <text:p text:style-name="P211"><text:a xlink:href="#_Toc156319976" office:target-frame-name="_top" xlink:show="replace"><text:span text:style-name="T212">Cambiar los gutters</text:span><text:tab/>56</text:a></text:p>
          <text:p text:style-name="P213"><text:a xlink:href="#_Toc156319977" office:target-frame-name="_top" xlink:show="replace"><text:span text:style-name="T214">Utilidades para el diseño en Bootstrap</text:span><text:tab/>57</text:a></text:p>
          <text:p text:style-name="P215"><text:a xlink:href="#_Toc156319978" office:target-frame-name="_top" xlink:show="replace"><text:span text:style-name="T216">Cambiar el </text:span><text:span text:style-name="T217">display</text:span><text:tab/>57</text:a></text:p>
          <text:p text:style-name="P218"><text:a xlink:href="#_Toc156319979" office:target-frame-name="_top" xlink:show="replace"><text:span text:style-name="T219">Opciones Flexbox</text:span><text:tab/>57</text:a></text:p>
          <text:p text:style-name="P220"><text:a xlink:href="#_Toc156319980" office:target-frame-name="_top" xlink:show="replace"><text:span text:style-name="T221">Margin y padding</text:span><text:tab/>57</text:a></text:p>
          <text:p text:style-name="P222"><text:a xlink:href="#_Toc156319981" office:target-frame-name="_top" xlink:show="replace"><text:span text:style-name="T223">Alternar </text:span><text:span text:style-name="T224">visibility</text:span><text:tab/>57</text:a></text:p>
          <text:p text:style-name="P225"><text:a xlink:href="#_Toc156319982" office:target-frame-name="_top" xlink:show="replace"><text:span text:style-name="T226">Uso de Z-index en Bootstrap</text:span><text:tab/>58</text:a></text:p>
          <text:p text:style-name="P227"><text:a xlink:href="#_Toc156319983" office:target-frame-name="_top" xlink:show="replace"><text:span text:style-name="T228">Cuadrícula CSS en Bootstrap</text:span><text:tab/>58</text:a></text:p>
          <text:p text:style-name="P229"><text:a xlink:href="#_Toc156319984" office:target-frame-name="_top" xlink:show="replace"><text:span text:style-name="T230">¿Cómo funciona las cuadrículas CSS?</text:span><text:tab/>59</text:a></text:p>
          <text:p text:style-name="P231"><text:a xlink:href="#_Toc156319985" office:target-frame-name="_top" xlink:show="replace"><text:span text:style-name="T232">Diferencias clave</text:span><text:tab/>59</text:a></text:p>
          <text:p text:style-name="P233"><text:a xlink:href="#_Toc156319986" office:target-frame-name="_top" xlink:show="replace"><text:span text:style-name="T234">Ejemplos</text:span><text:tab/>60</text:a></text:p>
          <text:p text:style-name="P235"><text:a xlink:href="#_Toc156319987" office:target-frame-name="_top" xlink:show="replace"><text:span text:style-name="T236">Tres columnas</text:span><text:tab/>60</text:a></text:p>
          <text:p text:style-name="P237"><text:a xlink:href="#_Toc156319988" office:target-frame-name="_top" xlink:show="replace"><text:span text:style-name="T238">Responsive</text:span><text:tab/>60</text:a></text:p>
          <text:p text:style-name="P239"><text:a xlink:href="#_Toc156319989" office:target-frame-name="_top" xlink:show="replace"><text:span text:style-name="T240">Wrapping</text:span><text:tab/>60</text:a></text:p>
          <text:p text:style-name="P241"><text:a xlink:href="#_Toc156319990" office:target-frame-name="_top" xlink:show="replace"><text:span text:style-name="T242">Starts</text:span><text:tab/>61</text:a></text:p>
          <text:p text:style-name="P243"><text:a xlink:href="#_Toc156319991" office:target-frame-name="_top" xlink:show="replace"><text:span text:style-name="T244">Auto columnas</text:span><text:tab/>61</text:a></text:p>
          <text:p text:style-name="P245"><text:a xlink:href="#_Toc156319992" office:target-frame-name="_top" xlink:show="replace"><text:span text:style-name="T246">Anidamiento</text:span><text:tab/>62</text:a></text:p>
          <text:p text:style-name="P247"><text:a xlink:href="#_Toc156319993" office:target-frame-name="_top" xlink:show="replace"><text:span text:style-name="T248">Personalización</text:span><text:tab/>62</text:a></text:p>
          <text:p text:style-name="P249"><text:a xlink:href="#_Toc156319994" office:target-frame-name="_top" xlink:show="replace"><text:span text:style-name="T250">Sin clases de cuadrícula</text:span><text:tab/>63</text:a></text:p>
          <text:p text:style-name="P251"><text:a xlink:href="#_Toc156319995" office:target-frame-name="_top" xlink:show="replace"><text:span text:style-name="T252">Columnas y espacios (gaps)</text:span><text:tab/>63</text:a></text:p>
          <text:p text:style-name="P253"><text:a xlink:href="#_Toc156319996" office:target-frame-name="_top" xlink:show="replace"><text:span text:style-name="T254">Gaps</text:span><text:tab/>63</text:a></text:p>
          <text:p text:style-name="P255"><text:a xlink:href="#_Toc156319997" office:target-frame-name="_top" xlink:show="replace"><text:span text:style-name="T256">Sass</text:span><text:tab/>64</text:a></text:p>
        </text:index-body>
      </text:table-of-content>
      <text:p text:style-name="Normal"/>
      <text:p text:style-name="P257"/>
      <text:h text:style-name="P258" text:outline-level="1"><text:bookmark-start text:name="_Toc156319877"/>Personalizar Bootstrap<text:bookmark-end text:name="_Toc156319877"/></text:h>
      <text:p text:style-name="P259">Aprende a crear temas, personalizar y ampliar Bootstrap con Sass, un montón de opciones globales, un amplio sistema de colores y más.</text:p>
      <text:list text:style-name="LFO1" text:continue-numbering="true">
        <text:list-item>
          <text:p text:style-name="P260"><text:span text:style-name="T261">Sass</text:span><text:span text:style-name="T262">: Utiliza nuestros archivos fuente Sass para aprovechar variables, mapas, mixins y funciones.</text:span></text:p>
        </text:list-item>
        <text:list-item>
          <text:p text:style-name="P263"><text:span text:style-name="T264">Options</text:span><text:span text:style-name="T265">: Personaliza Bootstrap con variables integradas para alternar fácilmente las preferencias globales de CSS.</text:span></text:p>
        </text:list-item>
        <text:list-item>
          <text:p text:style-name="P266"><text:span text:style-name="T267">Color</text:span><text:span text:style-name="T268">: Conoce y personaliza los sistemas de colores utilizados en todo el toolkit.</text:span></text:p>
        </text:list-item>
        <text:list-item>
          <text:p text:style-name="P269"><text:span text:style-name="T270">Components</text:span><text:span text:style-name="T271">: Aprende cómo construimos casi todos nuestros componentes de manera responsive y con clases y modificadoras base.</text:span></text:p>
        </text:list-item>
        <text:list-item>
          <text:p text:style-name="P272"><text:span text:style-name="T273">CSS variables</text:span><text:span text:style-name="T274">: Utiliza las propiedades personalizadas de CSS de Bootstrap para un diseño y desarrollo rápidos y con visión de futuro.</text:span></text:p>
        </text:list-item>
        <text:list-item>
          <text:p text:style-name="P275"><text:span text:style-name="T276">Optimize</text:span><text:span text:style-name="T277">: Manten tus proyectos ágiles, responsive y fáciles de mantener para que puedas ofrecer la mejor experiencia.</text:span></text:p>
        </text:list-item>
      </text:list>
      <text:h text:style-name="P278" text:outline-level="2"><text:bookmark-start text:name="_Toc156319878"/><text:soft-page-break/>Descripción general<text:bookmark-end text:name="_Toc156319878"/> </text:h>
      <text:p text:style-name="P279">Hay varias formas de personalizar Bootstrap. Tu mejor camino puede depender de tu proyecto, la complejidad de tus herramientas de compilación, la versión de Bootstrap que estás usando, la compatibilidad con el navegador y más.</text:p>
      <text:p text:style-name="P280">Nuestros dos métodos preferidos son:</text:p>
      <text:list text:style-name="LFO2" text:continue-numbering="true">
        <text:list-item>
          <text:p text:style-name="P281"><text:span text:style-name="T282">Usar Bootstrap a través del </text:span><text:a xlink:href="https://esdocu.net/bootstrap/5.1/getting-started/download/#package-managers" office:target-frame-name="_top" xlink:show="replace"><text:span text:style-name="T283">administrador de paquetes</text:span></text:a><text:span text:style-name="T284"> para que puedas usar y ampliar nuestros archivos fuente.</text:span></text:p>
        </text:list-item>
        <text:list-item>
          <text:p text:style-name="P285"><text:span text:style-name="T286">Usar los archivos de distribución compilados de Bootstrap o </text:span><text:a xlink:href="https://esdocu.net/bootstrap/5.1/getting-started/download/#cdn-via-jsdelivr" office:target-frame-name="_top" xlink:show="replace"><text:span text:style-name="T287">jsDelivr</text:span></text:a><text:span text:style-name="T288"> para que puedas agregar o sobrescribir los estilos de Bootstrap.</text:span></text:p>
        </text:list-item>
      </text:list>
      <text:p text:style-name="P289"><text:span text:style-name="T290">Si bien no podemos entrar en detalles aquí sobre cómo usar cada administrador de paquetes, podemos brindarte orientación sobre </text:span><text:a xlink:href="https://esdocu.net/bootstrap/5.1/customize/sass/" office:target-frame-name="_top" xlink:show="replace"><text:span text:style-name="T291">el uso de Bootstrap con su propio compilador Sass</text:span></text:a><text:span text:style-name="T292">.</text:span></text:p>
      <text:p text:style-name="P293"><text:span text:style-name="T294">Para aquellos que quieran usar los archivos de distribución, revisen la </text:span><text:a xlink:href="https://esdocu.net/bootstrap/5.1/getting-started/introduction/" office:target-frame-name="_top" xlink:show="replace"><text:span text:style-name="T295">página de inicio</text:span></text:a><text:span text:style-name="T296"> para saber cómo incluir esos archivos y una página HTML de ejemplo. A partir de ahí, consulta los documentos para conocer el diseño, los componentes y los comportamientos que te gustaría usar.</text:span></text:p>
      <text:p text:style-name="P297">A medida que te familiarices con Bootstrap, continúa explorando esta sección para obtener más detalles sobre cómo utilizar nuestras opciones globales, cómo cambiar nuestro sistema de color, cómo construimos nuestros componentes, cómo usar nuestra creciente lista de propiedades personalizadas de CSS y cómo optimizar tu código al construir con Bootstrap.</text:p>
      <text:h text:style-name="P298" text:outline-level="2"><text:bookmark-start text:name="_Toc156319879"/>CSP y SVG integrados<text:bookmark-end text:name="_Toc156319879"/> </text:h>
      <text:p text:style-name="P299"><text:span text:style-name="T300">Varios componentes de Bootstrap incluyen SVG incrustados en nuestro CSS para diseñar componentes de manera consistente y sencilla en todos los navegadores y dispositivos. </text:span><text:span text:style-name="T301">Para organizaciones con configuraciones de CSP más estrictas</text:span><text:span text:style-name="T302">, hemos documentado todas las instancias de nuestros SVG integrados (todos los cuales se aplican a través de </text:span><text:span text:style-name="T303">background-image</text:span><text:span text:style-name="T304">) para que puedas revisar más a fondo sus opciones.</text:span></text:p>
      <text:list text:style-name="LFO3" text:continue-numbering="true">
        <text:list-item>
          <text:p text:style-name="P305"><text:a xlink:href="https://esdocu.net/bootstrap/5.1/components/accordion/" office:target-frame-name="_top" xlink:show="replace"><text:span text:style-name="T306">Accordion</text:span></text:a></text:p>
        </text:list-item>
        <text:list-item>
          <text:p text:style-name="P307"><text:a xlink:href="https://esdocu.net/bootstrap/5.1/components/close-button/" office:target-frame-name="_top" xlink:show="replace"><text:span text:style-name="T308">Botón de cierre</text:span></text:a><text:span text:style-name="T309"> (usado en alerts y modals)</text:span></text:p>
        </text:list-item>
        <text:list-item>
          <text:p text:style-name="P310"><text:a xlink:href="https://esdocu.net/bootstrap/5.1/forms/checks-radios/" office:target-frame-name="_top" xlink:show="replace"><text:span text:style-name="T311">Checkboxes y botones radio de formulario</text:span></text:a></text:p>
        </text:list-item>
        <text:list-item>
          <text:p text:style-name="P312"><text:a xlink:href="https://esdocu.net/bootstrap/5.1/forms/checks-radios/#switches" office:target-frame-name="_top" xlink:show="replace"><text:span text:style-name="T313">Switches de formulario</text:span></text:a></text:p>
        </text:list-item>
        <text:list-item>
          <text:p text:style-name="P314"><text:a xlink:href="https://esdocu.net/bootstrap/5.1/forms/validation/#server-side" office:target-frame-name="_top" xlink:show="replace"><text:span text:style-name="T315">Iconos de validación de formulario</text:span></text:a></text:p>
        </text:list-item>
        <text:list-item>
          <text:p text:style-name="P316"><text:a xlink:href="https://esdocu.net/bootstrap/5.1/forms/select/" office:target-frame-name="_top" xlink:show="replace"><text:span text:style-name="T317">Menús de selección</text:span></text:a></text:p>
        </text:list-item>
        <text:list-item>
          <text:p text:style-name="P318"><text:a xlink:href="https://esdocu.net/bootstrap/5.1/components/carousel/#with-controls" office:target-frame-name="_top" xlink:show="replace"><text:span text:style-name="T319">Controles de Carousel</text:span></text:a></text:p>
        </text:list-item>
        <text:list-item>
          <text:p text:style-name="P320"><text:a xlink:href="https://esdocu.net/bootstrap/5.1/components/navbar/#responsive-behaviors" office:target-frame-name="_top" xlink:show="replace"><text:span text:style-name="T321">Botones de Navbar</text:span></text:a></text:p>
        </text:list-item>
      </text:list>
      <text:p text:style-name="P322"><text:span text:style-name="T323">Según la </text:span><text:a xlink:href="https://github.com/twbs/bootstrap/issues/25394" office:target-frame-name="_blank" xlink:show="new"><text:span text:style-name="T324">conversación de la comunidad</text:span></text:a><text:span text:style-name="T325">, algunas opciones para abordar esto en tu propio código base incluyen reemplazar las URL con assets alojados<text:s/></text:span><text:soft-page-break/><text:span text:style-name="T326">localmente, eliminar las imágenes y usar imágenes en línea (no es posible en todos los componentes), y modificando tu CSP. Nuestra recomendación es revisar cuidadosamente tus propias políticas de seguridad y decidir cuál es el mejor camino a seguir, si es necesario.</text:span></text:p>
      <text:h text:style-name="P327" text:outline-level="1"><text:bookmark-start text:name="_Toc156319880"/>Personalizar Sass de Bootstrap<text:bookmark-end text:name="_Toc156319880"/></text:h>
      <text:p text:style-name="P328">Utiliza nuestros archivos fuente Sass para aprovechar variables, mapas, mixins y funciones para ayudarte a construir más rápido y personalizar tu proyecto.</text:p>
      <text:p text:style-name="P329">Utiliza nuestros archivos fuente Sass<text:s/>para aprovechar variables, mapas, mixins y más.</text:p>
      <text:h text:style-name="P330" text:outline-level="2"><text:bookmark-start text:name="_Toc156319881"/>Estructura de archivos<text:bookmark-end text:name="_Toc156319881"/> </text:h>
      <text:p text:style-name="P331">Siempre que sea posible, evita modificar los archivos del núcleo de Bootstrap. Para Sass, eso significa crear tu propia hoja de estilos que importe Bootstrap para que puedas modificarla y ampliarla. Suponiendo que estás utilizando un administrador de paquetes como npm, tendrás una estructura de archivos que se ve así:</text:p>
      <text:p text:style-name="P332"><text:span text:style-name="T333">your-project/</text:span></text:p>
      <text:p text:style-name="P334"><text:span text:style-name="T335">├── scss</text:span></text:p>
      <text:p text:style-name="P336"><text:span text:style-name="T337">│ <text:s text:c="2"/>└── custom.scss</text:span></text:p>
      <text:p text:style-name="P338"><text:span text:style-name="T339">└── node_modules/</text:span></text:p>
      <text:p text:style-name="P340"><text:span text:style-name="T341"><text:s text:c="4"/></text:span><text:span text:style-name="T342">└── bootstrap</text:span></text:p>
      <text:p text:style-name="P343"><text:span text:style-name="T344"><text:s text:c="8"/>├── js</text:span></text:p>
      <text:p text:style-name="P345"><text:span text:style-name="T346"><text:s text:c="8"/>└── scss</text:span></text:p>
      <text:p text:style-name="P347">Si descargaste nuestros archivos fuente y no estás utilizando un administrador de paquetes, querrás configurar manualmente algo similar a esa estructura, manteniendo los archivos fuente de Bootstrap separados de los tuyos.</text:p>
      <text:p text:style-name="P348"><text:span text:style-name="T349">your-project/</text:span></text:p>
      <text:p text:style-name="P350"><text:span text:style-name="T351">├── scss</text:span></text:p>
      <text:p text:style-name="P352"><text:span text:style-name="T353">│ <text:s text:c="2"/>└── custom.scss</text:span></text:p>
      <text:p text:style-name="P354"><text:span text:style-name="T355">└── bootstrap/</text:span></text:p>
      <text:p text:style-name="P356"><text:span text:style-name="T357"><text:s text:c="4"/></text:span><text:span text:style-name="T358">├── js</text:span></text:p>
      <text:p text:style-name="P359"><text:span text:style-name="T360"><text:s text:c="4"/>└── scss</text:span></text:p>
      <text:h text:style-name="P361" text:outline-level="2"><text:bookmark-start text:name="_Toc156319882"/>Importación<text:bookmark-end text:name="_Toc156319882"/> </text:h>
      <text:p text:style-name="P362"><text:span text:style-name="T363">En tu </text:span><text:span text:style-name="T364">custom.scss</text:span><text:span text:style-name="T365">, importarás los archivos fuente Sass de Bootstrap. Tienes dos opciones: incluir todo Bootstrap o elegir las partes que necesitas. Recomendamos lo último, aunque ten en cuenta que existen algunos requisitos y dependencias entre nuestros componentes. También deberás incluir algo de JavaScript para nuestros complementos.</text:span></text:p>
      <text:p text:style-name="P366"><text:span text:style-name="T367">// Custom.scss</text:span></text:p>
      <text:p text:style-name="P368"><text:span text:style-name="T369">// Opción A: Incluir todo Bootstrap</text:span></text:p>
      <text:p text:style-name="P370"/>
      <text:p text:style-name="P371"><text:span text:style-name="T372">// Incluye cualquier sobrescritura de variable predeterminada aquí (aunque las funciones no estarán disponibles)</text:span></text:p>
      <text:p text:style-name="P373"/>
      <text:p text:style-name="P374"><text:span text:style-name="T375">@import</text:span><text:span text:style-name="T376"><text:s/></text:span><text:span text:style-name="T377">"../node_modules/bootstrap/scss/bootstrap"</text:span><text:span text:style-name="T378">;</text:span></text:p>
      <text:p text:style-name="P379"/>
      <text:p text:style-name="P380"><text:span text:style-name="T381">//</text:span><text:span text:style-name="T382"><text:s/></text:span><text:span text:style-name="T383">Luego</text:span><text:span text:style-name="T384"><text:s/></text:span><text:span text:style-name="T385">agrega</text:span><text:span text:style-name="T386"><text:s/></text:span><text:span text:style-name="T387">código</text:span><text:span text:style-name="T388"><text:s/></text:span><text:span text:style-name="T389">personalizado</text:span><text:span text:style-name="T390"><text:s/></text:span><text:span text:style-name="T391">adicional</text:span><text:span text:style-name="T392"><text:s/></text:span><text:span text:style-name="T393">aquí</text:span></text:p>
      <text:p text:style-name="P394"><text:span text:style-name="T395">// Custom.scss</text:span></text:p>
      <text:p text:style-name="P396"><text:span text:style-name="T397">// Opción B: Incluir partes de Bootstrap</text:span></text:p>
      <text:p text:style-name="P398"/>
      <text:p text:style-name="P399"><text:span text:style-name="T400">// 1. Incluye las funciones primero (para que puedas manipular colores, SVG, calc, etc.)</text:span></text:p>
      <text:p text:style-name="P401"><text:span text:style-name="T402">@import</text:span><text:span text:style-name="T403"><text:s/></text:span><text:span text:style-name="T404">"../node_modules/bootstrap/scss/functions"</text:span><text:span text:style-name="T405">;</text:span></text:p>
      <text:p text:style-name="P406"/>
      <text:p text:style-name="P407"><text:span text:style-name="T408">// 2. Incluye cualquier sobrescritura de variable predeterminada aquí</text:span></text:p>
      <text:p text:style-name="P409"/>
      <text:p text:style-name="P410"><text:span text:style-name="T411">// 3. Incluye el resto de las hojas de estilo Bootstrap requeridas</text:span></text:p>
      <text:p text:style-name="P412"><text:span text:style-name="T413">@import</text:span><text:span text:style-name="T414"><text:s/></text:span><text:span text:style-name="T415">"../node_modules/bootstrap/scss/variables"</text:span><text:span text:style-name="T416">;</text:span></text:p>
      <text:p text:style-name="P417"/>
      <text:p text:style-name="P418"><text:span text:style-name="T419">// 4. Incluye cualquier sobrescritura de mapa predeterminado aquí</text:span></text:p>
      <text:p text:style-name="P420"/>
      <text:p text:style-name="P421"><text:span text:style-name="T422">// 5. Incluye el resto de las partes requeridas</text:span></text:p>
      <text:p text:style-name="P423"><text:span text:style-name="T424">@import</text:span><text:span text:style-name="T425"><text:s/></text:span><text:span text:style-name="T426">"../node_modules/bootstrap/scss/maps"</text:span><text:span text:style-name="T427">;</text:span></text:p>
      <text:p text:style-name="P428"><text:span text:style-name="T429">@import</text:span><text:span text:style-name="T430"><text:s/></text:span><text:span text:style-name="T431">"../node_modules/bootstrap/scss/mixins"</text:span><text:span text:style-name="T432">;</text:span></text:p>
      <text:p text:style-name="P433"><text:span text:style-name="T434">@import</text:span><text:span text:style-name="T435"><text:s/></text:span><text:span text:style-name="T436">"../node_modules/bootstrap/scss/root"</text:span><text:span text:style-name="T437">;</text:span></text:p>
      <text:p text:style-name="P438"/>
      <text:p text:style-name="P439"><text:span text:style-name="T440">// 6. Opcionalmente, incluye otras partes según sea necesario</text:span></text:p>
      <text:p text:style-name="P441"><text:span text:style-name="T442">@import</text:span><text:span text:style-name="T443"><text:s/></text:span><text:span text:style-name="T444">"../node_modules/bootstrap/scss/utilities"</text:span><text:span text:style-name="T445">;</text:span></text:p>
      <text:p text:style-name="P446"><text:span text:style-name="T447">@import</text:span><text:span text:style-name="T448"><text:s/></text:span><text:span text:style-name="T449">"../node_modules/bootstrap/scss/reboot"</text:span><text:span text:style-name="T450">;</text:span></text:p>
      <text:p text:style-name="P451"><text:span text:style-name="T452">@import</text:span><text:span text:style-name="T453"><text:s/></text:span><text:span text:style-name="T454">"../node_modules/bootstrap/scss/type"</text:span><text:span text:style-name="T455">;</text:span></text:p>
      <text:p text:style-name="P456"><text:span text:style-name="T457">@import</text:span><text:span text:style-name="T458"><text:s/></text:span><text:span text:style-name="T459">"../node_modules/bootstrap/scss/images"</text:span><text:span text:style-name="T460">;</text:span></text:p>
      <text:p text:style-name="P461"><text:span text:style-name="T462">@import</text:span><text:span text:style-name="T463"><text:s/></text:span><text:span text:style-name="T464">"../node_modules/bootstrap/scss/containers"</text:span><text:span text:style-name="T465">;</text:span></text:p>
      <text:p text:style-name="P466"><text:span text:style-name="T467">@import</text:span><text:span text:style-name="T468"><text:s/></text:span><text:span text:style-name="T469">"../node_modules/bootstrap/scss/grid"</text:span><text:span text:style-name="T470">;</text:span></text:p>
      <text:p text:style-name="P471"><text:span text:style-name="T472">@import</text:span><text:span text:style-name="T473"><text:s/></text:span><text:span text:style-name="T474">"../node_modules/bootstrap/scss/helpers"</text:span><text:span text:style-name="T475">;</text:span></text:p>
      <text:p text:style-name="P476"/>
      <text:p text:style-name="P477"><text:span text:style-name="T478">// 7. Opcionalmente, incluye la API de utilidades en último lugar para generar clases basadas en el mapa Sass en `_utilities.scss`</text:span></text:p>
      <text:p text:style-name="P479"><text:span text:style-name="T480">@import</text:span><text:span text:style-name="T481"><text:s/></text:span><text:span text:style-name="T482">"../node_modules/bootstrap/scss/utilities/api"</text:span><text:span text:style-name="T483">;</text:span></text:p>
      <text:p text:style-name="P484"/>
      <text:p text:style-name="P485"><text:span text:style-name="T486">//</text:span><text:span text:style-name="T487"><text:s/></text:span><text:span text:style-name="T488">8</text:span><text:span text:style-name="T489">.</text:span><text:span text:style-name="T490"><text:s/></text:span><text:span text:style-name="T491">Agrega</text:span><text:span text:style-name="T492"><text:s/></text:span><text:span text:style-name="T493">código</text:span><text:span text:style-name="T494"><text:s/></text:span><text:span text:style-name="T495">personalizado</text:span><text:span text:style-name="T496"><text:s/></text:span><text:span text:style-name="T497">adicional</text:span><text:span text:style-name="T498"><text:s/></text:span><text:span text:style-name="T499">aquí</text:span></text:p>
      <text:p text:style-name="P500"><text:span text:style-name="T501">Con esta configuración, puedes comenzar a modificar cualquiera de las variables y mapas de Sass en tu </text:span><text:span text:style-name="T502">custom.scss</text:span><text:span text:style-name="T503">. También puedes comenzar a agregar partes de Bootstrap en las secciones </text:span><text:span text:style-name="T504">// Opcionalmente</text:span><text:span text:style-name="T505"> según sea necesario. Sugerimos usar la pila de importación completa de nuestro archivo </text:span><text:span text:style-name="T506">bootstrap.scss</text:span><text:span text:style-name="T507"> como punto de partida.</text:span></text:p>
      <text:h text:style-name="P508" text:outline-level="2"><text:bookmark-start text:name="_Toc156319883"/>Valores predeterminados de variables<text:bookmark-end text:name="_Toc156319883"/> </text:h>
      <text:p text:style-name="P509"><text:span text:style-name="T510">Cada variable de Sass en Bootstrap incluye el indicador </text:span><text:span text:style-name="T511">!default</text:span><text:span text:style-name="T512"> que te permite sobrescribir el valor predeterminado de la variable en tu propio Sass sin modificar el código fuente de Bootstrap. Copia y pega las variables según sea necesario, modifica tus valores y elimina el indicador </text:span><text:span text:style-name="T513">!default</text:span><text:span text:style-name="T514">. Si ya se asignó una variable, no se reasignará con los valores predeterminados en Bootstrap.</text:span></text:p>
      <text:soft-page-break/>
      <text:p text:style-name="P515"><text:span text:style-name="T516">Advertisement</text:span></text:p>
      <text:p text:style-name="P517"><text:span text:style-name="T518">Encontrarás la lista completa de variables de Bootstrap en </text:span><text:span text:style-name="T519">scss/_variables.scss</text:span><text:span text:style-name="T520">. Algunas variables se establecen en </text:span><text:span text:style-name="T521">null</text:span><text:span text:style-name="T522">, estas variables no generan la propiedad a menos que se sobrescriban en tu configuración.</text:span></text:p>
      <text:p text:style-name="P523">Las sobrescrituras de variables deben realizarse después de importar nuestras funciones, pero antes del resto de las importaciones.</text:p>
      <text:p text:style-name="P524"><text:span text:style-name="T525">Aquí hay un ejemplo que cambia </text:span><text:span text:style-name="T526">background-color</text:span><text:span text:style-name="T527"> y </text:span><text:span text:style-name="T528">color</text:span><text:span text:style-name="T529"> para </text:span><text:span text:style-name="T530">&lt;body&gt;</text:span><text:span text:style-name="T531"> al importar y compilar Bootstrap a través de npm:</text:span></text:p>
      <text:p text:style-name="P532"><text:span text:style-name="T533">// Requerido</text:span></text:p>
      <text:p text:style-name="P534"><text:span text:style-name="T535">@import</text:span><text:span text:style-name="T536"><text:s/></text:span><text:span text:style-name="T537">"../node_modules/bootstrap/scss/functions"</text:span><text:span text:style-name="T538">;</text:span></text:p>
      <text:p text:style-name="P539"/>
      <text:p text:style-name="P540"><text:span text:style-name="T541">// Sobrescritura del valor por defecto de las variables</text:span></text:p>
      <text:p text:style-name="P542"><text:span text:style-name="T543">$body-bg</text:span><text:span text:style-name="T544">:</text:span><text:span text:style-name="T545"><text:s/></text:span><text:span text:style-name="T546">#000</text:span><text:span text:style-name="T547">;</text:span></text:p>
      <text:p text:style-name="P548"><text:span text:style-name="T549">$body-color</text:span><text:span text:style-name="T550">:</text:span><text:span text:style-name="T551"><text:s/></text:span><text:span text:style-name="T552">#111</text:span><text:span text:style-name="T553">;</text:span></text:p>
      <text:p text:style-name="P554"/>
      <text:p text:style-name="P555"><text:span text:style-name="T556">// Requerido</text:span></text:p>
      <text:p text:style-name="P557"><text:span text:style-name="T558">@import</text:span><text:span text:style-name="T559"><text:s/></text:span><text:span text:style-name="T560">"../node_modules/bootstrap/scss/variables"</text:span><text:span text:style-name="T561">;</text:span></text:p>
      <text:p text:style-name="P562"><text:span text:style-name="T563">@import</text:span><text:span text:style-name="T564"><text:s/></text:span><text:span text:style-name="T565">"../node_modules/bootstrap/scss/maps"</text:span><text:span text:style-name="T566">;</text:span></text:p>
      <text:p text:style-name="P567"><text:span text:style-name="T568">@import</text:span><text:span text:style-name="T569"><text:s/></text:span><text:span text:style-name="T570">"../node_modules/bootstrap/scss/mixins"</text:span><text:span text:style-name="T571">;</text:span></text:p>
      <text:p text:style-name="P572"><text:span text:style-name="T573">@import</text:span><text:span text:style-name="T574"><text:s/></text:span><text:span text:style-name="T575">"../node_modules/bootstrap/scss/root"</text:span><text:span text:style-name="T576">;</text:span></text:p>
      <text:p text:style-name="P577"/>
      <text:p text:style-name="P578"><text:span text:style-name="T579">// Componentes opcionales de Bootstrap aquí</text:span></text:p>
      <text:p text:style-name="P580"><text:span text:style-name="T581">@import</text:span><text:span text:style-name="T582"><text:s/></text:span><text:span text:style-name="T583">"../node_modules/bootstrap/scss/reboot"</text:span><text:span text:style-name="T584">;</text:span></text:p>
      <text:p text:style-name="P585"><text:span text:style-name="T586">@import</text:span><text:span text:style-name="T587"><text:s/></text:span><text:span text:style-name="T588">"../node_modules/bootstrap/scss/type"</text:span><text:span text:style-name="T589">;</text:span></text:p>
      <text:p text:style-name="P590"><text:span text:style-name="T591">//</text:span><text:span text:style-name="T592"><text:s/></text:span><text:span text:style-name="T593">etc</text:span></text:p>
      <text:p text:style-name="P594">Repite según sea necesario para cualquier variable en Bootstrap, incluidas las opciones globales a continuación.</text:p>
      <text:p text:style-name="P595"><text:span text:style-name="T596">¡Comienza con Bootstrap a través de npm con nuestro proyecto de inicio!</text:span><text:span text:style-name="T597"> Diríjete al repositorio de plantillas </text:span><text:a xlink:href="https://github.com/twbs/bootstrap-npm-starter" office:target-frame-name="_blank" xlink:show="new"><text:span text:style-name="T598">twbs/bootstrap-npm-starter</text:span></text:a><text:span text:style-name="T599"> para ver cómo construir y personalizar Bootstrap en tu propio proyecto npm. Incluye el compilador Sass, Autoprefixer, Stylelint, PurgeCSS y Bootstrap Icons.</text:span></text:p>
      <text:h text:style-name="P600" text:outline-level="2"><text:bookmark-start text:name="_Toc156319884"/>Mapas y bucles<text:bookmark-end text:name="_Toc156319884"/> </text:h>
      <text:p text:style-name="P601"><text:span text:style-name="T602">Bootstrap incluye un puñado de mapas Sass, pares de clave valor que facilitan la generación de familias de CSS relacionadas. Usamos mapas Sass para nuestros colores, breakpoints de cuadrícula (grid) y más. Al igual que las variables de Sass, todos los mapas de Sass incluyen el indicador </text:span><text:span text:style-name="T603">!default</text:span><text:span text:style-name="T604"> y se pueden sobrescribir y ampliar.</text:span></text:p>
      <text:p text:style-name="P605"><text:span text:style-name="T606">Algunos de nuestros mapas Sass se fusionan en mapas vacíos de forma predeterminada. Esto se hace para permitir una fácil expansión de un mapa Sass determinado, pero tiene el costo de hacer </text:span><text:span text:style-name="T607">removing</text:span><text:span text:style-name="T608"> de elementos de un mapa sea un poco más difícil.</text:span></text:p>
      <text:h text:style-name="P609" text:outline-level="3"><text:bookmark-start text:name="_Toc156319885"/><text:soft-page-break/>Modificar mapa<text:bookmark-end text:name="_Toc156319885"/> </text:h>
      <text:p text:style-name="P610"><text:span text:style-name="T611">Todas las variables en el mapa </text:span><text:span text:style-name="T612">$theme-colors</text:span><text:span text:style-name="T613"> se definen como variables independientes. Para modificar un color existente en nuestro mapa </text:span><text:span text:style-name="T614">$theme-colors</text:span><text:span text:style-name="T615">, agrega lo siguiente a tu archivo Sass personalizado:</text:span></text:p>
      <text:p text:style-name="P616"><text:span text:style-name="T617">$primary</text:span><text:span text:style-name="T618">:</text:span><text:span text:style-name="T619"><text:s/></text:span><text:span text:style-name="T620">#0074d9</text:span><text:span text:style-name="T621">;</text:span></text:p>
      <text:p text:style-name="P622"><text:span text:style-name="T623">$danger</text:span><text:span text:style-name="T624">:</text:span><text:span text:style-name="T625"><text:s/></text:span><text:span text:style-name="T626">#ff4136</text:span><text:span text:style-name="T627">;</text:span></text:p>
      <text:p text:style-name="P628"><text:span text:style-name="T629">Posteriormente, estas variables se configuran en el mapa </text:span><text:span text:style-name="T630">$theme-colors</text:span><text:span text:style-name="T631"> de Bootstrap:</text:span></text:p>
      <text:p text:style-name="P632"><text:span text:style-name="T633">$theme-colors</text:span><text:span text:style-name="T634">:</text:span><text:span text:style-name="T635"><text:s/></text:span><text:span text:style-name="T636">(</text:span></text:p>
      <text:p text:style-name="P637"><text:span text:style-name="T638"><text:s text:c="2"/></text:span><text:span text:style-name="T639">"primary"</text:span><text:span text:style-name="T640">:</text:span><text:span text:style-name="T641"><text:s/></text:span><text:span text:style-name="T642">$primary</text:span><text:span text:style-name="T643">,</text:span></text:p>
      <text:p text:style-name="P644"><text:span text:style-name="T645"><text:s text:c="2"/></text:span><text:span text:style-name="T646">"danger"</text:span><text:span text:style-name="T647">:</text:span><text:span text:style-name="T648"><text:s/></text:span><text:span text:style-name="T649">$danger</text:span></text:p>
      <text:p text:style-name="P650"><text:span text:style-name="T651">);</text:span></text:p>
      <text:h text:style-name="P652" text:outline-level="3"><text:bookmark-start text:name="_Toc156319886"/>Añadir al mapa<text:bookmark-end text:name="_Toc156319886"/> </text:h>
      <text:p text:style-name="P653"><text:span text:style-name="T654">Agrega nuevos colores a </text:span><text:span text:style-name="T655">$theme-colors</text:span><text:span text:style-name="T656">, o cualquier otro mapa, creando un nuevo mapa Sass con sus valores personalizados y combinándolo con el mapa original. En este caso, crearemos un nuevo mapa </text:span><text:span text:style-name="T657">$custom-colors</text:span><text:span text:style-name="T658"> y lo fusionaremos con </text:span><text:span text:style-name="T659">$theme-colors</text:span><text:span text:style-name="T660">.</text:span></text:p>
      <text:p text:style-name="P661"><text:span text:style-name="T662">// Crea tu propio mapa</text:span></text:p>
      <text:p text:style-name="P663"><text:span text:style-name="T664">$custom-colors</text:span><text:span text:style-name="T665">:</text:span><text:span text:style-name="T666"><text:s/></text:span><text:span text:style-name="T667">(</text:span></text:p>
      <text:p text:style-name="P668"><text:span text:style-name="T669"><text:s text:c="2"/></text:span><text:span text:style-name="T670">"custom-color"</text:span><text:span text:style-name="T671">:</text:span><text:span text:style-name="T672"><text:s/></text:span><text:span text:style-name="T673">#900</text:span></text:p>
      <text:p text:style-name="P674"><text:span text:style-name="T675">);</text:span></text:p>
      <text:p text:style-name="P676"/>
      <text:p text:style-name="P677"><text:span text:style-name="T678">// Fusionar los mapas</text:span></text:p>
      <text:p text:style-name="P679"><text:span text:style-name="T680">$theme-colors</text:span><text:span text:style-name="T681">:</text:span><text:span text:style-name="T682"><text:s/></text:span><text:span text:style-name="T683">map-merge</text:span><text:span text:style-name="T684">(</text:span><text:span text:style-name="T685">$theme-colors</text:span><text:span text:style-name="T686">,</text:span><text:span text:style-name="T687"><text:s/></text:span><text:span text:style-name="T688">$custom-colors</text:span><text:span text:style-name="T689">);</text:span></text:p>
      <text:h text:style-name="P690" text:outline-level="3"><text:bookmark-start text:name="_Toc156319887"/>Quitar del mapa<text:bookmark-end text:name="_Toc156319887"/> </text:h>
      <text:p text:style-name="P691"><text:span text:style-name="T692">Para eliminar colores de </text:span><text:span text:style-name="T693">$theme-colors</text:span><text:span text:style-name="T694">, o cualquier otro mapa, usa </text:span><text:span text:style-name="T695">map-remove</text:span><text:span text:style-name="T696">. Ten en cuenta que debes insertarlo entre nuestros requisitos y opciones:</text:span></text:p>
      <text:p text:style-name="P697"><text:span text:style-name="T698">// Requerido</text:span></text:p>
      <text:p text:style-name="P699"><text:span text:style-name="T700">@import</text:span><text:span text:style-name="T701"><text:s/></text:span><text:span text:style-name="T702">"../node_modules/bootstrap/scss/functions"</text:span><text:span text:style-name="T703">;</text:span></text:p>
      <text:p text:style-name="P704"><text:span text:style-name="T705">@import</text:span><text:span text:style-name="T706"><text:s/></text:span><text:span text:style-name="T707">"../node_modules/bootstrap/scss/variables"</text:span><text:span text:style-name="T708">;</text:span></text:p>
      <text:p text:style-name="P709"><text:span text:style-name="T710">@import</text:span><text:span text:style-name="T711"><text:s/></text:span><text:span text:style-name="T712">"../node_modules/bootstrap/scss/maps"</text:span><text:span text:style-name="T713">;</text:span></text:p>
      <text:p text:style-name="P714"><text:span text:style-name="T715">@import</text:span><text:span text:style-name="T716"><text:s/></text:span><text:span text:style-name="T717">"../node_modules/bootstrap/scss/mixins"</text:span><text:span text:style-name="T718">;</text:span></text:p>
      <text:p text:style-name="P719"><text:span text:style-name="T720">@import</text:span><text:span text:style-name="T721"><text:s/></text:span><text:span text:style-name="T722">"../node_modules/bootstrap/scss/root"</text:span><text:span text:style-name="T723">;</text:span></text:p>
      <text:p text:style-name="P724"/>
      <text:p text:style-name="P725"><text:span text:style-name="T726">$theme-colors</text:span><text:span text:style-name="T727">:</text:span><text:span text:style-name="T728"><text:s/></text:span><text:span text:style-name="T729">map-remove</text:span><text:span text:style-name="T730">(</text:span><text:span text:style-name="T731">$theme-colors</text:span><text:span text:style-name="T732">,</text:span><text:span text:style-name="T733"><text:s/></text:span><text:span text:style-name="T734">"info"</text:span><text:span text:style-name="T735">,</text:span><text:span text:style-name="T736"><text:s/></text:span><text:span text:style-name="T737">"light"</text:span><text:span text:style-name="T738">,</text:span><text:span text:style-name="T739"><text:s/></text:span><text:span text:style-name="T740">"dark"</text:span><text:span text:style-name="T741">);</text:span></text:p>
      <text:p text:style-name="P742"/>
      <text:p text:style-name="P743"><text:span text:style-name="T744">// Opcional</text:span></text:p>
      <text:p text:style-name="P745"><text:span text:style-name="T746">@import</text:span><text:span text:style-name="T747"><text:s/></text:span><text:span text:style-name="T748">"../node_modules/bootstrap/scss/reboot"</text:span><text:span text:style-name="T749">;</text:span></text:p>
      <text:p text:style-name="P750"><text:span text:style-name="T751">@import</text:span><text:span text:style-name="T752"><text:s/></text:span><text:span text:style-name="T753">"../node_modules/bootstrap/scss/type"</text:span><text:span text:style-name="T754">;</text:span></text:p>
      <text:p text:style-name="P755"><text:span text:style-name="T756">//</text:span><text:span text:style-name="T757"><text:s/></text:span><text:span text:style-name="T758">etc</text:span></text:p>
      <text:h text:style-name="P759" text:outline-level="2"><text:bookmark-start text:name="_Toc156319888"/>Claves requeridas<text:bookmark-end text:name="_Toc156319888"/> </text:h>
      <text:soft-page-break/>
      <text:p text:style-name="P760">Bootstrap asume la presencia de algunas claves específicas dentro de los mapas de Sass tal como las usamos y las ampliamos nosotros mismos. A medida que personalizas los mapas incluidos, es posible que encuentres errores cuando se utiliza la clave de un mapa Sass específico.</text:p>
      <text:p text:style-name="P761"><text:span text:style-name="T762">Por ejemplo, usamos las teclas </text:span><text:span text:style-name="T763">primary</text:span><text:span text:style-name="T764">, </text:span><text:span text:style-name="T765">success</text:span><text:span text:style-name="T766"> y </text:span><text:span text:style-name="T767">danger</text:span><text:span text:style-name="T768"> de </text:span><text:span text:style-name="T769">$theme-colors</text:span><text:span text:style-name="T770"> para enlaces, botones y estados de formulario. Reemplazar los valores de estas claves no debería presentar problemas, pero eliminarlas puede causar problemas de compilación de Sass. En estos casos, deberás modificar el código Sass que utiliza esos valores.</text:span></text:p>
      <text:h text:style-name="P771" text:outline-level="2"><text:bookmark-start text:name="_Toc156319889"/>Funciones<text:bookmark-end text:name="_Toc156319889"/> </text:h>
      <text:h text:style-name="P772" text:outline-level="3"><text:bookmark-start text:name="_Toc156319890"/>Colores<text:bookmark-end text:name="_Toc156319890"/> </text:h>
      <text:p text:style-name="P773"><text:span text:style-name="T774">Además de los </text:span><text:a xlink:href="https://esdocu.net/bootstrap/5.1/customize/color/#color-sass-maps" office:target-frame-name="_top" xlink:show="replace"><text:span text:style-name="T775">mapas Sass</text:span></text:a><text:span text:style-name="T776"> que tenemos, los colores del tema también se pueden usar como variables independientes, como </text:span><text:span text:style-name="T777">$primary</text:span><text:span text:style-name="T778">.</text:span></text:p>
      <text:p text:style-name="P779"><text:span text:style-name="T780">.custom-element</text:span><text:span text:style-name="T781"><text:s/></text:span><text:span text:style-name="T782">{</text:span></text:p>
      <text:p text:style-name="P783"><text:span text:style-name="T784"><text:s text:c="2"/></text:span><text:span text:style-name="T785">color</text:span><text:span text:style-name="T786">:</text:span><text:span text:style-name="T787"><text:s/></text:span><text:span text:style-name="T788">$gray-100</text:span><text:span text:style-name="T789">;</text:span></text:p>
      <text:p text:style-name="P790"><text:span text:style-name="T791"><text:s text:c="2"/></text:span><text:span text:style-name="T792">background-color</text:span><text:span text:style-name="T793">:</text:span><text:span text:style-name="T794"><text:s/></text:span><text:span text:style-name="T795">$dark</text:span><text:span text:style-name="T796">;</text:span></text:p>
      <text:p text:style-name="P797"><text:span text:style-name="T798">}</text:span></text:p>
      <text:p text:style-name="P799"><text:span text:style-name="T800">Puedes aclarar u oscurecer los colores con las funciones </text:span><text:span text:style-name="T801">tint-color()</text:span><text:span text:style-name="T802"> y </text:span><text:span text:style-name="T803">shade-color()</text:span><text:span text:style-name="T804"> de Bootstrap. Estas funciones mezclarán colores con negro o blanco, a diferencia de las funciones </text:span><text:span text:style-name="T805">lighten()</text:span><text:span text:style-name="T806"> y </text:span><text:span text:style-name="T807">darken()</text:span><text:span text:style-name="T808"> nativas de Sass, que cambiarán la luminosidad en una cantidad fija, lo que a menudo no produce el efecto deseado.</text:span></text:p>
      <text:p text:style-name="P809"><text:span text:style-name="T810">// Tint a color: mix a color with white</text:span></text:p>
      <text:p text:style-name="P811"><text:span text:style-name="T812">@function</text:span><text:span text:style-name="T813"><text:s/>tint-color</text:span><text:span text:style-name="T814">(</text:span><text:span text:style-name="T815">$color</text:span><text:span text:style-name="T816">,</text:span><text:span text:style-name="T817"><text:s/></text:span><text:span text:style-name="T818">$weight</text:span><text:span text:style-name="T819">)</text:span><text:span text:style-name="T820"><text:s/></text:span><text:span text:style-name="T821">{</text:span></text:p>
      <text:p text:style-name="P822"><text:span text:style-name="T823"><text:s text:c="2"/></text:span><text:span text:style-name="T824">@return</text:span><text:span text:style-name="T825"><text:s/></text:span><text:span text:style-name="T826">mix</text:span><text:span text:style-name="T827">(</text:span><text:span text:style-name="T828">white</text:span><text:span text:style-name="T829">,</text:span><text:span text:style-name="T830"><text:s/></text:span><text:span text:style-name="T831">$color</text:span><text:span text:style-name="T832">,</text:span><text:span text:style-name="T833"><text:s/></text:span><text:span text:style-name="T834">$weight</text:span><text:span text:style-name="T835">);</text:span></text:p>
      <text:p text:style-name="P836"><text:span text:style-name="T837">}</text:span></text:p>
      <text:p text:style-name="P838"/>
      <text:p text:style-name="P839"><text:span text:style-name="T840">// Shade a color: mix a color with black</text:span></text:p>
      <text:p text:style-name="P841"><text:span text:style-name="T842">@function</text:span><text:span text:style-name="T843"><text:s/>shade-color</text:span><text:span text:style-name="T844">(</text:span><text:span text:style-name="T845">$color</text:span><text:span text:style-name="T846">,</text:span><text:span text:style-name="T847"><text:s/></text:span><text:span text:style-name="T848">$weight</text:span><text:span text:style-name="T849">)</text:span><text:span text:style-name="T850"><text:s/></text:span><text:span text:style-name="T851">{</text:span></text:p>
      <text:p text:style-name="P852"><text:span text:style-name="T853"><text:s text:c="2"/></text:span><text:span text:style-name="T854">@return</text:span><text:span text:style-name="T855"><text:s/></text:span><text:span text:style-name="T856">mix</text:span><text:span text:style-name="T857">(</text:span><text:span text:style-name="T858">black</text:span><text:span text:style-name="T859">,</text:span><text:span text:style-name="T860"><text:s/></text:span><text:span text:style-name="T861">$color</text:span><text:span text:style-name="T862">,</text:span><text:span text:style-name="T863"><text:s/></text:span><text:span text:style-name="T864">$weight</text:span><text:span text:style-name="T865">);</text:span></text:p>
      <text:p text:style-name="P866"><text:span text:style-name="T867">}</text:span></text:p>
      <text:p text:style-name="P868"/>
      <text:p text:style-name="P869"><text:span text:style-name="T870">// Shade the color if the weight is positive, else tint it</text:span></text:p>
      <text:p text:style-name="P871"><text:span text:style-name="T872">@function</text:span><text:span text:style-name="T873"><text:s/>shift-color</text:span><text:span text:style-name="T874">(</text:span><text:span text:style-name="T875">$color</text:span><text:span text:style-name="T876">,</text:span><text:span text:style-name="T877"><text:s/></text:span><text:span text:style-name="T878">$weight</text:span><text:span text:style-name="T879">)</text:span><text:span text:style-name="T880"><text:s/></text:span><text:span text:style-name="T881">{</text:span></text:p>
      <text:p text:style-name="P882"><text:span text:style-name="T883"><text:s text:c="2"/></text:span><text:span text:style-name="T884">@return</text:span><text:span text:style-name="T885"><text:s/></text:span><text:span text:style-name="T886">if</text:span><text:span text:style-name="T887">(</text:span><text:span text:style-name="T888">$weight</text:span><text:span text:style-name="T889"><text:s/></text:span><text:span text:style-name="T890">&gt;</text:span><text:span text:style-name="T891"><text:s/></text:span><text:span text:style-name="T892">0</text:span><text:span text:style-name="T893">,</text:span><text:span text:style-name="T894"><text:s/></text:span><text:span text:style-name="T895">shade-color</text:span><text:span text:style-name="T896">(</text:span><text:span text:style-name="T897">$color</text:span><text:span text:style-name="T898">,</text:span><text:span text:style-name="T899"><text:s/></text:span><text:span text:style-name="T900">$weight</text:span><text:span text:style-name="T901">)</text:span><text:span text:style-name="T902">,</text:span><text:span text:style-name="T903"><text:s/></text:span><text:span text:style-name="T904">tint-color</text:span><text:span text:style-name="T905">(</text:span><text:span text:style-name="T906">$color</text:span><text:span text:style-name="T907">,</text:span><text:span text:style-name="T908"><text:s/></text:span><text:span text:style-name="T909">-</text:span><text:span text:style-name="T910">$weight</text:span><text:span text:style-name="T911">));</text:span></text:p>
      <text:p text:style-name="P912"><text:span text:style-name="T913">}</text:span></text:p>
      <text:p text:style-name="P914">En la práctica, llamarías a la función y pasarías los parámetros de color y peso.</text:p>
      <text:p text:style-name="P915"><text:span text:style-name="T916">.custom-element</text:span><text:span text:style-name="T917"><text:s/></text:span><text:span text:style-name="T918">{</text:span></text:p>
      <text:p text:style-name="P919"><text:span text:style-name="T920"><text:s text:c="2"/></text:span><text:span text:style-name="T921">color</text:span><text:span text:style-name="T922">:</text:span><text:span text:style-name="T923"><text:s/></text:span><text:span text:style-name="T924">tint-color</text:span><text:span text:style-name="T925">(</text:span><text:span text:style-name="T926">$primary</text:span><text:span text:style-name="T927">,</text:span><text:span text:style-name="T928"><text:s/></text:span><text:span text:style-name="T929">10</text:span><text:span text:style-name="T930">%</text:span><text:span text:style-name="T931">);</text:span></text:p>
      <text:p text:style-name="P932"><text:span text:style-name="T933">}</text:span></text:p>
      <text:p text:style-name="P934"/>
      <text:p text:style-name="P935"><text:span text:style-name="T936">.custom-element-2</text:span><text:span text:style-name="T937"><text:s/></text:span><text:span text:style-name="T938">{</text:span></text:p>
      <text:soft-page-break/>
      <text:p text:style-name="P939"><text:span text:style-name="T940"><text:s text:c="2"/></text:span><text:span text:style-name="T941">color</text:span><text:span text:style-name="T942">:</text:span><text:span text:style-name="T943"><text:s/></text:span><text:span text:style-name="T944">shade-color</text:span><text:span text:style-name="T945">(</text:span><text:span text:style-name="T946">$danger</text:span><text:span text:style-name="T947">,</text:span><text:span text:style-name="T948"><text:s/></text:span><text:span text:style-name="T949">30</text:span><text:span text:style-name="T950">%</text:span><text:span text:style-name="T951">);</text:span></text:p>
      <text:p text:style-name="P952"><text:span text:style-name="T953">}</text:span></text:p>
      <text:h text:style-name="P954" text:outline-level="3"><text:bookmark-start text:name="_Toc156319891"/>Contraste de color<text:bookmark-end text:name="_Toc156319891"/> </text:h>
      <text:p text:style-name="P955"><text:span text:style-name="T956">Para cumplir con los </text:span><text:a xlink:href="https://www.w3.org/TR/UNDERSTANDING-WCAG20/visual-audio-contrast-contrast.html" office:target-frame-name="_blank" xlink:show="new"><text:span text:style-name="T957">estándares de accesibilidad WCAG 2.0 para contraste de color</text:span></text:a><text:span text:style-name="T958">, los autores </text:span><text:span text:style-name="T959">deben</text:span><text:span text:style-name="T960"> proporcionar </text:span><text:a xlink:href="https://www.w3.org/WAI/WCAG20/quickref/20160105/Overview.php#visual-audio-contrast-contrast" office:target-frame-name="_blank" xlink:show="new"><text:span text:style-name="T961">una relación de contraste de al menos 4,5:1</text:span></text:a><text:span text:style-name="T962">, con muy pocas excepciones.</text:span></text:p>
      <text:p text:style-name="P963"><text:span text:style-name="T964">Una función adicional que incluimos en Bootstrap es la función de contraste de color, </text:span><text:span text:style-name="T965">color-contrast</text:span><text:span text:style-name="T966">. Utiliza el </text:span><text:a xlink:href="https://www.w3.org/TR/WCAG20-TECHS/G17.html#G17-tests" office:target-frame-name="_blank" xlink:show="new"><text:span text:style-name="T967">algoritmo WCAG 2.0</text:span></text:a><text:span text:style-name="T968"> para calcular umbrales de contraste basados en </text:span><text:a xlink:href="https://www.w3.org/WAI/GL/wiki/Relative_luminance" office:target-frame-name="_blank" xlink:show="new"><text:span text:style-name="T969">luminancia relativa</text:span></text:a><text:span text:style-name="T970"> en un espacio de color </text:span><text:span text:style-name="T971">sRGB</text:span><text:span text:style-name="T972"> para devolver automáticamente un color de contraste claro (</text:span><text:span text:style-name="T973">#fff</text:span><text:span text:style-name="T974">), oscuro (</text:span><text:span text:style-name="T975">#212529</text:span><text:span text:style-name="T976">) o negro (</text:span><text:span text:style-name="T977">#000</text:span><text:span text:style-name="T978">) basado en el color base especificado. Esta función es especialmente útil para mixins o bucles en los que generas varias clases.</text:span></text:p>
      <text:p text:style-name="P979"><text:span text:style-name="T980">Por ejemplo, para generar muestras de color a partir de nuestro mapa </text:span><text:span text:style-name="T981">$theme-colors</text:span><text:span text:style-name="T982">:</text:span></text:p>
      <text:p text:style-name="P983"><text:span text:style-name="T984">@each</text:span><text:span text:style-name="T985"><text:s/></text:span><text:span text:style-name="T986">$color</text:span><text:span text:style-name="T987">,</text:span><text:span text:style-name="T988"><text:s/></text:span><text:span text:style-name="T989">$value</text:span><text:span text:style-name="T990"><text:s/></text:span><text:span text:style-name="T991">in</text:span><text:span text:style-name="T992"><text:s/></text:span><text:span text:style-name="T993">$theme-colors</text:span><text:span text:style-name="T994"><text:s/></text:span><text:span text:style-name="T995">{</text:span></text:p>
      <text:p text:style-name="P996"><text:span text:style-name="T997"><text:s text:c="2"/></text:span><text:span text:style-name="T998">.swatch-</text:span><text:span text:style-name="T999">#{</text:span><text:span text:style-name="T1000">$color</text:span><text:span text:style-name="T1001">}</text:span><text:span text:style-name="T1002"><text:s/></text:span><text:span text:style-name="T1003">{</text:span></text:p>
      <text:p text:style-name="P1004"><text:span text:style-name="T1005"><text:s text:c="4"/></text:span><text:span text:style-name="T1006">color</text:span><text:span text:style-name="T1007">:</text:span><text:span text:style-name="T1008"><text:s/></text:span><text:span text:style-name="T1009">color-contrast</text:span><text:span text:style-name="T1010">(</text:span><text:span text:style-name="T1011">$value</text:span><text:span text:style-name="T1012">);</text:span></text:p>
      <text:p text:style-name="P1013"><text:span text:style-name="T1014"><text:s text:c="2"/></text:span><text:span text:style-name="T1015">}</text:span></text:p>
      <text:p text:style-name="P1016"><text:span text:style-name="T1017">}</text:span></text:p>
      <text:p text:style-name="P1018">También se puede utilizar para necesidades puntuales de contraste:</text:p>
      <text:p text:style-name="P1019"><text:span text:style-name="T1020">.custom-element</text:span><text:span text:style-name="T1021"><text:s/></text:span><text:span text:style-name="T1022">{</text:span></text:p>
      <text:p text:style-name="P1023"><text:span text:style-name="T1024"><text:s text:c="2"/></text:span><text:span text:style-name="T1025">color</text:span><text:span text:style-name="T1026">:</text:span><text:span text:style-name="T1027"><text:s/></text:span><text:span text:style-name="T1028">color-contrast</text:span><text:span text:style-name="T1029">(</text:span><text:span text:style-name="T1030">#000</text:span><text:span text:style-name="T1031">);</text:span><text:span text:style-name="T1032"><text:s/></text:span><text:span text:style-name="T1033">// Devuelve `color: #fff`</text:span></text:p>
      <text:p text:style-name="P1034"><text:span text:style-name="T1035">}</text:span></text:p>
      <text:p text:style-name="P1036">También puedes especificar un color base con nuestras funciones de mapa de colores:</text:p>
      <text:p text:style-name="P1037"><text:span text:style-name="T1038">.custom-element</text:span><text:span text:style-name="T1039"><text:s/></text:span><text:span text:style-name="T1040">{</text:span></text:p>
      <text:p text:style-name="P1041"><text:span text:style-name="T1042"><text:s text:c="2"/></text:span><text:span text:style-name="T1043">color</text:span><text:span text:style-name="T1044">:</text:span><text:span text:style-name="T1045"><text:s/></text:span><text:span text:style-name="T1046">color-contrast</text:span><text:span text:style-name="T1047">(</text:span><text:span text:style-name="T1048">$dark</text:span><text:span text:style-name="T1049">);</text:span><text:span text:style-name="T1050"><text:s/></text:span><text:span text:style-name="T1051">// Devuelve `color: #fff`</text:span></text:p>
      <text:p text:style-name="P1052"><text:span text:style-name="T1053">}</text:span></text:p>
      <text:h text:style-name="P1054" text:outline-level="3"><text:bookmark-start text:name="_Toc156319892"/>Escapar SVG<text:bookmark-end text:name="_Toc156319892"/> </text:h>
      <text:p text:style-name="P1055"><text:span text:style-name="T1056">Usamos la función </text:span><text:span text:style-name="T1057">escape-svg</text:span><text:span text:style-name="T1058"> para escapar de los caracteres </text:span><text:span text:style-name="T1059">&lt;</text:span><text:span text:style-name="T1060">, </text:span><text:span text:style-name="T1061">&gt;</text:span><text:span text:style-name="T1062"> y </text:span><text:span text:style-name="T1063">#</text:span><text:span text:style-name="T1064"> para las imágenes de fondo SVG. Al usar la función </text:span><text:span text:style-name="T1065">escape-svg</text:span><text:span text:style-name="T1066">, se deben citar los URI de datos.</text:span></text:p>
      <text:h text:style-name="P1067" text:outline-level="3"><text:bookmark-start text:name="_Toc156319893"/>Sumar y restar funciones<text:bookmark-end text:name="_Toc156319893"/> </text:h>
      <text:p text:style-name="P1068"><text:span text:style-name="T1069">Usamos las funciones </text:span><text:span text:style-name="T1070">add</text:span><text:span text:style-name="T1071"> y </text:span><text:span text:style-name="T1072">subtract</text:span><text:span text:style-name="T1073"> para envolver la función </text:span><text:span text:style-name="T1074">calc</text:span><text:span text:style-name="T1075"> de CSS. El objetivo principal de estas funciones es evitar errores cuando se pasa un valor </text:span><text:span text:style-name="T1076">0</text:span><text:span text:style-name="T1077"> “sin unidades” a una expresión </text:span><text:span text:style-name="T1078">calc</text:span><text:span text:style-name="T1079">. Expresiones como </text:span><text:span text:style-name="T1080">calc(10px - 0)</text:span><text:span text:style-name="T1081"> devolverán un error en todos los navegadores, a pesar de ser matemáticamente correctas.</text:span></text:p>
      <text:soft-page-break/>
      <text:p text:style-name="P1082">Ejemplo donde el cálculo es válido:</text:p>
      <text:p text:style-name="P1083"><text:span text:style-name="T1084">$border-radius</text:span><text:span text:style-name="T1085">:</text:span><text:span text:style-name="T1086"><text:s/></text:span><text:span text:style-name="T1087">.25</text:span><text:span text:style-name="T1088">rem</text:span><text:span text:style-name="T1089">;</text:span></text:p>
      <text:p text:style-name="P1090"><text:span text:style-name="T1091">$border-width</text:span><text:span text:style-name="T1092">:</text:span><text:span text:style-name="T1093"><text:s/></text:span><text:span text:style-name="T1094">1</text:span><text:span text:style-name="T1095">px</text:span><text:span text:style-name="T1096">;</text:span></text:p>
      <text:p text:style-name="P1097"/>
      <text:p text:style-name="P1098"><text:span text:style-name="T1099">.element</text:span><text:span text:style-name="T1100"><text:s/></text:span><text:span text:style-name="T1101">{</text:span></text:p>
      <text:p text:style-name="P1102"><text:span text:style-name="T1103"><text:s text:c="2"/></text:span><text:span text:style-name="T1104">// El cálculo de salida (.25rem - 1px) es válido</text:span></text:p>
      <text:p text:style-name="P1105"><text:span text:style-name="T1106"><text:s text:c="2"/></text:span><text:span text:style-name="T1107">border-radius</text:span><text:span text:style-name="T1108">:</text:span><text:span text:style-name="T1109"><text:s/></text:span><text:span text:style-name="T1110">calc</text:span><text:span text:style-name="T1111">(</text:span><text:span text:style-name="T1112">$border-radius</text:span><text:span text:style-name="T1113"><text:s/></text:span><text:span text:style-name="T1114">-</text:span><text:span text:style-name="T1115"><text:s/></text:span><text:span text:style-name="T1116">$border-width</text:span><text:span text:style-name="T1117">);</text:span></text:p>
      <text:p text:style-name="P1118"><text:span text:style-name="T1119">}</text:span></text:p>
      <text:p text:style-name="P1120"/>
      <text:p text:style-name="P1121"><text:span text:style-name="T1122">.element</text:span><text:span text:style-name="T1123"><text:s/></text:span><text:span text:style-name="T1124">{</text:span></text:p>
      <text:p text:style-name="P1125"><text:span text:style-name="T1126"><text:s text:c="2"/></text:span><text:span text:style-name="T1127">// Salida de la misma calc(.25rem - 1px) como arriba</text:span></text:p>
      <text:p text:style-name="P1128"><text:span text:style-name="T1129"><text:s text:c="2"/></text:span><text:span text:style-name="T1130">border-radius</text:span><text:span text:style-name="T1131">:</text:span><text:span text:style-name="T1132"><text:s/></text:span><text:span text:style-name="T1133">subtract</text:span><text:span text:style-name="T1134">(</text:span><text:span text:style-name="T1135">$border-radius</text:span><text:span text:style-name="T1136">,</text:span><text:span text:style-name="T1137"><text:s/></text:span><text:span text:style-name="T1138">$border-width</text:span><text:span text:style-name="T1139">);</text:span></text:p>
      <text:p text:style-name="P1140"><text:span text:style-name="T1141">}</text:span></text:p>
      <text:p text:style-name="P1142">Ejemplo donde el cálculo no es válido:</text:p>
      <text:p text:style-name="P1143"><text:span text:style-name="T1144">$border-radius</text:span><text:span text:style-name="T1145">:</text:span><text:span text:style-name="T1146"><text:s/></text:span><text:span text:style-name="T1147">.25</text:span><text:span text:style-name="T1148">rem</text:span><text:span text:style-name="T1149">;</text:span></text:p>
      <text:p text:style-name="P1150"><text:span text:style-name="T1151">$border-width</text:span><text:span text:style-name="T1152">:</text:span><text:span text:style-name="T1153"><text:s/></text:span><text:span text:style-name="T1154">0</text:span><text:span text:style-name="T1155">;</text:span></text:p>
      <text:p text:style-name="P1156"/>
      <text:p text:style-name="P1157"><text:span text:style-name="T1158">.element</text:span><text:span text:style-name="T1159"><text:s/></text:span><text:span text:style-name="T1160">{</text:span></text:p>
      <text:p text:style-name="P1161"><text:span text:style-name="T1162"><text:s text:c="2"/></text:span><text:span text:style-name="T1163">// El cálculo de salida (.25rem - 0) no es válido</text:span></text:p>
      <text:p text:style-name="P1164"><text:span text:style-name="T1165"><text:s text:c="2"/></text:span><text:span text:style-name="T1166">border-radius</text:span><text:span text:style-name="T1167">:</text:span><text:span text:style-name="T1168"><text:s/></text:span><text:span text:style-name="T1169">calc</text:span><text:span text:style-name="T1170">(</text:span><text:span text:style-name="T1171">$border-radius</text:span><text:span text:style-name="T1172"><text:s/></text:span><text:span text:style-name="T1173">-</text:span><text:span text:style-name="T1174"><text:s/></text:span><text:span text:style-name="T1175">$border-width</text:span><text:span text:style-name="T1176">);</text:span></text:p>
      <text:p text:style-name="P1177"><text:span text:style-name="T1178">}</text:span></text:p>
      <text:p text:style-name="P1179"/>
      <text:p text:style-name="P1180"><text:span text:style-name="T1181">.element</text:span><text:span text:style-name="T1182"><text:s/></text:span><text:span text:style-name="T1183">{</text:span></text:p>
      <text:p text:style-name="P1184"><text:span text:style-name="T1185"><text:s text:c="2"/></text:span><text:span text:style-name="T1186">// Salida .25rem</text:span></text:p>
      <text:p text:style-name="P1187"><text:span text:style-name="T1188"><text:s text:c="2"/></text:span><text:span text:style-name="T1189">border-radius</text:span><text:span text:style-name="T1190">:</text:span><text:span text:style-name="T1191"><text:s/></text:span><text:span text:style-name="T1192">subtract</text:span><text:span text:style-name="T1193">(</text:span><text:span text:style-name="T1194">$border-radius</text:span><text:span text:style-name="T1195">,</text:span><text:span text:style-name="T1196"><text:s/></text:span><text:span text:style-name="T1197">$border-width</text:span><text:span text:style-name="T1198">);</text:span></text:p>
      <text:p text:style-name="P1199"><text:span text:style-name="T1200">}</text:span></text:p>
      <text:h text:style-name="P1201" text:outline-level="2"><text:bookmark-start text:name="_Toc156319894"/>Mixins<text:bookmark-end text:name="_Toc156319894"/> </text:h>
      <text:p text:style-name="P1202"><text:span text:style-name="T1203">Nuestro directorio </text:span><text:span text:style-name="T1204">scss/mixins/</text:span><text:span text:style-name="T1205"> tiene una tonelada de mixins que potencian partes de Bootstrap y también se pueden usar en tu propio proyecto.</text:span></text:p>
      <text:h text:style-name="P1206" text:outline-level="3"><text:bookmark-start text:name="_Toc156319895"/>Esquemas de color<text:bookmark-end text:name="_Toc156319895"/> </text:h>
      <text:p text:style-name="P1207"><text:span text:style-name="T1208">Un mixin de atajo para la media query </text:span><text:span text:style-name="T1209">prefers-color-scheme</text:span><text:span text:style-name="T1210"> está disponible con soporte para esquemas de color </text:span><text:span text:style-name="T1211">light</text:span><text:span text:style-name="T1212">, </text:span><text:span text:style-name="T1213">dark</text:span><text:span text:style-name="T1214"> y personalizado.</text:span></text:p>
      <text:p text:style-name="P1215"><text:span text:style-name="T1216">@mixin</text:span><text:span text:style-name="T1217"><text:s/>color-scheme</text:span><text:span text:style-name="T1218">(</text:span><text:span text:style-name="T1219">$name</text:span><text:span text:style-name="T1220">)</text:span><text:span text:style-name="T1221"><text:s/></text:span><text:span text:style-name="T1222">{</text:span></text:p>
      <text:p text:style-name="P1223"><text:span text:style-name="T1224"><text:s text:c="2"/></text:span><text:span text:style-name="T1225">@media</text:span><text:span text:style-name="T1226"><text:s/></text:span><text:span text:style-name="T1227">(</text:span><text:span text:style-name="T1228">prefers-color-scheme</text:span><text:span text:style-name="T1229">:</text:span><text:span text:style-name="T1230"><text:s/></text:span><text:span text:style-name="T1231">#{</text:span><text:span text:style-name="T1232">$name</text:span><text:span text:style-name="T1233">}</text:span><text:span text:style-name="T1234">)</text:span><text:span text:style-name="T1235"><text:s/></text:span><text:span text:style-name="T1236">{</text:span></text:p>
      <text:p text:style-name="P1237"><text:span text:style-name="T1238"><text:s text:c="4"/></text:span><text:span text:style-name="T1239">@content</text:span><text:span text:style-name="T1240">;</text:span></text:p>
      <text:p text:style-name="P1241"><text:span text:style-name="T1242"><text:s text:c="2"/></text:span><text:span text:style-name="T1243">}</text:span></text:p>
      <text:p text:style-name="P1244"><text:span text:style-name="T1245">}</text:span></text:p>
      <text:p text:style-name="P1246"><text:span text:style-name="T1247">.custom-element</text:span><text:span text:style-name="T1248"><text:s/></text:span><text:span text:style-name="T1249">{</text:span></text:p>
      <text:p text:style-name="P1250"><text:span text:style-name="T1251"><text:s text:c="2"/></text:span><text:span text:style-name="T1252">@include</text:span><text:span text:style-name="T1253"><text:s/>color-scheme</text:span><text:span text:style-name="T1254">(</text:span><text:span text:style-name="T1255">dark</text:span><text:span text:style-name="T1256">)</text:span><text:span text:style-name="T1257"><text:s/></text:span><text:span text:style-name="T1258">{</text:span></text:p>
      <text:p text:style-name="P1259"><text:span text:style-name="T1260"><text:s text:c="4"/></text:span><text:span text:style-name="T1261">// Inserta estilos de modo oscuro aquí</text:span></text:p>
      <text:p text:style-name="P1262"><text:span text:style-name="T1263"><text:s text:c="2"/></text:span><text:span text:style-name="T1264">}</text:span></text:p>
      <text:p text:style-name="P1265"/>
      <text:p text:style-name="P1266"><text:span text:style-name="T1267"><text:s text:c="2"/></text:span><text:span text:style-name="T1268">@include</text:span><text:span text:style-name="T1269"><text:s/>color-scheme</text:span><text:span text:style-name="T1270">(</text:span><text:span text:style-name="T1271">custom-named-scheme</text:span><text:span text:style-name="T1272">)</text:span><text:span text:style-name="T1273"><text:s/></text:span><text:span text:style-name="T1274">{</text:span></text:p>
      <text:p text:style-name="P1275"><text:span text:style-name="T1276"><text:s text:c="4"/></text:span><text:span text:style-name="T1277">// Inserta estilos de esquemas de colores personalizados aquí</text:span></text:p>
      <text:p text:style-name="P1278"><text:span text:style-name="T1279"><text:s text:c="2"/></text:span><text:span text:style-name="T1280">}}</text:span></text:p>
      <text:h text:style-name="P1281" text:outline-level="1"><text:bookmark-start text:name="_Toc156319896"/><text:soft-page-break/>Opciones para personalizar Bootstrap<text:bookmark-end text:name="_Toc156319896"/></text:h>
      <text:p text:style-name="P1282">Personaliza rápidamente Bootstrap con variables integradas para alternar fácilmente las preferencias globales de CSS para controlar el estilo y el comportamiento.</text:p>
      <text:p text:style-name="P1283"><text:span text:style-name="T1284">Personaliza Bootstrap con nuestro archivo de variables personalizadas incorporado y alterna fácilmente las preferencias globales de CSS con las nuevas variables </text:span><text:span text:style-name="T1285">$enable-*</text:span><text:span text:style-name="T1286"> Sass. Sobrescribe el valor de una variable y vuelve a compilar con </text:span><text:span text:style-name="T1287">npm run test</text:span><text:span text:style-name="T1288"> según sea necesario.</text:span></text:p>
      <text:p text:style-name="P1289"><text:a xlink:href="https://tracking-fra02.omnitagjs.com/tracking/ar?attempt=36d46a65f0580f27d7b20c31c030382e&amp;campaign=e2a82912438eaa7d2f234f778f82c274&amp;event_kind=CLICK&amp;url=https%3A%2F%2Fr1-usc1.zemanta.com%2Frp3%2Fb1_adyoulike%2F18536070%2F73327555%2Ff3a0fc39-b2d9-11ee-b7a9-c280c6a5450d%2F4TBP4H5SFMX3R35DF5XH5B4K3W7WOK2BINW2MUYGI7HMTGTTOH3CZF7CVPRIMOBOSCM6LFVBOZLS5RE7TEL32Q35IX44FPJDAURVQUM37SA6GP4YEOT7EB6PRFG6U3KT5O6ZXWFCX5HJQU2HSVKK4YM6CQSXL46VJXIYD3XWUTB42ER5W7QVIHBM5DAO2FTPAVUBQXERKXXUKUGCIOSQJLBZX6ETTH7SKUT4N2NIH4DOSXN5SXKPEUY6OK5TPTQHSHFQUMOIFPWQ4247U7MSANI6KYBHUXERINGP5DJKXUQSIMZJPX5CGJG3NECTFD4RXSKH5BOVDHYHT64HY5WZZZNOY7ZMD54HMKJHJM45X4HPSVKMMOCCY666NZGZAWWL3BI4ZUTDZKMFBOIHUO5DP7IZQ4TYE3LAHKMM33RHHDSU36IVVQ3A5TYP2TKYHWEGT5QFZUCDSSOUYHJOY5LA6CHA2RBAZWPEBEOQYXZRVOP6XU4X52I4SBZKQ45KTZJSXNVGMDMIWM6PUDWXPEOSKGJ7Q5TBYKLSVMQFR3GJDJFF7L4UYOO3PSPHDWKXZG4EICPV5J6LBPDN5RZMEOLDZNZUBSOJ6LR34UGSOCNTFDQOZNHBSS6KJZO5BTXKYNSW3LYNLFE7KRLVPRCNAPUWXP7JVEO5ZWXI6RUBHC2267TJAYTJIJ67WO4VD2ID56Q2OEG2DVD2K2ZU67WHV2N4IH7O7TIJAUAO4WBKXCPGRPSOEEONF5HKSIM2262N7CSSDYDWK5EXNGQ4AKI62MEPGJQ2Y7XP2X3DWXYRA2LJ57JTRIP4MQC6H4UOSQXUCQYYOEEONBF7F6JUEIBGWR5Q7O3K3ER3V52XFZALHSZYXCSLQBMSKAIUBIAHKPXPLWS22DSNSWFSLJZDO%2F%3Fcnsnt%3DCP4X2gAP4X2gAAKAyAESAjEsAP_gAEPgACiQg1NX_H__bW9r8Xr3aft0eY1P99j77sQxBhfJE-4FzLvW_JwXx2ExNA26tqIKmRIEu3ZBIQFlHJHURVigaogVryHsYkGcgTNKJ6BkiFMRM2dYCF5vmQtj-QKY5_p9d3fx2D-t_dv83dzzz8VHn3e5fmckcJCdA58tDfn9bRKb-5IOd_78v4v09F_rk2_eTVn_tcvr7B-uft87_XU-9_ff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QagCzDQqIA-yJCQi0HCKBACIKwgIoEAAAAJA0QEAJgwKdgYBLrCRACBFAAMEAIAAUZAAgAAEgAQiACQAoEAAEAgEAAAAAAgEADAwADgAtBAIAAQHQIUwoAFAsIEjMiIUwIQoEggJbKBBICgQVwgCLH" office:target-frame-name="_blank" xlink:show="new"/></text:p>
      <text:p text:style-name="P1290"/>
      <text:p text:style-name="P1291"/>
      <text:p text:style-name="P1292"><text:span text:style-name="T1293">Puedes encontrar y personalizar estas variables para opciones globales clave en el archivo </text:span><text:span text:style-name="T1294">scss/_variables.scss</text:span><text:span text:style-name="T1295"> de Bootstrap.</text:span></text:p>
      <table:table table:style-name="Table1296">
        <table:table-columns>
          <table:table-column table:style-name="TableColumn1297"/>
          <table:table-column table:style-name="TableColumn1298"/>
          <table:table-column table:style-name="TableColumn1299"/>
        </table:table-columns>
        <table:table-header-rows>
          <table:table-row table:style-name="TableRow1300">
            <table:table-cell table:style-name="TableCell1301">
              <text:p text:style-name="P1302"><text:span text:style-name="T1303">Variable</text:span></text:p>
            </table:table-cell>
            <table:table-cell table:style-name="TableCell1304">
              <text:p text:style-name="P1305">Values</text:p>
            </table:table-cell>
            <table:table-cell table:style-name="TableCell1306">
              <text:p text:style-name="P1307">Description</text:p>
            </table:table-cell>
          </table:table-row>
        </table:table-header-rows>
        <table:table-row table:style-name="TableRow1308">
          <table:table-cell table:style-name="TableCell1309">
            <text:p text:style-name="Normal"><text:span text:style-name="T1310">$spacer</text:span></text:p>
          </table:table-cell>
          <table:table-cell table:style-name="TableCell1311">
            <text:p text:style-name="Normal"><text:span text:style-name="T1312">1rem</text:span> (default), o cualquier valor &gt; 0</text:p>
          </table:table-cell>
          <table:table-cell table:style-name="TableCell1313">
            <text:p text:style-name="Normal">Especifica el valor de espaciador predeterminado para generar mediante programación nuestras <text:a xlink:href="https://esdocu.net/bootstrap/5.1/utilities/spacing/" office:target-frame-name="_top" xlink:show="replace"><text:span text:style-name="Hipervínculo">utilidades de espaciador</text:span></text:a>.</text:p>
          </table:table-cell>
        </table:table-row>
        <table:table-row table:style-name="TableRow1314">
          <table:table-cell table:style-name="TableCell1315">
            <text:p text:style-name="Normal"><text:span text:style-name="T1316">$enable-rounded</text:span></text:p>
          </table:table-cell>
          <table:table-cell table:style-name="TableCell1317">
            <text:p text:style-name="Normal"><text:span text:style-name="T1318">true</text:span> (default) o <text:span text:style-name="T1319">false</text:span></text:p>
          </table:table-cell>
          <table:table-cell table:style-name="TableCell1320">
            <text:p text:style-name="Normal">Habilita estilos <text:span text:style-name="T1321">border-radius</text:span> predefinidos en varios componentes.</text:p>
          </table:table-cell>
        </table:table-row>
        <table:table-row table:style-name="TableRow1322">
          <table:table-cell table:style-name="TableCell1323">
            <text:p text:style-name="Normal"><text:span text:style-name="T1324">$enable-shadows</text:span></text:p>
          </table:table-cell>
          <table:table-cell table:style-name="TableCell1325">
            <text:p text:style-name="Normal"><text:span text:style-name="T1326">true</text:span> o <text:span text:style-name="T1327">false</text:span> (default)</text:p>
          </table:table-cell>
          <table:table-cell table:style-name="TableCell1328">
            <text:p text:style-name="Normal">Habilita estilos decorativos predefinidos de <text:span text:style-name="T1329">box-shadow</text:span> en varios componentes. No afecta a los <text:span text:style-name="T1330">box-shadow</text:span> que se utilizan para los estados de enfoque.</text:p>
          </table:table-cell>
        </table:table-row>
        <table:table-row table:style-name="TableRow1331">
          <table:table-cell table:style-name="TableCell1332">
            <text:p text:style-name="Normal"><text:span text:style-name="T1333">$enable-gradients</text:span></text:p>
          </table:table-cell>
          <table:table-cell table:style-name="TableCell1334">
            <text:p text:style-name="Normal"><text:span text:style-name="T1335">true</text:span> o <text:span text:style-name="T1336">false</text:span> (default)</text:p>
          </table:table-cell>
          <table:table-cell table:style-name="TableCell1337">
            <text:p text:style-name="Normal">Habilita gradientes predefinidos a través de estilos de <text:span text:style-name="T1338">background-image</text:span> en varios componentes.</text:p>
          </table:table-cell>
        </table:table-row>
        <table:table-row table:style-name="TableRow1339">
          <table:table-cell table:style-name="TableCell1340">
            <text:p text:style-name="Normal"><text:span text:style-name="T1341">$enable-transitions</text:span></text:p>
          </table:table-cell>
          <table:table-cell table:style-name="TableCell1342">
            <text:p text:style-name="Normal"><text:span text:style-name="T1343">true</text:span> (default) o <text:span text:style-name="T1344">false</text:span></text:p>
          </table:table-cell>
          <table:table-cell table:style-name="TableCell1345">
            <text:p text:style-name="Normal">Habilita <text:span text:style-name="T1346">transition</text:span>s predefinidas en varios componentes.</text:p>
          </table:table-cell>
        </table:table-row>
        <table:table-row table:style-name="TableRow1347">
          <table:table-cell table:style-name="TableCell1348">
            <text:p text:style-name="Normal"><text:span text:style-name="T1349">$enable-reduced-motion</text:span></text:p>
          </table:table-cell>
          <table:table-cell table:style-name="TableCell1350">
            <text:p text:style-name="Normal"><text:span text:style-name="T1351">true</text:span> (default) o <text:span text:style-name="T1352">false</text:span></text:p>
          </table:table-cell>
          <table:table-cell table:style-name="TableCell1353">
            <text:p text:style-name="Normal">Habilita las <text:a xlink:href="https://esdocu.net/bootstrap/5.1/getting-started/accessibility/#reduced-motion" office:target-frame-name="_top" xlink:show="replace"><text:span text:style-name="T1354">prefers-reduced-motion</text:span><text:span text:style-name="Hipervínculo"> media query</text:span></text:a>, que suprime ciertas animaciones/transiciones basadas en las preferencias del usuario en el navegador/sistema operativo.</text:p>
          </table:table-cell>
        </table:table-row>
        <text:soft-page-break/>
        <table:table-row table:style-name="TableRow1355">
          <table:table-cell table:style-name="TableCell1356">
            <text:p text:style-name="Normal"><text:span text:style-name="T1357">$enable-grid-classes</text:span></text:p>
          </table:table-cell>
          <table:table-cell table:style-name="TableCell1358">
            <text:p text:style-name="Normal"><text:span text:style-name="T1359">true</text:span> (default) o <text:span text:style-name="T1360">false</text:span></text:p>
          </table:table-cell>
          <table:table-cell table:style-name="TableCell1361">
            <text:p text:style-name="Normal">Habilita la generación de clases CSS para el sistema de cuadrícula (por ejemplo, <text:span text:style-name="T1362">.row</text:span>, <text:span text:style-name="T1363">.col-md-1</text:span>, etc.).</text:p>
          </table:table-cell>
        </table:table-row>
        <table:table-row table:style-name="TableRow1364">
          <table:table-cell table:style-name="TableCell1365">
            <text:p text:style-name="Normal"><text:span text:style-name="T1366">$enable-container-classes</text:span></text:p>
          </table:table-cell>
          <table:table-cell table:style-name="TableCell1367">
            <text:p text:style-name="Normal"><text:span text:style-name="T1368">true</text:span> (default) o <text:span text:style-name="T1369">false</text:span></text:p>
          </table:table-cell>
          <table:table-cell table:style-name="TableCell1370">
            <text:p text:style-name="Normal">Habilita la generación de clases CSS para contenedores de diseño. (Nuevo en v5.2.0)</text:p>
          </table:table-cell>
        </table:table-row>
        <table:table-row table:style-name="TableRow1371">
          <table:table-cell table:style-name="TableCell1372">
            <text:p text:style-name="Normal"><text:span text:style-name="T1373">$enable-caret</text:span></text:p>
          </table:table-cell>
          <table:table-cell table:style-name="TableCell1374">
            <text:p text:style-name="Normal"><text:span text:style-name="T1375">true</text:span> (default) o <text:span text:style-name="T1376">false</text:span></text:p>
          </table:table-cell>
          <table:table-cell table:style-name="TableCell1377">
            <text:p text:style-name="Normal">Habilita el icono caret del pseudo elemento en <text:span text:style-name="T1378">.dropdown-toggle</text:span>.</text:p>
          </table:table-cell>
        </table:table-row>
        <table:table-row table:style-name="TableRow1379">
          <table:table-cell table:style-name="TableCell1380">
            <text:p text:style-name="Normal"><text:span text:style-name="T1381">$enable-button-pointers</text:span></text:p>
          </table:table-cell>
          <table:table-cell table:style-name="TableCell1382">
            <text:p text:style-name="Normal"><text:span text:style-name="T1383">true</text:span> (default) o <text:span text:style-name="T1384">false</text:span></text:p>
          </table:table-cell>
          <table:table-cell table:style-name="TableCell1385">
            <text:p text:style-name="Normal">Agregue el cursor de “mano” a los elementos de botón no deshabilitados.</text:p>
          </table:table-cell>
        </table:table-row>
        <table:table-row table:style-name="TableRow1386">
          <table:table-cell table:style-name="TableCell1387">
            <text:p text:style-name="Normal"><text:span text:style-name="T1388">$enable-rfs</text:span></text:p>
          </table:table-cell>
          <table:table-cell table:style-name="TableCell1389">
            <text:p text:style-name="Normal"><text:span text:style-name="T1390">true</text:span> (default) o <text:span text:style-name="T1391">false</text:span></text:p>
          </table:table-cell>
          <table:table-cell table:style-name="TableCell1392">
            <text:p text:style-name="Normal">Habilita globalmente <text:a xlink:href="https://esdocu.net/bootstrap/5.1/getting-started/rfs/" office:target-frame-name="_top" xlink:show="replace"><text:span text:style-name="Hipervínculo">RFS</text:span></text:a>.</text:p>
          </table:table-cell>
        </table:table-row>
        <table:table-row table:style-name="TableRow1393">
          <table:table-cell table:style-name="TableCell1394">
            <text:p text:style-name="Normal"><text:span text:style-name="T1395">$enable-validation-icons</text:span></text:p>
          </table:table-cell>
          <table:table-cell table:style-name="TableCell1396">
            <text:p text:style-name="Normal"><text:span text:style-name="T1397">true</text:span> (default) o <text:span text:style-name="T1398">false</text:span></text:p>
          </table:table-cell>
          <table:table-cell table:style-name="TableCell1399">
            <text:p text:style-name="Normal">Habilita los íconos de <text:span text:style-name="T1400">background-image</text:span> dentro de los inputs de texto y algunos formularios personalizados para los estados de validación.</text:p>
          </table:table-cell>
        </table:table-row>
        <table:table-row table:style-name="TableRow1401">
          <table:table-cell table:style-name="TableCell1402">
            <text:p text:style-name="Normal"><text:span text:style-name="T1403">$enable-negative-margins</text:span></text:p>
          </table:table-cell>
          <table:table-cell table:style-name="TableCell1404">
            <text:p text:style-name="Normal"><text:span text:style-name="T1405">true</text:span> o <text:span text:style-name="T1406">false</text:span> (default)</text:p>
          </table:table-cell>
          <table:table-cell table:style-name="TableCell1407">
            <text:p text:style-name="Normal">Habilita la generación de <text:a xlink:href="https://esdocu.net/bootstrap/5.1/utilities/spacing/#negative-margin" office:target-frame-name="_top" xlink:show="replace"><text:span text:style-name="Hipervínculo">utilidades de margen negativo</text:span></text:a>.</text:p>
          </table:table-cell>
        </table:table-row>
        <table:table-row table:style-name="TableRow1408">
          <table:table-cell table:style-name="TableCell1409">
            <text:p text:style-name="Normal"><text:span text:style-name="T1410">$enable-deprecation-messages</text:span></text:p>
          </table:table-cell>
          <table:table-cell table:style-name="TableCell1411">
            <text:p text:style-name="Normal"><text:span text:style-name="T1412">true</text:span> (default) o <text:span text:style-name="T1413">false</text:span></text:p>
          </table:table-cell>
          <table:table-cell table:style-name="TableCell1414">
            <text:p text:style-name="Normal">Establécelo en <text:span text:style-name="T1415">false</text:span> para ocultar las advertencias al usar cualquiera de los mixins y funciones en desuso que se planea eliminar en <text:span text:style-name="T1416">v6</text:span>.</text:p>
          </table:table-cell>
        </table:table-row>
        <table:table-row table:style-name="TableRow1417">
          <table:table-cell table:style-name="TableCell1418">
            <text:p text:style-name="Normal"><text:span text:style-name="T1419">$enable-important-utilities</text:span></text:p>
          </table:table-cell>
          <table:table-cell table:style-name="TableCell1420">
            <text:p text:style-name="Normal"><text:span text:style-name="T1421">true</text:span> (default) o <text:span text:style-name="T1422">false</text:span></text:p>
          </table:table-cell>
          <table:table-cell table:style-name="TableCell1423">
            <text:p text:style-name="Normal">Habilita el sufijo <text:span text:style-name="T1424">!important</text:span> en las clases de utilidad.</text:p>
          </table:table-cell>
        </table:table-row>
        <table:table-row table:style-name="TableRow1425">
          <table:table-cell table:style-name="TableCell1426">
            <text:p text:style-name="Normal"><text:span text:style-name="T1427">$enable-smooth-scroll</text:span></text:p>
          </table:table-cell>
          <table:table-cell table:style-name="TableCell1428">
            <text:p text:style-name="Normal"><text:span text:style-name="T1429">true</text:span> (default) o <text:span text:style-name="T1430">false</text:span></text:p>
          </table:table-cell>
          <table:table-cell table:style-name="TableCell1431">
            <text:p text:style-name="Normal">Aplica <text:span text:style-name="T1432">scroll-behavior: smooth</text:span> globalmente, excepto para los usuarios que solicitan un movimiento reducido a través de la <text:a xlink:href="https://esdocu.net/bootstrap/5.1/getting-started/accessibility/#reduced-motion" office:target-frame-name="_top" xlink:show="replace"><text:span text:style-name="Hipervínculo">media query </text:span><text:span text:style-name="T1433">prefers-reduced-motion</text:span></text:a></text:p>
          </table:table-cell>
        </table:table-row>
      </table:table>
      <text:p text:style-name="P1434"/>
      <text:h text:style-name="P1435" text:outline-level="1"><text:bookmark-start text:name="_Toc156319897"/>Los colores de Bootstrap<text:bookmark-end text:name="_Toc156319897"/></text:h>
      <text:p text:style-name="P1436">Bootstrap está respaldado por un extenso sistema de colores que tematiza nuestros estilos y componentes. Esto permite una personalización y extensión más completas para cualquier proyecto.</text:p>
      <text:h text:style-name="P1437" text:outline-level="2"><text:bookmark-start text:name="_Toc156319898"/>Colores del tema<text:bookmark-end text:name="_Toc156319898"/> </text:h>
      <text:soft-page-break/>
      <text:p text:style-name="P1438"><text:span text:style-name="T1439">Usamos un subconjunto de todos los colores para crear una paleta de colores más pequeña para generar esquemas de color, también disponible como variables Sass y un mapa Sass en el archivo </text:span><text:span text:style-name="T1440">scss/_variables.scss</text:span><text:span text:style-name="T1441"> de Bootstrap.</text:span></text:p>
      <text:p text:style-name="P1442"><text:span text:style-name="T1443">&lt;</text:span><text:span text:style-name="T1444">div</text:span><text:span text:style-name="T1445"><text:s/></text:span><text:span text:style-name="T1446">class</text:span><text:span text:style-name="T1447">=</text:span><text:span text:style-name="T1448">"row"</text:span><text:span text:style-name="T1449">&gt;</text:span></text:p>
      <text:p text:style-name="P1450"><text:span text:style-name="T1451"><text:s text:c="4"/></text:span><text:span text:style-name="T1452">&lt;</text:span><text:span text:style-name="T1453">div</text:span><text:span text:style-name="T1454"><text:s/></text:span><text:span text:style-name="T1455">class</text:span><text:span text:style-name="T1456">=</text:span><text:span text:style-name="T1457">"col-md-4"</text:span><text:span text:style-name="T1458">&gt;</text:span></text:p>
      <text:p text:style-name="P1459"><text:span text:style-name="T1460"><text:s text:c="6"/></text:span><text:span text:style-name="T1461">&lt;</text:span><text:span text:style-name="T1462">div</text:span><text:span text:style-name="T1463"><text:s/></text:span><text:span text:style-name="T1464">class</text:span><text:span text:style-name="T1465">=</text:span><text:span text:style-name="T1466">"p-3 mb-3 bg-primary text-white"</text:span><text:span text:style-name="T1467">&gt;</text:span><text:span text:style-name="T1468">Primary</text:span><text:span text:style-name="T1469">&lt;/</text:span><text:span text:style-name="T1470">div</text:span><text:span text:style-name="T1471">&gt;</text:span></text:p>
      <text:p text:style-name="P1472"><text:span text:style-name="T1473"><text:s text:c="4"/></text:span><text:span text:style-name="T1474">&lt;/</text:span><text:span text:style-name="T1475">div</text:span><text:span text:style-name="T1476">&gt;</text:span></text:p>
      <text:p text:style-name="P1477"><text:span text:style-name="T1478"><text:s text:c="4"/></text:span><text:span text:style-name="T1479">&lt;</text:span><text:span text:style-name="T1480">div</text:span><text:span text:style-name="T1481"><text:s/></text:span><text:span text:style-name="T1482">class</text:span><text:span text:style-name="T1483">=</text:span><text:span text:style-name="T1484">"col-md-4"</text:span><text:span text:style-name="T1485">&gt;</text:span></text:p>
      <text:p text:style-name="P1486"><text:span text:style-name="T1487"><text:s text:c="6"/></text:span><text:span text:style-name="T1488">&lt;</text:span><text:span text:style-name="T1489">div</text:span><text:span text:style-name="T1490"><text:s/></text:span><text:span text:style-name="T1491">class</text:span><text:span text:style-name="T1492">=</text:span><text:span text:style-name="T1493">"p-3 mb-3 bg-secondary text-white"</text:span><text:span text:style-name="T1494">&gt;</text:span><text:span text:style-name="T1495">Secondary</text:span><text:span text:style-name="T1496">&lt;/</text:span><text:span text:style-name="T1497">div</text:span><text:span text:style-name="T1498">&gt;</text:span></text:p>
      <text:p text:style-name="P1499"><text:span text:style-name="T1500"><text:s text:c="4"/></text:span><text:span text:style-name="T1501">&lt;/</text:span><text:span text:style-name="T1502">div</text:span><text:span text:style-name="T1503">&gt;</text:span></text:p>
      <text:p text:style-name="P1504"><text:span text:style-name="T1505"><text:s text:c="4"/></text:span><text:span text:style-name="T1506">&lt;</text:span><text:span text:style-name="T1507">div</text:span><text:span text:style-name="T1508"><text:s/></text:span><text:span text:style-name="T1509">class</text:span><text:span text:style-name="T1510">=</text:span><text:span text:style-name="T1511">"col-md-4"</text:span><text:span text:style-name="T1512">&gt;</text:span></text:p>
      <text:p text:style-name="P1513"><text:span text:style-name="T1514"><text:s text:c="6"/></text:span><text:span text:style-name="T1515">&lt;</text:span><text:span text:style-name="T1516">div</text:span><text:span text:style-name="T1517"><text:s/></text:span><text:span text:style-name="T1518">class</text:span><text:span text:style-name="T1519">=</text:span><text:span text:style-name="T1520">"p-3 mb-3 bg-success text-white"</text:span><text:span text:style-name="T1521">&gt;</text:span><text:span text:style-name="T1522">Success</text:span><text:span text:style-name="T1523">&lt;/</text:span><text:span text:style-name="T1524">div</text:span><text:span text:style-name="T1525">&gt;</text:span></text:p>
      <text:p text:style-name="P1526"><text:span text:style-name="T1527"><text:s text:c="4"/></text:span><text:span text:style-name="T1528">&lt;/</text:span><text:span text:style-name="T1529">div</text:span><text:span text:style-name="T1530">&gt;</text:span></text:p>
      <text:p text:style-name="P1531"><text:span text:style-name="T1532"><text:s text:c="4"/></text:span><text:span text:style-name="T1533">&lt;</text:span><text:span text:style-name="T1534">div</text:span><text:span text:style-name="T1535"><text:s/></text:span><text:span text:style-name="T1536">class</text:span><text:span text:style-name="T1537">=</text:span><text:span text:style-name="T1538">"col-md-4"</text:span><text:span text:style-name="T1539">&gt;</text:span></text:p>
      <text:p text:style-name="P1540"><text:span text:style-name="T1541"><text:s text:c="6"/></text:span><text:span text:style-name="T1542">&lt;</text:span><text:span text:style-name="T1543">div</text:span><text:span text:style-name="T1544"><text:s/></text:span><text:span text:style-name="T1545">class</text:span><text:span text:style-name="T1546">=</text:span><text:span text:style-name="T1547">"p-3 mb-3 bg-danger text-white"</text:span><text:span text:style-name="T1548">&gt;</text:span><text:span text:style-name="T1549">Danger</text:span><text:span text:style-name="T1550">&lt;/</text:span><text:span text:style-name="T1551">div</text:span><text:span text:style-name="T1552">&gt;</text:span></text:p>
      <text:p text:style-name="P1553"><text:span text:style-name="T1554"><text:s text:c="4"/></text:span><text:span text:style-name="T1555">&lt;/</text:span><text:span text:style-name="T1556">div</text:span><text:span text:style-name="T1557">&gt;</text:span></text:p>
      <text:p text:style-name="P1558"><text:span text:style-name="T1559"><text:s text:c="4"/></text:span><text:span text:style-name="T1560">&lt;</text:span><text:span text:style-name="T1561">div</text:span><text:span text:style-name="T1562"><text:s/></text:span><text:span text:style-name="T1563">class</text:span><text:span text:style-name="T1564">=</text:span><text:span text:style-name="T1565">"col-md-4"</text:span><text:span text:style-name="T1566">&gt;</text:span></text:p>
      <text:p text:style-name="P1567"><text:span text:style-name="T1568"><text:s text:c="6"/></text:span><text:span text:style-name="T1569">&lt;</text:span><text:span text:style-name="T1570">div</text:span><text:span text:style-name="T1571"><text:s/></text:span><text:span text:style-name="T1572">class</text:span><text:span text:style-name="T1573">=</text:span><text:span text:style-name="T1574">"p-3 mb-3 bg-warning text-dark"</text:span><text:span text:style-name="T1575">&gt;</text:span><text:span text:style-name="T1576">Warning</text:span><text:span text:style-name="T1577">&lt;/</text:span><text:span text:style-name="T1578">div</text:span><text:span text:style-name="T1579">&gt;</text:span></text:p>
      <text:p text:style-name="P1580"><text:span text:style-name="T1581"><text:s text:c="4"/></text:span><text:span text:style-name="T1582">&lt;/</text:span><text:span text:style-name="T1583">div</text:span><text:span text:style-name="T1584">&gt;</text:span></text:p>
      <text:p text:style-name="P1585"><text:span text:style-name="T1586"><text:s text:c="4"/></text:span><text:span text:style-name="T1587">&lt;</text:span><text:span text:style-name="T1588">div</text:span><text:span text:style-name="T1589"><text:s/></text:span><text:span text:style-name="T1590">class</text:span><text:span text:style-name="T1591">=</text:span><text:span text:style-name="T1592">"col-md-4"</text:span><text:span text:style-name="T1593">&gt;</text:span></text:p>
      <text:p text:style-name="P1594"><text:span text:style-name="T1595"><text:s text:c="6"/></text:span><text:span text:style-name="T1596">&lt;</text:span><text:span text:style-name="T1597">div</text:span><text:span text:style-name="T1598"><text:s/></text:span><text:span text:style-name="T1599">class</text:span><text:span text:style-name="T1600">=</text:span><text:span text:style-name="T1601">"p-3 mb-3 bg-info text-dark"</text:span><text:span text:style-name="T1602">&gt;</text:span><text:span text:style-name="T1603">Info</text:span><text:span text:style-name="T1604">&lt;/</text:span><text:span text:style-name="T1605">div</text:span><text:span text:style-name="T1606">&gt;</text:span></text:p>
      <text:p text:style-name="P1607"><text:span text:style-name="T1608"><text:s text:c="4"/></text:span><text:span text:style-name="T1609">&lt;/</text:span><text:span text:style-name="T1610">div</text:span><text:span text:style-name="T1611">&gt;</text:span></text:p>
      <text:p text:style-name="P1612"><text:span text:style-name="T1613"><text:s text:c="4"/></text:span><text:span text:style-name="T1614">&lt;</text:span><text:span text:style-name="T1615">div</text:span><text:span text:style-name="T1616"><text:s/></text:span><text:span text:style-name="T1617">class</text:span><text:span text:style-name="T1618">=</text:span><text:span text:style-name="T1619">"col-md-4"</text:span><text:span text:style-name="T1620">&gt;</text:span></text:p>
      <text:p text:style-name="P1621"><text:span text:style-name="T1622"><text:s text:c="6"/></text:span><text:span text:style-name="T1623">&lt;</text:span><text:span text:style-name="T1624">div</text:span><text:span text:style-name="T1625"><text:s/></text:span><text:span text:style-name="T1626">class</text:span><text:span text:style-name="T1627">=</text:span><text:span text:style-name="T1628">"p-3 mb-3 bg-light text-dark"</text:span><text:span text:style-name="T1629">&gt;</text:span><text:span text:style-name="T1630">Light</text:span><text:span text:style-name="T1631">&lt;/</text:span><text:span text:style-name="T1632">div</text:span><text:span text:style-name="T1633">&gt;</text:span></text:p>
      <text:p text:style-name="P1634"><text:span text:style-name="T1635"><text:s text:c="4"/></text:span><text:span text:style-name="T1636">&lt;/</text:span><text:span text:style-name="T1637">div</text:span><text:span text:style-name="T1638">&gt;</text:span></text:p>
      <text:p text:style-name="P1639"><text:span text:style-name="T1640"><text:s text:c="4"/></text:span><text:span text:style-name="T1641">&lt;</text:span><text:span text:style-name="T1642">div</text:span><text:span text:style-name="T1643"><text:s/></text:span><text:span text:style-name="T1644">class</text:span><text:span text:style-name="T1645">=</text:span><text:span text:style-name="T1646">"col-md-4"</text:span><text:span text:style-name="T1647">&gt;</text:span></text:p>
      <text:p text:style-name="P1648"><text:span text:style-name="T1649"><text:s text:c="6"/></text:span><text:span text:style-name="T1650">&lt;</text:span><text:span text:style-name="T1651">div</text:span><text:span text:style-name="T1652"><text:s/></text:span><text:span text:style-name="T1653">class</text:span><text:span text:style-name="T1654">=</text:span><text:span text:style-name="T1655">"p-3 mb-3 bg-dark text-white"</text:span><text:span text:style-name="T1656">&gt;</text:span><text:span text:style-name="T1657">Dark</text:span><text:span text:style-name="T1658">&lt;/</text:span><text:span text:style-name="T1659">div</text:span><text:span text:style-name="T1660">&gt;</text:span></text:p>
      <text:p text:style-name="P1661"><text:span text:style-name="T1662"><text:s text:c="4"/></text:span><text:span text:style-name="T1663">&lt;/</text:span><text:span text:style-name="T1664">div</text:span><text:span text:style-name="T1665">&gt;</text:span></text:p>
      <text:p text:style-name="P1666"><text:span text:style-name="T1667">&lt;/</text:span><text:span text:style-name="T1668">div</text:span><text:span text:style-name="T1669">&gt;</text:span></text:p>
      <text:p text:style-name="P1670"><text:span text:style-name="T1671">Todos estos colores están disponibles como mapa Sass, </text:span><text:span text:style-name="T1672">$theme-colors</text:span><text:span text:style-name="T1673">.</text:span></text:p>
      <text:p text:style-name="P1674"><text:span text:style-name="T1675">$theme-colors</text:span><text:span text:style-name="T1676">:</text:span><text:span text:style-name="T1677"><text:s/></text:span><text:span text:style-name="T1678">(</text:span></text:p>
      <text:p text:style-name="P1679"><text:span text:style-name="T1680"><text:s text:c="2"/></text:span><text:span text:style-name="T1681">"primary"</text:span><text:span text:style-name="T1682">:</text:span><text:span text:style-name="T1683"><text:s text:c="4"/></text:span><text:span text:style-name="T1684">$primary</text:span><text:span text:style-name="T1685">,</text:span></text:p>
      <text:p text:style-name="P1686"><text:span text:style-name="T1687"><text:s text:c="2"/></text:span><text:span text:style-name="T1688">"secondary"</text:span><text:span text:style-name="T1689">:</text:span><text:span text:style-name="T1690"><text:s text:c="2"/></text:span><text:span text:style-name="T1691">$secondary</text:span><text:span text:style-name="T1692">,</text:span></text:p>
      <text:p text:style-name="P1693"><text:span text:style-name="T1694"><text:s text:c="2"/></text:span><text:span text:style-name="T1695">"success"</text:span><text:span text:style-name="T1696">:</text:span><text:span text:style-name="T1697"><text:s text:c="4"/></text:span><text:span text:style-name="T1698">$success</text:span><text:span text:style-name="T1699">,</text:span></text:p>
      <text:p text:style-name="P1700"><text:span text:style-name="T1701"><text:s text:c="2"/></text:span><text:span text:style-name="T1702">"info"</text:span><text:span text:style-name="T1703">:</text:span><text:span text:style-name="T1704"><text:s text:c="7"/></text:span><text:span text:style-name="T1705">$info</text:span><text:span text:style-name="T1706">,</text:span></text:p>
      <text:p text:style-name="P1707"><text:span text:style-name="T1708"><text:s text:c="2"/></text:span><text:span text:style-name="T1709">"warning"</text:span><text:span text:style-name="T1710">:</text:span><text:span text:style-name="T1711"><text:s text:c="4"/></text:span><text:span text:style-name="T1712">$warning</text:span><text:span text:style-name="T1713">,</text:span></text:p>
      <text:p text:style-name="P1714"><text:span text:style-name="T1715"><text:s text:c="2"/></text:span><text:span text:style-name="T1716">"danger"</text:span><text:span text:style-name="T1717">:</text:span><text:span text:style-name="T1718"><text:s text:c="5"/></text:span><text:span text:style-name="T1719">$danger</text:span><text:span text:style-name="T1720">,</text:span></text:p>
      <text:p text:style-name="P1721"><text:span text:style-name="T1722"><text:s text:c="2"/></text:span><text:span text:style-name="T1723">"light"</text:span><text:span text:style-name="T1724">:</text:span><text:span text:style-name="T1725"><text:s text:c="6"/></text:span><text:span text:style-name="T1726">$light</text:span><text:span text:style-name="T1727">,</text:span></text:p>
      <text:p text:style-name="P1728"><text:span text:style-name="T1729"><text:s text:c="2"/></text:span><text:span text:style-name="T1730">"dark"</text:span><text:span text:style-name="T1731">:</text:span><text:span text:style-name="T1732"><text:s text:c="7"/></text:span><text:span text:style-name="T1733">$dark</text:span></text:p>
      <text:p text:style-name="P1734"><text:span text:style-name="T1735">);</text:span></text:p>
      <text:p text:style-name="P1736"><text:span text:style-name="T1737">Consulta nuestros documentos de </text:span><text:a xlink:href="https://esdocu.net/bootstrap/5.1/customize/sass/#maps-and-loops" office:target-frame-name="_top" xlink:show="replace"><text:span text:style-name="T1738">mapas y bucles de Sass</text:span></text:a><text:span text:style-name="T1739"> para saber cómo modificar estos colores.</text:span></text:p>
      <text:h text:style-name="P1740" text:outline-level="2"><text:bookmark-start text:name="_Toc156319899"/>Todos los colores<text:bookmark-end text:name="_Toc156319899"/> </text:h>
      <text:p text:style-name="P1741"><text:span text:style-name="T1742">Todos los colores de Bootstrap están disponibles como variables Sass y un mapa Sass en el archivo </text:span><text:span text:style-name="T1743">scss/_variables.scss</text:span><text:span text:style-name="T1744">. Para evitar aumentar el tamaño de los archivos, no creamos clases de color de texto o de fondo para cada una de estas variables. En su lugar, elegimos un subconjunto de estos colores para una </text:span><text:a xlink:href="https://esdocu.net/bootstrap/5.1/customize/color/#theme-colors" office:target-frame-name="_top" xlink:show="replace"><text:span text:style-name="T1745">paleta de temas</text:span></text:a><text:span text:style-name="T1746">.</text:span></text:p>
      <text:soft-page-break/>
      <text:p text:style-name="P1747">Asegúrate de controlar las relaciones de contraste a medida que personalizas los colores. Como se muestra a continuación, hemos agregado tres proporciones de contraste a cada uno de los colores principales: una para los colores actuales de la muestra, una contra el blanco y otra contra el negro.</text:p>
      <text:p text:style-name="P1748"><text:span text:style-name="T1749">$blue</text:span><text:span text:style-name="T1750"> #0d6efd</text:span></text:p>
      <text:p text:style-name="P1751">$blue-100</text:p>
      <text:p text:style-name="P1752">$blue-200</text:p>
      <text:p text:style-name="P1753">$blue-300</text:p>
      <text:p text:style-name="P1754">$blue-400</text:p>
      <text:p text:style-name="P1755">$blue-500</text:p>
      <text:p text:style-name="P1756">$blue-600</text:p>
      <text:p text:style-name="P1757">$blue-700</text:p>
      <text:p text:style-name="P1758">$blue-800</text:p>
      <text:p text:style-name="P1759">$blue-900</text:p>
      <text:p text:style-name="P1760"><text:span text:style-name="T1761">indigo</text:span><text:span text:style-name="T1762"> #6610f2</text:span></text:p>
      <text:p text:style-name="P1763">$indigo-100</text:p>
      <text:p text:style-name="P1764">$indigo-200</text:p>
      <text:p text:style-name="P1765">$indigo-300</text:p>
      <text:p text:style-name="P1766">$indigo-400</text:p>
      <text:p text:style-name="P1767">$indigo-500</text:p>
      <text:p text:style-name="P1768">$indigo-600</text:p>
      <text:p text:style-name="P1769">$indigo-700</text:p>
      <text:p text:style-name="P1770">$indigo-800</text:p>
      <text:p text:style-name="P1771">$indigo-900</text:p>
      <text:p text:style-name="P1772"><text:span text:style-name="T1773">purple</text:span><text:span text:style-name="T1774"> #6f42c1</text:span></text:p>
      <text:p text:style-name="P1775">$purple-100</text:p>
      <text:p text:style-name="P1776">$purple-200</text:p>
      <text:p text:style-name="P1777">$purple-300</text:p>
      <text:p text:style-name="P1778">$purple-400</text:p>
      <text:p text:style-name="P1779">$purple-500</text:p>
      <text:p text:style-name="P1780">$purple-600</text:p>
      <text:p text:style-name="P1781">$purple-700</text:p>
      <text:p text:style-name="P1782">$purple-800</text:p>
      <text:soft-page-break/>
      <text:p text:style-name="P1783">$purple-900</text:p>
      <text:p text:style-name="P1784"><text:span text:style-name="T1785">pink</text:span><text:span text:style-name="T1786"> #d63384</text:span></text:p>
      <text:p text:style-name="P1787">$pink-100</text:p>
      <text:p text:style-name="P1788">$pink-200</text:p>
      <text:p text:style-name="P1789">$pink-300</text:p>
      <text:p text:style-name="P1790">$pink-400</text:p>
      <text:p text:style-name="P1791">$pink-500</text:p>
      <text:p text:style-name="P1792">$pink-600</text:p>
      <text:p text:style-name="P1793">$pink-700</text:p>
      <text:p text:style-name="P1794">$pink-800</text:p>
      <text:p text:style-name="P1795">$pink-900</text:p>
      <text:p text:style-name="P1796"><text:span text:style-name="T1797">red</text:span><text:span text:style-name="T1798"> #dc3545</text:span></text:p>
      <text:p text:style-name="P1799">$red-100</text:p>
      <text:p text:style-name="P1800">$red-200</text:p>
      <text:p text:style-name="P1801">$red-300</text:p>
      <text:p text:style-name="P1802">$red-400</text:p>
      <text:p text:style-name="P1803">$red-500</text:p>
      <text:p text:style-name="P1804">$red-600</text:p>
      <text:p text:style-name="P1805">$red-700</text:p>
      <text:p text:style-name="P1806">$red-800</text:p>
      <text:p text:style-name="P1807">$red-900</text:p>
      <text:p text:style-name="P1808"><text:span text:style-name="T1809">orange</text:span><text:span text:style-name="T1810"> #fd7e14</text:span></text:p>
      <text:p text:style-name="P1811">$orange-100</text:p>
      <text:p text:style-name="P1812">$orange-200</text:p>
      <text:p text:style-name="P1813">$orange-300</text:p>
      <text:p text:style-name="P1814">$orange-400</text:p>
      <text:p text:style-name="P1815">$orange-500</text:p>
      <text:p text:style-name="P1816">$orange-600</text:p>
      <text:p text:style-name="P1817">$orange-700</text:p>
      <text:p text:style-name="P1818">$orange-800</text:p>
      <text:p text:style-name="P1819">$orange-900</text:p>
      <text:p text:style-name="P1820"><text:span text:style-name="T1821">yellow</text:span><text:span text:style-name="T1822"> #ffc107</text:span></text:p>
      <text:soft-page-break/>
      <text:p text:style-name="P1823">$yellow-100</text:p>
      <text:p text:style-name="P1824">$yellow-200</text:p>
      <text:p text:style-name="P1825">$yellow-300</text:p>
      <text:p text:style-name="P1826">$yellow-400</text:p>
      <text:p text:style-name="P1827">$yellow-500</text:p>
      <text:p text:style-name="P1828">$yellow-600</text:p>
      <text:p text:style-name="P1829">$yellow-700</text:p>
      <text:p text:style-name="P1830">$yellow-800</text:p>
      <text:p text:style-name="P1831">$yellow-900</text:p>
      <text:p text:style-name="P1832"><text:span text:style-name="T1833">green</text:span><text:span text:style-name="T1834"> #198754</text:span></text:p>
      <text:p text:style-name="P1835">$green-100</text:p>
      <text:p text:style-name="P1836">$green-200</text:p>
      <text:p text:style-name="P1837">$green-300</text:p>
      <text:p text:style-name="P1838">$green-400</text:p>
      <text:p text:style-name="P1839">$green-500</text:p>
      <text:p text:style-name="P1840">$green-600</text:p>
      <text:p text:style-name="P1841">$green-700</text:p>
      <text:p text:style-name="P1842">$green-800</text:p>
      <text:p text:style-name="P1843">$green-900</text:p>
      <text:p text:style-name="P1844"><text:span text:style-name="T1845">teal</text:span><text:span text:style-name="T1846"> #20c997</text:span></text:p>
      <text:p text:style-name="P1847">$teal-100</text:p>
      <text:p text:style-name="P1848">$teal-200</text:p>
      <text:p text:style-name="P1849">$teal-300</text:p>
      <text:p text:style-name="P1850">$teal-400</text:p>
      <text:p text:style-name="P1851">$teal-500</text:p>
      <text:p text:style-name="P1852">$teal-600</text:p>
      <text:p text:style-name="P1853">$teal-700</text:p>
      <text:p text:style-name="P1854">$teal-800</text:p>
      <text:p text:style-name="P1855">$teal-900</text:p>
      <text:p text:style-name="P1856"><text:span text:style-name="T1857">cyan</text:span><text:span text:style-name="T1858"> #0dcaf0</text:span></text:p>
      <text:p text:style-name="P1859">$cyan-100</text:p>
      <text:p text:style-name="P1860">$cyan-200</text:p>
      <text:soft-page-break/>
      <text:p text:style-name="P1861">$cyan-300</text:p>
      <text:p text:style-name="P1862">$cyan-400</text:p>
      <text:p text:style-name="P1863">$cyan-500</text:p>
      <text:p text:style-name="P1864">$cyan-600</text:p>
      <text:p text:style-name="P1865">$cyan-700</text:p>
      <text:p text:style-name="P1866">$cyan-800</text:p>
      <text:p text:style-name="P1867">$cyan-900</text:p>
      <text:p text:style-name="P1868"><text:span text:style-name="T1869">gray-500</text:span><text:span text:style-name="T1870"> #adb5bd</text:span></text:p>
      <text:p text:style-name="P1871">$gray-100</text:p>
      <text:p text:style-name="P1872">$gray-200</text:p>
      <text:p text:style-name="P1873">$gray-300</text:p>
      <text:p text:style-name="P1874">$gray-400</text:p>
      <text:p text:style-name="P1875">$gray-500</text:p>
      <text:p text:style-name="P1876">$gray-600</text:p>
      <text:p text:style-name="P1877">$gray-700</text:p>
      <text:p text:style-name="P1878">$gray-800</text:p>
      <text:p text:style-name="P1879">$gray-900</text:p>
      <text:p text:style-name="P1880"><text:span text:style-name="T1881">black</text:span><text:span text:style-name="T1882"> #000</text:span></text:p>
      <text:p text:style-name="P1883"><text:span text:style-name="T1884">white</text:span><text:span text:style-name="T1885"> #fff</text:span></text:p>
      <text:h text:style-name="P1886" text:outline-level="3"><text:bookmark-start text:name="_Toc156319900"/><text:span text:style-name="T1887">Notas sobre Sass</text:span><text:bookmark-end text:name="_Toc156319900"/><text:span text:style-name="T1888"> </text:span></text:h>
      <text:p text:style-name="P1889"><text:span text:style-name="T1890">Sass no puede generar variables programáticamente, por lo que creamos variables manualmente para cada tinte y sombreado nosotros mismos. Especificamos el valor del punto medio (por ejemplo, </text:span><text:span text:style-name="T1891">$blue-500</text:span><text:span text:style-name="T1892">) y usamos funciones de color personalizadas para teñir (aclarar) o sombrear (oscurecer) nuestros colores a través de la función de color </text:span><text:span text:style-name="T1893">mix()</text:span><text:span text:style-name="T1894"> de Sass.</text:span></text:p>
      <text:p text:style-name="P1895"><text:span text:style-name="T1896">Usar </text:span><text:span text:style-name="T1897">mix()</text:span><text:span text:style-name="T1898"> no es lo mismo que </text:span><text:span text:style-name="T1899">lighten()</text:span><text:span text:style-name="T1900"> y </text:span><text:span text:style-name="T1901">darken()</text:span><text:span text:style-name="T1902">: el primero combina el color especificado con blanco o negro, mientras que el último solo ajusta el valor de luminosidad de cada color. El resultado es un conjunto de colores mucho más completo, como se muestra en esta </text:span><text:a xlink:href="https://codepen.io/emdeoh/pen/zYOQOPB" office:target-frame-name="_blank" xlink:show="new"><text:span text:style-name="T1903">demostración de CodePen</text:span></text:a><text:span text:style-name="T1904">.</text:span></text:p>
      <text:p text:style-name="P1905"><text:span text:style-name="T1906">Nuestras funciones </text:span><text:span text:style-name="T1907">tint-color()</text:span><text:span text:style-name="T1908"> y </text:span><text:span text:style-name="T1909">shade-color()</text:span><text:span text:style-name="T1910"> usan </text:span><text:span text:style-name="T1911">mix()</text:span><text:span text:style-name="T1912"> junto con nuestra variable </text:span><text:span text:style-name="T1913">$theme-color-interval</text:span><text:span text:style-name="T1914">, que especifica un valor porcentual escalonado para cada color mezclado que producimos. Consulta los archivos </text:span><text:span text:style-name="T1915">scss/_functions.scss</text:span><text:span text:style-name="T1916"> y </text:span><text:span text:style-name="T1917">scss/_variables.scss</text:span><text:span text:style-name="T1918"> para obtener el código fuente completo.</text:span></text:p>
      <text:h text:style-name="P1919" text:outline-level="2"><text:bookmark-start text:name="_Toc156319901"/><text:soft-page-break/>Mapas Sass de colores<text:bookmark-end text:name="_Toc156319901"/> </text:h>
      <text:p text:style-name="P1920">Los archivos fuente de Sass de Bootstrap incluyen tres mapas para ayudarte a recorrer rápida y fácilmente una lista de colores y sus valores hexadecimales.</text:p>
      <text:list text:style-name="LFO4" text:continue-numbering="true">
        <text:list-item>
          <text:p text:style-name="P1921"><text:span text:style-name="T1922">$colors</text:span><text:span text:style-name="T1923"> enumera todos nuestros colores base disponibles (</text:span><text:span text:style-name="T1924">500</text:span><text:span text:style-name="T1925">)</text:span></text:p>
        </text:list-item>
        <text:list-item>
          <text:p text:style-name="P1926"><text:span text:style-name="T1927">$theme-colors</text:span><text:span text:style-name="T1928"> enumera todos los colores del tema con nombres semánticos (que se muestran a continuación)</text:span></text:p>
        </text:list-item>
        <text:list-item>
          <text:p text:style-name="P1929"><text:span text:style-name="T1930">$grays</text:span><text:span text:style-name="T1931"> enumera todos los tintes y tonos de gris</text:span></text:p>
        </text:list-item>
      </text:list>
      <text:p text:style-name="P1932"><text:span text:style-name="T1933">Dentro de </text:span><text:span text:style-name="T1934">scss/_variables.scss</text:span><text:span text:style-name="T1935">, encontrarás las variables de color de Bootstrap y el mapa de Sass. Aquí hay un ejemplo del mapa Sass </text:span><text:span text:style-name="T1936">$colors</text:span><text:span text:style-name="T1937">:</text:span></text:p>
      <text:p text:style-name="P1938"><text:span text:style-name="T1939">$colors</text:span><text:span text:style-name="T1940">:</text:span><text:span text:style-name="T1941"><text:s/></text:span><text:span text:style-name="T1942">(</text:span></text:p>
      <text:p text:style-name="P1943"><text:span text:style-name="T1944"><text:s text:c="2"/></text:span><text:span text:style-name="T1945">"blue"</text:span><text:span text:style-name="T1946">:</text:span><text:span text:style-name="T1947"><text:s text:c="7"/></text:span><text:span text:style-name="T1948">$blue</text:span><text:span text:style-name="T1949">,</text:span></text:p>
      <text:p text:style-name="P1950"><text:span text:style-name="T1951"><text:s text:c="2"/></text:span><text:span text:style-name="T1952">"indigo"</text:span><text:span text:style-name="T1953">:</text:span><text:span text:style-name="T1954"><text:s text:c="5"/></text:span><text:span text:style-name="T1955">$indigo</text:span><text:span text:style-name="T1956">,</text:span></text:p>
      <text:p text:style-name="P1957"><text:span text:style-name="T1958"><text:s text:c="2"/></text:span><text:span text:style-name="T1959">"purple"</text:span><text:span text:style-name="T1960">:</text:span><text:span text:style-name="T1961"><text:s text:c="5"/></text:span><text:span text:style-name="T1962">$purple</text:span><text:span text:style-name="T1963">,</text:span></text:p>
      <text:p text:style-name="P1964"><text:span text:style-name="T1965"><text:s text:c="2"/></text:span><text:span text:style-name="T1966">"pink"</text:span><text:span text:style-name="T1967">:</text:span><text:span text:style-name="T1968"><text:s text:c="7"/></text:span><text:span text:style-name="T1969">$pink</text:span><text:span text:style-name="T1970">,</text:span></text:p>
      <text:p text:style-name="P1971"><text:span text:style-name="T1972"><text:s text:c="2"/></text:span><text:span text:style-name="T1973">"red"</text:span><text:span text:style-name="T1974">:</text:span><text:span text:style-name="T1975"><text:s text:c="8"/></text:span><text:span text:style-name="T1976">$red</text:span><text:span text:style-name="T1977">,</text:span></text:p>
      <text:p text:style-name="P1978"><text:span text:style-name="T1979"><text:s text:c="2"/></text:span><text:span text:style-name="T1980">"orange"</text:span><text:span text:style-name="T1981">:</text:span><text:span text:style-name="T1982"><text:s text:c="5"/></text:span><text:span text:style-name="T1983">$orange</text:span><text:span text:style-name="T1984">,</text:span></text:p>
      <text:p text:style-name="P1985"><text:span text:style-name="T1986"><text:s text:c="2"/></text:span><text:span text:style-name="T1987">"yellow"</text:span><text:span text:style-name="T1988">:</text:span><text:span text:style-name="T1989"><text:s text:c="5"/></text:span><text:span text:style-name="T1990">$yellow</text:span><text:span text:style-name="T1991">,</text:span></text:p>
      <text:p text:style-name="P1992"><text:span text:style-name="T1993"><text:s text:c="2"/></text:span><text:span text:style-name="T1994">"green"</text:span><text:span text:style-name="T1995">:</text:span><text:span text:style-name="T1996"><text:s text:c="6"/></text:span><text:span text:style-name="T1997">$green</text:span><text:span text:style-name="T1998">,</text:span></text:p>
      <text:p text:style-name="P1999"><text:span text:style-name="T2000"><text:s text:c="2"/></text:span><text:span text:style-name="T2001">"teal"</text:span><text:span text:style-name="T2002">:</text:span><text:span text:style-name="T2003"><text:s text:c="7"/></text:span><text:span text:style-name="T2004">$teal</text:span><text:span text:style-name="T2005">,</text:span></text:p>
      <text:p text:style-name="P2006"><text:span text:style-name="T2007"><text:s text:c="2"/></text:span><text:span text:style-name="T2008">"cyan"</text:span><text:span text:style-name="T2009">:</text:span><text:span text:style-name="T2010"><text:s text:c="7"/></text:span><text:span text:style-name="T2011">$cyan</text:span><text:span text:style-name="T2012">,</text:span></text:p>
      <text:p text:style-name="P2013"><text:span text:style-name="T2014"><text:s text:c="2"/></text:span><text:span text:style-name="T2015">"white"</text:span><text:span text:style-name="T2016">:</text:span><text:span text:style-name="T2017"><text:s text:c="6"/></text:span><text:span text:style-name="T2018">$white</text:span><text:span text:style-name="T2019">,</text:span></text:p>
      <text:p text:style-name="P2020"><text:span text:style-name="T2021"><text:s text:c="2"/></text:span><text:span text:style-name="T2022">"gray"</text:span><text:span text:style-name="T2023">:</text:span><text:span text:style-name="T2024"><text:s text:c="7"/></text:span><text:span text:style-name="T2025">$gray-600</text:span><text:span text:style-name="T2026">,</text:span></text:p>
      <text:p text:style-name="P2027"><text:span text:style-name="T2028"><text:s text:c="2"/></text:span><text:span text:style-name="T2029">"gray-dark"</text:span><text:span text:style-name="T2030">:</text:span><text:span text:style-name="T2031"><text:s text:c="2"/></text:span><text:span text:style-name="T2032">$gray-800</text:span></text:p>
      <text:p text:style-name="P2033"><text:span text:style-name="T2034">);</text:span></text:p>
      <text:p text:style-name="P2035"><text:span text:style-name="T2036">Agrega, elimina o modifica valores dentro del mapa para actualizar cómo se usan en muchos otros componentes. Desafortunadamente, en este momento, no todos los componentes utilizan este mapa de Sass. Las actualizaciones futuras se esforzarán por mejorar esto. Hasta entonces, planea hacer uso de las variables </text:span><text:span text:style-name="T2037">${color}</text:span><text:span text:style-name="T2038"> y este mapa de Sass.</text:span></text:p>
      <text:p text:style-name="P2039"/>
      <text:p text:style-name="P2040"/>
      <text:h text:style-name="P2041" text:outline-level="3"><text:bookmark-start text:name="_Toc156319902"/>Ejemplo<text:bookmark-end text:name="_Toc156319902"/> </text:h>
      <text:p text:style-name="P2042">Así es como puedes usarlos en tu Sass:</text:p>
      <text:p text:style-name="P2043"><text:span text:style-name="T2044">.alpha</text:span><text:span text:style-name="T2045"><text:s/></text:span><text:span text:style-name="T2046">{</text:span><text:span text:style-name="T2047"><text:s/></text:span><text:span text:style-name="T2048">color</text:span><text:span text:style-name="T2049">:</text:span><text:span text:style-name="T2050"><text:s/></text:span><text:span text:style-name="T2051">$purple</text:span><text:span text:style-name="T2052">;</text:span><text:span text:style-name="T2053"><text:s/></text:span><text:span text:style-name="T2054">}</text:span></text:p>
      <text:p text:style-name="P2055"><text:span text:style-name="T2056">.beta</text:span><text:span text:style-name="T2057"><text:s/></text:span><text:span text:style-name="T2058">{</text:span></text:p>
      <text:p text:style-name="P2059"><text:span text:style-name="T2060"><text:s text:c="2"/></text:span><text:span text:style-name="T2061">color</text:span><text:span text:style-name="T2062">:</text:span><text:span text:style-name="T2063"><text:s/></text:span><text:span text:style-name="T2064">$yellow-300</text:span><text:span text:style-name="T2065">;</text:span></text:p>
      <text:p text:style-name="P2066"><text:span text:style-name="T2067"><text:s text:c="2"/></text:span><text:span text:style-name="T2068">background-color</text:span><text:span text:style-name="T2069">:</text:span><text:span text:style-name="T2070"><text:s/></text:span><text:span text:style-name="T2071">$indigo-900</text:span><text:span text:style-name="T2072">;</text:span></text:p>
      <text:p text:style-name="P2073"><text:span text:style-name="T2074">}</text:span></text:p>
      <text:p text:style-name="P2075"><text:span text:style-name="T2076">Las clases de utilidad </text:span><text:a xlink:href="https://esdocu.net/bootstrap/5.1/utilities/colors/" office:target-frame-name="_top" xlink:show="replace"><text:span text:style-name="T2077">Color</text:span></text:a><text:span text:style-name="T2078"> y </text:span><text:a xlink:href="https://esdocu.net/bootstrap/5.1/utilities/background/" office:target-frame-name="_top" xlink:show="replace"><text:span text:style-name="T2079">background</text:span></text:a><text:span text:style-name="T2080"> también están disponibles para configurar </text:span><text:span text:style-name="T2081">color</text:span><text:span text:style-name="T2082"> y </text:span><text:span text:style-name="T2083">background-color</text:span><text:span text:style-name="T2084"> utilizando los valores de color </text:span><text:span text:style-name="T2085">500</text:span><text:span text:style-name="T2086">.</text:span></text:p>
      <text:h text:style-name="P2087" text:outline-level="2"><text:bookmark-start text:name="_Toc156319903"/><text:soft-page-break/>Generación de utilidades<text:bookmark-end text:name="_Toc156319903"/> </text:h>
      <text:p text:style-name="P2088"><text:span text:style-name="T2089">Añadido en v5.1.0</text:span></text:p>
      <text:p text:style-name="P2090"><text:span text:style-name="T2091">Bootstrap no incluye las utilidades </text:span><text:span text:style-name="T2092">color</text:span><text:span text:style-name="T2093"> y </text:span><text:span text:style-name="T2094">background-color</text:span><text:span text:style-name="T2095"> para cada variable de color, pero puedes generarlas tú mismo con nuestra </text:span><text:a xlink:href="https://esdocu.net/bootstrap/5.1/utilities/api/" office:target-frame-name="_top" xlink:show="replace"><text:span text:style-name="T2096">utility API</text:span></text:a><text:span text:style-name="T2097"> y nuestra mapas Sass extendido añadido en v5.1.0.</text:span></text:p>
      <text:list text:style-name="LFO5" text:continue-numbering="true">
        <text:list-item>
          <text:p text:style-name="P2098">Para comenzar, asegúrate de haber importado nuestras funciones, variables, mixins y utilidades.</text:p>
        </text:list-item>
        <text:list-item>
          <text:p text:style-name="P2099"><text:span text:style-name="T2100">Utiliza nuestra función </text:span><text:span text:style-name="T2101">map-merge-multiple()</text:span><text:span text:style-name="T2102"> para fusionar rápidamente múltiples mapas Sass en un nuevo mapa.</text:span></text:p>
        </text:list-item>
        <text:list-item>
          <text:p text:style-name="P2103"><text:span text:style-name="T2104">Fusiona este nuevo mapa combinado para ampliar cualquier utilidad con un nombre de clase </text:span><text:span text:style-name="T2105">{color}-{level}</text:span><text:span text:style-name="T2106">.</text:span></text:p>
        </text:list-item>
      </text:list>
      <text:p text:style-name="P2107"><text:span text:style-name="T2108">Aquí hay un ejemplo que genera utilidades de color de texto (por ejemplo, </text:span><text:span text:style-name="T2109">.text-purple-500</text:span><text:span text:style-name="T2110">) siguiendo los pasos anteriores.</text:span></text:p>
      <text:p text:style-name="P2111"><text:span text:style-name="T2112">@import</text:span><text:span text:style-name="T2113"><text:s/></text:span><text:span text:style-name="T2114">"bootstrap/scss/functions"</text:span><text:span text:style-name="T2115">;</text:span></text:p>
      <text:p text:style-name="P2116"><text:span text:style-name="T2117">@import</text:span><text:span text:style-name="T2118"><text:s/></text:span><text:span text:style-name="T2119">"bootstrap/scss/variables"</text:span><text:span text:style-name="T2120">;</text:span></text:p>
      <text:p text:style-name="P2121"><text:span text:style-name="T2122">@import</text:span><text:span text:style-name="T2123"><text:s/></text:span><text:span text:style-name="T2124">"bootstrap/scss/maps"</text:span><text:span text:style-name="T2125">;</text:span></text:p>
      <text:p text:style-name="P2126"><text:span text:style-name="T2127">@import</text:span><text:span text:style-name="T2128"><text:s/></text:span><text:span text:style-name="T2129">"bootstrap/scss/mixins"</text:span><text:span text:style-name="T2130">;</text:span></text:p>
      <text:p text:style-name="P2131"><text:span text:style-name="T2132">@import</text:span><text:span text:style-name="T2133"><text:s/></text:span><text:span text:style-name="T2134">"bootstrap/scss/utilities"</text:span><text:span text:style-name="T2135">;</text:span></text:p>
      <text:p text:style-name="P2136"/>
      <text:p text:style-name="P2137"><text:span text:style-name="T2138">$all-colors</text:span><text:span text:style-name="T2139">:</text:span><text:span text:style-name="T2140"><text:s/></text:span><text:span text:style-name="T2141">map-merge-multiple</text:span><text:span text:style-name="T2142">(</text:span><text:span text:style-name="T2143">$blues</text:span><text:span text:style-name="T2144">,</text:span><text:span text:style-name="T2145"><text:s/></text:span><text:span text:style-name="T2146">$indigos</text:span><text:span text:style-name="T2147">,</text:span><text:span text:style-name="T2148"><text:s/></text:span><text:span text:style-name="T2149">$purples</text:span><text:span text:style-name="T2150">,</text:span><text:span text:style-name="T2151"><text:s/></text:span><text:span text:style-name="T2152">$pinks</text:span><text:span text:style-name="T2153">,</text:span><text:span text:style-name="T2154"><text:s/></text:span><text:span text:style-name="T2155">$reds</text:span><text:span text:style-name="T2156">,</text:span><text:span text:style-name="T2157"><text:s/></text:span><text:span text:style-name="T2158">$oranges</text:span><text:span text:style-name="T2159">,</text:span><text:span text:style-name="T2160"><text:s/></text:span><text:span text:style-name="T2161">$yellows</text:span><text:span text:style-name="T2162">,</text:span><text:span text:style-name="T2163"><text:s/></text:span><text:span text:style-name="T2164">$greens</text:span><text:span text:style-name="T2165">,</text:span><text:span text:style-name="T2166"><text:s/></text:span><text:span text:style-name="T2167">$teals</text:span><text:span text:style-name="T2168">,</text:span><text:span text:style-name="T2169"><text:s/></text:span><text:span text:style-name="T2170">$cyans</text:span><text:span text:style-name="T2171">);</text:span></text:p>
      <text:p text:style-name="P2172"/>
      <text:p text:style-name="P2173"><text:span text:style-name="T2174">$utilities</text:span><text:span text:style-name="T2175">:</text:span><text:span text:style-name="T2176"><text:s/></text:span><text:span text:style-name="T2177">map-merge</text:span><text:span text:style-name="T2178">(</text:span></text:p>
      <text:p text:style-name="P2179"><text:span text:style-name="T2180"><text:s text:c="2"/></text:span><text:span text:style-name="T2181">$utilities</text:span><text:span text:style-name="T2182">,</text:span></text:p>
      <text:p text:style-name="P2183"><text:span text:style-name="T2184"><text:s text:c="2"/></text:span><text:span text:style-name="T2185">(</text:span></text:p>
      <text:p text:style-name="P2186"><text:span text:style-name="T2187"><text:s text:c="4"/></text:span><text:span text:style-name="T2188">"color"</text:span><text:span text:style-name="T2189">:</text:span><text:span text:style-name="T2190"><text:s/></text:span><text:span text:style-name="T2191">map-merge</text:span><text:span text:style-name="T2192">(</text:span></text:p>
      <text:p text:style-name="P2193"><text:span text:style-name="T2194"><text:s text:c="6"/></text:span><text:span text:style-name="T2195">map-get</text:span><text:span text:style-name="T2196">(</text:span><text:span text:style-name="T2197">$utilities</text:span><text:span text:style-name="T2198">,</text:span><text:span text:style-name="T2199"><text:s/></text:span><text:span text:style-name="T2200">"color"</text:span><text:span text:style-name="T2201">)</text:span><text:span text:style-name="T2202">,</text:span></text:p>
      <text:p text:style-name="P2203"><text:span text:style-name="T2204"><text:s text:c="6"/></text:span><text:span text:style-name="T2205">(</text:span></text:p>
      <text:p text:style-name="P2206"><text:span text:style-name="T2207"><text:s text:c="8"/></text:span><text:span text:style-name="T2208">values</text:span><text:span text:style-name="T2209">:</text:span><text:span text:style-name="T2210"><text:s/></text:span><text:span text:style-name="T2211">map-merge</text:span><text:span text:style-name="T2212">(</text:span></text:p>
      <text:p text:style-name="P2213"><text:span text:style-name="T2214"><text:s text:c="10"/></text:span><text:span text:style-name="T2215">map-get</text:span><text:span text:style-name="T2216">(</text:span><text:span text:style-name="T2217">map-get</text:span><text:span text:style-name="T2218">(</text:span><text:span text:style-name="T2219">$utilities</text:span><text:span text:style-name="T2220">,</text:span><text:span text:style-name="T2221"><text:s/></text:span><text:span text:style-name="T2222">"color"</text:span><text:span text:style-name="T2223">)</text:span><text:span text:style-name="T2224">,</text:span><text:span text:style-name="T2225"><text:s/></text:span><text:span text:style-name="T2226">"values"</text:span><text:span text:style-name="T2227">)</text:span><text:span text:style-name="T2228">,</text:span></text:p>
      <text:p text:style-name="P2229"><text:span text:style-name="T2230"><text:s text:c="10"/></text:span><text:span text:style-name="T2231">(</text:span></text:p>
      <text:p text:style-name="P2232"><text:span text:style-name="T2233"><text:s text:c="12"/></text:span><text:span text:style-name="T2234">$all-colors</text:span></text:p>
      <text:p text:style-name="P2235"><text:span text:style-name="T2236"><text:s text:c="10"/></text:span><text:span text:style-name="T2237">)</text:span><text:span text:style-name="T2238">,</text:span></text:p>
      <text:p text:style-name="P2239"><text:span text:style-name="T2240"><text:s text:c="8"/></text:span><text:span text:style-name="T2241">)</text:span><text:span text:style-name="T2242">,</text:span></text:p>
      <text:p text:style-name="P2243"><text:span text:style-name="T2244"><text:s text:c="6"/></text:span><text:span text:style-name="T2245">)</text:span><text:span text:style-name="T2246">,</text:span></text:p>
      <text:p text:style-name="P2247"><text:span text:style-name="T2248"><text:s text:c="4"/></text:span><text:span text:style-name="T2249">)</text:span><text:span text:style-name="T2250">,</text:span></text:p>
      <text:p text:style-name="P2251"><text:span text:style-name="T2252"><text:s text:c="2"/></text:span><text:span text:style-name="T2253">)</text:span></text:p>
      <text:p text:style-name="P2254"><text:span text:style-name="T2255">);</text:span></text:p>
      <text:p text:style-name="P2256"/>
      <text:p text:style-name="P2257"><text:span text:style-name="T2258">@import</text:span><text:span text:style-name="T2259"><text:s/></text:span><text:span text:style-name="T2260">"bootstrap/scss/utilities/api"</text:span><text:span text:style-name="T2261">;</text:span></text:p>
      <text:p text:style-name="P2262"><text:span text:style-name="T2263">Esto generará nuevas utilidades </text:span><text:span text:style-name="T2264">.text-{color}-{level}</text:span><text:span text:style-name="T2265"> para cada color y nivel. También puedes hacer lo mismo con cualquier otra utilidad y propiedad.</text:span></text:p>
      <text:h text:style-name="P2266" text:outline-level="1"><text:bookmark-start text:name="_Toc156319904"/>Sobre los componentes de Bootstrap<text:bookmark-end text:name="_Toc156319904"/></text:h>
      <text:soft-page-break/>
      <text:p text:style-name="P2267">Aprende cómo y por qué construimos casi todos nuestros componentes de forma responsive y con clases y modificadoras base.</text:p>
      <text:h text:style-name="P2268" text:outline-level="2"><text:bookmark-start text:name="_Toc156319905"/>Clases base<text:bookmark-end text:name="_Toc156319905"/> </text:h>
      <text:p text:style-name="P2269"><text:span text:style-name="T2270">Los componentes de Bootstrap se construyen en gran medida con una nomenclatura de modificador base. Agrupamos tantas propiedades compartidas como sea posible en una clase base, como </text:span><text:span text:style-name="T2271">.btn</text:span><text:span text:style-name="T2272">, y luego agrupamos estilos individuales para cada variante en clases de modificadores, como </text:span><text:span text:style-name="T2273">.btn-primary</text:span><text:span text:style-name="T2274"> o </text:span><text:span text:style-name="T2275">.btn-success</text:span><text:span text:style-name="T2276">.</text:span></text:p>
      <text:p text:style-name="P2277"><text:span text:style-name="T2278">Para construir nuestras clases de modificadores, usamos los bucles </text:span><text:span text:style-name="T2279">@each</text:span><text:span text:style-name="T2280"> de Sass para iterar sobre un mapa de Sass. Esto es especialmente útil para generar variantes de un componente mediante nuestros </text:span><text:span text:style-name="T2281">$theme-colors</text:span><text:span text:style-name="T2282"> y crear variantes responsive para cada breakpoint. A medida que personalizas estos mapas de Sass y los vuelves a compilar, verás automáticamente tus cambios reflejados en estos bucles.</text:span></text:p>
      <text:p text:style-name="P2283"><text:span text:style-name="T2284">Consulta nuestros documentos de </text:span><text:a xlink:href="https://esdocu.net/bootstrap/5.1/customize/sass/#maps-and-loops" office:target-frame-name="_top" xlink:show="replace"><text:span text:style-name="T2285">mapas y bucles de Sass</text:span></text:a><text:span text:style-name="T2286"> para saber cómo personalizar estos bucles y extender el enfoque modificador base de Bootstrap a tu propio código.</text:span></text:p>
      <text:h text:style-name="P2287" text:outline-level="2"><text:bookmark-start text:name="_Toc156319906"/>Modificadores<text:bookmark-end text:name="_Toc156319906"/> </text:h>
      <text:p text:style-name="P2288"><text:span text:style-name="T2289">Muchos de los componentes de Bootstrap están construidos con un enfoque de clase de modificador base. Esto significa que la mayor parte del estilo está contenido en una clase base (p. ej., </text:span><text:span text:style-name="T2290">.btn</text:span><text:span text:style-name="T2291">), mientras que las variaciones de estilo se limitan a las clases de modificadores (p. ej., </text:span><text:span text:style-name="T2292">.btn-danger</text:span><text:span text:style-name="T2293">). Estas clases de modificadores se crean a partir del mapa </text:span><text:span text:style-name="T2294">$theme-colors</text:span><text:span text:style-name="T2295"> para personalizar el número y el nombre de nuestras clases de modificadores.</text:span></text:p>
      <text:p text:style-name="P2296"><text:span text:style-name="T2297">Aquí hay dos ejemplos de cómo recorremos el mapa </text:span><text:span text:style-name="T2298">$theme-colors</text:span><text:span text:style-name="T2299"> para generar modificadores para los componentes </text:span><text:span text:style-name="T2300">.alert</text:span><text:span text:style-name="T2301"> y </text:span><text:span text:style-name="T2302">.list-group</text:span><text:span text:style-name="T2303">.</text:span></text:p>
      <text:p text:style-name="P2304"><text:span text:style-name="T2305">// Generate contextual modifier classes for colorizing the alert.</text:span></text:p>
      <text:p text:style-name="P2306"/>
      <text:p text:style-name="P2307"><text:span text:style-name="T2308">@each</text:span><text:span text:style-name="T2309"><text:s/></text:span><text:span text:style-name="T2310">$state</text:span><text:span text:style-name="T2311">,</text:span><text:span text:style-name="T2312"><text:s/></text:span><text:span text:style-name="T2313">$value</text:span><text:span text:style-name="T2314"><text:s/></text:span><text:span text:style-name="T2315">in</text:span><text:span text:style-name="T2316"><text:s/></text:span><text:span text:style-name="T2317">$theme-colors</text:span><text:span text:style-name="T2318"><text:s/></text:span><text:span text:style-name="T2319">{</text:span></text:p>
      <text:p text:style-name="P2320"><text:span text:style-name="T2321"><text:s text:c="2"/></text:span><text:span text:style-name="T2322">$alert-background</text:span><text:span text:style-name="T2323">:</text:span><text:span text:style-name="T2324"><text:s/></text:span><text:span text:style-name="T2325">shift-color</text:span><text:span text:style-name="T2326">(</text:span><text:span text:style-name="T2327">$value</text:span><text:span text:style-name="T2328">,</text:span><text:span text:style-name="T2329"><text:s/></text:span><text:span text:style-name="T2330">$alert-bg-scale</text:span><text:span text:style-name="T2331">);</text:span></text:p>
      <text:p text:style-name="P2332"><text:span text:style-name="T2333"><text:s text:c="2"/></text:span><text:span text:style-name="T2334">$alert-border</text:span><text:span text:style-name="T2335">:</text:span><text:span text:style-name="T2336"><text:s/></text:span><text:span text:style-name="T2337">shift-color</text:span><text:span text:style-name="T2338">(</text:span><text:span text:style-name="T2339">$value</text:span><text:span text:style-name="T2340">,</text:span><text:span text:style-name="T2341"><text:s/></text:span><text:span text:style-name="T2342">$alert-border-scale</text:span><text:span text:style-name="T2343">);</text:span></text:p>
      <text:p text:style-name="P2344"><text:span text:style-name="T2345"><text:s text:c="2"/></text:span><text:span text:style-name="T2346">$alert-color</text:span><text:span text:style-name="T2347">:</text:span><text:span text:style-name="T2348"><text:s/></text:span><text:span text:style-name="T2349">shift-color</text:span><text:span text:style-name="T2350">(</text:span><text:span text:style-name="T2351">$value</text:span><text:span text:style-name="T2352">,</text:span><text:span text:style-name="T2353"><text:s/></text:span><text:span text:style-name="T2354">$alert-color-scale</text:span><text:span text:style-name="T2355">);</text:span></text:p>
      <text:p text:style-name="P2356"/>
      <text:p text:style-name="P2357"><text:span text:style-name="T2358"><text:s text:c="2"/></text:span><text:span text:style-name="T2359">@if</text:span><text:span text:style-name="T2360"><text:s/></text:span><text:span text:style-name="T2361">(</text:span><text:span text:style-name="T2362">contrast-ratio</text:span><text:span text:style-name="T2363">(</text:span><text:span text:style-name="T2364">$alert-background</text:span><text:span text:style-name="T2365">,</text:span><text:span text:style-name="T2366"><text:s/></text:span><text:span text:style-name="T2367">$alert-color</text:span><text:span text:style-name="T2368">)</text:span><text:span text:style-name="T2369"><text:s/></text:span><text:span text:style-name="T2370">&lt;</text:span><text:span text:style-name="T2371"><text:s/></text:span><text:span text:style-name="T2372">$min-contrast-ratio</text:span><text:span text:style-name="T2373">)</text:span><text:span text:style-name="T2374"><text:s/></text:span><text:span text:style-name="T2375">{</text:span></text:p>
      <text:p text:style-name="P2376"><text:span text:style-name="T2377"><text:s text:c="4"/></text:span><text:span text:style-name="T2378">$alert-color</text:span><text:span text:style-name="T2379">:</text:span><text:span text:style-name="T2380"><text:s/></text:span><text:span text:style-name="T2381">mix</text:span><text:span text:style-name="T2382">(</text:span><text:span text:style-name="T2383">$value</text:span><text:span text:style-name="T2384">,</text:span><text:span text:style-name="T2385"><text:s/></text:span><text:span text:style-name="T2386">color-contrast</text:span><text:span text:style-name="T2387">(</text:span><text:span text:style-name="T2388">$alert-background</text:span><text:span text:style-name="T2389">)</text:span><text:span text:style-name="T2390">,</text:span><text:span text:style-name="T2391"><text:s/></text:span><text:span text:style-name="T2392">abs</text:span><text:span text:style-name="T2393">(</text:span><text:span text:style-name="T2394">$alert-color-scale</text:span><text:span text:style-name="T2395">));</text:span></text:p>
      <text:p text:style-name="P2396"><text:span text:style-name="T2397"><text:s text:c="2"/></text:span><text:span text:style-name="T2398">}</text:span></text:p>
      <text:p text:style-name="P2399"><text:span text:style-name="T2400"><text:s text:c="2"/></text:span><text:span text:style-name="T2401">.alert-</text:span><text:span text:style-name="T2402">#{</text:span><text:span text:style-name="T2403">$state</text:span><text:span text:style-name="T2404">}</text:span><text:span text:style-name="T2405"><text:s/></text:span><text:span text:style-name="T2406">{</text:span></text:p>
      <text:p text:style-name="P2407"><text:span text:style-name="T2408"><text:s text:c="4"/></text:span><text:span text:style-name="T2409">@include</text:span><text:span text:style-name="T2410"><text:s/>alert-variant</text:span><text:span text:style-name="T2411">(</text:span><text:span text:style-name="T2412">$alert-background</text:span><text:span text:style-name="T2413">,</text:span><text:span text:style-name="T2414"><text:s/></text:span><text:span text:style-name="T2415">$alert-border</text:span><text:span text:style-name="T2416">,</text:span><text:span text:style-name="T2417"><text:s/></text:span><text:span text:style-name="T2418">$alert-color</text:span><text:span text:style-name="T2419">);</text:span></text:p>
      <text:p text:style-name="P2420"><text:span text:style-name="T2421"><text:s text:c="2"/></text:span><text:span text:style-name="T2422">}</text:span></text:p>
      <text:p text:style-name="P2423"><text:span text:style-name="T2424">}</text:span></text:p>
      <text:soft-page-break/>
      <text:p text:style-name="P2425"><text:span text:style-name="T2426">// List group contextual variants</text:span></text:p>
      <text:p text:style-name="P2427"><text:span text:style-name="T2428">//</text:span></text:p>
      <text:p text:style-name="P2429"><text:span text:style-name="T2430">// Add modifier classes to change text and background color on individual items.</text:span></text:p>
      <text:p text:style-name="P2431"><text:span text:style-name="T2432">// Organizationally, this must come after the `:hover` states.</text:span></text:p>
      <text:p text:style-name="P2433"/>
      <text:p text:style-name="P2434"><text:span text:style-name="T2435">@each</text:span><text:span text:style-name="T2436"><text:s/></text:span><text:span text:style-name="T2437">$state</text:span><text:span text:style-name="T2438">,</text:span><text:span text:style-name="T2439"><text:s/></text:span><text:span text:style-name="T2440">$value</text:span><text:span text:style-name="T2441"><text:s/></text:span><text:span text:style-name="T2442">in</text:span><text:span text:style-name="T2443"><text:s/></text:span><text:span text:style-name="T2444">$theme-colors</text:span><text:span text:style-name="T2445"><text:s/></text:span><text:span text:style-name="T2446">{</text:span></text:p>
      <text:p text:style-name="P2447"><text:span text:style-name="T2448"><text:s text:c="2"/></text:span><text:span text:style-name="T2449">$list-group-variant-bg</text:span><text:span text:style-name="T2450">:</text:span><text:span text:style-name="T2451"><text:s/></text:span><text:span text:style-name="T2452">shift-color</text:span><text:span text:style-name="T2453">(</text:span><text:span text:style-name="T2454">$value</text:span><text:span text:style-name="T2455">,</text:span><text:span text:style-name="T2456"><text:s/></text:span><text:span text:style-name="T2457">$list-group-item-bg-scale</text:span><text:span text:style-name="T2458">);</text:span></text:p>
      <text:p text:style-name="P2459"><text:span text:style-name="T2460"><text:s text:c="2"/></text:span><text:span text:style-name="T2461">$list-group-variant-color</text:span><text:span text:style-name="T2462">:</text:span><text:span text:style-name="T2463"><text:s/></text:span><text:span text:style-name="T2464">shift-color</text:span><text:span text:style-name="T2465">(</text:span><text:span text:style-name="T2466">$value</text:span><text:span text:style-name="T2467">,</text:span><text:span text:style-name="T2468"><text:s/></text:span><text:span text:style-name="T2469">$list-group-item-color-scale</text:span><text:span text:style-name="T2470">);</text:span></text:p>
      <text:p text:style-name="P2471"><text:span text:style-name="T2472"><text:s text:c="2"/></text:span><text:span text:style-name="T2473">@if</text:span><text:span text:style-name="T2474"><text:s/></text:span><text:span text:style-name="T2475">(</text:span><text:span text:style-name="T2476">contrast-ratio</text:span><text:span text:style-name="T2477">(</text:span><text:span text:style-name="T2478">$list-group-variant-bg</text:span><text:span text:style-name="T2479">,</text:span><text:span text:style-name="T2480"><text:s/></text:span><text:span text:style-name="T2481">$list-group-variant-color</text:span><text:span text:style-name="T2482">)</text:span><text:span text:style-name="T2483"><text:s/></text:span><text:span text:style-name="T2484">&lt;</text:span><text:span text:style-name="T2485"><text:s/></text:span><text:span text:style-name="T2486">$min-contrast-ratio</text:span><text:span text:style-name="T2487">)</text:span><text:span text:style-name="T2488"><text:s/></text:span><text:span text:style-name="T2489">{</text:span></text:p>
      <text:p text:style-name="P2490"><text:span text:style-name="T2491"><text:s text:c="4"/></text:span><text:span text:style-name="T2492">$list-group-variant-color</text:span><text:span text:style-name="T2493">:</text:span><text:span text:style-name="T2494"><text:s/></text:span><text:span text:style-name="T2495">mix</text:span><text:span text:style-name="T2496">(</text:span><text:span text:style-name="T2497">$value</text:span><text:span text:style-name="T2498">,</text:span><text:span text:style-name="T2499"><text:s/></text:span><text:span text:style-name="T2500">color-contrast</text:span><text:span text:style-name="T2501">(</text:span><text:span text:style-name="T2502">$list-group-variant-bg</text:span><text:span text:style-name="T2503">)</text:span><text:span text:style-name="T2504">,</text:span><text:span text:style-name="T2505"><text:s/></text:span><text:span text:style-name="T2506">abs</text:span><text:span text:style-name="T2507">(</text:span><text:span text:style-name="T2508">$list-group-item-color-scale</text:span><text:span text:style-name="T2509">));</text:span></text:p>
      <text:p text:style-name="P2510"><text:span text:style-name="T2511"><text:s text:c="2"/></text:span><text:span text:style-name="T2512">}</text:span></text:p>
      <text:p text:style-name="P2513"/>
      <text:p text:style-name="P2514"><text:span text:style-name="T2515"><text:s text:c="2"/></text:span><text:span text:style-name="T2516">@include</text:span><text:span text:style-name="T2517"><text:s/>list-group-item-variant</text:span><text:span text:style-name="T2518">(</text:span><text:span text:style-name="T2519">$state</text:span><text:span text:style-name="T2520">,</text:span><text:span text:style-name="T2521"><text:s/></text:span><text:span text:style-name="T2522">$list-group-variant-bg</text:span><text:span text:style-name="T2523">,</text:span><text:span text:style-name="T2524"><text:s/></text:span><text:span text:style-name="T2525">$list-group-variant-color</text:span><text:span text:style-name="T2526">);</text:span></text:p>
      <text:p text:style-name="P2527"><text:span text:style-name="T2528">}</text:span></text:p>
      <text:h text:style-name="P2529" text:outline-level="2"><text:bookmark-start text:name="_Toc156319907"/>Responsive<text:bookmark-end text:name="_Toc156319907"/> </text:h>
      <text:p text:style-name="P2530"><text:span text:style-name="T2531">Estos bucles de Sass tampoco se limitan a mapas de colores. También puedes generar variaciones sensibles de tus componentes. Tomemos como ejemplo nuestra alineación responsive de los menús desplegables donde mezclamos un bucle </text:span><text:span text:style-name="T2532">@each</text:span><text:span text:style-name="T2533"> para el mapa Sass </text:span><text:span text:style-name="T2534">$grid-breakpoints</text:span><text:span text:style-name="T2535"> con una media query incluida.</text:span></text:p>
      <text:p text:style-name="P2536"><text:span text:style-name="T2537">// We deliberately hardcode the `bs-` prefix because we check</text:span></text:p>
      <text:p text:style-name="P2538"><text:span text:style-name="T2539">// this custom property in JS to determine Popper's positioning</text:span></text:p>
      <text:p text:style-name="P2540"/>
      <text:p text:style-name="P2541"><text:span text:style-name="T2542">@each</text:span><text:span text:style-name="T2543"><text:s/></text:span><text:span text:style-name="T2544">$breakpoint</text:span><text:span text:style-name="T2545"><text:s/></text:span><text:span text:style-name="T2546">in</text:span><text:span text:style-name="T2547"><text:s/></text:span><text:span text:style-name="T2548">map-keys</text:span><text:span text:style-name="T2549">(</text:span><text:span text:style-name="T2550">$grid-breakpoints</text:span><text:span text:style-name="T2551">)</text:span><text:span text:style-name="T2552"><text:s/></text:span><text:span text:style-name="T2553">{</text:span></text:p>
      <text:p text:style-name="P2554"><text:span text:style-name="T2555"><text:s text:c="2"/></text:span><text:span text:style-name="T2556">@include</text:span><text:span text:style-name="T2557"><text:s/>media-breakpoint-up</text:span><text:span text:style-name="T2558">(</text:span><text:span text:style-name="T2559">$breakpoint</text:span><text:span text:style-name="T2560">)</text:span><text:span text:style-name="T2561"><text:s/></text:span><text:span text:style-name="T2562">{</text:span></text:p>
      <text:p text:style-name="P2563"><text:span text:style-name="T2564"><text:s text:c="4"/></text:span><text:span text:style-name="T2565">$infix</text:span><text:span text:style-name="T2566">:</text:span><text:span text:style-name="T2567"><text:s/></text:span><text:span text:style-name="T2568">breakpoint-infix</text:span><text:span text:style-name="T2569">(</text:span><text:span text:style-name="T2570">$breakpoint</text:span><text:span text:style-name="T2571">,</text:span><text:span text:style-name="T2572"><text:s/></text:span><text:span text:style-name="T2573">$grid-breakpoints</text:span><text:span text:style-name="T2574">);</text:span></text:p>
      <text:p text:style-name="P2575"/>
      <text:p text:style-name="P2576"><text:span text:style-name="T2577"><text:s text:c="4"/></text:span><text:span text:style-name="T2578">.dropdown-menu</text:span><text:span text:style-name="T2579">#{</text:span><text:span text:style-name="T2580">$infix</text:span><text:span text:style-name="T2581">}</text:span><text:span text:style-name="T2582">-start</text:span><text:span text:style-name="T2583"><text:s/></text:span><text:span text:style-name="T2584">{</text:span></text:p>
      <text:p text:style-name="P2585"><text:span text:style-name="T2586"><text:s text:c="6"/></text:span><text:span text:style-name="T2587">--bs-position</text:span><text:span text:style-name="T2588">:</text:span><text:span text:style-name="T2589"><text:s/></text:span><text:span text:style-name="T2590">start</text:span><text:span text:style-name="T2591">;</text:span></text:p>
      <text:p text:style-name="P2592"/>
      <text:p text:style-name="P2593"><text:span text:style-name="T2594"><text:s text:c="6"/></text:span><text:span text:style-name="T2595">&amp;</text:span><text:span text:style-name="T2596">[</text:span><text:span text:style-name="T2597">data-bs-popper</text:span><text:span text:style-name="T2598">]</text:span><text:span text:style-name="T2599"><text:s/></text:span><text:span text:style-name="T2600">{</text:span></text:p>
      <text:p text:style-name="P2601"><text:span text:style-name="T2602"><text:s text:c="8"/></text:span><text:span text:style-name="T2603">right</text:span><text:span text:style-name="T2604">:</text:span><text:span text:style-name="T2605"><text:s/></text:span><text:span text:style-name="T2606">auto</text:span><text:span text:style-name="T2607">;</text:span></text:p>
      <text:p text:style-name="P2608"><text:span text:style-name="T2609"><text:s text:c="8"/></text:span><text:span text:style-name="T2610">left</text:span><text:span text:style-name="T2611">:</text:span><text:span text:style-name="T2612"><text:s/></text:span><text:span text:style-name="T2613">0</text:span><text:span text:style-name="T2614">;</text:span></text:p>
      <text:p text:style-name="P2615"><text:span text:style-name="T2616"><text:s text:c="6"/></text:span><text:span text:style-name="T2617">}</text:span></text:p>
      <text:p text:style-name="P2618"><text:span text:style-name="T2619"><text:s text:c="4"/></text:span><text:span text:style-name="T2620">}</text:span></text:p>
      <text:p text:style-name="P2621"/>
      <text:p text:style-name="P2622"><text:span text:style-name="T2623"><text:s text:c="4"/></text:span><text:span text:style-name="T2624">.dropdown-menu</text:span><text:span text:style-name="T2625">#{</text:span><text:span text:style-name="T2626">$infix</text:span><text:span text:style-name="T2627">}</text:span><text:span text:style-name="T2628">-end</text:span><text:span text:style-name="T2629"><text:s/></text:span><text:span text:style-name="T2630">{</text:span></text:p>
      <text:p text:style-name="P2631"><text:span text:style-name="T2632"><text:s text:c="6"/></text:span><text:span text:style-name="T2633">--bs-position</text:span><text:span text:style-name="T2634">:</text:span><text:span text:style-name="T2635"><text:s/></text:span><text:span text:style-name="T2636">end</text:span><text:span text:style-name="T2637">;</text:span></text:p>
      <text:p text:style-name="P2638"/>
      <text:p text:style-name="P2639"><text:span text:style-name="T2640"><text:s text:c="6"/></text:span><text:span text:style-name="T2641">&amp;</text:span><text:span text:style-name="T2642">[</text:span><text:span text:style-name="T2643">data-bs-popper</text:span><text:span text:style-name="T2644">]</text:span><text:span text:style-name="T2645"><text:s/></text:span><text:span text:style-name="T2646">{</text:span></text:p>
      <text:p text:style-name="P2647"><text:span text:style-name="T2648"><text:s text:c="8"/></text:span><text:span text:style-name="T2649">right</text:span><text:span text:style-name="T2650">:</text:span><text:span text:style-name="T2651"><text:s/></text:span><text:span text:style-name="T2652">0</text:span><text:span text:style-name="T2653">;</text:span></text:p>
      <text:p text:style-name="P2654"><text:span text:style-name="T2655"><text:s text:c="8"/></text:span><text:span text:style-name="T2656">left</text:span><text:span text:style-name="T2657">:</text:span><text:span text:style-name="T2658"><text:s/></text:span><text:span text:style-name="T2659">auto</text:span><text:span text:style-name="T2660">;</text:span></text:p>
      <text:p text:style-name="P2661"><text:span text:style-name="T2662"><text:s text:c="6"/></text:span><text:span text:style-name="T2663">}</text:span></text:p>
      <text:p text:style-name="P2664"><text:span text:style-name="T2665"><text:s text:c="4"/></text:span><text:span text:style-name="T2666">}</text:span></text:p>
      <text:p text:style-name="P2667"><text:span text:style-name="T2668"><text:s text:c="2"/></text:span><text:span text:style-name="T2669">}</text:span></text:p>
      <text:p text:style-name="P2670"><text:span text:style-name="T2671">}</text:span></text:p>
      <text:soft-page-break/>
      <text:p text:style-name="P2672"><text:span text:style-name="T2673">Si modificas tus </text:span><text:span text:style-name="T2674">$grid-breakpoints</text:span><text:span text:style-name="T2675">, tus cambios se aplicarán a todos los bucles que iteren sobre ese mapa.</text:span></text:p>
      <text:p text:style-name="P2676"><text:span text:style-name="T2677">$grid-breakpoints</text:span><text:span text:style-name="T2678">:</text:span><text:span text:style-name="T2679"><text:s/></text:span><text:span text:style-name="T2680">(</text:span></text:p>
      <text:p text:style-name="P2681"><text:span text:style-name="T2682"><text:s text:c="2"/></text:span><text:span text:style-name="T2683">xs</text:span><text:span text:style-name="T2684">:</text:span><text:span text:style-name="T2685"><text:s/></text:span><text:span text:style-name="T2686">0</text:span><text:span text:style-name="T2687">,</text:span></text:p>
      <text:p text:style-name="P2688"><text:span text:style-name="T2689"><text:s text:c="2"/></text:span><text:span text:style-name="T2690">sm</text:span><text:span text:style-name="T2691">:</text:span><text:span text:style-name="T2692"><text:s/></text:span><text:span text:style-name="T2693">576</text:span><text:span text:style-name="T2694">px</text:span><text:span text:style-name="T2695">,</text:span></text:p>
      <text:p text:style-name="P2696"><text:span text:style-name="T2697"><text:s text:c="2"/></text:span><text:span text:style-name="T2698">md</text:span><text:span text:style-name="T2699">:</text:span><text:span text:style-name="T2700"><text:s/></text:span><text:span text:style-name="T2701">768</text:span><text:span text:style-name="T2702">px</text:span><text:span text:style-name="T2703">,</text:span></text:p>
      <text:p text:style-name="P2704"><text:span text:style-name="T2705"><text:s text:c="2"/></text:span><text:span text:style-name="T2706">lg</text:span><text:span text:style-name="T2707">:</text:span><text:span text:style-name="T2708"><text:s/></text:span><text:span text:style-name="T2709">992</text:span><text:span text:style-name="T2710">px</text:span><text:span text:style-name="T2711">,</text:span></text:p>
      <text:p text:style-name="P2712"><text:span text:style-name="T2713"><text:s text:c="2"/></text:span><text:span text:style-name="T2714">xl</text:span><text:span text:style-name="T2715">:</text:span><text:span text:style-name="T2716"><text:s/></text:span><text:span text:style-name="T2717">1200</text:span><text:span text:style-name="T2718">px</text:span><text:span text:style-name="T2719">,</text:span></text:p>
      <text:p text:style-name="P2720"><text:span text:style-name="T2721"><text:s text:c="2"/></text:span><text:span text:style-name="T2722">xxl</text:span><text:span text:style-name="T2723">:</text:span><text:span text:style-name="T2724"><text:s/></text:span><text:span text:style-name="T2725">1400</text:span><text:span text:style-name="T2726">px</text:span></text:p>
      <text:p text:style-name="P2727"><text:span text:style-name="T2728">);</text:span></text:p>
      <text:p text:style-name="P2729"><text:span text:style-name="T2730">Para obtener más información y ejemplos sobre cómo modificar nuestros mapas y variables Sass, consulta </text:span><text:a xlink:href="https://esdocu.net/bootstrap/5.1/layout/grid/#sass" office:target-frame-name="_top" xlink:show="replace"><text:span text:style-name="T2731">la sección Sass de la documentación de Grid</text:span></text:a><text:span text:style-name="T2732">.</text:span></text:p>
      <text:h text:style-name="P2733" text:outline-level="2"><text:bookmark-start text:name="_Toc156319908"/>Creando el tuyo propio<text:bookmark-end text:name="_Toc156319908"/> </text:h>
      <text:p text:style-name="P2734"><text:span text:style-name="T2735">Te alentamos a que adoptes estas pautas cuando construya con Bootstrap para crear tus propios componentes. Nosotros mismos hemos ampliado este enfoque a los componentes personalizados en nuestra documentación y ejemplos. Los componentes como nuestros </text:span><text:span text:style-name="T2736">callouts</text:span><text:span text:style-name="T2737"> se construyen al igual que nuestros componentes provistos con clases base y modificadoras.</text:span></text:p>
      <text:p text:style-name="P2738"><text:span text:style-name="T2739"><text:s text:c="2"/></text:span><text:span text:style-name="T2740">&lt;</text:span><text:span text:style-name="T2741">div</text:span><text:span text:style-name="T2742"><text:s/></text:span><text:span text:style-name="T2743">class</text:span><text:span text:style-name="T2744">=</text:span><text:span text:style-name="T2745">"bd-callout my-0"</text:span><text:span text:style-name="T2746">&gt;</text:span></text:p>
      <text:p text:style-name="P2747"><text:span text:style-name="T2748"><text:s text:c="4"/></text:span><text:span text:style-name="T2749">&lt;</text:span><text:span text:style-name="T2750">strong</text:span><text:span text:style-name="T2751">&gt;</text:span><text:span text:style-name="T2752">Esto es un callout (texto destacado).</text:span><text:span text:style-name="T2753">&lt;/</text:span><text:span text:style-name="T2754">strong</text:span><text:span text:style-name="T2755">&gt;</text:span><text:span text:style-name="T2756"><text:s/>Lo creamos personalizado para nuestros documentos para que nuestros mensajes se destaquen. Tiene tres variantes a través de clases de modificadoras.</text:span></text:p>
      <text:p text:style-name="P2757"><text:span text:style-name="T2758"><text:s text:c="2"/></text:span><text:span text:style-name="T2759">&lt;/</text:span><text:span text:style-name="T2760">div</text:span><text:span text:style-name="T2761">&gt;</text:span></text:p>
      <text:p text:style-name="P2762"><text:span text:style-name="T2763">&lt;</text:span><text:span text:style-name="T2764">div</text:span><text:span text:style-name="T2765"><text:s/></text:span><text:span text:style-name="T2766">class</text:span><text:span text:style-name="T2767">=</text:span><text:span text:style-name="T2768">"callout"</text:span><text:span text:style-name="T2769">&gt;</text:span><text:span text:style-name="T2770">...</text:span><text:span text:style-name="T2771">&lt;/</text:span><text:span text:style-name="T2772">div</text:span><text:span text:style-name="T2773">&gt;</text:span></text:p>
      <text:p text:style-name="P2774"><text:span text:style-name="T2775">En tu CSS, tendrías algo como lo siguiente, donde la mayor parte del estilo se realiza a través de </text:span><text:span text:style-name="T2776">.callout</text:span><text:span text:style-name="T2777">. Luego, los estilos únicos entre cada variante se controlan a través de la clase modificadora.</text:span></text:p>
      <text:p text:style-name="P2778"><text:span text:style-name="T2779">// Clase base</text:span></text:p>
      <text:p text:style-name="P2780"><text:span text:style-name="T2781">.callout</text:span><text:span text:style-name="T2782"><text:s/></text:span><text:span text:style-name="T2783">{}</text:span></text:p>
      <text:p text:style-name="P2784"/>
      <text:p text:style-name="P2785"><text:span text:style-name="T2786">// Clases modificadoras</text:span></text:p>
      <text:p text:style-name="P2787"><text:span text:style-name="T2788">.callout-info</text:span><text:span text:style-name="T2789"><text:s/></text:span><text:span text:style-name="T2790">{}</text:span></text:p>
      <text:p text:style-name="P2791"><text:span text:style-name="T2792">.callout-warning</text:span><text:span text:style-name="T2793"><text:s/></text:span><text:span text:style-name="T2794">{}</text:span></text:p>
      <text:p text:style-name="P2795"><text:span text:style-name="T2796">.callout-danger</text:span><text:span text:style-name="T2797"><text:s/></text:span><text:span text:style-name="T2798">{}</text:span></text:p>
      <text:p text:style-name="P2799"><text:span text:style-name="T2800">Para los </text:span><text:span text:style-name="T2801">callouts</text:span><text:span text:style-name="T2802">, ese estilo único es simplemente un </text:span><text:span text:style-name="T2803">border-left-color</text:span><text:span text:style-name="T2804">. Cuando combinas esa clase base con una de las clases modificadoras, obtienes tu familia de componentes completa:</text:span></text:p>
      <text:p text:style-name="P2805"><text:span text:style-name="T2806">&lt;</text:span><text:span text:style-name="T2807">div</text:span><text:span text:style-name="T2808"><text:s/></text:span><text:span text:style-name="T2809">class</text:span><text:span text:style-name="T2810">=</text:span><text:span text:style-name="T2811">"bd-callout bd-callout-info"</text:span><text:span text:style-name="T2812">&gt;</text:span></text:p>
      <text:p text:style-name="P2813"><text:span text:style-name="T2814"><text:s text:c="2"/></text:span><text:span text:style-name="T2815">&lt;</text:span><text:span text:style-name="T2816">strong</text:span><text:span text:style-name="T2817">&gt;</text:span><text:span text:style-name="T2818">Esto es un info callout.</text:span><text:span text:style-name="T2819">&lt;/</text:span><text:span text:style-name="T2820">strong</text:span><text:span text:style-name="T2821">&gt;</text:span><text:span text:style-name="T2822"><text:s/>Texto de ejemplo para mostrarlo en acción.</text:span></text:p>
      <text:p text:style-name="P2823"><text:span text:style-name="T2824">&lt;/</text:span><text:span text:style-name="T2825">div</text:span><text:span text:style-name="T2826">&gt;</text:span></text:p>
      <text:p text:style-name="P2827"><text:span text:style-name="T2828">&lt;</text:span><text:span text:style-name="T2829">div</text:span><text:span text:style-name="T2830"><text:s/></text:span><text:span text:style-name="T2831">class</text:span><text:span text:style-name="T2832">=</text:span><text:span text:style-name="T2833">"bd-callout bd-callout-warning"</text:span><text:span text:style-name="T2834">&gt;</text:span></text:p>
      <text:soft-page-break/>
      <text:p text:style-name="P2835"><text:span text:style-name="T2836"><text:s text:c="2"/></text:span><text:span text:style-name="T2837">&lt;</text:span><text:span text:style-name="T2838">strong</text:span><text:span text:style-name="T2839">&gt;</text:span><text:span text:style-name="T2840">Esto es un warning callout.</text:span><text:span text:style-name="T2841">&lt;/</text:span><text:span text:style-name="T2842">strong</text:span><text:span text:style-name="T2843">&gt;</text:span><text:span text:style-name="T2844"><text:s/>Texto de ejemplo para mostrarlo en acción.</text:span></text:p>
      <text:p text:style-name="P2845"><text:span text:style-name="T2846">&lt;/</text:span><text:span text:style-name="T2847">div</text:span><text:span text:style-name="T2848">&gt;</text:span></text:p>
      <text:p text:style-name="P2849"><text:span text:style-name="T2850">&lt;</text:span><text:span text:style-name="T2851">div</text:span><text:span text:style-name="T2852"><text:s/></text:span><text:span text:style-name="T2853">class</text:span><text:span text:style-name="T2854">=</text:span><text:span text:style-name="T2855">"bd-callout bd-callout-danger"</text:span><text:span text:style-name="T2856">&gt;</text:span></text:p>
      <text:p text:style-name="P2857"><text:span text:style-name="T2858"><text:s text:c="2"/></text:span><text:span text:style-name="T2859">&lt;</text:span><text:span text:style-name="T2860">strong</text:span><text:span text:style-name="T2861">&gt;</text:span><text:span text:style-name="T2862">Esto es un danger callout.</text:span><text:span text:style-name="T2863">&lt;/</text:span><text:span text:style-name="T2864">strong</text:span><text:span text:style-name="T2865">&gt;</text:span><text:span text:style-name="T2866"><text:s/>Texto de ejemplo para mostrarlo en acción.</text:span></text:p>
      <text:p text:style-name="P2867"><text:span text:style-name="T2868">&lt;/</text:span><text:span text:style-name="T2869">div</text:span><text:span text:style-name="T2870">&gt;</text:span></text:p>
      <text:h text:style-name="P2871" text:outline-level="1"><text:bookmark-start text:name="_Toc156319909"/>Variables CSS de Bootstrap<text:bookmark-end text:name="_Toc156319909"/></text:h>
      <text:p text:style-name="P2872">Utiliza las propiedades personalizadas de CSS de Bootstrap para un diseño y desarrollo rápidos y con visión de futuro.</text:p>
      <text:p text:style-name="P2873"><text:span text:style-name="T2874">Bootstrap incluye muchas </text:span><text:a xlink:href="https://developer.mozilla.org/en-US/docs/Web/CSS/Using_CSS_custom_properties" office:target-frame-name="_blank" xlink:show="new"><text:span text:style-name="T2875">propiedades personalizadas de CSS (variables)</text:span></text:a><text:span text:style-name="T2876"> en su CSS compilado para la personalización en tiempo real sin necesidad de volver a compilar Sass. Estas brindan un fácil acceso a los valores de uso común, como nuestros colores de tema, breakpoints y pilas de fuentes primarias, cuando trabajas en el inspector de tu navegador, un sandbox de código o en la creación de prototipos en general.</text:span></text:p>
      <text:p text:style-name="P2877"><text:span text:style-name="T2878">Todas nuestras propiedades personalizadas tienen el prefijo </text:span><text:span text:style-name="T2879">bs-</text:span><text:span text:style-name="T2880"> para evitar conflictos con CSS de terceros.</text:span></text:p>
      <text:h text:style-name="P2881" text:outline-level="2"><text:bookmark-start text:name="_Toc156319910"/>Variables root<text:bookmark-end text:name="_Toc156319910"/> </text:h>
      <text:p text:style-name="P2882"><text:span text:style-name="T2883">Estas son las variables que incluimos (ten en cuenta que se requiere </text:span><text:span text:style-name="T2884">:root</text:span><text:span text:style-name="T2885">), a las que se puede acceder desde cualquier lugar donde se cargue el CSS de Bootstrap. Están ubicados en nuestro archivo </text:span><text:span text:style-name="T2886">_root.scss</text:span><text:span text:style-name="T2887"> e incluidos en nuestros archivos dist compilados.</text:span></text:p>
      <text:p text:style-name="P2888"><text:span text:style-name="T2889">:root {</text:span></text:p>
      <text:p text:style-name="P2890"><text:span text:style-name="T2891"><text:s text:c="2"/>--bs-blue: #0d6efd;</text:span></text:p>
      <text:p text:style-name="P2892"><text:span text:style-name="T2893"><text:s text:c="2"/>--bs-indigo: #6610f2;</text:span></text:p>
      <text:p text:style-name="P2894"><text:span text:style-name="T2895"><text:s text:c="2"/>--bs-purple: #6f42c1;</text:span></text:p>
      <text:p text:style-name="P2896"><text:span text:style-name="T2897"><text:s text:c="2"/>--bs-pink: #d63384;</text:span></text:p>
      <text:p text:style-name="P2898"><text:span text:style-name="T2899"><text:s text:c="2"/>--bs-red: #dc3545;</text:span></text:p>
      <text:p text:style-name="P2900"><text:span text:style-name="T2901"><text:s text:c="2"/>--bs-orange: #fd7e14;</text:span></text:p>
      <text:p text:style-name="P2902"><text:span text:style-name="T2903"><text:s text:c="2"/>--bs-yellow: #ffc107;</text:span></text:p>
      <text:p text:style-name="P2904"><text:span text:style-name="T2905"><text:s text:c="2"/>--bs-green: #198754;</text:span></text:p>
      <text:p text:style-name="P2906"><text:span text:style-name="T2907"><text:s text:c="2"/>--bs-teal: #20c997;</text:span></text:p>
      <text:p text:style-name="P2908"><text:span text:style-name="T2909"><text:s text:c="2"/>--bs-cyan: #0dcaf0;</text:span></text:p>
      <text:p text:style-name="P2910"><text:span text:style-name="T2911"><text:s text:c="2"/>--bs-white: #fff;</text:span></text:p>
      <text:p text:style-name="P2912"><text:span text:style-name="T2913"><text:s text:c="2"/>--bs-gray: #6c757d;</text:span></text:p>
      <text:p text:style-name="P2914"><text:span text:style-name="T2915"><text:s text:c="2"/>--bs-gray-dark: #343a40;</text:span></text:p>
      <text:p text:style-name="P2916"><text:span text:style-name="T2917"><text:s text:c="2"/>--bs-gray-100: #f8f9fa;</text:span></text:p>
      <text:p text:style-name="P2918"><text:span text:style-name="T2919"><text:s text:c="2"/>--bs-gray-200: #e9ecef;</text:span></text:p>
      <text:p text:style-name="P2920"><text:span text:style-name="T2921"><text:s text:c="2"/>--bs-gray-300: #dee2e6;</text:span></text:p>
      <text:p text:style-name="P2922"><text:span text:style-name="T2923"><text:s text:c="2"/>--bs-gray-400: #ced4da;</text:span></text:p>
      <text:p text:style-name="P2924"><text:span text:style-name="T2925"><text:s text:c="2"/>--bs-gray-500: #adb5bd;</text:span></text:p>
      <text:p text:style-name="P2926"><text:span text:style-name="T2927"><text:s text:c="2"/>--bs-gray-600: #6c757d;</text:span></text:p>
      <text:p text:style-name="P2928"><text:span text:style-name="T2929"><text:s text:c="2"/>--bs-gray-700: #495057;</text:span></text:p>
      <text:p text:style-name="P2930"><text:span text:style-name="T2931"><text:s text:c="2"/>--bs-gray-800: #343a40;</text:span></text:p>
      <text:soft-page-break/>
      <text:p text:style-name="P2932"><text:span text:style-name="T2933"><text:s text:c="2"/>--bs-gray-900: #212529;</text:span></text:p>
      <text:p text:style-name="P2934"><text:span text:style-name="T2935"><text:s text:c="2"/>--bs-primary: #0d6efd;</text:span></text:p>
      <text:p text:style-name="P2936"><text:span text:style-name="T2937"><text:s text:c="2"/>--bs-secondary: #6c757d;</text:span></text:p>
      <text:p text:style-name="P2938"><text:span text:style-name="T2939"><text:s text:c="2"/>--bs-success: #198754;</text:span></text:p>
      <text:p text:style-name="P2940"><text:span text:style-name="T2941"><text:s text:c="2"/>--bs-info: #0dcaf0;</text:span></text:p>
      <text:p text:style-name="P2942"><text:span text:style-name="T2943"><text:s text:c="2"/>--bs-warning: #ffc107;</text:span></text:p>
      <text:p text:style-name="P2944"><text:span text:style-name="T2945"><text:s text:c="2"/>--bs-danger: #dc3545;</text:span></text:p>
      <text:p text:style-name="P2946"><text:span text:style-name="T2947"><text:s text:c="2"/>--bs-light: #f8f9fa;</text:span></text:p>
      <text:p text:style-name="P2948"><text:span text:style-name="T2949"><text:s text:c="2"/>--bs-dark: #212529;</text:span></text:p>
      <text:p text:style-name="P2950"><text:span text:style-name="T2951"><text:s text:c="2"/>--bs-primary-rgb: 13, 110, 253;</text:span></text:p>
      <text:p text:style-name="P2952"><text:span text:style-name="T2953"><text:s text:c="2"/>--bs-secondary-rgb: 108, 117, 125;</text:span></text:p>
      <text:p text:style-name="P2954"><text:span text:style-name="T2955"><text:s text:c="2"/>--bs-success-rgb: 25, 135, 84;</text:span></text:p>
      <text:p text:style-name="P2956"><text:span text:style-name="T2957"><text:s text:c="2"/>--bs-info-rgb: 13, 202, 240;</text:span></text:p>
      <text:p text:style-name="P2958"><text:span text:style-name="T2959"><text:s text:c="2"/>--bs-warning-rgb: 255, 193, 7;</text:span></text:p>
      <text:p text:style-name="P2960"><text:span text:style-name="T2961"><text:s text:c="2"/>--bs-danger-rgb: 220, 53, 69;</text:span></text:p>
      <text:p text:style-name="P2962"><text:span text:style-name="T2963"><text:s text:c="2"/>--bs-light-rgb: 248, 249, 250;</text:span></text:p>
      <text:p text:style-name="P2964"><text:span text:style-name="T2965"><text:s text:c="2"/>--bs-dark-rgb: 33, 37, 41;</text:span></text:p>
      <text:p text:style-name="P2966"><text:span text:style-name="T2967"><text:s text:c="2"/>--bs-white-rgb: 255, 255, 255;</text:span></text:p>
      <text:p text:style-name="P2968"><text:span text:style-name="T2969"><text:s text:c="2"/>--bs-black-rgb: 0, 0, 0;</text:span></text:p>
      <text:p text:style-name="P2970"><text:span text:style-name="T2971"><text:s text:c="2"/>--bs-body-color-rgb: 33, 37, 41;</text:span></text:p>
      <text:p text:style-name="P2972"><text:span text:style-name="T2973"><text:s text:c="2"/>--bs-body-bg-rgb: 255, 255, 255;</text:span></text:p>
      <text:p text:style-name="P2974"><text:span text:style-name="T2975"><text:s text:c="2"/>--bs-font-sans-serif: system-ui, -apple-system, "Segoe UI", Roboto, "Helvetica Neue", Arial, "Noto Sans", "Liberation Sans", sans-serif, "Apple Color Emoji", "Segoe UI Emoji", "Segoe UI Symbol", "Noto Color Emoji";</text:span></text:p>
      <text:p text:style-name="P2976"><text:span text:style-name="T2977"><text:s text:c="2"/>--bs-font-monospace: SFMono-Regular, Menlo, Monaco, Consolas, "Liberation Mono", "Courier New", monospace;</text:span></text:p>
      <text:p text:style-name="P2978"><text:span text:style-name="T2979"><text:s text:c="2"/>--bs-gradient: linear-gradient(180deg, rgba(255, 255, 255, 0.15), rgba(255, 255, 255, 0));</text:span></text:p>
      <text:p text:style-name="P2980"><text:span text:style-name="T2981"><text:s text:c="2"/>--bs-body-font-family: var(--bs-font-sans-serif);</text:span></text:p>
      <text:p text:style-name="P2982"><text:span text:style-name="T2983"><text:s text:c="2"/>--bs-body-font-size: 1rem;</text:span></text:p>
      <text:p text:style-name="P2984"><text:span text:style-name="T2985"><text:s text:c="2"/>--bs-body-font-weight: 400;</text:span></text:p>
      <text:p text:style-name="P2986"><text:span text:style-name="T2987"><text:s text:c="2"/>--bs-body-line-height: 1.5;</text:span></text:p>
      <text:p text:style-name="P2988"><text:span text:style-name="T2989"><text:s text:c="2"/>--bs-body-color: #212529;</text:span></text:p>
      <text:p text:style-name="P2990"><text:span text:style-name="T2991"><text:s text:c="2"/>--bs-body-bg: #fff;</text:span></text:p>
      <text:p text:style-name="P2992"><text:span text:style-name="T2993">}</text:span></text:p>
      <text:h text:style-name="P2994" text:outline-level="2"><text:bookmark-start text:name="_Toc156319911"/>Component variables<text:bookmark-end text:name="_Toc156319911"/> </text:h>
      <text:p text:style-name="P2995">También estamos comenzando a utilizar propiedades personalizadas como variables locales para varios componentes. De esta manera, podemos reducir nuestro CSS compilado, asegurarnos de que los estilos no se hereden en lugares como tablas anidadas y permitir algunos cambios de estilo básicos y la ampliación de los componentes de Bootstrap después de la compilación de Sass.</text:p>
      <text:p text:style-name="P2996"><text:span text:style-name="T2997">Echa un vistazo a nuestra documentación de tabla para obtener algunos </text:span><text:a xlink:href="https://esdocu.net/bootstrap/5.1/content/tables/#how-do-the-variants-and-accented-tables-work" office:target-frame-name="_top" xlink:show="replace"><text:span text:style-name="T2998">conocimientos sobre cómo usamos las variables CSS</text:span></text:a><text:span text:style-name="T2999">.</text:span></text:p>
      <text:p text:style-name="P3000">También estamos usando variables CSS en nuestras cuadrículas (grid), principalmente para gutters, con más uso de componentes en el futuro.</text:p>
      <text:h text:style-name="P3001" text:outline-level="2"><text:bookmark-start text:name="_Toc156319912"/>Ejemplos<text:bookmark-end text:name="_Toc156319912"/> </text:h>
      <text:soft-page-break/>
      <text:p text:style-name="P3002">Las variables de CSS ofrecen una flexibilidad similar a las variables de Sass, pero sin necesidad de compilación antes de ser enviadas al navegador. Por ejemplo, aquí estamos restableciendo la fuente de nuestra página y los estilos de enlaces con variables CSS.</text:p>
      <text:p text:style-name="P3003"><text:span text:style-name="T3004">body</text:span><text:span text:style-name="T3005"><text:s/></text:span><text:span text:style-name="T3006">{</text:span></text:p>
      <text:p text:style-name="P3007"><text:span text:style-name="T3008"><text:s text:c="2"/></text:span><text:span text:style-name="T3009">font</text:span><text:span text:style-name="T3010">:</text:span><text:span text:style-name="T3011"><text:s/></text:span><text:span text:style-name="T3012">1</text:span><text:span text:style-name="T3013">rem</text:span><text:span text:style-name="T3014">/</text:span><text:span text:style-name="T3015">1.5</text:span><text:span text:style-name="T3016"><text:s/></text:span><text:span text:style-name="T3017">var</text:span><text:span text:style-name="T3018">(</text:span><text:span text:style-name="T3019">--</text:span><text:span text:style-name="T3020">bs</text:span><text:span text:style-name="T3021">-</text:span><text:span text:style-name="T3022">font</text:span><text:span text:style-name="T3023">-</text:span><text:span text:style-name="T3024">sans-serif</text:span><text:span text:style-name="T3025">);</text:span></text:p>
      <text:p text:style-name="P3026"><text:span text:style-name="T3027">}</text:span></text:p>
      <text:p text:style-name="P3028"><text:span text:style-name="T3029">a</text:span><text:span text:style-name="T3030"><text:s/></text:span><text:span text:style-name="T3031">{</text:span></text:p>
      <text:p text:style-name="P3032"><text:span text:style-name="T3033"><text:s text:c="2"/></text:span><text:span text:style-name="T3034">color</text:span><text:span text:style-name="T3035">:</text:span><text:span text:style-name="T3036"><text:s/></text:span><text:span text:style-name="T3037">var</text:span><text:span text:style-name="T3038">(</text:span><text:span text:style-name="T3039">--</text:span><text:span text:style-name="T3040">bs</text:span><text:span text:style-name="T3041">-</text:span><text:span text:style-name="T3042">blue</text:span><text:span text:style-name="T3043">);</text:span></text:p>
      <text:p text:style-name="P3044"><text:span text:style-name="T3045">}</text:span></text:p>
      <text:h text:style-name="P3046" text:outline-level="2"><text:bookmark-start text:name="_Toc156319913"/>Grid breakpoints<text:bookmark-end text:name="_Toc156319913"/> </text:h>
      <text:p text:style-name="P3047"><text:span text:style-name="T3048">Si bien incluimos nuestros breakpoints de cuadrícula como variables CSS (excepto </text:span><text:span text:style-name="T3049">xs</text:span><text:span text:style-name="T3050">), ten en cuenta que </text:span><text:span text:style-name="T3051">las variables CSS no funcionan en las media queries</text:span><text:span text:style-name="T3052">. Esto es por diseño en la especificación CSS para variables, pero puede cambiar en los próximos años con soporte para variables </text:span><text:span text:style-name="T3053">env()</text:span><text:span text:style-name="T3054">. Consulta </text:span><text:a xlink:href="https://stackoverflow.com/a/47212942" office:target-frame-name="_blank" xlink:show="new"><text:span text:style-name="T3055">esta respuesta de Stack Overflow</text:span></text:a><text:span text:style-name="T3056"> para obtener algunos enlaces útiles. Mientras tanto, puedes usar estas variables en otras situaciones de CSS, así como en tu JavaScript.</text:span></text:p>
      <text:h text:style-name="P3057" text:outline-level="1"><text:bookmark-start text:name="_Toc156319914"/>Formas para optimizar Bootstrap<text:bookmark-end text:name="_Toc156319914"/></text:h>
      <text:p text:style-name="P3058">Mantén tus proyectos ágiles, responsive y mantenibles para que puedas brindar la mejor experiencia y concentrarte en trabajos más importantes.</text:p>
      <text:h text:style-name="P3059" text:outline-level="2"><text:bookmark-start text:name="_Toc156319915"/>Importaciones Sass ligeras<text:bookmark-end text:name="_Toc156319915"/> </text:h>
      <text:p text:style-name="P3060"><text:span text:style-name="T3061">Cuando utilices Sass en tus assets, asegúrate de optimizar Bootstrap solo importando (</text:span><text:span text:style-name="T3062">@import</text:span><text:span text:style-name="T3063">) los componentes que necesitas. Tus optimizaciones más grandes probablemente provendrán de la sección </text:span><text:span text:style-name="T3064">Layout &amp; Components</text:span><text:span text:style-name="T3065"> de nuestro </text:span><text:span text:style-name="T3066">bootstrap.scss</text:span><text:span text:style-name="T3067">.</text:span></text:p>
      <text:p text:style-name="P3068"><text:span text:style-name="T3069">// Configuration</text:span></text:p>
      <text:p text:style-name="P3070"><text:span text:style-name="T3071">@import</text:span><text:span text:style-name="T3072"><text:s/></text:span><text:span text:style-name="T3073">"functions"</text:span><text:span text:style-name="T3074">;</text:span></text:p>
      <text:p text:style-name="P3075"><text:span text:style-name="T3076">@import</text:span><text:span text:style-name="T3077"><text:s/></text:span><text:span text:style-name="T3078">"variables"</text:span><text:span text:style-name="T3079">;</text:span></text:p>
      <text:p text:style-name="P3080"><text:span text:style-name="T3081">@import</text:span><text:span text:style-name="T3082"><text:s/></text:span><text:span text:style-name="T3083">"maps"</text:span><text:span text:style-name="T3084">;</text:span></text:p>
      <text:p text:style-name="P3085"><text:span text:style-name="T3086">@import</text:span><text:span text:style-name="T3087"><text:s/></text:span><text:span text:style-name="T3088">"mixins"</text:span><text:span text:style-name="T3089">;</text:span></text:p>
      <text:p text:style-name="P3090"><text:span text:style-name="T3091">@import</text:span><text:span text:style-name="T3092"><text:s/></text:span><text:span text:style-name="T3093">"utilities"</text:span><text:span text:style-name="T3094">;</text:span></text:p>
      <text:p text:style-name="P3095"/>
      <text:p text:style-name="P3096"><text:span text:style-name="T3097">// Layout &amp; components</text:span></text:p>
      <text:p text:style-name="P3098"><text:span text:style-name="T3099">@import</text:span><text:span text:style-name="T3100"><text:s/></text:span><text:span text:style-name="T3101">"root"</text:span><text:span text:style-name="T3102">;</text:span></text:p>
      <text:p text:style-name="P3103"><text:span text:style-name="T3104">@import</text:span><text:span text:style-name="T3105"><text:s/></text:span><text:span text:style-name="T3106">"reboot"</text:span><text:span text:style-name="T3107">;</text:span></text:p>
      <text:p text:style-name="P3108"><text:span text:style-name="T3109">@import</text:span><text:span text:style-name="T3110"><text:s/></text:span><text:span text:style-name="T3111">"type"</text:span><text:span text:style-name="T3112">;</text:span></text:p>
      <text:p text:style-name="P3113"><text:span text:style-name="T3114">@import</text:span><text:span text:style-name="T3115"><text:s/></text:span><text:span text:style-name="T3116">"images"</text:span><text:span text:style-name="T3117">;</text:span></text:p>
      <text:p text:style-name="P3118"><text:span text:style-name="T3119">@import</text:span><text:span text:style-name="T3120"><text:s/></text:span><text:span text:style-name="T3121">"containers"</text:span><text:span text:style-name="T3122">;</text:span></text:p>
      <text:p text:style-name="P3123"><text:span text:style-name="T3124">@import</text:span><text:span text:style-name="T3125"><text:s/></text:span><text:span text:style-name="T3126">"grid"</text:span><text:span text:style-name="T3127">;</text:span></text:p>
      <text:p text:style-name="P3128"><text:span text:style-name="T3129">@import</text:span><text:span text:style-name="T3130"><text:s/></text:span><text:span text:style-name="T3131">"tables"</text:span><text:span text:style-name="T3132">;</text:span></text:p>
      <text:p text:style-name="P3133"><text:span text:style-name="T3134">@import</text:span><text:span text:style-name="T3135"><text:s/></text:span><text:span text:style-name="T3136">"forms"</text:span><text:span text:style-name="T3137">;</text:span></text:p>
      <text:soft-page-break/>
      <text:p text:style-name="P3138"><text:span text:style-name="T3139">@import</text:span><text:span text:style-name="T3140"><text:s/></text:span><text:span text:style-name="T3141">"buttons"</text:span><text:span text:style-name="T3142">;</text:span></text:p>
      <text:p text:style-name="P3143"><text:span text:style-name="T3144">@import</text:span><text:span text:style-name="T3145"><text:s/></text:span><text:span text:style-name="T3146">"transitions"</text:span><text:span text:style-name="T3147">;</text:span></text:p>
      <text:p text:style-name="P3148"><text:span text:style-name="T3149">@import</text:span><text:span text:style-name="T3150"><text:s/></text:span><text:span text:style-name="T3151">"dropdown"</text:span><text:span text:style-name="T3152">;</text:span></text:p>
      <text:p text:style-name="P3153"><text:span text:style-name="T3154">@import</text:span><text:span text:style-name="T3155"><text:s/></text:span><text:span text:style-name="T3156">"button-group"</text:span><text:span text:style-name="T3157">;</text:span></text:p>
      <text:p text:style-name="P3158"><text:span text:style-name="T3159">@import</text:span><text:span text:style-name="T3160"><text:s/></text:span><text:span text:style-name="T3161">"nav"</text:span><text:span text:style-name="T3162">;</text:span></text:p>
      <text:p text:style-name="P3163"><text:span text:style-name="T3164">@import</text:span><text:span text:style-name="T3165"><text:s/></text:span><text:span text:style-name="T3166">"navbar"</text:span><text:span text:style-name="T3167">;</text:span></text:p>
      <text:p text:style-name="P3168"><text:span text:style-name="T3169">@import</text:span><text:span text:style-name="T3170"><text:s/></text:span><text:span text:style-name="T3171">"card"</text:span><text:span text:style-name="T3172">;</text:span></text:p>
      <text:p text:style-name="P3173"><text:span text:style-name="T3174">@import</text:span><text:span text:style-name="T3175"><text:s/></text:span><text:span text:style-name="T3176">"accordion"</text:span><text:span text:style-name="T3177">;</text:span></text:p>
      <text:p text:style-name="P3178"><text:span text:style-name="T3179">@import</text:span><text:span text:style-name="T3180"><text:s/></text:span><text:span text:style-name="T3181">"breadcrumb"</text:span><text:span text:style-name="T3182">;</text:span></text:p>
      <text:p text:style-name="P3183"><text:span text:style-name="T3184">@import</text:span><text:span text:style-name="T3185"><text:s/></text:span><text:span text:style-name="T3186">"pagination"</text:span><text:span text:style-name="T3187">;</text:span></text:p>
      <text:p text:style-name="P3188"><text:span text:style-name="T3189">@import</text:span><text:span text:style-name="T3190"><text:s/></text:span><text:span text:style-name="T3191">"badge"</text:span><text:span text:style-name="T3192">;</text:span></text:p>
      <text:p text:style-name="P3193"><text:span text:style-name="T3194">@import</text:span><text:span text:style-name="T3195"><text:s/></text:span><text:span text:style-name="T3196">"alert"</text:span><text:span text:style-name="T3197">;</text:span></text:p>
      <text:p text:style-name="P3198"><text:span text:style-name="T3199">@import</text:span><text:span text:style-name="T3200"><text:s/></text:span><text:span text:style-name="T3201">"progress"</text:span><text:span text:style-name="T3202">;</text:span></text:p>
      <text:p text:style-name="P3203"><text:span text:style-name="T3204">@import</text:span><text:span text:style-name="T3205"><text:s/></text:span><text:span text:style-name="T3206">"list-group"</text:span><text:span text:style-name="T3207">;</text:span></text:p>
      <text:p text:style-name="P3208"><text:span text:style-name="T3209">@import</text:span><text:span text:style-name="T3210"><text:s/></text:span><text:span text:style-name="T3211">"close"</text:span><text:span text:style-name="T3212">;</text:span></text:p>
      <text:p text:style-name="P3213"><text:span text:style-name="T3214">@import</text:span><text:span text:style-name="T3215"><text:s/></text:span><text:span text:style-name="T3216">"toasts"</text:span><text:span text:style-name="T3217">;</text:span></text:p>
      <text:p text:style-name="P3218"><text:span text:style-name="T3219">@import</text:span><text:span text:style-name="T3220"><text:s/></text:span><text:span text:style-name="T3221">"modal"</text:span><text:span text:style-name="T3222">;</text:span></text:p>
      <text:p text:style-name="P3223"><text:span text:style-name="T3224">@import</text:span><text:span text:style-name="T3225"><text:s/></text:span><text:span text:style-name="T3226">"tooltip"</text:span><text:span text:style-name="T3227">;</text:span></text:p>
      <text:p text:style-name="P3228"><text:span text:style-name="T3229">@import</text:span><text:span text:style-name="T3230"><text:s/></text:span><text:span text:style-name="T3231">"popover"</text:span><text:span text:style-name="T3232">;</text:span></text:p>
      <text:p text:style-name="P3233"><text:span text:style-name="T3234">@import</text:span><text:span text:style-name="T3235"><text:s/></text:span><text:span text:style-name="T3236">"carousel"</text:span><text:span text:style-name="T3237">;</text:span></text:p>
      <text:p text:style-name="P3238"><text:span text:style-name="T3239">@import</text:span><text:span text:style-name="T3240"><text:s/></text:span><text:span text:style-name="T3241">"spinners"</text:span><text:span text:style-name="T3242">;</text:span></text:p>
      <text:p text:style-name="P3243"><text:span text:style-name="T3244">@import</text:span><text:span text:style-name="T3245"><text:s/></text:span><text:span text:style-name="T3246">"offcanvas"</text:span><text:span text:style-name="T3247">;</text:span></text:p>
      <text:p text:style-name="P3248"><text:span text:style-name="T3249">@import</text:span><text:span text:style-name="T3250"><text:s/></text:span><text:span text:style-name="T3251">"placeholders"</text:span><text:span text:style-name="T3252">;</text:span></text:p>
      <text:p text:style-name="P3253"/>
      <text:p text:style-name="P3254"><text:span text:style-name="T3255">// Helpers</text:span></text:p>
      <text:p text:style-name="P3256"><text:span text:style-name="T3257">@import</text:span><text:span text:style-name="T3258"><text:s/></text:span><text:span text:style-name="T3259">"helpers"</text:span><text:span text:style-name="T3260">;</text:span></text:p>
      <text:p text:style-name="P3261"/>
      <text:p text:style-name="P3262"><text:span text:style-name="T3263">// Utilities</text:span></text:p>
      <text:p text:style-name="P3264"><text:span text:style-name="T3265">@import</text:span><text:span text:style-name="T3266"><text:s/></text:span><text:span text:style-name="T3267">"utilities/api"</text:span><text:span text:style-name="T3268">;</text:span></text:p>
      <text:p text:style-name="P3269"><text:span text:style-name="T3270">Si no estás utilizando un componente, coméntalo o elimínalo por completo. Por ejemplo, si no estás utilizando el </text:span><text:span text:style-name="T3271">carousel</text:span><text:span text:style-name="T3272">, elimina esa importación para ahorrar algo de tamaño de archivo en tu CSS compilado. Ten en cuenta que existen algunas dependencias en las importaciones de Sass que pueden dificultar la omisión de un archivo.</text:span></text:p>
      <text:h text:style-name="P3273" text:outline-level="2"><text:bookmark-start text:name="_Toc156319916"/>JavaScript ligero<text:bookmark-end text:name="_Toc156319916"/> </text:h>
      <text:p text:style-name="P3274"><text:span text:style-name="T3275">El JavaScript de Bootstrap incluye todos los componentes de nuestros archivos de distribución principales (</text:span><text:span text:style-name="T3276">bootstrap.js</text:span><text:span text:style-name="T3277"> y </text:span><text:span text:style-name="T3278">bootstrap.min.js</text:span><text:span text:style-name="T3279">), e incluso nuestra dependencia principal (Popper) con nuestros archivos de paquete (</text:span><text:span text:style-name="T3280">bootstrap.bundle.js</text:span><text:span text:style-name="T3281"> y </text:span><text:span text:style-name="T3282">bootstrap.bundle.min.js</text:span><text:span text:style-name="T3283">). Mientras personalizas a través de Sass, asegúrate de eliminar el JavaScript relacionado.</text:span></text:p>
      <text:p text:style-name="P3284">Por ejemplo, suponiendo que estás usando tu propio paquete de JavaScript como Webpack o Rollup, solo importarás el JavaScript que planeas usar. En el siguiente ejemplo, mostramos cómo incluir solamente nuestro JavaScript modal:</text:p>
      <text:p text:style-name="P3285"><text:span text:style-name="T3286">// Import just what we need</text:span></text:p>
      <text:p text:style-name="P3287"/>
      <text:p text:style-name="P3288"><text:span text:style-name="T3289">// import 'bootstrap/js/dist/alert';</text:span></text:p>
      <text:p text:style-name="P3290"><text:span text:style-name="T3291">// import 'bootstrap/js/dist/button';</text:span></text:p>
      <text:soft-page-break/>
      <text:p text:style-name="P3292"><text:span text:style-name="T3293">// import 'bootstrap/js/dist/carousel';</text:span></text:p>
      <text:p text:style-name="P3294"><text:span text:style-name="T3295">// import 'bootstrap/js/dist/collapse';</text:span></text:p>
      <text:p text:style-name="P3296"><text:span text:style-name="T3297">// import 'bootstrap/js/dist/dropdown';</text:span></text:p>
      <text:p text:style-name="P3298"><text:span text:style-name="T3299">import</text:span><text:span text:style-name="T3300"><text:s/></text:span><text:span text:style-name="T3301">'bootstrap/js/dist/modal'</text:span><text:span text:style-name="T3302">;</text:span></text:p>
      <text:p text:style-name="P3303"><text:span text:style-name="T3304">// import 'bootstrap/js/dist/offcanvas';</text:span></text:p>
      <text:p text:style-name="P3305"><text:span text:style-name="T3306">// import 'bootstrap/js/dist/popover';</text:span></text:p>
      <text:p text:style-name="P3307"><text:span text:style-name="T3308">// import 'bootstrap/js/dist/scrollspy';</text:span></text:p>
      <text:p text:style-name="P3309"><text:span text:style-name="T3310">// import 'bootstrap/js/dist/tab';</text:span></text:p>
      <text:p text:style-name="P3311"><text:span text:style-name="T3312">// import 'bootstrap/js/dist/toast';</text:span></text:p>
      <text:p text:style-name="P3313"><text:span text:style-name="T3314">// import 'bootstrap/js/dist/tooltip';</text:span></text:p>
      <text:p text:style-name="P3315"><text:span text:style-name="T3316">De esta forma, no incluyes ningún JavaScript que no pretendas utilizar para componentes como botones, carruseles e tooltips. Si estás importando menús desplegables, tooltips o ventanas emergentes (popovers), asegúrate de incluir la dependencia de Popper en tu archivo </text:span><text:span text:style-name="T3317">package.json</text:span><text:span text:style-name="T3318">.</text:span></text:p>
      <text:h text:style-name="P3319" text:outline-level="3"><text:bookmark-start text:name="_Toc156319917"/>Default Exports<text:bookmark-end text:name="_Toc156319917"/> </text:h>
      <text:p text:style-name="P3320"><text:span text:style-name="T3321">Los archivos en </text:span><text:span text:style-name="T3322">bootstrap/js/dist</text:span><text:span text:style-name="T3323"> usan </text:span><text:span text:style-name="T3324">default export</text:span><text:span text:style-name="T3325"> (exportación predeterminada), por lo que si deseas usar uno de ellos, debes hacer lo siguiente:</text:span></text:p>
      <text:p text:style-name="P3326"><text:span text:style-name="T3327">import</text:span><text:span text:style-name="T3328"><text:s/></text:span><text:span text:style-name="T3329">Modal</text:span><text:span text:style-name="T3330"><text:s/></text:span><text:span text:style-name="T3331">from</text:span><text:span text:style-name="T3332"><text:s/></text:span><text:span text:style-name="T3333">'bootstrap/js/dist/modal'</text:span></text:p>
      <text:p text:style-name="P3334"/>
      <text:p text:style-name="P3335"><text:span text:style-name="T3336">const</text:span><text:span text:style-name="T3337"><text:s/></text:span><text:span text:style-name="T3338">modal</text:span><text:span text:style-name="T3339"><text:s/></text:span><text:span text:style-name="T3340">=</text:span><text:span text:style-name="T3341"><text:s/></text:span><text:span text:style-name="T3342">new</text:span><text:span text:style-name="T3343"><text:s/></text:span><text:span text:style-name="T3344">Modal</text:span><text:span text:style-name="T3345">(</text:span><text:span text:style-name="T3346">document</text:span><text:span text:style-name="T3347">.</text:span><text:span text:style-name="T3348">getElementById</text:span><text:span text:style-name="T3349">(</text:span><text:span text:style-name="T3350">'myModal'</text:span><text:span text:style-name="T3351">))</text:span></text:p>
      <text:h text:style-name="P3352" text:outline-level="2"><text:bookmark-start text:name="_Toc156319918"/>Autoprefixer .browserslistrc<text:bookmark-end text:name="_Toc156319918"/> </text:h>
      <text:p text:style-name="P3353"><text:span text:style-name="T3354">Bootstrap depende de Autoprefixer para agregar automáticamente prefijos de navegador a ciertas propiedades de CSS. Los prefijos están dictados por nuestro archivo </text:span><text:span text:style-name="T3355">.browserslistrc</text:span><text:span text:style-name="T3356">, que se encuentra en la raíz del repositorio de Bootstrap. Personalizar esta lista de navegadores y volver a compilar el Sass eliminará automáticamente algunos CSS de tu CSS compilado si hay prefijos de proveedores exclusivos para ese navegador o versión.</text:span></text:p>
      <text:h text:style-name="P3357" text:outline-level="2"><text:bookmark-start text:name="_Toc156319919"/>CSS sin usar<text:bookmark-end text:name="_Toc156319919"/> </text:h>
      <text:p text:style-name="P3358"><text:span text:style-name="T3359">Se necesita ayuda con esta sección, considere abrir un PR. ¡Gracias!</text:span></text:p>
      <text:p text:style-name="P3360"><text:span text:style-name="T3361">Si bien no tenemos un ejemplo preconstruido para usar </text:span><text:a xlink:href="https://github.com/FullHuman/purgecss" office:target-frame-name="_blank" xlink:show="new"><text:span text:style-name="T3362">PurgeCSS</text:span></text:a><text:span text:style-name="T3363"> con Bootstrap, hay algunos artículos y tutoriales útiles que ha escrito la comunidad. Aquí hay algunas opciones:</text:span></text:p>
      <text:list text:style-name="LFO6" text:continue-numbering="true">
        <text:list-item>
          <text:p text:style-name="P3364"><text:a xlink:href="https://medium.com/dwarves-foundation/remove-unused-css-styles-from-bootstrap-using-purgecss-88395a2c5772" office:target-frame-name="_blank" xlink:show="new"><text:span text:style-name="T3365">https://medium.com/dwarves-foundation/remove-unused-css-styles-from-bootstrap-using-purgecss-88395a2c5772</text:span></text:a></text:p>
        </text:list-item>
        <text:list-item>
          <text:p text:style-name="P3366"><text:a xlink:href="https://lukelowrey.com/automatically-removeunused-css-from-bootstrap-or-other-frameworks/" office:target-frame-name="_blank" xlink:show="new"><text:span text:style-name="T3367">https://lukelowrey.com/automatically-removeunused-css-from-bootstrap-or-other-frameworks/</text:span></text:a></text:p>
        </text:list-item>
      </text:list>
      <text:p text:style-name="P3368"><text:span text:style-name="T3369">Por último, este artículo de </text:span><text:a xlink:href="https://css-tricks.com/how-do-you-remove-unused-css-from-a-site/" office:target-frame-name="_blank" xlink:show="new"><text:span text:style-name="T3370">CSS Tricks sobre CSS sin usar</text:span></text:a><text:span text:style-name="T3371"> muestra cómo usar PurgeCSS y otras herramientas similares.</text:span></text:p>
      <text:h text:style-name="P3372" text:outline-level="2"><text:bookmark-start text:name="_Toc156319920"/><text:soft-page-break/>Minificar y gzip<text:bookmark-end text:name="_Toc156319920"/> </text:h>
      <text:p text:style-name="P3373"><text:span text:style-name="T3374">Siempre que sea posible, asegúrate de comprimir todo el código que ofreces a tus visitantes. Si estás utilizando archivos dist de Bootstrap, intenta inclinarte por las versiones minificadas (indicadas por las extensiones </text:span><text:span text:style-name="T3375">.min.css</text:span><text:span text:style-name="T3376"> y </text:span><text:span text:style-name="T3377">.min.js</text:span><text:span text:style-name="T3378">). Si estás compilando Bootstrap desde la fuente con tu propio sistema de compilación, asegúrate de implementar tus propios minificadores para HTML, CSS y JS.</text:span></text:p>
      <text:h text:style-name="P3379" text:outline-level="2"><text:bookmark-start text:name="_Toc156319921"/>Archivos sin bloqueo<text:bookmark-end text:name="_Toc156319921"/> </text:h>
      <text:p text:style-name="P3380">Si bien minimizar y usar la compresión puede parecer suficiente, hacer que tus archivos no bloqueen también es un gran paso para que tu sitio esté bien optimizado y sea lo suficientemente rápido.</text:p>
      <text:p text:style-name="P3381"><text:span text:style-name="T3382">Si estás utilizando un complemento </text:span><text:a xlink:href="https://developers.google.com/web/tools/lighthouse/" office:target-frame-name="_blank" xlink:show="new"><text:span text:style-name="T3383">Lighthouse</text:span></text:a><text:span text:style-name="T3384"> en Google Chrome, es posible que hayas tropezado con FCP. La métrica </text:span><text:a xlink:href="https://web.dev/fcp/" office:target-frame-name="_blank" xlink:show="new"><text:span text:style-name="T3385">The First Contentful Paint</text:span></text:a><text:span text:style-name="T3386"> mide el tiempo desde que la página comienza a cargarse hasta que cualquier parte del contenido de la página se representa en la pantalla.</text:span></text:p>
      <text:p text:style-name="P3387"><text:span text:style-name="T3388">Puedes mejorar FCP aplazando JavaScript o CSS no críticos. ¿Qué significa eso? Simplemente, JavaScript o las hojas de estilo que no necesitan estar presentes en la primera pintura de tu página deben marcarse con los atributos </text:span><text:span text:style-name="T3389">async</text:span><text:span text:style-name="T3390"> o </text:span><text:span text:style-name="T3391">defer</text:span><text:span text:style-name="T3392">.</text:span></text:p>
      <text:p text:style-name="P3393">Esto asegura que los recursos menos importantes se carguen más tarde y no bloqueen la primera pintura. Por otro lado, los recursos críticos se pueden incluir como scripts o estilos en línea.</text:p>
      <text:p text:style-name="P3394">Si deseas obtener más información sobre esto, ya hay muchos artículos excelentes al respecto:</text:p>
      <text:list text:style-name="LFO7" text:continue-numbering="true">
        <text:list-item>
          <text:p text:style-name="P3395"><text:a xlink:href="https://web.dev/render-blocking-resources/" office:target-frame-name="_blank" xlink:show="new"><text:span text:style-name="T3396">https://web.dev/render-blocking-resources/</text:span></text:a></text:p>
        </text:list-item>
        <text:list-item>
          <text:p text:style-name="P3397"><text:a xlink:href="https://web.dev/defer-non-critical-css/" office:target-frame-name="_blank" xlink:show="new"><text:span text:style-name="T3398">https://web.dev/defer-non-critical-css/</text:span></text:a></text:p>
        </text:list-item>
      </text:list>
      <text:h text:style-name="P3399" text:outline-level="2"><text:bookmark-start text:name="_Toc156319922"/>Utiliza siempre HTTPS<text:bookmark-end text:name="_Toc156319922"/> </text:h>
      <text:p text:style-name="P3400"><text:span text:style-name="T3401">Tu sitio web solo debe estar disponible a través de conexiones HTTPS en producción. HTTPS mejora la seguridad, la privacidad y la disponibilidad de todos los sitios, y </text:span><text:a xlink:href="https://https.cio.gov/everything/" office:target-frame-name="_blank" xlink:show="new"><text:span text:style-name="T3402">no existe el tráfico web no confidencial</text:span></text:a><text:span text:style-name="T3403">. Los pasos para configurar tu sitio web para que se sirva exclusivamente a través de HTTPS varían ampliamente según tu arquitectura y proveedor de alojamiento web y, por lo tanto, están más allá del alcance de estos documentos.</text:span></text:p>
      <text:p text:style-name="P3404"><text:span text:style-name="T3405">Los sitios servidos a través de HTTPS también deben acceder a todas las hojas de estilo, scripts y otros activos a través de conexiones HTTPS. De lo contrario, enviarás a los usuarios </text:span><text:a xlink:href="https://developer.mozilla.org/en-US/docs/Web/Security/Mixed_content" office:target-frame-name="_blank" xlink:show="new"><text:span text:style-name="T3406">contenido activo mixto</text:span></text:a><text:span text:style-name="T3407">, lo que generará vulnerabilidades potenciales en las que un sitio puede verse comprometido al<text:s/></text:span><text:soft-page-break/><text:span text:style-name="T3408">alterar una dependencia. Esto puede generar problemas de seguridad y advertencias en el navegador que se muestran a los usuarios. Ya sea que estés obteniendo Bootstrap de un CDN o sirviéndolo tú mismo, asegúrate de acceder solo a través de conexiones HTTPS.</text:span></text:p>
      <text:h text:style-name="P3409" text:outline-level="1"><text:bookmark-start text:name="_Toc156319923"/>Uso de los Breakpoints de Bootstrap<text:bookmark-end text:name="_Toc156319923"/></text:h>
      <text:p text:style-name="P3410">Los breakpoints son anchos personalizables que determinan cómo se comporta tu diseño responsive en los tamaños de dispositivo o viewport en Bootstrap.</text:p>
      <text:h text:style-name="P3411" text:outline-level="2"><text:bookmark-start text:name="_Toc156319924"/>Conceptos básicos<text:bookmark-end text:name="_Toc156319924"/> </text:h>
      <text:list text:style-name="LFO8" text:continue-numbering="true">
        <text:list-item>
          <text:p text:style-name="P3412"><text:span text:style-name="T3413">Los breakpoints son los componentes básicos del diseño responsive.</text:span><text:span text:style-name="T3414"> Úsalos para controlar cuándo se puede adaptar tu diseño a un viewport particular o tamaño de dispositivo.</text:span></text:p>
        </text:list-item>
        <text:list-item>
          <text:p text:style-name="P3415"><text:span text:style-name="T3416">Utiliza media queries para diseñar tu CSS por breakpoint.</text:span><text:span text:style-name="T3417"> Las media queries son una función de CSS que te permite aplicar estilos de forma condicional en función de un conjunto de parámetros del navegador y del sistema operativo. Comúnmente usamos </text:span><text:span text:style-name="T3418">min-width</text:span><text:span text:style-name="T3419"> en nuestras media queries.</text:span></text:p>
        </text:list-item>
        <text:list-item>
          <text:p text:style-name="P3420"><text:span text:style-name="T3421">Mobile first, el diseño responsive es el objetivo.</text:span><text:span text:style-name="T3422"> El CSS de Bootstrap tiene como objetivo aplicar el mínimo de estilos para hacer que un diseño funcione en el breakpoint más pequeño, y luego capas de estilos para ajustar ese diseño para dispositivos más grandes. Esto optimiza tu CSS, mejora el tiempo de renderizado y proporciona una gran experiencia para tus visitantes.</text:span></text:p>
        </text:list-item>
      </text:list>
      <text:h text:style-name="P3423" text:outline-level="2"><text:bookmark-start text:name="_Toc156319925"/>Breakpoints disponibles<text:bookmark-end text:name="_Toc156319925"/> </text:h>
      <text:p text:style-name="P3424"><text:span text:style-name="T3425">Bootstrap incluye seis breakpoints predeterminados, a veces denominados </text:span><text:span text:style-name="T3426">niveles de cuadrícula</text:span><text:span text:style-name="T3427">, para compilar de forma responsive. Estos breakpoints se pueden personalizar si estás utilizando nuestros archivos fuente Sass.</text:span></text:p>
      <table:table table:style-name="Table3428">
        <table:table-columns>
          <table:table-column table:style-name="TableColumn3429"/>
          <table:table-column table:style-name="TableColumn3430"/>
          <table:table-column table:style-name="TableColumn3431"/>
        </table:table-columns>
        <table:table-header-rows>
          <table:table-row table:style-name="TableRow3432">
            <table:table-cell table:style-name="TableCell3433">
              <text:p text:style-name="P3434"><text:span text:style-name="T3435">Breakpoint</text:span></text:p>
            </table:table-cell>
            <table:table-cell table:style-name="TableCell3436">
              <text:p text:style-name="P3437">Infijo de clase</text:p>
            </table:table-cell>
            <table:table-cell table:style-name="TableCell3438">
              <text:p text:style-name="P3439">Dimensiones</text:p>
            </table:table-cell>
          </table:table-row>
        </table:table-header-rows>
        <table:table-row table:style-name="TableRow3440">
          <table:table-cell table:style-name="TableCell3441">
            <text:p text:style-name="Normal">X-Small</text:p>
          </table:table-cell>
          <table:table-cell table:style-name="TableCell3442">
            <text:p text:style-name="Normal"><text:span text:style-name="Énfasis">None</text:span></text:p>
          </table:table-cell>
          <table:table-cell table:style-name="TableCell3443">
            <text:p text:style-name="Normal">&lt;576px</text:p>
          </table:table-cell>
        </table:table-row>
        <table:table-row table:style-name="TableRow3444">
          <table:table-cell table:style-name="TableCell3445">
            <text:p text:style-name="Normal">Small</text:p>
          </table:table-cell>
          <table:table-cell table:style-name="TableCell3446">
            <text:p text:style-name="Normal"><text:span text:style-name="T3447">S</text:span><text:span text:style-name="T3448">m</text:span></text:p>
          </table:table-cell>
          <table:table-cell table:style-name="TableCell3449">
            <text:p text:style-name="Normal">≥576px</text:p>
          </table:table-cell>
        </table:table-row>
        <table:table-row table:style-name="TableRow3450">
          <table:table-cell table:style-name="TableCell3451">
            <text:p text:style-name="Normal">Medium</text:p>
          </table:table-cell>
          <table:table-cell table:style-name="TableCell3452">
            <text:p text:style-name="Normal"><text:span text:style-name="T3453">M</text:span><text:span text:style-name="T3454">d</text:span></text:p>
          </table:table-cell>
          <table:table-cell table:style-name="TableCell3455">
            <text:p text:style-name="Normal">≥768px</text:p>
          </table:table-cell>
        </table:table-row>
        <table:table-row table:style-name="TableRow3456">
          <table:table-cell table:style-name="TableCell3457">
            <text:p text:style-name="Normal">Large</text:p>
          </table:table-cell>
          <table:table-cell table:style-name="TableCell3458">
            <text:p text:style-name="Normal"><text:span text:style-name="T3459">L</text:span><text:span text:style-name="T3460">g</text:span></text:p>
          </table:table-cell>
          <table:table-cell table:style-name="TableCell3461">
            <text:p text:style-name="Normal">≥992px</text:p>
          </table:table-cell>
        </table:table-row>
        <table:table-row table:style-name="TableRow3462">
          <table:table-cell table:style-name="TableCell3463">
            <text:p text:style-name="Normal">Extra large</text:p>
          </table:table-cell>
          <table:table-cell table:style-name="TableCell3464">
            <text:p text:style-name="Normal"><text:span text:style-name="T3465">X</text:span><text:span text:style-name="T3466">l</text:span></text:p>
          </table:table-cell>
          <table:table-cell table:style-name="TableCell3467">
            <text:p text:style-name="Normal">≥1200px</text:p>
          </table:table-cell>
        </table:table-row>
        <table:table-row table:style-name="TableRow3468">
          <table:table-cell table:style-name="TableCell3469">
            <text:p text:style-name="Normal">Extra extra large</text:p>
          </table:table-cell>
          <table:table-cell table:style-name="TableCell3470">
            <text:p text:style-name="Normal"><text:span text:style-name="T3471">X</text:span><text:span text:style-name="T3472">xl</text:span></text:p>
          </table:table-cell>
          <table:table-cell table:style-name="TableCell3473">
            <text:p text:style-name="Normal">≥1400px</text:p>
          </table:table-cell>
        </table:table-row>
      </table:table>
      <text:p text:style-name="P3474">Cada breakpoint se eligió para contener cómodamente contenedores cuyos anchos son múltiplos de 12. Los breakpoints también son representativos de un<text:s/><text:soft-page-break/>subconjunto de tamaños de dispositivos comunes y dimensiones de viewports; no se dirigen específicamente a cada caso de uso o dispositivo. En cambio, los rangos brindan una base sólida y consistente para desarrollar casi cualquier dispositivo.</text:p>
      <text:p text:style-name="P3475"><text:span text:style-name="T3476">Estos breakpoints se pueden personalizar a través de Sass; los encontrarás en un mapa de Sass en nuestra hoja de estilo </text:span><text:span text:style-name="T3477">_variables.scss</text:span><text:span text:style-name="T3478">.</text:span></text:p>
      <text:p text:style-name="P3479"><text:span text:style-name="T3480">$grid-breakpoints</text:span><text:span text:style-name="T3481">:</text:span><text:span text:style-name="T3482"><text:s/></text:span><text:span text:style-name="T3483">(</text:span></text:p>
      <text:p text:style-name="P3484"><text:span text:style-name="T3485"><text:s text:c="2"/></text:span><text:span text:style-name="T3486">xs</text:span><text:span text:style-name="T3487">:</text:span><text:span text:style-name="T3488"><text:s/></text:span><text:span text:style-name="T3489">0</text:span><text:span text:style-name="T3490">,</text:span></text:p>
      <text:p text:style-name="P3491"><text:span text:style-name="T3492"><text:s text:c="2"/></text:span><text:span text:style-name="T3493">sm</text:span><text:span text:style-name="T3494">:</text:span><text:span text:style-name="T3495"><text:s/></text:span><text:span text:style-name="T3496">576</text:span><text:span text:style-name="T3497">px</text:span><text:span text:style-name="T3498">,</text:span></text:p>
      <text:p text:style-name="P3499"><text:span text:style-name="T3500"><text:s text:c="2"/></text:span><text:span text:style-name="T3501">md</text:span><text:span text:style-name="T3502">:</text:span><text:span text:style-name="T3503"><text:s/></text:span><text:span text:style-name="T3504">768</text:span><text:span text:style-name="T3505">px</text:span><text:span text:style-name="T3506">,</text:span></text:p>
      <text:p text:style-name="P3507"><text:span text:style-name="T3508"><text:s text:c="2"/></text:span><text:span text:style-name="T3509">lg</text:span><text:span text:style-name="T3510">:</text:span><text:span text:style-name="T3511"><text:s/></text:span><text:span text:style-name="T3512">992</text:span><text:span text:style-name="T3513">px</text:span><text:span text:style-name="T3514">,</text:span></text:p>
      <text:p text:style-name="P3515"><text:span text:style-name="T3516"><text:s text:c="2"/></text:span><text:span text:style-name="T3517">xl</text:span><text:span text:style-name="T3518">:</text:span><text:span text:style-name="T3519"><text:s/></text:span><text:span text:style-name="T3520">1200</text:span><text:span text:style-name="T3521">px</text:span><text:span text:style-name="T3522">,</text:span></text:p>
      <text:p text:style-name="P3523"><text:span text:style-name="T3524"><text:s text:c="2"/></text:span><text:span text:style-name="T3525">xxl</text:span><text:span text:style-name="T3526">:</text:span><text:span text:style-name="T3527"><text:s/></text:span><text:span text:style-name="T3528">1400</text:span><text:span text:style-name="T3529">px</text:span></text:p>
      <text:p text:style-name="P3530"><text:span text:style-name="T3531">);</text:span></text:p>
      <text:p text:style-name="P3532"><text:span text:style-name="T3533">Para obtener más información y ejemplos sobre cómo modificar nuestros mapas y variables Sass, consulta la sección Sass de la </text:span><text:a xlink:href="https://esdocu.net/bootstrap/5.1/layout/grid/#sass" office:target-frame-name="_top" xlink:show="replace"><text:span text:style-name="T3534">documentación de Grid</text:span></text:a><text:span text:style-name="T3535">.</text:span></text:p>
      <text:h text:style-name="P3536" text:outline-level="2"><text:bookmark-start text:name="_Toc156319926"/>Media queries<text:bookmark-end text:name="_Toc156319926"/> </text:h>
      <text:p text:style-name="P3537"><text:span text:style-name="T3538">Dado que Bootstrap está desarrollado para ser Mobile first, usamos un puñado de </text:span><text:a xlink:href="https://developer.mozilla.org/en-US/docs/Web/CSS/Media_Queries/Using_media_queries" office:target-frame-name="_blank" xlink:show="new"><text:span text:style-name="T3539">media queries</text:span></text:a><text:span text:style-name="T3540"> para crear breakpoints sensibles para nuestros diseños e interfaces. Estos breakpoints se basan principalmente en anchos mínimos de viewports y nos permiten aumentar la escala de los elementos a medida que cambia la ventana gráfica.</text:span></text:p>
      <text:h text:style-name="P3541" text:outline-level="3"><text:bookmark-start text:name="_Toc156319927"/>Min-width<text:bookmark-end text:name="_Toc156319927"/> </text:h>
      <text:p text:style-name="P3542">Bootstrap utiliza principalmente los siguientes rangos de media queries, o breakpoints, en nuestros archivos fuente Sass para nuestro diseño, sistema de cuadrícula y componentes.</text:p>
      <text:p text:style-name="P3543"><text:span text:style-name="T3544">// Source mixins</text:span></text:p>
      <text:p text:style-name="P3545"/>
      <text:p text:style-name="P3546"><text:span text:style-name="T3547">// No es necesaria una media query para el breakpoint xs, ya que es efectivamente `@media (min-width: 0) { ... }`</text:span></text:p>
      <text:p text:style-name="P3548"><text:span text:style-name="T3549">@include</text:span><text:span text:style-name="T3550"><text:s/>media-breakpoint-up</text:span><text:span text:style-name="T3551">(</text:span><text:span text:style-name="T3552">sm</text:span><text:span text:style-name="T3553">)</text:span><text:span text:style-name="T3554"><text:s/></text:span><text:span text:style-name="T3555">{</text:span><text:span text:style-name="T3556"><text:s/></text:span><text:span text:style-name="T3557">...</text:span><text:span text:style-name="T3558"><text:s/></text:span><text:span text:style-name="T3559">}</text:span></text:p>
      <text:p text:style-name="P3560"><text:span text:style-name="T3561">@include</text:span><text:span text:style-name="T3562"><text:s/>media-breakpoint-up</text:span><text:span text:style-name="T3563">(</text:span><text:span text:style-name="T3564">md</text:span><text:span text:style-name="T3565">)</text:span><text:span text:style-name="T3566"><text:s/></text:span><text:span text:style-name="T3567">{</text:span><text:span text:style-name="T3568"><text:s/></text:span><text:span text:style-name="T3569">...</text:span><text:span text:style-name="T3570"><text:s/></text:span><text:span text:style-name="T3571">}</text:span></text:p>
      <text:p text:style-name="P3572"><text:span text:style-name="T3573">@include</text:span><text:span text:style-name="T3574"><text:s/>media-breakpoint-up</text:span><text:span text:style-name="T3575">(</text:span><text:span text:style-name="T3576">lg</text:span><text:span text:style-name="T3577">)</text:span><text:span text:style-name="T3578"><text:s/></text:span><text:span text:style-name="T3579">{</text:span><text:span text:style-name="T3580"><text:s/></text:span><text:span text:style-name="T3581">...</text:span><text:span text:style-name="T3582"><text:s/></text:span><text:span text:style-name="T3583">}</text:span></text:p>
      <text:p text:style-name="P3584"><text:span text:style-name="T3585">@include</text:span><text:span text:style-name="T3586"><text:s/>media-breakpoint-up</text:span><text:span text:style-name="T3587">(</text:span><text:span text:style-name="T3588">xl</text:span><text:span text:style-name="T3589">)</text:span><text:span text:style-name="T3590"><text:s/></text:span><text:span text:style-name="T3591">{</text:span><text:span text:style-name="T3592"><text:s/></text:span><text:span text:style-name="T3593">...</text:span><text:span text:style-name="T3594"><text:s/></text:span><text:span text:style-name="T3595">}</text:span></text:p>
      <text:p text:style-name="P3596"><text:span text:style-name="T3597">@include</text:span><text:span text:style-name="T3598"><text:s/>media-breakpoint-up</text:span><text:span text:style-name="T3599">(</text:span><text:span text:style-name="T3600">xxl</text:span><text:span text:style-name="T3601">)</text:span><text:span text:style-name="T3602"><text:s/></text:span><text:span text:style-name="T3603">{</text:span><text:span text:style-name="T3604"><text:s/></text:span><text:span text:style-name="T3605">...</text:span><text:span text:style-name="T3606"><text:s/></text:span><text:span text:style-name="T3607">}</text:span></text:p>
      <text:p text:style-name="P3608"/>
      <text:p text:style-name="P3609"><text:span text:style-name="T3610">// Uso</text:span></text:p>
      <text:p text:style-name="P3611"/>
      <text:p text:style-name="P3612"><text:span text:style-name="T3613">// Ejemplo: Ocultar comenzando en `min-width: 0`, y luego mostrar en el breakpoint `sm`</text:span></text:p>
      <text:p text:style-name="P3614"><text:span text:style-name="T3615">.custom-class</text:span><text:span text:style-name="T3616"><text:s/></text:span><text:span text:style-name="T3617">{</text:span></text:p>
      <text:p text:style-name="P3618"><text:span text:style-name="T3619"><text:s text:c="2"/></text:span><text:span text:style-name="T3620">display</text:span><text:span text:style-name="T3621">:</text:span><text:span text:style-name="T3622"><text:s/></text:span><text:span text:style-name="T3623">none</text:span><text:span text:style-name="T3624">;</text:span></text:p>
      <text:p text:style-name="P3625"><text:span text:style-name="T3626">}</text:span></text:p>
      <text:soft-page-break/>
      <text:p text:style-name="P3627"><text:span text:style-name="T3628">@include</text:span><text:span text:style-name="T3629"><text:s/>media-breakpoint-up</text:span><text:span text:style-name="T3630">(</text:span><text:span text:style-name="T3631">sm</text:span><text:span text:style-name="T3632">)</text:span><text:span text:style-name="T3633"><text:s/></text:span><text:span text:style-name="T3634">{</text:span></text:p>
      <text:p text:style-name="P3635"><text:span text:style-name="T3636"><text:s text:c="2"/></text:span><text:span text:style-name="T3637">.custom-class</text:span><text:span text:style-name="T3638"><text:s/></text:span><text:span text:style-name="T3639">{</text:span></text:p>
      <text:p text:style-name="P3640"><text:span text:style-name="T3641"><text:s text:c="4"/></text:span><text:span text:style-name="T3642">display</text:span><text:span text:style-name="T3643">:</text:span><text:span text:style-name="T3644"><text:s/></text:span><text:span text:style-name="T3645">block</text:span><text:span text:style-name="T3646">;</text:span></text:p>
      <text:p text:style-name="P3647"><text:span text:style-name="T3648"><text:s text:c="2"/></text:span><text:span text:style-name="T3649">}</text:span></text:p>
      <text:p text:style-name="P3650"><text:span text:style-name="T3651">}</text:span></text:p>
      <text:p text:style-name="P3652">Estos mixins de Sass se traducen en nuestro CSS compilado utilizando los valores declarados en nuestras variables de Sass. Por ejemplo:</text:p>
      <text:p text:style-name="P3653"><text:span text:style-name="T3654">// Dispositivos X-Small (teléfonos verticales, menos de 576px)</text:span></text:p>
      <text:p text:style-name="P3655"><text:span text:style-name="T3656">// No hay media queries para `xs` ya que este es el valor predeterminado en Bootstrap</text:span></text:p>
      <text:p text:style-name="P3657"/>
      <text:p text:style-name="P3658"><text:span text:style-name="T3659">// Dispositivos pequeños (teléfonos horizontales, 576px y más)</text:span></text:p>
      <text:p text:style-name="P3660"><text:span text:style-name="T3661">@media</text:span><text:span text:style-name="T3662"><text:s/></text:span><text:span text:style-name="T3663">(</text:span><text:span text:style-name="T3664">min-width</text:span><text:span text:style-name="T3665">:</text:span><text:span text:style-name="T3666"><text:s/></text:span><text:span text:style-name="T3667">576</text:span><text:span text:style-name="T3668">px</text:span><text:span text:style-name="T3669">)</text:span><text:span text:style-name="T3670"><text:s/></text:span><text:span text:style-name="T3671">{</text:span><text:span text:style-name="T3672"><text:s/></text:span><text:span text:style-name="T3673">...</text:span><text:span text:style-name="T3674"><text:s/></text:span><text:span text:style-name="T3675">}</text:span></text:p>
      <text:p text:style-name="P3676"/>
      <text:p text:style-name="P3677"><text:span text:style-name="T3678">// Dispositivos medianos (tabletas, 768px y más)</text:span></text:p>
      <text:p text:style-name="P3679"><text:span text:style-name="T3680">@media</text:span><text:span text:style-name="T3681"><text:s/></text:span><text:span text:style-name="T3682">(</text:span><text:span text:style-name="T3683">min-width</text:span><text:span text:style-name="T3684">:</text:span><text:span text:style-name="T3685"><text:s/></text:span><text:span text:style-name="T3686">768</text:span><text:span text:style-name="T3687">px</text:span><text:span text:style-name="T3688">)</text:span><text:span text:style-name="T3689"><text:s/></text:span><text:span text:style-name="T3690">{</text:span><text:span text:style-name="T3691"><text:s/></text:span><text:span text:style-name="T3692">...</text:span><text:span text:style-name="T3693"><text:s/></text:span><text:span text:style-name="T3694">}</text:span></text:p>
      <text:p text:style-name="P3695"/>
      <text:p text:style-name="P3696"><text:span text:style-name="T3697">// Dispositivos grandes (escritorios, 992px y más)</text:span></text:p>
      <text:p text:style-name="P3698"><text:span text:style-name="T3699">@media</text:span><text:span text:style-name="T3700"><text:s/></text:span><text:span text:style-name="T3701">(</text:span><text:span text:style-name="T3702">min-width</text:span><text:span text:style-name="T3703">:</text:span><text:span text:style-name="T3704"><text:s/></text:span><text:span text:style-name="T3705">992</text:span><text:span text:style-name="T3706">px</text:span><text:span text:style-name="T3707">)</text:span><text:span text:style-name="T3708"><text:s/></text:span><text:span text:style-name="T3709">{</text:span><text:span text:style-name="T3710"><text:s/></text:span><text:span text:style-name="T3711">...</text:span><text:span text:style-name="T3712"><text:s/></text:span><text:span text:style-name="T3713">}</text:span></text:p>
      <text:p text:style-name="P3714"/>
      <text:p text:style-name="P3715"><text:span text:style-name="T3716">// Dispositivos X-Large (escritorios grandes, 1200px y más)</text:span></text:p>
      <text:p text:style-name="P3717"><text:span text:style-name="T3718">@media</text:span><text:span text:style-name="T3719"><text:s/></text:span><text:span text:style-name="T3720">(</text:span><text:span text:style-name="T3721">min-width</text:span><text:span text:style-name="T3722">:</text:span><text:span text:style-name="T3723"><text:s/></text:span><text:span text:style-name="T3724">1200</text:span><text:span text:style-name="T3725">px</text:span><text:span text:style-name="T3726">)</text:span><text:span text:style-name="T3727"><text:s/></text:span><text:span text:style-name="T3728">{</text:span><text:span text:style-name="T3729"><text:s/></text:span><text:span text:style-name="T3730">...</text:span><text:span text:style-name="T3731"><text:s/></text:span><text:span text:style-name="T3732">}</text:span></text:p>
      <text:p text:style-name="P3733"/>
      <text:p text:style-name="P3734"><text:span text:style-name="T3735">// Dispositivos XX-Large (escritorios más grandes, 1400px y más)</text:span></text:p>
      <text:p text:style-name="P3736"><text:span text:style-name="T3737">@media</text:span><text:span text:style-name="T3738"><text:s/></text:span><text:span text:style-name="T3739">(</text:span><text:span text:style-name="T3740">min-width</text:span><text:span text:style-name="T3741">:</text:span><text:span text:style-name="T3742"><text:s/></text:span><text:span text:style-name="T3743">1400</text:span><text:span text:style-name="T3744">px</text:span><text:span text:style-name="T3745">)</text:span><text:span text:style-name="T3746"><text:s/></text:span><text:span text:style-name="T3747">{</text:span><text:span text:style-name="T3748"><text:s/></text:span><text:span text:style-name="T3749">...</text:span><text:span text:style-name="T3750"><text:s/></text:span><text:span text:style-name="T3751">}</text:span></text:p>
      <text:h text:style-name="P3752" text:outline-level="3"><text:bookmark-start text:name="_Toc156319928"/>Max-width<text:bookmark-end text:name="_Toc156319928"/> </text:h>
      <text:p text:style-name="P3753"><text:span text:style-name="T3754">Ocasionalmente usamos media queries que van en la otra dirección (el tamaño de pantalla dado </text:span><text:span text:style-name="T3755">o más pequeño</text:span><text:span text:style-name="T3756">):</text:span></text:p>
      <text:p text:style-name="P3757"><text:span text:style-name="T3758">// No es necesaria una media query para el punto de interrupción xs, ya que es efectivamente `@media (max-width: 0) { ... }`</text:span></text:p>
      <text:p text:style-name="P3759"><text:span text:style-name="T3760">@include</text:span><text:span text:style-name="T3761"><text:s/>media-breakpoint-down</text:span><text:span text:style-name="T3762">(</text:span><text:span text:style-name="T3763">sm</text:span><text:span text:style-name="T3764">)</text:span><text:span text:style-name="T3765"><text:s/></text:span><text:span text:style-name="T3766">{</text:span><text:span text:style-name="T3767"><text:s/></text:span><text:span text:style-name="T3768">...</text:span><text:span text:style-name="T3769"><text:s/></text:span><text:span text:style-name="T3770">}</text:span></text:p>
      <text:p text:style-name="P3771"><text:span text:style-name="T3772">@include</text:span><text:span text:style-name="T3773"><text:s/>media-breakpoint-down</text:span><text:span text:style-name="T3774">(</text:span><text:span text:style-name="T3775">md</text:span><text:span text:style-name="T3776">)</text:span><text:span text:style-name="T3777"><text:s/></text:span><text:span text:style-name="T3778">{</text:span><text:span text:style-name="T3779"><text:s/></text:span><text:span text:style-name="T3780">...</text:span><text:span text:style-name="T3781"><text:s/></text:span><text:span text:style-name="T3782">}</text:span></text:p>
      <text:p text:style-name="P3783"><text:span text:style-name="T3784">@include</text:span><text:span text:style-name="T3785"><text:s/>media-breakpoint-down</text:span><text:span text:style-name="T3786">(</text:span><text:span text:style-name="T3787">lg</text:span><text:span text:style-name="T3788">)</text:span><text:span text:style-name="T3789"><text:s/></text:span><text:span text:style-name="T3790">{</text:span><text:span text:style-name="T3791"><text:s/></text:span><text:span text:style-name="T3792">...</text:span><text:span text:style-name="T3793"><text:s/></text:span><text:span text:style-name="T3794">}</text:span></text:p>
      <text:p text:style-name="P3795"><text:span text:style-name="T3796">@include</text:span><text:span text:style-name="T3797"><text:s/>media-breakpoint-down</text:span><text:span text:style-name="T3798">(</text:span><text:span text:style-name="T3799">xl</text:span><text:span text:style-name="T3800">)</text:span><text:span text:style-name="T3801"><text:s/></text:span><text:span text:style-name="T3802">{</text:span><text:span text:style-name="T3803"><text:s/></text:span><text:span text:style-name="T3804">...</text:span><text:span text:style-name="T3805"><text:s/></text:span><text:span text:style-name="T3806">}</text:span></text:p>
      <text:p text:style-name="P3807"><text:span text:style-name="T3808">@include</text:span><text:span text:style-name="T3809"><text:s/>media-breakpoint-down</text:span><text:span text:style-name="T3810">(</text:span><text:span text:style-name="T3811">xxl</text:span><text:span text:style-name="T3812">)</text:span><text:span text:style-name="T3813"><text:s/></text:span><text:span text:style-name="T3814">{</text:span><text:span text:style-name="T3815"><text:s/></text:span><text:span text:style-name="T3816">...</text:span><text:span text:style-name="T3817"><text:s/></text:span><text:span text:style-name="T3818">}</text:span></text:p>
      <text:p text:style-name="P3819"/>
      <text:p text:style-name="P3820"><text:span text:style-name="T3821">// Ejemplo: Estilo desde el breakpoint medium y hacia abajo</text:span></text:p>
      <text:p text:style-name="P3822"><text:span text:style-name="T3823">@include</text:span><text:span text:style-name="T3824"><text:s/>media-breakpoint-down</text:span><text:span text:style-name="T3825">(</text:span><text:span text:style-name="T3826">md</text:span><text:span text:style-name="T3827">)</text:span><text:span text:style-name="T3828"><text:s/></text:span><text:span text:style-name="T3829">{</text:span></text:p>
      <text:p text:style-name="P3830"><text:span text:style-name="T3831"><text:s text:c="2"/></text:span><text:span text:style-name="T3832">.custom-class</text:span><text:span text:style-name="T3833"><text:s/></text:span><text:span text:style-name="T3834">{</text:span></text:p>
      <text:p text:style-name="P3835"><text:span text:style-name="T3836"><text:s text:c="4"/></text:span><text:span text:style-name="T3837">display</text:span><text:span text:style-name="T3838">:</text:span><text:span text:style-name="T3839"><text:s/></text:span><text:span text:style-name="T3840">block</text:span><text:span text:style-name="T3841">;</text:span></text:p>
      <text:p text:style-name="P3842"><text:span text:style-name="T3843"><text:s text:c="2"/></text:span><text:span text:style-name="T3844">}</text:span></text:p>
      <text:p text:style-name="P3845"><text:span text:style-name="T3846">}</text:span></text:p>
      <text:p text:style-name="P3847"><text:span text:style-name="T3848">Estos mixins toman esos breakpoints declarados, restan </text:span><text:span text:style-name="T3849">.02px</text:span><text:span text:style-name="T3850"> de ellos y los usan como nuestros valores de </text:span><text:span text:style-name="T3851">max-width</text:span><text:span text:style-name="T3852">. Por ejemplo:</text:span></text:p>
      <text:p text:style-name="P3853"><text:span text:style-name="T3854">// `xs` devuelve solo un conjunto de reglas y ninguna media query</text:span></text:p>
      <text:p text:style-name="P3855"><text:span text:style-name="T3856">// ... { ... }</text:span></text:p>
      <text:p text:style-name="P3857"/>
      <text:p text:style-name="P3858"><text:span text:style-name="T3859">// `sm` se aplica a dispositivos x-small (teléfonos verticales, menos de 576px)</text:span></text:p>
      <text:soft-page-break/>
      <text:p text:style-name="P3860"><text:span text:style-name="T3861">@media</text:span><text:span text:style-name="T3862"><text:s/></text:span><text:span text:style-name="T3863">(</text:span><text:span text:style-name="T3864">max-width</text:span><text:span text:style-name="T3865">:</text:span><text:span text:style-name="T3866"><text:s/></text:span><text:span text:style-name="T3867">575</text:span><text:span text:style-name="T3868">.98</text:span><text:span text:style-name="T3869">px</text:span><text:span text:style-name="T3870">)</text:span><text:span text:style-name="T3871"><text:s/></text:span><text:span text:style-name="T3872">{</text:span><text:span text:style-name="T3873"><text:s/></text:span><text:span text:style-name="T3874">...</text:span><text:span text:style-name="T3875"><text:s/></text:span><text:span text:style-name="T3876">}</text:span></text:p>
      <text:p text:style-name="P3877"/>
      <text:p text:style-name="P3878"><text:span text:style-name="T3879">// `md` se aplica a dispositivos small (teléfonos horizontales, menos de 768px)</text:span></text:p>
      <text:p text:style-name="P3880"><text:span text:style-name="T3881">@media</text:span><text:span text:style-name="T3882"><text:s/></text:span><text:span text:style-name="T3883">(</text:span><text:span text:style-name="T3884">max-width</text:span><text:span text:style-name="T3885">:</text:span><text:span text:style-name="T3886"><text:s/></text:span><text:span text:style-name="T3887">767</text:span><text:span text:style-name="T3888">.98</text:span><text:span text:style-name="T3889">px</text:span><text:span text:style-name="T3890">)</text:span><text:span text:style-name="T3891"><text:s/></text:span><text:span text:style-name="T3892">{</text:span><text:span text:style-name="T3893"><text:s/></text:span><text:span text:style-name="T3894">...</text:span><text:span text:style-name="T3895"><text:s/></text:span><text:span text:style-name="T3896">}</text:span></text:p>
      <text:p text:style-name="P3897"/>
      <text:p text:style-name="P3898"><text:span text:style-name="T3899">// `lg` se aplica a dispositivos medium (tabletas, menos de 992px)</text:span></text:p>
      <text:p text:style-name="P3900"><text:span text:style-name="T3901">@media</text:span><text:span text:style-name="T3902"><text:s/></text:span><text:span text:style-name="T3903">(</text:span><text:span text:style-name="T3904">max-width</text:span><text:span text:style-name="T3905">:</text:span><text:span text:style-name="T3906"><text:s/></text:span><text:span text:style-name="T3907">991</text:span><text:span text:style-name="T3908">.98</text:span><text:span text:style-name="T3909">px</text:span><text:span text:style-name="T3910">)</text:span><text:span text:style-name="T3911"><text:s/></text:span><text:span text:style-name="T3912">{</text:span><text:span text:style-name="T3913"><text:s/></text:span><text:span text:style-name="T3914">...</text:span><text:span text:style-name="T3915"><text:s/></text:span><text:span text:style-name="T3916">}</text:span></text:p>
      <text:p text:style-name="P3917"/>
      <text:p text:style-name="P3918"><text:span text:style-name="T3919">// `xl` se aplica a dispositivos large (escritorios, menos de 1200px)</text:span></text:p>
      <text:p text:style-name="P3920"><text:span text:style-name="T3921">@media</text:span><text:span text:style-name="T3922"><text:s/></text:span><text:span text:style-name="T3923">(</text:span><text:span text:style-name="T3924">max-width</text:span><text:span text:style-name="T3925">:</text:span><text:span text:style-name="T3926"><text:s/></text:span><text:span text:style-name="T3927">1199</text:span><text:span text:style-name="T3928">.98</text:span><text:span text:style-name="T3929">px</text:span><text:span text:style-name="T3930">)</text:span><text:span text:style-name="T3931"><text:s/></text:span><text:span text:style-name="T3932">{</text:span><text:span text:style-name="T3933"><text:s/></text:span><text:span text:style-name="T3934">...</text:span><text:span text:style-name="T3935"><text:s/></text:span><text:span text:style-name="T3936">}</text:span></text:p>
      <text:p text:style-name="P3937"/>
      <text:p text:style-name="P3938"><text:span text:style-name="T3939">// `xxl` se aplica a dispositivos x-large (escritorios grandes, menos de 1400px)</text:span></text:p>
      <text:p text:style-name="P3940"><text:span text:style-name="T3941">@media</text:span><text:span text:style-name="T3942"><text:s/></text:span><text:span text:style-name="T3943">(</text:span><text:span text:style-name="T3944">max-width</text:span><text:span text:style-name="T3945">:</text:span><text:span text:style-name="T3946"><text:s/></text:span><text:span text:style-name="T3947">1399</text:span><text:span text:style-name="T3948">.98</text:span><text:span text:style-name="T3949">px</text:span><text:span text:style-name="T3950">)</text:span><text:span text:style-name="T3951"><text:s/></text:span><text:span text:style-name="T3952">{</text:span><text:span text:style-name="T3953"><text:s/></text:span><text:span text:style-name="T3954">...</text:span><text:span text:style-name="T3955"><text:s/></text:span><text:span text:style-name="T3956">}</text:span></text:p>
      <text:p text:style-name="P3957"><text:span text:style-name="T3958">¿Por qué restar .02px?</text:span><text:span text:style-name="T3959"> Actualmente, los navegadores no admiten </text:span><text:a xlink:href="https://www.w3.org/TR/mediaqueries-4/#range-context" office:target-frame-name="_blank" xlink:show="new"><text:span text:style-name="T3960">consultas de contexto de rango</text:span></text:a><text:span text:style-name="T3961">, por lo que solucionamos las limitaciones de </text:span><text:a xlink:href="https://www.w3.org/TR/mediaqueries-4/#mq-min-max" office:target-frame-name="_blank" xlink:show="new"><text:span text:style-name="T3962">prefijos </text:span><text:span text:style-name="T3963">min-</text:span><text:span text:style-name="T3964"> y </text:span><text:span text:style-name="T3965">max-</text:span></text:a><text:span text:style-name="T3966"> y viewports con anchos fraccionarios (que pueden ocurrir bajo ciertas condiciones en dispositivos de dpi altos, por ejemplo) utilizando valores con mayor precisión.</text:span></text:p>
      <text:h text:style-name="P3967" text:outline-level="3"><text:bookmark-start text:name="_Toc156319929"/>Single breakpoint<text:bookmark-end text:name="_Toc156319929"/> </text:h>
      <text:p text:style-name="P3968">También hay media queries y mixins para apuntar a un solo segmento de tamaños de pantalla utilizando los anchos de breakpoint mínimo y máximo.</text:p>
      <text:p text:style-name="P3969"><text:span text:style-name="T3970">@include</text:span><text:span text:style-name="T3971"><text:s/>media-breakpoint-only</text:span><text:span text:style-name="T3972">(</text:span><text:span text:style-name="T3973">xs</text:span><text:span text:style-name="T3974">)</text:span><text:span text:style-name="T3975"><text:s/></text:span><text:span text:style-name="T3976">{</text:span><text:span text:style-name="T3977"><text:s/></text:span><text:span text:style-name="T3978">...</text:span><text:span text:style-name="T3979"><text:s/></text:span><text:span text:style-name="T3980">}</text:span></text:p>
      <text:p text:style-name="P3981"><text:span text:style-name="T3982">@include</text:span><text:span text:style-name="T3983"><text:s/>media-breakpoint-only</text:span><text:span text:style-name="T3984">(</text:span><text:span text:style-name="T3985">sm</text:span><text:span text:style-name="T3986">)</text:span><text:span text:style-name="T3987"><text:s/></text:span><text:span text:style-name="T3988">{</text:span><text:span text:style-name="T3989"><text:s/></text:span><text:span text:style-name="T3990">...</text:span><text:span text:style-name="T3991"><text:s/></text:span><text:span text:style-name="T3992">}</text:span></text:p>
      <text:p text:style-name="P3993"><text:span text:style-name="T3994">@include</text:span><text:span text:style-name="T3995"><text:s/>media-breakpoint-only</text:span><text:span text:style-name="T3996">(</text:span><text:span text:style-name="T3997">md</text:span><text:span text:style-name="T3998">)</text:span><text:span text:style-name="T3999"><text:s/></text:span><text:span text:style-name="T4000">{</text:span><text:span text:style-name="T4001"><text:s/></text:span><text:span text:style-name="T4002">...</text:span><text:span text:style-name="T4003"><text:s/></text:span><text:span text:style-name="T4004">}</text:span></text:p>
      <text:p text:style-name="P4005"><text:span text:style-name="T4006">@include</text:span><text:span text:style-name="T4007"><text:s/>media-breakpoint-only</text:span><text:span text:style-name="T4008">(</text:span><text:span text:style-name="T4009">lg</text:span><text:span text:style-name="T4010">)</text:span><text:span text:style-name="T4011"><text:s/></text:span><text:span text:style-name="T4012">{</text:span><text:span text:style-name="T4013"><text:s/></text:span><text:span text:style-name="T4014">...</text:span><text:span text:style-name="T4015"><text:s/></text:span><text:span text:style-name="T4016">}</text:span></text:p>
      <text:p text:style-name="P4017"><text:span text:style-name="T4018">@include</text:span><text:span text:style-name="T4019"><text:s/>media-breakpoint-only</text:span><text:span text:style-name="T4020">(</text:span><text:span text:style-name="T4021">xl</text:span><text:span text:style-name="T4022">)</text:span><text:span text:style-name="T4023"><text:s/></text:span><text:span text:style-name="T4024">{</text:span><text:span text:style-name="T4025"><text:s/></text:span><text:span text:style-name="T4026">...</text:span><text:span text:style-name="T4027"><text:s/></text:span><text:span text:style-name="T4028">}</text:span></text:p>
      <text:p text:style-name="P4029"><text:span text:style-name="T4030">@include</text:span><text:span text:style-name="T4031"><text:s/>media-breakpoint-only</text:span><text:span text:style-name="T4032">(</text:span><text:span text:style-name="T4033">xxl</text:span><text:span text:style-name="T4034">)</text:span><text:span text:style-name="T4035"><text:s/></text:span><text:span text:style-name="T4036">{</text:span><text:span text:style-name="T4037"><text:s/></text:span><text:span text:style-name="T4038">...</text:span><text:span text:style-name="T4039"><text:s/></text:span><text:span text:style-name="T4040">}</text:span></text:p>
      <text:p text:style-name="P4041"><text:span text:style-name="T4042">Por ejemplo, </text:span><text:span text:style-name="T4043">@include media-breakpoint-only(md) { ... }</text:span><text:span text:style-name="T4044"> dará como resultado:</text:span></text:p>
      <text:p text:style-name="P4045"><text:span text:style-name="T4046">@media</text:span><text:span text:style-name="T4047"><text:s/></text:span><text:span text:style-name="T4048">(</text:span><text:span text:style-name="T4049">min-width</text:span><text:span text:style-name="T4050">:</text:span><text:span text:style-name="T4051"><text:s/></text:span><text:span text:style-name="T4052">768</text:span><text:span text:style-name="T4053">px</text:span><text:span text:style-name="T4054">)</text:span><text:span text:style-name="T4055"><text:s/></text:span><text:span text:style-name="T4056">and</text:span><text:span text:style-name="T4057"><text:s/></text:span><text:span text:style-name="T4058">(</text:span><text:span text:style-name="T4059">max-width</text:span><text:span text:style-name="T4060">:</text:span><text:span text:style-name="T4061"><text:s/></text:span><text:span text:style-name="T4062">991</text:span><text:span text:style-name="T4063">.98</text:span><text:span text:style-name="T4064">px</text:span><text:span text:style-name="T4065">)</text:span><text:span text:style-name="T4066"><text:s/></text:span><text:span text:style-name="T4067">{</text:span><text:span text:style-name="T4068"><text:s/></text:span><text:span text:style-name="T4069">...</text:span><text:span text:style-name="T4070"><text:s/></text:span><text:span text:style-name="T4071">}</text:span></text:p>
      <text:h text:style-name="P4072" text:outline-level="3"><text:bookmark-start text:name="_Toc156319930"/>Entre breakpoints<text:bookmark-end text:name="_Toc156319930"/> </text:h>
      <text:p text:style-name="P4073">De manera similar, las media queries pueden abarcar múltiples anchos de breakpoint:</text:p>
      <text:p text:style-name="P4074"><text:span text:style-name="T4075">@include</text:span><text:span text:style-name="T4076"><text:s/>media-breakpoint-between</text:span><text:span text:style-name="T4077">(</text:span><text:span text:style-name="T4078">md</text:span><text:span text:style-name="T4079">,</text:span><text:span text:style-name="T4080"><text:s/></text:span><text:span text:style-name="T4081">xl</text:span><text:span text:style-name="T4082">)</text:span><text:span text:style-name="T4083"><text:s/></text:span><text:span text:style-name="T4084">{</text:span><text:span text:style-name="T4085"><text:s/></text:span><text:span text:style-name="T4086">...</text:span><text:span text:style-name="T4087"><text:s/></text:span><text:span text:style-name="T4088">}</text:span></text:p>
      <text:p text:style-name="P4089">Lo que resulta en:</text:p>
      <text:p text:style-name="P4090"><text:span text:style-name="T4091">// Ejemplo</text:span></text:p>
      <text:p text:style-name="P4092"><text:span text:style-name="T4093">// Aplicar estilos a partir de dispositivos medianos y hasta dispositivos extra grandes</text:span></text:p>
      <text:p text:style-name="P4094"><text:span text:style-name="T4095">@media</text:span><text:span text:style-name="T4096"><text:s/></text:span><text:span text:style-name="T4097">(</text:span><text:span text:style-name="T4098">min-width</text:span><text:span text:style-name="T4099">:</text:span><text:span text:style-name="T4100"><text:s/></text:span><text:span text:style-name="T4101">768</text:span><text:span text:style-name="T4102">px</text:span><text:span text:style-name="T4103">)</text:span><text:span text:style-name="T4104"><text:s/></text:span><text:span text:style-name="T4105">and</text:span><text:span text:style-name="T4106"><text:s/></text:span><text:span text:style-name="T4107">(</text:span><text:span text:style-name="T4108">max-width</text:span><text:span text:style-name="T4109">:</text:span><text:span text:style-name="T4110"><text:s/></text:span><text:span text:style-name="T4111">1199</text:span><text:span text:style-name="T4112">.98</text:span><text:span text:style-name="T4113">px</text:span><text:span text:style-name="T4114">)</text:span><text:span text:style-name="T4115"><text:s/></text:span><text:span text:style-name="T4116">{</text:span><text:span text:style-name="T4117"><text:s/></text:span><text:span text:style-name="T4118">...</text:span><text:span text:style-name="T4119"><text:s/></text:span><text:span text:style-name="T4120">}</text:span></text:p>
      <text:h text:style-name="P4121" text:outline-level="1"><text:bookmark-start text:name="_Toc156319931"/>Uso de Contenedores en Bootstrap<text:bookmark-end text:name="_Toc156319931"/></text:h>
      <text:soft-page-break/>
      <text:p text:style-name="P4122">Los contenedores son un bloque de construcción fundamental de Bootstrap que contienen, rellenan y alinean tu contenido dentro de un dispositivo o viewport determinado.</text:p>
      <text:h text:style-name="P4123" text:outline-level="2"><text:bookmark-start text:name="_Toc156319932"/>Cómo trabajan<text:bookmark-end text:name="_Toc156319932"/> </text:h>
      <text:p text:style-name="P4124"><text:span text:style-name="T4125">Los contenedores son el elemento de diseño más básico en Bootstrap y son </text:span><text:span text:style-name="T4126">requeridos cuando se usa nuestro sistema de cuadrícula predeterminado</text:span><text:span text:style-name="T4127">. Los contenedores se utilizan para contener, rellenar y (a veces) centrar el contenido dentro de ellos. Si bien los contenedores </text:span><text:span text:style-name="T4128">pueden</text:span><text:span text:style-name="T4129"> anidarse, la mayoría de los diseños no requieren un contenedor anidado.</text:span></text:p>
      <text:p text:style-name="P4130">Bootstrap viene con tres contenedores diferentes:</text:p>
      <text:list text:style-name="LFO9" text:continue-numbering="true">
        <text:list-item>
          <text:p text:style-name="P4131"><text:span text:style-name="T4132">.container</text:span><text:span text:style-name="T4133">, que establece un </text:span><text:span text:style-name="T4134">max-width</text:span><text:span text:style-name="T4135"> en cada breakpoint responsive</text:span></text:p>
        </text:list-item>
        <text:list-item>
          <text:p text:style-name="P4136"><text:span text:style-name="T4137">.container-fluid</text:span><text:span text:style-name="T4138">, que es </text:span><text:span text:style-name="T4139">width: 100%</text:span><text:span text:style-name="T4140"> en todos los breakpoints</text:span></text:p>
        </text:list-item>
        <text:list-item>
          <text:p text:style-name="P4141"><text:span text:style-name="T4142">.container-{breakpoint}</text:span><text:span text:style-name="T4143">, que es </text:span><text:span text:style-name="T4144">width: 100%</text:span><text:span text:style-name="T4145"> hasta el breakpoint especificado</text:span></text:p>
        </text:list-item>
      </text:list>
      <text:p text:style-name="P4146"><text:span text:style-name="T4147">La siguiente tabla ilustra cómo se compara el </text:span><text:span text:style-name="T4148">max-width</text:span><text:span text:style-name="T4149"> de cada contenedor con el </text:span><text:span text:style-name="T4150">.container</text:span><text:span text:style-name="T4151"> y el </text:span><text:span text:style-name="T4152">.container-fluid</text:span><text:span text:style-name="T4153"> originales en cada breakpoint.</text:span></text:p>
      <text:p text:style-name="P4154"><text:span text:style-name="T4155">Puedes verlo en acción y compararlos en nuestro </text:span><text:a xlink:href="https://getbootstrap.com/docs/5.1/examples/grid#containers" office:target-frame-name="_blank" xlink:show="new"><text:span text:style-name="T4156">ejemplo de cuadrícula</text:span></text:a><text:span text:style-name="T4157">.</text:span></text:p>
      <table:table table:style-name="Table4158">
        <table:table-columns>
          <table:table-column table:style-name="TableColumn4159"/>
          <table:table-column table:style-name="TableColumn4160"/>
          <table:table-column table:style-name="TableColumn4161"/>
          <table:table-column table:style-name="TableColumn4162"/>
          <table:table-column table:style-name="TableColumn4163"/>
          <table:table-column table:style-name="TableColumn4164"/>
          <table:table-column table:style-name="TableColumn4165"/>
        </table:table-columns>
        <table:table-header-rows>
          <table:table-row table:style-name="TableRow4166">
            <table:table-cell table:style-name="TableCell4167">
              <text:p text:style-name="P4168"/>
            </table:table-cell>
            <table:table-cell table:style-name="TableCell4169">
              <text:p text:style-name="P4170"><text:span text:style-name="T4171">Extra small</text:span><text:span text:style-name="T4172"><text:line-break/></text:span><text:span text:style-name="T4173">&lt;576px</text:span></text:p>
            </table:table-cell>
            <table:table-cell table:style-name="TableCell4174">
              <text:p text:style-name="P4175"><text:span text:style-name="T4176">Small</text:span><text:span text:style-name="T4177"><text:line-break/></text:span><text:span text:style-name="T4178">≥576px</text:span></text:p>
            </table:table-cell>
            <table:table-cell table:style-name="TableCell4179">
              <text:p text:style-name="P4180"><text:span text:style-name="T4181">Medium</text:span><text:span text:style-name="T4182"><text:line-break/></text:span><text:span text:style-name="T4183">≥768px</text:span></text:p>
            </table:table-cell>
            <table:table-cell table:style-name="TableCell4184">
              <text:p text:style-name="P4185"><text:span text:style-name="T4186">Large</text:span><text:span text:style-name="T4187"><text:line-break/></text:span><text:span text:style-name="T4188">≥992px</text:span></text:p>
            </table:table-cell>
            <table:table-cell table:style-name="TableCell4189">
              <text:p text:style-name="P4190"><text:span text:style-name="T4191">X-Large</text:span><text:span text:style-name="T4192"><text:line-break/></text:span><text:span text:style-name="T4193">≥1200px</text:span></text:p>
            </table:table-cell>
            <table:table-cell table:style-name="TableCell4194">
              <text:p text:style-name="P4195"><text:span text:style-name="T4196">XX-Large</text:span><text:span text:style-name="T4197"><text:line-break/></text:span><text:span text:style-name="T4198">≥1400px</text:span></text:p>
            </table:table-cell>
          </table:table-row>
        </table:table-header-rows>
        <table:table-row table:style-name="TableRow4199">
          <table:table-cell table:style-name="TableCell4200">
            <text:p text:style-name="P4201"><text:span text:style-name="T4202">.container</text:span></text:p>
          </table:table-cell>
          <table:table-cell table:style-name="TableCell4203">
            <text:p text:style-name="Normal">100%</text:p>
          </table:table-cell>
          <table:table-cell table:style-name="TableCell4204">
            <text:p text:style-name="Normal">540px</text:p>
          </table:table-cell>
          <table:table-cell table:style-name="TableCell4205">
            <text:p text:style-name="Normal">720px</text:p>
          </table:table-cell>
          <table:table-cell table:style-name="TableCell4206">
            <text:p text:style-name="Normal">960px</text:p>
          </table:table-cell>
          <table:table-cell table:style-name="TableCell4207">
            <text:p text:style-name="Normal">1140px</text:p>
          </table:table-cell>
          <table:table-cell table:style-name="TableCell4208">
            <text:p text:style-name="Normal">1320px</text:p>
          </table:table-cell>
        </table:table-row>
        <table:table-row table:style-name="TableRow4209">
          <table:table-cell table:style-name="TableCell4210">
            <text:p text:style-name="P4211"><text:span text:style-name="T4212">.container-sm</text:span></text:p>
          </table:table-cell>
          <table:table-cell table:style-name="TableCell4213">
            <text:p text:style-name="Normal">100%</text:p>
          </table:table-cell>
          <table:table-cell table:style-name="TableCell4214">
            <text:p text:style-name="Normal">540px</text:p>
          </table:table-cell>
          <table:table-cell table:style-name="TableCell4215">
            <text:p text:style-name="Normal">720px</text:p>
          </table:table-cell>
          <table:table-cell table:style-name="TableCell4216">
            <text:p text:style-name="Normal">960px</text:p>
          </table:table-cell>
          <table:table-cell table:style-name="TableCell4217">
            <text:p text:style-name="Normal">1140px</text:p>
          </table:table-cell>
          <table:table-cell table:style-name="TableCell4218">
            <text:p text:style-name="Normal">1320px</text:p>
          </table:table-cell>
        </table:table-row>
        <table:table-row table:style-name="TableRow4219">
          <table:table-cell table:style-name="TableCell4220">
            <text:p text:style-name="P4221"><text:span text:style-name="T4222">.container-md</text:span></text:p>
          </table:table-cell>
          <table:table-cell table:style-name="TableCell4223">
            <text:p text:style-name="Normal">100%</text:p>
          </table:table-cell>
          <table:table-cell table:style-name="TableCell4224">
            <text:p text:style-name="Normal">100%</text:p>
          </table:table-cell>
          <table:table-cell table:style-name="TableCell4225">
            <text:p text:style-name="Normal">720px</text:p>
          </table:table-cell>
          <table:table-cell table:style-name="TableCell4226">
            <text:p text:style-name="Normal">960px</text:p>
          </table:table-cell>
          <table:table-cell table:style-name="TableCell4227">
            <text:p text:style-name="Normal">1140px</text:p>
          </table:table-cell>
          <table:table-cell table:style-name="TableCell4228">
            <text:p text:style-name="Normal">1320px</text:p>
          </table:table-cell>
        </table:table-row>
        <table:table-row table:style-name="TableRow4229">
          <table:table-cell table:style-name="TableCell4230">
            <text:p text:style-name="P4231"><text:span text:style-name="T4232">.container-lg</text:span></text:p>
          </table:table-cell>
          <table:table-cell table:style-name="TableCell4233">
            <text:p text:style-name="Normal">100%</text:p>
          </table:table-cell>
          <table:table-cell table:style-name="TableCell4234">
            <text:p text:style-name="Normal">100%</text:p>
          </table:table-cell>
          <table:table-cell table:style-name="TableCell4235">
            <text:p text:style-name="Normal">100%</text:p>
          </table:table-cell>
          <table:table-cell table:style-name="TableCell4236">
            <text:p text:style-name="Normal">960px</text:p>
          </table:table-cell>
          <table:table-cell table:style-name="TableCell4237">
            <text:p text:style-name="Normal">1140px</text:p>
          </table:table-cell>
          <table:table-cell table:style-name="TableCell4238">
            <text:p text:style-name="Normal">1320px</text:p>
          </table:table-cell>
        </table:table-row>
        <table:table-row table:style-name="TableRow4239">
          <table:table-cell table:style-name="TableCell4240">
            <text:p text:style-name="P4241"><text:span text:style-name="T4242">.container-xl</text:span></text:p>
          </table:table-cell>
          <table:table-cell table:style-name="TableCell4243">
            <text:p text:style-name="Normal">100%</text:p>
          </table:table-cell>
          <table:table-cell table:style-name="TableCell4244">
            <text:p text:style-name="Normal">100%</text:p>
          </table:table-cell>
          <table:table-cell table:style-name="TableCell4245">
            <text:p text:style-name="Normal">100%</text:p>
          </table:table-cell>
          <table:table-cell table:style-name="TableCell4246">
            <text:p text:style-name="Normal">100%</text:p>
          </table:table-cell>
          <table:table-cell table:style-name="TableCell4247">
            <text:p text:style-name="Normal">1140px</text:p>
          </table:table-cell>
          <table:table-cell table:style-name="TableCell4248">
            <text:p text:style-name="Normal">1320px</text:p>
          </table:table-cell>
        </table:table-row>
        <table:table-row table:style-name="TableRow4249">
          <table:table-cell table:style-name="TableCell4250">
            <text:p text:style-name="P4251"><text:span text:style-name="T4252">.container-xxl</text:span></text:p>
          </table:table-cell>
          <table:table-cell table:style-name="TableCell4253">
            <text:p text:style-name="Normal">100%</text:p>
          </table:table-cell>
          <table:table-cell table:style-name="TableCell4254">
            <text:p text:style-name="Normal">100%</text:p>
          </table:table-cell>
          <table:table-cell table:style-name="TableCell4255">
            <text:p text:style-name="Normal">100%</text:p>
          </table:table-cell>
          <table:table-cell table:style-name="TableCell4256">
            <text:p text:style-name="Normal">100%</text:p>
          </table:table-cell>
          <table:table-cell table:style-name="TableCell4257">
            <text:p text:style-name="Normal">100%</text:p>
          </table:table-cell>
          <table:table-cell table:style-name="TableCell4258">
            <text:p text:style-name="Normal">1320px</text:p>
          </table:table-cell>
        </table:table-row>
        <table:table-row table:style-name="TableRow4259">
          <table:table-cell table:style-name="TableCell4260">
            <text:p text:style-name="P4261"><text:span text:style-name="T4262">.container-fluid</text:span></text:p>
          </table:table-cell>
          <table:table-cell table:style-name="TableCell4263">
            <text:p text:style-name="Normal">100%</text:p>
          </table:table-cell>
          <table:table-cell table:style-name="TableCell4264">
            <text:p text:style-name="Normal">100%</text:p>
          </table:table-cell>
          <table:table-cell table:style-name="TableCell4265">
            <text:p text:style-name="Normal">100%</text:p>
          </table:table-cell>
          <table:table-cell table:style-name="TableCell4266">
            <text:p text:style-name="Normal">100%</text:p>
          </table:table-cell>
          <table:table-cell table:style-name="TableCell4267">
            <text:p text:style-name="Normal">100%</text:p>
          </table:table-cell>
          <table:table-cell table:style-name="TableCell4268">
            <text:p text:style-name="Normal">100%</text:p>
          </table:table-cell>
        </table:table-row>
      </table:table>
      <text:h text:style-name="P4269" text:outline-level="2"><text:bookmark-start text:name="_Toc156319933"/>Contenedor predeterminado<text:bookmark-end text:name="_Toc156319933"/> </text:h>
      <text:p text:style-name="P4270"><text:span text:style-name="T4271">Nuestra clase </text:span><text:span text:style-name="T4272">.container</text:span><text:span text:style-name="T4273"> predeterminada es un contenedor sensible de ancho fijo, lo que significa que su </text:span><text:span text:style-name="T4274">max-width</text:span><text:span text:style-name="T4275"> cambia en cada breakpoint.</text:span></text:p>
      <text:p text:style-name="P4276"><text:span text:style-name="T4277">&lt;</text:span><text:span text:style-name="T4278">div</text:span><text:span text:style-name="T4279"><text:s/></text:span><text:span text:style-name="T4280">class</text:span><text:span text:style-name="T4281">=</text:span><text:span text:style-name="T4282">"container"</text:span><text:span text:style-name="T4283">&gt;</text:span></text:p>
      <text:p text:style-name="P4284"><text:span text:style-name="T4285"><text:s text:c="2"/></text:span><text:span text:style-name="T4286">&lt;!-- Contenido aquí --&gt;</text:span></text:p>
      <text:p text:style-name="P4287"><text:span text:style-name="T4288">&lt;/</text:span><text:span text:style-name="T4289">div</text:span><text:span text:style-name="T4290">&gt;</text:span></text:p>
      <text:h text:style-name="P4291" text:outline-level="2"><text:bookmark-start text:name="_Toc156319934"/><text:soft-page-break/>Contenedores responsive<text:bookmark-end text:name="_Toc156319934"/> </text:h>
      <text:p text:style-name="P4292"><text:span text:style-name="T4293">Los contenedores responsive te permiten especificar una clase que tiene un 100% de ancho hasta que se alcanza el breakpoint especificado, después de lo cual aplicamos </text:span><text:span text:style-name="T4294">max-width</text:span><text:span text:style-name="T4295">s para cada uno de los breakpoints más altos. Por ejemplo, </text:span><text:span text:style-name="T4296">.container-sm</text:span><text:span text:style-name="T4297"> tiene un 100% de ancho al principio hasta que se alcanza el breakpoint </text:span><text:span text:style-name="T4298">sm</text:span><text:span text:style-name="T4299">, donde se escalará con </text:span><text:span text:style-name="T4300">md</text:span><text:span text:style-name="T4301">, </text:span><text:span text:style-name="T4302">lg</text:span><text:span text:style-name="T4303">, </text:span><text:span text:style-name="T4304">xl</text:span><text:span text:style-name="T4305"> y </text:span><text:span text:style-name="T4306">xxl</text:span><text:span text:style-name="T4307">.</text:span></text:p>
      <text:p text:style-name="P4308"><text:span text:style-name="T4309">&lt;</text:span><text:span text:style-name="T4310">div</text:span><text:span text:style-name="T4311"><text:s/></text:span><text:span text:style-name="T4312">class</text:span><text:span text:style-name="T4313">=</text:span><text:span text:style-name="T4314">"container-sm"</text:span><text:span text:style-name="T4315">&gt;</text:span><text:span text:style-name="T4316">100% de ancho hasta el small breakpoint</text:span><text:span text:style-name="T4317">&lt;/</text:span><text:span text:style-name="T4318">div</text:span><text:span text:style-name="T4319">&gt;</text:span></text:p>
      <text:p text:style-name="P4320"><text:span text:style-name="T4321">&lt;</text:span><text:span text:style-name="T4322">div</text:span><text:span text:style-name="T4323"><text:s/></text:span><text:span text:style-name="T4324">class</text:span><text:span text:style-name="T4325">=</text:span><text:span text:style-name="T4326">"container-md"</text:span><text:span text:style-name="T4327">&gt;</text:span><text:span text:style-name="T4328">100% de ancho hasta el medium breakpoint</text:span><text:span text:style-name="T4329">&lt;/</text:span><text:span text:style-name="T4330">div</text:span><text:span text:style-name="T4331">&gt;</text:span></text:p>
      <text:p text:style-name="P4332"><text:span text:style-name="T4333">&lt;</text:span><text:span text:style-name="T4334">div</text:span><text:span text:style-name="T4335"><text:s/></text:span><text:span text:style-name="T4336">class</text:span><text:span text:style-name="T4337">=</text:span><text:span text:style-name="T4338">"container-lg"</text:span><text:span text:style-name="T4339">&gt;</text:span><text:span text:style-name="T4340">100% de ancho hasta el large breakpoint</text:span><text:span text:style-name="T4341">&lt;/</text:span><text:span text:style-name="T4342">div</text:span><text:span text:style-name="T4343">&gt;</text:span></text:p>
      <text:p text:style-name="P4344"><text:span text:style-name="T4345">&lt;</text:span><text:span text:style-name="T4346">div</text:span><text:span text:style-name="T4347"><text:s/></text:span><text:span text:style-name="T4348">class</text:span><text:span text:style-name="T4349">=</text:span><text:span text:style-name="T4350">"container-xl"</text:span><text:span text:style-name="T4351">&gt;</text:span><text:span text:style-name="T4352">100% de ancho hasta el extra large breakpoint</text:span><text:span text:style-name="T4353">&lt;/</text:span><text:span text:style-name="T4354">div</text:span><text:span text:style-name="T4355">&gt;</text:span></text:p>
      <text:p text:style-name="P4356"><text:span text:style-name="T4357">&lt;</text:span><text:span text:style-name="T4358">div</text:span><text:span text:style-name="T4359"><text:s/></text:span><text:span text:style-name="T4360">class</text:span><text:span text:style-name="T4361">=</text:span><text:span text:style-name="T4362">"container-xxl"</text:span><text:span text:style-name="T4363">&gt;</text:span><text:span text:style-name="T4364">100% de ancho hasta el extra extra large breakpoint</text:span><text:span text:style-name="T4365">&lt;/</text:span><text:span text:style-name="T4366">div</text:span><text:span text:style-name="T4367">&gt;</text:span></text:p>
      <text:h text:style-name="P4368" text:outline-level="2"><text:bookmark-start text:name="_Toc156319935"/>Contenedores fluidos<text:bookmark-end text:name="_Toc156319935"/> </text:h>
      <text:p text:style-name="P4369"><text:span text:style-name="T4370">Usa </text:span><text:span text:style-name="T4371">.container-fluid</text:span><text:span text:style-name="T4372"> para un contenedor de ancho completo, que abarque todo el ancho del viewport.</text:span></text:p>
      <text:p text:style-name="P4373"><text:span text:style-name="T4374">&lt;</text:span><text:span text:style-name="T4375">div</text:span><text:span text:style-name="T4376"><text:s/></text:span><text:span text:style-name="T4377">class</text:span><text:span text:style-name="T4378">=</text:span><text:span text:style-name="T4379">"container-fluid"</text:span><text:span text:style-name="T4380">&gt;</text:span></text:p>
      <text:p text:style-name="P4381"><text:span text:style-name="T4382"><text:s text:c="2"/>...</text:span></text:p>
      <text:p text:style-name="P4383"><text:span text:style-name="T4384">&lt;/</text:span><text:span text:style-name="T4385">div</text:span><text:span text:style-name="T4386">&gt;</text:span></text:p>
      <text:h text:style-name="P4387" text:outline-level="2"><text:bookmark-start text:name="_Toc156319936"/>Sass<text:bookmark-end text:name="_Toc156319936"/> </text:h>
      <text:p text:style-name="P4388"><text:span text:style-name="T4389">Como se muestra arriba, Bootstrap genera una serie de clases de contenedores predefinidas para ayudarte a crear los diseños que deseas. Puedes personalizar estas clases de contenedor predefinidas modificando el mapa de Sass (que se encuentra en </text:span><text:span text:style-name="T4390">_variables.scss</text:span><text:span text:style-name="T4391">):</text:span></text:p>
      <text:p text:style-name="P4392"><text:span text:style-name="T4393">$container-max-widths</text:span><text:span text:style-name="T4394">:</text:span><text:span text:style-name="T4395"><text:s/></text:span><text:span text:style-name="T4396">(</text:span></text:p>
      <text:p text:style-name="P4397"><text:span text:style-name="T4398"><text:s text:c="2"/></text:span><text:span text:style-name="T4399">sm</text:span><text:span text:style-name="T4400">:</text:span><text:span text:style-name="T4401"><text:s/></text:span><text:span text:style-name="T4402">540</text:span><text:span text:style-name="T4403">px</text:span><text:span text:style-name="T4404">,</text:span></text:p>
      <text:p text:style-name="P4405"><text:span text:style-name="T4406"><text:s text:c="2"/></text:span><text:span text:style-name="T4407">md</text:span><text:span text:style-name="T4408">:</text:span><text:span text:style-name="T4409"><text:s/></text:span><text:span text:style-name="T4410">720</text:span><text:span text:style-name="T4411">px</text:span><text:span text:style-name="T4412">,</text:span></text:p>
      <text:p text:style-name="P4413"><text:span text:style-name="T4414"><text:s text:c="2"/></text:span><text:span text:style-name="T4415">lg</text:span><text:span text:style-name="T4416">:</text:span><text:span text:style-name="T4417"><text:s/></text:span><text:span text:style-name="T4418">960</text:span><text:span text:style-name="T4419">px</text:span><text:span text:style-name="T4420">,</text:span></text:p>
      <text:p text:style-name="P4421"><text:span text:style-name="T4422"><text:s text:c="2"/></text:span><text:span text:style-name="T4423">xl</text:span><text:span text:style-name="T4424">:</text:span><text:span text:style-name="T4425"><text:s/></text:span><text:span text:style-name="T4426">1140</text:span><text:span text:style-name="T4427">px</text:span><text:span text:style-name="T4428">,</text:span></text:p>
      <text:p text:style-name="P4429"><text:span text:style-name="T4430"><text:s text:c="2"/></text:span><text:span text:style-name="T4431">xxl</text:span><text:span text:style-name="T4432">:</text:span><text:span text:style-name="T4433"><text:s/></text:span><text:span text:style-name="T4434">1320</text:span><text:span text:style-name="T4435">px</text:span></text:p>
      <text:p text:style-name="P4436"><text:span text:style-name="T4437">);</text:span></text:p>
      <text:p text:style-name="P4438">Además de personalizar el Sass, también puedes crear tus propios contenedores con nuestro mixin Sass.</text:p>
      <text:p text:style-name="P4439"><text:span text:style-name="T4440">// Source mixin</text:span></text:p>
      <text:p text:style-name="P4441"><text:span text:style-name="T4442">@mixin</text:span><text:span text:style-name="T4443"><text:s/>make-container</text:span><text:span text:style-name="T4444">(</text:span><text:span text:style-name="T4445">$padding-x</text:span><text:span text:style-name="T4446">:</text:span><text:span text:style-name="T4447"><text:s/></text:span><text:span text:style-name="T4448">$container-padding-x</text:span><text:span text:style-name="T4449">)</text:span><text:span text:style-name="T4450"><text:s/></text:span><text:span text:style-name="T4451">{</text:span></text:p>
      <text:p text:style-name="P4452"><text:span text:style-name="T4453"><text:s text:c="2"/></text:span><text:span text:style-name="T4454">width</text:span><text:span text:style-name="T4455">:</text:span><text:span text:style-name="T4456"><text:s/></text:span><text:span text:style-name="T4457">100</text:span><text:span text:style-name="T4458">%</text:span><text:span text:style-name="T4459">;</text:span></text:p>
      <text:p text:style-name="P4460"><text:span text:style-name="T4461"><text:s text:c="2"/></text:span><text:span text:style-name="T4462">padding-right</text:span><text:span text:style-name="T4463">:</text:span><text:span text:style-name="T4464"><text:s/></text:span><text:span text:style-name="T4465">$padding-x</text:span><text:span text:style-name="T4466">;</text:span></text:p>
      <text:p text:style-name="P4467"><text:span text:style-name="T4468"><text:s text:c="2"/></text:span><text:span text:style-name="T4469">padding-left</text:span><text:span text:style-name="T4470">:</text:span><text:span text:style-name="T4471"><text:s/></text:span><text:span text:style-name="T4472">$padding-x</text:span><text:span text:style-name="T4473">;</text:span></text:p>
      <text:p text:style-name="P4474"><text:span text:style-name="T4475"><text:s text:c="2"/></text:span><text:span text:style-name="T4476">margin-right</text:span><text:span text:style-name="T4477">:</text:span><text:span text:style-name="T4478"><text:s/></text:span><text:span text:style-name="T4479">auto</text:span><text:span text:style-name="T4480">;</text:span></text:p>
      <text:p text:style-name="P4481"><text:span text:style-name="T4482"><text:s text:c="2"/></text:span><text:span text:style-name="T4483">margin-left</text:span><text:span text:style-name="T4484">:</text:span><text:span text:style-name="T4485"><text:s/></text:span><text:span text:style-name="T4486">auto</text:span><text:span text:style-name="T4487">;</text:span></text:p>
      <text:p text:style-name="P4488"><text:span text:style-name="T4489">}</text:span></text:p>
      <text:p text:style-name="P4490"/>
      <text:soft-page-break/>
      <text:p text:style-name="P4491"><text:span text:style-name="T4492">// Uso</text:span></text:p>
      <text:p text:style-name="P4493"><text:span text:style-name="T4494">.custom-container</text:span><text:span text:style-name="T4495"><text:s/></text:span><text:span text:style-name="T4496">{</text:span></text:p>
      <text:p text:style-name="P4497"><text:span text:style-name="T4498"><text:s text:c="2"/></text:span><text:span text:style-name="T4499">@include</text:span><text:span text:style-name="T4500"><text:s/>make-container</text:span><text:span text:style-name="T4501">();</text:span></text:p>
      <text:p text:style-name="P4502"><text:span text:style-name="T4503">}</text:span></text:p>
      <text:p text:style-name="P4504"><text:span text:style-name="T4505">Para obtener más información y ejemplos sobre cómo modificar nuestros mapas y variables Sass, consulta </text:span><text:a xlink:href="https://esdocu.net/bootstrap/5.1/layout/grid/#sass" office:target-frame-name="_top" xlink:show="replace"><text:span text:style-name="T4506">la sección Sass de la documentación de Grid</text:span></text:a><text:span text:style-name="T4507">.</text:span></text:p>
      <text:h text:style-name="P4508" text:outline-level="1"><text:bookmark-start text:name="_Toc156319937"/>Sistema de cuadrícula (Grid) en Bootstrap<text:bookmark-end text:name="_Toc156319937"/></text:h>
      <text:p text:style-name="P4509">Utiliza nuestra potente cuadrícula flexbox mobile-first para crear diseños de todas las formas y tamaños gracias a un sistema de doce columnas, seis niveles responsive (breakpoints) predeterminados, variables Sass y mixins, y docenas de clases predefinidas.</text:p>
      <text:h text:style-name="P4510" text:outline-level="2"><text:bookmark-start text:name="_Toc156319938"/>Ejemplo<text:bookmark-end text:name="_Toc156319938"/> </text:h>
      <text:p text:style-name="P4511"><text:span text:style-name="T4512">El sistema de cuadrícula (grid) de Bootstrap utiliza una serie de contenedores, filas y columnas para diseñar y alinear el contenido. Está construido con </text:span><text:a xlink:href="https://developer.mozilla.org/en-US/docs/Web/CSS/CSS_Flexible_Box_Layout/Basic_Concepts_of_Flexbox" office:target-frame-name="_blank" xlink:show="new"><text:span text:style-name="T4513">flexbox</text:span></text:a><text:span text:style-name="T4514"> y es completamente responsive. A continuación se muestra un ejemplo y una explicación detallada de cómo se compone el sistema de cuadrículo.</text:span></text:p>
      <text:p text:style-name="P4515"><text:span text:style-name="T4516">¿Eres nuevo o no estás familiarizado con flexbox?</text:span><text:span text:style-name="T4517"> </text:span><text:a xlink:href="https://css-tricks.com/snippets/css/a-guide-to-flexbox/#flexbox-background" office:target-frame-name="_blank" xlink:show="new"><text:span text:style-name="T4518">Lee esta guía de flexbox de CSS Tricks</text:span></text:a><text:span text:style-name="T4519"> para conocer los antecedentes, terminología, directrices y fragmentos de código.</text:span></text:p>
      <text:p text:style-name="P4520"><text:span text:style-name="T4521">&lt;</text:span><text:span text:style-name="T4522">div</text:span><text:span text:style-name="T4523"><text:s/></text:span><text:span text:style-name="T4524">class</text:span><text:span text:style-name="T4525">=</text:span><text:span text:style-name="T4526">"container"</text:span><text:span text:style-name="T4527">&gt;</text:span></text:p>
      <text:p text:style-name="P4528"><text:span text:style-name="T4529"><text:s text:c="2"/></text:span><text:span text:style-name="T4530">&lt;</text:span><text:span text:style-name="T4531">div</text:span><text:span text:style-name="T4532"><text:s/></text:span><text:span text:style-name="T4533">class</text:span><text:span text:style-name="T4534">=</text:span><text:span text:style-name="T4535">"row"</text:span><text:span text:style-name="T4536">&gt;</text:span></text:p>
      <text:p text:style-name="P4537"><text:span text:style-name="T4538"><text:s text:c="4"/></text:span><text:span text:style-name="T4539">&lt;</text:span><text:span text:style-name="T4540">div</text:span><text:span text:style-name="T4541"><text:s/></text:span><text:span text:style-name="T4542">class</text:span><text:span text:style-name="T4543">=</text:span><text:span text:style-name="T4544">"col"</text:span><text:span text:style-name="T4545">&gt;</text:span></text:p>
      <text:p text:style-name="P4546"><text:span text:style-name="T4547"><text:s text:c="6"/>Columna</text:span></text:p>
      <text:p text:style-name="P4548"><text:span text:style-name="T4549"><text:s text:c="4"/></text:span><text:span text:style-name="T4550">&lt;/</text:span><text:span text:style-name="T4551">div</text:span><text:span text:style-name="T4552">&gt;</text:span></text:p>
      <text:p text:style-name="P4553"><text:span text:style-name="T4554"><text:s text:c="4"/></text:span><text:span text:style-name="T4555">&lt;</text:span><text:span text:style-name="T4556">div</text:span><text:span text:style-name="T4557"><text:s/></text:span><text:span text:style-name="T4558">class</text:span><text:span text:style-name="T4559">=</text:span><text:span text:style-name="T4560">"col"</text:span><text:span text:style-name="T4561">&gt;</text:span></text:p>
      <text:p text:style-name="P4562"><text:span text:style-name="T4563"><text:s text:c="6"/>Columna</text:span></text:p>
      <text:p text:style-name="P4564"><text:span text:style-name="T4565"><text:s text:c="4"/></text:span><text:span text:style-name="T4566">&lt;/</text:span><text:span text:style-name="T4567">div</text:span><text:span text:style-name="T4568">&gt;</text:span></text:p>
      <text:p text:style-name="P4569"><text:span text:style-name="T4570"><text:s text:c="4"/></text:span><text:span text:style-name="T4571">&lt;</text:span><text:span text:style-name="T4572">div</text:span><text:span text:style-name="T4573"><text:s/></text:span><text:span text:style-name="T4574">class</text:span><text:span text:style-name="T4575">=</text:span><text:span text:style-name="T4576">"col"</text:span><text:span text:style-name="T4577">&gt;</text:span></text:p>
      <text:p text:style-name="P4578"><text:span text:style-name="T4579"><text:s text:c="6"/>Columna</text:span></text:p>
      <text:p text:style-name="P4580"><text:span text:style-name="T4581"><text:s text:c="4"/></text:span><text:span text:style-name="T4582">&lt;/</text:span><text:span text:style-name="T4583">div</text:span><text:span text:style-name="T4584">&gt;</text:span></text:p>
      <text:p text:style-name="P4585"><text:span text:style-name="T4586"><text:s text:c="2"/></text:span><text:span text:style-name="T4587">&lt;/</text:span><text:span text:style-name="T4588">div</text:span><text:span text:style-name="T4589">&gt;</text:span></text:p>
      <text:p text:style-name="P4590"><text:span text:style-name="T4591">&lt;/</text:span><text:span text:style-name="T4592">div</text:span><text:span text:style-name="T4593">&gt;</text:span></text:p>
      <text:p text:style-name="P4594"><text:span text:style-name="T4595">El ejemplo anterior crea tres columnas de igual ancho en todos los dispositivos y viewports utilizando nuestras clases de cuadrícula predefinidas. Esas columnas están centradas en la página con el </text:span><text:span text:style-name="T4596">.container</text:span><text:span text:style-name="T4597"> principal.</text:span></text:p>
      <text:h text:style-name="P4598" text:outline-level="2"><text:bookmark-start text:name="_Toc156319939"/>¿Cómo funciona el sistema de cuadrícula (Grid)?<text:bookmark-end text:name="_Toc156319939"/> </text:h>
      <text:soft-page-break/>
      <text:p text:style-name="P4599">Desglosándolo, así es como se compone el sistema de cuadrícula:</text:p>
      <text:list text:style-name="LFO10" text:continue-numbering="true">
        <text:list-item>
          <text:p text:style-name="P4600"><text:span text:style-name="T4601">Nuestra cuadrícula admite </text:span><text:a xlink:href="https://esdocu.net/bootstrap/5.1/layout/breakpoints/" office:target-frame-name="_top" xlink:show="replace"><text:span text:style-name="T4602">seis breakpoints responsive</text:span></text:a><text:span text:style-name="T4603">.</text:span><text:span text:style-name="T4604"> Los breakpoints se basan en media queries </text:span><text:span text:style-name="T4605">min-width</text:span><text:span text:style-name="T4606">, lo que significa que afectan ese breakpoint y todos los anteriores (por ejemplo, </text:span><text:span text:style-name="T4607">.col-sm-4</text:span><text:span text:style-name="T4608"> se aplica a </text:span><text:span text:style-name="T4609">sm</text:span><text:span text:style-name="T4610">, </text:span><text:span text:style-name="T4611">md</text:span><text:span text:style-name="T4612">, </text:span><text:span text:style-name="T4613">lg</text:span><text:span text:style-name="T4614">, </text:span><text:span text:style-name="T4615">xl</text:span><text:span text:style-name="T4616"> y </text:span><text:span text:style-name="T4617">xxl</text:span><text:span text:style-name="T4618">). Esto significa que puedes controlar el tamaño y el comportamiento del contenedor y la columna en cada breakpoint.</text:span></text:p>
        </text:list-item>
        <text:list-item>
          <text:p text:style-name="P4619"><text:span text:style-name="T4620">Los contenedores centran y rellenan horizontalmente su contenido.</text:span><text:span text:style-name="T4621"> Usa </text:span><text:span text:style-name="T4622">.container</text:span><text:span text:style-name="T4623"> para un ancho de píxel responsive, </text:span><text:span text:style-name="T4624">.container-fluid</text:span><text:span text:style-name="T4625"> para </text:span><text:span text:style-name="T4626">width: 100%</text:span><text:span text:style-name="T4627"> en todos los viewports y dispositivos, o un contenedor responsive (p. ej., </text:span><text:span text:style-name="T4628">.container-md</text:span><text:span text:style-name="T4629">) para una combinación entre fluido y anchos en píxeles.</text:span></text:p>
        </text:list-item>
        <text:list-item>
          <text:p text:style-name="P4630"><text:span text:style-name="T4631">Las filas son envoltorios para las columnas.</text:span><text:span text:style-name="T4632"> Cada columna tiene un </text:span><text:span text:style-name="T4633">padding</text:span><text:span text:style-name="T4634"> horizontal (llamado </text:span><text:span text:style-name="T4635">gutter</text:span><text:span text:style-name="T4636">) para controlar el espacio entre ellas. Este </text:span><text:span text:style-name="T4637">padding</text:span><text:span text:style-name="T4638"> luego se contrarresta en las filas con márgenes negativos para garantizar que el contenido de tus columnas esté alineado visualmente en el lado izquierdo. Las filas también admiten clases modificadoras para </text:span><text:a xlink:href="https://esdocu.net/bootstrap/5.1/layout/grid/#row-columns" office:target-frame-name="_top" xlink:show="replace"><text:span text:style-name="T4639">aplicar uniformemente el tamaño de columna</text:span></text:a><text:span text:style-name="T4640"> y </text:span><text:a xlink:href="https://esdocu.net/bootstrap/5.1/layout/gutters/" office:target-frame-name="_top" xlink:show="replace"><text:span text:style-name="T4641">clases de </text:span><text:span text:style-name="T4642">gutter</text:span></text:a><text:span text:style-name="T4643"> para cambiar el espaciado de tu contenido.</text:span></text:p>
        </text:list-item>
        <text:list-item>
          <text:p text:style-name="P4644"><text:span text:style-name="T4645">Las columnas son increíblemente flexibles.</text:span><text:span text:style-name="T4646"> Hay 12 columnas de plantilla disponibles por fila, lo que te permite crear diferentes combinaciones de elementos que abarcan cualquier número de columnas. Las clases de columna indican el número de columnas de plantilla que abarcan (por ejemplo, </text:span><text:span text:style-name="T4647">col-4</text:span><text:span text:style-name="T4648"> abarca cuatro). </text:span><text:span text:style-name="T4649">width</text:span><text:span text:style-name="T4650">s se establecen en porcentajes para que siempre tengas el mismo tamaño relativo.</text:span></text:p>
        </text:list-item>
        <text:list-item>
          <text:p text:style-name="P4651"><text:span text:style-name="T4652">Los gutters también son responsive y personalizables.</text:span><text:span text:style-name="T4653"> </text:span><text:a xlink:href="https://esdocu.net/bootstrap/5.1/layout/gutters/" office:target-frame-name="_top" xlink:show="replace"><text:span text:style-name="T4654">Las clases </text:span><text:span text:style-name="T4655">Gutter</text:span><text:span text:style-name="T4656"> están disponibles</text:span></text:a><text:span text:style-name="T4657"> en todos los breakpoints, con los mismos tamaños que nuestro </text:span><text:a xlink:href="https://esdocu.net/bootstrap/5.1/utilities/spacing/" office:target-frame-name="_top" xlink:show="replace"><text:span text:style-name="T4658">espaciado de margin y padding</text:span></text:a><text:span text:style-name="T4659">. Cambia los gutters horizontales con las clases </text:span><text:span text:style-name="T4660">.gx-*</text:span><text:span text:style-name="T4661">, los gutters verticales con </text:span><text:span text:style-name="T4662">.gy-*</text:span><text:span text:style-name="T4663"> o todos los gutters con las clases </text:span><text:span text:style-name="T4664">.g-*</text:span><text:span text:style-name="T4665">. </text:span><text:span text:style-name="T4666">.g-0</text:span><text:span text:style-name="T4667"> también está disponible para eliminar gutters.</text:span></text:p>
        </text:list-item>
        <text:list-item>
          <text:p text:style-name="P4668"><text:span text:style-name="T4669">Las variables Sass, los mapas y los mixins alimentan la cuadrícula.</text:span><text:span text:style-name="T4670"> Si no deseas usar las clases de cuadrícula predefinidas en Bootstrap, puedes usar nuestra </text:span><text:a xlink:href="https://esdocu.net/bootstrap/5.1/layout/grid/#sass" office:target-frame-name="_top" xlink:show="replace"><text:span text:style-name="T4671">código fuente Sass de cuedrículas</text:span></text:a><text:span text:style-name="T4672"> para crear el tuyo propio con más marcado semántico. También incluimos algunas propiedades personalizadas de CSS para consumir estas variables de Sass para una mayor flexibilidad.</text:span></text:p>
        </text:list-item>
      </text:list>
      <text:p text:style-name="P4673"><text:span text:style-name="T4674">Ten en cuenta las limitaciones y los </text:span><text:a xlink:href="https://github.com/philipwalton/flexbugs" office:target-frame-name="_blank" xlink:show="new"><text:span text:style-name="T4675">errores relacionados con flexbox</text:span></text:a><text:span text:style-name="T4676">, como la </text:span><text:a xlink:href="https://github.com/philipwalton/flexbugs#flexbug-9" office:target-frame-name="_blank" xlink:show="new"><text:span text:style-name="T4677">incapacidad de usar algunos elementos HTML como contenedores flexibles</text:span></text:a><text:span text:style-name="T4678">.</text:span></text:p>
      <text:h text:style-name="P4679" text:outline-level="2"><text:bookmark-start text:name="_Toc156319940"/>Opciones de cuadrícula<text:bookmark-end text:name="_Toc156319940"/> </text:h>
      <text:p text:style-name="P4680">El sistema de cuadrícula de Bootstrap puede adaptarse a los seis breakpoints predeterminados y a cualquier breakpoint que personalices. Los seis niveles de cuadrícula predeterminados son los siguientes:</text:p>
      <text:soft-page-break/>
      <text:list text:style-name="LFO11" text:continue-numbering="true">
        <text:list-item>
          <text:p text:style-name="P4681">Extra small (xs)</text:p>
        </text:list-item>
        <text:list-item>
          <text:p text:style-name="P4682">Small (sm)</text:p>
        </text:list-item>
        <text:list-item>
          <text:p text:style-name="P4683">Medium (md)</text:p>
        </text:list-item>
        <text:list-item>
          <text:p text:style-name="P4684">Large (lg)</text:p>
        </text:list-item>
        <text:list-item>
          <text:p text:style-name="P4685">Extra large (xl)</text:p>
        </text:list-item>
        <text:list-item>
          <text:p text:style-name="P4686">Extra extra large (xxl)</text:p>
        </text:list-item>
      </text:list>
      <text:p text:style-name="P4687">Como se indicó anteriormente, cada uno de estos breakpoints tienen su propio contenedor, prefijo de clase único y modificadores. Así es como cambia la cuadrícula en estos breakpoints:</text:p>
      <table:table table:style-name="Table4688">
        <table:table-columns>
          <table:table-column table:style-name="TableColumn4689"/>
          <table:table-column table:style-name="TableColumn4690"/>
          <table:table-column table:style-name="TableColumn4691"/>
          <table:table-column table:style-name="TableColumn4692"/>
          <table:table-column table:style-name="TableColumn4693"/>
          <table:table-column table:style-name="TableColumn4694"/>
          <table:table-column table:style-name="TableColumn4695"/>
        </table:table-columns>
        <table:table-header-rows>
          <table:table-row table:style-name="TableRow4696">
            <table:table-cell table:style-name="TableCell4697">
              <text:p text:style-name="P4698"/>
            </table:table-cell>
            <table:table-cell table:style-name="TableCell4699">
              <text:p text:style-name="P4700"><text:span text:style-name="T4701">xs</text:span><text:span text:style-name="T4702"><text:line-break/></text:span><text:span text:style-name="T4703">&lt;576px</text:span></text:p>
            </table:table-cell>
            <table:table-cell table:style-name="TableCell4704">
              <text:p text:style-name="P4705"><text:span text:style-name="T4706">sm</text:span><text:span text:style-name="T4707"><text:line-break/></text:span><text:span text:style-name="T4708">≥576px</text:span></text:p>
            </table:table-cell>
            <table:table-cell table:style-name="TableCell4709">
              <text:p text:style-name="P4710"><text:span text:style-name="T4711">md</text:span><text:span text:style-name="T4712"><text:line-break/></text:span><text:span text:style-name="T4713">≥768px</text:span></text:p>
            </table:table-cell>
            <table:table-cell table:style-name="TableCell4714">
              <text:p text:style-name="P4715"><text:span text:style-name="T4716">lg</text:span><text:span text:style-name="T4717"><text:line-break/></text:span><text:span text:style-name="T4718">≥992px</text:span></text:p>
            </table:table-cell>
            <table:table-cell table:style-name="TableCell4719">
              <text:p text:style-name="P4720"><text:span text:style-name="T4721">xl</text:span><text:span text:style-name="T4722"><text:line-break/></text:span><text:span text:style-name="T4723">≥1200px</text:span></text:p>
            </table:table-cell>
            <table:table-cell table:style-name="TableCell4724">
              <text:p text:style-name="P4725"><text:span text:style-name="T4726">xxl</text:span><text:span text:style-name="T4727"><text:line-break/></text:span><text:span text:style-name="T4728">≥1400px</text:span></text:p>
            </table:table-cell>
          </table:table-row>
        </table:table-header-rows>
        <table:table-row table:style-name="TableRow4729">
          <table:table-cell table:style-name="TableCell4730">
            <text:p text:style-name="P4731"><text:span text:style-name="T4732">Contenedor </text:span><text:span text:style-name="T4733">max-width</text:span></text:p>
          </table:table-cell>
          <table:table-cell table:style-name="TableCell4734">
            <text:p text:style-name="Normal">None (auto)</text:p>
          </table:table-cell>
          <table:table-cell table:style-name="TableCell4735">
            <text:p text:style-name="Normal">540px</text:p>
          </table:table-cell>
          <table:table-cell table:style-name="TableCell4736">
            <text:p text:style-name="Normal">720px</text:p>
          </table:table-cell>
          <table:table-cell table:style-name="TableCell4737">
            <text:p text:style-name="Normal">960px</text:p>
          </table:table-cell>
          <table:table-cell table:style-name="TableCell4738">
            <text:p text:style-name="Normal">1140px</text:p>
          </table:table-cell>
          <table:table-cell table:style-name="TableCell4739">
            <text:p text:style-name="Normal">1320px</text:p>
          </table:table-cell>
        </table:table-row>
        <table:table-row table:style-name="TableRow4740">
          <table:table-cell table:style-name="TableCell4741">
            <text:p text:style-name="P4742">Prefijo de clase</text:p>
          </table:table-cell>
          <table:table-cell table:style-name="TableCell4743">
            <text:p text:style-name="Normal"><text:span text:style-name="T4744">.col-</text:span></text:p>
          </table:table-cell>
          <table:table-cell table:style-name="TableCell4745">
            <text:p text:style-name="Normal"><text:span text:style-name="T4746">.col-sm-</text:span></text:p>
          </table:table-cell>
          <table:table-cell table:style-name="TableCell4747">
            <text:p text:style-name="Normal"><text:span text:style-name="T4748">.col-md-</text:span></text:p>
          </table:table-cell>
          <table:table-cell table:style-name="TableCell4749">
            <text:p text:style-name="Normal"><text:span text:style-name="T4750">.col-lg-</text:span></text:p>
          </table:table-cell>
          <table:table-cell table:style-name="TableCell4751">
            <text:p text:style-name="Normal"><text:span text:style-name="T4752">.col-xl-</text:span></text:p>
          </table:table-cell>
          <table:table-cell table:style-name="TableCell4753">
            <text:p text:style-name="Normal"><text:span text:style-name="T4754">.col-xxl-</text:span></text:p>
          </table:table-cell>
        </table:table-row>
        <table:table-row table:style-name="TableRow4755">
          <table:table-cell table:style-name="TableCell4756">
            <text:p text:style-name="P4757"># de columnas</text:p>
          </table:table-cell>
          <table:table-cell table:style-name="TableCell4758" table:number-columns-spanned="6">
            <text:p text:style-name="Normal">12</text:p>
          </table:table-cell>
          <table:covered-table-cell/>
          <table:covered-table-cell/>
          <table:covered-table-cell/>
          <table:covered-table-cell/>
          <table:covered-table-cell/>
        </table:table-row>
        <table:table-row table:style-name="TableRow4759">
          <table:table-cell table:style-name="TableCell4760">
            <text:p text:style-name="P4761">Ancho de gutter</text:p>
          </table:table-cell>
          <table:table-cell table:style-name="TableCell4762" table:number-columns-spanned="6">
            <text:p text:style-name="Normal">1.5rem (.75rem a izquierda y derecha)</text:p>
          </table:table-cell>
          <table:covered-table-cell/>
          <table:covered-table-cell/>
          <table:covered-table-cell/>
          <table:covered-table-cell/>
          <table:covered-table-cell/>
        </table:table-row>
        <table:table-row table:style-name="TableRow4763">
          <table:table-cell table:style-name="TableCell4764">
            <text:p text:style-name="P4765">Gutters personalizados</text:p>
          </table:table-cell>
          <table:table-cell table:style-name="TableCell4766" table:number-columns-spanned="6">
            <text:p text:style-name="Normal"><text:a xlink:href="https://esdocu.net/bootstrap/5.1/layout/gutters/" office:target-frame-name="_top" xlink:show="replace"><text:span text:style-name="Hipervínculo">Si</text:span></text:a></text:p>
          </table:table-cell>
          <table:covered-table-cell/>
          <table:covered-table-cell/>
          <table:covered-table-cell/>
          <table:covered-table-cell/>
          <table:covered-table-cell/>
        </table:table-row>
        <table:table-row table:style-name="TableRow4767">
          <table:table-cell table:style-name="TableCell4768">
            <text:p text:style-name="P4769">Anidable</text:p>
          </table:table-cell>
          <table:table-cell table:style-name="TableCell4770" table:number-columns-spanned="6">
            <text:p text:style-name="Normal"><text:a xlink:href="https://esdocu.net/bootstrap/5.1/layout/grid/#nesting" office:target-frame-name="_top" xlink:show="replace"><text:span text:style-name="Hipervínculo">Si</text:span></text:a></text:p>
          </table:table-cell>
          <table:covered-table-cell/>
          <table:covered-table-cell/>
          <table:covered-table-cell/>
          <table:covered-table-cell/>
          <table:covered-table-cell/>
        </table:table-row>
        <table:table-row table:style-name="TableRow4771">
          <table:table-cell table:style-name="TableCell4772">
            <text:p text:style-name="P4773">Ordenamiento de columnas</text:p>
          </table:table-cell>
          <table:table-cell table:style-name="TableCell4774" table:number-columns-spanned="6">
            <text:p text:style-name="Normal"><text:a xlink:href="https://esdocu.net/bootstrap/5.1/layout/columns/#reordering" office:target-frame-name="_top" xlink:show="replace"><text:span text:style-name="Hipervínculo">Si</text:span></text:a></text:p>
          </table:table-cell>
          <table:covered-table-cell/>
          <table:covered-table-cell/>
          <table:covered-table-cell/>
          <table:covered-table-cell/>
          <table:covered-table-cell/>
        </table:table-row>
      </table:table>
      <text:h text:style-name="P4775" text:outline-level="2"><text:bookmark-start text:name="_Toc156319941"/>Columnas con auto-layout<text:bookmark-end text:name="_Toc156319941"/> </text:h>
      <text:p text:style-name="P4776"><text:span text:style-name="T4777">Utiliza clases de columnas de breakpoints específicos para facilitar la asignación de tamaño de las columnas sin una clase numerada explícita como </text:span><text:span text:style-name="T4778">.col-sm-6</text:span><text:span text:style-name="T4779">.</text:span></text:p>
      <text:h text:style-name="P4780" text:outline-level="3"><text:bookmark-start text:name="_Toc156319942"/>Anchos iguales<text:bookmark-end text:name="_Toc156319942"/> </text:h>
      <text:p text:style-name="P4781"><text:span text:style-name="T4782">Por ejemplo, aquí hay dos diseños de cuadrícula que se aplican a cada dispositivo y viewport, desde </text:span><text:span text:style-name="T4783">xs</text:span><text:span text:style-name="T4784"> hasta </text:span><text:span text:style-name="T4785">xxl</text:span><text:span text:style-name="T4786">. Agrega cualquier número de clases sin unidades para cada breakpoint que necesites y cada columna tendrá el mismo ancho.</text:span></text:p>
      <text:p text:style-name="P4787"><text:span text:style-name="T4788">&lt;</text:span><text:span text:style-name="T4789">div</text:span><text:span text:style-name="T4790"><text:s/></text:span><text:span text:style-name="T4791">class</text:span><text:span text:style-name="T4792">=</text:span><text:span text:style-name="T4793">"container"</text:span><text:span text:style-name="T4794">&gt;</text:span></text:p>
      <text:p text:style-name="P4795"><text:span text:style-name="T4796"><text:s text:c="2"/></text:span><text:span text:style-name="T4797">&lt;</text:span><text:span text:style-name="T4798">div</text:span><text:span text:style-name="T4799"><text:s/></text:span><text:span text:style-name="T4800">class</text:span><text:span text:style-name="T4801">=</text:span><text:span text:style-name="T4802">"row"</text:span><text:span text:style-name="T4803">&gt;</text:span></text:p>
      <text:p text:style-name="P4804"><text:span text:style-name="T4805"><text:s text:c="4"/></text:span><text:span text:style-name="T4806">&lt;</text:span><text:span text:style-name="T4807">div</text:span><text:span text:style-name="T4808"><text:s/></text:span><text:span text:style-name="T4809">class</text:span><text:span text:style-name="T4810">=</text:span><text:span text:style-name="T4811">"col"</text:span><text:span text:style-name="T4812">&gt;</text:span></text:p>
      <text:p text:style-name="P4813"><text:span text:style-name="T4814"><text:s text:c="6"/>1 de 2</text:span></text:p>
      <text:p text:style-name="P4815"><text:span text:style-name="T4816"><text:s text:c="4"/></text:span><text:span text:style-name="T4817">&lt;/</text:span><text:span text:style-name="T4818">div</text:span><text:span text:style-name="T4819">&gt;</text:span></text:p>
      <text:p text:style-name="P4820"><text:span text:style-name="T4821"><text:s text:c="4"/></text:span><text:span text:style-name="T4822">&lt;</text:span><text:span text:style-name="T4823">div</text:span><text:span text:style-name="T4824"><text:s/></text:span><text:span text:style-name="T4825">class</text:span><text:span text:style-name="T4826">=</text:span><text:span text:style-name="T4827">"col"</text:span><text:span text:style-name="T4828">&gt;</text:span></text:p>
      <text:p text:style-name="P4829"><text:span text:style-name="T4830"><text:s text:c="6"/>2 de 2</text:span></text:p>
      <text:p text:style-name="P4831"><text:span text:style-name="T4832"><text:s text:c="4"/></text:span><text:span text:style-name="T4833">&lt;/</text:span><text:span text:style-name="T4834">div</text:span><text:span text:style-name="T4835">&gt;</text:span></text:p>
      <text:soft-page-break/>
      <text:p text:style-name="P4836"><text:span text:style-name="T4837"><text:s text:c="2"/></text:span><text:span text:style-name="T4838">&lt;/</text:span><text:span text:style-name="T4839">div</text:span><text:span text:style-name="T4840">&gt;</text:span></text:p>
      <text:p text:style-name="P4841"><text:span text:style-name="T4842"><text:s text:c="2"/></text:span><text:span text:style-name="T4843">&lt;</text:span><text:span text:style-name="T4844">div</text:span><text:span text:style-name="T4845"><text:s/></text:span><text:span text:style-name="T4846">class</text:span><text:span text:style-name="T4847">=</text:span><text:span text:style-name="T4848">"row"</text:span><text:span text:style-name="T4849">&gt;</text:span></text:p>
      <text:p text:style-name="P4850"><text:span text:style-name="T4851"><text:s text:c="4"/></text:span><text:span text:style-name="T4852">&lt;</text:span><text:span text:style-name="T4853">div</text:span><text:span text:style-name="T4854"><text:s/></text:span><text:span text:style-name="T4855">class</text:span><text:span text:style-name="T4856">=</text:span><text:span text:style-name="T4857">"col"</text:span><text:span text:style-name="T4858">&gt;</text:span></text:p>
      <text:p text:style-name="P4859"><text:span text:style-name="T4860"><text:s text:c="6"/></text:span><text:span text:style-name="T4861">1 de 3</text:span></text:p>
      <text:p text:style-name="P4862"><text:span text:style-name="T4863"><text:s text:c="4"/></text:span><text:span text:style-name="T4864">&lt;/</text:span><text:span text:style-name="T4865">div</text:span><text:span text:style-name="T4866">&gt;</text:span></text:p>
      <text:p text:style-name="P4867"><text:span text:style-name="T4868"><text:s text:c="4"/></text:span><text:span text:style-name="T4869">&lt;</text:span><text:span text:style-name="T4870">div</text:span><text:span text:style-name="T4871"><text:s/></text:span><text:span text:style-name="T4872">class</text:span><text:span text:style-name="T4873">=</text:span><text:span text:style-name="T4874">"col"</text:span><text:span text:style-name="T4875">&gt;</text:span></text:p>
      <text:p text:style-name="P4876"><text:span text:style-name="T4877"><text:s text:c="6"/>2 de 3</text:span></text:p>
      <text:p text:style-name="P4878"><text:span text:style-name="T4879"><text:s text:c="4"/></text:span><text:span text:style-name="T4880">&lt;/</text:span><text:span text:style-name="T4881">div</text:span><text:span text:style-name="T4882">&gt;</text:span></text:p>
      <text:p text:style-name="P4883"><text:span text:style-name="T4884"><text:s text:c="4"/></text:span><text:span text:style-name="T4885">&lt;</text:span><text:span text:style-name="T4886">div</text:span><text:span text:style-name="T4887"><text:s/></text:span><text:span text:style-name="T4888">class</text:span><text:span text:style-name="T4889">=</text:span><text:span text:style-name="T4890">"col"</text:span><text:span text:style-name="T4891">&gt;</text:span></text:p>
      <text:p text:style-name="P4892"><text:span text:style-name="T4893"><text:s text:c="6"/>3 de 3</text:span></text:p>
      <text:p text:style-name="P4894"><text:span text:style-name="T4895"><text:s text:c="4"/></text:span><text:span text:style-name="T4896">&lt;/</text:span><text:span text:style-name="T4897">div</text:span><text:span text:style-name="T4898">&gt;</text:span></text:p>
      <text:p text:style-name="P4899"><text:span text:style-name="T4900"><text:s text:c="2"/></text:span><text:span text:style-name="T4901">&lt;/</text:span><text:span text:style-name="T4902">div</text:span><text:span text:style-name="T4903">&gt;</text:span></text:p>
      <text:p text:style-name="P4904"><text:span text:style-name="T4905">&lt;/</text:span><text:span text:style-name="T4906">div</text:span><text:span text:style-name="T4907">&gt;</text:span></text:p>
      <text:h text:style-name="P4908" text:outline-level="3"><text:bookmark-start text:name="_Toc156319943"/>Establecer un ancho de columna<text:bookmark-end text:name="_Toc156319943"/> </text:h>
      <text:p text:style-name="P4909">El auto-layout para las columnas de cuadrícula de flexbox también significa que puedes establecer el ancho de una columna y hacer que las columnas hermanas cambien de tamaño automáticamente a su alrededor. Puedes usar clases de cuadrícula predefinidas (como se muestra a continuación), combinaciones de cuadrícula o anchos en línea. Ten en cuenta que las otras columnas cambiarán de tamaño sin importar el ancho de la columna central.</text:p>
      <text:p text:style-name="P4910"><text:span text:style-name="T4911">&lt;</text:span><text:span text:style-name="T4912">div</text:span><text:span text:style-name="T4913"><text:s/></text:span><text:span text:style-name="T4914">class</text:span><text:span text:style-name="T4915">=</text:span><text:span text:style-name="T4916">"container"</text:span><text:span text:style-name="T4917">&gt;</text:span></text:p>
      <text:p text:style-name="P4918"><text:span text:style-name="T4919"><text:s text:c="2"/></text:span><text:span text:style-name="T4920">&lt;</text:span><text:span text:style-name="T4921">div</text:span><text:span text:style-name="T4922"><text:s/></text:span><text:span text:style-name="T4923">class</text:span><text:span text:style-name="T4924">=</text:span><text:span text:style-name="T4925">"row"</text:span><text:span text:style-name="T4926">&gt;</text:span></text:p>
      <text:p text:style-name="P4927"><text:span text:style-name="T4928"><text:s text:c="4"/></text:span><text:span text:style-name="T4929">&lt;</text:span><text:span text:style-name="T4930">div</text:span><text:span text:style-name="T4931"><text:s/></text:span><text:span text:style-name="T4932">class</text:span><text:span text:style-name="T4933">=</text:span><text:span text:style-name="T4934">"col"</text:span><text:span text:style-name="T4935">&gt;</text:span></text:p>
      <text:p text:style-name="P4936"><text:span text:style-name="T4937"><text:s text:c="6"/>1 de 3</text:span></text:p>
      <text:p text:style-name="P4938"><text:span text:style-name="T4939"><text:s text:c="4"/></text:span><text:span text:style-name="T4940">&lt;/</text:span><text:span text:style-name="T4941">div</text:span><text:span text:style-name="T4942">&gt;</text:span></text:p>
      <text:p text:style-name="P4943"><text:span text:style-name="T4944"><text:s text:c="4"/></text:span><text:span text:style-name="T4945">&lt;</text:span><text:span text:style-name="T4946">div</text:span><text:span text:style-name="T4947"><text:s/></text:span><text:span text:style-name="T4948">class</text:span><text:span text:style-name="T4949">=</text:span><text:span text:style-name="T4950">"col-6"</text:span><text:span text:style-name="T4951">&gt;</text:span></text:p>
      <text:p text:style-name="P4952"><text:span text:style-name="T4953"><text:s text:c="6"/></text:span><text:span text:style-name="T4954">2 de 3 (más ancho)</text:span></text:p>
      <text:p text:style-name="P4955"><text:span text:style-name="T4956"><text:s text:c="4"/></text:span><text:span text:style-name="T4957">&lt;/</text:span><text:span text:style-name="T4958">div</text:span><text:span text:style-name="T4959">&gt;</text:span></text:p>
      <text:p text:style-name="P4960"><text:span text:style-name="T4961"><text:s text:c="4"/></text:span><text:span text:style-name="T4962">&lt;</text:span><text:span text:style-name="T4963">div</text:span><text:span text:style-name="T4964"><text:s/></text:span><text:span text:style-name="T4965">class</text:span><text:span text:style-name="T4966">=</text:span><text:span text:style-name="T4967">"col"</text:span><text:span text:style-name="T4968">&gt;</text:span></text:p>
      <text:p text:style-name="P4969"><text:span text:style-name="T4970"><text:s text:c="6"/></text:span><text:span text:style-name="T4971">3 de 3</text:span></text:p>
      <text:p text:style-name="P4972"><text:span text:style-name="T4973"><text:s text:c="4"/></text:span><text:span text:style-name="T4974">&lt;/</text:span><text:span text:style-name="T4975">div</text:span><text:span text:style-name="T4976">&gt;</text:span></text:p>
      <text:p text:style-name="P4977"><text:span text:style-name="T4978"><text:s text:c="2"/></text:span><text:span text:style-name="T4979">&lt;/</text:span><text:span text:style-name="T4980">div</text:span><text:span text:style-name="T4981">&gt;</text:span></text:p>
      <text:p text:style-name="P4982"><text:span text:style-name="T4983"><text:s text:c="2"/></text:span><text:span text:style-name="T4984">&lt;</text:span><text:span text:style-name="T4985">div</text:span><text:span text:style-name="T4986"><text:s/></text:span><text:span text:style-name="T4987">class</text:span><text:span text:style-name="T4988">=</text:span><text:span text:style-name="T4989">"row"</text:span><text:span text:style-name="T4990">&gt;</text:span></text:p>
      <text:p text:style-name="P4991"><text:span text:style-name="T4992"><text:s text:c="4"/></text:span><text:span text:style-name="T4993">&lt;</text:span><text:span text:style-name="T4994">div</text:span><text:span text:style-name="T4995"><text:s/></text:span><text:span text:style-name="T4996">class</text:span><text:span text:style-name="T4997">=</text:span><text:span text:style-name="T4998">"col"</text:span><text:span text:style-name="T4999">&gt;</text:span></text:p>
      <text:p text:style-name="P5000"><text:span text:style-name="T5001"><text:s text:c="6"/></text:span><text:span text:style-name="T5002">1 de 3</text:span></text:p>
      <text:p text:style-name="P5003"><text:span text:style-name="T5004"><text:s text:c="4"/></text:span><text:span text:style-name="T5005">&lt;/</text:span><text:span text:style-name="T5006">div</text:span><text:span text:style-name="T5007">&gt;</text:span></text:p>
      <text:p text:style-name="P5008"><text:span text:style-name="T5009"><text:s text:c="4"/></text:span><text:span text:style-name="T5010">&lt;</text:span><text:span text:style-name="T5011">div</text:span><text:span text:style-name="T5012"><text:s/></text:span><text:span text:style-name="T5013">class</text:span><text:span text:style-name="T5014">=</text:span><text:span text:style-name="T5015">"col-5"</text:span><text:span text:style-name="T5016">&gt;</text:span></text:p>
      <text:p text:style-name="P5017"><text:span text:style-name="T5018"><text:s text:c="6"/>2 de 3 (más ancho)</text:span></text:p>
      <text:p text:style-name="P5019"><text:span text:style-name="T5020"><text:s text:c="4"/></text:span><text:span text:style-name="T5021">&lt;/</text:span><text:span text:style-name="T5022">div</text:span><text:span text:style-name="T5023">&gt;</text:span></text:p>
      <text:p text:style-name="P5024"><text:span text:style-name="T5025"><text:s text:c="4"/></text:span><text:span text:style-name="T5026">&lt;</text:span><text:span text:style-name="T5027">div</text:span><text:span text:style-name="T5028"><text:s/></text:span><text:span text:style-name="T5029">class</text:span><text:span text:style-name="T5030">=</text:span><text:span text:style-name="T5031">"col"</text:span><text:span text:style-name="T5032">&gt;</text:span></text:p>
      <text:p text:style-name="P5033"><text:span text:style-name="T5034"><text:s text:c="6"/>3 de 3</text:span></text:p>
      <text:p text:style-name="P5035"><text:span text:style-name="T5036"><text:s text:c="4"/></text:span><text:span text:style-name="T5037">&lt;/</text:span><text:span text:style-name="T5038">div</text:span><text:span text:style-name="T5039">&gt;</text:span></text:p>
      <text:p text:style-name="P5040"><text:span text:style-name="T5041"><text:s text:c="2"/></text:span><text:span text:style-name="T5042">&lt;/</text:span><text:span text:style-name="T5043">div</text:span><text:span text:style-name="T5044">&gt;</text:span></text:p>
      <text:p text:style-name="P5045"><text:span text:style-name="T5046">&lt;/</text:span><text:span text:style-name="T5047">div</text:span><text:span text:style-name="T5048">&gt;</text:span></text:p>
      <text:h text:style-name="P5049" text:outline-level="3"><text:bookmark-start text:name="_Toc156319944"/>Contenido de ancho variable<text:bookmark-end text:name="_Toc156319944"/> </text:h>
      <text:p text:style-name="P5050"><text:span text:style-name="T5051">Usa las clases </text:span><text:span text:style-name="T5052">col-{breakpoint}-auto</text:span><text:span text:style-name="T5053"> para dimensionar las columnas en función del ancho natural de su contenido.</text:span></text:p>
      <text:p text:style-name="P5054"><text:span text:style-name="T5055">&lt;</text:span><text:span text:style-name="T5056">div</text:span><text:span text:style-name="T5057"><text:s/></text:span><text:span text:style-name="T5058">class</text:span><text:span text:style-name="T5059">=</text:span><text:span text:style-name="T5060">"container"</text:span><text:span text:style-name="T5061">&gt;</text:span></text:p>
      <text:p text:style-name="P5062"><text:span text:style-name="T5063"><text:s text:c="2"/></text:span><text:span text:style-name="T5064">&lt;</text:span><text:span text:style-name="T5065">div</text:span><text:span text:style-name="T5066"><text:s/></text:span><text:span text:style-name="T5067">class</text:span><text:span text:style-name="T5068">=</text:span><text:span text:style-name="T5069">"row justify-content-md-center"</text:span><text:span text:style-name="T5070">&gt;</text:span></text:p>
      <text:p text:style-name="P5071"><text:span text:style-name="T5072"><text:s text:c="4"/></text:span><text:span text:style-name="T5073">&lt;</text:span><text:span text:style-name="T5074">div</text:span><text:span text:style-name="T5075"><text:s/></text:span><text:span text:style-name="T5076">class</text:span><text:span text:style-name="T5077">=</text:span><text:span text:style-name="T5078">"col col-lg-2"</text:span><text:span text:style-name="T5079">&gt;</text:span></text:p>
      <text:soft-page-break/>
      <text:p text:style-name="P5080"><text:span text:style-name="T5081"><text:s text:c="6"/></text:span><text:span text:style-name="T5082">1 de 3</text:span></text:p>
      <text:p text:style-name="P5083"><text:span text:style-name="T5084"><text:s text:c="4"/></text:span><text:span text:style-name="T5085">&lt;/</text:span><text:span text:style-name="T5086">div</text:span><text:span text:style-name="T5087">&gt;</text:span></text:p>
      <text:p text:style-name="P5088"><text:span text:style-name="T5089"><text:s text:c="4"/></text:span><text:span text:style-name="T5090">&lt;</text:span><text:span text:style-name="T5091">div</text:span><text:span text:style-name="T5092"><text:s/></text:span><text:span text:style-name="T5093">class</text:span><text:span text:style-name="T5094">=</text:span><text:span text:style-name="T5095">"col-md-auto"</text:span><text:span text:style-name="T5096">&gt;</text:span></text:p>
      <text:p text:style-name="P5097"><text:span text:style-name="T5098"><text:s text:c="6"/>Contenido de ancho variable</text:span></text:p>
      <text:p text:style-name="P5099"><text:span text:style-name="T5100"><text:s text:c="4"/></text:span><text:span text:style-name="T5101">&lt;/</text:span><text:span text:style-name="T5102">div</text:span><text:span text:style-name="T5103">&gt;</text:span></text:p>
      <text:p text:style-name="P5104"><text:span text:style-name="T5105"><text:s text:c="4"/></text:span><text:span text:style-name="T5106">&lt;</text:span><text:span text:style-name="T5107">div</text:span><text:span text:style-name="T5108"><text:s/></text:span><text:span text:style-name="T5109">class</text:span><text:span text:style-name="T5110">=</text:span><text:span text:style-name="T5111">"col col-lg-2"</text:span><text:span text:style-name="T5112">&gt;</text:span></text:p>
      <text:p text:style-name="P5113"><text:span text:style-name="T5114"><text:s text:c="6"/>3 de 3</text:span></text:p>
      <text:p text:style-name="P5115"><text:span text:style-name="T5116"><text:s text:c="4"/></text:span><text:span text:style-name="T5117">&lt;/</text:span><text:span text:style-name="T5118">div</text:span><text:span text:style-name="T5119">&gt;</text:span></text:p>
      <text:p text:style-name="P5120"><text:span text:style-name="T5121"><text:s text:c="2"/></text:span><text:span text:style-name="T5122">&lt;/</text:span><text:span text:style-name="T5123">div</text:span><text:span text:style-name="T5124">&gt;</text:span></text:p>
      <text:p text:style-name="P5125"><text:span text:style-name="T5126"><text:s text:c="2"/></text:span><text:span text:style-name="T5127">&lt;</text:span><text:span text:style-name="T5128">div</text:span><text:span text:style-name="T5129"><text:s/></text:span><text:span text:style-name="T5130">class</text:span><text:span text:style-name="T5131">=</text:span><text:span text:style-name="T5132">"row"</text:span><text:span text:style-name="T5133">&gt;</text:span></text:p>
      <text:p text:style-name="P5134"><text:span text:style-name="T5135"><text:s text:c="4"/></text:span><text:span text:style-name="T5136">&lt;</text:span><text:span text:style-name="T5137">div</text:span><text:span text:style-name="T5138"><text:s/></text:span><text:span text:style-name="T5139">class</text:span><text:span text:style-name="T5140">=</text:span><text:span text:style-name="T5141">"col"</text:span><text:span text:style-name="T5142">&gt;</text:span></text:p>
      <text:p text:style-name="P5143"><text:span text:style-name="T5144"><text:s text:c="6"/></text:span><text:span text:style-name="T5145">1 de 3</text:span></text:p>
      <text:p text:style-name="P5146"><text:span text:style-name="T5147"><text:s text:c="4"/></text:span><text:span text:style-name="T5148">&lt;/</text:span><text:span text:style-name="T5149">div</text:span><text:span text:style-name="T5150">&gt;</text:span></text:p>
      <text:p text:style-name="P5151"><text:span text:style-name="T5152"><text:s text:c="4"/></text:span><text:span text:style-name="T5153">&lt;</text:span><text:span text:style-name="T5154">div</text:span><text:span text:style-name="T5155"><text:s/></text:span><text:span text:style-name="T5156">class</text:span><text:span text:style-name="T5157">=</text:span><text:span text:style-name="T5158">"col-md-auto"</text:span><text:span text:style-name="T5159">&gt;</text:span></text:p>
      <text:p text:style-name="P5160"><text:span text:style-name="T5161"><text:s text:c="6"/>Contenido de ancho variable</text:span></text:p>
      <text:p text:style-name="P5162"><text:span text:style-name="T5163"><text:s text:c="4"/></text:span><text:span text:style-name="T5164">&lt;/</text:span><text:span text:style-name="T5165">div</text:span><text:span text:style-name="T5166">&gt;</text:span></text:p>
      <text:p text:style-name="P5167"><text:span text:style-name="T5168"><text:s text:c="4"/></text:span><text:span text:style-name="T5169">&lt;</text:span><text:span text:style-name="T5170">div</text:span><text:span text:style-name="T5171"><text:s/></text:span><text:span text:style-name="T5172">class</text:span><text:span text:style-name="T5173">=</text:span><text:span text:style-name="T5174">"col col-lg-2"</text:span><text:span text:style-name="T5175">&gt;</text:span></text:p>
      <text:p text:style-name="P5176"><text:span text:style-name="T5177"><text:s text:c="6"/></text:span><text:span text:style-name="T5178">3 de 3</text:span></text:p>
      <text:p text:style-name="P5179"><text:span text:style-name="T5180"><text:s text:c="4"/></text:span><text:span text:style-name="T5181">&lt;/</text:span><text:span text:style-name="T5182">div</text:span><text:span text:style-name="T5183">&gt;</text:span></text:p>
      <text:p text:style-name="P5184"><text:span text:style-name="T5185"><text:s text:c="2"/></text:span><text:span text:style-name="T5186">&lt;/</text:span><text:span text:style-name="T5187">div</text:span><text:span text:style-name="T5188">&gt;</text:span></text:p>
      <text:p text:style-name="P5189"><text:span text:style-name="T5190">&lt;/</text:span><text:span text:style-name="T5191">div</text:span><text:span text:style-name="T5192">&gt;</text:span></text:p>
      <text:h text:style-name="P5193" text:outline-level="2"><text:bookmark-start text:name="_Toc156319945"/>Clases responsive<text:bookmark-end text:name="_Toc156319945"/> </text:h>
      <text:p text:style-name="P5194">La cuadrícula de Bootstrap incluye seis niveles de clases predefinidas para crear diseños responsive complejos. Personaliza el tamaño de tus columnas en dispositivos extra pequeños, pequeños, medianos, grandes o extra grandes como mejor te parezca.</text:p>
      <text:h text:style-name="P5195" text:outline-level="3"><text:bookmark-start text:name="_Toc156319946"/>Todos los breakpoints<text:bookmark-end text:name="_Toc156319946"/> </text:h>
      <text:p text:style-name="P5196"><text:span text:style-name="T5197">Para cuadrículas que son iguales desde el dispositivo más pequeño hasta el más grande, usa las clases </text:span><text:span text:style-name="T5198">.col</text:span><text:span text:style-name="T5199"> y </text:span><text:span text:style-name="T5200">.col-*</text:span><text:span text:style-name="T5201">. Especifica una clase numerada cuando necesites una columna de tamaño particular; de lo contrario, siéntate libre de apegarte a </text:span><text:span text:style-name="T5202">.col</text:span><text:span text:style-name="T5203">.</text:span></text:p>
      <text:p text:style-name="P5204"><text:span text:style-name="T5205">&lt;</text:span><text:span text:style-name="T5206">div</text:span><text:span text:style-name="T5207"><text:s/></text:span><text:span text:style-name="T5208">class</text:span><text:span text:style-name="T5209">=</text:span><text:span text:style-name="T5210">"container"</text:span><text:span text:style-name="T5211">&gt;</text:span></text:p>
      <text:p text:style-name="P5212"><text:span text:style-name="T5213"><text:s text:c="2"/></text:span><text:span text:style-name="T5214">&lt;</text:span><text:span text:style-name="T5215">div</text:span><text:span text:style-name="T5216"><text:s/></text:span><text:span text:style-name="T5217">class</text:span><text:span text:style-name="T5218">=</text:span><text:span text:style-name="T5219">"row"</text:span><text:span text:style-name="T5220">&gt;</text:span></text:p>
      <text:p text:style-name="P5221"><text:span text:style-name="T5222"><text:s text:c="4"/></text:span><text:span text:style-name="T5223">&lt;</text:span><text:span text:style-name="T5224">div</text:span><text:span text:style-name="T5225"><text:s/></text:span><text:span text:style-name="T5226">class</text:span><text:span text:style-name="T5227">=</text:span><text:span text:style-name="T5228">"col"</text:span><text:span text:style-name="T5229">&gt;</text:span><text:span text:style-name="T5230">col</text:span><text:span text:style-name="T5231">&lt;/</text:span><text:span text:style-name="T5232">div</text:span><text:span text:style-name="T5233">&gt;</text:span></text:p>
      <text:p text:style-name="P5234"><text:span text:style-name="T5235"><text:s text:c="4"/></text:span><text:span text:style-name="T5236">&lt;</text:span><text:span text:style-name="T5237">div</text:span><text:span text:style-name="T5238"><text:s/></text:span><text:span text:style-name="T5239">class</text:span><text:span text:style-name="T5240">=</text:span><text:span text:style-name="T5241">"col"</text:span><text:span text:style-name="T5242">&gt;</text:span><text:span text:style-name="T5243">col</text:span><text:span text:style-name="T5244">&lt;/</text:span><text:span text:style-name="T5245">div</text:span><text:span text:style-name="T5246">&gt;</text:span></text:p>
      <text:p text:style-name="P5247"><text:span text:style-name="T5248"><text:s text:c="4"/></text:span><text:span text:style-name="T5249">&lt;</text:span><text:span text:style-name="T5250">div</text:span><text:span text:style-name="T5251"><text:s/></text:span><text:span text:style-name="T5252">class</text:span><text:span text:style-name="T5253">=</text:span><text:span text:style-name="T5254">"col"</text:span><text:span text:style-name="T5255">&gt;</text:span><text:span text:style-name="T5256">col</text:span><text:span text:style-name="T5257">&lt;/</text:span><text:span text:style-name="T5258">div</text:span><text:span text:style-name="T5259">&gt;</text:span></text:p>
      <text:p text:style-name="P5260"><text:span text:style-name="T5261"><text:s text:c="4"/></text:span><text:span text:style-name="T5262">&lt;</text:span><text:span text:style-name="T5263">div</text:span><text:span text:style-name="T5264"><text:s/></text:span><text:span text:style-name="T5265">class</text:span><text:span text:style-name="T5266">=</text:span><text:span text:style-name="T5267">"col"</text:span><text:span text:style-name="T5268">&gt;</text:span><text:span text:style-name="T5269">col</text:span><text:span text:style-name="T5270">&lt;/</text:span><text:span text:style-name="T5271">div</text:span><text:span text:style-name="T5272">&gt;</text:span></text:p>
      <text:p text:style-name="P5273"><text:span text:style-name="T5274"><text:s text:c="2"/></text:span><text:span text:style-name="T5275">&lt;/</text:span><text:span text:style-name="T5276">div</text:span><text:span text:style-name="T5277">&gt;</text:span></text:p>
      <text:p text:style-name="P5278"><text:span text:style-name="T5279"><text:s text:c="2"/></text:span><text:span text:style-name="T5280">&lt;</text:span><text:span text:style-name="T5281">div</text:span><text:span text:style-name="T5282"><text:s/></text:span><text:span text:style-name="T5283">class</text:span><text:span text:style-name="T5284">=</text:span><text:span text:style-name="T5285">"row"</text:span><text:span text:style-name="T5286">&gt;</text:span></text:p>
      <text:p text:style-name="P5287"><text:span text:style-name="T5288"><text:s text:c="4"/></text:span><text:span text:style-name="T5289">&lt;</text:span><text:span text:style-name="T5290">div</text:span><text:span text:style-name="T5291"><text:s/></text:span><text:span text:style-name="T5292">class</text:span><text:span text:style-name="T5293">=</text:span><text:span text:style-name="T5294">"col-8"</text:span><text:span text:style-name="T5295">&gt;</text:span><text:span text:style-name="T5296">col-8</text:span><text:span text:style-name="T5297">&lt;/</text:span><text:span text:style-name="T5298">div</text:span><text:span text:style-name="T5299">&gt;</text:span></text:p>
      <text:p text:style-name="P5300"><text:span text:style-name="T5301"><text:s text:c="4"/></text:span><text:span text:style-name="T5302">&lt;</text:span><text:span text:style-name="T5303">div</text:span><text:span text:style-name="T5304"><text:s/></text:span><text:span text:style-name="T5305">class</text:span><text:span text:style-name="T5306">=</text:span><text:span text:style-name="T5307">"col-4"</text:span><text:span text:style-name="T5308">&gt;</text:span><text:span text:style-name="T5309">col-4</text:span><text:span text:style-name="T5310">&lt;/</text:span><text:span text:style-name="T5311">div</text:span><text:span text:style-name="T5312">&gt;</text:span></text:p>
      <text:p text:style-name="P5313"><text:span text:style-name="T5314"><text:s text:c="2"/></text:span><text:span text:style-name="T5315">&lt;/</text:span><text:span text:style-name="T5316">div</text:span><text:span text:style-name="T5317">&gt;</text:span></text:p>
      <text:p text:style-name="P5318"><text:span text:style-name="T5319">&lt;/</text:span><text:span text:style-name="T5320">div</text:span><text:span text:style-name="T5321">&gt;</text:span></text:p>
      <text:h text:style-name="P5322" text:outline-level="3"><text:bookmark-start text:name="_Toc156319947"/>De apilado a horizontal<text:bookmark-end text:name="_Toc156319947"/> </text:h>
      <text:p text:style-name="P5323"><text:span text:style-name="T5324">Usando un solo conjunto de clases </text:span><text:span text:style-name="T5325">.col-sm-*</text:span><text:span text:style-name="T5326">, puedes crear un sistema de cuadrícula básico que comienza apilado y se vuelve horizontal en el breakpoint pequeño (</text:span><text:span text:style-name="T5327">sm</text:span><text:span text:style-name="T5328">).</text:span></text:p>
      <text:soft-page-break/>
      <text:p text:style-name="P5329"><text:span text:style-name="T5330">&lt;</text:span><text:span text:style-name="T5331">div</text:span><text:span text:style-name="T5332"><text:s/></text:span><text:span text:style-name="T5333">class</text:span><text:span text:style-name="T5334">=</text:span><text:span text:style-name="T5335">"container"</text:span><text:span text:style-name="T5336">&gt;</text:span></text:p>
      <text:p text:style-name="P5337"><text:span text:style-name="T5338"><text:s text:c="2"/></text:span><text:span text:style-name="T5339">&lt;</text:span><text:span text:style-name="T5340">div</text:span><text:span text:style-name="T5341"><text:s/></text:span><text:span text:style-name="T5342">class</text:span><text:span text:style-name="T5343">=</text:span><text:span text:style-name="T5344">"row"</text:span><text:span text:style-name="T5345">&gt;</text:span></text:p>
      <text:p text:style-name="P5346"><text:span text:style-name="T5347"><text:s text:c="4"/></text:span><text:span text:style-name="T5348">&lt;</text:span><text:span text:style-name="T5349">div</text:span><text:span text:style-name="T5350"><text:s/></text:span><text:span text:style-name="T5351">class</text:span><text:span text:style-name="T5352">=</text:span><text:span text:style-name="T5353">"col-sm-8"</text:span><text:span text:style-name="T5354">&gt;</text:span><text:span text:style-name="T5355">col-sm-8</text:span><text:span text:style-name="T5356">&lt;/</text:span><text:span text:style-name="T5357">div</text:span><text:span text:style-name="T5358">&gt;</text:span></text:p>
      <text:p text:style-name="P5359"><text:span text:style-name="T5360"><text:s text:c="4"/></text:span><text:span text:style-name="T5361">&lt;</text:span><text:span text:style-name="T5362">div</text:span><text:span text:style-name="T5363"><text:s/></text:span><text:span text:style-name="T5364">class</text:span><text:span text:style-name="T5365">=</text:span><text:span text:style-name="T5366">"col-sm-4"</text:span><text:span text:style-name="T5367">&gt;</text:span><text:span text:style-name="T5368">col-sm-4</text:span><text:span text:style-name="T5369">&lt;/</text:span><text:span text:style-name="T5370">div</text:span><text:span text:style-name="T5371">&gt;</text:span></text:p>
      <text:p text:style-name="P5372"><text:span text:style-name="T5373"><text:s text:c="2"/></text:span><text:span text:style-name="T5374">&lt;/</text:span><text:span text:style-name="T5375">div</text:span><text:span text:style-name="T5376">&gt;</text:span></text:p>
      <text:p text:style-name="P5377"><text:span text:style-name="T5378"><text:s text:c="2"/></text:span><text:span text:style-name="T5379">&lt;</text:span><text:span text:style-name="T5380">div</text:span><text:span text:style-name="T5381"><text:s/></text:span><text:span text:style-name="T5382">class</text:span><text:span text:style-name="T5383">=</text:span><text:span text:style-name="T5384">"row"</text:span><text:span text:style-name="T5385">&gt;</text:span></text:p>
      <text:p text:style-name="P5386"><text:span text:style-name="T5387"><text:s text:c="4"/></text:span><text:span text:style-name="T5388">&lt;</text:span><text:span text:style-name="T5389">div</text:span><text:span text:style-name="T5390"><text:s/></text:span><text:span text:style-name="T5391">class</text:span><text:span text:style-name="T5392">=</text:span><text:span text:style-name="T5393">"col-sm"</text:span><text:span text:style-name="T5394">&gt;</text:span><text:span text:style-name="T5395">col-sm</text:span><text:span text:style-name="T5396">&lt;/</text:span><text:span text:style-name="T5397">div</text:span><text:span text:style-name="T5398">&gt;</text:span></text:p>
      <text:p text:style-name="P5399"><text:span text:style-name="T5400"><text:s text:c="4"/></text:span><text:span text:style-name="T5401">&lt;</text:span><text:span text:style-name="T5402">div</text:span><text:span text:style-name="T5403"><text:s/></text:span><text:span text:style-name="T5404">class</text:span><text:span text:style-name="T5405">=</text:span><text:span text:style-name="T5406">"col-sm"</text:span><text:span text:style-name="T5407">&gt;</text:span><text:span text:style-name="T5408">col-sm</text:span><text:span text:style-name="T5409">&lt;/</text:span><text:span text:style-name="T5410">div</text:span><text:span text:style-name="T5411">&gt;</text:span></text:p>
      <text:p text:style-name="P5412"><text:span text:style-name="T5413"><text:s text:c="4"/></text:span><text:span text:style-name="T5414">&lt;</text:span><text:span text:style-name="T5415">div</text:span><text:span text:style-name="T5416"><text:s/></text:span><text:span text:style-name="T5417">class</text:span><text:span text:style-name="T5418">=</text:span><text:span text:style-name="T5419">"col-sm"</text:span><text:span text:style-name="T5420">&gt;</text:span><text:span text:style-name="T5421">col-sm</text:span><text:span text:style-name="T5422">&lt;/</text:span><text:span text:style-name="T5423">div</text:span><text:span text:style-name="T5424">&gt;</text:span></text:p>
      <text:p text:style-name="P5425"><text:span text:style-name="T5426"><text:s text:c="2"/></text:span><text:span text:style-name="T5427">&lt;/</text:span><text:span text:style-name="T5428">div</text:span><text:span text:style-name="T5429">&gt;</text:span></text:p>
      <text:p text:style-name="P5430"><text:span text:style-name="T5431">&lt;/</text:span><text:span text:style-name="T5432">div</text:span><text:span text:style-name="T5433">&gt;</text:span></text:p>
      <text:h text:style-name="P5434" text:outline-level="3"><text:bookmark-start text:name="_Toc156319948"/>Mezclar y combinar<text:bookmark-end text:name="_Toc156319948"/> </text:h>
      <text:p text:style-name="P5435">¿No quieres que tus columnas simplemente se apilen en algunos niveles de cuadrícula? Usa una combinación de diferentes clases para cada nivel según sea necesario. Mira el ejemplo a continuación para tener una mejor idea de cómo funciona todo.</text:p>
      <text:p text:style-name="P5436"><text:span text:style-name="T5437">&lt;</text:span><text:span text:style-name="T5438">div</text:span><text:span text:style-name="T5439"><text:s/></text:span><text:span text:style-name="T5440">class</text:span><text:span text:style-name="T5441">=</text:span><text:span text:style-name="T5442">"container"</text:span><text:span text:style-name="T5443">&gt;</text:span></text:p>
      <text:p text:style-name="P5444"><text:span text:style-name="T5445"><text:s text:c="2"/></text:span><text:span text:style-name="T5446">&lt;!-- Apila las columnas en dispositivos móviles haciendo una de ancho completo y la otra de ancho medio --&gt;</text:span></text:p>
      <text:p text:style-name="P5447"><text:span text:style-name="T5448"><text:s text:c="2"/></text:span><text:span text:style-name="T5449">&lt;</text:span><text:span text:style-name="T5450">div</text:span><text:span text:style-name="T5451"><text:s/></text:span><text:span text:style-name="T5452">class</text:span><text:span text:style-name="T5453">=</text:span><text:span text:style-name="T5454">"row"</text:span><text:span text:style-name="T5455">&gt;</text:span></text:p>
      <text:p text:style-name="P5456"><text:span text:style-name="T5457"><text:s text:c="4"/></text:span><text:span text:style-name="T5458">&lt;</text:span><text:span text:style-name="T5459">div</text:span><text:span text:style-name="T5460"><text:s/></text:span><text:span text:style-name="T5461">class</text:span><text:span text:style-name="T5462">=</text:span><text:span text:style-name="T5463">"col-md-8"</text:span><text:span text:style-name="T5464">&gt;</text:span><text:span text:style-name="T5465">.col-md-8</text:span><text:span text:style-name="T5466">&lt;/</text:span><text:span text:style-name="T5467">div</text:span><text:span text:style-name="T5468">&gt;</text:span></text:p>
      <text:p text:style-name="P5469"><text:span text:style-name="T5470"><text:s text:c="4"/></text:span><text:span text:style-name="T5471">&lt;</text:span><text:span text:style-name="T5472">div</text:span><text:span text:style-name="T5473"><text:s/></text:span><text:span text:style-name="T5474">class</text:span><text:span text:style-name="T5475">=</text:span><text:span text:style-name="T5476">"col-6 col-md-4"</text:span><text:span text:style-name="T5477">&gt;</text:span><text:span text:style-name="T5478">.col-6 .col-md-4</text:span><text:span text:style-name="T5479">&lt;/</text:span><text:span text:style-name="T5480">div</text:span><text:span text:style-name="T5481">&gt;</text:span></text:p>
      <text:p text:style-name="P5482"><text:span text:style-name="T5483"><text:s text:c="2"/></text:span><text:span text:style-name="T5484">&lt;/</text:span><text:span text:style-name="T5485">div</text:span><text:span text:style-name="T5486">&gt;</text:span></text:p>
      <text:p text:style-name="P5487"/>
      <text:p text:style-name="P5488"><text:span text:style-name="T5489"><text:s text:c="2"/></text:span><text:span text:style-name="T5490">&lt;!-- Las columnas comienzan con un 50% de ancho en dispositivos móviles y cambian hasta un 33,3% de ancho en computadoras de escritorio --&gt;</text:span></text:p>
      <text:p text:style-name="P5491"><text:span text:style-name="T5492"><text:s text:c="2"/></text:span><text:span text:style-name="T5493">&lt;</text:span><text:span text:style-name="T5494">div</text:span><text:span text:style-name="T5495"><text:s/></text:span><text:span text:style-name="T5496">class</text:span><text:span text:style-name="T5497">=</text:span><text:span text:style-name="T5498">"row"</text:span><text:span text:style-name="T5499">&gt;</text:span></text:p>
      <text:p text:style-name="P5500"><text:span text:style-name="T5501"><text:s text:c="4"/></text:span><text:span text:style-name="T5502">&lt;</text:span><text:span text:style-name="T5503">div</text:span><text:span text:style-name="T5504"><text:s/></text:span><text:span text:style-name="T5505">class</text:span><text:span text:style-name="T5506">=</text:span><text:span text:style-name="T5507">"col-6 col-md-4"</text:span><text:span text:style-name="T5508">&gt;</text:span><text:span text:style-name="T5509">.col-6 .col-md-4</text:span><text:span text:style-name="T5510">&lt;/</text:span><text:span text:style-name="T5511">div</text:span><text:span text:style-name="T5512">&gt;</text:span></text:p>
      <text:p text:style-name="P5513"><text:span text:style-name="T5514"><text:s text:c="4"/></text:span><text:span text:style-name="T5515">&lt;</text:span><text:span text:style-name="T5516">div</text:span><text:span text:style-name="T5517"><text:s/></text:span><text:span text:style-name="T5518">class</text:span><text:span text:style-name="T5519">=</text:span><text:span text:style-name="T5520">"col-6 col-md-4"</text:span><text:span text:style-name="T5521">&gt;</text:span><text:span text:style-name="T5522">.col-6 .col-md-4</text:span><text:span text:style-name="T5523">&lt;/</text:span><text:span text:style-name="T5524">div</text:span><text:span text:style-name="T5525">&gt;</text:span></text:p>
      <text:p text:style-name="P5526"><text:span text:style-name="T5527"><text:s text:c="4"/></text:span><text:span text:style-name="T5528">&lt;</text:span><text:span text:style-name="T5529">div</text:span><text:span text:style-name="T5530"><text:s/></text:span><text:span text:style-name="T5531">class</text:span><text:span text:style-name="T5532">=</text:span><text:span text:style-name="T5533">"col-6 col-md-4"</text:span><text:span text:style-name="T5534">&gt;</text:span><text:span text:style-name="T5535">.col-6 .col-md-4</text:span><text:span text:style-name="T5536">&lt;/</text:span><text:span text:style-name="T5537">div</text:span><text:span text:style-name="T5538">&gt;</text:span></text:p>
      <text:p text:style-name="P5539"><text:span text:style-name="T5540"><text:s text:c="2"/></text:span><text:span text:style-name="T5541">&lt;/</text:span><text:span text:style-name="T5542">div</text:span><text:span text:style-name="T5543">&gt;</text:span></text:p>
      <text:p text:style-name="P5544"/>
      <text:p text:style-name="P5545"><text:span text:style-name="T5546"><text:s text:c="2"/></text:span><text:span text:style-name="T5547">&lt;!-- Las columnas siempre tienen un 50% de ancho, en dispositivos móviles y de escritorio --&gt;</text:span></text:p>
      <text:p text:style-name="P5548"><text:span text:style-name="T5549"><text:s text:c="2"/></text:span><text:span text:style-name="T5550">&lt;</text:span><text:span text:style-name="T5551">div</text:span><text:span text:style-name="T5552"><text:s/></text:span><text:span text:style-name="T5553">class</text:span><text:span text:style-name="T5554">=</text:span><text:span text:style-name="T5555">"row"</text:span><text:span text:style-name="T5556">&gt;</text:span></text:p>
      <text:p text:style-name="P5557"><text:span text:style-name="T5558"><text:s text:c="4"/></text:span><text:span text:style-name="T5559">&lt;</text:span><text:span text:style-name="T5560">div</text:span><text:span text:style-name="T5561"><text:s/></text:span><text:span text:style-name="T5562">class</text:span><text:span text:style-name="T5563">=</text:span><text:span text:style-name="T5564">"col-6"</text:span><text:span text:style-name="T5565">&gt;</text:span><text:span text:style-name="T5566">.col-6</text:span><text:span text:style-name="T5567">&lt;/</text:span><text:span text:style-name="T5568">div</text:span><text:span text:style-name="T5569">&gt;</text:span></text:p>
      <text:p text:style-name="P5570"><text:span text:style-name="T5571"><text:s text:c="4"/></text:span><text:span text:style-name="T5572">&lt;</text:span><text:span text:style-name="T5573">div</text:span><text:span text:style-name="T5574"><text:s/></text:span><text:span text:style-name="T5575">class</text:span><text:span text:style-name="T5576">=</text:span><text:span text:style-name="T5577">"col-6"</text:span><text:span text:style-name="T5578">&gt;</text:span><text:span text:style-name="T5579">.col-6</text:span><text:span text:style-name="T5580">&lt;/</text:span><text:span text:style-name="T5581">div</text:span><text:span text:style-name="T5582">&gt;</text:span></text:p>
      <text:p text:style-name="P5583"><text:span text:style-name="T5584"><text:s text:c="2"/></text:span><text:span text:style-name="T5585">&lt;/</text:span><text:span text:style-name="T5586">div</text:span><text:span text:style-name="T5587">&gt;</text:span></text:p>
      <text:p text:style-name="P5588"><text:span text:style-name="T5589">&lt;/</text:span><text:span text:style-name="T5590">div</text:span><text:span text:style-name="T5591">&gt;</text:span></text:p>
      <text:h text:style-name="P5592" text:outline-level="3"><text:bookmark-start text:name="_Toc156319949"/>Columnas de fila<text:bookmark-end text:name="_Toc156319949"/> </text:h>
      <text:p text:style-name="P5593"><text:span text:style-name="T5594">Usa las clases responsive </text:span><text:span text:style-name="T5595">.row-cols-*</text:span><text:span text:style-name="T5596"> para establecer rápidamente la cantidad de columnas que mejor representen tu contenido y diseño. Mientras que las clases </text:span><text:span text:style-name="T5597">.col-*</text:span><text:span text:style-name="T5598"> normales se aplican a las columnas individuales (p. ej., </text:span><text:span text:style-name="T5599">.col-md-4</text:span><text:span text:style-name="T5600">), las clases de </text:span><text:span text:style-name="T5601">columnas de fila</text:span><text:span text:style-name="T5602"> se establecen en el </text:span><text:span text:style-name="T5603">.row</text:span><text:span text:style-name="T5604"> principal como acceso directo. Con </text:span><text:span text:style-name="T5605">.row-cols-auto</text:span><text:span text:style-name="T5606"> puedes dar a las columnas su ancho natural.</text:span></text:p>
      <text:p text:style-name="P5607">Utiliza estas clases de filas y columnas para crear rápidamente diseños de cuadrícula básicos o para controlar los diseños de tus tarjetas.</text:p>
      <text:p text:style-name="P5608"><text:span text:style-name="T5609">&lt;</text:span><text:span text:style-name="T5610">div</text:span><text:span text:style-name="T5611"><text:s/></text:span><text:span text:style-name="T5612">class</text:span><text:span text:style-name="T5613">=</text:span><text:span text:style-name="T5614">"container"</text:span><text:span text:style-name="T5615">&gt;</text:span></text:p>
      <text:soft-page-break/>
      <text:p text:style-name="P5616"><text:span text:style-name="T5617"><text:s text:c="2"/></text:span><text:span text:style-name="T5618">&lt;</text:span><text:span text:style-name="T5619">div</text:span><text:span text:style-name="T5620"><text:s/></text:span><text:span text:style-name="T5621">class</text:span><text:span text:style-name="T5622">=</text:span><text:span text:style-name="T5623">"row row-cols-2"</text:span><text:span text:style-name="T5624">&gt;</text:span></text:p>
      <text:p text:style-name="P5625"><text:span text:style-name="T5626"><text:s text:c="4"/></text:span><text:span text:style-name="T5627">&lt;</text:span><text:span text:style-name="T5628">div</text:span><text:span text:style-name="T5629"><text:s/></text:span><text:span text:style-name="T5630">class</text:span><text:span text:style-name="T5631">=</text:span><text:span text:style-name="T5632">"col"</text:span><text:span text:style-name="T5633">&gt;</text:span><text:span text:style-name="T5634">Columna</text:span><text:span text:style-name="T5635">&lt;/</text:span><text:span text:style-name="T5636">div</text:span><text:span text:style-name="T5637">&gt;</text:span></text:p>
      <text:p text:style-name="P5638"><text:span text:style-name="T5639"><text:s text:c="4"/></text:span><text:span text:style-name="T5640">&lt;</text:span><text:span text:style-name="T5641">div</text:span><text:span text:style-name="T5642"><text:s/></text:span><text:span text:style-name="T5643">class</text:span><text:span text:style-name="T5644">=</text:span><text:span text:style-name="T5645">"col"</text:span><text:span text:style-name="T5646">&gt;</text:span><text:span text:style-name="T5647">Columna</text:span><text:span text:style-name="T5648">&lt;/</text:span><text:span text:style-name="T5649">div</text:span><text:span text:style-name="T5650">&gt;</text:span></text:p>
      <text:p text:style-name="P5651"><text:span text:style-name="T5652"><text:s text:c="4"/></text:span><text:span text:style-name="T5653">&lt;</text:span><text:span text:style-name="T5654">div</text:span><text:span text:style-name="T5655"><text:s/></text:span><text:span text:style-name="T5656">class</text:span><text:span text:style-name="T5657">=</text:span><text:span text:style-name="T5658">"col"</text:span><text:span text:style-name="T5659">&gt;</text:span><text:span text:style-name="T5660">Columna</text:span><text:span text:style-name="T5661">&lt;/</text:span><text:span text:style-name="T5662">div</text:span><text:span text:style-name="T5663">&gt;</text:span></text:p>
      <text:p text:style-name="P5664"><text:span text:style-name="T5665"><text:s text:c="4"/></text:span><text:span text:style-name="T5666">&lt;</text:span><text:span text:style-name="T5667">div</text:span><text:span text:style-name="T5668"><text:s/></text:span><text:span text:style-name="T5669">class</text:span><text:span text:style-name="T5670">=</text:span><text:span text:style-name="T5671">"col"</text:span><text:span text:style-name="T5672">&gt;</text:span><text:span text:style-name="T5673">Columna</text:span><text:span text:style-name="T5674">&lt;/</text:span><text:span text:style-name="T5675">div</text:span><text:span text:style-name="T5676">&gt;</text:span></text:p>
      <text:p text:style-name="P5677"><text:span text:style-name="T5678"><text:s text:c="2"/></text:span><text:span text:style-name="T5679">&lt;/</text:span><text:span text:style-name="T5680">div</text:span><text:span text:style-name="T5681">&gt;</text:span></text:p>
      <text:p text:style-name="P5682"><text:span text:style-name="T5683">&lt;/</text:span><text:span text:style-name="T5684">div</text:span><text:span text:style-name="T5685">&gt;</text:span></text:p>
      <text:p text:style-name="P5686"><text:span text:style-name="T5687">&lt;</text:span><text:span text:style-name="T5688">div</text:span><text:span text:style-name="T5689"><text:s/></text:span><text:span text:style-name="T5690">class</text:span><text:span text:style-name="T5691">=</text:span><text:span text:style-name="T5692">"container"</text:span><text:span text:style-name="T5693">&gt;</text:span></text:p>
      <text:p text:style-name="P5694"><text:span text:style-name="T5695"><text:s text:c="2"/></text:span><text:span text:style-name="T5696">&lt;</text:span><text:span text:style-name="T5697">div</text:span><text:span text:style-name="T5698"><text:s/></text:span><text:span text:style-name="T5699">class</text:span><text:span text:style-name="T5700">=</text:span><text:span text:style-name="T5701">"row row-cols-3"</text:span><text:span text:style-name="T5702">&gt;</text:span></text:p>
      <text:p text:style-name="P5703"><text:span text:style-name="T5704"><text:s text:c="4"/></text:span><text:span text:style-name="T5705">&lt;</text:span><text:span text:style-name="T5706">div</text:span><text:span text:style-name="T5707"><text:s/></text:span><text:span text:style-name="T5708">class</text:span><text:span text:style-name="T5709">=</text:span><text:span text:style-name="T5710">"col"</text:span><text:span text:style-name="T5711">&gt;</text:span><text:span text:style-name="T5712">Columna</text:span><text:span text:style-name="T5713">&lt;/</text:span><text:span text:style-name="T5714">div</text:span><text:span text:style-name="T5715">&gt;</text:span></text:p>
      <text:p text:style-name="P5716"><text:span text:style-name="T5717"><text:s text:c="4"/></text:span><text:span text:style-name="T5718">&lt;</text:span><text:span text:style-name="T5719">div</text:span><text:span text:style-name="T5720"><text:s/></text:span><text:span text:style-name="T5721">class</text:span><text:span text:style-name="T5722">=</text:span><text:span text:style-name="T5723">"col"</text:span><text:span text:style-name="T5724">&gt;</text:span><text:span text:style-name="T5725">Columna</text:span><text:span text:style-name="T5726">&lt;/</text:span><text:span text:style-name="T5727">div</text:span><text:span text:style-name="T5728">&gt;</text:span></text:p>
      <text:p text:style-name="P5729"><text:span text:style-name="T5730"><text:s text:c="4"/></text:span><text:span text:style-name="T5731">&lt;</text:span><text:span text:style-name="T5732">div</text:span><text:span text:style-name="T5733"><text:s/></text:span><text:span text:style-name="T5734">class</text:span><text:span text:style-name="T5735">=</text:span><text:span text:style-name="T5736">"col"</text:span><text:span text:style-name="T5737">&gt;</text:span><text:span text:style-name="T5738">Columna</text:span><text:span text:style-name="T5739">&lt;/</text:span><text:span text:style-name="T5740">div</text:span><text:span text:style-name="T5741">&gt;</text:span></text:p>
      <text:p text:style-name="P5742"><text:span text:style-name="T5743"><text:s text:c="4"/></text:span><text:span text:style-name="T5744">&lt;</text:span><text:span text:style-name="T5745">div</text:span><text:span text:style-name="T5746"><text:s/></text:span><text:span text:style-name="T5747">class</text:span><text:span text:style-name="T5748">=</text:span><text:span text:style-name="T5749">"col"</text:span><text:span text:style-name="T5750">&gt;</text:span><text:span text:style-name="T5751">Columna</text:span><text:span text:style-name="T5752">&lt;/</text:span><text:span text:style-name="T5753">div</text:span><text:span text:style-name="T5754">&gt;</text:span></text:p>
      <text:p text:style-name="P5755"><text:span text:style-name="T5756"><text:s text:c="2"/></text:span><text:span text:style-name="T5757">&lt;/</text:span><text:span text:style-name="T5758">div</text:span><text:span text:style-name="T5759">&gt;</text:span></text:p>
      <text:p text:style-name="P5760"><text:span text:style-name="T5761">&lt;/</text:span><text:span text:style-name="T5762">div</text:span><text:span text:style-name="T5763">&gt;</text:span></text:p>
      <text:p text:style-name="P5764"><text:span text:style-name="T5765">&lt;</text:span><text:span text:style-name="T5766">div</text:span><text:span text:style-name="T5767"><text:s/></text:span><text:span text:style-name="T5768">class</text:span><text:span text:style-name="T5769">=</text:span><text:span text:style-name="T5770">"container"</text:span><text:span text:style-name="T5771">&gt;</text:span></text:p>
      <text:p text:style-name="P5772"><text:span text:style-name="T5773"><text:s text:c="2"/></text:span><text:span text:style-name="T5774">&lt;</text:span><text:span text:style-name="T5775">div</text:span><text:span text:style-name="T5776"><text:s/></text:span><text:span text:style-name="T5777">class</text:span><text:span text:style-name="T5778">=</text:span><text:span text:style-name="T5779">"row row-cols-auto"</text:span><text:span text:style-name="T5780">&gt;</text:span></text:p>
      <text:p text:style-name="P5781"><text:span text:style-name="T5782"><text:s text:c="4"/></text:span><text:span text:style-name="T5783">&lt;</text:span><text:span text:style-name="T5784">div</text:span><text:span text:style-name="T5785"><text:s/></text:span><text:span text:style-name="T5786">class</text:span><text:span text:style-name="T5787">=</text:span><text:span text:style-name="T5788">"col"</text:span><text:span text:style-name="T5789">&gt;</text:span><text:span text:style-name="T5790">Columna</text:span><text:span text:style-name="T5791">&lt;/</text:span><text:span text:style-name="T5792">div</text:span><text:span text:style-name="T5793">&gt;</text:span></text:p>
      <text:p text:style-name="P5794"><text:span text:style-name="T5795"><text:s text:c="4"/></text:span><text:span text:style-name="T5796">&lt;</text:span><text:span text:style-name="T5797">div</text:span><text:span text:style-name="T5798"><text:s/></text:span><text:span text:style-name="T5799">class</text:span><text:span text:style-name="T5800">=</text:span><text:span text:style-name="T5801">"col"</text:span><text:span text:style-name="T5802">&gt;</text:span><text:span text:style-name="T5803">Columna</text:span><text:span text:style-name="T5804">&lt;/</text:span><text:span text:style-name="T5805">div</text:span><text:span text:style-name="T5806">&gt;</text:span></text:p>
      <text:p text:style-name="P5807"><text:span text:style-name="T5808"><text:s text:c="4"/></text:span><text:span text:style-name="T5809">&lt;</text:span><text:span text:style-name="T5810">div</text:span><text:span text:style-name="T5811"><text:s/></text:span><text:span text:style-name="T5812">class</text:span><text:span text:style-name="T5813">=</text:span><text:span text:style-name="T5814">"col"</text:span><text:span text:style-name="T5815">&gt;</text:span><text:span text:style-name="T5816">Columna</text:span><text:span text:style-name="T5817">&lt;/</text:span><text:span text:style-name="T5818">div</text:span><text:span text:style-name="T5819">&gt;</text:span></text:p>
      <text:p text:style-name="P5820"><text:span text:style-name="T5821"><text:s text:c="4"/></text:span><text:span text:style-name="T5822">&lt;</text:span><text:span text:style-name="T5823">div</text:span><text:span text:style-name="T5824"><text:s/></text:span><text:span text:style-name="T5825">class</text:span><text:span text:style-name="T5826">=</text:span><text:span text:style-name="T5827">"col"</text:span><text:span text:style-name="T5828">&gt;</text:span><text:span text:style-name="T5829">Columna</text:span><text:span text:style-name="T5830">&lt;/</text:span><text:span text:style-name="T5831">div</text:span><text:span text:style-name="T5832">&gt;</text:span></text:p>
      <text:p text:style-name="P5833"><text:span text:style-name="T5834"><text:s text:c="2"/></text:span><text:span text:style-name="T5835">&lt;/</text:span><text:span text:style-name="T5836">div</text:span><text:span text:style-name="T5837">&gt;</text:span></text:p>
      <text:p text:style-name="P5838"><text:span text:style-name="T5839">&lt;/</text:span><text:span text:style-name="T5840">div</text:span><text:span text:style-name="T5841">&gt;</text:span></text:p>
      <text:p text:style-name="P5842"><text:span text:style-name="T5843">&lt;</text:span><text:span text:style-name="T5844">div</text:span><text:span text:style-name="T5845"><text:s/></text:span><text:span text:style-name="T5846">class</text:span><text:span text:style-name="T5847">=</text:span><text:span text:style-name="T5848">"container"</text:span><text:span text:style-name="T5849">&gt;</text:span></text:p>
      <text:p text:style-name="P5850"><text:span text:style-name="T5851"><text:s text:c="2"/></text:span><text:span text:style-name="T5852">&lt;</text:span><text:span text:style-name="T5853">div</text:span><text:span text:style-name="T5854"><text:s/></text:span><text:span text:style-name="T5855">class</text:span><text:span text:style-name="T5856">=</text:span><text:span text:style-name="T5857">"row row-cols-4"</text:span><text:span text:style-name="T5858">&gt;</text:span></text:p>
      <text:p text:style-name="P5859"><text:span text:style-name="T5860"><text:s text:c="4"/></text:span><text:span text:style-name="T5861">&lt;</text:span><text:span text:style-name="T5862">div</text:span><text:span text:style-name="T5863"><text:s/></text:span><text:span text:style-name="T5864">class</text:span><text:span text:style-name="T5865">=</text:span><text:span text:style-name="T5866">"col"</text:span><text:span text:style-name="T5867">&gt;</text:span><text:span text:style-name="T5868">Columna</text:span><text:span text:style-name="T5869">&lt;/</text:span><text:span text:style-name="T5870">div</text:span><text:span text:style-name="T5871">&gt;</text:span></text:p>
      <text:p text:style-name="P5872"><text:span text:style-name="T5873"><text:s text:c="4"/></text:span><text:span text:style-name="T5874">&lt;</text:span><text:span text:style-name="T5875">div</text:span><text:span text:style-name="T5876"><text:s/></text:span><text:span text:style-name="T5877">class</text:span><text:span text:style-name="T5878">=</text:span><text:span text:style-name="T5879">"col"</text:span><text:span text:style-name="T5880">&gt;</text:span><text:span text:style-name="T5881">Columna</text:span><text:span text:style-name="T5882">&lt;/</text:span><text:span text:style-name="T5883">div</text:span><text:span text:style-name="T5884">&gt;</text:span></text:p>
      <text:p text:style-name="P5885"><text:span text:style-name="T5886"><text:s text:c="4"/></text:span><text:span text:style-name="T5887">&lt;</text:span><text:span text:style-name="T5888">div</text:span><text:span text:style-name="T5889"><text:s/></text:span><text:span text:style-name="T5890">class</text:span><text:span text:style-name="T5891">=</text:span><text:span text:style-name="T5892">"col"</text:span><text:span text:style-name="T5893">&gt;</text:span><text:span text:style-name="T5894">Columna</text:span><text:span text:style-name="T5895">&lt;/</text:span><text:span text:style-name="T5896">div</text:span><text:span text:style-name="T5897">&gt;</text:span></text:p>
      <text:p text:style-name="P5898"><text:span text:style-name="T5899"><text:s text:c="4"/></text:span><text:span text:style-name="T5900">&lt;</text:span><text:span text:style-name="T5901">div</text:span><text:span text:style-name="T5902"><text:s/></text:span><text:span text:style-name="T5903">class</text:span><text:span text:style-name="T5904">=</text:span><text:span text:style-name="T5905">"col"</text:span><text:span text:style-name="T5906">&gt;</text:span><text:span text:style-name="T5907">Columna</text:span><text:span text:style-name="T5908">&lt;/</text:span><text:span text:style-name="T5909">div</text:span><text:span text:style-name="T5910">&gt;</text:span></text:p>
      <text:p text:style-name="P5911"><text:span text:style-name="T5912"><text:s text:c="2"/></text:span><text:span text:style-name="T5913">&lt;/</text:span><text:span text:style-name="T5914">div</text:span><text:span text:style-name="T5915">&gt;</text:span></text:p>
      <text:p text:style-name="P5916"><text:span text:style-name="T5917">&lt;/</text:span><text:span text:style-name="T5918">div</text:span><text:span text:style-name="T5919">&gt;</text:span></text:p>
      <text:p text:style-name="P5920"><text:span text:style-name="T5921">&lt;</text:span><text:span text:style-name="T5922">div</text:span><text:span text:style-name="T5923"><text:s/></text:span><text:span text:style-name="T5924">class</text:span><text:span text:style-name="T5925">=</text:span><text:span text:style-name="T5926">"container"</text:span><text:span text:style-name="T5927">&gt;</text:span></text:p>
      <text:p text:style-name="P5928"><text:span text:style-name="T5929"><text:s text:c="2"/></text:span><text:span text:style-name="T5930">&lt;</text:span><text:span text:style-name="T5931">div</text:span><text:span text:style-name="T5932"><text:s/></text:span><text:span text:style-name="T5933">class</text:span><text:span text:style-name="T5934">=</text:span><text:span text:style-name="T5935">"row row-cols-4"</text:span><text:span text:style-name="T5936">&gt;</text:span></text:p>
      <text:p text:style-name="P5937"><text:span text:style-name="T5938"><text:s text:c="4"/></text:span><text:span text:style-name="T5939">&lt;</text:span><text:span text:style-name="T5940">div</text:span><text:span text:style-name="T5941"><text:s/></text:span><text:span text:style-name="T5942">class</text:span><text:span text:style-name="T5943">=</text:span><text:span text:style-name="T5944">"col"</text:span><text:span text:style-name="T5945">&gt;</text:span><text:span text:style-name="T5946">Columna</text:span><text:span text:style-name="T5947">&lt;/</text:span><text:span text:style-name="T5948">div</text:span><text:span text:style-name="T5949">&gt;</text:span></text:p>
      <text:p text:style-name="P5950"><text:span text:style-name="T5951"><text:s text:c="4"/></text:span><text:span text:style-name="T5952">&lt;</text:span><text:span text:style-name="T5953">div</text:span><text:span text:style-name="T5954"><text:s/></text:span><text:span text:style-name="T5955">class</text:span><text:span text:style-name="T5956">=</text:span><text:span text:style-name="T5957">"col"</text:span><text:span text:style-name="T5958">&gt;</text:span><text:span text:style-name="T5959">Columna</text:span><text:span text:style-name="T5960">&lt;/</text:span><text:span text:style-name="T5961">div</text:span><text:span text:style-name="T5962">&gt;</text:span></text:p>
      <text:p text:style-name="P5963"><text:span text:style-name="T5964"><text:s text:c="4"/></text:span><text:span text:style-name="T5965">&lt;</text:span><text:span text:style-name="T5966">div</text:span><text:span text:style-name="T5967"><text:s/></text:span><text:span text:style-name="T5968">class</text:span><text:span text:style-name="T5969">=</text:span><text:span text:style-name="T5970">"col-6"</text:span><text:span text:style-name="T5971">&gt;</text:span><text:span text:style-name="T5972">Columna</text:span><text:span text:style-name="T5973">&lt;/</text:span><text:span text:style-name="T5974">div</text:span><text:span text:style-name="T5975">&gt;</text:span></text:p>
      <text:p text:style-name="P5976"><text:span text:style-name="T5977"><text:s text:c="4"/></text:span><text:span text:style-name="T5978">&lt;</text:span><text:span text:style-name="T5979">div</text:span><text:span text:style-name="T5980"><text:s/></text:span><text:span text:style-name="T5981">class</text:span><text:span text:style-name="T5982">=</text:span><text:span text:style-name="T5983">"col"</text:span><text:span text:style-name="T5984">&gt;</text:span><text:span text:style-name="T5985">Columna</text:span><text:span text:style-name="T5986">&lt;/</text:span><text:span text:style-name="T5987">div</text:span><text:span text:style-name="T5988">&gt;</text:span></text:p>
      <text:p text:style-name="P5989"><text:span text:style-name="T5990"><text:s text:c="2"/></text:span><text:span text:style-name="T5991">&lt;/</text:span><text:span text:style-name="T5992">div</text:span><text:span text:style-name="T5993">&gt;</text:span></text:p>
      <text:p text:style-name="P5994"><text:span text:style-name="T5995">&lt;/</text:span><text:span text:style-name="T5996">div</text:span><text:span text:style-name="T5997">&gt;</text:span></text:p>
      <text:p text:style-name="P5998"><text:span text:style-name="T5999">&lt;</text:span><text:span text:style-name="T6000">div</text:span><text:span text:style-name="T6001"><text:s/></text:span><text:span text:style-name="T6002">class</text:span><text:span text:style-name="T6003">=</text:span><text:span text:style-name="T6004">"container"</text:span><text:span text:style-name="T6005">&gt;</text:span></text:p>
      <text:p text:style-name="P6006"><text:span text:style-name="T6007"><text:s text:c="2"/></text:span><text:span text:style-name="T6008">&lt;</text:span><text:span text:style-name="T6009">div</text:span><text:span text:style-name="T6010"><text:s/></text:span><text:span text:style-name="T6011">class</text:span><text:span text:style-name="T6012">=</text:span><text:span text:style-name="T6013">"row row-cols-1 row-cols-sm-2 row-cols-md-4"</text:span><text:span text:style-name="T6014">&gt;</text:span></text:p>
      <text:p text:style-name="P6015"><text:span text:style-name="T6016"><text:s text:c="4"/></text:span><text:span text:style-name="T6017">&lt;</text:span><text:span text:style-name="T6018">div</text:span><text:span text:style-name="T6019"><text:s/></text:span><text:span text:style-name="T6020">class</text:span><text:span text:style-name="T6021">=</text:span><text:span text:style-name="T6022">"col"</text:span><text:span text:style-name="T6023">&gt;</text:span><text:span text:style-name="T6024">Columna</text:span><text:span text:style-name="T6025">&lt;/</text:span><text:span text:style-name="T6026">div</text:span><text:span text:style-name="T6027">&gt;</text:span></text:p>
      <text:p text:style-name="P6028"><text:span text:style-name="T6029"><text:s text:c="4"/></text:span><text:span text:style-name="T6030">&lt;</text:span><text:span text:style-name="T6031">div</text:span><text:span text:style-name="T6032"><text:s/></text:span><text:span text:style-name="T6033">class</text:span><text:span text:style-name="T6034">=</text:span><text:span text:style-name="T6035">"col"</text:span><text:span text:style-name="T6036">&gt;</text:span><text:span text:style-name="T6037">Columna</text:span><text:span text:style-name="T6038">&lt;/</text:span><text:span text:style-name="T6039">div</text:span><text:span text:style-name="T6040">&gt;</text:span></text:p>
      <text:p text:style-name="P6041"><text:span text:style-name="T6042"><text:s text:c="4"/></text:span><text:span text:style-name="T6043">&lt;</text:span><text:span text:style-name="T6044">div</text:span><text:span text:style-name="T6045"><text:s/></text:span><text:span text:style-name="T6046">class</text:span><text:span text:style-name="T6047">=</text:span><text:span text:style-name="T6048">"col"</text:span><text:span text:style-name="T6049">&gt;</text:span><text:span text:style-name="T6050">Columna</text:span><text:span text:style-name="T6051">&lt;/</text:span><text:span text:style-name="T6052">div</text:span><text:span text:style-name="T6053">&gt;</text:span></text:p>
      <text:p text:style-name="P6054"><text:span text:style-name="T6055"><text:s text:c="4"/></text:span><text:span text:style-name="T6056">&lt;</text:span><text:span text:style-name="T6057">div</text:span><text:span text:style-name="T6058"><text:s/></text:span><text:span text:style-name="T6059">class</text:span><text:span text:style-name="T6060">=</text:span><text:span text:style-name="T6061">"col"</text:span><text:span text:style-name="T6062">&gt;</text:span><text:span text:style-name="T6063">Columna</text:span><text:span text:style-name="T6064">&lt;/</text:span><text:span text:style-name="T6065">div</text:span><text:span text:style-name="T6066">&gt;</text:span></text:p>
      <text:p text:style-name="P6067"><text:span text:style-name="T6068"><text:s text:c="2"/></text:span><text:span text:style-name="T6069">&lt;/</text:span><text:span text:style-name="T6070">div</text:span><text:span text:style-name="T6071">&gt;</text:span></text:p>
      <text:p text:style-name="P6072"><text:span text:style-name="T6073">&lt;/</text:span><text:span text:style-name="T6074">div</text:span><text:span text:style-name="T6075">&gt;</text:span></text:p>
      <text:p text:style-name="P6076"><text:span text:style-name="T6077">También puedes usar el mixin de Sass que lo acompaña, </text:span><text:span text:style-name="T6078">row-cols()</text:span><text:span text:style-name="T6079">:</text:span></text:p>
      <text:p text:style-name="P6080"><text:span text:style-name="T6081">.element</text:span><text:span text:style-name="T6082"><text:s/></text:span><text:span text:style-name="T6083">{</text:span></text:p>
      <text:p text:style-name="P6084"><text:span text:style-name="T6085"><text:s text:c="2"/></text:span><text:span text:style-name="T6086">// Tres columnas al inicio</text:span></text:p>
      <text:p text:style-name="P6087"><text:span text:style-name="T6088"><text:s text:c="2"/></text:span><text:span text:style-name="T6089">@include</text:span><text:span text:style-name="T6090"><text:s/>row-cols</text:span><text:span text:style-name="T6091">(</text:span><text:span text:style-name="T6092">3</text:span><text:span text:style-name="T6093">);</text:span></text:p>
      <text:p text:style-name="P6094"/>
      <text:p text:style-name="P6095"><text:span text:style-name="T6096"><text:s text:c="2"/></text:span><text:span text:style-name="T6097">// Cinco columnas desde el breakpoint medium hacia arriba</text:span></text:p>
      <text:p text:style-name="P6098"><text:span text:style-name="T6099"><text:s text:c="2"/></text:span><text:span text:style-name="T6100">@include</text:span><text:span text:style-name="T6101"><text:s/>media-breakpoint-up</text:span><text:span text:style-name="T6102">(</text:span><text:span text:style-name="T6103">md</text:span><text:span text:style-name="T6104">)</text:span><text:span text:style-name="T6105"><text:s/></text:span><text:span text:style-name="T6106">{</text:span></text:p>
      <text:soft-page-break/>
      <text:p text:style-name="P6107"><text:span text:style-name="T6108"><text:s text:c="4"/></text:span><text:span text:style-name="T6109">@include</text:span><text:span text:style-name="T6110"><text:s/>row-cols</text:span><text:span text:style-name="T6111">(</text:span><text:span text:style-name="T6112">5</text:span><text:span text:style-name="T6113">);</text:span></text:p>
      <text:p text:style-name="P6114"><text:span text:style-name="T6115"><text:s text:c="2"/></text:span><text:span text:style-name="T6116">}</text:span></text:p>
      <text:p text:style-name="P6117"><text:span text:style-name="T6118">}</text:span></text:p>
      <text:h text:style-name="P6119" text:outline-level="2"><text:bookmark-start text:name="_Toc156319950"/>Anidamiento<text:bookmark-end text:name="_Toc156319950"/> </text:h>
      <text:p text:style-name="P6120"><text:span text:style-name="T6121">Para anidar tu contenido con la cuadrícula predeterminada, agrega un nuevo </text:span><text:span text:style-name="T6122">.row</text:span><text:span text:style-name="T6123"> y un conjunto de columnas </text:span><text:span text:style-name="T6124">.col-sm-*</text:span><text:span text:style-name="T6125"> dentro de una columna </text:span><text:span text:style-name="T6126">.col-sm-*</text:span><text:span text:style-name="T6127"> existente. Las filas anidadas deben incluir un conjunto de columnas que suman 12 o menos (no es necesario que uses las 12 columnas disponibles).</text:span></text:p>
      <text:p text:style-name="P6128"><text:span text:style-name="T6129">&lt;</text:span><text:span text:style-name="T6130">div</text:span><text:span text:style-name="T6131"><text:s/></text:span><text:span text:style-name="T6132">class</text:span><text:span text:style-name="T6133">=</text:span><text:span text:style-name="T6134">"container"</text:span><text:span text:style-name="T6135">&gt;</text:span></text:p>
      <text:p text:style-name="P6136"><text:span text:style-name="T6137"><text:s text:c="2"/></text:span><text:span text:style-name="T6138">&lt;</text:span><text:span text:style-name="T6139">div</text:span><text:span text:style-name="T6140"><text:s/></text:span><text:span text:style-name="T6141">class</text:span><text:span text:style-name="T6142">=</text:span><text:span text:style-name="T6143">"row"</text:span><text:span text:style-name="T6144">&gt;</text:span></text:p>
      <text:p text:style-name="P6145"><text:span text:style-name="T6146"><text:s text:c="4"/></text:span><text:span text:style-name="T6147">&lt;</text:span><text:span text:style-name="T6148">div</text:span><text:span text:style-name="T6149"><text:s/></text:span><text:span text:style-name="T6150">class</text:span><text:span text:style-name="T6151">=</text:span><text:span text:style-name="T6152">"col-sm-3"</text:span><text:span text:style-name="T6153">&gt;</text:span></text:p>
      <text:p text:style-name="P6154"><text:span text:style-name="T6155"><text:s text:c="6"/>Nivel 1: .col-sm-3</text:span></text:p>
      <text:p text:style-name="P6156"><text:span text:style-name="T6157"><text:s text:c="4"/></text:span><text:span text:style-name="T6158">&lt;/</text:span><text:span text:style-name="T6159">div</text:span><text:span text:style-name="T6160">&gt;</text:span></text:p>
      <text:p text:style-name="P6161"><text:span text:style-name="T6162"><text:s text:c="4"/></text:span><text:span text:style-name="T6163">&lt;</text:span><text:span text:style-name="T6164">div</text:span><text:span text:style-name="T6165"><text:s/></text:span><text:span text:style-name="T6166">class</text:span><text:span text:style-name="T6167">=</text:span><text:span text:style-name="T6168">"col-sm-9"</text:span><text:span text:style-name="T6169">&gt;</text:span></text:p>
      <text:p text:style-name="P6170"><text:span text:style-name="T6171"><text:s text:c="6"/></text:span><text:span text:style-name="T6172">&lt;</text:span><text:span text:style-name="T6173">div</text:span><text:span text:style-name="T6174"><text:s/></text:span><text:span text:style-name="T6175">class</text:span><text:span text:style-name="T6176">=</text:span><text:span text:style-name="T6177">"row"</text:span><text:span text:style-name="T6178">&gt;</text:span></text:p>
      <text:p text:style-name="P6179"><text:span text:style-name="T6180"><text:s text:c="8"/></text:span><text:span text:style-name="T6181">&lt;</text:span><text:span text:style-name="T6182">div</text:span><text:span text:style-name="T6183"><text:s/></text:span><text:span text:style-name="T6184">class</text:span><text:span text:style-name="T6185">=</text:span><text:span text:style-name="T6186">"col-8 col-sm-6"</text:span><text:span text:style-name="T6187">&gt;</text:span></text:p>
      <text:p text:style-name="P6188"><text:span text:style-name="T6189"><text:s text:c="10"/></text:span><text:span text:style-name="T6190">Nivel 2: .col-8 .col-sm-6</text:span></text:p>
      <text:p text:style-name="P6191"><text:span text:style-name="T6192"><text:s text:c="8"/></text:span><text:span text:style-name="T6193">&lt;/</text:span><text:span text:style-name="T6194">div</text:span><text:span text:style-name="T6195">&gt;</text:span></text:p>
      <text:p text:style-name="P6196"><text:span text:style-name="T6197"><text:s text:c="8"/></text:span><text:span text:style-name="T6198">&lt;</text:span><text:span text:style-name="T6199">div</text:span><text:span text:style-name="T6200"><text:s/></text:span><text:span text:style-name="T6201">class</text:span><text:span text:style-name="T6202">=</text:span><text:span text:style-name="T6203">"col-4 col-sm-6"</text:span><text:span text:style-name="T6204">&gt;</text:span></text:p>
      <text:p text:style-name="P6205"><text:span text:style-name="T6206"><text:s text:c="10"/></text:span><text:span text:style-name="T6207">Nivel 2: .col-4 .col-sm-6</text:span></text:p>
      <text:p text:style-name="P6208"><text:span text:style-name="T6209"><text:s text:c="8"/></text:span><text:span text:style-name="T6210">&lt;/</text:span><text:span text:style-name="T6211">div</text:span><text:span text:style-name="T6212">&gt;</text:span></text:p>
      <text:p text:style-name="P6213"><text:span text:style-name="T6214"><text:s text:c="6"/></text:span><text:span text:style-name="T6215">&lt;/</text:span><text:span text:style-name="T6216">div</text:span><text:span text:style-name="T6217">&gt;</text:span></text:p>
      <text:p text:style-name="P6218"><text:span text:style-name="T6219"><text:s text:c="4"/></text:span><text:span text:style-name="T6220">&lt;/</text:span><text:span text:style-name="T6221">div</text:span><text:span text:style-name="T6222">&gt;</text:span></text:p>
      <text:p text:style-name="P6223"><text:span text:style-name="T6224"><text:s text:c="2"/></text:span><text:span text:style-name="T6225">&lt;/</text:span><text:span text:style-name="T6226">div</text:span><text:span text:style-name="T6227">&gt;</text:span></text:p>
      <text:p text:style-name="P6228"><text:span text:style-name="T6229">&lt;/</text:span><text:span text:style-name="T6230">div</text:span><text:span text:style-name="T6231">&gt;</text:span></text:p>
      <text:h text:style-name="P6232" text:outline-level="2"><text:bookmark-start text:name="_Toc156319951"/>Sass<text:bookmark-end text:name="_Toc156319951"/> </text:h>
      <text:p text:style-name="P6233">Al usar los archivos fuente Sass de Bootstrap, tienes la opción de usar variables Sass y mixins para crear diseños de página personalizados, semánticos y responsive. Nuestras clases de cuadrícula predefinidas utilizan estas mismas variables y mixins para proporcionar un conjunto completo de clases listas para usar para rápidos diseños responsive.</text:p>
      <text:h text:style-name="P6234" text:outline-level="3"><text:bookmark-start text:name="_Toc156319952"/>Variables<text:bookmark-end text:name="_Toc156319952"/> </text:h>
      <text:p text:style-name="P6235">Las variables y los mapas determinan el número de columnas, el ancho del gutter y el punto de media query en el que comienzan las columnas flotantes. Los usamos para generar las clases de cuadrícula predefinidas documentadas anteriormente, así como para los mixins personalizados que se enumeran a continuación.</text:p>
      <text:p text:style-name="P6236"><text:span text:style-name="T6237">$grid-columns</text:span><text:span text:style-name="T6238">:</text:span><text:span text:style-name="T6239"><text:s text:c="6"/></text:span><text:span text:style-name="T6240">12</text:span><text:span text:style-name="T6241">;</text:span></text:p>
      <text:p text:style-name="P6242"><text:span text:style-name="T6243">$grid-gutter-width</text:span><text:span text:style-name="T6244">:</text:span><text:span text:style-name="T6245"><text:s/></text:span><text:span text:style-name="T6246">1</text:span><text:span text:style-name="T6247">.5</text:span><text:span text:style-name="T6248">rem</text:span><text:span text:style-name="T6249">;</text:span></text:p>
      <text:p text:style-name="P6250"/>
      <text:p text:style-name="P6251"/>
      <text:soft-page-break/>
      <text:p text:style-name="P6252"><text:span text:style-name="T6253">$grid-breakpoints</text:span><text:span text:style-name="T6254">:</text:span><text:span text:style-name="T6255"><text:s/></text:span><text:span text:style-name="T6256">(</text:span></text:p>
      <text:p text:style-name="P6257"><text:span text:style-name="T6258"><text:s text:c="2"/></text:span><text:span text:style-name="T6259">xs</text:span><text:span text:style-name="T6260">:</text:span><text:span text:style-name="T6261"><text:s/></text:span><text:span text:style-name="T6262">0</text:span><text:span text:style-name="T6263">,</text:span></text:p>
      <text:p text:style-name="P6264"><text:span text:style-name="T6265"><text:s text:c="2"/></text:span><text:span text:style-name="T6266">sm</text:span><text:span text:style-name="T6267">:</text:span><text:span text:style-name="T6268"><text:s/></text:span><text:span text:style-name="T6269">576</text:span><text:span text:style-name="T6270">px</text:span><text:span text:style-name="T6271">,</text:span></text:p>
      <text:p text:style-name="P6272"><text:span text:style-name="T6273"><text:s text:c="2"/></text:span><text:span text:style-name="T6274">md</text:span><text:span text:style-name="T6275">:</text:span><text:span text:style-name="T6276"><text:s/></text:span><text:span text:style-name="T6277">768</text:span><text:span text:style-name="T6278">px</text:span><text:span text:style-name="T6279">,</text:span></text:p>
      <text:p text:style-name="P6280"><text:span text:style-name="T6281"><text:s text:c="2"/></text:span><text:span text:style-name="T6282">lg</text:span><text:span text:style-name="T6283">:</text:span><text:span text:style-name="T6284"><text:s/></text:span><text:span text:style-name="T6285">992</text:span><text:span text:style-name="T6286">px</text:span><text:span text:style-name="T6287">,</text:span></text:p>
      <text:p text:style-name="P6288"><text:span text:style-name="T6289"><text:s text:c="2"/></text:span><text:span text:style-name="T6290">xl</text:span><text:span text:style-name="T6291">:</text:span><text:span text:style-name="T6292"><text:s/></text:span><text:span text:style-name="T6293">1200</text:span><text:span text:style-name="T6294">px</text:span><text:span text:style-name="T6295">,</text:span></text:p>
      <text:p text:style-name="P6296"><text:span text:style-name="T6297"><text:s text:c="2"/></text:span><text:span text:style-name="T6298">xxl</text:span><text:span text:style-name="T6299">:</text:span><text:span text:style-name="T6300"><text:s/></text:span><text:span text:style-name="T6301">1400</text:span><text:span text:style-name="T6302">px</text:span></text:p>
      <text:p text:style-name="P6303"><text:span text:style-name="T6304">);</text:span></text:p>
      <text:p text:style-name="P6305"><text:span text:style-name="T6306">$container-max-widths</text:span><text:span text:style-name="T6307">:</text:span><text:span text:style-name="T6308"><text:s/></text:span><text:span text:style-name="T6309">(</text:span></text:p>
      <text:p text:style-name="P6310"><text:span text:style-name="T6311"><text:s text:c="2"/></text:span><text:span text:style-name="T6312">sm</text:span><text:span text:style-name="T6313">:</text:span><text:span text:style-name="T6314"><text:s/></text:span><text:span text:style-name="T6315">540</text:span><text:span text:style-name="T6316">px</text:span><text:span text:style-name="T6317">,</text:span></text:p>
      <text:p text:style-name="P6318"><text:span text:style-name="T6319"><text:s text:c="2"/></text:span><text:span text:style-name="T6320">md</text:span><text:span text:style-name="T6321">:</text:span><text:span text:style-name="T6322"><text:s/></text:span><text:span text:style-name="T6323">720</text:span><text:span text:style-name="T6324">px</text:span><text:span text:style-name="T6325">,</text:span></text:p>
      <text:p text:style-name="P6326"><text:span text:style-name="T6327"><text:s text:c="2"/></text:span><text:span text:style-name="T6328">lg</text:span><text:span text:style-name="T6329">:</text:span><text:span text:style-name="T6330"><text:s/></text:span><text:span text:style-name="T6331">960</text:span><text:span text:style-name="T6332">px</text:span><text:span text:style-name="T6333">,</text:span></text:p>
      <text:p text:style-name="P6334"><text:span text:style-name="T6335"><text:s text:c="2"/></text:span><text:span text:style-name="T6336">xl</text:span><text:span text:style-name="T6337">:</text:span><text:span text:style-name="T6338"><text:s/></text:span><text:span text:style-name="T6339">1140</text:span><text:span text:style-name="T6340">px</text:span><text:span text:style-name="T6341">,</text:span></text:p>
      <text:p text:style-name="P6342"><text:span text:style-name="T6343"><text:s text:c="2"/></text:span><text:span text:style-name="T6344">xxl</text:span><text:span text:style-name="T6345">:</text:span><text:span text:style-name="T6346"><text:s/></text:span><text:span text:style-name="T6347">1320</text:span><text:span text:style-name="T6348">px</text:span></text:p>
      <text:p text:style-name="P6349"><text:span text:style-name="T6350">);</text:span></text:p>
      <text:h text:style-name="P6351" text:outline-level="3"><text:bookmark-start text:name="_Toc156319953"/>Mixins<text:bookmark-end text:name="_Toc156319953"/> </text:h>
      <text:p text:style-name="P6352">Los mixins se utilizan junto con las variables de cuadrícula para generar CSS semántico para columnas de cuadrícula individuales.</text:p>
      <text:p text:style-name="P6353"><text:span text:style-name="T6354">// Crea un contenedor para una serie de columnas</text:span></text:p>
      <text:p text:style-name="P6355"><text:span text:style-name="T6356">@include</text:span><text:span text:style-name="T6357"><text:s/>make-row</text:span><text:span text:style-name="T6358">();</text:span></text:p>
      <text:p text:style-name="P6359"/>
      <text:p text:style-name="P6360"><text:span text:style-name="T6361">// Hacer que el elemento esté listo para la cuadrícula (aplicando todo menos el ancho)</text:span></text:p>
      <text:p text:style-name="P6362"><text:span text:style-name="T6363">@include</text:span><text:span text:style-name="T6364"><text:s/>make-col-ready</text:span><text:span text:style-name="T6365">();</text:span></text:p>
      <text:p text:style-name="P6366"/>
      <text:p text:style-name="P6367"><text:span text:style-name="T6368">// Sin valores de tamaño opcionales, el mixin creará columnas iguales (similar a usar .col)</text:span></text:p>
      <text:p text:style-name="P6369"><text:span text:style-name="T6370">@include</text:span><text:span text:style-name="T6371"><text:s/>make-col</text:span><text:span text:style-name="T6372">();</text:span></text:p>
      <text:p text:style-name="P6373"><text:span text:style-name="T6374">@include</text:span><text:span text:style-name="T6375"><text:s/>make-col</text:span><text:span text:style-name="T6376">(</text:span><text:span text:style-name="T6377">$size</text:span><text:span text:style-name="T6378">,</text:span><text:span text:style-name="T6379"><text:s/></text:span><text:span text:style-name="T6380">$columns</text:span><text:span text:style-name="T6381">:</text:span><text:span text:style-name="T6382"><text:s/></text:span><text:span text:style-name="T6383">$grid-columns</text:span><text:span text:style-name="T6384">);</text:span></text:p>
      <text:p text:style-name="P6385"/>
      <text:p text:style-name="P6386"><text:span text:style-name="T6387">// Compensar con márgenes</text:span></text:p>
      <text:p text:style-name="P6388"><text:span text:style-name="T6389">@include</text:span><text:span text:style-name="T6390"><text:s/>make-col-offset</text:span><text:span text:style-name="T6391">(</text:span><text:span text:style-name="T6392">$size</text:span><text:span text:style-name="T6393">,</text:span><text:span text:style-name="T6394"><text:s/></text:span><text:span text:style-name="T6395">$columns</text:span><text:span text:style-name="T6396">:</text:span><text:span text:style-name="T6397"><text:s/></text:span><text:span text:style-name="T6398">$grid-columns</text:span><text:span text:style-name="T6399">);</text:span></text:p>
      <text:h text:style-name="P6400" text:outline-level="3"><text:bookmark-start text:name="_Toc156319954"/>Ejemplo de uso<text:bookmark-end text:name="_Toc156319954"/> </text:h>
      <text:p text:style-name="P6401">Puedes modificar las variables a tus propios valores personalizados, o simplemente usar los mixins con sus valores predeterminados. Este es un ejemplo del uso de la configuración predeterminada para crear un diseño de dos columnas con un espacio entre ellas.</text:p>
      <text:p text:style-name="P6402"><text:span text:style-name="T6403">.example-container</text:span><text:span text:style-name="T6404"><text:s/></text:span><text:span text:style-name="T6405">{</text:span></text:p>
      <text:p text:style-name="P6406"><text:span text:style-name="T6407"><text:s text:c="2"/></text:span><text:span text:style-name="T6408">@include</text:span><text:span text:style-name="T6409"><text:s/>make-container</text:span><text:span text:style-name="T6410">();</text:span></text:p>
      <text:p text:style-name="P6411"><text:span text:style-name="T6412"><text:s text:c="2"/></text:span><text:span text:style-name="T6413">// Asegúrate de definir este ancho después del mixin para sobrescribir</text:span></text:p>
      <text:p text:style-name="P6414"><text:span text:style-name="T6415"><text:s text:c="2"/></text:span><text:span text:style-name="T6416">// `width: 100%` generado por `make-container()`</text:span></text:p>
      <text:p text:style-name="P6417"><text:span text:style-name="T6418"><text:s text:c="2"/></text:span><text:span text:style-name="T6419">width</text:span><text:span text:style-name="T6420">:</text:span><text:span text:style-name="T6421"><text:s/></text:span><text:span text:style-name="T6422">800</text:span><text:span text:style-name="T6423">px</text:span><text:span text:style-name="T6424">;</text:span></text:p>
      <text:p text:style-name="P6425"><text:span text:style-name="T6426">}</text:span></text:p>
      <text:p text:style-name="P6427"/>
      <text:p text:style-name="P6428"><text:span text:style-name="T6429">.example-row</text:span><text:span text:style-name="T6430"><text:s/></text:span><text:span text:style-name="T6431">{</text:span></text:p>
      <text:p text:style-name="P6432"><text:span text:style-name="T6433"><text:s text:c="2"/></text:span><text:span text:style-name="T6434">@include</text:span><text:span text:style-name="T6435"><text:s/>make-row</text:span><text:span text:style-name="T6436">();</text:span></text:p>
      <text:p text:style-name="P6437"><text:span text:style-name="T6438">}</text:span></text:p>
      <text:p text:style-name="P6439"/>
      <text:p text:style-name="P6440"><text:span text:style-name="T6441">.example-content-main</text:span><text:span text:style-name="T6442"><text:s/></text:span><text:span text:style-name="T6443">{</text:span></text:p>
      <text:p text:style-name="P6444"><text:span text:style-name="T6445"><text:s text:c="2"/></text:span><text:span text:style-name="T6446">@include</text:span><text:span text:style-name="T6447"><text:s/>make-col-ready</text:span><text:span text:style-name="T6448">();</text:span></text:p>
      <text:p text:style-name="P6449"/>
      <text:soft-page-break/>
      <text:p text:style-name="P6450"><text:span text:style-name="T6451"><text:s text:c="2"/></text:span><text:span text:style-name="T6452">@include</text:span><text:span text:style-name="T6453"><text:s/>media-breakpoint-up</text:span><text:span text:style-name="T6454">(</text:span><text:span text:style-name="T6455">sm</text:span><text:span text:style-name="T6456">)</text:span><text:span text:style-name="T6457"><text:s/></text:span><text:span text:style-name="T6458">{</text:span></text:p>
      <text:p text:style-name="P6459"><text:span text:style-name="T6460"><text:s text:c="4"/></text:span><text:span text:style-name="T6461">@include</text:span><text:span text:style-name="T6462"><text:s/>make-col</text:span><text:span text:style-name="T6463">(</text:span><text:span text:style-name="T6464">6</text:span><text:span text:style-name="T6465">);</text:span></text:p>
      <text:p text:style-name="P6466"><text:span text:style-name="T6467"><text:s text:c="2"/></text:span><text:span text:style-name="T6468">}</text:span></text:p>
      <text:p text:style-name="P6469"><text:span text:style-name="T6470"><text:s text:c="2"/></text:span><text:span text:style-name="T6471">@include</text:span><text:span text:style-name="T6472"><text:s/>media-breakpoint-up</text:span><text:span text:style-name="T6473">(</text:span><text:span text:style-name="T6474">lg</text:span><text:span text:style-name="T6475">)</text:span><text:span text:style-name="T6476"><text:s/></text:span><text:span text:style-name="T6477">{</text:span></text:p>
      <text:p text:style-name="P6478"><text:span text:style-name="T6479"><text:s text:c="4"/></text:span><text:span text:style-name="T6480">@include</text:span><text:span text:style-name="T6481"><text:s/>make-col</text:span><text:span text:style-name="T6482">(</text:span><text:span text:style-name="T6483">8</text:span><text:span text:style-name="T6484">);</text:span></text:p>
      <text:p text:style-name="P6485"><text:span text:style-name="T6486"><text:s text:c="2"/></text:span><text:span text:style-name="T6487">}</text:span></text:p>
      <text:p text:style-name="P6488"><text:span text:style-name="T6489">}</text:span></text:p>
      <text:p text:style-name="P6490"/>
      <text:p text:style-name="P6491"><text:span text:style-name="T6492">.example-content-secondary</text:span><text:span text:style-name="T6493"><text:s/></text:span><text:span text:style-name="T6494">{</text:span></text:p>
      <text:p text:style-name="P6495"><text:span text:style-name="T6496"><text:s text:c="2"/></text:span><text:span text:style-name="T6497">@include</text:span><text:span text:style-name="T6498"><text:s/>make-col-ready</text:span><text:span text:style-name="T6499">();</text:span></text:p>
      <text:p text:style-name="P6500"/>
      <text:p text:style-name="P6501"><text:span text:style-name="T6502"><text:s text:c="2"/></text:span><text:span text:style-name="T6503">@include</text:span><text:span text:style-name="T6504"><text:s/>media-breakpoint-up</text:span><text:span text:style-name="T6505">(</text:span><text:span text:style-name="T6506">sm</text:span><text:span text:style-name="T6507">)</text:span><text:span text:style-name="T6508"><text:s/></text:span><text:span text:style-name="T6509">{</text:span></text:p>
      <text:p text:style-name="P6510"><text:span text:style-name="T6511"><text:s text:c="4"/></text:span><text:span text:style-name="T6512">@include</text:span><text:span text:style-name="T6513"><text:s/>make-col</text:span><text:span text:style-name="T6514">(</text:span><text:span text:style-name="T6515">6</text:span><text:span text:style-name="T6516">);</text:span></text:p>
      <text:p text:style-name="P6517"><text:span text:style-name="T6518"><text:s text:c="2"/></text:span><text:span text:style-name="T6519">}</text:span></text:p>
      <text:p text:style-name="P6520"><text:span text:style-name="T6521"><text:s text:c="2"/></text:span><text:span text:style-name="T6522">@include</text:span><text:span text:style-name="T6523"><text:s/>media-breakpoint-up</text:span><text:span text:style-name="T6524">(</text:span><text:span text:style-name="T6525">lg</text:span><text:span text:style-name="T6526">)</text:span><text:span text:style-name="T6527"><text:s/></text:span><text:span text:style-name="T6528">{</text:span></text:p>
      <text:p text:style-name="P6529"><text:span text:style-name="T6530"><text:s text:c="4"/></text:span><text:span text:style-name="T6531">@include</text:span><text:span text:style-name="T6532"><text:s/>make-col</text:span><text:span text:style-name="T6533">(</text:span><text:span text:style-name="T6534">4</text:span><text:span text:style-name="T6535">);</text:span></text:p>
      <text:p text:style-name="P6536"><text:span text:style-name="T6537"><text:s text:c="2"/></text:span><text:span text:style-name="T6538">}</text:span></text:p>
      <text:p text:style-name="P6539"><text:span text:style-name="T6540">}</text:span></text:p>
      <text:p text:style-name="P6541"><text:span text:style-name="T6542">&lt;</text:span><text:span text:style-name="T6543">div</text:span><text:span text:style-name="T6544"><text:s/></text:span><text:span text:style-name="T6545">class</text:span><text:span text:style-name="T6546">=</text:span><text:span text:style-name="T6547">"example-container"</text:span><text:span text:style-name="T6548">&gt;</text:span></text:p>
      <text:p text:style-name="P6549"><text:span text:style-name="T6550"><text:s text:c="2"/></text:span><text:span text:style-name="T6551">&lt;</text:span><text:span text:style-name="T6552">div</text:span><text:span text:style-name="T6553"><text:s/></text:span><text:span text:style-name="T6554">class</text:span><text:span text:style-name="T6555">=</text:span><text:span text:style-name="T6556">"example-row"</text:span><text:span text:style-name="T6557">&gt;</text:span></text:p>
      <text:p text:style-name="P6558"><text:span text:style-name="T6559"><text:s text:c="4"/></text:span><text:span text:style-name="T6560">&lt;</text:span><text:span text:style-name="T6561">div</text:span><text:span text:style-name="T6562"><text:s/></text:span><text:span text:style-name="T6563">class</text:span><text:span text:style-name="T6564">=</text:span><text:span text:style-name="T6565">"example-content-main"</text:span><text:span text:style-name="T6566">&gt;</text:span><text:span text:style-name="T6567">Contenido principal</text:span><text:span text:style-name="T6568">&lt;/</text:span><text:span text:style-name="T6569">div</text:span><text:span text:style-name="T6570">&gt;</text:span></text:p>
      <text:p text:style-name="P6571"><text:span text:style-name="T6572"><text:s text:c="4"/></text:span><text:span text:style-name="T6573">&lt;</text:span><text:span text:style-name="T6574">div</text:span><text:span text:style-name="T6575"><text:s/></text:span><text:span text:style-name="T6576">class</text:span><text:span text:style-name="T6577">=</text:span><text:span text:style-name="T6578">"example-content-secondary"</text:span><text:span text:style-name="T6579">&gt;</text:span><text:span text:style-name="T6580">Contenido secundario</text:span><text:span text:style-name="T6581">&lt;/</text:span><text:span text:style-name="T6582">div</text:span><text:span text:style-name="T6583">&gt;</text:span></text:p>
      <text:p text:style-name="P6584"><text:span text:style-name="T6585"><text:s text:c="2"/></text:span><text:span text:style-name="T6586">&lt;/</text:span><text:span text:style-name="T6587">div</text:span><text:span text:style-name="T6588">&gt;</text:span></text:p>
      <text:p text:style-name="P6589"><text:span text:style-name="T6590">&lt;/</text:span><text:span text:style-name="T6591">div</text:span><text:span text:style-name="T6592">&gt;</text:span></text:p>
      <text:h text:style-name="P6593" text:outline-level="2"><text:bookmark-start text:name="_Toc156319955"/>Personalización de la cuadrícula<text:bookmark-end text:name="_Toc156319955"/> </text:h>
      <text:p text:style-name="P6594">Utilizando nuestras variables y mapas Sass de cuadrícula incorporados, es posible personalizar completamente las clases de cuadrícula predefinidas. Cambia la cantidad de niveles, las dimensiones de las media queries y los anchos de los contenedores, luego vuelve a compilar.</text:p>
      <text:h text:style-name="P6595" text:outline-level="3"><text:bookmark-start text:name="_Toc156319956"/>Columnas y gutters<text:bookmark-end text:name="_Toc156319956"/> </text:h>
      <text:p text:style-name="P6596"><text:span text:style-name="T6597">El número de columnas de la cuadrícula se puede modificar mediante variables Sass. </text:span><text:span text:style-name="T6598">$grid-columns</text:span><text:span text:style-name="T6599"> se utiliza para generar los anchos (en porcentaje) de cada columna individual, mientras que </text:span><text:span text:style-name="T6600">$grid-gutter-width</text:span><text:span text:style-name="T6601"> establece el ancho de los gutters (espacios de separación) de las columnas.</text:span></text:p>
      <text:p text:style-name="P6602"><text:span text:style-name="T6603">$grid-columns</text:span><text:span text:style-name="T6604">:</text:span><text:span text:style-name="T6605"><text:s/></text:span><text:span text:style-name="T6606">12</text:span><text:span text:style-name="T6607"><text:s/></text:span><text:span text:style-name="T6608">!default</text:span><text:span text:style-name="T6609">;</text:span></text:p>
      <text:p text:style-name="P6610"><text:span text:style-name="T6611">$grid-gutter-width</text:span><text:span text:style-name="T6612">:</text:span><text:span text:style-name="T6613"><text:s/></text:span><text:span text:style-name="T6614">1</text:span><text:span text:style-name="T6615">.5</text:span><text:span text:style-name="T6616">rem</text:span><text:span text:style-name="T6617"><text:s/></text:span><text:span text:style-name="T6618">!default</text:span><text:span text:style-name="T6619">;</text:span></text:p>
      <text:h text:style-name="P6620" text:outline-level="3"><text:bookmark-start text:name="_Toc156319957"/>Niveles de cuadrícula<text:bookmark-end text:name="_Toc156319957"/> </text:h>
      <text:p text:style-name="P6621"><text:span text:style-name="T6622">Yendo más allá de las columnas en sí, también puedes personalizar la cantidad de niveles de cuadrícula. Si quisieras solo cuatro niveles de cuadrícula, actualizarías </text:span><text:span text:style-name="T6623">$grid-breakpoints</text:span><text:span text:style-name="T6624"> y </text:span><text:span text:style-name="T6625">$container-max-widths</text:span><text:span text:style-name="T6626"> a algo como esto:</text:span></text:p>
      <text:p text:style-name="P6627"><text:span text:style-name="T6628">$grid-breakpoints</text:span><text:span text:style-name="T6629">:</text:span><text:span text:style-name="T6630"><text:s/></text:span><text:span text:style-name="T6631">(</text:span></text:p>
      <text:p text:style-name="P6632"><text:span text:style-name="T6633"><text:s text:c="2"/></text:span><text:span text:style-name="T6634">xs</text:span><text:span text:style-name="T6635">:</text:span><text:span text:style-name="T6636"><text:s/></text:span><text:span text:style-name="T6637">0</text:span><text:span text:style-name="T6638">,</text:span></text:p>
      <text:p text:style-name="P6639"><text:span text:style-name="T6640"><text:s text:c="2"/></text:span><text:span text:style-name="T6641">sm</text:span><text:span text:style-name="T6642">:</text:span><text:span text:style-name="T6643"><text:s/></text:span><text:span text:style-name="T6644">480</text:span><text:span text:style-name="T6645">px</text:span><text:span text:style-name="T6646">,</text:span></text:p>
      <text:p text:style-name="P6647"><text:span text:style-name="T6648"><text:s text:c="2"/></text:span><text:span text:style-name="T6649">md</text:span><text:span text:style-name="T6650">:</text:span><text:span text:style-name="T6651"><text:s/></text:span><text:span text:style-name="T6652">768</text:span><text:span text:style-name="T6653">px</text:span><text:span text:style-name="T6654">,</text:span></text:p>
      <text:p text:style-name="P6655"><text:span text:style-name="T6656"><text:s text:c="2"/></text:span><text:span text:style-name="T6657">lg</text:span><text:span text:style-name="T6658">:</text:span><text:span text:style-name="T6659"><text:s/></text:span><text:span text:style-name="T6660">1024</text:span><text:span text:style-name="T6661">px</text:span></text:p>
      <text:p text:style-name="P6662"><text:span text:style-name="T6663">);</text:span></text:p>
      <text:p text:style-name="P6664"/>
      <text:p text:style-name="P6665"><text:span text:style-name="T6666">$container-max-widths</text:span><text:span text:style-name="T6667">:</text:span><text:span text:style-name="T6668"><text:s/></text:span><text:span text:style-name="T6669">(</text:span></text:p>
      <text:p text:style-name="P6670"><text:span text:style-name="T6671"><text:s text:c="2"/></text:span><text:span text:style-name="T6672">sm</text:span><text:span text:style-name="T6673">:</text:span><text:span text:style-name="T6674"><text:s/></text:span><text:span text:style-name="T6675">420</text:span><text:span text:style-name="T6676">px</text:span><text:span text:style-name="T6677">,</text:span></text:p>
      <text:p text:style-name="P6678"><text:span text:style-name="T6679"><text:s text:c="2"/></text:span><text:span text:style-name="T6680">md</text:span><text:span text:style-name="T6681">:</text:span><text:span text:style-name="T6682"><text:s/></text:span><text:span text:style-name="T6683">720</text:span><text:span text:style-name="T6684">px</text:span><text:span text:style-name="T6685">,</text:span></text:p>
      <text:p text:style-name="P6686"><text:span text:style-name="T6687"><text:s text:c="2"/></text:span><text:span text:style-name="T6688">lg</text:span><text:span text:style-name="T6689">:</text:span><text:span text:style-name="T6690"><text:s/></text:span><text:span text:style-name="T6691">960</text:span><text:span text:style-name="T6692">px</text:span></text:p>
      <text:p text:style-name="P6693"><text:span text:style-name="T6694">);</text:span></text:p>
      <text:p text:style-name="P6695"><text:span text:style-name="T6696">Al realizar cambios en las variables o mapas de Sass, deberás guardar los cambios y volver a compilar. Al hacerlo, se generará un nuevo conjunto de clases de cuadrícula predefinidas para anchos de columna, compensaciones y ordenación. Las utilidades de visibilidad responsive también se actualizarán para usar los breakpoints personalizados. Asegúrate de establecer los valores de cuadrícula en </text:span><text:span text:style-name="T6697">px</text:span><text:span text:style-name="T6698"> (no en </text:span><text:span text:style-name="T6699">rem</text:span><text:span text:style-name="T6700">, </text:span><text:span text:style-name="T6701">em</text:span><text:span text:style-name="T6702"> o </text:span><text:span text:style-name="T6703">%</text:span><text:span text:style-name="T6704">).</text:span></text:p>
      <text:h text:style-name="P6705" text:outline-level="1"><text:bookmark-start text:name="_Toc156319958"/>Columnas para el diseño en Bootstrap<text:bookmark-end text:name="_Toc156319958"/></text:h>
      <text:p text:style-name="P6706">Aprende a modificar columnas con un puñado de opciones de alineación, orden y compensación gracias a nuestro sistema de cuadrícula flexbox. Además, conoce cómo usar clases de columna para administrar anchos de elementos que no son de cuadrícula.</text:p>
      <text:p text:style-name="P6707"><text:span text:style-name="T6708">Importante!</text:span><text:span text:style-name="T6709"> Asegúrate de </text:span><text:a xlink:href="https://esdocu.net/bootstrap/5.1/layout/grid/" office:target-frame-name="_top" xlink:show="replace"><text:span text:style-name="T6710">leer la página de cuadrícula</text:span></text:a><text:span text:style-name="T6711"> antes de sumergirte en cómo modificar y personalizar las columnas de tu cuadrícula.</text:span></text:p>
      <text:h text:style-name="P6712" text:outline-level="2"><text:bookmark-start text:name="_Toc156319959"/>¿Cómo funcionan las Columnas?<text:bookmark-end text:name="_Toc156319959"/> </text:h>
      <text:list text:style-name="LFO12" text:continue-numbering="true">
        <text:list-item>
          <text:p text:style-name="P6713"><text:span text:style-name="T6714">Las columnas se basan en la arquitectura flexbox de la cuadrícula.</text:span><text:span text:style-name="T6715"> Flexbox significa que tenemos opciones para cambiar columnas individuales y </text:span><text:a xlink:href="https://esdocu.net/bootstrap/5.1/layout/grid/#row-columns" office:target-frame-name="_top" xlink:show="replace"><text:span text:style-name="T6716">modificar grupos de columnas en el nivel de fila</text:span></text:a><text:span text:style-name="T6717">. Tú eliges cómo crecen, se reducen o cambian las columnas.</text:span></text:p>
        </text:list-item>
        <text:list-item>
          <text:p text:style-name="P6718"><text:span text:style-name="T6719">Al crear diseños de cuadrícula, todo el contenido va en columnas.</text:span><text:span text:style-name="T6720"> La jerarquía de la cuadrícula de Bootstrap va desde </text:span><text:a xlink:href="https://esdocu.net/bootstrap/5.1/layout/containers/" office:target-frame-name="_top" xlink:show="replace"><text:span text:style-name="T6721">container</text:span></text:a><text:span text:style-name="T6722"> de fila a columna hasta tu contenido. En raras ocasiones, puedes combinar contenido y columna, pero ten en cuenta que puede haber consecuencias no deseadas.</text:span></text:p>
        </text:list-item>
        <text:list-item>
          <text:p text:style-name="P6723"><text:span text:style-name="T6724">Bootstrap incluye clases predefinidas para crear diseños rápidos y responsive.</text:span><text:span text:style-name="T6725"> Con </text:span><text:a xlink:href="https://esdocu.net/bootstrap/5.1/layout/breakpoints/" office:target-frame-name="_top" xlink:show="replace"><text:span text:style-name="T6726">seis breakpoints</text:span></text:a><text:span text:style-name="T6727"> y una docena de columnas en cada nivel de cuadrícula, tenemos docenas de clases ya construidas para que puedas crear tus diseños deseados. Esto se puede desactivar a través de Sass si lo deseas.</text:span></text:p>
        </text:list-item>
      </text:list>
      <text:h text:style-name="P6728" text:outline-level="2"><text:bookmark-start text:name="_Toc156319960"/>Alineación<text:bookmark-end text:name="_Toc156319960"/> </text:h>
      <text:p text:style-name="P6729">Usa las utilidades de alineación de flexbox para alinear columnas vertical y horizontalmente.</text:p>
      <text:h text:style-name="P6730" text:outline-level="3"><text:bookmark-start text:name="_Toc156319961"/><text:soft-page-break/>Alineamiento vertical<text:bookmark-end text:name="_Toc156319961"/> </text:h>
      <text:p text:style-name="P6731"><text:span text:style-name="T6732">&lt;</text:span><text:span text:style-name="T6733">div</text:span><text:span text:style-name="T6734"><text:s/></text:span><text:span text:style-name="T6735">class</text:span><text:span text:style-name="T6736">=</text:span><text:span text:style-name="T6737">"container"</text:span><text:span text:style-name="T6738">&gt;</text:span></text:p>
      <text:p text:style-name="P6739"><text:span text:style-name="T6740"><text:s text:c="2"/></text:span><text:span text:style-name="T6741">&lt;</text:span><text:span text:style-name="T6742">div</text:span><text:span text:style-name="T6743"><text:s/></text:span><text:span text:style-name="T6744">class</text:span><text:span text:style-name="T6745">=</text:span><text:span text:style-name="T6746">"row align-items-start"</text:span><text:span text:style-name="T6747">&gt;</text:span></text:p>
      <text:p text:style-name="P6748"><text:span text:style-name="T6749"><text:s text:c="4"/></text:span><text:span text:style-name="T6750">&lt;</text:span><text:span text:style-name="T6751">div</text:span><text:span text:style-name="T6752"><text:s/></text:span><text:span text:style-name="T6753">class</text:span><text:span text:style-name="T6754">=</text:span><text:span text:style-name="T6755">"col"</text:span><text:span text:style-name="T6756">&gt;</text:span></text:p>
      <text:p text:style-name="P6757"><text:span text:style-name="T6758"><text:s text:c="6"/>Una de tres columnas</text:span></text:p>
      <text:p text:style-name="P6759"><text:span text:style-name="T6760"><text:s text:c="4"/></text:span><text:span text:style-name="T6761">&lt;/</text:span><text:span text:style-name="T6762">div</text:span><text:span text:style-name="T6763">&gt;</text:span></text:p>
      <text:p text:style-name="P6764"><text:span text:style-name="T6765"><text:s text:c="4"/></text:span><text:span text:style-name="T6766">&lt;</text:span><text:span text:style-name="T6767">div</text:span><text:span text:style-name="T6768"><text:s/></text:span><text:span text:style-name="T6769">class</text:span><text:span text:style-name="T6770">=</text:span><text:span text:style-name="T6771">"col"</text:span><text:span text:style-name="T6772">&gt;</text:span></text:p>
      <text:p text:style-name="P6773"><text:span text:style-name="T6774"><text:s text:c="6"/>Una de tres columnas</text:span></text:p>
      <text:p text:style-name="P6775"><text:span text:style-name="T6776"><text:s text:c="4"/></text:span><text:span text:style-name="T6777">&lt;/</text:span><text:span text:style-name="T6778">div</text:span><text:span text:style-name="T6779">&gt;</text:span></text:p>
      <text:p text:style-name="P6780"><text:span text:style-name="T6781"><text:s text:c="4"/></text:span><text:span text:style-name="T6782">&lt;</text:span><text:span text:style-name="T6783">div</text:span><text:span text:style-name="T6784"><text:s/></text:span><text:span text:style-name="T6785">class</text:span><text:span text:style-name="T6786">=</text:span><text:span text:style-name="T6787">"col"</text:span><text:span text:style-name="T6788">&gt;</text:span></text:p>
      <text:p text:style-name="P6789"><text:span text:style-name="T6790"><text:s text:c="6"/>Una de tres columnas</text:span></text:p>
      <text:p text:style-name="P6791"><text:span text:style-name="T6792"><text:s text:c="4"/></text:span><text:span text:style-name="T6793">&lt;/</text:span><text:span text:style-name="T6794">div</text:span><text:span text:style-name="T6795">&gt;</text:span></text:p>
      <text:p text:style-name="P6796"><text:span text:style-name="T6797"><text:s text:c="2"/></text:span><text:span text:style-name="T6798">&lt;/</text:span><text:span text:style-name="T6799">div</text:span><text:span text:style-name="T6800">&gt;</text:span></text:p>
      <text:p text:style-name="P6801"><text:span text:style-name="T6802"><text:s text:c="2"/></text:span><text:span text:style-name="T6803">&lt;</text:span><text:span text:style-name="T6804">div</text:span><text:span text:style-name="T6805"><text:s/></text:span><text:span text:style-name="T6806">class</text:span><text:span text:style-name="T6807">=</text:span><text:span text:style-name="T6808">"row align-items-center"</text:span><text:span text:style-name="T6809">&gt;</text:span></text:p>
      <text:p text:style-name="P6810"><text:span text:style-name="T6811"><text:s text:c="4"/></text:span><text:span text:style-name="T6812">&lt;</text:span><text:span text:style-name="T6813">div</text:span><text:span text:style-name="T6814"><text:s/></text:span><text:span text:style-name="T6815">class</text:span><text:span text:style-name="T6816">=</text:span><text:span text:style-name="T6817">"col"</text:span><text:span text:style-name="T6818">&gt;</text:span></text:p>
      <text:p text:style-name="P6819"><text:span text:style-name="T6820"><text:s text:c="6"/>Una de tres columnas</text:span></text:p>
      <text:p text:style-name="P6821"><text:span text:style-name="T6822"><text:s text:c="4"/></text:span><text:span text:style-name="T6823">&lt;/</text:span><text:span text:style-name="T6824">div</text:span><text:span text:style-name="T6825">&gt;</text:span></text:p>
      <text:p text:style-name="P6826"><text:span text:style-name="T6827"><text:s text:c="4"/></text:span><text:span text:style-name="T6828">&lt;</text:span><text:span text:style-name="T6829">div</text:span><text:span text:style-name="T6830"><text:s/></text:span><text:span text:style-name="T6831">class</text:span><text:span text:style-name="T6832">=</text:span><text:span text:style-name="T6833">"col"</text:span><text:span text:style-name="T6834">&gt;</text:span></text:p>
      <text:p text:style-name="P6835"><text:span text:style-name="T6836"><text:s text:c="6"/>Una de tres columnas</text:span></text:p>
      <text:p text:style-name="P6837"><text:span text:style-name="T6838"><text:s text:c="4"/></text:span><text:span text:style-name="T6839">&lt;/</text:span><text:span text:style-name="T6840">div</text:span><text:span text:style-name="T6841">&gt;</text:span></text:p>
      <text:p text:style-name="P6842"><text:span text:style-name="T6843"><text:s text:c="4"/></text:span><text:span text:style-name="T6844">&lt;</text:span><text:span text:style-name="T6845">div</text:span><text:span text:style-name="T6846"><text:s/></text:span><text:span text:style-name="T6847">class</text:span><text:span text:style-name="T6848">=</text:span><text:span text:style-name="T6849">"col"</text:span><text:span text:style-name="T6850">&gt;</text:span></text:p>
      <text:p text:style-name="P6851"><text:span text:style-name="T6852"><text:s text:c="6"/>Una de tres columnas</text:span></text:p>
      <text:p text:style-name="P6853"><text:span text:style-name="T6854"><text:s text:c="4"/></text:span><text:span text:style-name="T6855">&lt;/</text:span><text:span text:style-name="T6856">div</text:span><text:span text:style-name="T6857">&gt;</text:span></text:p>
      <text:p text:style-name="P6858"><text:span text:style-name="T6859"><text:s text:c="2"/></text:span><text:span text:style-name="T6860">&lt;/</text:span><text:span text:style-name="T6861">div</text:span><text:span text:style-name="T6862">&gt;</text:span></text:p>
      <text:p text:style-name="P6863"><text:span text:style-name="T6864"><text:s text:c="2"/></text:span><text:span text:style-name="T6865">&lt;</text:span><text:span text:style-name="T6866">div</text:span><text:span text:style-name="T6867"><text:s/></text:span><text:span text:style-name="T6868">class</text:span><text:span text:style-name="T6869">=</text:span><text:span text:style-name="T6870">"row align-items-end"</text:span><text:span text:style-name="T6871">&gt;</text:span></text:p>
      <text:p text:style-name="P6872"><text:span text:style-name="T6873"><text:s text:c="4"/></text:span><text:span text:style-name="T6874">&lt;</text:span><text:span text:style-name="T6875">div</text:span><text:span text:style-name="T6876"><text:s/></text:span><text:span text:style-name="T6877">class</text:span><text:span text:style-name="T6878">=</text:span><text:span text:style-name="T6879">"col"</text:span><text:span text:style-name="T6880">&gt;</text:span></text:p>
      <text:p text:style-name="P6881"><text:span text:style-name="T6882"><text:s text:c="6"/>Una de tres columnas</text:span></text:p>
      <text:p text:style-name="P6883"><text:span text:style-name="T6884"><text:s text:c="4"/></text:span><text:span text:style-name="T6885">&lt;/</text:span><text:span text:style-name="T6886">div</text:span><text:span text:style-name="T6887">&gt;</text:span></text:p>
      <text:p text:style-name="P6888"><text:span text:style-name="T6889"><text:s text:c="4"/></text:span><text:span text:style-name="T6890">&lt;</text:span><text:span text:style-name="T6891">div</text:span><text:span text:style-name="T6892"><text:s/></text:span><text:span text:style-name="T6893">class</text:span><text:span text:style-name="T6894">=</text:span><text:span text:style-name="T6895">"col"</text:span><text:span text:style-name="T6896">&gt;</text:span></text:p>
      <text:p text:style-name="P6897"><text:span text:style-name="T6898"><text:s text:c="6"/>Una de tres columnas</text:span></text:p>
      <text:p text:style-name="P6899"><text:span text:style-name="T6900"><text:s text:c="4"/></text:span><text:span text:style-name="T6901">&lt;/</text:span><text:span text:style-name="T6902">div</text:span><text:span text:style-name="T6903">&gt;</text:span></text:p>
      <text:p text:style-name="P6904"><text:span text:style-name="T6905"><text:s text:c="4"/></text:span><text:span text:style-name="T6906">&lt;</text:span><text:span text:style-name="T6907">div</text:span><text:span text:style-name="T6908"><text:s/></text:span><text:span text:style-name="T6909">class</text:span><text:span text:style-name="T6910">=</text:span><text:span text:style-name="T6911">"col"</text:span><text:span text:style-name="T6912">&gt;</text:span></text:p>
      <text:p text:style-name="P6913"><text:span text:style-name="T6914"><text:s text:c="6"/>Una de tres columnas</text:span></text:p>
      <text:p text:style-name="P6915"><text:span text:style-name="T6916"><text:s text:c="4"/></text:span><text:span text:style-name="T6917">&lt;/</text:span><text:span text:style-name="T6918">div</text:span><text:span text:style-name="T6919">&gt;</text:span></text:p>
      <text:p text:style-name="P6920"><text:span text:style-name="T6921"><text:s text:c="2"/></text:span><text:span text:style-name="T6922">&lt;/</text:span><text:span text:style-name="T6923">div</text:span><text:span text:style-name="T6924">&gt;</text:span></text:p>
      <text:p text:style-name="P6925"><text:span text:style-name="T6926">&lt;/</text:span><text:span text:style-name="T6927">div</text:span><text:span text:style-name="T6928">&gt;</text:span></text:p>
      <text:p text:style-name="P6929"><text:span text:style-name="T6930">&lt;</text:span><text:span text:style-name="T6931">div</text:span><text:span text:style-name="T6932"><text:s/></text:span><text:span text:style-name="T6933">class</text:span><text:span text:style-name="T6934">=</text:span><text:span text:style-name="T6935">"container"</text:span><text:span text:style-name="T6936">&gt;</text:span></text:p>
      <text:p text:style-name="P6937"><text:span text:style-name="T6938"><text:s text:c="2"/></text:span><text:span text:style-name="T6939">&lt;</text:span><text:span text:style-name="T6940">div</text:span><text:span text:style-name="T6941"><text:s/></text:span><text:span text:style-name="T6942">class</text:span><text:span text:style-name="T6943">=</text:span><text:span text:style-name="T6944">"row"</text:span><text:span text:style-name="T6945">&gt;</text:span></text:p>
      <text:p text:style-name="P6946"><text:span text:style-name="T6947"><text:s text:c="4"/></text:span><text:span text:style-name="T6948">&lt;</text:span><text:span text:style-name="T6949">div</text:span><text:span text:style-name="T6950"><text:s/></text:span><text:span text:style-name="T6951">class</text:span><text:span text:style-name="T6952">=</text:span><text:span text:style-name="T6953">"col align-self-start"</text:span><text:span text:style-name="T6954">&gt;</text:span></text:p>
      <text:p text:style-name="P6955"><text:span text:style-name="T6956"><text:s text:c="6"/></text:span><text:span text:style-name="T6957">Una de tres columnas</text:span></text:p>
      <text:p text:style-name="P6958"><text:span text:style-name="T6959"><text:s text:c="4"/></text:span><text:span text:style-name="T6960">&lt;/</text:span><text:span text:style-name="T6961">div</text:span><text:span text:style-name="T6962">&gt;</text:span></text:p>
      <text:p text:style-name="P6963"><text:span text:style-name="T6964"><text:s text:c="4"/></text:span><text:span text:style-name="T6965">&lt;</text:span><text:span text:style-name="T6966">div</text:span><text:span text:style-name="T6967"><text:s/></text:span><text:span text:style-name="T6968">class</text:span><text:span text:style-name="T6969">=</text:span><text:span text:style-name="T6970">"col align-self-center"</text:span><text:span text:style-name="T6971">&gt;</text:span></text:p>
      <text:p text:style-name="P6972"><text:span text:style-name="T6973"><text:s text:c="6"/></text:span><text:span text:style-name="T6974">Una de tres columnas</text:span></text:p>
      <text:p text:style-name="P6975"><text:span text:style-name="T6976"><text:s text:c="4"/></text:span><text:span text:style-name="T6977">&lt;/</text:span><text:span text:style-name="T6978">div</text:span><text:span text:style-name="T6979">&gt;</text:span></text:p>
      <text:p text:style-name="P6980"><text:span text:style-name="T6981"><text:s text:c="4"/></text:span><text:span text:style-name="T6982">&lt;</text:span><text:span text:style-name="T6983">div</text:span><text:span text:style-name="T6984"><text:s/></text:span><text:span text:style-name="T6985">class</text:span><text:span text:style-name="T6986">=</text:span><text:span text:style-name="T6987">"col align-self-end"</text:span><text:span text:style-name="T6988">&gt;</text:span></text:p>
      <text:p text:style-name="P6989"><text:span text:style-name="T6990"><text:s text:c="6"/></text:span><text:span text:style-name="T6991">Una de tres columnas</text:span></text:p>
      <text:p text:style-name="P6992"><text:span text:style-name="T6993"><text:s text:c="4"/></text:span><text:span text:style-name="T6994">&lt;/</text:span><text:span text:style-name="T6995">div</text:span><text:span text:style-name="T6996">&gt;</text:span></text:p>
      <text:p text:style-name="P6997"><text:span text:style-name="T6998"><text:s text:c="2"/></text:span><text:span text:style-name="T6999">&lt;/</text:span><text:span text:style-name="T7000">div</text:span><text:span text:style-name="T7001">&gt;</text:span></text:p>
      <text:p text:style-name="P7002"><text:span text:style-name="T7003">&lt;/</text:span><text:span text:style-name="T7004">div</text:span><text:span text:style-name="T7005">&gt;</text:span></text:p>
      <text:h text:style-name="P7006" text:outline-level="3"><text:bookmark-start text:name="_Toc156319962"/>Horizontal alignment<text:bookmark-end text:name="_Toc156319962"/> </text:h>
      <text:p text:style-name="P7007"><text:span text:style-name="T7008">&lt;</text:span><text:span text:style-name="T7009">div</text:span><text:span text:style-name="T7010"><text:s/></text:span><text:span text:style-name="T7011">class</text:span><text:span text:style-name="T7012">=</text:span><text:span text:style-name="T7013">"container"</text:span><text:span text:style-name="T7014">&gt;</text:span></text:p>
      <text:p text:style-name="P7015"><text:span text:style-name="T7016"><text:s text:c="2"/></text:span><text:span text:style-name="T7017">&lt;</text:span><text:span text:style-name="T7018">div</text:span><text:span text:style-name="T7019"><text:s/></text:span><text:span text:style-name="T7020">class</text:span><text:span text:style-name="T7021">=</text:span><text:span text:style-name="T7022">"row justify-content-start"</text:span><text:span text:style-name="T7023">&gt;</text:span></text:p>
      <text:p text:style-name="P7024"><text:span text:style-name="T7025"><text:s text:c="4"/></text:span><text:span text:style-name="T7026">&lt;</text:span><text:span text:style-name="T7027">div</text:span><text:span text:style-name="T7028"><text:s/></text:span><text:span text:style-name="T7029">class</text:span><text:span text:style-name="T7030">=</text:span><text:span text:style-name="T7031">"col-4"</text:span><text:span text:style-name="T7032">&gt;</text:span></text:p>
      <text:p text:style-name="P7033"><text:span text:style-name="T7034"><text:s text:c="6"/>Una de dos columnas</text:span></text:p>
      <text:p text:style-name="P7035"><text:span text:style-name="T7036"><text:s text:c="4"/></text:span><text:span text:style-name="T7037">&lt;/</text:span><text:span text:style-name="T7038">div</text:span><text:span text:style-name="T7039">&gt;</text:span></text:p>
      <text:p text:style-name="P7040"><text:span text:style-name="T7041"><text:s text:c="4"/></text:span><text:span text:style-name="T7042">&lt;</text:span><text:span text:style-name="T7043">div</text:span><text:span text:style-name="T7044"><text:s/></text:span><text:span text:style-name="T7045">class</text:span><text:span text:style-name="T7046">=</text:span><text:span text:style-name="T7047">"col-4"</text:span><text:span text:style-name="T7048">&gt;</text:span></text:p>
      <text:soft-page-break/>
      <text:p text:style-name="P7049"><text:span text:style-name="T7050"><text:s text:c="6"/>Una de dos columnas</text:span></text:p>
      <text:p text:style-name="P7051"><text:span text:style-name="T7052"><text:s text:c="4"/></text:span><text:span text:style-name="T7053">&lt;/</text:span><text:span text:style-name="T7054">div</text:span><text:span text:style-name="T7055">&gt;</text:span></text:p>
      <text:p text:style-name="P7056"><text:span text:style-name="T7057"><text:s text:c="2"/></text:span><text:span text:style-name="T7058">&lt;/</text:span><text:span text:style-name="T7059">div</text:span><text:span text:style-name="T7060">&gt;</text:span></text:p>
      <text:p text:style-name="P7061"><text:span text:style-name="T7062"><text:s text:c="2"/></text:span><text:span text:style-name="T7063">&lt;</text:span><text:span text:style-name="T7064">div</text:span><text:span text:style-name="T7065"><text:s/></text:span><text:span text:style-name="T7066">class</text:span><text:span text:style-name="T7067">=</text:span><text:span text:style-name="T7068">"row justify-content-center"</text:span><text:span text:style-name="T7069">&gt;</text:span></text:p>
      <text:p text:style-name="P7070"><text:span text:style-name="T7071"><text:s text:c="4"/></text:span><text:span text:style-name="T7072">&lt;</text:span><text:span text:style-name="T7073">div</text:span><text:span text:style-name="T7074"><text:s/></text:span><text:span text:style-name="T7075">class</text:span><text:span text:style-name="T7076">=</text:span><text:span text:style-name="T7077">"col-4"</text:span><text:span text:style-name="T7078">&gt;</text:span></text:p>
      <text:p text:style-name="P7079"><text:span text:style-name="T7080"><text:s text:c="6"/>Una de dos columnas</text:span></text:p>
      <text:p text:style-name="P7081"><text:span text:style-name="T7082"><text:s text:c="4"/></text:span><text:span text:style-name="T7083">&lt;/</text:span><text:span text:style-name="T7084">div</text:span><text:span text:style-name="T7085">&gt;</text:span></text:p>
      <text:p text:style-name="P7086"><text:span text:style-name="T7087"><text:s text:c="4"/></text:span><text:span text:style-name="T7088">&lt;</text:span><text:span text:style-name="T7089">div</text:span><text:span text:style-name="T7090"><text:s/></text:span><text:span text:style-name="T7091">class</text:span><text:span text:style-name="T7092">=</text:span><text:span text:style-name="T7093">"col-4"</text:span><text:span text:style-name="T7094">&gt;</text:span></text:p>
      <text:p text:style-name="P7095"><text:span text:style-name="T7096"><text:s text:c="6"/>Una de dos columnas</text:span></text:p>
      <text:p text:style-name="P7097"><text:span text:style-name="T7098"><text:s text:c="4"/></text:span><text:span text:style-name="T7099">&lt;/</text:span><text:span text:style-name="T7100">div</text:span><text:span text:style-name="T7101">&gt;</text:span></text:p>
      <text:p text:style-name="P7102"><text:span text:style-name="T7103"><text:s text:c="2"/></text:span><text:span text:style-name="T7104">&lt;/</text:span><text:span text:style-name="T7105">div</text:span><text:span text:style-name="T7106">&gt;</text:span></text:p>
      <text:p text:style-name="P7107"><text:span text:style-name="T7108"><text:s text:c="2"/></text:span><text:span text:style-name="T7109">&lt;</text:span><text:span text:style-name="T7110">div</text:span><text:span text:style-name="T7111"><text:s/></text:span><text:span text:style-name="T7112">class</text:span><text:span text:style-name="T7113">=</text:span><text:span text:style-name="T7114">"row justify-content-end"</text:span><text:span text:style-name="T7115">&gt;</text:span></text:p>
      <text:p text:style-name="P7116"><text:span text:style-name="T7117"><text:s text:c="4"/></text:span><text:span text:style-name="T7118">&lt;</text:span><text:span text:style-name="T7119">div</text:span><text:span text:style-name="T7120"><text:s/></text:span><text:span text:style-name="T7121">class</text:span><text:span text:style-name="T7122">=</text:span><text:span text:style-name="T7123">"col-4"</text:span><text:span text:style-name="T7124">&gt;</text:span></text:p>
      <text:p text:style-name="P7125"><text:span text:style-name="T7126"><text:s text:c="6"/>Una de dos columnas</text:span></text:p>
      <text:p text:style-name="P7127"><text:span text:style-name="T7128"><text:s text:c="4"/></text:span><text:span text:style-name="T7129">&lt;/</text:span><text:span text:style-name="T7130">div</text:span><text:span text:style-name="T7131">&gt;</text:span></text:p>
      <text:p text:style-name="P7132"><text:span text:style-name="T7133"><text:s text:c="4"/></text:span><text:span text:style-name="T7134">&lt;</text:span><text:span text:style-name="T7135">div</text:span><text:span text:style-name="T7136"><text:s/></text:span><text:span text:style-name="T7137">class</text:span><text:span text:style-name="T7138">=</text:span><text:span text:style-name="T7139">"col-4"</text:span><text:span text:style-name="T7140">&gt;</text:span></text:p>
      <text:p text:style-name="P7141"><text:span text:style-name="T7142"><text:s text:c="6"/>Una de dos columnas</text:span></text:p>
      <text:p text:style-name="P7143"><text:span text:style-name="T7144"><text:s text:c="4"/></text:span><text:span text:style-name="T7145">&lt;/</text:span><text:span text:style-name="T7146">div</text:span><text:span text:style-name="T7147">&gt;</text:span></text:p>
      <text:p text:style-name="P7148"><text:span text:style-name="T7149"><text:s text:c="2"/></text:span><text:span text:style-name="T7150">&lt;/</text:span><text:span text:style-name="T7151">div</text:span><text:span text:style-name="T7152">&gt;</text:span></text:p>
      <text:p text:style-name="P7153"><text:span text:style-name="T7154"><text:s text:c="2"/></text:span><text:span text:style-name="T7155">&lt;</text:span><text:span text:style-name="T7156">div</text:span><text:span text:style-name="T7157"><text:s/></text:span><text:span text:style-name="T7158">class</text:span><text:span text:style-name="T7159">=</text:span><text:span text:style-name="T7160">"row justify-content-around"</text:span><text:span text:style-name="T7161">&gt;</text:span></text:p>
      <text:p text:style-name="P7162"><text:span text:style-name="T7163"><text:s text:c="4"/></text:span><text:span text:style-name="T7164">&lt;</text:span><text:span text:style-name="T7165">div</text:span><text:span text:style-name="T7166"><text:s/></text:span><text:span text:style-name="T7167">class</text:span><text:span text:style-name="T7168">=</text:span><text:span text:style-name="T7169">"col-4"</text:span><text:span text:style-name="T7170">&gt;</text:span></text:p>
      <text:p text:style-name="P7171"><text:span text:style-name="T7172"><text:s text:c="6"/>Una de dos columnas</text:span></text:p>
      <text:p text:style-name="P7173"><text:span text:style-name="T7174"><text:s text:c="4"/></text:span><text:span text:style-name="T7175">&lt;/</text:span><text:span text:style-name="T7176">div</text:span><text:span text:style-name="T7177">&gt;</text:span></text:p>
      <text:p text:style-name="P7178"><text:span text:style-name="T7179"><text:s text:c="4"/></text:span><text:span text:style-name="T7180">&lt;</text:span><text:span text:style-name="T7181">div</text:span><text:span text:style-name="T7182"><text:s/></text:span><text:span text:style-name="T7183">class</text:span><text:span text:style-name="T7184">=</text:span><text:span text:style-name="T7185">"col-4"</text:span><text:span text:style-name="T7186">&gt;</text:span></text:p>
      <text:p text:style-name="P7187"><text:span text:style-name="T7188"><text:s text:c="6"/>Una de dos columnas</text:span></text:p>
      <text:p text:style-name="P7189"><text:span text:style-name="T7190"><text:s text:c="4"/></text:span><text:span text:style-name="T7191">&lt;/</text:span><text:span text:style-name="T7192">div</text:span><text:span text:style-name="T7193">&gt;</text:span></text:p>
      <text:p text:style-name="P7194"><text:span text:style-name="T7195"><text:s text:c="2"/></text:span><text:span text:style-name="T7196">&lt;/</text:span><text:span text:style-name="T7197">div</text:span><text:span text:style-name="T7198">&gt;</text:span></text:p>
      <text:p text:style-name="P7199"><text:span text:style-name="T7200"><text:s text:c="2"/></text:span><text:span text:style-name="T7201">&lt;</text:span><text:span text:style-name="T7202">div</text:span><text:span text:style-name="T7203"><text:s/></text:span><text:span text:style-name="T7204">class</text:span><text:span text:style-name="T7205">=</text:span><text:span text:style-name="T7206">"row justify-content-between"</text:span><text:span text:style-name="T7207">&gt;</text:span></text:p>
      <text:p text:style-name="P7208"><text:span text:style-name="T7209"><text:s text:c="4"/></text:span><text:span text:style-name="T7210">&lt;</text:span><text:span text:style-name="T7211">div</text:span><text:span text:style-name="T7212"><text:s/></text:span><text:span text:style-name="T7213">class</text:span><text:span text:style-name="T7214">=</text:span><text:span text:style-name="T7215">"col-4"</text:span><text:span text:style-name="T7216">&gt;</text:span></text:p>
      <text:p text:style-name="P7217"><text:span text:style-name="T7218"><text:s text:c="6"/>Una de dos columnas</text:span></text:p>
      <text:p text:style-name="P7219"><text:span text:style-name="T7220"><text:s text:c="4"/></text:span><text:span text:style-name="T7221">&lt;/</text:span><text:span text:style-name="T7222">div</text:span><text:span text:style-name="T7223">&gt;</text:span></text:p>
      <text:p text:style-name="P7224"><text:span text:style-name="T7225"><text:s text:c="4"/></text:span><text:span text:style-name="T7226">&lt;</text:span><text:span text:style-name="T7227">div</text:span><text:span text:style-name="T7228"><text:s/></text:span><text:span text:style-name="T7229">class</text:span><text:span text:style-name="T7230">=</text:span><text:span text:style-name="T7231">"col-4"</text:span><text:span text:style-name="T7232">&gt;</text:span></text:p>
      <text:p text:style-name="P7233"><text:span text:style-name="T7234"><text:s text:c="6"/>Una de dos columnas</text:span></text:p>
      <text:p text:style-name="P7235"><text:span text:style-name="T7236"><text:s text:c="4"/></text:span><text:span text:style-name="T7237">&lt;/</text:span><text:span text:style-name="T7238">div</text:span><text:span text:style-name="T7239">&gt;</text:span></text:p>
      <text:p text:style-name="P7240"><text:span text:style-name="T7241"><text:s text:c="2"/></text:span><text:span text:style-name="T7242">&lt;/</text:span><text:span text:style-name="T7243">div</text:span><text:span text:style-name="T7244">&gt;</text:span></text:p>
      <text:p text:style-name="P7245"><text:span text:style-name="T7246"><text:s text:c="2"/></text:span><text:span text:style-name="T7247">&lt;</text:span><text:span text:style-name="T7248">div</text:span><text:span text:style-name="T7249"><text:s/></text:span><text:span text:style-name="T7250">class</text:span><text:span text:style-name="T7251">=</text:span><text:span text:style-name="T7252">"row justify-content-evenly"</text:span><text:span text:style-name="T7253">&gt;</text:span></text:p>
      <text:p text:style-name="P7254"><text:span text:style-name="T7255"><text:s text:c="4"/></text:span><text:span text:style-name="T7256">&lt;</text:span><text:span text:style-name="T7257">div</text:span><text:span text:style-name="T7258"><text:s/></text:span><text:span text:style-name="T7259">class</text:span><text:span text:style-name="T7260">=</text:span><text:span text:style-name="T7261">"col-4"</text:span><text:span text:style-name="T7262">&gt;</text:span></text:p>
      <text:p text:style-name="P7263"><text:span text:style-name="T7264"><text:s text:c="6"/>Una de dos columnas</text:span></text:p>
      <text:p text:style-name="P7265"><text:span text:style-name="T7266"><text:s text:c="4"/></text:span><text:span text:style-name="T7267">&lt;/</text:span><text:span text:style-name="T7268">div</text:span><text:span text:style-name="T7269">&gt;</text:span></text:p>
      <text:p text:style-name="P7270"><text:span text:style-name="T7271"><text:s text:c="4"/></text:span><text:span text:style-name="T7272">&lt;</text:span><text:span text:style-name="T7273">div</text:span><text:span text:style-name="T7274"><text:s/></text:span><text:span text:style-name="T7275">class</text:span><text:span text:style-name="T7276">=</text:span><text:span text:style-name="T7277">"col-4"</text:span><text:span text:style-name="T7278">&gt;</text:span></text:p>
      <text:p text:style-name="P7279"><text:span text:style-name="T7280"><text:s text:c="6"/>Una de dos columnas</text:span></text:p>
      <text:p text:style-name="P7281"><text:span text:style-name="T7282"><text:s text:c="4"/></text:span><text:span text:style-name="T7283">&lt;/</text:span><text:span text:style-name="T7284">div</text:span><text:span text:style-name="T7285">&gt;</text:span></text:p>
      <text:p text:style-name="P7286"><text:span text:style-name="T7287"><text:s text:c="2"/></text:span><text:span text:style-name="T7288">&lt;/</text:span><text:span text:style-name="T7289">div</text:span><text:span text:style-name="T7290">&gt;</text:span></text:p>
      <text:p text:style-name="P7291"><text:span text:style-name="T7292">&lt;/</text:span><text:span text:style-name="T7293">div</text:span><text:span text:style-name="T7294">&gt;</text:span></text:p>
      <text:h text:style-name="P7295" text:outline-level="3"><text:bookmark-start text:name="_Toc156319963"/>Envoltura de columna<text:bookmark-end text:name="_Toc156319963"/> </text:h>
      <text:p text:style-name="P7296">Si se colocan más de 12 columnas dentro de una sola fila, cada grupo de columnas adicionales se ajustará, como una unidad, a una nueva línea.</text:p>
      <text:p text:style-name="P7297"><text:span text:style-name="T7298">&lt;</text:span><text:span text:style-name="T7299">div</text:span><text:span text:style-name="T7300"><text:s/></text:span><text:span text:style-name="T7301">class</text:span><text:span text:style-name="T7302">=</text:span><text:span text:style-name="T7303">"container"</text:span><text:span text:style-name="T7304">&gt;</text:span></text:p>
      <text:p text:style-name="P7305"><text:span text:style-name="T7306"><text:s text:c="2"/></text:span><text:span text:style-name="T7307">&lt;</text:span><text:span text:style-name="T7308">div</text:span><text:span text:style-name="T7309"><text:s/></text:span><text:span text:style-name="T7310">class</text:span><text:span text:style-name="T7311">=</text:span><text:span text:style-name="T7312">"row"</text:span><text:span text:style-name="T7313">&gt;</text:span></text:p>
      <text:p text:style-name="P7314"><text:span text:style-name="T7315"><text:s text:c="4"/></text:span><text:span text:style-name="T7316">&lt;</text:span><text:span text:style-name="T7317">div</text:span><text:span text:style-name="T7318"><text:s/></text:span><text:span text:style-name="T7319">class</text:span><text:span text:style-name="T7320">=</text:span><text:span text:style-name="T7321">"col-9"</text:span><text:span text:style-name="T7322">&gt;</text:span><text:span text:style-name="T7323">.col-9</text:span><text:span text:style-name="T7324">&lt;/</text:span><text:span text:style-name="T7325">div</text:span><text:span text:style-name="T7326">&gt;</text:span></text:p>
      <text:p text:style-name="P7327"><text:span text:style-name="T7328"><text:s text:c="4"/></text:span><text:span text:style-name="T7329">&lt;</text:span><text:span text:style-name="T7330">div</text:span><text:span text:style-name="T7331"><text:s/></text:span><text:span text:style-name="T7332">class</text:span><text:span text:style-name="T7333">=</text:span><text:span text:style-name="T7334">"col-4"</text:span><text:span text:style-name="T7335">&gt;</text:span><text:span text:style-name="T7336">.col-4</text:span><text:span text:style-name="T7337">&lt;</text:span><text:span text:style-name="T7338">br</text:span><text:span text:style-name="T7339">&gt;</text:span><text:span text:style-name="T7340">Ya que 9 + 4 = 13<text:s/></text:span><text:span text:style-name="T7341">&amp;gt;</text:span><text:span text:style-name="T7342"><text:s/>12, este div 4-column-wide se envuelve en una nueva línea como una unidad contigua.</text:span><text:span text:style-name="T7343">&lt;/</text:span><text:span text:style-name="T7344">div</text:span><text:span text:style-name="T7345">&gt;</text:span></text:p>
      <text:p text:style-name="P7346"><text:span text:style-name="T7347"><text:s text:c="4"/></text:span><text:span text:style-name="T7348">&lt;</text:span><text:span text:style-name="T7349">div</text:span><text:span text:style-name="T7350"><text:s/></text:span><text:span text:style-name="T7351">class</text:span><text:span text:style-name="T7352">=</text:span><text:span text:style-name="T7353">"col-6"</text:span><text:span text:style-name="T7354">&gt;</text:span><text:span text:style-name="T7355">.col-6</text:span><text:span text:style-name="T7356">&lt;</text:span><text:span text:style-name="T7357">br</text:span><text:span text:style-name="T7358">&gt;</text:span><text:span text:style-name="T7359">Subsequent columns continue along the new line.</text:span><text:span text:style-name="T7360">&lt;/</text:span><text:span text:style-name="T7361">div</text:span><text:span text:style-name="T7362">&gt;</text:span></text:p>
      <text:soft-page-break/>
      <text:p text:style-name="P7363"><text:span text:style-name="T7364"><text:s text:c="2"/></text:span><text:span text:style-name="T7365">&lt;/</text:span><text:span text:style-name="T7366">div</text:span><text:span text:style-name="T7367">&gt;</text:span></text:p>
      <text:p text:style-name="P7368"><text:span text:style-name="T7369">&lt;/</text:span><text:span text:style-name="T7370">div</text:span><text:span text:style-name="T7371">&gt;</text:span></text:p>
      <text:h text:style-name="P7372" text:outline-level="3"><text:bookmark-start text:name="_Toc156319964"/>Saltos de columna<text:bookmark-end text:name="_Toc156319964"/> </text:h>
      <text:p text:style-name="P7373"><text:span text:style-name="T7374">Dividir columnas en una nueva línea en flexbox requiere un pequeño truco: agrega un elemento con </text:span><text:span text:style-name="T7375">width: 100%</text:span><text:span text:style-name="T7376"> donde quieras envolver tus columnas en una nueva línea. Normalmente esto se logra con múltiples </text:span><text:span text:style-name="T7377">.row</text:span><text:span text:style-name="T7378">s, pero no todos los métodos de implementación pueden dar cuenta de esto.</text:span></text:p>
      <text:p text:style-name="P7379"><text:span text:style-name="T7380">&lt;</text:span><text:span text:style-name="T7381">div</text:span><text:span text:style-name="T7382"><text:s/></text:span><text:span text:style-name="T7383">class</text:span><text:span text:style-name="T7384">=</text:span><text:span text:style-name="T7385">"container"</text:span><text:span text:style-name="T7386">&gt;</text:span></text:p>
      <text:p text:style-name="P7387"><text:span text:style-name="T7388"><text:s text:c="2"/></text:span><text:span text:style-name="T7389">&lt;</text:span><text:span text:style-name="T7390">div</text:span><text:span text:style-name="T7391"><text:s/></text:span><text:span text:style-name="T7392">class</text:span><text:span text:style-name="T7393">=</text:span><text:span text:style-name="T7394">"row"</text:span><text:span text:style-name="T7395">&gt;</text:span></text:p>
      <text:p text:style-name="P7396"><text:span text:style-name="T7397"><text:s text:c="4"/></text:span><text:span text:style-name="T7398">&lt;</text:span><text:span text:style-name="T7399">div</text:span><text:span text:style-name="T7400"><text:s/></text:span><text:span text:style-name="T7401">class</text:span><text:span text:style-name="T7402">=</text:span><text:span text:style-name="T7403">"col-6 col-sm-3"</text:span><text:span text:style-name="T7404">&gt;</text:span><text:span text:style-name="T7405">.col-6 .col-sm-3</text:span><text:span text:style-name="T7406">&lt;/</text:span><text:span text:style-name="T7407">div</text:span><text:span text:style-name="T7408">&gt;</text:span></text:p>
      <text:p text:style-name="P7409"><text:span text:style-name="T7410"><text:s text:c="4"/></text:span><text:span text:style-name="T7411">&lt;</text:span><text:span text:style-name="T7412">div</text:span><text:span text:style-name="T7413"><text:s/></text:span><text:span text:style-name="T7414">class</text:span><text:span text:style-name="T7415">=</text:span><text:span text:style-name="T7416">"col-6 col-sm-3"</text:span><text:span text:style-name="T7417">&gt;</text:span><text:span text:style-name="T7418">.col-6 .col-sm-3</text:span><text:span text:style-name="T7419">&lt;/</text:span><text:span text:style-name="T7420">div</text:span><text:span text:style-name="T7421">&gt;</text:span></text:p>
      <text:p text:style-name="P7422"/>
      <text:p text:style-name="P7423"><text:span text:style-name="T7424"><text:s text:c="4"/></text:span><text:span text:style-name="T7425">&lt;!-- Obligar a las siguientes columnas a pasar a una nueva línea --&gt;</text:span></text:p>
      <text:p text:style-name="P7426"><text:span text:style-name="T7427"><text:s text:c="4"/></text:span><text:span text:style-name="T7428">&lt;</text:span><text:span text:style-name="T7429">div</text:span><text:span text:style-name="T7430"><text:s/></text:span><text:span text:style-name="T7431">class</text:span><text:span text:style-name="T7432">=</text:span><text:span text:style-name="T7433">"w-100"</text:span><text:span text:style-name="T7434">&gt;&lt;/</text:span><text:span text:style-name="T7435">div</text:span><text:span text:style-name="T7436">&gt;</text:span></text:p>
      <text:p text:style-name="P7437"/>
      <text:p text:style-name="P7438"><text:span text:style-name="T7439"><text:s text:c="4"/></text:span><text:span text:style-name="T7440">&lt;</text:span><text:span text:style-name="T7441">div</text:span><text:span text:style-name="T7442"><text:s/></text:span><text:span text:style-name="T7443">class</text:span><text:span text:style-name="T7444">=</text:span><text:span text:style-name="T7445">"col-6 col-sm-3"</text:span><text:span text:style-name="T7446">&gt;</text:span><text:span text:style-name="T7447">.col-6 .col-sm-3</text:span><text:span text:style-name="T7448">&lt;/</text:span><text:span text:style-name="T7449">div</text:span><text:span text:style-name="T7450">&gt;</text:span></text:p>
      <text:p text:style-name="P7451"><text:span text:style-name="T7452"><text:s text:c="4"/></text:span><text:span text:style-name="T7453">&lt;</text:span><text:span text:style-name="T7454">div</text:span><text:span text:style-name="T7455"><text:s/></text:span><text:span text:style-name="T7456">class</text:span><text:span text:style-name="T7457">=</text:span><text:span text:style-name="T7458">"col-6 col-sm-3"</text:span><text:span text:style-name="T7459">&gt;</text:span><text:span text:style-name="T7460">.col-6 .col-sm-3</text:span><text:span text:style-name="T7461">&lt;/</text:span><text:span text:style-name="T7462">div</text:span><text:span text:style-name="T7463">&gt;</text:span></text:p>
      <text:p text:style-name="P7464"><text:span text:style-name="T7465"><text:s text:c="2"/></text:span><text:span text:style-name="T7466">&lt;/</text:span><text:span text:style-name="T7467">div</text:span><text:span text:style-name="T7468">&gt;</text:span></text:p>
      <text:p text:style-name="P7469"><text:span text:style-name="T7470">&lt;/</text:span><text:span text:style-name="T7471">div</text:span><text:span text:style-name="T7472">&gt;</text:span></text:p>
      <text:p text:style-name="P7473"><text:span text:style-name="T7474">También puedes aplicar esta interrupción en breakpoints específicos con nuestras </text:span><text:a xlink:href="https://esdocu.net/bootstrap/5.1/utilities/display/" office:target-frame-name="_top" xlink:show="replace"><text:span text:style-name="T7475">utilidades de visualización responsive</text:span></text:a><text:span text:style-name="T7476">.</text:span></text:p>
      <text:p text:style-name="P7477"><text:span text:style-name="T7478">&lt;</text:span><text:span text:style-name="T7479">div</text:span><text:span text:style-name="T7480"><text:s/></text:span><text:span text:style-name="T7481">class</text:span><text:span text:style-name="T7482">=</text:span><text:span text:style-name="T7483">"container"</text:span><text:span text:style-name="T7484">&gt;</text:span></text:p>
      <text:p text:style-name="P7485"><text:span text:style-name="T7486"><text:s text:c="2"/></text:span><text:span text:style-name="T7487">&lt;</text:span><text:span text:style-name="T7488">div</text:span><text:span text:style-name="T7489"><text:s/></text:span><text:span text:style-name="T7490">class</text:span><text:span text:style-name="T7491">=</text:span><text:span text:style-name="T7492">"row"</text:span><text:span text:style-name="T7493">&gt;</text:span></text:p>
      <text:p text:style-name="P7494"><text:span text:style-name="T7495"><text:s text:c="4"/></text:span><text:span text:style-name="T7496">&lt;</text:span><text:span text:style-name="T7497">div</text:span><text:span text:style-name="T7498"><text:s/></text:span><text:span text:style-name="T7499">class</text:span><text:span text:style-name="T7500">=</text:span><text:span text:style-name="T7501">"col-6 col-sm-4"</text:span><text:span text:style-name="T7502">&gt;</text:span><text:span text:style-name="T7503">.col-6 .col-sm-4</text:span><text:span text:style-name="T7504">&lt;/</text:span><text:span text:style-name="T7505">div</text:span><text:span text:style-name="T7506">&gt;</text:span></text:p>
      <text:p text:style-name="P7507"><text:span text:style-name="T7508"><text:s text:c="4"/></text:span><text:span text:style-name="T7509">&lt;</text:span><text:span text:style-name="T7510">div</text:span><text:span text:style-name="T7511"><text:s/></text:span><text:span text:style-name="T7512">class</text:span><text:span text:style-name="T7513">=</text:span><text:span text:style-name="T7514">"col-6 col-sm-4"</text:span><text:span text:style-name="T7515">&gt;</text:span><text:span text:style-name="T7516">.col-6 .col-sm-4</text:span><text:span text:style-name="T7517">&lt;/</text:span><text:span text:style-name="T7518">div</text:span><text:span text:style-name="T7519">&gt;</text:span></text:p>
      <text:p text:style-name="P7520"/>
      <text:p text:style-name="P7521"><text:span text:style-name="T7522"><text:s text:c="4"/></text:span><text:span text:style-name="T7523">&lt;!-- Obligar a las siguientes columnas a pasar a una nueva línea en el breakpoint md y hacia arriba --&gt;</text:span></text:p>
      <text:p text:style-name="P7524"><text:span text:style-name="T7525"><text:s text:c="4"/></text:span><text:span text:style-name="T7526">&lt;</text:span><text:span text:style-name="T7527">div</text:span><text:span text:style-name="T7528"><text:s/></text:span><text:span text:style-name="T7529">class</text:span><text:span text:style-name="T7530">=</text:span><text:span text:style-name="T7531">"w-100 d-none d-md-block"</text:span><text:span text:style-name="T7532">&gt;&lt;/</text:span><text:span text:style-name="T7533">div</text:span><text:span text:style-name="T7534">&gt;</text:span></text:p>
      <text:p text:style-name="P7535"/>
      <text:p text:style-name="P7536"><text:span text:style-name="T7537"><text:s text:c="4"/></text:span><text:span text:style-name="T7538">&lt;</text:span><text:span text:style-name="T7539">div</text:span><text:span text:style-name="T7540"><text:s/></text:span><text:span text:style-name="T7541">class</text:span><text:span text:style-name="T7542">=</text:span><text:span text:style-name="T7543">"col-6 col-sm-4"</text:span><text:span text:style-name="T7544">&gt;</text:span><text:span text:style-name="T7545">.col-6 .col-sm-4</text:span><text:span text:style-name="T7546">&lt;/</text:span><text:span text:style-name="T7547">div</text:span><text:span text:style-name="T7548">&gt;</text:span></text:p>
      <text:p text:style-name="P7549"><text:span text:style-name="T7550"><text:s text:c="4"/></text:span><text:span text:style-name="T7551">&lt;</text:span><text:span text:style-name="T7552">div</text:span><text:span text:style-name="T7553"><text:s/></text:span><text:span text:style-name="T7554">class</text:span><text:span text:style-name="T7555">=</text:span><text:span text:style-name="T7556">"col-6 col-sm-4"</text:span><text:span text:style-name="T7557">&gt;</text:span><text:span text:style-name="T7558">.col-6 .col-sm-4</text:span><text:span text:style-name="T7559">&lt;/</text:span><text:span text:style-name="T7560">div</text:span><text:span text:style-name="T7561">&gt;</text:span></text:p>
      <text:p text:style-name="P7562"><text:span text:style-name="T7563"><text:s text:c="2"/></text:span><text:span text:style-name="T7564">&lt;/</text:span><text:span text:style-name="T7565">div</text:span><text:span text:style-name="T7566">&gt;</text:span></text:p>
      <text:p text:style-name="P7567"><text:span text:style-name="T7568">&lt;/</text:span><text:span text:style-name="T7569">div</text:span><text:span text:style-name="T7570">&gt;</text:span></text:p>
      <text:h text:style-name="P7571" text:outline-level="2"><text:bookmark-start text:name="_Toc156319965"/>Reordenando<text:bookmark-end text:name="_Toc156319965"/> </text:h>
      <text:h text:style-name="P7572" text:outline-level="3"><text:bookmark-start text:name="_Toc156319966"/>Ordenar clases<text:bookmark-end text:name="_Toc156319966"/> </text:h>
      <text:p text:style-name="P7573"><text:span text:style-name="T7574">Usa las clases </text:span><text:span text:style-name="T7575">.order-</text:span><text:span text:style-name="T7576"> para controlar el </text:span><text:span text:style-name="T7577">orden visual</text:span><text:span text:style-name="T7578"> de tu contenido. Estas clases son responsive, por lo que puedes establecer el </text:span><text:span text:style-name="T7579">order</text:span><text:span text:style-name="T7580"> por breakpoint (por ejemplo, </text:span><text:span text:style-name="T7581">.order-1.order-md-2</text:span><text:span text:style-name="T7582">). Incluye soporte para </text:span><text:span text:style-name="T7583">1</text:span><text:span text:style-name="T7584"> a </text:span><text:span text:style-name="T7585">5</text:span><text:span text:style-name="T7586"> en los seis niveles de cuadrícula.</text:span></text:p>
      <text:p text:style-name="P7587"><text:span text:style-name="T7588">&lt;</text:span><text:span text:style-name="T7589">div</text:span><text:span text:style-name="T7590"><text:s/></text:span><text:span text:style-name="T7591">class</text:span><text:span text:style-name="T7592">=</text:span><text:span text:style-name="T7593">"container"</text:span><text:span text:style-name="T7594">&gt;</text:span></text:p>
      <text:p text:style-name="P7595"><text:span text:style-name="T7596"><text:s text:c="2"/></text:span><text:span text:style-name="T7597">&lt;</text:span><text:span text:style-name="T7598">div</text:span><text:span text:style-name="T7599"><text:s/></text:span><text:span text:style-name="T7600">class</text:span><text:span text:style-name="T7601">=</text:span><text:span text:style-name="T7602">"row"</text:span><text:span text:style-name="T7603">&gt;</text:span></text:p>
      <text:p text:style-name="P7604"><text:span text:style-name="T7605"><text:s text:c="4"/></text:span><text:span text:style-name="T7606">&lt;</text:span><text:span text:style-name="T7607">div</text:span><text:span text:style-name="T7608"><text:s/></text:span><text:span text:style-name="T7609">class</text:span><text:span text:style-name="T7610">=</text:span><text:span text:style-name="T7611">"col"</text:span><text:span text:style-name="T7612">&gt;</text:span></text:p>
      <text:p text:style-name="P7613"><text:span text:style-name="T7614"><text:s text:c="6"/>Primero en el DOM, sin ordenamiento aplicado</text:span></text:p>
      <text:p text:style-name="P7615"><text:span text:style-name="T7616"><text:s text:c="4"/></text:span><text:span text:style-name="T7617">&lt;/</text:span><text:span text:style-name="T7618">div</text:span><text:span text:style-name="T7619">&gt;</text:span></text:p>
      <text:soft-page-break/>
      <text:p text:style-name="P7620"><text:span text:style-name="T7621"><text:s text:c="4"/></text:span><text:span text:style-name="T7622">&lt;</text:span><text:span text:style-name="T7623">div</text:span><text:span text:style-name="T7624"><text:s/></text:span><text:span text:style-name="T7625">class</text:span><text:span text:style-name="T7626">=</text:span><text:span text:style-name="T7627">"col order-5"</text:span><text:span text:style-name="T7628">&gt;</text:span></text:p>
      <text:p text:style-name="P7629"><text:span text:style-name="T7630"><text:s text:c="6"/></text:span><text:span text:style-name="T7631">Segundo en el DOM, con un orden más grande</text:span></text:p>
      <text:p text:style-name="P7632"><text:span text:style-name="T7633"><text:s text:c="4"/></text:span><text:span text:style-name="T7634">&lt;/</text:span><text:span text:style-name="T7635">div</text:span><text:span text:style-name="T7636">&gt;</text:span></text:p>
      <text:p text:style-name="P7637"><text:span text:style-name="T7638"><text:s text:c="4"/></text:span><text:span text:style-name="T7639">&lt;</text:span><text:span text:style-name="T7640">div</text:span><text:span text:style-name="T7641"><text:s/></text:span><text:span text:style-name="T7642">class</text:span><text:span text:style-name="T7643">=</text:span><text:span text:style-name="T7644">"col order-1"</text:span><text:span text:style-name="T7645">&gt;</text:span></text:p>
      <text:p text:style-name="P7646"><text:span text:style-name="T7647"><text:s text:c="6"/></text:span><text:span text:style-name="T7648">Tercero en el DOM, con un orden de 1</text:span></text:p>
      <text:p text:style-name="P7649"><text:span text:style-name="T7650"><text:s text:c="4"/></text:span><text:span text:style-name="T7651">&lt;/</text:span><text:span text:style-name="T7652">div</text:span><text:span text:style-name="T7653">&gt;</text:span></text:p>
      <text:p text:style-name="P7654"><text:span text:style-name="T7655"><text:s text:c="2"/></text:span><text:span text:style-name="T7656">&lt;/</text:span><text:span text:style-name="T7657">div</text:span><text:span text:style-name="T7658">&gt;</text:span></text:p>
      <text:p text:style-name="P7659"><text:span text:style-name="T7660">&lt;/</text:span><text:span text:style-name="T7661">div</text:span><text:span text:style-name="T7662">&gt;</text:span></text:p>
      <text:p text:style-name="P7663"><text:span text:style-name="T7664">También hay clases responsive </text:span><text:span text:style-name="T7665">.order-first</text:span><text:span text:style-name="T7666"> y </text:span><text:span text:style-name="T7667">.order-last</text:span><text:span text:style-name="T7668"> que cambian el </text:span><text:span text:style-name="T7669">order</text:span><text:span text:style-name="T7670"> de un elemento aplicando </text:span><text:span text:style-name="T7671">order: -1</text:span><text:span text:style-name="T7672"> y </text:span><text:span text:style-name="T7673">order: 6</text:span><text:span text:style-name="T7674">, respectivamente. Estas clases también se pueden mezclar con las clases numeradas </text:span><text:span text:style-name="T7675">.order-*</text:span><text:span text:style-name="T7676"> según sea necesario.</text:span></text:p>
      <text:p text:style-name="P7677"><text:span text:style-name="T7678">&lt;</text:span><text:span text:style-name="T7679">div</text:span><text:span text:style-name="T7680"><text:s/></text:span><text:span text:style-name="T7681">class</text:span><text:span text:style-name="T7682">=</text:span><text:span text:style-name="T7683">"container"</text:span><text:span text:style-name="T7684">&gt;</text:span></text:p>
      <text:p text:style-name="P7685"><text:span text:style-name="T7686"><text:s text:c="2"/></text:span><text:span text:style-name="T7687">&lt;</text:span><text:span text:style-name="T7688">div</text:span><text:span text:style-name="T7689"><text:s/></text:span><text:span text:style-name="T7690">class</text:span><text:span text:style-name="T7691">=</text:span><text:span text:style-name="T7692">"row"</text:span><text:span text:style-name="T7693">&gt;</text:span></text:p>
      <text:p text:style-name="P7694"><text:span text:style-name="T7695"><text:s text:c="4"/></text:span><text:span text:style-name="T7696">&lt;</text:span><text:span text:style-name="T7697">div</text:span><text:span text:style-name="T7698"><text:s/></text:span><text:span text:style-name="T7699">class</text:span><text:span text:style-name="T7700">=</text:span><text:span text:style-name="T7701">"col order-last"</text:span><text:span text:style-name="T7702">&gt;</text:span></text:p>
      <text:p text:style-name="P7703"><text:span text:style-name="T7704"><text:s text:c="6"/></text:span><text:span text:style-name="T7705">Primero en el DOM, ordenado último</text:span></text:p>
      <text:p text:style-name="P7706"><text:span text:style-name="T7707"><text:s text:c="4"/></text:span><text:span text:style-name="T7708">&lt;/</text:span><text:span text:style-name="T7709">div</text:span><text:span text:style-name="T7710">&gt;</text:span></text:p>
      <text:p text:style-name="P7711"><text:span text:style-name="T7712"><text:s text:c="4"/></text:span><text:span text:style-name="T7713">&lt;</text:span><text:span text:style-name="T7714">div</text:span><text:span text:style-name="T7715"><text:s/></text:span><text:span text:style-name="T7716">class</text:span><text:span text:style-name="T7717">=</text:span><text:span text:style-name="T7718">"col"</text:span><text:span text:style-name="T7719">&gt;</text:span></text:p>
      <text:p text:style-name="P7720"><text:span text:style-name="T7721"><text:s text:c="6"/>Segundo en el DOM, sin ordenamiento</text:span></text:p>
      <text:p text:style-name="P7722"><text:span text:style-name="T7723"><text:s text:c="4"/></text:span><text:span text:style-name="T7724">&lt;/</text:span><text:span text:style-name="T7725">div</text:span><text:span text:style-name="T7726">&gt;</text:span></text:p>
      <text:p text:style-name="P7727"><text:span text:style-name="T7728"><text:s text:c="4"/></text:span><text:span text:style-name="T7729">&lt;</text:span><text:span text:style-name="T7730">div</text:span><text:span text:style-name="T7731"><text:s/></text:span><text:span text:style-name="T7732">class</text:span><text:span text:style-name="T7733">=</text:span><text:span text:style-name="T7734">"col order-first"</text:span><text:span text:style-name="T7735">&gt;</text:span></text:p>
      <text:p text:style-name="P7736"><text:span text:style-name="T7737"><text:s text:c="6"/></text:span><text:span text:style-name="T7738">Tercero en el DOM, ordenado primero</text:span></text:p>
      <text:p text:style-name="P7739"><text:span text:style-name="T7740"><text:s text:c="4"/></text:span><text:span text:style-name="T7741">&lt;/</text:span><text:span text:style-name="T7742">div</text:span><text:span text:style-name="T7743">&gt;</text:span></text:p>
      <text:p text:style-name="P7744"><text:span text:style-name="T7745"><text:s text:c="2"/></text:span><text:span text:style-name="T7746">&lt;/</text:span><text:span text:style-name="T7747">div</text:span><text:span text:style-name="T7748">&gt;</text:span></text:p>
      <text:p text:style-name="P7749"><text:span text:style-name="T7750">&lt;/</text:span><text:span text:style-name="T7751">div</text:span><text:span text:style-name="T7752">&gt;</text:span></text:p>
      <text:h text:style-name="P7753" text:outline-level="3"><text:bookmark-start text:name="_Toc156319967"/>Columnas de compensación<text:bookmark-end text:name="_Toc156319967"/> </text:h>
      <text:p text:style-name="P7754"><text:span text:style-name="T7755">Puedes compensar las columnas de la cuadrícula de dos maneras: nuestras clases responsive de cuadrícula </text:span><text:span text:style-name="T7756">.offset-</text:span><text:span text:style-name="T7757"> y nuestras </text:span><text:a xlink:href="https://esdocu.net/bootstrap/5.1/utilities/spacing/" office:target-frame-name="_top" xlink:show="replace"><text:span text:style-name="T7758">utilidades de margen</text:span></text:a><text:span text:style-name="T7759">. Las clases de cuadrícula se dimensionan para que coincidan con las columnas, mientras que los márgenes son más útiles para diseños rápidos donde el ancho del desplazamiento es variable.</text:span></text:p>
      <text:h text:style-name="P7760" text:outline-level="4">Clases de compensación </text:h>
      <text:p text:style-name="P7761"><text:span text:style-name="T7762">Mueve las columnas a la derecha usando las clases </text:span><text:span text:style-name="T7763">.offset-md-*</text:span><text:span text:style-name="T7764">. Estas clases aumentan el margen izquierdo de una columna en columnas </text:span><text:span text:style-name="T7765">*</text:span><text:span text:style-name="T7766">. Por ejemplo, </text:span><text:span text:style-name="T7767">.offset-md-4</text:span><text:span text:style-name="T7768"> mueve </text:span><text:span text:style-name="T7769">.col-md-4</text:span><text:span text:style-name="T7770"> cuatro columnas.</text:span></text:p>
      <text:p text:style-name="P7771"><text:span text:style-name="T7772">&lt;</text:span><text:span text:style-name="T7773">div</text:span><text:span text:style-name="T7774"><text:s/></text:span><text:span text:style-name="T7775">class</text:span><text:span text:style-name="T7776">=</text:span><text:span text:style-name="T7777">"container"</text:span><text:span text:style-name="T7778">&gt;</text:span></text:p>
      <text:p text:style-name="P7779"><text:span text:style-name="T7780"><text:s text:c="2"/></text:span><text:span text:style-name="T7781">&lt;</text:span><text:span text:style-name="T7782">div</text:span><text:span text:style-name="T7783"><text:s/></text:span><text:span text:style-name="T7784">class</text:span><text:span text:style-name="T7785">=</text:span><text:span text:style-name="T7786">"row"</text:span><text:span text:style-name="T7787">&gt;</text:span></text:p>
      <text:p text:style-name="P7788"><text:span text:style-name="T7789"><text:s text:c="4"/></text:span><text:span text:style-name="T7790">&lt;</text:span><text:span text:style-name="T7791">div</text:span><text:span text:style-name="T7792"><text:s/></text:span><text:span text:style-name="T7793">class</text:span><text:span text:style-name="T7794">=</text:span><text:span text:style-name="T7795">"col-md-4"</text:span><text:span text:style-name="T7796">&gt;</text:span><text:span text:style-name="T7797">.col-md-4</text:span><text:span text:style-name="T7798">&lt;/</text:span><text:span text:style-name="T7799">div</text:span><text:span text:style-name="T7800">&gt;</text:span></text:p>
      <text:p text:style-name="P7801"><text:span text:style-name="T7802"><text:s text:c="4"/></text:span><text:span text:style-name="T7803">&lt;</text:span><text:span text:style-name="T7804">div</text:span><text:span text:style-name="T7805"><text:s/></text:span><text:span text:style-name="T7806">class</text:span><text:span text:style-name="T7807">=</text:span><text:span text:style-name="T7808">"col-md-4 offset-md-4"</text:span><text:span text:style-name="T7809">&gt;</text:span><text:span text:style-name="T7810">.col-md-4 .offset-md-4</text:span><text:span text:style-name="T7811">&lt;/</text:span><text:span text:style-name="T7812">div</text:span><text:span text:style-name="T7813">&gt;</text:span></text:p>
      <text:p text:style-name="P7814"><text:span text:style-name="T7815"><text:s text:c="2"/></text:span><text:span text:style-name="T7816">&lt;/</text:span><text:span text:style-name="T7817">div</text:span><text:span text:style-name="T7818">&gt;</text:span></text:p>
      <text:p text:style-name="P7819"><text:span text:style-name="T7820"><text:s text:c="2"/></text:span><text:span text:style-name="T7821">&lt;</text:span><text:span text:style-name="T7822">div</text:span><text:span text:style-name="T7823"><text:s/></text:span><text:span text:style-name="T7824">class</text:span><text:span text:style-name="T7825">=</text:span><text:span text:style-name="T7826">"row"</text:span><text:span text:style-name="T7827">&gt;</text:span></text:p>
      <text:p text:style-name="P7828"><text:span text:style-name="T7829"><text:s text:c="4"/></text:span><text:span text:style-name="T7830">&lt;</text:span><text:span text:style-name="T7831">div</text:span><text:span text:style-name="T7832"><text:s/></text:span><text:span text:style-name="T7833">class</text:span><text:span text:style-name="T7834">=</text:span><text:span text:style-name="T7835">"col-md-3 offset-md-3"</text:span><text:span text:style-name="T7836">&gt;</text:span><text:span text:style-name="T7837">.col-md-3 .offset-md-3</text:span><text:span text:style-name="T7838">&lt;/</text:span><text:span text:style-name="T7839">div</text:span><text:span text:style-name="T7840">&gt;</text:span></text:p>
      <text:p text:style-name="P7841"><text:span text:style-name="T7842"><text:s text:c="4"/></text:span><text:span text:style-name="T7843">&lt;</text:span><text:span text:style-name="T7844">div</text:span><text:span text:style-name="T7845"><text:s/></text:span><text:span text:style-name="T7846">class</text:span><text:span text:style-name="T7847">=</text:span><text:span text:style-name="T7848">"col-md-3 offset-md-3"</text:span><text:span text:style-name="T7849">&gt;</text:span><text:span text:style-name="T7850">.col-md-3 .offset-md-3</text:span><text:span text:style-name="T7851">&lt;/</text:span><text:span text:style-name="T7852">div</text:span><text:span text:style-name="T7853">&gt;</text:span></text:p>
      <text:p text:style-name="P7854"><text:span text:style-name="T7855"><text:s text:c="2"/></text:span><text:span text:style-name="T7856">&lt;/</text:span><text:span text:style-name="T7857">div</text:span><text:span text:style-name="T7858">&gt;</text:span></text:p>
      <text:p text:style-name="P7859"><text:span text:style-name="T7860"><text:s text:c="2"/></text:span><text:span text:style-name="T7861">&lt;</text:span><text:span text:style-name="T7862">div</text:span><text:span text:style-name="T7863"><text:s/></text:span><text:span text:style-name="T7864">class</text:span><text:span text:style-name="T7865">=</text:span><text:span text:style-name="T7866">"row"</text:span><text:span text:style-name="T7867">&gt;</text:span></text:p>
      <text:p text:style-name="P7868"><text:span text:style-name="T7869"><text:s text:c="4"/></text:span><text:span text:style-name="T7870">&lt;</text:span><text:span text:style-name="T7871">div</text:span><text:span text:style-name="T7872"><text:s/></text:span><text:span text:style-name="T7873">class</text:span><text:span text:style-name="T7874">=</text:span><text:span text:style-name="T7875">"col-md-6 offset-md-3"</text:span><text:span text:style-name="T7876">&gt;</text:span><text:span text:style-name="T7877">.col-md-6 .offset-md-3</text:span><text:span text:style-name="T7878">&lt;/</text:span><text:span text:style-name="T7879">div</text:span><text:span text:style-name="T7880">&gt;</text:span></text:p>
      <text:p text:style-name="P7881"><text:span text:style-name="T7882"><text:s text:c="2"/></text:span><text:span text:style-name="T7883">&lt;/</text:span><text:span text:style-name="T7884">div</text:span><text:span text:style-name="T7885">&gt;</text:span></text:p>
      <text:soft-page-break/>
      <text:p text:style-name="P7886"><text:span text:style-name="T7887">&lt;/</text:span><text:span text:style-name="T7888">div</text:span><text:span text:style-name="T7889">&gt;</text:span></text:p>
      <text:p text:style-name="P7890"><text:span text:style-name="T7891">Además de borrar las columnas en los breakpoints responsive, es posible que debas restablecer las compensaciones. Observa esto en acción en </text:span><text:a xlink:href="https://getbootstrap.com/docs/5.1/examples/grid" office:target-frame-name="_blank" xlink:show="new"><text:span text:style-name="T7892">el ejemplo de cuadrícula</text:span></text:a><text:span text:style-name="T7893">.</text:span></text:p>
      <text:p text:style-name="P7894"/>
      <text:p text:style-name="P7895"/>
      <text:p text:style-name="P7896"><text:span text:style-name="T7897">&lt;</text:span><text:span text:style-name="T7898">div</text:span><text:span text:style-name="T7899"><text:s/></text:span><text:span text:style-name="T7900">class</text:span><text:span text:style-name="T7901">=</text:span><text:span text:style-name="T7902">"container"</text:span><text:span text:style-name="T7903">&gt;</text:span></text:p>
      <text:p text:style-name="P7904"><text:span text:style-name="T7905"><text:s text:c="2"/></text:span><text:span text:style-name="T7906">&lt;</text:span><text:span text:style-name="T7907">div</text:span><text:span text:style-name="T7908"><text:s/></text:span><text:span text:style-name="T7909">class</text:span><text:span text:style-name="T7910">=</text:span><text:span text:style-name="T7911">"row"</text:span><text:span text:style-name="T7912">&gt;</text:span></text:p>
      <text:p text:style-name="P7913"><text:span text:style-name="T7914"><text:s text:c="4"/></text:span><text:span text:style-name="T7915">&lt;</text:span><text:span text:style-name="T7916">div</text:span><text:span text:style-name="T7917"><text:s/></text:span><text:span text:style-name="T7918">class</text:span><text:span text:style-name="T7919">=</text:span><text:span text:style-name="T7920">"col-sm-5 col-md-6"</text:span><text:span text:style-name="T7921">&gt;</text:span><text:span text:style-name="T7922">.col-sm-5 .col-md-6</text:span><text:span text:style-name="T7923">&lt;/</text:span><text:span text:style-name="T7924">div</text:span><text:span text:style-name="T7925">&gt;</text:span></text:p>
      <text:p text:style-name="P7926"><text:span text:style-name="T7927"><text:s text:c="4"/></text:span><text:span text:style-name="T7928">&lt;</text:span><text:span text:style-name="T7929">div</text:span><text:span text:style-name="T7930"><text:s/></text:span><text:span text:style-name="T7931">class</text:span><text:span text:style-name="T7932">=</text:span><text:span text:style-name="T7933">"col-sm-5 offset-sm-2 col-md-6 offset-md-0"</text:span><text:span text:style-name="T7934">&gt;</text:span><text:span text:style-name="T7935">.col-sm-5 .offset-sm-2 .col-md-6 .offset-md-0</text:span><text:span text:style-name="T7936">&lt;/</text:span><text:span text:style-name="T7937">div</text:span><text:span text:style-name="T7938">&gt;</text:span></text:p>
      <text:p text:style-name="P7939"><text:span text:style-name="T7940"><text:s text:c="2"/></text:span><text:span text:style-name="T7941">&lt;/</text:span><text:span text:style-name="T7942">div</text:span><text:span text:style-name="T7943">&gt;</text:span></text:p>
      <text:p text:style-name="P7944"><text:span text:style-name="T7945"><text:s text:c="2"/></text:span><text:span text:style-name="T7946">&lt;</text:span><text:span text:style-name="T7947">div</text:span><text:span text:style-name="T7948"><text:s/></text:span><text:span text:style-name="T7949">class</text:span><text:span text:style-name="T7950">=</text:span><text:span text:style-name="T7951">"row"</text:span><text:span text:style-name="T7952">&gt;</text:span></text:p>
      <text:p text:style-name="P7953"><text:span text:style-name="T7954"><text:s text:c="4"/></text:span><text:span text:style-name="T7955">&lt;</text:span><text:span text:style-name="T7956">div</text:span><text:span text:style-name="T7957"><text:s/></text:span><text:span text:style-name="T7958">class</text:span><text:span text:style-name="T7959">=</text:span><text:span text:style-name="T7960">"col-sm-6 col-md-5 col-lg-6"</text:span><text:span text:style-name="T7961">&gt;</text:span><text:span text:style-name="T7962">.col-sm-6 .col-md-5 .col-lg-6</text:span><text:span text:style-name="T7963">&lt;/</text:span><text:span text:style-name="T7964">div</text:span><text:span text:style-name="T7965">&gt;</text:span></text:p>
      <text:p text:style-name="P7966"><text:span text:style-name="T7967"><text:s text:c="4"/></text:span><text:span text:style-name="T7968">&lt;</text:span><text:span text:style-name="T7969">div</text:span><text:span text:style-name="T7970"><text:s/></text:span><text:span text:style-name="T7971">class</text:span><text:span text:style-name="T7972">=</text:span><text:span text:style-name="T7973">"col-sm-6 col-md-5 offset-md-2 col-lg-6 offset-lg-0"</text:span><text:span text:style-name="T7974">&gt;</text:span><text:span text:style-name="T7975">.col-sm-6 .col-md-5 .offset-md-2 .col-lg-6 .offset-lg-0</text:span><text:span text:style-name="T7976">&lt;/</text:span><text:span text:style-name="T7977">div</text:span><text:span text:style-name="T7978">&gt;</text:span></text:p>
      <text:p text:style-name="P7979"><text:span text:style-name="T7980"><text:s text:c="2"/></text:span><text:span text:style-name="T7981">&lt;/</text:span><text:span text:style-name="T7982">div</text:span><text:span text:style-name="T7983">&gt;</text:span></text:p>
      <text:p text:style-name="P7984"><text:span text:style-name="T7985">&lt;/</text:span><text:span text:style-name="T7986">div</text:span><text:span text:style-name="T7987">&gt;</text:span></text:p>
      <text:h text:style-name="P7988" text:outline-level="4">Utilidades de margen </text:h>
      <text:p text:style-name="P7989"><text:span text:style-name="T7990">Con el cambio a flexbox en v4, puedes usar utilidades de margen como </text:span><text:span text:style-name="T7991">.me-auto</text:span><text:span text:style-name="T7992"> para forzar que las columnas hermanas se separen entre sí.</text:span></text:p>
      <text:p text:style-name="P7993"><text:span text:style-name="T7994">&lt;</text:span><text:span text:style-name="T7995">div</text:span><text:span text:style-name="T7996"><text:s/></text:span><text:span text:style-name="T7997">class</text:span><text:span text:style-name="T7998">=</text:span><text:span text:style-name="T7999">"container"</text:span><text:span text:style-name="T8000">&gt;</text:span></text:p>
      <text:p text:style-name="P8001"><text:span text:style-name="T8002"><text:s text:c="2"/></text:span><text:span text:style-name="T8003">&lt;</text:span><text:span text:style-name="T8004">div</text:span><text:span text:style-name="T8005"><text:s/></text:span><text:span text:style-name="T8006">class</text:span><text:span text:style-name="T8007">=</text:span><text:span text:style-name="T8008">"row"</text:span><text:span text:style-name="T8009">&gt;</text:span></text:p>
      <text:p text:style-name="P8010"><text:span text:style-name="T8011"><text:s text:c="4"/></text:span><text:span text:style-name="T8012">&lt;</text:span><text:span text:style-name="T8013">div</text:span><text:span text:style-name="T8014"><text:s/></text:span><text:span text:style-name="T8015">class</text:span><text:span text:style-name="T8016">=</text:span><text:span text:style-name="T8017">"col-md-4"</text:span><text:span text:style-name="T8018">&gt;</text:span><text:span text:style-name="T8019">.col-md-4</text:span><text:span text:style-name="T8020">&lt;/</text:span><text:span text:style-name="T8021">div</text:span><text:span text:style-name="T8022">&gt;</text:span></text:p>
      <text:p text:style-name="P8023"><text:span text:style-name="T8024"><text:s text:c="4"/></text:span><text:span text:style-name="T8025">&lt;</text:span><text:span text:style-name="T8026">div</text:span><text:span text:style-name="T8027"><text:s/></text:span><text:span text:style-name="T8028">class</text:span><text:span text:style-name="T8029">=</text:span><text:span text:style-name="T8030">"col-md-4 ms-auto"</text:span><text:span text:style-name="T8031">&gt;</text:span><text:span text:style-name="T8032">.col-md-4 .ms-auto</text:span><text:span text:style-name="T8033">&lt;/</text:span><text:span text:style-name="T8034">div</text:span><text:span text:style-name="T8035">&gt;</text:span></text:p>
      <text:p text:style-name="P8036"><text:span text:style-name="T8037"><text:s text:c="2"/></text:span><text:span text:style-name="T8038">&lt;/</text:span><text:span text:style-name="T8039">div</text:span><text:span text:style-name="T8040">&gt;</text:span></text:p>
      <text:p text:style-name="P8041"><text:span text:style-name="T8042"><text:s text:c="2"/></text:span><text:span text:style-name="T8043">&lt;</text:span><text:span text:style-name="T8044">div</text:span><text:span text:style-name="T8045"><text:s/></text:span><text:span text:style-name="T8046">class</text:span><text:span text:style-name="T8047">=</text:span><text:span text:style-name="T8048">"row"</text:span><text:span text:style-name="T8049">&gt;</text:span></text:p>
      <text:p text:style-name="P8050"><text:span text:style-name="T8051"><text:s text:c="4"/></text:span><text:span text:style-name="T8052">&lt;</text:span><text:span text:style-name="T8053">div</text:span><text:span text:style-name="T8054"><text:s/></text:span><text:span text:style-name="T8055">class</text:span><text:span text:style-name="T8056">=</text:span><text:span text:style-name="T8057">"col-md-3 ms-md-auto"</text:span><text:span text:style-name="T8058">&gt;</text:span><text:span text:style-name="T8059">.col-md-3 .ms-md-auto</text:span><text:span text:style-name="T8060">&lt;/</text:span><text:span text:style-name="T8061">div</text:span><text:span text:style-name="T8062">&gt;</text:span></text:p>
      <text:p text:style-name="P8063"><text:span text:style-name="T8064"><text:s text:c="4"/></text:span><text:span text:style-name="T8065">&lt;</text:span><text:span text:style-name="T8066">div</text:span><text:span text:style-name="T8067"><text:s/></text:span><text:span text:style-name="T8068">class</text:span><text:span text:style-name="T8069">=</text:span><text:span text:style-name="T8070">"col-md-3 ms-md-auto"</text:span><text:span text:style-name="T8071">&gt;</text:span><text:span text:style-name="T8072">.col-md-3 .ms-md-auto</text:span><text:span text:style-name="T8073">&lt;/</text:span><text:span text:style-name="T8074">div</text:span><text:span text:style-name="T8075">&gt;</text:span></text:p>
      <text:p text:style-name="P8076"><text:span text:style-name="T8077"><text:s text:c="2"/></text:span><text:span text:style-name="T8078">&lt;/</text:span><text:span text:style-name="T8079">div</text:span><text:span text:style-name="T8080">&gt;</text:span></text:p>
      <text:p text:style-name="P8081"><text:span text:style-name="T8082"><text:s text:c="2"/></text:span><text:span text:style-name="T8083">&lt;</text:span><text:span text:style-name="T8084">div</text:span><text:span text:style-name="T8085"><text:s/></text:span><text:span text:style-name="T8086">class</text:span><text:span text:style-name="T8087">=</text:span><text:span text:style-name="T8088">"row"</text:span><text:span text:style-name="T8089">&gt;</text:span></text:p>
      <text:p text:style-name="P8090"><text:span text:style-name="T8091"><text:s text:c="4"/></text:span><text:span text:style-name="T8092">&lt;</text:span><text:span text:style-name="T8093">div</text:span><text:span text:style-name="T8094"><text:s/></text:span><text:span text:style-name="T8095">class</text:span><text:span text:style-name="T8096">=</text:span><text:span text:style-name="T8097">"col-auto me-auto"</text:span><text:span text:style-name="T8098">&gt;</text:span><text:span text:style-name="T8099">.col-auto .me-auto</text:span><text:span text:style-name="T8100">&lt;/</text:span><text:span text:style-name="T8101">div</text:span><text:span text:style-name="T8102">&gt;</text:span></text:p>
      <text:p text:style-name="P8103"><text:span text:style-name="T8104"><text:s text:c="4"/></text:span><text:span text:style-name="T8105">&lt;</text:span><text:span text:style-name="T8106">div</text:span><text:span text:style-name="T8107"><text:s/></text:span><text:span text:style-name="T8108">class</text:span><text:span text:style-name="T8109">=</text:span><text:span text:style-name="T8110">"col-auto"</text:span><text:span text:style-name="T8111">&gt;</text:span><text:span text:style-name="T8112">.col-auto</text:span><text:span text:style-name="T8113">&lt;/</text:span><text:span text:style-name="T8114">div</text:span><text:span text:style-name="T8115">&gt;</text:span></text:p>
      <text:p text:style-name="P8116"><text:span text:style-name="T8117"><text:s text:c="2"/></text:span><text:span text:style-name="T8118">&lt;/</text:span><text:span text:style-name="T8119">div</text:span><text:span text:style-name="T8120">&gt;</text:span></text:p>
      <text:p text:style-name="P8121"><text:span text:style-name="T8122">&lt;/</text:span><text:span text:style-name="T8123">div</text:span><text:span text:style-name="T8124">&gt;</text:span></text:p>
      <text:h text:style-name="P8125" text:outline-level="2"><text:bookmark-start text:name="_Toc156319968"/>Clases de columna independientes<text:bookmark-end text:name="_Toc156319968"/> </text:h>
      <text:p text:style-name="P8126"><text:span text:style-name="T8127">Las clases </text:span><text:span text:style-name="T8128">.col-*</text:span><text:span text:style-name="T8129"> también se pueden usar fuera de una </text:span><text:span text:style-name="T8130">.row</text:span><text:span text:style-name="T8131"> para dar a un elemento un ancho específico. Siempre que las clases de columna se utilicen como elementos hijos no directos de una fila, se omiten los rellenos.</text:span></text:p>
      <text:p text:style-name="P8132"><text:span text:style-name="T8133">&lt;</text:span><text:span text:style-name="T8134">div</text:span><text:span text:style-name="T8135"><text:s/></text:span><text:span text:style-name="T8136">class</text:span><text:span text:style-name="T8137">=</text:span><text:span text:style-name="T8138">"col-3 bg-light p-3 border"</text:span><text:span text:style-name="T8139">&gt;</text:span></text:p>
      <text:p text:style-name="P8140"><text:span text:style-name="T8141"><text:s text:c="2"/>.col-3: width of 25%</text:span></text:p>
      <text:p text:style-name="P8142"><text:span text:style-name="T8143">&lt;/</text:span><text:span text:style-name="T8144">div</text:span><text:span text:style-name="T8145">&gt;</text:span></text:p>
      <text:p text:style-name="P8146"><text:span text:style-name="T8147">&lt;</text:span><text:span text:style-name="T8148">div</text:span><text:span text:style-name="T8149"><text:s/></text:span><text:span text:style-name="T8150">class</text:span><text:span text:style-name="T8151">=</text:span><text:span text:style-name="T8152">"col-sm-9 bg-light p-3 border"</text:span><text:span text:style-name="T8153">&gt;</text:span></text:p>
      <text:soft-page-break/>
      <text:p text:style-name="P8154"><text:span text:style-name="T8155"><text:s text:c="2"/></text:span><text:span text:style-name="T8156">.col-sm-9: ancho de 75% por encima del breakpoint sm</text:span></text:p>
      <text:p text:style-name="P8157"><text:span text:style-name="T8158">&lt;/</text:span><text:span text:style-name="T8159">div</text:span><text:span text:style-name="T8160">&gt;</text:span></text:p>
      <text:p text:style-name="P8161"><text:span text:style-name="T8162">Las clases se pueden usar junto con las utilidades para crear imágenes flotantes responsive. Asegúrate de envolver el contenido en un envoltorio </text:span><text:a xlink:href="https://esdocu.net/bootstrap/5.1/helpers/clearfix/" office:target-frame-name="_top" xlink:show="replace"><text:span text:style-name="T8163">.clearfix</text:span></text:a><text:span text:style-name="T8164"> para borrar el flotante si el texto es más corto.</text:span></text:p>
      <text:p text:style-name="P8165"><text:span text:style-name="T8166">&lt;</text:span><text:span text:style-name="T8167">div</text:span><text:span text:style-name="T8168"><text:s/></text:span><text:span text:style-name="T8169">class</text:span><text:span text:style-name="T8170">=</text:span><text:span text:style-name="T8171">"clearfix"</text:span><text:span text:style-name="T8172">&gt;</text:span></text:p>
      <text:p text:style-name="P8173"><text:span text:style-name="T8174"><text:s text:c="2"/></text:span><text:span text:style-name="T8175">&lt;</text:span><text:span text:style-name="T8176">img</text:span><text:span text:style-name="T8177"><text:s/></text:span><text:span text:style-name="T8178">src</text:span><text:span text:style-name="T8179">=</text:span><text:span text:style-name="T8180">"..."</text:span><text:span text:style-name="T8181"><text:s/></text:span><text:span text:style-name="T8182">class</text:span><text:span text:style-name="T8183">=</text:span><text:span text:style-name="T8184">"col-md-6 float-md-end mb-3 ms-md-3"</text:span><text:span text:style-name="T8185"><text:s/></text:span><text:span text:style-name="T8186">alt</text:span><text:span text:style-name="T8187">=</text:span><text:span text:style-name="T8188">"..."</text:span><text:span text:style-name="T8189">&gt;</text:span></text:p>
      <text:p text:style-name="P8190"/>
      <text:p text:style-name="P8191"><text:span text:style-name="T8192"><text:s text:c="2"/></text:span><text:span text:style-name="T8193">&lt;</text:span><text:span text:style-name="T8194">p</text:span><text:span text:style-name="T8195">&gt;</text:span></text:p>
      <text:p text:style-name="P8196"><text:span text:style-name="T8197"><text:s text:c="4"/>Un párrafo de texto de marcador de posición. Lo estamos usando aquí para mostrar el uso de la clase clearfix. Estamos agregando bastantes frases sin sentido aquí para demostrar cómo las columnas interactúan aquí con la imagen flotante.</text:span></text:p>
      <text:p text:style-name="P8198"><text:span text:style-name="T8199"><text:s text:c="2"/></text:span><text:span text:style-name="T8200">&lt;/</text:span><text:span text:style-name="T8201">p</text:span><text:span text:style-name="T8202">&gt;</text:span></text:p>
      <text:p text:style-name="P8203"/>
      <text:p text:style-name="P8204"><text:span text:style-name="T8205"><text:s text:c="2"/></text:span><text:span text:style-name="T8206">&lt;</text:span><text:span text:style-name="T8207">p</text:span><text:span text:style-name="T8208">&gt;</text:span></text:p>
      <text:p text:style-name="P8209"><text:span text:style-name="T8210"><text:s text:c="4"/>Como puedes ver, los párrafos se envuelven con gracia alrededor de la imagen flotante. Ahora imaginate cómo se vería esto con algún contenido real aquí, en lugar de solo este aburrido texto de marcador de posición que sigue y sigue, pero que en realidad no transmite información tangible. Simplemente ocupa espacio y en realidad no debe leerse.</text:span></text:p>
      <text:p text:style-name="P8211"><text:span text:style-name="T8212"><text:s text:c="2"/></text:span><text:span text:style-name="T8213">&lt;/</text:span><text:span text:style-name="T8214">p</text:span><text:span text:style-name="T8215">&gt;</text:span></text:p>
      <text:p text:style-name="P8216"/>
      <text:p text:style-name="P8217"><text:span text:style-name="T8218"><text:s text:c="2"/></text:span><text:span text:style-name="T8219">&lt;</text:span><text:span text:style-name="T8220">p</text:span><text:span text:style-name="T8221">&gt;</text:span></text:p>
      <text:p text:style-name="P8222"><text:span text:style-name="T8223"><text:s text:c="4"/>Y, sin embargo, aquí estás, aún perseverando en la lectura de este texto de marcador de posición, con la esperanza de obtener más información o algún huevo de pascua oculto de contenido. Una broma, tal vez. Desafortunadamente, no hay nada de eso aquí.</text:span></text:p>
      <text:p text:style-name="P8224"><text:span text:style-name="T8225"><text:s text:c="2"/></text:span><text:span text:style-name="T8226">&lt;/</text:span><text:span text:style-name="T8227">p</text:span><text:span text:style-name="T8228">&gt;</text:span></text:p>
      <text:p text:style-name="P8229"><text:span text:style-name="T8230">&lt;/</text:span><text:span text:style-name="T8231">div</text:span><text:span text:style-name="T8232">&gt;</text:span></text:p>
      <text:h text:style-name="P8233" text:outline-level="1"><text:bookmark-start text:name="_Toc156319969"/>Los Gutters para el diseño en Bootstrap<text:bookmark-end text:name="_Toc156319969"/></text:h>
      <text:p text:style-name="P8234">Los gutters son el padding entre las columnas, que se utilizan para espaciar y alinear de manera responsive el contenido en el sistema de cuadrícula de Bootstrap.</text:p>
      <text:h text:style-name="P8235" text:outline-level="2"><text:bookmark-start text:name="_Toc156319970"/>¿Cómo funcionan los Gutters?<text:bookmark-end text:name="_Toc156319970"/> </text:h>
      <text:list text:style-name="LFO13" text:continue-numbering="true">
        <text:list-item>
          <text:p text:style-name="P8236"><text:span text:style-name="T8237">Los gutters son los espacios entre el columnas, creados con </text:span><text:span text:style-name="T8238">padding</text:span><text:span text:style-name="T8239"> horizontal.</text:span><text:span text:style-name="T8240"> Establecemos </text:span><text:span text:style-name="T8241">padding-right</text:span><text:span text:style-name="T8242"> y </text:span><text:span text:style-name="T8243">padding-left</text:span><text:span text:style-name="T8244"> en cada columna, y usamos un </text:span><text:span text:style-name="T8245">margin</text:span><text:span text:style-name="T8246"> negativo para compensar eso al principio y final de cada fila para alinear el contenido.</text:span></text:p>
        </text:list-item>
        <text:list-item>
          <text:p text:style-name="P8247"><text:span text:style-name="T8248">Los gutters comienzan en </text:span><text:span text:style-name="T8249">1.5rem</text:span><text:span text:style-name="T8250"> (</text:span><text:span text:style-name="T8251">24px</text:span><text:span text:style-name="T8252">) de ancho.</text:span><text:span text:style-name="T8253"> Esto nos permite hacer coincidir nuestra cuadrícula con la escala de </text:span><text:a xlink:href="https://esdocu.net/bootstrap/5.1/utilities/spacing/" office:target-frame-name="_top" xlink:show="replace"><text:span text:style-name="T8254">espaciadores padding y margin</text:span></text:a><text:span text:style-name="T8255">.</text:span></text:p>
        </text:list-item>
        <text:list-item>
          <text:p text:style-name="P8256"><text:span text:style-name="T8257">Los gutters se pueden ajustar de forma responsive.</text:span><text:span text:style-name="T8258"> Utiliza clases gutter de breakpoints específicos para modificar gutters horizontales, gutters verticales y todos los gutters.</text:span></text:p>
        </text:list-item>
      </text:list>
      <text:h text:style-name="P8259" text:outline-level="2"><text:bookmark-start text:name="_Toc156319971"/>Gutters horizontales<text:bookmark-end text:name="_Toc156319971"/> </text:h>
      <text:p text:style-name="P8260"><text:span text:style-name="T8261">Las clases </text:span><text:span text:style-name="T8262">.gx-*</text:span><text:span text:style-name="T8263"> se pueden usar para controlar los anchos de los gutters horizontales. Es posible que sea necesario ajustar el </text:span><text:span text:style-name="T8264">.container</text:span><text:span text:style-name="T8265"> o </text:span><text:span text:style-name="T8266">.container-fluid</text:span><text:span text:style-name="T8267"> padre si también se usan gutters más grandes para evitar el desbordamiento no deseado, usando una utilidad de padding coincidente. Por ejemplo, en el siguiente ejemplo hemos aumentado el padding con </text:span><text:span text:style-name="T8268">.px-4</text:span><text:span text:style-name="T8269">:</text:span></text:p>
      <text:p text:style-name="P8270"><text:span text:style-name="T8271">&lt;</text:span><text:span text:style-name="T8272">div</text:span><text:span text:style-name="T8273"><text:s/></text:span><text:span text:style-name="T8274">class</text:span><text:span text:style-name="T8275">=</text:span><text:span text:style-name="T8276">"container px-4"</text:span><text:span text:style-name="T8277">&gt;</text:span></text:p>
      <text:p text:style-name="P8278"><text:span text:style-name="T8279"><text:s text:c="2"/></text:span><text:span text:style-name="T8280">&lt;</text:span><text:span text:style-name="T8281">div</text:span><text:span text:style-name="T8282"><text:s/></text:span><text:span text:style-name="T8283">class</text:span><text:span text:style-name="T8284">=</text:span><text:span text:style-name="T8285">"row gx-5"</text:span><text:span text:style-name="T8286">&gt;</text:span></text:p>
      <text:p text:style-name="P8287"><text:span text:style-name="T8288"><text:s text:c="4"/></text:span><text:span text:style-name="T8289">&lt;</text:span><text:span text:style-name="T8290">div</text:span><text:span text:style-name="T8291"><text:s/></text:span><text:span text:style-name="T8292">class</text:span><text:span text:style-name="T8293">=</text:span><text:span text:style-name="T8294">"col"</text:span><text:span text:style-name="T8295">&gt;</text:span></text:p>
      <text:p text:style-name="P8296"><text:span text:style-name="T8297"><text:s text:c="5"/></text:span><text:span text:style-name="T8298">&lt;</text:span><text:span text:style-name="T8299">div</text:span><text:span text:style-name="T8300"><text:s/></text:span><text:span text:style-name="T8301">class</text:span><text:span text:style-name="T8302">=</text:span><text:span text:style-name="T8303">"p-3 border bg-light"</text:span><text:span text:style-name="T8304">&gt;</text:span><text:span text:style-name="T8305">Padding de columna personalizado</text:span><text:span text:style-name="T8306">&lt;/</text:span><text:span text:style-name="T8307">div</text:span><text:span text:style-name="T8308">&gt;</text:span></text:p>
      <text:p text:style-name="P8309"><text:span text:style-name="T8310"><text:s text:c="4"/></text:span><text:span text:style-name="T8311">&lt;/</text:span><text:span text:style-name="T8312">div</text:span><text:span text:style-name="T8313">&gt;</text:span></text:p>
      <text:p text:style-name="P8314"><text:span text:style-name="T8315"><text:s text:c="4"/></text:span><text:span text:style-name="T8316">&lt;</text:span><text:span text:style-name="T8317">div</text:span><text:span text:style-name="T8318"><text:s/></text:span><text:span text:style-name="T8319">class</text:span><text:span text:style-name="T8320">=</text:span><text:span text:style-name="T8321">"col"</text:span><text:span text:style-name="T8322">&gt;</text:span></text:p>
      <text:p text:style-name="P8323"><text:span text:style-name="T8324"><text:s text:c="6"/></text:span><text:span text:style-name="T8325">&lt;</text:span><text:span text:style-name="T8326">div</text:span><text:span text:style-name="T8327"><text:s/></text:span><text:span text:style-name="T8328">class</text:span><text:span text:style-name="T8329">=</text:span><text:span text:style-name="T8330">"p-3 border bg-light"</text:span><text:span text:style-name="T8331">&gt;</text:span><text:span text:style-name="T8332">Padding de columna personalizado</text:span><text:span text:style-name="T8333">&lt;/</text:span><text:span text:style-name="T8334">div</text:span><text:span text:style-name="T8335">&gt;</text:span></text:p>
      <text:p text:style-name="P8336"><text:span text:style-name="T8337"><text:s text:c="4"/></text:span><text:span text:style-name="T8338">&lt;/</text:span><text:span text:style-name="T8339">div</text:span><text:span text:style-name="T8340">&gt;</text:span></text:p>
      <text:p text:style-name="P8341"><text:span text:style-name="T8342"><text:s text:c="2"/></text:span><text:span text:style-name="T8343">&lt;/</text:span><text:span text:style-name="T8344">div</text:span><text:span text:style-name="T8345">&gt;</text:span></text:p>
      <text:p text:style-name="P8346"><text:span text:style-name="T8347">&lt;/</text:span><text:span text:style-name="T8348">div</text:span><text:span text:style-name="T8349">&gt;</text:span></text:p>
      <text:p text:style-name="P8350"><text:span text:style-name="T8351">Una solución alternativa es agregar un contenedor alrededor de </text:span><text:span text:style-name="T8352">.row</text:span><text:span text:style-name="T8353"> con la clase </text:span><text:span text:style-name="T8354">.overflow-hidden</text:span><text:span text:style-name="T8355">:</text:span></text:p>
      <text:p text:style-name="P8356"><text:span text:style-name="T8357">&lt;</text:span><text:span text:style-name="T8358">div</text:span><text:span text:style-name="T8359"><text:s/></text:span><text:span text:style-name="T8360">class</text:span><text:span text:style-name="T8361">=</text:span><text:span text:style-name="T8362">"container overflow-hidden"</text:span><text:span text:style-name="T8363">&gt;</text:span></text:p>
      <text:p text:style-name="P8364"><text:span text:style-name="T8365"><text:s text:c="2"/></text:span><text:span text:style-name="T8366">&lt;</text:span><text:span text:style-name="T8367">div</text:span><text:span text:style-name="T8368"><text:s/></text:span><text:span text:style-name="T8369">class</text:span><text:span text:style-name="T8370">=</text:span><text:span text:style-name="T8371">"row gx-5"</text:span><text:span text:style-name="T8372">&gt;</text:span></text:p>
      <text:p text:style-name="P8373"><text:span text:style-name="T8374"><text:s text:c="4"/></text:span><text:span text:style-name="T8375">&lt;</text:span><text:span text:style-name="T8376">div</text:span><text:span text:style-name="T8377"><text:s/></text:span><text:span text:style-name="T8378">class</text:span><text:span text:style-name="T8379">=</text:span><text:span text:style-name="T8380">"col"</text:span><text:span text:style-name="T8381">&gt;</text:span></text:p>
      <text:p text:style-name="P8382"><text:span text:style-name="T8383"><text:s text:c="5"/></text:span><text:span text:style-name="T8384">&lt;</text:span><text:span text:style-name="T8385">div</text:span><text:span text:style-name="T8386"><text:s/></text:span><text:span text:style-name="T8387">class</text:span><text:span text:style-name="T8388">=</text:span><text:span text:style-name="T8389">"p-3 border bg-light"</text:span><text:span text:style-name="T8390">&gt;</text:span><text:span text:style-name="T8391">Padding de columna personalizado</text:span><text:span text:style-name="T8392">&lt;/</text:span><text:span text:style-name="T8393">div</text:span><text:span text:style-name="T8394">&gt;</text:span></text:p>
      <text:p text:style-name="P8395"><text:span text:style-name="T8396"><text:s text:c="4"/></text:span><text:span text:style-name="T8397">&lt;/</text:span><text:span text:style-name="T8398">div</text:span><text:span text:style-name="T8399">&gt;</text:span></text:p>
      <text:p text:style-name="P8400"><text:span text:style-name="T8401"><text:s text:c="4"/></text:span><text:span text:style-name="T8402">&lt;</text:span><text:span text:style-name="T8403">div</text:span><text:span text:style-name="T8404"><text:s/></text:span><text:span text:style-name="T8405">class</text:span><text:span text:style-name="T8406">=</text:span><text:span text:style-name="T8407">"col"</text:span><text:span text:style-name="T8408">&gt;</text:span></text:p>
      <text:p text:style-name="P8409"><text:span text:style-name="T8410"><text:s text:c="6"/></text:span><text:span text:style-name="T8411">&lt;</text:span><text:span text:style-name="T8412">div</text:span><text:span text:style-name="T8413"><text:s/></text:span><text:span text:style-name="T8414">class</text:span><text:span text:style-name="T8415">=</text:span><text:span text:style-name="T8416">"p-3 border bg-light"</text:span><text:span text:style-name="T8417">&gt;</text:span><text:span text:style-name="T8418">Padding de columna personalizado</text:span><text:span text:style-name="T8419">&lt;/</text:span><text:span text:style-name="T8420">div</text:span><text:span text:style-name="T8421">&gt;</text:span></text:p>
      <text:p text:style-name="P8422"><text:span text:style-name="T8423"><text:s text:c="4"/></text:span><text:span text:style-name="T8424">&lt;/</text:span><text:span text:style-name="T8425">div</text:span><text:span text:style-name="T8426">&gt;</text:span></text:p>
      <text:p text:style-name="P8427"><text:span text:style-name="T8428"><text:s text:c="2"/></text:span><text:span text:style-name="T8429">&lt;/</text:span><text:span text:style-name="T8430">div</text:span><text:span text:style-name="T8431">&gt;</text:span></text:p>
      <text:p text:style-name="P8432"><text:span text:style-name="T8433">&lt;/</text:span><text:span text:style-name="T8434">div</text:span><text:span text:style-name="T8435">&gt;</text:span></text:p>
      <text:h text:style-name="P8436" text:outline-level="2"><text:bookmark-start text:name="_Toc156319972"/>Gutters verticales<text:bookmark-end text:name="_Toc156319972"/> </text:h>
      <text:p text:style-name="P8437"><text:span text:style-name="T8438">Las clases </text:span><text:span text:style-name="T8439">.gy-*</text:span><text:span text:style-name="T8440"> se pueden usar para controlar los anchos de los gutters verticales. Al igual que los gutters horizontales, los gutters verticales pueden provocar un desbordamiento debajo de la </text:span><text:span text:style-name="T8441">.row</text:span><text:span text:style-name="T8442"> al final de una página. Si esto ocurre, agrega un contenedor alrededor de </text:span><text:span text:style-name="T8443">.row</text:span><text:span text:style-name="T8444"> con la clase </text:span><text:span text:style-name="T8445">.overflow-hidden</text:span><text:span text:style-name="T8446">:</text:span></text:p>
      <text:p text:style-name="P8447"><text:span text:style-name="T8448">&lt;</text:span><text:span text:style-name="T8449">div</text:span><text:span text:style-name="T8450"><text:s/></text:span><text:span text:style-name="T8451">class</text:span><text:span text:style-name="T8452">=</text:span><text:span text:style-name="T8453">"container overflow-hidden"</text:span><text:span text:style-name="T8454">&gt;</text:span></text:p>
      <text:p text:style-name="P8455"><text:span text:style-name="T8456"><text:s text:c="2"/></text:span><text:span text:style-name="T8457">&lt;</text:span><text:span text:style-name="T8458">div</text:span><text:span text:style-name="T8459"><text:s/></text:span><text:span text:style-name="T8460">class</text:span><text:span text:style-name="T8461">=</text:span><text:span text:style-name="T8462">"row gy-5"</text:span><text:span text:style-name="T8463">&gt;</text:span></text:p>
      <text:p text:style-name="P8464"><text:span text:style-name="T8465"><text:s text:c="4"/></text:span><text:span text:style-name="T8466">&lt;</text:span><text:span text:style-name="T8467">div</text:span><text:span text:style-name="T8468"><text:s/></text:span><text:span text:style-name="T8469">class</text:span><text:span text:style-name="T8470">=</text:span><text:span text:style-name="T8471">"col-6"</text:span><text:span text:style-name="T8472">&gt;</text:span></text:p>
      <text:p text:style-name="P8473"><text:span text:style-name="T8474"><text:s text:c="6"/></text:span><text:span text:style-name="T8475">&lt;</text:span><text:span text:style-name="T8476">div</text:span><text:span text:style-name="T8477"><text:s/></text:span><text:span text:style-name="T8478">class</text:span><text:span text:style-name="T8479">=</text:span><text:span text:style-name="T8480">"p-3 border bg-light"</text:span><text:span text:style-name="T8481">&gt;</text:span><text:span text:style-name="T8482">Padding de columna personalizado</text:span><text:span text:style-name="T8483">&lt;/</text:span><text:span text:style-name="T8484">div</text:span><text:span text:style-name="T8485">&gt;</text:span></text:p>
      <text:p text:style-name="P8486"><text:span text:style-name="T8487"><text:s text:c="4"/></text:span><text:span text:style-name="T8488">&lt;/</text:span><text:span text:style-name="T8489">div</text:span><text:span text:style-name="T8490">&gt;</text:span></text:p>
      <text:p text:style-name="P8491"><text:span text:style-name="T8492"><text:s text:c="4"/></text:span><text:span text:style-name="T8493">&lt;</text:span><text:span text:style-name="T8494">div</text:span><text:span text:style-name="T8495"><text:s/></text:span><text:span text:style-name="T8496">class</text:span><text:span text:style-name="T8497">=</text:span><text:span text:style-name="T8498">"col-6"</text:span><text:span text:style-name="T8499">&gt;</text:span></text:p>
      <text:soft-page-break/>
      <text:p text:style-name="P8500"><text:span text:style-name="T8501"><text:s text:c="6"/></text:span><text:span text:style-name="T8502">&lt;</text:span><text:span text:style-name="T8503">div</text:span><text:span text:style-name="T8504"><text:s/></text:span><text:span text:style-name="T8505">class</text:span><text:span text:style-name="T8506">=</text:span><text:span text:style-name="T8507">"p-3 border bg-light"</text:span><text:span text:style-name="T8508">&gt;</text:span><text:span text:style-name="T8509">Padding de columna personalizado</text:span><text:span text:style-name="T8510">&lt;/</text:span><text:span text:style-name="T8511">div</text:span><text:span text:style-name="T8512">&gt;</text:span></text:p>
      <text:p text:style-name="P8513"><text:span text:style-name="T8514"><text:s text:c="4"/></text:span><text:span text:style-name="T8515">&lt;/</text:span><text:span text:style-name="T8516">div</text:span><text:span text:style-name="T8517">&gt;</text:span></text:p>
      <text:p text:style-name="P8518"><text:span text:style-name="T8519"><text:s text:c="4"/></text:span><text:span text:style-name="T8520">&lt;</text:span><text:span text:style-name="T8521">div</text:span><text:span text:style-name="T8522"><text:s/></text:span><text:span text:style-name="T8523">class</text:span><text:span text:style-name="T8524">=</text:span><text:span text:style-name="T8525">"col-6"</text:span><text:span text:style-name="T8526">&gt;</text:span></text:p>
      <text:p text:style-name="P8527"><text:span text:style-name="T8528"><text:s text:c="6"/></text:span><text:span text:style-name="T8529">&lt;</text:span><text:span text:style-name="T8530">div</text:span><text:span text:style-name="T8531"><text:s/></text:span><text:span text:style-name="T8532">class</text:span><text:span text:style-name="T8533">=</text:span><text:span text:style-name="T8534">"p-3 border bg-light"</text:span><text:span text:style-name="T8535">&gt;</text:span><text:span text:style-name="T8536">Padding de columna personalizado</text:span><text:span text:style-name="T8537">&lt;/</text:span><text:span text:style-name="T8538">div</text:span><text:span text:style-name="T8539">&gt;</text:span></text:p>
      <text:p text:style-name="P8540"><text:span text:style-name="T8541"><text:s text:c="4"/></text:span><text:span text:style-name="T8542">&lt;/</text:span><text:span text:style-name="T8543">div</text:span><text:span text:style-name="T8544">&gt;</text:span></text:p>
      <text:p text:style-name="P8545"><text:span text:style-name="T8546"><text:s text:c="4"/></text:span><text:span text:style-name="T8547">&lt;</text:span><text:span text:style-name="T8548">div</text:span><text:span text:style-name="T8549"><text:s/></text:span><text:span text:style-name="T8550">class</text:span><text:span text:style-name="T8551">=</text:span><text:span text:style-name="T8552">"col-6"</text:span><text:span text:style-name="T8553">&gt;</text:span></text:p>
      <text:p text:style-name="P8554"><text:span text:style-name="T8555"><text:s text:c="6"/></text:span><text:span text:style-name="T8556">&lt;</text:span><text:span text:style-name="T8557">div</text:span><text:span text:style-name="T8558"><text:s/></text:span><text:span text:style-name="T8559">class</text:span><text:span text:style-name="T8560">=</text:span><text:span text:style-name="T8561">"p-3 border bg-light"</text:span><text:span text:style-name="T8562">&gt;</text:span><text:span text:style-name="T8563">Padding de columna personalizado</text:span><text:span text:style-name="T8564">&lt;/</text:span><text:span text:style-name="T8565">div</text:span><text:span text:style-name="T8566">&gt;</text:span></text:p>
      <text:p text:style-name="P8567"><text:span text:style-name="T8568"><text:s text:c="4"/></text:span><text:span text:style-name="T8569">&lt;/</text:span><text:span text:style-name="T8570">div</text:span><text:span text:style-name="T8571">&gt;</text:span></text:p>
      <text:p text:style-name="P8572"><text:span text:style-name="T8573"><text:s text:c="2"/></text:span><text:span text:style-name="T8574">&lt;/</text:span><text:span text:style-name="T8575">div</text:span><text:span text:style-name="T8576">&gt;</text:span></text:p>
      <text:p text:style-name="P8577"><text:span text:style-name="T8578">&lt;/</text:span><text:span text:style-name="T8579">div</text:span><text:span text:style-name="T8580">&gt;</text:span></text:p>
      <text:h text:style-name="P8581" text:outline-level="2"><text:bookmark-start text:name="_Toc156319973"/>Gutters horizontales &amp; verticales<text:bookmark-end text:name="_Toc156319973"/> </text:h>
      <text:p text:style-name="P8582"><text:span text:style-name="T8583">Las clases </text:span><text:span text:style-name="T8584">.g-*</text:span><text:span text:style-name="T8585"> se pueden usar para controlar los anchos de los gutters horizontales, para el siguiente ejemplo usamos un ancho de gutter más pequeño, por lo que no será necesario agregar la clase contenedora </text:span><text:span text:style-name="T8586">.overflow-hidden</text:span><text:span text:style-name="T8587">.</text:span></text:p>
      <text:p text:style-name="P8588"><text:span text:style-name="T8589">&lt;</text:span><text:span text:style-name="T8590">div</text:span><text:span text:style-name="T8591"><text:s/></text:span><text:span text:style-name="T8592">class</text:span><text:span text:style-name="T8593">=</text:span><text:span text:style-name="T8594">"container"</text:span><text:span text:style-name="T8595">&gt;</text:span></text:p>
      <text:p text:style-name="P8596"><text:span text:style-name="T8597"><text:s text:c="2"/></text:span><text:span text:style-name="T8598">&lt;</text:span><text:span text:style-name="T8599">div</text:span><text:span text:style-name="T8600"><text:s/></text:span><text:span text:style-name="T8601">class</text:span><text:span text:style-name="T8602">=</text:span><text:span text:style-name="T8603">"row g-2"</text:span><text:span text:style-name="T8604">&gt;</text:span></text:p>
      <text:p text:style-name="P8605"><text:span text:style-name="T8606"><text:s text:c="4"/></text:span><text:span text:style-name="T8607">&lt;</text:span><text:span text:style-name="T8608">div</text:span><text:span text:style-name="T8609"><text:s/></text:span><text:span text:style-name="T8610">class</text:span><text:span text:style-name="T8611">=</text:span><text:span text:style-name="T8612">"col-6"</text:span><text:span text:style-name="T8613">&gt;</text:span></text:p>
      <text:p text:style-name="P8614"><text:span text:style-name="T8615"><text:s text:c="6"/></text:span><text:span text:style-name="T8616">&lt;</text:span><text:span text:style-name="T8617">div</text:span><text:span text:style-name="T8618"><text:s/></text:span><text:span text:style-name="T8619">class</text:span><text:span text:style-name="T8620">=</text:span><text:span text:style-name="T8621">"p-3 border bg-light"</text:span><text:span text:style-name="T8622">&gt;</text:span><text:span text:style-name="T8623">Padding de columna personalizado</text:span><text:span text:style-name="T8624">&lt;/</text:span><text:span text:style-name="T8625">div</text:span><text:span text:style-name="T8626">&gt;</text:span></text:p>
      <text:p text:style-name="P8627"><text:span text:style-name="T8628"><text:s text:c="4"/></text:span><text:span text:style-name="T8629">&lt;/</text:span><text:span text:style-name="T8630">div</text:span><text:span text:style-name="T8631">&gt;</text:span></text:p>
      <text:p text:style-name="P8632"><text:span text:style-name="T8633"><text:s text:c="4"/></text:span><text:span text:style-name="T8634">&lt;</text:span><text:span text:style-name="T8635">div</text:span><text:span text:style-name="T8636"><text:s/></text:span><text:span text:style-name="T8637">class</text:span><text:span text:style-name="T8638">=</text:span><text:span text:style-name="T8639">"col-6"</text:span><text:span text:style-name="T8640">&gt;</text:span></text:p>
      <text:p text:style-name="P8641"><text:span text:style-name="T8642"><text:s text:c="6"/></text:span><text:span text:style-name="T8643">&lt;</text:span><text:span text:style-name="T8644">div</text:span><text:span text:style-name="T8645"><text:s/></text:span><text:span text:style-name="T8646">class</text:span><text:span text:style-name="T8647">=</text:span><text:span text:style-name="T8648">"p-3 border bg-light"</text:span><text:span text:style-name="T8649">&gt;</text:span><text:span text:style-name="T8650">Padding de columna personalizado</text:span><text:span text:style-name="T8651">&lt;/</text:span><text:span text:style-name="T8652">div</text:span><text:span text:style-name="T8653">&gt;</text:span></text:p>
      <text:p text:style-name="P8654"><text:span text:style-name="T8655"><text:s text:c="4"/></text:span><text:span text:style-name="T8656">&lt;/</text:span><text:span text:style-name="T8657">div</text:span><text:span text:style-name="T8658">&gt;</text:span></text:p>
      <text:p text:style-name="P8659"><text:span text:style-name="T8660"><text:s text:c="4"/></text:span><text:span text:style-name="T8661">&lt;</text:span><text:span text:style-name="T8662">div</text:span><text:span text:style-name="T8663"><text:s/></text:span><text:span text:style-name="T8664">class</text:span><text:span text:style-name="T8665">=</text:span><text:span text:style-name="T8666">"col-6"</text:span><text:span text:style-name="T8667">&gt;</text:span></text:p>
      <text:p text:style-name="P8668"><text:span text:style-name="T8669"><text:s text:c="6"/></text:span><text:span text:style-name="T8670">&lt;</text:span><text:span text:style-name="T8671">div</text:span><text:span text:style-name="T8672"><text:s/></text:span><text:span text:style-name="T8673">class</text:span><text:span text:style-name="T8674">=</text:span><text:span text:style-name="T8675">"p-3 border bg-light"</text:span><text:span text:style-name="T8676">&gt;</text:span><text:span text:style-name="T8677">Padding de columna personalizado</text:span><text:span text:style-name="T8678">&lt;/</text:span><text:span text:style-name="T8679">div</text:span><text:span text:style-name="T8680">&gt;</text:span></text:p>
      <text:p text:style-name="P8681"><text:span text:style-name="T8682"><text:s text:c="4"/></text:span><text:span text:style-name="T8683">&lt;/</text:span><text:span text:style-name="T8684">div</text:span><text:span text:style-name="T8685">&gt;</text:span></text:p>
      <text:p text:style-name="P8686"><text:span text:style-name="T8687"><text:s text:c="4"/></text:span><text:span text:style-name="T8688">&lt;</text:span><text:span text:style-name="T8689">div</text:span><text:span text:style-name="T8690"><text:s/></text:span><text:span text:style-name="T8691">class</text:span><text:span text:style-name="T8692">=</text:span><text:span text:style-name="T8693">"col-6"</text:span><text:span text:style-name="T8694">&gt;</text:span></text:p>
      <text:p text:style-name="P8695"><text:span text:style-name="T8696"><text:s text:c="6"/></text:span><text:span text:style-name="T8697">&lt;</text:span><text:span text:style-name="T8698">div</text:span><text:span text:style-name="T8699"><text:s/></text:span><text:span text:style-name="T8700">class</text:span><text:span text:style-name="T8701">=</text:span><text:span text:style-name="T8702">"p-3 border bg-light"</text:span><text:span text:style-name="T8703">&gt;</text:span><text:span text:style-name="T8704">Padding de columna personalizado</text:span><text:span text:style-name="T8705">&lt;/</text:span><text:span text:style-name="T8706">div</text:span><text:span text:style-name="T8707">&gt;</text:span></text:p>
      <text:p text:style-name="P8708"><text:span text:style-name="T8709"><text:s text:c="4"/></text:span><text:span text:style-name="T8710">&lt;/</text:span><text:span text:style-name="T8711">div</text:span><text:span text:style-name="T8712">&gt;</text:span></text:p>
      <text:p text:style-name="P8713"><text:span text:style-name="T8714"><text:s text:c="2"/></text:span><text:span text:style-name="T8715">&lt;/</text:span><text:span text:style-name="T8716">div</text:span><text:span text:style-name="T8717">&gt;</text:span></text:p>
      <text:p text:style-name="P8718"><text:span text:style-name="T8719">&lt;/</text:span><text:span text:style-name="T8720">div</text:span><text:span text:style-name="T8721">&gt;</text:span></text:p>
      <text:h text:style-name="P8722" text:outline-level="2"><text:bookmark-start text:name="_Toc156319974"/>Gutters columnas de filas<text:bookmark-end text:name="_Toc156319974"/> </text:h>
      <text:p text:style-name="P8723"><text:span text:style-name="T8724">Las clases de gutters también se pueden agregar a </text:span><text:a xlink:href="https://esdocu.net/bootstrap/5.1/layout/grid/#row-columns" office:target-frame-name="_top" xlink:show="replace"><text:span text:style-name="T8725">columnas de fila</text:span></text:a><text:span text:style-name="T8726">. En el siguiente ejemplo, usamos columnas de fila responsive y clases de gutters responsive.</text:span></text:p>
      <text:p text:style-name="P8727"><text:span text:style-name="T8728">&lt;</text:span><text:span text:style-name="T8729">div</text:span><text:span text:style-name="T8730"><text:s/></text:span><text:span text:style-name="T8731">class</text:span><text:span text:style-name="T8732">=</text:span><text:span text:style-name="T8733">"container"</text:span><text:span text:style-name="T8734">&gt;</text:span></text:p>
      <text:p text:style-name="P8735"><text:span text:style-name="T8736"><text:s text:c="2"/></text:span><text:span text:style-name="T8737">&lt;</text:span><text:span text:style-name="T8738">div</text:span><text:span text:style-name="T8739"><text:s/></text:span><text:span text:style-name="T8740">class</text:span><text:span text:style-name="T8741">=</text:span><text:span text:style-name="T8742">"row row-cols-2 row-cols-lg-5 g-2 g-lg-3"</text:span><text:span text:style-name="T8743">&gt;</text:span></text:p>
      <text:p text:style-name="P8744"><text:span text:style-name="T8745"><text:s text:c="4"/></text:span><text:span text:style-name="T8746">&lt;</text:span><text:span text:style-name="T8747">div</text:span><text:span text:style-name="T8748"><text:s/></text:span><text:span text:style-name="T8749">class</text:span><text:span text:style-name="T8750">=</text:span><text:span text:style-name="T8751">"col"</text:span><text:span text:style-name="T8752">&gt;</text:span></text:p>
      <text:p text:style-name="P8753"><text:span text:style-name="T8754"><text:s text:c="6"/></text:span><text:span text:style-name="T8755">&lt;</text:span><text:span text:style-name="T8756">div</text:span><text:span text:style-name="T8757"><text:s/></text:span><text:span text:style-name="T8758">class</text:span><text:span text:style-name="T8759">=</text:span><text:span text:style-name="T8760">"p-3 border bg-light"</text:span><text:span text:style-name="T8761">&gt;</text:span><text:span text:style-name="T8762">Columna de fila</text:span><text:span text:style-name="T8763">&lt;/</text:span><text:span text:style-name="T8764">div</text:span><text:span text:style-name="T8765">&gt;</text:span></text:p>
      <text:p text:style-name="P8766"><text:span text:style-name="T8767"><text:s text:c="4"/></text:span><text:span text:style-name="T8768">&lt;/</text:span><text:span text:style-name="T8769">div</text:span><text:span text:style-name="T8770">&gt;</text:span></text:p>
      <text:p text:style-name="P8771"><text:span text:style-name="T8772"><text:s text:c="4"/></text:span><text:span text:style-name="T8773">&lt;</text:span><text:span text:style-name="T8774">div</text:span><text:span text:style-name="T8775"><text:s/></text:span><text:span text:style-name="T8776">class</text:span><text:span text:style-name="T8777">=</text:span><text:span text:style-name="T8778">"col"</text:span><text:span text:style-name="T8779">&gt;</text:span></text:p>
      <text:p text:style-name="P8780"><text:span text:style-name="T8781"><text:s text:c="6"/></text:span><text:span text:style-name="T8782">&lt;</text:span><text:span text:style-name="T8783">div</text:span><text:span text:style-name="T8784"><text:s/></text:span><text:span text:style-name="T8785">class</text:span><text:span text:style-name="T8786">=</text:span><text:span text:style-name="T8787">"p-3 border bg-light"</text:span><text:span text:style-name="T8788">&gt;</text:span><text:span text:style-name="T8789">Columna de fila</text:span><text:span text:style-name="T8790">&lt;/</text:span><text:span text:style-name="T8791">div</text:span><text:span text:style-name="T8792">&gt;</text:span></text:p>
      <text:p text:style-name="P8793"><text:span text:style-name="T8794"><text:s text:c="4"/></text:span><text:span text:style-name="T8795">&lt;/</text:span><text:span text:style-name="T8796">div</text:span><text:span text:style-name="T8797">&gt;</text:span></text:p>
      <text:p text:style-name="P8798"><text:span text:style-name="T8799"><text:s text:c="4"/></text:span><text:span text:style-name="T8800">&lt;</text:span><text:span text:style-name="T8801">div</text:span><text:span text:style-name="T8802"><text:s/></text:span><text:span text:style-name="T8803">class</text:span><text:span text:style-name="T8804">=</text:span><text:span text:style-name="T8805">"col"</text:span><text:span text:style-name="T8806">&gt;</text:span></text:p>
      <text:p text:style-name="P8807"><text:span text:style-name="T8808"><text:s text:c="6"/></text:span><text:span text:style-name="T8809">&lt;</text:span><text:span text:style-name="T8810">div</text:span><text:span text:style-name="T8811"><text:s/></text:span><text:span text:style-name="T8812">class</text:span><text:span text:style-name="T8813">=</text:span><text:span text:style-name="T8814">"p-3 border bg-light"</text:span><text:span text:style-name="T8815">&gt;</text:span><text:span text:style-name="T8816">Columna de fila</text:span><text:span text:style-name="T8817">&lt;/</text:span><text:span text:style-name="T8818">div</text:span><text:span text:style-name="T8819">&gt;</text:span></text:p>
      <text:p text:style-name="P8820"><text:span text:style-name="T8821"><text:s text:c="4"/></text:span><text:span text:style-name="T8822">&lt;/</text:span><text:span text:style-name="T8823">div</text:span><text:span text:style-name="T8824">&gt;</text:span></text:p>
      <text:p text:style-name="P8825"><text:span text:style-name="T8826"><text:s text:c="4"/></text:span><text:span text:style-name="T8827">&lt;</text:span><text:span text:style-name="T8828">div</text:span><text:span text:style-name="T8829"><text:s/></text:span><text:span text:style-name="T8830">class</text:span><text:span text:style-name="T8831">=</text:span><text:span text:style-name="T8832">"col"</text:span><text:span text:style-name="T8833">&gt;</text:span></text:p>
      <text:soft-page-break/>
      <text:p text:style-name="P8834"><text:span text:style-name="T8835"><text:s text:c="6"/></text:span><text:span text:style-name="T8836">&lt;</text:span><text:span text:style-name="T8837">div</text:span><text:span text:style-name="T8838"><text:s/></text:span><text:span text:style-name="T8839">class</text:span><text:span text:style-name="T8840">=</text:span><text:span text:style-name="T8841">"p-3 border bg-light"</text:span><text:span text:style-name="T8842">&gt;</text:span><text:span text:style-name="T8843">Columna de fila</text:span><text:span text:style-name="T8844">&lt;/</text:span><text:span text:style-name="T8845">div</text:span><text:span text:style-name="T8846">&gt;</text:span></text:p>
      <text:p text:style-name="P8847"><text:span text:style-name="T8848"><text:s text:c="4"/></text:span><text:span text:style-name="T8849">&lt;/</text:span><text:span text:style-name="T8850">div</text:span><text:span text:style-name="T8851">&gt;</text:span></text:p>
      <text:p text:style-name="P8852"><text:span text:style-name="T8853"><text:s text:c="4"/></text:span><text:span text:style-name="T8854">&lt;</text:span><text:span text:style-name="T8855">div</text:span><text:span text:style-name="T8856"><text:s/></text:span><text:span text:style-name="T8857">class</text:span><text:span text:style-name="T8858">=</text:span><text:span text:style-name="T8859">"col"</text:span><text:span text:style-name="T8860">&gt;</text:span></text:p>
      <text:p text:style-name="P8861"><text:span text:style-name="T8862"><text:s text:c="6"/></text:span><text:span text:style-name="T8863">&lt;</text:span><text:span text:style-name="T8864">div</text:span><text:span text:style-name="T8865"><text:s/></text:span><text:span text:style-name="T8866">class</text:span><text:span text:style-name="T8867">=</text:span><text:span text:style-name="T8868">"p-3 border bg-light"</text:span><text:span text:style-name="T8869">&gt;</text:span><text:span text:style-name="T8870">Columna de fila</text:span><text:span text:style-name="T8871">&lt;/</text:span><text:span text:style-name="T8872">div</text:span><text:span text:style-name="T8873">&gt;</text:span></text:p>
      <text:p text:style-name="P8874"><text:span text:style-name="T8875"><text:s text:c="4"/></text:span><text:span text:style-name="T8876">&lt;/</text:span><text:span text:style-name="T8877">div</text:span><text:span text:style-name="T8878">&gt;</text:span></text:p>
      <text:p text:style-name="P8879"><text:span text:style-name="T8880"><text:s text:c="4"/></text:span><text:span text:style-name="T8881">&lt;</text:span><text:span text:style-name="T8882">div</text:span><text:span text:style-name="T8883"><text:s/></text:span><text:span text:style-name="T8884">class</text:span><text:span text:style-name="T8885">=</text:span><text:span text:style-name="T8886">"col"</text:span><text:span text:style-name="T8887">&gt;</text:span></text:p>
      <text:p text:style-name="P8888"><text:span text:style-name="T8889"><text:s text:c="6"/></text:span><text:span text:style-name="T8890">&lt;</text:span><text:span text:style-name="T8891">div</text:span><text:span text:style-name="T8892"><text:s/></text:span><text:span text:style-name="T8893">class</text:span><text:span text:style-name="T8894">=</text:span><text:span text:style-name="T8895">"p-3 border bg-light"</text:span><text:span text:style-name="T8896">&gt;</text:span><text:span text:style-name="T8897">Columna de fila</text:span><text:span text:style-name="T8898">&lt;/</text:span><text:span text:style-name="T8899">div</text:span><text:span text:style-name="T8900">&gt;</text:span></text:p>
      <text:p text:style-name="P8901"><text:span text:style-name="T8902"><text:s text:c="4"/></text:span><text:span text:style-name="T8903">&lt;/</text:span><text:span text:style-name="T8904">div</text:span><text:span text:style-name="T8905">&gt;</text:span></text:p>
      <text:p text:style-name="P8906"><text:span text:style-name="T8907"><text:s text:c="4"/></text:span><text:span text:style-name="T8908">&lt;</text:span><text:span text:style-name="T8909">div</text:span><text:span text:style-name="T8910"><text:s/></text:span><text:span text:style-name="T8911">class</text:span><text:span text:style-name="T8912">=</text:span><text:span text:style-name="T8913">"col"</text:span><text:span text:style-name="T8914">&gt;</text:span></text:p>
      <text:p text:style-name="P8915"><text:span text:style-name="T8916"><text:s text:c="6"/></text:span><text:span text:style-name="T8917">&lt;</text:span><text:span text:style-name="T8918">div</text:span><text:span text:style-name="T8919"><text:s/></text:span><text:span text:style-name="T8920">class</text:span><text:span text:style-name="T8921">=</text:span><text:span text:style-name="T8922">"p-3 border bg-light"</text:span><text:span text:style-name="T8923">&gt;</text:span><text:span text:style-name="T8924">Columna de fila</text:span><text:span text:style-name="T8925">&lt;/</text:span><text:span text:style-name="T8926">div</text:span><text:span text:style-name="T8927">&gt;</text:span></text:p>
      <text:p text:style-name="P8928"><text:span text:style-name="T8929"><text:s text:c="4"/></text:span><text:span text:style-name="T8930">&lt;/</text:span><text:span text:style-name="T8931">div</text:span><text:span text:style-name="T8932">&gt;</text:span></text:p>
      <text:p text:style-name="P8933"><text:span text:style-name="T8934"><text:s text:c="4"/></text:span><text:span text:style-name="T8935">&lt;</text:span><text:span text:style-name="T8936">div</text:span><text:span text:style-name="T8937"><text:s/></text:span><text:span text:style-name="T8938">class</text:span><text:span text:style-name="T8939">=</text:span><text:span text:style-name="T8940">"col"</text:span><text:span text:style-name="T8941">&gt;</text:span></text:p>
      <text:p text:style-name="P8942"><text:span text:style-name="T8943"><text:s text:c="6"/></text:span><text:span text:style-name="T8944">&lt;</text:span><text:span text:style-name="T8945">div</text:span><text:span text:style-name="T8946"><text:s/></text:span><text:span text:style-name="T8947">class</text:span><text:span text:style-name="T8948">=</text:span><text:span text:style-name="T8949">"p-3 border bg-light"</text:span><text:span text:style-name="T8950">&gt;</text:span><text:span text:style-name="T8951">Columna de fila</text:span><text:span text:style-name="T8952">&lt;/</text:span><text:span text:style-name="T8953">div</text:span><text:span text:style-name="T8954">&gt;</text:span></text:p>
      <text:p text:style-name="P8955"><text:span text:style-name="T8956"><text:s text:c="4"/></text:span><text:span text:style-name="T8957">&lt;/</text:span><text:span text:style-name="T8958">div</text:span><text:span text:style-name="T8959">&gt;</text:span></text:p>
      <text:p text:style-name="P8960"><text:span text:style-name="T8961"><text:s text:c="4"/></text:span><text:span text:style-name="T8962">&lt;</text:span><text:span text:style-name="T8963">div</text:span><text:span text:style-name="T8964"><text:s/></text:span><text:span text:style-name="T8965">class</text:span><text:span text:style-name="T8966">=</text:span><text:span text:style-name="T8967">"col"</text:span><text:span text:style-name="T8968">&gt;</text:span></text:p>
      <text:p text:style-name="P8969"><text:span text:style-name="T8970"><text:s text:c="6"/></text:span><text:span text:style-name="T8971">&lt;</text:span><text:span text:style-name="T8972">div</text:span><text:span text:style-name="T8973"><text:s/></text:span><text:span text:style-name="T8974">class</text:span><text:span text:style-name="T8975">=</text:span><text:span text:style-name="T8976">"p-3 border bg-light"</text:span><text:span text:style-name="T8977">&gt;</text:span><text:span text:style-name="T8978">Columna de fila</text:span><text:span text:style-name="T8979">&lt;/</text:span><text:span text:style-name="T8980">div</text:span><text:span text:style-name="T8981">&gt;</text:span></text:p>
      <text:p text:style-name="P8982"><text:span text:style-name="T8983"><text:s text:c="4"/></text:span><text:span text:style-name="T8984">&lt;/</text:span><text:span text:style-name="T8985">div</text:span><text:span text:style-name="T8986">&gt;</text:span></text:p>
      <text:p text:style-name="P8987"><text:span text:style-name="T8988"><text:s text:c="4"/></text:span><text:span text:style-name="T8989">&lt;</text:span><text:span text:style-name="T8990">div</text:span><text:span text:style-name="T8991"><text:s/></text:span><text:span text:style-name="T8992">class</text:span><text:span text:style-name="T8993">=</text:span><text:span text:style-name="T8994">"col"</text:span><text:span text:style-name="T8995">&gt;</text:span></text:p>
      <text:p text:style-name="P8996"><text:span text:style-name="T8997"><text:s text:c="6"/></text:span><text:span text:style-name="T8998">&lt;</text:span><text:span text:style-name="T8999">div</text:span><text:span text:style-name="T9000"><text:s/></text:span><text:span text:style-name="T9001">class</text:span><text:span text:style-name="T9002">=</text:span><text:span text:style-name="T9003">"p-3 border bg-light"</text:span><text:span text:style-name="T9004">&gt;</text:span><text:span text:style-name="T9005">Columna de fila</text:span><text:span text:style-name="T9006">&lt;/</text:span><text:span text:style-name="T9007">div</text:span><text:span text:style-name="T9008">&gt;</text:span></text:p>
      <text:p text:style-name="P9009"><text:span text:style-name="T9010"><text:s text:c="4"/></text:span><text:span text:style-name="T9011">&lt;/</text:span><text:span text:style-name="T9012">div</text:span><text:span text:style-name="T9013">&gt;</text:span></text:p>
      <text:p text:style-name="P9014"><text:span text:style-name="T9015"><text:s text:c="2"/></text:span><text:span text:style-name="T9016">&lt;/</text:span><text:span text:style-name="T9017">div</text:span><text:span text:style-name="T9018">&gt;</text:span></text:p>
      <text:p text:style-name="P9019"><text:span text:style-name="T9020">&lt;/</text:span><text:span text:style-name="T9021">div</text:span><text:span text:style-name="T9022">&gt;</text:span></text:p>
      <text:h text:style-name="P9023" text:outline-level="2"><text:bookmark-start text:name="_Toc156319975"/>Sin gutters<text:bookmark-end text:name="_Toc156319975"/> </text:h>
      <text:p text:style-name="P9024"><text:span text:style-name="T9025">Los gutters entre columnas en nuestras clases de cuadrícula predefinidas se pueden eliminar con </text:span><text:span text:style-name="T9026">.g-0</text:span><text:span text:style-name="T9027">. Esto elimina los </text:span><text:span text:style-name="T9028">margin</text:span><text:span text:style-name="T9029">s negativos de </text:span><text:span text:style-name="T9030">.row</text:span><text:span text:style-name="T9031"> y el </text:span><text:span text:style-name="T9032">padding</text:span><text:span text:style-name="T9033"> horizontal de todas las columnas secundarias inmediatas.</text:span></text:p>
      <text:p text:style-name="P9034"/>
      <text:p text:style-name="P9035"/>
      <text:p text:style-name="P9036"><text:span text:style-name="T9037">¿Necesitas un diseño de borde a borde?</text:span><text:span text:style-name="T9038"> Deja el </text:span><text:span text:style-name="T9039">.container</text:span><text:span text:style-name="T9040"> o </text:span><text:span text:style-name="T9041">.container-fluid</text:span><text:span text:style-name="T9042"> principal y agrega </text:span><text:span text:style-name="T9043">.mx-0</text:span><text:span text:style-name="T9044"> a </text:span><text:span text:style-name="T9045">.row</text:span><text:span text:style-name="T9046"> para evitar el desbordamiento.</text:span></text:p>
      <text:p text:style-name="P9047">En la práctica, así es como se ve. Ten en cuenta que puedes continuar usándolo con todas las demás clases de cuadrícula predefinidas (incluidos los anchos de columna, los niveles responsive, los reordenamientos y más).</text:p>
      <text:p text:style-name="P9048"><text:span text:style-name="T9049">&lt;</text:span><text:span text:style-name="T9050">div</text:span><text:span text:style-name="T9051"><text:s/></text:span><text:span text:style-name="T9052">class</text:span><text:span text:style-name="T9053">=</text:span><text:span text:style-name="T9054">"row g-0"</text:span><text:span text:style-name="T9055">&gt;</text:span></text:p>
      <text:p text:style-name="P9056"><text:span text:style-name="T9057"><text:s text:c="2"/></text:span><text:span text:style-name="T9058">&lt;</text:span><text:span text:style-name="T9059">div</text:span><text:span text:style-name="T9060"><text:s/></text:span><text:span text:style-name="T9061">class</text:span><text:span text:style-name="T9062">=</text:span><text:span text:style-name="T9063">"col-sm-6 col-md-8"</text:span><text:span text:style-name="T9064">&gt;</text:span><text:span text:style-name="T9065">.col-sm-6 .col-md-8</text:span><text:span text:style-name="T9066">&lt;/</text:span><text:span text:style-name="T9067">div</text:span><text:span text:style-name="T9068">&gt;</text:span></text:p>
      <text:p text:style-name="P9069"><text:span text:style-name="T9070"><text:s text:c="2"/></text:span><text:span text:style-name="T9071">&lt;</text:span><text:span text:style-name="T9072">div</text:span><text:span text:style-name="T9073"><text:s/></text:span><text:span text:style-name="T9074">class</text:span><text:span text:style-name="T9075">=</text:span><text:span text:style-name="T9076">"col-6 col-md-4"</text:span><text:span text:style-name="T9077">&gt;</text:span><text:span text:style-name="T9078">.col-6 .col-md-4</text:span><text:span text:style-name="T9079">&lt;/</text:span><text:span text:style-name="T9080">div</text:span><text:span text:style-name="T9081">&gt;</text:span></text:p>
      <text:p text:style-name="P9082"><text:span text:style-name="T9083">&lt;/</text:span><text:span text:style-name="T9084">div</text:span><text:span text:style-name="T9085">&gt;</text:span></text:p>
      <text:h text:style-name="P9086" text:outline-level="2"><text:bookmark-start text:name="_Toc156319976"/>Cambiar los gutters<text:bookmark-end text:name="_Toc156319976"/> </text:h>
      <text:p text:style-name="P9087"><text:span text:style-name="T9088">Las clases se crean a partir del mapa Sass </text:span><text:span text:style-name="T9089">$gutters</text:span><text:span text:style-name="T9090"> que se hereda del mapa Sass </text:span><text:span text:style-name="T9091">$spacers</text:span><text:span text:style-name="T9092">.</text:span></text:p>
      <text:p text:style-name="P9093"><text:span text:style-name="T9094">$grid-gutter-width</text:span><text:span text:style-name="T9095">:</text:span><text:span text:style-name="T9096"><text:s/></text:span><text:span text:style-name="T9097">1</text:span><text:span text:style-name="T9098">.5</text:span><text:span text:style-name="T9099">rem</text:span><text:span text:style-name="T9100">;</text:span></text:p>
      <text:p text:style-name="P9101"><text:span text:style-name="T9102">$gutters</text:span><text:span text:style-name="T9103">:</text:span><text:span text:style-name="T9104"><text:s/></text:span><text:span text:style-name="T9105">(</text:span></text:p>
      <text:soft-page-break/>
      <text:p text:style-name="P9106"><text:span text:style-name="T9107"><text:s text:c="2"/></text:span><text:span text:style-name="T9108">0</text:span><text:span text:style-name="T9109">:</text:span><text:span text:style-name="T9110"><text:s/></text:span><text:span text:style-name="T9111">0</text:span><text:span text:style-name="T9112">,</text:span></text:p>
      <text:p text:style-name="P9113"><text:span text:style-name="T9114"><text:s text:c="2"/></text:span><text:span text:style-name="T9115">1</text:span><text:span text:style-name="T9116">:</text:span><text:span text:style-name="T9117"><text:s/></text:span><text:span text:style-name="T9118">$spacer</text:span><text:span text:style-name="T9119"><text:s/></text:span><text:span text:style-name="T9120">*</text:span><text:span text:style-name="T9121"><text:s/></text:span><text:span text:style-name="T9122">.25</text:span><text:span text:style-name="T9123">,</text:span></text:p>
      <text:p text:style-name="P9124"><text:span text:style-name="T9125"><text:s text:c="2"/></text:span><text:span text:style-name="T9126">2</text:span><text:span text:style-name="T9127">:</text:span><text:span text:style-name="T9128"><text:s/></text:span><text:span text:style-name="T9129">$spacer</text:span><text:span text:style-name="T9130"><text:s/></text:span><text:span text:style-name="T9131">*</text:span><text:span text:style-name="T9132"><text:s/></text:span><text:span text:style-name="T9133">.5</text:span><text:span text:style-name="T9134">,</text:span></text:p>
      <text:p text:style-name="P9135"><text:span text:style-name="T9136"><text:s text:c="2"/></text:span><text:span text:style-name="T9137">3</text:span><text:span text:style-name="T9138">:</text:span><text:span text:style-name="T9139"><text:s/></text:span><text:span text:style-name="T9140">$spacer</text:span><text:span text:style-name="T9141">,</text:span></text:p>
      <text:p text:style-name="P9142"><text:span text:style-name="T9143"><text:s text:c="2"/></text:span><text:span text:style-name="T9144">4</text:span><text:span text:style-name="T9145">:</text:span><text:span text:style-name="T9146"><text:s/></text:span><text:span text:style-name="T9147">$spacer</text:span><text:span text:style-name="T9148"><text:s/></text:span><text:span text:style-name="T9149">*</text:span><text:span text:style-name="T9150"><text:s/></text:span><text:span text:style-name="T9151">1</text:span><text:span text:style-name="T9152">.5</text:span><text:span text:style-name="T9153">,</text:span></text:p>
      <text:p text:style-name="P9154"><text:span text:style-name="T9155"><text:s text:c="2"/></text:span><text:span text:style-name="T9156">5</text:span><text:span text:style-name="T9157">:</text:span><text:span text:style-name="T9158"><text:s/></text:span><text:span text:style-name="T9159">$spacer</text:span><text:span text:style-name="T9160"><text:s/></text:span><text:span text:style-name="T9161">*</text:span><text:span text:style-name="T9162"><text:s/></text:span><text:span text:style-name="T9163">3</text:span><text:span text:style-name="T9164">,</text:span></text:p>
      <text:p text:style-name="P9165"><text:span text:style-name="T9166">);</text:span></text:p>
      <text:h text:style-name="P9167" text:outline-level="1"><text:bookmark-start text:name="_Toc156319977"/>Utilidades para el diseño en Bootstrap<text:bookmark-end text:name="_Toc156319977"/></text:h>
      <text:p text:style-name="P9168">Para un desarrollo responsive y listo para dispositivos móviles, Bootstrap incluye docenas de clases de utilidades para mostrar, ocultar, alinear y espaciar el contenido.</text:p>
      <text:h text:style-name="P9169" text:outline-level="2"><text:bookmark-start text:name="_Toc156319978"/><text:span text:style-name="T9170">Cambiar el </text:span><text:span text:style-name="T9171">display</text:span><text:bookmark-end text:name="_Toc156319978"/><text:span text:style-name="T9172"> </text:span></text:h>
      <text:p text:style-name="P9173"><text:span text:style-name="T9174">Utiliza nuestras </text:span><text:a xlink:href="https://esdocu.net/bootstrap/5.1/utilities/display/" office:target-frame-name="_top" xlink:show="replace"><text:span text:style-name="T9175">utilidades de visualización</text:span></text:a><text:span text:style-name="T9176"> para alternar de manera responsive los valores comunes de la propiedad </text:span><text:span text:style-name="T9177">display</text:span><text:span text:style-name="T9178">. Mézclalo con nuestro sistema de cuadrícula, contenido o componentes para mostrarlos u ocultarlos en viewports específicos.</text:span></text:p>
      <text:h text:style-name="P9179" text:outline-level="2"><text:bookmark-start text:name="_Toc156319979"/>Opciones Flexbox<text:bookmark-end text:name="_Toc156319979"/> </text:h>
      <text:p text:style-name="P9180"><text:span text:style-name="T9181">Bootstrap está construido con flexbox, pero no se ha cambiado la propiedad </text:span><text:span text:style-name="T9182">display</text:span><text:span text:style-name="T9183"> de todos los elementos a </text:span><text:span text:style-name="T9184">display: flex</text:span><text:span text:style-name="T9185">, ya que esto agregaría muchas sobrescrituras innecesarias y cambiaría inesperadamente los comportamientos clave del navegador. La mayoría de </text:span><text:a xlink:href="https://esdocu.net/bootstrap/5.1/components/alerts/" office:target-frame-name="_top" xlink:show="replace"><text:span text:style-name="T9186">nuestros componentes</text:span></text:a><text:span text:style-name="T9187"> están construidos con flexbox habilitado.</text:span></text:p>
      <text:p text:style-name="P9188"><text:span text:style-name="T9189">Si necesitas agregar </text:span><text:span text:style-name="T9190">display: flex</text:span><text:span text:style-name="T9191"> a un elemento, hazlo con </text:span><text:span text:style-name="T9192">.d-flex</text:span><text:span text:style-name="T9193"> o una de las variantes responsive (por ejemplo, </text:span><text:span text:style-name="T9194">.d-sm-flex</text:span><text:span text:style-name="T9195">). Necesitarás esta clase o el valor </text:span><text:span text:style-name="T9196">display</text:span><text:span text:style-name="T9197"> para permitir el uso de nuestras </text:span><text:a xlink:href="https://esdocu.net/bootstrap/5.1/utilities/flex/" office:target-frame-name="_top" xlink:show="replace"><text:span text:style-name="T9198">utilidades flexbox</text:span></text:a><text:span text:style-name="T9199"> adicionales para ajustar el tamaño, la alineación, el espaciado y más.</text:span></text:p>
      <text:h text:style-name="P9200" text:outline-level="2"><text:bookmark-start text:name="_Toc156319980"/>Margin y padding<text:bookmark-end text:name="_Toc156319980"/> </text:h>
      <text:p text:style-name="P9201"><text:span text:style-name="T9202">Usa </text:span><text:span text:style-name="T9203">margin</text:span><text:span text:style-name="T9204"> y </text:span><text:span text:style-name="T9205">padding</text:span><text:span text:style-name="T9206"> </text:span><text:a xlink:href="https://esdocu.net/bootstrap/5.1/utilities/spacing/" office:target-frame-name="_top" xlink:show="replace"><text:span text:style-name="T9207">utilidades de espaciado</text:span></text:a><text:span text:style-name="T9208"> para controlar cómo se espacian y dimensionan los elementos y componentes. Bootstrap incluye una escala de seis niveles para las utilidades de espaciado, basada en una variable </text:span><text:span text:style-name="T9209">$spacer</text:span><text:span text:style-name="T9210"> predeterminada de valor </text:span><text:span text:style-name="T9211">1rem</text:span><text:span text:style-name="T9212">. Elije valores para todos los viewports (p. ej., </text:span><text:span text:style-name="T9213">.me-3</text:span><text:span text:style-name="T9214"> para </text:span><text:span text:style-name="T9215">margin-right: 1rem</text:span><text:span text:style-name="T9216"> en LTR) o elije variantes responsive para apuntar a viewports específicos (p. ej., </text:span><text:span text:style-name="T9217">.me-md-3</text:span><text:span text:style-name="T9218"> para </text:span><text:span text:style-name="T9219">margin-right: 1rem</text:span><text:span text:style-name="T9220"> —en LTR— comenzando en el punto de interrupción </text:span><text:span text:style-name="T9221">md</text:span><text:span text:style-name="T9222">).</text:span></text:p>
      <text:h text:style-name="P9223" text:outline-level="2"><text:bookmark-start text:name="_Toc156319981"/><text:span text:style-name="T9224">Alternar </text:span><text:span text:style-name="T9225">visibility</text:span><text:bookmark-end text:name="_Toc156319981"/><text:span text:style-name="T9226"> </text:span></text:h>
      <text:soft-page-break/>
      <text:p text:style-name="P9227"><text:span text:style-name="T9228">Cuando no es necesario alternar </text:span><text:span text:style-name="T9229">display</text:span><text:span text:style-name="T9230">, puedes alternar la propiedad </text:span><text:span text:style-name="T9231">visibility</text:span><text:span text:style-name="T9232"> de un elemento con nuestras </text:span><text:a xlink:href="https://esdocu.net/bootstrap/5.1/utilities/visibility/" office:target-frame-name="_top" xlink:show="replace"><text:span text:style-name="T9233">utilidades de visibilidad</text:span></text:a><text:span text:style-name="T9234">. Los elementos invisibles seguirán afectando el diseño de la página, pero están visualmente ocultos para los visitantes.</text:span></text:p>
      <text:h text:style-name="P9235" text:outline-level="1"><text:bookmark-start text:name="_Toc156319982"/>Uso de Z-index en Bootstrap<text:bookmark-end text:name="_Toc156319982"/></text:h>
      <text:p text:style-name="P9236">Si bien no forman parte del sistema de cuadrícula de Bootstrap, los z-index juegan un papel importante en la forma en que nuestros componentes se superponen e interactúan entre sí.</text:p>
      <text:p text:style-name="P9237"><text:span text:style-name="T9238">Varios componentes de Bootstrap utilizan </text:span><text:span text:style-name="T9239">z-index</text:span><text:span text:style-name="T9240">, la propiedad CSS que ayuda a controlar el diseño al proporcionar un tercer eje para organizar el contenido. Utilizamos una escala de z-index predeterminada en Bootstrap que ha sido diseñada para capas de navegación,tooltips y popovers, modals y más.</text:span></text:p>
      <text:p text:style-name="P9241"><text:span text:style-name="T9242">Estos valores más altos comienzan en un número arbitrario, lo suficientemente alto y específico para evitar idealmente conflictos. Necesitamos un conjunto estándar de estos en todos nuestros componentes en capas (tooltips, popovers, navbars, dropdowns, modals) para que podamos ser razonablemente consistentes en los comportamientos. No hay razón por la que no pudiéramos haber usado </text:span><text:span text:style-name="T9243">100</text:span><text:span text:style-name="T9244">+ o </text:span><text:span text:style-name="T9245">500</text:span><text:span text:style-name="T9246">+.</text:span></text:p>
      <text:p text:style-name="P9247">No fomentamos la personalización de estos valores individuales; si cambias uno, es probable que necesites cambiarlos todos.</text:p>
      <text:p text:style-name="P9248"><text:span text:style-name="T9249">$zindex-dropdown</text:span><text:span text:style-name="T9250">:</text:span><text:span text:style-name="T9251"><text:s text:c="19"/></text:span><text:span text:style-name="T9252">1000</text:span><text:span text:style-name="T9253">;</text:span></text:p>
      <text:p text:style-name="P9254"><text:span text:style-name="T9255">$zindex-sticky</text:span><text:span text:style-name="T9256">:</text:span><text:span text:style-name="T9257"><text:s text:c="21"/></text:span><text:span text:style-name="T9258">1020</text:span><text:span text:style-name="T9259">;</text:span></text:p>
      <text:p text:style-name="P9260"><text:span text:style-name="T9261">$zindex-fixed</text:span><text:span text:style-name="T9262">:</text:span><text:span text:style-name="T9263"><text:s text:c="22"/></text:span><text:span text:style-name="T9264">1030</text:span><text:span text:style-name="T9265">;</text:span></text:p>
      <text:p text:style-name="P9266"><text:span text:style-name="T9267">$zindex-offcanvas-backdrop</text:span><text:span text:style-name="T9268">:</text:span><text:span text:style-name="T9269"><text:s text:c="9"/></text:span><text:span text:style-name="T9270">1040</text:span><text:span text:style-name="T9271">;</text:span></text:p>
      <text:p text:style-name="P9272"><text:span text:style-name="T9273">$zindex-offcanvas</text:span><text:span text:style-name="T9274">:</text:span><text:span text:style-name="T9275"><text:s text:c="18"/></text:span><text:span text:style-name="T9276">1045</text:span><text:span text:style-name="T9277">;</text:span></text:p>
      <text:p text:style-name="P9278"><text:span text:style-name="T9279">$zindex-modal-backdrop</text:span><text:span text:style-name="T9280">:</text:span><text:span text:style-name="T9281"><text:s text:c="13"/></text:span><text:span text:style-name="T9282">1050</text:span><text:span text:style-name="T9283">;</text:span></text:p>
      <text:p text:style-name="P9284"><text:span text:style-name="T9285">$zindex-modal</text:span><text:span text:style-name="T9286">:</text:span><text:span text:style-name="T9287"><text:s text:c="22"/></text:span><text:span text:style-name="T9288">1055</text:span><text:span text:style-name="T9289">;</text:span></text:p>
      <text:p text:style-name="P9290"><text:span text:style-name="T9291">$zindex-popover</text:span><text:span text:style-name="T9292">:</text:span><text:span text:style-name="T9293"><text:s text:c="20"/></text:span><text:span text:style-name="T9294">1070</text:span><text:span text:style-name="T9295">;</text:span></text:p>
      <text:p text:style-name="P9296"><text:span text:style-name="T9297">$zindex-tooltip</text:span><text:span text:style-name="T9298">:</text:span><text:span text:style-name="T9299"><text:s text:c="20"/></text:span><text:span text:style-name="T9300">1080</text:span><text:span text:style-name="T9301">;</text:span></text:p>
      <text:p text:style-name="P9302"><text:span text:style-name="T9303">Para manejar los bordes superpuestos dentro de los componentes (por ejemplo, buttons e inputs en input groups), usamos valores bajos de z-index de un solo dígito de </text:span><text:span text:style-name="T9304">1</text:span><text:span text:style-name="T9305">, </text:span><text:span text:style-name="T9306">2</text:span><text:span text:style-name="T9307">, y </text:span><text:span text:style-name="T9308">3</text:span><text:span text:style-name="T9309"> para default, hover, y estdos active. En hover/focus/active, traemos un elemento particular al frente con un valor de </text:span><text:span text:style-name="T9310">z-index</text:span><text:span text:style-name="T9311"> más alto para mostrar su borde sobre los elementos hermanos.</text:span></text:p>
      <text:h text:style-name="P9312" text:outline-level="1"><text:bookmark-start text:name="_Toc156319983"/>Cuadrícula CSS en Bootstrap<text:bookmark-end text:name="_Toc156319983"/></text:h>
      <text:p text:style-name="P9313">Aprende a habilitar, usar y personalizar nuestro sistema de diseño alternativo basado en CSS Grid con ejemplos y fragmentos de código.</text:p>
      <text:p text:style-name="P9314">El sistema de cuadrícula predeterminado de Bootstrap representa la culminación de más de una década de técnicas de diseño de CSS, probadas por millones de personas. Pero también se creó sin muchas de las funciones y<text:s/><text:soft-page-break/>técnicas modernas de CSS que vemos en navegadores como el nuevo CSS Grid.</text:p>
      <text:p text:style-name="P9315"><text:span text:style-name="T9316">Aviso: ¡nuestro sistema CSS Grid es experimental y está habilitado a partir de la versión 5.1.0!</text:span><text:span text:style-name="T9317"> Lo incluimos en el CSS de nuestra documentación para demostrártelo, pero está deshabilitado de manera predeterminada. Sigue leyendo para aprender cómo habilitarlo en tus proyectos.</text:span></text:p>
      <text:h text:style-name="P9318" text:outline-level="2"><text:bookmark-start text:name="_Toc156319984"/>¿Cómo funciona las cuadrículas CSS?<text:bookmark-end text:name="_Toc156319984"/> </text:h>
      <text:p text:style-name="P9319">Con Bootstrap 5, agregamos la opción para habilitar un sistema de cuadrícula separado que se basa en CSS Grid, pero con un toque de Bootstrap. Todavía recibe clases que puedes aplicar por capricho para crear diseños responsive, pero con un enfoque diferente bajo el capó.</text:p>
      <text:list text:style-name="LFO14" text:continue-numbering="true">
        <text:list-item>
          <text:p text:style-name="P9320"><text:span text:style-name="T9321">CSS Grid es opcional.</text:span><text:span text:style-name="T9322"> Desactiva el sistema de cuadrícula predeterminado configurando </text:span><text:span text:style-name="T9323">$enable-grid-classes: false</text:span><text:span text:style-name="T9324"> y habilita CSS Grid configurando </text:span><text:span text:style-name="T9325">$enable-cssgrid: true</text:span><text:span text:style-name="T9326">. Luego, vuelve a compilar tu Sass.</text:span></text:p>
        </text:list-item>
        <text:list-item>
          <text:p text:style-name="P9327"><text:span text:style-name="T9328">Reemplaza las instancias de </text:span><text:span text:style-name="T9329">.row</text:span><text:span text:style-name="T9330"> con </text:span><text:span text:style-name="T9331">.grid</text:span><text:span text:style-name="T9332">.</text:span><text:span text:style-name="T9333"> La clase </text:span><text:span text:style-name="T9334">.grid</text:span><text:span text:style-name="T9335"> establece </text:span><text:span text:style-name="T9336">display: grid</text:span><text:span text:style-name="T9337"> y crea un </text:span><text:span text:style-name="T9338">grid-template</text:span><text:span text:style-name="T9339"> que se construye con tu HTML.</text:span></text:p>
        </text:list-item>
        <text:list-item>
          <text:p text:style-name="P9340"><text:span text:style-name="T9341">Reemplaza las clases </text:span><text:span text:style-name="T9342">.col-*</text:span><text:span text:style-name="T9343"> con las clases </text:span><text:span text:style-name="T9344">.g-col-*</text:span><text:span text:style-name="T9345">.</text:span><text:span text:style-name="T9346"> Esto se debe a que nuestras columnas CSS Grid usan la propiedad </text:span><text:span text:style-name="T9347">grid-column</text:span><text:span text:style-name="T9348"> en lugar de </text:span><text:span text:style-name="T9349">width</text:span><text:span text:style-name="T9350">.</text:span></text:p>
        </text:list-item>
        <text:list-item>
          <text:p text:style-name="P9351"><text:span text:style-name="T9352">Los tamaños de columnas y gutters se establecen a través de variables CSS.</text:span><text:span text:style-name="T9353"> Establécelos en el </text:span><text:span text:style-name="T9354">.grid</text:span><text:span text:style-name="T9355"> principal y personalízalos como lo desees, en línea o en una hoja de estilo, con </text:span><text:span text:style-name="T9356">--bs-columns</text:span><text:span text:style-name="T9357"> y </text:span><text:span text:style-name="T9358">--bs-gap</text:span><text:span text:style-name="T9359">.</text:span></text:p>
        </text:list-item>
      </text:list>
      <text:p text:style-name="P9360"><text:span text:style-name="T9361">En el futuro, es probable que Bootstrap cambie a una solución híbrida, ya que la propiedad </text:span><text:span text:style-name="T9362">gap</text:span><text:span text:style-name="T9363"> ha logrado una compatibilidad casi completa del navegador con flexbox.</text:span></text:p>
      <text:h text:style-name="P9364" text:outline-level="2"><text:bookmark-start text:name="_Toc156319985"/>Diferencias clave<text:bookmark-end text:name="_Toc156319985"/> </text:h>
      <text:p text:style-name="P9365">En comparación con el sistema de cuadrícula predeterminado:</text:p>
      <text:list text:style-name="LFO15" text:continue-numbering="true">
        <text:list-item>
          <text:p text:style-name="P9366">Las utilidades de Flex no afectan las columnas de CSS Grid de la misma manera.</text:p>
        </text:list-item>
        <text:list-item>
          <text:p text:style-name="P9367"><text:span text:style-name="T9368">Los huecos (gaps) reemplazan a los gutters. La propiedad </text:span><text:span text:style-name="T9369">gap</text:span><text:span text:style-name="T9370"> reemplaza el </text:span><text:span text:style-name="T9371">padding</text:span><text:span text:style-name="T9372"> horizontal de nuestro sistema de cuadrícula predeterminado y funciona más como </text:span><text:span text:style-name="T9373">margin</text:span><text:span text:style-name="T9374">.</text:span></text:p>
        </text:list-item>
      </text:list>
      <text:list text:style-name="LFO16" text:continue-numbering="true">
        <text:list-item>
          <text:p text:style-name="P9375"><text:span text:style-name="T9376">Como tal, a diferencia de </text:span><text:span text:style-name="T9377">.row</text:span><text:span text:style-name="T9378">s, </text:span><text:span text:style-name="T9379">.grid</text:span><text:span text:style-name="T9380">s no tienen márgenes negativos y las utilidades de margen no se pueden usar para cambiar los gutters de la cuadrícula. Los espacios de cuadrícula (gaps) se aplican horizontal y verticalmente de forma predeterminada. Consulta la </text:span><text:a xlink:href="https://esdocu.net/bootstrap/5.1/layout/css-grid/#customizing" office:target-frame-name="_top" xlink:show="replace"><text:span text:style-name="T9381">sección de personalización</text:span></text:a><text:span text:style-name="T9382"> para obtener más detalles.</text:span></text:p>
        </text:list-item>
        <text:list-item>
          <text:p text:style-name="P9383"><text:span text:style-name="T9384">Los estilos en línea y personalizados deben verse como reemplazos de las clases de modificadores (por ejemplo, </text:span><text:span text:style-name="T9385">style="--bs-columns: 3;"</text:span><text:span text:style-name="T9386"> vs </text:span><text:span text:style-name="T9387">class="row-cols-3"</text:span><text:span text:style-name="T9388">).</text:span></text:p>
        </text:list-item>
        <text:list-item>
          <text:p text:style-name="P9389"><text:span text:style-name="T9390">El anidamiento funciona de manera similar, pero puede requerir que restablezcas los recuentos de columnas en cada instancia de un </text:span><text:span text:style-name="T9391">.grid</text:span><text:span text:style-name="T9392"> anidado. Consulta la </text:span><text:a xlink:href="https://esdocu.net/bootstrap/5.1/layout/css-grid/#nesting" office:target-frame-name="_top" xlink:show="replace"><text:span text:style-name="T9393">sección de anidamiento</text:span></text:a><text:span text:style-name="T9394"> para obtener más información.</text:span></text:p>
        </text:list-item>
      </text:list>
      <text:h text:style-name="P9395" text:outline-level="2"><text:bookmark-start text:name="_Toc156319986"/>Ejemplos<text:bookmark-end text:name="_Toc156319986"/> </text:h>
      <text:h text:style-name="P9396" text:outline-level="3"><text:bookmark-start text:name="_Toc156319987"/>Tres columnas<text:bookmark-end text:name="_Toc156319987"/> </text:h>
      <text:p text:style-name="P9397"><text:span text:style-name="T9398">Se pueden crear tres columnas de igual ancho en todas los viewports y dispositivos usando las clases </text:span><text:span text:style-name="T9399">.g-col-4</text:span><text:span text:style-name="T9400">. Agrega </text:span><text:a xlink:href="https://esdocu.net/bootstrap/5.1/layout/css-grid/#responsive" office:target-frame-name="_top" xlink:show="replace"><text:span text:style-name="T9401">clases responsive</text:span></text:a><text:span text:style-name="T9402"> para cambiar el diseño según el tamaño del viewport.</text:span></text:p>
      <text:p text:style-name="P9403"><text:span text:style-name="T9404">&lt;</text:span><text:span text:style-name="T9405">div</text:span><text:span text:style-name="T9406"><text:s/></text:span><text:span text:style-name="T9407">class</text:span><text:span text:style-name="T9408">=</text:span><text:span text:style-name="T9409">"grid"</text:span><text:span text:style-name="T9410">&gt;</text:span></text:p>
      <text:p text:style-name="P9411"><text:span text:style-name="T9412"><text:s text:c="2"/></text:span><text:span text:style-name="T9413">&lt;</text:span><text:span text:style-name="T9414">div</text:span><text:span text:style-name="T9415"><text:s/></text:span><text:span text:style-name="T9416">class</text:span><text:span text:style-name="T9417">=</text:span><text:span text:style-name="T9418">"g-col-4"</text:span><text:span text:style-name="T9419">&gt;</text:span><text:span text:style-name="T9420">.g-col-4</text:span><text:span text:style-name="T9421">&lt;/</text:span><text:span text:style-name="T9422">div</text:span><text:span text:style-name="T9423">&gt;</text:span></text:p>
      <text:p text:style-name="P9424"><text:span text:style-name="T9425"><text:s text:c="2"/></text:span><text:span text:style-name="T9426">&lt;</text:span><text:span text:style-name="T9427">div</text:span><text:span text:style-name="T9428"><text:s/></text:span><text:span text:style-name="T9429">class</text:span><text:span text:style-name="T9430">=</text:span><text:span text:style-name="T9431">"g-col-4"</text:span><text:span text:style-name="T9432">&gt;</text:span><text:span text:style-name="T9433">.g-col-4</text:span><text:span text:style-name="T9434">&lt;/</text:span><text:span text:style-name="T9435">div</text:span><text:span text:style-name="T9436">&gt;</text:span></text:p>
      <text:p text:style-name="P9437"><text:span text:style-name="T9438"><text:s text:c="2"/></text:span><text:span text:style-name="T9439">&lt;</text:span><text:span text:style-name="T9440">div</text:span><text:span text:style-name="T9441"><text:s/></text:span><text:span text:style-name="T9442">class</text:span><text:span text:style-name="T9443">=</text:span><text:span text:style-name="T9444">"g-col-4"</text:span><text:span text:style-name="T9445">&gt;</text:span><text:span text:style-name="T9446">.g-col-4</text:span><text:span text:style-name="T9447">&lt;/</text:span><text:span text:style-name="T9448">div</text:span><text:span text:style-name="T9449">&gt;</text:span></text:p>
      <text:p text:style-name="P9450"><text:span text:style-name="T9451">&lt;/</text:span><text:span text:style-name="T9452">div</text:span><text:span text:style-name="T9453">&gt;</text:span></text:p>
      <text:h text:style-name="P9454" text:outline-level="3"><text:bookmark-start text:name="_Toc156319988"/>Responsive<text:bookmark-end text:name="_Toc156319988"/> </text:h>
      <text:p text:style-name="P9455">Usa clases responsive para ajustar tu diseño en los viewports. Aquí comenzamos con dos columnas en los viewports más estrechos y luego crecemos a tres columnas en los viewports medianos y superiores.</text:p>
      <text:p text:style-name="P9456"><text:span text:style-name="T9457">&lt;</text:span><text:span text:style-name="T9458">div</text:span><text:span text:style-name="T9459"><text:s/></text:span><text:span text:style-name="T9460">class</text:span><text:span text:style-name="T9461">=</text:span><text:span text:style-name="T9462">"grid"</text:span><text:span text:style-name="T9463">&gt;</text:span></text:p>
      <text:p text:style-name="P9464"><text:span text:style-name="T9465"><text:s text:c="2"/></text:span><text:span text:style-name="T9466">&lt;</text:span><text:span text:style-name="T9467">div</text:span><text:span text:style-name="T9468"><text:s/></text:span><text:span text:style-name="T9469">class</text:span><text:span text:style-name="T9470">=</text:span><text:span text:style-name="T9471">"g-col-6 g-col-md-4"</text:span><text:span text:style-name="T9472">&gt;</text:span><text:span text:style-name="T9473">.g-col-6 .g-col-md-4</text:span><text:span text:style-name="T9474">&lt;/</text:span><text:span text:style-name="T9475">div</text:span><text:span text:style-name="T9476">&gt;</text:span></text:p>
      <text:p text:style-name="P9477"><text:span text:style-name="T9478"><text:s text:c="2"/></text:span><text:span text:style-name="T9479">&lt;</text:span><text:span text:style-name="T9480">div</text:span><text:span text:style-name="T9481"><text:s/></text:span><text:span text:style-name="T9482">class</text:span><text:span text:style-name="T9483">=</text:span><text:span text:style-name="T9484">"g-col-6 g-col-md-4"</text:span><text:span text:style-name="T9485">&gt;</text:span><text:span text:style-name="T9486">.g-col-6 .g-col-md-4</text:span><text:span text:style-name="T9487">&lt;/</text:span><text:span text:style-name="T9488">div</text:span><text:span text:style-name="T9489">&gt;</text:span></text:p>
      <text:p text:style-name="P9490"><text:span text:style-name="T9491"><text:s text:c="2"/></text:span><text:span text:style-name="T9492">&lt;</text:span><text:span text:style-name="T9493">div</text:span><text:span text:style-name="T9494"><text:s/></text:span><text:span text:style-name="T9495">class</text:span><text:span text:style-name="T9496">=</text:span><text:span text:style-name="T9497">"g-col-6 g-col-md-4"</text:span><text:span text:style-name="T9498">&gt;</text:span><text:span text:style-name="T9499">.g-col-6 .g-col-md-4</text:span><text:span text:style-name="T9500">&lt;/</text:span><text:span text:style-name="T9501">div</text:span><text:span text:style-name="T9502">&gt;</text:span></text:p>
      <text:p text:style-name="P9503"><text:span text:style-name="T9504">&lt;/</text:span><text:span text:style-name="T9505">div</text:span><text:span text:style-name="T9506">&gt;</text:span></text:p>
      <text:p text:style-name="P9507">Compara eso con este diseño de dos columnas en todas los viewports.</text:p>
      <text:p text:style-name="P9508"><text:span text:style-name="T9509">&lt;</text:span><text:span text:style-name="T9510">div</text:span><text:span text:style-name="T9511"><text:s/></text:span><text:span text:style-name="T9512">class</text:span><text:span text:style-name="T9513">=</text:span><text:span text:style-name="T9514">"grid"</text:span><text:span text:style-name="T9515">&gt;</text:span></text:p>
      <text:p text:style-name="P9516"><text:span text:style-name="T9517"><text:s text:c="2"/></text:span><text:span text:style-name="T9518">&lt;</text:span><text:span text:style-name="T9519">div</text:span><text:span text:style-name="T9520"><text:s/></text:span><text:span text:style-name="T9521">class</text:span><text:span text:style-name="T9522">=</text:span><text:span text:style-name="T9523">"g-col-6"</text:span><text:span text:style-name="T9524">&gt;</text:span><text:span text:style-name="T9525">.g-col-6</text:span><text:span text:style-name="T9526">&lt;/</text:span><text:span text:style-name="T9527">div</text:span><text:span text:style-name="T9528">&gt;</text:span></text:p>
      <text:p text:style-name="P9529"><text:span text:style-name="T9530"><text:s text:c="2"/></text:span><text:span text:style-name="T9531">&lt;</text:span><text:span text:style-name="T9532">div</text:span><text:span text:style-name="T9533"><text:s/></text:span><text:span text:style-name="T9534">class</text:span><text:span text:style-name="T9535">=</text:span><text:span text:style-name="T9536">"g-col-6"</text:span><text:span text:style-name="T9537">&gt;</text:span><text:span text:style-name="T9538">.g-col-6</text:span><text:span text:style-name="T9539">&lt;/</text:span><text:span text:style-name="T9540">div</text:span><text:span text:style-name="T9541">&gt;</text:span></text:p>
      <text:p text:style-name="P9542"><text:span text:style-name="T9543">&lt;/</text:span><text:span text:style-name="T9544">div</text:span><text:span text:style-name="T9545">&gt;</text:span></text:p>
      <text:h text:style-name="P9546" text:outline-level="2"><text:bookmark-start text:name="_Toc156319989"/>Wrapping<text:bookmark-end text:name="_Toc156319989"/> </text:h>
      <text:p text:style-name="P9547"><text:span text:style-name="T9548">Los elementos de la cuadrícula se ajustan automáticamente a la siguiente línea cuando no hay más espacio horizontalmente. Ten en cuenta que el </text:span><text:span text:style-name="T9549">gap</text:span><text:span text:style-name="T9550"> se aplica a los espacios horizontales y verticales entre los elementos de la cuadrícula.</text:span></text:p>
      <text:p text:style-name="P9551"><text:span text:style-name="T9552">&lt;</text:span><text:span text:style-name="T9553">div</text:span><text:span text:style-name="T9554"><text:s/></text:span><text:span text:style-name="T9555">class</text:span><text:span text:style-name="T9556">=</text:span><text:span text:style-name="T9557">"grid"</text:span><text:span text:style-name="T9558">&gt;</text:span></text:p>
      <text:p text:style-name="P9559"><text:span text:style-name="T9560"><text:s text:c="2"/></text:span><text:span text:style-name="T9561">&lt;</text:span><text:span text:style-name="T9562">div</text:span><text:span text:style-name="T9563"><text:s/></text:span><text:span text:style-name="T9564">class</text:span><text:span text:style-name="T9565">=</text:span><text:span text:style-name="T9566">"g-col-6"</text:span><text:span text:style-name="T9567">&gt;</text:span><text:span text:style-name="T9568">.g-col-6</text:span><text:span text:style-name="T9569">&lt;/</text:span><text:span text:style-name="T9570">div</text:span><text:span text:style-name="T9571">&gt;</text:span></text:p>
      <text:p text:style-name="P9572"><text:span text:style-name="T9573"><text:s text:c="2"/></text:span><text:span text:style-name="T9574">&lt;</text:span><text:span text:style-name="T9575">div</text:span><text:span text:style-name="T9576"><text:s/></text:span><text:span text:style-name="T9577">class</text:span><text:span text:style-name="T9578">=</text:span><text:span text:style-name="T9579">"g-col-6"</text:span><text:span text:style-name="T9580">&gt;</text:span><text:span text:style-name="T9581">.g-col-6</text:span><text:span text:style-name="T9582">&lt;/</text:span><text:span text:style-name="T9583">div</text:span><text:span text:style-name="T9584">&gt;</text:span></text:p>
      <text:p text:style-name="P9585"/>
      <text:p text:style-name="P9586"><text:span text:style-name="T9587"><text:s text:c="2"/></text:span><text:span text:style-name="T9588">&lt;</text:span><text:span text:style-name="T9589">div</text:span><text:span text:style-name="T9590"><text:s/></text:span><text:span text:style-name="T9591">class</text:span><text:span text:style-name="T9592">=</text:span><text:span text:style-name="T9593">"g-col-6"</text:span><text:span text:style-name="T9594">&gt;</text:span><text:span text:style-name="T9595">.g-col-6</text:span><text:span text:style-name="T9596">&lt;/</text:span><text:span text:style-name="T9597">div</text:span><text:span text:style-name="T9598">&gt;</text:span></text:p>
      <text:p text:style-name="P9599"><text:span text:style-name="T9600"><text:s text:c="2"/></text:span><text:span text:style-name="T9601">&lt;</text:span><text:span text:style-name="T9602">div</text:span><text:span text:style-name="T9603"><text:s/></text:span><text:span text:style-name="T9604">class</text:span><text:span text:style-name="T9605">=</text:span><text:span text:style-name="T9606">"g-col-6"</text:span><text:span text:style-name="T9607">&gt;</text:span><text:span text:style-name="T9608">.g-col-6</text:span><text:span text:style-name="T9609">&lt;/</text:span><text:span text:style-name="T9610">div</text:span><text:span text:style-name="T9611">&gt;</text:span></text:p>
      <text:p text:style-name="P9612"><text:span text:style-name="T9613">&lt;/</text:span><text:span text:style-name="T9614">div</text:span><text:span text:style-name="T9615">&gt;</text:span></text:p>
      <text:h text:style-name="P9616" text:outline-level="2"><text:bookmark-start text:name="_Toc156319990"/>Starts<text:bookmark-end text:name="_Toc156319990"/> </text:h>
      <text:p text:style-name="P9617"><text:span text:style-name="T9618">Las clases </text:span><text:span text:style-name="T9619">start</text:span><text:span text:style-name="T9620"> tienen como objetivo reemplazar las clases de desplazamiento (offset) de nuestra cuadrícula predeterminada, pero no son del todo iguales. CSS Grid crea una plantilla de cuadrícula a través de estilos que le indican a los navegadores que “comiencen en esta columna” y “finalicen en esta columna”. Esas propiedades son </text:span><text:span text:style-name="T9621">grid-column-start</text:span><text:span text:style-name="T9622"> y </text:span><text:span text:style-name="T9623">grid-column-end</text:span><text:span text:style-name="T9624">. Las clases de inicio son una forma abreviada de lo primero. Combínalos con las clases de columnas para dimensionar y alinear tus columnas como lo necesites. Las clases de inicio comienzan en </text:span><text:span text:style-name="T9625">1</text:span><text:span text:style-name="T9626"> ya que </text:span><text:span text:style-name="T9627">0</text:span><text:span text:style-name="T9628"> es un valor no válido para estas propiedades.</text:span></text:p>
      <text:p text:style-name="P9629"><text:span text:style-name="T9630">&lt;</text:span><text:span text:style-name="T9631">div</text:span><text:span text:style-name="T9632"><text:s/></text:span><text:span text:style-name="T9633">class</text:span><text:span text:style-name="T9634">=</text:span><text:span text:style-name="T9635">"grid"</text:span><text:span text:style-name="T9636">&gt;</text:span></text:p>
      <text:p text:style-name="P9637"><text:span text:style-name="T9638"><text:s text:c="2"/></text:span><text:span text:style-name="T9639">&lt;</text:span><text:span text:style-name="T9640">div</text:span><text:span text:style-name="T9641"><text:s/></text:span><text:span text:style-name="T9642">class</text:span><text:span text:style-name="T9643">=</text:span><text:span text:style-name="T9644">"g-col-3 g-start-2"</text:span><text:span text:style-name="T9645">&gt;</text:span><text:span text:style-name="T9646">.g-col-3 .g-start-2</text:span><text:span text:style-name="T9647">&lt;/</text:span><text:span text:style-name="T9648">div</text:span><text:span text:style-name="T9649">&gt;</text:span></text:p>
      <text:p text:style-name="P9650"><text:span text:style-name="T9651"><text:s text:c="2"/></text:span><text:span text:style-name="T9652">&lt;</text:span><text:span text:style-name="T9653">div</text:span><text:span text:style-name="T9654"><text:s/></text:span><text:span text:style-name="T9655">class</text:span><text:span text:style-name="T9656">=</text:span><text:span text:style-name="T9657">"g-col-4 g-start-6"</text:span><text:span text:style-name="T9658">&gt;</text:span><text:span text:style-name="T9659">.g-col-4 .g-start-6</text:span><text:span text:style-name="T9660">&lt;/</text:span><text:span text:style-name="T9661">div</text:span><text:span text:style-name="T9662">&gt;</text:span></text:p>
      <text:p text:style-name="P9663"><text:span text:style-name="T9664">&lt;/</text:span><text:span text:style-name="T9665">div</text:span><text:span text:style-name="T9666">&gt;</text:span></text:p>
      <text:h text:style-name="P9667" text:outline-level="2"><text:bookmark-start text:name="_Toc156319991"/>Auto columnas<text:bookmark-end text:name="_Toc156319991"/> </text:h>
      <text:p text:style-name="P9668"><text:span text:style-name="T9669">Cuando no hay clases en los elementos de la cuadrícula (los elementos hijos inmediatos de un </text:span><text:span text:style-name="T9670">.grid</text:span><text:span text:style-name="T9671">), cada elemento de la cuadrícula se dimensionará automáticamente en una columna.</text:span></text:p>
      <text:p text:style-name="P9672"><text:span text:style-name="T9673">&lt;</text:span><text:span text:style-name="T9674">div</text:span><text:span text:style-name="T9675"><text:s/></text:span><text:span text:style-name="T9676">class</text:span><text:span text:style-name="T9677">=</text:span><text:span text:style-name="T9678">"grid"</text:span><text:span text:style-name="T9679">&gt;</text:span></text:p>
      <text:p text:style-name="P9680"><text:span text:style-name="T9681"><text:s text:c="2"/></text:span><text:span text:style-name="T9682">&lt;</text:span><text:span text:style-name="T9683">div</text:span><text:span text:style-name="T9684">&gt;</text:span><text:span text:style-name="T9685">1</text:span><text:span text:style-name="T9686">&lt;/</text:span><text:span text:style-name="T9687">div</text:span><text:span text:style-name="T9688">&gt;</text:span></text:p>
      <text:p text:style-name="P9689"><text:span text:style-name="T9690"><text:s text:c="2"/></text:span><text:span text:style-name="T9691">&lt;</text:span><text:span text:style-name="T9692">div</text:span><text:span text:style-name="T9693">&gt;</text:span><text:span text:style-name="T9694">1</text:span><text:span text:style-name="T9695">&lt;/</text:span><text:span text:style-name="T9696">div</text:span><text:span text:style-name="T9697">&gt;</text:span></text:p>
      <text:p text:style-name="P9698"><text:span text:style-name="T9699"><text:s text:c="2"/></text:span><text:span text:style-name="T9700">&lt;</text:span><text:span text:style-name="T9701">div</text:span><text:span text:style-name="T9702">&gt;</text:span><text:span text:style-name="T9703">1</text:span><text:span text:style-name="T9704">&lt;/</text:span><text:span text:style-name="T9705">div</text:span><text:span text:style-name="T9706">&gt;</text:span></text:p>
      <text:p text:style-name="P9707"><text:span text:style-name="T9708"><text:s text:c="2"/></text:span><text:span text:style-name="T9709">&lt;</text:span><text:span text:style-name="T9710">div</text:span><text:span text:style-name="T9711">&gt;</text:span><text:span text:style-name="T9712">1</text:span><text:span text:style-name="T9713">&lt;/</text:span><text:span text:style-name="T9714">div</text:span><text:span text:style-name="T9715">&gt;</text:span></text:p>
      <text:p text:style-name="P9716"><text:span text:style-name="T9717"><text:s text:c="2"/></text:span><text:span text:style-name="T9718">&lt;</text:span><text:span text:style-name="T9719">div</text:span><text:span text:style-name="T9720">&gt;</text:span><text:span text:style-name="T9721">1</text:span><text:span text:style-name="T9722">&lt;/</text:span><text:span text:style-name="T9723">div</text:span><text:span text:style-name="T9724">&gt;</text:span></text:p>
      <text:p text:style-name="P9725"><text:span text:style-name="T9726"><text:s text:c="2"/></text:span><text:span text:style-name="T9727">&lt;</text:span><text:span text:style-name="T9728">div</text:span><text:span text:style-name="T9729">&gt;</text:span><text:span text:style-name="T9730">1</text:span><text:span text:style-name="T9731">&lt;/</text:span><text:span text:style-name="T9732">div</text:span><text:span text:style-name="T9733">&gt;</text:span></text:p>
      <text:p text:style-name="P9734"><text:span text:style-name="T9735"><text:s text:c="2"/></text:span><text:span text:style-name="T9736">&lt;</text:span><text:span text:style-name="T9737">div</text:span><text:span text:style-name="T9738">&gt;</text:span><text:span text:style-name="T9739">1</text:span><text:span text:style-name="T9740">&lt;/</text:span><text:span text:style-name="T9741">div</text:span><text:span text:style-name="T9742">&gt;</text:span></text:p>
      <text:p text:style-name="P9743"><text:span text:style-name="T9744"><text:s text:c="2"/></text:span><text:span text:style-name="T9745">&lt;</text:span><text:span text:style-name="T9746">div</text:span><text:span text:style-name="T9747">&gt;</text:span><text:span text:style-name="T9748">1</text:span><text:span text:style-name="T9749">&lt;/</text:span><text:span text:style-name="T9750">div</text:span><text:span text:style-name="T9751">&gt;</text:span></text:p>
      <text:p text:style-name="P9752"><text:span text:style-name="T9753"><text:s text:c="2"/></text:span><text:span text:style-name="T9754">&lt;</text:span><text:span text:style-name="T9755">div</text:span><text:span text:style-name="T9756">&gt;</text:span><text:span text:style-name="T9757">1</text:span><text:span text:style-name="T9758">&lt;/</text:span><text:span text:style-name="T9759">div</text:span><text:span text:style-name="T9760">&gt;</text:span></text:p>
      <text:p text:style-name="P9761"><text:span text:style-name="T9762"><text:s text:c="2"/></text:span><text:span text:style-name="T9763">&lt;</text:span><text:span text:style-name="T9764">div</text:span><text:span text:style-name="T9765">&gt;</text:span><text:span text:style-name="T9766">1</text:span><text:span text:style-name="T9767">&lt;/</text:span><text:span text:style-name="T9768">div</text:span><text:span text:style-name="T9769">&gt;</text:span></text:p>
      <text:p text:style-name="P9770"><text:span text:style-name="T9771"><text:s text:c="2"/></text:span><text:span text:style-name="T9772">&lt;</text:span><text:span text:style-name="T9773">div</text:span><text:span text:style-name="T9774">&gt;</text:span><text:span text:style-name="T9775">1</text:span><text:span text:style-name="T9776">&lt;/</text:span><text:span text:style-name="T9777">div</text:span><text:span text:style-name="T9778">&gt;</text:span></text:p>
      <text:p text:style-name="P9779"><text:span text:style-name="T9780"><text:s text:c="2"/></text:span><text:span text:style-name="T9781">&lt;</text:span><text:span text:style-name="T9782">div</text:span><text:span text:style-name="T9783">&gt;</text:span><text:span text:style-name="T9784">1</text:span><text:span text:style-name="T9785">&lt;/</text:span><text:span text:style-name="T9786">div</text:span><text:span text:style-name="T9787">&gt;</text:span></text:p>
      <text:p text:style-name="P9788"><text:span text:style-name="T9789">&lt;/</text:span><text:span text:style-name="T9790">div</text:span><text:span text:style-name="T9791">&gt;</text:span></text:p>
      <text:p text:style-name="P9792">Este comportamiento se puede combinar con clases de columna de cuadrícula.</text:p>
      <text:p text:style-name="P9793"><text:span text:style-name="T9794">&lt;</text:span><text:span text:style-name="T9795">div</text:span><text:span text:style-name="T9796"><text:s/></text:span><text:span text:style-name="T9797">class</text:span><text:span text:style-name="T9798">=</text:span><text:span text:style-name="T9799">"grid"</text:span><text:span text:style-name="T9800">&gt;</text:span></text:p>
      <text:p text:style-name="P9801"><text:span text:style-name="T9802"><text:s text:c="2"/></text:span><text:span text:style-name="T9803">&lt;</text:span><text:span text:style-name="T9804">div</text:span><text:span text:style-name="T9805"><text:s/></text:span><text:span text:style-name="T9806">class</text:span><text:span text:style-name="T9807">=</text:span><text:span text:style-name="T9808">"g-col-6"</text:span><text:span text:style-name="T9809">&gt;</text:span><text:span text:style-name="T9810">.g-col-6</text:span><text:span text:style-name="T9811">&lt;/</text:span><text:span text:style-name="T9812">div</text:span><text:span text:style-name="T9813">&gt;</text:span></text:p>
      <text:p text:style-name="P9814"><text:span text:style-name="T9815"><text:s text:c="2"/></text:span><text:span text:style-name="T9816">&lt;</text:span><text:span text:style-name="T9817">div</text:span><text:span text:style-name="T9818">&gt;</text:span><text:span text:style-name="T9819">1</text:span><text:span text:style-name="T9820">&lt;/</text:span><text:span text:style-name="T9821">div</text:span><text:span text:style-name="T9822">&gt;</text:span></text:p>
      <text:p text:style-name="P9823"><text:span text:style-name="T9824"><text:s text:c="2"/></text:span><text:span text:style-name="T9825">&lt;</text:span><text:span text:style-name="T9826">div</text:span><text:span text:style-name="T9827">&gt;</text:span><text:span text:style-name="T9828">1</text:span><text:span text:style-name="T9829">&lt;/</text:span><text:span text:style-name="T9830">div</text:span><text:span text:style-name="T9831">&gt;</text:span></text:p>
      <text:p text:style-name="P9832"><text:span text:style-name="T9833"><text:s text:c="2"/></text:span><text:span text:style-name="T9834">&lt;</text:span><text:span text:style-name="T9835">div</text:span><text:span text:style-name="T9836">&gt;</text:span><text:span text:style-name="T9837">1</text:span><text:span text:style-name="T9838">&lt;/</text:span><text:span text:style-name="T9839">div</text:span><text:span text:style-name="T9840">&gt;</text:span></text:p>
      <text:p text:style-name="P9841"><text:span text:style-name="T9842"><text:s text:c="2"/></text:span><text:span text:style-name="T9843">&lt;</text:span><text:span text:style-name="T9844">div</text:span><text:span text:style-name="T9845">&gt;</text:span><text:span text:style-name="T9846">1</text:span><text:span text:style-name="T9847">&lt;/</text:span><text:span text:style-name="T9848">div</text:span><text:span text:style-name="T9849">&gt;</text:span></text:p>
      <text:p text:style-name="P9850"><text:span text:style-name="T9851"><text:s text:c="2"/></text:span><text:span text:style-name="T9852">&lt;</text:span><text:span text:style-name="T9853">div</text:span><text:span text:style-name="T9854">&gt;</text:span><text:span text:style-name="T9855">1</text:span><text:span text:style-name="T9856">&lt;/</text:span><text:span text:style-name="T9857">div</text:span><text:span text:style-name="T9858">&gt;</text:span></text:p>
      <text:p text:style-name="P9859"><text:span text:style-name="T9860"><text:s text:c="2"/></text:span><text:span text:style-name="T9861">&lt;</text:span><text:span text:style-name="T9862">div</text:span><text:span text:style-name="T9863">&gt;</text:span><text:span text:style-name="T9864">1</text:span><text:span text:style-name="T9865">&lt;/</text:span><text:span text:style-name="T9866">div</text:span><text:span text:style-name="T9867">&gt;</text:span></text:p>
      <text:soft-page-break/>
      <text:p text:style-name="P9868"><text:span text:style-name="T9869">&lt;/</text:span><text:span text:style-name="T9870">div</text:span><text:span text:style-name="T9871">&gt;</text:span></text:p>
      <text:h text:style-name="P9872" text:outline-level="2"><text:bookmark-start text:name="_Toc156319992"/>Anidamiento<text:bookmark-end text:name="_Toc156319992"/> </text:h>
      <text:p text:style-name="P9873"><text:span text:style-name="T9874">Similar a nuestro sistema de cuadrícula predeterminado, nuestra CSS Grid permite anidar fácilmente </text:span><text:span text:style-name="T9875">.grid</text:span><text:span text:style-name="T9876">s. Sin embargo, a diferencia de la predeterminada, esta cuadrícula hereda los cambios en las filas, columnas y espacios. Considera el siguiente ejemplo:</text:span></text:p>
      <text:list text:style-name="LFO17" text:continue-numbering="true">
        <text:list-item>
          <text:p text:style-name="P9877"><text:span text:style-name="T9878">Sobrescribimos el número predeterminado de columnas con una variable CSS local: </text:span><text:span text:style-name="T9879">--bs-columns: 3</text:span><text:span text:style-name="T9880">.</text:span></text:p>
        </text:list-item>
        <text:list-item>
          <text:p text:style-name="P9881">En la primera columna automática, el recuento de columnas se hereda y cada columna es un tercio del ancho disponible.</text:p>
        </text:list-item>
        <text:list-item>
          <text:p text:style-name="P9882"><text:span text:style-name="T9883">En la segunda columna automática, hemos restablecido el recuento de columnas en el </text:span><text:span text:style-name="T9884">.grid</text:span><text:span text:style-name="T9885"> anidado a 12 (nuestro valor predeterminado).</text:span></text:p>
        </text:list-item>
        <text:list-item>
          <text:p text:style-name="P9886">La tercera columna automática no tiene contenido anidado.</text:p>
        </text:list-item>
      </text:list>
      <text:p text:style-name="P9887">En la práctica, esto permite diseños más complejos y personalizados en comparación con nuestro sistema de cuadrícula predeterminado.</text:p>
      <text:p text:style-name="P9888"><text:span text:style-name="T9889">&lt;</text:span><text:span text:style-name="T9890">div</text:span><text:span text:style-name="T9891"><text:s/></text:span><text:span text:style-name="T9892">class</text:span><text:span text:style-name="T9893">=</text:span><text:span text:style-name="T9894">"grid"</text:span><text:span text:style-name="T9895"><text:s/></text:span><text:span text:style-name="T9896">style</text:span><text:span text:style-name="T9897">=</text:span><text:span text:style-name="T9898">"--bs-columns: 3;"</text:span><text:span text:style-name="T9899">&gt;</text:span></text:p>
      <text:p text:style-name="P9900"><text:span text:style-name="T9901"><text:s text:c="2"/></text:span><text:span text:style-name="T9902">&lt;</text:span><text:span text:style-name="T9903">div</text:span><text:span text:style-name="T9904">&gt;</text:span></text:p>
      <text:p text:style-name="P9905"><text:span text:style-name="T9906"><text:s text:c="4"/>Primera columna automática</text:span></text:p>
      <text:p text:style-name="P9907"><text:span text:style-name="T9908"><text:s text:c="4"/></text:span><text:span text:style-name="T9909">&lt;</text:span><text:span text:style-name="T9910">div</text:span><text:span text:style-name="T9911"><text:s/></text:span><text:span text:style-name="T9912">class</text:span><text:span text:style-name="T9913">=</text:span><text:span text:style-name="T9914">"grid"</text:span><text:span text:style-name="T9915">&gt;</text:span></text:p>
      <text:p text:style-name="P9916"><text:span text:style-name="T9917"><text:s text:c="6"/></text:span><text:span text:style-name="T9918">&lt;</text:span><text:span text:style-name="T9919">div</text:span><text:span text:style-name="T9920">&gt;</text:span><text:span text:style-name="T9921">Columna automática</text:span><text:span text:style-name="T9922">&lt;/</text:span><text:span text:style-name="T9923">div</text:span><text:span text:style-name="T9924">&gt;</text:span></text:p>
      <text:p text:style-name="P9925"><text:span text:style-name="T9926"><text:s text:c="6"/></text:span><text:span text:style-name="T9927">&lt;</text:span><text:span text:style-name="T9928">div</text:span><text:span text:style-name="T9929">&gt;</text:span><text:span text:style-name="T9930">Columna automática</text:span><text:span text:style-name="T9931">&lt;/</text:span><text:span text:style-name="T9932">div</text:span><text:span text:style-name="T9933">&gt;</text:span></text:p>
      <text:p text:style-name="P9934"><text:span text:style-name="T9935"><text:s text:c="4"/></text:span><text:span text:style-name="T9936">&lt;/</text:span><text:span text:style-name="T9937">div</text:span><text:span text:style-name="T9938">&gt;</text:span></text:p>
      <text:p text:style-name="P9939"><text:span text:style-name="T9940"><text:s text:c="2"/></text:span><text:span text:style-name="T9941">&lt;/</text:span><text:span text:style-name="T9942">div</text:span><text:span text:style-name="T9943">&gt;</text:span></text:p>
      <text:p text:style-name="P9944"><text:span text:style-name="T9945"><text:s text:c="2"/></text:span><text:span text:style-name="T9946">&lt;</text:span><text:span text:style-name="T9947">div</text:span><text:span text:style-name="T9948">&gt;</text:span></text:p>
      <text:p text:style-name="P9949"><text:span text:style-name="T9950"><text:s text:c="4"/>Segunda columna automática</text:span></text:p>
      <text:p text:style-name="P9951"><text:span text:style-name="T9952"><text:s text:c="4"/></text:span><text:span text:style-name="T9953">&lt;</text:span><text:span text:style-name="T9954">div</text:span><text:span text:style-name="T9955"><text:s/></text:span><text:span text:style-name="T9956">class</text:span><text:span text:style-name="T9957">=</text:span><text:span text:style-name="T9958">"grid"</text:span><text:span text:style-name="T9959"><text:s/></text:span><text:span text:style-name="T9960">style</text:span><text:span text:style-name="T9961">=</text:span><text:span text:style-name="T9962">"--bs-columns: 12;"</text:span><text:span text:style-name="T9963">&gt;</text:span></text:p>
      <text:p text:style-name="P9964"><text:span text:style-name="T9965"><text:s text:c="6"/></text:span><text:span text:style-name="T9966">&lt;</text:span><text:span text:style-name="T9967">div</text:span><text:span text:style-name="T9968"><text:s/></text:span><text:span text:style-name="T9969">class</text:span><text:span text:style-name="T9970">=</text:span><text:span text:style-name="T9971">"g-col-6"</text:span><text:span text:style-name="T9972">&gt;</text:span><text:span text:style-name="T9973">6 de 12</text:span><text:span text:style-name="T9974">&lt;/</text:span><text:span text:style-name="T9975">div</text:span><text:span text:style-name="T9976">&gt;</text:span></text:p>
      <text:p text:style-name="P9977"><text:span text:style-name="T9978"><text:s text:c="6"/></text:span><text:span text:style-name="T9979">&lt;</text:span><text:span text:style-name="T9980">div</text:span><text:span text:style-name="T9981"><text:s/></text:span><text:span text:style-name="T9982">class</text:span><text:span text:style-name="T9983">=</text:span><text:span text:style-name="T9984">"g-col-4"</text:span><text:span text:style-name="T9985">&gt;</text:span><text:span text:style-name="T9986">4 de 12</text:span><text:span text:style-name="T9987">&lt;/</text:span><text:span text:style-name="T9988">div</text:span><text:span text:style-name="T9989">&gt;</text:span></text:p>
      <text:p text:style-name="P9990"><text:span text:style-name="T9991"><text:s text:c="6"/></text:span><text:span text:style-name="T9992">&lt;</text:span><text:span text:style-name="T9993">div</text:span><text:span text:style-name="T9994"><text:s/></text:span><text:span text:style-name="T9995">class</text:span><text:span text:style-name="T9996">=</text:span><text:span text:style-name="T9997">"g-col-2"</text:span><text:span text:style-name="T9998">&gt;</text:span><text:span text:style-name="T9999">2 de 12</text:span><text:span text:style-name="T10000">&lt;/</text:span><text:span text:style-name="T10001">div</text:span><text:span text:style-name="T10002">&gt;</text:span></text:p>
      <text:p text:style-name="P10003"><text:span text:style-name="T10004"><text:s text:c="4"/></text:span><text:span text:style-name="T10005">&lt;/</text:span><text:span text:style-name="T10006">div</text:span><text:span text:style-name="T10007">&gt;</text:span></text:p>
      <text:p text:style-name="P10008"><text:span text:style-name="T10009"><text:s text:c="2"/></text:span><text:span text:style-name="T10010">&lt;/</text:span><text:span text:style-name="T10011">div</text:span><text:span text:style-name="T10012">&gt;</text:span></text:p>
      <text:p text:style-name="P10013"><text:span text:style-name="T10014"><text:s text:c="2"/></text:span><text:span text:style-name="T10015">&lt;</text:span><text:span text:style-name="T10016">div</text:span><text:span text:style-name="T10017">&gt;</text:span><text:span text:style-name="T10018">Tercera columna automática</text:span><text:span text:style-name="T10019">&lt;/</text:span><text:span text:style-name="T10020">div</text:span><text:span text:style-name="T10021">&gt;</text:span></text:p>
      <text:p text:style-name="P10022"><text:span text:style-name="T10023">&lt;/</text:span><text:span text:style-name="T10024">div</text:span><text:span text:style-name="T10025">&gt;</text:span></text:p>
      <text:h text:style-name="P10026" text:outline-level="2"><text:bookmark-start text:name="_Toc156319993"/>Personalización<text:bookmark-end text:name="_Toc156319993"/> </text:h>
      <text:p text:style-name="P10027">Personaliza el número de columnas, el número de filas y el ancho de los espacios con variables CSS locales.</text:p>
      <table:table table:style-name="Table10028">
        <table:table-columns>
          <table:table-column table:style-name="TableColumn10029"/>
          <table:table-column table:style-name="TableColumn10030"/>
          <table:table-column table:style-name="TableColumn10031"/>
        </table:table-columns>
        <table:table-header-rows>
          <table:table-row table:style-name="TableRow10032">
            <table:table-cell table:style-name="TableCell10033">
              <text:p text:style-name="P10034"><text:span text:style-name="T10035">Variable</text:span></text:p>
            </table:table-cell>
            <table:table-cell table:style-name="TableCell10036">
              <text:p text:style-name="P10037">Valor Fallback</text:p>
            </table:table-cell>
            <table:table-cell table:style-name="TableCell10038">
              <text:p text:style-name="P10039">Descripción</text:p>
            </table:table-cell>
          </table:table-row>
        </table:table-header-rows>
        <table:table-row table:style-name="TableRow10040">
          <table:table-cell table:style-name="TableCell10041">
            <text:p text:style-name="Normal"><text:span text:style-name="T10042">--bs-rows</text:span></text:p>
          </table:table-cell>
          <table:table-cell table:style-name="TableCell10043">
            <text:p text:style-name="Normal"><text:span text:style-name="T10044">1</text:span></text:p>
          </table:table-cell>
          <table:table-cell table:style-name="TableCell10045">
            <text:p text:style-name="Normal">El número de filas en tu plantilla de cuadrícula</text:p>
          </table:table-cell>
        </table:table-row>
        <table:table-row table:style-name="TableRow10046">
          <table:table-cell table:style-name="TableCell10047">
            <text:p text:style-name="Normal"><text:span text:style-name="T10048">--bs-columns</text:span></text:p>
          </table:table-cell>
          <table:table-cell table:style-name="TableCell10049">
            <text:p text:style-name="Normal"><text:span text:style-name="T10050">12</text:span></text:p>
          </table:table-cell>
          <table:table-cell table:style-name="TableCell10051">
            <text:p text:style-name="Normal">El número de columnas en tu plantilla de cuadrícula</text:p>
          </table:table-cell>
        </table:table-row>
        <text:soft-page-break/>
        <table:table-row table:style-name="TableRow10052">
          <table:table-cell table:style-name="TableCell10053">
            <text:p text:style-name="Normal"><text:span text:style-name="T10054">--bs-gap</text:span></text:p>
          </table:table-cell>
          <table:table-cell table:style-name="TableCell10055">
            <text:p text:style-name="Normal"><text:span text:style-name="T10056">1.5rem</text:span></text:p>
          </table:table-cell>
          <table:table-cell table:style-name="TableCell10057">
            <text:p text:style-name="Normal">El tamaño del espacio entre columnas (vertical y horizontal)</text:p>
          </table:table-cell>
        </table:table-row>
      </table:table>
      <text:p text:style-name="P10058"><text:span text:style-name="T10059">Estas variables CSS no tienen un valor predeterminado; en su lugar, aplican valores alternativos (fallback) que se usan </text:span><text:span text:style-name="T10060">hasta</text:span><text:span text:style-name="T10061"> que se proporcione una instancia local. Por ejemplo, usamos </text:span><text:span text:style-name="T10062">var(--bs-rows, 1)</text:span><text:span text:style-name="T10063"> para nuestras filas de CSS Grid, que ignora </text:span><text:span text:style-name="T10064">--bs-rows</text:span><text:span text:style-name="T10065"> porque aún no se ha configurado en ninguna parte. Una vez que lo esté, la instancia </text:span><text:span text:style-name="T10066">.grid</text:span><text:span text:style-name="T10067"> usará ese valor en lugar del valor alternativo de </text:span><text:span text:style-name="T10068">1</text:span><text:span text:style-name="T10069">.</text:span></text:p>
      <text:h text:style-name="P10070" text:outline-level="3"><text:bookmark-start text:name="_Toc156319994"/>Sin clases de cuadrícula<text:bookmark-end text:name="_Toc156319994"/> </text:h>
      <text:p text:style-name="P10071"><text:span text:style-name="T10072">Los elementos hijos inmediatos de </text:span><text:span text:style-name="T10073">.grid</text:span><text:span text:style-name="T10074"> son elementos de cuadrícula, por lo que se dimensionarán sin agregar explícitamente una clase </text:span><text:span text:style-name="T10075">.g-col</text:span><text:span text:style-name="T10076">.</text:span></text:p>
      <text:p text:style-name="P10077"><text:span text:style-name="T10078">&lt;</text:span><text:span text:style-name="T10079">div</text:span><text:span text:style-name="T10080"><text:s/></text:span><text:span text:style-name="T10081">class</text:span><text:span text:style-name="T10082">=</text:span><text:span text:style-name="T10083">"grid"</text:span><text:span text:style-name="T10084"><text:s/></text:span><text:span text:style-name="T10085">style</text:span><text:span text:style-name="T10086">=</text:span><text:span text:style-name="T10087">"--bs-columns: 3;"</text:span><text:span text:style-name="T10088">&gt;</text:span></text:p>
      <text:p text:style-name="P10089"><text:span text:style-name="T10090"><text:s text:c="2"/></text:span><text:span text:style-name="T10091">&lt;</text:span><text:span text:style-name="T10092">div</text:span><text:span text:style-name="T10093">&gt;</text:span><text:span text:style-name="T10094">Columna automática</text:span><text:span text:style-name="T10095">&lt;/</text:span><text:span text:style-name="T10096">div</text:span><text:span text:style-name="T10097">&gt;</text:span></text:p>
      <text:p text:style-name="P10098"><text:span text:style-name="T10099"><text:s text:c="2"/></text:span><text:span text:style-name="T10100">&lt;</text:span><text:span text:style-name="T10101">div</text:span><text:span text:style-name="T10102">&gt;</text:span><text:span text:style-name="T10103">Columna automática</text:span><text:span text:style-name="T10104">&lt;/</text:span><text:span text:style-name="T10105">div</text:span><text:span text:style-name="T10106">&gt;</text:span></text:p>
      <text:p text:style-name="P10107"><text:span text:style-name="T10108"><text:s text:c="2"/></text:span><text:span text:style-name="T10109">&lt;</text:span><text:span text:style-name="T10110">div</text:span><text:span text:style-name="T10111">&gt;</text:span><text:span text:style-name="T10112">Columna automática</text:span><text:span text:style-name="T10113">&lt;/</text:span><text:span text:style-name="T10114">div</text:span><text:span text:style-name="T10115">&gt;</text:span></text:p>
      <text:p text:style-name="P10116"><text:span text:style-name="T10117">&lt;/</text:span><text:span text:style-name="T10118">div</text:span><text:span text:style-name="T10119">&gt;</text:span></text:p>
      <text:h text:style-name="P10120" text:outline-level="3"><text:bookmark-start text:name="_Toc156319995"/>Columnas y espacios (gaps)<text:bookmark-end text:name="_Toc156319995"/> </text:h>
      <text:p text:style-name="P10121">Ajusta el número de columnas y el espacio.</text:p>
      <text:p text:style-name="P10122"><text:span text:style-name="T10123">&lt;</text:span><text:span text:style-name="T10124">div</text:span><text:span text:style-name="T10125"><text:s/></text:span><text:span text:style-name="T10126">class</text:span><text:span text:style-name="T10127">=</text:span><text:span text:style-name="T10128">"grid"</text:span><text:span text:style-name="T10129"><text:s/></text:span><text:span text:style-name="T10130">style</text:span><text:span text:style-name="T10131">=</text:span><text:span text:style-name="T10132">"--bs-columns: 4; --bs-gap: 5rem;"</text:span><text:span text:style-name="T10133">&gt;</text:span></text:p>
      <text:p text:style-name="P10134"><text:span text:style-name="T10135"><text:s text:c="2"/></text:span><text:span text:style-name="T10136">&lt;</text:span><text:span text:style-name="T10137">div</text:span><text:span text:style-name="T10138"><text:s/></text:span><text:span text:style-name="T10139">class</text:span><text:span text:style-name="T10140">=</text:span><text:span text:style-name="T10141">"g-col-2"</text:span><text:span text:style-name="T10142">&gt;</text:span><text:span text:style-name="T10143">.g-col-2</text:span><text:span text:style-name="T10144">&lt;/</text:span><text:span text:style-name="T10145">div</text:span><text:span text:style-name="T10146">&gt;</text:span></text:p>
      <text:p text:style-name="P10147"><text:span text:style-name="T10148"><text:s text:c="2"/></text:span><text:span text:style-name="T10149">&lt;</text:span><text:span text:style-name="T10150">div</text:span><text:span text:style-name="T10151"><text:s/></text:span><text:span text:style-name="T10152">class</text:span><text:span text:style-name="T10153">=</text:span><text:span text:style-name="T10154">"g-col-2"</text:span><text:span text:style-name="T10155">&gt;</text:span><text:span text:style-name="T10156">.g-col-2</text:span><text:span text:style-name="T10157">&lt;/</text:span><text:span text:style-name="T10158">div</text:span><text:span text:style-name="T10159">&gt;</text:span></text:p>
      <text:p text:style-name="P10160"><text:span text:style-name="T10161">&lt;/</text:span><text:span text:style-name="T10162">div</text:span><text:span text:style-name="T10163">&gt;</text:span></text:p>
      <text:p text:style-name="P10164"><text:span text:style-name="T10165">&lt;</text:span><text:span text:style-name="T10166">div</text:span><text:span text:style-name="T10167"><text:s/></text:span><text:span text:style-name="T10168">class</text:span><text:span text:style-name="T10169">=</text:span><text:span text:style-name="T10170">"grid"</text:span><text:span text:style-name="T10171"><text:s/></text:span><text:span text:style-name="T10172">style</text:span><text:span text:style-name="T10173">=</text:span><text:span text:style-name="T10174">"--bs-columns: 10; --bs-gap: 1rem;"</text:span><text:span text:style-name="T10175">&gt;</text:span></text:p>
      <text:p text:style-name="P10176"><text:span text:style-name="T10177"><text:s text:c="2"/></text:span><text:span text:style-name="T10178">&lt;</text:span><text:span text:style-name="T10179">div</text:span><text:span text:style-name="T10180"><text:s/></text:span><text:span text:style-name="T10181">class</text:span><text:span text:style-name="T10182">=</text:span><text:span text:style-name="T10183">"g-col-6"</text:span><text:span text:style-name="T10184">&gt;</text:span><text:span text:style-name="T10185">.g-col-6</text:span><text:span text:style-name="T10186">&lt;/</text:span><text:span text:style-name="T10187">div</text:span><text:span text:style-name="T10188">&gt;</text:span></text:p>
      <text:p text:style-name="P10189"><text:span text:style-name="T10190"><text:s text:c="2"/></text:span><text:span text:style-name="T10191">&lt;</text:span><text:span text:style-name="T10192">div</text:span><text:span text:style-name="T10193"><text:s/></text:span><text:span text:style-name="T10194">class</text:span><text:span text:style-name="T10195">=</text:span><text:span text:style-name="T10196">"g-col-4"</text:span><text:span text:style-name="T10197">&gt;</text:span><text:span text:style-name="T10198">.g-col-4</text:span><text:span text:style-name="T10199">&lt;/</text:span><text:span text:style-name="T10200">div</text:span><text:span text:style-name="T10201">&gt;</text:span></text:p>
      <text:p text:style-name="P10202"><text:span text:style-name="T10203">&lt;/</text:span><text:span text:style-name="T10204">div</text:span><text:span text:style-name="T10205">&gt;</text:span></text:p>
      <text:p text:style-name="P10206"/>
      <text:p text:style-name="P10207">cambiar la ubicación de las columnas:</text:p>
      <text:p text:style-name="P10208"><text:span text:style-name="T10209">&lt;</text:span><text:span text:style-name="T10210">div</text:span><text:span text:style-name="T10211"><text:s/></text:span><text:span text:style-name="T10212">class</text:span><text:span text:style-name="T10213">=</text:span><text:span text:style-name="T10214">"grid"</text:span><text:span text:style-name="T10215"><text:s/></text:span><text:span text:style-name="T10216">style</text:span><text:span text:style-name="T10217">=</text:span><text:span text:style-name="T10218">"--bs-rows: 3; --bs-columns: 3;"</text:span><text:span text:style-name="T10219">&gt;</text:span></text:p>
      <text:p text:style-name="P10220"><text:span text:style-name="T10221"><text:s text:c="2"/></text:span><text:span text:style-name="T10222">&lt;</text:span><text:span text:style-name="T10223">div</text:span><text:span text:style-name="T10224">&gt;</text:span><text:span text:style-name="T10225">Columna automática</text:span><text:span text:style-name="T10226">&lt;/</text:span><text:span text:style-name="T10227">div</text:span><text:span text:style-name="T10228">&gt;</text:span></text:p>
      <text:p text:style-name="P10229"><text:span text:style-name="T10230"><text:s text:c="2"/></text:span><text:span text:style-name="T10231">&lt;</text:span><text:span text:style-name="T10232">div</text:span><text:span text:style-name="T10233"><text:s/></text:span><text:span text:style-name="T10234">class</text:span><text:span text:style-name="T10235">=</text:span><text:span text:style-name="T10236">"g-start-2"</text:span><text:span text:style-name="T10237"><text:s/></text:span><text:span text:style-name="T10238">style</text:span><text:span text:style-name="T10239">=</text:span><text:span text:style-name="T10240">"grid-row: 2"</text:span><text:span text:style-name="T10241">&gt;</text:span><text:span text:style-name="T10242">Columna automática</text:span><text:span text:style-name="T10243">&lt;/</text:span><text:span text:style-name="T10244">div</text:span><text:span text:style-name="T10245">&gt;</text:span></text:p>
      <text:p text:style-name="P10246"><text:span text:style-name="T10247"><text:s text:c="2"/></text:span><text:span text:style-name="T10248">&lt;</text:span><text:span text:style-name="T10249">div</text:span><text:span text:style-name="T10250"><text:s/></text:span><text:span text:style-name="T10251">class</text:span><text:span text:style-name="T10252">=</text:span><text:span text:style-name="T10253">"g-start-3"</text:span><text:span text:style-name="T10254"><text:s/></text:span><text:span text:style-name="T10255">style</text:span><text:span text:style-name="T10256">=</text:span><text:span text:style-name="T10257">"grid-row: 3"</text:span><text:span text:style-name="T10258">&gt;</text:span><text:span text:style-name="T10259">Columna automática</text:span><text:span text:style-name="T10260">&lt;/</text:span><text:span text:style-name="T10261">div</text:span><text:span text:style-name="T10262">&gt;</text:span></text:p>
      <text:p text:style-name="P10263"><text:span text:style-name="T10264">&lt;/</text:span><text:span text:style-name="T10265">div</text:span><text:span text:style-name="T10266">&gt;</text:span></text:p>
      <text:h text:style-name="P10267" text:outline-level="3"><text:bookmark-start text:name="_Toc156319996"/>Gaps<text:bookmark-end text:name="_Toc156319996"/> </text:h>
      <text:p text:style-name="P10268"><text:span text:style-name="T10269">Cambia los espacios verticales solo modificando </text:span><text:span text:style-name="T10270">row-gap</text:span><text:span text:style-name="T10271">. Ten en cuenta que usamos </text:span><text:span text:style-name="T10272">gap</text:span><text:span text:style-name="T10273"> en </text:span><text:span text:style-name="T10274">.grid</text:span><text:span text:style-name="T10275">s, pero </text:span><text:span text:style-name="T10276">row-gap</text:span><text:span text:style-name="T10277"> y </text:span><text:span text:style-name="T10278">column-gap</text:span><text:span text:style-name="T10279"> se pueden modificar según sea necesario.</text:span></text:p>
      <text:p text:style-name="P10280"><text:span text:style-name="T10281">&lt;</text:span><text:span text:style-name="T10282">div</text:span><text:span text:style-name="T10283"><text:s/></text:span><text:span text:style-name="T10284">class</text:span><text:span text:style-name="T10285">=</text:span><text:span text:style-name="T10286">"grid"</text:span><text:span text:style-name="T10287"><text:s/></text:span><text:span text:style-name="T10288">style</text:span><text:span text:style-name="T10289">=</text:span><text:span text:style-name="T10290">"row-gap: 0;"</text:span><text:span text:style-name="T10291">&gt;</text:span></text:p>
      <text:soft-page-break/>
      <text:p text:style-name="P10292"><text:span text:style-name="T10293"><text:s text:c="2"/></text:span><text:span text:style-name="T10294">&lt;</text:span><text:span text:style-name="T10295">div</text:span><text:span text:style-name="T10296"><text:s/></text:span><text:span text:style-name="T10297">class</text:span><text:span text:style-name="T10298">=</text:span><text:span text:style-name="T10299">"g-col-6"</text:span><text:span text:style-name="T10300">&gt;</text:span><text:span text:style-name="T10301">.g-col-6</text:span><text:span text:style-name="T10302">&lt;/</text:span><text:span text:style-name="T10303">div</text:span><text:span text:style-name="T10304">&gt;</text:span></text:p>
      <text:p text:style-name="P10305"><text:span text:style-name="T10306"><text:s text:c="2"/></text:span><text:span text:style-name="T10307">&lt;</text:span><text:span text:style-name="T10308">div</text:span><text:span text:style-name="T10309"><text:s/></text:span><text:span text:style-name="T10310">class</text:span><text:span text:style-name="T10311">=</text:span><text:span text:style-name="T10312">"g-col-6"</text:span><text:span text:style-name="T10313">&gt;</text:span><text:span text:style-name="T10314">.g-col-6</text:span><text:span text:style-name="T10315">&lt;/</text:span><text:span text:style-name="T10316">div</text:span><text:span text:style-name="T10317">&gt;</text:span></text:p>
      <text:p text:style-name="P10318"/>
      <text:p text:style-name="P10319"><text:span text:style-name="T10320"><text:s text:c="2"/></text:span><text:span text:style-name="T10321">&lt;</text:span><text:span text:style-name="T10322">div</text:span><text:span text:style-name="T10323"><text:s/></text:span><text:span text:style-name="T10324">class</text:span><text:span text:style-name="T10325">=</text:span><text:span text:style-name="T10326">"g-col-6"</text:span><text:span text:style-name="T10327">&gt;</text:span><text:span text:style-name="T10328">.g-col-6</text:span><text:span text:style-name="T10329">&lt;/</text:span><text:span text:style-name="T10330">div</text:span><text:span text:style-name="T10331">&gt;</text:span></text:p>
      <text:p text:style-name="P10332"><text:span text:style-name="T10333"><text:s text:c="2"/></text:span><text:span text:style-name="T10334">&lt;</text:span><text:span text:style-name="T10335">div</text:span><text:span text:style-name="T10336"><text:s/></text:span><text:span text:style-name="T10337">class</text:span><text:span text:style-name="T10338">=</text:span><text:span text:style-name="T10339">"g-col-6"</text:span><text:span text:style-name="T10340">&gt;</text:span><text:span text:style-name="T10341">.g-col-6</text:span><text:span text:style-name="T10342">&lt;/</text:span><text:span text:style-name="T10343">div</text:span><text:span text:style-name="T10344">&gt;</text:span></text:p>
      <text:p text:style-name="P10345"><text:span text:style-name="T10346">&lt;/</text:span><text:span text:style-name="T10347">div</text:span><text:span text:style-name="T10348">&gt;</text:span></text:p>
      <text:p text:style-name="P10349"><text:span text:style-name="T10350">Por eso, puedes tener diferentes </text:span><text:span text:style-name="T10351">gap</text:span><text:span text:style-name="T10352">s verticales y horizontales, que pueden tomar un solo valor (todos los lados) o un par de valores (vertical y horizontal). Esto se puede aplicar con un estilo en línea para </text:span><text:span text:style-name="T10353">gap</text:span><text:span text:style-name="T10354">, o con nuestra variable CSS </text:span><text:span text:style-name="T10355">--bs-gap</text:span><text:span text:style-name="T10356">.</text:span></text:p>
      <text:p text:style-name="P10357"><text:span text:style-name="T10358">&lt;</text:span><text:span text:style-name="T10359">div</text:span><text:span text:style-name="T10360"><text:s/></text:span><text:span text:style-name="T10361">class</text:span><text:span text:style-name="T10362">=</text:span><text:span text:style-name="T10363">"grid"</text:span><text:span text:style-name="T10364"><text:s/></text:span><text:span text:style-name="T10365">style</text:span><text:span text:style-name="T10366">=</text:span><text:span text:style-name="T10367">"--bs-gap: .25rem 1rem;"</text:span><text:span text:style-name="T10368">&gt;</text:span></text:p>
      <text:p text:style-name="P10369"><text:span text:style-name="T10370"><text:s text:c="2"/></text:span><text:span text:style-name="T10371">&lt;</text:span><text:span text:style-name="T10372">div</text:span><text:span text:style-name="T10373"><text:s/></text:span><text:span text:style-name="T10374">class</text:span><text:span text:style-name="T10375">=</text:span><text:span text:style-name="T10376">"g-col-6"</text:span><text:span text:style-name="T10377">&gt;</text:span><text:span text:style-name="T10378">.g-col-6</text:span><text:span text:style-name="T10379">&lt;/</text:span><text:span text:style-name="T10380">div</text:span><text:span text:style-name="T10381">&gt;</text:span></text:p>
      <text:p text:style-name="P10382"><text:span text:style-name="T10383"><text:s text:c="2"/></text:span><text:span text:style-name="T10384">&lt;</text:span><text:span text:style-name="T10385">div</text:span><text:span text:style-name="T10386"><text:s/></text:span><text:span text:style-name="T10387">class</text:span><text:span text:style-name="T10388">=</text:span><text:span text:style-name="T10389">"g-col-6"</text:span><text:span text:style-name="T10390">&gt;</text:span><text:span text:style-name="T10391">.g-col-6</text:span><text:span text:style-name="T10392">&lt;/</text:span><text:span text:style-name="T10393">div</text:span><text:span text:style-name="T10394">&gt;</text:span></text:p>
      <text:p text:style-name="P10395"/>
      <text:p text:style-name="P10396"><text:span text:style-name="T10397"><text:s text:c="2"/></text:span><text:span text:style-name="T10398">&lt;</text:span><text:span text:style-name="T10399">div</text:span><text:span text:style-name="T10400"><text:s/></text:span><text:span text:style-name="T10401">class</text:span><text:span text:style-name="T10402">=</text:span><text:span text:style-name="T10403">"g-col-6"</text:span><text:span text:style-name="T10404">&gt;</text:span><text:span text:style-name="T10405">.g-col-6</text:span><text:span text:style-name="T10406">&lt;/</text:span><text:span text:style-name="T10407">div</text:span><text:span text:style-name="T10408">&gt;</text:span></text:p>
      <text:p text:style-name="P10409"><text:span text:style-name="T10410"><text:s text:c="2"/></text:span><text:span text:style-name="T10411">&lt;</text:span><text:span text:style-name="T10412">div</text:span><text:span text:style-name="T10413"><text:s/></text:span><text:span text:style-name="T10414">class</text:span><text:span text:style-name="T10415">=</text:span><text:span text:style-name="T10416">"g-col-6"</text:span><text:span text:style-name="T10417">&gt;</text:span><text:span text:style-name="T10418">.g-col-6</text:span><text:span text:style-name="T10419">&lt;/</text:span><text:span text:style-name="T10420">div</text:span><text:span text:style-name="T10421">&gt;</text:span></text:p>
      <text:p text:style-name="P10422"><text:span text:style-name="T10423">&lt;/</text:span><text:span text:style-name="T10424">div</text:span><text:span text:style-name="T10425">&gt;</text:span></text:p>
      <text:h text:style-name="P10426" text:outline-level="2"><text:bookmark-start text:name="_Toc156319997"/>Sass<text:bookmark-end text:name="_Toc156319997"/> </text:h>
      <text:p text:style-name="P10427"><text:span text:style-name="T10428">Una limitación de CSS Grid es que nuestras clases predeterminadas aún son generadas por dos variables Sass, </text:span><text:span text:style-name="T10429">$grid-columns</text:span><text:span text:style-name="T10430"> y </text:span><text:span text:style-name="T10431">$grid-gutter-width</text:span><text:span text:style-name="T10432">. Esto predetermina efectivamente el número de clases generadas en nuestro CSS compilado. Tienes dos opciones aquí:</text:span></text:p>
      <text:list text:style-name="LFO18" text:continue-numbering="true">
        <text:list-item>
          <text:p text:style-name="P10433">Modifica esas variables Sass predeterminadas y vuelve a compilar tu CSS.</text:p>
        </text:list-item>
        <text:list-item>
          <text:p text:style-name="P10434">Usa estilos en línea o personalizados para aumentar las clases proporcionadas.</text:p>
        </text:list-item>
      </text:list>
      <text:p text:style-name="P10435"><text:span text:style-name="T10436">Por ejemplo, puedes aumentar el número de columnas y cambiar el tamaño del espacio, y luego dimensionar sus “columnas” con una combinación de estilos en línea y clases de columna de CSS Grid predefinidas (por ejemplo, </text:span><text:span text:style-name="T10437">.g-col-4</text:span><text:span text:style-name="T10438">).</text:span></text:p>
      <text:p text:style-name="P10439"><text:span text:style-name="T10440">&lt;</text:span><text:span text:style-name="T10441">div</text:span><text:span text:style-name="T10442"><text:s/></text:span><text:span text:style-name="T10443">class</text:span><text:span text:style-name="T10444">=</text:span><text:span text:style-name="T10445">"grid"</text:span><text:span text:style-name="T10446"><text:s/></text:span><text:span text:style-name="T10447">style</text:span><text:span text:style-name="T10448">=</text:span><text:span text:style-name="T10449">"--bs-columns: 18; --bs-gap: .5rem;"</text:span><text:span text:style-name="T10450">&gt;</text:span></text:p>
      <text:p text:style-name="P10451"><text:span text:style-name="T10452"><text:s text:c="2"/></text:span><text:span text:style-name="T10453">&lt;</text:span><text:span text:style-name="T10454">div</text:span><text:span text:style-name="T10455"><text:s/></text:span><text:span text:style-name="T10456">style</text:span><text:span text:style-name="T10457">=</text:span><text:span text:style-name="T10458">"grid-column: span 14;"</text:span><text:span text:style-name="T10459">&gt;</text:span><text:span text:style-name="T10460">14 columnas</text:span><text:span text:style-name="T10461">&lt;/</text:span><text:span text:style-name="T10462">div</text:span><text:span text:style-name="T10463">&gt;</text:span></text:p>
      <text:p text:style-name="P10464"><text:span text:style-name="T10465"><text:s text:c="2"/></text:span><text:span text:style-name="T10466">&lt;</text:span><text:span text:style-name="T10467">div</text:span><text:span text:style-name="T10468"><text:s/></text:span><text:span text:style-name="T10469">class</text:span><text:span text:style-name="T10470">=</text:span><text:span text:style-name="T10471">"g-col-4"</text:span><text:span text:style-name="T10472">&gt;</text:span><text:span text:style-name="T10473">.g-col-4</text:span><text:span text:style-name="T10474">&lt;/</text:span><text:span text:style-name="T10475">div</text:span><text:span text:style-name="T10476">&gt;</text:span></text:p>
      <text:p text:style-name="P10477"><text:span text:style-name="T10478">&lt;/</text:span><text:span text:style-name="T10479">div</text:span><text:span text:style-name="T10480">&gt;</text:span></text:p>
      <text:p text:style-name="P104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style:font-name-complex="Times New Roman" fo:color="#0A2F40" fo:font-size="12pt" style:font-size-asian="12pt" style:font-size-complex="12pt" fo:hyphenate="false"/>
    </style: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3Car" style:display-name="Título 3 Car" style:family="text" style:parent-style-name="Fuentedepárrafopredeter.">
      <style:text-properties style:font-name="Aptos Display" style:font-name-asian="Times New Roman" style:font-name-complex="Times New Roman" fo:color="#0A2F40" fo:font-size="12pt" style:font-size-asian="12pt" style:font-size-complex="12pt"/>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style>
    <style:style style:name="cl" style:display-name="cl" style:family="text" style:parent-style-name="Fuentedepárrafopredeter."/>
    <style:style style:name="c1" style:display-name="c1" style:family="text" style:parent-style-name="Fuentedepárrafopredeter."/>
    <style:style style:name="k" style:display-name="k" style:family="text" style:parent-style-name="Fuentedepárrafopredeter."/>
    <style:style style:name="s2" style:display-name="s2" style:family="text" style:parent-style-name="Fuentedepárrafopredeter."/>
    <style:style style:name="p" style:display-name="p" style:family="text" style:parent-style-name="Fuentedepárrafopredeter."/>
    <style:style style:name="o" style:display-name="o" style:family="text" style:parent-style-name="Fuentedepárrafopredeter."/>
    <style:style style:name="nt" style:display-name="nt" style:family="text" style:parent-style-name="Fuentedepárrafopredeter."/>
    <style:style style:name="nc" style:display-name="nc" style:family="text" style:parent-style-name="Fuentedepárrafopredeter."/>
    <style:style style:name="nv" style:display-name="nv" style:family="text" style:parent-style-name="Fuentedepárrafopredeter."/>
    <style:style style:name="mh" style:display-name="mh"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nf" style:display-name="nf" style:family="text" style:parent-style-name="Fuentedepárrafopredeter."/>
    <style:style style:name="na" style:display-name="na" style:family="text" style:parent-style-name="Fuentedepárrafopredeter."/>
    <style:style style:name="ni" style:display-name="ni" style:family="text" style:parent-style-name="Fuentedepárrafopredeter."/>
    <style:style style:name="no" style:display-name="no" style:family="text" style:parent-style-name="Fuentedepárrafopredeter."/>
    <style:style style:name="mi" style:display-name="mi" style:family="text" style:parent-style-name="Fuentedepárrafopredeter."/>
    <style:style style:name="kt" style:display-name="kt" style:family="text" style:parent-style-name="Fuentedepárrafopredeter."/>
    <style:style style:name="ow" style:display-name="ow" style:family="text" style:parent-style-name="Fuentedepárrafopredeter."/>
    <style:style style:name="si" style:display-name="si" style:family="text" style:parent-style-name="Fuentedepárrafopredeter."/>
    <style:style style:name="ob-unit" style:display-name="ob-unit" style:family="text" style:parent-style-name="Fuentedepárrafopredeter."/>
    <style:style style:name="ob-rec-label" style:display-name="ob-rec-label" style:family="text" style:parent-style-name="Fuentedepárrafopredeter."/>
    <style:style style:name="mf" style:display-name="mf" style:family="text" style:parent-style-name="Fuentedepárrafopredeter."/>
    <style:style style:name="n" style:display-name="n" style:family="text" style:parent-style-name="Fuentedepárrafopredeter."/>
    <style:style style:name="nd" style:display-name="nd" style:family="text" style:parent-style-name="Fuentedepárrafopredeter."/>
    <style:style style:name="native-title" style:display-name="native-title"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native-description" style:display-name="native-description"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 style:display-name="s" style:family="text" style:parent-style-name="Fuentedepárrafopredeter."/>
    <style:style style:name="kc" style:display-name="kc" style:family="text" style:parent-style-name="Fuentedepárrafopredeter."/>
    <style:style style:name="kr" style:display-name="kr" style:family="text" style:parent-style-name="Fuentedepárrafopredeter."/>
    <style:style style:name="s1" style:display-name="s1" style:family="text" style:parent-style-name="Fuentedepárrafopredeter."/>
    <style:style style:name="nx" style:display-name="nx" style:family="text" style:parent-style-name="Fuentedepárrafopredeter."/>
    <style:style style:name="nb" style:display-name="nb" style:family="text" style:parent-style-name="Fuentedepárrafopredeter."/>
    <style:style style:name="fw-normal" style:display-name="fw-normal" style:family="text" style:parent-style-name="Fuentedepárrafopredeter."/>
    <style:style style:name="c" style:display-name="c" style:family="text" style:parent-style-name="Fuentedepárrafopredeter."/>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absolute" style:display-name="absolute" style:family="text" style:parent-style-name="Fuentedepárrafopredeter."/>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line" style:display-name="line" style:family="text" style:parent-style-name="Fuentedepárrafopredeter."/>
    <style:style style:name="ob-grid-header-text" style:display-name="ob-grid-header-text" style:family="text" style:parent-style-name="Fuentedepárrafopredeter."/>
    <style:style style:name="ob_amelia" style:display-name="ob_amelia" style:family="text" style:parent-style-name="Fuentedepárrafopredeter."/>
    <style:style style:name="Título4Car" style:display-name="Título 4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s" style:country-asian="ES"/>
    </style:style>
    <style:style style:name="ob-ad-choices" style:display-name="ob-ad-choices" style:family="text" style:parent-style-name="Fuentedepárrafopredeter."/>
    <style:style style:name="TítuloTDC" style:display-name="Título TDC" style:family="paragraph" style:parent-style-name="Título1" style:next-style-name="Normal">
      <style:paragraph-properties fo:keep-with-next="always" fo:keep-together="always" fo:margin-top="0.1666in"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4" style:display-name="TDC 4" style:family="paragraph" style:parent-style-name="Normal" style:next-style-name="Normal" style:auto-update="true">
      <style:paragraph-properties fo:margin-bottom="0.0694in" fo:line-height="115%" fo:margin-left="0.5in">
        <style:tab-stops/>
      </style:paragraph-properties>
      <style:text-properties style:font-name-asian="Times New Roman" fo:font-size="12pt" style:font-size-asian="12pt" style:font-size-complex="12pt" style:language-asian="es" style:country-asian="ES" fo:hyphenate="false"/>
    </style:style>
    <style:style style:name="TDC5" style:display-name="TDC 5" style:family="paragraph" style:parent-style-name="Normal" style:next-style-name="Normal" style:auto-update="true">
      <style:paragraph-properties fo:margin-bottom="0.0694in" fo:line-height="115%" fo:margin-left="0.6666in">
        <style:tab-stops/>
      </style:paragraph-properties>
      <style:text-properties style:font-name-asian="Times New Roman" fo:font-size="12pt" style:font-size-asian="12pt" style:font-size-complex="12pt" style:language-asian="es" style:country-asian="ES" fo:hyphenate="false"/>
    </style:style>
    <style:style style:name="TDC6" style:display-name="TDC 6" style:family="paragraph" style:parent-style-name="Normal" style:next-style-name="Normal" style:auto-update="true">
      <style:paragraph-properties fo:margin-bottom="0.0694in" fo:line-height="115%" fo:margin-left="0.8333in">
        <style:tab-stops/>
      </style:paragraph-properties>
      <style:text-properties style:font-name-asian="Times New Roman" fo:font-size="12pt" style:font-size-asian="12pt" style:font-size-complex="12pt" style:language-asian="es" style:country-asian="ES" fo:hyphenate="false"/>
    </style:style>
    <style:style style:name="TDC7" style:display-name="TDC 7" style:family="paragraph" style:parent-style-name="Normal" style:next-style-name="Normal" style:auto-update="true">
      <style:paragraph-properties fo:margin-bottom="0.0694in" fo:line-height="115%" fo:margin-left="1in">
        <style:tab-stops/>
      </style:paragraph-properties>
      <style:text-properties style:font-name-asian="Times New Roman" fo:font-size="12pt" style:font-size-asian="12pt" style:font-size-complex="12pt" style:language-asian="es" style:country-asian="ES" fo:hyphenate="false"/>
    </style:style>
    <style:style style:name="TDC8" style:display-name="TDC 8" style:family="paragraph" style:parent-style-name="Normal" style:next-style-name="Normal" style:auto-update="true">
      <style:paragraph-properties fo:margin-bottom="0.0694in" fo:line-height="115%" fo:margin-left="1.1666in">
        <style:tab-stops/>
      </style:paragraph-properties>
      <style:text-properties style:font-name-asian="Times New Roman" fo:font-size="12pt" style:font-size-asian="12pt" style:font-size-complex="12pt" style:language-asian="es" style:country-asian="ES" fo:hyphenate="false"/>
    </style:style>
    <style:style style:name="TDC9" style:display-name="TDC 9" style:family="paragraph" style:parent-style-name="Normal" style:next-style-name="Normal" style:auto-update="true">
      <style:paragraph-properties fo:margin-bottom="0.0694in" fo:line-height="115%" fo:margin-left="1.3333in">
        <style:tab-stops/>
      </style:paragraph-properties>
      <style:text-properties style:font-name-asian="Times New Roman" fo:font-size="12pt" style:font-size-asian="12pt" style:font-size-complex="12pt" style:language-asian="es" style:country-asian="ES" fo:hyphenate="false"/>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style:language-asian="es" style:country-asian="ES" fo:hyphenate="false"/>
    </style:style>
    <style:style style:name="SinespaciadoCar" style:display-name="Sin espaciado Car" style:family="text" style:parent-style-name="Fuentedepárrafopredeter.">
      <style:text-properties style:font-name-asian="Times New Roman" style:letter-kerning="false"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ersonalizar bootstrap</dc:title>
    <dc:description/>
    <dc:subject/>
    <meta:initial-creator>ANA ROSA HOYOS TERAN</meta:initial-creator>
    <dc:creator>ANA ROSA HOYOS TERAN</dc:creator>
    <meta:creation-date>2024-01-14T12:38:00Z</meta:creation-date>
    <dc:date>2024-01-16T16:51:00Z</dc:date>
    <meta:template xlink:href="Normal.dotm" xlink:type="simple"/>
    <meta:editing-cycles>3</meta:editing-cycles>
    <meta:editing-duration>PT177780S</meta:editing-duration>
    <meta:document-statistic meta:page-count="65" meta:paragraph-count="235" meta:word-count="18161" meta:character-count="117814" meta:row-count="832" meta:non-whitespace-character-count="99888"/>
  </office:meta>
</office:document-meta>
</file>